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5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043in"/>
    </style:style>
    <style:style style:name="co4" style:family="table-column">
      <style:table-column-properties fo:break-before="auto" style:column-width="0.7854in"/>
    </style:style>
    <style:style style:name="co5" style:family="table-column">
      <style:table-column-properties fo:break-before="auto" style:column-width="0.21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78in"/>
    </style:style>
    <style:style style:name="co8" style:family="table-column">
      <style:table-column-properties fo:break-before="auto" style:column-width="0.1929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1.1516in"/>
    </style:style>
    <style:style style:name="co11" style:family="table-column">
      <style:table-column-properties fo:break-before="auto" style:column-width="2.1846in"/>
    </style:style>
    <style:style style:name="co12" style:family="table-column">
      <style:table-column-properties fo:break-before="auto" style:column-width="2.6256in"/>
    </style:style>
    <style:style style:name="co13" style:family="table-column">
      <style:table-column-properties fo:break-before="auto" style:column-width="0.9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1862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2693in" fo:break-before="auto" style:use-optimal-row-height="false"/>
    </style:style>
    <style:style style:name="ro14" style:family="table-row">
      <style:table-row-properties style:row-height="0.1756in" fo:break-before="auto" style:use-optimal-row-height="false"/>
    </style:style>
    <style:style style:name="ro15" style:family="table-row">
      <style:table-row-properties style:row-height="0.1681in" fo:break-before="auto" style:use-optimal-row-height="false"/>
    </style:style>
    <style:style style:name="ro16" style:family="table-row">
      <style:table-row-properties style:row-height="0.3102in" fo:break-before="auto" style:use-optimal-row-height="fals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21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ejaVu Sans" style:font-name-complex="Lohit Hindi"/>
    </style:style>
    <style:style style:name="ce6" style:family="table-cell" style:parent-style-name="Default" style:data-style-name="N12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8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</style:style>
    <style:style style:name="ce9" style:family="table-cell" style:parent-style-name="Default">
      <style:table-cell-properties fo:background-color="#aecf0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rial" style:font-name-asian="DejaVu Sans" style:font-name-complex="Lohit Hindi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66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5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6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7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9" style:family="table-cell" style:parent-style-name="Default" style:data-style-name="N12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center"/>
    </style:style>
    <style:style style:name="ce2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ce22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3" style:family="table-cell" style:parent-style-name="Default" style:data-style-name="N122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1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3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35" style:family="table-cell" style:parent-style-name="Default" style:data-style-name="N2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</style:style>
    <style:style style:name="ce37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8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9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0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41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4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0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2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3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121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5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58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6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5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in"/>
      <style:text-properties style:font-name="Arial" fo:font-weight="normal" style:font-name-asian="DejaVu Sans" style:font-weight-asian="normal" style:font-name-complex="Lohit Hindi" style:font-weight-complex="normal"/>
    </style:style>
    <style:style style:name="ce67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style:font-name="Arial" fo:font-weight="bold" style:font-name-asian="DejaVu Sans" style:font-weight-asian="bold" style:font-name-complex="Lohit Hindi" style:font-weight-complex="bold"/>
    </style:style>
    <style:style style:name="ce68" style:family="table-cell" style:parent-style-name="Default" style:data-style-name="N122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69" style:family="table-cell" style:parent-style-name="Default" style:data-style-name="N122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70" style:family="table-cell" style:parent-style-name="Default" style:data-style-name="N122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1" style:family="table-cell" style:parent-style-name="Default" style:data-style-name="N122">
      <style:table-cell-properties style:text-align-source="fix" style:repeat-content="false" fo:border="none" style:vertical-align="middle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weight="normal" style:font-name-asian="DejaVu Sans" style:font-weight-asian="normal" style:font-name-complex="Lohit Hindi" style:font-weight-complex="normal"/>
    </style:style>
    <style:style style:name="ce73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4" style:family="table-cell" style:parent-style-name="Default" style:data-style-name="N121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5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6" style:family="table-cell" style:parent-style-name="Default" style:data-style-name="N121">
      <style:table-cell-properties fo:border-bottom="none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7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8" style:family="table-cell" style:parent-style-name="Default" style:data-style-name="N122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0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1" style:family="table-cell" style:parent-style-name="Default" style:data-style-name="N122">
      <style:table-cell-properties style:text-align-source="fix" style:repeat-content="false" fo:border="none" style:vertical-align="middle"/>
      <style:paragraph-properties fo:text-align="center"/>
    </style:style>
    <style:style style:name="ce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88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9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</style:style>
    <style:style style:name="ce91" style:family="table-cell" style:parent-style-name="Default" style:data-style-name="N122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92" style:family="table-cell" style:parent-style-name="Default" style:data-style-name="N122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93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9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</style:style>
    <style:style style:name="ce9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Arial" style:font-name-asian="DejaVu Sans" style:font-name-complex="Lohit Hindi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8" style:family="table-cell" style:parent-style-name="Default" style:data-style-name="N122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-asian="DejaVu Sans" style:font-name-complex="Lohit Hindi"/>
    </style:style>
    <style:style style:name="ce100" style:family="table-cell" style:parent-style-name="Default" style:data-style-name="N122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101" style:family="table-cell" style:parent-style-name="Default" style:data-style-name="N122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10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103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style:font-name-asian="DejaVu Sans" style:font-name-complex="Lohit Hindi"/>
    </style:style>
    <style:style style:name="ce104" style:family="table-cell" style:parent-style-name="Default" style:data-style-name="N122">
      <style:table-cell-properties style:text-align-source="fix" style:repeat-content="false" fo:border="none" style:vertical-align="middle"/>
      <style:paragraph-properties fo:text-align="center"/>
      <style:text-properties style:font-name="Arial" style:font-name-asian="DejaVu Sans" style:font-name-complex="Lohit Hindi"/>
    </style:style>
    <style:style style:name="ce105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style:font-name-asian="DejaVu Sans" style:font-name-complex="Lohit Hindi"/>
    </style:style>
    <style:style style:name="ce106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style:font-name-asian="DejaVu Sans" style:font-name-complex="Lohit Hindi"/>
    </style:style>
    <style:style style:name="ce107" style:family="table-cell" style:parent-style-name="Default" style:data-style-name="N122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</style:style>
    <style:style style:name="ce108" style:family="table-cell" style:parent-style-name="Default" style:data-style-name="N122">
      <style:table-cell-properties fo:background-color="#83ca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aecf0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weight="bold" style:font-name-asian="DejaVu Sans" style:font-weight-asian="bold" style:font-name-complex="Lohit Hindi" style:font-weight-complex="bold"/>
    </style:style>
    <style:style style:name="ce111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1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14" style:family="table-cell" style:parent-style-name="Default" style:data-style-name="N100">
      <style:table-cell-properties fo:background-color="#83caff" style:text-align-source="fix" style:repeat-content="false" fo:border="none" style:vertical-align="middle"/>
      <style:paragraph-properties fo:text-align="center" fo:margin-left="0in"/>
      <style:text-properties style:font-name="Arial" fo:font-weight="normal" style:font-name-asian="DejaVu Sans" style:font-weight-asian="normal" style:font-name-complex="Lohit Hindi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117" style:family="table-cell" style:parent-style-name="Default">
      <style:table-cell-properties fo:border-bottom="none" fo:border-left="none" fo:border-right="none" fo:border-top="0.06pt solid #000000"/>
    </style:style>
    <style:style style:name="ce118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19" style:family="table-cell" style:parent-style-name="Default">
      <style:table-cell-properties fo:border-bottom="none" fo:border-left="none" fo:border-right="0.06pt solid #000000" fo:border-top="0.06pt solid #000000"/>
    </style:style>
    <style:style style:name="ce120" style:family="table-cell" style:parent-style-name="Default" style:data-style-name="N121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Arial" style:font-name-asian="DejaVu Sans" style:font-name-complex="Lohit Hindi"/>
    </style:style>
    <style:style style:name="ce121" style:family="table-cell" style:parent-style-name="Default" style:data-style-name="N121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22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23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</style:style>
    <style:style style:name="ce124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25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26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7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8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29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ff9966"/>
    </style:style>
    <style:style style:name="ce1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135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36" style:family="table-cell" style:parent-style-name="Default" style:data-style-name="N12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137" style:family="table-cell" style:parent-style-name="Default" style:data-style-name="N12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138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9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140" style:family="table-cell" style:parent-style-name="Default" style:data-style-name="N12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rial" style:font-name-asian="DejaVu Sans" style:font-name-complex="Lohit Hindi"/>
    </style:style>
    <style:style style:name="ce142" style:family="table-cell" style:parent-style-name="Default" style:data-style-name="N122">
      <style:table-cell-properties style:text-align-source="fix" style:repeat-content="false" fo:border="none"/>
      <style:paragraph-properties fo:text-align="center"/>
    </style:style>
    <style:style style:name="ce143" style:family="table-cell" style:parent-style-name="Default">
      <style:table-cell-properties fo:border-bottom="none" fo:border-left="none" fo:border-right="0.06pt solid #000000" fo:border-top="none"/>
    </style:style>
    <style:style style:name="ce144" style:family="table-cell" style:parent-style-name="Default" style:data-style-name="N12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145" style:family="table-cell" style:parent-style-name="Default" style:data-style-name="N12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146" style:family="table-cell" style:parent-style-name="Default" style:data-style-name="N121">
      <style:table-cell-properties fo:border-bottom="none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Arial" style:font-name-asian="DejaVu Sans" style:font-name-complex="Lohit Hindi"/>
    </style:style>
    <style:style style:name="ce147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  <style:text-properties fo:color="#000000"/>
    </style:style>
    <style:style style:name="ce148" style:family="table-cell" style:parent-style-name="Default">
      <style:table-cell-properties fo:background-color="transparent" fo:border="none"/>
    </style:style>
    <style:style style:name="ce149" style:family="table-cell" style:parent-style-name="Default" style:data-style-name="N122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150" style:family="table-cell" style:parent-style-name="Default" style:data-style-name="N122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151" style:family="table-cell" style:parent-style-name="Default" style:data-style-name="N122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52" style:family="table-cell" style:parent-style-name="Default" style:data-style-name="N122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153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Arial" style:font-name-asian="DejaVu Sans" style:font-name-complex="Lohit Hindi"/>
    </style:style>
    <style:style style:name="ce15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Arial" style:font-name-asian="DejaVu Sans" style:font-name-complex="Lohit Hindi"/>
    </style:style>
    <style:style style:name="ce155" style:family="table-cell" style:parent-style-name="Default" style:data-style-name="N122">
      <style:table-cell-properties fo:border-bottom="none" style:text-align-source="fix" style:repeat-content="false" fo:border-left="none" fo:padding-bottom="0.0193in" fo:padding-left="0.0138in" fo:padding-right="0.0138in" fo:padding-top="0.0193in" fo:border-right="0.06pt solid #000000" fo:border-top="none" style:vertical-align="middle"/>
      <style:paragraph-properties fo:text-align="center"/>
    </style:style>
    <style:style style:name="ce156" style:family="table-cell" style:parent-style-name="Default" style:data-style-name="N122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0.06pt solid #000000" fo:border-top="none" style:vertical-align="middle"/>
      <style:paragraph-properties fo:text-align="center"/>
    </style:style>
    <style:style style:name="ce15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58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</style:style>
    <style:style style:name="ce16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6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169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1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74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7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77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78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7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Arial" style:font-name-asian="DejaVu Sans" style:font-name-complex="Lohit Hindi"/>
    </style:style>
    <style:style style:name="ce180" style:family="table-cell" style:parent-style-name="Default" style:data-style-name="N126">
      <style:table-cell-properties fo:background-color="#94bd5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81" style:family="table-cell" style:parent-style-name="Default" style:data-style-name="N125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ackground-color="#e6e6ff" style:vertical-align="middle"/>
      <style:text-properties fo:font-weight="normal" style:font-weight-asian="normal" style:font-weight-complex="normal"/>
    </style:style>
    <style:style style:name="ce188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8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90" style:family="table-cell" style:parent-style-name="Default">
      <style:table-cell-properties fo:border="none" style:vertical-align="middle"/>
      <style:text-properties fo:font-weight="normal" style:font-weight-asian="normal" style:font-weight-complex="normal"/>
    </style:style>
    <style:style style:name="ce191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e6e6ff"/>
      <style:text-properties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e6e6ff" fo:border-left="none" fo:border-right="none" fo:border-top="none"/>
      <style:text-properties fo:font-weight="normal" style:font-weight-asian="normal" style:font-weight-complex="normal"/>
    </style:style>
    <style:style style:name="ce195" style:family="table-cell" style:parent-style-name="Default">
      <style:text-properties fo:font-weight="normal" style:font-weight-asian="normal" style:font-weight-complex="normal"/>
    </style:style>
    <style:style style:name="ce19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97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98" style:family="table-cell" style:parent-style-name="Default" style:data-style-name="N121">
      <style:table-cell-properties fo:background-color="#e6e6ff" style:text-align-source="fix" style:repeat-content="false" style:vertical-align="middle"/>
      <style:paragraph-properties fo:text-align="center" fo:margin-left="0in"/>
      <style:text-properties style:font-name="Arial" style:font-name-asian="DejaVu Sans" style:font-name-complex="Lohit Hindi"/>
    </style:style>
    <style:style style:name="ce199" style:family="table-cell" style:parent-style-name="Default" style:data-style-name="N121">
      <style:table-cell-properties fo:background-color="#ffcc99" style:text-align-source="fix" style:repeat-content="false"/>
      <style:paragraph-properties fo:text-align="center" fo:margin-left="0in"/>
    </style:style>
    <style:style style:name="ce200" style:family="table-cell" style:parent-style-name="Default" style:data-style-name="N121">
      <style:table-cell-properties fo:background-color="#ff8080" style:text-align-source="fix" style:repeat-content="false" fo:border="none"/>
      <style:paragraph-properties fo:text-align="center" fo:margin-left="0in"/>
    </style:style>
    <style:style style:name="ce201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in"/>
    </style:style>
    <style:style style:name="ce2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3" style:family="table-cell" style:parent-style-name="Default" style:data-style-name="N121">
      <style:table-cell-properties fo:background-color="#e6e6ff" style:text-align-source="fix" style:repeat-content="false" style:vertical-align="middle"/>
      <style:paragraph-properties fo:text-align="center" fo:margin-left="0in"/>
    </style:style>
    <style:style style:name="ce204" style:family="table-cell" style:parent-style-name="Default" style:data-style-name="N121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in"/>
    </style:style>
    <style:style style:name="ce2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06" style:family="table-cell" style:parent-style-name="Default">
      <style:table-cell-properties style:vertical-align="middle"/>
    </style:style>
    <style:style style:name="ce20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08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09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in"/>
    </style:style>
    <style:style style:name="ce210" style:family="table-cell" style:parent-style-name="Default" style:data-style-name="N2">
      <style:table-cell-properties fo:background-color="#ff8080" style:text-align-source="fix" style:repeat-content="false" fo:border="none"/>
      <style:paragraph-properties fo:text-align="center" fo:margin-left="0in"/>
    </style:style>
    <style:style style:name="ce211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in"/>
    </style:style>
    <style:style style:name="ce2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13" style:family="table-cell" style:parent-style-name="Default" style:data-style-name="N2"/>
    <style:style style:name="ce21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15" style:family="table-cell" style:parent-style-name="Default" style:data-style-name="N2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216" style:family="table-cell" style:parent-style-name="Default" style:data-style-name="N2">
      <style:table-cell-properties fo:border-bottom="none" fo:background-color="#ff8080" style:text-align-source="fix" style:repeat-content="false" fo:border-left="none" fo:border-right="0.06pt solid #000000" fo:border-top="none"/>
      <style:paragraph-properties fo:text-align="center" fo:margin-left="0in"/>
    </style:style>
    <style:style style:name="ce217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2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2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22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G_E^p" table:style-name="ta1" table:print-ranges="'G_E^p'.L5:'G_E^p'.S223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/>
          <table:table-cell table:style-name="ce17"/>
          <table:table-cell table:number-columns-repeated="6"/>
          <table:table-cell table:style-name="ce47"/>
          <table:table-cell/>
          <table:table-cell table:style-name="ce1" office:value-type="float" office:value="197.3269631">
            <text:p>197.3269631</text:p>
          </table:table-cell>
          <table:table-cell table:style-name="ce17" office:value-type="float" office:value="0.000001">
            <text:p>0.000001</text:p>
          </table:table-cell>
          <table:table-cell table:number-columns-repeated="4"/>
          <table:table-cell table:style-name="ce47" table:number-columns-repeated="2"/>
        </table:table-row>
        <table:table-row table:style-name="ro2">
          <table:table-cell table:number-columns-repeated="9"/>
          <table:table-cell table:style-name="ce47"/>
          <table:table-cell/>
          <table:table-cell office:value-type="string" table:number-columns-spanned="3" table:number-rows-spanned="1">
            <text:p>1/FM**2=(197,3269631)^2*10^-6 GeV^2</text:p>
          </table:table-cell>
          <table:covered-table-cell table:number-columns-repeated="2"/>
          <table:table-cell table:number-columns-repeated="3"/>
          <table:table-cell table:style-name="ce47" table:number-columns-repeated="2"/>
        </table:table-row>
        <table:table-row table:style-name="ro1">
          <table:table-cell table:number-columns-repeated="9"/>
          <table:table-cell table:style-name="ce47"/>
          <table:table-cell/>
          <table:table-cell table:style-name="ce50" office:value-type="float" office:value="-1.9130427">
            <text:p>-1.9130427</text:p>
          </table:table-cell>
          <table:table-cell table:style-name="ce55" office:value-type="float" office:value="2.792847356">
            <text:p>2.792847356</text:p>
          </table:table-cell>
          <table:table-cell table:number-columns-repeated="4"/>
          <table:table-cell table:style-name="ce47" table:number-columns-repeated="2"/>
        </table:table-row>
        <table:table-row table:style-name="ro3">
          <table:table-cell table:number-columns-repeated="9"/>
          <table:table-cell table:style-name="ce47"/>
          <table:table-cell/>
          <table:table-cell table:style-name="ce50"/>
          <table:table-cell table:style-name="ce55"/>
          <table:table-cell table:number-columns-repeated="4"/>
          <table:table-cell table:style-name="ce47" table:number-columns-repeated="2"/>
        </table:table-row>
        <table:table-row table:style-name="ro4">
          <table:table-cell/>
          <table:table-cell table:style-name="ce2" office:value-type="string" table:number-columns-spanned="3" table:number-rows-spanned="1">
            <text:p>t&lt;0</text:p>
          </table:table-cell>
          <table:covered-table-cell table:number-columns-repeated="2"/>
          <table:table-cell table:number-columns-repeated="5"/>
          <table:table-cell table:style-name="ce47"/>
          <table:table-cell/>
          <table:table-cell table:style-name="ce2" table:formula="of:=[.B5]" office:value-type="string" office:string-value="t&lt;0" table:number-columns-spanned="3" table:number-rows-spanned="1">
            <text:p>t&lt;0</text:p>
          </table:table-cell>
          <table:covered-table-cell table:style-name="ce55"/>
          <table:covered-table-cell/>
          <table:table-cell table:number-columns-repeated="3"/>
          <table:table-cell table:style-name="ce47" table:number-columns-repeated="2"/>
        </table:table-row>
        <table:table-row table:style-name="ro3">
          <table:table-cell table:number-columns-repeated="9"/>
          <table:table-cell table:style-name="ce47"/>
          <table:table-cell/>
          <table:table-cell table:style-name="ce50"/>
          <table:table-cell table:style-name="ce55"/>
          <table:table-cell table:number-columns-repeated="4"/>
          <table:table-cell table:style-name="ce47" table:number-columns-repeated="2"/>
        </table:table-row>
        <table:table-row table:style-name="ro4">
          <table:table-cell/>
          <table:table-cell table:style-name="ce3" office:value-type="string" table:number-columns-spanned="7" table:number-rows-spanned="1">
            <text:p>1966-PR-142-922_Janssens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9" table:formula="of:=[.B7]" office:value-type="string" office:string-value="1966-PR-142-922_Janssens" table:number-columns-spanned="5" table:number-rows-spanned="1">
            <text:p>1966-PR-142-922_Janssens</text:p>
          </table:table-cell>
          <table:covered-table-cell table:number-columns-repeated="4"/>
          <table:table-cell/>
          <table:table-cell table:number-columns-repeated="2" table:style-name="ce48" office:value-type="string">
            <text:p>NOT</text:p>
          </table:table-cell>
        </table:table-row>
        <table:table-row table:style-name="ro4">
          <table:table-cell/>
          <table:table-cell table:style-name="ce4" office:value-type="string" table:number-columns-spanned="7" table:number-rows-spanned="1">
            <text:p>why not?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10" table:number-columns-spanned="5" table:number-rows-spanned="1"/>
          <table:covered-table-cell table:number-columns-repeated="4"/>
          <table:table-cell/>
          <table:table-cell table:style-name="ce48" table:number-columns-repeated="2"/>
        </table:table-row>
        <table:table-row table:style-name="ro3">
          <table:table-cell table:number-columns-repeated="8"/>
          <table:table-cell table:style-name="ce45"/>
          <table:table-cell table:style-name="ce48"/>
          <table:table-cell table:style-name="ce45"/>
          <table:table-cell table:number-columns-repeated="6"/>
          <table:table-cell table:style-name="ce48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F**(-2)</text:p>
          </table:table-cell>
          <table:covered-table-cell table:style-name="ce18"/>
          <table:table-cell table:style-name="ce30" office:value-type="string" table:number-columns-spanned="3" table:number-rows-spanned="1">
            <text:p>G_E^p</text:p>
          </table:table-cell>
          <table:covered-table-cell table:style-name="ce34"/>
          <table:covered-table-cell table:style-name="ce36"/>
          <table:table-cell table:number-columns-repeated="3"/>
          <table:table-cell table:style-name="ce46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18"/>
          <table:table-cell table:style-name="ce30" office:value-type="string" table:number-columns-spanned="3" table:number-rows-spanned="1">
            <text:p>G_E^p</text:p>
          </table:table-cell>
          <table:covered-table-cell table:style-name="ce34"/>
          <table:covered-table-cell table:style-name="ce36"/>
          <table:table-cell/>
          <table:table-cell table:style-name="ce46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46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</table:table-row>
        <table:table-row table:style-name="ro1">
          <table:table-cell/>
          <table:table-cell table:style-name="ce7" office:value-type="float" office:value="4">
            <text:p>4.0000</text:p>
          </table:table-cell>
          <table:table-cell table:style-name="ce20" table:formula="of:=[.B12]" office:value-type="float" office:value="4">
            <text:p>4.0000</text:p>
          </table:table-cell>
          <table:table-cell table:style-name="ce23" office:value-type="float" office:value="0.689">
            <text:p>0.6890</text:p>
          </table:table-cell>
          <table:table-cell table:style-name="ce23" office:value-type="float" office:value="0.019">
            <text:p>0.0190</text:p>
          </table:table-cell>
          <table:table-cell table:style-name="ce38" table:formula="of:=[.E12]" office:value-type="float" office:value="0.019">
            <text:p>0.0190</text:p>
          </table:table-cell>
          <table:table-cell table:number-columns-repeated="3"/>
          <table:table-cell table:style-name="ce46"/>
          <table:table-cell/>
          <table:table-cell table:style-name="ce51" table:formula="of:=-[.B12]*[.L$1]*[.L$1]*[.M$1]" office:value-type="float" office:value="-0.155751721465075">
            <text:p>-0.1558</text:p>
          </table:table-cell>
          <table:table-cell table:style-name="ce23" table:formula="of:=[.L12]" office:value-type="float" office:value="-0.155751721465075">
            <text:p>-0.1558</text:p>
          </table:table-cell>
          <table:table-cell table:style-name="ce23" table:formula="of:=[.D12]" office:value-type="float" office:value="0.689">
            <text:p>0.6890</text:p>
          </table:table-cell>
          <table:table-cell table:style-name="ce23" table:formula="of:=[.E12]" office:value-type="float" office:value="0.019">
            <text:p>0.0190</text:p>
          </table:table-cell>
          <table:table-cell table:style-name="ce38" table:formula="of:=[.O12]" office:value-type="float" office:value="0.019">
            <text:p>0.019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4.6">
            <text:p>4.6000</text:p>
          </table:table-cell>
          <table:table-cell table:style-name="ce20" table:formula="of:=[.B13]" office:value-type="float" office:value="4.6">
            <text:p>4.6000</text:p>
          </table:table-cell>
          <table:table-cell table:style-name="ce23" office:value-type="float" office:value="0.615">
            <text:p>0.6150</text:p>
          </table:table-cell>
          <table:table-cell table:style-name="ce23" office:value-type="float" office:value="0.015">
            <text:p>0.0150</text:p>
          </table:table-cell>
          <table:table-cell table:style-name="ce38" table:formula="of:=[.E13]" office:value-type="float" office:value="0.015">
            <text:p>0.0150</text:p>
          </table:table-cell>
          <table:table-cell table:number-columns-repeated="3"/>
          <table:table-cell table:style-name="ce46"/>
          <table:table-cell/>
          <table:table-cell table:style-name="ce51" table:formula="of:=-[.B13]*[.L$1]*[.L$1]*[.M$1]" office:value-type="float" office:value="-0.179114479684836">
            <text:p>-0.1791</text:p>
          </table:table-cell>
          <table:table-cell table:style-name="ce23" table:formula="of:=[.L13]" office:value-type="float" office:value="-0.179114479684836">
            <text:p>-0.1791</text:p>
          </table:table-cell>
          <table:table-cell table:style-name="ce23" table:formula="of:=[.D13]" office:value-type="float" office:value="0.615">
            <text:p>0.6150</text:p>
          </table:table-cell>
          <table:table-cell table:style-name="ce23" table:formula="of:=[.E13]" office:value-type="float" office:value="0.015">
            <text:p>0.0150</text:p>
          </table:table-cell>
          <table:table-cell table:style-name="ce38" table:formula="of:=[.O13]" office:value-type="float" office:value="0.015">
            <text:p>0.015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5">
            <text:p>5.0000</text:p>
          </table:table-cell>
          <table:table-cell table:style-name="ce20" table:formula="of:=[.B14]" office:value-type="float" office:value="5">
            <text:p>5.0000</text:p>
          </table:table-cell>
          <table:table-cell table:style-name="ce23" office:value-type="float" office:value="0.599">
            <text:p>0.5990</text:p>
          </table:table-cell>
          <table:table-cell table:style-name="ce23" office:value-type="float" office:value="0.026">
            <text:p>0.0260</text:p>
          </table:table-cell>
          <table:table-cell table:style-name="ce38" table:formula="of:=[.E14]" office:value-type="float" office:value="0.026">
            <text:p>0.0260</text:p>
          </table:table-cell>
          <table:table-cell table:number-columns-repeated="3"/>
          <table:table-cell table:style-name="ce46"/>
          <table:table-cell/>
          <table:table-cell table:style-name="ce51" table:formula="of:=-[.B14]*[.L$1]*[.L$1]*[.M$1]" office:value-type="float" office:value="-0.194689651831344">
            <text:p>-0.1947</text:p>
          </table:table-cell>
          <table:table-cell table:style-name="ce23" table:formula="of:=[.L14]" office:value-type="float" office:value="-0.194689651831344">
            <text:p>-0.1947</text:p>
          </table:table-cell>
          <table:table-cell table:style-name="ce23" table:formula="of:=[.D14]" office:value-type="float" office:value="0.599">
            <text:p>0.5990</text:p>
          </table:table-cell>
          <table:table-cell table:style-name="ce23" table:formula="of:=[.E14]" office:value-type="float" office:value="0.026">
            <text:p>0.0260</text:p>
          </table:table-cell>
          <table:table-cell table:style-name="ce38" table:formula="of:=[.O14]" office:value-type="float" office:value="0.026">
            <text:p>0.026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6">
            <text:p>6.0000</text:p>
          </table:table-cell>
          <table:table-cell table:style-name="ce20" table:formula="of:=[.B15]" office:value-type="float" office:value="6">
            <text:p>6.0000</text:p>
          </table:table-cell>
          <table:table-cell table:style-name="ce23" office:value-type="float" office:value="0.577">
            <text:p>0.5770</text:p>
          </table:table-cell>
          <table:table-cell table:style-name="ce23" office:value-type="float" office:value="0.019">
            <text:p>0.0190</text:p>
          </table:table-cell>
          <table:table-cell table:style-name="ce38" table:formula="of:=[.E15]" office:value-type="float" office:value="0.019">
            <text:p>0.0190</text:p>
          </table:table-cell>
          <table:table-cell table:number-columns-repeated="3"/>
          <table:table-cell table:style-name="ce46"/>
          <table:table-cell/>
          <table:table-cell table:style-name="ce51" table:formula="of:=-[.B15]*[.L$1]*[.L$1]*[.M$1]" office:value-type="float" office:value="-0.233627582197612">
            <text:p>-0.2336</text:p>
          </table:table-cell>
          <table:table-cell table:style-name="ce23" table:formula="of:=[.L15]" office:value-type="float" office:value="-0.233627582197612">
            <text:p>-0.2336</text:p>
          </table:table-cell>
          <table:table-cell table:style-name="ce23" table:formula="of:=[.D15]" office:value-type="float" office:value="0.577">
            <text:p>0.5770</text:p>
          </table:table-cell>
          <table:table-cell table:style-name="ce23" table:formula="of:=[.E15]" office:value-type="float" office:value="0.019">
            <text:p>0.0190</text:p>
          </table:table-cell>
          <table:table-cell table:style-name="ce38" table:formula="of:=[.O15]" office:value-type="float" office:value="0.019">
            <text:p>0.019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7">
            <text:p>7.0000</text:p>
          </table:table-cell>
          <table:table-cell table:style-name="ce20" table:formula="of:=[.B16]" office:value-type="float" office:value="7">
            <text:p>7.0000</text:p>
          </table:table-cell>
          <table:table-cell table:style-name="ce23" office:value-type="float" office:value="0.521">
            <text:p>0.5210</text:p>
          </table:table-cell>
          <table:table-cell table:style-name="ce23" office:value-type="float" office:value="0.021">
            <text:p>0.0210</text:p>
          </table:table-cell>
          <table:table-cell table:style-name="ce38" table:formula="of:=[.E16]" office:value-type="float" office:value="0.021">
            <text:p>0.0210</text:p>
          </table:table-cell>
          <table:table-cell table:number-columns-repeated="3"/>
          <table:table-cell table:style-name="ce46"/>
          <table:table-cell/>
          <table:table-cell table:style-name="ce51" table:formula="of:=-[.B16]*[.L$1]*[.L$1]*[.M$1]" office:value-type="float" office:value="-0.272565512563881">
            <text:p>-0.2726</text:p>
          </table:table-cell>
          <table:table-cell table:style-name="ce23" table:formula="of:=[.L16]" office:value-type="float" office:value="-0.272565512563881">
            <text:p>-0.2726</text:p>
          </table:table-cell>
          <table:table-cell table:style-name="ce23" table:formula="of:=[.D16]" office:value-type="float" office:value="0.521">
            <text:p>0.5210</text:p>
          </table:table-cell>
          <table:table-cell table:style-name="ce23" table:formula="of:=[.E16]" office:value-type="float" office:value="0.021">
            <text:p>0.0210</text:p>
          </table:table-cell>
          <table:table-cell table:style-name="ce38" table:formula="of:=[.O16]" office:value-type="float" office:value="0.021">
            <text:p>0.021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7.5">
            <text:p>7.5000</text:p>
          </table:table-cell>
          <table:table-cell table:style-name="ce20" table:formula="of:=[.B17]" office:value-type="float" office:value="7.5">
            <text:p>7.5000</text:p>
          </table:table-cell>
          <table:table-cell table:style-name="ce23" office:value-type="float" office:value="0.504">
            <text:p>0.5040</text:p>
          </table:table-cell>
          <table:table-cell table:style-name="ce23" office:value-type="float" office:value="0.022">
            <text:p>0.0220</text:p>
          </table:table-cell>
          <table:table-cell table:style-name="ce38" table:formula="of:=[.E17]" office:value-type="float" office:value="0.022">
            <text:p>0.0220</text:p>
          </table:table-cell>
          <table:table-cell table:number-columns-repeated="3"/>
          <table:table-cell table:style-name="ce46"/>
          <table:table-cell/>
          <table:table-cell table:style-name="ce51" table:formula="of:=-[.B17]*[.L$1]*[.L$1]*[.M$1]" office:value-type="float" office:value="-0.292034477747016">
            <text:p>-0.2920</text:p>
          </table:table-cell>
          <table:table-cell table:style-name="ce23" table:formula="of:=[.L17]" office:value-type="float" office:value="-0.292034477747016">
            <text:p>-0.2920</text:p>
          </table:table-cell>
          <table:table-cell table:style-name="ce23" table:formula="of:=[.D17]" office:value-type="float" office:value="0.504">
            <text:p>0.5040</text:p>
          </table:table-cell>
          <table:table-cell table:style-name="ce23" table:formula="of:=[.E17]" office:value-type="float" office:value="0.022">
            <text:p>0.0220</text:p>
          </table:table-cell>
          <table:table-cell table:style-name="ce38" table:formula="of:=[.O17]" office:value-type="float" office:value="0.022">
            <text:p>0.022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8">
            <text:p>8.0000</text:p>
          </table:table-cell>
          <table:table-cell table:style-name="ce20" table:formula="of:=[.B18]" office:value-type="float" office:value="8">
            <text:p>8.0000</text:p>
          </table:table-cell>
          <table:table-cell table:style-name="ce23" office:value-type="float" office:value="0.453">
            <text:p>0.4530</text:p>
          </table:table-cell>
          <table:table-cell table:style-name="ce23" office:value-type="float" office:value="0.02">
            <text:p>0.0200</text:p>
          </table:table-cell>
          <table:table-cell table:style-name="ce38" table:formula="of:=[.E18]" office:value-type="float" office:value="0.02">
            <text:p>0.0200</text:p>
          </table:table-cell>
          <table:table-cell table:number-columns-repeated="3"/>
          <table:table-cell table:style-name="ce46"/>
          <table:table-cell/>
          <table:table-cell table:style-name="ce51" table:formula="of:=-[.B18]*[.L$1]*[.L$1]*[.M$1]" office:value-type="float" office:value="-0.31150344293015">
            <text:p>-0.3115</text:p>
          </table:table-cell>
          <table:table-cell table:style-name="ce23" table:formula="of:=[.L18]" office:value-type="float" office:value="-0.31150344293015">
            <text:p>-0.3115</text:p>
          </table:table-cell>
          <table:table-cell table:style-name="ce23" table:formula="of:=[.D18]" office:value-type="float" office:value="0.453">
            <text:p>0.4530</text:p>
          </table:table-cell>
          <table:table-cell table:style-name="ce23" table:formula="of:=[.E18]" office:value-type="float" office:value="0.02">
            <text:p>0.0200</text:p>
          </table:table-cell>
          <table:table-cell table:style-name="ce38" table:formula="of:=[.O18]" office:value-type="float" office:value="0.02">
            <text:p>0.020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9">
            <text:p>9.0000</text:p>
          </table:table-cell>
          <table:table-cell table:style-name="ce20" table:formula="of:=[.B19]" office:value-type="float" office:value="9">
            <text:p>9.0000</text:p>
          </table:table-cell>
          <table:table-cell table:style-name="ce23" office:value-type="float" office:value="0.422">
            <text:p>0.4220</text:p>
          </table:table-cell>
          <table:table-cell table:style-name="ce23" office:value-type="float" office:value="0.027">
            <text:p>0.0270</text:p>
          </table:table-cell>
          <table:table-cell table:style-name="ce38" table:formula="of:=[.E19]" office:value-type="float" office:value="0.027">
            <text:p>0.0270</text:p>
          </table:table-cell>
          <table:table-cell table:number-columns-repeated="3"/>
          <table:table-cell table:style-name="ce46"/>
          <table:table-cell/>
          <table:table-cell table:style-name="ce51" table:formula="of:=-[.B19]*[.L$1]*[.L$1]*[.M$1]" office:value-type="float" office:value="-0.350441373296419">
            <text:p>-0.3504</text:p>
          </table:table-cell>
          <table:table-cell table:style-name="ce23" table:formula="of:=[.L19]" office:value-type="float" office:value="-0.350441373296419">
            <text:p>-0.3504</text:p>
          </table:table-cell>
          <table:table-cell table:style-name="ce23" table:formula="of:=[.D19]" office:value-type="float" office:value="0.422">
            <text:p>0.4220</text:p>
          </table:table-cell>
          <table:table-cell table:style-name="ce23" table:formula="of:=[.E19]" office:value-type="float" office:value="0.027">
            <text:p>0.0270</text:p>
          </table:table-cell>
          <table:table-cell table:style-name="ce38" table:formula="of:=[.O19]" office:value-type="float" office:value="0.027">
            <text:p>0.027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0">
            <text:p>10.0000</text:p>
          </table:table-cell>
          <table:table-cell table:style-name="ce20" table:formula="of:=[.B20]" office:value-type="float" office:value="10">
            <text:p>10.0000</text:p>
          </table:table-cell>
          <table:table-cell table:style-name="ce23" office:value-type="float" office:value="0.424">
            <text:p>0.4240</text:p>
          </table:table-cell>
          <table:table-cell table:style-name="ce23" office:value-type="float" office:value="0.017">
            <text:p>0.0170</text:p>
          </table:table-cell>
          <table:table-cell table:style-name="ce38" table:formula="of:=[.E20]" office:value-type="float" office:value="0.017">
            <text:p>0.0170</text:p>
          </table:table-cell>
          <table:table-cell table:number-columns-repeated="3"/>
          <table:table-cell table:style-name="ce46"/>
          <table:table-cell/>
          <table:table-cell table:style-name="ce51" table:formula="of:=-[.B20]*[.L$1]*[.L$1]*[.M$1]" office:value-type="float" office:value="-0.389379303662688">
            <text:p>-0.3894</text:p>
          </table:table-cell>
          <table:table-cell table:style-name="ce23" table:formula="of:=[.L20]" office:value-type="float" office:value="-0.389379303662688">
            <text:p>-0.3894</text:p>
          </table:table-cell>
          <table:table-cell table:style-name="ce23" table:formula="of:=[.D20]" office:value-type="float" office:value="0.424">
            <text:p>0.4240</text:p>
          </table:table-cell>
          <table:table-cell table:style-name="ce23" table:formula="of:=[.E20]" office:value-type="float" office:value="0.017">
            <text:p>0.0170</text:p>
          </table:table-cell>
          <table:table-cell table:style-name="ce38" table:formula="of:=[.O20]" office:value-type="float" office:value="0.017">
            <text:p>0.017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1">
            <text:p>11.0000</text:p>
          </table:table-cell>
          <table:table-cell table:style-name="ce20" table:formula="of:=[.B21]" office:value-type="float" office:value="11">
            <text:p>11.0000</text:p>
          </table:table-cell>
          <table:table-cell table:style-name="ce23" office:value-type="float" office:value="0.398">
            <text:p>0.3980</text:p>
          </table:table-cell>
          <table:table-cell table:style-name="ce23" office:value-type="float" office:value="0.0025">
            <text:p>0.0025</text:p>
          </table:table-cell>
          <table:table-cell table:style-name="ce38" table:formula="of:=[.E21]" office:value-type="float" office:value="0.0025">
            <text:p>0.0025</text:p>
          </table:table-cell>
          <table:table-cell table:number-columns-repeated="3"/>
          <table:table-cell table:style-name="ce46"/>
          <table:table-cell/>
          <table:table-cell table:style-name="ce51" table:formula="of:=-[.B21]*[.L$1]*[.L$1]*[.M$1]" office:value-type="float" office:value="-0.428317234028956">
            <text:p>-0.4283</text:p>
          </table:table-cell>
          <table:table-cell table:style-name="ce23" table:formula="of:=[.L21]" office:value-type="float" office:value="-0.428317234028956">
            <text:p>-0.4283</text:p>
          </table:table-cell>
          <table:table-cell table:style-name="ce23" table:formula="of:=[.D21]" office:value-type="float" office:value="0.398">
            <text:p>0.3980</text:p>
          </table:table-cell>
          <table:table-cell table:style-name="ce23" table:formula="of:=[.E21]" office:value-type="float" office:value="0.0025">
            <text:p>0.0025</text:p>
          </table:table-cell>
          <table:table-cell table:style-name="ce38" table:formula="of:=[.O21]" office:value-type="float" office:value="0.0025">
            <text:p>0.0025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2">
            <text:p>12.0000</text:p>
          </table:table-cell>
          <table:table-cell table:style-name="ce20" table:formula="of:=[.B22]" office:value-type="float" office:value="12">
            <text:p>12.0000</text:p>
          </table:table-cell>
          <table:table-cell table:style-name="ce23" office:value-type="float" office:value="0.363">
            <text:p>0.3630</text:p>
          </table:table-cell>
          <table:table-cell table:style-name="ce23" office:value-type="float" office:value="0.02">
            <text:p>0.0200</text:p>
          </table:table-cell>
          <table:table-cell table:style-name="ce38" table:formula="of:=[.E22]" office:value-type="float" office:value="0.02">
            <text:p>0.0200</text:p>
          </table:table-cell>
          <table:table-cell table:number-columns-repeated="3"/>
          <table:table-cell table:style-name="ce46"/>
          <table:table-cell/>
          <table:table-cell table:style-name="ce51" table:formula="of:=-[.B22]*[.L$1]*[.L$1]*[.M$1]" office:value-type="float" office:value="-0.467255164395225">
            <text:p>-0.4673</text:p>
          </table:table-cell>
          <table:table-cell table:style-name="ce23" table:formula="of:=[.L22]" office:value-type="float" office:value="-0.467255164395225">
            <text:p>-0.4673</text:p>
          </table:table-cell>
          <table:table-cell table:style-name="ce23" table:formula="of:=[.D22]" office:value-type="float" office:value="0.363">
            <text:p>0.3630</text:p>
          </table:table-cell>
          <table:table-cell table:style-name="ce23" table:formula="of:=[.E22]" office:value-type="float" office:value="0.02">
            <text:p>0.0200</text:p>
          </table:table-cell>
          <table:table-cell table:style-name="ce38" table:formula="of:=[.O22]" office:value-type="float" office:value="0.02">
            <text:p>0.020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3">
            <text:p>13.0000</text:p>
          </table:table-cell>
          <table:table-cell table:style-name="ce20" table:formula="of:=[.B23]" office:value-type="float" office:value="13">
            <text:p>13.0000</text:p>
          </table:table-cell>
          <table:table-cell table:style-name="ce23" office:value-type="float" office:value="0.349">
            <text:p>0.3490</text:p>
          </table:table-cell>
          <table:table-cell table:style-name="ce23" office:value-type="float" office:value="0.04">
            <text:p>0.0400</text:p>
          </table:table-cell>
          <table:table-cell table:style-name="ce38" table:formula="of:=[.E23]" office:value-type="float" office:value="0.04">
            <text:p>0.0400</text:p>
          </table:table-cell>
          <table:table-cell table:number-columns-repeated="3"/>
          <table:table-cell table:style-name="ce46"/>
          <table:table-cell/>
          <table:table-cell table:style-name="ce51" table:formula="of:=-[.B23]*[.L$1]*[.L$1]*[.M$1]" office:value-type="float" office:value="-0.506193094761494">
            <text:p>-0.5062</text:p>
          </table:table-cell>
          <table:table-cell table:style-name="ce23" table:formula="of:=[.L23]" office:value-type="float" office:value="-0.506193094761494">
            <text:p>-0.5062</text:p>
          </table:table-cell>
          <table:table-cell table:style-name="ce23" table:formula="of:=[.D23]" office:value-type="float" office:value="0.349">
            <text:p>0.3490</text:p>
          </table:table-cell>
          <table:table-cell table:style-name="ce23" table:formula="of:=[.E23]" office:value-type="float" office:value="0.04">
            <text:p>0.0400</text:p>
          </table:table-cell>
          <table:table-cell table:style-name="ce38" table:formula="of:=[.O23]" office:value-type="float" office:value="0.04">
            <text:p>0.040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4">
            <text:p>14.0000</text:p>
          </table:table-cell>
          <table:table-cell table:style-name="ce20" table:formula="of:=[.B24]" office:value-type="float" office:value="14">
            <text:p>14.0000</text:p>
          </table:table-cell>
          <table:table-cell table:style-name="ce23" office:value-type="float" office:value="0.315">
            <text:p>0.3150</text:p>
          </table:table-cell>
          <table:table-cell table:style-name="ce23" office:value-type="float" office:value="0.028">
            <text:p>0.0280</text:p>
          </table:table-cell>
          <table:table-cell table:style-name="ce38" table:formula="of:=[.E24]" office:value-type="float" office:value="0.028">
            <text:p>0.0280</text:p>
          </table:table-cell>
          <table:table-cell table:number-columns-repeated="3"/>
          <table:table-cell table:style-name="ce46"/>
          <table:table-cell/>
          <table:table-cell table:style-name="ce51" table:formula="of:=-[.B24]*[.L$1]*[.L$1]*[.M$1]" office:value-type="float" office:value="-0.545131025127763">
            <text:p>-0.5451</text:p>
          </table:table-cell>
          <table:table-cell table:style-name="ce23" table:formula="of:=[.L24]" office:value-type="float" office:value="-0.545131025127763">
            <text:p>-0.5451</text:p>
          </table:table-cell>
          <table:table-cell table:style-name="ce23" table:formula="of:=[.D24]" office:value-type="float" office:value="0.315">
            <text:p>0.3150</text:p>
          </table:table-cell>
          <table:table-cell table:style-name="ce23" table:formula="of:=[.E24]" office:value-type="float" office:value="0.028">
            <text:p>0.0280</text:p>
          </table:table-cell>
          <table:table-cell table:style-name="ce38" table:formula="of:=[.O24]" office:value-type="float" office:value="0.028">
            <text:p>0.028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5">
            <text:p>15.0000</text:p>
          </table:table-cell>
          <table:table-cell table:style-name="ce20" table:formula="of:=[.B25]" office:value-type="float" office:value="15">
            <text:p>15.0000</text:p>
          </table:table-cell>
          <table:table-cell table:style-name="ce23" office:value-type="float" office:value="0.304">
            <text:p>0.3040</text:p>
          </table:table-cell>
          <table:table-cell table:style-name="ce23" office:value-type="float" office:value="0.053">
            <text:p>0.0530</text:p>
          </table:table-cell>
          <table:table-cell table:style-name="ce38" table:formula="of:=[.E25]" office:value-type="float" office:value="0.053">
            <text:p>0.0530</text:p>
          </table:table-cell>
          <table:table-cell table:number-columns-repeated="3"/>
          <table:table-cell table:style-name="ce46"/>
          <table:table-cell/>
          <table:table-cell table:style-name="ce51" table:formula="of:=-[.B25]*[.L$1]*[.L$1]*[.M$1]" office:value-type="float" office:value="-0.584068955494031">
            <text:p>-0.5841</text:p>
          </table:table-cell>
          <table:table-cell table:style-name="ce23" table:formula="of:=[.L25]" office:value-type="float" office:value="-0.584068955494031">
            <text:p>-0.5841</text:p>
          </table:table-cell>
          <table:table-cell table:style-name="ce23" table:formula="of:=[.D25]" office:value-type="float" office:value="0.304">
            <text:p>0.3040</text:p>
          </table:table-cell>
          <table:table-cell table:style-name="ce23" table:formula="of:=[.E25]" office:value-type="float" office:value="0.053">
            <text:p>0.0530</text:p>
          </table:table-cell>
          <table:table-cell table:style-name="ce38" table:formula="of:=[.O25]" office:value-type="float" office:value="0.053">
            <text:p>0.053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6">
            <text:p>16.0000</text:p>
          </table:table-cell>
          <table:table-cell table:style-name="ce20" table:formula="of:=[.B26]" office:value-type="float" office:value="16">
            <text:p>16.0000</text:p>
          </table:table-cell>
          <table:table-cell table:style-name="ce23" office:value-type="float" office:value="0.271">
            <text:p>0.2710</text:p>
          </table:table-cell>
          <table:table-cell table:style-name="ce23" office:value-type="float" office:value="0.024">
            <text:p>0.0240</text:p>
          </table:table-cell>
          <table:table-cell table:style-name="ce38" table:formula="of:=[.E26]" office:value-type="float" office:value="0.024">
            <text:p>0.0240</text:p>
          </table:table-cell>
          <table:table-cell table:number-columns-repeated="3"/>
          <table:table-cell table:style-name="ce46"/>
          <table:table-cell/>
          <table:table-cell table:style-name="ce51" table:formula="of:=-[.B26]*[.L$1]*[.L$1]*[.M$1]" office:value-type="float" office:value="-0.6230068858603">
            <text:p>-0.6230</text:p>
          </table:table-cell>
          <table:table-cell table:style-name="ce23" table:formula="of:=[.L26]" office:value-type="float" office:value="-0.6230068858603">
            <text:p>-0.6230</text:p>
          </table:table-cell>
          <table:table-cell table:style-name="ce23" table:formula="of:=[.D26]" office:value-type="float" office:value="0.271">
            <text:p>0.2710</text:p>
          </table:table-cell>
          <table:table-cell table:style-name="ce23" table:formula="of:=[.E26]" office:value-type="float" office:value="0.024">
            <text:p>0.0240</text:p>
          </table:table-cell>
          <table:table-cell table:style-name="ce38" table:formula="of:=[.O26]" office:value-type="float" office:value="0.024">
            <text:p>0.024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7">
            <text:p>17.0000</text:p>
          </table:table-cell>
          <table:table-cell table:style-name="ce20" table:formula="of:=[.B27]" office:value-type="float" office:value="17">
            <text:p>17.0000</text:p>
          </table:table-cell>
          <table:table-cell table:style-name="ce23" office:value-type="float" office:value="0.234">
            <text:p>0.2340</text:p>
          </table:table-cell>
          <table:table-cell table:style-name="ce23" office:value-type="float" office:value="0.041">
            <text:p>0.0410</text:p>
          </table:table-cell>
          <table:table-cell table:style-name="ce38" table:formula="of:=[.E27]" office:value-type="float" office:value="0.041">
            <text:p>0.0410</text:p>
          </table:table-cell>
          <table:table-cell table:number-columns-repeated="3"/>
          <table:table-cell table:style-name="ce46"/>
          <table:table-cell/>
          <table:table-cell table:style-name="ce51" table:formula="of:=-[.B27]*[.L$1]*[.L$1]*[.M$1]" office:value-type="float" office:value="-0.661944816226569">
            <text:p>-0.6619</text:p>
          </table:table-cell>
          <table:table-cell table:style-name="ce23" table:formula="of:=[.L27]" office:value-type="float" office:value="-0.661944816226569">
            <text:p>-0.6619</text:p>
          </table:table-cell>
          <table:table-cell table:style-name="ce23" table:formula="of:=[.D27]" office:value-type="float" office:value="0.234">
            <text:p>0.2340</text:p>
          </table:table-cell>
          <table:table-cell table:style-name="ce23" table:formula="of:=[.E27]" office:value-type="float" office:value="0.041">
            <text:p>0.0410</text:p>
          </table:table-cell>
          <table:table-cell table:style-name="ce38" table:formula="of:=[.O27]" office:value-type="float" office:value="0.041">
            <text:p>0.041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8">
            <text:p>18.0000</text:p>
          </table:table-cell>
          <table:table-cell table:style-name="ce20" table:formula="of:=[.B28]" office:value-type="float" office:value="18">
            <text:p>18.0000</text:p>
          </table:table-cell>
          <table:table-cell table:style-name="ce23" office:value-type="float" office:value="0.274">
            <text:p>0.2740</text:p>
          </table:table-cell>
          <table:table-cell table:style-name="ce23" office:value-type="float" office:value="0.026">
            <text:p>0.0260</text:p>
          </table:table-cell>
          <table:table-cell table:style-name="ce38" table:formula="of:=[.E28]" office:value-type="float" office:value="0.026">
            <text:p>0.0260</text:p>
          </table:table-cell>
          <table:table-cell table:number-columns-repeated="3"/>
          <table:table-cell table:style-name="ce46"/>
          <table:table-cell/>
          <table:table-cell table:style-name="ce51" table:formula="of:=-[.B28]*[.L$1]*[.L$1]*[.M$1]" office:value-type="float" office:value="-0.700882746592838">
            <text:p>-0.7009</text:p>
          </table:table-cell>
          <table:table-cell table:style-name="ce23" table:formula="of:=[.L28]" office:value-type="float" office:value="-0.700882746592838">
            <text:p>-0.7009</text:p>
          </table:table-cell>
          <table:table-cell table:style-name="ce23" table:formula="of:=[.D28]" office:value-type="float" office:value="0.274">
            <text:p>0.2740</text:p>
          </table:table-cell>
          <table:table-cell table:style-name="ce23" table:formula="of:=[.E28]" office:value-type="float" office:value="0.026">
            <text:p>0.0260</text:p>
          </table:table-cell>
          <table:table-cell table:style-name="ce38" table:formula="of:=[.O28]" office:value-type="float" office:value="0.026">
            <text:p>0.026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9">
            <text:p>19.0000</text:p>
          </table:table-cell>
          <table:table-cell table:style-name="ce20" table:formula="of:=[.B29]" office:value-type="float" office:value="19">
            <text:p>19.0000</text:p>
          </table:table-cell>
          <table:table-cell table:style-name="ce23" office:value-type="float" office:value="0.254">
            <text:p>0.2540</text:p>
          </table:table-cell>
          <table:table-cell table:style-name="ce23" office:value-type="float" office:value="0.039">
            <text:p>0.0390</text:p>
          </table:table-cell>
          <table:table-cell table:style-name="ce38" table:formula="of:=[.E29]" office:value-type="float" office:value="0.039">
            <text:p>0.0390</text:p>
          </table:table-cell>
          <table:table-cell table:number-columns-repeated="3"/>
          <table:table-cell table:style-name="ce46"/>
          <table:table-cell/>
          <table:table-cell table:style-name="ce51" table:formula="of:=-[.B29]*[.L$1]*[.L$1]*[.M$1]" office:value-type="float" office:value="-0.739820676959107">
            <text:p>-0.7398</text:p>
          </table:table-cell>
          <table:table-cell table:style-name="ce23" table:formula="of:=[.L29]" office:value-type="float" office:value="-0.739820676959107">
            <text:p>-0.7398</text:p>
          </table:table-cell>
          <table:table-cell table:style-name="ce23" table:formula="of:=[.D29]" office:value-type="float" office:value="0.254">
            <text:p>0.2540</text:p>
          </table:table-cell>
          <table:table-cell table:style-name="ce23" table:formula="of:=[.E29]" office:value-type="float" office:value="0.039">
            <text:p>0.0390</text:p>
          </table:table-cell>
          <table:table-cell table:style-name="ce38" table:formula="of:=[.O29]" office:value-type="float" office:value="0.039">
            <text:p>0.039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20">
            <text:p>20.0000</text:p>
          </table:table-cell>
          <table:table-cell table:style-name="ce20" table:formula="of:=[.B30]" office:value-type="float" office:value="20">
            <text:p>20.0000</text:p>
          </table:table-cell>
          <table:table-cell table:style-name="ce23" office:value-type="float" office:value="0.187">
            <text:p>0.1870</text:p>
          </table:table-cell>
          <table:table-cell table:style-name="ce23" office:value-type="float" office:value="0.073">
            <text:p>0.0730</text:p>
          </table:table-cell>
          <table:table-cell table:style-name="ce38" table:formula="of:=[.E30]" office:value-type="float" office:value="0.073">
            <text:p>0.0730</text:p>
          </table:table-cell>
          <table:table-cell table:number-columns-repeated="3"/>
          <table:table-cell table:style-name="ce46"/>
          <table:table-cell/>
          <table:table-cell table:style-name="ce51" table:formula="of:=-[.B30]*[.L$1]*[.L$1]*[.M$1]" office:value-type="float" office:value="-0.778758607325375">
            <text:p>-0.7788</text:p>
          </table:table-cell>
          <table:table-cell table:style-name="ce23" table:formula="of:=[.L30]" office:value-type="float" office:value="-0.778758607325375">
            <text:p>-0.7788</text:p>
          </table:table-cell>
          <table:table-cell table:style-name="ce23" table:formula="of:=[.D30]" office:value-type="float" office:value="0.187">
            <text:p>0.1870</text:p>
          </table:table-cell>
          <table:table-cell table:style-name="ce23" table:formula="of:=[.E30]" office:value-type="float" office:value="0.073">
            <text:p>0.0730</text:p>
          </table:table-cell>
          <table:table-cell table:style-name="ce38" table:formula="of:=[.O30]" office:value-type="float" office:value="0.073">
            <text:p>0.073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8" office:value-type="float" office:value="22">
            <text:p>22.0000</text:p>
          </table:table-cell>
          <table:table-cell table:style-name="ce21" table:formula="of:=[.B31]" office:value-type="float" office:value="22">
            <text:p>22.0000</text:p>
          </table:table-cell>
          <table:table-cell table:style-name="ce24" office:value-type="float" office:value="0.166">
            <text:p>0.1660</text:p>
          </table:table-cell>
          <table:table-cell table:style-name="ce24" office:value-type="float" office:value="0.075">
            <text:p>0.0750</text:p>
          </table:table-cell>
          <table:table-cell table:style-name="ce39" table:formula="of:=[.E31]" office:value-type="float" office:value="0.075">
            <text:p>0.0750</text:p>
          </table:table-cell>
          <table:table-cell table:number-columns-repeated="3"/>
          <table:table-cell table:style-name="ce46"/>
          <table:table-cell/>
          <table:table-cell table:style-name="ce52" table:formula="of:=-[.B31]*[.L$1]*[.L$1]*[.M$1]" office:value-type="float" office:value="-0.856634468057913">
            <text:p>-0.8566</text:p>
          </table:table-cell>
          <table:table-cell table:style-name="ce24" table:formula="of:=[.L31]" office:value-type="float" office:value="-0.856634468057913">
            <text:p>-0.8566</text:p>
          </table:table-cell>
          <table:table-cell table:style-name="ce24" table:formula="of:=[.D31]" office:value-type="float" office:value="0.166">
            <text:p>0.1660</text:p>
          </table:table-cell>
          <table:table-cell table:style-name="ce24" table:formula="of:=[.E31]" office:value-type="float" office:value="0.075">
            <text:p>0.0750</text:p>
          </table:table-cell>
          <table:table-cell table:style-name="ce39" table:formula="of:=[.O31]" office:value-type="float" office:value="0.075">
            <text:p>0.075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1971-PLB-35-87_Berger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3" table:formula="of:=[.B33]" office:value-type="string" office:string-value="1971-PLB-35-87_Berger" table:number-columns-spanned="5" table:number-rows-spanned="1">
            <text:p>1971-PLB-35-87_Berger</text:p>
          </table:table-cell>
          <table:covered-table-cell table:number-columns-repeated="4"/>
          <table:table-cell table:number-columns-repeated="3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style-name="ce49"/>
          <table:table-cell table:style-name="ce45"/>
          <table:table-cell table:style-name="ce53" table:number-columns-spanned="5" table:number-rows-spanned="1"/>
          <table:covered-table-cell table:number-columns-repeated="4"/>
          <table:table-cell/>
          <table:table-cell table:style-name="ce49" table:number-columns-repeated="2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F**(-2)</text:p>
          </table:table-cell>
          <table:covered-table-cell table:style-name="ce22" office:value-type="string">
            <text:p>xh</text:p>
          </table:covered-table-cell>
          <table:table-cell table:style-name="ce32" office:value-type="string" table:number-columns-spanned="5" table:number-rows-spanned="1">
            <text:p>G_E^p</text:p>
          </table:table-cell>
          <table:covered-table-cell table:style-name="ce35" office:value-type="string">
            <text:p>dy+</text:p>
          </table:covered-table-cell>
          <table:covered-table-cell table:style-name="ce35" office:value-type="string">
            <text:p>dy-</text:p>
          </table:covered-table-cell>
          <table:covered-table-cell table:style-name="ce35" office:value-type="string">
            <text:p>dy+</text:p>
          </table:covered-table-cell>
          <table:covered-table-cell table:style-name="ce40" office:value-type="string">
            <text:p>dy-</text:p>
          </table:covered-table-cell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18"/>
          <table:table-cell table:style-name="ce30" office:value-type="string" table:number-columns-spanned="3" table:number-rows-spanned="1">
            <text:p>G_E^p</text:p>
          </table:table-cell>
          <table:covered-table-cell table:style-name="ce34"/>
          <table:covered-table-cell table:style-name="ce36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10">
            <text:p>10.0000</text:p>
          </table:table-cell>
          <table:table-cell table:style-name="ce23" table:formula="of:=[.B38]" office:value-type="float" office:value="10">
            <text:p>10.0000</text:p>
          </table:table-cell>
          <table:table-cell table:style-name="ce23" office:value-type="float" office:value="0.3969">
            <text:p>0.3969</text:p>
          </table:table-cell>
          <table:table-cell table:style-name="ce23" office:value-type="float" office:value="0.0108">
            <text:p>0.0108</text:p>
          </table:table-cell>
          <table:table-cell table:style-name="ce23" table:formula="of:=[.E38]" office:value-type="float" office:value="0.0108">
            <text:p>0.0108</text:p>
          </table:table-cell>
          <table:table-cell table:style-name="ce23" table:formula="of:=[.D38]*0.02" office:value-type="float" office:value="0.007938">
            <text:p>0.0079</text:p>
          </table:table-cell>
          <table:table-cell table:style-name="ce38" table:formula="of:=[.G38]" office:value-type="float" office:value="0.007938">
            <text:p>0.0079</text:p>
          </table:table-cell>
          <table:table-cell/>
          <table:table-cell table:style-name="ce47"/>
          <table:table-cell/>
          <table:table-cell table:style-name="ce51" table:formula="of:=-[.B38]*[.L$1]*[.L$1]*[.M$1]" office:value-type="float" office:value="-0.389379303662688">
            <text:p>-0.3894</text:p>
          </table:table-cell>
          <table:table-cell table:style-name="ce23" table:formula="of:=[.L38]" office:value-type="float" office:value="-0.389379303662688">
            <text:p>-0.3894</text:p>
          </table:table-cell>
          <table:table-cell table:style-name="ce23" table:formula="of:=[.D38]" office:value-type="float" office:value="0.3969">
            <text:p>0.3969</text:p>
          </table:table-cell>
          <table:table-cell table:style-name="ce23" table:formula="of:=SQRT([.E38]*[.E38]+[.G38]*[.G38])" office:value-type="float" office:value="0.0134034265768124">
            <text:p>0.0134</text:p>
          </table:table-cell>
          <table:table-cell table:style-name="ce38" table:formula="of:=SQRT([.F38]*[.F38]+[.H38]*[.H38])" office:value-type="float" office:value="0.0134034265768124">
            <text:p>0.0134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5">
            <text:p>15.0000</text:p>
          </table:table-cell>
          <table:table-cell table:style-name="ce23" table:formula="of:=[.B39]" office:value-type="float" office:value="15">
            <text:p>15.0000</text:p>
          </table:table-cell>
          <table:table-cell table:style-name="ce23" office:value-type="float" office:value="0.2935">
            <text:p>0.2935</text:p>
          </table:table-cell>
          <table:table-cell table:style-name="ce23" office:value-type="float" office:value="0.0058">
            <text:p>0.0058</text:p>
          </table:table-cell>
          <table:table-cell table:style-name="ce23" table:formula="of:=[.E39]" office:value-type="float" office:value="0.0058">
            <text:p>0.0058</text:p>
          </table:table-cell>
          <table:table-cell table:style-name="ce23" table:formula="of:=[.D39]*0.02" office:value-type="float" office:value="0.00587">
            <text:p>0.0059</text:p>
          </table:table-cell>
          <table:table-cell table:style-name="ce38" table:formula="of:=[.G39]" office:value-type="float" office:value="0.00587">
            <text:p>0.0059</text:p>
          </table:table-cell>
          <table:table-cell/>
          <table:table-cell table:style-name="ce47"/>
          <table:table-cell/>
          <table:table-cell table:style-name="ce51" table:formula="of:=-[.B39]*[.L$1]*[.L$1]*[.M$1]" office:value-type="float" office:value="-0.584068955494031">
            <text:p>-0.5841</text:p>
          </table:table-cell>
          <table:table-cell table:style-name="ce23" table:formula="of:=[.L39]" office:value-type="float" office:value="-0.584068955494031">
            <text:p>-0.5841</text:p>
          </table:table-cell>
          <table:table-cell table:style-name="ce23" table:formula="of:=[.D39]" office:value-type="float" office:value="0.2935">
            <text:p>0.2935</text:p>
          </table:table-cell>
          <table:table-cell table:style-name="ce23" table:formula="of:=SQRT([.E39]*[.E39]+[.G39]*[.G39])" office:value-type="float" office:value="0.00825208458512151">
            <text:p>0.0083</text:p>
          </table:table-cell>
          <table:table-cell table:style-name="ce38" table:formula="of:=SQRT([.F39]*[.F39]+[.H39]*[.H39])" office:value-type="float" office:value="0.00825208458512151">
            <text:p>0.0083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20">
            <text:p>20.0000</text:p>
          </table:table-cell>
          <table:table-cell table:style-name="ce23" table:formula="of:=[.B40]" office:value-type="float" office:value="20">
            <text:p>20.0000</text:p>
          </table:table-cell>
          <table:table-cell table:style-name="ce23" office:value-type="float" office:value="0.2183">
            <text:p>0.2183</text:p>
          </table:table-cell>
          <table:table-cell table:style-name="ce23" office:value-type="float" office:value="0.0069">
            <text:p>0.0069</text:p>
          </table:table-cell>
          <table:table-cell table:style-name="ce23" table:formula="of:=[.E40]" office:value-type="float" office:value="0.0069">
            <text:p>0.0069</text:p>
          </table:table-cell>
          <table:table-cell table:style-name="ce23" table:formula="of:=[.D40]*0.02" office:value-type="float" office:value="0.004366">
            <text:p>0.0044</text:p>
          </table:table-cell>
          <table:table-cell table:style-name="ce38" table:formula="of:=[.G40]" office:value-type="float" office:value="0.004366">
            <text:p>0.0044</text:p>
          </table:table-cell>
          <table:table-cell/>
          <table:table-cell table:style-name="ce47"/>
          <table:table-cell/>
          <table:table-cell table:style-name="ce51" table:formula="of:=-[.B40]*[.L$1]*[.L$1]*[.M$1]" office:value-type="float" office:value="-0.778758607325375">
            <text:p>-0.7788</text:p>
          </table:table-cell>
          <table:table-cell table:style-name="ce23" table:formula="of:=[.L40]" office:value-type="float" office:value="-0.778758607325375">
            <text:p>-0.7788</text:p>
          </table:table-cell>
          <table:table-cell table:style-name="ce23" table:formula="of:=[.D40]" office:value-type="float" office:value="0.2183">
            <text:p>0.2183</text:p>
          </table:table-cell>
          <table:table-cell table:style-name="ce23" table:formula="of:=SQRT([.E40]*[.E40]+[.G40]*[.G40])" office:value-type="float" office:value="0.00816528970704653">
            <text:p>0.0082</text:p>
          </table:table-cell>
          <table:table-cell table:style-name="ce38" table:formula="of:=SQRT([.F40]*[.F40]+[.H40]*[.H40])" office:value-type="float" office:value="0.00816528970704653">
            <text:p>0.0082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25">
            <text:p>25.0000</text:p>
          </table:table-cell>
          <table:table-cell table:style-name="ce23" table:formula="of:=[.B41]" office:value-type="float" office:value="25">
            <text:p>25.0000</text:p>
          </table:table-cell>
          <table:table-cell table:style-name="ce23" office:value-type="float" office:value="0.1761">
            <text:p>0.1761</text:p>
          </table:table-cell>
          <table:table-cell table:style-name="ce23" office:value-type="float" office:value="0.0075">
            <text:p>0.0075</text:p>
          </table:table-cell>
          <table:table-cell table:style-name="ce23" table:formula="of:=[.E41]" office:value-type="float" office:value="0.0075">
            <text:p>0.0075</text:p>
          </table:table-cell>
          <table:table-cell table:style-name="ce23" table:formula="of:=[.D41]*0.02" office:value-type="float" office:value="0.003522">
            <text:p>0.0035</text:p>
          </table:table-cell>
          <table:table-cell table:style-name="ce38" table:formula="of:=[.G41]" office:value-type="float" office:value="0.003522">
            <text:p>0.0035</text:p>
          </table:table-cell>
          <table:table-cell/>
          <table:table-cell table:style-name="ce47"/>
          <table:table-cell/>
          <table:table-cell table:style-name="ce51" table:formula="of:=-[.B41]*[.L$1]*[.L$1]*[.M$1]" office:value-type="float" office:value="-0.973448259156719">
            <text:p>-0.9734</text:p>
          </table:table-cell>
          <table:table-cell table:style-name="ce23" table:formula="of:=[.L41]" office:value-type="float" office:value="-0.973448259156719">
            <text:p>-0.9734</text:p>
          </table:table-cell>
          <table:table-cell table:style-name="ce23" table:formula="of:=[.D41]" office:value-type="float" office:value="0.1761">
            <text:p>0.1761</text:p>
          </table:table-cell>
          <table:table-cell table:style-name="ce23" table:formula="of:=SQRT([.E41]*[.E41]+[.G41]*[.G41])" office:value-type="float" office:value="0.00828580014241232">
            <text:p>0.0083</text:p>
          </table:table-cell>
          <table:table-cell table:style-name="ce38" table:formula="of:=SQRT([.F41]*[.F41]+[.H41]*[.H41])" office:value-type="float" office:value="0.00828580014241232">
            <text:p>0.0083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30">
            <text:p>30.0000</text:p>
          </table:table-cell>
          <table:table-cell table:style-name="ce23" table:formula="of:=[.B42]" office:value-type="float" office:value="30">
            <text:p>30.0000</text:p>
          </table:table-cell>
          <table:table-cell table:style-name="ce23" office:value-type="float" office:value="0.131">
            <text:p>0.1310</text:p>
          </table:table-cell>
          <table:table-cell table:style-name="ce23" office:value-type="float" office:value="0.0088">
            <text:p>0.0088</text:p>
          </table:table-cell>
          <table:table-cell table:style-name="ce23" table:formula="of:=[.E42]" office:value-type="float" office:value="0.0088">
            <text:p>0.0088</text:p>
          </table:table-cell>
          <table:table-cell table:style-name="ce23" table:formula="of:=[.D42]*0.02" office:value-type="float" office:value="0.00262">
            <text:p>0.0026</text:p>
          </table:table-cell>
          <table:table-cell table:style-name="ce38" table:formula="of:=[.G42]" office:value-type="float" office:value="0.00262">
            <text:p>0.0026</text:p>
          </table:table-cell>
          <table:table-cell/>
          <table:table-cell table:style-name="ce47"/>
          <table:table-cell/>
          <table:table-cell table:style-name="ce51" table:formula="of:=-[.B42]*[.L$1]*[.L$1]*[.M$1]" office:value-type="float" office:value="-1.16813791098806">
            <text:p>-1.1681</text:p>
          </table:table-cell>
          <table:table-cell table:style-name="ce23" table:formula="of:=[.L42]" office:value-type="float" office:value="-1.16813791098806">
            <text:p>-1.1681</text:p>
          </table:table-cell>
          <table:table-cell table:style-name="ce23" table:formula="of:=[.D42]" office:value-type="float" office:value="0.131">
            <text:p>0.1310</text:p>
          </table:table-cell>
          <table:table-cell table:style-name="ce23" table:formula="of:=SQRT([.E42]*[.E42]+[.G42]*[.G42])" office:value-type="float" office:value="0.00918174275396561">
            <text:p>0.0092</text:p>
          </table:table-cell>
          <table:table-cell table:style-name="ce38" table:formula="of:=SQRT([.F42]*[.F42]+[.H42]*[.H42])" office:value-type="float" office:value="0.00918174275396561">
            <text:p>0.0092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35">
            <text:p>35.0000</text:p>
          </table:table-cell>
          <table:table-cell table:style-name="ce23" table:formula="of:=[.B43]" office:value-type="float" office:value="35">
            <text:p>35.0000</text:p>
          </table:table-cell>
          <table:table-cell table:style-name="ce23" office:value-type="float" office:value="0.1113">
            <text:p>0.1113</text:p>
          </table:table-cell>
          <table:table-cell table:style-name="ce23" office:value-type="float" office:value="0.0081">
            <text:p>0.0081</text:p>
          </table:table-cell>
          <table:table-cell table:style-name="ce23" table:formula="of:=[.E43]" office:value-type="float" office:value="0.0081">
            <text:p>0.0081</text:p>
          </table:table-cell>
          <table:table-cell table:style-name="ce23" table:formula="of:=[.D43]*0.02" office:value-type="float" office:value="0.002226">
            <text:p>0.0022</text:p>
          </table:table-cell>
          <table:table-cell table:style-name="ce38" table:formula="of:=[.G43]" office:value-type="float" office:value="0.002226">
            <text:p>0.0022</text:p>
          </table:table-cell>
          <table:table-cell/>
          <table:table-cell table:style-name="ce47"/>
          <table:table-cell/>
          <table:table-cell table:style-name="ce51" table:formula="of:=-[.B43]*[.L$1]*[.L$1]*[.M$1]" office:value-type="float" office:value="-1.36282756281941">
            <text:p>-1.3628</text:p>
          </table:table-cell>
          <table:table-cell table:style-name="ce23" table:formula="of:=[.L43]" office:value-type="float" office:value="-1.36282756281941">
            <text:p>-1.3628</text:p>
          </table:table-cell>
          <table:table-cell table:style-name="ce23" table:formula="of:=[.D43]" office:value-type="float" office:value="0.1113">
            <text:p>0.1113</text:p>
          </table:table-cell>
          <table:table-cell table:style-name="ce23" table:formula="of:=SQRT([.E43]*[.E43]+[.G43]*[.G43])" office:value-type="float" office:value="0.00840030213742339">
            <text:p>0.0084</text:p>
          </table:table-cell>
          <table:table-cell table:style-name="ce38" table:formula="of:=SQRT([.F43]*[.F43]+[.H43]*[.H43])" office:value-type="float" office:value="0.00840030213742339">
            <text:p>0.0084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40">
            <text:p>40.0000</text:p>
          </table:table-cell>
          <table:table-cell table:style-name="ce23" table:formula="of:=[.B44]" office:value-type="float" office:value="40">
            <text:p>40.0000</text:p>
          </table:table-cell>
          <table:table-cell table:style-name="ce23" office:value-type="float" office:value="0.0863">
            <text:p>0.0863</text:p>
          </table:table-cell>
          <table:table-cell table:style-name="ce23" office:value-type="float" office:value="0.0083">
            <text:p>0.0083</text:p>
          </table:table-cell>
          <table:table-cell table:style-name="ce23" table:formula="of:=[.E44]" office:value-type="float" office:value="0.0083">
            <text:p>0.0083</text:p>
          </table:table-cell>
          <table:table-cell table:style-name="ce23" table:formula="of:=[.D44]*0.02" office:value-type="float" office:value="0.001726">
            <text:p>0.0017</text:p>
          </table:table-cell>
          <table:table-cell table:style-name="ce38" table:formula="of:=[.G44]" office:value-type="float" office:value="0.001726">
            <text:p>0.0017</text:p>
          </table:table-cell>
          <table:table-cell/>
          <table:table-cell table:style-name="ce47"/>
          <table:table-cell/>
          <table:table-cell table:style-name="ce51" table:formula="of:=-[.B44]*[.L$1]*[.L$1]*[.M$1]" office:value-type="float" office:value="-1.55751721465075">
            <text:p>-1.5575</text:p>
          </table:table-cell>
          <table:table-cell table:style-name="ce23" table:formula="of:=[.L44]" office:value-type="float" office:value="-1.55751721465075">
            <text:p>-1.5575</text:p>
          </table:table-cell>
          <table:table-cell table:style-name="ce23" table:formula="of:=[.D44]" office:value-type="float" office:value="0.0863">
            <text:p>0.0863</text:p>
          </table:table-cell>
          <table:table-cell table:style-name="ce23" table:formula="of:=SQRT([.E44]*[.E44]+[.G44]*[.G44])" office:value-type="float" office:value="0.00847756309324796">
            <text:p>0.0085</text:p>
          </table:table-cell>
          <table:table-cell table:style-name="ce38" table:formula="of:=SQRT([.F44]*[.F44]+[.H44]*[.H44])" office:value-type="float" office:value="0.00847756309324796">
            <text:p>0.0085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45">
            <text:p>45.0000</text:p>
          </table:table-cell>
          <table:table-cell table:style-name="ce23" table:formula="of:=[.B45]" office:value-type="float" office:value="45">
            <text:p>45.0000</text:p>
          </table:table-cell>
          <table:table-cell table:style-name="ce23" office:value-type="float" office:value="0.0685">
            <text:p>0.0685</text:p>
          </table:table-cell>
          <table:table-cell table:style-name="ce23" office:value-type="float" office:value="0.01">
            <text:p>0.0100</text:p>
          </table:table-cell>
          <table:table-cell table:style-name="ce23" table:formula="of:=[.E45]" office:value-type="float" office:value="0.01">
            <text:p>0.0100</text:p>
          </table:table-cell>
          <table:table-cell table:style-name="ce23" table:formula="of:=[.D45]*0.02" office:value-type="float" office:value="0.00137">
            <text:p>0.0014</text:p>
          </table:table-cell>
          <table:table-cell table:style-name="ce38" table:formula="of:=[.G45]" office:value-type="float" office:value="0.00137">
            <text:p>0.0014</text:p>
          </table:table-cell>
          <table:table-cell/>
          <table:table-cell table:style-name="ce47"/>
          <table:table-cell/>
          <table:table-cell table:style-name="ce51" table:formula="of:=-[.B45]*[.L$1]*[.L$1]*[.M$1]" office:value-type="float" office:value="-1.75220686648209">
            <text:p>-1.7522</text:p>
          </table:table-cell>
          <table:table-cell table:style-name="ce23" table:formula="of:=[.L45]" office:value-type="float" office:value="-1.75220686648209">
            <text:p>-1.7522</text:p>
          </table:table-cell>
          <table:table-cell table:style-name="ce23" table:formula="of:=[.D45]" office:value-type="float" office:value="0.0685">
            <text:p>0.0685</text:p>
          </table:table-cell>
          <table:table-cell table:style-name="ce23" table:formula="of:=SQRT([.E45]*[.E45]+[.G45]*[.G45])" office:value-type="float" office:value="0.0100934087403612">
            <text:p>0.0101</text:p>
          </table:table-cell>
          <table:table-cell table:style-name="ce38" table:formula="of:=SQRT([.F45]*[.F45]+[.H45]*[.H45])" office:value-type="float" office:value="0.0100934087403612">
            <text:p>0.0101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50">
            <text:p>50.0000</text:p>
          </table:table-cell>
          <table:table-cell table:style-name="ce24" table:formula="of:=[.B46]" office:value-type="float" office:value="50">
            <text:p>50.0000</text:p>
          </table:table-cell>
          <table:table-cell table:style-name="ce24" office:value-type="float" office:value="0.0722">
            <text:p>0.0722</text:p>
          </table:table-cell>
          <table:table-cell table:style-name="ce24" office:value-type="float" office:value="0.0125">
            <text:p>0.0125</text:p>
          </table:table-cell>
          <table:table-cell table:style-name="ce24" table:formula="of:=[.E46]" office:value-type="float" office:value="0.0125">
            <text:p>0.0125</text:p>
          </table:table-cell>
          <table:table-cell table:style-name="ce24" table:formula="of:=[.D46]*0.02" office:value-type="float" office:value="0.001444">
            <text:p>0.0014</text:p>
          </table:table-cell>
          <table:table-cell table:style-name="ce39" table:formula="of:=[.G46]" office:value-type="float" office:value="0.001444">
            <text:p>0.0014</text:p>
          </table:table-cell>
          <table:table-cell/>
          <table:table-cell table:style-name="ce47"/>
          <table:table-cell/>
          <table:table-cell table:style-name="ce52" table:formula="of:=-[.B46]*[.L$1]*[.L$1]*[.M$1]" office:value-type="float" office:value="-1.94689651831344">
            <text:p>-1.9469</text:p>
          </table:table-cell>
          <table:table-cell table:style-name="ce24" table:formula="of:=[.L46]" office:value-type="float" office:value="-1.94689651831344">
            <text:p>-1.9469</text:p>
          </table:table-cell>
          <table:table-cell table:style-name="ce24" table:formula="of:=[.D46]" office:value-type="float" office:value="0.0722">
            <text:p>0.0722</text:p>
          </table:table-cell>
          <table:table-cell table:style-name="ce24" table:formula="of:=SQRT([.E46]*[.E46]+[.G46]*[.G46])" office:value-type="float" office:value="0.0125831290226239">
            <text:p>0.0126</text:p>
          </table:table-cell>
          <table:table-cell table:style-name="ce39" table:formula="of:=SQRT([.F46]*[.F46]+[.H46]*[.H46])" office:value-type="float" office:value="0.0125831290226239">
            <text:p>0.0126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1971-PRD-4-45_Price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48]" office:value-type="string" office:string-value="1971-PRD-4-45_Price" table:number-columns-spanned="5" table:number-rows-spanned="1">
            <text:p>1971-PRD-4-45_Price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style-name="ce49"/>
          <table:table-cell table:style-name="ce45"/>
          <table:table-cell table:style-name="ce53" table:number-columns-spanned="5" table:number-rows-spanned="1"/>
          <table:covered-table-cell table:number-columns-repeated="4"/>
          <table:table-cell/>
          <table:table-cell table:style-name="ce49" table:number-columns-repeated="2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22" office:value-type="string">
            <text:p>xh</text:p>
          </table:covered-table-cell>
          <table:table-cell table:style-name="ce32" office:value-type="string" table:number-columns-spanned="3" table:number-rows-spanned="1">
            <text:p>(G_E^p)**2</text:p>
          </table:table-cell>
          <table:covered-table-cell table:style-name="ce35" office:value-type="string">
            <text:p>dy+</text:p>
          </table:covered-table-cell>
          <table:covered-table-cell table:style-name="ce40" office:value-type="string">
            <text:p>dy-</text:p>
          </table:covered-table-cell>
          <table:table-cell table:number-columns-repeated="3"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18"/>
          <table:table-cell table:style-name="ce30" office:value-type="string" table:number-columns-spanned="3" table:number-rows-spanned="1">
            <text:p>G_E^p</text:p>
          </table:table-cell>
          <table:covered-table-cell table:style-name="ce34"/>
          <table:covered-table-cell table:style-name="ce36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0.0389">
            <text:p>0.0389</text:p>
          </table:table-cell>
          <table:table-cell table:style-name="ce23" table:formula="of:=[.B53]" office:value-type="float" office:value="0.0389">
            <text:p>0.0389</text:p>
          </table:table-cell>
          <table:table-cell table:style-name="ce23" office:value-type="float" office:value="0.776">
            <text:p>0.7760</text:p>
          </table:table-cell>
          <table:table-cell table:style-name="ce23" office:value-type="float" office:value="0.015">
            <text:p>0.0150</text:p>
          </table:table-cell>
          <table:table-cell table:style-name="ce38" table:formula="of:=[.E53]" office:value-type="float" office:value="0.015">
            <text:p>0.0150</text:p>
          </table:table-cell>
          <table:table-cell table:number-columns-repeated="3"/>
          <table:table-cell table:style-name="ce47"/>
          <table:table-cell/>
          <table:table-cell table:style-name="ce7" table:formula="of:=-[.B53]" office:value-type="float" office:value="-0.0389">
            <text:p>-0.0389</text:p>
          </table:table-cell>
          <table:table-cell table:style-name="ce23" table:formula="of:=[.L53]" office:value-type="float" office:value="-0.0389">
            <text:p>-0.0389</text:p>
          </table:table-cell>
          <table:table-cell table:style-name="ce23" table:formula="of:=SQRT([.D53])" office:value-type="float" office:value="0.88090862182181">
            <text:p>0.8809</text:p>
          </table:table-cell>
          <table:table-cell table:style-name="ce23" table:formula="of:=[.E53]/2/[.N53]" office:value-type="float" office:value="0.00851393642224687">
            <text:p>0.0085</text:p>
          </table:table-cell>
          <table:table-cell table:style-name="ce38" table:formula="of:=[.O53]" office:value-type="float" office:value="0.00851393642224687">
            <text:p>0.0085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0778">
            <text:p>0.0778</text:p>
          </table:table-cell>
          <table:table-cell table:style-name="ce23" table:formula="of:=[.B54]" office:value-type="float" office:value="0.0778">
            <text:p>0.0778</text:p>
          </table:table-cell>
          <table:table-cell table:style-name="ce23" office:value-type="float" office:value="0.615">
            <text:p>0.6150</text:p>
          </table:table-cell>
          <table:table-cell table:style-name="ce23" office:value-type="float" office:value="0.018">
            <text:p>0.0180</text:p>
          </table:table-cell>
          <table:table-cell table:style-name="ce38" table:formula="of:=[.E54]" office:value-type="float" office:value="0.018">
            <text:p>0.0180</text:p>
          </table:table-cell>
          <table:table-cell table:number-columns-repeated="3"/>
          <table:table-cell table:style-name="ce47"/>
          <table:table-cell/>
          <table:table-cell table:style-name="ce7" table:formula="of:=-[.B54]" office:value-type="float" office:value="-0.0778">
            <text:p>-0.0778</text:p>
          </table:table-cell>
          <table:table-cell table:style-name="ce23" table:formula="of:=[.L54]" office:value-type="float" office:value="-0.0778">
            <text:p>-0.0778</text:p>
          </table:table-cell>
          <table:table-cell table:style-name="ce23" table:formula="of:=SQRT([.D54])" office:value-type="float" office:value="0.784219357067906">
            <text:p>0.7842</text:p>
          </table:table-cell>
          <table:table-cell table:style-name="ce23" table:formula="of:=[.E54]/2/[.N54]" office:value-type="float" office:value="0.0114763808351401">
            <text:p>0.0115</text:p>
          </table:table-cell>
          <table:table-cell table:style-name="ce38" table:formula="of:=[.O54]" office:value-type="float" office:value="0.0114763808351401">
            <text:p>0.0115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116">
            <text:p>0.1160</text:p>
          </table:table-cell>
          <table:table-cell table:style-name="ce23" table:formula="of:=[.B55]" office:value-type="float" office:value="0.116">
            <text:p>0.1160</text:p>
          </table:table-cell>
          <table:table-cell table:style-name="ce23" office:value-type="float" office:value="0.526">
            <text:p>0.5260</text:p>
          </table:table-cell>
          <table:table-cell table:style-name="ce23" office:value-type="float" office:value="0.032">
            <text:p>0.0320</text:p>
          </table:table-cell>
          <table:table-cell table:style-name="ce38" table:formula="of:=[.E55]" office:value-type="float" office:value="0.032">
            <text:p>0.0320</text:p>
          </table:table-cell>
          <table:table-cell table:number-columns-repeated="3"/>
          <table:table-cell table:style-name="ce47"/>
          <table:table-cell/>
          <table:table-cell table:style-name="ce7" table:formula="of:=-[.B55]" office:value-type="float" office:value="-0.116">
            <text:p>-0.1160</text:p>
          </table:table-cell>
          <table:table-cell table:style-name="ce23" table:formula="of:=[.L55]" office:value-type="float" office:value="-0.116">
            <text:p>-0.1160</text:p>
          </table:table-cell>
          <table:table-cell table:style-name="ce23" table:formula="of:=SQRT([.D55])" office:value-type="float" office:value="0.72525857457875">
            <text:p>0.7253</text:p>
          </table:table-cell>
          <table:table-cell table:style-name="ce23" table:formula="of:=[.E55]/2/[.N55]" office:value-type="float" office:value="0.0220610973255893">
            <text:p>0.0221</text:p>
          </table:table-cell>
          <table:table-cell table:style-name="ce38" table:formula="of:=[.O55]" office:value-type="float" office:value="0.0220610973255893">
            <text:p>0.0221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13">
            <text:p>0.1300</text:p>
          </table:table-cell>
          <table:table-cell table:style-name="ce23" table:formula="of:=[.B56]" office:value-type="float" office:value="0.13">
            <text:p>0.1300</text:p>
          </table:table-cell>
          <table:table-cell table:style-name="ce23" office:value-type="float" office:value="0.481">
            <text:p>0.4810</text:p>
          </table:table-cell>
          <table:table-cell table:style-name="ce23" office:value-type="float" office:value="0.011">
            <text:p>0.0110</text:p>
          </table:table-cell>
          <table:table-cell table:style-name="ce38" table:formula="of:=[.E56]" office:value-type="float" office:value="0.011">
            <text:p>0.0110</text:p>
          </table:table-cell>
          <table:table-cell table:number-columns-repeated="3"/>
          <table:table-cell table:style-name="ce47"/>
          <table:table-cell/>
          <table:table-cell table:style-name="ce7" table:formula="of:=-[.B56]" office:value-type="float" office:value="-0.13">
            <text:p>-0.1300</text:p>
          </table:table-cell>
          <table:table-cell table:style-name="ce23" table:formula="of:=[.L56]" office:value-type="float" office:value="-0.13">
            <text:p>-0.1300</text:p>
          </table:table-cell>
          <table:table-cell table:style-name="ce23" table:formula="of:=SQRT([.D56])" office:value-type="float" office:value="0.693541635375988">
            <text:p>0.6935</text:p>
          </table:table-cell>
          <table:table-cell table:style-name="ce23" table:formula="of:=[.E56]/2/[.N56]" office:value-type="float" office:value="0.00793030976001649">
            <text:p>0.0079</text:p>
          </table:table-cell>
          <table:table-cell table:style-name="ce38" table:formula="of:=[.O56]" office:value-type="float" office:value="0.00793030976001649">
            <text:p>0.0079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19">
            <text:p>0.1900</text:p>
          </table:table-cell>
          <table:table-cell table:style-name="ce23" table:formula="of:=[.B57]" office:value-type="float" office:value="0.19">
            <text:p>0.1900</text:p>
          </table:table-cell>
          <table:table-cell table:style-name="ce23" office:value-type="float" office:value="0.367">
            <text:p>0.3670</text:p>
          </table:table-cell>
          <table:table-cell table:style-name="ce23" office:value-type="float" office:value="0.006">
            <text:p>0.0060</text:p>
          </table:table-cell>
          <table:table-cell table:style-name="ce38" table:formula="of:=[.E57]" office:value-type="float" office:value="0.006">
            <text:p>0.0060</text:p>
          </table:table-cell>
          <table:table-cell table:number-columns-repeated="3"/>
          <table:table-cell table:style-name="ce47"/>
          <table:table-cell/>
          <table:table-cell table:style-name="ce7" table:formula="of:=-[.B57]" office:value-type="float" office:value="-0.19">
            <text:p>-0.1900</text:p>
          </table:table-cell>
          <table:table-cell table:style-name="ce23" table:formula="of:=[.L57]" office:value-type="float" office:value="-0.19">
            <text:p>-0.1900</text:p>
          </table:table-cell>
          <table:table-cell table:style-name="ce23" table:formula="of:=SQRT([.D57])" office:value-type="float" office:value="0.605805249234438">
            <text:p>0.6058</text:p>
          </table:table-cell>
          <table:table-cell table:style-name="ce23" table:formula="of:=[.E57]/2/[.N57]" office:value-type="float" office:value="0.00495208650600358">
            <text:p>0.0050</text:p>
          </table:table-cell>
          <table:table-cell table:style-name="ce38" table:formula="of:=[.O57]" office:value-type="float" office:value="0.00495208650600358">
            <text:p>0.0050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27">
            <text:p>0.2700</text:p>
          </table:table-cell>
          <table:table-cell table:style-name="ce23" table:formula="of:=[.B58]" office:value-type="float" office:value="0.27">
            <text:p>0.2700</text:p>
          </table:table-cell>
          <table:table-cell table:style-name="ce23" office:value-type="float" office:value="0.253">
            <text:p>0.2530</text:p>
          </table:table-cell>
          <table:table-cell table:style-name="ce23" office:value-type="float" office:value="0.007">
            <text:p>0.0070</text:p>
          </table:table-cell>
          <table:table-cell table:style-name="ce38" table:formula="of:=[.E58]" office:value-type="float" office:value="0.007">
            <text:p>0.0070</text:p>
          </table:table-cell>
          <table:table-cell table:number-columns-repeated="3"/>
          <table:table-cell table:style-name="ce47"/>
          <table:table-cell/>
          <table:table-cell table:style-name="ce7" table:formula="of:=-[.B58]" office:value-type="float" office:value="-0.27">
            <text:p>-0.2700</text:p>
          </table:table-cell>
          <table:table-cell table:style-name="ce23" table:formula="of:=[.L58]" office:value-type="float" office:value="-0.27">
            <text:p>-0.2700</text:p>
          </table:table-cell>
          <table:table-cell table:style-name="ce23" table:formula="of:=SQRT([.D58])" office:value-type="float" office:value="0.502991053598372">
            <text:p>0.5030</text:p>
          </table:table-cell>
          <table:table-cell table:style-name="ce23" table:formula="of:=[.E58]/2/[.N58]" office:value-type="float" office:value="0.00695837425926601">
            <text:p>0.0070</text:p>
          </table:table-cell>
          <table:table-cell table:style-name="ce38" table:formula="of:=[.O58]" office:value-type="float" office:value="0.00695837425926601">
            <text:p>0.0070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33">
            <text:p>0.3300</text:p>
          </table:table-cell>
          <table:table-cell table:style-name="ce23" table:formula="of:=[.B59]" office:value-type="float" office:value="0.33">
            <text:p>0.3300</text:p>
          </table:table-cell>
          <table:table-cell table:style-name="ce23" office:value-type="float" office:value="0.1994">
            <text:p>0.1994</text:p>
          </table:table-cell>
          <table:table-cell table:style-name="ce23" office:value-type="float" office:value="0.0044">
            <text:p>0.0044</text:p>
          </table:table-cell>
          <table:table-cell table:style-name="ce38" table:formula="of:=[.E59]" office:value-type="float" office:value="0.0044">
            <text:p>0.0044</text:p>
          </table:table-cell>
          <table:table-cell table:number-columns-repeated="3"/>
          <table:table-cell table:style-name="ce47"/>
          <table:table-cell/>
          <table:table-cell table:style-name="ce7" table:formula="of:=-[.B59]" office:value-type="float" office:value="-0.33">
            <text:p>-0.3300</text:p>
          </table:table-cell>
          <table:table-cell table:style-name="ce23" table:formula="of:=[.L59]" office:value-type="float" office:value="-0.33">
            <text:p>-0.3300</text:p>
          </table:table-cell>
          <table:table-cell table:style-name="ce23" table:formula="of:=SQRT([.D59])" office:value-type="float" office:value="0.446542271235322">
            <text:p>0.4465</text:p>
          </table:table-cell>
          <table:table-cell table:style-name="ce23" table:formula="of:=[.E59]/2/[.N59]" office:value-type="float" office:value="0.00492674521924628">
            <text:p>0.0049</text:p>
          </table:table-cell>
          <table:table-cell table:style-name="ce38" table:formula="of:=[.O59]" office:value-type="float" office:value="0.00492674521924628">
            <text:p>0.0049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39">
            <text:p>0.3900</text:p>
          </table:table-cell>
          <table:table-cell table:style-name="ce23" table:formula="of:=[.B60]" office:value-type="float" office:value="0.39">
            <text:p>0.3900</text:p>
          </table:table-cell>
          <table:table-cell table:style-name="ce23" office:value-type="float" office:value="0.1716">
            <text:p>0.1716</text:p>
          </table:table-cell>
          <table:table-cell table:style-name="ce23" office:value-type="float" office:value="0.0041">
            <text:p>0.0041</text:p>
          </table:table-cell>
          <table:table-cell table:style-name="ce38" table:formula="of:=[.E60]" office:value-type="float" office:value="0.0041">
            <text:p>0.0041</text:p>
          </table:table-cell>
          <table:table-cell table:number-columns-repeated="3"/>
          <table:table-cell table:style-name="ce47"/>
          <table:table-cell/>
          <table:table-cell table:style-name="ce7" table:formula="of:=-[.B60]" office:value-type="float" office:value="-0.39">
            <text:p>-0.3900</text:p>
          </table:table-cell>
          <table:table-cell table:style-name="ce23" table:formula="of:=[.L60]" office:value-type="float" office:value="-0.39">
            <text:p>-0.3900</text:p>
          </table:table-cell>
          <table:table-cell table:style-name="ce23" table:formula="of:=SQRT([.D60])" office:value-type="float" office:value="0.41424630354416">
            <text:p>0.4142</text:p>
          </table:table-cell>
          <table:table-cell table:style-name="ce23" table:formula="of:=[.E60]/2/[.N60]" office:value-type="float" office:value="0.00494874663324899">
            <text:p>0.0049</text:p>
          </table:table-cell>
          <table:table-cell table:style-name="ce38" table:formula="of:=[.O60]" office:value-type="float" office:value="0.00494874663324899">
            <text:p>0.0049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45">
            <text:p>0.4500</text:p>
          </table:table-cell>
          <table:table-cell table:style-name="ce23" table:formula="of:=[.B61]" office:value-type="float" office:value="0.45">
            <text:p>0.4500</text:p>
          </table:table-cell>
          <table:table-cell table:style-name="ce23" office:value-type="float" office:value="0.1405">
            <text:p>0.1405</text:p>
          </table:table-cell>
          <table:table-cell table:style-name="ce23" office:value-type="float" office:value="0.0071">
            <text:p>0.0071</text:p>
          </table:table-cell>
          <table:table-cell table:style-name="ce38" table:formula="of:=[.E61]" office:value-type="float" office:value="0.0071">
            <text:p>0.0071</text:p>
          </table:table-cell>
          <table:table-cell table:number-columns-repeated="3"/>
          <table:table-cell table:style-name="ce47"/>
          <table:table-cell/>
          <table:table-cell table:style-name="ce7" table:formula="of:=-[.B61]" office:value-type="float" office:value="-0.45">
            <text:p>-0.4500</text:p>
          </table:table-cell>
          <table:table-cell table:style-name="ce23" table:formula="of:=[.L61]" office:value-type="float" office:value="-0.45">
            <text:p>-0.4500</text:p>
          </table:table-cell>
          <table:table-cell table:style-name="ce23" table:formula="of:=SQRT([.D61])" office:value-type="float" office:value="0.374833296279826">
            <text:p>0.3748</text:p>
          </table:table-cell>
          <table:table-cell table:style-name="ce23" table:formula="of:=[.E61]/2/[.N61]" office:value-type="float" office:value="0.0094708768810917">
            <text:p>0.0095</text:p>
          </table:table-cell>
          <table:table-cell table:style-name="ce38" table:formula="of:=[.O61]" office:value-type="float" office:value="0.0094708768810917">
            <text:p>0.0095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53">
            <text:p>0.5300</text:p>
          </table:table-cell>
          <table:table-cell table:style-name="ce23" table:formula="of:=[.B62]" office:value-type="float" office:value="0.53">
            <text:p>0.5300</text:p>
          </table:table-cell>
          <table:table-cell table:style-name="ce23" office:value-type="float" office:value="0.107">
            <text:p>0.1070</text:p>
          </table:table-cell>
          <table:table-cell table:style-name="ce23" office:value-type="float" office:value="0.0074">
            <text:p>0.0074</text:p>
          </table:table-cell>
          <table:table-cell table:style-name="ce38" table:formula="of:=[.E62]" office:value-type="float" office:value="0.0074">
            <text:p>0.0074</text:p>
          </table:table-cell>
          <table:table-cell table:number-columns-repeated="3"/>
          <table:table-cell table:style-name="ce47"/>
          <table:table-cell/>
          <table:table-cell table:style-name="ce7" table:formula="of:=-[.B62]" office:value-type="float" office:value="-0.53">
            <text:p>-0.5300</text:p>
          </table:table-cell>
          <table:table-cell table:style-name="ce23" table:formula="of:=[.L62]" office:value-type="float" office:value="-0.53">
            <text:p>-0.5300</text:p>
          </table:table-cell>
          <table:table-cell table:style-name="ce23" table:formula="of:=SQRT([.D62])" office:value-type="float" office:value="0.327108544675923">
            <text:p>0.3271</text:p>
          </table:table-cell>
          <table:table-cell table:style-name="ce23" table:formula="of:=[.E62]/2/[.N62]" office:value-type="float" office:value="0.0113112300495412">
            <text:p>0.0113</text:p>
          </table:table-cell>
          <table:table-cell table:style-name="ce38" table:formula="of:=[.O62]" office:value-type="float" office:value="0.0113112300495412">
            <text:p>0.0113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58">
            <text:p>0.5800</text:p>
          </table:table-cell>
          <table:table-cell table:style-name="ce23" table:formula="of:=[.B63]" office:value-type="float" office:value="0.58">
            <text:p>0.5800</text:p>
          </table:table-cell>
          <table:table-cell table:style-name="ce23" office:value-type="float" office:value="0.0867">
            <text:p>0.0867</text:p>
          </table:table-cell>
          <table:table-cell table:style-name="ce23" office:value-type="float" office:value="0.0025">
            <text:p>0.0025</text:p>
          </table:table-cell>
          <table:table-cell table:style-name="ce38" table:formula="of:=[.E63]" office:value-type="float" office:value="0.0025">
            <text:p>0.0025</text:p>
          </table:table-cell>
          <table:table-cell table:number-columns-repeated="3"/>
          <table:table-cell table:style-name="ce47"/>
          <table:table-cell/>
          <table:table-cell table:style-name="ce7" table:formula="of:=-[.B63]" office:value-type="float" office:value="-0.58">
            <text:p>-0.5800</text:p>
          </table:table-cell>
          <table:table-cell table:style-name="ce23" table:formula="of:=[.L63]" office:value-type="float" office:value="-0.58">
            <text:p>-0.5800</text:p>
          </table:table-cell>
          <table:table-cell table:style-name="ce23" table:formula="of:=SQRT([.D63])" office:value-type="float" office:value="0.294448637286709">
            <text:p>0.2944</text:p>
          </table:table-cell>
          <table:table-cell table:style-name="ce23" table:formula="of:=[.E63]/2/[.N63]" office:value-type="float" office:value="0.00424522256757078">
            <text:p>0.0042</text:p>
          </table:table-cell>
          <table:table-cell table:style-name="ce38" table:formula="of:=[.O63]" office:value-type="float" office:value="0.00424522256757078">
            <text:p>0.0042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65">
            <text:p>0.6500</text:p>
          </table:table-cell>
          <table:table-cell table:style-name="ce23" table:formula="of:=[.B64]" office:value-type="float" office:value="0.65">
            <text:p>0.6500</text:p>
          </table:table-cell>
          <table:table-cell table:style-name="ce23" office:value-type="float" office:value="0.0702">
            <text:p>0.0702</text:p>
          </table:table-cell>
          <table:table-cell table:style-name="ce23" office:value-type="float" office:value="0.0061">
            <text:p>0.0061</text:p>
          </table:table-cell>
          <table:table-cell table:style-name="ce38" table:formula="of:=[.E64]" office:value-type="float" office:value="0.0061">
            <text:p>0.0061</text:p>
          </table:table-cell>
          <table:table-cell table:number-columns-repeated="3"/>
          <table:table-cell table:style-name="ce47"/>
          <table:table-cell/>
          <table:table-cell table:style-name="ce7" table:formula="of:=-[.B64]" office:value-type="float" office:value="-0.65">
            <text:p>-0.6500</text:p>
          </table:table-cell>
          <table:table-cell table:style-name="ce23" table:formula="of:=[.L64]" office:value-type="float" office:value="-0.65">
            <text:p>-0.6500</text:p>
          </table:table-cell>
          <table:table-cell table:style-name="ce23" table:formula="of:=SQRT([.D64])" office:value-type="float" office:value="0.264952825989835">
            <text:p>0.2650</text:p>
          </table:table-cell>
          <table:table-cell table:style-name="ce23" table:formula="of:=[.E64]/2/[.N64]" office:value-type="float" office:value="0.0115114831804701">
            <text:p>0.0115</text:p>
          </table:table-cell>
          <table:table-cell table:style-name="ce38" table:formula="of:=[.O64]" office:value-type="float" office:value="0.0115114831804701">
            <text:p>0.0115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72">
            <text:p>0.7200</text:p>
          </table:table-cell>
          <table:table-cell table:style-name="ce23" table:formula="of:=[.B65]" office:value-type="float" office:value="0.72">
            <text:p>0.7200</text:p>
          </table:table-cell>
          <table:table-cell table:style-name="ce23" office:value-type="float" office:value="0.0729">
            <text:p>0.0729</text:p>
          </table:table-cell>
          <table:table-cell table:style-name="ce23" office:value-type="float" office:value="0.0093">
            <text:p>0.0093</text:p>
          </table:table-cell>
          <table:table-cell table:style-name="ce38" table:formula="of:=[.E65]" office:value-type="float" office:value="0.0093">
            <text:p>0.0093</text:p>
          </table:table-cell>
          <table:table-cell table:number-columns-repeated="3"/>
          <table:table-cell table:style-name="ce47"/>
          <table:table-cell/>
          <table:table-cell table:style-name="ce7" table:formula="of:=-[.B65]" office:value-type="float" office:value="-0.72">
            <text:p>-0.7200</text:p>
          </table:table-cell>
          <table:table-cell table:style-name="ce23" table:formula="of:=[.L65]" office:value-type="float" office:value="-0.72">
            <text:p>-0.7200</text:p>
          </table:table-cell>
          <table:table-cell table:style-name="ce23" table:formula="of:=SQRT([.D65])" office:value-type="float" office:value="0.27">
            <text:p>0.2700</text:p>
          </table:table-cell>
          <table:table-cell table:style-name="ce23" table:formula="of:=[.E65]/2/[.N65]" office:value-type="float" office:value="0.0172222222222222">
            <text:p>0.0172</text:p>
          </table:table-cell>
          <table:table-cell table:style-name="ce38" table:formula="of:=[.O65]" office:value-type="float" office:value="0.0172222222222222">
            <text:p>0.0172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78">
            <text:p>0.7800</text:p>
          </table:table-cell>
          <table:table-cell table:style-name="ce23" table:formula="of:=[.B66]" office:value-type="float" office:value="0.78">
            <text:p>0.7800</text:p>
          </table:table-cell>
          <table:table-cell table:style-name="ce23" office:value-type="float" office:value="0.0471">
            <text:p>0.0471</text:p>
          </table:table-cell>
          <table:table-cell table:style-name="ce23" office:value-type="float" office:value="0.0028">
            <text:p>0.0028</text:p>
          </table:table-cell>
          <table:table-cell table:style-name="ce38" table:formula="of:=[.E66]" office:value-type="float" office:value="0.0028">
            <text:p>0.0028</text:p>
          </table:table-cell>
          <table:table-cell table:number-columns-repeated="3"/>
          <table:table-cell table:style-name="ce47"/>
          <table:table-cell/>
          <table:table-cell table:style-name="ce7" table:formula="of:=-[.B66]" office:value-type="float" office:value="-0.78">
            <text:p>-0.7800</text:p>
          </table:table-cell>
          <table:table-cell table:style-name="ce23" table:formula="of:=[.L66]" office:value-type="float" office:value="-0.78">
            <text:p>-0.7800</text:p>
          </table:table-cell>
          <table:table-cell table:style-name="ce23" table:formula="of:=SQRT([.D66])" office:value-type="float" office:value="0.217025344142107">
            <text:p>0.2170</text:p>
          </table:table-cell>
          <table:table-cell table:style-name="ce23" table:formula="of:=[.E66]/2/[.N66]" office:value-type="float" office:value="0.00645085948617728">
            <text:p>0.0065</text:p>
          </table:table-cell>
          <table:table-cell table:style-name="ce38" table:formula="of:=[.O66]" office:value-type="float" office:value="0.00645085948617728">
            <text:p>0.0065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94">
            <text:p>0.9400</text:p>
          </table:table-cell>
          <table:table-cell table:style-name="ce23" table:formula="of:=[.B67]" office:value-type="float" office:value="0.94">
            <text:p>0.9400</text:p>
          </table:table-cell>
          <table:table-cell table:style-name="ce23" office:value-type="float" office:value="0.0383">
            <text:p>0.0383</text:p>
          </table:table-cell>
          <table:table-cell table:style-name="ce23" office:value-type="float" office:value="0.003">
            <text:p>0.0030</text:p>
          </table:table-cell>
          <table:table-cell table:style-name="ce38" table:formula="of:=[.E67]" office:value-type="float" office:value="0.003">
            <text:p>0.0030</text:p>
          </table:table-cell>
          <table:table-cell table:number-columns-repeated="3"/>
          <table:table-cell table:style-name="ce47"/>
          <table:table-cell/>
          <table:table-cell table:style-name="ce7" table:formula="of:=-[.B67]" office:value-type="float" office:value="-0.94">
            <text:p>-0.9400</text:p>
          </table:table-cell>
          <table:table-cell table:style-name="ce23" table:formula="of:=[.L67]" office:value-type="float" office:value="-0.94">
            <text:p>-0.9400</text:p>
          </table:table-cell>
          <table:table-cell table:style-name="ce23" table:formula="of:=SQRT([.D67])" office:value-type="float" office:value="0.195703857907809">
            <text:p>0.1957</text:p>
          </table:table-cell>
          <table:table-cell table:style-name="ce23" table:formula="of:=[.E67]/2/[.N67]" office:value-type="float" office:value="0.00766464195461394">
            <text:p>0.0077</text:p>
          </table:table-cell>
          <table:table-cell table:style-name="ce38" table:formula="of:=[.O67]" office:value-type="float" office:value="0.00766464195461394">
            <text:p>0.0077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.1">
            <text:p>1.1000</text:p>
          </table:table-cell>
          <table:table-cell table:style-name="ce23" table:formula="of:=[.B68]" office:value-type="float" office:value="1.1">
            <text:p>1.1000</text:p>
          </table:table-cell>
          <table:table-cell table:style-name="ce23" office:value-type="float" office:value="0.0198">
            <text:p>0.0198</text:p>
          </table:table-cell>
          <table:table-cell table:style-name="ce23" office:value-type="float" office:value="0.0014">
            <text:p>0.0014</text:p>
          </table:table-cell>
          <table:table-cell table:style-name="ce38" table:formula="of:=[.E68]" office:value-type="float" office:value="0.0014">
            <text:p>0.0014</text:p>
          </table:table-cell>
          <table:table-cell table:number-columns-repeated="3"/>
          <table:table-cell table:style-name="ce47"/>
          <table:table-cell/>
          <table:table-cell table:style-name="ce7" table:formula="of:=-[.B68]" office:value-type="float" office:value="-1.1">
            <text:p>-1.1000</text:p>
          </table:table-cell>
          <table:table-cell table:style-name="ce23" table:formula="of:=[.L68]" office:value-type="float" office:value="-1.1">
            <text:p>-1.1000</text:p>
          </table:table-cell>
          <table:table-cell table:style-name="ce23" table:formula="of:=SQRT([.D68])" office:value-type="float" office:value="0.140712472794703">
            <text:p>0.1407</text:p>
          </table:table-cell>
          <table:table-cell table:style-name="ce23" table:formula="of:=[.E68]/2/[.N68]" office:value-type="float" office:value="0.00497468338163091">
            <text:p>0.0050</text:p>
          </table:table-cell>
          <table:table-cell table:style-name="ce38" table:formula="of:=[.O68]" office:value-type="float" office:value="0.00497468338163091">
            <text:p>0.0050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.35">
            <text:p>1.3500</text:p>
          </table:table-cell>
          <table:table-cell table:style-name="ce23" table:formula="of:=[.B69]" office:value-type="float" office:value="1.35">
            <text:p>1.3500</text:p>
          </table:table-cell>
          <table:table-cell table:style-name="ce23" office:value-type="float" office:value="0.013">
            <text:p>0.0130</text:p>
          </table:table-cell>
          <table:table-cell table:style-name="ce23" office:value-type="float" office:value="0.0012">
            <text:p>0.0012</text:p>
          </table:table-cell>
          <table:table-cell table:style-name="ce38" table:formula="of:=[.E69]" office:value-type="float" office:value="0.0012">
            <text:p>0.0012</text:p>
          </table:table-cell>
          <table:table-cell table:number-columns-repeated="3"/>
          <table:table-cell table:style-name="ce47"/>
          <table:table-cell/>
          <table:table-cell table:style-name="ce7" table:formula="of:=-[.B69]" office:value-type="float" office:value="-1.35">
            <text:p>-1.3500</text:p>
          </table:table-cell>
          <table:table-cell table:style-name="ce23" table:formula="of:=[.L69]" office:value-type="float" office:value="-1.35">
            <text:p>-1.3500</text:p>
          </table:table-cell>
          <table:table-cell table:style-name="ce23" table:formula="of:=SQRT([.D69])" office:value-type="float" office:value="0.114017542509914">
            <text:p>0.1140</text:p>
          </table:table-cell>
          <table:table-cell table:style-name="ce23" table:formula="of:=[.E69]/2/[.N69]" office:value-type="float" office:value="0.00526234811584218">
            <text:p>0.0053</text:p>
          </table:table-cell>
          <table:table-cell table:style-name="ce38" table:formula="of:=[.O69]" office:value-type="float" office:value="0.00526234811584218">
            <text:p>0.0053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1.75">
            <text:p>1.7500</text:p>
          </table:table-cell>
          <table:table-cell table:style-name="ce24" table:formula="of:=[.B70]" office:value-type="float" office:value="1.75">
            <text:p>1.7500</text:p>
          </table:table-cell>
          <table:table-cell table:style-name="ce24" office:value-type="float" office:value="0.00509">
            <text:p>0.0051</text:p>
          </table:table-cell>
          <table:table-cell table:style-name="ce24" office:value-type="float" office:value="0.00091">
            <text:p>0.0009</text:p>
          </table:table-cell>
          <table:table-cell table:style-name="ce39" table:formula="of:=[.E70]" office:value-type="float" office:value="0.00091">
            <text:p>0.0009</text:p>
          </table:table-cell>
          <table:table-cell table:number-columns-repeated="3"/>
          <table:table-cell table:style-name="ce47"/>
          <table:table-cell/>
          <table:table-cell table:style-name="ce8" table:formula="of:=-[.B70]" office:value-type="float" office:value="-1.75">
            <text:p>-1.7500</text:p>
          </table:table-cell>
          <table:table-cell table:style-name="ce24" table:formula="of:=[.L70]" office:value-type="float" office:value="-1.75">
            <text:p>-1.7500</text:p>
          </table:table-cell>
          <table:table-cell table:style-name="ce24" table:formula="of:=SQRT([.D70])" office:value-type="float" office:value="0.0713442359269479">
            <text:p>0.0713</text:p>
          </table:table-cell>
          <table:table-cell table:style-name="ce24" table:formula="of:=[.E70]/2/[.N70]" office:value-type="float" office:value="0.00637752993060143">
            <text:p>0.0064</text:p>
          </table:table-cell>
          <table:table-cell table:style-name="ce39" table:formula="of:=[.O70]" office:value-type="float" office:value="0.00637752993060143">
            <text:p>0.0064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1973-NPB-58-429_Bartel</text:p>
          </table:table-cell>
          <table:covered-table-cell table:number-columns-repeated="6"/>
          <table:table-cell table:style-name="ce45"/>
          <table:table-cell table:style-name="ce46"/>
          <table:table-cell table:style-name="ce45"/>
          <table:table-cell table:style-name="ce3" table:formula="of:=[.B72]" office:value-type="string" office:string-value="1973-NPB-58-429_Bartel" table:number-columns-spanned="5" table:number-rows-spanned="1">
            <text:p>1973-NPB-58-429_Bartel</text:p>
          </table:table-cell>
          <table:covered-table-cell table:number-columns-repeated="4"/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4">
          <table:table-cell/>
          <table:table-cell table:style-name="ce4" office:value-type="string" table:number-columns-spanned="7" table:number-rows-spanned="1">
            <text:p>only values for G_M^p</text:p>
          </table:table-cell>
          <table:covered-table-cell table:number-columns-repeated="6"/>
          <table:table-cell table:style-name="ce45"/>
          <table:table-cell table:style-name="ce49"/>
          <table:table-cell table:style-name="ce45"/>
          <table:table-cell table:style-name="ce53" table:formula="of:=[.B73]" office:value-type="string" office:string-value="only values for G_M^p" table:number-columns-spanned="5" table:number-rows-spanned="1">
            <text:p>only values for G_M^p</text:p>
          </table:table-cell>
          <table:covered-table-cell table:number-columns-repeated="4"/>
          <table:table-cell/>
          <table:table-cell table:style-name="ce49" table:number-columns-repeated="2"/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1973-PRD-8-753_Hanson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75]" office:value-type="string" office:string-value="1973-PRD-8-753_Hanson" table:number-columns-spanned="5" table:number-rows-spanned="1">
            <text:p>1973-PRD-8-753_Hanson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style-name="ce49"/>
          <table:table-cell table:style-name="ce45"/>
          <table:table-cell table:style-name="ce53" table:number-columns-spanned="5" table:number-rows-spanned="1"/>
          <table:covered-table-cell table:number-columns-repeated="4"/>
          <table:table-cell/>
          <table:table-cell table:style-name="ce49" table:number-columns-repeated="2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F**(-2)</text:p>
          </table:table-cell>
          <table:covered-table-cell table:style-name="ce18"/>
          <table:table-cell table:style-name="ce30" office:value-type="string" table:number-columns-spanned="3" table:number-rows-spanned="1">
            <text:p>G_E^p</text:p>
          </table:table-cell>
          <table:covered-table-cell table:style-name="ce34"/>
          <table:covered-table-cell table:style-name="ce36"/>
          <table:table-cell table:number-columns-repeated="3"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18"/>
          <table:table-cell table:style-name="ce30" office:value-type="string" table:number-columns-spanned="3" table:number-rows-spanned="1">
            <text:p>G_E^p</text:p>
          </table:table-cell>
          <table:covered-table-cell table:style-name="ce34"/>
          <table:covered-table-cell table:style-name="ce36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7">
            <text:p>7.0000</text:p>
          </table:table-cell>
          <table:table-cell table:style-name="ce20" table:formula="of:=[.B80]" office:value-type="float" office:value="7">
            <text:p>7.0000</text:p>
          </table:table-cell>
          <table:table-cell table:style-name="ce23" office:value-type="float" office:value="0.5004">
            <text:p>0.5004</text:p>
          </table:table-cell>
          <table:table-cell table:style-name="ce23" table:formula="of:=[.D80]*0.01*1.4" office:value-type="float" office:value="0.0070056">
            <text:p>0.0070</text:p>
          </table:table-cell>
          <table:table-cell table:style-name="ce38" table:formula="of:=[.E80]" office:value-type="float" office:value="0.0070056">
            <text:p>0.0070</text:p>
          </table:table-cell>
          <table:table-cell table:number-columns-repeated="3"/>
          <table:table-cell table:style-name="ce47"/>
          <table:table-cell/>
          <table:table-cell table:style-name="ce51" table:formula="of:=-[.B80]*[.L$1]*[.L$1]*[.M$1]" office:value-type="float" office:value="-0.272565512563881">
            <text:p>-0.2726</text:p>
          </table:table-cell>
          <table:table-cell table:style-name="ce23" table:formula="of:=[.L80]" office:value-type="float" office:value="-0.272565512563881">
            <text:p>-0.2726</text:p>
          </table:table-cell>
          <table:table-cell table:style-name="ce23" table:formula="of:=[.D80]" office:value-type="float" office:value="0.5004">
            <text:p>0.5004</text:p>
          </table:table-cell>
          <table:table-cell table:style-name="ce23" table:formula="of:=[.E80]" office:value-type="float" office:value="0.0070056">
            <text:p>0.0070</text:p>
          </table:table-cell>
          <table:table-cell table:style-name="ce38" table:formula="of:=[.O80]" office:value-type="float" office:value="0.0070056">
            <text:p>0.0070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0">
            <text:p>10.0000</text:p>
          </table:table-cell>
          <table:table-cell table:style-name="ce20" table:formula="of:=[.B81]" office:value-type="float" office:value="10">
            <text:p>10.0000</text:p>
          </table:table-cell>
          <table:table-cell table:style-name="ce23" office:value-type="float" office:value="0.4147">
            <text:p>0.4147</text:p>
          </table:table-cell>
          <table:table-cell table:style-name="ce23" table:formula="of:=[.D81]*0.01*1.2" office:value-type="float" office:value="0.0049764">
            <text:p>0.0050</text:p>
          </table:table-cell>
          <table:table-cell table:style-name="ce38" table:formula="of:=[.E81]" office:value-type="float" office:value="0.0049764">
            <text:p>0.0050</text:p>
          </table:table-cell>
          <table:table-cell table:number-columns-repeated="3"/>
          <table:table-cell table:style-name="ce47"/>
          <table:table-cell/>
          <table:table-cell table:style-name="ce51" table:formula="of:=-[.B81]*[.L$1]*[.L$1]*[.M$1]" office:value-type="float" office:value="-0.389379303662688">
            <text:p>-0.3894</text:p>
          </table:table-cell>
          <table:table-cell table:style-name="ce23" table:formula="of:=[.L81]" office:value-type="float" office:value="-0.389379303662688">
            <text:p>-0.3894</text:p>
          </table:table-cell>
          <table:table-cell table:style-name="ce23" table:formula="of:=[.D81]" office:value-type="float" office:value="0.4147">
            <text:p>0.4147</text:p>
          </table:table-cell>
          <table:table-cell table:style-name="ce23" table:formula="of:=[.E81]" office:value-type="float" office:value="0.0049764">
            <text:p>0.0050</text:p>
          </table:table-cell>
          <table:table-cell table:style-name="ce38" table:formula="of:=[.O81]" office:value-type="float" office:value="0.0049764">
            <text:p>0.0050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5">
            <text:p>15.0000</text:p>
          </table:table-cell>
          <table:table-cell table:style-name="ce20" table:formula="of:=[.B82]" office:value-type="float" office:value="15">
            <text:p>15.0000</text:p>
          </table:table-cell>
          <table:table-cell table:style-name="ce23" office:value-type="float" office:value="0.2926">
            <text:p>0.2926</text:p>
          </table:table-cell>
          <table:table-cell table:style-name="ce23" table:formula="of:=[.D82]*0.01*1.4" office:value-type="float" office:value="0.0040964">
            <text:p>0.0041</text:p>
          </table:table-cell>
          <table:table-cell table:style-name="ce38" table:formula="of:=[.E82]" office:value-type="float" office:value="0.0040964">
            <text:p>0.0041</text:p>
          </table:table-cell>
          <table:table-cell table:number-columns-repeated="3"/>
          <table:table-cell table:style-name="ce47"/>
          <table:table-cell/>
          <table:table-cell table:style-name="ce51" table:formula="of:=-[.B82]*[.L$1]*[.L$1]*[.M$1]" office:value-type="float" office:value="-0.584068955494031">
            <text:p>-0.5841</text:p>
          </table:table-cell>
          <table:table-cell table:style-name="ce23" table:formula="of:=[.L82]" office:value-type="float" office:value="-0.584068955494031">
            <text:p>-0.5841</text:p>
          </table:table-cell>
          <table:table-cell table:style-name="ce23" table:formula="of:=[.D82]" office:value-type="float" office:value="0.2926">
            <text:p>0.2926</text:p>
          </table:table-cell>
          <table:table-cell table:style-name="ce23" table:formula="of:=[.E82]" office:value-type="float" office:value="0.0040964">
            <text:p>0.0041</text:p>
          </table:table-cell>
          <table:table-cell table:style-name="ce38" table:formula="of:=[.O82]" office:value-type="float" office:value="0.0040964">
            <text:p>0.0041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20">
            <text:p>20.0000</text:p>
          </table:table-cell>
          <table:table-cell table:style-name="ce20" table:formula="of:=[.B83]" office:value-type="float" office:value="20">
            <text:p>20.0000</text:p>
          </table:table-cell>
          <table:table-cell table:style-name="ce23" office:value-type="float" office:value="0.2174">
            <text:p>0.2174</text:p>
          </table:table-cell>
          <table:table-cell table:style-name="ce23" table:formula="of:=[.D83]*0.01*3" office:value-type="float" office:value="0.006522">
            <text:p>0.0065</text:p>
          </table:table-cell>
          <table:table-cell table:style-name="ce38" table:formula="of:=[.E83]" office:value-type="float" office:value="0.006522">
            <text:p>0.0065</text:p>
          </table:table-cell>
          <table:table-cell table:number-columns-repeated="3"/>
          <table:table-cell table:style-name="ce47"/>
          <table:table-cell/>
          <table:table-cell table:style-name="ce51" table:formula="of:=-[.B83]*[.L$1]*[.L$1]*[.M$1]" office:value-type="float" office:value="-0.778758607325375">
            <text:p>-0.7788</text:p>
          </table:table-cell>
          <table:table-cell table:style-name="ce23" table:formula="of:=[.L83]" office:value-type="float" office:value="-0.778758607325375">
            <text:p>-0.7788</text:p>
          </table:table-cell>
          <table:table-cell table:style-name="ce23" table:formula="of:=[.D83]" office:value-type="float" office:value="0.2174">
            <text:p>0.2174</text:p>
          </table:table-cell>
          <table:table-cell table:style-name="ce23" table:formula="of:=[.E83]" office:value-type="float" office:value="0.006522">
            <text:p>0.0065</text:p>
          </table:table-cell>
          <table:table-cell table:style-name="ce38" table:formula="of:=[.O83]" office:value-type="float" office:value="0.006522">
            <text:p>0.0065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30">
            <text:p>30.0000</text:p>
          </table:table-cell>
          <table:table-cell table:style-name="ce20" table:formula="of:=[.B84]" office:value-type="float" office:value="30">
            <text:p>30.0000</text:p>
          </table:table-cell>
          <table:table-cell table:style-name="ce23" office:value-type="float" office:value="0.1307">
            <text:p>0.1307</text:p>
          </table:table-cell>
          <table:table-cell table:style-name="ce23" table:formula="of:=[.D84]*0.01*3.6" office:value-type="float" office:value="0.0047052">
            <text:p>0.0047</text:p>
          </table:table-cell>
          <table:table-cell table:style-name="ce38" table:formula="of:=[.E84]" office:value-type="float" office:value="0.0047052">
            <text:p>0.0047</text:p>
          </table:table-cell>
          <table:table-cell table:number-columns-repeated="3"/>
          <table:table-cell table:style-name="ce47"/>
          <table:table-cell/>
          <table:table-cell table:style-name="ce51" table:formula="of:=-[.B84]*[.L$1]*[.L$1]*[.M$1]" office:value-type="float" office:value="-1.16813791098806">
            <text:p>-1.1681</text:p>
          </table:table-cell>
          <table:table-cell table:style-name="ce23" table:formula="of:=[.L84]" office:value-type="float" office:value="-1.16813791098806">
            <text:p>-1.1681</text:p>
          </table:table-cell>
          <table:table-cell table:style-name="ce23" table:formula="of:=[.D84]" office:value-type="float" office:value="0.1307">
            <text:p>0.1307</text:p>
          </table:table-cell>
          <table:table-cell table:style-name="ce23" table:formula="of:=[.E84]" office:value-type="float" office:value="0.0047052">
            <text:p>0.0047</text:p>
          </table:table-cell>
          <table:table-cell table:style-name="ce38" table:formula="of:=[.O84]" office:value-type="float" office:value="0.0047052">
            <text:p>0.0047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45">
            <text:p>45.0000</text:p>
          </table:table-cell>
          <table:table-cell table:style-name="ce21" table:formula="of:=[.B85]" office:value-type="float" office:value="45">
            <text:p>45.0000</text:p>
          </table:table-cell>
          <table:table-cell table:style-name="ce24" office:value-type="float" office:value="0.07123">
            <text:p>0.0712</text:p>
          </table:table-cell>
          <table:table-cell table:style-name="ce24" table:formula="of:=[.D85]*0.01*9" office:value-type="float" office:value="0.0064107">
            <text:p>0.0064</text:p>
          </table:table-cell>
          <table:table-cell table:style-name="ce39" table:formula="of:=[.E85]" office:value-type="float" office:value="0.0064107">
            <text:p>0.0064</text:p>
          </table:table-cell>
          <table:table-cell table:number-columns-repeated="3"/>
          <table:table-cell table:style-name="ce47"/>
          <table:table-cell/>
          <table:table-cell table:style-name="ce52" table:formula="of:=-[.B85]*[.L$1]*[.L$1]*[.M$1]" office:value-type="float" office:value="-1.75220686648209">
            <text:p>-1.7522</text:p>
          </table:table-cell>
          <table:table-cell table:style-name="ce24" table:formula="of:=[.L85]" office:value-type="float" office:value="-1.75220686648209">
            <text:p>-1.7522</text:p>
          </table:table-cell>
          <table:table-cell table:style-name="ce24" table:formula="of:=[.D85]" office:value-type="float" office:value="0.07123">
            <text:p>0.0712</text:p>
          </table:table-cell>
          <table:table-cell table:style-name="ce24" table:formula="of:=[.E85]" office:value-type="float" office:value="0.0064107">
            <text:p>0.0064</text:p>
          </table:table-cell>
          <table:table-cell table:style-name="ce39" table:formula="of:=[.O85]" office:value-type="float" office:value="0.0064107">
            <text:p>0.0064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1976-NPB-114-505_Hohler</text:p>
          </table:table-cell>
          <table:covered-table-cell table:number-columns-repeated="6"/>
          <table:table-cell table:style-name="ce45"/>
          <table:table-cell table:style-name="ce46"/>
          <table:table-cell table:style-name="ce45"/>
          <table:table-cell table:style-name="ce3" table:formula="of:=[.B87]" office:value-type="string" office:string-value="1976-NPB-114-505_Hohler" table:number-columns-spanned="5" table:number-rows-spanned="1">
            <text:p>1976-NPB-114-505_Hohler</text:p>
          </table:table-cell>
          <table:covered-table-cell table:number-columns-repeated="4"/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4">
          <table:table-cell/>
          <table:table-cell table:style-name="ce4" office:value-type="string" table:number-columns-spanned="7" table:number-rows-spanned="1">
            <text:p>Rosenbluth plot</text:p>
          </table:table-cell>
          <table:covered-table-cell table:number-columns-repeated="6"/>
          <table:table-cell table:style-name="ce45"/>
          <table:table-cell table:style-name="ce49"/>
          <table:table-cell table:style-name="ce45"/>
          <table:table-cell table:style-name="ce53" table:formula="of:=[.B88]" office:value-type="string" office:string-value="Rosenbluth plot" table:number-columns-spanned="5" table:number-rows-spanned="1">
            <text:p>Rosenbluth plot</text:p>
          </table:table-cell>
          <table:covered-table-cell table:number-columns-repeated="4"/>
          <table:table-cell/>
          <table:table-cell table:style-name="ce49" table:number-columns-repeated="2"/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1980-NPA-333-381_Simon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90]" office:value-type="string" office:string-value="1980-NPA-333-381_Simon" table:number-columns-spanned="5" table:number-rows-spanned="1">
            <text:p>1980-NPA-333-381_Simon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style-name="ce49"/>
          <table:table-cell table:style-name="ce45"/>
          <table:table-cell table:style-name="ce53" table:number-columns-spanned="5" table:number-rows-spanned="1"/>
          <table:covered-table-cell table:number-columns-repeated="4"/>
          <table:table-cell/>
          <table:table-cell table:style-name="ce49" table:number-columns-repeated="2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F**(-2)</text:p>
          </table:table-cell>
          <table:covered-table-cell table:style-name="ce18"/>
          <table:table-cell table:style-name="ce30" office:value-type="string" table:number-columns-spanned="3" table:number-rows-spanned="1">
            <text:p>G_E^p</text:p>
          </table:table-cell>
          <table:covered-table-cell table:style-name="ce34"/>
          <table:covered-table-cell table:style-name="ce36"/>
          <table:table-cell table:number-columns-repeated="3"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18"/>
          <table:table-cell table:style-name="ce30" office:value-type="string" table:number-columns-spanned="3" table:number-rows-spanned="1">
            <text:p>G_E^p</text:p>
          </table:table-cell>
          <table:covered-table-cell table:style-name="ce34"/>
          <table:covered-table-cell table:style-name="ce36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0.14">
            <text:p>0.1400</text:p>
          </table:table-cell>
          <table:table-cell table:style-name="ce25" office:value-type="float" office:value="0.14">
            <text:p>0.1400</text:p>
          </table:table-cell>
          <table:table-cell table:style-name="ce25" office:value-type="float" office:value="0.9858">
            <text:p>0.9858</text:p>
          </table:table-cell>
          <table:table-cell table:style-name="ce25" table:formula="of:=0.0022*[.D95]" office:value-type="float" office:value="0.00216876">
            <text:p>0.0022</text:p>
          </table:table-cell>
          <table:table-cell table:style-name="ce38" table:formula="of:=[.E95]" office:value-type="float" office:value="0.00216876">
            <text:p>0.0022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95]*[.L$1]*[.L$1]*[.M$1]" office:value-type="float" office:value="-0.00545131025127763">
            <text:p>-0.0055</text:p>
          </table:table-cell>
          <table:table-cell table:style-name="ce25" table:formula="of:=[.L95]" office:value-type="float" office:value="-0.00545131025127763">
            <text:p>-0.0055</text:p>
          </table:table-cell>
          <table:table-cell table:style-name="ce25" table:formula="of:=[.D95]" office:value-type="float" office:value="0.9858">
            <text:p>0.9858</text:p>
          </table:table-cell>
          <table:table-cell table:style-name="ce25" table:formula="of:=[.E95]" office:value-type="float" office:value="0.00216876">
            <text:p>0.0022</text:p>
          </table:table-cell>
          <table:table-cell table:style-name="ce38" table:formula="of:=[.O95]" office:value-type="float" office:value="0.00216876">
            <text:p>0.0022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2">
            <text:p>0.2000</text:p>
          </table:table-cell>
          <table:table-cell table:style-name="ce25" office:value-type="float" office:value="0.2">
            <text:p>0.2000</text:p>
          </table:table-cell>
          <table:table-cell table:style-name="ce25" office:value-type="float" office:value="0.9767">
            <text:p>0.9767</text:p>
          </table:table-cell>
          <table:table-cell table:style-name="ce25" table:formula="of:=0.0025*[.D96]" office:value-type="float" office:value="0.00244175">
            <text:p>0.0024</text:p>
          </table:table-cell>
          <table:table-cell table:style-name="ce38" table:formula="of:=[.E96]" office:value-type="float" office:value="0.00244175">
            <text:p>0.0024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96]*[.L$1]*[.L$1]*[.M$1]" office:value-type="float" office:value="-0.00778758607325375">
            <text:p>-0.0078</text:p>
          </table:table-cell>
          <table:table-cell table:style-name="ce25" table:formula="of:=[.L96]" office:value-type="float" office:value="-0.00778758607325375">
            <text:p>-0.0078</text:p>
          </table:table-cell>
          <table:table-cell table:style-name="ce25" table:formula="of:=[.D96]" office:value-type="float" office:value="0.9767">
            <text:p>0.9767</text:p>
          </table:table-cell>
          <table:table-cell table:style-name="ce25" table:formula="of:=[.E96]" office:value-type="float" office:value="0.00244175">
            <text:p>0.0024</text:p>
          </table:table-cell>
          <table:table-cell table:style-name="ce38" table:formula="of:=[.O96]" office:value-type="float" office:value="0.00244175">
            <text:p>0.0024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25">
            <text:p>0.2500</text:p>
          </table:table-cell>
          <table:table-cell table:style-name="ce25" office:value-type="float" office:value="0.25">
            <text:p>0.2500</text:p>
          </table:table-cell>
          <table:table-cell table:style-name="ce25" office:value-type="float" office:value="0.9722">
            <text:p>0.9722</text:p>
          </table:table-cell>
          <table:table-cell table:style-name="ce25" table:formula="of:=0.0022*[.D97]" office:value-type="float" office:value="0.00213884">
            <text:p>0.0021</text:p>
          </table:table-cell>
          <table:table-cell table:style-name="ce38" table:formula="of:=[.E97]" office:value-type="float" office:value="0.00213884">
            <text:p>0.0021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97]*[.L$1]*[.L$1]*[.M$1]" office:value-type="float" office:value="-0.00973448259156719">
            <text:p>-0.0097</text:p>
          </table:table-cell>
          <table:table-cell table:style-name="ce25" table:formula="of:=[.L97]" office:value-type="float" office:value="-0.00973448259156719">
            <text:p>-0.0097</text:p>
          </table:table-cell>
          <table:table-cell table:style-name="ce25" table:formula="of:=[.D97]" office:value-type="float" office:value="0.9722">
            <text:p>0.9722</text:p>
          </table:table-cell>
          <table:table-cell table:style-name="ce25" table:formula="of:=[.E97]" office:value-type="float" office:value="0.00213884">
            <text:p>0.0021</text:p>
          </table:table-cell>
          <table:table-cell table:style-name="ce38" table:formula="of:=[.O97]" office:value-type="float" office:value="0.00213884">
            <text:p>0.0021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3">
            <text:p>0.3000</text:p>
          </table:table-cell>
          <table:table-cell table:style-name="ce25" office:value-type="float" office:value="0.3">
            <text:p>0.3000</text:p>
          </table:table-cell>
          <table:table-cell table:style-name="ce25" office:value-type="float" office:value="0.9619">
            <text:p>0.9619</text:p>
          </table:table-cell>
          <table:table-cell table:style-name="ce25" table:formula="of:=0.0043*[.D98]" office:value-type="float" office:value="0.00413617">
            <text:p>0.0041</text:p>
          </table:table-cell>
          <table:table-cell table:style-name="ce38" table:formula="of:=[.E98]" office:value-type="float" office:value="0.00413617">
            <text:p>0.0041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98]*[.L$1]*[.L$1]*[.M$1]" office:value-type="float" office:value="-0.0116813791098806">
            <text:p>-0.0117</text:p>
          </table:table-cell>
          <table:table-cell table:style-name="ce25" table:formula="of:=[.L98]" office:value-type="float" office:value="-0.0116813791098806">
            <text:p>-0.0117</text:p>
          </table:table-cell>
          <table:table-cell table:style-name="ce25" table:formula="of:=[.D98]" office:value-type="float" office:value="0.9619">
            <text:p>0.9619</text:p>
          </table:table-cell>
          <table:table-cell table:style-name="ce25" table:formula="of:=[.E98]" office:value-type="float" office:value="0.00413617">
            <text:p>0.0041</text:p>
          </table:table-cell>
          <table:table-cell table:style-name="ce38" table:formula="of:=[.O98]" office:value-type="float" office:value="0.00413617">
            <text:p>0.0041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35">
            <text:p>0.3500</text:p>
          </table:table-cell>
          <table:table-cell table:style-name="ce25" office:value-type="float" office:value="0.35">
            <text:p>0.3500</text:p>
          </table:table-cell>
          <table:table-cell table:style-name="ce25" office:value-type="float" office:value="0.9612">
            <text:p>0.9612</text:p>
          </table:table-cell>
          <table:table-cell table:style-name="ce25" table:formula="of:=0.0022*[.D99]" office:value-type="float" office:value="0.00211464">
            <text:p>0.0021</text:p>
          </table:table-cell>
          <table:table-cell table:style-name="ce38" table:formula="of:=[.E99]" office:value-type="float" office:value="0.00211464">
            <text:p>0.0021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99]*[.L$1]*[.L$1]*[.M$1]" office:value-type="float" office:value="-0.0136282756281941">
            <text:p>-0.0136</text:p>
          </table:table-cell>
          <table:table-cell table:style-name="ce25" table:formula="of:=[.L99]" office:value-type="float" office:value="-0.0136282756281941">
            <text:p>-0.0136</text:p>
          </table:table-cell>
          <table:table-cell table:style-name="ce25" table:formula="of:=[.D99]" office:value-type="float" office:value="0.9612">
            <text:p>0.9612</text:p>
          </table:table-cell>
          <table:table-cell table:style-name="ce25" table:formula="of:=[.E99]" office:value-type="float" office:value="0.00211464">
            <text:p>0.0021</text:p>
          </table:table-cell>
          <table:table-cell table:style-name="ce38" table:formula="of:=[.O99]" office:value-type="float" office:value="0.00211464">
            <text:p>0.0021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4">
            <text:p>0.4000</text:p>
          </table:table-cell>
          <table:table-cell table:style-name="ce25" office:value-type="float" office:value="0.4">
            <text:p>0.4000</text:p>
          </table:table-cell>
          <table:table-cell table:style-name="ce25" office:value-type="float" office:value="0.9511">
            <text:p>0.9511</text:p>
          </table:table-cell>
          <table:table-cell table:style-name="ce25" table:formula="of:=0.005*[.D100]" office:value-type="float" office:value="0.0047555">
            <text:p>0.0048</text:p>
          </table:table-cell>
          <table:table-cell table:style-name="ce38" table:formula="of:=[.E100]" office:value-type="float" office:value="0.0047555">
            <text:p>0.0048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100]*[.L$1]*[.L$1]*[.M$1]" office:value-type="float" office:value="-0.0155751721465075">
            <text:p>-0.0156</text:p>
          </table:table-cell>
          <table:table-cell table:style-name="ce25" table:formula="of:=[.L100]" office:value-type="float" office:value="-0.0155751721465075">
            <text:p>-0.0156</text:p>
          </table:table-cell>
          <table:table-cell table:style-name="ce25" table:formula="of:=[.D100]" office:value-type="float" office:value="0.9511">
            <text:p>0.9511</text:p>
          </table:table-cell>
          <table:table-cell table:style-name="ce25" table:formula="of:=[.E100]" office:value-type="float" office:value="0.0047555">
            <text:p>0.0048</text:p>
          </table:table-cell>
          <table:table-cell table:style-name="ce38" table:formula="of:=[.O100]" office:value-type="float" office:value="0.0047555">
            <text:p>0.0048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45">
            <text:p>0.4500</text:p>
          </table:table-cell>
          <table:table-cell table:style-name="ce25" office:value-type="float" office:value="0.45">
            <text:p>0.4500</text:p>
          </table:table-cell>
          <table:table-cell table:style-name="ce25" office:value-type="float" office:value="0.9463">
            <text:p>0.9463</text:p>
          </table:table-cell>
          <table:table-cell table:style-name="ce25" table:formula="of:=0.0016*[.D101]" office:value-type="float" office:value="0.00151408">
            <text:p>0.0015</text:p>
          </table:table-cell>
          <table:table-cell table:style-name="ce38" table:formula="of:=[.E101]" office:value-type="float" office:value="0.00151408">
            <text:p>0.0015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101]*[.L$1]*[.L$1]*[.M$1]" office:value-type="float" office:value="-0.0175220686648209">
            <text:p>-0.0175</text:p>
          </table:table-cell>
          <table:table-cell table:style-name="ce25" table:formula="of:=[.L101]" office:value-type="float" office:value="-0.0175220686648209">
            <text:p>-0.0175</text:p>
          </table:table-cell>
          <table:table-cell table:style-name="ce25" table:formula="of:=[.D101]" office:value-type="float" office:value="0.9463">
            <text:p>0.9463</text:p>
          </table:table-cell>
          <table:table-cell table:style-name="ce25" table:formula="of:=[.E101]" office:value-type="float" office:value="0.00151408">
            <text:p>0.0015</text:p>
          </table:table-cell>
          <table:table-cell table:style-name="ce38" table:formula="of:=[.O101]" office:value-type="float" office:value="0.00151408">
            <text:p>0.0015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5">
            <text:p>0.5000</text:p>
          </table:table-cell>
          <table:table-cell table:style-name="ce25" office:value-type="float" office:value="0.5">
            <text:p>0.5000</text:p>
          </table:table-cell>
          <table:table-cell table:style-name="ce25" office:value-type="float" office:value="0.9428">
            <text:p>0.9428</text:p>
          </table:table-cell>
          <table:table-cell table:style-name="ce25" table:formula="of:=0.0031*[.D102]" office:value-type="float" office:value="0.00292268">
            <text:p>0.0029</text:p>
          </table:table-cell>
          <table:table-cell table:style-name="ce38" table:formula="of:=[.E102]" office:value-type="float" office:value="0.00292268">
            <text:p>0.0029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102]*[.L$1]*[.L$1]*[.M$1]" office:value-type="float" office:value="-0.0194689651831344">
            <text:p>-0.0195</text:p>
          </table:table-cell>
          <table:table-cell table:style-name="ce25" table:formula="of:=[.L102]" office:value-type="float" office:value="-0.0194689651831344">
            <text:p>-0.0195</text:p>
          </table:table-cell>
          <table:table-cell table:style-name="ce25" table:formula="of:=[.D102]" office:value-type="float" office:value="0.9428">
            <text:p>0.9428</text:p>
          </table:table-cell>
          <table:table-cell table:style-name="ce25" table:formula="of:=[.E102]" office:value-type="float" office:value="0.00292268">
            <text:p>0.0029</text:p>
          </table:table-cell>
          <table:table-cell table:style-name="ce38" table:formula="of:=[.O102]" office:value-type="float" office:value="0.00292268">
            <text:p>0.0029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55">
            <text:p>0.5500</text:p>
          </table:table-cell>
          <table:table-cell table:style-name="ce25" office:value-type="float" office:value="0.55">
            <text:p>0.5500</text:p>
          </table:table-cell>
          <table:table-cell table:style-name="ce25" office:value-type="float" office:value="0.9353">
            <text:p>0.9353</text:p>
          </table:table-cell>
          <table:table-cell table:style-name="ce25" table:formula="of:=0.0016*[.D103]" office:value-type="float" office:value="0.00149648">
            <text:p>0.0015</text:p>
          </table:table-cell>
          <table:table-cell table:style-name="ce38" table:formula="of:=[.E103]" office:value-type="float" office:value="0.00149648">
            <text:p>0.0015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103]*[.L$1]*[.L$1]*[.M$1]" office:value-type="float" office:value="-0.0214158617014478">
            <text:p>-0.0214</text:p>
          </table:table-cell>
          <table:table-cell table:style-name="ce25" table:formula="of:=[.L103]" office:value-type="float" office:value="-0.0214158617014478">
            <text:p>-0.0214</text:p>
          </table:table-cell>
          <table:table-cell table:style-name="ce25" table:formula="of:=[.D103]" office:value-type="float" office:value="0.9353">
            <text:p>0.9353</text:p>
          </table:table-cell>
          <table:table-cell table:style-name="ce25" table:formula="of:=[.E103]" office:value-type="float" office:value="0.00149648">
            <text:p>0.0015</text:p>
          </table:table-cell>
          <table:table-cell table:style-name="ce38" table:formula="of:=[.O103]" office:value-type="float" office:value="0.00149648">
            <text:p>0.0015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6">
            <text:p>0.6000</text:p>
          </table:table-cell>
          <table:table-cell table:style-name="ce25" office:value-type="float" office:value="0.6">
            <text:p>0.6000</text:p>
          </table:table-cell>
          <table:table-cell table:style-name="ce25" office:value-type="float" office:value="0.932">
            <text:p>0.9320</text:p>
          </table:table-cell>
          <table:table-cell table:style-name="ce25" table:formula="of:=0.003*[.D104]" office:value-type="float" office:value="0.002796">
            <text:p>0.0028</text:p>
          </table:table-cell>
          <table:table-cell table:style-name="ce38" table:formula="of:=[.E104]" office:value-type="float" office:value="0.002796">
            <text:p>0.0028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104]*[.L$1]*[.L$1]*[.M$1]" office:value-type="float" office:value="-0.0233627582197613">
            <text:p>-0.0234</text:p>
          </table:table-cell>
          <table:table-cell table:style-name="ce25" table:formula="of:=[.L104]" office:value-type="float" office:value="-0.0233627582197613">
            <text:p>-0.0234</text:p>
          </table:table-cell>
          <table:table-cell table:style-name="ce25" table:formula="of:=[.D104]" office:value-type="float" office:value="0.932">
            <text:p>0.9320</text:p>
          </table:table-cell>
          <table:table-cell table:style-name="ce25" table:formula="of:=[.E104]" office:value-type="float" office:value="0.002796">
            <text:p>0.0028</text:p>
          </table:table-cell>
          <table:table-cell table:style-name="ce38" table:formula="of:=[.O104]" office:value-type="float" office:value="0.002796">
            <text:p>0.0028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65">
            <text:p>0.6500</text:p>
          </table:table-cell>
          <table:table-cell table:style-name="ce25" office:value-type="float" office:value="0.65">
            <text:p>0.6500</text:p>
          </table:table-cell>
          <table:table-cell table:style-name="ce25" office:value-type="float" office:value="0.9246">
            <text:p>0.9246</text:p>
          </table:table-cell>
          <table:table-cell table:style-name="ce25" table:formula="of:=0.0018*[.D105]" office:value-type="float" office:value="0.00166428">
            <text:p>0.0017</text:p>
          </table:table-cell>
          <table:table-cell table:style-name="ce38" table:formula="of:=[.E105]" office:value-type="float" office:value="0.00166428">
            <text:p>0.0017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105]*[.L$1]*[.L$1]*[.M$1]" office:value-type="float" office:value="-0.0253096547380747">
            <text:p>-0.0253</text:p>
          </table:table-cell>
          <table:table-cell table:style-name="ce25" table:formula="of:=[.L105]" office:value-type="float" office:value="-0.0253096547380747">
            <text:p>-0.0253</text:p>
          </table:table-cell>
          <table:table-cell table:style-name="ce25" table:formula="of:=[.D105]" office:value-type="float" office:value="0.9246">
            <text:p>0.9246</text:p>
          </table:table-cell>
          <table:table-cell table:style-name="ce25" table:formula="of:=[.E105]" office:value-type="float" office:value="0.00166428">
            <text:p>0.0017</text:p>
          </table:table-cell>
          <table:table-cell table:style-name="ce38" table:formula="of:=[.O105]" office:value-type="float" office:value="0.00166428">
            <text:p>0.0017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7">
            <text:p>0.7000</text:p>
          </table:table-cell>
          <table:table-cell table:style-name="ce25" office:value-type="float" office:value="0.7">
            <text:p>0.7000</text:p>
          </table:table-cell>
          <table:table-cell table:style-name="ce25" office:value-type="float" office:value="0.9165">
            <text:p>0.9165</text:p>
          </table:table-cell>
          <table:table-cell table:style-name="ce25" table:formula="of:=0.0035*[.D106]" office:value-type="float" office:value="0.00320775">
            <text:p>0.0032</text:p>
          </table:table-cell>
          <table:table-cell table:style-name="ce38" table:formula="of:=[.E106]" office:value-type="float" office:value="0.00320775">
            <text:p>0.0032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106]*[.L$1]*[.L$1]*[.M$1]" office:value-type="float" office:value="-0.0272565512563881">
            <text:p>-0.0273</text:p>
          </table:table-cell>
          <table:table-cell table:style-name="ce25" table:formula="of:=[.L106]" office:value-type="float" office:value="-0.0272565512563881">
            <text:p>-0.0273</text:p>
          </table:table-cell>
          <table:table-cell table:style-name="ce25" table:formula="of:=[.D106]" office:value-type="float" office:value="0.9165">
            <text:p>0.9165</text:p>
          </table:table-cell>
          <table:table-cell table:style-name="ce25" table:formula="of:=[.E106]" office:value-type="float" office:value="0.00320775">
            <text:p>0.0032</text:p>
          </table:table-cell>
          <table:table-cell table:style-name="ce38" table:formula="of:=[.O106]" office:value-type="float" office:value="0.00320775">
            <text:p>0.0032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8">
            <text:p>0.8000</text:p>
          </table:table-cell>
          <table:table-cell table:style-name="ce25" office:value-type="float" office:value="0.8">
            <text:p>0.8000</text:p>
          </table:table-cell>
          <table:table-cell table:style-name="ce25" office:value-type="float" office:value="0.9064">
            <text:p>0.9064</text:p>
          </table:table-cell>
          <table:table-cell table:style-name="ce25" table:formula="of:=0.0027*[.D107]" office:value-type="float" office:value="0.00244728">
            <text:p>0.0024</text:p>
          </table:table-cell>
          <table:table-cell table:style-name="ce38" table:formula="of:=[.E107]" office:value-type="float" office:value="0.00244728">
            <text:p>0.0024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107]*[.L$1]*[.L$1]*[.M$1]" office:value-type="float" office:value="-0.031150344293015">
            <text:p>-0.0312</text:p>
          </table:table-cell>
          <table:table-cell table:style-name="ce25" table:formula="of:=[.L107]" office:value-type="float" office:value="-0.031150344293015">
            <text:p>-0.0312</text:p>
          </table:table-cell>
          <table:table-cell table:style-name="ce25" table:formula="of:=[.D107]" office:value-type="float" office:value="0.9064">
            <text:p>0.9064</text:p>
          </table:table-cell>
          <table:table-cell table:style-name="ce25" table:formula="of:=[.E107]" office:value-type="float" office:value="0.00244728">
            <text:p>0.0024</text:p>
          </table:table-cell>
          <table:table-cell table:style-name="ce38" table:formula="of:=[.O107]" office:value-type="float" office:value="0.00244728">
            <text:p>0.0024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85">
            <text:p>0.8500</text:p>
          </table:table-cell>
          <table:table-cell table:style-name="ce25" office:value-type="float" office:value="0.85">
            <text:p>0.8500</text:p>
          </table:table-cell>
          <table:table-cell table:style-name="ce25" office:value-type="float" office:value="0.9043">
            <text:p>0.9043</text:p>
          </table:table-cell>
          <table:table-cell table:style-name="ce25" table:formula="of:=0.0032*[.D108]" office:value-type="float" office:value="0.00289376">
            <text:p>0.0029</text:p>
          </table:table-cell>
          <table:table-cell table:style-name="ce38" table:formula="of:=[.E108]" office:value-type="float" office:value="0.00289376">
            <text:p>0.0029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108]*[.L$1]*[.L$1]*[.M$1]" office:value-type="float" office:value="-0.0330972408113284">
            <text:p>-0.0331</text:p>
          </table:table-cell>
          <table:table-cell table:style-name="ce25" table:formula="of:=[.L108]" office:value-type="float" office:value="-0.0330972408113284">
            <text:p>-0.0331</text:p>
          </table:table-cell>
          <table:table-cell table:style-name="ce25" table:formula="of:=[.D108]" office:value-type="float" office:value="0.9043">
            <text:p>0.9043</text:p>
          </table:table-cell>
          <table:table-cell table:style-name="ce25" table:formula="of:=[.E108]" office:value-type="float" office:value="0.00289376">
            <text:p>0.0029</text:p>
          </table:table-cell>
          <table:table-cell table:style-name="ce38" table:formula="of:=[.O108]" office:value-type="float" office:value="0.00289376">
            <text:p>0.0029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9">
            <text:p>0.9000</text:p>
          </table:table-cell>
          <table:table-cell table:style-name="ce25" office:value-type="float" office:value="0.9">
            <text:p>0.9000</text:p>
          </table:table-cell>
          <table:table-cell table:style-name="ce25" office:value-type="float" office:value="0.9023">
            <text:p>0.9023</text:p>
          </table:table-cell>
          <table:table-cell table:style-name="ce25" table:formula="of:=0.0037*[.D109]" office:value-type="float" office:value="0.00333851">
            <text:p>0.0033</text:p>
          </table:table-cell>
          <table:table-cell table:style-name="ce38" table:formula="of:=[.E109]" office:value-type="float" office:value="0.00333851">
            <text:p>0.0033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109]*[.L$1]*[.L$1]*[.M$1]" office:value-type="float" office:value="-0.0350441373296419">
            <text:p>-0.0350</text:p>
          </table:table-cell>
          <table:table-cell table:style-name="ce25" table:formula="of:=[.L109]" office:value-type="float" office:value="-0.0350441373296419">
            <text:p>-0.0350</text:p>
          </table:table-cell>
          <table:table-cell table:style-name="ce25" table:formula="of:=[.D109]" office:value-type="float" office:value="0.9023">
            <text:p>0.9023</text:p>
          </table:table-cell>
          <table:table-cell table:style-name="ce25" table:formula="of:=[.E109]" office:value-type="float" office:value="0.00333851">
            <text:p>0.0033</text:p>
          </table:table-cell>
          <table:table-cell table:style-name="ce38" table:formula="of:=[.O109]" office:value-type="float" office:value="0.00333851">
            <text:p>0.0033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">
            <text:p>1.0000</text:p>
          </table:table-cell>
          <table:table-cell table:style-name="ce25" office:value-type="float" office:value="1">
            <text:p>1.0000</text:p>
          </table:table-cell>
          <table:table-cell table:style-name="ce25" office:value-type="float" office:value="0.8839">
            <text:p>0.8839</text:p>
          </table:table-cell>
          <table:table-cell table:style-name="ce25" table:formula="of:=0.008*[.D110]" office:value-type="float" office:value="0.0070712">
            <text:p>0.0071</text:p>
          </table:table-cell>
          <table:table-cell table:style-name="ce38" table:formula="of:=[.E110]" office:value-type="float" office:value="0.0070712">
            <text:p>0.0071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110]*[.L$1]*[.L$1]*[.M$1]" office:value-type="float" office:value="-0.0389379303662688">
            <text:p>-0.0389</text:p>
          </table:table-cell>
          <table:table-cell table:style-name="ce25" table:formula="of:=[.L110]" office:value-type="float" office:value="-0.0389379303662688">
            <text:p>-0.0389</text:p>
          </table:table-cell>
          <table:table-cell table:style-name="ce25" table:formula="of:=[.D110]" office:value-type="float" office:value="0.8839">
            <text:p>0.8839</text:p>
          </table:table-cell>
          <table:table-cell table:style-name="ce25" table:formula="of:=[.E110]" office:value-type="float" office:value="0.0070712">
            <text:p>0.0071</text:p>
          </table:table-cell>
          <table:table-cell table:style-name="ce38" table:formula="of:=[.O110]" office:value-type="float" office:value="0.0070712">
            <text:p>0.0071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.2">
            <text:p>1.2000</text:p>
          </table:table-cell>
          <table:table-cell table:style-name="ce25" office:value-type="float" office:value="1.2">
            <text:p>1.2000</text:p>
          </table:table-cell>
          <table:table-cell table:style-name="ce25" office:value-type="float" office:value="0.8637">
            <text:p>0.8637</text:p>
          </table:table-cell>
          <table:table-cell table:style-name="ce25" table:formula="of:=0.006*[.D111]" office:value-type="float" office:value="0.0051822">
            <text:p>0.0052</text:p>
          </table:table-cell>
          <table:table-cell table:style-name="ce38" table:formula="of:=[.E111]" office:value-type="float" office:value="0.0051822">
            <text:p>0.0052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1" table:formula="of:=-[.B111]*[.L$1]*[.L$1]*[.M$1]" office:value-type="float" office:value="-0.0467255164395225">
            <text:p>-0.0467</text:p>
          </table:table-cell>
          <table:table-cell table:style-name="ce25" table:formula="of:=[.L111]" office:value-type="float" office:value="-0.0467255164395225">
            <text:p>-0.0467</text:p>
          </table:table-cell>
          <table:table-cell table:style-name="ce25" table:formula="of:=[.D111]" office:value-type="float" office:value="0.8637">
            <text:p>0.8637</text:p>
          </table:table-cell>
          <table:table-cell table:style-name="ce25" table:formula="of:=[.E111]" office:value-type="float" office:value="0.0051822">
            <text:p>0.0052</text:p>
          </table:table-cell>
          <table:table-cell table:style-name="ce38" table:formula="of:=[.O111]" office:value-type="float" office:value="0.0051822">
            <text:p>0.0052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1.4">
            <text:p>1.4000</text:p>
          </table:table-cell>
          <table:table-cell table:style-name="ce24" office:value-type="float" office:value="1.4">
            <text:p>1.4000</text:p>
          </table:table-cell>
          <table:table-cell table:style-name="ce24" office:value-type="float" office:value="0.8466">
            <text:p>0.8466</text:p>
          </table:table-cell>
          <table:table-cell table:style-name="ce24" table:formula="of:=0.004*[.D112]" office:value-type="float" office:value="0.0033864">
            <text:p>0.0034</text:p>
          </table:table-cell>
          <table:table-cell table:style-name="ce39" table:formula="of:=[.E112]" office:value-type="float" office:value="0.0033864">
            <text:p>0.0034</text:p>
          </table:table-cell>
          <table:table-cell table:number-columns-repeated="2"/>
          <table:table-cell table:style-name="ce46"/>
          <table:table-cell table:style-name="ce47"/>
          <table:table-cell table:style-name="ce46"/>
          <table:table-cell table:style-name="ce52" table:formula="of:=-[.B112]*[.L$1]*[.L$1]*[.M$1]" office:value-type="float" office:value="-0.0545131025127763">
            <text:p>-0.0545</text:p>
          </table:table-cell>
          <table:table-cell table:style-name="ce24" table:formula="of:=[.L112]" office:value-type="float" office:value="-0.0545131025127763">
            <text:p>-0.0545</text:p>
          </table:table-cell>
          <table:table-cell table:style-name="ce24" table:formula="of:=[.D112]" office:value-type="float" office:value="0.8466">
            <text:p>0.8466</text:p>
          </table:table-cell>
          <table:table-cell table:style-name="ce24" table:formula="of:=[.E112]" office:value-type="float" office:value="0.0033864">
            <text:p>0.0034</text:p>
          </table:table-cell>
          <table:table-cell table:style-name="ce39" table:formula="of:=[.O112]" office:value-type="float" office:value="0.0033864">
            <text:p>0.0034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1993-PRD-48-N1-29_Sill</text:p>
          </table:table-cell>
          <table:covered-table-cell table:number-columns-repeated="6"/>
          <table:table-cell table:style-name="ce45"/>
          <table:table-cell table:style-name="ce46"/>
          <table:table-cell table:style-name="ce45"/>
          <table:table-cell table:style-name="ce3" table:formula="of:=[.B114]" office:value-type="string" office:string-value="1993-PRD-48-N1-29_Sill" table:number-columns-spanned="5" table:number-rows-spanned="1">
            <text:p>1993-PRD-48-N1-29_Sill</text:p>
          </table:table-cell>
          <table:covered-table-cell table:number-columns-repeated="4"/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4">
          <table:table-cell/>
          <table:table-cell table:style-name="ce4" office:value-type="string" table:number-columns-spanned="7" table:number-rows-spanned="1">
            <text:p>only values for G_M^p</text:p>
          </table:table-cell>
          <table:covered-table-cell table:number-columns-repeated="6"/>
          <table:table-cell table:style-name="ce45"/>
          <table:table-cell table:style-name="ce49"/>
          <table:table-cell table:style-name="ce45"/>
          <table:table-cell table:style-name="ce53" table:formula="of:=[.B115]" office:value-type="string" office:string-value="only values for G_M^p" table:number-columns-spanned="5" table:number-rows-spanned="1">
            <text:p>only values for G_M^p</text:p>
          </table:table-cell>
          <table:covered-table-cell table:number-columns-repeated="4"/>
          <table:table-cell/>
          <table:table-cell table:style-name="ce49" table:number-columns-repeated="2"/>
        </table:table-row>
        <table:table-row table:style-name="ro5">
          <table:table-cell table:number-columns-repeated="19"/>
        </table:table-row>
        <table:table-row table:style-name="ro4">
          <table:table-cell table:number-columns-repeated="14"/>
          <table:table-cell table:style-name="ce58" office:value-type="string">
            <text:p>Suma D</text:p>
          </table:table-cell>
          <table:table-cell table:style-name="ce58" office:value-type="string">
            <text:p>Suma C</text:p>
          </table:table-cell>
          <table:table-cell/>
          <table:table-cell table:style-name="ce61" table:formula="of:=COUNTIF([.R$1:.R$116];&quot;=D&quot;)" office:value-type="float" office:value="51">
            <text:p>51</text:p>
          </table:table-cell>
          <table:table-cell table:style-name="ce61" table:formula="of:=COUNTIF([.S$1:.S$114];&quot;=C&quot;)" office:value-type="float" office:value="51">
            <text:p>51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5">
          <table:table-cell/>
          <table:table-cell table:style-name="ce12" office:value-type="string">
            <text:p>D</text:p>
          </table:table-cell>
          <table:table-cell table:style-name="ce26" office:value-type="string" table:number-columns-spanned="2" table:number-rows-spanned="1">
            <text:p>Dubnička</text:p>
          </table:table-cell>
          <table:covered-table-cell table:style-name="ce26"/>
          <table:table-cell table:style-name="ce26"/>
          <table:table-cell table:number-columns-repeated="4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5">
          <table:table-cell/>
          <table:table-cell table:style-name="ce12" office:value-type="string">
            <text:p>C</text:p>
          </table:table-cell>
          <table:table-cell table:style-name="ce26" office:value-type="string" table:number-columns-spanned="2" table:number-rows-spanned="1">
            <text:p>Counted</text:p>
          </table:table-cell>
          <table:covered-table-cell table:style-name="ce26"/>
          <table:table-cell table:style-name="ce26"/>
          <table:table-cell table:number-columns-repeated="4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5">
          <table:table-cell/>
          <table:table-cell table:style-name="ce12" office:value-type="string">
            <text:p>NOT</text:p>
          </table:table-cell>
          <table:table-cell table:style-name="ce26" office:value-type="string" table:number-columns-spanned="2" table:number-rows-spanned="1">
            <text:p>Not counted</text:p>
          </table:table-cell>
          <table:covered-table-cell table:style-name="ce26"/>
          <table:table-cell table:style-name="ce26"/>
          <table:table-cell table:number-columns-repeated="4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13" office:value-type="string" table:number-columns-spanned="4" table:number-rows-spanned="1">
            <text:p>Total – unsorted</text:p>
          </table:table-cell>
          <table:covered-table-cell table:number-columns-repeated="3"/>
          <table:table-cell table:number-columns-repeated="4"/>
          <table:table-cell table:style-name="ce47"/>
          <table:table-cell/>
          <table:table-cell table:style-name="ce13" office:value-type="string" table:number-columns-spanned="4" table:number-rows-spanned="1">
            <text:p>Total – sorted</text:p>
          </table:table-cell>
          <table:covered-table-cell table:style-name="ce55"/>
          <table:covered-table-cell table:number-columns-repeated="2"/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table:formula="of:=[.$L$10]" office:value-type="string" office:string-value="t IN GeV**2" table:number-columns-spanned="2" table:number-rows-spanned="1">
            <text:p>t IN GeV**2</text:p>
          </table:table-cell>
          <table:covered-table-cell table:style-name="ce18"/>
          <table:table-cell table:style-name="ce30" table:formula="of:=[.$N$10]" office:value-type="string" office:string-value="G_E^p" table:number-columns-spanned="3" table:number-rows-spanned="1">
            <text:p>G_E^p</text:p>
          </table:table-cell>
          <table:covered-table-cell table:style-name="ce34"/>
          <table:covered-table-cell table:style-name="ce36"/>
          <table:table-cell table:number-columns-repeated="5"/>
          <table:table-cell table:style-name="ce5" table:formula="of:=[.$L$10]" office:value-type="string" office:string-value="t IN GeV**2">
            <text:p>t IN GeV**2</text:p>
          </table:table-cell>
          <table:table-cell table:style-name="ce30" table:formula="of:=[.$N$10]" office:value-type="string" office:string-value="G_E^p" table:number-columns-spanned="3" table:number-rows-spanned="1">
            <text:p>G_E^p</text:p>
          </table:table-cell>
          <table:covered-table-cell table:style-name="ce57"/>
          <table:covered-table-cell table:style-name="ce59"/>
          <table:table-cell table:number-columns-repeated="4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5"/>
          <table:table-cell table:style-name="ce54" office:value-type="string">
            <text:p>x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dy+</text:p>
          </table:table-cell>
          <table:table-cell table:style-name="ce60" office:value-type="string">
            <text:p>dy-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float" office:value="-0.389379303662688">
            <text:p>-0.3894</text:p>
          </table:table-cell>
          <table:table-cell table:style-name="ce27" office:value-type="float" office:value="-0.389379303662688">
            <text:p>-0.3894</text:p>
          </table:table-cell>
          <table:table-cell table:style-name="ce27" office:value-type="float" office:value="0.3969">
            <text:p>0.3969</text:p>
          </table:table-cell>
          <table:table-cell table:style-name="ce27" office:value-type="float" office:value="0.0134034265768124">
            <text:p>0.0134</text:p>
          </table:table-cell>
          <table:table-cell table:style-name="ce41" office:value-type="float" office:value="0.0134034265768124">
            <text:p>0.0134</text:p>
          </table:table-cell>
          <table:table-cell/>
          <table:table-cell table:style-name="ce44" office:value-type="float" office:value="1">
            <text:p>1</text:p>
          </table:table-cell>
          <table:table-cell table:number-columns-repeated="3"/>
          <table:table-cell table:style-name="ce14" office:value-type="float" office:value="-1.94689651831344">
            <text:p>-1.9469</text:p>
          </table:table-cell>
          <table:table-cell table:style-name="ce27" office:value-type="float" office:value="0.0722">
            <text:p>0.0722</text:p>
          </table:table-cell>
          <table:table-cell table:style-name="ce27" office:value-type="float" office:value="0.0125831290226239">
            <text:p>0.0126</text:p>
          </table:table-cell>
          <table:table-cell table:style-name="ce41" office:value-type="float" office:value="0.0125831290226239">
            <text:p>0.012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584068955494031">
            <text:p>-0.5841</text:p>
          </table:table-cell>
          <table:table-cell table:style-name="ce28" office:value-type="float" office:value="-0.584068955494031">
            <text:p>-0.5841</text:p>
          </table:table-cell>
          <table:table-cell table:style-name="ce28" office:value-type="float" office:value="0.2935">
            <text:p>0.2935</text:p>
          </table:table-cell>
          <table:table-cell table:style-name="ce28" office:value-type="float" office:value="0.00825208458512151">
            <text:p>0.0083</text:p>
          </table:table-cell>
          <table:table-cell table:style-name="ce42" office:value-type="float" office:value="0.00825208458512151">
            <text:p>0.0083</text:p>
          </table:table-cell>
          <table:table-cell/>
          <table:table-cell table:style-name="ce44" table:formula="of:=[.H127]+1" office:value-type="float" office:value="2">
            <text:p>2</text:p>
          </table:table-cell>
          <table:table-cell table:number-columns-repeated="3"/>
          <table:table-cell table:style-name="ce15" office:value-type="float" office:value="-1.75220686648209">
            <text:p>-1.7522</text:p>
          </table:table-cell>
          <table:table-cell table:style-name="ce28" office:value-type="float" office:value="0.0685">
            <text:p>0.0685</text:p>
          </table:table-cell>
          <table:table-cell table:style-name="ce28" office:value-type="float" office:value="0.0100934087403612">
            <text:p>0.0101</text:p>
          </table:table-cell>
          <table:table-cell table:style-name="ce42" office:value-type="float" office:value="0.0100934087403612">
            <text:p>0.010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778758607325375">
            <text:p>-0.7788</text:p>
          </table:table-cell>
          <table:table-cell table:style-name="ce28" office:value-type="float" office:value="-0.778758607325375">
            <text:p>-0.7788</text:p>
          </table:table-cell>
          <table:table-cell table:style-name="ce28" office:value-type="float" office:value="0.2183">
            <text:p>0.2183</text:p>
          </table:table-cell>
          <table:table-cell table:style-name="ce28" office:value-type="float" office:value="0.00816528970704653">
            <text:p>0.0082</text:p>
          </table:table-cell>
          <table:table-cell table:style-name="ce42" office:value-type="float" office:value="0.00816528970704653">
            <text:p>0.0082</text:p>
          </table:table-cell>
          <table:table-cell/>
          <table:table-cell table:style-name="ce44" table:formula="of:=[.H128]+1" office:value-type="float" office:value="3">
            <text:p>3</text:p>
          </table:table-cell>
          <table:table-cell table:number-columns-repeated="3"/>
          <table:table-cell table:style-name="ce15" office:value-type="float" office:value="-1.75220686648209">
            <text:p>-1.7522</text:p>
          </table:table-cell>
          <table:table-cell table:style-name="ce28" office:value-type="float" office:value="0.07123">
            <text:p>0.0712</text:p>
          </table:table-cell>
          <table:table-cell table:style-name="ce28" office:value-type="float" office:value="0.0064107">
            <text:p>0.0064</text:p>
          </table:table-cell>
          <table:table-cell table:style-name="ce42" office:value-type="float" office:value="0.0064107">
            <text:p>0.006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973448259156719">
            <text:p>-0.9734</text:p>
          </table:table-cell>
          <table:table-cell table:style-name="ce28" office:value-type="float" office:value="-0.973448259156719">
            <text:p>-0.9734</text:p>
          </table:table-cell>
          <table:table-cell table:style-name="ce28" office:value-type="float" office:value="0.1761">
            <text:p>0.1761</text:p>
          </table:table-cell>
          <table:table-cell table:style-name="ce28" office:value-type="float" office:value="0.00828580014241232">
            <text:p>0.0083</text:p>
          </table:table-cell>
          <table:table-cell table:style-name="ce42" office:value-type="float" office:value="0.00828580014241232">
            <text:p>0.0083</text:p>
          </table:table-cell>
          <table:table-cell/>
          <table:table-cell table:style-name="ce44" table:formula="of:=[.H129]+1" office:value-type="float" office:value="4">
            <text:p>4</text:p>
          </table:table-cell>
          <table:table-cell table:number-columns-repeated="3"/>
          <table:table-cell table:style-name="ce15" office:value-type="float" office:value="-1.75">
            <text:p>-1.7500</text:p>
          </table:table-cell>
          <table:table-cell table:style-name="ce28" office:value-type="float" office:value="0.0713442359269479">
            <text:p>0.0713</text:p>
          </table:table-cell>
          <table:table-cell table:style-name="ce28" office:value-type="float" office:value="0.00637752993060143">
            <text:p>0.0064</text:p>
          </table:table-cell>
          <table:table-cell table:style-name="ce42" office:value-type="float" office:value="0.00637752993060143">
            <text:p>0.006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16813791098806">
            <text:p>-1.1681</text:p>
          </table:table-cell>
          <table:table-cell table:style-name="ce28" office:value-type="float" office:value="-1.16813791098806">
            <text:p>-1.1681</text:p>
          </table:table-cell>
          <table:table-cell table:style-name="ce28" office:value-type="float" office:value="0.131">
            <text:p>0.1310</text:p>
          </table:table-cell>
          <table:table-cell table:style-name="ce28" office:value-type="float" office:value="0.00918174275396561">
            <text:p>0.0092</text:p>
          </table:table-cell>
          <table:table-cell table:style-name="ce42" office:value-type="float" office:value="0.00918174275396561">
            <text:p>0.0092</text:p>
          </table:table-cell>
          <table:table-cell/>
          <table:table-cell table:style-name="ce44" table:formula="of:=[.H130]+1" office:value-type="float" office:value="5">
            <text:p>5</text:p>
          </table:table-cell>
          <table:table-cell table:number-columns-repeated="3"/>
          <table:table-cell table:style-name="ce15" office:value-type="float" office:value="-1.55751721465075">
            <text:p>-1.5575</text:p>
          </table:table-cell>
          <table:table-cell table:style-name="ce28" office:value-type="float" office:value="0.0863">
            <text:p>0.0863</text:p>
          </table:table-cell>
          <table:table-cell table:style-name="ce28" office:value-type="float" office:value="0.00847756309324796">
            <text:p>0.0085</text:p>
          </table:table-cell>
          <table:table-cell table:style-name="ce42" office:value-type="float" office:value="0.00847756309324796">
            <text:p>0.0085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36282756281941">
            <text:p>-1.3628</text:p>
          </table:table-cell>
          <table:table-cell table:style-name="ce28" office:value-type="float" office:value="-1.36282756281941">
            <text:p>-1.3628</text:p>
          </table:table-cell>
          <table:table-cell table:style-name="ce28" office:value-type="float" office:value="0.1113">
            <text:p>0.1113</text:p>
          </table:table-cell>
          <table:table-cell table:style-name="ce28" office:value-type="float" office:value="0.00840030213742339">
            <text:p>0.0084</text:p>
          </table:table-cell>
          <table:table-cell table:style-name="ce42" office:value-type="float" office:value="0.00840030213742339">
            <text:p>0.0084</text:p>
          </table:table-cell>
          <table:table-cell/>
          <table:table-cell table:style-name="ce44" table:formula="of:=[.H131]+1" office:value-type="float" office:value="6">
            <text:p>6</text:p>
          </table:table-cell>
          <table:table-cell table:number-columns-repeated="3"/>
          <table:table-cell table:style-name="ce15" office:value-type="float" office:value="-1.36282756281941">
            <text:p>-1.3628</text:p>
          </table:table-cell>
          <table:table-cell table:style-name="ce28" office:value-type="float" office:value="0.1113">
            <text:p>0.1113</text:p>
          </table:table-cell>
          <table:table-cell table:style-name="ce28" office:value-type="float" office:value="0.00840030213742339">
            <text:p>0.0084</text:p>
          </table:table-cell>
          <table:table-cell table:style-name="ce42" office:value-type="float" office:value="0.00840030213742339">
            <text:p>0.008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55751721465075">
            <text:p>-1.5575</text:p>
          </table:table-cell>
          <table:table-cell table:style-name="ce28" office:value-type="float" office:value="-1.55751721465075">
            <text:p>-1.5575</text:p>
          </table:table-cell>
          <table:table-cell table:style-name="ce28" office:value-type="float" office:value="0.0863">
            <text:p>0.0863</text:p>
          </table:table-cell>
          <table:table-cell table:style-name="ce28" office:value-type="float" office:value="0.00847756309324796">
            <text:p>0.0085</text:p>
          </table:table-cell>
          <table:table-cell table:style-name="ce42" office:value-type="float" office:value="0.00847756309324796">
            <text:p>0.0085</text:p>
          </table:table-cell>
          <table:table-cell/>
          <table:table-cell table:style-name="ce44" table:formula="of:=[.H132]+1" office:value-type="float" office:value="7">
            <text:p>7</text:p>
          </table:table-cell>
          <table:table-cell table:number-columns-repeated="3"/>
          <table:table-cell table:style-name="ce15" office:value-type="float" office:value="-1.35">
            <text:p>-1.3500</text:p>
          </table:table-cell>
          <table:table-cell table:style-name="ce28" office:value-type="float" office:value="0.114017542509914">
            <text:p>0.1140</text:p>
          </table:table-cell>
          <table:table-cell table:style-name="ce28" office:value-type="float" office:value="0.00526234811584218">
            <text:p>0.0053</text:p>
          </table:table-cell>
          <table:table-cell table:style-name="ce42" office:value-type="float" office:value="0.00526234811584218">
            <text:p>0.0053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75220686648209">
            <text:p>-1.7522</text:p>
          </table:table-cell>
          <table:table-cell table:style-name="ce28" office:value-type="float" office:value="-1.75220686648209">
            <text:p>-1.7522</text:p>
          </table:table-cell>
          <table:table-cell table:style-name="ce28" office:value-type="float" office:value="0.0685">
            <text:p>0.0685</text:p>
          </table:table-cell>
          <table:table-cell table:style-name="ce28" office:value-type="float" office:value="0.0100934087403612">
            <text:p>0.0101</text:p>
          </table:table-cell>
          <table:table-cell table:style-name="ce42" office:value-type="float" office:value="0.0100934087403612">
            <text:p>0.0101</text:p>
          </table:table-cell>
          <table:table-cell/>
          <table:table-cell table:style-name="ce44" table:formula="of:=[.H133]+1" office:value-type="float" office:value="8">
            <text:p>8</text:p>
          </table:table-cell>
          <table:table-cell table:number-columns-repeated="3"/>
          <table:table-cell table:style-name="ce15" office:value-type="float" office:value="-1.16813791098806">
            <text:p>-1.1681</text:p>
          </table:table-cell>
          <table:table-cell table:style-name="ce28" office:value-type="float" office:value="0.131">
            <text:p>0.1310</text:p>
          </table:table-cell>
          <table:table-cell table:style-name="ce28" office:value-type="float" office:value="0.00918174275396561">
            <text:p>0.0092</text:p>
          </table:table-cell>
          <table:table-cell table:style-name="ce42" office:value-type="float" office:value="0.00918174275396561">
            <text:p>0.0092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94689651831344">
            <text:p>-1.9469</text:p>
          </table:table-cell>
          <table:table-cell table:style-name="ce28" office:value-type="float" office:value="-1.94689651831344">
            <text:p>-1.9469</text:p>
          </table:table-cell>
          <table:table-cell table:style-name="ce28" office:value-type="float" office:value="0.0722">
            <text:p>0.0722</text:p>
          </table:table-cell>
          <table:table-cell table:style-name="ce28" office:value-type="float" office:value="0.0125831290226239">
            <text:p>0.0126</text:p>
          </table:table-cell>
          <table:table-cell table:style-name="ce42" office:value-type="float" office:value="0.0125831290226239">
            <text:p>0.0126</text:p>
          </table:table-cell>
          <table:table-cell/>
          <table:table-cell table:style-name="ce44" table:formula="of:=[.H134]+1" office:value-type="float" office:value="9">
            <text:p>9</text:p>
          </table:table-cell>
          <table:table-cell table:number-columns-repeated="3"/>
          <table:table-cell table:style-name="ce15" office:value-type="float" office:value="-1.16813791098806">
            <text:p>-1.1681</text:p>
          </table:table-cell>
          <table:table-cell table:style-name="ce28" office:value-type="float" office:value="0.1307">
            <text:p>0.1307</text:p>
          </table:table-cell>
          <table:table-cell table:style-name="ce28" office:value-type="float" office:value="0.0047052">
            <text:p>0.0047</text:p>
          </table:table-cell>
          <table:table-cell table:style-name="ce42" office:value-type="float" office:value="0.0047052">
            <text:p>0.0047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389">
            <text:p>-0.0389</text:p>
          </table:table-cell>
          <table:table-cell table:style-name="ce28" office:value-type="float" office:value="-0.0389">
            <text:p>-0.0389</text:p>
          </table:table-cell>
          <table:table-cell table:style-name="ce28" office:value-type="float" office:value="0.88090862182181">
            <text:p>0.8809</text:p>
          </table:table-cell>
          <table:table-cell table:style-name="ce28" office:value-type="float" office:value="0.00851393642224687">
            <text:p>0.0085</text:p>
          </table:table-cell>
          <table:table-cell table:style-name="ce42" office:value-type="float" office:value="0.00851393642224687">
            <text:p>0.0085</text:p>
          </table:table-cell>
          <table:table-cell/>
          <table:table-cell table:style-name="ce44" table:formula="of:=[.H135]+1" office:value-type="float" office:value="10">
            <text:p>10</text:p>
          </table:table-cell>
          <table:table-cell table:number-columns-repeated="3"/>
          <table:table-cell table:style-name="ce15" office:value-type="float" office:value="-1.1">
            <text:p>-1.1000</text:p>
          </table:table-cell>
          <table:table-cell table:style-name="ce28" office:value-type="float" office:value="0.140712472794703">
            <text:p>0.1407</text:p>
          </table:table-cell>
          <table:table-cell table:style-name="ce28" office:value-type="float" office:value="0.00497468338163091">
            <text:p>0.0050</text:p>
          </table:table-cell>
          <table:table-cell table:style-name="ce42" office:value-type="float" office:value="0.00497468338163091">
            <text:p>0.005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778">
            <text:p>-0.0778</text:p>
          </table:table-cell>
          <table:table-cell table:style-name="ce28" office:value-type="float" office:value="-0.0778">
            <text:p>-0.0778</text:p>
          </table:table-cell>
          <table:table-cell table:style-name="ce28" office:value-type="float" office:value="0.784219357067906">
            <text:p>0.7842</text:p>
          </table:table-cell>
          <table:table-cell table:style-name="ce28" office:value-type="float" office:value="0.0114763808351401">
            <text:p>0.0115</text:p>
          </table:table-cell>
          <table:table-cell table:style-name="ce42" office:value-type="float" office:value="0.0114763808351401">
            <text:p>0.0115</text:p>
          </table:table-cell>
          <table:table-cell/>
          <table:table-cell table:style-name="ce44" table:formula="of:=[.H136]+1" office:value-type="float" office:value="11">
            <text:p>11</text:p>
          </table:table-cell>
          <table:table-cell table:number-columns-repeated="3"/>
          <table:table-cell table:style-name="ce15" office:value-type="float" office:value="-0.973448259156719">
            <text:p>-0.9734</text:p>
          </table:table-cell>
          <table:table-cell table:style-name="ce28" office:value-type="float" office:value="0.1761">
            <text:p>0.1761</text:p>
          </table:table-cell>
          <table:table-cell table:style-name="ce28" office:value-type="float" office:value="0.00828580014241232">
            <text:p>0.0083</text:p>
          </table:table-cell>
          <table:table-cell table:style-name="ce42" office:value-type="float" office:value="0.00828580014241232">
            <text:p>0.0083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116">
            <text:p>-0.1160</text:p>
          </table:table-cell>
          <table:table-cell table:style-name="ce28" office:value-type="float" office:value="-0.116">
            <text:p>-0.1160</text:p>
          </table:table-cell>
          <table:table-cell table:style-name="ce28" office:value-type="float" office:value="0.72525857457875">
            <text:p>0.7253</text:p>
          </table:table-cell>
          <table:table-cell table:style-name="ce28" office:value-type="float" office:value="0.0220610973255893">
            <text:p>0.0221</text:p>
          </table:table-cell>
          <table:table-cell table:style-name="ce42" office:value-type="float" office:value="0.0220610973255893">
            <text:p>0.0221</text:p>
          </table:table-cell>
          <table:table-cell/>
          <table:table-cell table:style-name="ce44" table:formula="of:=[.H137]+1" office:value-type="float" office:value="12">
            <text:p>12</text:p>
          </table:table-cell>
          <table:table-cell table:number-columns-repeated="3"/>
          <table:table-cell table:style-name="ce15" office:value-type="float" office:value="-0.94">
            <text:p>-0.9400</text:p>
          </table:table-cell>
          <table:table-cell table:style-name="ce28" office:value-type="float" office:value="0.195703857907809">
            <text:p>0.1957</text:p>
          </table:table-cell>
          <table:table-cell table:style-name="ce28" office:value-type="float" office:value="0.00766464195461394">
            <text:p>0.0077</text:p>
          </table:table-cell>
          <table:table-cell table:style-name="ce42" office:value-type="float" office:value="0.00766464195461394">
            <text:p>0.0077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13">
            <text:p>-0.1300</text:p>
          </table:table-cell>
          <table:table-cell table:style-name="ce28" office:value-type="float" office:value="-0.13">
            <text:p>-0.1300</text:p>
          </table:table-cell>
          <table:table-cell table:style-name="ce28" office:value-type="float" office:value="0.693541635375988">
            <text:p>0.6935</text:p>
          </table:table-cell>
          <table:table-cell table:style-name="ce28" office:value-type="float" office:value="0.00793030976001649">
            <text:p>0.0079</text:p>
          </table:table-cell>
          <table:table-cell table:style-name="ce42" office:value-type="float" office:value="0.00793030976001649">
            <text:p>0.0079</text:p>
          </table:table-cell>
          <table:table-cell/>
          <table:table-cell table:style-name="ce44" table:formula="of:=[.H138]+1" office:value-type="float" office:value="13">
            <text:p>13</text:p>
          </table:table-cell>
          <table:table-cell table:number-columns-repeated="3"/>
          <table:table-cell table:style-name="ce15" office:value-type="float" office:value="-0.78">
            <text:p>-0.7800</text:p>
          </table:table-cell>
          <table:table-cell table:style-name="ce28" office:value-type="float" office:value="0.217025344142107">
            <text:p>0.2170</text:p>
          </table:table-cell>
          <table:table-cell table:style-name="ce28" office:value-type="float" office:value="0.00645085948617728">
            <text:p>0.0065</text:p>
          </table:table-cell>
          <table:table-cell table:style-name="ce42" office:value-type="float" office:value="0.00645085948617728">
            <text:p>0.0065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19">
            <text:p>-0.1900</text:p>
          </table:table-cell>
          <table:table-cell table:style-name="ce28" office:value-type="float" office:value="-0.19">
            <text:p>-0.1900</text:p>
          </table:table-cell>
          <table:table-cell table:style-name="ce28" office:value-type="float" office:value="0.605805249234438">
            <text:p>0.6058</text:p>
          </table:table-cell>
          <table:table-cell table:style-name="ce28" office:value-type="float" office:value="0.00495208650600358">
            <text:p>0.0050</text:p>
          </table:table-cell>
          <table:table-cell table:style-name="ce42" office:value-type="float" office:value="0.00495208650600358">
            <text:p>0.0050</text:p>
          </table:table-cell>
          <table:table-cell/>
          <table:table-cell table:style-name="ce44" table:formula="of:=[.H139]+1" office:value-type="float" office:value="14">
            <text:p>14</text:p>
          </table:table-cell>
          <table:table-cell table:number-columns-repeated="3"/>
          <table:table-cell table:style-name="ce15" office:value-type="float" office:value="-0.778758607325375">
            <text:p>-0.7788</text:p>
          </table:table-cell>
          <table:table-cell table:style-name="ce28" office:value-type="float" office:value="0.2183">
            <text:p>0.2183</text:p>
          </table:table-cell>
          <table:table-cell table:style-name="ce28" office:value-type="float" office:value="0.00816528970704653">
            <text:p>0.0082</text:p>
          </table:table-cell>
          <table:table-cell table:style-name="ce42" office:value-type="float" office:value="0.00816528970704653">
            <text:p>0.0082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27">
            <text:p>-0.2700</text:p>
          </table:table-cell>
          <table:table-cell table:style-name="ce28" office:value-type="float" office:value="-0.27">
            <text:p>-0.2700</text:p>
          </table:table-cell>
          <table:table-cell table:style-name="ce28" office:value-type="float" office:value="0.502991053598372">
            <text:p>0.5030</text:p>
          </table:table-cell>
          <table:table-cell table:style-name="ce28" office:value-type="float" office:value="0.00695837425926601">
            <text:p>0.0070</text:p>
          </table:table-cell>
          <table:table-cell table:style-name="ce42" office:value-type="float" office:value="0.00695837425926601">
            <text:p>0.0070</text:p>
          </table:table-cell>
          <table:table-cell/>
          <table:table-cell table:style-name="ce44" table:formula="of:=[.H140]+1" office:value-type="float" office:value="15">
            <text:p>15</text:p>
          </table:table-cell>
          <table:table-cell table:number-columns-repeated="3"/>
          <table:table-cell table:style-name="ce15" office:value-type="float" office:value="-0.778758607325375">
            <text:p>-0.7788</text:p>
          </table:table-cell>
          <table:table-cell table:style-name="ce28" office:value-type="float" office:value="0.2174">
            <text:p>0.2174</text:p>
          </table:table-cell>
          <table:table-cell table:style-name="ce28" office:value-type="float" office:value="0.006522">
            <text:p>0.0065</text:p>
          </table:table-cell>
          <table:table-cell table:style-name="ce42" office:value-type="float" office:value="0.006522">
            <text:p>0.0065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33">
            <text:p>-0.3300</text:p>
          </table:table-cell>
          <table:table-cell table:style-name="ce28" office:value-type="float" office:value="-0.33">
            <text:p>-0.3300</text:p>
          </table:table-cell>
          <table:table-cell table:style-name="ce28" office:value-type="float" office:value="0.446542271235322">
            <text:p>0.4465</text:p>
          </table:table-cell>
          <table:table-cell table:style-name="ce28" office:value-type="float" office:value="0.00492674521924628">
            <text:p>0.0049</text:p>
          </table:table-cell>
          <table:table-cell table:style-name="ce42" office:value-type="float" office:value="0.00492674521924628">
            <text:p>0.0049</text:p>
          </table:table-cell>
          <table:table-cell/>
          <table:table-cell table:style-name="ce44" table:formula="of:=[.H141]+1" office:value-type="float" office:value="16">
            <text:p>16</text:p>
          </table:table-cell>
          <table:table-cell table:number-columns-repeated="3"/>
          <table:table-cell table:style-name="ce15" office:value-type="float" office:value="-0.72">
            <text:p>-0.7200</text:p>
          </table:table-cell>
          <table:table-cell table:style-name="ce28" office:value-type="float" office:value="0.27">
            <text:p>0.2700</text:p>
          </table:table-cell>
          <table:table-cell table:style-name="ce28" office:value-type="float" office:value="0.0172222222222222">
            <text:p>0.0172</text:p>
          </table:table-cell>
          <table:table-cell table:style-name="ce42" office:value-type="float" office:value="0.0172222222222222">
            <text:p>0.0172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39">
            <text:p>-0.3900</text:p>
          </table:table-cell>
          <table:table-cell table:style-name="ce28" office:value-type="float" office:value="-0.39">
            <text:p>-0.3900</text:p>
          </table:table-cell>
          <table:table-cell table:style-name="ce28" office:value-type="float" office:value="0.41424630354416">
            <text:p>0.4142</text:p>
          </table:table-cell>
          <table:table-cell table:style-name="ce28" office:value-type="float" office:value="0.00494874663324899">
            <text:p>0.0049</text:p>
          </table:table-cell>
          <table:table-cell table:style-name="ce42" office:value-type="float" office:value="0.00494874663324899">
            <text:p>0.0049</text:p>
          </table:table-cell>
          <table:table-cell/>
          <table:table-cell table:style-name="ce44" table:formula="of:=[.H142]+1" office:value-type="float" office:value="17">
            <text:p>17</text:p>
          </table:table-cell>
          <table:table-cell table:number-columns-repeated="3"/>
          <table:table-cell table:style-name="ce15" office:value-type="float" office:value="-0.65">
            <text:p>-0.6500</text:p>
          </table:table-cell>
          <table:table-cell table:style-name="ce28" office:value-type="float" office:value="0.264952825989835">
            <text:p>0.2650</text:p>
          </table:table-cell>
          <table:table-cell table:style-name="ce28" office:value-type="float" office:value="0.0115114831804701">
            <text:p>0.0115</text:p>
          </table:table-cell>
          <table:table-cell table:style-name="ce42" office:value-type="float" office:value="0.0115114831804701">
            <text:p>0.0115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45">
            <text:p>-0.4500</text:p>
          </table:table-cell>
          <table:table-cell table:style-name="ce28" office:value-type="float" office:value="-0.45">
            <text:p>-0.4500</text:p>
          </table:table-cell>
          <table:table-cell table:style-name="ce28" office:value-type="float" office:value="0.374833296279826">
            <text:p>0.3748</text:p>
          </table:table-cell>
          <table:table-cell table:style-name="ce28" office:value-type="float" office:value="0.0094708768810917">
            <text:p>0.0095</text:p>
          </table:table-cell>
          <table:table-cell table:style-name="ce42" office:value-type="float" office:value="0.0094708768810917">
            <text:p>0.0095</text:p>
          </table:table-cell>
          <table:table-cell/>
          <table:table-cell table:style-name="ce44" table:formula="of:=[.H143]+1" office:value-type="float" office:value="18">
            <text:p>18</text:p>
          </table:table-cell>
          <table:table-cell table:number-columns-repeated="3"/>
          <table:table-cell table:style-name="ce15" office:value-type="float" office:value="-0.584068955494031">
            <text:p>-0.5841</text:p>
          </table:table-cell>
          <table:table-cell table:style-name="ce28" office:value-type="float" office:value="0.2935">
            <text:p>0.2935</text:p>
          </table:table-cell>
          <table:table-cell table:style-name="ce28" office:value-type="float" office:value="0.00825208458512151">
            <text:p>0.0083</text:p>
          </table:table-cell>
          <table:table-cell table:style-name="ce42" office:value-type="float" office:value="0.00825208458512151">
            <text:p>0.0083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53">
            <text:p>-0.5300</text:p>
          </table:table-cell>
          <table:table-cell table:style-name="ce28" office:value-type="float" office:value="-0.53">
            <text:p>-0.5300</text:p>
          </table:table-cell>
          <table:table-cell table:style-name="ce28" office:value-type="float" office:value="0.327108544675923">
            <text:p>0.3271</text:p>
          </table:table-cell>
          <table:table-cell table:style-name="ce28" office:value-type="float" office:value="0.0113112300495412">
            <text:p>0.0113</text:p>
          </table:table-cell>
          <table:table-cell table:style-name="ce42" office:value-type="float" office:value="0.0113112300495412">
            <text:p>0.0113</text:p>
          </table:table-cell>
          <table:table-cell/>
          <table:table-cell table:style-name="ce44" table:formula="of:=[.H144]+1" office:value-type="float" office:value="19">
            <text:p>19</text:p>
          </table:table-cell>
          <table:table-cell table:number-columns-repeated="3"/>
          <table:table-cell table:style-name="ce15" office:value-type="float" office:value="-0.584068955494031">
            <text:p>-0.5841</text:p>
          </table:table-cell>
          <table:table-cell table:style-name="ce28" office:value-type="float" office:value="0.2926">
            <text:p>0.2926</text:p>
          </table:table-cell>
          <table:table-cell table:style-name="ce28" office:value-type="float" office:value="0.0040964">
            <text:p>0.0041</text:p>
          </table:table-cell>
          <table:table-cell table:style-name="ce42" office:value-type="float" office:value="0.0040964">
            <text:p>0.004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58">
            <text:p>-0.5800</text:p>
          </table:table-cell>
          <table:table-cell table:style-name="ce28" office:value-type="float" office:value="-0.58">
            <text:p>-0.5800</text:p>
          </table:table-cell>
          <table:table-cell table:style-name="ce28" office:value-type="float" office:value="0.294448637286709">
            <text:p>0.2944</text:p>
          </table:table-cell>
          <table:table-cell table:style-name="ce28" office:value-type="float" office:value="0.00424522256757078">
            <text:p>0.0042</text:p>
          </table:table-cell>
          <table:table-cell table:style-name="ce42" office:value-type="float" office:value="0.00424522256757078">
            <text:p>0.0042</text:p>
          </table:table-cell>
          <table:table-cell/>
          <table:table-cell table:style-name="ce44" table:formula="of:=[.H145]+1" office:value-type="float" office:value="20">
            <text:p>20</text:p>
          </table:table-cell>
          <table:table-cell table:number-columns-repeated="3"/>
          <table:table-cell table:style-name="ce15" office:value-type="float" office:value="-0.58">
            <text:p>-0.5800</text:p>
          </table:table-cell>
          <table:table-cell table:style-name="ce28" office:value-type="float" office:value="0.294448637286709">
            <text:p>0.2944</text:p>
          </table:table-cell>
          <table:table-cell table:style-name="ce28" office:value-type="float" office:value="0.00424522256757078">
            <text:p>0.0042</text:p>
          </table:table-cell>
          <table:table-cell table:style-name="ce42" office:value-type="float" office:value="0.00424522256757078">
            <text:p>0.0042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65">
            <text:p>-0.6500</text:p>
          </table:table-cell>
          <table:table-cell table:style-name="ce28" office:value-type="float" office:value="-0.65">
            <text:p>-0.6500</text:p>
          </table:table-cell>
          <table:table-cell table:style-name="ce28" office:value-type="float" office:value="0.264952825989835">
            <text:p>0.2650</text:p>
          </table:table-cell>
          <table:table-cell table:style-name="ce28" office:value-type="float" office:value="0.0115114831804701">
            <text:p>0.0115</text:p>
          </table:table-cell>
          <table:table-cell table:style-name="ce42" office:value-type="float" office:value="0.0115114831804701">
            <text:p>0.0115</text:p>
          </table:table-cell>
          <table:table-cell/>
          <table:table-cell table:style-name="ce44" table:formula="of:=[.H146]+1" office:value-type="float" office:value="21">
            <text:p>21</text:p>
          </table:table-cell>
          <table:table-cell table:number-columns-repeated="3"/>
          <table:table-cell table:style-name="ce15" office:value-type="float" office:value="-0.53">
            <text:p>-0.5300</text:p>
          </table:table-cell>
          <table:table-cell table:style-name="ce28" office:value-type="float" office:value="0.327108544675923">
            <text:p>0.3271</text:p>
          </table:table-cell>
          <table:table-cell table:style-name="ce28" office:value-type="float" office:value="0.0113112300495412">
            <text:p>0.0113</text:p>
          </table:table-cell>
          <table:table-cell table:style-name="ce42" office:value-type="float" office:value="0.0113112300495412">
            <text:p>0.0113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72">
            <text:p>-0.7200</text:p>
          </table:table-cell>
          <table:table-cell table:style-name="ce28" office:value-type="float" office:value="-0.72">
            <text:p>-0.7200</text:p>
          </table:table-cell>
          <table:table-cell table:style-name="ce28" office:value-type="float" office:value="0.27">
            <text:p>0.2700</text:p>
          </table:table-cell>
          <table:table-cell table:style-name="ce28" office:value-type="float" office:value="0.0172222222222222">
            <text:p>0.0172</text:p>
          </table:table-cell>
          <table:table-cell table:style-name="ce42" office:value-type="float" office:value="0.0172222222222222">
            <text:p>0.0172</text:p>
          </table:table-cell>
          <table:table-cell/>
          <table:table-cell table:style-name="ce44" table:formula="of:=[.H147]+1" office:value-type="float" office:value="22">
            <text:p>22</text:p>
          </table:table-cell>
          <table:table-cell table:number-columns-repeated="3"/>
          <table:table-cell table:style-name="ce15" office:value-type="float" office:value="-0.45">
            <text:p>-0.4500</text:p>
          </table:table-cell>
          <table:table-cell table:style-name="ce28" office:value-type="float" office:value="0.374833296279826">
            <text:p>0.3748</text:p>
          </table:table-cell>
          <table:table-cell table:style-name="ce28" office:value-type="float" office:value="0.0094708768810917">
            <text:p>0.0095</text:p>
          </table:table-cell>
          <table:table-cell table:style-name="ce42" office:value-type="float" office:value="0.0094708768810917">
            <text:p>0.0095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78">
            <text:p>-0.7800</text:p>
          </table:table-cell>
          <table:table-cell table:style-name="ce28" office:value-type="float" office:value="-0.78">
            <text:p>-0.7800</text:p>
          </table:table-cell>
          <table:table-cell table:style-name="ce28" office:value-type="float" office:value="0.217025344142107">
            <text:p>0.2170</text:p>
          </table:table-cell>
          <table:table-cell table:style-name="ce28" office:value-type="float" office:value="0.00645085948617728">
            <text:p>0.0065</text:p>
          </table:table-cell>
          <table:table-cell table:style-name="ce42" office:value-type="float" office:value="0.00645085948617728">
            <text:p>0.0065</text:p>
          </table:table-cell>
          <table:table-cell/>
          <table:table-cell table:style-name="ce44" table:formula="of:=[.H148]+1" office:value-type="float" office:value="23">
            <text:p>23</text:p>
          </table:table-cell>
          <table:table-cell table:number-columns-repeated="3"/>
          <table:table-cell table:style-name="ce15" office:value-type="float" office:value="-0.39">
            <text:p>-0.3900</text:p>
          </table:table-cell>
          <table:table-cell table:style-name="ce28" office:value-type="float" office:value="0.41424630354416">
            <text:p>0.4142</text:p>
          </table:table-cell>
          <table:table-cell table:style-name="ce28" office:value-type="float" office:value="0.00494874663324899">
            <text:p>0.0049</text:p>
          </table:table-cell>
          <table:table-cell table:style-name="ce42" office:value-type="float" office:value="0.00494874663324899">
            <text:p>0.0049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94">
            <text:p>-0.9400</text:p>
          </table:table-cell>
          <table:table-cell table:style-name="ce28" office:value-type="float" office:value="-0.94">
            <text:p>-0.9400</text:p>
          </table:table-cell>
          <table:table-cell table:style-name="ce28" office:value-type="float" office:value="0.195703857907809">
            <text:p>0.1957</text:p>
          </table:table-cell>
          <table:table-cell table:style-name="ce28" office:value-type="float" office:value="0.00766464195461394">
            <text:p>0.0077</text:p>
          </table:table-cell>
          <table:table-cell table:style-name="ce42" office:value-type="float" office:value="0.00766464195461394">
            <text:p>0.0077</text:p>
          </table:table-cell>
          <table:table-cell/>
          <table:table-cell table:style-name="ce44" table:formula="of:=[.H149]+1" office:value-type="float" office:value="24">
            <text:p>24</text:p>
          </table:table-cell>
          <table:table-cell table:number-columns-repeated="3"/>
          <table:table-cell table:style-name="ce15" office:value-type="float" office:value="-0.389379303662688">
            <text:p>-0.3894</text:p>
          </table:table-cell>
          <table:table-cell table:style-name="ce28" office:value-type="float" office:value="0.3969">
            <text:p>0.3969</text:p>
          </table:table-cell>
          <table:table-cell table:style-name="ce28" office:value-type="float" office:value="0.0134034265768124">
            <text:p>0.0134</text:p>
          </table:table-cell>
          <table:table-cell table:style-name="ce42" office:value-type="float" office:value="0.0134034265768124">
            <text:p>0.013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1">
            <text:p>-1.1000</text:p>
          </table:table-cell>
          <table:table-cell table:style-name="ce28" office:value-type="float" office:value="-1.1">
            <text:p>-1.1000</text:p>
          </table:table-cell>
          <table:table-cell table:style-name="ce28" office:value-type="float" office:value="0.140712472794703">
            <text:p>0.1407</text:p>
          </table:table-cell>
          <table:table-cell table:style-name="ce28" office:value-type="float" office:value="0.00497468338163091">
            <text:p>0.0050</text:p>
          </table:table-cell>
          <table:table-cell table:style-name="ce42" office:value-type="float" office:value="0.00497468338163091">
            <text:p>0.0050</text:p>
          </table:table-cell>
          <table:table-cell/>
          <table:table-cell table:style-name="ce44" table:formula="of:=[.H150]+1" office:value-type="float" office:value="25">
            <text:p>25</text:p>
          </table:table-cell>
          <table:table-cell table:number-columns-repeated="3"/>
          <table:table-cell table:style-name="ce15" office:value-type="float" office:value="-0.389379303662688">
            <text:p>-0.3894</text:p>
          </table:table-cell>
          <table:table-cell table:style-name="ce28" office:value-type="float" office:value="0.4147">
            <text:p>0.4147</text:p>
          </table:table-cell>
          <table:table-cell table:style-name="ce28" office:value-type="float" office:value="0.0049764">
            <text:p>0.0050</text:p>
          </table:table-cell>
          <table:table-cell table:style-name="ce42" office:value-type="float" office:value="0.0049764">
            <text:p>0.005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35">
            <text:p>-1.3500</text:p>
          </table:table-cell>
          <table:table-cell table:style-name="ce28" office:value-type="float" office:value="-1.35">
            <text:p>-1.3500</text:p>
          </table:table-cell>
          <table:table-cell table:style-name="ce28" office:value-type="float" office:value="0.114017542509914">
            <text:p>0.1140</text:p>
          </table:table-cell>
          <table:table-cell table:style-name="ce28" office:value-type="float" office:value="0.00526234811584218">
            <text:p>0.0053</text:p>
          </table:table-cell>
          <table:table-cell table:style-name="ce42" office:value-type="float" office:value="0.00526234811584218">
            <text:p>0.0053</text:p>
          </table:table-cell>
          <table:table-cell/>
          <table:table-cell table:style-name="ce44" table:formula="of:=[.H151]+1" office:value-type="float" office:value="26">
            <text:p>26</text:p>
          </table:table-cell>
          <table:table-cell table:number-columns-repeated="3"/>
          <table:table-cell table:style-name="ce15" office:value-type="float" office:value="-0.33">
            <text:p>-0.3300</text:p>
          </table:table-cell>
          <table:table-cell table:style-name="ce28" office:value-type="float" office:value="0.446542271235322">
            <text:p>0.4465</text:p>
          </table:table-cell>
          <table:table-cell table:style-name="ce28" office:value-type="float" office:value="0.00492674521924628">
            <text:p>0.0049</text:p>
          </table:table-cell>
          <table:table-cell table:style-name="ce42" office:value-type="float" office:value="0.00492674521924628">
            <text:p>0.0049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75">
            <text:p>-1.7500</text:p>
          </table:table-cell>
          <table:table-cell table:style-name="ce28" office:value-type="float" office:value="-1.75">
            <text:p>-1.7500</text:p>
          </table:table-cell>
          <table:table-cell table:style-name="ce28" office:value-type="float" office:value="0.0713442359269479">
            <text:p>0.0713</text:p>
          </table:table-cell>
          <table:table-cell table:style-name="ce28" office:value-type="float" office:value="0.00637752993060143">
            <text:p>0.0064</text:p>
          </table:table-cell>
          <table:table-cell table:style-name="ce42" office:value-type="float" office:value="0.00637752993060143">
            <text:p>0.0064</text:p>
          </table:table-cell>
          <table:table-cell/>
          <table:table-cell table:style-name="ce44" table:formula="of:=[.H152]+1" office:value-type="float" office:value="27">
            <text:p>27</text:p>
          </table:table-cell>
          <table:table-cell table:number-columns-repeated="3"/>
          <table:table-cell table:style-name="ce15" office:value-type="float" office:value="-0.272565512563881">
            <text:p>-0.2726</text:p>
          </table:table-cell>
          <table:table-cell table:style-name="ce28" office:value-type="float" office:value="0.5004">
            <text:p>0.5004</text:p>
          </table:table-cell>
          <table:table-cell table:style-name="ce28" office:value-type="float" office:value="0.0070056">
            <text:p>0.0070</text:p>
          </table:table-cell>
          <table:table-cell table:style-name="ce42" office:value-type="float" office:value="0.0070056">
            <text:p>0.007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272565512563881">
            <text:p>-0.2726</text:p>
          </table:table-cell>
          <table:table-cell table:style-name="ce28" office:value-type="float" office:value="-0.272565512563881">
            <text:p>-0.2726</text:p>
          </table:table-cell>
          <table:table-cell table:style-name="ce28" office:value-type="float" office:value="0.5004">
            <text:p>0.5004</text:p>
          </table:table-cell>
          <table:table-cell table:style-name="ce28" office:value-type="float" office:value="0.0070056">
            <text:p>0.0070</text:p>
          </table:table-cell>
          <table:table-cell table:style-name="ce42" office:value-type="float" office:value="0.0070056">
            <text:p>0.0070</text:p>
          </table:table-cell>
          <table:table-cell/>
          <table:table-cell table:style-name="ce44" table:formula="of:=[.H153]+1" office:value-type="float" office:value="28">
            <text:p>28</text:p>
          </table:table-cell>
          <table:table-cell table:number-columns-repeated="3"/>
          <table:table-cell table:style-name="ce15" office:value-type="float" office:value="-0.27">
            <text:p>-0.2700</text:p>
          </table:table-cell>
          <table:table-cell table:style-name="ce28" office:value-type="float" office:value="0.502991053598372">
            <text:p>0.5030</text:p>
          </table:table-cell>
          <table:table-cell table:style-name="ce28" office:value-type="float" office:value="0.00695837425926601">
            <text:p>0.0070</text:p>
          </table:table-cell>
          <table:table-cell table:style-name="ce42" office:value-type="float" office:value="0.00695837425926601">
            <text:p>0.007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389379303662688">
            <text:p>-0.3894</text:p>
          </table:table-cell>
          <table:table-cell table:style-name="ce28" office:value-type="float" office:value="-0.389379303662688">
            <text:p>-0.3894</text:p>
          </table:table-cell>
          <table:table-cell table:style-name="ce28" office:value-type="float" office:value="0.4147">
            <text:p>0.4147</text:p>
          </table:table-cell>
          <table:table-cell table:style-name="ce28" office:value-type="float" office:value="0.0049764">
            <text:p>0.0050</text:p>
          </table:table-cell>
          <table:table-cell table:style-name="ce42" office:value-type="float" office:value="0.0049764">
            <text:p>0.0050</text:p>
          </table:table-cell>
          <table:table-cell/>
          <table:table-cell table:style-name="ce44" table:formula="of:=[.H154]+1" office:value-type="float" office:value="29">
            <text:p>29</text:p>
          </table:table-cell>
          <table:table-cell table:number-columns-repeated="3"/>
          <table:table-cell table:style-name="ce15" office:value-type="float" office:value="-0.19">
            <text:p>-0.1900</text:p>
          </table:table-cell>
          <table:table-cell table:style-name="ce28" office:value-type="float" office:value="0.605805249234438">
            <text:p>0.6058</text:p>
          </table:table-cell>
          <table:table-cell table:style-name="ce28" office:value-type="float" office:value="0.00495208650600358">
            <text:p>0.0050</text:p>
          </table:table-cell>
          <table:table-cell table:style-name="ce42" office:value-type="float" office:value="0.00495208650600358">
            <text:p>0.005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584068955494031">
            <text:p>-0.5841</text:p>
          </table:table-cell>
          <table:table-cell table:style-name="ce28" office:value-type="float" office:value="-0.584068955494031">
            <text:p>-0.5841</text:p>
          </table:table-cell>
          <table:table-cell table:style-name="ce28" office:value-type="float" office:value="0.2926">
            <text:p>0.2926</text:p>
          </table:table-cell>
          <table:table-cell table:style-name="ce28" office:value-type="float" office:value="0.0040964">
            <text:p>0.0041</text:p>
          </table:table-cell>
          <table:table-cell table:style-name="ce42" office:value-type="float" office:value="0.0040964">
            <text:p>0.0041</text:p>
          </table:table-cell>
          <table:table-cell/>
          <table:table-cell table:style-name="ce44" table:formula="of:=[.H155]+1" office:value-type="float" office:value="30">
            <text:p>30</text:p>
          </table:table-cell>
          <table:table-cell table:number-columns-repeated="3"/>
          <table:table-cell table:style-name="ce15" office:value-type="float" office:value="-0.13">
            <text:p>-0.1300</text:p>
          </table:table-cell>
          <table:table-cell table:style-name="ce28" office:value-type="float" office:value="0.693541635375988">
            <text:p>0.6935</text:p>
          </table:table-cell>
          <table:table-cell table:style-name="ce28" office:value-type="float" office:value="0.00793030976001649">
            <text:p>0.0079</text:p>
          </table:table-cell>
          <table:table-cell table:style-name="ce42" office:value-type="float" office:value="0.00793030976001649">
            <text:p>0.0079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778758607325375">
            <text:p>-0.7788</text:p>
          </table:table-cell>
          <table:table-cell table:style-name="ce28" office:value-type="float" office:value="-0.778758607325375">
            <text:p>-0.7788</text:p>
          </table:table-cell>
          <table:table-cell table:style-name="ce28" office:value-type="float" office:value="0.2174">
            <text:p>0.2174</text:p>
          </table:table-cell>
          <table:table-cell table:style-name="ce28" office:value-type="float" office:value="0.006522">
            <text:p>0.0065</text:p>
          </table:table-cell>
          <table:table-cell table:style-name="ce42" office:value-type="float" office:value="0.006522">
            <text:p>0.0065</text:p>
          </table:table-cell>
          <table:table-cell/>
          <table:table-cell table:style-name="ce44" table:formula="of:=[.H156]+1" office:value-type="float" office:value="31">
            <text:p>31</text:p>
          </table:table-cell>
          <table:table-cell table:number-columns-repeated="3"/>
          <table:table-cell table:style-name="ce15" office:value-type="float" office:value="-0.116">
            <text:p>-0.1160</text:p>
          </table:table-cell>
          <table:table-cell table:style-name="ce28" office:value-type="float" office:value="0.72525857457875">
            <text:p>0.7253</text:p>
          </table:table-cell>
          <table:table-cell table:style-name="ce28" office:value-type="float" office:value="0.0220610973255893">
            <text:p>0.0221</text:p>
          </table:table-cell>
          <table:table-cell table:style-name="ce42" office:value-type="float" office:value="0.0220610973255893">
            <text:p>0.022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16813791098806">
            <text:p>-1.1681</text:p>
          </table:table-cell>
          <table:table-cell table:style-name="ce28" office:value-type="float" office:value="-1.16813791098806">
            <text:p>-1.1681</text:p>
          </table:table-cell>
          <table:table-cell table:style-name="ce28" office:value-type="float" office:value="0.1307">
            <text:p>0.1307</text:p>
          </table:table-cell>
          <table:table-cell table:style-name="ce28" office:value-type="float" office:value="0.0047052">
            <text:p>0.0047</text:p>
          </table:table-cell>
          <table:table-cell table:style-name="ce42" office:value-type="float" office:value="0.0047052">
            <text:p>0.0047</text:p>
          </table:table-cell>
          <table:table-cell/>
          <table:table-cell table:style-name="ce44" table:formula="of:=[.H157]+1" office:value-type="float" office:value="32">
            <text:p>32</text:p>
          </table:table-cell>
          <table:table-cell table:number-columns-repeated="3"/>
          <table:table-cell table:style-name="ce15" office:value-type="float" office:value="-0.0778">
            <text:p>-0.0778</text:p>
          </table:table-cell>
          <table:table-cell table:style-name="ce28" office:value-type="float" office:value="0.784219357067906">
            <text:p>0.7842</text:p>
          </table:table-cell>
          <table:table-cell table:style-name="ce28" office:value-type="float" office:value="0.0114763808351401">
            <text:p>0.0115</text:p>
          </table:table-cell>
          <table:table-cell table:style-name="ce42" office:value-type="float" office:value="0.0114763808351401">
            <text:p>0.0115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75220686648209">
            <text:p>-1.7522</text:p>
          </table:table-cell>
          <table:table-cell table:style-name="ce28" office:value-type="float" office:value="-1.75220686648209">
            <text:p>-1.7522</text:p>
          </table:table-cell>
          <table:table-cell table:style-name="ce28" office:value-type="float" office:value="0.07123">
            <text:p>0.0712</text:p>
          </table:table-cell>
          <table:table-cell table:style-name="ce28" office:value-type="float" office:value="0.0064107">
            <text:p>0.0064</text:p>
          </table:table-cell>
          <table:table-cell table:style-name="ce42" office:value-type="float" office:value="0.0064107">
            <text:p>0.0064</text:p>
          </table:table-cell>
          <table:table-cell/>
          <table:table-cell table:style-name="ce44" table:formula="of:=[.H158]+1" office:value-type="float" office:value="33">
            <text:p>33</text:p>
          </table:table-cell>
          <table:table-cell table:number-columns-repeated="3"/>
          <table:table-cell table:style-name="ce15" office:value-type="float" office:value="-0.0545131025127763">
            <text:p>-0.0545</text:p>
          </table:table-cell>
          <table:table-cell table:style-name="ce28" office:value-type="float" office:value="0.8466">
            <text:p>0.8466</text:p>
          </table:table-cell>
          <table:table-cell table:style-name="ce28" office:value-type="float" office:value="0.0033864">
            <text:p>0.0034</text:p>
          </table:table-cell>
          <table:table-cell table:style-name="ce42" office:value-type="float" office:value="0.0033864">
            <text:p>0.003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0545131025127763">
            <text:p>-0.0055</text:p>
          </table:table-cell>
          <table:table-cell table:style-name="ce28" office:value-type="float" office:value="-0.00545131025127763">
            <text:p>-0.0055</text:p>
          </table:table-cell>
          <table:table-cell table:style-name="ce28" office:value-type="float" office:value="0.9858">
            <text:p>0.9858</text:p>
          </table:table-cell>
          <table:table-cell table:style-name="ce28" office:value-type="float" office:value="0.00216876">
            <text:p>0.0022</text:p>
          </table:table-cell>
          <table:table-cell table:style-name="ce42" office:value-type="float" office:value="0.00216876">
            <text:p>0.0022</text:p>
          </table:table-cell>
          <table:table-cell/>
          <table:table-cell table:style-name="ce44" table:formula="of:=[.H159]+1" office:value-type="float" office:value="34">
            <text:p>34</text:p>
          </table:table-cell>
          <table:table-cell table:number-columns-repeated="3"/>
          <table:table-cell table:style-name="ce15" office:value-type="float" office:value="-0.0467255164395225">
            <text:p>-0.0467</text:p>
          </table:table-cell>
          <table:table-cell table:style-name="ce28" office:value-type="float" office:value="0.8637">
            <text:p>0.8637</text:p>
          </table:table-cell>
          <table:table-cell table:style-name="ce28" office:value-type="float" office:value="0.0051822">
            <text:p>0.0052</text:p>
          </table:table-cell>
          <table:table-cell table:style-name="ce42" office:value-type="float" office:value="0.0051822">
            <text:p>0.0052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0778758607325375">
            <text:p>-0.0078</text:p>
          </table:table-cell>
          <table:table-cell table:style-name="ce28" office:value-type="float" office:value="-0.00778758607325375">
            <text:p>-0.0078</text:p>
          </table:table-cell>
          <table:table-cell table:style-name="ce28" office:value-type="float" office:value="0.9767">
            <text:p>0.9767</text:p>
          </table:table-cell>
          <table:table-cell table:style-name="ce28" office:value-type="float" office:value="0.00244175">
            <text:p>0.0024</text:p>
          </table:table-cell>
          <table:table-cell table:style-name="ce42" office:value-type="float" office:value="0.00244175">
            <text:p>0.0024</text:p>
          </table:table-cell>
          <table:table-cell/>
          <table:table-cell table:style-name="ce44" table:formula="of:=[.H160]+1" office:value-type="float" office:value="35">
            <text:p>35</text:p>
          </table:table-cell>
          <table:table-cell table:number-columns-repeated="3"/>
          <table:table-cell table:style-name="ce15" office:value-type="float" office:value="-0.0389379303662688">
            <text:p>-0.0389</text:p>
          </table:table-cell>
          <table:table-cell table:style-name="ce28" office:value-type="float" office:value="0.8839">
            <text:p>0.8839</text:p>
          </table:table-cell>
          <table:table-cell table:style-name="ce28" office:value-type="float" office:value="0.0070712">
            <text:p>0.0071</text:p>
          </table:table-cell>
          <table:table-cell table:style-name="ce42" office:value-type="float" office:value="0.0070712">
            <text:p>0.007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0973448259156719">
            <text:p>-0.0097</text:p>
          </table:table-cell>
          <table:table-cell table:style-name="ce28" office:value-type="float" office:value="-0.00973448259156719">
            <text:p>-0.0097</text:p>
          </table:table-cell>
          <table:table-cell table:style-name="ce28" office:value-type="float" office:value="0.9722">
            <text:p>0.9722</text:p>
          </table:table-cell>
          <table:table-cell table:style-name="ce28" office:value-type="float" office:value="0.00213884">
            <text:p>0.0021</text:p>
          </table:table-cell>
          <table:table-cell table:style-name="ce42" office:value-type="float" office:value="0.00213884">
            <text:p>0.0021</text:p>
          </table:table-cell>
          <table:table-cell/>
          <table:table-cell table:style-name="ce44" table:formula="of:=[.H161]+1" office:value-type="float" office:value="36">
            <text:p>36</text:p>
          </table:table-cell>
          <table:table-cell table:number-columns-repeated="3"/>
          <table:table-cell table:style-name="ce15" office:value-type="float" office:value="-0.0389">
            <text:p>-0.0389</text:p>
          </table:table-cell>
          <table:table-cell table:style-name="ce28" office:value-type="float" office:value="0.88090862182181">
            <text:p>0.8809</text:p>
          </table:table-cell>
          <table:table-cell table:style-name="ce28" office:value-type="float" office:value="0.00851393642224687">
            <text:p>0.0085</text:p>
          </table:table-cell>
          <table:table-cell table:style-name="ce42" office:value-type="float" office:value="0.00851393642224687">
            <text:p>0.0085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116813791098806">
            <text:p>-0.0117</text:p>
          </table:table-cell>
          <table:table-cell table:style-name="ce28" office:value-type="float" office:value="-0.0116813791098806">
            <text:p>-0.0117</text:p>
          </table:table-cell>
          <table:table-cell table:style-name="ce28" office:value-type="float" office:value="0.9619">
            <text:p>0.9619</text:p>
          </table:table-cell>
          <table:table-cell table:style-name="ce28" office:value-type="float" office:value="0.00413617">
            <text:p>0.0041</text:p>
          </table:table-cell>
          <table:table-cell table:style-name="ce42" office:value-type="float" office:value="0.00413617">
            <text:p>0.0041</text:p>
          </table:table-cell>
          <table:table-cell/>
          <table:table-cell table:style-name="ce44" table:formula="of:=[.H162]+1" office:value-type="float" office:value="37">
            <text:p>37</text:p>
          </table:table-cell>
          <table:table-cell table:number-columns-repeated="3"/>
          <table:table-cell table:style-name="ce15" office:value-type="float" office:value="-0.0350441373296419">
            <text:p>-0.0350</text:p>
          </table:table-cell>
          <table:table-cell table:style-name="ce28" office:value-type="float" office:value="0.9023">
            <text:p>0.9023</text:p>
          </table:table-cell>
          <table:table-cell table:style-name="ce28" office:value-type="float" office:value="0.00333851">
            <text:p>0.0033</text:p>
          </table:table-cell>
          <table:table-cell table:style-name="ce42" office:value-type="float" office:value="0.00333851">
            <text:p>0.0033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136282756281941">
            <text:p>-0.0136</text:p>
          </table:table-cell>
          <table:table-cell table:style-name="ce28" office:value-type="float" office:value="-0.0136282756281941">
            <text:p>-0.0136</text:p>
          </table:table-cell>
          <table:table-cell table:style-name="ce28" office:value-type="float" office:value="0.9612">
            <text:p>0.9612</text:p>
          </table:table-cell>
          <table:table-cell table:style-name="ce28" office:value-type="float" office:value="0.00211464">
            <text:p>0.0021</text:p>
          </table:table-cell>
          <table:table-cell table:style-name="ce42" office:value-type="float" office:value="0.00211464">
            <text:p>0.0021</text:p>
          </table:table-cell>
          <table:table-cell/>
          <table:table-cell table:style-name="ce44" table:formula="of:=[.H163]+1" office:value-type="float" office:value="38">
            <text:p>38</text:p>
          </table:table-cell>
          <table:table-cell table:number-columns-repeated="3"/>
          <table:table-cell table:style-name="ce15" office:value-type="float" office:value="-0.0330972408113284">
            <text:p>-0.0331</text:p>
          </table:table-cell>
          <table:table-cell table:style-name="ce28" office:value-type="float" office:value="0.9043">
            <text:p>0.9043</text:p>
          </table:table-cell>
          <table:table-cell table:style-name="ce28" office:value-type="float" office:value="0.00289376">
            <text:p>0.0029</text:p>
          </table:table-cell>
          <table:table-cell table:style-name="ce42" office:value-type="float" office:value="0.00289376">
            <text:p>0.0029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155751721465075">
            <text:p>-0.0156</text:p>
          </table:table-cell>
          <table:table-cell table:style-name="ce28" office:value-type="float" office:value="-0.0155751721465075">
            <text:p>-0.0156</text:p>
          </table:table-cell>
          <table:table-cell table:style-name="ce28" office:value-type="float" office:value="0.9511">
            <text:p>0.9511</text:p>
          </table:table-cell>
          <table:table-cell table:style-name="ce28" office:value-type="float" office:value="0.0047555">
            <text:p>0.0048</text:p>
          </table:table-cell>
          <table:table-cell table:style-name="ce42" office:value-type="float" office:value="0.0047555">
            <text:p>0.0048</text:p>
          </table:table-cell>
          <table:table-cell/>
          <table:table-cell table:style-name="ce44" table:formula="of:=[.H164]+1" office:value-type="float" office:value="39">
            <text:p>39</text:p>
          </table:table-cell>
          <table:table-cell table:number-columns-repeated="3"/>
          <table:table-cell table:style-name="ce15" office:value-type="float" office:value="-0.031150344293015">
            <text:p>-0.0312</text:p>
          </table:table-cell>
          <table:table-cell table:style-name="ce28" office:value-type="float" office:value="0.9064">
            <text:p>0.9064</text:p>
          </table:table-cell>
          <table:table-cell table:style-name="ce28" office:value-type="float" office:value="0.00244728">
            <text:p>0.0024</text:p>
          </table:table-cell>
          <table:table-cell table:style-name="ce42" office:value-type="float" office:value="0.00244728">
            <text:p>0.002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175220686648209">
            <text:p>-0.0175</text:p>
          </table:table-cell>
          <table:table-cell table:style-name="ce28" office:value-type="float" office:value="-0.0175220686648209">
            <text:p>-0.0175</text:p>
          </table:table-cell>
          <table:table-cell table:style-name="ce28" office:value-type="float" office:value="0.9463">
            <text:p>0.9463</text:p>
          </table:table-cell>
          <table:table-cell table:style-name="ce28" office:value-type="float" office:value="0.00151408">
            <text:p>0.0015</text:p>
          </table:table-cell>
          <table:table-cell table:style-name="ce42" office:value-type="float" office:value="0.00151408">
            <text:p>0.0015</text:p>
          </table:table-cell>
          <table:table-cell/>
          <table:table-cell table:style-name="ce44" table:formula="of:=[.H165]+1" office:value-type="float" office:value="40">
            <text:p>40</text:p>
          </table:table-cell>
          <table:table-cell table:number-columns-repeated="3"/>
          <table:table-cell table:style-name="ce15" office:value-type="float" office:value="-0.0272565512563881">
            <text:p>-0.0273</text:p>
          </table:table-cell>
          <table:table-cell table:style-name="ce28" office:value-type="float" office:value="0.9165">
            <text:p>0.9165</text:p>
          </table:table-cell>
          <table:table-cell table:style-name="ce28" office:value-type="float" office:value="0.00320775">
            <text:p>0.0032</text:p>
          </table:table-cell>
          <table:table-cell table:style-name="ce42" office:value-type="float" office:value="0.00320775">
            <text:p>0.0032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194689651831344">
            <text:p>-0.0195</text:p>
          </table:table-cell>
          <table:table-cell table:style-name="ce28" office:value-type="float" office:value="-0.0194689651831344">
            <text:p>-0.0195</text:p>
          </table:table-cell>
          <table:table-cell table:style-name="ce28" office:value-type="float" office:value="0.9428">
            <text:p>0.9428</text:p>
          </table:table-cell>
          <table:table-cell table:style-name="ce28" office:value-type="float" office:value="0.00292268">
            <text:p>0.0029</text:p>
          </table:table-cell>
          <table:table-cell table:style-name="ce42" office:value-type="float" office:value="0.00292268">
            <text:p>0.0029</text:p>
          </table:table-cell>
          <table:table-cell/>
          <table:table-cell table:style-name="ce44" table:formula="of:=[.H166]+1" office:value-type="float" office:value="41">
            <text:p>41</text:p>
          </table:table-cell>
          <table:table-cell table:number-columns-repeated="3"/>
          <table:table-cell table:style-name="ce15" office:value-type="float" office:value="-0.0253096547380747">
            <text:p>-0.0253</text:p>
          </table:table-cell>
          <table:table-cell table:style-name="ce28" office:value-type="float" office:value="0.9246">
            <text:p>0.9246</text:p>
          </table:table-cell>
          <table:table-cell table:style-name="ce28" office:value-type="float" office:value="0.00166428">
            <text:p>0.0017</text:p>
          </table:table-cell>
          <table:table-cell table:style-name="ce42" office:value-type="float" office:value="0.00166428">
            <text:p>0.0017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214158617014478">
            <text:p>-0.0214</text:p>
          </table:table-cell>
          <table:table-cell table:style-name="ce28" office:value-type="float" office:value="-0.0214158617014478">
            <text:p>-0.0214</text:p>
          </table:table-cell>
          <table:table-cell table:style-name="ce28" office:value-type="float" office:value="0.9353">
            <text:p>0.9353</text:p>
          </table:table-cell>
          <table:table-cell table:style-name="ce28" office:value-type="float" office:value="0.00149648">
            <text:p>0.0015</text:p>
          </table:table-cell>
          <table:table-cell table:style-name="ce42" office:value-type="float" office:value="0.00149648">
            <text:p>0.0015</text:p>
          </table:table-cell>
          <table:table-cell/>
          <table:table-cell table:style-name="ce44" table:formula="of:=[.H167]+1" office:value-type="float" office:value="42">
            <text:p>42</text:p>
          </table:table-cell>
          <table:table-cell table:number-columns-repeated="3"/>
          <table:table-cell table:style-name="ce15" office:value-type="float" office:value="-0.0233627582197613">
            <text:p>-0.0234</text:p>
          </table:table-cell>
          <table:table-cell table:style-name="ce28" office:value-type="float" office:value="0.932">
            <text:p>0.9320</text:p>
          </table:table-cell>
          <table:table-cell table:style-name="ce28" office:value-type="float" office:value="0.002796">
            <text:p>0.0028</text:p>
          </table:table-cell>
          <table:table-cell table:style-name="ce42" office:value-type="float" office:value="0.002796">
            <text:p>0.0028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233627582197613">
            <text:p>-0.0234</text:p>
          </table:table-cell>
          <table:table-cell table:style-name="ce28" office:value-type="float" office:value="-0.0233627582197613">
            <text:p>-0.0234</text:p>
          </table:table-cell>
          <table:table-cell table:style-name="ce28" office:value-type="float" office:value="0.932">
            <text:p>0.9320</text:p>
          </table:table-cell>
          <table:table-cell table:style-name="ce28" office:value-type="float" office:value="0.002796">
            <text:p>0.0028</text:p>
          </table:table-cell>
          <table:table-cell table:style-name="ce42" office:value-type="float" office:value="0.002796">
            <text:p>0.0028</text:p>
          </table:table-cell>
          <table:table-cell/>
          <table:table-cell table:style-name="ce44" table:formula="of:=[.H168]+1" office:value-type="float" office:value="43">
            <text:p>43</text:p>
          </table:table-cell>
          <table:table-cell table:number-columns-repeated="3"/>
          <table:table-cell table:style-name="ce15" office:value-type="float" office:value="-0.0214158617014478">
            <text:p>-0.0214</text:p>
          </table:table-cell>
          <table:table-cell table:style-name="ce28" office:value-type="float" office:value="0.9353">
            <text:p>0.9353</text:p>
          </table:table-cell>
          <table:table-cell table:style-name="ce28" office:value-type="float" office:value="0.00149648">
            <text:p>0.0015</text:p>
          </table:table-cell>
          <table:table-cell table:style-name="ce42" office:value-type="float" office:value="0.00149648">
            <text:p>0.0015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253096547380747">
            <text:p>-0.0253</text:p>
          </table:table-cell>
          <table:table-cell table:style-name="ce28" office:value-type="float" office:value="-0.0253096547380747">
            <text:p>-0.0253</text:p>
          </table:table-cell>
          <table:table-cell table:style-name="ce28" office:value-type="float" office:value="0.9246">
            <text:p>0.9246</text:p>
          </table:table-cell>
          <table:table-cell table:style-name="ce28" office:value-type="float" office:value="0.00166428">
            <text:p>0.0017</text:p>
          </table:table-cell>
          <table:table-cell table:style-name="ce42" office:value-type="float" office:value="0.00166428">
            <text:p>0.0017</text:p>
          </table:table-cell>
          <table:table-cell/>
          <table:table-cell table:style-name="ce44" table:formula="of:=[.H169]+1" office:value-type="float" office:value="44">
            <text:p>44</text:p>
          </table:table-cell>
          <table:table-cell table:number-columns-repeated="3"/>
          <table:table-cell table:style-name="ce15" office:value-type="float" office:value="-0.0194689651831344">
            <text:p>-0.0195</text:p>
          </table:table-cell>
          <table:table-cell table:style-name="ce28" office:value-type="float" office:value="0.9428">
            <text:p>0.9428</text:p>
          </table:table-cell>
          <table:table-cell table:style-name="ce28" office:value-type="float" office:value="0.00292268">
            <text:p>0.0029</text:p>
          </table:table-cell>
          <table:table-cell table:style-name="ce42" office:value-type="float" office:value="0.00292268">
            <text:p>0.0029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272565512563881">
            <text:p>-0.0273</text:p>
          </table:table-cell>
          <table:table-cell table:style-name="ce28" office:value-type="float" office:value="-0.0272565512563881">
            <text:p>-0.0273</text:p>
          </table:table-cell>
          <table:table-cell table:style-name="ce28" office:value-type="float" office:value="0.9165">
            <text:p>0.9165</text:p>
          </table:table-cell>
          <table:table-cell table:style-name="ce28" office:value-type="float" office:value="0.00320775">
            <text:p>0.0032</text:p>
          </table:table-cell>
          <table:table-cell table:style-name="ce42" office:value-type="float" office:value="0.00320775">
            <text:p>0.0032</text:p>
          </table:table-cell>
          <table:table-cell/>
          <table:table-cell table:style-name="ce44" table:formula="of:=[.H170]+1" office:value-type="float" office:value="45">
            <text:p>45</text:p>
          </table:table-cell>
          <table:table-cell table:number-columns-repeated="3"/>
          <table:table-cell table:style-name="ce15" office:value-type="float" office:value="-0.0175220686648209">
            <text:p>-0.0175</text:p>
          </table:table-cell>
          <table:table-cell table:style-name="ce28" office:value-type="float" office:value="0.9463">
            <text:p>0.9463</text:p>
          </table:table-cell>
          <table:table-cell table:style-name="ce28" office:value-type="float" office:value="0.00151408">
            <text:p>0.0015</text:p>
          </table:table-cell>
          <table:table-cell table:style-name="ce42" office:value-type="float" office:value="0.00151408">
            <text:p>0.0015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31150344293015">
            <text:p>-0.0312</text:p>
          </table:table-cell>
          <table:table-cell table:style-name="ce28" office:value-type="float" office:value="-0.031150344293015">
            <text:p>-0.0312</text:p>
          </table:table-cell>
          <table:table-cell table:style-name="ce28" office:value-type="float" office:value="0.9064">
            <text:p>0.9064</text:p>
          </table:table-cell>
          <table:table-cell table:style-name="ce28" office:value-type="float" office:value="0.00244728">
            <text:p>0.0024</text:p>
          </table:table-cell>
          <table:table-cell table:style-name="ce42" office:value-type="float" office:value="0.00244728">
            <text:p>0.0024</text:p>
          </table:table-cell>
          <table:table-cell/>
          <table:table-cell table:style-name="ce44" table:formula="of:=[.H171]+1" office:value-type="float" office:value="46">
            <text:p>46</text:p>
          </table:table-cell>
          <table:table-cell table:number-columns-repeated="3"/>
          <table:table-cell table:style-name="ce15" office:value-type="float" office:value="-0.0155751721465075">
            <text:p>-0.0156</text:p>
          </table:table-cell>
          <table:table-cell table:style-name="ce28" office:value-type="float" office:value="0.9511">
            <text:p>0.9511</text:p>
          </table:table-cell>
          <table:table-cell table:style-name="ce28" office:value-type="float" office:value="0.0047555">
            <text:p>0.0048</text:p>
          </table:table-cell>
          <table:table-cell table:style-name="ce42" office:value-type="float" office:value="0.0047555">
            <text:p>0.0048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330972408113284">
            <text:p>-0.0331</text:p>
          </table:table-cell>
          <table:table-cell table:style-name="ce28" office:value-type="float" office:value="-0.0330972408113284">
            <text:p>-0.0331</text:p>
          </table:table-cell>
          <table:table-cell table:style-name="ce28" office:value-type="float" office:value="0.9043">
            <text:p>0.9043</text:p>
          </table:table-cell>
          <table:table-cell table:style-name="ce28" office:value-type="float" office:value="0.00289376">
            <text:p>0.0029</text:p>
          </table:table-cell>
          <table:table-cell table:style-name="ce42" office:value-type="float" office:value="0.00289376">
            <text:p>0.0029</text:p>
          </table:table-cell>
          <table:table-cell/>
          <table:table-cell table:style-name="ce44" table:formula="of:=[.H172]+1" office:value-type="float" office:value="47">
            <text:p>47</text:p>
          </table:table-cell>
          <table:table-cell table:number-columns-repeated="3"/>
          <table:table-cell table:style-name="ce15" office:value-type="float" office:value="-0.0136282756281941">
            <text:p>-0.0136</text:p>
          </table:table-cell>
          <table:table-cell table:style-name="ce28" office:value-type="float" office:value="0.9612">
            <text:p>0.9612</text:p>
          </table:table-cell>
          <table:table-cell table:style-name="ce28" office:value-type="float" office:value="0.00211464">
            <text:p>0.0021</text:p>
          </table:table-cell>
          <table:table-cell table:style-name="ce42" office:value-type="float" office:value="0.00211464">
            <text:p>0.002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350441373296419">
            <text:p>-0.0350</text:p>
          </table:table-cell>
          <table:table-cell table:style-name="ce28" office:value-type="float" office:value="-0.0350441373296419">
            <text:p>-0.0350</text:p>
          </table:table-cell>
          <table:table-cell table:style-name="ce28" office:value-type="float" office:value="0.9023">
            <text:p>0.9023</text:p>
          </table:table-cell>
          <table:table-cell table:style-name="ce28" office:value-type="float" office:value="0.00333851">
            <text:p>0.0033</text:p>
          </table:table-cell>
          <table:table-cell table:style-name="ce42" office:value-type="float" office:value="0.00333851">
            <text:p>0.0033</text:p>
          </table:table-cell>
          <table:table-cell/>
          <table:table-cell table:style-name="ce44" table:formula="of:=[.H173]+1" office:value-type="float" office:value="48">
            <text:p>48</text:p>
          </table:table-cell>
          <table:table-cell table:number-columns-repeated="3"/>
          <table:table-cell table:style-name="ce15" office:value-type="float" office:value="-0.0116813791098806">
            <text:p>-0.0117</text:p>
          </table:table-cell>
          <table:table-cell table:style-name="ce28" office:value-type="float" office:value="0.9619">
            <text:p>0.9619</text:p>
          </table:table-cell>
          <table:table-cell table:style-name="ce28" office:value-type="float" office:value="0.00413617">
            <text:p>0.0041</text:p>
          </table:table-cell>
          <table:table-cell table:style-name="ce42" office:value-type="float" office:value="0.00413617">
            <text:p>0.004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389379303662688">
            <text:p>-0.0389</text:p>
          </table:table-cell>
          <table:table-cell table:style-name="ce28" office:value-type="float" office:value="-0.0389379303662688">
            <text:p>-0.0389</text:p>
          </table:table-cell>
          <table:table-cell table:style-name="ce28" office:value-type="float" office:value="0.8839">
            <text:p>0.8839</text:p>
          </table:table-cell>
          <table:table-cell table:style-name="ce28" office:value-type="float" office:value="0.0070712">
            <text:p>0.0071</text:p>
          </table:table-cell>
          <table:table-cell table:style-name="ce42" office:value-type="float" office:value="0.0070712">
            <text:p>0.0071</text:p>
          </table:table-cell>
          <table:table-cell/>
          <table:table-cell table:style-name="ce44" table:formula="of:=[.H174]+1" office:value-type="float" office:value="49">
            <text:p>49</text:p>
          </table:table-cell>
          <table:table-cell table:number-columns-repeated="3"/>
          <table:table-cell table:style-name="ce15" office:value-type="float" office:value="-0.00973448259156719">
            <text:p>-0.0097</text:p>
          </table:table-cell>
          <table:table-cell table:style-name="ce28" office:value-type="float" office:value="0.9722">
            <text:p>0.9722</text:p>
          </table:table-cell>
          <table:table-cell table:style-name="ce28" office:value-type="float" office:value="0.00213884">
            <text:p>0.0021</text:p>
          </table:table-cell>
          <table:table-cell table:style-name="ce42" office:value-type="float" office:value="0.00213884">
            <text:p>0.002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0467255164395225">
            <text:p>-0.0467</text:p>
          </table:table-cell>
          <table:table-cell table:style-name="ce28" office:value-type="float" office:value="-0.0467255164395225">
            <text:p>-0.0467</text:p>
          </table:table-cell>
          <table:table-cell table:style-name="ce28" office:value-type="float" office:value="0.8637">
            <text:p>0.8637</text:p>
          </table:table-cell>
          <table:table-cell table:style-name="ce28" office:value-type="float" office:value="0.0051822">
            <text:p>0.0052</text:p>
          </table:table-cell>
          <table:table-cell table:style-name="ce42" office:value-type="float" office:value="0.0051822">
            <text:p>0.0052</text:p>
          </table:table-cell>
          <table:table-cell/>
          <table:table-cell table:style-name="ce44" table:formula="of:=[.H175]+1" office:value-type="float" office:value="50">
            <text:p>50</text:p>
          </table:table-cell>
          <table:table-cell table:number-columns-repeated="3"/>
          <table:table-cell table:style-name="ce15" office:value-type="float" office:value="-0.00778758607325375">
            <text:p>-0.0078</text:p>
          </table:table-cell>
          <table:table-cell table:style-name="ce28" office:value-type="float" office:value="0.9767">
            <text:p>0.9767</text:p>
          </table:table-cell>
          <table:table-cell table:style-name="ce28" office:value-type="float" office:value="0.00244175">
            <text:p>0.0024</text:p>
          </table:table-cell>
          <table:table-cell table:style-name="ce42" office:value-type="float" office:value="0.00244175">
            <text:p>0.002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6" office:value-type="float" office:value="-0.0545131025127763">
            <text:p>-0.0545</text:p>
          </table:table-cell>
          <table:table-cell table:style-name="ce29" office:value-type="float" office:value="-0.0545131025127763">
            <text:p>-0.0545</text:p>
          </table:table-cell>
          <table:table-cell table:style-name="ce29" office:value-type="float" office:value="0.8466">
            <text:p>0.8466</text:p>
          </table:table-cell>
          <table:table-cell table:style-name="ce29" office:value-type="float" office:value="0.0033864">
            <text:p>0.0034</text:p>
          </table:table-cell>
          <table:table-cell table:style-name="ce43" office:value-type="float" office:value="0.0033864">
            <text:p>0.0034</text:p>
          </table:table-cell>
          <table:table-cell/>
          <table:table-cell table:style-name="ce44" table:formula="of:=[.H176]+1" office:value-type="float" office:value="51">
            <text:p>51</text:p>
          </table:table-cell>
          <table:table-cell table:number-columns-repeated="3"/>
          <table:table-cell table:style-name="ce16" office:value-type="float" office:value="-0.00545131025127763">
            <text:p>-0.0055</text:p>
          </table:table-cell>
          <table:table-cell table:style-name="ce29" office:value-type="float" office:value="0.9858">
            <text:p>0.9858</text:p>
          </table:table-cell>
          <table:table-cell table:style-name="ce29" office:value-type="float" office:value="0.00216876">
            <text:p>0.0022</text:p>
          </table:table-cell>
          <table:table-cell table:style-name="ce43" office:value-type="float" office:value="0.00216876">
            <text:p>0.0022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17"/>
          <table:table-cell table:style-name="ce47" table:number-columns-repeated="2"/>
        </table:table-row>
        <table:table-row table:style-name="ro5">
          <table:table-cell/>
          <table:table-cell table:style-name="ce2" office:value-type="string" table:number-columns-spanned="3" table:number-rows-spanned="1">
            <text:p>t&gt;0</text:p>
          </table:table-cell>
          <table:covered-table-cell table:number-columns-repeated="2"/>
          <table:table-cell table:number-columns-repeated="5"/>
          <table:table-cell table:style-name="ce47"/>
          <table:table-cell/>
          <table:table-cell table:style-name="ce2" table:formula="of:=[.B179]" office:value-type="string" office:string-value="t&gt;0" table:number-columns-spanned="3" table:number-rows-spanned="1">
            <text:p>t&gt;0</text:p>
          </table:table-cell>
          <table:covered-table-cell table:style-name="ce55"/>
          <table:covered-table-cell/>
          <table:table-cell table:number-columns-repeated="5"/>
        </table:table-row>
        <table:table-row table:style-name="ro1">
          <table:table-cell table:number-columns-repeated="17"/>
          <table:table-cell table:style-name="ce47" table:number-columns-repeated="2"/>
        </table:table-row>
        <table:table-row table:style-name="ro6">
          <table:table-cell/>
          <table:table-cell table:style-name="ce4" office:value-type="string" table:number-columns-spanned="5" table:number-rows-spanned="1">
            <text:p>from G_M^p sheet: assuming |G_M^p| = |G_E^p|</text:p>
          </table:table-cell>
          <table:covered-table-cell table:number-columns-repeated="4"/>
          <table:table-cell table:number-columns-repeated="5"/>
          <table:table-cell table:style-name="ce4" table:formula="of:=[.B181]" office:value-type="string" office:string-value="from G_M^p sheet: assuming |G_M^p| = |G_E^p|" table:number-columns-spanned="5" table:number-rows-spanned="1">
            <text:p>from G_M^p sheet: assuming |G_M^p| = |G_E^p|</text:p>
          </table:table-cell>
          <table:covered-table-cell table:number-columns-repeated="4"/>
          <table:table-cell/>
          <table:table-cell table:style-name="ce47" table:number-columns-repeated="2"/>
        </table:table-row>
        <table:table-row table:style-name="ro1">
          <table:table-cell table:number-columns-repeated="17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52">
            <text:p>3.5200</text:p>
          </table:table-cell>
          <table:table-cell table:style-name="ce28" office:value-type="float" office:value="0.53">
            <text:p>0.5300</text:p>
          </table:table-cell>
          <table:table-cell table:style-name="ce28" office:value-type="float" office:value="0.04">
            <text:p>0.0400</text:p>
          </table:table-cell>
          <table:table-cell table:style-name="ce28" office:value-type="float" office:value="0.06">
            <text:p>0.0600</text:p>
          </table:table-cell>
          <table:table-cell/>
          <table:table-cell table:style-name="ce44" office:value-type="float" office:value="1">
            <text:p>1</text:p>
          </table:table-cell>
          <table:table-cell table:number-columns-repeated="3"/>
          <table:table-cell table:style-name="ce14" office:value-type="float" office:value="3.52">
            <text:p>3.5200</text:p>
          </table:table-cell>
          <table:table-cell table:style-name="ce27" office:value-type="float" office:value="0.53">
            <text:p>0.5300</text:p>
          </table:table-cell>
          <table:table-cell table:style-name="ce27" office:value-type="float" office:value="0.04">
            <text:p>0.0400</text:p>
          </table:table-cell>
          <table:table-cell table:style-name="ce41" office:value-type="float" office:value="0.06">
            <text:p>0.060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521">
            <text:p>3.5210</text:p>
          </table:table-cell>
          <table:table-cell table:style-name="ce28" office:value-type="float" office:value="0.51">
            <text:p>0.5100</text:p>
          </table:table-cell>
          <table:table-cell table:number-columns-repeated="2" table:style-name="ce28" office:value-type="float" office:value="0.06">
            <text:p>0.0600</text:p>
          </table:table-cell>
          <table:table-cell/>
          <table:table-cell table:style-name="ce44" table:formula="of:=[.H183]+1" office:value-type="float" office:value="2">
            <text:p>2</text:p>
          </table:table-cell>
          <table:table-cell table:number-columns-repeated="3"/>
          <table:table-cell table:style-name="ce15" office:value-type="float" office:value="3.521">
            <text:p>3.5210</text:p>
          </table:table-cell>
          <table:table-cell table:style-name="ce28" office:value-type="float" office:value="0.51">
            <text:p>0.5100</text:p>
          </table:table-cell>
          <table:table-cell table:style-name="ce28" office:value-type="float" office:value="0.06">
            <text:p>0.0600</text:p>
          </table:table-cell>
          <table:table-cell table:style-name="ce42" office:value-type="float" office:value="0.06">
            <text:p>0.0600</text:p>
          </table:table-cell>
          <table:table-cell table:number-columns-repeated="2"/>
          <table:table-cell table:style-name="ce47" table:number-columns-repeated="2"/>
        </table:table-row>
        <table:table-row table:style-name="ro7">
          <table:table-cell table:number-columns-repeated="2"/>
          <table:table-cell table:style-name="ce28" office:value-type="float" office:value="3.526884">
            <text:p>3.5269</text:p>
          </table:table-cell>
          <table:table-cell table:style-name="ce28" office:value-type="float" office:value="0.574">
            <text:p>0.5740</text:p>
          </table:table-cell>
          <table:table-cell table:style-name="ce28" office:value-type="float" office:value="0.071">
            <text:p>0.0710</text:p>
          </table:table-cell>
          <table:table-cell table:style-name="ce28" office:value-type="float" office:value="0.081">
            <text:p>0.0810</text:p>
          </table:table-cell>
          <table:table-cell/>
          <table:table-cell table:style-name="ce44" table:formula="of:=[.H184]+1" office:value-type="float" office:value="3">
            <text:p>3</text:p>
          </table:table-cell>
          <table:table-cell table:number-columns-repeated="3"/>
          <table:table-cell table:style-name="ce15" office:value-type="float" office:value="3.526884">
            <text:p>3.5269</text:p>
          </table:table-cell>
          <table:table-cell table:style-name="ce28" office:value-type="float" office:value="0.574">
            <text:p>0.5740</text:p>
          </table:table-cell>
          <table:table-cell table:style-name="ce28" office:value-type="float" office:value="0.071">
            <text:p>0.0710</text:p>
          </table:table-cell>
          <table:table-cell table:style-name="ce42" office:value-type="float" office:value="0.081">
            <text:p>0.0810</text:p>
          </table:table-cell>
          <table:table-cell table:number-columns-repeated="2"/>
          <table:table-cell table:style-name="ce47" table:number-columns-repeated="2"/>
        </table:table-row>
        <table:table-row table:style-name="ro7">
          <table:table-cell table:number-columns-repeated="2"/>
          <table:table-cell table:style-name="ce28" office:value-type="float" office:value="3.54380625">
            <text:p>3.5438</text:p>
          </table:table-cell>
          <table:table-cell table:style-name="ce28" office:value-type="float" office:value="0.495">
            <text:p>0.4950</text:p>
          </table:table-cell>
          <table:table-cell table:style-name="ce28" office:value-type="float" office:value="0.047">
            <text:p>0.0470</text:p>
          </table:table-cell>
          <table:table-cell table:style-name="ce28" office:value-type="float" office:value="0.052">
            <text:p>0.0520</text:p>
          </table:table-cell>
          <table:table-cell/>
          <table:table-cell table:style-name="ce44" table:formula="of:=[.H185]+1" office:value-type="float" office:value="4">
            <text:p>4</text:p>
          </table:table-cell>
          <table:table-cell table:number-columns-repeated="3"/>
          <table:table-cell table:style-name="ce15" office:value-type="float" office:value="3.54380625">
            <text:p>3.5438</text:p>
          </table:table-cell>
          <table:table-cell table:style-name="ce28" office:value-type="float" office:value="0.495">
            <text:p>0.4950</text:p>
          </table:table-cell>
          <table:table-cell table:style-name="ce28" office:value-type="float" office:value="0.047">
            <text:p>0.0470</text:p>
          </table:table-cell>
          <table:table-cell table:style-name="ce42" office:value-type="float" office:value="0.052">
            <text:p>0.052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55">
            <text:p>3.5500</text:p>
          </table:table-cell>
          <table:table-cell table:style-name="ce28" office:value-type="float" office:value="0.39">
            <text:p>0.3900</text:p>
          </table:table-cell>
          <table:table-cell table:number-columns-repeated="2" table:style-name="ce28" office:value-type="float" office:value="0.05">
            <text:p>0.0500</text:p>
          </table:table-cell>
          <table:table-cell/>
          <table:table-cell table:style-name="ce44" table:formula="of:=[.H186]+1" office:value-type="float" office:value="5">
            <text:p>5</text:p>
          </table:table-cell>
          <table:table-cell table:number-columns-repeated="3"/>
          <table:table-cell table:style-name="ce15" office:value-type="float" office:value="3.55">
            <text:p>3.5500</text:p>
          </table:table-cell>
          <table:table-cell table:style-name="ce28" office:value-type="float" office:value="0.39">
            <text:p>0.3900</text:p>
          </table:table-cell>
          <table:table-cell table:style-name="ce28" office:value-type="float" office:value="0.05">
            <text:p>0.0500</text:p>
          </table:table-cell>
          <table:table-cell table:style-name="ce42" office:value-type="float" office:value="0.05">
            <text:p>0.050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56265625">
            <text:p>3.5627</text:p>
          </table:table-cell>
          <table:table-cell table:style-name="ce28" office:value-type="float" office:value="0.39">
            <text:p>0.3900</text:p>
          </table:table-cell>
          <table:table-cell table:style-name="ce28" office:value-type="float" office:value="0.045">
            <text:p>0.0450</text:p>
          </table:table-cell>
          <table:table-cell table:style-name="ce28" office:value-type="float" office:value="0.05">
            <text:p>0.0500</text:p>
          </table:table-cell>
          <table:table-cell/>
          <table:table-cell table:style-name="ce44" table:formula="of:=[.H187]+1" office:value-type="float" office:value="6">
            <text:p>6</text:p>
          </table:table-cell>
          <table:table-cell table:number-columns-repeated="3"/>
          <table:table-cell table:style-name="ce15" office:value-type="float" office:value="3.56265625">
            <text:p>3.5627</text:p>
          </table:table-cell>
          <table:table-cell table:style-name="ce28" office:value-type="float" office:value="0.39">
            <text:p>0.3900</text:p>
          </table:table-cell>
          <table:table-cell table:style-name="ce28" office:value-type="float" office:value="0.045">
            <text:p>0.0450</text:p>
          </table:table-cell>
          <table:table-cell table:style-name="ce42" office:value-type="float" office:value="0.05">
            <text:p>0.050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56643225">
            <text:p>3.5664</text:p>
          </table:table-cell>
          <table:table-cell table:style-name="ce28" office:value-type="float" office:value="0.453">
            <text:p>0.4530</text:p>
          </table:table-cell>
          <table:table-cell table:style-name="ce28" office:value-type="float" office:value="0.023">
            <text:p>0.0230</text:p>
          </table:table-cell>
          <table:table-cell table:style-name="ce28" office:value-type="float" office:value="0.025">
            <text:p>0.0250</text:p>
          </table:table-cell>
          <table:table-cell/>
          <table:table-cell table:style-name="ce44" table:formula="of:=[.H188]+1" office:value-type="float" office:value="7">
            <text:p>7</text:p>
          </table:table-cell>
          <table:table-cell table:number-columns-repeated="3"/>
          <table:table-cell table:style-name="ce15" office:value-type="float" office:value="3.56643225">
            <text:p>3.5664</text:p>
          </table:table-cell>
          <table:table-cell table:style-name="ce28" office:value-type="float" office:value="0.453">
            <text:p>0.4530</text:p>
          </table:table-cell>
          <table:table-cell table:style-name="ce28" office:value-type="float" office:value="0.023">
            <text:p>0.0230</text:p>
          </table:table-cell>
          <table:table-cell table:style-name="ce42" office:value-type="float" office:value="0.025">
            <text:p>0.025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57">
            <text:p>3.5700</text:p>
          </table:table-cell>
          <table:table-cell table:style-name="ce28" office:value-type="float" office:value="0.34">
            <text:p>0.3400</text:p>
          </table:table-cell>
          <table:table-cell table:number-columns-repeated="2" table:style-name="ce28" office:value-type="float" office:value="0.04">
            <text:p>0.0400</text:p>
          </table:table-cell>
          <table:table-cell/>
          <table:table-cell table:style-name="ce44" table:formula="of:=[.H189]+1" office:value-type="float" office:value="8">
            <text:p>8</text:p>
          </table:table-cell>
          <table:table-cell table:number-columns-repeated="3"/>
          <table:table-cell table:style-name="ce15" office:value-type="float" office:value="3.57">
            <text:p>3.5700</text:p>
          </table:table-cell>
          <table:table-cell table:style-name="ce28" office:value-type="float" office:value="0.34">
            <text:p>0.3400</text:p>
          </table:table-cell>
          <table:table-cell table:style-name="ce28" office:value-type="float" office:value="0.04">
            <text:p>0.0400</text:p>
          </table:table-cell>
          <table:table-cell table:style-name="ce42" office:value-type="float" office:value="0.04">
            <text:p>0.040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58155625">
            <text:p>3.5816</text:p>
          </table:table-cell>
          <table:table-cell table:style-name="ce28" office:value-type="float" office:value="0.419">
            <text:p>0.4190</text:p>
          </table:table-cell>
          <table:table-cell table:style-name="ce28" office:value-type="float" office:value="0.041">
            <text:p>0.0410</text:p>
          </table:table-cell>
          <table:table-cell table:style-name="ce28" office:value-type="float" office:value="0.045">
            <text:p>0.0450</text:p>
          </table:table-cell>
          <table:table-cell/>
          <table:table-cell table:style-name="ce44" table:formula="of:=[.H190]+1" office:value-type="float" office:value="9">
            <text:p>9</text:p>
          </table:table-cell>
          <table:table-cell table:number-columns-repeated="3"/>
          <table:table-cell table:style-name="ce15" office:value-type="float" office:value="3.58155625">
            <text:p>3.5816</text:p>
          </table:table-cell>
          <table:table-cell table:style-name="ce28" office:value-type="float" office:value="0.419">
            <text:p>0.4190</text:p>
          </table:table-cell>
          <table:table-cell table:style-name="ce28" office:value-type="float" office:value="0.041">
            <text:p>0.0410</text:p>
          </table:table-cell>
          <table:table-cell table:style-name="ce42" office:value-type="float" office:value="0.045">
            <text:p>0.045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6">
            <text:p>3.6000</text:p>
          </table:table-cell>
          <table:table-cell table:style-name="ce28" office:value-type="float" office:value="0.31">
            <text:p>0.3100</text:p>
          </table:table-cell>
          <table:table-cell table:number-columns-repeated="2" table:style-name="ce28" office:value-type="float" office:value="0.03">
            <text:p>0.0300</text:p>
          </table:table-cell>
          <table:table-cell/>
          <table:table-cell table:style-name="ce44" table:formula="of:=[.H191]+1" office:value-type="float" office:value="10">
            <text:p>10</text:p>
          </table:table-cell>
          <table:table-cell table:number-columns-repeated="3"/>
          <table:table-cell table:style-name="ce15" office:value-type="float" office:value="3.6">
            <text:p>3.6000</text:p>
          </table:table-cell>
          <table:table-cell table:style-name="ce28" office:value-type="float" office:value="0.31">
            <text:p>0.3100</text:p>
          </table:table-cell>
          <table:table-cell table:style-name="ce28" office:value-type="float" office:value="0.03">
            <text:p>0.0300</text:p>
          </table:table-cell>
          <table:table-cell table:style-name="ce42" office:value-type="float" office:value="0.03">
            <text:p>0.030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60050625">
            <text:p>3.6005</text:p>
          </table:table-cell>
          <table:table-cell table:style-name="ce28" office:value-type="float" office:value="0.398">
            <text:p>0.3980</text:p>
          </table:table-cell>
          <table:table-cell table:style-name="ce28" office:value-type="float" office:value="0.04">
            <text:p>0.0400</text:p>
          </table:table-cell>
          <table:table-cell table:style-name="ce28" office:value-type="float" office:value="0.044">
            <text:p>0.0440</text:p>
          </table:table-cell>
          <table:table-cell/>
          <table:table-cell table:style-name="ce44" table:formula="of:=[.H192]+1" office:value-type="float" office:value="11">
            <text:p>11</text:p>
          </table:table-cell>
          <table:table-cell table:number-columns-repeated="3"/>
          <table:table-cell table:style-name="ce15" office:value-type="float" office:value="3.60050625">
            <text:p>3.6005</text:p>
          </table:table-cell>
          <table:table-cell table:style-name="ce28" office:value-type="float" office:value="0.398">
            <text:p>0.3980</text:p>
          </table:table-cell>
          <table:table-cell table:style-name="ce28" office:value-type="float" office:value="0.04">
            <text:p>0.0400</text:p>
          </table:table-cell>
          <table:table-cell table:style-name="ce42" office:value-type="float" office:value="0.044">
            <text:p>0.044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61">
            <text:p>3.6100</text:p>
          </table:table-cell>
          <table:table-cell table:style-name="ce28" office:value-type="float" office:value="0.42">
            <text:p>0.4200</text:p>
          </table:table-cell>
          <table:table-cell table:style-name="ce28" office:value-type="float" office:value="0.14">
            <text:p>0.1400</text:p>
          </table:table-cell>
          <table:table-cell table:style-name="ce28" office:value-type="float" office:value="0.08">
            <text:p>0.0800</text:p>
          </table:table-cell>
          <table:table-cell/>
          <table:table-cell table:style-name="ce44" table:formula="of:=[.H193]+1" office:value-type="float" office:value="12">
            <text:p>12</text:p>
          </table:table-cell>
          <table:table-cell table:number-columns-repeated="3"/>
          <table:table-cell table:style-name="ce15" office:value-type="float" office:value="3.61">
            <text:p>3.6100</text:p>
          </table:table-cell>
          <table:table-cell table:style-name="ce28" office:value-type="float" office:value="0.42">
            <text:p>0.4200</text:p>
          </table:table-cell>
          <table:table-cell table:style-name="ce28" office:value-type="float" office:value="0.14">
            <text:p>0.1400</text:p>
          </table:table-cell>
          <table:table-cell table:style-name="ce42" office:value-type="float" office:value="0.08">
            <text:p>0.080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61">
            <text:p>3.6100</text:p>
          </table:table-cell>
          <table:table-cell table:style-name="ce28" office:value-type="float" office:value="0.41">
            <text:p>0.4100</text:p>
          </table:table-cell>
          <table:table-cell table:style-name="ce28" office:value-type="float" office:value="0.11">
            <text:p>0.1100</text:p>
          </table:table-cell>
          <table:table-cell table:style-name="ce28" office:value-type="float" office:value="0.09">
            <text:p>0.0900</text:p>
          </table:table-cell>
          <table:table-cell/>
          <table:table-cell table:style-name="ce44" table:formula="of:=[.H194]+1" office:value-type="float" office:value="13">
            <text:p>13</text:p>
          </table:table-cell>
          <table:table-cell table:number-columns-repeated="3"/>
          <table:table-cell table:style-name="ce15" office:value-type="float" office:value="3.61">
            <text:p>3.6100</text:p>
          </table:table-cell>
          <table:table-cell table:style-name="ce28" office:value-type="float" office:value="0.41">
            <text:p>0.4100</text:p>
          </table:table-cell>
          <table:table-cell table:style-name="ce28" office:value-type="float" office:value="0.11">
            <text:p>0.1100</text:p>
          </table:table-cell>
          <table:table-cell table:style-name="ce42" office:value-type="float" office:value="0.09">
            <text:p>0.090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61950625">
            <text:p>3.6195</text:p>
          </table:table-cell>
          <table:table-cell table:style-name="ce28" office:value-type="float" office:value="0.399">
            <text:p>0.3990</text:p>
          </table:table-cell>
          <table:table-cell table:style-name="ce28" office:value-type="float" office:value="0.041">
            <text:p>0.0410</text:p>
          </table:table-cell>
          <table:table-cell table:style-name="ce28" office:value-type="float" office:value="0.046">
            <text:p>0.0460</text:p>
          </table:table-cell>
          <table:table-cell/>
          <table:table-cell table:style-name="ce44" table:formula="of:=[.H195]+1" office:value-type="float" office:value="14">
            <text:p>14</text:p>
          </table:table-cell>
          <table:table-cell table:number-columns-repeated="3"/>
          <table:table-cell table:style-name="ce15" office:value-type="float" office:value="3.61950625">
            <text:p>3.6195</text:p>
          </table:table-cell>
          <table:table-cell table:style-name="ce28" office:value-type="float" office:value="0.399">
            <text:p>0.3990</text:p>
          </table:table-cell>
          <table:table-cell table:style-name="ce28" office:value-type="float" office:value="0.041">
            <text:p>0.0410</text:p>
          </table:table-cell>
          <table:table-cell table:style-name="ce42" office:value-type="float" office:value="0.046">
            <text:p>0.046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63855625">
            <text:p>3.6386</text:p>
          </table:table-cell>
          <table:table-cell table:style-name="ce28" office:value-type="float" office:value="0.326">
            <text:p>0.3260</text:p>
          </table:table-cell>
          <table:table-cell table:style-name="ce28" office:value-type="float" office:value="0.04">
            <text:p>0.0400</text:p>
          </table:table-cell>
          <table:table-cell table:style-name="ce28" office:value-type="float" office:value="0.046">
            <text:p>0.0460</text:p>
          </table:table-cell>
          <table:table-cell/>
          <table:table-cell table:style-name="ce44" table:formula="of:=[.H196]+1" office:value-type="float" office:value="15">
            <text:p>15</text:p>
          </table:table-cell>
          <table:table-cell table:number-columns-repeated="3"/>
          <table:table-cell table:style-name="ce15" office:value-type="float" office:value="3.63855625">
            <text:p>3.6386</text:p>
          </table:table-cell>
          <table:table-cell table:style-name="ce28" office:value-type="float" office:value="0.326">
            <text:p>0.3260</text:p>
          </table:table-cell>
          <table:table-cell table:style-name="ce28" office:value-type="float" office:value="0.04">
            <text:p>0.0400</text:p>
          </table:table-cell>
          <table:table-cell table:style-name="ce42" office:value-type="float" office:value="0.046">
            <text:p>0.046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65765625">
            <text:p>3.6577</text:p>
          </table:table-cell>
          <table:table-cell table:style-name="ce28" office:value-type="float" office:value="0.397">
            <text:p>0.3970</text:p>
          </table:table-cell>
          <table:table-cell table:style-name="ce28" office:value-type="float" office:value="0.036">
            <text:p>0.0360</text:p>
          </table:table-cell>
          <table:table-cell table:style-name="ce28" office:value-type="float" office:value="0.04">
            <text:p>0.0400</text:p>
          </table:table-cell>
          <table:table-cell/>
          <table:table-cell table:style-name="ce44" table:formula="of:=[.H197]+1" office:value-type="float" office:value="16">
            <text:p>16</text:p>
          </table:table-cell>
          <table:table-cell table:number-columns-repeated="3"/>
          <table:table-cell table:style-name="ce15" office:value-type="float" office:value="3.65765625">
            <text:p>3.6577</text:p>
          </table:table-cell>
          <table:table-cell table:style-name="ce28" office:value-type="float" office:value="0.397">
            <text:p>0.3970</text:p>
          </table:table-cell>
          <table:table-cell table:style-name="ce28" office:value-type="float" office:value="0.036">
            <text:p>0.0360</text:p>
          </table:table-cell>
          <table:table-cell table:style-name="ce42" office:value-type="float" office:value="0.04">
            <text:p>0.040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65765625">
            <text:p>3.6577</text:p>
          </table:table-cell>
          <table:table-cell table:style-name="ce28" office:value-type="float" office:value="0.354">
            <text:p>0.3540</text:p>
          </table:table-cell>
          <table:table-cell table:number-columns-repeated="2" table:style-name="ce28" office:value-type="float" office:value="0.017">
            <text:p>0.0170</text:p>
          </table:table-cell>
          <table:table-cell/>
          <table:table-cell table:style-name="ce44" table:formula="of:=[.H198]+1" office:value-type="float" office:value="17">
            <text:p>17</text:p>
          </table:table-cell>
          <table:table-cell table:number-columns-repeated="3"/>
          <table:table-cell table:style-name="ce15" office:value-type="float" office:value="3.65765625">
            <text:p>3.6577</text:p>
          </table:table-cell>
          <table:table-cell table:style-name="ce28" office:value-type="float" office:value="0.354">
            <text:p>0.3540</text:p>
          </table:table-cell>
          <table:table-cell table:style-name="ce28" office:value-type="float" office:value="0.017">
            <text:p>0.0170</text:p>
          </table:table-cell>
          <table:table-cell table:style-name="ce42" office:value-type="float" office:value="0.017">
            <text:p>0.017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6864">
            <text:p>3.6864</text:p>
          </table:table-cell>
          <table:table-cell table:style-name="ce28" office:value-type="float" office:value="0.321">
            <text:p>0.3210</text:p>
          </table:table-cell>
          <table:table-cell table:style-name="ce28" office:value-type="float" office:value="0.024">
            <text:p>0.0240</text:p>
          </table:table-cell>
          <table:table-cell table:style-name="ce28" office:value-type="float" office:value="0.026">
            <text:p>0.0260</text:p>
          </table:table-cell>
          <table:table-cell/>
          <table:table-cell table:style-name="ce44" table:formula="of:=[.H199]+1" office:value-type="float" office:value="18">
            <text:p>18</text:p>
          </table:table-cell>
          <table:table-cell table:number-columns-repeated="3"/>
          <table:table-cell table:style-name="ce15" office:value-type="float" office:value="3.6864">
            <text:p>3.6864</text:p>
          </table:table-cell>
          <table:table-cell table:style-name="ce28" office:value-type="float" office:value="0.321">
            <text:p>0.3210</text:p>
          </table:table-cell>
          <table:table-cell table:style-name="ce28" office:value-type="float" office:value="0.024">
            <text:p>0.0240</text:p>
          </table:table-cell>
          <table:table-cell table:style-name="ce42" office:value-type="float" office:value="0.026">
            <text:p>0.026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69">
            <text:p>3.6900</text:p>
          </table:table-cell>
          <table:table-cell table:style-name="ce28" office:value-type="float" office:value="0.281">
            <text:p>0.2810</text:p>
          </table:table-cell>
          <table:table-cell table:number-columns-repeated="2" table:style-name="ce28" office:value-type="float" office:value="0.014">
            <text:p>0.0140</text:p>
          </table:table-cell>
          <table:table-cell/>
          <table:table-cell table:style-name="ce44" table:formula="of:=[.H200]+1" office:value-type="float" office:value="19">
            <text:p>19</text:p>
          </table:table-cell>
          <table:table-cell table:number-columns-repeated="3"/>
          <table:table-cell table:style-name="ce15" office:value-type="float" office:value="3.69">
            <text:p>3.6900</text:p>
          </table:table-cell>
          <table:table-cell table:style-name="ce28" office:value-type="float" office:value="0.281">
            <text:p>0.2810</text:p>
          </table:table-cell>
          <table:table-cell table:style-name="ce28" office:value-type="float" office:value="0.014">
            <text:p>0.0140</text:p>
          </table:table-cell>
          <table:table-cell table:style-name="ce42" office:value-type="float" office:value="0.014">
            <text:p>0.014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69">
            <text:p>3.6900</text:p>
          </table:table-cell>
          <table:table-cell table:style-name="ce28" office:value-type="float" office:value="0.36">
            <text:p>0.3600</text:p>
          </table:table-cell>
          <table:table-cell table:number-columns-repeated="2" table:style-name="ce28" office:value-type="float" office:value="0.05">
            <text:p>0.0500</text:p>
          </table:table-cell>
          <table:table-cell/>
          <table:table-cell table:style-name="ce44" table:formula="of:=[.H201]+1" office:value-type="float" office:value="20">
            <text:p>20</text:p>
          </table:table-cell>
          <table:table-cell table:number-columns-repeated="3"/>
          <table:table-cell table:style-name="ce15" office:value-type="float" office:value="3.69">
            <text:p>3.6900</text:p>
          </table:table-cell>
          <table:table-cell table:style-name="ce28" office:value-type="float" office:value="0.36">
            <text:p>0.3600</text:p>
          </table:table-cell>
          <table:table-cell table:style-name="ce28" office:value-type="float" office:value="0.05">
            <text:p>0.0500</text:p>
          </table:table-cell>
          <table:table-cell table:style-name="ce42" office:value-type="float" office:value="0.05">
            <text:p>0.050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7297265625">
            <text:p>3.7297</text:p>
          </table:table-cell>
          <table:table-cell table:style-name="ce28" office:value-type="float" office:value="0.313">
            <text:p>0.3130</text:p>
          </table:table-cell>
          <table:table-cell table:style-name="ce28" office:value-type="float" office:value="0.02">
            <text:p>0.0200</text:p>
          </table:table-cell>
          <table:table-cell table:style-name="ce28" office:value-type="float" office:value="0.022">
            <text:p>0.0220</text:p>
          </table:table-cell>
          <table:table-cell/>
          <table:table-cell table:style-name="ce44" table:formula="of:=[.H202]+1" office:value-type="float" office:value="21">
            <text:p>21</text:p>
          </table:table-cell>
          <table:table-cell table:number-columns-repeated="3"/>
          <table:table-cell table:style-name="ce15" office:value-type="float" office:value="3.7297265625">
            <text:p>3.7297</text:p>
          </table:table-cell>
          <table:table-cell table:style-name="ce28" office:value-type="float" office:value="0.313">
            <text:p>0.313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2">
            <text:p>0.022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75390625">
            <text:p>3.7539</text:p>
          </table:table-cell>
          <table:table-cell table:style-name="ce28" office:value-type="float" office:value="0.305">
            <text:p>0.3050</text:p>
          </table:table-cell>
          <table:table-cell table:number-columns-repeated="2" table:style-name="ce28" office:value-type="float" office:value="0.015">
            <text:p>0.0150</text:p>
          </table:table-cell>
          <table:table-cell/>
          <table:table-cell table:style-name="ce44" table:formula="of:=[.H203]+1" office:value-type="float" office:value="22">
            <text:p>22</text:p>
          </table:table-cell>
          <table:table-cell table:number-columns-repeated="3"/>
          <table:table-cell table:style-name="ce15" office:value-type="float" office:value="3.75390625">
            <text:p>3.7539</text:p>
          </table:table-cell>
          <table:table-cell table:style-name="ce28" office:value-type="float" office:value="0.305">
            <text:p>0.3050</text:p>
          </table:table-cell>
          <table:table-cell table:style-name="ce28" office:value-type="float" office:value="0.015">
            <text:p>0.0150</text:p>
          </table:table-cell>
          <table:table-cell table:style-name="ce42" office:value-type="float" office:value="0.015">
            <text:p>0.015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76">
            <text:p>3.7600</text:p>
          </table:table-cell>
          <table:table-cell table:style-name="ce28" office:value-type="float" office:value="0.255">
            <text:p>0.2550</text:p>
          </table:table-cell>
          <table:table-cell table:number-columns-repeated="2" table:style-name="ce28" office:value-type="float" office:value="0.013">
            <text:p>0.0130</text:p>
          </table:table-cell>
          <table:table-cell/>
          <table:table-cell table:style-name="ce44" table:formula="of:=[.H204]+1" office:value-type="float" office:value="23">
            <text:p>23</text:p>
          </table:table-cell>
          <table:table-cell table:number-columns-repeated="3"/>
          <table:table-cell table:style-name="ce15" office:value-type="float" office:value="3.76">
            <text:p>3.7600</text:p>
          </table:table-cell>
          <table:table-cell table:style-name="ce28" office:value-type="float" office:value="0.255">
            <text:p>0.2550</text:p>
          </table:table-cell>
          <table:table-cell table:style-name="ce28" office:value-type="float" office:value="0.013">
            <text:p>0.0130</text:p>
          </table:table-cell>
          <table:table-cell table:style-name="ce42" office:value-type="float" office:value="0.013">
            <text:p>0.013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7636">
            <text:p>3.7636</text:p>
          </table:table-cell>
          <table:table-cell table:style-name="ce28" office:value-type="float" office:value="0.393700393700591">
            <text:p>0.3937</text:p>
          </table:table-cell>
          <table:table-cell table:number-columns-repeated="2" table:style-name="ce28" office:value-type="float" office:value="0.0596900596900895">
            <text:p>0.0597</text:p>
          </table:table-cell>
          <table:table-cell/>
          <table:table-cell table:style-name="ce44" table:formula="of:=[.H205]+1" office:value-type="float" office:value="24">
            <text:p>24</text:p>
          </table:table-cell>
          <table:table-cell table:number-columns-repeated="3"/>
          <table:table-cell table:style-name="ce15" office:value-type="float" office:value="3.7636">
            <text:p>3.7636</text:p>
          </table:table-cell>
          <table:table-cell table:style-name="ce28" office:value-type="float" office:value="0.393700393700591">
            <text:p>0.3937</text:p>
          </table:table-cell>
          <table:table-cell table:style-name="ce28" office:value-type="float" office:value="0.0596900596900895">
            <text:p>0.0597</text:p>
          </table:table-cell>
          <table:table-cell table:style-name="ce42" office:value-type="float" office:value="0.0596900596900895">
            <text:p>0.0597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7781640625">
            <text:p>3.7782</text:p>
          </table:table-cell>
          <table:table-cell table:style-name="ce28" office:value-type="float" office:value="0.298">
            <text:p>0.2980</text:p>
          </table:table-cell>
          <table:table-cell table:style-name="ce28" office:value-type="float" office:value="0.02">
            <text:p>0.0200</text:p>
          </table:table-cell>
          <table:table-cell table:style-name="ce28" office:value-type="float" office:value="0.021">
            <text:p>0.0210</text:p>
          </table:table-cell>
          <table:table-cell/>
          <table:table-cell table:style-name="ce44" table:formula="of:=[.H206]+1" office:value-type="float" office:value="25">
            <text:p>25</text:p>
          </table:table-cell>
          <table:table-cell table:number-columns-repeated="3"/>
          <table:table-cell table:style-name="ce15" office:value-type="float" office:value="3.7781640625">
            <text:p>3.7782</text:p>
          </table:table-cell>
          <table:table-cell table:style-name="ce28" office:value-type="float" office:value="0.298">
            <text:p>0.298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1">
            <text:p>0.021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8269140625">
            <text:p>3.8269</text:p>
          </table:table-cell>
          <table:table-cell table:style-name="ce28" office:value-type="float" office:value="0.27">
            <text:p>0.2700</text:p>
          </table:table-cell>
          <table:table-cell table:style-name="ce28" office:value-type="float" office:value="0.021">
            <text:p>0.0210</text:p>
          </table:table-cell>
          <table:table-cell table:style-name="ce28" office:value-type="float" office:value="0.022">
            <text:p>0.0220</text:p>
          </table:table-cell>
          <table:table-cell/>
          <table:table-cell table:style-name="ce44" table:formula="of:=[.H207]+1" office:value-type="float" office:value="26">
            <text:p>26</text:p>
          </table:table-cell>
          <table:table-cell table:number-columns-repeated="3"/>
          <table:table-cell table:style-name="ce15" office:value-type="float" office:value="3.8269140625">
            <text:p>3.8269</text:p>
          </table:table-cell>
          <table:table-cell table:style-name="ce28" office:value-type="float" office:value="0.27">
            <text:p>0.2700</text:p>
          </table:table-cell>
          <table:table-cell table:style-name="ce28" office:value-type="float" office:value="0.021">
            <text:p>0.0210</text:p>
          </table:table-cell>
          <table:table-cell table:style-name="ce42" office:value-type="float" office:value="0.022">
            <text:p>0.022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83">
            <text:p>3.8300</text:p>
          </table:table-cell>
          <table:table-cell table:style-name="ce28" office:value-type="float" office:value="0.249">
            <text:p>0.2490</text:p>
          </table:table-cell>
          <table:table-cell table:number-columns-repeated="2" table:style-name="ce28" office:value-type="float" office:value="0.01">
            <text:p>0.0100</text:p>
          </table:table-cell>
          <table:table-cell/>
          <table:table-cell table:style-name="ce44" table:formula="of:=[.H208]+1" office:value-type="float" office:value="27">
            <text:p>27</text:p>
          </table:table-cell>
          <table:table-cell table:number-columns-repeated="3"/>
          <table:table-cell table:style-name="ce15" office:value-type="float" office:value="3.83">
            <text:p>3.8300</text:p>
          </table:table-cell>
          <table:table-cell table:style-name="ce28" office:value-type="float" office:value="0.249">
            <text:p>0.2490</text:p>
          </table:table-cell>
          <table:table-cell table:style-name="ce28" office:value-type="float" office:value="0.01">
            <text:p>0.0100</text:p>
          </table:table-cell>
          <table:table-cell table:style-name="ce42" office:value-type="float" office:value="0.01">
            <text:p>0.010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85140625">
            <text:p>3.8514</text:p>
          </table:table-cell>
          <table:table-cell table:style-name="ce28" office:value-type="float" office:value="0.276">
            <text:p>0.2760</text:p>
          </table:table-cell>
          <table:table-cell table:style-name="ce28" office:value-type="float" office:value="0.014">
            <text:p>0.0140</text:p>
          </table:table-cell>
          <table:table-cell table:style-name="ce28" office:value-type="float" office:value="0.015">
            <text:p>0.0150</text:p>
          </table:table-cell>
          <table:table-cell/>
          <table:table-cell table:style-name="ce44" table:formula="of:=[.H209]+1" office:value-type="float" office:value="28">
            <text:p>28</text:p>
          </table:table-cell>
          <table:table-cell table:number-columns-repeated="3"/>
          <table:table-cell table:style-name="ce15" office:value-type="float" office:value="3.85140625">
            <text:p>3.8514</text:p>
          </table:table-cell>
          <table:table-cell table:style-name="ce28" office:value-type="float" office:value="0.276">
            <text:p>0.2760</text:p>
          </table:table-cell>
          <table:table-cell table:style-name="ce28" office:value-type="float" office:value="0.014">
            <text:p>0.0140</text:p>
          </table:table-cell>
          <table:table-cell table:style-name="ce42" office:value-type="float" office:value="0.015">
            <text:p>0.015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8759765625">
            <text:p>3.8760</text:p>
          </table:table-cell>
          <table:table-cell table:style-name="ce28" office:value-type="float" office:value="0.28">
            <text:p>0.2800</text:p>
          </table:table-cell>
          <table:table-cell table:style-name="ce28" office:value-type="float" office:value="0.019">
            <text:p>0.0190</text:p>
          </table:table-cell>
          <table:table-cell table:style-name="ce28" office:value-type="float" office:value="0.02">
            <text:p>0.0200</text:p>
          </table:table-cell>
          <table:table-cell/>
          <table:table-cell table:style-name="ce44" table:formula="of:=[.H210]+1" office:value-type="float" office:value="29">
            <text:p>29</text:p>
          </table:table-cell>
          <table:table-cell table:number-columns-repeated="3"/>
          <table:table-cell table:style-name="ce15" office:value-type="float" office:value="3.8759765625">
            <text:p>3.8760</text:p>
          </table:table-cell>
          <table:table-cell table:style-name="ce28" office:value-type="float" office:value="0.28">
            <text:p>0.2800</text:p>
          </table:table-cell>
          <table:table-cell table:style-name="ce28" office:value-type="float" office:value="0.019">
            <text:p>0.0190</text:p>
          </table:table-cell>
          <table:table-cell table:style-name="ce42" office:value-type="float" office:value="0.02">
            <text:p>0.020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89865025">
            <text:p>3.8987</text:p>
          </table:table-cell>
          <table:table-cell table:style-name="ce28" office:value-type="float" office:value="0.248997991959775">
            <text:p>0.2490</text:p>
          </table:table-cell>
          <table:table-cell table:number-columns-repeated="2" table:style-name="ce28" office:value-type="float" office:value="0.0803219328902499">
            <text:p>0.0803</text:p>
          </table:table-cell>
          <table:table-cell/>
          <table:table-cell table:style-name="ce44" table:formula="of:=[.H211]+1" office:value-type="float" office:value="30">
            <text:p>30</text:p>
          </table:table-cell>
          <table:table-cell table:number-columns-repeated="3"/>
          <table:table-cell table:style-name="ce15" office:value-type="float" office:value="3.89865025">
            <text:p>3.8987</text:p>
          </table:table-cell>
          <table:table-cell table:style-name="ce28" office:value-type="float" office:value="0.248997991959775">
            <text:p>0.2490</text:p>
          </table:table-cell>
          <table:table-cell table:style-name="ce28" office:value-type="float" office:value="0.0803219328902499">
            <text:p>0.0803</text:p>
          </table:table-cell>
          <table:table-cell table:style-name="ce42" office:value-type="float" office:value="0.0803219328902499">
            <text:p>0.0803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94">
            <text:p>3.9400</text:p>
          </table:table-cell>
          <table:table-cell table:style-name="ce28" office:value-type="float" office:value="0.246">
            <text:p>0.2460</text:p>
          </table:table-cell>
          <table:table-cell table:number-columns-repeated="2" table:style-name="ce28" office:value-type="float" office:value="0.011">
            <text:p>0.0110</text:p>
          </table:table-cell>
          <table:table-cell/>
          <table:table-cell table:style-name="ce44" table:formula="of:=[.H212]+1" office:value-type="float" office:value="31">
            <text:p>31</text:p>
          </table:table-cell>
          <table:table-cell table:number-columns-repeated="3"/>
          <table:table-cell table:style-name="ce15" office:value-type="float" office:value="3.94">
            <text:p>3.9400</text:p>
          </table:table-cell>
          <table:table-cell table:style-name="ce28" office:value-type="float" office:value="0.246">
            <text:p>0.2460</text:p>
          </table:table-cell>
          <table:table-cell table:style-name="ce28" office:value-type="float" office:value="0.011">
            <text:p>0.0110</text:p>
          </table:table-cell>
          <table:table-cell table:style-name="ce42" office:value-type="float" office:value="0.011">
            <text:p>0.011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3.95015625">
            <text:p>3.9502</text:p>
          </table:table-cell>
          <table:table-cell table:style-name="ce28" office:value-type="float" office:value="0.266">
            <text:p>0.2660</text:p>
          </table:table-cell>
          <table:table-cell table:style-name="ce28" office:value-type="float" office:value="0.014">
            <text:p>0.0140</text:p>
          </table:table-cell>
          <table:table-cell table:style-name="ce28" office:value-type="float" office:value="0.015">
            <text:p>0.0150</text:p>
          </table:table-cell>
          <table:table-cell/>
          <table:table-cell table:style-name="ce44" table:formula="of:=[.H213]+1" office:value-type="float" office:value="32">
            <text:p>32</text:p>
          </table:table-cell>
          <table:table-cell table:number-columns-repeated="3"/>
          <table:table-cell table:style-name="ce15" office:value-type="float" office:value="3.95015625">
            <text:p>3.9502</text:p>
          </table:table-cell>
          <table:table-cell table:style-name="ce28" office:value-type="float" office:value="0.266">
            <text:p>0.2660</text:p>
          </table:table-cell>
          <table:table-cell table:style-name="ce28" office:value-type="float" office:value="0.014">
            <text:p>0.0140</text:p>
          </table:table-cell>
          <table:table-cell table:style-name="ce42" office:value-type="float" office:value="0.015">
            <text:p>0.015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4">
            <text:p>4.0000</text:p>
          </table:table-cell>
          <table:table-cell table:style-name="ce28" office:value-type="float" office:value="0.26">
            <text:p>0.2600</text:p>
          </table:table-cell>
          <table:table-cell table:number-columns-repeated="2" table:style-name="ce28" office:value-type="float" office:value="0.03">
            <text:p>0.0300</text:p>
          </table:table-cell>
          <table:table-cell/>
          <table:table-cell table:style-name="ce44" table:formula="of:=[.H214]+1" office:value-type="float" office:value="33">
            <text:p>33</text:p>
          </table:table-cell>
          <table:table-cell table:number-columns-repeated="3"/>
          <table:table-cell table:style-name="ce15" office:value-type="float" office:value="4">
            <text:p>4.0000</text:p>
          </table:table-cell>
          <table:table-cell table:style-name="ce28" office:value-type="float" office:value="0.26">
            <text:p>0.2600</text:p>
          </table:table-cell>
          <table:table-cell table:style-name="ce28" office:value-type="float" office:value="0.03">
            <text:p>0.0300</text:p>
          </table:table-cell>
          <table:table-cell table:style-name="ce42" office:value-type="float" office:value="0.03">
            <text:p>0.030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4">
            <text:p>4.0000</text:p>
          </table:table-cell>
          <table:table-cell table:style-name="ce28" office:value-type="float" office:value="0.24">
            <text:p>0.2400</text:p>
          </table:table-cell>
          <table:table-cell table:number-columns-repeated="2" table:style-name="ce28" office:value-type="float" office:value="0.03">
            <text:p>0.0300</text:p>
          </table:table-cell>
          <table:table-cell/>
          <table:table-cell table:style-name="ce44" table:formula="of:=[.H215]+1" office:value-type="float" office:value="34">
            <text:p>34</text:p>
          </table:table-cell>
          <table:table-cell table:number-columns-repeated="3"/>
          <table:table-cell table:style-name="ce15" office:value-type="float" office:value="4">
            <text:p>4.0000</text:p>
          </table:table-cell>
          <table:table-cell table:style-name="ce28" office:value-type="float" office:value="0.24">
            <text:p>0.2400</text:p>
          </table:table-cell>
          <table:table-cell table:style-name="ce28" office:value-type="float" office:value="0.03">
            <text:p>0.0300</text:p>
          </table:table-cell>
          <table:table-cell table:style-name="ce42" office:value-type="float" office:value="0.03">
            <text:p>0.030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4">
            <text:p>4.0000</text:p>
          </table:table-cell>
          <table:table-cell table:style-name="ce28" office:value-type="float" office:value="0.175">
            <text:p>0.1750</text:p>
          </table:table-cell>
          <table:table-cell table:style-name="ce28" office:value-type="float" office:value="0.0672681202353686">
            <text:p>0.0673</text:p>
          </table:table-cell>
          <table:table-cell table:style-name="ce28" office:value-type="float" office:value="0.0553263047744922">
            <text:p>0.0553</text:p>
          </table:table-cell>
          <table:table-cell/>
          <table:table-cell table:style-name="ce44" table:formula="of:=[.H216]+1" office:value-type="float" office:value="35">
            <text:p>35</text:p>
          </table:table-cell>
          <table:table-cell table:number-columns-repeated="3"/>
          <table:table-cell table:style-name="ce15" office:value-type="float" office:value="4">
            <text:p>4.0000</text:p>
          </table:table-cell>
          <table:table-cell table:style-name="ce28" office:value-type="float" office:value="0.175">
            <text:p>0.1750</text:p>
          </table:table-cell>
          <table:table-cell table:style-name="ce28" office:value-type="float" office:value="0.0672681202353686">
            <text:p>0.0673</text:p>
          </table:table-cell>
          <table:table-cell table:style-name="ce42" office:value-type="float" office:value="0.0553263047744922">
            <text:p>0.0553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4.05015625">
            <text:p>4.0502</text:p>
          </table:table-cell>
          <table:table-cell table:style-name="ce28" office:value-type="float" office:value="0.273">
            <text:p>0.2730</text:p>
          </table:table-cell>
          <table:table-cell table:style-name="ce28" office:value-type="float" office:value="0.013">
            <text:p>0.0130</text:p>
          </table:table-cell>
          <table:table-cell table:style-name="ce28" office:value-type="float" office:value="0.014">
            <text:p>0.0140</text:p>
          </table:table-cell>
          <table:table-cell/>
          <table:table-cell table:style-name="ce44" table:formula="of:=[.H217]+1" office:value-type="float" office:value="36">
            <text:p>36</text:p>
          </table:table-cell>
          <table:table-cell table:number-columns-repeated="3"/>
          <table:table-cell table:style-name="ce15" office:value-type="float" office:value="4.05015625">
            <text:p>4.0502</text:p>
          </table:table-cell>
          <table:table-cell table:style-name="ce28" office:value-type="float" office:value="0.273">
            <text:p>0.2730</text:p>
          </table:table-cell>
          <table:table-cell table:style-name="ce28" office:value-type="float" office:value="0.013">
            <text:p>0.0130</text:p>
          </table:table-cell>
          <table:table-cell table:style-name="ce42" office:value-type="float" office:value="0.014">
            <text:p>0.014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4.124961">
            <text:p>4.1250</text:p>
          </table:table-cell>
          <table:table-cell table:style-name="ce28" office:value-type="float" office:value="0.264575131106459">
            <text:p>0.2646</text:p>
          </table:table-cell>
          <table:table-cell table:number-columns-repeated="2" table:style-name="ce28" office:value-type="float" office:value="0.0340168025708304">
            <text:p>0.0340</text:p>
          </table:table-cell>
          <table:table-cell/>
          <table:table-cell table:style-name="ce44" table:formula="of:=[.H218]+1" office:value-type="float" office:value="37">
            <text:p>37</text:p>
          </table:table-cell>
          <table:table-cell table:number-columns-repeated="3"/>
          <table:table-cell table:style-name="ce15" office:value-type="float" office:value="4.124961">
            <text:p>4.1250</text:p>
          </table:table-cell>
          <table:table-cell table:style-name="ce28" office:value-type="float" office:value="0.264575131106459">
            <text:p>0.2646</text:p>
          </table:table-cell>
          <table:table-cell table:style-name="ce28" office:value-type="float" office:value="0.0340168025708304">
            <text:p>0.0340</text:p>
          </table:table-cell>
          <table:table-cell table:style-name="ce42" office:value-type="float" office:value="0.0340168025708304">
            <text:p>0.034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4.124961">
            <text:p>4.1250</text:p>
          </table:table-cell>
          <table:table-cell table:style-name="ce28" office:value-type="float" office:value="0.207364413533277">
            <text:p>0.2074</text:p>
          </table:table-cell>
          <table:table-cell table:number-columns-repeated="2" table:style-name="ce28" office:value-type="float" office:value="0.0361682116627809">
            <text:p>0.0362</text:p>
          </table:table-cell>
          <table:table-cell/>
          <table:table-cell table:style-name="ce44" table:formula="of:=[.H219]+1" office:value-type="float" office:value="38">
            <text:p>38</text:p>
          </table:table-cell>
          <table:table-cell table:number-columns-repeated="3"/>
          <table:table-cell table:style-name="ce15" office:value-type="float" office:value="4.124961">
            <text:p>4.1250</text:p>
          </table:table-cell>
          <table:table-cell table:style-name="ce28" office:value-type="float" office:value="0.207364413533277">
            <text:p>0.2074</text:p>
          </table:table-cell>
          <table:table-cell table:style-name="ce28" office:value-type="float" office:value="0.0361682116627809">
            <text:p>0.0362</text:p>
          </table:table-cell>
          <table:table-cell table:style-name="ce42" office:value-type="float" office:value="0.0361682116627809">
            <text:p>0.0362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4.15140625">
            <text:p>4.1514</text:p>
          </table:table-cell>
          <table:table-cell table:style-name="ce28" office:value-type="float" office:value="0.25">
            <text:p>0.2500</text:p>
          </table:table-cell>
          <table:table-cell table:style-name="ce28" office:value-type="float" office:value="0.013">
            <text:p>0.0130</text:p>
          </table:table-cell>
          <table:table-cell table:style-name="ce28" office:value-type="float" office:value="0.014">
            <text:p>0.0140</text:p>
          </table:table-cell>
          <table:table-cell/>
          <table:table-cell table:style-name="ce44" table:formula="of:=[.H220]+1" office:value-type="float" office:value="39">
            <text:p>39</text:p>
          </table:table-cell>
          <table:table-cell table:number-columns-repeated="3"/>
          <table:table-cell table:style-name="ce15" office:value-type="float" office:value="4.15140625">
            <text:p>4.1514</text:p>
          </table:table-cell>
          <table:table-cell table:style-name="ce28" office:value-type="float" office:value="0.25">
            <text:p>0.2500</text:p>
          </table:table-cell>
          <table:table-cell table:style-name="ce28" office:value-type="float" office:value="0.013">
            <text:p>0.0130</text:p>
          </table:table-cell>
          <table:table-cell table:style-name="ce42" office:value-type="float" office:value="0.014">
            <text:p>0.014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4.18">
            <text:p>4.1800</text:p>
          </table:table-cell>
          <table:table-cell table:style-name="ce28" office:value-type="float" office:value="0.237">
            <text:p>0.2370</text:p>
          </table:table-cell>
          <table:table-cell table:number-columns-repeated="2" table:style-name="ce28" office:value-type="float" office:value="0.009">
            <text:p>0.0090</text:p>
          </table:table-cell>
          <table:table-cell/>
          <table:table-cell table:style-name="ce44" table:formula="of:=[.H221]+1" office:value-type="float" office:value="40">
            <text:p>40</text:p>
          </table:table-cell>
          <table:table-cell table:number-columns-repeated="3"/>
          <table:table-cell table:style-name="ce15" office:value-type="float" office:value="4.18">
            <text:p>4.1800</text:p>
          </table:table-cell>
          <table:table-cell table:style-name="ce28" office:value-type="float" office:value="0.237">
            <text:p>0.2370</text:p>
          </table:table-cell>
          <table:table-cell table:style-name="ce28" office:value-type="float" office:value="0.009">
            <text:p>0.0090</text:p>
          </table:table-cell>
          <table:table-cell table:style-name="ce42" office:value-type="float" office:value="0.009">
            <text:p>0.009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2"/>
          <table:table-cell table:style-name="ce28" office:value-type="float" office:value="4.2">
            <text:p>4.2000</text:p>
          </table:table-cell>
          <table:table-cell table:style-name="ce28" office:value-type="float" office:value="0.22">
            <text:p>0.2200</text:p>
          </table:table-cell>
          <table:table-cell table:number-columns-repeated="2" table:style-name="ce28" office:value-type="float" office:value="0.02">
            <text:p>0.0200</text:p>
          </table:table-cell>
          <table:table-cell/>
          <table:table-cell table:style-name="ce44" table:formula="of:=[.H222]+1" office:value-type="float" office:value="41">
            <text:p>41</text:p>
          </table:table-cell>
          <table:table-cell table:number-columns-repeated="3"/>
          <table:table-cell table:style-name="ce16" office:value-type="float" office:value="4.2">
            <text:p>4.2000</text:p>
          </table:table-cell>
          <table:table-cell table:style-name="ce29" office:value-type="float" office:value="0.22">
            <text:p>0.2200</text:p>
          </table:table-cell>
          <table:table-cell table:style-name="ce29" office:value-type="float" office:value="0.02">
            <text:p>0.0200</text:p>
          </table:table-cell>
          <table:table-cell table:style-name="ce43" office:value-type="float" office:value="0.02">
            <text:p>0.0200</text:p>
          </table:table-cell>
          <table:table-cell table:number-columns-repeated="2"/>
          <table:table-cell table:style-name="ce47" table:number-columns-repeated="2"/>
        </table:table-row>
        <table:table-row table:style-name="ro1" table:number-rows-repeated="9">
          <table:table-cell table:number-columns-repeated="17"/>
          <table:table-cell table:style-name="ce47" table:number-columns-repeated="2"/>
        </table:table-row>
        <table:table-row table:style-name="ro1" table:number-rows-repeated="65110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1" table:number-rows-repeated="98323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G_M^p" table:style-name="ta1" table:print-ranges="'G_M^p'.M5:'G_M^p'.T661">
        <table:table-column table:style-name="co1" table:default-cell-style-name="Default"/>
        <table:table-column table:style-name="co2" table:default-cell-style-name="ce44"/>
        <table:table-column table:style-name="co2" table:number-columns-repeated="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number-columns-repeated="1001" table:default-cell-style-name="Default"/>
        <table:table-row table:style-name="ro1">
          <table:table-cell/>
          <table:table-cell table:style-name="ce1"/>
          <table:table-cell table:style-name="ce17"/>
          <table:table-cell table:number-columns-repeated="9"/>
          <table:table-cell table:style-name="ce1" office:value-type="float" office:value="197.3269631">
            <text:p>197.3269631</text:p>
          </table:table-cell>
          <table:table-cell table:style-name="ce17" office:value-type="float" office:value="0.000001">
            <text:p>0.000001</text:p>
          </table:table-cell>
          <table:table-cell table:number-columns-repeated="4"/>
          <table:table-cell table:style-name="ce46" table:number-columns-repeated="2"/>
          <table:table-cell table:number-columns-repeated="1001"/>
        </table:table-row>
        <table:table-row table:style-name="ro2">
          <table:table-cell/>
          <table:table-cell table:number-columns-spanned="3" table:number-rows-spanned="1"/>
          <table:covered-table-cell table:number-columns-repeated="2"/>
          <table:table-cell table:number-columns-repeated="8"/>
          <table:table-cell office:value-type="string" table:number-columns-spanned="3" table:number-rows-spanned="1">
            <text:p>1/FM**2=(197,3269631)^2*10^-6 GeV^2</text:p>
          </table:table-cell>
          <table:covered-table-cell table:number-columns-repeated="2"/>
          <table:table-cell table:number-columns-repeated="3"/>
          <table:table-cell table:style-name="ce46" table:number-columns-repeated="2"/>
          <table:table-cell table:number-columns-repeated="1001"/>
        </table:table-row>
        <table:table-row table:style-name="ro1">
          <table:table-cell table:number-columns-repeated="12"/>
          <table:table-cell table:style-name="ce50" office:value-type="float" office:value="-1.9130427">
            <text:p>-1.9130427</text:p>
          </table:table-cell>
          <table:table-cell table:style-name="ce55" office:value-type="float" office:value="2.792847356">
            <text:p>2.792847356</text:p>
          </table:table-cell>
          <table:table-cell table:number-columns-repeated="4"/>
          <table:table-cell table:style-name="ce46" table:number-columns-repeated="2"/>
          <table:table-cell table:number-columns-repeated="1001"/>
        </table:table-row>
        <table:table-row table:style-name="ro1">
          <table:table-cell table:number-columns-repeated="12"/>
          <table:table-cell table:style-name="ce50"/>
          <table:table-cell table:style-name="ce55"/>
          <table:table-cell table:number-columns-repeated="4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3" office:value-type="string" table:number-columns-spanned="3" table:number-rows-spanned="1">
            <text:p>t&lt;0</text:p>
          </table:table-cell>
          <table:covered-table-cell table:number-columns-repeated="2"/>
          <table:table-cell table:number-columns-repeated="8"/>
          <table:table-cell table:style-name="ce2" table:formula="of:=[.B5]" office:value-type="string" office:string-value="t&lt;0" table:number-columns-spanned="3" table:number-rows-spanned="1">
            <text:p>t&lt;0</text:p>
          </table:table-cell>
          <table:covered-table-cell table:style-name="ce55"/>
          <table:covered-table-cell/>
          <table:table-cell table:number-columns-repeated="3"/>
          <table:table-cell table:style-name="ce47" table:number-columns-repeated="2"/>
          <table:table-cell table:number-columns-repeated="1001"/>
        </table:table-row>
        <table:table-row table:style-name="ro4">
          <table:table-cell table:number-columns-repeated="12"/>
          <table:table-cell table:style-name="ce50"/>
          <table:table-cell table:style-name="ce55"/>
          <table:table-cell table:number-columns-repeated="4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3" office:value-type="string" table:number-columns-spanned="7" table:number-rows-spanned="1">
            <text:p>1966-PR-142-922_Janssens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9" table:formula="of:=[.B7]" office:value-type="string" office:string-value="1966-PR-142-922_Janssens" table:number-columns-spanned="5" table:number-rows-spanned="1">
            <text:p>1966-PR-142-922_Janssens</text:p>
          </table:table-cell>
          <table:covered-table-cell table:number-columns-repeated="4"/>
          <table:table-cell/>
          <table:table-cell table:style-name="ce49" table:number-columns-repeated="2"/>
          <table:table-cell table:number-columns-repeated="1001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53" table:number-columns-spanned="5" table:number-rows-spanned="1"/>
          <table:covered-table-cell table:number-columns-repeated="4"/>
          <table:table-cell/>
          <table:table-cell table:style-name="ce49" table:number-columns-repeated="2"/>
          <table:table-cell table:number-columns-repeated="1001"/>
        </table:table-row>
        <table:table-row table:style-name="ro3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5" office:value-type="string" table:number-columns-spanned="2" table:number-rows-spanned="1">
            <text:p>Q^2 IN F**(-2)</text:p>
          </table:table-cell>
          <table:covered-table-cell table:style-name="ce74"/>
          <table:table-cell table:style-name="ce30" office:value-type="string" table:number-columns-spanned="3" table:number-rows-spanned="1">
            <text:p>G_M^p/mu_p</text:p>
          </table:table-cell>
          <table:covered-table-cell table:style-name="ce84"/>
          <table:covered-table-cell table:style-name="ce30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6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office:value-type="float" office:value="4">
            <text:p>4.0000</text:p>
          </table:table-cell>
          <table:table-cell table:style-name="ce28" table:formula="of:=[.B12]" office:value-type="float" office:value="4">
            <text:p>4.0000</text:p>
          </table:table-cell>
          <table:table-cell table:style-name="ce71" office:value-type="float" office:value="0.623">
            <text:p>0.6230</text:p>
          </table:table-cell>
          <table:table-cell table:style-name="ce71" office:value-type="float" office:value="0.018">
            <text:p>0.0180</text:p>
          </table:table-cell>
          <table:table-cell table:style-name="ce88" table:formula="of:=[.E12]" office:value-type="float" office:value="0.018">
            <text:p>0.0180</text:p>
          </table:table-cell>
          <table:table-cell table:style-name="ce47" table:number-columns-repeated="6"/>
          <table:table-cell table:style-name="ce64" table:formula="of:=-[.B12]*[.M$1]*[.M$1]*[.N$1]" office:value-type="float" office:value="-0.155751721465075">
            <text:p>-0.1558</text:p>
          </table:table-cell>
          <table:table-cell table:style-name="ce71" table:formula="of:=[.M12]" office:value-type="float" office:value="-0.155751721465075">
            <text:p>-0.1558</text:p>
          </table:table-cell>
          <table:table-cell table:style-name="ce71" table:formula="of:=[.D12]*[.N$3]" office:value-type="float" office:value="1.739943902788">
            <text:p>1.7399</text:p>
          </table:table-cell>
          <table:table-cell table:style-name="ce71" table:formula="of:=[.E12]*[.N$3]" office:value-type="float" office:value="0.050271252408">
            <text:p>0.0503</text:p>
          </table:table-cell>
          <table:table-cell table:style-name="ce88" table:formula="of:=[.P12]" office:value-type="float" office:value="0.050271252408">
            <text:p>0.0503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4.6">
            <text:p>4.6000</text:p>
          </table:table-cell>
          <table:table-cell table:style-name="ce28" table:formula="of:=[.B13]" office:value-type="float" office:value="4.6">
            <text:p>4.6000</text:p>
          </table:table-cell>
          <table:table-cell table:style-name="ce71" office:value-type="float" office:value="0.611">
            <text:p>0.6110</text:p>
          </table:table-cell>
          <table:table-cell table:style-name="ce71" office:value-type="float" office:value="0.01">
            <text:p>0.0100</text:p>
          </table:table-cell>
          <table:table-cell table:style-name="ce88" table:formula="of:=[.E13]" office:value-type="float" office:value="0.01">
            <text:p>0.0100</text:p>
          </table:table-cell>
          <table:table-cell table:style-name="ce47" table:number-columns-repeated="6"/>
          <table:table-cell table:style-name="ce64" table:formula="of:=-[.B13]*[.M$1]*[.M$1]*[.N$1]" office:value-type="float" office:value="-0.179114479684836">
            <text:p>-0.1791</text:p>
          </table:table-cell>
          <table:table-cell table:style-name="ce71" table:formula="of:=[.M13]" office:value-type="float" office:value="-0.179114479684836">
            <text:p>-0.1791</text:p>
          </table:table-cell>
          <table:table-cell table:style-name="ce71" table:formula="of:=[.D13]*[.N$3]" office:value-type="float" office:value="1.706429734516">
            <text:p>1.7064</text:p>
          </table:table-cell>
          <table:table-cell table:style-name="ce71" table:formula="of:=[.E13]*[.N$3]" office:value-type="float" office:value="0.02792847356">
            <text:p>0.0279</text:p>
          </table:table-cell>
          <table:table-cell table:style-name="ce88" table:formula="of:=[.P13]" office:value-type="float" office:value="0.02792847356">
            <text:p>0.0279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5">
            <text:p>5.0000</text:p>
          </table:table-cell>
          <table:table-cell table:style-name="ce28" table:formula="of:=[.B14]" office:value-type="float" office:value="5">
            <text:p>5.0000</text:p>
          </table:table-cell>
          <table:table-cell table:style-name="ce71" office:value-type="float" office:value="0.618">
            <text:p>0.6180</text:p>
          </table:table-cell>
          <table:table-cell table:style-name="ce71" office:value-type="float" office:value="0.021">
            <text:p>0.0210</text:p>
          </table:table-cell>
          <table:table-cell table:style-name="ce88" table:formula="of:=[.E14]" office:value-type="float" office:value="0.021">
            <text:p>0.0210</text:p>
          </table:table-cell>
          <table:table-cell table:style-name="ce47" table:number-columns-repeated="6"/>
          <table:table-cell table:style-name="ce64" table:formula="of:=-[.B14]*[.M$1]*[.M$1]*[.N$1]" office:value-type="float" office:value="-0.194689651831344">
            <text:p>-0.1947</text:p>
          </table:table-cell>
          <table:table-cell table:style-name="ce71" table:formula="of:=[.M14]" office:value-type="float" office:value="-0.194689651831344">
            <text:p>-0.1947</text:p>
          </table:table-cell>
          <table:table-cell table:style-name="ce71" table:formula="of:=[.D14]*[.N$3]" office:value-type="float" office:value="1.725979666008">
            <text:p>1.7260</text:p>
          </table:table-cell>
          <table:table-cell table:style-name="ce71" table:formula="of:=[.E14]*[.N$3]" office:value-type="float" office:value="0.058649794476">
            <text:p>0.0586</text:p>
          </table:table-cell>
          <table:table-cell table:style-name="ce88" table:formula="of:=[.P14]" office:value-type="float" office:value="0.058649794476">
            <text:p>0.0586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6">
            <text:p>6.0000</text:p>
          </table:table-cell>
          <table:table-cell table:style-name="ce28" table:formula="of:=[.B15]" office:value-type="float" office:value="6">
            <text:p>6.0000</text:p>
          </table:table-cell>
          <table:table-cell table:style-name="ce71" office:value-type="float" office:value="0.533">
            <text:p>0.5330</text:p>
          </table:table-cell>
          <table:table-cell table:style-name="ce71" office:value-type="float" office:value="0.014">
            <text:p>0.0140</text:p>
          </table:table-cell>
          <table:table-cell table:style-name="ce88" table:formula="of:=[.E15]" office:value-type="float" office:value="0.014">
            <text:p>0.0140</text:p>
          </table:table-cell>
          <table:table-cell table:style-name="ce47" table:number-columns-repeated="6"/>
          <table:table-cell table:style-name="ce64" table:formula="of:=-[.B15]*[.M$1]*[.M$1]*[.N$1]" office:value-type="float" office:value="-0.233627582197612">
            <text:p>-0.2336</text:p>
          </table:table-cell>
          <table:table-cell table:style-name="ce71" table:formula="of:=[.M15]" office:value-type="float" office:value="-0.233627582197612">
            <text:p>-0.2336</text:p>
          </table:table-cell>
          <table:table-cell table:style-name="ce71" table:formula="of:=[.D15]*[.N$3]" office:value-type="float" office:value="1.488587640748">
            <text:p>1.4886</text:p>
          </table:table-cell>
          <table:table-cell table:style-name="ce71" table:formula="of:=[.E15]*[.N$3]" office:value-type="float" office:value="0.039099862984">
            <text:p>0.0391</text:p>
          </table:table-cell>
          <table:table-cell table:style-name="ce88" table:formula="of:=[.P15]" office:value-type="float" office:value="0.039099862984">
            <text:p>0.039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7">
            <text:p>7.0000</text:p>
          </table:table-cell>
          <table:table-cell table:style-name="ce28" table:formula="of:=[.B16]" office:value-type="float" office:value="7">
            <text:p>7.0000</text:p>
          </table:table-cell>
          <table:table-cell table:style-name="ce71" office:value-type="float" office:value="0.49">
            <text:p>0.4900</text:p>
          </table:table-cell>
          <table:table-cell table:style-name="ce71" office:value-type="float" office:value="0.01">
            <text:p>0.0100</text:p>
          </table:table-cell>
          <table:table-cell table:style-name="ce88" table:formula="of:=[.E16]" office:value-type="float" office:value="0.01">
            <text:p>0.0100</text:p>
          </table:table-cell>
          <table:table-cell table:style-name="ce47" table:number-columns-repeated="6"/>
          <table:table-cell table:style-name="ce64" table:formula="of:=-[.B16]*[.M$1]*[.M$1]*[.N$1]" office:value-type="float" office:value="-0.272565512563881">
            <text:p>-0.2726</text:p>
          </table:table-cell>
          <table:table-cell table:style-name="ce71" table:formula="of:=[.M16]" office:value-type="float" office:value="-0.272565512563881">
            <text:p>-0.2726</text:p>
          </table:table-cell>
          <table:table-cell table:style-name="ce71" table:formula="of:=[.D16]*[.N$3]" office:value-type="float" office:value="1.36849520444">
            <text:p>1.3685</text:p>
          </table:table-cell>
          <table:table-cell table:style-name="ce71" table:formula="of:=[.E16]*[.N$3]" office:value-type="float" office:value="0.02792847356">
            <text:p>0.0279</text:p>
          </table:table-cell>
          <table:table-cell table:style-name="ce88" table:formula="of:=[.P16]" office:value-type="float" office:value="0.02792847356">
            <text:p>0.0279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7.5">
            <text:p>7.5000</text:p>
          </table:table-cell>
          <table:table-cell table:style-name="ce28" table:formula="of:=[.B17]" office:value-type="float" office:value="7.5">
            <text:p>7.5000</text:p>
          </table:table-cell>
          <table:table-cell table:style-name="ce71" office:value-type="float" office:value="0.472">
            <text:p>0.4720</text:p>
          </table:table-cell>
          <table:table-cell table:style-name="ce71" office:value-type="float" office:value="0.011">
            <text:p>0.0110</text:p>
          </table:table-cell>
          <table:table-cell table:style-name="ce88" table:formula="of:=[.E17]" office:value-type="float" office:value="0.011">
            <text:p>0.0110</text:p>
          </table:table-cell>
          <table:table-cell table:style-name="ce47" table:number-columns-repeated="6"/>
          <table:table-cell table:style-name="ce64" table:formula="of:=-[.B17]*[.M$1]*[.M$1]*[.N$1]" office:value-type="float" office:value="-0.292034477747016">
            <text:p>-0.2920</text:p>
          </table:table-cell>
          <table:table-cell table:style-name="ce71" table:formula="of:=[.M17]" office:value-type="float" office:value="-0.292034477747016">
            <text:p>-0.2920</text:p>
          </table:table-cell>
          <table:table-cell table:style-name="ce71" table:formula="of:=[.D17]*[.N$3]" office:value-type="float" office:value="1.318223952032">
            <text:p>1.3182</text:p>
          </table:table-cell>
          <table:table-cell table:style-name="ce71" table:formula="of:=[.E17]*[.N$3]" office:value-type="float" office:value="0.030721320916">
            <text:p>0.0307</text:p>
          </table:table-cell>
          <table:table-cell table:style-name="ce88" table:formula="of:=[.P17]" office:value-type="float" office:value="0.030721320916">
            <text:p>0.0307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8">
            <text:p>8.0000</text:p>
          </table:table-cell>
          <table:table-cell table:style-name="ce28" table:formula="of:=[.B18]" office:value-type="float" office:value="8">
            <text:p>8.0000</text:p>
          </table:table-cell>
          <table:table-cell table:style-name="ce71" office:value-type="float" office:value="0.466">
            <text:p>0.4660</text:p>
          </table:table-cell>
          <table:table-cell table:style-name="ce71" office:value-type="float" office:value="0.009">
            <text:p>0.0090</text:p>
          </table:table-cell>
          <table:table-cell table:style-name="ce88" table:formula="of:=[.E18]" office:value-type="float" office:value="0.009">
            <text:p>0.0090</text:p>
          </table:table-cell>
          <table:table-cell table:style-name="ce47" table:number-columns-repeated="6"/>
          <table:table-cell table:style-name="ce64" table:formula="of:=-[.B18]*[.M$1]*[.M$1]*[.N$1]" office:value-type="float" office:value="-0.31150344293015">
            <text:p>-0.3115</text:p>
          </table:table-cell>
          <table:table-cell table:style-name="ce71" table:formula="of:=[.M18]" office:value-type="float" office:value="-0.31150344293015">
            <text:p>-0.3115</text:p>
          </table:table-cell>
          <table:table-cell table:style-name="ce71" table:formula="of:=[.D18]*[.N$3]" office:value-type="float" office:value="1.301466867896">
            <text:p>1.3015</text:p>
          </table:table-cell>
          <table:table-cell table:style-name="ce71" table:formula="of:=[.E18]*[.N$3]" office:value-type="float" office:value="0.025135626204">
            <text:p>0.0251</text:p>
          </table:table-cell>
          <table:table-cell table:style-name="ce88" table:formula="of:=[.P18]" office:value-type="float" office:value="0.025135626204">
            <text:p>0.025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9">
            <text:p>9.0000</text:p>
          </table:table-cell>
          <table:table-cell table:style-name="ce28" table:formula="of:=[.B19]" office:value-type="float" office:value="9">
            <text:p>9.0000</text:p>
          </table:table-cell>
          <table:table-cell table:style-name="ce71" office:value-type="float" office:value="0.437">
            <text:p>0.4370</text:p>
          </table:table-cell>
          <table:table-cell table:style-name="ce71" office:value-type="float" office:value="0.011">
            <text:p>0.0110</text:p>
          </table:table-cell>
          <table:table-cell table:style-name="ce88" table:formula="of:=[.E19]" office:value-type="float" office:value="0.011">
            <text:p>0.0110</text:p>
          </table:table-cell>
          <table:table-cell table:style-name="ce47" table:number-columns-repeated="6"/>
          <table:table-cell table:style-name="ce64" table:formula="of:=-[.B19]*[.M$1]*[.M$1]*[.N$1]" office:value-type="float" office:value="-0.350441373296419">
            <text:p>-0.3504</text:p>
          </table:table-cell>
          <table:table-cell table:style-name="ce71" table:formula="of:=[.M19]" office:value-type="float" office:value="-0.350441373296419">
            <text:p>-0.3504</text:p>
          </table:table-cell>
          <table:table-cell table:style-name="ce71" table:formula="of:=[.D19]*[.N$3]" office:value-type="float" office:value="1.220474294572">
            <text:p>1.2205</text:p>
          </table:table-cell>
          <table:table-cell table:style-name="ce71" table:formula="of:=[.E19]*[.N$3]" office:value-type="float" office:value="0.030721320916">
            <text:p>0.0307</text:p>
          </table:table-cell>
          <table:table-cell table:style-name="ce88" table:formula="of:=[.P19]" office:value-type="float" office:value="0.030721320916">
            <text:p>0.0307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0">
            <text:p>10.0000</text:p>
          </table:table-cell>
          <table:table-cell table:style-name="ce28" table:formula="of:=[.B20]" office:value-type="float" office:value="10">
            <text:p>10.0000</text:p>
          </table:table-cell>
          <table:table-cell table:style-name="ce71" office:value-type="float" office:value="0.4">
            <text:p>0.400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E20]" office:value-type="float" office:value="0.007">
            <text:p>0.0070</text:p>
          </table:table-cell>
          <table:table-cell table:style-name="ce47" table:number-columns-repeated="6"/>
          <table:table-cell table:style-name="ce64" table:formula="of:=-[.B20]*[.M$1]*[.M$1]*[.N$1]" office:value-type="float" office:value="-0.389379303662688">
            <text:p>-0.3894</text:p>
          </table:table-cell>
          <table:table-cell table:style-name="ce71" table:formula="of:=[.M20]" office:value-type="float" office:value="-0.389379303662688">
            <text:p>-0.3894</text:p>
          </table:table-cell>
          <table:table-cell table:style-name="ce71" table:formula="of:=[.D20]*[.N$3]" office:value-type="float" office:value="1.1171389424">
            <text:p>1.1171</text:p>
          </table:table-cell>
          <table:table-cell table:style-name="ce71" table:formula="of:=[.E20]*[.N$3]" office:value-type="float" office:value="0.019549931492">
            <text:p>0.0195</text:p>
          </table:table-cell>
          <table:table-cell table:style-name="ce88" table:formula="of:=[.P20]" office:value-type="float" office:value="0.019549931492">
            <text:p>0.0195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1">
            <text:p>11.0000</text:p>
          </table:table-cell>
          <table:table-cell table:style-name="ce28" table:formula="of:=[.B21]" office:value-type="float" office:value="11">
            <text:p>11.0000</text:p>
          </table:table-cell>
          <table:table-cell table:style-name="ce71" office:value-type="float" office:value="0.379">
            <text:p>0.3790</text:p>
          </table:table-cell>
          <table:table-cell table:style-name="ce71" office:value-type="float" office:value="0.009">
            <text:p>0.0090</text:p>
          </table:table-cell>
          <table:table-cell table:style-name="ce88" table:formula="of:=[.E21]" office:value-type="float" office:value="0.009">
            <text:p>0.0090</text:p>
          </table:table-cell>
          <table:table-cell table:style-name="ce47" table:number-columns-repeated="6"/>
          <table:table-cell table:style-name="ce64" table:formula="of:=-[.B21]*[.M$1]*[.M$1]*[.N$1]" office:value-type="float" office:value="-0.428317234028956">
            <text:p>-0.4283</text:p>
          </table:table-cell>
          <table:table-cell table:style-name="ce71" table:formula="of:=[.M21]" office:value-type="float" office:value="-0.428317234028956">
            <text:p>-0.4283</text:p>
          </table:table-cell>
          <table:table-cell table:style-name="ce71" table:formula="of:=[.D21]*[.N$3]" office:value-type="float" office:value="1.058489147924">
            <text:p>1.0585</text:p>
          </table:table-cell>
          <table:table-cell table:style-name="ce71" table:formula="of:=[.E21]*[.N$3]" office:value-type="float" office:value="0.025135626204">
            <text:p>0.0251</text:p>
          </table:table-cell>
          <table:table-cell table:style-name="ce88" table:formula="of:=[.P21]" office:value-type="float" office:value="0.025135626204">
            <text:p>0.025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2">
            <text:p>12.0000</text:p>
          </table:table-cell>
          <table:table-cell table:style-name="ce28" table:formula="of:=[.B22]" office:value-type="float" office:value="12">
            <text:p>12.0000</text:p>
          </table:table-cell>
          <table:table-cell table:style-name="ce71" office:value-type="float" office:value="0.355">
            <text:p>0.355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E22]" office:value-type="float" office:value="0.007">
            <text:p>0.0070</text:p>
          </table:table-cell>
          <table:table-cell table:style-name="ce47" table:number-columns-repeated="6"/>
          <table:table-cell table:style-name="ce64" table:formula="of:=-[.B22]*[.M$1]*[.M$1]*[.N$1]" office:value-type="float" office:value="-0.467255164395225">
            <text:p>-0.4673</text:p>
          </table:table-cell>
          <table:table-cell table:style-name="ce71" table:formula="of:=[.M22]" office:value-type="float" office:value="-0.467255164395225">
            <text:p>-0.4673</text:p>
          </table:table-cell>
          <table:table-cell table:style-name="ce71" table:formula="of:=[.D22]*[.N$3]" office:value-type="float" office:value="0.99146081138">
            <text:p>0.9915</text:p>
          </table:table-cell>
          <table:table-cell table:style-name="ce71" table:formula="of:=[.E22]*[.N$3]" office:value-type="float" office:value="0.019549931492">
            <text:p>0.0195</text:p>
          </table:table-cell>
          <table:table-cell table:style-name="ce88" table:formula="of:=[.P22]" office:value-type="float" office:value="0.019549931492">
            <text:p>0.0195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3">
            <text:p>13.0000</text:p>
          </table:table-cell>
          <table:table-cell table:style-name="ce28" table:formula="of:=[.B23]" office:value-type="float" office:value="13">
            <text:p>13.0000</text:p>
          </table:table-cell>
          <table:table-cell table:style-name="ce71" office:value-type="float" office:value="0.327">
            <text:p>0.3270</text:p>
          </table:table-cell>
          <table:table-cell table:style-name="ce71" office:value-type="float" office:value="0.015">
            <text:p>0.0150</text:p>
          </table:table-cell>
          <table:table-cell table:style-name="ce88" table:formula="of:=[.E23]" office:value-type="float" office:value="0.015">
            <text:p>0.0150</text:p>
          </table:table-cell>
          <table:table-cell table:style-name="ce47" table:number-columns-repeated="6"/>
          <table:table-cell table:style-name="ce64" table:formula="of:=-[.B23]*[.M$1]*[.M$1]*[.N$1]" office:value-type="float" office:value="-0.506193094761494">
            <text:p>-0.5062</text:p>
          </table:table-cell>
          <table:table-cell table:style-name="ce71" table:formula="of:=[.M23]" office:value-type="float" office:value="-0.506193094761494">
            <text:p>-0.5062</text:p>
          </table:table-cell>
          <table:table-cell table:style-name="ce71" table:formula="of:=[.D23]*[.N$3]" office:value-type="float" office:value="0.913261085412">
            <text:p>0.9133</text:p>
          </table:table-cell>
          <table:table-cell table:style-name="ce71" table:formula="of:=[.E23]*[.N$3]" office:value-type="float" office:value="0.04189271034">
            <text:p>0.0419</text:p>
          </table:table-cell>
          <table:table-cell table:style-name="ce88" table:formula="of:=[.P23]" office:value-type="float" office:value="0.04189271034">
            <text:p>0.0419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4">
            <text:p>14.0000</text:p>
          </table:table-cell>
          <table:table-cell table:style-name="ce28" table:formula="of:=[.B24]" office:value-type="float" office:value="14">
            <text:p>14.0000</text:p>
          </table:table-cell>
          <table:table-cell table:style-name="ce71" office:value-type="float" office:value="0.316">
            <text:p>0.3160</text:p>
          </table:table-cell>
          <table:table-cell table:style-name="ce71" office:value-type="float" office:value="0.008">
            <text:p>0.0080</text:p>
          </table:table-cell>
          <table:table-cell table:style-name="ce88" table:formula="of:=[.E24]" office:value-type="float" office:value="0.008">
            <text:p>0.0080</text:p>
          </table:table-cell>
          <table:table-cell table:style-name="ce47" table:number-columns-repeated="6"/>
          <table:table-cell table:style-name="ce64" table:formula="of:=-[.B24]*[.M$1]*[.M$1]*[.N$1]" office:value-type="float" office:value="-0.545131025127763">
            <text:p>-0.5451</text:p>
          </table:table-cell>
          <table:table-cell table:style-name="ce71" table:formula="of:=[.M24]" office:value-type="float" office:value="-0.545131025127763">
            <text:p>-0.5451</text:p>
          </table:table-cell>
          <table:table-cell table:style-name="ce71" table:formula="of:=[.D24]*[.N$3]" office:value-type="float" office:value="0.882539764496">
            <text:p>0.8825</text:p>
          </table:table-cell>
          <table:table-cell table:style-name="ce71" table:formula="of:=[.E24]*[.N$3]" office:value-type="float" office:value="0.022342778848">
            <text:p>0.0223</text:p>
          </table:table-cell>
          <table:table-cell table:style-name="ce88" table:formula="of:=[.P24]" office:value-type="float" office:value="0.022342778848">
            <text:p>0.0223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5">
            <text:p>15.0000</text:p>
          </table:table-cell>
          <table:table-cell table:style-name="ce28" table:formula="of:=[.B25]" office:value-type="float" office:value="15">
            <text:p>15.0000</text:p>
          </table:table-cell>
          <table:table-cell table:style-name="ce71" office:value-type="float" office:value="0.297">
            <text:p>0.2970</text:p>
          </table:table-cell>
          <table:table-cell table:style-name="ce71" office:value-type="float" office:value="0.015">
            <text:p>0.0150</text:p>
          </table:table-cell>
          <table:table-cell table:style-name="ce88" table:formula="of:=[.E25]" office:value-type="float" office:value="0.015">
            <text:p>0.0150</text:p>
          </table:table-cell>
          <table:table-cell table:style-name="ce47" table:number-columns-repeated="6"/>
          <table:table-cell table:style-name="ce64" table:formula="of:=-[.B25]*[.M$1]*[.M$1]*[.N$1]" office:value-type="float" office:value="-0.584068955494031">
            <text:p>-0.5841</text:p>
          </table:table-cell>
          <table:table-cell table:style-name="ce71" table:formula="of:=[.M25]" office:value-type="float" office:value="-0.584068955494031">
            <text:p>-0.5841</text:p>
          </table:table-cell>
          <table:table-cell table:style-name="ce71" table:formula="of:=[.D25]*[.N$3]" office:value-type="float" office:value="0.829475664732">
            <text:p>0.8295</text:p>
          </table:table-cell>
          <table:table-cell table:style-name="ce71" table:formula="of:=[.E25]*[.N$3]" office:value-type="float" office:value="0.04189271034">
            <text:p>0.0419</text:p>
          </table:table-cell>
          <table:table-cell table:style-name="ce88" table:formula="of:=[.P25]" office:value-type="float" office:value="0.04189271034">
            <text:p>0.0419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6">
            <text:p>16.0000</text:p>
          </table:table-cell>
          <table:table-cell table:style-name="ce28" table:formula="of:=[.B26]" office:value-type="float" office:value="16">
            <text:p>16.0000</text:p>
          </table:table-cell>
          <table:table-cell table:style-name="ce71" office:value-type="float" office:value="0.282">
            <text:p>0.2820</text:p>
          </table:table-cell>
          <table:table-cell table:style-name="ce71" office:value-type="float" office:value="0.006">
            <text:p>0.0060</text:p>
          </table:table-cell>
          <table:table-cell table:style-name="ce88" table:formula="of:=[.E26]" office:value-type="float" office:value="0.006">
            <text:p>0.0060</text:p>
          </table:table-cell>
          <table:table-cell table:style-name="ce47" table:number-columns-repeated="6"/>
          <table:table-cell table:style-name="ce64" table:formula="of:=-[.B26]*[.M$1]*[.M$1]*[.N$1]" office:value-type="float" office:value="-0.6230068858603">
            <text:p>-0.6230</text:p>
          </table:table-cell>
          <table:table-cell table:style-name="ce71" table:formula="of:=[.M26]" office:value-type="float" office:value="-0.6230068858603">
            <text:p>-0.6230</text:p>
          </table:table-cell>
          <table:table-cell table:style-name="ce71" table:formula="of:=[.D26]*[.N$3]" office:value-type="float" office:value="0.787582954392">
            <text:p>0.7876</text:p>
          </table:table-cell>
          <table:table-cell table:style-name="ce71" table:formula="of:=[.E26]*[.N$3]" office:value-type="float" office:value="0.016757084136">
            <text:p>0.0168</text:p>
          </table:table-cell>
          <table:table-cell table:style-name="ce88" table:formula="of:=[.P26]" office:value-type="float" office:value="0.016757084136">
            <text:p>0.0168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7">
            <text:p>17.0000</text:p>
          </table:table-cell>
          <table:table-cell table:style-name="ce28" table:formula="of:=[.B27]" office:value-type="float" office:value="17">
            <text:p>17.0000</text:p>
          </table:table-cell>
          <table:table-cell table:style-name="ce71" office:value-type="float" office:value="0.277">
            <text:p>0.2770</text:p>
          </table:table-cell>
          <table:table-cell table:style-name="ce71" office:value-type="float" office:value="0.008">
            <text:p>0.0080</text:p>
          </table:table-cell>
          <table:table-cell table:style-name="ce88" table:formula="of:=[.E27]" office:value-type="float" office:value="0.008">
            <text:p>0.0080</text:p>
          </table:table-cell>
          <table:table-cell table:style-name="ce47" table:number-columns-repeated="6"/>
          <table:table-cell table:style-name="ce64" table:formula="of:=-[.B27]*[.M$1]*[.M$1]*[.N$1]" office:value-type="float" office:value="-0.661944816226569">
            <text:p>-0.6619</text:p>
          </table:table-cell>
          <table:table-cell table:style-name="ce71" table:formula="of:=[.M27]" office:value-type="float" office:value="-0.661944816226569">
            <text:p>-0.6619</text:p>
          </table:table-cell>
          <table:table-cell table:style-name="ce71" table:formula="of:=[.D27]*[.N$3]" office:value-type="float" office:value="0.773618717612">
            <text:p>0.7736</text:p>
          </table:table-cell>
          <table:table-cell table:style-name="ce71" table:formula="of:=[.E27]*[.N$3]" office:value-type="float" office:value="0.022342778848">
            <text:p>0.0223</text:p>
          </table:table-cell>
          <table:table-cell table:style-name="ce88" table:formula="of:=[.P27]" office:value-type="float" office:value="0.022342778848">
            <text:p>0.0223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8">
            <text:p>18.0000</text:p>
          </table:table-cell>
          <table:table-cell table:style-name="ce28" table:formula="of:=[.B28]" office:value-type="float" office:value="18">
            <text:p>18.0000</text:p>
          </table:table-cell>
          <table:table-cell table:style-name="ce71" office:value-type="float" office:value="0.25">
            <text:p>0.2500</text:p>
          </table:table-cell>
          <table:table-cell table:style-name="ce71" office:value-type="float" office:value="0.005">
            <text:p>0.0050</text:p>
          </table:table-cell>
          <table:table-cell table:style-name="ce88" table:formula="of:=[.E28]" office:value-type="float" office:value="0.005">
            <text:p>0.0050</text:p>
          </table:table-cell>
          <table:table-cell table:style-name="ce47" table:number-columns-repeated="6"/>
          <table:table-cell table:style-name="ce64" table:formula="of:=-[.B28]*[.M$1]*[.M$1]*[.N$1]" office:value-type="float" office:value="-0.700882746592838">
            <text:p>-0.7009</text:p>
          </table:table-cell>
          <table:table-cell table:style-name="ce71" table:formula="of:=[.M28]" office:value-type="float" office:value="-0.700882746592838">
            <text:p>-0.7009</text:p>
          </table:table-cell>
          <table:table-cell table:style-name="ce71" table:formula="of:=[.D28]*[.N$3]" office:value-type="float" office:value="0.698211839">
            <text:p>0.6982</text:p>
          </table:table-cell>
          <table:table-cell table:style-name="ce71" table:formula="of:=[.E28]*[.N$3]" office:value-type="float" office:value="0.01396423678">
            <text:p>0.0140</text:p>
          </table:table-cell>
          <table:table-cell table:style-name="ce88" table:formula="of:=[.P28]" office:value-type="float" office:value="0.01396423678">
            <text:p>0.0140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9">
            <text:p>19.0000</text:p>
          </table:table-cell>
          <table:table-cell table:style-name="ce28" table:formula="of:=[.B29]" office:value-type="float" office:value="19">
            <text:p>19.0000</text:p>
          </table:table-cell>
          <table:table-cell table:style-name="ce71" office:value-type="float" office:value="0.245">
            <text:p>0.2450</text:p>
          </table:table-cell>
          <table:table-cell table:style-name="ce71" office:value-type="float" office:value="0.008">
            <text:p>0.0080</text:p>
          </table:table-cell>
          <table:table-cell table:style-name="ce88" table:formula="of:=[.E29]" office:value-type="float" office:value="0.008">
            <text:p>0.0080</text:p>
          </table:table-cell>
          <table:table-cell table:style-name="ce47" table:number-columns-repeated="6"/>
          <table:table-cell table:style-name="ce64" table:formula="of:=-[.B29]*[.M$1]*[.M$1]*[.N$1]" office:value-type="float" office:value="-0.739820676959107">
            <text:p>-0.7398</text:p>
          </table:table-cell>
          <table:table-cell table:style-name="ce71" table:formula="of:=[.M29]" office:value-type="float" office:value="-0.739820676959107">
            <text:p>-0.7398</text:p>
          </table:table-cell>
          <table:table-cell table:style-name="ce71" table:formula="of:=[.D29]*[.N$3]" office:value-type="float" office:value="0.68424760222">
            <text:p>0.6842</text:p>
          </table:table-cell>
          <table:table-cell table:style-name="ce71" table:formula="of:=[.E29]*[.N$3]" office:value-type="float" office:value="0.022342778848">
            <text:p>0.0223</text:p>
          </table:table-cell>
          <table:table-cell table:style-name="ce88" table:formula="of:=[.P29]" office:value-type="float" office:value="0.022342778848">
            <text:p>0.0223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0">
            <text:p>20.0000</text:p>
          </table:table-cell>
          <table:table-cell table:style-name="ce28" table:formula="of:=[.B30]" office:value-type="float" office:value="20">
            <text:p>20.0000</text:p>
          </table:table-cell>
          <table:table-cell table:style-name="ce71" office:value-type="float" office:value="0.237">
            <text:p>0.2370</text:p>
          </table:table-cell>
          <table:table-cell table:style-name="ce71" office:value-type="float" office:value="0.01">
            <text:p>0.0100</text:p>
          </table:table-cell>
          <table:table-cell table:style-name="ce88" table:formula="of:=[.E30]" office:value-type="float" office:value="0.01">
            <text:p>0.0100</text:p>
          </table:table-cell>
          <table:table-cell table:style-name="ce47" table:number-columns-repeated="6"/>
          <table:table-cell table:style-name="ce64" table:formula="of:=-[.B30]*[.M$1]*[.M$1]*[.N$1]" office:value-type="float" office:value="-0.778758607325375">
            <text:p>-0.7788</text:p>
          </table:table-cell>
          <table:table-cell table:style-name="ce71" table:formula="of:=[.M30]" office:value-type="float" office:value="-0.778758607325375">
            <text:p>-0.7788</text:p>
          </table:table-cell>
          <table:table-cell table:style-name="ce71" table:formula="of:=[.D30]*[.N$3]" office:value-type="float" office:value="0.661904823372">
            <text:p>0.6619</text:p>
          </table:table-cell>
          <table:table-cell table:style-name="ce71" table:formula="of:=[.E30]*[.N$3]" office:value-type="float" office:value="0.02792847356">
            <text:p>0.0279</text:p>
          </table:table-cell>
          <table:table-cell table:style-name="ce88" table:formula="of:=[.P30]" office:value-type="float" office:value="0.02792847356">
            <text:p>0.0279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2">
            <text:p>22.0000</text:p>
          </table:table-cell>
          <table:table-cell table:style-name="ce28" table:formula="of:=[.B31]" office:value-type="float" office:value="22">
            <text:p>22.0000</text:p>
          </table:table-cell>
          <table:table-cell table:style-name="ce71" office:value-type="float" office:value="0.224">
            <text:p>0.224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E31]" office:value-type="float" office:value="0.007">
            <text:p>0.0070</text:p>
          </table:table-cell>
          <table:table-cell table:style-name="ce47" table:number-columns-repeated="6"/>
          <table:table-cell table:style-name="ce64" table:formula="of:=-[.B31]*[.M$1]*[.M$1]*[.N$1]" office:value-type="float" office:value="-0.856634468057913">
            <text:p>-0.8566</text:p>
          </table:table-cell>
          <table:table-cell table:style-name="ce71" table:formula="of:=[.M31]" office:value-type="float" office:value="-0.856634468057913">
            <text:p>-0.8566</text:p>
          </table:table-cell>
          <table:table-cell table:style-name="ce71" table:formula="of:=[.D31]*[.N$3]" office:value-type="float" office:value="0.625597807744">
            <text:p>0.6256</text:p>
          </table:table-cell>
          <table:table-cell table:style-name="ce71" table:formula="of:=[.E31]*[.N$3]" office:value-type="float" office:value="0.019549931492">
            <text:p>0.0195</text:p>
          </table:table-cell>
          <table:table-cell table:style-name="ce88" table:formula="of:=[.P31]" office:value-type="float" office:value="0.019549931492">
            <text:p>0.0195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6">
            <text:p>26.0000</text:p>
          </table:table-cell>
          <table:table-cell table:style-name="ce28" table:formula="of:=[.B32]" office:value-type="float" office:value="26">
            <text:p>26.0000</text:p>
          </table:table-cell>
          <table:table-cell table:style-name="ce71" office:value-type="float" office:value="0.178">
            <text:p>0.1780</text:p>
          </table:table-cell>
          <table:table-cell table:style-name="ce71" office:value-type="float" office:value="0.005">
            <text:p>0.0050</text:p>
          </table:table-cell>
          <table:table-cell table:style-name="ce88" table:formula="of:=[.E32]" office:value-type="float" office:value="0.005">
            <text:p>0.0050</text:p>
          </table:table-cell>
          <table:table-cell table:style-name="ce47" table:number-columns-repeated="6"/>
          <table:table-cell table:style-name="ce64" table:formula="of:=-[.B32]*[.M$1]*[.M$1]*[.N$1]" office:value-type="float" office:value="-1.01238618952299">
            <text:p>-1.0124</text:p>
          </table:table-cell>
          <table:table-cell table:style-name="ce71" table:formula="of:=[.M32]" office:value-type="float" office:value="-1.01238618952299">
            <text:p>-1.0124</text:p>
          </table:table-cell>
          <table:table-cell table:style-name="ce71" table:formula="of:=[.D32]*[.N$3]" office:value-type="float" office:value="0.497126829368">
            <text:p>0.4971</text:p>
          </table:table-cell>
          <table:table-cell table:style-name="ce71" table:formula="of:=[.E32]*[.N$3]" office:value-type="float" office:value="0.01396423678">
            <text:p>0.0140</text:p>
          </table:table-cell>
          <table:table-cell table:style-name="ce88" table:formula="of:=[.P32]" office:value-type="float" office:value="0.01396423678">
            <text:p>0.0140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8">
            <text:p>28.0000</text:p>
          </table:table-cell>
          <table:table-cell table:style-name="ce28" table:formula="of:=[.B33]" office:value-type="float" office:value="28">
            <text:p>28.0000</text:p>
          </table:table-cell>
          <table:table-cell table:style-name="ce71" office:value-type="float" office:value="0.16">
            <text:p>0.1600</text:p>
          </table:table-cell>
          <table:table-cell table:style-name="ce71" office:value-type="float" office:value="0.006">
            <text:p>0.0060</text:p>
          </table:table-cell>
          <table:table-cell table:style-name="ce88" table:formula="of:=[.E33]" office:value-type="float" office:value="0.006">
            <text:p>0.0060</text:p>
          </table:table-cell>
          <table:table-cell table:style-name="ce47" table:number-columns-repeated="6"/>
          <table:table-cell table:style-name="ce64" table:formula="of:=-[.B33]*[.M$1]*[.M$1]*[.N$1]" office:value-type="float" office:value="-1.09026205025553">
            <text:p>-1.0903</text:p>
          </table:table-cell>
          <table:table-cell table:style-name="ce71" table:formula="of:=[.M33]" office:value-type="float" office:value="-1.09026205025553">
            <text:p>-1.0903</text:p>
          </table:table-cell>
          <table:table-cell table:style-name="ce71" table:formula="of:=[.D33]*[.N$3]" office:value-type="float" office:value="0.44685557696">
            <text:p>0.4469</text:p>
          </table:table-cell>
          <table:table-cell table:style-name="ce71" table:formula="of:=[.E33]*[.N$3]" office:value-type="float" office:value="0.016757084136">
            <text:p>0.0168</text:p>
          </table:table-cell>
          <table:table-cell table:style-name="ce88" table:formula="of:=[.P33]" office:value-type="float" office:value="0.016757084136">
            <text:p>0.0168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office:value-type="float" office:value="30">
            <text:p>30.0000</text:p>
          </table:table-cell>
          <table:table-cell table:style-name="ce29" table:formula="of:=[.B34]" office:value-type="float" office:value="30">
            <text:p>30.0000</text:p>
          </table:table-cell>
          <table:table-cell table:style-name="ce75" office:value-type="float" office:value="0.145">
            <text:p>0.1450</text:p>
          </table:table-cell>
          <table:table-cell table:style-name="ce75" office:value-type="float" office:value="0.006">
            <text:p>0.0060</text:p>
          </table:table-cell>
          <table:table-cell table:style-name="ce89" table:formula="of:=[.E34]" office:value-type="float" office:value="0.006">
            <text:p>0.0060</text:p>
          </table:table-cell>
          <table:table-cell table:style-name="ce47" table:number-columns-repeated="6"/>
          <table:table-cell table:style-name="ce65" table:formula="of:=-[.B34]*[.M$1]*[.M$1]*[.N$1]" office:value-type="float" office:value="-1.16813791098806">
            <text:p>-1.1681</text:p>
          </table:table-cell>
          <table:table-cell table:style-name="ce75" table:formula="of:=[.M34]" office:value-type="float" office:value="-1.16813791098806">
            <text:p>-1.1681</text:p>
          </table:table-cell>
          <table:table-cell table:style-name="ce75" table:formula="of:=[.D34]*[.N$3]" office:value-type="float" office:value="0.40496286662">
            <text:p>0.4050</text:p>
          </table:table-cell>
          <table:table-cell table:style-name="ce75" table:formula="of:=[.E34]*[.N$3]" office:value-type="float" office:value="0.016757084136">
            <text:p>0.0168</text:p>
          </table:table-cell>
          <table:table-cell table:style-name="ce89" table:formula="of:=[.P34]" office:value-type="float" office:value="0.016757084136">
            <text:p>0.0168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3" office:value-type="string" table:number-columns-spanned="7" table:number-rows-spanned="1">
            <text:p>1971-PLB-35-87_Berger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9" table:formula="of:=[.B36]" office:value-type="string" office:string-value="1971-PLB-35-87_Berger" table:number-columns-spanned="5" table:number-rows-spanned="1">
            <text:p>1971-PLB-35-87_Berger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53" table:number-columns-spanned="5" table:number-rows-spanned="1"/>
          <table:covered-table-cell table:number-columns-repeated="4"/>
          <table:table-cell/>
          <table:table-cell table:style-name="ce49" table:number-columns-repeated="2"/>
          <table:table-cell table:number-columns-repeated="1001"/>
        </table:table-row>
        <table:table-row table:style-name="ro3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5" office:value-type="string" table:number-columns-spanned="2" table:number-rows-spanned="1">
            <text:p>Q^2 IN F**(-2)</text:p>
          </table:table-cell>
          <table:covered-table-cell table:style-name="ce74"/>
          <table:table-cell table:style-name="ce82" office:value-type="string" table:number-columns-spanned="5" table:number-rows-spanned="1">
            <text:p>G_M^p/mu_p</text:p>
          </table:table-cell>
          <table:covered-table-cell table:number-columns-repeated="2" table:style-name="ce85"/>
          <table:covered-table-cell table:style-name="ce94"/>
          <table:covered-table-cell table:style-name="ce95"/>
          <table:table-cell table:number-columns-repeated="4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4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office:value-type="float" office:value="10">
            <text:p>10.0000</text:p>
          </table:table-cell>
          <table:table-cell table:style-name="ce71" table:formula="of:=[.B41]" office:value-type="float" office:value="10">
            <text:p>10.0000</text:p>
          </table:table-cell>
          <table:table-cell table:style-name="ce71" office:value-type="float" office:value="0.4086">
            <text:p>0.4086</text:p>
          </table:table-cell>
          <table:table-cell table:style-name="ce71" office:value-type="float" office:value="0.0083">
            <text:p>0.0083</text:p>
          </table:table-cell>
          <table:table-cell table:style-name="ce71" table:formula="of:=[.E41]" office:value-type="float" office:value="0.0083">
            <text:p>0.0083</text:p>
          </table:table-cell>
          <table:table-cell table:style-name="ce71" table:formula="of:=[.D41]*0.02" office:value-type="float" office:value="0.008172">
            <text:p>0.0082</text:p>
          </table:table-cell>
          <table:table-cell table:style-name="ce88" table:formula="of:=[.G41]" office:value-type="float" office:value="0.008172">
            <text:p>0.0082</text:p>
          </table:table-cell>
          <table:table-cell table:style-name="ce47" table:number-columns-repeated="4"/>
          <table:table-cell table:style-name="ce64" table:formula="of:=-[.B41]*[.M$1]*[.M$1]*[.N$1]" office:value-type="float" office:value="-0.389379303662688">
            <text:p>-0.3894</text:p>
          </table:table-cell>
          <table:table-cell table:style-name="ce71" table:formula="of:=[.M41]" office:value-type="float" office:value="-0.389379303662688">
            <text:p>-0.3894</text:p>
          </table:table-cell>
          <table:table-cell table:style-name="ce71" table:formula="of:=[.D41]*[.N$3]" office:value-type="float" office:value="1.1411574296616">
            <text:p>1.1412</text:p>
          </table:table-cell>
          <table:table-cell table:style-name="ce71" table:formula="of:=SQRT([.E41]*[.E41]+[.G41]*[.G41])*[.N$3]" office:value-type="float" office:value="0.0325305680941793">
            <text:p>0.0325</text:p>
          </table:table-cell>
          <table:table-cell table:style-name="ce88" table:formula="of:=SQRT([.F41]*[.F41]+[.H41]*[.H41])*[.N$3]" office:value-type="float" office:value="0.0325305680941793">
            <text:p>0.0325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5">
            <text:p>15.0000</text:p>
          </table:table-cell>
          <table:table-cell table:style-name="ce71" table:formula="of:=[.B42]" office:value-type="float" office:value="15">
            <text:p>15.0000</text:p>
          </table:table-cell>
          <table:table-cell table:style-name="ce71" office:value-type="float" office:value="0.297">
            <text:p>0.2970</text:p>
          </table:table-cell>
          <table:table-cell table:style-name="ce71" office:value-type="float" office:value="0.0026">
            <text:p>0.0026</text:p>
          </table:table-cell>
          <table:table-cell table:style-name="ce71" table:formula="of:=[.E42]" office:value-type="float" office:value="0.0026">
            <text:p>0.0026</text:p>
          </table:table-cell>
          <table:table-cell table:style-name="ce71" table:formula="of:=[.D42]*0.02" office:value-type="float" office:value="0.00594">
            <text:p>0.0059</text:p>
          </table:table-cell>
          <table:table-cell table:style-name="ce88" table:formula="of:=[.G42]" office:value-type="float" office:value="0.00594">
            <text:p>0.0059</text:p>
          </table:table-cell>
          <table:table-cell table:style-name="ce47" table:number-columns-repeated="4"/>
          <table:table-cell table:style-name="ce64" table:formula="of:=-[.B42]*[.M$1]*[.M$1]*[.N$1]" office:value-type="float" office:value="-0.584068955494031">
            <text:p>-0.5841</text:p>
          </table:table-cell>
          <table:table-cell table:style-name="ce71" table:formula="of:=[.M42]" office:value-type="float" office:value="-0.584068955494031">
            <text:p>-0.5841</text:p>
          </table:table-cell>
          <table:table-cell table:style-name="ce71" table:formula="of:=[.D42]*[.N$3]" office:value-type="float" office:value="0.829475664732">
            <text:p>0.8295</text:p>
          </table:table-cell>
          <table:table-cell table:style-name="ce71" table:formula="of:=SQRT([.E42]*[.E42]+[.G42]*[.G42])*[.N$3]" office:value-type="float" office:value="0.0181091117039327">
            <text:p>0.0181</text:p>
          </table:table-cell>
          <table:table-cell table:style-name="ce88" table:formula="of:=SQRT([.F42]*[.F42]+[.H42]*[.H42])*[.N$3]" office:value-type="float" office:value="0.0181091117039327">
            <text:p>0.018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0">
            <text:p>20.0000</text:p>
          </table:table-cell>
          <table:table-cell table:style-name="ce71" table:formula="of:=[.B43]" office:value-type="float" office:value="20">
            <text:p>20.0000</text:p>
          </table:table-cell>
          <table:table-cell table:style-name="ce71" office:value-type="float" office:value="0.2289">
            <text:p>0.2289</text:p>
          </table:table-cell>
          <table:table-cell table:style-name="ce71" office:value-type="float" office:value="0.0025">
            <text:p>0.0025</text:p>
          </table:table-cell>
          <table:table-cell table:style-name="ce71" table:formula="of:=[.E43]" office:value-type="float" office:value="0.0025">
            <text:p>0.0025</text:p>
          </table:table-cell>
          <table:table-cell table:style-name="ce71" table:formula="of:=[.D43]*0.02" office:value-type="float" office:value="0.004578">
            <text:p>0.0046</text:p>
          </table:table-cell>
          <table:table-cell table:style-name="ce88" table:formula="of:=[.G43]" office:value-type="float" office:value="0.004578">
            <text:p>0.0046</text:p>
          </table:table-cell>
          <table:table-cell table:style-name="ce47" table:number-columns-repeated="4"/>
          <table:table-cell table:style-name="ce64" table:formula="of:=-[.B43]*[.M$1]*[.M$1]*[.N$1]" office:value-type="float" office:value="-0.778758607325375">
            <text:p>-0.7788</text:p>
          </table:table-cell>
          <table:table-cell table:style-name="ce71" table:formula="of:=[.M43]" office:value-type="float" office:value="-0.778758607325375">
            <text:p>-0.7788</text:p>
          </table:table-cell>
          <table:table-cell table:style-name="ce71" table:formula="of:=[.D43]*[.N$3]" office:value-type="float" office:value="0.6392827597884">
            <text:p>0.6393</text:p>
          </table:table-cell>
          <table:table-cell table:style-name="ce71" table:formula="of:=SQRT([.E43]*[.E43]+[.G43]*[.G43])*[.N$3]" office:value-type="float" office:value="0.0145678741069878">
            <text:p>0.0146</text:p>
          </table:table-cell>
          <table:table-cell table:style-name="ce88" table:formula="of:=SQRT([.F43]*[.F43]+[.H43]*[.H43])*[.N$3]" office:value-type="float" office:value="0.0145678741069878">
            <text:p>0.0146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5">
            <text:p>25.0000</text:p>
          </table:table-cell>
          <table:table-cell table:style-name="ce71" table:formula="of:=[.B44]" office:value-type="float" office:value="25">
            <text:p>25.0000</text:p>
          </table:table-cell>
          <table:table-cell table:style-name="ce71" office:value-type="float" office:value="0.1808">
            <text:p>0.1808</text:p>
          </table:table-cell>
          <table:table-cell table:style-name="ce71" office:value-type="float" office:value="0.0024">
            <text:p>0.0024</text:p>
          </table:table-cell>
          <table:table-cell table:style-name="ce71" table:formula="of:=[.E44]" office:value-type="float" office:value="0.0024">
            <text:p>0.0024</text:p>
          </table:table-cell>
          <table:table-cell table:style-name="ce71" table:formula="of:=[.D44]*0.02" office:value-type="float" office:value="0.003616">
            <text:p>0.0036</text:p>
          </table:table-cell>
          <table:table-cell table:style-name="ce88" table:formula="of:=[.G44]" office:value-type="float" office:value="0.003616">
            <text:p>0.0036</text:p>
          </table:table-cell>
          <table:table-cell table:style-name="ce47" table:number-columns-repeated="4"/>
          <table:table-cell table:style-name="ce64" table:formula="of:=-[.B44]*[.M$1]*[.M$1]*[.N$1]" office:value-type="float" office:value="-0.973448259156719">
            <text:p>-0.9734</text:p>
          </table:table-cell>
          <table:table-cell table:style-name="ce71" table:formula="of:=[.M44]" office:value-type="float" office:value="-0.973448259156719">
            <text:p>-0.9734</text:p>
          </table:table-cell>
          <table:table-cell table:style-name="ce71" table:formula="of:=[.D44]*[.N$3]" office:value-type="float" office:value="0.5049468019648">
            <text:p>0.5049</text:p>
          </table:table-cell>
          <table:table-cell table:style-name="ce71" table:formula="of:=SQRT([.E44]*[.E44]+[.G44]*[.G44])*[.N$3]" office:value-type="float" office:value="0.0121209111919999">
            <text:p>0.0121</text:p>
          </table:table-cell>
          <table:table-cell table:style-name="ce88" table:formula="of:=SQRT([.F44]*[.F44]+[.H44]*[.H44])*[.N$3]" office:value-type="float" office:value="0.0121209111919999">
            <text:p>0.012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30">
            <text:p>30.0000</text:p>
          </table:table-cell>
          <table:table-cell table:style-name="ce71" table:formula="of:=[.B45]" office:value-type="float" office:value="30">
            <text:p>30.0000</text:p>
          </table:table-cell>
          <table:table-cell table:style-name="ce71" office:value-type="float" office:value="0.15">
            <text:p>0.1500</text:p>
          </table:table-cell>
          <table:table-cell table:style-name="ce71" office:value-type="float" office:value="0.0022">
            <text:p>0.0022</text:p>
          </table:table-cell>
          <table:table-cell table:style-name="ce71" table:formula="of:=[.E45]" office:value-type="float" office:value="0.0022">
            <text:p>0.0022</text:p>
          </table:table-cell>
          <table:table-cell table:style-name="ce71" table:formula="of:=[.D45]*0.02" office:value-type="float" office:value="0.003">
            <text:p>0.0030</text:p>
          </table:table-cell>
          <table:table-cell table:style-name="ce88" table:formula="of:=[.G45]" office:value-type="float" office:value="0.003">
            <text:p>0.0030</text:p>
          </table:table-cell>
          <table:table-cell table:style-name="ce47" table:number-columns-repeated="4"/>
          <table:table-cell table:style-name="ce64" table:formula="of:=-[.B45]*[.M$1]*[.M$1]*[.N$1]" office:value-type="float" office:value="-1.16813791098806">
            <text:p>-1.1681</text:p>
          </table:table-cell>
          <table:table-cell table:style-name="ce71" table:formula="of:=[.M45]" office:value-type="float" office:value="-1.16813791098806">
            <text:p>-1.1681</text:p>
          </table:table-cell>
          <table:table-cell table:style-name="ce71" table:formula="of:=[.D45]*[.N$3]" office:value-type="float" office:value="0.4189271034">
            <text:p>0.4189</text:p>
          </table:table-cell>
          <table:table-cell table:style-name="ce71" table:formula="of:=SQRT([.E45]*[.E45]+[.G45]*[.G45])*[.N$3]" office:value-type="float" office:value="0.0103899927592949">
            <text:p>0.0104</text:p>
          </table:table-cell>
          <table:table-cell table:style-name="ce88" table:formula="of:=SQRT([.F45]*[.F45]+[.H45]*[.H45])*[.N$3]" office:value-type="float" office:value="0.0103899927592949">
            <text:p>0.0104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35">
            <text:p>35.0000</text:p>
          </table:table-cell>
          <table:table-cell table:style-name="ce71" table:formula="of:=[.B46]" office:value-type="float" office:value="35">
            <text:p>35.0000</text:p>
          </table:table-cell>
          <table:table-cell table:style-name="ce71" office:value-type="float" office:value="0.122">
            <text:p>0.1220</text:p>
          </table:table-cell>
          <table:table-cell table:style-name="ce71" office:value-type="float" office:value="0.0019">
            <text:p>0.0019</text:p>
          </table:table-cell>
          <table:table-cell table:style-name="ce71" table:formula="of:=[.E46]" office:value-type="float" office:value="0.0019">
            <text:p>0.0019</text:p>
          </table:table-cell>
          <table:table-cell table:style-name="ce71" table:formula="of:=[.D46]*0.02" office:value-type="float" office:value="0.00244">
            <text:p>0.0024</text:p>
          </table:table-cell>
          <table:table-cell table:style-name="ce88" table:formula="of:=[.G46]" office:value-type="float" office:value="0.00244">
            <text:p>0.0024</text:p>
          </table:table-cell>
          <table:table-cell table:style-name="ce47" table:number-columns-repeated="4"/>
          <table:table-cell table:style-name="ce64" table:formula="of:=-[.B46]*[.M$1]*[.M$1]*[.N$1]" office:value-type="float" office:value="-1.36282756281941">
            <text:p>-1.3628</text:p>
          </table:table-cell>
          <table:table-cell table:style-name="ce71" table:formula="of:=[.M46]" office:value-type="float" office:value="-1.36282756281941">
            <text:p>-1.3628</text:p>
          </table:table-cell>
          <table:table-cell table:style-name="ce71" table:formula="of:=[.D46]*[.N$3]" office:value-type="float" office:value="0.340727377432">
            <text:p>0.3407</text:p>
          </table:table-cell>
          <table:table-cell table:style-name="ce71" table:formula="of:=SQRT([.E46]*[.E46]+[.G46]*[.G46])*[.N$3]" office:value-type="float" office:value="0.00863690020379493">
            <text:p>0.0086</text:p>
          </table:table-cell>
          <table:table-cell table:style-name="ce88" table:formula="of:=SQRT([.F46]*[.F46]+[.H46]*[.H46])*[.N$3]" office:value-type="float" office:value="0.00863690020379493">
            <text:p>0.0086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40">
            <text:p>40.0000</text:p>
          </table:table-cell>
          <table:table-cell table:style-name="ce71" table:formula="of:=[.B47]" office:value-type="float" office:value="40">
            <text:p>40.0000</text:p>
          </table:table-cell>
          <table:table-cell table:style-name="ce71" office:value-type="float" office:value="0.1042">
            <text:p>0.1042</text:p>
          </table:table-cell>
          <table:table-cell table:style-name="ce71" office:value-type="float" office:value="0.0016">
            <text:p>0.0016</text:p>
          </table:table-cell>
          <table:table-cell table:style-name="ce71" table:formula="of:=[.E47]" office:value-type="float" office:value="0.0016">
            <text:p>0.0016</text:p>
          </table:table-cell>
          <table:table-cell table:style-name="ce71" table:formula="of:=[.D47]*0.02" office:value-type="float" office:value="0.002084">
            <text:p>0.0021</text:p>
          </table:table-cell>
          <table:table-cell table:style-name="ce88" table:formula="of:=[.G47]" office:value-type="float" office:value="0.002084">
            <text:p>0.0021</text:p>
          </table:table-cell>
          <table:table-cell table:style-name="ce47" table:number-columns-repeated="4"/>
          <table:table-cell table:style-name="ce64" table:formula="of:=-[.B47]*[.M$1]*[.M$1]*[.N$1]" office:value-type="float" office:value="-1.55751721465075">
            <text:p>-1.5575</text:p>
          </table:table-cell>
          <table:table-cell table:style-name="ce71" table:formula="of:=[.M47]" office:value-type="float" office:value="-1.55751721465075">
            <text:p>-1.5575</text:p>
          </table:table-cell>
          <table:table-cell table:style-name="ce71" table:formula="of:=[.D47]*[.N$3]" office:value-type="float" office:value="0.2910146944952">
            <text:p>0.2910</text:p>
          </table:table-cell>
          <table:table-cell table:style-name="ce71" table:formula="of:=SQRT([.E47]*[.E47]+[.G47]*[.G47])*[.N$3]" office:value-type="float" office:value="0.00733783426024868">
            <text:p>0.0073</text:p>
          </table:table-cell>
          <table:table-cell table:style-name="ce88" table:formula="of:=SQRT([.F47]*[.F47]+[.H47]*[.H47])*[.N$3]" office:value-type="float" office:value="0.00733783426024868">
            <text:p>0.0073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45">
            <text:p>45.0000</text:p>
          </table:table-cell>
          <table:table-cell table:style-name="ce71" table:formula="of:=[.B48]" office:value-type="float" office:value="45">
            <text:p>45.0000</text:p>
          </table:table-cell>
          <table:table-cell table:style-name="ce71" office:value-type="float" office:value="0.0891">
            <text:p>0.0891</text:p>
          </table:table-cell>
          <table:table-cell table:style-name="ce71" office:value-type="float" office:value="0.0017">
            <text:p>0.0017</text:p>
          </table:table-cell>
          <table:table-cell table:style-name="ce71" table:formula="of:=[.E48]" office:value-type="float" office:value="0.0017">
            <text:p>0.0017</text:p>
          </table:table-cell>
          <table:table-cell table:style-name="ce71" table:formula="of:=[.D48]*0.02" office:value-type="float" office:value="0.001782">
            <text:p>0.0018</text:p>
          </table:table-cell>
          <table:table-cell table:style-name="ce88" table:formula="of:=[.G48]" office:value-type="float" office:value="0.001782">
            <text:p>0.0018</text:p>
          </table:table-cell>
          <table:table-cell table:style-name="ce47" table:number-columns-repeated="4"/>
          <table:table-cell table:style-name="ce64" table:formula="of:=-[.B48]*[.M$1]*[.M$1]*[.N$1]" office:value-type="float" office:value="-1.75220686648209">
            <text:p>-1.7522</text:p>
          </table:table-cell>
          <table:table-cell table:style-name="ce71" table:formula="of:=[.M48]" office:value-type="float" office:value="-1.75220686648209">
            <text:p>-1.7522</text:p>
          </table:table-cell>
          <table:table-cell table:style-name="ce71" table:formula="of:=[.D48]*[.N$3]" office:value-type="float" office:value="0.2488426994196">
            <text:p>0.2488</text:p>
          </table:table-cell>
          <table:table-cell table:style-name="ce71" table:formula="of:=SQRT([.E48]*[.E48]+[.G48]*[.G48])*[.N$3]" office:value-type="float" office:value="0.00687830393953271">
            <text:p>0.0069</text:p>
          </table:table-cell>
          <table:table-cell table:style-name="ce88" table:formula="of:=SQRT([.F48]*[.F48]+[.H48]*[.H48])*[.N$3]" office:value-type="float" office:value="0.00687830393953271">
            <text:p>0.0069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office:value-type="float" office:value="50">
            <text:p>50.0000</text:p>
          </table:table-cell>
          <table:table-cell table:style-name="ce75" table:formula="of:=[.B49]" office:value-type="float" office:value="50">
            <text:p>50.0000</text:p>
          </table:table-cell>
          <table:table-cell table:style-name="ce75" office:value-type="float" office:value="0.0736">
            <text:p>0.0736</text:p>
          </table:table-cell>
          <table:table-cell table:style-name="ce75" office:value-type="float" office:value="0.0027">
            <text:p>0.0027</text:p>
          </table:table-cell>
          <table:table-cell table:style-name="ce75" table:formula="of:=[.E49]" office:value-type="float" office:value="0.0027">
            <text:p>0.0027</text:p>
          </table:table-cell>
          <table:table-cell table:style-name="ce75" table:formula="of:=[.D49]*0.02" office:value-type="float" office:value="0.001472">
            <text:p>0.0015</text:p>
          </table:table-cell>
          <table:table-cell table:style-name="ce89" table:formula="of:=[.G49]" office:value-type="float" office:value="0.001472">
            <text:p>0.0015</text:p>
          </table:table-cell>
          <table:table-cell table:style-name="ce47" table:number-columns-repeated="4"/>
          <table:table-cell table:style-name="ce65" table:formula="of:=-[.B49]*[.M$1]*[.M$1]*[.N$1]" office:value-type="float" office:value="-1.94689651831344">
            <text:p>-1.9469</text:p>
          </table:table-cell>
          <table:table-cell table:style-name="ce75" table:formula="of:=[.M49]" office:value-type="float" office:value="-1.94689651831344">
            <text:p>-1.9469</text:p>
          </table:table-cell>
          <table:table-cell table:style-name="ce75" table:formula="of:=[.D49]*[.N$3]" office:value-type="float" office:value="0.2055535654016">
            <text:p>0.2056</text:p>
          </table:table-cell>
          <table:table-cell table:style-name="ce75" table:formula="of:=SQRT([.E49]*[.E49]+[.G49]*[.G49])*[.N$3]" office:value-type="float" office:value="0.00858853193041587">
            <text:p>0.0086</text:p>
          </table:table-cell>
          <table:table-cell table:style-name="ce89" table:formula="of:=SQRT([.F49]*[.F49]+[.H49]*[.H49])*[.N$3]" office:value-type="float" office:value="0.00858853193041587">
            <text:p>0.0086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3" office:value-type="string" table:number-columns-spanned="7" table:number-rows-spanned="1">
            <text:p>1971-PRD-4-45_Price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9" table:formula="of:=[.B51]" office:value-type="string" office:string-value="1971-PRD-4-45_Price" table:number-columns-spanned="5" table:number-rows-spanned="1">
            <text:p>1971-PRD-4-45_Price</text:p>
          </table:table-cell>
          <table:covered-table-cell table:number-columns-repeated="4"/>
          <table:table-cell/>
          <table:table-cell table:style-name="ce49" table:number-columns-repeated="2"/>
          <table:table-cell table:number-columns-repeated="1001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53" table:number-columns-spanned="5" table:number-rows-spanned="1"/>
          <table:covered-table-cell table:number-columns-repeated="4"/>
          <table:table-cell/>
          <table:table-cell table:style-name="ce49" table:number-columns-repeated="2"/>
          <table:table-cell table:number-columns-repeated="1001"/>
        </table:table-row>
        <table:table-row table:style-name="ro3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83" office:value-type="string" table:number-columns-spanned="3" table:number-rows-spanned="1">
            <text:p>(G_M^p)**2</text:p>
          </table:table-cell>
          <table:covered-table-cell table:style-name="ce86"/>
          <table:covered-table-cell table:style-name="ce32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6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office:value-type="float" office:value="0.0389">
            <text:p>0.0389</text:p>
          </table:table-cell>
          <table:table-cell table:style-name="ce71" table:formula="of:=[.B56]" office:value-type="float" office:value="0.0389">
            <text:p>0.0389</text:p>
          </table:table-cell>
          <table:table-cell table:style-name="ce71" office:value-type="float" office:value="6.296">
            <text:p>6.2960</text:p>
          </table:table-cell>
          <table:table-cell table:style-name="ce71" office:value-type="float" office:value="0.19">
            <text:p>0.1900</text:p>
          </table:table-cell>
          <table:table-cell table:style-name="ce88" table:formula="of:=[.E56]" office:value-type="float" office:value="0.19">
            <text:p>0.1900</text:p>
          </table:table-cell>
          <table:table-cell table:style-name="ce47" table:number-columns-repeated="6"/>
          <table:table-cell table:style-name="ce15" table:formula="of:=-[.B56]" office:value-type="float" office:value="-0.0389">
            <text:p>-0.0389</text:p>
          </table:table-cell>
          <table:table-cell table:style-name="ce71" table:formula="of:=[.M56]" office:value-type="float" office:value="-0.0389">
            <text:p>-0.0389</text:p>
          </table:table-cell>
          <table:table-cell table:style-name="ce71" table:formula="of:=SQRT([.D56])" office:value-type="float" office:value="2.50918313400995">
            <text:p>2.5092</text:p>
          </table:table-cell>
          <table:table-cell table:style-name="ce71" table:formula="of:=[.E56]/2/[.O56]" office:value-type="float" office:value="0.037860927212666">
            <text:p>0.0379</text:p>
          </table:table-cell>
          <table:table-cell table:style-name="ce88" table:formula="of:=[.P56]" office:value-type="float" office:value="0.037860927212666">
            <text:p>0.0379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0778">
            <text:p>0.0778</text:p>
          </table:table-cell>
          <table:table-cell table:style-name="ce71" table:formula="of:=[.B57]" office:value-type="float" office:value="0.0778">
            <text:p>0.0778</text:p>
          </table:table-cell>
          <table:table-cell table:style-name="ce71" office:value-type="float" office:value="4.985">
            <text:p>4.9850</text:p>
          </table:table-cell>
          <table:table-cell table:style-name="ce71" office:value-type="float" office:value="0.151">
            <text:p>0.1510</text:p>
          </table:table-cell>
          <table:table-cell table:style-name="ce88" table:formula="of:=[.E57]" office:value-type="float" office:value="0.151">
            <text:p>0.1510</text:p>
          </table:table-cell>
          <table:table-cell table:style-name="ce47" table:number-columns-repeated="6"/>
          <table:table-cell table:style-name="ce15" table:formula="of:=-[.B57]" office:value-type="float" office:value="-0.0778">
            <text:p>-0.0778</text:p>
          </table:table-cell>
          <table:table-cell table:style-name="ce71" table:formula="of:=[.M57]" office:value-type="float" office:value="-0.0778">
            <text:p>-0.0778</text:p>
          </table:table-cell>
          <table:table-cell table:style-name="ce71" table:formula="of:=SQRT([.D57])" office:value-type="float" office:value="2.23271135617661">
            <text:p>2.2327</text:p>
          </table:table-cell>
          <table:table-cell table:style-name="ce71" table:formula="of:=[.E57]/2/[.O57]" office:value-type="float" office:value="0.0338153876411904">
            <text:p>0.0338</text:p>
          </table:table-cell>
          <table:table-cell table:style-name="ce88" table:formula="of:=[.P57]" office:value-type="float" office:value="0.0338153876411904">
            <text:p>0.0338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116">
            <text:p>0.1160</text:p>
          </table:table-cell>
          <table:table-cell table:style-name="ce71" table:formula="of:=[.B58]" office:value-type="float" office:value="0.116">
            <text:p>0.1160</text:p>
          </table:table-cell>
          <table:table-cell table:style-name="ce71" office:value-type="float" office:value="4.141">
            <text:p>4.1410</text:p>
          </table:table-cell>
          <table:table-cell table:style-name="ce71" office:value-type="float" office:value="0.065">
            <text:p>0.0650</text:p>
          </table:table-cell>
          <table:table-cell table:style-name="ce88" table:formula="of:=[.E58]" office:value-type="float" office:value="0.065">
            <text:p>0.0650</text:p>
          </table:table-cell>
          <table:table-cell table:style-name="ce47" table:number-columns-repeated="6"/>
          <table:table-cell table:style-name="ce15" table:formula="of:=-[.B58]" office:value-type="float" office:value="-0.116">
            <text:p>-0.1160</text:p>
          </table:table-cell>
          <table:table-cell table:style-name="ce71" table:formula="of:=[.M58]" office:value-type="float" office:value="-0.116">
            <text:p>-0.1160</text:p>
          </table:table-cell>
          <table:table-cell table:style-name="ce71" table:formula="of:=SQRT([.D58])" office:value-type="float" office:value="2.0349447166938">
            <text:p>2.0349</text:p>
          </table:table-cell>
          <table:table-cell table:style-name="ce71" table:formula="of:=[.E58]/2/[.O58]" office:value-type="float" office:value="0.0159709498412336">
            <text:p>0.0160</text:p>
          </table:table-cell>
          <table:table-cell table:style-name="ce88" table:formula="of:=[.P58]" office:value-type="float" office:value="0.0159709498412336">
            <text:p>0.0160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13">
            <text:p>0.1300</text:p>
          </table:table-cell>
          <table:table-cell table:style-name="ce71" table:formula="of:=[.B59]" office:value-type="float" office:value="0.13">
            <text:p>0.1300</text:p>
          </table:table-cell>
          <table:table-cell table:style-name="ce71" office:value-type="float" office:value="3.76">
            <text:p>3.7600</text:p>
          </table:table-cell>
          <table:table-cell table:style-name="ce71" office:value-type="float" office:value="0.08">
            <text:p>0.0800</text:p>
          </table:table-cell>
          <table:table-cell table:style-name="ce88" table:formula="of:=[.E59]" office:value-type="float" office:value="0.08">
            <text:p>0.0800</text:p>
          </table:table-cell>
          <table:table-cell table:style-name="ce47" table:number-columns-repeated="6"/>
          <table:table-cell table:style-name="ce15" table:formula="of:=-[.B59]" office:value-type="float" office:value="-0.13">
            <text:p>-0.1300</text:p>
          </table:table-cell>
          <table:table-cell table:style-name="ce71" table:formula="of:=[.M59]" office:value-type="float" office:value="-0.13">
            <text:p>-0.1300</text:p>
          </table:table-cell>
          <table:table-cell table:style-name="ce71" table:formula="of:=SQRT([.D59])" office:value-type="float" office:value="1.93907194296653">
            <text:p>1.9391</text:p>
          </table:table-cell>
          <table:table-cell table:style-name="ce71" table:formula="of:=[.E59]/2/[.O59]" office:value-type="float" office:value="0.0206284249251759">
            <text:p>0.0206</text:p>
          </table:table-cell>
          <table:table-cell table:style-name="ce88" table:formula="of:=[.P59]" office:value-type="float" office:value="0.0206284249251759">
            <text:p>0.0206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19">
            <text:p>0.1900</text:p>
          </table:table-cell>
          <table:table-cell table:style-name="ce71" table:formula="of:=[.B60]" office:value-type="float" office:value="0.19">
            <text:p>0.1900</text:p>
          </table:table-cell>
          <table:table-cell table:style-name="ce71" office:value-type="float" office:value="2.861">
            <text:p>2.8610</text:p>
          </table:table-cell>
          <table:table-cell table:style-name="ce71" office:value-type="float" office:value="0.042">
            <text:p>0.0420</text:p>
          </table:table-cell>
          <table:table-cell table:style-name="ce88" table:formula="of:=[.E60]" office:value-type="float" office:value="0.042">
            <text:p>0.0420</text:p>
          </table:table-cell>
          <table:table-cell table:style-name="ce47" table:number-columns-repeated="6"/>
          <table:table-cell table:style-name="ce15" table:formula="of:=-[.B60]" office:value-type="float" office:value="-0.19">
            <text:p>-0.1900</text:p>
          </table:table-cell>
          <table:table-cell table:style-name="ce71" table:formula="of:=[.M60]" office:value-type="float" office:value="-0.19">
            <text:p>-0.1900</text:p>
          </table:table-cell>
          <table:table-cell table:style-name="ce71" table:formula="of:=SQRT([.D60])" office:value-type="float" office:value="1.69144908288721">
            <text:p>1.6914</text:p>
          </table:table-cell>
          <table:table-cell table:style-name="ce71" table:formula="of:=[.E60]/2/[.O60]" office:value-type="float" office:value="0.0124153899827443">
            <text:p>0.0124</text:p>
          </table:table-cell>
          <table:table-cell table:style-name="ce88" table:formula="of:=[.P60]" office:value-type="float" office:value="0.0124153899827443">
            <text:p>0.0124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27">
            <text:p>0.2700</text:p>
          </table:table-cell>
          <table:table-cell table:style-name="ce71" table:formula="of:=[.B61]" office:value-type="float" office:value="0.27">
            <text:p>0.2700</text:p>
          </table:table-cell>
          <table:table-cell table:style-name="ce71" office:value-type="float" office:value="2.002">
            <text:p>2.0020</text:p>
          </table:table-cell>
          <table:table-cell table:style-name="ce71" office:value-type="float" office:value="0.045">
            <text:p>0.0450</text:p>
          </table:table-cell>
          <table:table-cell table:style-name="ce88" table:formula="of:=[.E61]" office:value-type="float" office:value="0.045">
            <text:p>0.0450</text:p>
          </table:table-cell>
          <table:table-cell table:style-name="ce47" table:number-columns-repeated="6"/>
          <table:table-cell table:style-name="ce15" table:formula="of:=-[.B61]" office:value-type="float" office:value="-0.27">
            <text:p>-0.2700</text:p>
          </table:table-cell>
          <table:table-cell table:style-name="ce71" table:formula="of:=[.M61]" office:value-type="float" office:value="-0.27">
            <text:p>-0.2700</text:p>
          </table:table-cell>
          <table:table-cell table:style-name="ce71" table:formula="of:=SQRT([.D61])" office:value-type="float" office:value="1.41492049246592">
            <text:p>1.4149</text:p>
          </table:table-cell>
          <table:table-cell table:style-name="ce71" table:formula="of:=[.E61]/2/[.O61]" office:value-type="float" office:value="0.0159019535866549">
            <text:p>0.0159</text:p>
          </table:table-cell>
          <table:table-cell table:style-name="ce88" table:formula="of:=[.P61]" office:value-type="float" office:value="0.0159019535866549">
            <text:p>0.0159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33">
            <text:p>0.3300</text:p>
          </table:table-cell>
          <table:table-cell table:style-name="ce71" table:formula="of:=[.B62]" office:value-type="float" office:value="0.33">
            <text:p>0.3300</text:p>
          </table:table-cell>
          <table:table-cell table:style-name="ce71" office:value-type="float" office:value="1.617">
            <text:p>1.6170</text:p>
          </table:table-cell>
          <table:table-cell table:style-name="ce71" office:value-type="float" office:value="0.021">
            <text:p>0.0210</text:p>
          </table:table-cell>
          <table:table-cell table:style-name="ce88" table:formula="of:=[.E62]" office:value-type="float" office:value="0.021">
            <text:p>0.0210</text:p>
          </table:table-cell>
          <table:table-cell table:style-name="ce47" table:number-columns-repeated="6"/>
          <table:table-cell table:style-name="ce15" table:formula="of:=-[.B62]" office:value-type="float" office:value="-0.33">
            <text:p>-0.3300</text:p>
          </table:table-cell>
          <table:table-cell table:style-name="ce71" table:formula="of:=[.M62]" office:value-type="float" office:value="-0.33">
            <text:p>-0.3300</text:p>
          </table:table-cell>
          <table:table-cell table:style-name="ce71" table:formula="of:=SQRT([.D62])" office:value-type="float" office:value="1.27161314872095">
            <text:p>1.2716</text:p>
          </table:table-cell>
          <table:table-cell table:style-name="ce71" table:formula="of:=[.E62]/2/[.O62]" office:value-type="float" office:value="0.0082572282384477">
            <text:p>0.0083</text:p>
          </table:table-cell>
          <table:table-cell table:style-name="ce88" table:formula="of:=[.P62]" office:value-type="float" office:value="0.0082572282384477">
            <text:p>0.0083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39">
            <text:p>0.3900</text:p>
          </table:table-cell>
          <table:table-cell table:style-name="ce71" table:formula="of:=[.B63]" office:value-type="float" office:value="0.39">
            <text:p>0.3900</text:p>
          </table:table-cell>
          <table:table-cell table:style-name="ce71" office:value-type="float" office:value="1.282">
            <text:p>1.2820</text:p>
          </table:table-cell>
          <table:table-cell table:style-name="ce71" office:value-type="float" office:value="0.022">
            <text:p>0.0220</text:p>
          </table:table-cell>
          <table:table-cell table:style-name="ce88" table:formula="of:=[.E63]" office:value-type="float" office:value="0.022">
            <text:p>0.0220</text:p>
          </table:table-cell>
          <table:table-cell table:style-name="ce47" table:number-columns-repeated="6"/>
          <table:table-cell table:style-name="ce15" table:formula="of:=-[.B63]" office:value-type="float" office:value="-0.39">
            <text:p>-0.3900</text:p>
          </table:table-cell>
          <table:table-cell table:style-name="ce71" table:formula="of:=[.M63]" office:value-type="float" office:value="-0.39">
            <text:p>-0.3900</text:p>
          </table:table-cell>
          <table:table-cell table:style-name="ce71" table:formula="of:=SQRT([.D63])" office:value-type="float" office:value="1.13225438837745">
            <text:p>1.1323</text:p>
          </table:table-cell>
          <table:table-cell table:style-name="ce71" table:formula="of:=[.E63]/2/[.O63]" office:value-type="float" office:value="0.00971513125752885">
            <text:p>0.0097</text:p>
          </table:table-cell>
          <table:table-cell table:style-name="ce88" table:formula="of:=[.P63]" office:value-type="float" office:value="0.00971513125752885">
            <text:p>0.0097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45">
            <text:p>0.4500</text:p>
          </table:table-cell>
          <table:table-cell table:style-name="ce71" table:formula="of:=[.B64]" office:value-type="float" office:value="0.45">
            <text:p>0.4500</text:p>
          </table:table-cell>
          <table:table-cell table:style-name="ce71" office:value-type="float" office:value="1.053">
            <text:p>1.0530</text:p>
          </table:table-cell>
          <table:table-cell table:style-name="ce71" office:value-type="float" office:value="0.02">
            <text:p>0.0200</text:p>
          </table:table-cell>
          <table:table-cell table:style-name="ce88" table:formula="of:=[.E64]" office:value-type="float" office:value="0.02">
            <text:p>0.0200</text:p>
          </table:table-cell>
          <table:table-cell table:style-name="ce47" table:number-columns-repeated="6"/>
          <table:table-cell table:style-name="ce15" table:formula="of:=-[.B64]" office:value-type="float" office:value="-0.45">
            <text:p>-0.4500</text:p>
          </table:table-cell>
          <table:table-cell table:style-name="ce71" table:formula="of:=[.M64]" office:value-type="float" office:value="-0.45">
            <text:p>-0.4500</text:p>
          </table:table-cell>
          <table:table-cell table:style-name="ce71" table:formula="of:=SQRT([.D64])" office:value-type="float" office:value="1.02615788258922">
            <text:p>1.0262</text:p>
          </table:table-cell>
          <table:table-cell table:style-name="ce71" table:formula="of:=[.E64]/2/[.O64]" office:value-type="float" office:value="0.00974508910341144">
            <text:p>0.0097</text:p>
          </table:table-cell>
          <table:table-cell table:style-name="ce88" table:formula="of:=[.P64]" office:value-type="float" office:value="0.00974508910341144">
            <text:p>0.0097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53">
            <text:p>0.5300</text:p>
          </table:table-cell>
          <table:table-cell table:style-name="ce71" table:formula="of:=[.B65]" office:value-type="float" office:value="0.53">
            <text:p>0.5300</text:p>
          </table:table-cell>
          <table:table-cell table:style-name="ce71" office:value-type="float" office:value="1.813">
            <text:p>1.8130</text:p>
          </table:table-cell>
          <table:table-cell table:style-name="ce71" office:value-type="float" office:value="0.026">
            <text:p>0.0260</text:p>
          </table:table-cell>
          <table:table-cell table:style-name="ce88" table:formula="of:=[.E65]" office:value-type="float" office:value="0.026">
            <text:p>0.0260</text:p>
          </table:table-cell>
          <table:table-cell table:style-name="ce47" table:number-columns-repeated="6"/>
          <table:table-cell table:style-name="ce15" table:formula="of:=-[.B65]" office:value-type="float" office:value="-0.53">
            <text:p>-0.5300</text:p>
          </table:table-cell>
          <table:table-cell table:style-name="ce71" table:formula="of:=[.M65]" office:value-type="float" office:value="-0.53">
            <text:p>-0.5300</text:p>
          </table:table-cell>
          <table:table-cell table:style-name="ce71" table:formula="of:=SQRT([.D65])" office:value-type="float" office:value="1.34647688431699">
            <text:p>1.3465</text:p>
          </table:table-cell>
          <table:table-cell table:style-name="ce71" table:formula="of:=[.E65]/2/[.O65]" office:value-type="float" office:value="0.00965482597690067">
            <text:p>0.0097</text:p>
          </table:table-cell>
          <table:table-cell table:style-name="ce88" table:formula="of:=[.P65]" office:value-type="float" office:value="0.00965482597690067">
            <text:p>0.0097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58">
            <text:p>0.5800</text:p>
          </table:table-cell>
          <table:table-cell table:style-name="ce71" table:formula="of:=[.B66]" office:value-type="float" office:value="0.58">
            <text:p>0.5800</text:p>
          </table:table-cell>
          <table:table-cell table:style-name="ce71" office:value-type="float" office:value="0.719">
            <text:p>0.7190</text:p>
          </table:table-cell>
          <table:table-cell table:style-name="ce71" office:value-type="float" office:value="0.009">
            <text:p>0.0090</text:p>
          </table:table-cell>
          <table:table-cell table:style-name="ce88" table:formula="of:=[.E66]" office:value-type="float" office:value="0.009">
            <text:p>0.0090</text:p>
          </table:table-cell>
          <table:table-cell table:style-name="ce47" table:number-columns-repeated="6"/>
          <table:table-cell table:style-name="ce15" table:formula="of:=-[.B66]" office:value-type="float" office:value="-0.58">
            <text:p>-0.5800</text:p>
          </table:table-cell>
          <table:table-cell table:style-name="ce71" table:formula="of:=[.M66]" office:value-type="float" office:value="-0.58">
            <text:p>-0.5800</text:p>
          </table:table-cell>
          <table:table-cell table:style-name="ce71" table:formula="of:=SQRT([.D66])" office:value-type="float" office:value="0.847938677028003">
            <text:p>0.8479</text:p>
          </table:table-cell>
          <table:table-cell table:style-name="ce71" table:formula="of:=[.E66]/2/[.O66]" office:value-type="float" office:value="0.00530698754746316">
            <text:p>0.0053</text:p>
          </table:table-cell>
          <table:table-cell table:style-name="ce88" table:formula="of:=[.P66]" office:value-type="float" office:value="0.00530698754746316">
            <text:p>0.0053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65">
            <text:p>0.6500</text:p>
          </table:table-cell>
          <table:table-cell table:style-name="ce71" table:formula="of:=[.B67]" office:value-type="float" office:value="0.65">
            <text:p>0.6500</text:p>
          </table:table-cell>
          <table:table-cell table:style-name="ce71" office:value-type="float" office:value="0.588">
            <text:p>0.5880</text:p>
          </table:table-cell>
          <table:table-cell table:style-name="ce71" office:value-type="float" office:value="0.013">
            <text:p>0.0130</text:p>
          </table:table-cell>
          <table:table-cell table:style-name="ce88" table:formula="of:=[.E67]" office:value-type="float" office:value="0.013">
            <text:p>0.0130</text:p>
          </table:table-cell>
          <table:table-cell table:style-name="ce47" table:number-columns-repeated="6"/>
          <table:table-cell table:style-name="ce15" table:formula="of:=-[.B67]" office:value-type="float" office:value="-0.65">
            <text:p>-0.6500</text:p>
          </table:table-cell>
          <table:table-cell table:style-name="ce71" table:formula="of:=[.M67]" office:value-type="float" office:value="-0.65">
            <text:p>-0.6500</text:p>
          </table:table-cell>
          <table:table-cell table:style-name="ce71" table:formula="of:=SQRT([.D67])" office:value-type="float" office:value="0.766811580507232">
            <text:p>0.7668</text:p>
          </table:table-cell>
          <table:table-cell table:style-name="ce71" table:formula="of:=[.E67]/2/[.O67]" office:value-type="float" office:value="0.00847665862805614">
            <text:p>0.0085</text:p>
          </table:table-cell>
          <table:table-cell table:style-name="ce88" table:formula="of:=[.P67]" office:value-type="float" office:value="0.00847665862805614">
            <text:p>0.0085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72">
            <text:p>0.7200</text:p>
          </table:table-cell>
          <table:table-cell table:style-name="ce71" table:formula="of:=[.B68]" office:value-type="float" office:value="0.72">
            <text:p>0.7200</text:p>
          </table:table-cell>
          <table:table-cell table:style-name="ce71" office:value-type="float" office:value="0.476">
            <text:p>0.4760</text:p>
          </table:table-cell>
          <table:table-cell table:style-name="ce71" office:value-type="float" office:value="0.014">
            <text:p>0.0140</text:p>
          </table:table-cell>
          <table:table-cell table:style-name="ce88" table:formula="of:=[.E68]" office:value-type="float" office:value="0.014">
            <text:p>0.0140</text:p>
          </table:table-cell>
          <table:table-cell table:style-name="ce47" table:number-columns-repeated="6"/>
          <table:table-cell table:style-name="ce15" table:formula="of:=-[.B68]" office:value-type="float" office:value="-0.72">
            <text:p>-0.7200</text:p>
          </table:table-cell>
          <table:table-cell table:style-name="ce71" table:formula="of:=[.M68]" office:value-type="float" office:value="-0.72">
            <text:p>-0.7200</text:p>
          </table:table-cell>
          <table:table-cell table:style-name="ce71" table:formula="of:=SQRT([.D68])" office:value-type="float" office:value="0.689927532426414">
            <text:p>0.6899</text:p>
          </table:table-cell>
          <table:table-cell table:style-name="ce71" table:formula="of:=[.E68]/2/[.O68]" office:value-type="float" office:value="0.0101459931239178">
            <text:p>0.0101</text:p>
          </table:table-cell>
          <table:table-cell table:style-name="ce88" table:formula="of:=[.P68]" office:value-type="float" office:value="0.0101459931239178">
            <text:p>0.0101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78">
            <text:p>0.7800</text:p>
          </table:table-cell>
          <table:table-cell table:style-name="ce71" table:formula="of:=[.B69]" office:value-type="float" office:value="0.78">
            <text:p>0.7800</text:p>
          </table:table-cell>
          <table:table-cell table:style-name="ce71" office:value-type="float" office:value="0.418">
            <text:p>0.4180</text:p>
          </table:table-cell>
          <table:table-cell table:style-name="ce71" office:value-type="float" office:value="0.008">
            <text:p>0.0080</text:p>
          </table:table-cell>
          <table:table-cell table:style-name="ce88" table:formula="of:=[.E69]" office:value-type="float" office:value="0.008">
            <text:p>0.0080</text:p>
          </table:table-cell>
          <table:table-cell table:style-name="ce47" table:number-columns-repeated="6"/>
          <table:table-cell table:style-name="ce15" table:formula="of:=-[.B69]" office:value-type="float" office:value="-0.78">
            <text:p>-0.7800</text:p>
          </table:table-cell>
          <table:table-cell table:style-name="ce71" table:formula="of:=[.M69]" office:value-type="float" office:value="-0.78">
            <text:p>-0.7800</text:p>
          </table:table-cell>
          <table:table-cell table:style-name="ce71" table:formula="of:=SQRT([.D69])" office:value-type="float" office:value="0.646529195009785">
            <text:p>0.6465</text:p>
          </table:table-cell>
          <table:table-cell table:style-name="ce71" table:formula="of:=[.E69]/2/[.O69]" office:value-type="float" office:value="0.00618688224889746">
            <text:p>0.0062</text:p>
          </table:table-cell>
          <table:table-cell table:style-name="ce88" table:formula="of:=[.P69]" office:value-type="float" office:value="0.00618688224889746">
            <text:p>0.0062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94">
            <text:p>0.9400</text:p>
          </table:table-cell>
          <table:table-cell table:style-name="ce71" table:formula="of:=[.B70]" office:value-type="float" office:value="0.94">
            <text:p>0.9400</text:p>
          </table:table-cell>
          <table:table-cell table:style-name="ce71" office:value-type="float" office:value="0.274">
            <text:p>0.2740</text:p>
          </table:table-cell>
          <table:table-cell table:style-name="ce71" office:value-type="float" office:value="0.006">
            <text:p>0.0060</text:p>
          </table:table-cell>
          <table:table-cell table:style-name="ce88" table:formula="of:=[.E70]" office:value-type="float" office:value="0.006">
            <text:p>0.0060</text:p>
          </table:table-cell>
          <table:table-cell table:style-name="ce47" table:number-columns-repeated="6"/>
          <table:table-cell table:style-name="ce15" table:formula="of:=-[.B70]" office:value-type="float" office:value="-0.94">
            <text:p>-0.9400</text:p>
          </table:table-cell>
          <table:table-cell table:style-name="ce71" table:formula="of:=[.M70]" office:value-type="float" office:value="-0.94">
            <text:p>-0.9400</text:p>
          </table:table-cell>
          <table:table-cell table:style-name="ce71" table:formula="of:=SQRT([.D70])" office:value-type="float" office:value="0.523450093132096">
            <text:p>0.5235</text:p>
          </table:table-cell>
          <table:table-cell table:style-name="ce71" table:formula="of:=[.E70]/2/[.O70]" office:value-type="float" office:value="0.00573120539925653">
            <text:p>0.0057</text:p>
          </table:table-cell>
          <table:table-cell table:style-name="ce88" table:formula="of:=[.P70]" office:value-type="float" office:value="0.00573120539925653">
            <text:p>0.0057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.1">
            <text:p>1.1000</text:p>
          </table:table-cell>
          <table:table-cell table:style-name="ce71" table:formula="of:=[.B71]" office:value-type="float" office:value="1.1">
            <text:p>1.1000</text:p>
          </table:table-cell>
          <table:table-cell table:style-name="ce71" office:value-type="float" office:value="0.2046">
            <text:p>0.2046</text:p>
          </table:table-cell>
          <table:table-cell table:style-name="ce71" office:value-type="float" office:value="0.0032">
            <text:p>0.0032</text:p>
          </table:table-cell>
          <table:table-cell table:style-name="ce88" table:formula="of:=[.E71]" office:value-type="float" office:value="0.0032">
            <text:p>0.0032</text:p>
          </table:table-cell>
          <table:table-cell table:style-name="ce47" table:number-columns-repeated="6"/>
          <table:table-cell table:style-name="ce15" table:formula="of:=-[.B71]" office:value-type="float" office:value="-1.1">
            <text:p>-1.1000</text:p>
          </table:table-cell>
          <table:table-cell table:style-name="ce71" table:formula="of:=[.M71]" office:value-type="float" office:value="-1.1">
            <text:p>-1.1000</text:p>
          </table:table-cell>
          <table:table-cell table:style-name="ce71" table:formula="of:=SQRT([.D71])" office:value-type="float" office:value="0.452327315115946">
            <text:p>0.4523</text:p>
          </table:table-cell>
          <table:table-cell table:style-name="ce71" table:formula="of:=[.E71]/2/[.O71]" office:value-type="float" office:value="0.00353726150628305">
            <text:p>0.0035</text:p>
          </table:table-cell>
          <table:table-cell table:style-name="ce88" table:formula="of:=[.P71]" office:value-type="float" office:value="0.00353726150628305">
            <text:p>0.0035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.35">
            <text:p>1.3500</text:p>
          </table:table-cell>
          <table:table-cell table:style-name="ce71" table:formula="of:=[.B72]" office:value-type="float" office:value="1.35">
            <text:p>1.3500</text:p>
          </table:table-cell>
          <table:table-cell table:style-name="ce71" office:value-type="float" office:value="0.1241">
            <text:p>0.1241</text:p>
          </table:table-cell>
          <table:table-cell table:style-name="ce71" office:value-type="float" office:value="0.0024">
            <text:p>0.0024</text:p>
          </table:table-cell>
          <table:table-cell table:style-name="ce88" table:formula="of:=[.E72]" office:value-type="float" office:value="0.0024">
            <text:p>0.0024</text:p>
          </table:table-cell>
          <table:table-cell table:style-name="ce47" table:number-columns-repeated="6"/>
          <table:table-cell table:style-name="ce15" table:formula="of:=-[.B72]" office:value-type="float" office:value="-1.35">
            <text:p>-1.3500</text:p>
          </table:table-cell>
          <table:table-cell table:style-name="ce71" table:formula="of:=[.M72]" office:value-type="float" office:value="-1.35">
            <text:p>-1.3500</text:p>
          </table:table-cell>
          <table:table-cell table:style-name="ce71" table:formula="of:=SQRT([.D72])" office:value-type="float" office:value="0.352278299076171">
            <text:p>0.3523</text:p>
          </table:table-cell>
          <table:table-cell table:style-name="ce71" table:formula="of:=[.E72]/2/[.O72]" office:value-type="float" office:value="0.00340639773482196">
            <text:p>0.0034</text:p>
          </table:table-cell>
          <table:table-cell table:style-name="ce88" table:formula="of:=[.P72]" office:value-type="float" office:value="0.00340639773482196">
            <text:p>0.0034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office:value-type="float" office:value="1.75">
            <text:p>1.7500</text:p>
          </table:table-cell>
          <table:table-cell table:style-name="ce75" table:formula="of:=[.B73]" office:value-type="float" office:value="1.75">
            <text:p>1.7500</text:p>
          </table:table-cell>
          <table:table-cell table:style-name="ce75" office:value-type="float" office:value="0.0617">
            <text:p>0.0617</text:p>
          </table:table-cell>
          <table:table-cell table:style-name="ce75" office:value-type="float" office:value="0.0013">
            <text:p>0.0013</text:p>
          </table:table-cell>
          <table:table-cell table:style-name="ce89" table:formula="of:=[.E73]" office:value-type="float" office:value="0.0013">
            <text:p>0.0013</text:p>
          </table:table-cell>
          <table:table-cell table:style-name="ce47" table:number-columns-repeated="6"/>
          <table:table-cell table:style-name="ce16" table:formula="of:=-[.B73]" office:value-type="float" office:value="-1.75">
            <text:p>-1.7500</text:p>
          </table:table-cell>
          <table:table-cell table:style-name="ce75" table:formula="of:=[.M73]" office:value-type="float" office:value="-1.75">
            <text:p>-1.7500</text:p>
          </table:table-cell>
          <table:table-cell table:style-name="ce75" table:formula="of:=SQRT([.D73])" office:value-type="float" office:value="0.248394846967484">
            <text:p>0.2484</text:p>
          </table:table-cell>
          <table:table-cell table:style-name="ce75" table:formula="of:=[.E73]/2/[.O73]" office:value-type="float" office:value="0.00261680146724254">
            <text:p>0.0026</text:p>
          </table:table-cell>
          <table:table-cell table:style-name="ce89" table:formula="of:=[.P73]" office:value-type="float" office:value="0.00261680146724254">
            <text:p>0.0026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3" office:value-type="string" table:number-columns-spanned="7" table:number-rows-spanned="1">
            <text:p>1973-NPB-58-429_Bartel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9" table:formula="of:=[.B75]" office:value-type="string" office:string-value="1973-NPB-58-429_Bartel" table:number-columns-spanned="5" table:number-rows-spanned="1">
            <text:p>1973-NPB-58-429_Bartel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53" table:number-columns-spanned="5" table:number-rows-spanned="1"/>
          <table:covered-table-cell table:number-columns-repeated="4"/>
          <table:table-cell/>
          <table:table-cell table:style-name="ce49" table:number-columns-repeated="2"/>
          <table:table-cell table:number-columns-repeated="1001"/>
        </table:table-row>
        <table:table-row table:style-name="ro3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6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office:value-type="float" office:value="0.67">
            <text:p>0.6700</text:p>
          </table:table-cell>
          <table:table-cell table:style-name="ce71" table:formula="of:=[.B80]" office:value-type="float" office:value="0.67">
            <text:p>0.6700</text:p>
          </table:table-cell>
          <table:table-cell table:style-name="ce71" office:value-type="float" office:value="0.714">
            <text:p>0.7140</text:p>
          </table:table-cell>
          <table:table-cell table:style-name="ce71" table:formula="of:=[.D80]*0.031" office:value-type="float" office:value="0.022134">
            <text:p>0.0221</text:p>
          </table:table-cell>
          <table:table-cell table:style-name="ce88" table:formula="of:=[.E80]" office:value-type="float" office:value="0.022134">
            <text:p>0.0221</text:p>
          </table:table-cell>
          <table:table-cell table:style-name="ce47" table:number-columns-repeated="6"/>
          <table:table-cell table:style-name="ce15" table:formula="of:=-[.B80]" office:value-type="float" office:value="-0.67">
            <text:p>-0.6700</text:p>
          </table:table-cell>
          <table:table-cell table:style-name="ce71" table:formula="of:=[.M80]" office:value-type="float" office:value="-0.67">
            <text:p>-0.6700</text:p>
          </table:table-cell>
          <table:table-cell table:style-name="ce71" table:formula="of:=[.D80]" office:value-type="float" office:value="0.714">
            <text:p>0.7140</text:p>
          </table:table-cell>
          <table:table-cell table:style-name="ce71" table:formula="of:=[.E80]" office:value-type="float" office:value="0.022134">
            <text:p>0.0221</text:p>
          </table:table-cell>
          <table:table-cell table:style-name="ce88" table:formula="of:=[.P80]" office:value-type="float" office:value="0.022134">
            <text:p>0.022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">
            <text:p>1.0000</text:p>
          </table:table-cell>
          <table:table-cell table:style-name="ce71" table:formula="of:=[.B81]" office:value-type="float" office:value="1">
            <text:p>1.0000</text:p>
          </table:table-cell>
          <table:table-cell table:style-name="ce71" office:value-type="float" office:value="0.49">
            <text:p>0.4900</text:p>
          </table:table-cell>
          <table:table-cell table:style-name="ce71" table:formula="of:=[.D81]*0.029" office:value-type="float" office:value="0.01421">
            <text:p>0.0142</text:p>
          </table:table-cell>
          <table:table-cell table:style-name="ce88" table:formula="of:=[.E81]" office:value-type="float" office:value="0.01421">
            <text:p>0.0142</text:p>
          </table:table-cell>
          <table:table-cell table:style-name="ce47" table:number-columns-repeated="6"/>
          <table:table-cell table:style-name="ce15" table:formula="of:=-[.B81]" office:value-type="float" office:value="-1">
            <text:p>-1.0000</text:p>
          </table:table-cell>
          <table:table-cell table:style-name="ce71" table:formula="of:=[.M81]" office:value-type="float" office:value="-1">
            <text:p>-1.0000</text:p>
          </table:table-cell>
          <table:table-cell table:style-name="ce71" table:formula="of:=[.D81]" office:value-type="float" office:value="0.49">
            <text:p>0.4900</text:p>
          </table:table-cell>
          <table:table-cell table:style-name="ce71" table:formula="of:=[.E81]" office:value-type="float" office:value="0.01421">
            <text:p>0.0142</text:p>
          </table:table-cell>
          <table:table-cell table:style-name="ce88" table:formula="of:=[.P81]" office:value-type="float" office:value="0.01421">
            <text:p>0.0142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.169">
            <text:p>1.1690</text:p>
          </table:table-cell>
          <table:table-cell table:style-name="ce71" table:formula="of:=[.B82]" office:value-type="float" office:value="1.169">
            <text:p>1.1690</text:p>
          </table:table-cell>
          <table:table-cell table:style-name="ce71" office:value-type="float" office:value="0.41">
            <text:p>0.4100</text:p>
          </table:table-cell>
          <table:table-cell table:style-name="ce71" table:formula="of:=[.D82]*0.021" office:value-type="float" office:value="0.00861">
            <text:p>0.0086</text:p>
          </table:table-cell>
          <table:table-cell table:style-name="ce88" table:formula="of:=[.E82]" office:value-type="float" office:value="0.00861">
            <text:p>0.0086</text:p>
          </table:table-cell>
          <table:table-cell table:style-name="ce47" table:number-columns-repeated="6"/>
          <table:table-cell table:style-name="ce15" table:formula="of:=-[.B82]" office:value-type="float" office:value="-1.169">
            <text:p>-1.1690</text:p>
          </table:table-cell>
          <table:table-cell table:style-name="ce71" table:formula="of:=[.M82]" office:value-type="float" office:value="-1.169">
            <text:p>-1.1690</text:p>
          </table:table-cell>
          <table:table-cell table:style-name="ce71" table:formula="of:=[.D82]" office:value-type="float" office:value="0.41">
            <text:p>0.4100</text:p>
          </table:table-cell>
          <table:table-cell table:style-name="ce71" table:formula="of:=[.E82]" office:value-type="float" office:value="0.00861">
            <text:p>0.0086</text:p>
          </table:table-cell>
          <table:table-cell table:style-name="ce88" table:formula="of:=[.P82]" office:value-type="float" office:value="0.00861">
            <text:p>0.0086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.5">
            <text:p>1.5000</text:p>
          </table:table-cell>
          <table:table-cell table:style-name="ce71" table:formula="of:=[.B83]" office:value-type="float" office:value="1.5">
            <text:p>1.5000</text:p>
          </table:table-cell>
          <table:table-cell table:style-name="ce71" office:value-type="float" office:value="0.298">
            <text:p>0.2980</text:p>
          </table:table-cell>
          <table:table-cell table:style-name="ce71" table:formula="of:=[.D83]*0.031" office:value-type="float" office:value="0.009238">
            <text:p>0.0092</text:p>
          </table:table-cell>
          <table:table-cell table:style-name="ce88" table:formula="of:=[.E83]" office:value-type="float" office:value="0.009238">
            <text:p>0.0092</text:p>
          </table:table-cell>
          <table:table-cell table:style-name="ce47" table:number-columns-repeated="6"/>
          <table:table-cell table:style-name="ce15" table:formula="of:=-[.B83]" office:value-type="float" office:value="-1.5">
            <text:p>-1.5000</text:p>
          </table:table-cell>
          <table:table-cell table:style-name="ce71" table:formula="of:=[.M83]" office:value-type="float" office:value="-1.5">
            <text:p>-1.5000</text:p>
          </table:table-cell>
          <table:table-cell table:style-name="ce71" table:formula="of:=[.D83]" office:value-type="float" office:value="0.298">
            <text:p>0.2980</text:p>
          </table:table-cell>
          <table:table-cell table:style-name="ce71" table:formula="of:=[.E83]" office:value-type="float" office:value="0.009238">
            <text:p>0.0092</text:p>
          </table:table-cell>
          <table:table-cell table:style-name="ce88" table:formula="of:=[.P83]" office:value-type="float" office:value="0.009238">
            <text:p>0.0092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.75">
            <text:p>1.7500</text:p>
          </table:table-cell>
          <table:table-cell table:style-name="ce71" table:formula="of:=[.B84]" office:value-type="float" office:value="1.75">
            <text:p>1.7500</text:p>
          </table:table-cell>
          <table:table-cell table:style-name="ce71" office:value-type="float" office:value="0.246">
            <text:p>0.2460</text:p>
          </table:table-cell>
          <table:table-cell table:style-name="ce71" table:formula="of:=[.D84]*0.021" office:value-type="float" office:value="0.005166">
            <text:p>0.0052</text:p>
          </table:table-cell>
          <table:table-cell table:style-name="ce88" table:formula="of:=[.E84]" office:value-type="float" office:value="0.005166">
            <text:p>0.0052</text:p>
          </table:table-cell>
          <table:table-cell table:style-name="ce47" table:number-columns-repeated="6"/>
          <table:table-cell table:style-name="ce15" table:formula="of:=-[.B84]" office:value-type="float" office:value="-1.75">
            <text:p>-1.7500</text:p>
          </table:table-cell>
          <table:table-cell table:style-name="ce71" table:formula="of:=[.M84]" office:value-type="float" office:value="-1.75">
            <text:p>-1.7500</text:p>
          </table:table-cell>
          <table:table-cell table:style-name="ce71" table:formula="of:=[.D84]" office:value-type="float" office:value="0.246">
            <text:p>0.2460</text:p>
          </table:table-cell>
          <table:table-cell table:style-name="ce71" table:formula="of:=[.E84]" office:value-type="float" office:value="0.005166">
            <text:p>0.0052</text:p>
          </table:table-cell>
          <table:table-cell table:style-name="ce88" table:formula="of:=[.P84]" office:value-type="float" office:value="0.005166">
            <text:p>0.0052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">
            <text:p>2.0000</text:p>
          </table:table-cell>
          <table:table-cell table:style-name="ce71" table:formula="of:=[.B85]" office:value-type="float" office:value="2">
            <text:p>2.0000</text:p>
          </table:table-cell>
          <table:table-cell table:style-name="ce71" office:value-type="float" office:value="0.202">
            <text:p>0.2020</text:p>
          </table:table-cell>
          <table:table-cell table:style-name="ce71" table:formula="of:=[.D85]*0.02" office:value-type="float" office:value="0.00404">
            <text:p>0.0040</text:p>
          </table:table-cell>
          <table:table-cell table:style-name="ce88" table:formula="of:=[.E85]" office:value-type="float" office:value="0.00404">
            <text:p>0.0040</text:p>
          </table:table-cell>
          <table:table-cell table:style-name="ce47" table:number-columns-repeated="6"/>
          <table:table-cell table:style-name="ce15" table:formula="of:=-[.B85]" office:value-type="float" office:value="-2">
            <text:p>-2.0000</text:p>
          </table:table-cell>
          <table:table-cell table:style-name="ce71" table:formula="of:=[.M85]" office:value-type="float" office:value="-2">
            <text:p>-2.0000</text:p>
          </table:table-cell>
          <table:table-cell table:style-name="ce71" table:formula="of:=[.D85]" office:value-type="float" office:value="0.202">
            <text:p>0.2020</text:p>
          </table:table-cell>
          <table:table-cell table:style-name="ce71" table:formula="of:=[.E85]" office:value-type="float" office:value="0.00404">
            <text:p>0.0040</text:p>
          </table:table-cell>
          <table:table-cell table:style-name="ce88" table:formula="of:=[.P85]" office:value-type="float" office:value="0.00404">
            <text:p>0.0040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.33">
            <text:p>2.3300</text:p>
          </table:table-cell>
          <table:table-cell table:style-name="ce71" table:formula="of:=[.B86]" office:value-type="float" office:value="2.33">
            <text:p>2.3300</text:p>
          </table:table-cell>
          <table:table-cell table:style-name="ce71" office:value-type="float" office:value="0.162">
            <text:p>0.1620</text:p>
          </table:table-cell>
          <table:table-cell table:style-name="ce71" table:formula="of:=[.D86]*0.022" office:value-type="float" office:value="0.003564">
            <text:p>0.0036</text:p>
          </table:table-cell>
          <table:table-cell table:style-name="ce88" table:formula="of:=[.E86]" office:value-type="float" office:value="0.003564">
            <text:p>0.0036</text:p>
          </table:table-cell>
          <table:table-cell table:style-name="ce47" table:number-columns-repeated="6"/>
          <table:table-cell table:style-name="ce15" table:formula="of:=-[.B86]" office:value-type="float" office:value="-2.33">
            <text:p>-2.3300</text:p>
          </table:table-cell>
          <table:table-cell table:style-name="ce71" table:formula="of:=[.M86]" office:value-type="float" office:value="-2.33">
            <text:p>-2.3300</text:p>
          </table:table-cell>
          <table:table-cell table:style-name="ce71" table:formula="of:=[.D86]" office:value-type="float" office:value="0.162">
            <text:p>0.1620</text:p>
          </table:table-cell>
          <table:table-cell table:style-name="ce71" table:formula="of:=[.E86]" office:value-type="float" office:value="0.003564">
            <text:p>0.0036</text:p>
          </table:table-cell>
          <table:table-cell table:style-name="ce88" table:formula="of:=[.P86]" office:value-type="float" office:value="0.003564">
            <text:p>0.0036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office:value-type="float" office:value="3">
            <text:p>3.0000</text:p>
          </table:table-cell>
          <table:table-cell table:style-name="ce75" table:formula="of:=[.B87]" office:value-type="float" office:value="3">
            <text:p>3.0000</text:p>
          </table:table-cell>
          <table:table-cell table:style-name="ce75" office:value-type="float" office:value="0.108">
            <text:p>0.1080</text:p>
          </table:table-cell>
          <table:table-cell table:style-name="ce75" table:formula="of:=[.D87]*0.022" office:value-type="float" office:value="0.002376">
            <text:p>0.0024</text:p>
          </table:table-cell>
          <table:table-cell table:style-name="ce89" table:formula="of:=[.E87]" office:value-type="float" office:value="0.002376">
            <text:p>0.0024</text:p>
          </table:table-cell>
          <table:table-cell table:style-name="ce47" table:number-columns-repeated="6"/>
          <table:table-cell table:style-name="ce16" table:formula="of:=-[.B87]" office:value-type="float" office:value="-3">
            <text:p>-3.0000</text:p>
          </table:table-cell>
          <table:table-cell table:style-name="ce75" table:formula="of:=[.M87]" office:value-type="float" office:value="-3">
            <text:p>-3.0000</text:p>
          </table:table-cell>
          <table:table-cell table:style-name="ce75" table:formula="of:=[.D87]" office:value-type="float" office:value="0.108">
            <text:p>0.1080</text:p>
          </table:table-cell>
          <table:table-cell table:style-name="ce75" table:formula="of:=[.E87]" office:value-type="float" office:value="0.002376">
            <text:p>0.0024</text:p>
          </table:table-cell>
          <table:table-cell table:style-name="ce89" table:formula="of:=[.P87]" office:value-type="float" office:value="0.002376">
            <text:p>0.0024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3" office:value-type="string" table:number-columns-spanned="7" table:number-rows-spanned="1">
            <text:p>1973-PRD-8-753_Hanson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9" table:formula="of:=[.B89]" office:value-type="string" office:string-value="1973-PRD-8-753_Hanson" table:number-columns-spanned="5" table:number-rows-spanned="1">
            <text:p>1973-PRD-8-753_Hanson</text:p>
          </table:table-cell>
          <table:covered-table-cell table:number-columns-repeated="4"/>
          <table:table-cell/>
          <table:table-cell table:style-name="ce49" table:number-columns-repeated="2"/>
          <table:table-cell table:number-columns-repeated="1001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53" table:number-columns-spanned="5" table:number-rows-spanned="1"/>
          <table:covered-table-cell table:number-columns-repeated="4"/>
          <table:table-cell/>
          <table:table-cell table:style-name="ce49" table:number-columns-repeated="2"/>
          <table:table-cell table:number-columns-repeated="1001"/>
        </table:table-row>
        <table:table-row table:style-name="ro3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5" office:value-type="string" table:number-columns-spanned="2" table:number-rows-spanned="1">
            <text:p>Q^2 IN F**(-2)</text:p>
          </table:table-cell>
          <table:covered-table-cell table:style-name="ce74"/>
          <table:table-cell table:style-name="ce30" office:value-type="string" table:number-columns-spanned="3" table:number-rows-spanned="1">
            <text:p>G_M^p</text:p>
          </table:table-cell>
          <table:covered-table-cell table:style-name="ce84"/>
          <table:covered-table-cell table:style-name="ce30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6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office:value-type="float" office:value="7">
            <text:p>7.0000</text:p>
          </table:table-cell>
          <table:table-cell table:style-name="ce28" table:formula="of:=[.B94]" office:value-type="float" office:value="7">
            <text:p>7.0000</text:p>
          </table:table-cell>
          <table:table-cell table:style-name="ce71" office:value-type="float" office:value="1.408">
            <text:p>1.4080</text:p>
          </table:table-cell>
          <table:table-cell table:style-name="ce71" table:formula="of:=[.D94]*0.01*1.1" office:value-type="float" office:value="0.015488">
            <text:p>0.0155</text:p>
          </table:table-cell>
          <table:table-cell table:style-name="ce88" table:formula="of:=[.E94]" office:value-type="float" office:value="0.015488">
            <text:p>0.0155</text:p>
          </table:table-cell>
          <table:table-cell table:style-name="ce47" table:number-columns-repeated="6"/>
          <table:table-cell table:style-name="ce64" table:formula="of:=-[.B94]*[.M$1]*[.M$1]*[.N$1]" office:value-type="float" office:value="-0.272565512563881">
            <text:p>-0.2726</text:p>
          </table:table-cell>
          <table:table-cell table:style-name="ce71" table:formula="of:=[.M94]" office:value-type="float" office:value="-0.272565512563881">
            <text:p>-0.2726</text:p>
          </table:table-cell>
          <table:table-cell table:style-name="ce71" table:formula="of:=[.D94]" office:value-type="float" office:value="1.408">
            <text:p>1.4080</text:p>
          </table:table-cell>
          <table:table-cell table:style-name="ce71" table:formula="of:=[.E94]" office:value-type="float" office:value="0.015488">
            <text:p>0.0155</text:p>
          </table:table-cell>
          <table:table-cell table:style-name="ce88" table:formula="of:=[.P94]" office:value-type="float" office:value="0.015488">
            <text:p>0.0155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0">
            <text:p>10.0000</text:p>
          </table:table-cell>
          <table:table-cell table:style-name="ce28" table:formula="of:=[.B95]" office:value-type="float" office:value="10">
            <text:p>10.0000</text:p>
          </table:table-cell>
          <table:table-cell table:style-name="ce71" office:value-type="float" office:value="1.1336">
            <text:p>1.1336</text:p>
          </table:table-cell>
          <table:table-cell table:style-name="ce71" table:formula="of:=[.D95]*0.01*0.9" office:value-type="float" office:value="0.0102024">
            <text:p>0.0102</text:p>
          </table:table-cell>
          <table:table-cell table:style-name="ce88" table:formula="of:=[.E95]" office:value-type="float" office:value="0.0102024">
            <text:p>0.0102</text:p>
          </table:table-cell>
          <table:table-cell table:style-name="ce47" table:number-columns-repeated="6"/>
          <table:table-cell table:style-name="ce64" table:formula="of:=-[.B95]*[.M$1]*[.M$1]*[.N$1]" office:value-type="float" office:value="-0.389379303662688">
            <text:p>-0.3894</text:p>
          </table:table-cell>
          <table:table-cell table:style-name="ce71" table:formula="of:=[.M95]" office:value-type="float" office:value="-0.389379303662688">
            <text:p>-0.3894</text:p>
          </table:table-cell>
          <table:table-cell table:style-name="ce71" table:formula="of:=[.D95]" office:value-type="float" office:value="1.1336">
            <text:p>1.1336</text:p>
          </table:table-cell>
          <table:table-cell table:style-name="ce71" table:formula="of:=[.E95]" office:value-type="float" office:value="0.0102024">
            <text:p>0.0102</text:p>
          </table:table-cell>
          <table:table-cell table:style-name="ce88" table:formula="of:=[.P95]" office:value-type="float" office:value="0.0102024">
            <text:p>0.0102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5">
            <text:p>15.0000</text:p>
          </table:table-cell>
          <table:table-cell table:style-name="ce28" table:formula="of:=[.B96]" office:value-type="float" office:value="15">
            <text:p>15.0000</text:p>
          </table:table-cell>
          <table:table-cell table:style-name="ce71" office:value-type="float" office:value="0.8427">
            <text:p>0.8427</text:p>
          </table:table-cell>
          <table:table-cell table:style-name="ce71" table:formula="of:=[.D96]*0.01*0.6" office:value-type="float" office:value="0.0050562">
            <text:p>0.0051</text:p>
          </table:table-cell>
          <table:table-cell table:style-name="ce88" table:formula="of:=[.E96]" office:value-type="float" office:value="0.0050562">
            <text:p>0.0051</text:p>
          </table:table-cell>
          <table:table-cell table:style-name="ce47" table:number-columns-repeated="6"/>
          <table:table-cell table:style-name="ce64" table:formula="of:=-[.B96]*[.M$1]*[.M$1]*[.N$1]" office:value-type="float" office:value="-0.584068955494031">
            <text:p>-0.5841</text:p>
          </table:table-cell>
          <table:table-cell table:style-name="ce71" table:formula="of:=[.M96]" office:value-type="float" office:value="-0.584068955494031">
            <text:p>-0.5841</text:p>
          </table:table-cell>
          <table:table-cell table:style-name="ce71" table:formula="of:=[.D96]" office:value-type="float" office:value="0.8427">
            <text:p>0.8427</text:p>
          </table:table-cell>
          <table:table-cell table:style-name="ce71" table:formula="of:=[.E96]" office:value-type="float" office:value="0.0050562">
            <text:p>0.0051</text:p>
          </table:table-cell>
          <table:table-cell table:style-name="ce88" table:formula="of:=[.P96]" office:value-type="float" office:value="0.0050562">
            <text:p>0.005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0">
            <text:p>20.0000</text:p>
          </table:table-cell>
          <table:table-cell table:style-name="ce28" table:formula="of:=[.B97]" office:value-type="float" office:value="20">
            <text:p>20.0000</text:p>
          </table:table-cell>
          <table:table-cell table:style-name="ce71" office:value-type="float" office:value="0.6477">
            <text:p>0.6477</text:p>
          </table:table-cell>
          <table:table-cell table:style-name="ce71" table:formula="of:=[.D97]*0.01*1" office:value-type="float" office:value="0.006477">
            <text:p>0.0065</text:p>
          </table:table-cell>
          <table:table-cell table:style-name="ce88" table:formula="of:=[.E97]" office:value-type="float" office:value="0.006477">
            <text:p>0.0065</text:p>
          </table:table-cell>
          <table:table-cell table:style-name="ce47" table:number-columns-repeated="6"/>
          <table:table-cell table:style-name="ce64" table:formula="of:=-[.B97]*[.M$1]*[.M$1]*[.N$1]" office:value-type="float" office:value="-0.778758607325375">
            <text:p>-0.7788</text:p>
          </table:table-cell>
          <table:table-cell table:style-name="ce71" table:formula="of:=[.M97]" office:value-type="float" office:value="-0.778758607325375">
            <text:p>-0.7788</text:p>
          </table:table-cell>
          <table:table-cell table:style-name="ce71" table:formula="of:=[.D97]" office:value-type="float" office:value="0.6477">
            <text:p>0.6477</text:p>
          </table:table-cell>
          <table:table-cell table:style-name="ce71" table:formula="of:=[.E97]" office:value-type="float" office:value="0.006477">
            <text:p>0.0065</text:p>
          </table:table-cell>
          <table:table-cell table:style-name="ce88" table:formula="of:=[.P97]" office:value-type="float" office:value="0.006477">
            <text:p>0.0065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30">
            <text:p>30.0000</text:p>
          </table:table-cell>
          <table:table-cell table:style-name="ce28" table:formula="of:=[.B98]" office:value-type="float" office:value="30">
            <text:p>30.0000</text:p>
          </table:table-cell>
          <table:table-cell table:style-name="ce71" office:value-type="float" office:value="0.4202">
            <text:p>0.4202</text:p>
          </table:table-cell>
          <table:table-cell table:style-name="ce71" table:formula="of:=[.D98]*0.01*0.8" office:value-type="float" office:value="0.0033616">
            <text:p>0.0034</text:p>
          </table:table-cell>
          <table:table-cell table:style-name="ce88" table:formula="of:=[.E98]" office:value-type="float" office:value="0.0033616">
            <text:p>0.0034</text:p>
          </table:table-cell>
          <table:table-cell table:style-name="ce47" table:number-columns-repeated="6"/>
          <table:table-cell table:style-name="ce64" table:formula="of:=-[.B98]*[.M$1]*[.M$1]*[.N$1]" office:value-type="float" office:value="-1.16813791098806">
            <text:p>-1.1681</text:p>
          </table:table-cell>
          <table:table-cell table:style-name="ce71" table:formula="of:=[.M98]" office:value-type="float" office:value="-1.16813791098806">
            <text:p>-1.1681</text:p>
          </table:table-cell>
          <table:table-cell table:style-name="ce71" table:formula="of:=[.D98]" office:value-type="float" office:value="0.4202">
            <text:p>0.4202</text:p>
          </table:table-cell>
          <table:table-cell table:style-name="ce71" table:formula="of:=[.E98]" office:value-type="float" office:value="0.0033616">
            <text:p>0.0034</text:p>
          </table:table-cell>
          <table:table-cell table:style-name="ce88" table:formula="of:=[.P98]" office:value-type="float" office:value="0.0033616">
            <text:p>0.0034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office:value-type="float" office:value="45">
            <text:p>45.0000</text:p>
          </table:table-cell>
          <table:table-cell table:style-name="ce29" table:formula="of:=[.B99]" office:value-type="float" office:value="45">
            <text:p>45.0000</text:p>
          </table:table-cell>
          <table:table-cell table:style-name="ce75" office:value-type="float" office:value="0.248">
            <text:p>0.2480</text:p>
          </table:table-cell>
          <table:table-cell table:style-name="ce75" table:formula="of:=[.D99]*0.01*1.1" office:value-type="float" office:value="0.002728">
            <text:p>0.0027</text:p>
          </table:table-cell>
          <table:table-cell table:style-name="ce89" table:formula="of:=[.E99]" office:value-type="float" office:value="0.002728">
            <text:p>0.0027</text:p>
          </table:table-cell>
          <table:table-cell table:style-name="ce47" table:number-columns-repeated="6"/>
          <table:table-cell table:style-name="ce65" table:formula="of:=-[.B99]*[.M$1]*[.M$1]*[.N$1]" office:value-type="float" office:value="-1.75220686648209">
            <text:p>-1.7522</text:p>
          </table:table-cell>
          <table:table-cell table:style-name="ce75" table:formula="of:=[.M99]" office:value-type="float" office:value="-1.75220686648209">
            <text:p>-1.7522</text:p>
          </table:table-cell>
          <table:table-cell table:style-name="ce75" table:formula="of:=[.D99]" office:value-type="float" office:value="0.248">
            <text:p>0.2480</text:p>
          </table:table-cell>
          <table:table-cell table:style-name="ce75" table:formula="of:=[.E99]" office:value-type="float" office:value="0.002728">
            <text:p>0.0027</text:p>
          </table:table-cell>
          <table:table-cell table:style-name="ce89" table:formula="of:=[.P99]" office:value-type="float" office:value="0.002728">
            <text:p>0.0027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3" office:value-type="string" table:number-columns-spanned="7" table:number-rows-spanned="1">
            <text:p>1976-NPB-114-505_Hohler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9" table:formula="of:=[.B101]" office:value-type="string" office:string-value="1976-NPB-114-505_Hohler" table:number-columns-spanned="5" table:number-rows-spanned="1">
            <text:p>1976-NPB-114-505_Hohler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53" table:number-columns-spanned="5" table:number-rows-spanned="1"/>
          <table:covered-table-cell table:number-columns-repeated="4"/>
          <table:table-cell/>
          <table:table-cell table:style-name="ce49" table:number-columns-repeated="2"/>
          <table:table-cell table:number-columns-repeated="1001"/>
        </table:table-row>
        <table:table-row table:style-name="ro3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5" office:value-type="string" table:number-columns-spanned="2" table:number-rows-spanned="1">
            <text:p>Q^2 IN F**(-2)</text:p>
          </table:table-cell>
          <table:covered-table-cell table:style-name="ce74"/>
          <table:table-cell table:style-name="ce30" office:value-type="string" table:number-columns-spanned="3" table:number-rows-spanned="1">
            <text:p>G_M^p</text:p>
          </table:table-cell>
          <table:covered-table-cell table:style-name="ce84"/>
          <table:covered-table-cell table:style-name="ce30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6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office:value-type="float" office:value="0.44">
            <text:p>0.4400</text:p>
          </table:table-cell>
          <table:table-cell table:style-name="ce28" table:formula="of:=[.B106]" office:value-type="float" office:value="0.44">
            <text:p>0.4400</text:p>
          </table:table-cell>
          <table:table-cell table:style-name="ce71" office:value-type="float" office:value="2.68">
            <text:p>2.6800</text:p>
          </table:table-cell>
          <table:table-cell table:style-name="ce71" table:formula="of:=[.D106]*0.01*2.3" office:value-type="float" office:value="0.06164">
            <text:p>0.0616</text:p>
          </table:table-cell>
          <table:table-cell table:style-name="ce88" table:formula="of:=[.E106]" office:value-type="float" office:value="0.06164">
            <text:p>0.0616</text:p>
          </table:table-cell>
          <table:table-cell table:style-name="ce47" table:number-columns-repeated="6"/>
          <table:table-cell table:style-name="ce64" table:formula="of:=-[.B106]*[.M$1]*[.M$1]*[.N$1]" office:value-type="float" office:value="-0.0171326893611583">
            <text:p>-0.0171</text:p>
          </table:table-cell>
          <table:table-cell table:style-name="ce71" table:formula="of:=[.M106]" office:value-type="float" office:value="-0.0171326893611583">
            <text:p>-0.0171</text:p>
          </table:table-cell>
          <table:table-cell table:style-name="ce71" table:formula="of:=[.D106]" office:value-type="float" office:value="2.68">
            <text:p>2.6800</text:p>
          </table:table-cell>
          <table:table-cell table:style-name="ce71" table:formula="of:=[.E106]" office:value-type="float" office:value="0.06164">
            <text:p>0.0616</text:p>
          </table:table-cell>
          <table:table-cell table:style-name="ce88" table:formula="of:=[.P106]" office:value-type="float" office:value="0.06164">
            <text:p>0.0616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59">
            <text:p>0.5900</text:p>
          </table:table-cell>
          <table:table-cell table:style-name="ce28" table:formula="of:=[.B107]" office:value-type="float" office:value="0.59">
            <text:p>0.5900</text:p>
          </table:table-cell>
          <table:table-cell table:style-name="ce71" office:value-type="float" office:value="2.53">
            <text:p>2.5300</text:p>
          </table:table-cell>
          <table:table-cell table:style-name="ce71" table:formula="of:=[.D107]*0.01*1.8" office:value-type="float" office:value="0.04554">
            <text:p>0.0455</text:p>
          </table:table-cell>
          <table:table-cell table:style-name="ce88" table:formula="of:=[.E107]" office:value-type="float" office:value="0.04554">
            <text:p>0.0455</text:p>
          </table:table-cell>
          <table:table-cell table:style-name="ce47" table:number-columns-repeated="6"/>
          <table:table-cell table:style-name="ce64" table:formula="of:=-[.B107]*[.M$1]*[.M$1]*[.N$1]" office:value-type="float" office:value="-0.0229733789160986">
            <text:p>-0.0230</text:p>
          </table:table-cell>
          <table:table-cell table:style-name="ce71" table:formula="of:=[.M107]" office:value-type="float" office:value="-0.0229733789160986">
            <text:p>-0.0230</text:p>
          </table:table-cell>
          <table:table-cell table:style-name="ce71" table:formula="of:=[.D107]" office:value-type="float" office:value="2.53">
            <text:p>2.5300</text:p>
          </table:table-cell>
          <table:table-cell table:style-name="ce71" table:formula="of:=[.E107]" office:value-type="float" office:value="0.04554">
            <text:p>0.0455</text:p>
          </table:table-cell>
          <table:table-cell table:style-name="ce88" table:formula="of:=[.P107]" office:value-type="float" office:value="0.04554">
            <text:p>0.0455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72">
            <text:p>0.7200</text:p>
          </table:table-cell>
          <table:table-cell table:style-name="ce28" table:formula="of:=[.B108]" office:value-type="float" office:value="0.72">
            <text:p>0.7200</text:p>
          </table:table-cell>
          <table:table-cell table:style-name="ce71" office:value-type="float" office:value="2.59">
            <text:p>2.5900</text:p>
          </table:table-cell>
          <table:table-cell table:style-name="ce71" table:formula="of:=[.D108]*0.01*3.9" office:value-type="float" office:value="0.10101">
            <text:p>0.1010</text:p>
          </table:table-cell>
          <table:table-cell table:style-name="ce88" table:formula="of:=[.E108]" office:value-type="float" office:value="0.10101">
            <text:p>0.1010</text:p>
          </table:table-cell>
          <table:table-cell table:style-name="ce47" table:number-columns-repeated="6"/>
          <table:table-cell table:style-name="ce64" table:formula="of:=-[.B108]*[.M$1]*[.M$1]*[.N$1]" office:value-type="float" office:value="-0.0280353098637135">
            <text:p>-0.0280</text:p>
          </table:table-cell>
          <table:table-cell table:style-name="ce71" table:formula="of:=[.M108]" office:value-type="float" office:value="-0.0280353098637135">
            <text:p>-0.0280</text:p>
          </table:table-cell>
          <table:table-cell table:style-name="ce71" table:formula="of:=[.D108]" office:value-type="float" office:value="2.59">
            <text:p>2.5900</text:p>
          </table:table-cell>
          <table:table-cell table:style-name="ce71" table:formula="of:=[.E108]" office:value-type="float" office:value="0.10101">
            <text:p>0.1010</text:p>
          </table:table-cell>
          <table:table-cell table:style-name="ce88" table:formula="of:=[.P108]" office:value-type="float" office:value="0.10101">
            <text:p>0.1010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82">
            <text:p>0.8200</text:p>
          </table:table-cell>
          <table:table-cell table:style-name="ce28" table:formula="of:=[.B109]" office:value-type="float" office:value="0.82">
            <text:p>0.8200</text:p>
          </table:table-cell>
          <table:table-cell table:style-name="ce71" office:value-type="float" office:value="2.66">
            <text:p>2.6600</text:p>
          </table:table-cell>
          <table:table-cell table:style-name="ce71" table:formula="of:=[.D109]*0.01*3.3" office:value-type="float" office:value="0.08778">
            <text:p>0.0878</text:p>
          </table:table-cell>
          <table:table-cell table:style-name="ce88" table:formula="of:=[.E109]" office:value-type="float" office:value="0.08778">
            <text:p>0.0878</text:p>
          </table:table-cell>
          <table:table-cell table:style-name="ce47" table:number-columns-repeated="6"/>
          <table:table-cell table:style-name="ce64" table:formula="of:=-[.B109]*[.M$1]*[.M$1]*[.N$1]" office:value-type="float" office:value="-0.0319291029003404">
            <text:p>-0.0319</text:p>
          </table:table-cell>
          <table:table-cell table:style-name="ce71" table:formula="of:=[.M109]" office:value-type="float" office:value="-0.0319291029003404">
            <text:p>-0.0319</text:p>
          </table:table-cell>
          <table:table-cell table:style-name="ce71" table:formula="of:=[.D109]" office:value-type="float" office:value="2.66">
            <text:p>2.6600</text:p>
          </table:table-cell>
          <table:table-cell table:style-name="ce71" table:formula="of:=[.E109]" office:value-type="float" office:value="0.08778">
            <text:p>0.0878</text:p>
          </table:table-cell>
          <table:table-cell table:style-name="ce88" table:formula="of:=[.P109]" office:value-type="float" office:value="0.08778">
            <text:p>0.0878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">
            <text:p>1.0000</text:p>
          </table:table-cell>
          <table:table-cell table:style-name="ce28" table:formula="of:=[.B110]" office:value-type="float" office:value="1">
            <text:p>1.0000</text:p>
          </table:table-cell>
          <table:table-cell table:style-name="ce71" office:value-type="float" office:value="2.52">
            <text:p>2.5200</text:p>
          </table:table-cell>
          <table:table-cell table:style-name="ce71" table:formula="of:=[.D110]*0.01*1.1" office:value-type="float" office:value="0.02772">
            <text:p>0.0277</text:p>
          </table:table-cell>
          <table:table-cell table:style-name="ce88" table:formula="of:=[.E110]" office:value-type="float" office:value="0.02772">
            <text:p>0.0277</text:p>
          </table:table-cell>
          <table:table-cell table:style-name="ce47" table:number-columns-repeated="6"/>
          <table:table-cell table:style-name="ce64" table:formula="of:=-[.B110]*[.M$1]*[.M$1]*[.N$1]" office:value-type="float" office:value="-0.0389379303662688">
            <text:p>-0.0389</text:p>
          </table:table-cell>
          <table:table-cell table:style-name="ce71" table:formula="of:=[.M110]" office:value-type="float" office:value="-0.0389379303662688">
            <text:p>-0.0389</text:p>
          </table:table-cell>
          <table:table-cell table:style-name="ce71" table:formula="of:=[.D110]" office:value-type="float" office:value="2.52">
            <text:p>2.5200</text:p>
          </table:table-cell>
          <table:table-cell table:style-name="ce71" table:formula="of:=[.E110]" office:value-type="float" office:value="0.02772">
            <text:p>0.0277</text:p>
          </table:table-cell>
          <table:table-cell table:style-name="ce88" table:formula="of:=[.P110]" office:value-type="float" office:value="0.02772">
            <text:p>0.0277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.13">
            <text:p>1.1300</text:p>
          </table:table-cell>
          <table:table-cell table:style-name="ce28" table:formula="of:=[.B111]" office:value-type="float" office:value="1.13">
            <text:p>1.1300</text:p>
          </table:table-cell>
          <table:table-cell table:style-name="ce71" office:value-type="float" office:value="2.44">
            <text:p>2.4400</text:p>
          </table:table-cell>
          <table:table-cell table:style-name="ce71" table:formula="of:=[.D111]*0.01*5.7" office:value-type="float" office:value="0.13908">
            <text:p>0.1391</text:p>
          </table:table-cell>
          <table:table-cell table:style-name="ce88" table:formula="of:=[.E111]" office:value-type="float" office:value="0.13908">
            <text:p>0.1391</text:p>
          </table:table-cell>
          <table:table-cell table:style-name="ce47" table:number-columns-repeated="6"/>
          <table:table-cell table:style-name="ce64" table:formula="of:=-[.B111]*[.M$1]*[.M$1]*[.N$1]" office:value-type="float" office:value="-0.0439998613138837">
            <text:p>-0.0440</text:p>
          </table:table-cell>
          <table:table-cell table:style-name="ce71" table:formula="of:=[.M111]" office:value-type="float" office:value="-0.0439998613138837">
            <text:p>-0.0440</text:p>
          </table:table-cell>
          <table:table-cell table:style-name="ce71" table:formula="of:=[.D111]" office:value-type="float" office:value="2.44">
            <text:p>2.4400</text:p>
          </table:table-cell>
          <table:table-cell table:style-name="ce71" table:formula="of:=[.E111]" office:value-type="float" office:value="0.13908">
            <text:p>0.1391</text:p>
          </table:table-cell>
          <table:table-cell table:style-name="ce88" table:formula="of:=[.P111]" office:value-type="float" office:value="0.13908">
            <text:p>0.139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.23">
            <text:p>1.2300</text:p>
          </table:table-cell>
          <table:table-cell table:style-name="ce28" table:formula="of:=[.B112]" office:value-type="float" office:value="1.23">
            <text:p>1.2300</text:p>
          </table:table-cell>
          <table:table-cell table:style-name="ce71" office:value-type="float" office:value="2.43">
            <text:p>2.4300</text:p>
          </table:table-cell>
          <table:table-cell table:style-name="ce71" table:formula="of:=[.D112]*0.01*0.8" office:value-type="float" office:value="0.01944">
            <text:p>0.0194</text:p>
          </table:table-cell>
          <table:table-cell table:style-name="ce88" table:formula="of:=[.E112]" office:value-type="float" office:value="0.01944">
            <text:p>0.0194</text:p>
          </table:table-cell>
          <table:table-cell table:style-name="ce47" table:number-columns-repeated="6"/>
          <table:table-cell table:style-name="ce64" table:formula="of:=-[.B112]*[.M$1]*[.M$1]*[.N$1]" office:value-type="float" office:value="-0.0478936543505106">
            <text:p>-0.0479</text:p>
          </table:table-cell>
          <table:table-cell table:style-name="ce71" table:formula="of:=[.M112]" office:value-type="float" office:value="-0.0478936543505106">
            <text:p>-0.0479</text:p>
          </table:table-cell>
          <table:table-cell table:style-name="ce71" table:formula="of:=[.D112]" office:value-type="float" office:value="2.43">
            <text:p>2.4300</text:p>
          </table:table-cell>
          <table:table-cell table:style-name="ce71" table:formula="of:=[.E112]" office:value-type="float" office:value="0.01944">
            <text:p>0.0194</text:p>
          </table:table-cell>
          <table:table-cell table:style-name="ce88" table:formula="of:=[.P112]" office:value-type="float" office:value="0.01944">
            <text:p>0.0194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.44">
            <text:p>1.4400</text:p>
          </table:table-cell>
          <table:table-cell table:style-name="ce28" table:formula="of:=[.B113]" office:value-type="float" office:value="1.44">
            <text:p>1.4400</text:p>
          </table:table-cell>
          <table:table-cell table:style-name="ce71" office:value-type="float" office:value="2.43">
            <text:p>2.4300</text:p>
          </table:table-cell>
          <table:table-cell table:style-name="ce71" table:formula="of:=[.D113]*0.01*1.2" office:value-type="float" office:value="0.02916">
            <text:p>0.0292</text:p>
          </table:table-cell>
          <table:table-cell table:style-name="ce88" table:formula="of:=[.E113]" office:value-type="float" office:value="0.02916">
            <text:p>0.0292</text:p>
          </table:table-cell>
          <table:table-cell table:style-name="ce47" table:number-columns-repeated="6"/>
          <table:table-cell table:style-name="ce64" table:formula="of:=-[.B113]*[.M$1]*[.M$1]*[.N$1]" office:value-type="float" office:value="-0.056070619727427">
            <text:p>-0.0561</text:p>
          </table:table-cell>
          <table:table-cell table:style-name="ce71" table:formula="of:=[.M113]" office:value-type="float" office:value="-0.056070619727427">
            <text:p>-0.0561</text:p>
          </table:table-cell>
          <table:table-cell table:style-name="ce71" table:formula="of:=[.D113]" office:value-type="float" office:value="2.43">
            <text:p>2.4300</text:p>
          </table:table-cell>
          <table:table-cell table:style-name="ce71" table:formula="of:=[.E113]" office:value-type="float" office:value="0.02916">
            <text:p>0.0292</text:p>
          </table:table-cell>
          <table:table-cell table:style-name="ce88" table:formula="of:=[.P113]" office:value-type="float" office:value="0.02916">
            <text:p>0.0292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.54">
            <text:p>1.5400</text:p>
          </table:table-cell>
          <table:table-cell table:style-name="ce28" table:formula="of:=[.B114]" office:value-type="float" office:value="1.54">
            <text:p>1.5400</text:p>
          </table:table-cell>
          <table:table-cell table:style-name="ce71" office:value-type="float" office:value="2.37">
            <text:p>2.3700</text:p>
          </table:table-cell>
          <table:table-cell table:style-name="ce71" table:formula="of:=[.D114]*0.01*0.8" office:value-type="float" office:value="0.01896">
            <text:p>0.0190</text:p>
          </table:table-cell>
          <table:table-cell table:style-name="ce88" table:formula="of:=[.E114]" office:value-type="float" office:value="0.01896">
            <text:p>0.0190</text:p>
          </table:table-cell>
          <table:table-cell table:style-name="ce47" table:number-columns-repeated="6"/>
          <table:table-cell table:style-name="ce64" table:formula="of:=-[.B114]*[.M$1]*[.M$1]*[.N$1]" office:value-type="float" office:value="-0.0599644127640539">
            <text:p>-0.0600</text:p>
          </table:table-cell>
          <table:table-cell table:style-name="ce71" table:formula="of:=[.M114]" office:value-type="float" office:value="-0.0599644127640539">
            <text:p>-0.0600</text:p>
          </table:table-cell>
          <table:table-cell table:style-name="ce71" table:formula="of:=[.D114]" office:value-type="float" office:value="2.37">
            <text:p>2.3700</text:p>
          </table:table-cell>
          <table:table-cell table:style-name="ce71" table:formula="of:=[.E114]" office:value-type="float" office:value="0.01896">
            <text:p>0.0190</text:p>
          </table:table-cell>
          <table:table-cell table:style-name="ce88" table:formula="of:=[.P114]" office:value-type="float" office:value="0.01896">
            <text:p>0.0190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.78">
            <text:p>1.7800</text:p>
          </table:table-cell>
          <table:table-cell table:style-name="ce28" table:formula="of:=[.B115]" office:value-type="float" office:value="1.78">
            <text:p>1.7800</text:p>
          </table:table-cell>
          <table:table-cell table:style-name="ce71" office:value-type="float" office:value="2.29">
            <text:p>2.2900</text:p>
          </table:table-cell>
          <table:table-cell table:style-name="ce71" table:formula="of:=[.D115]*0.01*2" office:value-type="float" office:value="0.0458">
            <text:p>0.0458</text:p>
          </table:table-cell>
          <table:table-cell table:style-name="ce88" table:formula="of:=[.E115]" office:value-type="float" office:value="0.0458">
            <text:p>0.0458</text:p>
          </table:table-cell>
          <table:table-cell table:style-name="ce47" table:number-columns-repeated="6"/>
          <table:table-cell table:style-name="ce64" table:formula="of:=-[.B115]*[.M$1]*[.M$1]*[.N$1]" office:value-type="float" office:value="-0.0693095160519584">
            <text:p>-0.0693</text:p>
          </table:table-cell>
          <table:table-cell table:style-name="ce71" table:formula="of:=[.M115]" office:value-type="float" office:value="-0.0693095160519584">
            <text:p>-0.0693</text:p>
          </table:table-cell>
          <table:table-cell table:style-name="ce71" table:formula="of:=[.D115]" office:value-type="float" office:value="2.29">
            <text:p>2.2900</text:p>
          </table:table-cell>
          <table:table-cell table:style-name="ce71" table:formula="of:=[.E115]" office:value-type="float" office:value="0.0458">
            <text:p>0.0458</text:p>
          </table:table-cell>
          <table:table-cell table:style-name="ce88" table:formula="of:=[.P115]" office:value-type="float" office:value="0.0458">
            <text:p>0.0458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">
            <text:p>2.0000</text:p>
          </table:table-cell>
          <table:table-cell table:style-name="ce28" table:formula="of:=[.B116]" office:value-type="float" office:value="2">
            <text:p>2.0000</text:p>
          </table:table-cell>
          <table:table-cell table:style-name="ce71" office:value-type="float" office:value="2.25">
            <text:p>2.2500</text:p>
          </table:table-cell>
          <table:table-cell table:style-name="ce71" table:formula="of:=[.D116]*0.01*1.1" office:value-type="float" office:value="0.02475">
            <text:p>0.0248</text:p>
          </table:table-cell>
          <table:table-cell table:style-name="ce88" table:formula="of:=[.E116]" office:value-type="float" office:value="0.02475">
            <text:p>0.0248</text:p>
          </table:table-cell>
          <table:table-cell table:style-name="ce47" table:number-columns-repeated="6"/>
          <table:table-cell table:style-name="ce64" table:formula="of:=-[.B116]*[.M$1]*[.M$1]*[.N$1]" office:value-type="float" office:value="-0.0778758607325375">
            <text:p>-0.0779</text:p>
          </table:table-cell>
          <table:table-cell table:style-name="ce71" table:formula="of:=[.M116]" office:value-type="float" office:value="-0.0778758607325375">
            <text:p>-0.0779</text:p>
          </table:table-cell>
          <table:table-cell table:style-name="ce71" table:formula="of:=[.D116]" office:value-type="float" office:value="2.25">
            <text:p>2.2500</text:p>
          </table:table-cell>
          <table:table-cell table:style-name="ce71" table:formula="of:=[.E116]" office:value-type="float" office:value="0.02475">
            <text:p>0.0248</text:p>
          </table:table-cell>
          <table:table-cell table:style-name="ce88" table:formula="of:=[.P116]" office:value-type="float" office:value="0.02475">
            <text:p>0.0248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3.08">
            <text:p>3.0800</text:p>
          </table:table-cell>
          <table:table-cell table:style-name="ce28" table:formula="of:=[.B117]" office:value-type="float" office:value="3.08">
            <text:p>3.0800</text:p>
          </table:table-cell>
          <table:table-cell table:style-name="ce71" office:value-type="float" office:value="2.04">
            <text:p>2.0400</text:p>
          </table:table-cell>
          <table:table-cell table:style-name="ce71" table:formula="of:=[.D117]*0.01*0.6" office:value-type="float" office:value="0.01224">
            <text:p>0.0122</text:p>
          </table:table-cell>
          <table:table-cell table:style-name="ce88" table:formula="of:=[.E117]" office:value-type="float" office:value="0.01224">
            <text:p>0.0122</text:p>
          </table:table-cell>
          <table:table-cell table:style-name="ce47" table:number-columns-repeated="6"/>
          <table:table-cell table:style-name="ce64" table:formula="of:=-[.B117]*[.M$1]*[.M$1]*[.N$1]" office:value-type="float" office:value="-0.119928825528108">
            <text:p>-0.1199</text:p>
          </table:table-cell>
          <table:table-cell table:style-name="ce71" table:formula="of:=[.M117]" office:value-type="float" office:value="-0.119928825528108">
            <text:p>-0.1199</text:p>
          </table:table-cell>
          <table:table-cell table:style-name="ce71" table:formula="of:=[.D117]" office:value-type="float" office:value="2.04">
            <text:p>2.0400</text:p>
          </table:table-cell>
          <table:table-cell table:style-name="ce71" table:formula="of:=[.E117]" office:value-type="float" office:value="0.01224">
            <text:p>0.0122</text:p>
          </table:table-cell>
          <table:table-cell table:style-name="ce88" table:formula="of:=[.P117]" office:value-type="float" office:value="0.01224">
            <text:p>0.0122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3.75">
            <text:p>3.7500</text:p>
          </table:table-cell>
          <table:table-cell table:style-name="ce28" table:formula="of:=[.B118]" office:value-type="float" office:value="3.75">
            <text:p>3.7500</text:p>
          </table:table-cell>
          <table:table-cell table:style-name="ce71" office:value-type="float" office:value="1.9">
            <text:p>1.9000</text:p>
          </table:table-cell>
          <table:table-cell table:style-name="ce71" table:formula="of:=[.D118]*0.01*0.7" office:value-type="float" office:value="0.0133">
            <text:p>0.0133</text:p>
          </table:table-cell>
          <table:table-cell table:style-name="ce88" table:formula="of:=[.E118]" office:value-type="float" office:value="0.0133">
            <text:p>0.0133</text:p>
          </table:table-cell>
          <table:table-cell table:style-name="ce47" table:number-columns-repeated="6"/>
          <table:table-cell table:style-name="ce64" table:formula="of:=-[.B118]*[.M$1]*[.M$1]*[.N$1]" office:value-type="float" office:value="-0.146017238873508">
            <text:p>-0.1460</text:p>
          </table:table-cell>
          <table:table-cell table:style-name="ce71" table:formula="of:=[.M118]" office:value-type="float" office:value="-0.146017238873508">
            <text:p>-0.1460</text:p>
          </table:table-cell>
          <table:table-cell table:style-name="ce71" table:formula="of:=[.D118]" office:value-type="float" office:value="1.9">
            <text:p>1.9000</text:p>
          </table:table-cell>
          <table:table-cell table:style-name="ce71" table:formula="of:=[.E118]" office:value-type="float" office:value="0.0133">
            <text:p>0.0133</text:p>
          </table:table-cell>
          <table:table-cell table:style-name="ce88" table:formula="of:=[.P118]" office:value-type="float" office:value="0.0133">
            <text:p>0.0133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5.01">
            <text:p>5.0100</text:p>
          </table:table-cell>
          <table:table-cell table:style-name="ce28" table:formula="of:=[.B119]" office:value-type="float" office:value="5.01">
            <text:p>5.0100</text:p>
          </table:table-cell>
          <table:table-cell table:style-name="ce71" office:value-type="float" office:value="1.73">
            <text:p>1.7300</text:p>
          </table:table-cell>
          <table:table-cell table:style-name="ce71" table:formula="of:=[.D119]*0.01*4.6" office:value-type="float" office:value="0.07958">
            <text:p>0.0796</text:p>
          </table:table-cell>
          <table:table-cell table:style-name="ce88" table:formula="of:=[.E119]" office:value-type="float" office:value="0.07958">
            <text:p>0.0796</text:p>
          </table:table-cell>
          <table:table-cell table:style-name="ce47" table:number-columns-repeated="6"/>
          <table:table-cell table:style-name="ce64" table:formula="of:=-[.B119]*[.M$1]*[.M$1]*[.N$1]" office:value-type="float" office:value="-0.195079031135006">
            <text:p>-0.1951</text:p>
          </table:table-cell>
          <table:table-cell table:style-name="ce71" table:formula="of:=[.M119]" office:value-type="float" office:value="-0.195079031135006">
            <text:p>-0.1951</text:p>
          </table:table-cell>
          <table:table-cell table:style-name="ce71" table:formula="of:=[.D119]" office:value-type="float" office:value="1.73">
            <text:p>1.7300</text:p>
          </table:table-cell>
          <table:table-cell table:style-name="ce71" table:formula="of:=[.E119]" office:value-type="float" office:value="0.07958">
            <text:p>0.0796</text:p>
          </table:table-cell>
          <table:table-cell table:style-name="ce88" table:formula="of:=[.P119]" office:value-type="float" office:value="0.07958">
            <text:p>0.0796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7.01">
            <text:p>7.0100</text:p>
          </table:table-cell>
          <table:table-cell table:style-name="ce28" table:formula="of:=[.B120]" office:value-type="float" office:value="7.01">
            <text:p>7.0100</text:p>
          </table:table-cell>
          <table:table-cell table:style-name="ce71" office:value-type="float" office:value="1.51">
            <text:p>1.5100</text:p>
          </table:table-cell>
          <table:table-cell table:style-name="ce71" table:formula="of:=[.D120]*0.01*3.4" office:value-type="float" office:value="0.05134">
            <text:p>0.0513</text:p>
          </table:table-cell>
          <table:table-cell table:style-name="ce88" table:formula="of:=[.E120]" office:value-type="float" office:value="0.05134">
            <text:p>0.0513</text:p>
          </table:table-cell>
          <table:table-cell table:style-name="ce47" table:number-columns-repeated="6"/>
          <table:table-cell table:style-name="ce64" table:formula="of:=-[.B120]*[.M$1]*[.M$1]*[.N$1]" office:value-type="float" office:value="-0.272954891867544">
            <text:p>-0.2730</text:p>
          </table:table-cell>
          <table:table-cell table:style-name="ce71" table:formula="of:=[.M120]" office:value-type="float" office:value="-0.272954891867544">
            <text:p>-0.2730</text:p>
          </table:table-cell>
          <table:table-cell table:style-name="ce71" table:formula="of:=[.D120]" office:value-type="float" office:value="1.51">
            <text:p>1.5100</text:p>
          </table:table-cell>
          <table:table-cell table:style-name="ce71" table:formula="of:=[.E120]" office:value-type="float" office:value="0.05134">
            <text:p>0.0513</text:p>
          </table:table-cell>
          <table:table-cell table:style-name="ce88" table:formula="of:=[.P120]" office:value-type="float" office:value="0.05134">
            <text:p>0.0513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7.99">
            <text:p>7.9900</text:p>
          </table:table-cell>
          <table:table-cell table:style-name="ce28" table:formula="of:=[.B121]" office:value-type="float" office:value="7.99">
            <text:p>7.9900</text:p>
          </table:table-cell>
          <table:table-cell table:style-name="ce71" office:value-type="float" office:value="1.35">
            <text:p>1.3500</text:p>
          </table:table-cell>
          <table:table-cell table:style-name="ce71" table:formula="of:=[.D121]*0.01*2.1" office:value-type="float" office:value="0.02835">
            <text:p>0.0284</text:p>
          </table:table-cell>
          <table:table-cell table:style-name="ce88" table:formula="of:=[.E121]" office:value-type="float" office:value="0.02835">
            <text:p>0.0284</text:p>
          </table:table-cell>
          <table:table-cell table:style-name="ce47" table:number-columns-repeated="6"/>
          <table:table-cell table:style-name="ce64" table:formula="of:=-[.B121]*[.M$1]*[.M$1]*[.N$1]" office:value-type="float" office:value="-0.311114063626487">
            <text:p>-0.3111</text:p>
          </table:table-cell>
          <table:table-cell table:style-name="ce71" table:formula="of:=[.M121]" office:value-type="float" office:value="-0.311114063626487">
            <text:p>-0.3111</text:p>
          </table:table-cell>
          <table:table-cell table:style-name="ce71" table:formula="of:=[.D121]" office:value-type="float" office:value="1.35">
            <text:p>1.3500</text:p>
          </table:table-cell>
          <table:table-cell table:style-name="ce71" table:formula="of:=[.E121]" office:value-type="float" office:value="0.02835">
            <text:p>0.0284</text:p>
          </table:table-cell>
          <table:table-cell table:style-name="ce88" table:formula="of:=[.P121]" office:value-type="float" office:value="0.02835">
            <text:p>0.0284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0.1">
            <text:p>10.1000</text:p>
          </table:table-cell>
          <table:table-cell table:style-name="ce28" table:formula="of:=[.B122]" office:value-type="float" office:value="10.1">
            <text:p>10.1000</text:p>
          </table:table-cell>
          <table:table-cell table:style-name="ce71" office:value-type="float" office:value="1.13">
            <text:p>1.1300</text:p>
          </table:table-cell>
          <table:table-cell table:style-name="ce71" table:formula="of:=[.D122]*0.01*1.3" office:value-type="float" office:value="0.01469">
            <text:p>0.0147</text:p>
          </table:table-cell>
          <table:table-cell table:style-name="ce88" table:formula="of:=[.E122]" office:value-type="float" office:value="0.01469">
            <text:p>0.0147</text:p>
          </table:table-cell>
          <table:table-cell table:style-name="ce47" table:number-columns-repeated="6"/>
          <table:table-cell table:style-name="ce64" table:formula="of:=-[.B122]*[.M$1]*[.M$1]*[.N$1]" office:value-type="float" office:value="-0.393273096699314">
            <text:p>-0.3933</text:p>
          </table:table-cell>
          <table:table-cell table:style-name="ce71" table:formula="of:=[.M122]" office:value-type="float" office:value="-0.393273096699314">
            <text:p>-0.3933</text:p>
          </table:table-cell>
          <table:table-cell table:style-name="ce71" table:formula="of:=[.D122]" office:value-type="float" office:value="1.13">
            <text:p>1.1300</text:p>
          </table:table-cell>
          <table:table-cell table:style-name="ce71" table:formula="of:=[.E122]" office:value-type="float" office:value="0.01469">
            <text:p>0.0147</text:p>
          </table:table-cell>
          <table:table-cell table:style-name="ce88" table:formula="of:=[.P122]" office:value-type="float" office:value="0.01469">
            <text:p>0.0147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5">
            <text:p>15.0000</text:p>
          </table:table-cell>
          <table:table-cell table:style-name="ce28" table:formula="of:=[.B123]" office:value-type="float" office:value="15">
            <text:p>15.0000</text:p>
          </table:table-cell>
          <table:table-cell table:style-name="ce71" office:value-type="float" office:value="0.843">
            <text:p>0.8430</text:p>
          </table:table-cell>
          <table:table-cell table:style-name="ce71" table:formula="of:=[.D123]*0.01*0.8" office:value-type="float" office:value="0.006744">
            <text:p>0.0067</text:p>
          </table:table-cell>
          <table:table-cell table:style-name="ce88" table:formula="of:=[.E123]" office:value-type="float" office:value="0.006744">
            <text:p>0.0067</text:p>
          </table:table-cell>
          <table:table-cell table:style-name="ce47" table:number-columns-repeated="6"/>
          <table:table-cell table:style-name="ce64" table:formula="of:=-[.B123]*[.M$1]*[.M$1]*[.N$1]" office:value-type="float" office:value="-0.584068955494031">
            <text:p>-0.5841</text:p>
          </table:table-cell>
          <table:table-cell table:style-name="ce71" table:formula="of:=[.M123]" office:value-type="float" office:value="-0.584068955494031">
            <text:p>-0.5841</text:p>
          </table:table-cell>
          <table:table-cell table:style-name="ce71" table:formula="of:=[.D123]" office:value-type="float" office:value="0.843">
            <text:p>0.8430</text:p>
          </table:table-cell>
          <table:table-cell table:style-name="ce71" table:formula="of:=[.E123]" office:value-type="float" office:value="0.006744">
            <text:p>0.0067</text:p>
          </table:table-cell>
          <table:table-cell table:style-name="ce88" table:formula="of:=[.P123]" office:value-type="float" office:value="0.006744">
            <text:p>0.0067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0">
            <text:p>20.0000</text:p>
          </table:table-cell>
          <table:table-cell table:style-name="ce28" table:formula="of:=[.B124]" office:value-type="float" office:value="20">
            <text:p>20.0000</text:p>
          </table:table-cell>
          <table:table-cell table:style-name="ce71" office:value-type="float" office:value="0.646">
            <text:p>0.6460</text:p>
          </table:table-cell>
          <table:table-cell table:style-name="ce71" table:formula="of:=[.D124]*0.01*1.1" office:value-type="float" office:value="0.007106">
            <text:p>0.0071</text:p>
          </table:table-cell>
          <table:table-cell table:style-name="ce88" table:formula="of:=[.E124]" office:value-type="float" office:value="0.007106">
            <text:p>0.0071</text:p>
          </table:table-cell>
          <table:table-cell table:style-name="ce47" table:number-columns-repeated="6"/>
          <table:table-cell table:style-name="ce64" table:formula="of:=-[.B124]*[.M$1]*[.M$1]*[.N$1]" office:value-type="float" office:value="-0.778758607325375">
            <text:p>-0.7788</text:p>
          </table:table-cell>
          <table:table-cell table:style-name="ce71" table:formula="of:=[.M124]" office:value-type="float" office:value="-0.778758607325375">
            <text:p>-0.7788</text:p>
          </table:table-cell>
          <table:table-cell table:style-name="ce71" table:formula="of:=[.D124]" office:value-type="float" office:value="0.646">
            <text:p>0.6460</text:p>
          </table:table-cell>
          <table:table-cell table:style-name="ce71" table:formula="of:=[.E124]" office:value-type="float" office:value="0.007106">
            <text:p>0.0071</text:p>
          </table:table-cell>
          <table:table-cell table:style-name="ce88" table:formula="of:=[.P124]" office:value-type="float" office:value="0.007106">
            <text:p>0.007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5.4">
            <text:p>25.4000</text:p>
          </table:table-cell>
          <table:table-cell table:style-name="ce28" table:formula="of:=[.B125]" office:value-type="float" office:value="25.4">
            <text:p>25.4000</text:p>
          </table:table-cell>
          <table:table-cell table:style-name="ce71" office:value-type="float" office:value="0.501">
            <text:p>0.5010</text:p>
          </table:table-cell>
          <table:table-cell table:style-name="ce71" table:formula="of:=[.D125]*0.01*1.1" office:value-type="float" office:value="0.005511">
            <text:p>0.0055</text:p>
          </table:table-cell>
          <table:table-cell table:style-name="ce88" table:formula="of:=[.E125]" office:value-type="float" office:value="0.005511">
            <text:p>0.0055</text:p>
          </table:table-cell>
          <table:table-cell table:style-name="ce47" table:number-columns-repeated="6"/>
          <table:table-cell table:style-name="ce64" table:formula="of:=-[.B125]*[.M$1]*[.M$1]*[.N$1]" office:value-type="float" office:value="-0.989023431303226">
            <text:p>-0.9890</text:p>
          </table:table-cell>
          <table:table-cell table:style-name="ce71" table:formula="of:=[.M125]" office:value-type="float" office:value="-0.989023431303226">
            <text:p>-0.9890</text:p>
          </table:table-cell>
          <table:table-cell table:style-name="ce71" table:formula="of:=[.D125]" office:value-type="float" office:value="0.501">
            <text:p>0.5010</text:p>
          </table:table-cell>
          <table:table-cell table:style-name="ce71" table:formula="of:=[.E125]" office:value-type="float" office:value="0.005511">
            <text:p>0.0055</text:p>
          </table:table-cell>
          <table:table-cell table:style-name="ce88" table:formula="of:=[.P125]" office:value-type="float" office:value="0.005511">
            <text:p>0.0055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30">
            <text:p>30.0000</text:p>
          </table:table-cell>
          <table:table-cell table:style-name="ce28" table:formula="of:=[.B126]" office:value-type="float" office:value="30">
            <text:p>30.0000</text:p>
          </table:table-cell>
          <table:table-cell table:style-name="ce71" office:value-type="float" office:value="0.418">
            <text:p>0.4180</text:p>
          </table:table-cell>
          <table:table-cell table:style-name="ce71" table:formula="of:=[.D126]*0.01*1.1" office:value-type="float" office:value="0.004598">
            <text:p>0.0046</text:p>
          </table:table-cell>
          <table:table-cell table:style-name="ce88" table:formula="of:=[.E126]" office:value-type="float" office:value="0.004598">
            <text:p>0.0046</text:p>
          </table:table-cell>
          <table:table-cell table:style-name="ce47" table:number-columns-repeated="6"/>
          <table:table-cell table:style-name="ce64" table:formula="of:=-[.B126]*[.M$1]*[.M$1]*[.N$1]" office:value-type="float" office:value="-1.16813791098806">
            <text:p>-1.1681</text:p>
          </table:table-cell>
          <table:table-cell table:style-name="ce71" table:formula="of:=[.M126]" office:value-type="float" office:value="-1.16813791098806">
            <text:p>-1.1681</text:p>
          </table:table-cell>
          <table:table-cell table:style-name="ce71" table:formula="of:=[.D126]" office:value-type="float" office:value="0.418">
            <text:p>0.4180</text:p>
          </table:table-cell>
          <table:table-cell table:style-name="ce71" table:formula="of:=[.E126]" office:value-type="float" office:value="0.004598">
            <text:p>0.0046</text:p>
          </table:table-cell>
          <table:table-cell table:style-name="ce88" table:formula="of:=[.P126]" office:value-type="float" office:value="0.004598">
            <text:p>0.0046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35">
            <text:p>35.0000</text:p>
          </table:table-cell>
          <table:table-cell table:style-name="ce28" table:formula="of:=[.B127]" office:value-type="float" office:value="35">
            <text:p>35.0000</text:p>
          </table:table-cell>
          <table:table-cell table:style-name="ce71" office:value-type="float" office:value="0.347">
            <text:p>0.3470</text:p>
          </table:table-cell>
          <table:table-cell table:style-name="ce71" table:formula="of:=[.D127]*0.01*2" office:value-type="float" office:value="0.00694">
            <text:p>0.0069</text:p>
          </table:table-cell>
          <table:table-cell table:style-name="ce88" table:formula="of:=[.E127]" office:value-type="float" office:value="0.00694">
            <text:p>0.0069</text:p>
          </table:table-cell>
          <table:table-cell table:style-name="ce47" table:number-columns-repeated="6"/>
          <table:table-cell table:style-name="ce64" table:formula="of:=-[.B127]*[.M$1]*[.M$1]*[.N$1]" office:value-type="float" office:value="-1.36282756281941">
            <text:p>-1.3628</text:p>
          </table:table-cell>
          <table:table-cell table:style-name="ce71" table:formula="of:=[.M127]" office:value-type="float" office:value="-1.36282756281941">
            <text:p>-1.3628</text:p>
          </table:table-cell>
          <table:table-cell table:style-name="ce71" table:formula="of:=[.D127]" office:value-type="float" office:value="0.347">
            <text:p>0.3470</text:p>
          </table:table-cell>
          <table:table-cell table:style-name="ce71" table:formula="of:=[.E127]" office:value-type="float" office:value="0.00694">
            <text:p>0.0069</text:p>
          </table:table-cell>
          <table:table-cell table:style-name="ce88" table:formula="of:=[.P127]" office:value-type="float" office:value="0.00694">
            <text:p>0.0069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40">
            <text:p>40.0000</text:p>
          </table:table-cell>
          <table:table-cell table:style-name="ce28" table:formula="of:=[.B128]" office:value-type="float" office:value="40">
            <text:p>40.0000</text:p>
          </table:table-cell>
          <table:table-cell table:style-name="ce71" office:value-type="float" office:value="0.291">
            <text:p>0.2910</text:p>
          </table:table-cell>
          <table:table-cell table:style-name="ce71" table:formula="of:=[.D128]*0.01*1.4" office:value-type="float" office:value="0.004074">
            <text:p>0.0041</text:p>
          </table:table-cell>
          <table:table-cell table:style-name="ce88" table:formula="of:=[.E128]" office:value-type="float" office:value="0.004074">
            <text:p>0.0041</text:p>
          </table:table-cell>
          <table:table-cell table:style-name="ce47" table:number-columns-repeated="6"/>
          <table:table-cell table:style-name="ce64" table:formula="of:=-[.B128]*[.M$1]*[.M$1]*[.N$1]" office:value-type="float" office:value="-1.55751721465075">
            <text:p>-1.5575</text:p>
          </table:table-cell>
          <table:table-cell table:style-name="ce71" table:formula="of:=[.M128]" office:value-type="float" office:value="-1.55751721465075">
            <text:p>-1.5575</text:p>
          </table:table-cell>
          <table:table-cell table:style-name="ce71" table:formula="of:=[.D128]" office:value-type="float" office:value="0.291">
            <text:p>0.2910</text:p>
          </table:table-cell>
          <table:table-cell table:style-name="ce71" table:formula="of:=[.E128]" office:value-type="float" office:value="0.004074">
            <text:p>0.0041</text:p>
          </table:table-cell>
          <table:table-cell table:style-name="ce88" table:formula="of:=[.P128]" office:value-type="float" office:value="0.004074">
            <text:p>0.004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45">
            <text:p>45.0000</text:p>
          </table:table-cell>
          <table:table-cell table:style-name="ce28" table:formula="of:=[.B129]" office:value-type="float" office:value="45">
            <text:p>45.0000</text:p>
          </table:table-cell>
          <table:table-cell table:style-name="ce71" office:value-type="float" office:value="0.252">
            <text:p>0.2520</text:p>
          </table:table-cell>
          <table:table-cell table:style-name="ce71" table:formula="of:=[.D129]*0.01*1.1" office:value-type="float" office:value="0.002772">
            <text:p>0.0028</text:p>
          </table:table-cell>
          <table:table-cell table:style-name="ce88" table:formula="of:=[.E129]" office:value-type="float" office:value="0.002772">
            <text:p>0.0028</text:p>
          </table:table-cell>
          <table:table-cell table:style-name="ce47" table:number-columns-repeated="6"/>
          <table:table-cell table:style-name="ce64" table:formula="of:=-[.B129]*[.M$1]*[.M$1]*[.N$1]" office:value-type="float" office:value="-1.75220686648209">
            <text:p>-1.7522</text:p>
          </table:table-cell>
          <table:table-cell table:style-name="ce71" table:formula="of:=[.M129]" office:value-type="float" office:value="-1.75220686648209">
            <text:p>-1.7522</text:p>
          </table:table-cell>
          <table:table-cell table:style-name="ce71" table:formula="of:=[.D129]" office:value-type="float" office:value="0.252">
            <text:p>0.2520</text:p>
          </table:table-cell>
          <table:table-cell table:style-name="ce71" table:formula="of:=[.E129]" office:value-type="float" office:value="0.002772">
            <text:p>0.0028</text:p>
          </table:table-cell>
          <table:table-cell table:style-name="ce88" table:formula="of:=[.P129]" office:value-type="float" office:value="0.002772">
            <text:p>0.0028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51.4">
            <text:p>51.4000</text:p>
          </table:table-cell>
          <table:table-cell table:style-name="ce28" table:formula="of:=[.B130]" office:value-type="float" office:value="51.4">
            <text:p>51.4000</text:p>
          </table:table-cell>
          <table:table-cell table:style-name="ce71" office:value-type="float" office:value="0.204">
            <text:p>0.2040</text:p>
          </table:table-cell>
          <table:table-cell table:style-name="ce71" table:formula="of:=[.D130]*0.01*1.3" office:value-type="float" office:value="0.002652">
            <text:p>0.0027</text:p>
          </table:table-cell>
          <table:table-cell table:style-name="ce88" table:formula="of:=[.E130]" office:value-type="float" office:value="0.002652">
            <text:p>0.0027</text:p>
          </table:table-cell>
          <table:table-cell table:style-name="ce47" table:number-columns-repeated="6"/>
          <table:table-cell table:style-name="ce64" table:formula="of:=-[.B130]*[.M$1]*[.M$1]*[.N$1]" office:value-type="float" office:value="-2.00140962082621">
            <text:p>-2.0014</text:p>
          </table:table-cell>
          <table:table-cell table:style-name="ce71" table:formula="of:=[.M130]" office:value-type="float" office:value="-2.00140962082621">
            <text:p>-2.0014</text:p>
          </table:table-cell>
          <table:table-cell table:style-name="ce71" table:formula="of:=[.D130]" office:value-type="float" office:value="0.204">
            <text:p>0.2040</text:p>
          </table:table-cell>
          <table:table-cell table:style-name="ce71" table:formula="of:=[.E130]" office:value-type="float" office:value="0.002652">
            <text:p>0.0027</text:p>
          </table:table-cell>
          <table:table-cell table:style-name="ce88" table:formula="of:=[.P130]" office:value-type="float" office:value="0.002652">
            <text:p>0.0027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61.6">
            <text:p>61.6000</text:p>
          </table:table-cell>
          <table:table-cell table:style-name="ce28" table:formula="of:=[.B131]" office:value-type="float" office:value="61.6">
            <text:p>61.6000</text:p>
          </table:table-cell>
          <table:table-cell table:style-name="ce71" office:value-type="float" office:value="0.154">
            <text:p>0.1540</text:p>
          </table:table-cell>
          <table:table-cell table:style-name="ce71" table:formula="of:=[.D131]*0.01*1.3" office:value-type="float" office:value="0.002002">
            <text:p>0.0020</text:p>
          </table:table-cell>
          <table:table-cell table:style-name="ce88" table:formula="of:=[.E131]" office:value-type="float" office:value="0.002002">
            <text:p>0.0020</text:p>
          </table:table-cell>
          <table:table-cell table:style-name="ce47" table:number-columns-repeated="6"/>
          <table:table-cell table:style-name="ce64" table:formula="of:=-[.B131]*[.M$1]*[.M$1]*[.N$1]" office:value-type="float" office:value="-2.39857651056216">
            <text:p>-2.3986</text:p>
          </table:table-cell>
          <table:table-cell table:style-name="ce71" table:formula="of:=[.M131]" office:value-type="float" office:value="-2.39857651056216">
            <text:p>-2.3986</text:p>
          </table:table-cell>
          <table:table-cell table:style-name="ce71" table:formula="of:=[.D131]" office:value-type="float" office:value="0.154">
            <text:p>0.1540</text:p>
          </table:table-cell>
          <table:table-cell table:style-name="ce71" table:formula="of:=[.E131]" office:value-type="float" office:value="0.002002">
            <text:p>0.0020</text:p>
          </table:table-cell>
          <table:table-cell table:style-name="ce88" table:formula="of:=[.P131]" office:value-type="float" office:value="0.002002">
            <text:p>0.0020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77">
            <text:p>77.0000</text:p>
          </table:table-cell>
          <table:table-cell table:style-name="ce28" table:formula="of:=[.B132]" office:value-type="float" office:value="77">
            <text:p>77.0000</text:p>
          </table:table-cell>
          <table:table-cell table:style-name="ce71" office:value-type="float" office:value="0.109">
            <text:p>0.1090</text:p>
          </table:table-cell>
          <table:table-cell table:style-name="ce71" table:formula="of:=[.D132]*0.01*1.5" office:value-type="float" office:value="0.001635">
            <text:p>0.0016</text:p>
          </table:table-cell>
          <table:table-cell table:style-name="ce88" table:formula="of:=[.E132]" office:value-type="float" office:value="0.001635">
            <text:p>0.0016</text:p>
          </table:table-cell>
          <table:table-cell table:style-name="ce47" table:number-columns-repeated="6"/>
          <table:table-cell table:style-name="ce64" table:formula="of:=-[.B132]*[.M$1]*[.M$1]*[.N$1]" office:value-type="float" office:value="-2.99822063820269">
            <text:p>-2.9982</text:p>
          </table:table-cell>
          <table:table-cell table:style-name="ce71" table:formula="of:=[.M132]" office:value-type="float" office:value="-2.99822063820269">
            <text:p>-2.9982</text:p>
          </table:table-cell>
          <table:table-cell table:style-name="ce71" table:formula="of:=[.D132]" office:value-type="float" office:value="0.109">
            <text:p>0.1090</text:p>
          </table:table-cell>
          <table:table-cell table:style-name="ce71" table:formula="of:=[.E132]" office:value-type="float" office:value="0.001635">
            <text:p>0.0016</text:p>
          </table:table-cell>
          <table:table-cell table:style-name="ce88" table:formula="of:=[.P132]" office:value-type="float" office:value="0.001635">
            <text:p>0.0016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office:value-type="float" office:value="133">
            <text:p>133.0000</text:p>
          </table:table-cell>
          <table:table-cell table:style-name="ce29" table:formula="of:=[.B133]" office:value-type="float" office:value="133">
            <text:p>133.0000</text:p>
          </table:table-cell>
          <table:table-cell table:style-name="ce75" office:value-type="float" office:value="0.041">
            <text:p>0.0410</text:p>
          </table:table-cell>
          <table:table-cell table:style-name="ce75" table:formula="of:=[.D133]*0.01*6.8" office:value-type="float" office:value="0.002788">
            <text:p>0.0028</text:p>
          </table:table-cell>
          <table:table-cell table:style-name="ce89" table:formula="of:=[.E133]" office:value-type="float" office:value="0.002788">
            <text:p>0.0028</text:p>
          </table:table-cell>
          <table:table-cell table:style-name="ce47" table:number-columns-repeated="6"/>
          <table:table-cell table:style-name="ce65" table:formula="of:=-[.B133]*[.M$1]*[.M$1]*[.N$1]" office:value-type="float" office:value="-5.17874473871375">
            <text:p>-5.1787</text:p>
          </table:table-cell>
          <table:table-cell table:style-name="ce75" table:formula="of:=[.M133]" office:value-type="float" office:value="-5.17874473871375">
            <text:p>-5.1787</text:p>
          </table:table-cell>
          <table:table-cell table:style-name="ce75" table:formula="of:=[.D133]" office:value-type="float" office:value="0.041">
            <text:p>0.0410</text:p>
          </table:table-cell>
          <table:table-cell table:style-name="ce75" table:formula="of:=[.E133]" office:value-type="float" office:value="0.002788">
            <text:p>0.0028</text:p>
          </table:table-cell>
          <table:table-cell table:style-name="ce89" table:formula="of:=[.P133]" office:value-type="float" office:value="0.002788">
            <text:p>0.0028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3" office:value-type="string" table:number-columns-spanned="7" table:number-rows-spanned="1">
            <text:p>1993-PRD-48-N1-29_Sill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9" table:formula="of:=[.B135]" office:value-type="string" office:string-value="1993-PRD-48-N1-29_Sill" table:number-columns-spanned="5" table:number-rows-spanned="1">
            <text:p>1993-PRD-48-N1-29_Sill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6" office:value-type="string" table:number-columns-spanned="7" table:number-rows-spanned="1">
            <text:p><text:s/>Assuming G_E^p=G_M^p/mu_p</text:p>
          </table:table-cell>
          <table:covered-table-cell table:number-columns-repeated="6"/>
          <table:table-cell table:number-columns-repeated="4"/>
          <table:table-cell table:style-name="ce53" table:formula="of:=[.B136]" office:value-type="string" office:string-value=" Assuming G_E^p=G_M^p/mu_p" table:number-columns-spanned="5" table:number-rows-spanned="1">
            <text:p><text:s/>Assuming G_E^p=G_M^p/mu_p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3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7"/>
          <table:table-cell table:style-name="ce83" office:value-type="string" table:number-columns-spanned="5" table:number-rows-spanned="1">
            <text:p>Q^4*G_M^p/mu_p</text:p>
          </table:table-cell>
          <table:covered-table-cell table:number-columns-repeated="3" table:style-name="ce85"/>
          <table:covered-table-cell table:style-name="ce90"/>
          <table:table-cell table:number-columns-repeated="4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4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office:value-type="float" office:value="2.862">
            <text:p>2.8620</text:p>
          </table:table-cell>
          <table:table-cell table:style-name="ce71" table:formula="of:=[.B140]" office:value-type="float" office:value="2.862">
            <text:p>2.8620</text:p>
          </table:table-cell>
          <table:table-cell table:style-name="ce71" office:value-type="float" office:value="0.331">
            <text:p>0.3310</text:p>
          </table:table-cell>
          <table:table-cell table:style-name="ce71" office:value-type="float" office:value="0.002">
            <text:p>0.0020</text:p>
          </table:table-cell>
          <table:table-cell table:style-name="ce71" table:formula="of:=[.E140]" office:value-type="float" office:value="0.002">
            <text:p>0.0020</text:p>
          </table:table-cell>
          <table:table-cell table:style-name="ce71" office:value-type="float" office:value="0.006">
            <text:p>0.0060</text:p>
          </table:table-cell>
          <table:table-cell table:style-name="ce88" table:formula="of:=[.G140]" office:value-type="float" office:value="0.006">
            <text:p>0.0060</text:p>
          </table:table-cell>
          <table:table-cell table:style-name="ce47"/>
          <table:table-cell table:style-name="ce28" table:formula="of:=[.E140]/[.B140]/[.B140]*[.N$3]" office:value-type="float" office:value="0.000681927079380846">
            <text:p>0.0007</text:p>
          </table:table-cell>
          <table:table-cell table:style-name="ce28" table:formula="of:=[.G140]/[.B140]/[.B140]*[.N$3]" office:value-type="float" office:value="0.00204578123814254">
            <text:p>0.0020</text:p>
          </table:table-cell>
          <table:table-cell table:style-name="ce47"/>
          <table:table-cell table:style-name="ce15" table:formula="of:=-[.B140]" office:value-type="float" office:value="-2.862">
            <text:p>-2.8620</text:p>
          </table:table-cell>
          <table:table-cell table:style-name="ce71" table:formula="of:=[.M140]" office:value-type="float" office:value="-2.862">
            <text:p>-2.8620</text:p>
          </table:table-cell>
          <table:table-cell table:style-name="ce71" table:formula="of:=[.D140]/[.B140]/[.B140]*[.N$3]" office:value-type="float" office:value="0.11285893163753">
            <text:p>0.1129</text:p>
          </table:table-cell>
          <table:table-cell table:style-name="ce71" table:formula="of:=SQRT([.J140]*[.J140]+[.K140]*[.K140])" office:value-type="float" office:value="0.00215644276898992">
            <text:p>0.0022</text:p>
          </table:table-cell>
          <table:table-cell table:style-name="ce88" table:formula="of:=[.P140]" office:value-type="float" office:value="0.00215644276898992">
            <text:p>0.0022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3.621">
            <text:p>3.6210</text:p>
          </table:table-cell>
          <table:table-cell table:style-name="ce71" table:formula="of:=[.B141]" office:value-type="float" office:value="3.621">
            <text:p>3.6210</text:p>
          </table:table-cell>
          <table:table-cell table:style-name="ce71" office:value-type="float" office:value="0.361">
            <text:p>0.3610</text:p>
          </table:table-cell>
          <table:table-cell table:style-name="ce71" office:value-type="float" office:value="0.004">
            <text:p>0.0040</text:p>
          </table:table-cell>
          <table:table-cell table:style-name="ce71" table:formula="of:=[.E141]" office:value-type="float" office:value="0.004">
            <text:p>0.004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G141]" office:value-type="float" office:value="0.007">
            <text:p>0.0070</text:p>
          </table:table-cell>
          <table:table-cell table:style-name="ce47"/>
          <table:table-cell table:style-name="ce28" table:formula="of:=[.E141]/[.B141]/[.B141]*[.N$3]" office:value-type="float" office:value="0.000852020690926483">
            <text:p>0.0009</text:p>
          </table:table-cell>
          <table:table-cell table:style-name="ce28" table:formula="of:=[.G141]/[.B141]/[.B141]*[.N$3]" office:value-type="float" office:value="0.00149103620912135">
            <text:p>0.0015</text:p>
          </table:table-cell>
          <table:table-cell table:style-name="ce47"/>
          <table:table-cell table:style-name="ce15" table:formula="of:=-[.B141]" office:value-type="float" office:value="-3.621">
            <text:p>-3.6210</text:p>
          </table:table-cell>
          <table:table-cell table:style-name="ce71" table:formula="of:=[.M141]" office:value-type="float" office:value="-3.621">
            <text:p>-3.6210</text:p>
          </table:table-cell>
          <table:table-cell table:style-name="ce71" table:formula="of:=[.D141]/[.B141]/[.B141]*[.N$3]" office:value-type="float" office:value="0.0768948673561151">
            <text:p>0.0769</text:p>
          </table:table-cell>
          <table:table-cell table:style-name="ce71" table:formula="of:=SQRT([.J141]*[.J141]+[.K141]*[.K141])" office:value-type="float" office:value="0.00171730260428318">
            <text:p>0.0017</text:p>
          </table:table-cell>
          <table:table-cell table:style-name="ce88" table:formula="of:=[.P141]" office:value-type="float" office:value="0.00171730260428318">
            <text:p>0.0017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5.027">
            <text:p>5.0270</text:p>
          </table:table-cell>
          <table:table-cell table:style-name="ce71" table:formula="of:=[.B142]" office:value-type="float" office:value="5.027">
            <text:p>5.0270</text:p>
          </table:table-cell>
          <table:table-cell table:style-name="ce71" office:value-type="float" office:value="0.38">
            <text:p>0.3800</text:p>
          </table:table-cell>
          <table:table-cell table:style-name="ce71" office:value-type="float" office:value="0.001">
            <text:p>0.0010</text:p>
          </table:table-cell>
          <table:table-cell table:style-name="ce71" table:formula="of:=[.E142]" office:value-type="float" office:value="0.001">
            <text:p>0.001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G142]" office:value-type="float" office:value="0.007">
            <text:p>0.0070</text:p>
          </table:table-cell>
          <table:table-cell table:style-name="ce47"/>
          <table:table-cell table:style-name="ce28" table:formula="of:=[.E142]/[.B142]/[.B142]*[.N$3]" office:value-type="float" office:value="0.000110517087021906">
            <text:p>0.0001</text:p>
          </table:table-cell>
          <table:table-cell table:style-name="ce28" table:formula="of:=[.G142]/[.B142]/[.B142]*[.N$3]" office:value-type="float" office:value="0.000773619609153341">
            <text:p>0.0008</text:p>
          </table:table-cell>
          <table:table-cell table:style-name="ce47"/>
          <table:table-cell table:style-name="ce15" table:formula="of:=-[.B142]" office:value-type="float" office:value="-5.027">
            <text:p>-5.0270</text:p>
          </table:table-cell>
          <table:table-cell table:style-name="ce71" table:formula="of:=[.M142]" office:value-type="float" office:value="-5.027">
            <text:p>-5.0270</text:p>
          </table:table-cell>
          <table:table-cell table:style-name="ce71" table:formula="of:=[.D142]/[.B142]/[.B142]*[.N$3]" office:value-type="float" office:value="0.0419964930683242">
            <text:p>0.0420</text:p>
          </table:table-cell>
          <table:table-cell table:style-name="ce71" table:formula="of:=SQRT([.J142]*[.J142]+[.K142]*[.K142])" office:value-type="float" office:value="0.000781473816701734">
            <text:p>0.0008</text:p>
          </table:table-cell>
          <table:table-cell table:style-name="ce88" table:formula="of:=[.P142]" office:value-type="float" office:value="0.000781473816701734">
            <text:p>0.0008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4.991">
            <text:p>4.9910</text:p>
          </table:table-cell>
          <table:table-cell table:style-name="ce71" table:formula="of:=[.B143]" office:value-type="float" office:value="4.991">
            <text:p>4.9910</text:p>
          </table:table-cell>
          <table:table-cell table:style-name="ce71" office:value-type="float" office:value="0.391">
            <text:p>0.3910</text:p>
          </table:table-cell>
          <table:table-cell table:style-name="ce71" office:value-type="float" office:value="0.003">
            <text:p>0.0030</text:p>
          </table:table-cell>
          <table:table-cell table:style-name="ce71" table:formula="of:=[.E143]" office:value-type="float" office:value="0.003">
            <text:p>0.003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G143]" office:value-type="float" office:value="0.007">
            <text:p>0.0070</text:p>
          </table:table-cell>
          <table:table-cell table:style-name="ce47"/>
          <table:table-cell table:style-name="ce28" table:formula="of:=[.E143]/[.B143]/[.B143]*[.N$3]" office:value-type="float" office:value="0.000336351458190762">
            <text:p>0.0003</text:p>
          </table:table-cell>
          <table:table-cell table:style-name="ce28" table:formula="of:=[.G143]/[.B143]/[.B143]*[.N$3]" office:value-type="float" office:value="0.000784820069111779">
            <text:p>0.0008</text:p>
          </table:table-cell>
          <table:table-cell table:style-name="ce47"/>
          <table:table-cell table:style-name="ce15" table:formula="of:=-[.B143]" office:value-type="float" office:value="-4.991">
            <text:p>-4.9910</text:p>
          </table:table-cell>
          <table:table-cell table:style-name="ce71" table:formula="of:=[.M143]" office:value-type="float" office:value="-4.991">
            <text:p>-4.9910</text:p>
          </table:table-cell>
          <table:table-cell table:style-name="ce71" table:formula="of:=[.D143]/[.B143]/[.B143]*[.N$3]" office:value-type="float" office:value="0.0438378067175294">
            <text:p>0.0438</text:p>
          </table:table-cell>
          <table:table-cell table:style-name="ce71" table:formula="of:=SQRT([.J143]*[.J143]+[.K143]*[.K143])" office:value-type="float" office:value="0.000853858796469105">
            <text:p>0.0009</text:p>
          </table:table-cell>
          <table:table-cell table:style-name="ce88" table:formula="of:=[.P143]" office:value-type="float" office:value="0.000853858796469105">
            <text:p>0.0009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5.017">
            <text:p>5.0170</text:p>
          </table:table-cell>
          <table:table-cell table:style-name="ce71" table:formula="of:=[.B144]" office:value-type="float" office:value="5.017">
            <text:p>5.0170</text:p>
          </table:table-cell>
          <table:table-cell table:style-name="ce71" office:value-type="float" office:value="0.387">
            <text:p>0.3870</text:p>
          </table:table-cell>
          <table:table-cell table:style-name="ce71" office:value-type="float" office:value="0.003">
            <text:p>0.0030</text:p>
          </table:table-cell>
          <table:table-cell table:style-name="ce71" table:formula="of:=[.E144]" office:value-type="float" office:value="0.003">
            <text:p>0.003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G144]" office:value-type="float" office:value="0.007">
            <text:p>0.0070</text:p>
          </table:table-cell>
          <table:table-cell table:style-name="ce47"/>
          <table:table-cell table:style-name="ce28" table:formula="of:=[.E144]/[.B144]/[.B144]*[.N$3]" office:value-type="float" office:value="0.000332874289524447">
            <text:p>0.0003</text:p>
          </table:table-cell>
          <table:table-cell table:style-name="ce28" table:formula="of:=[.G144]/[.B144]/[.B144]*[.N$3]" office:value-type="float" office:value="0.000776706675557043">
            <text:p>0.0008</text:p>
          </table:table-cell>
          <table:table-cell table:style-name="ce47"/>
          <table:table-cell table:style-name="ce15" table:formula="of:=-[.B144]" office:value-type="float" office:value="-5.017">
            <text:p>-5.0170</text:p>
          </table:table-cell>
          <table:table-cell table:style-name="ce71" table:formula="of:=[.M144]" office:value-type="float" office:value="-5.017">
            <text:p>-5.0170</text:p>
          </table:table-cell>
          <table:table-cell table:style-name="ce71" table:formula="of:=[.D144]/[.B144]/[.B144]*[.N$3]" office:value-type="float" office:value="0.0429407833486536">
            <text:p>0.0429</text:p>
          </table:table-cell>
          <table:table-cell table:style-name="ce71" table:formula="of:=SQRT([.J144]*[.J144]+[.K144]*[.K144])" office:value-type="float" office:value="0.000845031687264613">
            <text:p>0.0008</text:p>
          </table:table-cell>
          <table:table-cell table:style-name="ce88" table:formula="of:=[.P144]" office:value-type="float" office:value="0.000845031687264613">
            <text:p>0.0008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7.3">
            <text:p>7.3000</text:p>
          </table:table-cell>
          <table:table-cell table:style-name="ce71" table:formula="of:=[.B145]" office:value-type="float" office:value="7.3">
            <text:p>7.3000</text:p>
          </table:table-cell>
          <table:table-cell table:style-name="ce71" office:value-type="float" office:value="0.397">
            <text:p>0.3970</text:p>
          </table:table-cell>
          <table:table-cell table:style-name="ce71" office:value-type="float" office:value="0.004">
            <text:p>0.0040</text:p>
          </table:table-cell>
          <table:table-cell table:style-name="ce71" table:formula="of:=[.E145]" office:value-type="float" office:value="0.004">
            <text:p>0.004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G145]" office:value-type="float" office:value="0.007">
            <text:p>0.0070</text:p>
          </table:table-cell>
          <table:table-cell table:style-name="ce47"/>
          <table:table-cell table:style-name="ce28" table:formula="of:=[.E145]/[.B145]/[.B145]*[.N$3]" office:value-type="float" office:value="0.000209633879226872">
            <text:p>0.0002</text:p>
          </table:table-cell>
          <table:table-cell table:style-name="ce28" table:formula="of:=[.G145]/[.B145]/[.B145]*[.N$3]" office:value-type="float" office:value="0.000366859288647026">
            <text:p>0.0004</text:p>
          </table:table-cell>
          <table:table-cell table:style-name="ce47"/>
          <table:table-cell table:style-name="ce15" table:formula="of:=-[.B145]" office:value-type="float" office:value="-7.3">
            <text:p>-7.3000</text:p>
          </table:table-cell>
          <table:table-cell table:style-name="ce71" table:formula="of:=[.M145]" office:value-type="float" office:value="-7.3">
            <text:p>-7.3000</text:p>
          </table:table-cell>
          <table:table-cell table:style-name="ce71" table:formula="of:=[.D145]/[.B145]/[.B145]*[.N$3]" office:value-type="float" office:value="0.020806162513267">
            <text:p>0.0208</text:p>
          </table:table-cell>
          <table:table-cell table:style-name="ce71" table:formula="of:=SQRT([.J145]*[.J145]+[.K145]*[.K145])" office:value-type="float" office:value="0.000422530591775683">
            <text:p>0.0004</text:p>
          </table:table-cell>
          <table:table-cell table:style-name="ce88" table:formula="of:=[.P145]" office:value-type="float" office:value="0.000422530591775683">
            <text:p>0.0004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9.629">
            <text:p>9.6290</text:p>
          </table:table-cell>
          <table:table-cell table:style-name="ce71" table:formula="of:=[.B146]" office:value-type="float" office:value="9.629">
            <text:p>9.6290</text:p>
          </table:table-cell>
          <table:table-cell table:style-name="ce71" office:value-type="float" office:value="0.39">
            <text:p>0.3900</text:p>
          </table:table-cell>
          <table:table-cell table:style-name="ce71" office:value-type="float" office:value="0.005">
            <text:p>0.0050</text:p>
          </table:table-cell>
          <table:table-cell table:style-name="ce71" table:formula="of:=[.E146]" office:value-type="float" office:value="0.005">
            <text:p>0.005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G146]" office:value-type="float" office:value="0.007">
            <text:p>0.0070</text:p>
          </table:table-cell>
          <table:table-cell table:style-name="ce47"/>
          <table:table-cell table:style-name="ce28" table:formula="of:=[.E146]/[.B146]/[.B146]*[.N$3]" office:value-type="float" office:value="0.000150610354506323">
            <text:p>0.0002</text:p>
          </table:table-cell>
          <table:table-cell table:style-name="ce28" table:formula="of:=[.G146]/[.B146]/[.B146]*[.N$3]" office:value-type="float" office:value="0.000210854496308852">
            <text:p>0.0002</text:p>
          </table:table-cell>
          <table:table-cell table:style-name="ce47"/>
          <table:table-cell table:style-name="ce15" table:formula="of:=-[.B146]" office:value-type="float" office:value="-9.629">
            <text:p>-9.6290</text:p>
          </table:table-cell>
          <table:table-cell table:style-name="ce71" table:formula="of:=[.M146]" office:value-type="float" office:value="-9.629">
            <text:p>-9.6290</text:p>
          </table:table-cell>
          <table:table-cell table:style-name="ce71" table:formula="of:=[.D146]/[.B146]/[.B146]*[.N$3]" office:value-type="float" office:value="0.0117476076514932">
            <text:p>0.0117</text:p>
          </table:table-cell>
          <table:table-cell table:style-name="ce71" table:formula="of:=SQRT([.J146]*[.J146]+[.K146]*[.K146])" office:value-type="float" office:value="0.000259119851609598">
            <text:p>0.0003</text:p>
          </table:table-cell>
          <table:table-cell table:style-name="ce88" table:formula="of:=[.P146]" office:value-type="float" office:value="0.000259119851609598">
            <text:p>0.0003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1.99">
            <text:p>11.9900</text:p>
          </table:table-cell>
          <table:table-cell table:style-name="ce71" table:formula="of:=[.B147]" office:value-type="float" office:value="11.99">
            <text:p>11.9900</text:p>
          </table:table-cell>
          <table:table-cell table:style-name="ce71" office:value-type="float" office:value="0.392">
            <text:p>0.3920</text:p>
          </table:table-cell>
          <table:table-cell table:style-name="ce71" office:value-type="float" office:value="0.005">
            <text:p>0.0050</text:p>
          </table:table-cell>
          <table:table-cell table:style-name="ce71" table:formula="of:=[.E147]" office:value-type="float" office:value="0.005">
            <text:p>0.005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G147]" office:value-type="float" office:value="0.007">
            <text:p>0.0070</text:p>
          </table:table-cell>
          <table:table-cell table:style-name="ce47"/>
          <table:table-cell table:style-name="ce28" table:formula="of:=[.E147]/[.B147]/[.B147]*[.N$3]" office:value-type="float" office:value="0.0000971356918922566">
            <text:p>0.0001</text:p>
          </table:table-cell>
          <table:table-cell table:style-name="ce28" table:formula="of:=[.G147]/[.B147]/[.B147]*[.N$3]" office:value-type="float" office:value="0.000135989968649159">
            <text:p>0.0001</text:p>
          </table:table-cell>
          <table:table-cell table:style-name="ce47"/>
          <table:table-cell table:style-name="ce15" table:formula="of:=-[.B147]" office:value-type="float" office:value="-11.99">
            <text:p>-11.9900</text:p>
          </table:table-cell>
          <table:table-cell table:style-name="ce71" table:formula="of:=[.M147]" office:value-type="float" office:value="-11.99">
            <text:p>-11.9900</text:p>
          </table:table-cell>
          <table:table-cell table:style-name="ce71" table:formula="of:=[.D147]/[.B147]/[.B147]*[.N$3]" office:value-type="float" office:value="0.00761543824435292">
            <text:p>0.0076</text:p>
          </table:table-cell>
          <table:table-cell table:style-name="ce71" table:formula="of:=SQRT([.J147]*[.J147]+[.K147]*[.K147])" office:value-type="float" office:value="0.000167118563339285">
            <text:p>0.0002</text:p>
          </table:table-cell>
          <table:table-cell table:style-name="ce88" table:formula="of:=[.P147]" office:value-type="float" office:value="0.000167118563339285">
            <text:p>0.0002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5.72">
            <text:p>15.7200</text:p>
          </table:table-cell>
          <table:table-cell table:style-name="ce71" table:formula="of:=[.B148]" office:value-type="float" office:value="15.72">
            <text:p>15.7200</text:p>
          </table:table-cell>
          <table:table-cell table:style-name="ce71" office:value-type="float" office:value="0.378">
            <text:p>0.3780</text:p>
          </table:table-cell>
          <table:table-cell table:style-name="ce71" office:value-type="float" office:value="0.009">
            <text:p>0.0090</text:p>
          </table:table-cell>
          <table:table-cell table:style-name="ce71" table:formula="of:=[.E148]" office:value-type="float" office:value="0.009">
            <text:p>0.009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G148]" office:value-type="float" office:value="0.007">
            <text:p>0.0070</text:p>
          </table:table-cell>
          <table:table-cell table:style-name="ce47"/>
          <table:table-cell table:style-name="ce28" table:formula="of:=[.E148]/[.B148]/[.B148]*[.N$3]" office:value-type="float" office:value="0.000101714911572752">
            <text:p>0.0001</text:p>
          </table:table-cell>
          <table:table-cell table:style-name="ce28" table:formula="of:=[.G148]/[.B148]/[.B148]*[.N$3]" office:value-type="float" office:value="0.0000791115978899184">
            <text:p>0.0001</text:p>
          </table:table-cell>
          <table:table-cell table:style-name="ce47"/>
          <table:table-cell table:style-name="ce15" table:formula="of:=-[.B148]" office:value-type="float" office:value="-15.72">
            <text:p>-15.7200</text:p>
          </table:table-cell>
          <table:table-cell table:style-name="ce71" table:formula="of:=[.M148]" office:value-type="float" office:value="-15.72">
            <text:p>-15.7200</text:p>
          </table:table-cell>
          <table:table-cell table:style-name="ce71" table:formula="of:=[.D148]/[.B148]/[.B148]*[.N$3]" office:value-type="float" office:value="0.00427202628605559">
            <text:p>0.0043</text:p>
          </table:table-cell>
          <table:table-cell table:style-name="ce71" table:formula="of:=SQRT([.J148]*[.J148]+[.K148]*[.K148])" office:value-type="float" office:value="0.000128858713934871">
            <text:p>0.0001</text:p>
          </table:table-cell>
          <table:table-cell table:style-name="ce88" table:formula="of:=[.P148]" office:value-type="float" office:value="0.000128858713934871">
            <text:p>0.000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9.47">
            <text:p>19.4700</text:p>
          </table:table-cell>
          <table:table-cell table:style-name="ce71" table:formula="of:=[.B149]" office:value-type="float" office:value="19.47">
            <text:p>19.4700</text:p>
          </table:table-cell>
          <table:table-cell table:style-name="ce71" office:value-type="float" office:value="0.343">
            <text:p>0.3430</text:p>
          </table:table-cell>
          <table:table-cell table:style-name="ce71" office:value-type="float" office:value="0.012">
            <text:p>0.0120</text:p>
          </table:table-cell>
          <table:table-cell table:style-name="ce71" table:formula="of:=[.E149]" office:value-type="float" office:value="0.012">
            <text:p>0.0120</text:p>
          </table:table-cell>
          <table:table-cell table:style-name="ce71" office:value-type="float" office:value="0.006">
            <text:p>0.0060</text:p>
          </table:table-cell>
          <table:table-cell table:style-name="ce88" table:formula="of:=[.G149]" office:value-type="float" office:value="0.006">
            <text:p>0.0060</text:p>
          </table:table-cell>
          <table:table-cell table:style-name="ce47"/>
          <table:table-cell table:style-name="ce28" table:formula="of:=[.E149]/[.B149]/[.B149]*[.N$3]" office:value-type="float" office:value="0.0000884090131473256">
            <text:p>0.0001</text:p>
          </table:table-cell>
          <table:table-cell table:style-name="ce28" table:formula="of:=[.G149]/[.B149]/[.B149]*[.N$3]" office:value-type="float" office:value="0.0000442045065736628">
            <text:p>0.0000</text:p>
          </table:table-cell>
          <table:table-cell table:style-name="ce47"/>
          <table:table-cell table:style-name="ce15" table:formula="of:=-[.B149]" office:value-type="float" office:value="-19.47">
            <text:p>-19.4700</text:p>
          </table:table-cell>
          <table:table-cell table:style-name="ce71" table:formula="of:=[.M149]" office:value-type="float" office:value="-19.47">
            <text:p>-19.4700</text:p>
          </table:table-cell>
          <table:table-cell table:style-name="ce71" table:formula="of:=[.D149]/[.B149]/[.B149]*[.N$3]" office:value-type="float" office:value="0.00252702429246106">
            <text:p>0.0025</text:p>
          </table:table-cell>
          <table:table-cell table:style-name="ce71" table:formula="of:=SQRT([.J149]*[.J149]+[.K149]*[.K149])" office:value-type="float" office:value="0.0000988442816105463">
            <text:p>0.0001</text:p>
          </table:table-cell>
          <table:table-cell table:style-name="ce88" table:formula="of:=[.P149]" office:value-type="float" office:value="0.0000988442816105463">
            <text:p>0.000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3.24">
            <text:p>23.2400</text:p>
          </table:table-cell>
          <table:table-cell table:style-name="ce71" table:formula="of:=[.B150]" office:value-type="float" office:value="23.24">
            <text:p>23.2400</text:p>
          </table:table-cell>
          <table:table-cell table:style-name="ce71" office:value-type="float" office:value="0.346">
            <text:p>0.3460</text:p>
          </table:table-cell>
          <table:table-cell table:style-name="ce71" office:value-type="float" office:value="0.014">
            <text:p>0.0140</text:p>
          </table:table-cell>
          <table:table-cell table:style-name="ce71" table:formula="of:=[.E150]" office:value-type="float" office:value="0.014">
            <text:p>0.0140</text:p>
          </table:table-cell>
          <table:table-cell table:style-name="ce71" office:value-type="float" office:value="0.006">
            <text:p>0.0060</text:p>
          </table:table-cell>
          <table:table-cell table:style-name="ce88" table:formula="of:=[.G150]" office:value-type="float" office:value="0.006">
            <text:p>0.0060</text:p>
          </table:table-cell>
          <table:table-cell table:style-name="ce47"/>
          <table:table-cell table:style-name="ce28" table:formula="of:=[.E150]/[.B150]/[.B150]*[.N$3]" office:value-type="float" office:value="0.0000723940691163968">
            <text:p>0.0001</text:p>
          </table:table-cell>
          <table:table-cell table:style-name="ce28" table:formula="of:=[.G150]/[.B150]/[.B150]*[.N$3]" office:value-type="float" office:value="0.0000310260296213129">
            <text:p>0.0000</text:p>
          </table:table-cell>
          <table:table-cell table:style-name="ce47"/>
          <table:table-cell table:style-name="ce15" table:formula="of:=-[.B150]" office:value-type="float" office:value="-23.24">
            <text:p>-23.2400</text:p>
          </table:table-cell>
          <table:table-cell table:style-name="ce71" table:formula="of:=[.M150]" office:value-type="float" office:value="-23.24">
            <text:p>-23.2400</text:p>
          </table:table-cell>
          <table:table-cell table:style-name="ce71" table:formula="of:=[.D150]/[.B150]/[.B150]*[.N$3]" office:value-type="float" office:value="0.00178916770816238">
            <text:p>0.0018</text:p>
          </table:table-cell>
          <table:table-cell table:style-name="ce71" table:formula="of:=SQRT([.J150]*[.J150]+[.K150]*[.K150])" office:value-type="float" office:value="0.0000787624006572439">
            <text:p>0.0001</text:p>
          </table:table-cell>
          <table:table-cell table:style-name="ce88" table:formula="of:=[.P150]" office:value-type="float" office:value="0.0000787624006572439">
            <text:p>0.000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6.99">
            <text:p>26.9900</text:p>
          </table:table-cell>
          <table:table-cell table:style-name="ce71" table:formula="of:=[.B151]" office:value-type="float" office:value="26.99">
            <text:p>26.9900</text:p>
          </table:table-cell>
          <table:table-cell table:style-name="ce71" office:value-type="float" office:value="0.339">
            <text:p>0.3390</text:p>
          </table:table-cell>
          <table:table-cell table:style-name="ce71" office:value-type="float" office:value="0.02">
            <text:p>0.0200</text:p>
          </table:table-cell>
          <table:table-cell table:style-name="ce71" table:formula="of:=[.E151]" office:value-type="float" office:value="0.02">
            <text:p>0.0200</text:p>
          </table:table-cell>
          <table:table-cell table:style-name="ce71" office:value-type="float" office:value="0.006">
            <text:p>0.0060</text:p>
          </table:table-cell>
          <table:table-cell table:style-name="ce88" table:formula="of:=[.G151]" office:value-type="float" office:value="0.006">
            <text:p>0.0060</text:p>
          </table:table-cell>
          <table:table-cell table:style-name="ce47"/>
          <table:table-cell table:style-name="ce28" table:formula="of:=[.E151]/[.B151]/[.B151]*[.N$3]" office:value-type="float" office:value="0.0000766781147244715">
            <text:p>0.0001</text:p>
          </table:table-cell>
          <table:table-cell table:style-name="ce28" table:formula="of:=[.G151]/[.B151]/[.B151]*[.N$3]" office:value-type="float" office:value="0.0000230034344173415">
            <text:p>0.0000</text:p>
          </table:table-cell>
          <table:table-cell table:style-name="ce47"/>
          <table:table-cell table:style-name="ce15" table:formula="of:=-[.B151]" office:value-type="float" office:value="-26.99">
            <text:p>-26.9900</text:p>
          </table:table-cell>
          <table:table-cell table:style-name="ce71" table:formula="of:=[.M151]" office:value-type="float" office:value="-26.99">
            <text:p>-26.9900</text:p>
          </table:table-cell>
          <table:table-cell table:style-name="ce71" table:formula="of:=[.D151]/[.B151]/[.B151]*[.N$3]" office:value-type="float" office:value="0.00129969404457979">
            <text:p>0.0013</text:p>
          </table:table-cell>
          <table:table-cell table:style-name="ce71" table:formula="of:=SQRT([.J151]*[.J151]+[.K151]*[.K151])" office:value-type="float" office:value="0.000080054302024889">
            <text:p>0.0001</text:p>
          </table:table-cell>
          <table:table-cell table:style-name="ce88" table:formula="of:=[.P151]" office:value-type="float" office:value="0.000080054302024889">
            <text:p>0.000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office:value-type="float" office:value="31.2">
            <text:p>31.2000</text:p>
          </table:table-cell>
          <table:table-cell table:style-name="ce75" table:formula="of:=[.B152]" office:value-type="float" office:value="31.2">
            <text:p>31.2000</text:p>
          </table:table-cell>
          <table:table-cell table:style-name="ce75" office:value-type="float" office:value="0.347">
            <text:p>0.3470</text:p>
          </table:table-cell>
          <table:table-cell table:style-name="ce75" office:value-type="float" office:value="0.031">
            <text:p>0.0310</text:p>
          </table:table-cell>
          <table:table-cell table:style-name="ce75" table:formula="of:=[.E152]" office:value-type="float" office:value="0.031">
            <text:p>0.0310</text:p>
          </table:table-cell>
          <table:table-cell table:style-name="ce75" office:value-type="float" office:value="0.007">
            <text:p>0.0070</text:p>
          </table:table-cell>
          <table:table-cell table:style-name="ce89" table:formula="of:=[.G152]" office:value-type="float" office:value="0.007">
            <text:p>0.0070</text:p>
          </table:table-cell>
          <table:table-cell table:style-name="ce47"/>
          <table:table-cell table:style-name="ce28" table:formula="of:=[.E152]/[.B152]/[.B152]*[.N$3]" office:value-type="float" office:value="0.0000889405284722222">
            <text:p>0.0001</text:p>
          </table:table-cell>
          <table:table-cell table:style-name="ce28" table:formula="of:=[.G152]/[.B152]/[.B152]*[.N$3]" office:value-type="float" office:value="0.0000200833451388889">
            <text:p>0.0000</text:p>
          </table:table-cell>
          <table:table-cell table:style-name="ce47"/>
          <table:table-cell table:style-name="ce16" table:formula="of:=-[.B152]" office:value-type="float" office:value="-31.2">
            <text:p>-31.2000</text:p>
          </table:table-cell>
          <table:table-cell table:style-name="ce75" table:formula="of:=[.M152]" office:value-type="float" office:value="-31.2">
            <text:p>-31.2000</text:p>
          </table:table-cell>
          <table:table-cell table:style-name="ce75" table:formula="of:=[.D152]/[.B152]/[.B152]*[.N$3]" office:value-type="float" office:value="0.000995560109027778">
            <text:p>0.0010</text:p>
          </table:table-cell>
          <table:table-cell table:style-name="ce75" table:formula="of:=SQRT([.J152]*[.J152]+[.K152]*[.K152])" office:value-type="float" office:value="0.0000911798133189902">
            <text:p>0.0001</text:p>
          </table:table-cell>
          <table:table-cell table:style-name="ce89" table:formula="of:=[.P152]" office:value-type="float" office:value="0.0000911798133189902">
            <text:p>0.000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3" office:value-type="string" table:number-columns-spanned="7" table:number-rows-spanned="1">
            <text:p>1994-PRD-49-N11-5671_Walker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9" table:formula="of:=[.B154]" office:value-type="string" office:string-value="1994-PRD-49-N11-5671_Walker" table:number-columns-spanned="5" table:number-rows-spanned="1">
            <text:p>1994-PRD-49-N11-5671_Walker</text:p>
          </table:table-cell>
          <table:covered-table-cell table:number-columns-repeated="4"/>
          <table:table-cell table:number-columns-repeated="1004"/>
        </table:table-row>
        <table:table-row table:style-name="ro4">
          <table:table-cell/>
          <table:table-cell table:style-name="ce66" office:value-type="string" table:number-columns-spanned="7" table:number-rows-spanned="1">
            <text:p>(2) is normalization error 1.9%</text:p>
          </table:table-cell>
          <table:covered-table-cell table:number-columns-repeated="6"/>
          <table:table-cell table:number-columns-repeated="4"/>
          <table:table-cell table:style-name="ce53" table:number-columns-spanned="5" table:number-rows-spanned="1"/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3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7"/>
          <table:table-cell table:style-name="ce83" office:value-type="string" table:number-columns-spanned="3" table:number-rows-spanned="1">
            <text:p>G_M^p/G_D/mu_p</text:p>
          </table:table-cell>
          <table:covered-table-cell table:style-name="ce85"/>
          <table:covered-table-cell table:style-name="ce90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 (1)</text:p>
          </table:table-cell>
          <table:table-cell table:style-name="ce37" office:value-type="string">
            <text:p>dy+ (2)</text:p>
          </table:table-cell>
          <table:table-cell/>
          <table:table-cell table:style-name="ce47" office:value-type="string">
            <text:p>1/G_D</text:p>
          </table:table-cell>
          <table:table-cell table:number-columns-repeated="4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office:value-type="float" office:value="0.15">
            <text:p>0.1500</text:p>
          </table:table-cell>
          <table:table-cell table:style-name="ce71" table:formula="of:=[.B159]" office:value-type="float" office:value="0.15">
            <text:p>0.1500</text:p>
          </table:table-cell>
          <table:table-cell table:style-name="ce71" office:value-type="float" office:value="0.952">
            <text:p>0.9520</text:p>
          </table:table-cell>
          <table:table-cell table:style-name="ce71" office:value-type="float" office:value="0.014">
            <text:p>0.0140</text:p>
          </table:table-cell>
          <table:table-cell table:style-name="ce88" table:formula="of:=[.D159]*0.019" office:value-type="float" office:value="0.018088">
            <text:p>0.0181</text:p>
          </table:table-cell>
          <table:table-cell table:style-name="ce47"/>
          <table:table-cell table:style-name="ce96" table:formula="of:=(1+[.B159]/0.71)*(1+[.B159]/0.71)" office:value-type="float" office:value="1.46716921245785">
            <text:p>1.4672</text:p>
          </table:table-cell>
          <table:table-cell table:style-name="ce47"/>
          <table:table-cell table:style-name="ce28" table:formula="of:=[.E159]/[.B159]/[.B159]*[.N$3]" office:value-type="float" office:value="1.73777168817778">
            <text:p>1.7378</text:p>
          </table:table-cell>
          <table:table-cell table:style-name="ce28" table:formula="of:=[.G159]/[.B159]/[.B159]*[.N$3]" office:value-type="float" office:value="0">
            <text:p>0.0000</text:p>
          </table:table-cell>
          <table:table-cell table:style-name="ce47"/>
          <table:table-cell table:style-name="ce15" table:formula="of:=-[.B159]" office:value-type="float" office:value="-0.15">
            <text:p>-0.1500</text:p>
          </table:table-cell>
          <table:table-cell table:style-name="ce71" table:formula="of:=[.M159]" office:value-type="float" office:value="-0.15">
            <text:p>-0.1500</text:p>
          </table:table-cell>
          <table:table-cell table:style-name="ce71" table:formula="of:=[.D159]/[.H159]*[.N$3]" office:value-type="float" office:value="1.81219089136823">
            <text:p>1.8122</text:p>
          </table:table-cell>
          <table:table-cell table:style-name="ce71" table:formula="of:=SQRT([.E159]*[.E159]+[.F159]*[.F159])/[.H159]*[.N$3]" office:value-type="float" office:value="0.0435402376419521">
            <text:p>0.0435</text:p>
          </table:table-cell>
          <table:table-cell table:style-name="ce88" table:formula="of:=[.P159]" office:value-type="float" office:value="0.0435402376419521">
            <text:p>0.0435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3">
            <text:p>0.3000</text:p>
          </table:table-cell>
          <table:table-cell table:style-name="ce71" table:formula="of:=[.B160]" office:value-type="float" office:value="0.3">
            <text:p>0.3000</text:p>
          </table:table-cell>
          <table:table-cell table:style-name="ce71" office:value-type="float" office:value="0.947">
            <text:p>0.9470</text:p>
          </table:table-cell>
          <table:table-cell table:style-name="ce71" office:value-type="float" office:value="0.01">
            <text:p>0.0100</text:p>
          </table:table-cell>
          <table:table-cell table:style-name="ce88" table:formula="of:=[.D160]*0.019" office:value-type="float" office:value="0.017993">
            <text:p>0.0180</text:p>
          </table:table-cell>
          <table:table-cell table:style-name="ce47"/>
          <table:table-cell table:style-name="ce96" table:formula="of:=(1+[.B160]/0.71)*(1+[.B160]/0.71)" office:value-type="float" office:value="2.02360642729617">
            <text:p>2.0236</text:p>
          </table:table-cell>
          <table:table-cell table:style-name="ce47"/>
          <table:table-cell table:style-name="ce28" table:formula="of:=[.E160]/[.B160]/[.B160]*[.N$3]" office:value-type="float" office:value="0.310316372888889">
            <text:p>0.3103</text:p>
          </table:table-cell>
          <table:table-cell table:style-name="ce28" table:formula="of:=[.G160]/[.B160]/[.B160]*[.N$3]" office:value-type="float" office:value="0">
            <text:p>0.0000</text:p>
          </table:table-cell>
          <table:table-cell table:style-name="ce47"/>
          <table:table-cell table:style-name="ce15" table:formula="of:=-[.B160]" office:value-type="float" office:value="-0.3">
            <text:p>-0.3000</text:p>
          </table:table-cell>
          <table:table-cell table:style-name="ce71" table:formula="of:=[.M160]" office:value-type="float" office:value="-0.3">
            <text:p>-0.3000</text:p>
          </table:table-cell>
          <table:table-cell table:style-name="ce71" table:formula="of:=[.D160]/[.H160]*[.N$3]" office:value-type="float" office:value="1.30698658121276">
            <text:p>1.3070</text:p>
          </table:table-cell>
          <table:table-cell table:style-name="ce71" table:formula="of:=SQRT([.E160]*[.E160]+[.F160]*[.F160])/[.H160]*[.N$3]" office:value-type="float" office:value="0.0284102467400903">
            <text:p>0.0284</text:p>
          </table:table-cell>
          <table:table-cell table:style-name="ce88" table:formula="of:=[.P160]" office:value-type="float" office:value="0.0284102467400903">
            <text:p>0.0284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45">
            <text:p>0.4500</text:p>
          </table:table-cell>
          <table:table-cell table:style-name="ce71" table:formula="of:=[.B161]" office:value-type="float" office:value="0.45">
            <text:p>0.4500</text:p>
          </table:table-cell>
          <table:table-cell table:style-name="ce71" office:value-type="float" office:value="0.971">
            <text:p>0.9710</text:p>
          </table:table-cell>
          <table:table-cell table:style-name="ce71" office:value-type="float" office:value="0.009">
            <text:p>0.0090</text:p>
          </table:table-cell>
          <table:table-cell table:style-name="ce88" table:formula="of:=[.D161]*0.019" office:value-type="float" office:value="0.018449">
            <text:p>0.0184</text:p>
          </table:table-cell>
          <table:table-cell table:style-name="ce47"/>
          <table:table-cell table:style-name="ce96" table:formula="of:=(1+[.B161]/0.71)*(1+[.B161]/0.71)" office:value-type="float" office:value="2.66931164451498">
            <text:p>2.6693</text:p>
          </table:table-cell>
          <table:table-cell table:style-name="ce47"/>
          <table:table-cell table:style-name="ce28" table:formula="of:=[.E161]/[.B161]/[.B161]*[.N$3]" office:value-type="float" office:value="0.124126549155556">
            <text:p>0.1241</text:p>
          </table:table-cell>
          <table:table-cell table:style-name="ce28" table:formula="of:=[.G161]/[.B161]/[.B161]*[.N$3]" office:value-type="float" office:value="0">
            <text:p>0.0000</text:p>
          </table:table-cell>
          <table:table-cell table:style-name="ce47"/>
          <table:table-cell table:style-name="ce15" table:formula="of:=-[.B161]" office:value-type="float" office:value="-0.45">
            <text:p>-0.4500</text:p>
          </table:table-cell>
          <table:table-cell table:style-name="ce71" table:formula="of:=[.M161]" office:value-type="float" office:value="-0.45">
            <text:p>-0.4500</text:p>
          </table:table-cell>
          <table:table-cell table:style-name="ce71" table:formula="of:=[.D161]/[.H161]*[.N$3]" office:value-type="float" office:value="1.01593786856939">
            <text:p>1.0159</text:p>
          </table:table-cell>
          <table:table-cell table:style-name="ce71" table:formula="of:=SQRT([.E161]*[.E161]+[.F161]*[.F161])/[.H161]*[.N$3]" office:value-type="float" office:value="0.0214771899389437">
            <text:p>0.0215</text:p>
          </table:table-cell>
          <table:table-cell table:style-name="ce88" table:formula="of:=[.P161]" office:value-type="float" office:value="0.0214771899389437">
            <text:p>0.0215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6">
            <text:p>0.6000</text:p>
          </table:table-cell>
          <table:table-cell table:style-name="ce71" table:formula="of:=[.B162]" office:value-type="float" office:value="0.6">
            <text:p>0.6000</text:p>
          </table:table-cell>
          <table:table-cell table:style-name="ce71" office:value-type="float" office:value="0.989">
            <text:p>0.989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D162]*0.019" office:value-type="float" office:value="0.018791">
            <text:p>0.0188</text:p>
          </table:table-cell>
          <table:table-cell table:style-name="ce47"/>
          <table:table-cell table:style-name="ce96" table:formula="of:=(1+[.B162]/0.71)*(1+[.B162]/0.71)" office:value-type="float" office:value="3.40428486411426">
            <text:p>3.4043</text:p>
          </table:table-cell>
          <table:table-cell table:style-name="ce47"/>
          <table:table-cell table:style-name="ce28" table:formula="of:=[.E162]/[.B162]/[.B162]*[.N$3]" office:value-type="float" office:value="0.0543053652555555">
            <text:p>0.0543</text:p>
          </table:table-cell>
          <table:table-cell table:style-name="ce28" table:formula="of:=[.G162]/[.B162]/[.B162]*[.N$3]" office:value-type="float" office:value="0">
            <text:p>0.0000</text:p>
          </table:table-cell>
          <table:table-cell table:style-name="ce47"/>
          <table:table-cell table:style-name="ce15" table:formula="of:=-[.B162]" office:value-type="float" office:value="-0.6">
            <text:p>-0.6000</text:p>
          </table:table-cell>
          <table:table-cell table:style-name="ce71" table:formula="of:=[.M162]" office:value-type="float" office:value="-0.6">
            <text:p>-0.6000</text:p>
          </table:table-cell>
          <table:table-cell table:style-name="ce71" table:formula="of:=[.D162]/[.H162]*[.N$3]" office:value-type="float" office:value="0.811367481082597">
            <text:p>0.8114</text:p>
          </table:table-cell>
          <table:table-cell table:style-name="ce71" table:formula="of:=SQRT([.E162]*[.E162]+[.F162]*[.F162])/[.H162]*[.N$3]" office:value-type="float" office:value="0.0164508843892063">
            <text:p>0.0165</text:p>
          </table:table-cell>
          <table:table-cell table:style-name="ce88" table:formula="of:=[.P162]" office:value-type="float" office:value="0.0164508843892063">
            <text:p>0.0165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0.75">
            <text:p>0.7500</text:p>
          </table:table-cell>
          <table:table-cell table:style-name="ce71" table:formula="of:=[.B163]" office:value-type="float" office:value="0.75">
            <text:p>0.7500</text:p>
          </table:table-cell>
          <table:table-cell table:style-name="ce71" office:value-type="float" office:value="1.013">
            <text:p>1.0130</text:p>
          </table:table-cell>
          <table:table-cell table:style-name="ce71" office:value-type="float" office:value="0.008">
            <text:p>0.0080</text:p>
          </table:table-cell>
          <table:table-cell table:style-name="ce88" table:formula="of:=[.D163]*0.019" office:value-type="float" office:value="0.019247">
            <text:p>0.0192</text:p>
          </table:table-cell>
          <table:table-cell table:style-name="ce47"/>
          <table:table-cell table:style-name="ce96" table:formula="of:=(1+[.B163]/0.71)*(1+[.B163]/0.71)" office:value-type="float" office:value="4.22852608609403">
            <text:p>4.2285</text:p>
          </table:table-cell>
          <table:table-cell table:style-name="ce47"/>
          <table:table-cell table:style-name="ce28" table:formula="of:=[.E163]/[.B163]/[.B163]*[.N$3]" office:value-type="float" office:value="0.0397204957297778">
            <text:p>0.0397</text:p>
          </table:table-cell>
          <table:table-cell table:style-name="ce28" table:formula="of:=[.G163]/[.B163]/[.B163]*[.N$3]" office:value-type="float" office:value="0">
            <text:p>0.0000</text:p>
          </table:table-cell>
          <table:table-cell table:style-name="ce47"/>
          <table:table-cell table:style-name="ce15" table:formula="of:=-[.B163]" office:value-type="float" office:value="-0.75">
            <text:p>-0.7500</text:p>
          </table:table-cell>
          <table:table-cell table:style-name="ce71" table:formula="of:=[.M163]" office:value-type="float" office:value="-0.75">
            <text:p>-0.7500</text:p>
          </table:table-cell>
          <table:table-cell table:style-name="ce71" table:formula="of:=[.D163]/[.H163]*[.N$3]" office:value-type="float" office:value="0.669063951368772">
            <text:p>0.6691</text:p>
          </table:table-cell>
          <table:table-cell table:style-name="ce71" table:formula="of:=SQRT([.E163]*[.E163]+[.F163]*[.F163])/[.H163]*[.N$3]" office:value-type="float" office:value="0.0137665967574929">
            <text:p>0.0138</text:p>
          </table:table-cell>
          <table:table-cell table:style-name="ce88" table:formula="of:=[.P163]" office:value-type="float" office:value="0.0137665967574929">
            <text:p>0.0138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">
            <text:p>1.0000</text:p>
          </table:table-cell>
          <table:table-cell table:style-name="ce71" table:formula="of:=[.B164]" office:value-type="float" office:value="1">
            <text:p>1.0000</text:p>
          </table:table-cell>
          <table:table-cell table:style-name="ce71" office:value-type="float" office:value="1.022">
            <text:p>1.0220</text:p>
          </table:table-cell>
          <table:table-cell table:style-name="ce71" office:value-type="float" office:value="0.009">
            <text:p>0.0090</text:p>
          </table:table-cell>
          <table:table-cell table:style-name="ce88" table:formula="of:=[.D164]*0.019" office:value-type="float" office:value="0.019418">
            <text:p>0.0194</text:p>
          </table:table-cell>
          <table:table-cell table:style-name="ce47"/>
          <table:table-cell table:style-name="ce96" table:formula="of:=(1+[.B164]/0.71)*(1+[.B164]/0.71)" office:value-type="float" office:value="5.80063479468359">
            <text:p>5.8006</text:p>
          </table:table-cell>
          <table:table-cell table:style-name="ce47"/>
          <table:table-cell table:style-name="ce28" table:formula="of:=[.E164]/[.B164]/[.B164]*[.N$3]" office:value-type="float" office:value="0.025135626204">
            <text:p>0.0251</text:p>
          </table:table-cell>
          <table:table-cell table:style-name="ce28" table:formula="of:=[.G164]/[.B164]/[.B164]*[.N$3]" office:value-type="float" office:value="0">
            <text:p>0.0000</text:p>
          </table:table-cell>
          <table:table-cell table:style-name="ce47"/>
          <table:table-cell table:style-name="ce15" table:formula="of:=-[.B164]" office:value-type="float" office:value="-1">
            <text:p>-1.0000</text:p>
          </table:table-cell>
          <table:table-cell table:style-name="ce71" table:formula="of:=[.M164]" office:value-type="float" office:value="-1">
            <text:p>-1.0000</text:p>
          </table:table-cell>
          <table:table-cell table:style-name="ce71" table:formula="of:=[.D164]/[.H164]*[.N$3]" office:value-type="float" office:value="0.492065109916594">
            <text:p>0.4921</text:p>
          </table:table-cell>
          <table:table-cell table:style-name="ce71" table:formula="of:=SQRT([.E164]*[.E164]+[.F164]*[.F164])/[.H164]*[.N$3]" office:value-type="float" office:value="0.0103046265224165">
            <text:p>0.0103</text:p>
          </table:table-cell>
          <table:table-cell table:style-name="ce88" table:formula="of:=[.P164]" office:value-type="float" office:value="0.0103046265224165">
            <text:p>0.0103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.25">
            <text:p>1.2500</text:p>
          </table:table-cell>
          <table:table-cell table:style-name="ce71" table:formula="of:=[.B165]" office:value-type="float" office:value="1.25">
            <text:p>1.2500</text:p>
          </table:table-cell>
          <table:table-cell table:style-name="ce71" office:value-type="float" office:value="1.035">
            <text:p>1.0350</text:p>
          </table:table-cell>
          <table:table-cell table:style-name="ce71" office:value-type="float" office:value="0.008">
            <text:p>0.0080</text:p>
          </table:table-cell>
          <table:table-cell table:style-name="ce88" table:formula="of:=[.D165]*0.019" office:value-type="float" office:value="0.019665">
            <text:p>0.0197</text:p>
          </table:table-cell>
          <table:table-cell table:style-name="ce47"/>
          <table:table-cell table:style-name="ce96" table:formula="of:=(1+[.B165]/0.71)*(1+[.B165]/0.71)" office:value-type="float" office:value="7.62071017655227">
            <text:p>7.6207</text:p>
          </table:table-cell>
          <table:table-cell table:style-name="ce47"/>
          <table:table-cell table:style-name="ce28" table:formula="of:=[.E165]/[.B165]/[.B165]*[.N$3]" office:value-type="float" office:value="0.01429937846272">
            <text:p>0.0143</text:p>
          </table:table-cell>
          <table:table-cell table:style-name="ce28" table:formula="of:=[.G165]/[.B165]/[.B165]*[.N$3]" office:value-type="float" office:value="0">
            <text:p>0.0000</text:p>
          </table:table-cell>
          <table:table-cell table:style-name="ce47"/>
          <table:table-cell table:style-name="ce15" table:formula="of:=-[.B165]" office:value-type="float" office:value="-1.25">
            <text:p>-1.2500</text:p>
          </table:table-cell>
          <table:table-cell table:style-name="ce71" table:formula="of:=[.M165]" office:value-type="float" office:value="-1.25">
            <text:p>-1.2500</text:p>
          </table:table-cell>
          <table:table-cell table:style-name="ce71" table:formula="of:=[.D165]/[.H165]*[.N$3]" office:value-type="float" office:value="0.379308088943457">
            <text:p>0.3793</text:p>
          </table:table-cell>
          <table:table-cell table:style-name="ce71" table:formula="of:=SQRT([.E165]*[.E165]+[.F165]*[.F165])/[.H165]*[.N$3]" office:value-type="float" office:value="0.0077803910128378">
            <text:p>0.0078</text:p>
          </table:table-cell>
          <table:table-cell table:style-name="ce88" table:formula="of:=[.P165]" office:value-type="float" office:value="0.0077803910128378">
            <text:p>0.0078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.5">
            <text:p>1.5000</text:p>
          </table:table-cell>
          <table:table-cell table:style-name="ce71" table:formula="of:=[.B166]" office:value-type="float" office:value="1.5">
            <text:p>1.5000</text:p>
          </table:table-cell>
          <table:table-cell table:style-name="ce71" office:value-type="float" office:value="1.04">
            <text:p>1.0400</text:p>
          </table:table-cell>
          <table:table-cell table:style-name="ce71" office:value-type="float" office:value="0.01">
            <text:p>0.0100</text:p>
          </table:table-cell>
          <table:table-cell table:style-name="ce88" table:formula="of:=[.D166]*0.019" office:value-type="float" office:value="0.01976">
            <text:p>0.0198</text:p>
          </table:table-cell>
          <table:table-cell table:style-name="ce47"/>
          <table:table-cell table:style-name="ce96" table:formula="of:=(1+[.B166]/0.71)*(1+[.B166]/0.71)" office:value-type="float" office:value="9.68875223170006">
            <text:p>9.6888</text:p>
          </table:table-cell>
          <table:table-cell table:style-name="ce47"/>
          <table:table-cell table:style-name="ce28" table:formula="of:=[.E166]/[.B166]/[.B166]*[.N$3]" office:value-type="float" office:value="0.0124126549155556">
            <text:p>0.0124</text:p>
          </table:table-cell>
          <table:table-cell table:style-name="ce28" table:formula="of:=[.G166]/[.B166]/[.B166]*[.N$3]" office:value-type="float" office:value="0">
            <text:p>0.0000</text:p>
          </table:table-cell>
          <table:table-cell table:style-name="ce47"/>
          <table:table-cell table:style-name="ce15" table:formula="of:=-[.B166]" office:value-type="float" office:value="-1.5">
            <text:p>-1.5000</text:p>
          </table:table-cell>
          <table:table-cell table:style-name="ce71" table:formula="of:=[.M166]" office:value-type="float" office:value="-1.5">
            <text:p>-1.5000</text:p>
          </table:table-cell>
          <table:table-cell table:style-name="ce71" table:formula="of:=[.D166]/[.H166]*[.N$3]" office:value-type="float" office:value="0.299786926198477">
            <text:p>0.2998</text:p>
          </table:table-cell>
          <table:table-cell table:style-name="ce71" table:formula="of:=SQRT([.E166]*[.E166]+[.F166]*[.F166])/[.H166]*[.N$3]" office:value-type="float" office:value="0.00638381193303932">
            <text:p>0.0064</text:p>
          </table:table-cell>
          <table:table-cell table:style-name="ce88" table:formula="of:=[.P166]" office:value-type="float" office:value="0.00638381193303932">
            <text:p>0.0064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.75">
            <text:p>1.7500</text:p>
          </table:table-cell>
          <table:table-cell table:style-name="ce71" table:formula="of:=[.B167]" office:value-type="float" office:value="1.75">
            <text:p>1.7500</text:p>
          </table:table-cell>
          <table:table-cell table:style-name="ce71" office:value-type="float" office:value="1.054">
            <text:p>1.0540</text:p>
          </table:table-cell>
          <table:table-cell table:style-name="ce71" office:value-type="float" office:value="0.006">
            <text:p>0.0060</text:p>
          </table:table-cell>
          <table:table-cell table:style-name="ce88" table:formula="of:=[.D167]*0.019" office:value-type="float" office:value="0.020026">
            <text:p>0.0200</text:p>
          </table:table-cell>
          <table:table-cell table:style-name="ce47"/>
          <table:table-cell table:style-name="ce96" table:formula="of:=(1+[.B167]/0.71)*(1+[.B167]/0.71)" office:value-type="float" office:value="12.004760960127">
            <text:p>12.0048</text:p>
          </table:table-cell>
          <table:table-cell table:style-name="ce47"/>
          <table:table-cell table:style-name="ce28" table:formula="of:=[.E167]/[.B167]/[.B167]*[.N$3]" office:value-type="float" office:value="0.00547170094236735">
            <text:p>0.0055</text:p>
          </table:table-cell>
          <table:table-cell table:style-name="ce28" table:formula="of:=[.G167]/[.B167]/[.B167]*[.N$3]" office:value-type="float" office:value="0">
            <text:p>0.0000</text:p>
          </table:table-cell>
          <table:table-cell table:style-name="ce47"/>
          <table:table-cell table:style-name="ce15" table:formula="of:=-[.B167]" office:value-type="float" office:value="-1.75">
            <text:p>-1.7500</text:p>
          </table:table-cell>
          <table:table-cell table:style-name="ce71" table:formula="of:=[.M167]" office:value-type="float" office:value="-1.75">
            <text:p>-1.7500</text:p>
          </table:table-cell>
          <table:table-cell table:style-name="ce71" table:formula="of:=[.D167]/[.H167]*[.N$3]" office:value-type="float" office:value="0.245207807385851">
            <text:p>0.2452</text:p>
          </table:table-cell>
          <table:table-cell table:style-name="ce71" table:formula="of:=SQRT([.E167]*[.E167]+[.F167]*[.F167])/[.H167]*[.N$3]" office:value-type="float" office:value="0.00486356374846519">
            <text:p>0.0049</text:p>
          </table:table-cell>
          <table:table-cell table:style-name="ce88" table:formula="of:=[.P167]" office:value-type="float" office:value="0.00486356374846519">
            <text:p>0.0049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">
            <text:p>2.0000</text:p>
          </table:table-cell>
          <table:table-cell table:style-name="ce71" table:formula="of:=[.B168]" office:value-type="float" office:value="2">
            <text:p>2.0000</text:p>
          </table:table-cell>
          <table:table-cell table:style-name="ce71" office:value-type="float" office:value="1.035">
            <text:p>1.0350</text:p>
          </table:table-cell>
          <table:table-cell table:style-name="ce71" office:value-type="float" office:value="0.01">
            <text:p>0.0100</text:p>
          </table:table-cell>
          <table:table-cell table:style-name="ce88" table:formula="of:=[.D168]*0.019" office:value-type="float" office:value="0.019665">
            <text:p>0.0197</text:p>
          </table:table-cell>
          <table:table-cell table:style-name="ce47"/>
          <table:table-cell table:style-name="ce96" table:formula="of:=(1+[.B168]/0.71)*(1+[.B168]/0.71)" office:value-type="float" office:value="14.568736361833">
            <text:p>14.5687</text:p>
          </table:table-cell>
          <table:table-cell table:style-name="ce47"/>
          <table:table-cell table:style-name="ce28" table:formula="of:=[.E168]/[.B168]/[.B168]*[.N$3]" office:value-type="float" office:value="0.00698211839">
            <text:p>0.0070</text:p>
          </table:table-cell>
          <table:table-cell table:style-name="ce28" table:formula="of:=[.G168]/[.B168]/[.B168]*[.N$3]" office:value-type="float" office:value="0">
            <text:p>0.0000</text:p>
          </table:table-cell>
          <table:table-cell table:style-name="ce47"/>
          <table:table-cell table:style-name="ce15" table:formula="of:=-[.B168]" office:value-type="float" office:value="-2">
            <text:p>-2.0000</text:p>
          </table:table-cell>
          <table:table-cell table:style-name="ce71" table:formula="of:=[.M168]" office:value-type="float" office:value="-2">
            <text:p>-2.0000</text:p>
          </table:table-cell>
          <table:table-cell table:style-name="ce71" table:formula="of:=[.D168]/[.H168]*[.N$3]" office:value-type="float" office:value="0.198410963152079">
            <text:p>0.1984</text:p>
          </table:table-cell>
          <table:table-cell table:style-name="ce71" table:formula="of:=SQRT([.E168]*[.E168]+[.F168]*[.F168])/[.H168]*[.N$3]" office:value-type="float" office:value="0.00422923135077261">
            <text:p>0.0042</text:p>
          </table:table-cell>
          <table:table-cell table:style-name="ce88" table:formula="of:=[.P168]" office:value-type="float" office:value="0.00422923135077261">
            <text:p>0.0042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.5">
            <text:p>2.5000</text:p>
          </table:table-cell>
          <table:table-cell table:style-name="ce71" table:formula="of:=[.B169]" office:value-type="float" office:value="2.5">
            <text:p>2.5000</text:p>
          </table:table-cell>
          <table:table-cell table:style-name="ce71" office:value-type="float" office:value="1.048">
            <text:p>1.0480</text:p>
          </table:table-cell>
          <table:table-cell table:style-name="ce71" office:value-type="float" office:value="0.006">
            <text:p>0.0060</text:p>
          </table:table-cell>
          <table:table-cell table:style-name="ce88" table:formula="of:=[.D169]*0.019" office:value-type="float" office:value="0.019912">
            <text:p>0.0199</text:p>
          </table:table-cell>
          <table:table-cell table:style-name="ce47"/>
          <table:table-cell table:style-name="ce96" table:formula="of:=(1+[.B169]/0.71)*(1+[.B169]/0.71)" office:value-type="float" office:value="20.4405871850823">
            <text:p>20.4406</text:p>
          </table:table-cell>
          <table:table-cell table:style-name="ce47"/>
          <table:table-cell table:style-name="ce28" table:formula="of:=[.E169]/[.B169]/[.B169]*[.N$3]" office:value-type="float" office:value="0.00268113346176">
            <text:p>0.0027</text:p>
          </table:table-cell>
          <table:table-cell table:style-name="ce28" table:formula="of:=[.G169]/[.B169]/[.B169]*[.N$3]" office:value-type="float" office:value="0">
            <text:p>0.0000</text:p>
          </table:table-cell>
          <table:table-cell table:style-name="ce47"/>
          <table:table-cell table:style-name="ce15" table:formula="of:=-[.B169]" office:value-type="float" office:value="-2.5">
            <text:p>-2.5000</text:p>
          </table:table-cell>
          <table:table-cell table:style-name="ce71" table:formula="of:=[.M169]" office:value-type="float" office:value="-2.5">
            <text:p>-2.5000</text:p>
          </table:table-cell>
          <table:table-cell table:style-name="ce71" table:formula="of:=[.D169]/[.H169]*[.N$3]" office:value-type="float" office:value="0.143190799881917">
            <text:p>0.1432</text:p>
          </table:table-cell>
          <table:table-cell table:style-name="ce71" table:formula="of:=SQRT([.E169]*[.E169]+[.F169]*[.F169])/[.H169]*[.N$3]" office:value-type="float" office:value="0.00284145468807192">
            <text:p>0.0028</text:p>
          </table:table-cell>
          <table:table-cell table:style-name="ce88" table:formula="of:=[.P169]" office:value-type="float" office:value="0.00284145468807192">
            <text:p>0.0028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3">
            <text:p>3.0000</text:p>
          </table:table-cell>
          <table:table-cell table:style-name="ce71" table:formula="of:=[.B170]" office:value-type="float" office:value="3">
            <text:p>3.0000</text:p>
          </table:table-cell>
          <table:table-cell table:style-name="ce71" office:value-type="float" office:value="1.043">
            <text:p>1.043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D170]*0.019" office:value-type="float" office:value="0.019817">
            <text:p>0.0198</text:p>
          </table:table-cell>
          <table:table-cell table:style-name="ce47"/>
          <table:table-cell table:style-name="ce96" table:formula="of:=(1+[.B170]/0.71)*(1+[.B170]/0.71)" office:value-type="float" office:value="27.3043047014481">
            <text:p>27.3043</text:p>
          </table:table-cell>
          <table:table-cell table:style-name="ce47"/>
          <table:table-cell table:style-name="ce28" table:formula="of:=[.E170]/[.B170]/[.B170]*[.N$3]" office:value-type="float" office:value="0.00217221461022222">
            <text:p>0.0022</text:p>
          </table:table-cell>
          <table:table-cell table:style-name="ce28" table:formula="of:=[.G170]/[.B170]/[.B170]*[.N$3]" office:value-type="float" office:value="0">
            <text:p>0.0000</text:p>
          </table:table-cell>
          <table:table-cell table:style-name="ce47"/>
          <table:table-cell table:style-name="ce15" table:formula="of:=-[.B170]" office:value-type="float" office:value="-3">
            <text:p>-3.0000</text:p>
          </table:table-cell>
          <table:table-cell table:style-name="ce71" table:formula="of:=[.M170]" office:value-type="float" office:value="-3">
            <text:p>-3.0000</text:p>
          </table:table-cell>
          <table:table-cell table:style-name="ce71" table:formula="of:=[.D170]/[.H170]*[.N$3]" office:value-type="float" office:value="0.106684269171429">
            <text:p>0.1067</text:p>
          </table:table-cell>
          <table:table-cell table:style-name="ce71" table:formula="of:=SQRT([.E170]*[.E170]+[.F170]*[.F170])/[.H170]*[.N$3]" office:value-type="float" office:value="0.00214974233435989">
            <text:p>0.0021</text:p>
          </table:table-cell>
          <table:table-cell table:style-name="ce88" table:formula="of:=[.P170]" office:value-type="float" office:value="0.00214974233435989">
            <text:p>0.0021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4">
            <text:p>4.0000</text:p>
          </table:table-cell>
          <table:table-cell table:style-name="ce71" table:formula="of:=[.B171]" office:value-type="float" office:value="4">
            <text:p>4.0000</text:p>
          </table:table-cell>
          <table:table-cell table:style-name="ce71" office:value-type="float" office:value="1.023">
            <text:p>1.0230</text:p>
          </table:table-cell>
          <table:table-cell table:style-name="ce71" office:value-type="float" office:value="0.008">
            <text:p>0.0080</text:p>
          </table:table-cell>
          <table:table-cell table:style-name="ce88" table:formula="of:=[.D171]*0.019" office:value-type="float" office:value="0.019437">
            <text:p>0.0194</text:p>
          </table:table-cell>
          <table:table-cell table:style-name="ce47"/>
          <table:table-cell table:style-name="ce96" table:formula="of:=(1+[.B171]/0.71)*(1+[.B171]/0.71)" office:value-type="float" office:value="44.0073398135291">
            <text:p>44.0073</text:p>
          </table:table-cell>
          <table:table-cell table:style-name="ce47"/>
          <table:table-cell table:style-name="ce28" table:formula="of:=[.E171]/[.B171]/[.B171]*[.N$3]" office:value-type="float" office:value="0.001396423678">
            <text:p>0.0014</text:p>
          </table:table-cell>
          <table:table-cell table:style-name="ce28" table:formula="of:=[.G171]/[.B171]/[.B171]*[.N$3]" office:value-type="float" office:value="0">
            <text:p>0.0000</text:p>
          </table:table-cell>
          <table:table-cell table:style-name="ce47"/>
          <table:table-cell table:style-name="ce15" table:formula="of:=-[.B171]" office:value-type="float" office:value="-4">
            <text:p>-4.0000</text:p>
          </table:table-cell>
          <table:table-cell table:style-name="ce71" table:formula="of:=[.M171]" office:value-type="float" office:value="-4">
            <text:p>-4.0000</text:p>
          </table:table-cell>
          <table:table-cell table:style-name="ce71" table:formula="of:=[.D171]/[.H171]*[.N$3]" office:value-type="float" office:value="0.0649228709868451">
            <text:p>0.0649</text:p>
          </table:table-cell>
          <table:table-cell table:style-name="ce71" table:formula="of:=SQRT([.E171]*[.E171]+[.F171]*[.F171])/[.H171]*[.N$3]" office:value-type="float" office:value="0.00133393125658495">
            <text:p>0.0013</text:p>
          </table:table-cell>
          <table:table-cell table:style-name="ce88" table:formula="of:=[.P171]" office:value-type="float" office:value="0.00133393125658495">
            <text:p>0.0013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5">
            <text:p>5.0000</text:p>
          </table:table-cell>
          <table:table-cell table:style-name="ce71" table:formula="of:=[.B172]" office:value-type="float" office:value="5">
            <text:p>5.0000</text:p>
          </table:table-cell>
          <table:table-cell table:style-name="ce71" office:value-type="float" office:value="1.011">
            <text:p>1.0110</text:p>
          </table:table-cell>
          <table:table-cell table:style-name="ce71" office:value-type="float" office:value="0.009">
            <text:p>0.0090</text:p>
          </table:table-cell>
          <table:table-cell table:style-name="ce88" table:formula="of:=[.D172]*0.019" office:value-type="float" office:value="0.019209">
            <text:p>0.0192</text:p>
          </table:table-cell>
          <table:table-cell table:style-name="ce47"/>
          <table:table-cell table:style-name="ce96" table:formula="of:=(1+[.B172]/0.71)*(1+[.B172]/0.71)" office:value-type="float" office:value="64.6778416980758">
            <text:p>64.6778</text:p>
          </table:table-cell>
          <table:table-cell table:style-name="ce47"/>
          <table:table-cell table:style-name="ce28" table:formula="of:=[.E172]/[.B172]/[.B172]*[.N$3]" office:value-type="float" office:value="0.00100542504816">
            <text:p>0.0010</text:p>
          </table:table-cell>
          <table:table-cell table:style-name="ce28" table:formula="of:=[.G172]/[.B172]/[.B172]*[.N$3]" office:value-type="float" office:value="0">
            <text:p>0.0000</text:p>
          </table:table-cell>
          <table:table-cell table:style-name="ce47"/>
          <table:table-cell table:style-name="ce15" table:formula="of:=-[.B172]" office:value-type="float" office:value="-5">
            <text:p>-5.0000</text:p>
          </table:table-cell>
          <table:table-cell table:style-name="ce71" table:formula="of:=[.M172]" office:value-type="float" office:value="-5">
            <text:p>-5.0000</text:p>
          </table:table-cell>
          <table:table-cell table:style-name="ce71" table:formula="of:=[.D172]/[.H172]*[.N$3]" office:value-type="float" office:value="0.0436558889843104">
            <text:p>0.0437</text:p>
          </table:table-cell>
          <table:table-cell table:style-name="ce71" table:formula="of:=SQRT([.E172]*[.E172]+[.F172]*[.F172])/[.H172]*[.N$3]" office:value-type="float" office:value="0.000915990623260164">
            <text:p>0.0009</text:p>
          </table:table-cell>
          <table:table-cell table:style-name="ce88" table:formula="of:=[.P172]" office:value-type="float" office:value="0.000915990623260164">
            <text:p>0.0009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6">
            <text:p>6.0000</text:p>
          </table:table-cell>
          <table:table-cell table:style-name="ce71" table:formula="of:=[.B173]" office:value-type="float" office:value="6">
            <text:p>6.0000</text:p>
          </table:table-cell>
          <table:table-cell table:style-name="ce71" office:value-type="float" office:value="0.986">
            <text:p>0.9860</text:p>
          </table:table-cell>
          <table:table-cell table:style-name="ce71" office:value-type="float" office:value="0.012">
            <text:p>0.0120</text:p>
          </table:table-cell>
          <table:table-cell table:style-name="ce88" table:formula="of:=[.D173]*0.019" office:value-type="float" office:value="0.018734">
            <text:p>0.0187</text:p>
          </table:table-cell>
          <table:table-cell table:style-name="ce47"/>
          <table:table-cell table:style-name="ce96" table:formula="of:=(1+[.B173]/0.71)*(1+[.B173]/0.71)" office:value-type="float" office:value="89.3158103550883">
            <text:p>89.3158</text:p>
          </table:table-cell>
          <table:table-cell table:style-name="ce47"/>
          <table:table-cell table:style-name="ce28" table:formula="of:=[.E173]/[.B173]/[.B173]*[.N$3]" office:value-type="float" office:value="0.000930949118666667">
            <text:p>0.0009</text:p>
          </table:table-cell>
          <table:table-cell table:style-name="ce28" table:formula="of:=[.G173]/[.B173]/[.B173]*[.N$3]" office:value-type="float" office:value="0">
            <text:p>0.0000</text:p>
          </table:table-cell>
          <table:table-cell table:style-name="ce47"/>
          <table:table-cell table:style-name="ce15" table:formula="of:=-[.B173]" office:value-type="float" office:value="-6">
            <text:p>-6.0000</text:p>
          </table:table-cell>
          <table:table-cell table:style-name="ce71" table:formula="of:=[.M173]" office:value-type="float" office:value="-6">
            <text:p>-6.0000</text:p>
          </table:table-cell>
          <table:table-cell table:style-name="ce71" table:formula="of:=[.D173]/[.H173]*[.N$3]" office:value-type="float" office:value="0.030831579337052">
            <text:p>0.0308</text:p>
          </table:table-cell>
          <table:table-cell table:style-name="ce71" table:formula="of:=SQRT([.E173]*[.E173]+[.F173]*[.F173])/[.H173]*[.N$3]" office:value-type="float" office:value="0.000695672951002448">
            <text:p>0.0007</text:p>
          </table:table-cell>
          <table:table-cell table:style-name="ce88" table:formula="of:=[.P173]" office:value-type="float" office:value="0.000695672951002448">
            <text:p>0.0007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7">
            <text:p>7.0000</text:p>
          </table:table-cell>
          <table:table-cell table:style-name="ce71" table:formula="of:=[.B174]" office:value-type="float" office:value="7">
            <text:p>7.0000</text:p>
          </table:table-cell>
          <table:table-cell table:style-name="ce71" office:value-type="float" office:value="0.958">
            <text:p>0.9580</text:p>
          </table:table-cell>
          <table:table-cell table:style-name="ce71" office:value-type="float" office:value="0.017">
            <text:p>0.0170</text:p>
          </table:table-cell>
          <table:table-cell table:style-name="ce88" table:formula="of:=[.D174]*0.019" office:value-type="float" office:value="0.018202">
            <text:p>0.0182</text:p>
          </table:table-cell>
          <table:table-cell table:style-name="ce47"/>
          <table:table-cell table:style-name="ce96" table:formula="of:=(1+[.B174]/0.71)*(1+[.B174]/0.71)" office:value-type="float" office:value="117.921245784567">
            <text:p>117.9212</text:p>
          </table:table-cell>
          <table:table-cell table:style-name="ce47"/>
          <table:table-cell table:style-name="ce28" table:formula="of:=[.E174]/[.B174]/[.B174]*[.N$3]" office:value-type="float" office:value="0.000968947041877551">
            <text:p>0.0010</text:p>
          </table:table-cell>
          <table:table-cell table:style-name="ce28" table:formula="of:=[.G174]/[.B174]/[.B174]*[.N$3]" office:value-type="float" office:value="0">
            <text:p>0.0000</text:p>
          </table:table-cell>
          <table:table-cell table:style-name="ce47"/>
          <table:table-cell table:style-name="ce15" table:formula="of:=-[.B174]" office:value-type="float" office:value="-7">
            <text:p>-7.0000</text:p>
          </table:table-cell>
          <table:table-cell table:style-name="ce71" table:formula="of:=[.M174]" office:value-type="float" office:value="-7">
            <text:p>-7.0000</text:p>
          </table:table-cell>
          <table:table-cell table:style-name="ce71" table:formula="of:=[.D174]/[.H174]*[.N$3]" office:value-type="float" office:value="0.0226892766375283">
            <text:p>0.0227</text:p>
          </table:table-cell>
          <table:table-cell table:style-name="ce71" table:formula="of:=SQRT([.E174]*[.E174]+[.F174]*[.F174])/[.H174]*[.N$3]" office:value-type="float" office:value="0.00058987571121949">
            <text:p>0.0006</text:p>
          </table:table-cell>
          <table:table-cell table:style-name="ce88" table:formula="of:=[.P174]" office:value-type="float" office:value="0.00058987571121949">
            <text:p>0.0006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office:value-type="float" office:value="9.7">
            <text:p>9.7000</text:p>
          </table:table-cell>
          <table:table-cell table:style-name="ce75" table:formula="of:=[.B175]" office:value-type="float" office:value="9.7">
            <text:p>9.7000</text:p>
          </table:table-cell>
          <table:table-cell table:style-name="ce75" office:value-type="float" office:value="0.879">
            <text:p>0.8790</text:p>
          </table:table-cell>
          <table:table-cell table:style-name="ce75" office:value-type="float" office:value="0.097">
            <text:p>0.0970</text:p>
          </table:table-cell>
          <table:table-cell table:style-name="ce89" table:formula="of:=[.D175]*0.019" office:value-type="float" office:value="0.016701">
            <text:p>0.0167</text:p>
          </table:table-cell>
          <table:table-cell table:style-name="ce47"/>
          <table:table-cell table:style-name="ce96" table:formula="of:=(1+[.B175]/0.71)*(1+[.B175]/0.71)" office:value-type="float" office:value="214.973417972624">
            <text:p>214.9734</text:p>
          </table:table-cell>
          <table:table-cell table:style-name="ce47"/>
          <table:table-cell table:style-name="ce28" table:formula="of:=[.E175]/[.B175]/[.B175]*[.N$3]" office:value-type="float" office:value="0.00287922407835052">
            <text:p>0.0029</text:p>
          </table:table-cell>
          <table:table-cell table:style-name="ce28" table:formula="of:=[.G175]/[.B175]/[.B175]*[.N$3]" office:value-type="float" office:value="0">
            <text:p>0.0000</text:p>
          </table:table-cell>
          <table:table-cell table:style-name="ce47"/>
          <table:table-cell table:style-name="ce16" table:formula="of:=-[.B175]" office:value-type="float" office:value="-9.7">
            <text:p>-9.7000</text:p>
          </table:table-cell>
          <table:table-cell table:style-name="ce75" table:formula="of:=[.M175]" office:value-type="float" office:value="-9.7">
            <text:p>-9.7000</text:p>
          </table:table-cell>
          <table:table-cell table:style-name="ce75" table:formula="of:=[.D175]/[.H175]*[.N$3]" office:value-type="float" office:value="0.0114196110806436">
            <text:p>0.0114</text:p>
          </table:table-cell>
          <table:table-cell table:style-name="ce75" table:formula="of:=SQRT([.E175]*[.E175]+[.F175]*[.F175])/[.H175]*[.N$3]" office:value-type="float" office:value="0.0012787268561151">
            <text:p>0.0013</text:p>
          </table:table-cell>
          <table:table-cell table:style-name="ce89" table:formula="of:=[.P175]" office:value-type="float" office:value="0.0012787268561151">
            <text:p>0.0013</text:p>
          </table:table-cell>
          <table:table-cell table:style-name="ce47"/>
          <table:table-cell table:style-name="ce46"/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3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6" office:value-type="string" table:number-columns-spanned="7" table:number-rows-spanned="1">
            <text:p>values of elastic form factors</text:p>
          </table:table-cell>
          <table:covered-table-cell table:number-columns-repeated="6"/>
          <table:table-cell table:number-columns-repeated="4"/>
          <table:table-cell table:style-name="ce53" table:formula="of:=[.B177]" office:value-type="string" office:string-value="values of elastic form factors" table:number-columns-spanned="5" table:number-rows-spanned="1">
            <text:p>values of elastic form factors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3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7"/>
          <table:table-cell table:style-name="ce83" office:value-type="string" table:number-columns-spanned="4" table:number-rows-spanned="1">
            <text:p>G_M^p/G_D/mu_p</text:p>
          </table:table-cell>
          <table:covered-table-cell table:number-columns-repeated="2" table:style-name="ce85"/>
          <table:covered-table-cell table:style-name="ce95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 (1)</text:p>
          </table:table-cell>
          <table:table-cell table:style-name="ce31" office:value-type="string">
            <text:p>dy+ (2)</text:p>
          </table:table-cell>
          <table:table-cell table:style-name="ce37" office:value-type="string">
            <text:p>dy+ (3)</text:p>
          </table:table-cell>
          <table:table-cell table:style-name="ce47" office:value-type="string">
            <text:p>1/G_D</text:p>
          </table:table-cell>
          <table:table-cell table:number-columns-repeated="4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office:value-type="float" office:value="1">
            <text:p>1.0000</text:p>
          </table:table-cell>
          <table:table-cell table:style-name="ce71" table:formula="of:=[.B181]" office:value-type="float" office:value="1">
            <text:p>1.0000</text:p>
          </table:table-cell>
          <table:table-cell table:style-name="ce71" office:value-type="float" office:value="1.017">
            <text:p>1.0170</text:p>
          </table:table-cell>
          <table:table-cell table:style-name="ce71" office:value-type="float" office:value="0.027">
            <text:p>0.0270</text:p>
          </table:table-cell>
          <table:table-cell table:style-name="ce71" office:value-type="float" office:value="0.015">
            <text:p>0.0150</text:p>
          </table:table-cell>
          <table:table-cell table:style-name="ce88" office:value-type="float" office:value="0.01">
            <text:p>0.0100</text:p>
          </table:table-cell>
          <table:table-cell table:style-name="ce96" table:formula="of:=(1+[.B181]/0.71)*(1+[.B181]/0.71)" office:value-type="float" office:value="5.80063479468359">
            <text:p>5.8006</text:p>
          </table:table-cell>
          <table:table-cell table:style-name="ce47"/>
          <table:table-cell table:style-name="ce28" table:formula="of:=[.E181]/[.B181]/[.B181]*[.N$3]" office:value-type="float" office:value="0.075406878612">
            <text:p>0.0754</text:p>
          </table:table-cell>
          <table:table-cell table:style-name="ce28" table:formula="of:=[.G181]/[.B181]/[.B181]*[.N$3]" office:value-type="float" office:value="0.02792847356">
            <text:p>0.0279</text:p>
          </table:table-cell>
          <table:table-cell table:style-name="ce47"/>
          <table:table-cell table:style-name="ce15" table:formula="of:=-[.B181]" office:value-type="float" office:value="-1">
            <text:p>-1.0000</text:p>
          </table:table-cell>
          <table:table-cell table:style-name="ce71" table:formula="of:=[.M181]" office:value-type="float" office:value="-1">
            <text:p>-1.0000</text:p>
          </table:table-cell>
          <table:table-cell table:style-name="ce71" table:formula="of:=[.D181]/[.H181]*[.N$3]" office:value-type="float" office:value="0.489657746365143">
            <text:p>0.4897</text:p>
          </table:table-cell>
          <table:table-cell table:style-name="ce71" table:formula="of:=SQRT([.E181]*[.E181]+[.F181]*[.F181]+[.G181]*[.G181])/[.H181]*[.N$3]" office:value-type="float" office:value="0.0156311878363395">
            <text:p>0.0156</text:p>
          </table:table-cell>
          <table:table-cell table:style-name="ce88" table:formula="of:=[.P181]" office:value-type="float" office:value="0.0156311878363395">
            <text:p>0.0156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.003">
            <text:p>2.0030</text:p>
          </table:table-cell>
          <table:table-cell table:style-name="ce71" table:formula="of:=[.B182]" office:value-type="float" office:value="2.003">
            <text:p>2.0030</text:p>
          </table:table-cell>
          <table:table-cell table:style-name="ce71" office:value-type="float" office:value="1.014">
            <text:p>1.0140</text:p>
          </table:table-cell>
          <table:table-cell table:style-name="ce71" office:value-type="float" office:value="0.017">
            <text:p>0.0170</text:p>
          </table:table-cell>
          <table:table-cell table:style-name="ce71" office:value-type="float" office:value="0.009">
            <text:p>0.0090</text:p>
          </table:table-cell>
          <table:table-cell table:style-name="ce88" office:value-type="float" office:value="0.01">
            <text:p>0.0100</text:p>
          </table:table-cell>
          <table:table-cell table:style-name="ce96" table:formula="of:=(1+[.B182]/0.71)*(1+[.B182]/0.71)" office:value-type="float" office:value="14.6010097202936">
            <text:p>14.6010</text:p>
          </table:table-cell>
          <table:table-cell table:style-name="ce47"/>
          <table:table-cell table:style-name="ce28" table:formula="of:=[.E182]/[.B182]/[.B182]*[.N$3]" office:value-type="float" office:value="0.0118340724190798">
            <text:p>0.0118</text:p>
          </table:table-cell>
          <table:table-cell table:style-name="ce28" table:formula="of:=[.G182]/[.B182]/[.B182]*[.N$3]" office:value-type="float" office:value="0.00696121907004695">
            <text:p>0.0070</text:p>
          </table:table-cell>
          <table:table-cell table:style-name="ce47"/>
          <table:table-cell table:style-name="ce15" table:formula="of:=-[.B182]" office:value-type="float" office:value="-2.003">
            <text:p>-2.0030</text:p>
          </table:table-cell>
          <table:table-cell table:style-name="ce71" table:formula="of:=[.M182]" office:value-type="float" office:value="-2.003">
            <text:p>-2.0030</text:p>
          </table:table-cell>
          <table:table-cell table:style-name="ce71" table:formula="of:=[.D182]/[.H182]*[.N$3]" office:value-type="float" office:value="0.193955573842811">
            <text:p>0.1940</text:p>
          </table:table-cell>
          <table:table-cell table:style-name="ce71" table:formula="of:=SQRT([.E182]*[.E182]+[.F182]*[.F182]+[.G182]*[.G182])/[.H182]*[.N$3]" office:value-type="float" office:value="0.00414680142136773">
            <text:p>0.0041</text:p>
          </table:table-cell>
          <table:table-cell table:style-name="ce88" table:formula="of:=[.P182]" office:value-type="float" office:value="0.00414680142136773">
            <text:p>0.0041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.497">
            <text:p>2.4970</text:p>
          </table:table-cell>
          <table:table-cell table:style-name="ce71" table:formula="of:=[.B183]" office:value-type="float" office:value="2.497">
            <text:p>2.4970</text:p>
          </table:table-cell>
          <table:table-cell table:style-name="ce71" office:value-type="float" office:value="1.03">
            <text:p>1.0300</text:p>
          </table:table-cell>
          <table:table-cell table:style-name="ce71" office:value-type="float" office:value="0.016">
            <text:p>0.0160</text:p>
          </table:table-cell>
          <table:table-cell table:style-name="ce71" office:value-type="float" office:value="0.01">
            <text:p>0.0100</text:p>
          </table:table-cell>
          <table:table-cell table:style-name="ce88" office:value-type="float" office:value="0.01">
            <text:p>0.0100</text:p>
          </table:table-cell>
          <table:table-cell table:style-name="ce96" table:formula="of:=(1+[.B183]/0.71)*(1+[.B183]/0.71)" office:value-type="float" office:value="20.402398333664">
            <text:p>20.4024</text:p>
          </table:table-cell>
          <table:table-cell table:style-name="ce47"/>
          <table:table-cell table:style-name="ce28" table:formula="of:=[.E183]/[.B183]/[.B183]*[.N$3]" office:value-type="float" office:value="0.00716687942166563">
            <text:p>0.0072</text:p>
          </table:table-cell>
          <table:table-cell table:style-name="ce28" table:formula="of:=[.G183]/[.B183]/[.B183]*[.N$3]" office:value-type="float" office:value="0.00447929963854102">
            <text:p>0.0045</text:p>
          </table:table-cell>
          <table:table-cell table:style-name="ce47"/>
          <table:table-cell table:style-name="ce15" table:formula="of:=-[.B183]" office:value-type="float" office:value="-2.497">
            <text:p>-2.4970</text:p>
          </table:table-cell>
          <table:table-cell table:style-name="ce71" table:formula="of:=[.M183]" office:value-type="float" office:value="-2.497">
            <text:p>-2.4970</text:p>
          </table:table-cell>
          <table:table-cell table:style-name="ce71" table:formula="of:=[.D183]/[.H183]*[.N$3]" office:value-type="float" office:value="0.14099483451088">
            <text:p>0.1410</text:p>
          </table:table-cell>
          <table:table-cell table:style-name="ce71" table:formula="of:=SQRT([.E183]*[.E183]+[.F183]*[.F183]+[.G183]*[.G183])/[.H183]*[.N$3]" office:value-type="float" office:value="0.00292313180816479">
            <text:p>0.0029</text:p>
          </table:table-cell>
          <table:table-cell table:style-name="ce88" table:formula="of:=[.P183]" office:value-type="float" office:value="0.00292313180816479">
            <text:p>0.0029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office:value-type="float" office:value="3.007">
            <text:p>3.0070</text:p>
          </table:table-cell>
          <table:table-cell table:style-name="ce75" table:formula="of:=[.B184]" office:value-type="float" office:value="3.007">
            <text:p>3.0070</text:p>
          </table:table-cell>
          <table:table-cell table:style-name="ce75" office:value-type="float" office:value="1.012">
            <text:p>1.0120</text:p>
          </table:table-cell>
          <table:table-cell table:style-name="ce75" office:value-type="float" office:value="0.02">
            <text:p>0.0200</text:p>
          </table:table-cell>
          <table:table-cell table:style-name="ce75" office:value-type="float" office:value="0.01">
            <text:p>0.0100</text:p>
          </table:table-cell>
          <table:table-cell table:style-name="ce89" office:value-type="float" office:value="0.01">
            <text:p>0.0100</text:p>
          </table:table-cell>
          <table:table-cell table:style-name="ce96" table:formula="of:=(1+[.B184]/0.71)*(1+[.B184]/0.71)" office:value-type="float" office:value="27.407437016465">
            <text:p>27.4074</text:p>
          </table:table-cell>
          <table:table-cell table:style-name="ce47"/>
          <table:table-cell table:style-name="ce28" table:formula="of:=[.E184]/[.B184]/[.B184]*[.N$3]" office:value-type="float" office:value="0.00617746565186718">
            <text:p>0.0062</text:p>
          </table:table-cell>
          <table:table-cell table:style-name="ce28" table:formula="of:=[.G184]/[.B184]/[.B184]*[.N$3]" office:value-type="float" office:value="0.00308873282593359">
            <text:p>0.0031</text:p>
          </table:table-cell>
          <table:table-cell table:style-name="ce47"/>
          <table:table-cell table:style-name="ce16" table:formula="of:=-[.B184]" office:value-type="float" office:value="-3.007">
            <text:p>-3.0070</text:p>
          </table:table-cell>
          <table:table-cell table:style-name="ce75" table:formula="of:=[.M184]" office:value-type="float" office:value="-3.007">
            <text:p>-3.0070</text:p>
          </table:table-cell>
          <table:table-cell table:style-name="ce75" table:formula="of:=[.D184]/[.H184]*[.N$3]" office:value-type="float" office:value="0.103123890153394">
            <text:p>0.1031</text:p>
          </table:table-cell>
          <table:table-cell table:style-name="ce75" table:formula="of:=SQRT([.E184]*[.E184]+[.F184]*[.F184]+[.G184]*[.G184])/[.H184]*[.N$3]" office:value-type="float" office:value="0.00249605643445294">
            <text:p>0.0025</text:p>
          </table:table-cell>
          <table:table-cell table:style-name="ce89" table:formula="of:=[.P184]" office:value-type="float" office:value="0.00249605643445294">
            <text:p>0.0025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3" office:value-type="string" table:number-columns-spanned="7" table:number-rows-spanned="1">
            <text:p>1994-PRD-50-N9-5491_Andivahis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9" table:formula="of:=[.B186]" office:value-type="string" office:string-value="1994-PRD-50-N9-5491_Andivahis" table:number-columns-spanned="5" table:number-rows-spanned="1">
            <text:p>1994-PRD-50-N9-5491_Andivahis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6" office:value-type="string" table:number-columns-spanned="7" table:number-rows-spanned="1">
            <text:p>(2) is normalization error 0.9%</text:p>
          </table:table-cell>
          <table:covered-table-cell table:number-columns-repeated="6"/>
          <table:table-cell table:number-columns-repeated="4"/>
          <table:table-cell table:style-name="ce53" table:number-columns-spanned="5" table:number-rows-spanned="1"/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3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7"/>
          <table:table-cell table:style-name="ce83" office:value-type="string" table:number-columns-spanned="3" table:number-rows-spanned="1">
            <text:p>G_M^p/G_D/mu_p</text:p>
          </table:table-cell>
          <table:covered-table-cell table:style-name="ce85"/>
          <table:covered-table-cell table:style-name="ce90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 (1)</text:p>
          </table:table-cell>
          <table:table-cell table:style-name="ce37" office:value-type="string">
            <text:p>dy+ (2)</text:p>
          </table:table-cell>
          <table:table-cell/>
          <table:table-cell table:style-name="ce47" office:value-type="string">
            <text:p>1/G_D</text:p>
          </table:table-cell>
          <table:table-cell table:number-columns-repeated="4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office:value-type="float" office:value="1.75">
            <text:p>1.7500</text:p>
          </table:table-cell>
          <table:table-cell table:style-name="ce71" table:formula="of:=[.B191]" office:value-type="float" office:value="1.75">
            <text:p>1.7500</text:p>
          </table:table-cell>
          <table:table-cell table:style-name="ce71" office:value-type="float" office:value="1.05">
            <text:p>1.0500</text:p>
          </table:table-cell>
          <table:table-cell table:style-name="ce71" office:value-type="float" office:value="0.01">
            <text:p>0.0100</text:p>
          </table:table-cell>
          <table:table-cell table:style-name="ce88" table:formula="of:=[.D191]*0.009" office:value-type="float" office:value="0.00945">
            <text:p>0.0095</text:p>
          </table:table-cell>
          <table:table-cell table:style-name="ce47"/>
          <table:table-cell table:style-name="ce96" table:formula="of:=(1+[.B191]/0.71)*(1+[.B191]/0.71)" office:value-type="float" office:value="12.004760960127">
            <text:p>12.0048</text:p>
          </table:table-cell>
          <table:table-cell table:style-name="ce47"/>
          <table:table-cell table:style-name="ce28" table:formula="of:=[.E191]/[.B191]/[.B191]*[.N$3]" office:value-type="float" office:value="0.00911950157061225">
            <text:p>0.0091</text:p>
          </table:table-cell>
          <table:table-cell table:style-name="ce28" table:formula="of:=[.G191]/[.B191]/[.B191]*[.N$3]" office:value-type="float" office:value="0">
            <text:p>0.0000</text:p>
          </table:table-cell>
          <table:table-cell table:style-name="ce47"/>
          <table:table-cell table:style-name="ce15" table:formula="of:=-[.B191]" office:value-type="float" office:value="-1.75">
            <text:p>-1.7500</text:p>
          </table:table-cell>
          <table:table-cell table:style-name="ce71" table:formula="of:=[.M191]" office:value-type="float" office:value="-1.75">
            <text:p>-1.7500</text:p>
          </table:table-cell>
          <table:table-cell table:style-name="ce71" table:formula="of:=[.D191]/[.H191]*[.N$3]" office:value-type="float" office:value="0.244277227471674">
            <text:p>0.2443</text:p>
          </table:table-cell>
          <table:table-cell table:style-name="ce71" table:formula="of:=SQRT([.E191]*[.E191]+[.F191]*[.F191])/[.H191]*[.N$3]" office:value-type="float" office:value="0.0032008981672268">
            <text:p>0.0032</text:p>
          </table:table-cell>
          <table:table-cell table:style-name="ce88" table:formula="of:=[.P191]" office:value-type="float" office:value="0.0032008981672268">
            <text:p>0.0032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.5">
            <text:p>2.5000</text:p>
          </table:table-cell>
          <table:table-cell table:style-name="ce71" table:formula="of:=[.B192]" office:value-type="float" office:value="2.5">
            <text:p>2.5000</text:p>
          </table:table-cell>
          <table:table-cell table:style-name="ce71" office:value-type="float" office:value="1.054">
            <text:p>1.0540</text:p>
          </table:table-cell>
          <table:table-cell table:style-name="ce71" office:value-type="float" office:value="0.007">
            <text:p>0.0070</text:p>
          </table:table-cell>
          <table:table-cell table:style-name="ce88" table:formula="of:=[.D192]*0.009" office:value-type="float" office:value="0.009486">
            <text:p>0.0095</text:p>
          </table:table-cell>
          <table:table-cell table:style-name="ce47"/>
          <table:table-cell table:style-name="ce96" table:formula="of:=(1+[.B192]/0.71)*(1+[.B192]/0.71)" office:value-type="float" office:value="20.4405871850823">
            <text:p>20.4406</text:p>
          </table:table-cell>
          <table:table-cell table:style-name="ce47"/>
          <table:table-cell table:style-name="ce28" table:formula="of:=[.E192]/[.B192]/[.B192]*[.N$3]" office:value-type="float" office:value="0.00312798903872">
            <text:p>0.0031</text:p>
          </table:table-cell>
          <table:table-cell table:style-name="ce28" table:formula="of:=[.G192]/[.B192]/[.B192]*[.N$3]" office:value-type="float" office:value="0">
            <text:p>0.0000</text:p>
          </table:table-cell>
          <table:table-cell table:style-name="ce47"/>
          <table:table-cell table:style-name="ce15" table:formula="of:=-[.B192]" office:value-type="float" office:value="-2.5">
            <text:p>-2.5000</text:p>
          </table:table-cell>
          <table:table-cell table:style-name="ce71" table:formula="of:=[.M192]" office:value-type="float" office:value="-2.5">
            <text:p>-2.5000</text:p>
          </table:table-cell>
          <table:table-cell table:style-name="ce71" table:formula="of:=[.D192]/[.H192]*[.N$3]" office:value-type="float" office:value="0.14401059453773">
            <text:p>0.1440</text:p>
          </table:table-cell>
          <table:table-cell table:style-name="ce71" table:formula="of:=SQRT([.E192]*[.E192]+[.F192]*[.F192])/[.H192]*[.N$3]" office:value-type="float" office:value="0.00161078116239092">
            <text:p>0.0016</text:p>
          </table:table-cell>
          <table:table-cell table:style-name="ce88" table:formula="of:=[.P192]" office:value-type="float" office:value="0.00161078116239092">
            <text:p>0.0016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3.25">
            <text:p>3.2500</text:p>
          </table:table-cell>
          <table:table-cell table:style-name="ce71" table:formula="of:=[.B193]" office:value-type="float" office:value="3.25">
            <text:p>3.2500</text:p>
          </table:table-cell>
          <table:table-cell table:style-name="ce71" office:value-type="float" office:value="1.045">
            <text:p>1.0450</text:p>
          </table:table-cell>
          <table:table-cell table:style-name="ce71" office:value-type="float" office:value="0.009">
            <text:p>0.0090</text:p>
          </table:table-cell>
          <table:table-cell table:style-name="ce88" table:formula="of:=[.D193]*0.009" office:value-type="float" office:value="0.009405">
            <text:p>0.0094</text:p>
          </table:table-cell>
          <table:table-cell table:style-name="ce47"/>
          <table:table-cell table:style-name="ce96" table:formula="of:=(1+[.B193]/0.71)*(1+[.B193]/0.71)" office:value-type="float" office:value="31.1081134695497">
            <text:p>31.1081</text:p>
          </table:table-cell>
          <table:table-cell table:style-name="ce47"/>
          <table:table-cell table:style-name="ce28" table:formula="of:=[.E193]/[.B193]/[.B193]*[.N$3]" office:value-type="float" office:value="0.002379704256">
            <text:p>0.0024</text:p>
          </table:table-cell>
          <table:table-cell table:style-name="ce28" table:formula="of:=[.G193]/[.B193]/[.B193]*[.N$3]" office:value-type="float" office:value="0">
            <text:p>0.0000</text:p>
          </table:table-cell>
          <table:table-cell table:style-name="ce47"/>
          <table:table-cell table:style-name="ce15" table:formula="of:=-[.B193]" office:value-type="float" office:value="-3.25">
            <text:p>-3.2500</text:p>
          </table:table-cell>
          <table:table-cell table:style-name="ce71" table:formula="of:=[.M193]" office:value-type="float" office:value="-3.25">
            <text:p>-3.2500</text:p>
          </table:table-cell>
          <table:table-cell table:style-name="ce71" table:formula="of:=[.D193]/[.H193]*[.N$3]" office:value-type="float" office:value="0.0938187874966063">
            <text:p>0.0938</text:p>
          </table:table-cell>
          <table:table-cell table:style-name="ce71" table:formula="of:=SQRT([.E193]*[.E193]+[.F193]*[.F193])/[.H193]*[.N$3]" office:value-type="float" office:value="0.00116869038197324">
            <text:p>0.0012</text:p>
          </table:table-cell>
          <table:table-cell table:style-name="ce88" table:formula="of:=[.P193]" office:value-type="float" office:value="0.00116869038197324">
            <text:p>0.0012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4">
            <text:p>4.0000</text:p>
          </table:table-cell>
          <table:table-cell table:style-name="ce71" table:formula="of:=[.B194]" office:value-type="float" office:value="4">
            <text:p>4.0000</text:p>
          </table:table-cell>
          <table:table-cell table:style-name="ce71" office:value-type="float" office:value="1.031">
            <text:p>1.0310</text:p>
          </table:table-cell>
          <table:table-cell table:style-name="ce71" office:value-type="float" office:value="0.009">
            <text:p>0.0090</text:p>
          </table:table-cell>
          <table:table-cell table:style-name="ce88" table:formula="of:=[.D194]*0.009" office:value-type="float" office:value="0.009279">
            <text:p>0.0093</text:p>
          </table:table-cell>
          <table:table-cell table:style-name="ce47"/>
          <table:table-cell table:style-name="ce96" table:formula="of:=(1+[.B194]/0.71)*(1+[.B194]/0.71)" office:value-type="float" office:value="44.0073398135291">
            <text:p>44.0073</text:p>
          </table:table-cell>
          <table:table-cell table:style-name="ce47"/>
          <table:table-cell table:style-name="ce28" table:formula="of:=[.E194]/[.B194]/[.B194]*[.N$3]" office:value-type="float" office:value="0.00157097663775">
            <text:p>0.0016</text:p>
          </table:table-cell>
          <table:table-cell table:style-name="ce28" table:formula="of:=[.G194]/[.B194]/[.B194]*[.N$3]" office:value-type="float" office:value="0">
            <text:p>0.0000</text:p>
          </table:table-cell>
          <table:table-cell table:style-name="ce47"/>
          <table:table-cell table:style-name="ce15" table:formula="of:=-[.B194]" office:value-type="float" office:value="-4">
            <text:p>-4.0000</text:p>
          </table:table-cell>
          <table:table-cell table:style-name="ce71" table:formula="of:=[.M194]" office:value-type="float" office:value="-4">
            <text:p>-4.0000</text:p>
          </table:table-cell>
          <table:table-cell table:style-name="ce71" table:formula="of:=[.D194]/[.H194]*[.N$3]" office:value-type="float" office:value="0.0654305767228126">
            <text:p>0.0654</text:p>
          </table:table-cell>
          <table:table-cell table:style-name="ce71" table:formula="of:=SQRT([.E194]*[.E194]+[.F194]*[.F194])/[.H194]*[.N$3]" office:value-type="float" office:value="0.000820370625279836">
            <text:p>0.0008</text:p>
          </table:table-cell>
          <table:table-cell table:style-name="ce88" table:formula="of:=[.P194]" office:value-type="float" office:value="0.000820370625279836">
            <text:p>0.0008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5">
            <text:p>5.0000</text:p>
          </table:table-cell>
          <table:table-cell table:style-name="ce71" table:formula="of:=[.B195]" office:value-type="float" office:value="5">
            <text:p>5.0000</text:p>
          </table:table-cell>
          <table:table-cell table:style-name="ce71" office:value-type="float" office:value="1.012">
            <text:p>1.0120</text:p>
          </table:table-cell>
          <table:table-cell table:style-name="ce71" office:value-type="float" office:value="0.009">
            <text:p>0.0090</text:p>
          </table:table-cell>
          <table:table-cell table:style-name="ce88" table:formula="of:=[.D195]*0.009" office:value-type="float" office:value="0.009108">
            <text:p>0.0091</text:p>
          </table:table-cell>
          <table:table-cell table:style-name="ce47"/>
          <table:table-cell table:style-name="ce96" table:formula="of:=(1+[.B195]/0.71)*(1+[.B195]/0.71)" office:value-type="float" office:value="64.6778416980758">
            <text:p>64.6778</text:p>
          </table:table-cell>
          <table:table-cell table:style-name="ce47"/>
          <table:table-cell table:style-name="ce28" table:formula="of:=[.E195]/[.B195]/[.B195]*[.N$3]" office:value-type="float" office:value="0.00100542504816">
            <text:p>0.0010</text:p>
          </table:table-cell>
          <table:table-cell table:style-name="ce28" table:formula="of:=[.G195]/[.B195]/[.B195]*[.N$3]" office:value-type="float" office:value="0">
            <text:p>0.0000</text:p>
          </table:table-cell>
          <table:table-cell table:style-name="ce47"/>
          <table:table-cell table:style-name="ce15" table:formula="of:=-[.B195]" office:value-type="float" office:value="-5">
            <text:p>-5.0000</text:p>
          </table:table-cell>
          <table:table-cell table:style-name="ce71" table:formula="of:=[.M195]" office:value-type="float" office:value="-5">
            <text:p>-5.0000</text:p>
          </table:table-cell>
          <table:table-cell table:style-name="ce71" table:formula="of:=[.D195]/[.H195]*[.N$3]" office:value-type="float" office:value="0.0436990698834047">
            <text:p>0.0437</text:p>
          </table:table-cell>
          <table:table-cell table:style-name="ce71" table:formula="of:=SQRT([.E195]*[.E195]+[.F195]*[.F195])/[.H195]*[.N$3]" office:value-type="float" office:value="0.000552910570686097">
            <text:p>0.0006</text:p>
          </table:table-cell>
          <table:table-cell table:style-name="ce88" table:formula="of:=[.P195]" office:value-type="float" office:value="0.000552910570686097">
            <text:p>0.0006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6">
            <text:p>6.0000</text:p>
          </table:table-cell>
          <table:table-cell table:style-name="ce71" table:formula="of:=[.B196]" office:value-type="float" office:value="6">
            <text:p>6.0000</text:p>
          </table:table-cell>
          <table:table-cell table:style-name="ce71" office:value-type="float" office:value="0.987">
            <text:p>0.9870</text:p>
          </table:table-cell>
          <table:table-cell table:style-name="ce71" office:value-type="float" office:value="0.012">
            <text:p>0.0120</text:p>
          </table:table-cell>
          <table:table-cell table:style-name="ce88" table:formula="of:=[.D196]*0.009" office:value-type="float" office:value="0.008883">
            <text:p>0.0089</text:p>
          </table:table-cell>
          <table:table-cell table:style-name="ce47"/>
          <table:table-cell table:style-name="ce96" table:formula="of:=(1+[.B196]/0.71)*(1+[.B196]/0.71)" office:value-type="float" office:value="89.3158103550883">
            <text:p>89.3158</text:p>
          </table:table-cell>
          <table:table-cell table:style-name="ce47"/>
          <table:table-cell table:style-name="ce28" table:formula="of:=[.E196]/[.B196]/[.B196]*[.N$3]" office:value-type="float" office:value="0.000930949118666667">
            <text:p>0.0009</text:p>
          </table:table-cell>
          <table:table-cell table:style-name="ce28" table:formula="of:=[.G196]/[.B196]/[.B196]*[.N$3]" office:value-type="float" office:value="0">
            <text:p>0.0000</text:p>
          </table:table-cell>
          <table:table-cell table:style-name="ce47"/>
          <table:table-cell table:style-name="ce15" table:formula="of:=-[.B196]" office:value-type="float" office:value="-6">
            <text:p>-6.0000</text:p>
          </table:table-cell>
          <table:table-cell table:style-name="ce71" table:formula="of:=[.M196]" office:value-type="float" office:value="-6">
            <text:p>-6.0000</text:p>
          </table:table-cell>
          <table:table-cell table:style-name="ce71" table:formula="of:=[.D196]/[.H196]*[.N$3]" office:value-type="float" office:value="0.0308628486872925">
            <text:p>0.0309</text:p>
          </table:table-cell>
          <table:table-cell table:style-name="ce71" table:formula="of:=SQRT([.E196]*[.E196]+[.F196]*[.F196])/[.H196]*[.N$3]" office:value-type="float" office:value="0.000466854319717203">
            <text:p>0.0005</text:p>
          </table:table-cell>
          <table:table-cell table:style-name="ce88" table:formula="of:=[.P196]" office:value-type="float" office:value="0.000466854319717203">
            <text:p>0.0005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7">
            <text:p>7.0000</text:p>
          </table:table-cell>
          <table:table-cell table:style-name="ce71" table:formula="of:=[.B197]" office:value-type="float" office:value="7">
            <text:p>7.0000</text:p>
          </table:table-cell>
          <table:table-cell table:style-name="ce71" office:value-type="float" office:value="0.959">
            <text:p>0.9590</text:p>
          </table:table-cell>
          <table:table-cell table:style-name="ce71" office:value-type="float" office:value="0.016">
            <text:p>0.0160</text:p>
          </table:table-cell>
          <table:table-cell table:style-name="ce88" table:formula="of:=[.D197]*0.009" office:value-type="float" office:value="0.008631">
            <text:p>0.0086</text:p>
          </table:table-cell>
          <table:table-cell table:style-name="ce47"/>
          <table:table-cell table:style-name="ce96" table:formula="of:=(1+[.B197]/0.71)*(1+[.B197]/0.71)" office:value-type="float" office:value="117.921245784567">
            <text:p>117.9212</text:p>
          </table:table-cell>
          <table:table-cell table:style-name="ce47"/>
          <table:table-cell table:style-name="ce28" table:formula="of:=[.E197]/[.B197]/[.B197]*[.N$3]" office:value-type="float" office:value="0.000911950157061225">
            <text:p>0.0009</text:p>
          </table:table-cell>
          <table:table-cell table:style-name="ce28" table:formula="of:=[.G197]/[.B197]/[.B197]*[.N$3]" office:value-type="float" office:value="0">
            <text:p>0.0000</text:p>
          </table:table-cell>
          <table:table-cell table:style-name="ce47"/>
          <table:table-cell table:style-name="ce15" table:formula="of:=-[.B197]" office:value-type="float" office:value="-7">
            <text:p>-7.0000</text:p>
          </table:table-cell>
          <table:table-cell table:style-name="ce71" table:formula="of:=[.M197]" office:value-type="float" office:value="-7">
            <text:p>-7.0000</text:p>
          </table:table-cell>
          <table:table-cell table:style-name="ce71" table:formula="of:=[.D197]/[.H197]*[.N$3]" office:value-type="float" office:value="0.0227129606423692">
            <text:p>0.0227</text:p>
          </table:table-cell>
          <table:table-cell table:style-name="ce71" table:formula="of:=SQRT([.E197]*[.E197]+[.F197]*[.F197])/[.H197]*[.N$3]" office:value-type="float" office:value="0.000430563327409071">
            <text:p>0.0004</text:p>
          </table:table-cell>
          <table:table-cell table:style-name="ce88" table:formula="of:=[.P197]" office:value-type="float" office:value="0.000430563327409071">
            <text:p>0.0004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office:value-type="float" office:value="8.83">
            <text:p>8.8300</text:p>
          </table:table-cell>
          <table:table-cell table:style-name="ce75" table:formula="of:=[.B198]" office:value-type="float" office:value="8.83">
            <text:p>8.8300</text:p>
          </table:table-cell>
          <table:table-cell table:style-name="ce75" office:value-type="float" office:value="0.916">
            <text:p>0.9160</text:p>
          </table:table-cell>
          <table:table-cell table:style-name="ce75" office:value-type="float" office:value="0.023">
            <text:p>0.0230</text:p>
          </table:table-cell>
          <table:table-cell table:style-name="ce89" table:formula="of:=[.D198]*0.009" office:value-type="float" office:value="0.008244">
            <text:p>0.0082</text:p>
          </table:table-cell>
          <table:table-cell table:style-name="ce47"/>
          <table:table-cell table:style-name="ce96" table:formula="of:=(1+[.B198]/0.71)*(1+[.B198]/0.71)" office:value-type="float" office:value="180.542749454473">
            <text:p>180.5427</text:p>
          </table:table-cell>
          <table:table-cell table:style-name="ce47"/>
          <table:table-cell table:style-name="ce28" table:formula="of:=[.E198]/[.B198]/[.B198]*[.N$3]" office:value-type="float" office:value="0.000823860400595622">
            <text:p>0.0008</text:p>
          </table:table-cell>
          <table:table-cell table:style-name="ce28" table:formula="of:=[.G198]/[.B198]/[.B198]*[.N$3]" office:value-type="float" office:value="0">
            <text:p>0.0000</text:p>
          </table:table-cell>
          <table:table-cell table:style-name="ce47"/>
          <table:table-cell table:style-name="ce16" table:formula="of:=-[.B198]" office:value-type="float" office:value="-8.83">
            <text:p>-8.8300</text:p>
          </table:table-cell>
          <table:table-cell table:style-name="ce75" table:formula="of:=[.M198]" office:value-type="float" office:value="-8.83">
            <text:p>-8.8300</text:p>
          </table:table-cell>
          <table:table-cell table:style-name="ce75" table:formula="of:=[.D198]/[.H198]*[.N$3]" office:value-type="float" office:value="0.0141697641463088">
            <text:p>0.0142</text:p>
          </table:table-cell>
          <table:table-cell table:style-name="ce75" table:formula="of:=SQRT([.E198]*[.E198]+[.F198]*[.F198])/[.H198]*[.N$3]" office:value-type="float" office:value="0.000377955831040396">
            <text:p>0.0004</text:p>
          </table:table-cell>
          <table:table-cell table:style-name="ce89" table:formula="of:=[.P198]" office:value-type="float" office:value="0.000377955831040396">
            <text:p>0.0004</text:p>
          </table:table-cell>
          <table:table-cell table:style-name="ce47"/>
          <table:table-cell table:style-name="ce46" office:value-type="string">
            <text:p>D</text:p>
          </table:table-cell>
          <table:table-cell table:style-name="ce46" office:value-type="string">
            <text:p>C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3" office:value-type="string" table:number-columns-spanned="3" table:number-rows-spanned="1">
            <text:p>t&gt;0</text:p>
          </table:table-cell>
          <table:covered-table-cell table:number-columns-repeated="2"/>
          <table:table-cell table:number-columns-repeated="8"/>
          <table:table-cell table:style-name="ce2" table:formula="of:=[.B200]" office:value-type="string" office:string-value="t&gt;0" table:number-columns-spanned="3" table:number-rows-spanned="1">
            <text:p>t&gt;0</text:p>
          </table:table-cell>
          <table:covered-table-cell table:style-name="ce55"/>
          <table:covered-table-cell/>
          <table:table-cell/>
          <table:table-cell table:style-name="ce58" office:value-type="string">
            <text:p>Limit value</text:p>
          </table:table-cell>
          <table:table-cell table:style-name="ce62"/>
          <table:table-cell table:style-name="ce108" table:formula="of:=4.2" office:value-type="float" office:value="4.2">
            <text:p>4.2000</text:p>
          </table:table-cell>
          <table:table-cell table:number-columns-repeated="1002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7" office:value-type="string" table:number-columns-spanned="7" table:number-rows-spanned="1">
            <text:p>1973-NuovoCimA-14-1_Castellano</text:p>
          </table:table-cell>
          <table:covered-table-cell table:number-columns-repeated="6"/>
          <table:table-cell table:number-columns-repeated="4"/>
          <table:table-cell table:style-name="ce3" table:formula="of:=[.B202]" office:value-type="string" office:string-value="1973-NuovoCimA-14-1_Castellano" table:number-columns-spanned="5" table:number-rows-spanned="1">
            <text:p>1973-NuovoCimA-14-1_Castellano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6" office:value-type="string" table:number-columns-spanned="7" table:number-rows-spanned="1">
            <text:p>ADONE73</text:p>
          </table:table-cell>
          <table:covered-table-cell table:number-columns-repeated="6"/>
          <table:table-cell table:number-columns-repeated="4"/>
          <table:table-cell table:style-name="ce53" table:formula="of:=[.B203]" office:value-type="string" office:string-value="ADONE73" table:number-columns-spanned="5" table:number-rows-spanned="1">
            <text:p>ADONE73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s IN GeV</text:p>
          </table:table-cell>
          <table:covered-table-cell table:style-name="ce76"/>
          <table:table-cell table:style-name="ce83" office:value-type="string" table:number-columns-spanned="3" table:number-rows-spanned="1">
            <text:p>|G_M^p| (= |G_E^p| )</text:p>
          </table:table-cell>
          <table:covered-table-cell table:number-columns-repeated="2" table:style-name="ce32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p|</text:p>
          </table:table-cell>
          <table:covered-table-cell table:number-columns-repeated="2"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6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8" table:formula="of:=2.1" office:value-type="float" office:value="2.1">
            <text:p>2.1000</text:p>
          </table:table-cell>
          <table:table-cell table:style-name="ce78" table:formula="of:=[.B207]" office:value-type="float" office:value="2.1">
            <text:p>2.1000</text:p>
          </table:table-cell>
          <table:table-cell table:style-name="ce78" table:formula="of:=0.27" office:value-type="float" office:value="0.27">
            <text:p>0.2700</text:p>
          </table:table-cell>
          <table:table-cell table:style-name="ce78" table:formula="of:=0.04" office:value-type="float" office:value="0.04">
            <text:p>0.0400</text:p>
          </table:table-cell>
          <table:table-cell table:style-name="ce43" table:formula="of:=[.E207]" office:value-type="float" office:value="0.04">
            <text:p>0.0400</text:p>
          </table:table-cell>
          <table:table-cell table:style-name="ce47" table:number-columns-repeated="6"/>
          <table:table-cell table:style-name="ce98" table:formula="of:=[.B207]*[.B207]" office:value-type="float" office:value="4.41">
            <text:p>4.4100</text:p>
          </table:table-cell>
          <table:table-cell table:style-name="ce100" table:formula="of:=[.M207]" office:value-type="float" office:value="4.41">
            <text:p>4.4100</text:p>
          </table:table-cell>
          <table:table-cell table:style-name="ce100" table:formula="of:=IF([.$T207]=&quot;L&quot;;[.$D207];[.$D210])" office:value-type="float" office:value="0.36">
            <text:p>0.3600</text:p>
          </table:table-cell>
          <table:table-cell table:style-name="ce100" table:formula="of:=IF([.$T207]=&quot;L&quot;;[.$E207];[.$E210])" office:value-type="float" office:value="0.05">
            <text:p>0.0500</text:p>
          </table:table-cell>
          <table:table-cell table:style-name="ce103" table:formula="of:=[.P207]" office:value-type="float" office:value="0.05">
            <text:p>0.0500</text:p>
          </table:table-cell>
          <table:table-cell table:style-name="ce47"/>
          <table:table-cell table:style-name="ce46" table:formula="of:=IF([.$T207]=&quot;L&quot;;&quot;E&quot;;&quot;&quot;)">
            <text:p/>
          </table:table-cell>
          <table:table-cell table:style-name="ce46" table:formula="of:=IF([.$M207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6">
          <table:table-cell table:style-name="ce47"/>
          <table:table-cell table:style-name="ce11" office:value-type="string" table:number-columns-spanned="2" table:number-rows-spanned="1">
            <text:p>s IN GeV</text:p>
          </table:table-cell>
          <table:covered-table-cell table:style-name="ce76"/>
          <table:table-cell table:style-name="ce83" office:value-type="string" table:number-columns-spanned="3" table:number-rows-spanned="1">
            <text:p>|G_M^p| ( |G_E^p| = 0 )</text:p>
          </table:table-cell>
          <table:covered-table-cell table:number-columns-repeated="2" table:style-name="ce32"/>
          <table:table-cell table:style-name="ce47" table:number-columns-repeated="6"/>
          <table:table-cell table:style-name="ce70" table:number-columns-repeated="3"/>
          <table:table-cell table:style-name="ce71"/>
          <table:table-cell table:style-name="ce104"/>
          <table:table-cell table:style-name="ce47"/>
          <table:table-cell table:style-name="ce46" table:number-columns-repeated="2"/>
          <table:table-cell table:style-name="ce47" table:number-columns-repeated="1001"/>
        </table:table-row>
        <table:table-row table:style-name="ro6">
          <table:table-cell table:style-name="ce47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style-name="ce47" table:number-columns-repeated="6"/>
          <table:table-cell table:style-name="ce70" table:number-columns-repeated="3"/>
          <table:table-cell table:style-name="ce71"/>
          <table:table-cell table:style-name="ce104"/>
          <table:table-cell table:style-name="ce47"/>
          <table:table-cell table:style-name="ce46" table:number-columns-repeated="2"/>
          <table:table-cell table:style-name="ce47" table:number-columns-repeated="1001"/>
        </table:table-row>
        <table:table-row table:style-name="ro9">
          <table:table-cell table:style-name="ce47"/>
          <table:table-cell table:style-name="ce68" table:formula="of:=[.B207]" office:value-type="float" office:value="2.1">
            <text:p>2.1000</text:p>
          </table:table-cell>
          <table:table-cell table:style-name="ce78" table:formula="of:=[.B210]" office:value-type="float" office:value="2.1">
            <text:p>2.1000</text:p>
          </table:table-cell>
          <table:table-cell table:style-name="ce78" office:value-type="float" office:value="0.36">
            <text:p>0.3600</text:p>
          </table:table-cell>
          <table:table-cell table:style-name="ce78" office:value-type="float" office:value="0.05">
            <text:p>0.0500</text:p>
          </table:table-cell>
          <table:table-cell table:style-name="ce43" table:formula="of:=[.E210]" office:value-type="float" office:value="0.05">
            <text:p>0.0500</text:p>
          </table:table-cell>
          <table:table-cell table:style-name="ce47" table:number-columns-repeated="6"/>
          <table:table-cell table:style-name="ce70" table:number-columns-repeated="3"/>
          <table:table-cell table:style-name="ce71"/>
          <table:table-cell table:style-name="ce104"/>
          <table:table-cell table:style-name="ce47"/>
          <table:table-cell table:style-name="ce46" table:number-columns-repeated="2"/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7" office:value-type="string" table:number-columns-spanned="7" table:number-rows-spanned="1">
            <text:p>1983-NuovoCimA-73-347_Bassompierre</text:p>
          </table:table-cell>
          <table:covered-table-cell table:number-columns-repeated="6"/>
          <table:table-cell table:number-columns-repeated="4"/>
          <table:table-cell table:style-name="ce3" table:formula="of:=[.B212]" office:value-type="string" office:string-value="1983-NuovoCimA-73-347_Bassompierre" table:number-columns-spanned="5" table:number-rows-spanned="1">
            <text:p>1983-NuovoCimA-73-347_Bassompierre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6" office:value-type="string" table:number-columns-spanned="7" table:number-rows-spanned="1">
            <text:p>ELPAR</text:p>
          </table:table-cell>
          <table:covered-table-cell table:number-columns-repeated="6"/>
          <table:table-cell table:number-columns-repeated="4"/>
          <table:table-cell table:style-name="ce53" table:formula="of:=[.B213]" office:value-type="string" office:string-value="ELPAR" table:number-columns-spanned="5" table:number-rows-spanned="1">
            <text:p>ELPAR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10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s IN GeV**2</text:p>
          </table:table-cell>
          <table:covered-table-cell table:style-name="ce76"/>
          <table:table-cell table:style-name="ce83" table:formula="of:=[.$D$205]" office:value-type="string" office:string-value="|G_M^p| (= |G_E^p| )" table:number-columns-spanned="3" table:number-rows-spanned="1">
            <text:p>|G_M^p| (= |G_E^p| )</text:p>
          </table:table-cell>
          <table:covered-table-cell table:number-columns-repeated="2" table:style-name="ce32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p|</text:p>
          </table:table-cell>
          <table:covered-table-cell table:number-columns-repeated="2"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6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9" table:formula="of:=3.521" office:value-type="float" office:value="3.521">
            <text:p>3.5210</text:p>
          </table:table-cell>
          <table:table-cell table:style-name="ce70" table:formula="of:=[.B217]" office:value-type="float" office:value="3.521">
            <text:p>3.5210</text:p>
          </table:table-cell>
          <table:table-cell table:style-name="ce70" office:value-type="float" office:value="0.51">
            <text:p>0.5100</text:p>
          </table:table-cell>
          <table:table-cell table:style-name="ce70" table:formula="of:=0.06" office:value-type="float" office:value="0.06">
            <text:p>0.0600</text:p>
          </table:table-cell>
          <table:table-cell table:style-name="ce42" table:formula="of:=[.E217]" office:value-type="float" office:value="0.06">
            <text:p>0.0600</text:p>
          </table:table-cell>
          <table:table-cell table:style-name="ce47" table:number-columns-repeated="6"/>
          <table:table-cell table:style-name="ce69" table:formula="of:=[.B217]" office:value-type="float" office:value="3.521">
            <text:p>3.5210</text:p>
          </table:table-cell>
          <table:table-cell table:style-name="ce70" table:formula="of:=[.M217]" office:value-type="float" office:value="3.521">
            <text:p>3.5210</text:p>
          </table:table-cell>
          <table:table-cell table:style-name="ce70" table:formula="of:=[.D217]" office:value-type="float" office:value="0.51">
            <text:p>0.5100</text:p>
          </table:table-cell>
          <table:table-cell table:style-name="ce71" table:formula="of:=[.E217]" office:value-type="float" office:value="0.06">
            <text:p>0.0600</text:p>
          </table:table-cell>
          <table:table-cell table:style-name="ce105" table:formula="of:=[.F217]" office:value-type="float" office:value="0.06">
            <text:p>0.0600</text:p>
          </table:table-cell>
          <table:table-cell table:style-name="ce47"/>
          <table:table-cell table:style-name="ce46" table:formula="of:=IF([.$T217]=&quot;L&quot;;&quot;E&quot;;&quot;&quot;)" office:value-type="string" office:string-value="E">
            <text:p>E</text:p>
          </table:table-cell>
          <table:table-cell table:style-name="ce46" table:formula="of:=IF([.$M217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8" table:formula="of:=3.61" office:value-type="float" office:value="3.61">
            <text:p>3.6100</text:p>
          </table:table-cell>
          <table:table-cell table:style-name="ce78" table:formula="of:=[.B218]" office:value-type="float" office:value="3.61">
            <text:p>3.6100</text:p>
          </table:table-cell>
          <table:table-cell table:style-name="ce78" office:value-type="float" office:value="0.42">
            <text:p>0.4200</text:p>
          </table:table-cell>
          <table:table-cell table:style-name="ce78" table:formula="of:=0.14" office:value-type="float" office:value="0.14">
            <text:p>0.1400</text:p>
          </table:table-cell>
          <table:table-cell table:style-name="ce43" table:formula="of:=0.08" office:value-type="float" office:value="0.08">
            <text:p>0.0800</text:p>
          </table:table-cell>
          <table:table-cell table:style-name="ce47" table:number-columns-repeated="6"/>
          <table:table-cell table:style-name="ce68" table:formula="of:=[.B218]" office:value-type="float" office:value="3.61">
            <text:p>3.6100</text:p>
          </table:table-cell>
          <table:table-cell table:style-name="ce78" table:formula="of:=[.M218]" office:value-type="float" office:value="3.61">
            <text:p>3.6100</text:p>
          </table:table-cell>
          <table:table-cell table:style-name="ce78" table:formula="of:=[.D218]" office:value-type="float" office:value="0.42">
            <text:p>0.4200</text:p>
          </table:table-cell>
          <table:table-cell table:style-name="ce75" table:formula="of:=[.E218]" office:value-type="float" office:value="0.14">
            <text:p>0.1400</text:p>
          </table:table-cell>
          <table:table-cell table:style-name="ce106" table:formula="of:=[.F218]" office:value-type="float" office:value="0.08">
            <text:p>0.0800</text:p>
          </table:table-cell>
          <table:table-cell table:style-name="ce47"/>
          <table:table-cell table:style-name="ce46" table:formula="of:=IF([.$T218]=&quot;L&quot;;&quot;E&quot;;&quot;&quot;)" office:value-type="string" office:string-value="E">
            <text:p>E</text:p>
          </table:table-cell>
          <table:table-cell table:style-name="ce46" table:formula="of:=IF([.$M218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7" office:value-type="string" table:number-columns-spanned="7" table:number-rows-spanned="1">
            <text:p>1979-PLB-86-395_Delcourt</text:p>
          </table:table-cell>
          <table:covered-table-cell table:number-columns-repeated="6"/>
          <table:table-cell table:number-columns-repeated="4"/>
          <table:table-cell table:style-name="ce3" table:formula="of:=[.B220]" office:value-type="string" office:string-value="1979-PLB-86-395_Delcourt" table:number-columns-spanned="5" table:number-rows-spanned="1">
            <text:p>1979-PLB-86-395_Delcourt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6" office:value-type="string" table:number-columns-spanned="7" table:number-rows-spanned="1">
            <text:p>DM1, assumption: |G_E^p|=|G_M^p|</text:p>
          </table:table-cell>
          <table:covered-table-cell table:number-columns-repeated="6"/>
          <table:table-cell table:number-columns-repeated="4"/>
          <table:table-cell table:style-name="ce53" table:formula="of:=[.B221]" office:value-type="string" office:string-value="DM1, assumption: |G_E^p|=|G_M^p|" table:number-columns-spanned="5" table:number-rows-spanned="1">
            <text:p>DM1, assumption: |G_E^p|=|G_M^p|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s IN GeV</text:p>
          </table:table-cell>
          <table:covered-table-cell table:style-name="ce76"/>
          <table:table-cell table:style-name="ce83" table:formula="of:=[.$D$205]" office:value-type="string" office:string-value="|G_M^p| (= |G_E^p| )" table:number-columns-spanned="3" table:number-rows-spanned="1">
            <text:p>|G_M^p| (= |G_E^p| )</text:p>
          </table:table-cell>
          <table:covered-table-cell table:number-columns-repeated="2" table:style-name="ce32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p|</text:p>
          </table:table-cell>
          <table:covered-table-cell table:number-columns-repeated="2"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6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9" table:formula="of:=1.925" office:value-type="float" office:value="1.925">
            <text:p>1.9250</text:p>
          </table:table-cell>
          <table:table-cell table:style-name="ce79" table:formula="of:=1.955" office:value-type="float" office:value="1.955">
            <text:p>1.9550</text:p>
          </table:table-cell>
          <table:table-cell table:style-name="ce79" office:value-type="float" office:value="0.155">
            <text:p>0.1550</text:p>
          </table:table-cell>
          <table:table-cell table:style-name="ce87" office:value-type="float" office:value="0.047">
            <text:p>0.0470</text:p>
          </table:table-cell>
          <table:table-cell table:style-name="ce42" office:value-type="float" office:value="0.047">
            <text:p>0.0470</text:p>
          </table:table-cell>
          <table:table-cell table:style-name="ce47" table:number-columns-repeated="6"/>
          <table:table-cell table:style-name="ce69" table:formula="of:=([.B225]+[.C225])/2*([.B225]+[.C225])/2" office:value-type="float" office:value="3.7636">
            <text:p>3.7636</text:p>
          </table:table-cell>
          <table:table-cell table:style-name="ce79" table:formula="of:=[.M225]" office:value-type="float" office:value="3.7636">
            <text:p>3.7636</text:p>
          </table:table-cell>
          <table:table-cell table:style-name="ce79" table:formula="of:=SQRT([.D225])" office:value-type="float" office:value="0.393700393700591">
            <text:p>0.3937</text:p>
          </table:table-cell>
          <table:table-cell table:style-name="ce87" table:formula="of:=[.E225]/(2*[.O225])" office:value-type="float" office:value="0.0596900596900895">
            <text:p>0.0597</text:p>
          </table:table-cell>
          <table:table-cell table:style-name="ce105" table:formula="of:=[.F225]/(2*[.O225])" office:value-type="float" office:value="0.0596900596900895">
            <text:p>0.0597</text:p>
          </table:table-cell>
          <table:table-cell table:style-name="ce47"/>
          <table:table-cell table:style-name="ce46" table:formula="of:=IF([.$T225]=&quot;L&quot;;&quot;E&quot;;&quot;&quot;)" office:value-type="string" office:string-value="E">
            <text:p>E</text:p>
          </table:table-cell>
          <table:table-cell table:style-name="ce46" table:formula="of:=IF([.$M225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1.956" office:value-type="float" office:value="1.956">
            <text:p>1.9560</text:p>
          </table:table-cell>
          <table:table-cell table:style-name="ce79" table:formula="of:=1.993" office:value-type="float" office:value="1.993">
            <text:p>1.9930</text:p>
          </table:table-cell>
          <table:table-cell table:style-name="ce79" office:value-type="float" office:value="0.062">
            <text:p>0.0620</text:p>
          </table:table-cell>
          <table:table-cell table:style-name="ce79" office:value-type="float" office:value="0.04">
            <text:p>0.0400</text:p>
          </table:table-cell>
          <table:table-cell table:style-name="ce91" table:formula="of:=[.E226]" office:value-type="float" office:value="0.04">
            <text:p>0.0400</text:p>
          </table:table-cell>
          <table:table-cell table:style-name="ce47" table:number-columns-repeated="6"/>
          <table:table-cell table:style-name="ce69" table:formula="of:=([.B226]+[.C226])/2*([.B226]+[.C226])/2" office:value-type="float" office:value="3.89865025">
            <text:p>3.8987</text:p>
          </table:table-cell>
          <table:table-cell table:style-name="ce79" table:formula="of:=[.M226]" office:value-type="float" office:value="3.89865025">
            <text:p>3.8987</text:p>
          </table:table-cell>
          <table:table-cell table:style-name="ce79" table:formula="of:=SQRT([.D226])" office:value-type="float" office:value="0.248997991959775">
            <text:p>0.2490</text:p>
          </table:table-cell>
          <table:table-cell table:style-name="ce87" table:formula="of:=[.E226]/(2*[.O226])" office:value-type="float" office:value="0.0803219328902499">
            <text:p>0.0803</text:p>
          </table:table-cell>
          <table:table-cell table:style-name="ce105" table:formula="of:=[.F226]/(2*[.O226])" office:value-type="float" office:value="0.0803219328902499">
            <text:p>0.0803</text:p>
          </table:table-cell>
          <table:table-cell table:style-name="ce47"/>
          <table:table-cell table:style-name="ce46" table:formula="of:=IF([.$T226]=&quot;L&quot;;&quot;E&quot;;&quot;&quot;)" office:value-type="string" office:string-value="E">
            <text:p>E</text:p>
          </table:table-cell>
          <table:table-cell table:style-name="ce46" table:formula="of:=IF([.$M226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2.002" office:value-type="float" office:value="2.002">
            <text:p>2.0020</text:p>
          </table:table-cell>
          <table:table-cell table:style-name="ce79" table:formula="of:=2.06" office:value-type="float" office:value="2.06">
            <text:p>2.0600</text:p>
          </table:table-cell>
          <table:table-cell table:style-name="ce79" office:value-type="float" office:value="0.07">
            <text:p>0.0700</text:p>
          </table:table-cell>
          <table:table-cell table:style-name="ce79" office:value-type="float" office:value="0.018">
            <text:p>0.0180</text:p>
          </table:table-cell>
          <table:table-cell table:style-name="ce91" table:formula="of:=[.E227]" office:value-type="float" office:value="0.018">
            <text:p>0.0180</text:p>
          </table:table-cell>
          <table:table-cell table:style-name="ce47" table:number-columns-repeated="6"/>
          <table:table-cell table:style-name="ce69" table:formula="of:=([.B227]+[.C227])/2*([.B227]+[.C227])/2" office:value-type="float" office:value="4.124961">
            <text:p>4.1250</text:p>
          </table:table-cell>
          <table:table-cell table:style-name="ce79" table:formula="of:=[.M227]" office:value-type="float" office:value="4.124961">
            <text:p>4.1250</text:p>
          </table:table-cell>
          <table:table-cell table:style-name="ce79" table:formula="of:=SQRT([.D227])" office:value-type="float" office:value="0.264575131106459">
            <text:p>0.2646</text:p>
          </table:table-cell>
          <table:table-cell table:style-name="ce87" table:formula="of:=[.E227]/(2*[.O227])" office:value-type="float" office:value="0.0340168025708304">
            <text:p>0.0340</text:p>
          </table:table-cell>
          <table:table-cell table:style-name="ce105" table:formula="of:=[.F227]/(2*[.O227])" office:value-type="float" office:value="0.0340168025708304">
            <text:p>0.0340</text:p>
          </table:table-cell>
          <table:table-cell table:style-name="ce47"/>
          <table:table-cell table:style-name="ce46" table:formula="of:=IF([.$T227]=&quot;L&quot;;&quot;E&quot;;&quot;&quot;)" office:value-type="string" office:string-value="E">
            <text:p>E</text:p>
          </table:table-cell>
          <table:table-cell table:style-name="ce46" table:formula="of:=IF([.$M227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8" table:formula="of:=2.11" office:value-type="float" office:value="2.11">
            <text:p>2.1100</text:p>
          </table:table-cell>
          <table:table-cell table:style-name="ce78" table:formula="of:=2.18" office:value-type="float" office:value="2.18">
            <text:p>2.1800</text:p>
          </table:table-cell>
          <table:table-cell table:style-name="ce78" office:value-type="float" office:value="0.043">
            <text:p>0.0430</text:p>
          </table:table-cell>
          <table:table-cell table:style-name="ce78" office:value-type="float" office:value="0.015">
            <text:p>0.0150</text:p>
          </table:table-cell>
          <table:table-cell table:style-name="ce92" table:formula="of:=[.E228]" office:value-type="float" office:value="0.015">
            <text:p>0.0150</text:p>
          </table:table-cell>
          <table:table-cell table:style-name="ce47" table:number-columns-repeated="6"/>
          <table:table-cell table:style-name="ce68" table:formula="of:=([.B227]+[.C227])/2*([.B227]+[.C227])/2" office:value-type="float" office:value="4.124961">
            <text:p>4.1250</text:p>
          </table:table-cell>
          <table:table-cell table:style-name="ce78" table:formula="of:=[.M228]" office:value-type="float" office:value="4.124961">
            <text:p>4.1250</text:p>
          </table:table-cell>
          <table:table-cell table:style-name="ce78" table:formula="of:=SQRT([.D228])" office:value-type="float" office:value="0.207364413533277">
            <text:p>0.2074</text:p>
          </table:table-cell>
          <table:table-cell table:style-name="ce75" table:formula="of:=[.E228]/(2*[.O228])" office:value-type="float" office:value="0.0361682116627809">
            <text:p>0.0362</text:p>
          </table:table-cell>
          <table:table-cell table:style-name="ce106" table:formula="of:=[.F228]/(2*[.O228])" office:value-type="float" office:value="0.0361682116627809">
            <text:p>0.0362</text:p>
          </table:table-cell>
          <table:table-cell table:style-name="ce47"/>
          <table:table-cell table:style-name="ce46" table:formula="of:=IF([.$T228]=&quot;L&quot;;&quot;E&quot;;&quot;&quot;)" office:value-type="string" office:string-value="E">
            <text:p>E</text:p>
          </table:table-cell>
          <table:table-cell table:style-name="ce46" table:formula="of:=IF([.$M228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7" office:value-type="string" table:number-columns-spanned="7" table:number-rows-spanned="1">
            <text:p>1983-NPB-224-379_Bisello</text:p>
          </table:table-cell>
          <table:covered-table-cell table:number-columns-repeated="6"/>
          <table:table-cell table:number-columns-repeated="4"/>
          <table:table-cell table:style-name="ce3" table:formula="of:=[.B230]" office:value-type="string" office:string-value="1983-NPB-224-379_Bisello" table:number-columns-spanned="5" table:number-rows-spanned="1">
            <text:p>1983-NPB-224-379_Bisello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6" office:value-type="string" table:number-columns-spanned="7" table:number-rows-spanned="1">
            <text:p>DM2</text:p>
          </table:table-cell>
          <table:covered-table-cell table:number-columns-repeated="6"/>
          <table:table-cell table:number-columns-repeated="4"/>
          <table:table-cell table:style-name="ce53" table:formula="of:=[.B231]" office:value-type="string" office:string-value="DM2" table:number-columns-spanned="5" table:number-rows-spanned="1">
            <text:p>DM2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s IN GeV**2</text:p>
          </table:table-cell>
          <table:covered-table-cell table:style-name="ce76"/>
          <table:table-cell table:style-name="ce83" table:formula="of:=[.$D$205]" office:value-type="string" office:string-value="|G_M^p| (= |G_E^p| )" table:number-columns-spanned="3" table:number-rows-spanned="1">
            <text:p>|G_M^p| (= |G_E^p| )</text:p>
          </table:table-cell>
          <table:covered-table-cell table:number-columns-repeated="2" table:style-name="ce32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p|</text:p>
          </table:table-cell>
          <table:covered-table-cell table:number-columns-repeated="2"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6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9" table:formula="of:=4" office:value-type="float" office:value="4">
            <text:p>4.0000</text:p>
          </table:table-cell>
          <table:table-cell table:style-name="ce79" table:formula="of:=[.B235]" office:value-type="float" office:value="4">
            <text:p>4.0000</text:p>
          </table:table-cell>
          <table:table-cell table:style-name="ce79" office:value-type="float" office:value="0.26">
            <text:p>0.2600</text:p>
          </table:table-cell>
          <table:table-cell table:style-name="ce87" office:value-type="float" office:value="0.03">
            <text:p>0.0300</text:p>
          </table:table-cell>
          <table:table-cell table:style-name="ce42" table:formula="of:=[.E235]" office:value-type="float" office:value="0.03">
            <text:p>0.0300</text:p>
          </table:table-cell>
          <table:table-cell table:style-name="ce47" table:number-columns-repeated="6"/>
          <table:table-cell table:style-name="ce69" table:formula="of:=[.B235]" office:value-type="float" office:value="4">
            <text:p>4.0000</text:p>
          </table:table-cell>
          <table:table-cell table:style-name="ce79" table:formula="of:=[.M235]" office:value-type="float" office:value="4">
            <text:p>4.0000</text:p>
          </table:table-cell>
          <table:table-cell table:style-name="ce79" table:formula="of:=[.D235]" office:value-type="float" office:value="0.26">
            <text:p>0.2600</text:p>
          </table:table-cell>
          <table:table-cell table:style-name="ce87" table:formula="of:=[.E235]" office:value-type="float" office:value="0.03">
            <text:p>0.0300</text:p>
          </table:table-cell>
          <table:table-cell table:style-name="ce105" table:formula="of:=[.P235]" office:value-type="float" office:value="0.03">
            <text:p>0.0300</text:p>
          </table:table-cell>
          <table:table-cell table:style-name="ce47"/>
          <table:table-cell table:style-name="ce46" table:formula="of:=IF([.$T235]=&quot;L&quot;;&quot;E&quot;;&quot;&quot;)" office:value-type="string" office:string-value="E">
            <text:p>E</text:p>
          </table:table-cell>
          <table:table-cell table:style-name="ce46" table:formula="of:=IF([.$M235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4.2" office:value-type="float" office:value="4.2">
            <text:p>4.2000</text:p>
          </table:table-cell>
          <table:table-cell table:style-name="ce79" table:formula="of:=[.B236]" office:value-type="float" office:value="4.2">
            <text:p>4.2000</text:p>
          </table:table-cell>
          <table:table-cell table:style-name="ce79" office:value-type="float" office:value="0.22">
            <text:p>0.2200</text:p>
          </table:table-cell>
          <table:table-cell table:style-name="ce87" office:value-type="float" office:value="0.02">
            <text:p>0.0200</text:p>
          </table:table-cell>
          <table:table-cell table:style-name="ce42" table:formula="of:=[.E236]" office:value-type="float" office:value="0.02">
            <text:p>0.0200</text:p>
          </table:table-cell>
          <table:table-cell table:style-name="ce47" table:number-columns-repeated="6"/>
          <table:table-cell table:style-name="ce69" table:formula="of:=[.B236]" office:value-type="float" office:value="4.2">
            <text:p>4.2000</text:p>
          </table:table-cell>
          <table:table-cell table:style-name="ce79" table:formula="of:=[.M236]" office:value-type="float" office:value="4.2">
            <text:p>4.2000</text:p>
          </table:table-cell>
          <table:table-cell table:style-name="ce79" table:formula="of:=[.D236]" office:value-type="float" office:value="0.22">
            <text:p>0.2200</text:p>
          </table:table-cell>
          <table:table-cell table:style-name="ce87" table:formula="of:=[.E236]" office:value-type="float" office:value="0.02">
            <text:p>0.0200</text:p>
          </table:table-cell>
          <table:table-cell table:style-name="ce105" table:formula="of:=[.P236]" office:value-type="float" office:value="0.02">
            <text:p>0.0200</text:p>
          </table:table-cell>
          <table:table-cell table:style-name="ce47"/>
          <table:table-cell table:style-name="ce46" table:formula="of:=IF([.$T236]=&quot;L&quot;;&quot;E&quot;;&quot;&quot;)" office:value-type="string" office:string-value="E">
            <text:p>E</text:p>
          </table:table-cell>
          <table:table-cell table:style-name="ce46" table:formula="of:=IF([.$M236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4.4" office:value-type="float" office:value="4.4">
            <text:p>4.4000</text:p>
          </table:table-cell>
          <table:table-cell table:style-name="ce79" table:formula="of:=[.B237]" office:value-type="float" office:value="4.4">
            <text:p>4.4000</text:p>
          </table:table-cell>
          <table:table-cell table:style-name="ce79" office:value-type="float" office:value="0.19">
            <text:p>0.1900</text:p>
          </table:table-cell>
          <table:table-cell table:style-name="ce87" office:value-type="float" office:value="0.02">
            <text:p>0.0200</text:p>
          </table:table-cell>
          <table:table-cell table:style-name="ce42" table:formula="of:=[.E237]" office:value-type="float" office:value="0.02">
            <text:p>0.0200</text:p>
          </table:table-cell>
          <table:table-cell table:style-name="ce47" table:number-columns-repeated="6"/>
          <table:table-cell table:style-name="ce69" table:formula="of:=[.B237]" office:value-type="float" office:value="4.4">
            <text:p>4.4000</text:p>
          </table:table-cell>
          <table:table-cell table:style-name="ce79" table:formula="of:=[.M237]" office:value-type="float" office:value="4.4">
            <text:p>4.4000</text:p>
          </table:table-cell>
          <table:table-cell table:style-name="ce79" table:formula="of:=[.D237]" office:value-type="float" office:value="0.19">
            <text:p>0.1900</text:p>
          </table:table-cell>
          <table:table-cell table:style-name="ce87" table:formula="of:=[.E237]" office:value-type="float" office:value="0.02">
            <text:p>0.0200</text:p>
          </table:table-cell>
          <table:table-cell table:style-name="ce105" table:formula="of:=[.P237]" office:value-type="float" office:value="0.02">
            <text:p>0.0200</text:p>
          </table:table-cell>
          <table:table-cell table:style-name="ce47"/>
          <table:table-cell table:style-name="ce46" table:formula="of:=IF([.$T237]=&quot;L&quot;;&quot;E&quot;;&quot;&quot;)">
            <text:p/>
          </table:table-cell>
          <table:table-cell table:style-name="ce46" table:formula="of:=IF([.$M237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4.6" office:value-type="float" office:value="4.6">
            <text:p>4.6000</text:p>
          </table:table-cell>
          <table:table-cell table:style-name="ce79" table:formula="of:=[.B238]" office:value-type="float" office:value="4.6">
            <text:p>4.6000</text:p>
          </table:table-cell>
          <table:table-cell table:style-name="ce79" office:value-type="float" office:value="0.17">
            <text:p>0.1700</text:p>
          </table:table-cell>
          <table:table-cell table:style-name="ce79" office:value-type="float" office:value="0.02">
            <text:p>0.0200</text:p>
          </table:table-cell>
          <table:table-cell table:style-name="ce42" table:formula="of:=[.E238]" office:value-type="float" office:value="0.02">
            <text:p>0.0200</text:p>
          </table:table-cell>
          <table:table-cell table:style-name="ce47" table:number-columns-repeated="6"/>
          <table:table-cell table:style-name="ce69" table:formula="of:=[.B238]" office:value-type="float" office:value="4.6">
            <text:p>4.6000</text:p>
          </table:table-cell>
          <table:table-cell table:style-name="ce79" table:formula="of:=[.M238]" office:value-type="float" office:value="4.6">
            <text:p>4.6000</text:p>
          </table:table-cell>
          <table:table-cell table:style-name="ce79" table:formula="of:=[.D238]" office:value-type="float" office:value="0.17">
            <text:p>0.1700</text:p>
          </table:table-cell>
          <table:table-cell table:style-name="ce87" table:formula="of:=[.E238]" office:value-type="float" office:value="0.02">
            <text:p>0.0200</text:p>
          </table:table-cell>
          <table:table-cell table:style-name="ce105" table:formula="of:=[.P238]" office:value-type="float" office:value="0.02">
            <text:p>0.0200</text:p>
          </table:table-cell>
          <table:table-cell table:style-name="ce47"/>
          <table:table-cell table:style-name="ce46" table:formula="of:=IF([.$T238]=&quot;L&quot;;&quot;E&quot;;&quot;&quot;)">
            <text:p/>
          </table:table-cell>
          <table:table-cell table:style-name="ce46" table:formula="of:=IF([.$M238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4.8" office:value-type="float" office:value="4.8">
            <text:p>4.8000</text:p>
          </table:table-cell>
          <table:table-cell table:style-name="ce79" table:formula="of:=[.B239]" office:value-type="float" office:value="4.8">
            <text:p>4.8000</text:p>
          </table:table-cell>
          <table:table-cell table:style-name="ce79" office:value-type="float" office:value="0.19">
            <text:p>0.1900</text:p>
          </table:table-cell>
          <table:table-cell table:style-name="ce79" office:value-type="float" office:value="0.02">
            <text:p>0.0200</text:p>
          </table:table-cell>
          <table:table-cell table:style-name="ce42" table:formula="of:=[.E239]" office:value-type="float" office:value="0.02">
            <text:p>0.0200</text:p>
          </table:table-cell>
          <table:table-cell table:style-name="ce47" table:number-columns-repeated="6"/>
          <table:table-cell table:style-name="ce69" table:formula="of:=[.B239]" office:value-type="float" office:value="4.8">
            <text:p>4.8000</text:p>
          </table:table-cell>
          <table:table-cell table:style-name="ce79" table:formula="of:=[.M239]" office:value-type="float" office:value="4.8">
            <text:p>4.8000</text:p>
          </table:table-cell>
          <table:table-cell table:style-name="ce79" table:formula="of:=[.D239]" office:value-type="float" office:value="0.19">
            <text:p>0.1900</text:p>
          </table:table-cell>
          <table:table-cell table:style-name="ce87" table:formula="of:=[.E239]" office:value-type="float" office:value="0.02">
            <text:p>0.0200</text:p>
          </table:table-cell>
          <table:table-cell table:style-name="ce105" table:formula="of:=[.P239]" office:value-type="float" office:value="0.02">
            <text:p>0.0200</text:p>
          </table:table-cell>
          <table:table-cell table:style-name="ce47"/>
          <table:table-cell table:style-name="ce46" table:formula="of:=IF([.$T239]=&quot;L&quot;;&quot;E&quot;;&quot;&quot;)">
            <text:p/>
          </table:table-cell>
          <table:table-cell table:style-name="ce46" table:formula="of:=IF([.$M239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8" table:formula="of:=5" office:value-type="float" office:value="5">
            <text:p>5.0000</text:p>
          </table:table-cell>
          <table:table-cell table:style-name="ce78" table:formula="of:=[.B240]" office:value-type="float" office:value="5">
            <text:p>5.0000</text:p>
          </table:table-cell>
          <table:table-cell table:style-name="ce78" office:value-type="float" office:value="0.14">
            <text:p>0.1400</text:p>
          </table:table-cell>
          <table:table-cell table:style-name="ce78" office:value-type="float" office:value="0.04">
            <text:p>0.0400</text:p>
          </table:table-cell>
          <table:table-cell table:style-name="ce43" table:formula="of:=[.E240]" office:value-type="float" office:value="0.04">
            <text:p>0.0400</text:p>
          </table:table-cell>
          <table:table-cell table:style-name="ce47" table:number-columns-repeated="6"/>
          <table:table-cell table:style-name="ce68" table:formula="of:=[.B240]" office:value-type="float" office:value="5">
            <text:p>5.0000</text:p>
          </table:table-cell>
          <table:table-cell table:style-name="ce78" table:formula="of:=[.M240]" office:value-type="float" office:value="5">
            <text:p>5.0000</text:p>
          </table:table-cell>
          <table:table-cell table:style-name="ce78" table:formula="of:=[.D240]" office:value-type="float" office:value="0.14">
            <text:p>0.1400</text:p>
          </table:table-cell>
          <table:table-cell table:style-name="ce75" table:formula="of:=[.E240]" office:value-type="float" office:value="0.04">
            <text:p>0.0400</text:p>
          </table:table-cell>
          <table:table-cell table:style-name="ce106" table:formula="of:=[.P240]" office:value-type="float" office:value="0.04">
            <text:p>0.0400</text:p>
          </table:table-cell>
          <table:table-cell table:style-name="ce47"/>
          <table:table-cell table:style-name="ce46" table:formula="of:=IF([.$T240]=&quot;L&quot;;&quot;E&quot;;&quot;&quot;)">
            <text:p/>
          </table:table-cell>
          <table:table-cell table:style-name="ce46" table:formula="of:=IF([.$M240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7" office:value-type="string" table:number-columns-spanned="7" table:number-rows-spanned="1">
            <text:p>1990-ZPhysC-48-23_Bisello.pdf</text:p>
          </table:table-cell>
          <table:covered-table-cell table:number-columns-repeated="6"/>
          <table:table-cell table:number-columns-repeated="4"/>
          <table:table-cell table:style-name="ce3" table:formula="of:=[.B242]" office:value-type="string" office:string-value="1990-ZPhysC-48-23_Bisello.pdf" table:number-columns-spanned="5" table:number-rows-spanned="1">
            <text:p>1990-ZPhysC-48-23_Bisello.pdf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6" office:value-type="string" table:number-columns-spanned="7" table:number-rows-spanned="1">
            <text:p>DM2</text:p>
          </table:table-cell>
          <table:covered-table-cell table:number-columns-repeated="6"/>
          <table:table-cell table:number-columns-repeated="4"/>
          <table:table-cell table:style-name="ce53" table:formula="of:=[.B243]" office:value-type="string" office:string-value="DM2" table:number-columns-spanned="5" table:number-rows-spanned="1">
            <text:p>DM2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s IN GeV</text:p>
          </table:table-cell>
          <table:covered-table-cell table:style-name="ce76"/>
          <table:table-cell table:style-name="ce83" office:value-type="string" table:number-columns-spanned="3" table:number-rows-spanned="1">
            <text:p>sigma_tot [pbarn]; <text:s/>|G_E^p|=|G_M^p|</text:p>
          </table:table-cell>
          <table:covered-table-cell table:number-columns-repeated="2" table:style-name="ce32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p|</text:p>
          </table:table-cell>
          <table:covered-table-cell table:number-columns-repeated="2"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6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6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8" table:formula="of:=2.386" office:value-type="float" office:value="2.386">
            <text:p>2.3860</text:p>
          </table:table-cell>
          <table:table-cell table:style-name="ce78" table:formula="of:=[.B247]" office:value-type="float" office:value="2.386">
            <text:p>2.3860</text:p>
          </table:table-cell>
          <table:table-cell table:style-name="ce78" table:formula="of:=86" office:value-type="float" office:value="86">
            <text:p>86.0000</text:p>
          </table:table-cell>
          <table:table-cell table:style-name="ce78" table:formula="of:=36" office:value-type="float" office:value="36">
            <text:p>36.0000</text:p>
          </table:table-cell>
          <table:table-cell table:style-name="ce43" table:formula="of:=27" office:value-type="float" office:value="27">
            <text:p>27.0000</text:p>
          </table:table-cell>
          <table:table-cell table:style-name="ce47" table:number-columns-repeated="6"/>
          <table:table-cell table:style-name="ce68" table:formula="of:=[.B247]*[.B247]" office:value-type="float" office:value="5.692996">
            <text:p>5.6930</text:p>
          </table:table-cell>
          <table:table-cell table:style-name="ce78" table:formula="of:=[.M247]" office:value-type="float" office:value="5.692996">
            <text:p>5.6930</text:p>
          </table:table-cell>
          <table:table-cell table:style-name="ce78" table:formula="of:=0.0835" office:value-type="float" office:value="0.0835">
            <text:p>0.0835</text:p>
          </table:table-cell>
          <table:table-cell table:style-name="ce75" office:value-type="float" office:value="0.0175">
            <text:p>0.0175</text:p>
          </table:table-cell>
          <table:table-cell table:style-name="ce106" table:formula="of:=0.0131" office:value-type="float" office:value="0.0131">
            <text:p>0.0131</text:p>
          </table:table-cell>
          <table:table-cell table:style-name="ce47"/>
          <table:table-cell table:style-name="ce46" table:formula="of:=IF([.$T247]=&quot;L&quot;;&quot;E&quot;;&quot;&quot;)">
            <text:p/>
          </table:table-cell>
          <table:table-cell table:style-name="ce46" table:formula="of:=IF([.$M247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7" office:value-type="string" table:number-columns-spanned="7" table:number-rows-spanned="1">
            <text:p>1994-NPB-411-3_Bardin</text:p>
          </table:table-cell>
          <table:covered-table-cell table:number-columns-repeated="6"/>
          <table:table-cell table:number-columns-repeated="4"/>
          <table:table-cell table:style-name="ce3" table:formula="of:=[.B249]" office:value-type="string" office:string-value="1994-NPB-411-3_Bardin" table:number-columns-spanned="5" table:number-rows-spanned="1">
            <text:p>1994-NPB-411-3_Bardin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6" office:value-type="string" table:number-columns-spanned="7" table:number-rows-spanned="1">
            <text:p>CERN PS170</text:p>
          </table:table-cell>
          <table:covered-table-cell table:number-columns-repeated="6"/>
          <table:table-cell table:number-columns-repeated="4"/>
          <table:table-cell table:style-name="ce53" table:formula="of:=[.B250]" office:value-type="string" office:string-value="CERN PS170" table:number-columns-spanned="5" table:number-rows-spanned="1">
            <text:p>CERN PS170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s IN GeV**2</text:p>
          </table:table-cell>
          <table:covered-table-cell table:style-name="ce76"/>
          <table:table-cell table:style-name="ce83" table:formula="of:=[.$D$205]" office:value-type="string" office:string-value="|G_M^p| (= |G_E^p| )" table:number-columns-spanned="3" table:number-rows-spanned="1">
            <text:p>|G_M^p| (= |G_E^p| )</text:p>
          </table:table-cell>
          <table:covered-table-cell table:number-columns-repeated="2" table:style-name="ce32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p|</text:p>
          </table:table-cell>
          <table:covered-table-cell table:number-columns-repeated="2"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6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9" table:formula="of:=3.52" office:value-type="float" office:value="3.52">
            <text:p>3.5200</text:p>
          </table:table-cell>
          <table:table-cell table:style-name="ce70" table:formula="of:=[.B254]" office:value-type="float" office:value="3.52">
            <text:p>3.5200</text:p>
          </table:table-cell>
          <table:table-cell table:style-name="ce70" table:formula="of:=0.53" office:value-type="float" office:value="0.53">
            <text:p>0.5300</text:p>
          </table:table-cell>
          <table:table-cell table:style-name="ce70" table:formula="of:=0.04" office:value-type="float" office:value="0.04">
            <text:p>0.0400</text:p>
          </table:table-cell>
          <table:table-cell table:style-name="ce42" table:formula="of:=0.06" office:value-type="float" office:value="0.06">
            <text:p>0.0600</text:p>
          </table:table-cell>
          <table:table-cell table:style-name="ce47" table:number-columns-repeated="6"/>
          <table:table-cell table:style-name="ce69" table:formula="of:=[.B254]" office:value-type="float" office:value="3.52">
            <text:p>3.5200</text:p>
          </table:table-cell>
          <table:table-cell table:style-name="ce70" table:formula="of:=[.M254]" office:value-type="float" office:value="3.52">
            <text:p>3.5200</text:p>
          </table:table-cell>
          <table:table-cell table:style-name="ce70" table:formula="of:=[.D254]" office:value-type="float" office:value="0.53">
            <text:p>0.5300</text:p>
          </table:table-cell>
          <table:table-cell table:style-name="ce71" table:formula="of:=[.E254]" office:value-type="float" office:value="0.04">
            <text:p>0.0400</text:p>
          </table:table-cell>
          <table:table-cell table:style-name="ce105" table:formula="of:=[.F254]" office:value-type="float" office:value="0.06">
            <text:p>0.0600</text:p>
          </table:table-cell>
          <table:table-cell table:style-name="ce47"/>
          <table:table-cell table:style-name="ce46" table:formula="of:=IF([.$T254]=&quot;L&quot;;&quot;E&quot;;&quot;&quot;)" office:value-type="string" office:string-value="E">
            <text:p>E</text:p>
          </table:table-cell>
          <table:table-cell table:style-name="ce46" table:formula="of:=IF([.$M254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3.55" office:value-type="float" office:value="3.55">
            <text:p>3.5500</text:p>
          </table:table-cell>
          <table:table-cell table:style-name="ce70" table:formula="of:=[.B255]" office:value-type="float" office:value="3.55">
            <text:p>3.5500</text:p>
          </table:table-cell>
          <table:table-cell table:style-name="ce70" table:formula="of:=0.39" office:value-type="float" office:value="0.39">
            <text:p>0.3900</text:p>
          </table:table-cell>
          <table:table-cell table:style-name="ce70" table:formula="of:=0.05" office:value-type="float" office:value="0.05">
            <text:p>0.0500</text:p>
          </table:table-cell>
          <table:table-cell table:style-name="ce42" table:formula="of:=[.E255]" office:value-type="float" office:value="0.05">
            <text:p>0.0500</text:p>
          </table:table-cell>
          <table:table-cell table:style-name="ce47" table:number-columns-repeated="6"/>
          <table:table-cell table:style-name="ce69" table:formula="of:=[.B255]" office:value-type="float" office:value="3.55">
            <text:p>3.5500</text:p>
          </table:table-cell>
          <table:table-cell table:style-name="ce70" table:formula="of:=[.M255]" office:value-type="float" office:value="3.55">
            <text:p>3.5500</text:p>
          </table:table-cell>
          <table:table-cell table:style-name="ce70" table:formula="of:=[.D255]" office:value-type="float" office:value="0.39">
            <text:p>0.3900</text:p>
          </table:table-cell>
          <table:table-cell table:style-name="ce71" table:formula="of:=[.E255]" office:value-type="float" office:value="0.05">
            <text:p>0.0500</text:p>
          </table:table-cell>
          <table:table-cell table:style-name="ce105" table:formula="of:=[.F255]" office:value-type="float" office:value="0.05">
            <text:p>0.0500</text:p>
          </table:table-cell>
          <table:table-cell table:style-name="ce47"/>
          <table:table-cell table:style-name="ce46" table:formula="of:=IF([.$T255]=&quot;L&quot;;&quot;E&quot;;&quot;&quot;)" office:value-type="string" office:string-value="E">
            <text:p>E</text:p>
          </table:table-cell>
          <table:table-cell table:style-name="ce46" table:formula="of:=IF([.$M255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3.57" office:value-type="float" office:value="3.57">
            <text:p>3.5700</text:p>
          </table:table-cell>
          <table:table-cell table:style-name="ce70" table:formula="of:=[.B256]" office:value-type="float" office:value="3.57">
            <text:p>3.5700</text:p>
          </table:table-cell>
          <table:table-cell table:style-name="ce70" table:formula="of:=0.34" office:value-type="float" office:value="0.34">
            <text:p>0.3400</text:p>
          </table:table-cell>
          <table:table-cell table:style-name="ce70" table:formula="of:=0.04" office:value-type="float" office:value="0.04">
            <text:p>0.0400</text:p>
          </table:table-cell>
          <table:table-cell table:style-name="ce42" table:formula="of:=[.E256]" office:value-type="float" office:value="0.04">
            <text:p>0.0400</text:p>
          </table:table-cell>
          <table:table-cell table:style-name="ce47" table:number-columns-repeated="6"/>
          <table:table-cell table:style-name="ce69" table:formula="of:=[.B256]" office:value-type="float" office:value="3.57">
            <text:p>3.5700</text:p>
          </table:table-cell>
          <table:table-cell table:style-name="ce70" table:formula="of:=[.M256]" office:value-type="float" office:value="3.57">
            <text:p>3.5700</text:p>
          </table:table-cell>
          <table:table-cell table:style-name="ce70" table:formula="of:=[.D256]" office:value-type="float" office:value="0.34">
            <text:p>0.3400</text:p>
          </table:table-cell>
          <table:table-cell table:style-name="ce71" table:formula="of:=[.E256]" office:value-type="float" office:value="0.04">
            <text:p>0.0400</text:p>
          </table:table-cell>
          <table:table-cell table:style-name="ce105" table:formula="of:=[.F256]" office:value-type="float" office:value="0.04">
            <text:p>0.0400</text:p>
          </table:table-cell>
          <table:table-cell table:style-name="ce47"/>
          <table:table-cell table:style-name="ce46" table:formula="of:=IF([.$T256]=&quot;L&quot;;&quot;E&quot;;&quot;&quot;)" office:value-type="string" office:string-value="E">
            <text:p>E</text:p>
          </table:table-cell>
          <table:table-cell table:style-name="ce46" table:formula="of:=IF([.$M256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3.6" office:value-type="float" office:value="3.6">
            <text:p>3.6000</text:p>
          </table:table-cell>
          <table:table-cell table:style-name="ce70" table:formula="of:=[.B257]" office:value-type="float" office:value="3.6">
            <text:p>3.6000</text:p>
          </table:table-cell>
          <table:table-cell table:style-name="ce70" table:formula="of:=0.31" office:value-type="float" office:value="0.31">
            <text:p>0.3100</text:p>
          </table:table-cell>
          <table:table-cell table:style-name="ce70" table:formula="of:=0.03" office:value-type="float" office:value="0.03">
            <text:p>0.0300</text:p>
          </table:table-cell>
          <table:table-cell table:style-name="ce42" table:formula="of:=[.E257]" office:value-type="float" office:value="0.03">
            <text:p>0.0300</text:p>
          </table:table-cell>
          <table:table-cell table:style-name="ce47" table:number-columns-repeated="6"/>
          <table:table-cell table:style-name="ce69" table:formula="of:=[.B257]" office:value-type="float" office:value="3.6">
            <text:p>3.6000</text:p>
          </table:table-cell>
          <table:table-cell table:style-name="ce70" table:formula="of:=[.M257]" office:value-type="float" office:value="3.6">
            <text:p>3.6000</text:p>
          </table:table-cell>
          <table:table-cell table:style-name="ce70" table:formula="of:=[.D257]" office:value-type="float" office:value="0.31">
            <text:p>0.3100</text:p>
          </table:table-cell>
          <table:table-cell table:style-name="ce71" table:formula="of:=[.E257]" office:value-type="float" office:value="0.03">
            <text:p>0.0300</text:p>
          </table:table-cell>
          <table:table-cell table:style-name="ce105" table:formula="of:=[.F257]" office:value-type="float" office:value="0.03">
            <text:p>0.0300</text:p>
          </table:table-cell>
          <table:table-cell table:style-name="ce47"/>
          <table:table-cell table:style-name="ce46" table:formula="of:=IF([.$T257]=&quot;L&quot;;&quot;E&quot;;&quot;&quot;)" office:value-type="string" office:string-value="E">
            <text:p>E</text:p>
          </table:table-cell>
          <table:table-cell table:style-name="ce46" table:formula="of:=IF([.$M257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3.69" office:value-type="float" office:value="3.69">
            <text:p>3.6900</text:p>
          </table:table-cell>
          <table:table-cell table:style-name="ce70" table:formula="of:=[.B258]" office:value-type="float" office:value="3.69">
            <text:p>3.6900</text:p>
          </table:table-cell>
          <table:table-cell table:style-name="ce70" table:formula="of:=0.281" office:value-type="float" office:value="0.281">
            <text:p>0.2810</text:p>
          </table:table-cell>
          <table:table-cell table:style-name="ce70" table:formula="of:=0.014" office:value-type="float" office:value="0.014">
            <text:p>0.0140</text:p>
          </table:table-cell>
          <table:table-cell table:style-name="ce42" table:formula="of:=[.E258]" office:value-type="float" office:value="0.014">
            <text:p>0.0140</text:p>
          </table:table-cell>
          <table:table-cell table:style-name="ce47" table:number-columns-repeated="6"/>
          <table:table-cell table:style-name="ce69" table:formula="of:=[.B258]" office:value-type="float" office:value="3.69">
            <text:p>3.6900</text:p>
          </table:table-cell>
          <table:table-cell table:style-name="ce70" table:formula="of:=[.M258]" office:value-type="float" office:value="3.69">
            <text:p>3.6900</text:p>
          </table:table-cell>
          <table:table-cell table:style-name="ce70" table:formula="of:=[.D258]" office:value-type="float" office:value="0.281">
            <text:p>0.2810</text:p>
          </table:table-cell>
          <table:table-cell table:style-name="ce71" table:formula="of:=[.E258]" office:value-type="float" office:value="0.014">
            <text:p>0.0140</text:p>
          </table:table-cell>
          <table:table-cell table:style-name="ce105" table:formula="of:=[.F258]" office:value-type="float" office:value="0.014">
            <text:p>0.0140</text:p>
          </table:table-cell>
          <table:table-cell table:style-name="ce47"/>
          <table:table-cell table:style-name="ce46" table:formula="of:=IF([.$T258]=&quot;L&quot;;&quot;E&quot;;&quot;&quot;)" office:value-type="string" office:string-value="E">
            <text:p>E</text:p>
          </table:table-cell>
          <table:table-cell table:style-name="ce46" table:formula="of:=IF([.$M258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3.76" office:value-type="float" office:value="3.76">
            <text:p>3.7600</text:p>
          </table:table-cell>
          <table:table-cell table:style-name="ce70" table:formula="of:=[.B259]" office:value-type="float" office:value="3.76">
            <text:p>3.7600</text:p>
          </table:table-cell>
          <table:table-cell table:style-name="ce70" table:formula="of:=0.255" office:value-type="float" office:value="0.255">
            <text:p>0.2550</text:p>
          </table:table-cell>
          <table:table-cell table:style-name="ce70" table:formula="of:=0.013" office:value-type="float" office:value="0.013">
            <text:p>0.0130</text:p>
          </table:table-cell>
          <table:table-cell table:style-name="ce42" table:formula="of:=[.E259]" office:value-type="float" office:value="0.013">
            <text:p>0.0130</text:p>
          </table:table-cell>
          <table:table-cell table:style-name="ce47" table:number-columns-repeated="6"/>
          <table:table-cell table:style-name="ce69" table:formula="of:=[.B259]" office:value-type="float" office:value="3.76">
            <text:p>3.7600</text:p>
          </table:table-cell>
          <table:table-cell table:style-name="ce70" table:formula="of:=[.M259]" office:value-type="float" office:value="3.76">
            <text:p>3.7600</text:p>
          </table:table-cell>
          <table:table-cell table:style-name="ce70" table:formula="of:=[.D259]" office:value-type="float" office:value="0.255">
            <text:p>0.2550</text:p>
          </table:table-cell>
          <table:table-cell table:style-name="ce71" table:formula="of:=[.E259]" office:value-type="float" office:value="0.013">
            <text:p>0.0130</text:p>
          </table:table-cell>
          <table:table-cell table:style-name="ce105" table:formula="of:=[.F259]" office:value-type="float" office:value="0.013">
            <text:p>0.0130</text:p>
          </table:table-cell>
          <table:table-cell table:style-name="ce47"/>
          <table:table-cell table:style-name="ce46" table:formula="of:=IF([.$T259]=&quot;L&quot;;&quot;E&quot;;&quot;&quot;)" office:value-type="string" office:string-value="E">
            <text:p>E</text:p>
          </table:table-cell>
          <table:table-cell table:style-name="ce46" table:formula="of:=IF([.$M259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3.83" office:value-type="float" office:value="3.83">
            <text:p>3.8300</text:p>
          </table:table-cell>
          <table:table-cell table:style-name="ce70" table:formula="of:=[.B260]" office:value-type="float" office:value="3.83">
            <text:p>3.8300</text:p>
          </table:table-cell>
          <table:table-cell table:style-name="ce70" table:formula="of:=0.249" office:value-type="float" office:value="0.249">
            <text:p>0.2490</text:p>
          </table:table-cell>
          <table:table-cell table:style-name="ce70" table:formula="of:=0.01" office:value-type="float" office:value="0.01">
            <text:p>0.0100</text:p>
          </table:table-cell>
          <table:table-cell table:style-name="ce42" table:formula="of:=[.E260]" office:value-type="float" office:value="0.01">
            <text:p>0.0100</text:p>
          </table:table-cell>
          <table:table-cell table:style-name="ce47" table:number-columns-repeated="6"/>
          <table:table-cell table:style-name="ce69" table:formula="of:=[.B260]" office:value-type="float" office:value="3.83">
            <text:p>3.8300</text:p>
          </table:table-cell>
          <table:table-cell table:style-name="ce70" table:formula="of:=[.M260]" office:value-type="float" office:value="3.83">
            <text:p>3.8300</text:p>
          </table:table-cell>
          <table:table-cell table:style-name="ce70" table:formula="of:=[.D260]" office:value-type="float" office:value="0.249">
            <text:p>0.2490</text:p>
          </table:table-cell>
          <table:table-cell table:style-name="ce71" table:formula="of:=[.E260]" office:value-type="float" office:value="0.01">
            <text:p>0.0100</text:p>
          </table:table-cell>
          <table:table-cell table:style-name="ce105" table:formula="of:=[.F260]" office:value-type="float" office:value="0.01">
            <text:p>0.0100</text:p>
          </table:table-cell>
          <table:table-cell table:style-name="ce47"/>
          <table:table-cell table:style-name="ce46" table:formula="of:=IF([.$T260]=&quot;L&quot;;&quot;E&quot;;&quot;&quot;)" office:value-type="string" office:string-value="E">
            <text:p>E</text:p>
          </table:table-cell>
          <table:table-cell table:style-name="ce46" table:formula="of:=IF([.$M260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3.94" office:value-type="float" office:value="3.94">
            <text:p>3.9400</text:p>
          </table:table-cell>
          <table:table-cell table:style-name="ce70" table:formula="of:=[.B261]" office:value-type="float" office:value="3.94">
            <text:p>3.9400</text:p>
          </table:table-cell>
          <table:table-cell table:style-name="ce70" table:formula="of:=0.246" office:value-type="float" office:value="0.246">
            <text:p>0.2460</text:p>
          </table:table-cell>
          <table:table-cell table:style-name="ce70" table:formula="of:=0.011" office:value-type="float" office:value="0.011">
            <text:p>0.0110</text:p>
          </table:table-cell>
          <table:table-cell table:style-name="ce42" table:formula="of:=[.E261]" office:value-type="float" office:value="0.011">
            <text:p>0.0110</text:p>
          </table:table-cell>
          <table:table-cell table:style-name="ce47" table:number-columns-repeated="6"/>
          <table:table-cell table:style-name="ce69" table:formula="of:=[.B261]" office:value-type="float" office:value="3.94">
            <text:p>3.9400</text:p>
          </table:table-cell>
          <table:table-cell table:style-name="ce70" table:formula="of:=[.M261]" office:value-type="float" office:value="3.94">
            <text:p>3.9400</text:p>
          </table:table-cell>
          <table:table-cell table:style-name="ce70" table:formula="of:=[.D261]" office:value-type="float" office:value="0.246">
            <text:p>0.2460</text:p>
          </table:table-cell>
          <table:table-cell table:style-name="ce71" table:formula="of:=[.E261]" office:value-type="float" office:value="0.011">
            <text:p>0.0110</text:p>
          </table:table-cell>
          <table:table-cell table:style-name="ce105" table:formula="of:=[.F261]" office:value-type="float" office:value="0.011">
            <text:p>0.0110</text:p>
          </table:table-cell>
          <table:table-cell table:style-name="ce47"/>
          <table:table-cell table:style-name="ce46" table:formula="of:=IF([.$T261]=&quot;L&quot;;&quot;E&quot;;&quot;&quot;)" office:value-type="string" office:string-value="E">
            <text:p>E</text:p>
          </table:table-cell>
          <table:table-cell table:style-name="ce46" table:formula="of:=IF([.$M261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8" table:formula="of:=4.18" office:value-type="float" office:value="4.18">
            <text:p>4.1800</text:p>
          </table:table-cell>
          <table:table-cell table:style-name="ce78" table:formula="of:=[.B262]" office:value-type="float" office:value="4.18">
            <text:p>4.1800</text:p>
          </table:table-cell>
          <table:table-cell table:style-name="ce78" table:formula="of:=0.237" office:value-type="float" office:value="0.237">
            <text:p>0.2370</text:p>
          </table:table-cell>
          <table:table-cell table:style-name="ce78" table:formula="of:=0.009" office:value-type="float" office:value="0.009">
            <text:p>0.0090</text:p>
          </table:table-cell>
          <table:table-cell table:style-name="ce43" table:formula="of:=[.E262]" office:value-type="float" office:value="0.009">
            <text:p>0.0090</text:p>
          </table:table-cell>
          <table:table-cell table:style-name="ce47" table:number-columns-repeated="6"/>
          <table:table-cell table:style-name="ce68" table:formula="of:=[.B262]" office:value-type="float" office:value="4.18">
            <text:p>4.1800</text:p>
          </table:table-cell>
          <table:table-cell table:style-name="ce78" table:formula="of:=[.M262]" office:value-type="float" office:value="4.18">
            <text:p>4.1800</text:p>
          </table:table-cell>
          <table:table-cell table:style-name="ce78" table:formula="of:=[.D262]" office:value-type="float" office:value="0.237">
            <text:p>0.2370</text:p>
          </table:table-cell>
          <table:table-cell table:style-name="ce75" table:formula="of:=[.E262]" office:value-type="float" office:value="0.009">
            <text:p>0.0090</text:p>
          </table:table-cell>
          <table:table-cell table:style-name="ce106" table:formula="of:=[.F262]" office:value-type="float" office:value="0.009">
            <text:p>0.0090</text:p>
          </table:table-cell>
          <table:table-cell table:style-name="ce47"/>
          <table:table-cell table:style-name="ce46" table:formula="of:=IF([.$T262]=&quot;L&quot;;&quot;E&quot;;&quot;&quot;)" office:value-type="string" office:string-value="E">
            <text:p>E</text:p>
          </table:table-cell>
          <table:table-cell table:style-name="ce46" table:formula="of:=IF([.$M262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7" office:value-type="string" table:number-columns-spanned="7" table:number-rows-spanned="1">
            <text:p>1998-NPB-517-3_Antonelli</text:p>
          </table:table-cell>
          <table:covered-table-cell table:number-columns-repeated="6"/>
          <table:table-cell table:number-columns-repeated="4"/>
          <table:table-cell table:style-name="ce3" table:formula="of:=[.B264]" office:value-type="string" office:string-value="1998-NPB-517-3_Antonelli" table:number-columns-spanned="5" table:number-rows-spanned="1">
            <text:p>1998-NPB-517-3_Antonelli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6">
          <table:table-cell/>
          <table:table-cell table:style-name="ce66" office:value-type="string" table:number-columns-spanned="7" table:number-rows-spanned="1">
            <text:p>FENICE</text:p>
          </table:table-cell>
          <table:covered-table-cell table:number-columns-repeated="6"/>
          <table:table-cell table:number-columns-repeated="4"/>
          <table:table-cell table:style-name="ce53" table:formula="of:=[.B265]" office:value-type="string" office:string-value="FENICE" table:number-columns-spanned="5" table:number-rows-spanned="1">
            <text:p>FENICE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3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s IN GeV**2</text:p>
          </table:table-cell>
          <table:covered-table-cell table:style-name="ce76"/>
          <table:table-cell table:style-name="ce83" table:formula="of:=[.$D$205]" office:value-type="string" office:string-value="|G_M^p| (= |G_E^p| )" table:number-columns-spanned="3" table:number-rows-spanned="1">
            <text:p>|G_M^p| (= |G_E^p| )</text:p>
          </table:table-cell>
          <table:covered-table-cell table:number-columns-repeated="2" table:style-name="ce32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p|</text:p>
          </table:table-cell>
          <table:covered-table-cell table:number-columns-repeated="2"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6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9" office:value-type="float" office:value="3.61">
            <text:p>3.6100</text:p>
          </table:table-cell>
          <table:table-cell table:style-name="ce79" table:formula="of:=[.B269]" office:value-type="float" office:value="3.61">
            <text:p>3.6100</text:p>
          </table:table-cell>
          <table:table-cell table:style-name="ce79" office:value-type="float" office:value="0.41">
            <text:p>0.4100</text:p>
          </table:table-cell>
          <table:table-cell table:style-name="ce87" office:value-type="float" office:value="0.11">
            <text:p>0.1100</text:p>
          </table:table-cell>
          <table:table-cell table:style-name="ce42" office:value-type="float" office:value="0.09">
            <text:p>0.0900</text:p>
          </table:table-cell>
          <table:table-cell table:style-name="ce47" table:number-columns-repeated="6"/>
          <table:table-cell table:style-name="ce69" table:formula="of:=[.B269]" office:value-type="float" office:value="3.61">
            <text:p>3.6100</text:p>
          </table:table-cell>
          <table:table-cell table:style-name="ce79" table:formula="of:=[.M269]" office:value-type="float" office:value="3.61">
            <text:p>3.6100</text:p>
          </table:table-cell>
          <table:table-cell table:style-name="ce79" table:formula="of:=[.D269]" office:value-type="float" office:value="0.41">
            <text:p>0.4100</text:p>
          </table:table-cell>
          <table:table-cell table:style-name="ce87" table:formula="of:=[.E269]" office:value-type="float" office:value="0.11">
            <text:p>0.1100</text:p>
          </table:table-cell>
          <table:table-cell table:style-name="ce42" table:formula="of:=[.F269]" office:value-type="float" office:value="0.09">
            <text:p>0.0900</text:p>
          </table:table-cell>
          <table:table-cell table:style-name="ce47"/>
          <table:table-cell table:style-name="ce46" table:formula="of:=IF([.$T269]=&quot;L&quot;;&quot;E&quot;;&quot;&quot;)" office:value-type="string" office:string-value="E">
            <text:p>E</text:p>
          </table:table-cell>
          <table:table-cell table:style-name="ce46" table:formula="of:=IF([.$M269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office:value-type="float" office:value="3.69">
            <text:p>3.6900</text:p>
          </table:table-cell>
          <table:table-cell table:style-name="ce79" table:formula="of:=[.B270]" office:value-type="float" office:value="3.69">
            <text:p>3.6900</text:p>
          </table:table-cell>
          <table:table-cell table:style-name="ce79" office:value-type="float" office:value="0.36">
            <text:p>0.3600</text:p>
          </table:table-cell>
          <table:table-cell table:style-name="ce79" office:value-type="float" office:value="0.05">
            <text:p>0.0500</text:p>
          </table:table-cell>
          <table:table-cell table:style-name="ce91" table:formula="of:=[.E270]" office:value-type="float" office:value="0.05">
            <text:p>0.0500</text:p>
          </table:table-cell>
          <table:table-cell table:style-name="ce47" table:number-columns-repeated="6"/>
          <table:table-cell table:style-name="ce69" table:formula="of:=[.B270]" office:value-type="float" office:value="3.69">
            <text:p>3.6900</text:p>
          </table:table-cell>
          <table:table-cell table:style-name="ce79" table:formula="of:=[.M270]" office:value-type="float" office:value="3.69">
            <text:p>3.6900</text:p>
          </table:table-cell>
          <table:table-cell table:style-name="ce79" table:formula="of:=[.D270]" office:value-type="float" office:value="0.36">
            <text:p>0.3600</text:p>
          </table:table-cell>
          <table:table-cell table:style-name="ce87" table:formula="of:=[.E270]" office:value-type="float" office:value="0.05">
            <text:p>0.0500</text:p>
          </table:table-cell>
          <table:table-cell table:style-name="ce42" table:formula="of:=[.F270]" office:value-type="float" office:value="0.05">
            <text:p>0.0500</text:p>
          </table:table-cell>
          <table:table-cell table:style-name="ce47"/>
          <table:table-cell table:style-name="ce46" table:formula="of:=IF([.$T270]=&quot;L&quot;;&quot;E&quot;;&quot;&quot;)" office:value-type="string" office:string-value="E">
            <text:p>E</text:p>
          </table:table-cell>
          <table:table-cell table:style-name="ce46" table:formula="of:=IF([.$M270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office:value-type="float" office:value="4">
            <text:p>4.0000</text:p>
          </table:table-cell>
          <table:table-cell table:style-name="ce79" table:formula="of:=[.B271]" office:value-type="float" office:value="4">
            <text:p>4.0000</text:p>
          </table:table-cell>
          <table:table-cell table:style-name="ce79" office:value-type="float" office:value="0.24">
            <text:p>0.2400</text:p>
          </table:table-cell>
          <table:table-cell table:style-name="ce79" office:value-type="float" office:value="0.03">
            <text:p>0.0300</text:p>
          </table:table-cell>
          <table:table-cell table:style-name="ce91" table:formula="of:=[.E271]" office:value-type="float" office:value="0.03">
            <text:p>0.0300</text:p>
          </table:table-cell>
          <table:table-cell table:style-name="ce47" table:number-columns-repeated="6"/>
          <table:table-cell table:style-name="ce69" table:formula="of:=[.B271]" office:value-type="float" office:value="4">
            <text:p>4.0000</text:p>
          </table:table-cell>
          <table:table-cell table:style-name="ce79" table:formula="of:=[.M271]" office:value-type="float" office:value="4">
            <text:p>4.0000</text:p>
          </table:table-cell>
          <table:table-cell table:style-name="ce79" table:formula="of:=[.D271]" office:value-type="float" office:value="0.24">
            <text:p>0.2400</text:p>
          </table:table-cell>
          <table:table-cell table:style-name="ce87" table:formula="of:=[.E271]" office:value-type="float" office:value="0.03">
            <text:p>0.0300</text:p>
          </table:table-cell>
          <table:table-cell table:style-name="ce42" table:formula="of:=[.F271]" office:value-type="float" office:value="0.03">
            <text:p>0.0300</text:p>
          </table:table-cell>
          <table:table-cell table:style-name="ce47"/>
          <table:table-cell table:style-name="ce46" table:formula="of:=IF([.$T271]=&quot;L&quot;;&quot;E&quot;;&quot;&quot;)" office:value-type="string" office:string-value="E">
            <text:p>E</text:p>
          </table:table-cell>
          <table:table-cell table:style-name="ce46" table:formula="of:=IF([.$M271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office:value-type="float" office:value="4.42">
            <text:p>4.4200</text:p>
          </table:table-cell>
          <table:table-cell table:style-name="ce79" table:formula="of:=[.B272]" office:value-type="float" office:value="4.42">
            <text:p>4.4200</text:p>
          </table:table-cell>
          <table:table-cell table:style-name="ce79" office:value-type="float" office:value="0.22">
            <text:p>0.2200</text:p>
          </table:table-cell>
          <table:table-cell table:style-name="ce79" office:value-type="float" office:value="0.02">
            <text:p>0.0200</text:p>
          </table:table-cell>
          <table:table-cell table:style-name="ce91" table:formula="of:=[.E272]" office:value-type="float" office:value="0.02">
            <text:p>0.0200</text:p>
          </table:table-cell>
          <table:table-cell table:style-name="ce47" table:number-columns-repeated="6"/>
          <table:table-cell table:style-name="ce69" table:formula="of:=[.B272]" office:value-type="float" office:value="4.42">
            <text:p>4.4200</text:p>
          </table:table-cell>
          <table:table-cell table:style-name="ce79" table:formula="of:=[.M272]" office:value-type="float" office:value="4.42">
            <text:p>4.4200</text:p>
          </table:table-cell>
          <table:table-cell table:style-name="ce79" table:formula="of:=[.D272]" office:value-type="float" office:value="0.22">
            <text:p>0.2200</text:p>
          </table:table-cell>
          <table:table-cell table:style-name="ce87" table:formula="of:=[.E272]" office:value-type="float" office:value="0.02">
            <text:p>0.0200</text:p>
          </table:table-cell>
          <table:table-cell table:style-name="ce42" table:formula="of:=[.F272]" office:value-type="float" office:value="0.02">
            <text:p>0.0200</text:p>
          </table:table-cell>
          <table:table-cell table:style-name="ce47"/>
          <table:table-cell table:style-name="ce46" table:formula="of:=IF([.$T272]=&quot;L&quot;;&quot;E&quot;;&quot;&quot;)">
            <text:p/>
          </table:table-cell>
          <table:table-cell table:style-name="ce46" table:formula="of:=IF([.$M272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8" office:value-type="float" office:value="5.95">
            <text:p>5.9500</text:p>
          </table:table-cell>
          <table:table-cell table:style-name="ce78" table:formula="of:=[.B273]" office:value-type="float" office:value="5.95">
            <text:p>5.9500</text:p>
          </table:table-cell>
          <table:table-cell table:style-name="ce78" office:value-type="float" office:value="0.15">
            <text:p>0.1500</text:p>
          </table:table-cell>
          <table:table-cell table:style-name="ce78" office:value-type="float" office:value="0.03">
            <text:p>0.0300</text:p>
          </table:table-cell>
          <table:table-cell table:style-name="ce92" table:formula="of:=[.E273]" office:value-type="float" office:value="0.03">
            <text:p>0.0300</text:p>
          </table:table-cell>
          <table:table-cell table:style-name="ce47" table:number-columns-repeated="6"/>
          <table:table-cell table:style-name="ce68" table:formula="of:=[.B273]" office:value-type="float" office:value="5.95">
            <text:p>5.9500</text:p>
          </table:table-cell>
          <table:table-cell table:style-name="ce78" table:formula="of:=[.M273]" office:value-type="float" office:value="5.95">
            <text:p>5.9500</text:p>
          </table:table-cell>
          <table:table-cell table:style-name="ce78" table:formula="of:=[.D273]" office:value-type="float" office:value="0.15">
            <text:p>0.1500</text:p>
          </table:table-cell>
          <table:table-cell table:style-name="ce75" table:formula="of:=[.E273]" office:value-type="float" office:value="0.03">
            <text:p>0.0300</text:p>
          </table:table-cell>
          <table:table-cell table:style-name="ce43" table:formula="of:=[.F273]" office:value-type="float" office:value="0.03">
            <text:p>0.0300</text:p>
          </table:table-cell>
          <table:table-cell table:style-name="ce47"/>
          <table:table-cell table:style-name="ce46" table:formula="of:=IF([.$T273]=&quot;L&quot;;&quot;E&quot;;&quot;&quot;)">
            <text:p/>
          </table:table-cell>
          <table:table-cell table:style-name="ce46" table:formula="of:=IF([.$M273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7" office:value-type="string" table:number-columns-spanned="7" table:number-rows-spanned="1">
            <text:p>1993-PRL-70-1212_Armstrong</text:p>
          </table:table-cell>
          <table:covered-table-cell table:number-columns-repeated="6"/>
          <table:table-cell table:number-columns-repeated="4"/>
          <table:table-cell table:style-name="ce3" table:formula="of:=[.B275]" office:value-type="string" office:string-value="1993-PRL-70-1212_Armstrong" table:number-columns-spanned="5" table:number-rows-spanned="1">
            <text:p>1993-PRL-70-1212_Armstrong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6" office:value-type="string" table:number-columns-spanned="7" table:number-rows-spanned="1">
            <text:p>FNAL E-0760</text:p>
          </table:table-cell>
          <table:covered-table-cell table:number-columns-repeated="6"/>
          <table:table-cell table:number-columns-repeated="4"/>
          <table:table-cell table:style-name="ce53" table:formula="of:=[.B276]" office:value-type="string" office:string-value="FNAL E-0760" table:number-columns-spanned="5" table:number-rows-spanned="1">
            <text:p>FNAL E-0760</text:p>
          </table:table-cell>
          <table:covered-table-cell table:number-columns-repeated="4"/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s IN GeV**2</text:p>
          </table:table-cell>
          <table:covered-table-cell table:style-name="ce76"/>
          <table:table-cell table:style-name="ce83" table:formula="of:=[.$D$205]" office:value-type="string" office:string-value="|G_M^p| (= |G_E^p| )" table:number-columns-spanned="3" table:number-rows-spanned="1">
            <text:p>|G_M^p| (= |G_E^p| )</text:p>
          </table:table-cell>
          <table:covered-table-cell table:number-columns-repeated="2" table:style-name="ce32"/>
          <table:table-cell table:number-columns-repeated="6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p|</text:p>
          </table:table-cell>
          <table:covered-table-cell table:number-columns-repeated="2" table:style-name="ce32"/>
          <table:table-cell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6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9" table:formula="of:=8.9" office:value-type="float" office:value="8.9">
            <text:p>8.9000</text:p>
          </table:table-cell>
          <table:table-cell table:style-name="ce79" table:formula="of:=[.B280]" office:value-type="float" office:value="8.9">
            <text:p>8.9000</text:p>
          </table:table-cell>
          <table:table-cell table:style-name="ce79" table:formula="of:=0.033" office:value-type="float" office:value="0.033">
            <text:p>0.0330</text:p>
          </table:table-cell>
          <table:table-cell table:style-name="ce87" table:formula="of:=0.006" office:value-type="float" office:value="0.006">
            <text:p>0.0060</text:p>
          </table:table-cell>
          <table:table-cell table:style-name="ce42" table:formula="of:=0.004" office:value-type="float" office:value="0.004">
            <text:p>0.0040</text:p>
          </table:table-cell>
          <table:table-cell table:style-name="ce47" table:number-columns-repeated="6"/>
          <table:table-cell table:style-name="ce69" table:formula="of:=([.B280]+[.C280])/2" office:value-type="float" office:value="8.9">
            <text:p>8.9000</text:p>
          </table:table-cell>
          <table:table-cell table:style-name="ce79" table:formula="of:=[.M280]" office:value-type="float" office:value="8.9">
            <text:p>8.9000</text:p>
          </table:table-cell>
          <table:table-cell table:style-name="ce79" table:formula="of:=IF([.$T280]=&quot;L&quot;;[.$D280];[.$D286])" office:value-type="float" office:value="0.039">
            <text:p>0.0390</text:p>
          </table:table-cell>
          <table:table-cell table:style-name="ce70" table:formula="of:=IF([.$T280]=&quot;L&quot;;[.$E280];[.$E286])" office:value-type="float" office:value="0.007">
            <text:p>0.0070</text:p>
          </table:table-cell>
          <table:table-cell table:style-name="ce91" table:formula="of:=IF([.$T280]=&quot;L&quot;;[.$F280];[.$F286])" office:value-type="float" office:value="0.005">
            <text:p>0.0050</text:p>
          </table:table-cell>
          <table:table-cell table:style-name="ce47"/>
          <table:table-cell table:style-name="ce46" table:formula="of:=IF([.$T280]=&quot;L&quot;;&quot;E&quot;;&quot;&quot;)">
            <text:p/>
          </table:table-cell>
          <table:table-cell table:style-name="ce46" table:formula="of:=IF([.$M280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12.4" office:value-type="float" office:value="12.4">
            <text:p>12.4000</text:p>
          </table:table-cell>
          <table:table-cell table:style-name="ce79" table:formula="of:=[.B281]" office:value-type="float" office:value="12.4">
            <text:p>12.4000</text:p>
          </table:table-cell>
          <table:table-cell table:style-name="ce79" table:formula="of:=0.013" office:value-type="float" office:value="0.013">
            <text:p>0.0130</text:p>
          </table:table-cell>
          <table:table-cell table:style-name="ce87" table:formula="of:=0.003" office:value-type="float" office:value="0.003">
            <text:p>0.0030</text:p>
          </table:table-cell>
          <table:table-cell table:style-name="ce42" table:formula="of:=0.002" office:value-type="float" office:value="0.002">
            <text:p>0.0020</text:p>
          </table:table-cell>
          <table:table-cell table:style-name="ce47" table:number-columns-repeated="6"/>
          <table:table-cell table:style-name="ce69" table:formula="of:=([.B281]+[.C281])/2" office:value-type="float" office:value="12.4">
            <text:p>12.4000</text:p>
          </table:table-cell>
          <table:table-cell table:style-name="ce79" table:formula="of:=[.M281]" office:value-type="float" office:value="12.4">
            <text:p>12.4000</text:p>
          </table:table-cell>
          <table:table-cell table:style-name="ce79" table:formula="of:=IF([.$T281]=&quot;L&quot;;[.$D281];[.$D287])" office:value-type="float" office:value="0.014">
            <text:p>0.0140</text:p>
          </table:table-cell>
          <table:table-cell table:style-name="ce70" table:formula="of:=IF([.$T281]=&quot;L&quot;;[.$E281];[.$E287])" office:value-type="float" office:value="0.003">
            <text:p>0.0030</text:p>
          </table:table-cell>
          <table:table-cell table:style-name="ce91" table:formula="of:=IF([.$T281]=&quot;L&quot;;[.$F281];[.$F287])" office:value-type="float" office:value="0.002">
            <text:p>0.0020</text:p>
          </table:table-cell>
          <table:table-cell table:style-name="ce47"/>
          <table:table-cell table:style-name="ce46" table:formula="of:=IF([.$T281]=&quot;L&quot;;&quot;E&quot;;&quot;&quot;)">
            <text:p/>
          </table:table-cell>
          <table:table-cell table:style-name="ce46" table:formula="of:=IF([.$M281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8" table:formula="of:=13" office:value-type="float" office:value="13">
            <text:p>13.0000</text:p>
          </table:table-cell>
          <table:table-cell table:style-name="ce78" table:formula="of:=[.B282]" office:value-type="float" office:value="13">
            <text:p>13.0000</text:p>
          </table:table-cell>
          <table:table-cell table:style-name="ce78" table:formula="of:=0.013" office:value-type="float" office:value="0.013">
            <text:p>0.0130</text:p>
          </table:table-cell>
          <table:table-cell table:style-name="ce75" table:formula="of:=0.005" office:value-type="float" office:value="0.005">
            <text:p>0.0050</text:p>
          </table:table-cell>
          <table:table-cell table:style-name="ce43" table:formula="of:=0.003" office:value-type="float" office:value="0.003">
            <text:p>0.0030</text:p>
          </table:table-cell>
          <table:table-cell table:style-name="ce47" table:number-columns-repeated="6"/>
          <table:table-cell table:style-name="ce68" table:formula="of:=[.B282]" office:value-type="float" office:value="13">
            <text:p>13.0000</text:p>
          </table:table-cell>
          <table:table-cell table:style-name="ce78" table:formula="of:=[.M282]" office:value-type="float" office:value="13">
            <text:p>13.0000</text:p>
          </table:table-cell>
          <table:table-cell table:style-name="ce78" table:formula="of:=IF([.$T282]=&quot;L&quot;;[.$D282];[.$D288])" office:value-type="float" office:value="0.015">
            <text:p>0.0150</text:p>
          </table:table-cell>
          <table:table-cell table:style-name="ce78" table:formula="of:=IF([.$T282]=&quot;L&quot;;[.$E282];[.$E288])" office:value-type="float" office:value="0.006">
            <text:p>0.0060</text:p>
          </table:table-cell>
          <table:table-cell table:style-name="ce92" table:formula="of:=IF([.$T282]=&quot;L&quot;;[.$F282];[.$F288])" office:value-type="float" office:value="0.004">
            <text:p>0.0040</text:p>
          </table:table-cell>
          <table:table-cell table:style-name="ce47"/>
          <table:table-cell table:style-name="ce46" table:formula="of:=IF([.$T282]=&quot;L&quot;;&quot;E&quot;;&quot;&quot;)">
            <text:p/>
          </table:table-cell>
          <table:table-cell table:style-name="ce46" table:formula="of:=IF([.$M282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70" table:number-columns-repeated="3"/>
          <table:table-cell table:style-name="ce71"/>
          <table:table-cell table:style-name="ce81"/>
          <table:table-cell table:style-name="ce47" table:number-columns-repeated="6"/>
          <table:table-cell table:style-name="ce70" table:number-columns-repeated="3"/>
          <table:table-cell table:style-name="ce71"/>
          <table:table-cell table:style-name="ce104"/>
          <table:table-cell table:style-name="ce47"/>
          <table:table-cell table:style-name="ce46" table:number-columns-repeated="2"/>
          <table:table-cell table:style-name="ce47" table:number-columns-repeated="1001"/>
        </table:table-row>
        <table:table-row table:style-name="ro6">
          <table:table-cell table:style-name="ce47"/>
          <table:table-cell table:style-name="ce11" office:value-type="string" table:number-columns-spanned="2" table:number-rows-spanned="1">
            <text:p>s IN GeV**2</text:p>
          </table:table-cell>
          <table:covered-table-cell table:style-name="ce76"/>
          <table:table-cell table:style-name="ce83" table:formula="of:=[.$D$208]" office:value-type="string" office:string-value="|G_M^p| ( |G_E^p| = 0 )" table:number-columns-spanned="3" table:number-rows-spanned="1">
            <text:p>|G_M^p| ( |G_E^p| = 0 )</text:p>
          </table:table-cell>
          <table:covered-table-cell table:number-columns-repeated="2" table:style-name="ce32"/>
          <table:table-cell table:style-name="ce47" table:number-columns-repeated="6"/>
          <table:table-cell table:style-name="ce70" table:number-columns-repeated="3"/>
          <table:table-cell table:style-name="ce71"/>
          <table:table-cell table:style-name="ce104"/>
          <table:table-cell table:style-name="ce47"/>
          <table:table-cell table:style-name="ce46" table:number-columns-repeated="2"/>
          <table:table-cell table:style-name="ce47" table:number-columns-repeated="1001"/>
        </table:table-row>
        <table:table-row table:style-name="ro6">
          <table:table-cell table:style-name="ce47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style-name="ce47" table:number-columns-repeated="6"/>
          <table:table-cell table:style-name="ce70" table:number-columns-repeated="3"/>
          <table:table-cell table:style-name="ce71"/>
          <table:table-cell table:style-name="ce104"/>
          <table:table-cell table:style-name="ce47"/>
          <table:table-cell table:style-name="ce46" table:number-columns-repeated="2"/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8.9" office:value-type="float" office:value="8.9">
            <text:p>8.9000</text:p>
          </table:table-cell>
          <table:table-cell table:style-name="ce79" table:formula="of:=[.B286]" office:value-type="float" office:value="8.9">
            <text:p>8.9000</text:p>
          </table:table-cell>
          <table:table-cell table:style-name="ce79" table:formula="of:=0.039" office:value-type="float" office:value="0.039">
            <text:p>0.0390</text:p>
          </table:table-cell>
          <table:table-cell table:style-name="ce87" table:formula="of:=0.007" office:value-type="float" office:value="0.007">
            <text:p>0.0070</text:p>
          </table:table-cell>
          <table:table-cell table:style-name="ce42" table:formula="of:=0.005" office:value-type="float" office:value="0.005">
            <text:p>0.0050</text:p>
          </table:table-cell>
          <table:table-cell table:style-name="ce47" table:number-columns-repeated="6"/>
          <table:table-cell table:style-name="ce70" table:number-columns-repeated="3"/>
          <table:table-cell table:style-name="ce71"/>
          <table:table-cell table:style-name="ce104"/>
          <table:table-cell table:style-name="ce47"/>
          <table:table-cell table:style-name="ce46" table:number-columns-repeated="2"/>
          <table:table-cell table:style-name="ce47" table:number-columns-repeated="1001"/>
        </table:table-row>
        <table:table-row table:style-name="ro9">
          <table:table-cell table:style-name="ce47"/>
          <table:table-cell table:style-name="ce69" table:formula="of:=12.4" office:value-type="float" office:value="12.4">
            <text:p>12.4000</text:p>
          </table:table-cell>
          <table:table-cell table:style-name="ce79" table:formula="of:=[.B287]" office:value-type="float" office:value="12.4">
            <text:p>12.4000</text:p>
          </table:table-cell>
          <table:table-cell table:style-name="ce79" table:formula="of:=0.014" office:value-type="float" office:value="0.014">
            <text:p>0.0140</text:p>
          </table:table-cell>
          <table:table-cell table:style-name="ce87" table:formula="of:=0.003" office:value-type="float" office:value="0.003">
            <text:p>0.0030</text:p>
          </table:table-cell>
          <table:table-cell table:style-name="ce42" table:formula="of:=0.002" office:value-type="float" office:value="0.002">
            <text:p>0.0020</text:p>
          </table:table-cell>
          <table:table-cell table:style-name="ce47" table:number-columns-repeated="6"/>
          <table:table-cell table:style-name="ce70" table:number-columns-repeated="3"/>
          <table:table-cell table:style-name="ce71"/>
          <table:table-cell table:style-name="ce104"/>
          <table:table-cell table:style-name="ce47"/>
          <table:table-cell table:style-name="ce46" table:number-columns-repeated="2"/>
          <table:table-cell table:style-name="ce47" table:number-columns-repeated="1001"/>
        </table:table-row>
        <table:table-row table:style-name="ro9">
          <table:table-cell table:style-name="ce47"/>
          <table:table-cell table:style-name="ce68" table:formula="of:=13" office:value-type="float" office:value="13">
            <text:p>13.0000</text:p>
          </table:table-cell>
          <table:table-cell table:style-name="ce78" table:formula="of:=[.B288]" office:value-type="float" office:value="13">
            <text:p>13.0000</text:p>
          </table:table-cell>
          <table:table-cell table:style-name="ce78" table:formula="of:=0.015" office:value-type="float" office:value="0.015">
            <text:p>0.0150</text:p>
          </table:table-cell>
          <table:table-cell table:style-name="ce75" table:formula="of:=0.006" office:value-type="float" office:value="0.006">
            <text:p>0.0060</text:p>
          </table:table-cell>
          <table:table-cell table:style-name="ce43" table:formula="of:=0.004" office:value-type="float" office:value="0.004">
            <text:p>0.0040</text:p>
          </table:table-cell>
          <table:table-cell table:style-name="ce47" table:number-columns-repeated="6"/>
          <table:table-cell table:style-name="ce70" table:number-columns-repeated="3"/>
          <table:table-cell table:style-name="ce71"/>
          <table:table-cell table:style-name="ce104"/>
          <table:table-cell table:style-name="ce47"/>
          <table:table-cell table:style-name="ce46" table:number-columns-repeated="2"/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3" office:value-type="string" table:number-columns-spanned="7" table:number-rows-spanned="1">
            <text:p>1999-PRD-60-032002_Ambrogiani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3" table:formula="of:=[.B290]" office:value-type="string" office:string-value="1999-PRD-60-032002_Ambrogiani" table:number-columns-spanned="5" table:number-rows-spanned="1">
            <text:p>1999-PRD-60-032002_Ambrogiani</text:p>
          </table:table-cell>
          <table:covered-table-cell table:number-columns-repeated="4"/>
          <table:table-cell table:number-columns-repeated="1004"/>
        </table:table-row>
        <table:table-row table:style-name="ro4">
          <table:table-cell/>
          <table:table-cell table:style-name="ce66" office:value-type="string" table:number-columns-spanned="7" table:number-rows-spanned="1">
            <text:p>FNAL E-0835</text:p>
          </table:table-cell>
          <table:covered-table-cell table:number-columns-repeated="6"/>
          <table:table-cell table:number-columns-repeated="4"/>
          <table:table-cell table:style-name="ce53" table:formula="of:=[.B291]" office:value-type="string" office:string-value="FNAL E-0835" table:number-columns-spanned="5" table:number-rows-spanned="1">
            <text:p>FNAL E-0835</text:p>
          </table:table-cell>
          <table:covered-table-cell table:number-columns-repeated="4"/>
          <table:table-cell table:number-columns-repeated="1004"/>
        </table:table-row>
        <table:table-row table:style-name="ro4">
          <table:table-cell table:number-columns-repeated="18"/>
          <table:table-cell table:style-name="ce47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s IN GeV**2</text:p>
          </table:table-cell>
          <table:covered-table-cell table:style-name="ce77"/>
          <table:table-cell table:style-name="ce83" table:formula="of:=[.$D$205]" office:value-type="string" office:string-value="|G_M^p| (= |G_E^p| )" table:number-columns-spanned="5" table:number-rows-spanned="1">
            <text:p>|G_M^p| (= |G_E^p| )</text:p>
          </table:table-cell>
          <table:covered-table-cell table:number-columns-repeated="3" table:style-name="ce85"/>
          <table:covered-table-cell table:style-name="ce90"/>
          <table:table-cell table:number-columns-repeated="4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p|</text:p>
          </table:table-cell>
          <table:covered-table-cell table:style-name="ce86"/>
          <table:covered-table-cell table:style-name="ce32"/>
          <table:table-cell/>
          <table:table-cell table:style-name="ce47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4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table:formula="of:=8.84" office:value-type="float" office:value="8.84">
            <text:p>8.8400</text:p>
          </table:table-cell>
          <table:table-cell table:style-name="ce71" table:formula="of:=[.B295]" office:value-type="float" office:value="8.84">
            <text:p>8.8400</text:p>
          </table:table-cell>
          <table:table-cell table:style-name="ce71" table:formula="of:=0.0359" office:value-type="float" office:value="0.0359">
            <text:p>0.0359</text:p>
          </table:table-cell>
          <table:table-cell table:style-name="ce71" table:formula="of:=0.0018" office:value-type="float" office:value="0.0018">
            <text:p>0.0018</text:p>
          </table:table-cell>
          <table:table-cell table:style-name="ce71" table:formula="of:=0.0019" office:value-type="float" office:value="0.0019">
            <text:p>0.0019</text:p>
          </table:table-cell>
          <table:table-cell table:style-name="ce71" table:formula="of:=0.0023" office:value-type="float" office:value="0.0023">
            <text:p>0.0023</text:p>
          </table:table-cell>
          <table:table-cell table:style-name="ce88" table:formula="of:=0.0017" office:value-type="float" office:value="0.0017">
            <text:p>0.0017</text:p>
          </table:table-cell>
          <table:table-cell table:style-name="ce47" table:number-columns-repeated="4"/>
          <table:table-cell table:style-name="ce73" table:formula="of:=[.B295]" office:value-type="float" office:value="8.84">
            <text:p>8.8400</text:p>
          </table:table-cell>
          <table:table-cell table:style-name="ce80" table:formula="of:=[.M295]" office:value-type="float" office:value="8.84">
            <text:p>8.8400</text:p>
          </table:table-cell>
          <table:table-cell table:style-name="ce101" table:formula="of:=IF([.$T295]=&quot;L&quot;;[.$D295];[.$D304])" office:value-type="float" office:value="0.0417">
            <text:p>0.0417</text:p>
          </table:table-cell>
          <table:table-cell table:style-name="ce101" table:formula="of:=IF([.$T295]=&quot;L&quot;;SQRT([.E295]*[.E295]+[.G295]*[.G295]);SQRT([.E304]*[.E304]+[.G304]*[.G304]))" office:value-type="float" office:value="0.00334215499341368">
            <text:p>0.0033</text:p>
          </table:table-cell>
          <table:table-cell table:style-name="ce107" table:formula="of:=IF([.$T295]=&quot;L&quot;;SQRT([.F295]*[.F295]+[.H295]*[.H295]);SQRT([.F304]*[.F304]+[.H304]*[.H304]))" office:value-type="float" office:value="0.00290688837074973">
            <text:p>0.0029</text:p>
          </table:table-cell>
          <table:table-cell table:style-name="ce47"/>
          <table:table-cell table:style-name="ce46" table:formula="of:=IF([.$T295]=&quot;L&quot;;&quot;E&quot;;&quot;&quot;)">
            <text:p/>
          </table:table-cell>
          <table:table-cell table:style-name="ce46" table:formula="of:=IF([.$M295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10.78" office:value-type="float" office:value="10.78">
            <text:p>10.7800</text:p>
          </table:table-cell>
          <table:table-cell table:style-name="ce71" table:formula="of:=[.B296]" office:value-type="float" office:value="10.78">
            <text:p>10.7800</text:p>
          </table:table-cell>
          <table:table-cell table:style-name="ce71" table:formula="of:=0.0213" office:value-type="float" office:value="0.0213">
            <text:p>0.0213</text:p>
          </table:table-cell>
          <table:table-cell table:style-name="ce71" table:formula="of:=0.007" office:value-type="float" office:value="0.007">
            <text:p>0.0070</text:p>
          </table:table-cell>
          <table:table-cell table:style-name="ce71" table:formula="of:=0.0084" office:value-type="float" office:value="0.0084">
            <text:p>0.0084</text:p>
          </table:table-cell>
          <table:table-cell table:style-name="ce71" table:formula="of:=0.0015" office:value-type="float" office:value="0.0015">
            <text:p>0.0015</text:p>
          </table:table-cell>
          <table:table-cell table:style-name="ce88" table:formula="of:=0.0011" office:value-type="float" office:value="0.0011">
            <text:p>0.0011</text:p>
          </table:table-cell>
          <table:table-cell table:style-name="ce47" table:number-columns-repeated="4"/>
          <table:table-cell table:style-name="ce64" table:formula="of:=[.B296]" office:value-type="float" office:value="10.78">
            <text:p>10.7800</text:p>
          </table:table-cell>
          <table:table-cell table:style-name="ce71" table:formula="of:=[.M296]" office:value-type="float" office:value="10.78">
            <text:p>10.7800</text:p>
          </table:table-cell>
          <table:table-cell table:style-name="ce79" table:formula="of:=IF([.$T296]=&quot;L&quot;;[.$D296];[.$D305])" office:value-type="float" office:value="0.024">
            <text:p>0.0240</text:p>
          </table:table-cell>
          <table:table-cell table:style-name="ce70" table:formula="of:=IF([.$T296]=&quot;L&quot;;SQRT([.E296]*[.E296]+[.G296]*[.G296]);SQRT([.E305]*[.E305]+[.G305]*[.G305]))" office:value-type="float" office:value="0.00804114419718985">
            <text:p>0.0080</text:p>
          </table:table-cell>
          <table:table-cell table:style-name="ce91" table:formula="of:=IF([.$T296]=&quot;L&quot;;SQRT([.F296]*[.F296]+[.H296]*[.H296]);SQRT([.F305]*[.F305]+[.H305]*[.H305]))" office:value-type="float" office:value="0.00957548954362126">
            <text:p>0.0096</text:p>
          </table:table-cell>
          <table:table-cell table:style-name="ce47"/>
          <table:table-cell table:style-name="ce46" table:formula="of:=IF([.$T296]=&quot;L&quot;;&quot;E&quot;;&quot;&quot;)">
            <text:p/>
          </table:table-cell>
          <table:table-cell table:style-name="ce46" table:formula="of:=IF([.$M296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12.43" office:value-type="float" office:value="12.43">
            <text:p>12.4300</text:p>
          </table:table-cell>
          <table:table-cell table:style-name="ce71" table:formula="of:=[.B297]" office:value-type="float" office:value="12.43">
            <text:p>12.4300</text:p>
          </table:table-cell>
          <table:table-cell table:style-name="ce71" table:formula="of:=0.0143" office:value-type="float" office:value="0.0143">
            <text:p>0.0143</text:p>
          </table:table-cell>
          <table:table-cell table:style-name="ce71" table:formula="of:=0.0012" office:value-type="float" office:value="0.0012">
            <text:p>0.0012</text:p>
          </table:table-cell>
          <table:table-cell table:style-name="ce71" table:formula="of:=0.0013" office:value-type="float" office:value="0.0013">
            <text:p>0.0013</text:p>
          </table:table-cell>
          <table:table-cell table:style-name="ce71" table:formula="of:=0.0009" office:value-type="float" office:value="0.0009">
            <text:p>0.0009</text:p>
          </table:table-cell>
          <table:table-cell table:style-name="ce88" table:formula="of:=0.0007" office:value-type="float" office:value="0.0007">
            <text:p>0.0007</text:p>
          </table:table-cell>
          <table:table-cell table:style-name="ce47" table:number-columns-repeated="4"/>
          <table:table-cell table:style-name="ce64" table:formula="of:=[.B297]" office:value-type="float" office:value="12.43">
            <text:p>12.4300</text:p>
          </table:table-cell>
          <table:table-cell table:style-name="ce71" table:formula="of:=[.M297]" office:value-type="float" office:value="12.43">
            <text:p>12.4300</text:p>
          </table:table-cell>
          <table:table-cell table:style-name="ce79" table:formula="of:=IF([.$T297]=&quot;L&quot;;[.$D297];[.$D306])" office:value-type="float" office:value="0.0158">
            <text:p>0.0158</text:p>
          </table:table-cell>
          <table:table-cell table:style-name="ce70" table:formula="of:=IF([.$T297]=&quot;L&quot;;SQRT([.E297]*[.E297]+[.G297]*[.G297]);SQRT([.E306]*[.E306]+[.G306]*[.G306]))" office:value-type="float" office:value="0.00164012194668567">
            <text:p>0.0016</text:p>
          </table:table-cell>
          <table:table-cell table:style-name="ce91" table:formula="of:=IF([.$T297]=&quot;L&quot;;SQRT([.F297]*[.F297]+[.H297]*[.H297]);SQRT([.F306]*[.F306]+[.H306]*[.H306]))" office:value-type="float" office:value="0.00156524758424985">
            <text:p>0.0016</text:p>
          </table:table-cell>
          <table:table-cell table:style-name="ce47"/>
          <table:table-cell table:style-name="ce46" table:formula="of:=IF([.$T297]=&quot;L&quot;;&quot;E&quot;;&quot;&quot;)">
            <text:p/>
          </table:table-cell>
          <table:table-cell table:style-name="ce46" table:formula="of:=IF([.$M297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13.11" office:value-type="float" office:value="13.11">
            <text:p>13.1100</text:p>
          </table:table-cell>
          <table:table-cell table:style-name="ce71" table:formula="of:=[.B298]" office:value-type="float" office:value="13.11">
            <text:p>13.1100</text:p>
          </table:table-cell>
          <table:table-cell table:style-name="ce71" table:formula="of:=0.0112" office:value-type="float" office:value="0.0112">
            <text:p>0.0112</text:p>
          </table:table-cell>
          <table:table-cell table:style-name="ce71" table:formula="of:=0.0016" office:value-type="float" office:value="0.0016">
            <text:p>0.0016</text:p>
          </table:table-cell>
          <table:table-cell table:style-name="ce71" table:formula="of:=0.0016" office:value-type="float" office:value="0.0016">
            <text:p>0.0016</text:p>
          </table:table-cell>
          <table:table-cell table:style-name="ce71" table:formula="of:=0.0007" office:value-type="float" office:value="0.0007">
            <text:p>0.0007</text:p>
          </table:table-cell>
          <table:table-cell table:style-name="ce88" table:formula="of:=0.0006" office:value-type="float" office:value="0.0006">
            <text:p>0.0006</text:p>
          </table:table-cell>
          <table:table-cell table:style-name="ce47" table:number-columns-repeated="4"/>
          <table:table-cell table:style-name="ce64" table:formula="of:=[.B298]" office:value-type="float" office:value="13.11">
            <text:p>13.1100</text:p>
          </table:table-cell>
          <table:table-cell table:style-name="ce71" table:formula="of:=[.M298]" office:value-type="float" office:value="13.11">
            <text:p>13.1100</text:p>
          </table:table-cell>
          <table:table-cell table:style-name="ce79" table:formula="of:=IF([.$T298]=&quot;L&quot;;[.$D298];[.$D307])" office:value-type="float" office:value="0.0124">
            <text:p>0.0124</text:p>
          </table:table-cell>
          <table:table-cell table:style-name="ce70" table:formula="of:=IF([.$T298]=&quot;L&quot;;SQRT([.E298]*[.E298]+[.G298]*[.G298]);SQRT([.E307]*[.E307]+[.G307]*[.G307]))" office:value-type="float" office:value="0.00196977156035922">
            <text:p>0.0020</text:p>
          </table:table-cell>
          <table:table-cell table:style-name="ce91" table:formula="of:=IF([.$T298]=&quot;L&quot;;SQRT([.F298]*[.F298]+[.H298]*[.H298]);SQRT([.F307]*[.F307]+[.H307]*[.H307]))" office:value-type="float" office:value="0.00189736659610103">
            <text:p>0.0019</text:p>
          </table:table-cell>
          <table:table-cell table:style-name="ce47"/>
          <table:table-cell table:style-name="ce46" table:formula="of:=IF([.$T298]=&quot;L&quot;;&quot;E&quot;;&quot;&quot;)">
            <text:p/>
          </table:table-cell>
          <table:table-cell table:style-name="ce46" table:formula="of:=IF([.$M298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14.36" office:value-type="float" office:value="14.36">
            <text:p>14.3600</text:p>
          </table:table-cell>
          <table:table-cell table:style-name="ce71" table:formula="of:=[.B299]" office:value-type="float" office:value="14.36">
            <text:p>14.3600</text:p>
          </table:table-cell>
          <table:table-cell table:style-name="ce71" table:formula="of:=0.0139" office:value-type="float" office:value="0.0139">
            <text:p>0.0139</text:p>
          </table:table-cell>
          <table:table-cell table:style-name="ce71" table:formula="of:=0.0091" office:value-type="float" office:value="0.0091">
            <text:p>0.0091</text:p>
          </table:table-cell>
          <table:table-cell table:style-name="ce71" table:formula="of:=0.0054" office:value-type="float" office:value="0.0054">
            <text:p>0.0054</text:p>
          </table:table-cell>
          <table:table-cell table:style-name="ce71" table:formula="of:=0.0013" office:value-type="float" office:value="0.0013">
            <text:p>0.0013</text:p>
          </table:table-cell>
          <table:table-cell table:style-name="ce88" table:formula="of:=0.0011" office:value-type="float" office:value="0.0011">
            <text:p>0.0011</text:p>
          </table:table-cell>
          <table:table-cell table:style-name="ce47" table:number-columns-repeated="4"/>
          <table:table-cell table:style-name="ce64" table:formula="of:=[.B299]" office:value-type="float" office:value="14.36">
            <text:p>14.3600</text:p>
          </table:table-cell>
          <table:table-cell table:style-name="ce71" table:formula="of:=[.M299]" office:value-type="float" office:value="14.36">
            <text:p>14.3600</text:p>
          </table:table-cell>
          <table:table-cell table:style-name="ce79" table:formula="of:=IF([.$T299]=&quot;L&quot;;[.$D299];[.$D308])" office:value-type="float" office:value="0.0151">
            <text:p>0.0151</text:p>
          </table:table-cell>
          <table:table-cell table:style-name="ce70" table:formula="of:=IF([.$T299]=&quot;L&quot;;SQRT([.E299]*[.E299]+[.G299]*[.G299]);SQRT([.E308]*[.E308]+[.G308]*[.G308]))" office:value-type="float" office:value="0.0100975244490915">
            <text:p>0.0101</text:p>
          </table:table-cell>
          <table:table-cell table:style-name="ce91" table:formula="of:=IF([.$T299]=&quot;L&quot;;SQRT([.F299]*[.F299]+[.H299]*[.H299]);SQRT([.F308]*[.F308]+[.H308]*[.H308]))" office:value-type="float" office:value="0.00602079728939615">
            <text:p>0.0060</text:p>
          </table:table-cell>
          <table:table-cell table:style-name="ce47"/>
          <table:table-cell table:style-name="ce46" table:formula="of:=IF([.$T299]=&quot;L&quot;;&quot;E&quot;;&quot;&quot;)">
            <text:p/>
          </table:table-cell>
          <table:table-cell table:style-name="ce46" table:formula="of:=IF([.$M299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table:formula="of:=18.4" office:value-type="float" office:value="18.4">
            <text:p>18.4000</text:p>
          </table:table-cell>
          <table:table-cell table:style-name="ce75" table:formula="of:=[.B300]" office:value-type="float" office:value="18.4">
            <text:p>18.4000</text:p>
          </table:table-cell>
          <table:table-cell table:style-name="ce75" office:value-type="string">
            <text:p>&lt; 0.044</text:p>
          </table:table-cell>
          <table:table-cell table:style-name="ce75" table:number-columns-repeated="3"/>
          <table:table-cell table:style-name="ce89"/>
          <table:table-cell table:style-name="ce47" table:number-columns-repeated="4"/>
          <table:table-cell table:style-name="ce65" table:formula="of:=[.B300]" office:value-type="float" office:value="18.4">
            <text:p>18.4000</text:p>
          </table:table-cell>
          <table:table-cell table:style-name="ce75" table:formula="of:=[.M300]" office:value-type="float" office:value="18.4">
            <text:p>18.4000</text:p>
          </table:table-cell>
          <table:table-cell table:style-name="ce78" table:formula="of:=IF([.$T300]=&quot;L&quot;;[.$D300];[.$D309])" office:value-type="string" office:string-value="&lt; 0.0474">
            <text:p>&lt; 0.0474</text:p>
          </table:table-cell>
          <table:table-cell table:style-name="ce75"/>
          <table:table-cell table:style-name="ce89"/>
          <table:table-cell table:style-name="ce47"/>
          <table:table-cell table:style-name="ce46"/>
          <table:table-cell table:style-name="ce46" office:value-type="string">
            <text:p>NOT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s IN GeV**2</text:p>
          </table:table-cell>
          <table:covered-table-cell table:style-name="ce77"/>
          <table:table-cell table:style-name="ce83" table:formula="of:=[.$D$208]" office:value-type="string" office:string-value="|G_M^p| ( |G_E^p| = 0 )" table:number-columns-spanned="5" table:number-rows-spanned="1">
            <text:p>|G_M^p| ( |G_E^p| = 0 )</text:p>
          </table:table-cell>
          <table:covered-table-cell table:number-columns-repeated="3" table:style-name="ce85"/>
          <table:covered-table-cell table:style-name="ce90"/>
          <table:table-cell table:number-columns-repeated="10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0"/>
          <table:table-cell table:style-name="ce46" table:number-columns-repeated="2"/>
          <table:table-cell table:number-columns-repeated="1001"/>
        </table:table-row>
        <table:table-row table:style-name="ro10">
          <table:table-cell/>
          <table:table-cell table:style-name="ce64" table:formula="of:=8.84" office:value-type="float" office:value="8.84">
            <text:p>8.8400</text:p>
          </table:table-cell>
          <table:table-cell table:style-name="ce71" table:formula="of:=[.B304]" office:value-type="float" office:value="8.84">
            <text:p>8.8400</text:p>
          </table:table-cell>
          <table:table-cell table:style-name="ce71" table:formula="of:=0.0417" office:value-type="float" office:value="0.0417">
            <text:p>0.0417</text:p>
          </table:table-cell>
          <table:table-cell table:style-name="ce71" table:formula="of:=0.0021" office:value-type="float" office:value="0.0021">
            <text:p>0.0021</text:p>
          </table:table-cell>
          <table:table-cell table:style-name="ce71" table:formula="of:=0.0022" office:value-type="float" office:value="0.0022">
            <text:p>0.0022</text:p>
          </table:table-cell>
          <table:table-cell table:style-name="ce71" table:formula="of:=0.0026" office:value-type="float" office:value="0.0026">
            <text:p>0.0026</text:p>
          </table:table-cell>
          <table:table-cell table:style-name="ce88" table:formula="of:=0.0019" office:value-type="float" office:value="0.0019">
            <text:p>0.0019</text:p>
          </table:table-cell>
          <table:table-cell table:number-columns-repeated="10"/>
          <table:table-cell table:style-name="ce46" table:number-columns-repeated="2"/>
          <table:table-cell table:number-columns-repeated="1001"/>
        </table:table-row>
        <table:table-row table:style-name="ro10">
          <table:table-cell/>
          <table:table-cell table:style-name="ce64" table:formula="of:=10.78" office:value-type="float" office:value="10.78">
            <text:p>10.7800</text:p>
          </table:table-cell>
          <table:table-cell table:style-name="ce71" table:formula="of:=[.B305]" office:value-type="float" office:value="10.78">
            <text:p>10.7800</text:p>
          </table:table-cell>
          <table:table-cell table:style-name="ce71" table:formula="of:=0.024" office:value-type="float" office:value="0.024">
            <text:p>0.0240</text:p>
          </table:table-cell>
          <table:table-cell table:style-name="ce71" table:formula="of:=0.0079" office:value-type="float" office:value="0.0079">
            <text:p>0.0079</text:p>
          </table:table-cell>
          <table:table-cell table:style-name="ce71" table:formula="of:=0.0095" office:value-type="float" office:value="0.0095">
            <text:p>0.0095</text:p>
          </table:table-cell>
          <table:table-cell table:style-name="ce71" table:formula="of:=0.0015" office:value-type="float" office:value="0.0015">
            <text:p>0.0015</text:p>
          </table:table-cell>
          <table:table-cell table:style-name="ce88" table:formula="of:=0.0012" office:value-type="float" office:value="0.0012">
            <text:p>0.0012</text:p>
          </table:table-cell>
          <table:table-cell table:number-columns-repeated="10"/>
          <table:table-cell table:style-name="ce46" table:number-columns-repeated="2"/>
          <table:table-cell table:number-columns-repeated="1001"/>
        </table:table-row>
        <table:table-row table:style-name="ro10">
          <table:table-cell/>
          <table:table-cell table:style-name="ce64" table:formula="of:=12.43" office:value-type="float" office:value="12.43">
            <text:p>12.4300</text:p>
          </table:table-cell>
          <table:table-cell table:style-name="ce71" table:formula="of:=[.B306]" office:value-type="float" office:value="12.43">
            <text:p>12.4300</text:p>
          </table:table-cell>
          <table:table-cell table:style-name="ce71" table:formula="of:=0.0158" office:value-type="float" office:value="0.0158">
            <text:p>0.0158</text:p>
          </table:table-cell>
          <table:table-cell table:style-name="ce71" table:formula="of:=0.0013" office:value-type="float" office:value="0.0013">
            <text:p>0.0013</text:p>
          </table:table-cell>
          <table:table-cell table:style-name="ce71" table:formula="of:=0.0014" office:value-type="float" office:value="0.0014">
            <text:p>0.0014</text:p>
          </table:table-cell>
          <table:table-cell table:style-name="ce71" table:formula="of:=0.001" office:value-type="float" office:value="0.001">
            <text:p>0.0010</text:p>
          </table:table-cell>
          <table:table-cell table:style-name="ce88" table:formula="of:=0.0007" office:value-type="float" office:value="0.0007">
            <text:p>0.0007</text:p>
          </table:table-cell>
          <table:table-cell table:number-columns-repeated="10"/>
          <table:table-cell table:style-name="ce46" table:number-columns-repeated="2"/>
          <table:table-cell table:number-columns-repeated="1001"/>
        </table:table-row>
        <table:table-row table:style-name="ro10">
          <table:table-cell/>
          <table:table-cell table:style-name="ce64" table:formula="of:=13.11" office:value-type="float" office:value="13.11">
            <text:p>13.1100</text:p>
          </table:table-cell>
          <table:table-cell table:style-name="ce71" table:formula="of:=[.B307]" office:value-type="float" office:value="13.11">
            <text:p>13.1100</text:p>
          </table:table-cell>
          <table:table-cell table:style-name="ce71" table:formula="of:=0.0124" office:value-type="float" office:value="0.0124">
            <text:p>0.0124</text:p>
          </table:table-cell>
          <table:table-cell table:style-name="ce71" table:formula="of:=0.0018" office:value-type="float" office:value="0.0018">
            <text:p>0.0018</text:p>
          </table:table-cell>
          <table:table-cell table:style-name="ce71" table:formula="of:=0.0018" office:value-type="float" office:value="0.0018">
            <text:p>0.0018</text:p>
          </table:table-cell>
          <table:table-cell table:style-name="ce71" table:formula="of:=0.0008" office:value-type="float" office:value="0.0008">
            <text:p>0.0008</text:p>
          </table:table-cell>
          <table:table-cell table:style-name="ce88" table:formula="of:=0.0006" office:value-type="float" office:value="0.0006">
            <text:p>0.0006</text:p>
          </table:table-cell>
          <table:table-cell table:number-columns-repeated="10"/>
          <table:table-cell table:style-name="ce46" table:number-columns-repeated="2"/>
          <table:table-cell table:number-columns-repeated="1001"/>
        </table:table-row>
        <table:table-row table:style-name="ro10">
          <table:table-cell/>
          <table:table-cell table:style-name="ce64" table:formula="of:=14.36" office:value-type="float" office:value="14.36">
            <text:p>14.3600</text:p>
          </table:table-cell>
          <table:table-cell table:style-name="ce71" table:formula="of:=[.B308]" office:value-type="float" office:value="14.36">
            <text:p>14.3600</text:p>
          </table:table-cell>
          <table:table-cell table:style-name="ce71" table:formula="of:=0.0151" office:value-type="float" office:value="0.0151">
            <text:p>0.0151</text:p>
          </table:table-cell>
          <table:table-cell table:style-name="ce71" table:formula="of:=0.01" office:value-type="float" office:value="0.01">
            <text:p>0.0100</text:p>
          </table:table-cell>
          <table:table-cell table:style-name="ce71" table:formula="of:=0.0059" office:value-type="float" office:value="0.0059">
            <text:p>0.0059</text:p>
          </table:table-cell>
          <table:table-cell table:style-name="ce71" table:formula="of:=0.0014" office:value-type="float" office:value="0.0014">
            <text:p>0.0014</text:p>
          </table:table-cell>
          <table:table-cell table:style-name="ce88" table:formula="of:=0.0012" office:value-type="float" office:value="0.0012">
            <text:p>0.0012</text:p>
          </table:table-cell>
          <table:table-cell table:number-columns-repeated="10"/>
          <table:table-cell table:style-name="ce46" table:number-columns-repeated="2"/>
          <table:table-cell table:number-columns-repeated="1001"/>
        </table:table-row>
        <table:table-row table:style-name="ro10">
          <table:table-cell/>
          <table:table-cell table:style-name="ce65" table:formula="of:=18.4" office:value-type="float" office:value="18.4">
            <text:p>18.4000</text:p>
          </table:table-cell>
          <table:table-cell table:style-name="ce75" table:formula="of:=[.B309]" office:value-type="float" office:value="18.4">
            <text:p>18.4000</text:p>
          </table:table-cell>
          <table:table-cell table:style-name="ce75" office:value-type="string">
            <text:p>&lt; 0.0474</text:p>
          </table:table-cell>
          <table:table-cell table:style-name="ce75" table:number-columns-repeated="3"/>
          <table:table-cell table:style-name="ce89"/>
          <table:table-cell table:number-columns-repeated="10"/>
          <table:table-cell table:style-name="ce46" table:number-columns-repeated="2"/>
          <table:table-cell table:number-columns-repeated="1001"/>
        </table:table-row>
        <table:table-row table:style-name="ro4" table:number-rows-repeated="2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/>
          <table:table-cell table:style-name="ce3" office:value-type="string" table:number-columns-spanned="7" table:number-rows-spanned="1">
            <text:p>2003-PLB-559-20_Andreotti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3" table:formula="of:=[.B312]" office:value-type="string" office:string-value="2003-PLB-559-20_Andreotti" table:number-columns-spanned="5" table:number-rows-spanned="1">
            <text:p>2003-PLB-559-20_Andreotti</text:p>
          </table:table-cell>
          <table:covered-table-cell table:number-columns-repeated="4"/>
          <table:table-cell table:number-columns-repeated="1004"/>
        </table:table-row>
        <table:table-row table:style-name="ro4">
          <table:table-cell/>
          <table:table-cell table:style-name="ce66" office:value-type="string" table:number-columns-spanned="7" table:number-rows-spanned="1">
            <text:p>FNAL E-0835</text:p>
          </table:table-cell>
          <table:covered-table-cell table:number-columns-repeated="6"/>
          <table:table-cell table:number-columns-repeated="4"/>
          <table:table-cell table:style-name="ce53" table:formula="of:=[.B313]" office:value-type="string" office:string-value="FNAL E-0835" table:number-columns-spanned="5" table:number-rows-spanned="1">
            <text:p>FNAL E-0835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number-columns-repeated="18"/>
          <table:table-cell table:style-name="ce47" table:number-columns-repeated="2"/>
          <table:table-cell table:number-columns-repeated="1001"/>
        </table:table-row>
        <table:table-row table:style-name="ro6">
          <table:table-cell/>
          <table:table-cell table:style-name="ce11" office:value-type="string" table:number-columns-spanned="2" table:number-rows-spanned="1">
            <text:p>s IN GeV**2</text:p>
          </table:table-cell>
          <table:covered-table-cell table:style-name="ce77"/>
          <table:table-cell table:style-name="ce83" table:formula="of:=[.$D$205]" office:value-type="string" office:string-value="|G_M^p| (= |G_E^p| )" table:number-columns-spanned="5" table:number-rows-spanned="1">
            <text:p>|G_M^p| (= |G_E^p| )</text:p>
          </table:table-cell>
          <table:covered-table-cell table:number-columns-repeated="3" table:style-name="ce85"/>
          <table:covered-table-cell table:style-name="ce90"/>
          <table:table-cell table:number-columns-repeated="4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p|</text:p>
          </table:table-cell>
          <table:covered-table-cell table:style-name="ce86"/>
          <table:covered-table-cell table:style-name="ce32"/>
          <table:table-cell/>
          <table:table-cell table:style-name="ce47" table:number-columns-repeated="2"/>
          <table:table-cell table:number-columns-repeated="1001"/>
        </table:table-row>
        <table:table-row table:style-name="ro6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4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office:value-type="float" office:value="11.63">
            <text:p>11.6300</text:p>
          </table:table-cell>
          <table:table-cell table:style-name="ce71" table:formula="of:=[.B317]" office:value-type="float" office:value="11.63">
            <text:p>11.6300</text:p>
          </table:table-cell>
          <table:table-cell table:style-name="ce71" office:value-type="float" office:value="0.0174">
            <text:p>0.0174</text:p>
          </table:table-cell>
          <table:table-cell table:style-name="ce71" office:value-type="float" office:value="0.0018">
            <text:p>0.0018</text:p>
          </table:table-cell>
          <table:table-cell table:style-name="ce71" office:value-type="float" office:value="0.0016">
            <text:p>0.0016</text:p>
          </table:table-cell>
          <table:table-cell table:style-name="ce71" office:value-type="float" office:value="0.0011">
            <text:p>0.0011</text:p>
          </table:table-cell>
          <table:table-cell table:style-name="ce88" office:value-type="float" office:value="0.0007">
            <text:p>0.0007</text:p>
          </table:table-cell>
          <table:table-cell table:style-name="ce47" table:number-columns-repeated="4"/>
          <table:table-cell table:style-name="ce64" table:formula="of:=[.B317]" office:value-type="float" office:value="11.63">
            <text:p>11.6300</text:p>
          </table:table-cell>
          <table:table-cell table:style-name="ce71" table:formula="of:=[.M317]" office:value-type="float" office:value="11.63">
            <text:p>11.6300</text:p>
          </table:table-cell>
          <table:table-cell table:style-name="ce70" table:formula="of:=IF([.$T317]=&quot;L&quot;;[.$D317];[.$D324])" office:value-type="float" office:value="0.0194">
            <text:p>0.0194</text:p>
          </table:table-cell>
          <table:table-cell table:style-name="ce70" table:formula="of:=IF([.$T317]=&quot;L&quot;;SQRT([.E317]*[.E317]+[.G317]*[.G317]);SQRT([.E324]*[.E324]+[.G324]*[.G324]))" office:value-type="float" office:value="0.00233238075793812">
            <text:p>0.0023</text:p>
          </table:table-cell>
          <table:table-cell table:style-name="ce91" table:formula="of:=IF([.$T317]=&quot;L&quot;;SQRT([.F317]*[.F317]+[.H317]*[.H317]);SQRT([.F324]*[.F324]+[.H324]*[.H324]))" office:value-type="float" office:value="0.00187882942280559">
            <text:p>0.0019</text:p>
          </table:table-cell>
          <table:table-cell table:style-name="ce47"/>
          <table:table-cell table:style-name="ce46" table:formula="of:=IF([.$T317]=&quot;L&quot;;&quot;E&quot;;&quot;&quot;)">
            <text:p/>
          </table:table-cell>
          <table:table-cell table:style-name="ce46" table:formula="of:=IF([.$M317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2.43">
            <text:p>12.4300</text:p>
          </table:table-cell>
          <table:table-cell table:style-name="ce71" table:formula="of:=[.B318]" office:value-type="float" office:value="12.43">
            <text:p>12.4300</text:p>
          </table:table-cell>
          <table:table-cell table:style-name="ce71" office:value-type="float" office:value="0.0148">
            <text:p>0.0148</text:p>
          </table:table-cell>
          <table:table-cell table:style-name="ce71" office:value-type="float" office:value="0.0015">
            <text:p>0.0015</text:p>
          </table:table-cell>
          <table:table-cell table:style-name="ce71" office:value-type="float" office:value="0.0013">
            <text:p>0.0013</text:p>
          </table:table-cell>
          <table:table-cell table:style-name="ce71" office:value-type="float" office:value="0.0008">
            <text:p>0.0008</text:p>
          </table:table-cell>
          <table:table-cell table:style-name="ce88" office:value-type="float" office:value="0.0005">
            <text:p>0.0005</text:p>
          </table:table-cell>
          <table:table-cell table:style-name="ce47" table:number-columns-repeated="4"/>
          <table:table-cell table:style-name="ce64" table:formula="of:=[.B318]" office:value-type="float" office:value="12.43">
            <text:p>12.4300</text:p>
          </table:table-cell>
          <table:table-cell table:style-name="ce71" table:formula="of:=[.M318]" office:value-type="float" office:value="12.43">
            <text:p>12.4300</text:p>
          </table:table-cell>
          <table:table-cell table:style-name="ce70" table:formula="of:=IF([.$T318]=&quot;L&quot;;[.$D318];[.$D325])" office:value-type="float" office:value="0.0163">
            <text:p>0.0163</text:p>
          </table:table-cell>
          <table:table-cell table:style-name="ce70" table:formula="of:=IF([.$T318]=&quot;L&quot;;SQRT([.E318]*[.E318]+[.G318]*[.G318]);SQRT([.E325]*[.E325]+[.G325]*[.G325]))" office:value-type="float" office:value="0.00192353840616713">
            <text:p>0.0019</text:p>
          </table:table-cell>
          <table:table-cell table:style-name="ce91" table:formula="of:=IF([.$T318]=&quot;L&quot;;SQRT([.F318]*[.F318]+[.H318]*[.H318]);SQRT([.F325]*[.F325]+[.H325]*[.H325]))" office:value-type="float" office:value="0.00148660687473185">
            <text:p>0.0015</text:p>
          </table:table-cell>
          <table:table-cell table:style-name="ce47"/>
          <table:table-cell table:style-name="ce46" table:formula="of:=IF([.$T318]=&quot;L&quot;;&quot;E&quot;;&quot;&quot;)">
            <text:p/>
          </table:table-cell>
          <table:table-cell table:style-name="ce46" table:formula="of:=IF([.$M318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14.4">
            <text:p>14.4000</text:p>
          </table:table-cell>
          <table:table-cell table:style-name="ce71" table:formula="of:=[.B319]" office:value-type="float" office:value="14.4">
            <text:p>14.4000</text:p>
          </table:table-cell>
          <table:table-cell table:style-name="ce71" office:value-type="string">
            <text:p>&lt; 1.38</text:p>
          </table:table-cell>
          <table:table-cell table:style-name="ce71" table:number-columns-repeated="3"/>
          <table:table-cell table:style-name="ce88"/>
          <table:table-cell table:style-name="ce47" table:number-columns-repeated="4"/>
          <table:table-cell table:style-name="ce64" table:formula="of:=[.B319]" office:value-type="float" office:value="14.4">
            <text:p>14.4000</text:p>
          </table:table-cell>
          <table:table-cell table:style-name="ce71" table:formula="of:=[.M319]" office:value-type="float" office:value="14.4">
            <text:p>14.4000</text:p>
          </table:table-cell>
          <table:table-cell table:style-name="ce70" table:formula="of:=IF([.$T319]=&quot;L&quot;;[.$D319];[.$D326])" office:value-type="string" office:string-value="&lt; 1.51">
            <text:p>&lt; 1.51</text:p>
          </table:table-cell>
          <table:table-cell table:style-name="ce71"/>
          <table:table-cell table:style-name="ce88"/>
          <table:table-cell table:style-name="ce47" table:number-columns-repeated="2"/>
          <table:table-cell table:style-name="ce47" office:value-type="string">
            <text:p>NOT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office:value-type="float" office:value="18.22">
            <text:p>18.2200</text:p>
          </table:table-cell>
          <table:table-cell table:style-name="ce75" table:formula="of:=[.B320]" office:value-type="float" office:value="18.22">
            <text:p>18.2200</text:p>
          </table:table-cell>
          <table:table-cell table:style-name="ce75" office:value-type="string">
            <text:p>&lt; 2.77</text:p>
          </table:table-cell>
          <table:table-cell table:style-name="ce75" table:number-columns-repeated="3"/>
          <table:table-cell table:style-name="ce89"/>
          <table:table-cell table:style-name="ce47" table:number-columns-repeated="4"/>
          <table:table-cell table:style-name="ce65" table:formula="of:=[.B320]" office:value-type="float" office:value="18.22">
            <text:p>18.2200</text:p>
          </table:table-cell>
          <table:table-cell table:style-name="ce75" table:formula="of:=[.M320]" office:value-type="float" office:value="18.22">
            <text:p>18.2200</text:p>
          </table:table-cell>
          <table:table-cell table:style-name="ce78" table:formula="of:=IF([.$T320]=&quot;L&quot;;[.$D320];[.$D327])" office:value-type="string" office:string-value="&lt; 2.99">
            <text:p>&lt; 2.99</text:p>
          </table:table-cell>
          <table:table-cell table:style-name="ce75"/>
          <table:table-cell table:style-name="ce89"/>
          <table:table-cell table:style-name="ce47" table:number-columns-repeated="2"/>
          <table:table-cell table:style-name="ce47" office:value-type="string">
            <text:p>NOT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71" table:number-columns-repeated="7"/>
          <table:table-cell table:style-name="ce47" table:number-columns-repeated="4"/>
          <table:table-cell table:style-name="ce71" table:number-columns-repeated="5"/>
          <table:table-cell table:style-name="ce47" table:number-columns-repeated="1004"/>
        </table:table-row>
        <table:table-row table:style-name="ro6">
          <table:table-cell table:style-name="ce47"/>
          <table:table-cell table:style-name="ce11" office:value-type="string" table:number-columns-spanned="2" table:number-rows-spanned="1">
            <text:p>s IN GeV**2</text:p>
          </table:table-cell>
          <table:covered-table-cell table:style-name="ce77"/>
          <table:table-cell table:style-name="ce83" table:formula="of:=[.$D$208]" office:value-type="string" office:string-value="|G_M^p| ( |G_E^p| = 0 )" table:number-columns-spanned="5" table:number-rows-spanned="1">
            <text:p>|G_M^p| ( |G_E^p| = 0 )</text:p>
          </table:table-cell>
          <table:covered-table-cell table:number-columns-repeated="3" table:style-name="ce85"/>
          <table:covered-table-cell table:style-name="ce90"/>
          <table:table-cell table:style-name="ce47" table:number-columns-repeated="4"/>
          <table:table-cell table:style-name="ce71" table:number-columns-repeated="5"/>
          <table:table-cell table:style-name="ce47" table:number-columns-repeated="1004"/>
        </table:table-row>
        <table:table-row table:style-name="ro6">
          <table:table-cell table:style-name="ce47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style-name="ce47" table:number-columns-repeated="4"/>
          <table:table-cell table:style-name="ce71" table:number-columns-repeated="5"/>
          <table:table-cell table:style-name="ce47" table:number-columns-repeated="1004"/>
        </table:table-row>
        <table:table-row table:style-name="ro9">
          <table:table-cell table:style-name="ce47"/>
          <table:table-cell table:style-name="ce64" office:value-type="float" office:value="11.63">
            <text:p>11.6300</text:p>
          </table:table-cell>
          <table:table-cell table:style-name="ce71" table:formula="of:=[.B324]" office:value-type="float" office:value="11.63">
            <text:p>11.6300</text:p>
          </table:table-cell>
          <table:table-cell table:style-name="ce71" office:value-type="float" office:value="0.0194">
            <text:p>0.0194</text:p>
          </table:table-cell>
          <table:table-cell table:style-name="ce71" office:value-type="float" office:value="0.002">
            <text:p>0.0020</text:p>
          </table:table-cell>
          <table:table-cell table:style-name="ce71" office:value-type="float" office:value="0.0017">
            <text:p>0.0017</text:p>
          </table:table-cell>
          <table:table-cell table:style-name="ce71" office:value-type="float" office:value="0.0012">
            <text:p>0.0012</text:p>
          </table:table-cell>
          <table:table-cell table:style-name="ce88" office:value-type="float" office:value="0.0008">
            <text:p>0.0008</text:p>
          </table:table-cell>
          <table:table-cell table:style-name="ce47" table:number-columns-repeated="4"/>
          <table:table-cell table:style-name="ce71" table:number-columns-repeated="5"/>
          <table:table-cell table:style-name="ce47" table:number-columns-repeated="1004"/>
        </table:table-row>
        <table:table-row table:style-name="ro9">
          <table:table-cell table:style-name="ce47"/>
          <table:table-cell table:style-name="ce64" office:value-type="float" office:value="12.43">
            <text:p>12.4300</text:p>
          </table:table-cell>
          <table:table-cell table:style-name="ce71" table:formula="of:=[.B325]" office:value-type="float" office:value="12.43">
            <text:p>12.4300</text:p>
          </table:table-cell>
          <table:table-cell table:style-name="ce71" office:value-type="float" office:value="0.0163">
            <text:p>0.0163</text:p>
          </table:table-cell>
          <table:table-cell table:style-name="ce71" office:value-type="float" office:value="0.0017">
            <text:p>0.0017</text:p>
          </table:table-cell>
          <table:table-cell table:style-name="ce71" office:value-type="float" office:value="0.0014">
            <text:p>0.0014</text:p>
          </table:table-cell>
          <table:table-cell table:style-name="ce71" office:value-type="float" office:value="0.0009">
            <text:p>0.0009</text:p>
          </table:table-cell>
          <table:table-cell table:style-name="ce88" office:value-type="float" office:value="0.0005">
            <text:p>0.0005</text:p>
          </table:table-cell>
          <table:table-cell table:style-name="ce47" table:number-columns-repeated="4"/>
          <table:table-cell table:style-name="ce71" table:number-columns-repeated="5"/>
          <table:table-cell table:style-name="ce47" table:number-columns-repeated="1004"/>
        </table:table-row>
        <table:table-row table:style-name="ro9">
          <table:table-cell table:style-name="ce47"/>
          <table:table-cell table:style-name="ce64" office:value-type="float" office:value="14.4">
            <text:p>14.4000</text:p>
          </table:table-cell>
          <table:table-cell table:style-name="ce71" table:formula="of:=[.B326]" office:value-type="float" office:value="14.4">
            <text:p>14.4000</text:p>
          </table:table-cell>
          <table:table-cell table:style-name="ce71" office:value-type="string">
            <text:p>&lt; 1.51</text:p>
          </table:table-cell>
          <table:table-cell table:style-name="ce71" table:number-columns-repeated="3"/>
          <table:table-cell table:style-name="ce88"/>
          <table:table-cell table:style-name="ce47" table:number-columns-repeated="4"/>
          <table:table-cell table:style-name="ce71" table:number-columns-repeated="5"/>
          <table:table-cell table:style-name="ce47" table:number-columns-repeated="1004"/>
        </table:table-row>
        <table:table-row table:style-name="ro9">
          <table:table-cell table:style-name="ce47"/>
          <table:table-cell table:style-name="ce65" office:value-type="float" office:value="18.22">
            <text:p>18.2200</text:p>
          </table:table-cell>
          <table:table-cell table:style-name="ce75" table:formula="of:=[.B327]" office:value-type="float" office:value="18.22">
            <text:p>18.2200</text:p>
          </table:table-cell>
          <table:table-cell table:style-name="ce75" office:value-type="string">
            <text:p>&lt; 2.99</text:p>
          </table:table-cell>
          <table:table-cell table:style-name="ce75" table:number-columns-repeated="3"/>
          <table:table-cell table:style-name="ce89"/>
          <table:table-cell table:style-name="ce47" table:number-columns-repeated="4"/>
          <table:table-cell table:style-name="ce71" table:number-columns-repeated="5"/>
          <table:table-cell table:style-name="ce47" table:number-columns-repeated="1004"/>
        </table:table-row>
        <table:table-row table:style-name="ro1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6">
          <table:table-cell/>
          <table:table-cell table:style-name="ce3" office:value-type="string" table:number-columns-spanned="7" table:number-rows-spanned="1">
            <text:p>2005-PLB-630-14_Ablikim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3" table:formula="of:=[.B329]" office:value-type="string" office:string-value="2005-PLB-630-14_Ablikim" table:number-columns-spanned="5" table:number-rows-spanned="1">
            <text:p>2005-PLB-630-14_Ablikim</text:p>
          </table:table-cell>
          <table:covered-table-cell table:number-columns-repeated="4"/>
          <table:table-cell/>
          <table:table-cell table:style-name="ce48" table:number-columns-repeated="2"/>
          <table:table-cell table:number-columns-repeated="1001"/>
        </table:table-row>
        <table:table-row table:style-name="ro6">
          <table:table-cell/>
          <table:table-cell table:style-name="ce66" office:value-type="string" table:number-columns-spanned="7" table:number-rows-spanned="1">
            <text:p>BES</text:p>
          </table:table-cell>
          <table:covered-table-cell table:number-columns-repeated="6"/>
          <table:table-cell table:number-columns-repeated="4"/>
          <table:table-cell table:style-name="ce53" table:formula="of:=[.B330]" office:value-type="string" office:string-value="BES" table:number-columns-spanned="5" table:number-rows-spanned="1">
            <text:p>BES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number-columns-repeated="18"/>
          <table:table-cell table:style-name="ce47" table:number-columns-repeated="2"/>
          <table:table-cell table:number-columns-repeated="1001"/>
        </table:table-row>
        <table:table-row table:style-name="ro6">
          <table:table-cell/>
          <table:table-cell table:style-name="ce11" office:value-type="string" table:number-columns-spanned="2" table:number-rows-spanned="1">
            <text:p>SQRT(s) IN GeV</text:p>
          </table:table-cell>
          <table:covered-table-cell table:style-name="ce77"/>
          <table:table-cell table:style-name="ce83" table:formula="of:=[.$D$205]" office:value-type="string" office:string-value="|G_M^p| (= |G_E^p| )" table:number-columns-spanned="5" table:number-rows-spanned="1">
            <text:p>|G_M^p| (= |G_E^p| )</text:p>
          </table:table-cell>
          <table:covered-table-cell table:number-columns-repeated="3" table:style-name="ce85"/>
          <table:covered-table-cell table:style-name="ce90"/>
          <table:table-cell table:number-columns-repeated="4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p|</text:p>
          </table:table-cell>
          <table:covered-table-cell table:style-name="ce86"/>
          <table:covered-table-cell table:style-name="ce32"/>
          <table:table-cell/>
          <table:table-cell table:style-name="ce47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4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office:value-type="float" office:value="2">
            <text:p>2.0000</text:p>
          </table:table-cell>
          <table:table-cell table:style-name="ce71" table:formula="of:=[.B334]" office:value-type="float" office:value="2">
            <text:p>2.0000</text:p>
          </table:table-cell>
          <table:table-cell table:style-name="ce71" office:value-type="float" office:value="0.175">
            <text:p>0.1750</text:p>
          </table:table-cell>
          <table:table-cell table:style-name="ce71" office:value-type="float" office:value="0.067">
            <text:p>0.0670</text:p>
          </table:table-cell>
          <table:table-cell table:style-name="ce71" office:value-type="float" office:value="0.055">
            <text:p>0.0550</text:p>
          </table:table-cell>
          <table:table-cell table:style-name="ce71" office:value-type="float" office:value="0.006">
            <text:p>0.0060</text:p>
          </table:table-cell>
          <table:table-cell table:style-name="ce88" table:formula="of:=[.G334]" office:value-type="float" office:value="0.006">
            <text:p>0.0060</text:p>
          </table:table-cell>
          <table:table-cell table:style-name="ce47" table:number-columns-repeated="4"/>
          <table:table-cell table:style-name="ce64" table:formula="of:=[.B334]*[.B334]" office:value-type="float" office:value="4">
            <text:p>4.0000</text:p>
          </table:table-cell>
          <table:table-cell table:style-name="ce71" table:formula="of:=[.M334]" office:value-type="float" office:value="4">
            <text:p>4.0000</text:p>
          </table:table-cell>
          <table:table-cell table:style-name="ce71" table:formula="of:=[.D334]" office:value-type="float" office:value="0.175">
            <text:p>0.1750</text:p>
          </table:table-cell>
          <table:table-cell table:style-name="ce71" table:formula="of:=SQRT([.E334]*[.E334]+[.G334]*[.G334])" office:value-type="float" office:value="0.0672681202353686">
            <text:p>0.0673</text:p>
          </table:table-cell>
          <table:table-cell table:style-name="ce88" table:formula="of:=SQRT([.F334]*[.F334]+[.H334]*[.H334])" office:value-type="float" office:value="0.0553263047744922">
            <text:p>0.0553</text:p>
          </table:table-cell>
          <table:table-cell table:style-name="ce47"/>
          <table:table-cell table:style-name="ce46" table:formula="of:=IF([.$T334]=&quot;L&quot;;&quot;E&quot;;&quot;&quot;)" office:value-type="string" office:string-value="E">
            <text:p>E</text:p>
          </table:table-cell>
          <table:table-cell table:style-name="ce46" table:formula="of:=IF([.$M334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.2">
            <text:p>2.2000</text:p>
          </table:table-cell>
          <table:table-cell table:style-name="ce71" table:formula="of:=[.B335]" office:value-type="float" office:value="2.2">
            <text:p>2.2000</text:p>
          </table:table-cell>
          <table:table-cell table:style-name="ce71" office:value-type="float" office:value="0.179">
            <text:p>0.1790</text:p>
          </table:table-cell>
          <table:table-cell table:number-columns-repeated="2" table:style-name="ce71" office:value-type="float" office:value="0.017">
            <text:p>0.0170</text:p>
          </table:table-cell>
          <table:table-cell table:style-name="ce71" office:value-type="float" office:value="0.005">
            <text:p>0.0050</text:p>
          </table:table-cell>
          <table:table-cell table:style-name="ce88" table:formula="of:=[.G335]" office:value-type="float" office:value="0.005">
            <text:p>0.0050</text:p>
          </table:table-cell>
          <table:table-cell table:style-name="ce47" table:number-columns-repeated="4"/>
          <table:table-cell table:style-name="ce64" table:formula="of:=[.B335]*[.B335]" office:value-type="float" office:value="4.84">
            <text:p>4.8400</text:p>
          </table:table-cell>
          <table:table-cell table:style-name="ce71" table:formula="of:=[.M335]" office:value-type="float" office:value="4.84">
            <text:p>4.8400</text:p>
          </table:table-cell>
          <table:table-cell table:style-name="ce71" table:formula="of:=[.D335]" office:value-type="float" office:value="0.179">
            <text:p>0.1790</text:p>
          </table:table-cell>
          <table:table-cell table:style-name="ce71" table:formula="of:=SQRT([.E335]*[.E335]+[.G335]*[.G335])" office:value-type="float" office:value="0.0177200451466694">
            <text:p>0.0177</text:p>
          </table:table-cell>
          <table:table-cell table:style-name="ce88" table:formula="of:=SQRT([.F335]*[.F335]+[.H335]*[.H335])" office:value-type="float" office:value="0.0177200451466694">
            <text:p>0.0177</text:p>
          </table:table-cell>
          <table:table-cell table:style-name="ce47"/>
          <table:table-cell table:style-name="ce46" table:formula="of:=IF([.$T335]=&quot;L&quot;;&quot;E&quot;;&quot;&quot;)">
            <text:p/>
          </table:table-cell>
          <table:table-cell table:style-name="ce46" table:formula="of:=IF([.$M335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.4">
            <text:p>2.4000</text:p>
          </table:table-cell>
          <table:table-cell table:style-name="ce71" table:formula="of:=[.B336]" office:value-type="float" office:value="2.4">
            <text:p>2.4000</text:p>
          </table:table-cell>
          <table:table-cell table:style-name="ce71" office:value-type="float" office:value="0.072">
            <text:p>0.0720</text:p>
          </table:table-cell>
          <table:table-cell table:style-name="ce71" office:value-type="float" office:value="0.041">
            <text:p>0.0410</text:p>
          </table:table-cell>
          <table:table-cell table:style-name="ce71" office:value-type="float" office:value="0.023">
            <text:p>0.0230</text:p>
          </table:table-cell>
          <table:table-cell table:style-name="ce71" office:value-type="float" office:value="0.002">
            <text:p>0.0020</text:p>
          </table:table-cell>
          <table:table-cell table:style-name="ce88" table:formula="of:=[.G336]" office:value-type="float" office:value="0.002">
            <text:p>0.0020</text:p>
          </table:table-cell>
          <table:table-cell table:style-name="ce47" table:number-columns-repeated="4"/>
          <table:table-cell table:style-name="ce64" table:formula="of:=[.B336]*[.B336]" office:value-type="float" office:value="5.76">
            <text:p>5.7600</text:p>
          </table:table-cell>
          <table:table-cell table:style-name="ce71" table:formula="of:=[.M336]" office:value-type="float" office:value="5.76">
            <text:p>5.7600</text:p>
          </table:table-cell>
          <table:table-cell table:style-name="ce71" table:formula="of:=[.D336]" office:value-type="float" office:value="0.072">
            <text:p>0.0720</text:p>
          </table:table-cell>
          <table:table-cell table:style-name="ce71" table:formula="of:=SQRT([.E336]*[.E336]+[.G336]*[.G336])" office:value-type="float" office:value="0.0410487515035476">
            <text:p>0.0410</text:p>
          </table:table-cell>
          <table:table-cell table:style-name="ce88" table:formula="of:=SQRT([.F336]*[.F336]+[.H336]*[.H336])" office:value-type="float" office:value="0.0230867927612304">
            <text:p>0.0231</text:p>
          </table:table-cell>
          <table:table-cell table:style-name="ce47"/>
          <table:table-cell table:style-name="ce46" table:formula="of:=IF([.$T336]=&quot;L&quot;;&quot;E&quot;;&quot;&quot;)">
            <text:p/>
          </table:table-cell>
          <table:table-cell table:style-name="ce46" table:formula="of:=IF([.$M336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.5">
            <text:p>2.5000</text:p>
          </table:table-cell>
          <table:table-cell table:style-name="ce71" table:formula="of:=[.B337]" office:value-type="float" office:value="2.5">
            <text:p>2.5000</text:p>
          </table:table-cell>
          <table:table-cell table:style-name="ce71" office:value-type="float" office:value="0.131">
            <text:p>0.1310</text:p>
          </table:table-cell>
          <table:table-cell table:style-name="ce71" office:value-type="float" office:value="0.037">
            <text:p>0.0370</text:p>
          </table:table-cell>
          <table:table-cell table:style-name="ce71" office:value-type="float" office:value="0.029">
            <text:p>0.0290</text:p>
          </table:table-cell>
          <table:table-cell table:style-name="ce71" office:value-type="float" office:value="0.004">
            <text:p>0.0040</text:p>
          </table:table-cell>
          <table:table-cell table:style-name="ce88" table:formula="of:=[.G337]" office:value-type="float" office:value="0.004">
            <text:p>0.0040</text:p>
          </table:table-cell>
          <table:table-cell table:style-name="ce47" table:number-columns-repeated="4"/>
          <table:table-cell table:style-name="ce64" table:formula="of:=[.B337]*[.B337]" office:value-type="float" office:value="6.25">
            <text:p>6.2500</text:p>
          </table:table-cell>
          <table:table-cell table:style-name="ce71" table:formula="of:=[.M337]" office:value-type="float" office:value="6.25">
            <text:p>6.2500</text:p>
          </table:table-cell>
          <table:table-cell table:style-name="ce71" table:formula="of:=[.D337]" office:value-type="float" office:value="0.131">
            <text:p>0.1310</text:p>
          </table:table-cell>
          <table:table-cell table:style-name="ce71" table:formula="of:=SQRT([.E337]*[.E337]+[.G337]*[.G337])" office:value-type="float" office:value="0.0372155881318568">
            <text:p>0.0372</text:p>
          </table:table-cell>
          <table:table-cell table:style-name="ce88" table:formula="of:=SQRT([.F337]*[.F337]+[.H337]*[.H337])" office:value-type="float" office:value="0.0292745623366089">
            <text:p>0.0293</text:p>
          </table:table-cell>
          <table:table-cell table:style-name="ce47"/>
          <table:table-cell table:style-name="ce46" table:formula="of:=IF([.$T337]=&quot;L&quot;;&quot;E&quot;;&quot;&quot;)">
            <text:p/>
          </table:table-cell>
          <table:table-cell table:style-name="ce46" table:formula="of:=IF([.$M337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.6">
            <text:p>2.6000</text:p>
          </table:table-cell>
          <table:table-cell table:style-name="ce71" table:formula="of:=[.B338]" office:value-type="float" office:value="2.6">
            <text:p>2.6000</text:p>
          </table:table-cell>
          <table:table-cell table:style-name="ce71" office:value-type="float" office:value="0.054">
            <text:p>0.0540</text:p>
          </table:table-cell>
          <table:table-cell table:number-columns-repeated="2" table:style-name="ce71" office:value-type="float" office:value="0.006">
            <text:p>0.0060</text:p>
          </table:table-cell>
          <table:table-cell table:style-name="ce71" office:value-type="float" office:value="0.002">
            <text:p>0.0020</text:p>
          </table:table-cell>
          <table:table-cell table:style-name="ce88" table:formula="of:=[.G338]" office:value-type="float" office:value="0.002">
            <text:p>0.0020</text:p>
          </table:table-cell>
          <table:table-cell table:style-name="ce47" table:number-columns-repeated="4"/>
          <table:table-cell table:style-name="ce64" table:formula="of:=[.B338]*[.B338]" office:value-type="float" office:value="6.76">
            <text:p>6.7600</text:p>
          </table:table-cell>
          <table:table-cell table:style-name="ce71" table:formula="of:=[.M338]" office:value-type="float" office:value="6.76">
            <text:p>6.7600</text:p>
          </table:table-cell>
          <table:table-cell table:style-name="ce71" table:formula="of:=[.D338]" office:value-type="float" office:value="0.054">
            <text:p>0.0540</text:p>
          </table:table-cell>
          <table:table-cell table:style-name="ce71" table:formula="of:=SQRT([.E338]*[.E338]+[.G338]*[.G338])" office:value-type="float" office:value="0.00632455532033676">
            <text:p>0.0063</text:p>
          </table:table-cell>
          <table:table-cell table:style-name="ce88" table:formula="of:=SQRT([.F338]*[.F338]+[.H338]*[.H338])" office:value-type="float" office:value="0.00632455532033676">
            <text:p>0.0063</text:p>
          </table:table-cell>
          <table:table-cell table:style-name="ce47"/>
          <table:table-cell table:style-name="ce46" table:formula="of:=IF([.$T338]=&quot;L&quot;;&quot;E&quot;;&quot;&quot;)">
            <text:p/>
          </table:table-cell>
          <table:table-cell table:style-name="ce46" table:formula="of:=IF([.$M338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.7">
            <text:p>2.7000</text:p>
          </table:table-cell>
          <table:table-cell table:style-name="ce71" table:formula="of:=[.B339]" office:value-type="float" office:value="2.7">
            <text:p>2.7000</text:p>
          </table:table-cell>
          <table:table-cell table:style-name="ce71" office:value-type="float" office:value="0.07">
            <text:p>0.0700</text:p>
          </table:table-cell>
          <table:table-cell table:style-name="ce71" office:value-type="float" office:value="0.039">
            <text:p>0.0390</text:p>
          </table:table-cell>
          <table:table-cell table:style-name="ce71" office:value-type="float" office:value="0.022">
            <text:p>0.0220</text:p>
          </table:table-cell>
          <table:table-cell table:style-name="ce71" office:value-type="float" office:value="0.003">
            <text:p>0.0030</text:p>
          </table:table-cell>
          <table:table-cell table:style-name="ce88" table:formula="of:=[.G339]" office:value-type="float" office:value="0.003">
            <text:p>0.0030</text:p>
          </table:table-cell>
          <table:table-cell table:style-name="ce47" table:number-columns-repeated="4"/>
          <table:table-cell table:style-name="ce64" table:formula="of:=[.B339]*[.B339]" office:value-type="float" office:value="7.29">
            <text:p>7.2900</text:p>
          </table:table-cell>
          <table:table-cell table:style-name="ce71" table:formula="of:=[.M339]" office:value-type="float" office:value="7.29">
            <text:p>7.2900</text:p>
          </table:table-cell>
          <table:table-cell table:style-name="ce71" table:formula="of:=[.D339]" office:value-type="float" office:value="0.07">
            <text:p>0.0700</text:p>
          </table:table-cell>
          <table:table-cell table:style-name="ce71" table:formula="of:=SQRT([.E339]*[.E339]+[.G339]*[.G339])" office:value-type="float" office:value="0.0391152144312159">
            <text:p>0.0391</text:p>
          </table:table-cell>
          <table:table-cell table:style-name="ce88" table:formula="of:=SQRT([.F339]*[.F339]+[.H339]*[.H339])" office:value-type="float" office:value="0.0222036033111745">
            <text:p>0.0222</text:p>
          </table:table-cell>
          <table:table-cell table:style-name="ce47"/>
          <table:table-cell table:style-name="ce46" table:formula="of:=IF([.$T339]=&quot;L&quot;;&quot;E&quot;;&quot;&quot;)">
            <text:p/>
          </table:table-cell>
          <table:table-cell table:style-name="ce46" table:formula="of:=IF([.$M339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.8">
            <text:p>2.8000</text:p>
          </table:table-cell>
          <table:table-cell table:style-name="ce71" table:formula="of:=[.B340]" office:value-type="float" office:value="2.8">
            <text:p>2.8000</text:p>
          </table:table-cell>
          <table:table-cell table:style-name="ce71" office:value-type="float" office:value="0.063">
            <text:p>0.0630</text:p>
          </table:table-cell>
          <table:table-cell table:style-name="ce71" office:value-type="float" office:value="0.036">
            <text:p>0.0360</text:p>
          </table:table-cell>
          <table:table-cell table:style-name="ce71" office:value-type="float" office:value="0.02">
            <text:p>0.0200</text:p>
          </table:table-cell>
          <table:table-cell table:style-name="ce71" office:value-type="float" office:value="0.003">
            <text:p>0.0030</text:p>
          </table:table-cell>
          <table:table-cell table:style-name="ce88" table:formula="of:=[.G340]" office:value-type="float" office:value="0.003">
            <text:p>0.0030</text:p>
          </table:table-cell>
          <table:table-cell table:style-name="ce47" table:number-columns-repeated="4"/>
          <table:table-cell table:style-name="ce64" table:formula="of:=[.B340]*[.B340]" office:value-type="float" office:value="7.84">
            <text:p>7.8400</text:p>
          </table:table-cell>
          <table:table-cell table:style-name="ce71" table:formula="of:=[.M340]" office:value-type="float" office:value="7.84">
            <text:p>7.8400</text:p>
          </table:table-cell>
          <table:table-cell table:style-name="ce71" table:formula="of:=[.D340]" office:value-type="float" office:value="0.063">
            <text:p>0.0630</text:p>
          </table:table-cell>
          <table:table-cell table:style-name="ce71" table:formula="of:=SQRT([.E340]*[.E340]+[.G340]*[.G340])" office:value-type="float" office:value="0.0361247837363769">
            <text:p>0.0361</text:p>
          </table:table-cell>
          <table:table-cell table:style-name="ce88" table:formula="of:=SQRT([.F340]*[.F340]+[.H340]*[.H340])" office:value-type="float" office:value="0.0202237484161567">
            <text:p>0.0202</text:p>
          </table:table-cell>
          <table:table-cell table:style-name="ce47"/>
          <table:table-cell table:style-name="ce46" table:formula="of:=IF([.$T340]=&quot;L&quot;;&quot;E&quot;;&quot;&quot;)">
            <text:p/>
          </table:table-cell>
          <table:table-cell table:style-name="ce46" table:formula="of:=IF([.$M340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2.9">
            <text:p>2.9000</text:p>
          </table:table-cell>
          <table:table-cell table:style-name="ce71" table:formula="of:=[.B341]" office:value-type="float" office:value="2.9">
            <text:p>2.9000</text:p>
          </table:table-cell>
          <table:table-cell table:style-name="ce71" office:value-type="string">
            <text:p>&lt;0.073</text:p>
          </table:table-cell>
          <table:table-cell table:style-name="ce47" table:number-columns-repeated="3"/>
          <table:table-cell table:style-name="ce97"/>
          <table:table-cell table:style-name="ce47" table:number-columns-repeated="4"/>
          <table:table-cell table:style-name="ce64" table:formula="of:=[.B341]*[.B341]" office:value-type="float" office:value="8.41">
            <text:p>8.4100</text:p>
          </table:table-cell>
          <table:table-cell table:style-name="ce71" table:formula="of:=[.M341]" office:value-type="float" office:value="8.41">
            <text:p>8.4100</text:p>
          </table:table-cell>
          <table:table-cell table:style-name="ce71" table:formula="of:=[.D341]" office:value-type="string" office:string-value="&lt;0.073">
            <text:p>&lt;0.073</text:p>
          </table:table-cell>
          <table:table-cell table:style-name="ce47"/>
          <table:table-cell table:style-name="ce88"/>
          <table:table-cell table:style-name="ce47" table:number-columns-repeated="2"/>
          <table:table-cell table:style-name="ce47" office:value-type="string">
            <text:p>NOT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office:value-type="float" office:value="3">
            <text:p>3.0000</text:p>
          </table:table-cell>
          <table:table-cell table:style-name="ce71" table:formula="of:=[.B342]" office:value-type="float" office:value="3">
            <text:p>3.0000</text:p>
          </table:table-cell>
          <table:table-cell table:style-name="ce71" office:value-type="float" office:value="0.028">
            <text:p>0.0280</text:p>
          </table:table-cell>
          <table:table-cell table:style-name="ce71" office:value-type="float" office:value="0.01">
            <text:p>0.0100</text:p>
          </table:table-cell>
          <table:table-cell table:style-name="ce71" office:value-type="float" office:value="0.006">
            <text:p>0.0060</text:p>
          </table:table-cell>
          <table:table-cell table:style-name="ce71" office:value-type="float" office:value="0.001">
            <text:p>0.0010</text:p>
          </table:table-cell>
          <table:table-cell table:style-name="ce88" table:formula="of:=[.G342]" office:value-type="float" office:value="0.001">
            <text:p>0.0010</text:p>
          </table:table-cell>
          <table:table-cell table:style-name="ce47" table:number-columns-repeated="4"/>
          <table:table-cell table:style-name="ce64" table:formula="of:=[.B342]*[.B342]" office:value-type="float" office:value="9">
            <text:p>9.0000</text:p>
          </table:table-cell>
          <table:table-cell table:style-name="ce71" table:formula="of:=[.M342]" office:value-type="float" office:value="9">
            <text:p>9.0000</text:p>
          </table:table-cell>
          <table:table-cell table:style-name="ce71" table:formula="of:=[.D342]" office:value-type="float" office:value="0.028">
            <text:p>0.0280</text:p>
          </table:table-cell>
          <table:table-cell table:style-name="ce71" table:formula="of:=SQRT([.E342]*[.E342]+[.G342]*[.G342])" office:value-type="float" office:value="0.0100498756211209">
            <text:p>0.0100</text:p>
          </table:table-cell>
          <table:table-cell table:style-name="ce88" table:formula="of:=SQRT([.F342]*[.F342]+[.H342]*[.H342])" office:value-type="float" office:value="0.00608276253029822">
            <text:p>0.0061</text:p>
          </table:table-cell>
          <table:table-cell table:style-name="ce47"/>
          <table:table-cell table:style-name="ce46" table:formula="of:=IF([.$T342]=&quot;L&quot;;&quot;E&quot;;&quot;&quot;)">
            <text:p/>
          </table:table-cell>
          <table:table-cell table:style-name="ce46" table:formula="of:=IF([.$M342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office:value-type="float" office:value="3.07">
            <text:p>3.0700</text:p>
          </table:table-cell>
          <table:table-cell table:style-name="ce75" table:formula="of:=[.B343]" office:value-type="float" office:value="3.07">
            <text:p>3.0700</text:p>
          </table:table-cell>
          <table:table-cell table:style-name="ce75" office:value-type="float" office:value="0.027">
            <text:p>0.0270</text:p>
          </table:table-cell>
          <table:table-cell table:style-name="ce75" office:value-type="float" office:value="0.006">
            <text:p>0.0060</text:p>
          </table:table-cell>
          <table:table-cell table:style-name="ce75" office:value-type="float" office:value="0.004">
            <text:p>0.0040</text:p>
          </table:table-cell>
          <table:table-cell table:style-name="ce75" office:value-type="float" office:value="0.001">
            <text:p>0.0010</text:p>
          </table:table-cell>
          <table:table-cell table:style-name="ce89" table:formula="of:=[.G343]" office:value-type="float" office:value="0.001">
            <text:p>0.0010</text:p>
          </table:table-cell>
          <table:table-cell table:style-name="ce47" table:number-columns-repeated="4"/>
          <table:table-cell table:style-name="ce65" table:formula="of:=[.B343]*[.B343]" office:value-type="float" office:value="9.4249">
            <text:p>9.4249</text:p>
          </table:table-cell>
          <table:table-cell table:style-name="ce75" table:formula="of:=[.M343]" office:value-type="float" office:value="9.4249">
            <text:p>9.4249</text:p>
          </table:table-cell>
          <table:table-cell table:style-name="ce75" table:formula="of:=[.D343]" office:value-type="float" office:value="0.027">
            <text:p>0.0270</text:p>
          </table:table-cell>
          <table:table-cell table:style-name="ce75" table:formula="of:=SQRT([.E343]*[.E343]+[.G343]*[.G343])" office:value-type="float" office:value="0.00608276253029822">
            <text:p>0.0061</text:p>
          </table:table-cell>
          <table:table-cell table:style-name="ce89" table:formula="of:=SQRT([.F343]*[.F343]+[.H343]*[.H343])" office:value-type="float" office:value="0.00412310562561766">
            <text:p>0.0041</text:p>
          </table:table-cell>
          <table:table-cell table:style-name="ce47"/>
          <table:table-cell table:style-name="ce46" table:formula="of:=IF([.$T343]=&quot;L&quot;;&quot;E&quot;;&quot;&quot;)">
            <text:p/>
          </table:table-cell>
          <table:table-cell table:style-name="ce46" table:formula="of:=IF([.$M343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7" table:number-columns-repeated="2"/>
          <table:table-cell table:number-columns-repeated="1001"/>
        </table:table-row>
        <table:table-row table:style-name="ro6">
          <table:table-cell/>
          <table:table-cell table:style-name="ce3" office:value-type="string" table:number-columns-spanned="7" table:number-rows-spanned="1">
            <text:p>2005-PRL-95-261803_Pedlar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3" table:formula="of:=[.B345]" office:value-type="string" office:string-value="2005-PRL-95-261803_Pedlar" table:number-columns-spanned="5" table:number-rows-spanned="1">
            <text:p>2005-PRL-95-261803_Pedlar</text:p>
          </table:table-cell>
          <table:covered-table-cell table:number-columns-repeated="4"/>
          <table:table-cell/>
          <table:table-cell table:style-name="ce48" table:number-columns-repeated="2"/>
          <table:table-cell table:number-columns-repeated="1001"/>
        </table:table-row>
        <table:table-row table:style-name="ro6">
          <table:table-cell/>
          <table:table-cell table:style-name="ce66" office:value-type="string" table:number-columns-spanned="7" table:number-rows-spanned="1">
            <text:p>CLEO</text:p>
          </table:table-cell>
          <table:covered-table-cell table:number-columns-repeated="6"/>
          <table:table-cell table:number-columns-repeated="4"/>
          <table:table-cell table:style-name="ce53" table:formula="of:=[.B346]" office:value-type="string" office:string-value="CLEO" table:number-columns-spanned="5" table:number-rows-spanned="1">
            <text:p>CLEO</text:p>
          </table:table-cell>
          <table:covered-table-cell table:number-columns-repeated="4"/>
          <table:table-cell table:number-columns-repeated="1004"/>
        </table:table-row>
        <table:table-row table:style-name="ro4">
          <table:table-cell table:number-columns-repeated="18"/>
          <table:table-cell table:style-name="ce47" table:number-columns-repeated="2"/>
          <table:table-cell table:number-columns-repeated="1001"/>
        </table:table-row>
        <table:table-row table:style-name="ro6">
          <table:table-cell/>
          <table:table-cell table:style-name="ce11" office:value-type="string" table:number-columns-spanned="2" table:number-rows-spanned="1">
            <text:p>SQRT(s) IN GeV</text:p>
          </table:table-cell>
          <table:covered-table-cell table:style-name="ce77"/>
          <table:table-cell table:style-name="ce83" table:formula="of:=[.$D$205]" office:value-type="string" office:string-value="|G_M^p| (= |G_E^p| )" table:number-columns-spanned="5" table:number-rows-spanned="1">
            <text:p>|G_M^p| (= |G_E^p| )</text:p>
          </table:table-cell>
          <table:covered-table-cell table:number-columns-repeated="3" table:style-name="ce85"/>
          <table:covered-table-cell table:style-name="ce90"/>
          <table:table-cell table:number-columns-repeated="4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p|</text:p>
          </table:table-cell>
          <table:covered-table-cell table:style-name="ce86"/>
          <table:covered-table-cell table:style-name="ce32"/>
          <table:table-cell/>
          <table:table-cell table:style-name="ce47" table:number-columns-repeated="2"/>
          <table:table-cell table:number-columns-repeated="1001"/>
        </table:table-row>
        <table:table-row table:style-name="ro6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4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5" office:value-type="float" office:value="3.671">
            <text:p>3.6710</text:p>
          </table:table-cell>
          <table:table-cell table:style-name="ce75" table:formula="of:=[.B350]" office:value-type="float" office:value="3.671">
            <text:p>3.6710</text:p>
          </table:table-cell>
          <table:table-cell table:style-name="ce75" office:value-type="float" office:value="0.014">
            <text:p>0.0140</text:p>
          </table:table-cell>
          <table:table-cell table:number-columns-repeated="2" table:style-name="ce75" office:value-type="float" office:value="0.002">
            <text:p>0.0020</text:p>
          </table:table-cell>
          <table:table-cell table:style-name="ce75" office:value-type="float" office:value="0.001">
            <text:p>0.0010</text:p>
          </table:table-cell>
          <table:table-cell table:style-name="ce89" table:formula="of:=[.G350]" office:value-type="float" office:value="0.001">
            <text:p>0.0010</text:p>
          </table:table-cell>
          <table:table-cell table:style-name="ce47" table:number-columns-repeated="4"/>
          <table:table-cell table:style-name="ce65" table:formula="of:=[.B350]*[.B350]" office:value-type="float" office:value="13.476241">
            <text:p>13.4762</text:p>
          </table:table-cell>
          <table:table-cell table:style-name="ce75" table:formula="of:=[.M350]" office:value-type="float" office:value="13.476241">
            <text:p>13.4762</text:p>
          </table:table-cell>
          <table:table-cell table:style-name="ce75" table:formula="of:=[.D350]" office:value-type="float" office:value="0.014">
            <text:p>0.0140</text:p>
          </table:table-cell>
          <table:table-cell table:style-name="ce75" table:formula="of:=SQRT([.E350]*[.E350]+[.G350]*[.G350])" office:value-type="float" office:value="0.00223606797749979">
            <text:p>0.0022</text:p>
          </table:table-cell>
          <table:table-cell table:style-name="ce89" table:formula="of:=SQRT([.F350]*[.F350]+[.H350]*[.H350])" office:value-type="float" office:value="0.00223606797749979">
            <text:p>0.0022</text:p>
          </table:table-cell>
          <table:table-cell table:style-name="ce47"/>
          <table:table-cell table:style-name="ce46" table:formula="of:=IF([.$T350]=&quot;L&quot;;&quot;E&quot;;&quot;&quot;)">
            <text:p/>
          </table:table-cell>
          <table:table-cell table:style-name="ce46" table:formula="of:=IF([.$M350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1">
          <table:table-cell table:number-columns-repeated="18"/>
          <table:table-cell table:style-name="ce47" table:number-columns-repeated="2"/>
          <table:table-cell table:number-columns-repeated="1001"/>
        </table:table-row>
        <table:table-row table:style-name="ro4">
          <table:table-cell/>
          <table:table-cell table:style-name="ce3" office:value-type="string" table:number-columns-spanned="7" table:number-rows-spanned="1">
            <text:p>2006-PRD-73-012005_Aubert</text:p>
          </table:table-cell>
          <table:covered-table-cell table:number-columns-repeated="6"/>
          <table:table-cell table:style-name="ce45"/>
          <table:table-cell table:number-columns-repeated="2"/>
          <table:table-cell table:style-name="ce45"/>
          <table:table-cell table:style-name="ce3" table:formula="of:=[.B352]" office:value-type="string" office:string-value="2006-PRD-73-012005_Aubert" table:number-columns-spanned="5" table:number-rows-spanned="1">
            <text:p>2006-PRD-73-012005_Aubert</text:p>
          </table:table-cell>
          <table:covered-table-cell table:number-columns-repeated="4"/>
          <table:table-cell/>
          <table:table-cell table:style-name="ce48" table:number-columns-repeated="2"/>
          <table:table-cell table:number-columns-repeated="1001"/>
        </table:table-row>
        <table:table-row table:style-name="ro4">
          <table:table-cell/>
          <table:table-cell table:style-name="ce66" office:value-type="string" table:number-columns-spanned="7" table:number-rows-spanned="1">
            <text:p>BABAR, assumption: |G_E^p|=|G_M^p|, effective form factor</text:p>
          </table:table-cell>
          <table:covered-table-cell table:number-columns-repeated="6"/>
          <table:table-cell table:number-columns-repeated="4"/>
          <table:table-cell table:style-name="ce53" table:formula="of:=[.B353]" office:value-type="string" office:string-value="BABAR, assumption: |G_E^p|=|G_M^p|, effective form factor" table:number-columns-spanned="5" table:number-rows-spanned="1">
            <text:p>BABAR, assumption: |G_E^p|=|G_M^p|, effective form factor</text:p>
          </table:table-cell>
          <table:covered-table-cell table:number-columns-repeated="4"/>
          <table:table-cell table:number-columns-repeated="1004"/>
        </table:table-row>
        <table:table-row table:style-name="ro3">
          <table:table-cell table:number-columns-repeated="18"/>
          <table:table-cell table:style-name="ce47" table:number-columns-repeated="2"/>
          <table:table-cell table:number-columns-repeated="1001"/>
        </table:table-row>
        <table:table-row table:style-name="ro4">
          <table:table-cell/>
          <table:table-cell table:style-name="ce11" office:value-type="string" table:number-columns-spanned="2" table:number-rows-spanned="1">
            <text:p>SQRT(s) IN GeV</text:p>
          </table:table-cell>
          <table:covered-table-cell table:style-name="ce77"/>
          <table:table-cell table:style-name="ce83" table:formula="of:=[.$D$205]" office:value-type="string" office:string-value="|G_M^p| (= |G_E^p| )" table:number-columns-spanned="5" table:number-rows-spanned="1">
            <text:p>|G_M^p| (= |G_E^p| )</text:p>
          </table:table-cell>
          <table:covered-table-cell table:number-columns-repeated="3" table:style-name="ce85"/>
          <table:covered-table-cell table:style-name="ce90"/>
          <table:table-cell table:number-columns-repeated="4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p|</text:p>
          </table:table-cell>
          <table:covered-table-cell table:style-name="ce86"/>
          <table:covered-table-cell table:style-name="ce32"/>
          <table:table-cell/>
          <table:table-cell table:style-name="ce47" table:number-columns-repeated="2"/>
          <table:table-cell table:number-columns-repeated="100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4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  <table:table-cell table:number-columns-repeated="1001"/>
        </table:table-row>
        <table:table-row table:style-name="ro9">
          <table:table-cell table:style-name="ce47"/>
          <table:table-cell table:style-name="ce64" table:formula="of:=1.877" office:value-type="float" office:value="1.877">
            <text:p>1.8770</text:p>
          </table:table-cell>
          <table:table-cell table:style-name="ce71" table:formula="of:=1.9" office:value-type="float" office:value="1.9">
            <text:p>1.9000</text:p>
          </table:table-cell>
          <table:table-cell table:style-name="ce71" table:formula="of:=0.453" office:value-type="float" office:value="0.453">
            <text:p>0.4530</text:p>
          </table:table-cell>
          <table:table-cell table:style-name="ce71" table:formula="of:=0.023" office:value-type="float" office:value="0.023">
            <text:p>0.0230</text:p>
          </table:table-cell>
          <table:table-cell table:style-name="ce71" table:formula="of:=0.025" office:value-type="float" office:value="0.025">
            <text:p>0.025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57]+[.C357])*([.B357]+[.C357])/4" office:value-type="float" office:value="3.56643225">
            <text:p>3.5664</text:p>
          </table:table-cell>
          <table:table-cell table:style-name="ce71" table:formula="of:=[.M357]" office:value-type="float" office:value="3.56643225">
            <text:p>3.5664</text:p>
          </table:table-cell>
          <table:table-cell table:style-name="ce71" table:formula="of:=[.D357]" office:value-type="float" office:value="0.453">
            <text:p>0.4530</text:p>
          </table:table-cell>
          <table:table-cell table:style-name="ce71" table:formula="of:=SQRT([.E357]*[.E357]+[.G357]*[.G357])" office:value-type="float" office:value="0.023">
            <text:p>0.0230</text:p>
          </table:table-cell>
          <table:table-cell table:style-name="ce88" table:formula="of:=SQRT([.F357]*[.F357]+[.H357]*[.H357])" office:value-type="float" office:value="0.025">
            <text:p>0.0250</text:p>
          </table:table-cell>
          <table:table-cell table:style-name="ce47"/>
          <table:table-cell table:style-name="ce46" table:formula="of:=IF([.$T357]=&quot;L&quot;;&quot;E&quot;;&quot;&quot;)" office:value-type="string" office:string-value="E">
            <text:p>E</text:p>
          </table:table-cell>
          <table:table-cell table:style-name="ce46" table:formula="of:=IF([.$M357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1.9" office:value-type="float" office:value="1.9">
            <text:p>1.9000</text:p>
          </table:table-cell>
          <table:table-cell table:style-name="ce71" table:formula="of:=[.B358]+0.025" office:value-type="float" office:value="1.925">
            <text:p>1.9250</text:p>
          </table:table-cell>
          <table:table-cell table:style-name="ce71" table:formula="of:=0.354" office:value-type="float" office:value="0.354">
            <text:p>0.3540</text:p>
          </table:table-cell>
          <table:table-cell table:style-name="ce71" table:formula="of:=0.017" office:value-type="float" office:value="0.017">
            <text:p>0.0170</text:p>
          </table:table-cell>
          <table:table-cell table:style-name="ce71" table:formula="of:=0.017" office:value-type="float" office:value="0.017">
            <text:p>0.017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58]+[.C358])*([.B358]+[.C358])/4" office:value-type="float" office:value="3.65765625">
            <text:p>3.6577</text:p>
          </table:table-cell>
          <table:table-cell table:style-name="ce71" table:formula="of:=[.M358]" office:value-type="float" office:value="3.65765625">
            <text:p>3.6577</text:p>
          </table:table-cell>
          <table:table-cell table:style-name="ce71" table:formula="of:=[.D358]" office:value-type="float" office:value="0.354">
            <text:p>0.3540</text:p>
          </table:table-cell>
          <table:table-cell table:style-name="ce71" table:formula="of:=SQRT([.E358]*[.E358]+[.G358]*[.G358])" office:value-type="float" office:value="0.017">
            <text:p>0.0170</text:p>
          </table:table-cell>
          <table:table-cell table:style-name="ce88" table:formula="of:=SQRT([.F358]*[.F358]+[.H358]*[.H358])" office:value-type="float" office:value="0.017">
            <text:p>0.0170</text:p>
          </table:table-cell>
          <table:table-cell table:style-name="ce47"/>
          <table:table-cell table:style-name="ce46" table:formula="of:=IF([.$T358]=&quot;L&quot;;&quot;E&quot;;&quot;&quot;)" office:value-type="string" office:string-value="E">
            <text:p>E</text:p>
          </table:table-cell>
          <table:table-cell table:style-name="ce46" table:formula="of:=IF([.$M358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58]" office:value-type="float" office:value="1.925">
            <text:p>1.9250</text:p>
          </table:table-cell>
          <table:table-cell table:style-name="ce71" table:formula="of:=[.B359]+0.025" office:value-type="float" office:value="1.95">
            <text:p>1.9500</text:p>
          </table:table-cell>
          <table:table-cell table:style-name="ce71" table:formula="of:=0.305" office:value-type="float" office:value="0.305">
            <text:p>0.3050</text:p>
          </table:table-cell>
          <table:table-cell table:style-name="ce71" table:formula="of:=0.015" office:value-type="float" office:value="0.015">
            <text:p>0.0150</text:p>
          </table:table-cell>
          <table:table-cell table:style-name="ce71" table:formula="of:=0.015" office:value-type="float" office:value="0.015">
            <text:p>0.015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59]+[.C359])*([.B359]+[.C359])/4" office:value-type="float" office:value="3.75390625">
            <text:p>3.7539</text:p>
          </table:table-cell>
          <table:table-cell table:style-name="ce71" table:formula="of:=[.M359]" office:value-type="float" office:value="3.75390625">
            <text:p>3.7539</text:p>
          </table:table-cell>
          <table:table-cell table:style-name="ce71" table:formula="of:=[.D359]" office:value-type="float" office:value="0.305">
            <text:p>0.3050</text:p>
          </table:table-cell>
          <table:table-cell table:style-name="ce71" table:formula="of:=SQRT([.E359]*[.E359]+[.G359]*[.G359])" office:value-type="float" office:value="0.015">
            <text:p>0.0150</text:p>
          </table:table-cell>
          <table:table-cell table:style-name="ce88" table:formula="of:=SQRT([.F359]*[.F359]+[.H359]*[.H359])" office:value-type="float" office:value="0.015">
            <text:p>0.0150</text:p>
          </table:table-cell>
          <table:table-cell table:style-name="ce47"/>
          <table:table-cell table:style-name="ce46" table:formula="of:=IF([.$T359]=&quot;L&quot;;&quot;E&quot;;&quot;&quot;)" office:value-type="string" office:string-value="E">
            <text:p>E</text:p>
          </table:table-cell>
          <table:table-cell table:style-name="ce46" table:formula="of:=IF([.$M359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59]" office:value-type="float" office:value="1.95">
            <text:p>1.9500</text:p>
          </table:table-cell>
          <table:table-cell table:style-name="ce71" table:formula="of:=[.B360]+0.025" office:value-type="float" office:value="1.975">
            <text:p>1.9750</text:p>
          </table:table-cell>
          <table:table-cell table:style-name="ce71" table:formula="of:=0.276" office:value-type="float" office:value="0.276">
            <text:p>0.2760</text:p>
          </table:table-cell>
          <table:table-cell table:style-name="ce71" table:formula="of:=0.014" office:value-type="float" office:value="0.014">
            <text:p>0.0140</text:p>
          </table:table-cell>
          <table:table-cell table:style-name="ce71" table:formula="of:=0.015" office:value-type="float" office:value="0.015">
            <text:p>0.015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60]+[.C360])*([.B360]+[.C360])/4" office:value-type="float" office:value="3.85140625">
            <text:p>3.8514</text:p>
          </table:table-cell>
          <table:table-cell table:style-name="ce71" table:formula="of:=[.M360]" office:value-type="float" office:value="3.85140625">
            <text:p>3.8514</text:p>
          </table:table-cell>
          <table:table-cell table:style-name="ce71" table:formula="of:=[.D360]" office:value-type="float" office:value="0.276">
            <text:p>0.2760</text:p>
          </table:table-cell>
          <table:table-cell table:style-name="ce71" table:formula="of:=SQRT([.E360]*[.E360]+[.G360]*[.G360])" office:value-type="float" office:value="0.014">
            <text:p>0.0140</text:p>
          </table:table-cell>
          <table:table-cell table:style-name="ce88" table:formula="of:=SQRT([.F360]*[.F360]+[.H360]*[.H360])" office:value-type="float" office:value="0.015">
            <text:p>0.0150</text:p>
          </table:table-cell>
          <table:table-cell table:style-name="ce47"/>
          <table:table-cell table:style-name="ce46" table:formula="of:=IF([.$T360]=&quot;L&quot;;&quot;E&quot;;&quot;&quot;)" office:value-type="string" office:string-value="E">
            <text:p>E</text:p>
          </table:table-cell>
          <table:table-cell table:style-name="ce46" table:formula="of:=IF([.$M360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60]" office:value-type="float" office:value="1.975">
            <text:p>1.9750</text:p>
          </table:table-cell>
          <table:table-cell table:style-name="ce71" table:formula="of:=[.B361]+0.025" office:value-type="float" office:value="2">
            <text:p>2.0000</text:p>
          </table:table-cell>
          <table:table-cell table:style-name="ce71" table:formula="of:=0.266" office:value-type="float" office:value="0.266">
            <text:p>0.2660</text:p>
          </table:table-cell>
          <table:table-cell table:style-name="ce71" table:formula="of:=0.014" office:value-type="float" office:value="0.014">
            <text:p>0.0140</text:p>
          </table:table-cell>
          <table:table-cell table:style-name="ce71" table:formula="of:=0.015" office:value-type="float" office:value="0.015">
            <text:p>0.015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61]+[.C361])*([.B361]+[.C361])/4" office:value-type="float" office:value="3.95015625">
            <text:p>3.9502</text:p>
          </table:table-cell>
          <table:table-cell table:style-name="ce71" table:formula="of:=[.M361]" office:value-type="float" office:value="3.95015625">
            <text:p>3.9502</text:p>
          </table:table-cell>
          <table:table-cell table:style-name="ce71" table:formula="of:=[.D361]" office:value-type="float" office:value="0.266">
            <text:p>0.2660</text:p>
          </table:table-cell>
          <table:table-cell table:style-name="ce71" table:formula="of:=SQRT([.E361]*[.E361]+[.G361]*[.G361])" office:value-type="float" office:value="0.014">
            <text:p>0.0140</text:p>
          </table:table-cell>
          <table:table-cell table:style-name="ce88" table:formula="of:=SQRT([.F361]*[.F361]+[.H361]*[.H361])" office:value-type="float" office:value="0.015">
            <text:p>0.0150</text:p>
          </table:table-cell>
          <table:table-cell table:style-name="ce47"/>
          <table:table-cell table:style-name="ce46" table:formula="of:=IF([.$T361]=&quot;L&quot;;&quot;E&quot;;&quot;&quot;)" office:value-type="string" office:string-value="E">
            <text:p>E</text:p>
          </table:table-cell>
          <table:table-cell table:style-name="ce46" table:formula="of:=IF([.$M361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61]" office:value-type="float" office:value="2">
            <text:p>2.0000</text:p>
          </table:table-cell>
          <table:table-cell table:style-name="ce71" table:formula="of:=[.B362]+0.025" office:value-type="float" office:value="2.025">
            <text:p>2.0250</text:p>
          </table:table-cell>
          <table:table-cell table:style-name="ce71" table:formula="of:=0.273" office:value-type="float" office:value="0.273">
            <text:p>0.2730</text:p>
          </table:table-cell>
          <table:table-cell table:style-name="ce71" table:formula="of:=0.013" office:value-type="float" office:value="0.013">
            <text:p>0.0130</text:p>
          </table:table-cell>
          <table:table-cell table:style-name="ce71" table:formula="of:=0.014" office:value-type="float" office:value="0.014">
            <text:p>0.014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62]+[.C362])*([.B362]+[.C362])/4" office:value-type="float" office:value="4.05015625">
            <text:p>4.0502</text:p>
          </table:table-cell>
          <table:table-cell table:style-name="ce71" table:formula="of:=[.M362]" office:value-type="float" office:value="4.05015625">
            <text:p>4.0502</text:p>
          </table:table-cell>
          <table:table-cell table:style-name="ce71" table:formula="of:=[.D362]" office:value-type="float" office:value="0.273">
            <text:p>0.2730</text:p>
          </table:table-cell>
          <table:table-cell table:style-name="ce71" table:formula="of:=SQRT([.E362]*[.E362]+[.G362]*[.G362])" office:value-type="float" office:value="0.013">
            <text:p>0.0130</text:p>
          </table:table-cell>
          <table:table-cell table:style-name="ce88" table:formula="of:=SQRT([.F362]*[.F362]+[.H362]*[.H362])" office:value-type="float" office:value="0.014">
            <text:p>0.0140</text:p>
          </table:table-cell>
          <table:table-cell table:style-name="ce47"/>
          <table:table-cell table:style-name="ce46" table:formula="of:=IF([.$T362]=&quot;L&quot;;&quot;E&quot;;&quot;&quot;)" office:value-type="string" office:string-value="E">
            <text:p>E</text:p>
          </table:table-cell>
          <table:table-cell table:style-name="ce46" table:formula="of:=IF([.$M362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62]" office:value-type="float" office:value="2.025">
            <text:p>2.0250</text:p>
          </table:table-cell>
          <table:table-cell table:style-name="ce71" table:formula="of:=[.B363]+0.025" office:value-type="float" office:value="2.05">
            <text:p>2.0500</text:p>
          </table:table-cell>
          <table:table-cell table:style-name="ce71" table:formula="of:=0.25" office:value-type="float" office:value="0.25">
            <text:p>0.2500</text:p>
          </table:table-cell>
          <table:table-cell table:style-name="ce71" table:formula="of:=0.013" office:value-type="float" office:value="0.013">
            <text:p>0.0130</text:p>
          </table:table-cell>
          <table:table-cell table:style-name="ce71" table:formula="of:=0.014" office:value-type="float" office:value="0.014">
            <text:p>0.014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63]+[.C363])*([.B363]+[.C363])/4" office:value-type="float" office:value="4.15140625">
            <text:p>4.1514</text:p>
          </table:table-cell>
          <table:table-cell table:style-name="ce71" table:formula="of:=[.M363]" office:value-type="float" office:value="4.15140625">
            <text:p>4.1514</text:p>
          </table:table-cell>
          <table:table-cell table:style-name="ce71" table:formula="of:=[.D363]" office:value-type="float" office:value="0.25">
            <text:p>0.2500</text:p>
          </table:table-cell>
          <table:table-cell table:style-name="ce71" table:formula="of:=SQRT([.E363]*[.E363]+[.G363]*[.G363])" office:value-type="float" office:value="0.013">
            <text:p>0.0130</text:p>
          </table:table-cell>
          <table:table-cell table:style-name="ce88" table:formula="of:=SQRT([.F363]*[.F363]+[.H363]*[.H363])" office:value-type="float" office:value="0.014">
            <text:p>0.0140</text:p>
          </table:table-cell>
          <table:table-cell table:style-name="ce47"/>
          <table:table-cell table:style-name="ce46" table:formula="of:=IF([.$T363]=&quot;L&quot;;&quot;E&quot;;&quot;&quot;)" office:value-type="string" office:string-value="E">
            <text:p>E</text:p>
          </table:table-cell>
          <table:table-cell table:style-name="ce46" table:formula="of:=IF([.$M363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63]" office:value-type="float" office:value="2.05">
            <text:p>2.0500</text:p>
          </table:table-cell>
          <table:table-cell table:style-name="ce71" table:formula="of:=[.B364]+0.025" office:value-type="float" office:value="2.075">
            <text:p>2.0750</text:p>
          </table:table-cell>
          <table:table-cell table:style-name="ce71" table:formula="of:=0.254" office:value-type="float" office:value="0.254">
            <text:p>0.2540</text:p>
          </table:table-cell>
          <table:table-cell table:style-name="ce71" table:formula="of:=0.013" office:value-type="float" office:value="0.013">
            <text:p>0.0130</text:p>
          </table:table-cell>
          <table:table-cell table:style-name="ce71" table:formula="of:=0.014" office:value-type="float" office:value="0.014">
            <text:p>0.014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64]+[.C364])*([.B364]+[.C364])/4" office:value-type="float" office:value="4.25390625">
            <text:p>4.2539</text:p>
          </table:table-cell>
          <table:table-cell table:style-name="ce71" table:formula="of:=[.M364]" office:value-type="float" office:value="4.25390625">
            <text:p>4.2539</text:p>
          </table:table-cell>
          <table:table-cell table:style-name="ce71" table:formula="of:=[.D364]" office:value-type="float" office:value="0.254">
            <text:p>0.2540</text:p>
          </table:table-cell>
          <table:table-cell table:style-name="ce71" table:formula="of:=SQRT([.E364]*[.E364]+[.G364]*[.G364])" office:value-type="float" office:value="0.013">
            <text:p>0.0130</text:p>
          </table:table-cell>
          <table:table-cell table:style-name="ce88" table:formula="of:=SQRT([.F364]*[.F364]+[.H364]*[.H364])" office:value-type="float" office:value="0.014">
            <text:p>0.0140</text:p>
          </table:table-cell>
          <table:table-cell table:style-name="ce47"/>
          <table:table-cell table:style-name="ce46" table:formula="of:=IF([.$T364]=&quot;L&quot;;&quot;E&quot;;&quot;&quot;)">
            <text:p/>
          </table:table-cell>
          <table:table-cell table:style-name="ce46" table:formula="of:=IF([.$M364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64]" office:value-type="float" office:value="2.075">
            <text:p>2.0750</text:p>
          </table:table-cell>
          <table:table-cell table:style-name="ce71" table:formula="of:=[.B365]+0.025" office:value-type="float" office:value="2.1">
            <text:p>2.1000</text:p>
          </table:table-cell>
          <table:table-cell table:style-name="ce71" table:formula="of:=0.239" office:value-type="float" office:value="0.239">
            <text:p>0.2390</text:p>
          </table:table-cell>
          <table:table-cell table:style-name="ce71" table:formula="of:=0.013" office:value-type="float" office:value="0.013">
            <text:p>0.0130</text:p>
          </table:table-cell>
          <table:table-cell table:style-name="ce71" table:formula="of:=0.013" office:value-type="float" office:value="0.013">
            <text:p>0.013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65]+[.C365])*([.B365]+[.C365])/4" office:value-type="float" office:value="4.35765625">
            <text:p>4.3577</text:p>
          </table:table-cell>
          <table:table-cell table:style-name="ce71" table:formula="of:=[.M365]" office:value-type="float" office:value="4.35765625">
            <text:p>4.3577</text:p>
          </table:table-cell>
          <table:table-cell table:style-name="ce71" table:formula="of:=[.D365]" office:value-type="float" office:value="0.239">
            <text:p>0.2390</text:p>
          </table:table-cell>
          <table:table-cell table:style-name="ce71" table:formula="of:=SQRT([.E365]*[.E365]+[.G365]*[.G365])" office:value-type="float" office:value="0.013">
            <text:p>0.0130</text:p>
          </table:table-cell>
          <table:table-cell table:style-name="ce88" table:formula="of:=SQRT([.F365]*[.F365]+[.H365]*[.H365])" office:value-type="float" office:value="0.013">
            <text:p>0.0130</text:p>
          </table:table-cell>
          <table:table-cell table:style-name="ce47"/>
          <table:table-cell table:style-name="ce46" table:formula="of:=IF([.$T365]=&quot;L&quot;;&quot;E&quot;;&quot;&quot;)">
            <text:p/>
          </table:table-cell>
          <table:table-cell table:style-name="ce46" table:formula="of:=IF([.$M365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65]" office:value-type="float" office:value="2.1">
            <text:p>2.1000</text:p>
          </table:table-cell>
          <table:table-cell table:style-name="ce71" table:formula="of:=[.B366]+0.025" office:value-type="float" office:value="2.125">
            <text:p>2.1250</text:p>
          </table:table-cell>
          <table:table-cell table:style-name="ce71" table:formula="of:=0.25" office:value-type="float" office:value="0.25">
            <text:p>0.2500</text:p>
          </table:table-cell>
          <table:table-cell table:style-name="ce71" table:formula="of:=0.012" office:value-type="float" office:value="0.012">
            <text:p>0.0120</text:p>
          </table:table-cell>
          <table:table-cell table:style-name="ce71" table:formula="of:=0.013" office:value-type="float" office:value="0.013">
            <text:p>0.013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66]+[.C366])*([.B366]+[.C366])/4" office:value-type="float" office:value="4.46265625">
            <text:p>4.4627</text:p>
          </table:table-cell>
          <table:table-cell table:style-name="ce71" table:formula="of:=[.M366]" office:value-type="float" office:value="4.46265625">
            <text:p>4.4627</text:p>
          </table:table-cell>
          <table:table-cell table:style-name="ce71" table:formula="of:=[.D366]" office:value-type="float" office:value="0.25">
            <text:p>0.2500</text:p>
          </table:table-cell>
          <table:table-cell table:style-name="ce71" table:formula="of:=SQRT([.E366]*[.E366]+[.G366]*[.G366])" office:value-type="float" office:value="0.012">
            <text:p>0.0120</text:p>
          </table:table-cell>
          <table:table-cell table:style-name="ce88" table:formula="of:=SQRT([.F366]*[.F366]+[.H366]*[.H366])" office:value-type="float" office:value="0.013">
            <text:p>0.0130</text:p>
          </table:table-cell>
          <table:table-cell table:style-name="ce47"/>
          <table:table-cell table:style-name="ce46" table:formula="of:=IF([.$T366]=&quot;L&quot;;&quot;E&quot;;&quot;&quot;)">
            <text:p/>
          </table:table-cell>
          <table:table-cell table:style-name="ce46" table:formula="of:=IF([.$M366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66]" office:value-type="float" office:value="2.125">
            <text:p>2.1250</text:p>
          </table:table-cell>
          <table:table-cell table:style-name="ce71" table:formula="of:=[.B367]+0.025" office:value-type="float" office:value="2.15">
            <text:p>2.1500</text:p>
          </table:table-cell>
          <table:table-cell table:style-name="ce71" table:formula="of:=0.237" office:value-type="float" office:value="0.237">
            <text:p>0.2370</text:p>
          </table:table-cell>
          <table:table-cell table:style-name="ce71" table:formula="of:=0.012" office:value-type="float" office:value="0.012">
            <text:p>0.0120</text:p>
          </table:table-cell>
          <table:table-cell table:style-name="ce71" table:formula="of:=0.013" office:value-type="float" office:value="0.013">
            <text:p>0.013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67]+[.C367])*([.B367]+[.C367])/4" office:value-type="float" office:value="4.56890625">
            <text:p>4.5689</text:p>
          </table:table-cell>
          <table:table-cell table:style-name="ce71" table:formula="of:=[.M367]" office:value-type="float" office:value="4.56890625">
            <text:p>4.5689</text:p>
          </table:table-cell>
          <table:table-cell table:style-name="ce71" table:formula="of:=[.D367]" office:value-type="float" office:value="0.237">
            <text:p>0.2370</text:p>
          </table:table-cell>
          <table:table-cell table:style-name="ce71" table:formula="of:=SQRT([.E367]*[.E367]+[.G367]*[.G367])" office:value-type="float" office:value="0.012">
            <text:p>0.0120</text:p>
          </table:table-cell>
          <table:table-cell table:style-name="ce88" table:formula="of:=SQRT([.F367]*[.F367]+[.H367]*[.H367])" office:value-type="float" office:value="0.013">
            <text:p>0.0130</text:p>
          </table:table-cell>
          <table:table-cell table:style-name="ce47"/>
          <table:table-cell table:style-name="ce46" table:formula="of:=IF([.$T367]=&quot;L&quot;;&quot;E&quot;;&quot;&quot;)">
            <text:p/>
          </table:table-cell>
          <table:table-cell table:style-name="ce46" table:formula="of:=IF([.$M367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67]" office:value-type="float" office:value="2.15">
            <text:p>2.1500</text:p>
          </table:table-cell>
          <table:table-cell table:style-name="ce71" table:formula="of:=[.B368]+0.025" office:value-type="float" office:value="2.175">
            <text:p>2.1750</text:p>
          </table:table-cell>
          <table:table-cell table:style-name="ce71" table:formula="of:=0.207" office:value-type="float" office:value="0.207">
            <text:p>0.2070</text:p>
          </table:table-cell>
          <table:table-cell table:style-name="ce71" table:formula="of:=0.012" office:value-type="float" office:value="0.012">
            <text:p>0.0120</text:p>
          </table:table-cell>
          <table:table-cell table:style-name="ce71" table:formula="of:=0.013" office:value-type="float" office:value="0.013">
            <text:p>0.013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68]+[.C368])*([.B368]+[.C368])/4" office:value-type="float" office:value="4.67640625">
            <text:p>4.6764</text:p>
          </table:table-cell>
          <table:table-cell table:style-name="ce71" table:formula="of:=[.M368]" office:value-type="float" office:value="4.67640625">
            <text:p>4.6764</text:p>
          </table:table-cell>
          <table:table-cell table:style-name="ce71" table:formula="of:=[.D368]" office:value-type="float" office:value="0.207">
            <text:p>0.2070</text:p>
          </table:table-cell>
          <table:table-cell table:style-name="ce71" table:formula="of:=SQRT([.E368]*[.E368]+[.G368]*[.G368])" office:value-type="float" office:value="0.012">
            <text:p>0.0120</text:p>
          </table:table-cell>
          <table:table-cell table:style-name="ce88" table:formula="of:=SQRT([.F368]*[.F368]+[.H368]*[.H368])" office:value-type="float" office:value="0.013">
            <text:p>0.0130</text:p>
          </table:table-cell>
          <table:table-cell table:style-name="ce47"/>
          <table:table-cell table:style-name="ce46" table:formula="of:=IF([.$T368]=&quot;L&quot;;&quot;E&quot;;&quot;&quot;)">
            <text:p/>
          </table:table-cell>
          <table:table-cell table:style-name="ce46" table:formula="of:=IF([.$M368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68]" office:value-type="float" office:value="2.175">
            <text:p>2.1750</text:p>
          </table:table-cell>
          <table:table-cell table:style-name="ce71" table:formula="of:=[.B369]+0.025" office:value-type="float" office:value="2.2">
            <text:p>2.2000</text:p>
          </table:table-cell>
          <table:table-cell table:style-name="ce71" table:formula="of:=0.191" office:value-type="float" office:value="0.191">
            <text:p>0.1910</text:p>
          </table:table-cell>
          <table:table-cell table:style-name="ce71" table:formula="of:=0.012" office:value-type="float" office:value="0.012">
            <text:p>0.0120</text:p>
          </table:table-cell>
          <table:table-cell table:style-name="ce71" table:formula="of:=0.013" office:value-type="float" office:value="0.013">
            <text:p>0.013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69]+[.C369])*([.B369]+[.C369])/4" office:value-type="float" office:value="4.78515625">
            <text:p>4.7852</text:p>
          </table:table-cell>
          <table:table-cell table:style-name="ce71" table:formula="of:=[.M369]" office:value-type="float" office:value="4.78515625">
            <text:p>4.7852</text:p>
          </table:table-cell>
          <table:table-cell table:style-name="ce71" table:formula="of:=[.D369]" office:value-type="float" office:value="0.191">
            <text:p>0.1910</text:p>
          </table:table-cell>
          <table:table-cell table:style-name="ce71" table:formula="of:=SQRT([.E369]*[.E369]+[.G369]*[.G369])" office:value-type="float" office:value="0.012">
            <text:p>0.0120</text:p>
          </table:table-cell>
          <table:table-cell table:style-name="ce88" table:formula="of:=SQRT([.F369]*[.F369]+[.H369]*[.H369])" office:value-type="float" office:value="0.013">
            <text:p>0.0130</text:p>
          </table:table-cell>
          <table:table-cell table:style-name="ce47"/>
          <table:table-cell table:style-name="ce46" table:formula="of:=IF([.$T369]=&quot;L&quot;;&quot;E&quot;;&quot;&quot;)">
            <text:p/>
          </table:table-cell>
          <table:table-cell table:style-name="ce46" table:formula="of:=IF([.$M369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69]" office:value-type="float" office:value="2.2">
            <text:p>2.2000</text:p>
          </table:table-cell>
          <table:table-cell table:style-name="ce71" table:formula="of:=[.B370]+0.025" office:value-type="float" office:value="2.225">
            <text:p>2.2250</text:p>
          </table:table-cell>
          <table:table-cell table:style-name="ce71" table:formula="of:=0.183" office:value-type="float" office:value="0.183">
            <text:p>0.1830</text:p>
          </table:table-cell>
          <table:table-cell table:style-name="ce71" table:formula="of:=0.012" office:value-type="float" office:value="0.012">
            <text:p>0.0120</text:p>
          </table:table-cell>
          <table:table-cell table:style-name="ce71" table:formula="of:=0.013" office:value-type="float" office:value="0.013">
            <text:p>0.013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70]+[.C370])*([.B370]+[.C370])/4" office:value-type="float" office:value="4.89515624999999">
            <text:p>4.8952</text:p>
          </table:table-cell>
          <table:table-cell table:style-name="ce71" table:formula="of:=[.M370]" office:value-type="float" office:value="4.89515624999999">
            <text:p>4.8952</text:p>
          </table:table-cell>
          <table:table-cell table:style-name="ce71" table:formula="of:=[.D370]" office:value-type="float" office:value="0.183">
            <text:p>0.1830</text:p>
          </table:table-cell>
          <table:table-cell table:style-name="ce71" table:formula="of:=SQRT([.E370]*[.E370]+[.G370]*[.G370])" office:value-type="float" office:value="0.012">
            <text:p>0.0120</text:p>
          </table:table-cell>
          <table:table-cell table:style-name="ce88" table:formula="of:=SQRT([.F370]*[.F370]+[.H370]*[.H370])" office:value-type="float" office:value="0.013">
            <text:p>0.0130</text:p>
          </table:table-cell>
          <table:table-cell table:style-name="ce47"/>
          <table:table-cell table:style-name="ce46" table:formula="of:=IF([.$T370]=&quot;L&quot;;&quot;E&quot;;&quot;&quot;)">
            <text:p/>
          </table:table-cell>
          <table:table-cell table:style-name="ce46" table:formula="of:=IF([.$M370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70]" office:value-type="float" office:value="2.225">
            <text:p>2.2250</text:p>
          </table:table-cell>
          <table:table-cell table:style-name="ce71" table:formula="of:=[.B371]+0.025" office:value-type="float" office:value="2.25">
            <text:p>2.2500</text:p>
          </table:table-cell>
          <table:table-cell table:style-name="ce71" table:formula="of:=0.174" office:value-type="float" office:value="0.174">
            <text:p>0.1740</text:p>
          </table:table-cell>
          <table:table-cell table:style-name="ce71" table:formula="of:=0.011" office:value-type="float" office:value="0.011">
            <text:p>0.0110</text:p>
          </table:table-cell>
          <table:table-cell table:style-name="ce71" table:formula="of:=0.013" office:value-type="float" office:value="0.013">
            <text:p>0.013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71]+[.C371])*([.B371]+[.C371])/4" office:value-type="float" office:value="5.00640625">
            <text:p>5.0064</text:p>
          </table:table-cell>
          <table:table-cell table:style-name="ce71" table:formula="of:=[.M371]" office:value-type="float" office:value="5.00640625">
            <text:p>5.0064</text:p>
          </table:table-cell>
          <table:table-cell table:style-name="ce71" table:formula="of:=[.D371]" office:value-type="float" office:value="0.174">
            <text:p>0.1740</text:p>
          </table:table-cell>
          <table:table-cell table:style-name="ce71" table:formula="of:=SQRT([.E371]*[.E371]+[.G371]*[.G371])" office:value-type="float" office:value="0.011">
            <text:p>0.0110</text:p>
          </table:table-cell>
          <table:table-cell table:style-name="ce88" table:formula="of:=SQRT([.F371]*[.F371]+[.H371]*[.H371])" office:value-type="float" office:value="0.013">
            <text:p>0.0130</text:p>
          </table:table-cell>
          <table:table-cell table:style-name="ce47"/>
          <table:table-cell table:style-name="ce46" table:formula="of:=IF([.$T371]=&quot;L&quot;;&quot;E&quot;;&quot;&quot;)">
            <text:p/>
          </table:table-cell>
          <table:table-cell table:style-name="ce46" table:formula="of:=IF([.$M371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71]" office:value-type="float" office:value="2.25">
            <text:p>2.2500</text:p>
          </table:table-cell>
          <table:table-cell table:style-name="ce71" table:formula="of:=[.B372]+0.025" office:value-type="float" office:value="2.275">
            <text:p>2.2750</text:p>
          </table:table-cell>
          <table:table-cell table:style-name="ce71" table:formula="of:=0.137" office:value-type="float" office:value="0.137">
            <text:p>0.1370</text:p>
          </table:table-cell>
          <table:table-cell table:style-name="ce71" table:formula="of:=0.012" office:value-type="float" office:value="0.012">
            <text:p>0.0120</text:p>
          </table:table-cell>
          <table:table-cell table:style-name="ce71" table:formula="of:=0.013" office:value-type="float" office:value="0.013">
            <text:p>0.013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72]+[.C372])*([.B372]+[.C372])/4" office:value-type="float" office:value="5.11890624999999">
            <text:p>5.1189</text:p>
          </table:table-cell>
          <table:table-cell table:style-name="ce71" table:formula="of:=[.M372]" office:value-type="float" office:value="5.11890624999999">
            <text:p>5.1189</text:p>
          </table:table-cell>
          <table:table-cell table:style-name="ce71" table:formula="of:=[.D372]" office:value-type="float" office:value="0.137">
            <text:p>0.1370</text:p>
          </table:table-cell>
          <table:table-cell table:style-name="ce71" table:formula="of:=SQRT([.E372]*[.E372]+[.G372]*[.G372])" office:value-type="float" office:value="0.012">
            <text:p>0.0120</text:p>
          </table:table-cell>
          <table:table-cell table:style-name="ce88" table:formula="of:=SQRT([.F372]*[.F372]+[.H372]*[.H372])" office:value-type="float" office:value="0.013">
            <text:p>0.0130</text:p>
          </table:table-cell>
          <table:table-cell table:style-name="ce47"/>
          <table:table-cell table:style-name="ce46" table:formula="of:=IF([.$T372]=&quot;L&quot;;&quot;E&quot;;&quot;&quot;)">
            <text:p/>
          </table:table-cell>
          <table:table-cell table:style-name="ce46" table:formula="of:=IF([.$M372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72]" office:value-type="float" office:value="2.275">
            <text:p>2.2750</text:p>
          </table:table-cell>
          <table:table-cell table:style-name="ce71" table:formula="of:=[.B373]+0.025" office:value-type="float" office:value="2.3">
            <text:p>2.3000</text:p>
          </table:table-cell>
          <table:table-cell table:style-name="ce71" table:formula="of:=0.137" office:value-type="float" office:value="0.137">
            <text:p>0.1370</text:p>
          </table:table-cell>
          <table:table-cell table:style-name="ce71" table:formula="of:=0.012" office:value-type="float" office:value="0.012">
            <text:p>0.0120</text:p>
          </table:table-cell>
          <table:table-cell table:style-name="ce71" table:formula="of:=0.013" office:value-type="float" office:value="0.013">
            <text:p>0.013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73]+[.C373])*([.B373]+[.C373])/4" office:value-type="float" office:value="5.23265624999999">
            <text:p>5.2327</text:p>
          </table:table-cell>
          <table:table-cell table:style-name="ce71" table:formula="of:=[.M373]" office:value-type="float" office:value="5.23265624999999">
            <text:p>5.2327</text:p>
          </table:table-cell>
          <table:table-cell table:style-name="ce71" table:formula="of:=[.D373]" office:value-type="float" office:value="0.137">
            <text:p>0.1370</text:p>
          </table:table-cell>
          <table:table-cell table:style-name="ce71" table:formula="of:=SQRT([.E373]*[.E373]+[.G373]*[.G373])" office:value-type="float" office:value="0.012">
            <text:p>0.0120</text:p>
          </table:table-cell>
          <table:table-cell table:style-name="ce88" table:formula="of:=SQRT([.F373]*[.F373]+[.H373]*[.H373])" office:value-type="float" office:value="0.013">
            <text:p>0.0130</text:p>
          </table:table-cell>
          <table:table-cell table:style-name="ce47"/>
          <table:table-cell table:style-name="ce46" table:formula="of:=IF([.$T373]=&quot;L&quot;;&quot;E&quot;;&quot;&quot;)">
            <text:p/>
          </table:table-cell>
          <table:table-cell table:style-name="ce46" table:formula="of:=IF([.$M373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73]" office:value-type="float" office:value="2.3">
            <text:p>2.3000</text:p>
          </table:table-cell>
          <table:table-cell table:style-name="ce71" table:formula="of:=[.B374]+0.05" office:value-type="float" office:value="2.35">
            <text:p>2.3500</text:p>
          </table:table-cell>
          <table:table-cell table:style-name="ce71" table:formula="of:=0.105" office:value-type="float" office:value="0.105">
            <text:p>0.1050</text:p>
          </table:table-cell>
          <table:table-cell table:style-name="ce71" table:formula="of:=0.009" office:value-type="float" office:value="0.009">
            <text:p>0.0090</text:p>
          </table:table-cell>
          <table:table-cell table:style-name="ce71" table:formula="of:=0.01" office:value-type="float" office:value="0.01">
            <text:p>0.010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74]+[.C374])*([.B374]+[.C374])/4" office:value-type="float" office:value="5.40562499999999">
            <text:p>5.4056</text:p>
          </table:table-cell>
          <table:table-cell table:style-name="ce71" table:formula="of:=[.M374]" office:value-type="float" office:value="5.40562499999999">
            <text:p>5.4056</text:p>
          </table:table-cell>
          <table:table-cell table:style-name="ce71" table:formula="of:=[.D374]" office:value-type="float" office:value="0.105">
            <text:p>0.1050</text:p>
          </table:table-cell>
          <table:table-cell table:style-name="ce71" table:formula="of:=SQRT([.E374]*[.E374]+[.G374]*[.G374])" office:value-type="float" office:value="0.009">
            <text:p>0.0090</text:p>
          </table:table-cell>
          <table:table-cell table:style-name="ce88" table:formula="of:=SQRT([.F374]*[.F374]+[.H374]*[.H374])" office:value-type="float" office:value="0.01">
            <text:p>0.0100</text:p>
          </table:table-cell>
          <table:table-cell table:style-name="ce47"/>
          <table:table-cell table:style-name="ce46" table:formula="of:=IF([.$T374]=&quot;L&quot;;&quot;E&quot;;&quot;&quot;)">
            <text:p/>
          </table:table-cell>
          <table:table-cell table:style-name="ce46" table:formula="of:=IF([.$M374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74]" office:value-type="float" office:value="2.35">
            <text:p>2.3500</text:p>
          </table:table-cell>
          <table:table-cell table:style-name="ce71" table:formula="of:=[.B375]+0.05" office:value-type="float" office:value="2.4">
            <text:p>2.4000</text:p>
          </table:table-cell>
          <table:table-cell table:style-name="ce71" table:formula="of:=0.103" office:value-type="float" office:value="0.103">
            <text:p>0.103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 table:formula="of:=0.009" office:value-type="float" office:value="0.009">
            <text:p>0.009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75]+[.C375])*([.B375]+[.C375])/4" office:value-type="float" office:value="5.64062499999999">
            <text:p>5.6406</text:p>
          </table:table-cell>
          <table:table-cell table:style-name="ce71" table:formula="of:=[.M375]" office:value-type="float" office:value="5.64062499999999">
            <text:p>5.6406</text:p>
          </table:table-cell>
          <table:table-cell table:style-name="ce71" table:formula="of:=[.D375]" office:value-type="float" office:value="0.103">
            <text:p>0.1030</text:p>
          </table:table-cell>
          <table:table-cell table:style-name="ce71" table:formula="of:=SQRT([.E375]*[.E375]+[.G375]*[.G375])" office:value-type="float" office:value="0.008">
            <text:p>0.0080</text:p>
          </table:table-cell>
          <table:table-cell table:style-name="ce88" table:formula="of:=SQRT([.F375]*[.F375]+[.H375]*[.H375])" office:value-type="float" office:value="0.009">
            <text:p>0.0090</text:p>
          </table:table-cell>
          <table:table-cell table:style-name="ce47"/>
          <table:table-cell table:style-name="ce46" table:formula="of:=IF([.$T375]=&quot;L&quot;;&quot;E&quot;;&quot;&quot;)">
            <text:p/>
          </table:table-cell>
          <table:table-cell table:style-name="ce46" table:formula="of:=IF([.$M375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75]" office:value-type="float" office:value="2.4">
            <text:p>2.4000</text:p>
          </table:table-cell>
          <table:table-cell table:style-name="ce71" table:formula="of:=[.B376]+0.05" office:value-type="float" office:value="2.45">
            <text:p>2.4500</text:p>
          </table:table-cell>
          <table:table-cell table:style-name="ce71" table:formula="of:=0.11" office:value-type="float" office:value="0.11">
            <text:p>0.1100</text:p>
          </table:table-cell>
          <table:table-cell table:style-name="ce71" table:formula="of:=0.007" office:value-type="float" office:value="0.007">
            <text:p>0.007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76]+[.C376])*([.B376]+[.C376])/4" office:value-type="float" office:value="5.88062499999999">
            <text:p>5.8806</text:p>
          </table:table-cell>
          <table:table-cell table:style-name="ce71" table:formula="of:=[.M376]" office:value-type="float" office:value="5.88062499999999">
            <text:p>5.8806</text:p>
          </table:table-cell>
          <table:table-cell table:style-name="ce71" table:formula="of:=[.D376]" office:value-type="float" office:value="0.11">
            <text:p>0.1100</text:p>
          </table:table-cell>
          <table:table-cell table:style-name="ce71" table:formula="of:=SQRT([.E376]*[.E376]+[.G376]*[.G376])" office:value-type="float" office:value="0.007">
            <text:p>0.0070</text:p>
          </table:table-cell>
          <table:table-cell table:style-name="ce88" table:formula="of:=SQRT([.F376]*[.F376]+[.H376]*[.H376])" office:value-type="float" office:value="0.008">
            <text:p>0.0080</text:p>
          </table:table-cell>
          <table:table-cell table:style-name="ce47"/>
          <table:table-cell table:style-name="ce46" table:formula="of:=IF([.$T376]=&quot;L&quot;;&quot;E&quot;;&quot;&quot;)">
            <text:p/>
          </table:table-cell>
          <table:table-cell table:style-name="ce46" table:formula="of:=IF([.$M376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76]" office:value-type="float" office:value="2.45">
            <text:p>2.4500</text:p>
          </table:table-cell>
          <table:table-cell table:style-name="ce71" table:formula="of:=[.B377]+0.05" office:value-type="float" office:value="2.5">
            <text:p>2.5000</text:p>
          </table:table-cell>
          <table:table-cell table:style-name="ce71" table:formula="of:=0.083" office:value-type="float" office:value="0.083">
            <text:p>0.083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77]+[.C377])*([.B377]+[.C377])/4" office:value-type="float" office:value="6.12562499999999">
            <text:p>6.1256</text:p>
          </table:table-cell>
          <table:table-cell table:style-name="ce71" table:formula="of:=[.M377]" office:value-type="float" office:value="6.12562499999999">
            <text:p>6.1256</text:p>
          </table:table-cell>
          <table:table-cell table:style-name="ce71" table:formula="of:=[.D377]" office:value-type="float" office:value="0.083">
            <text:p>0.0830</text:p>
          </table:table-cell>
          <table:table-cell table:style-name="ce71" table:formula="of:=SQRT([.E377]*[.E377]+[.G377]*[.G377])" office:value-type="float" office:value="0.008">
            <text:p>0.0080</text:p>
          </table:table-cell>
          <table:table-cell table:style-name="ce88" table:formula="of:=SQRT([.F377]*[.F377]+[.H377]*[.H377])" office:value-type="float" office:value="0.008">
            <text:p>0.0080</text:p>
          </table:table-cell>
          <table:table-cell table:style-name="ce47"/>
          <table:table-cell table:style-name="ce46" table:formula="of:=IF([.$T377]=&quot;L&quot;;&quot;E&quot;;&quot;&quot;)">
            <text:p/>
          </table:table-cell>
          <table:table-cell table:style-name="ce46" table:formula="of:=IF([.$M377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77]" office:value-type="float" office:value="2.5">
            <text:p>2.5000</text:p>
          </table:table-cell>
          <table:table-cell table:style-name="ce71" table:formula="of:=[.B378]+0.05" office:value-type="float" office:value="2.55">
            <text:p>2.5500</text:p>
          </table:table-cell>
          <table:table-cell table:style-name="ce71" table:formula="of:=0.092" office:value-type="float" office:value="0.092">
            <text:p>0.0920</text:p>
          </table:table-cell>
          <table:table-cell table:style-name="ce71" table:formula="of:=0.007" office:value-type="float" office:value="0.007">
            <text:p>0.007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78]+[.C378])*([.B378]+[.C378])/4" office:value-type="float" office:value="6.37562499999999">
            <text:p>6.3756</text:p>
          </table:table-cell>
          <table:table-cell table:style-name="ce71" table:formula="of:=[.M378]" office:value-type="float" office:value="6.37562499999999">
            <text:p>6.3756</text:p>
          </table:table-cell>
          <table:table-cell table:style-name="ce71" table:formula="of:=[.D378]" office:value-type="float" office:value="0.092">
            <text:p>0.0920</text:p>
          </table:table-cell>
          <table:table-cell table:style-name="ce71" table:formula="of:=SQRT([.E378]*[.E378]+[.G378]*[.G378])" office:value-type="float" office:value="0.007">
            <text:p>0.0070</text:p>
          </table:table-cell>
          <table:table-cell table:style-name="ce88" table:formula="of:=SQRT([.F378]*[.F378]+[.H378]*[.H378])" office:value-type="float" office:value="0.008">
            <text:p>0.0080</text:p>
          </table:table-cell>
          <table:table-cell table:style-name="ce47"/>
          <table:table-cell table:style-name="ce46" table:formula="of:=IF([.$T378]=&quot;L&quot;;&quot;E&quot;;&quot;&quot;)">
            <text:p/>
          </table:table-cell>
          <table:table-cell table:style-name="ce46" table:formula="of:=IF([.$M378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78]" office:value-type="float" office:value="2.55">
            <text:p>2.5500</text:p>
          </table:table-cell>
          <table:table-cell table:style-name="ce71" table:formula="of:=[.B379]+0.05" office:value-type="float" office:value="2.6">
            <text:p>2.6000</text:p>
          </table:table-cell>
          <table:table-cell table:style-name="ce71" table:formula="of:=0.072" office:value-type="float" office:value="0.072">
            <text:p>0.0720</text:p>
          </table:table-cell>
          <table:table-cell table:style-name="ce71" table:formula="of:=0.007" office:value-type="float" office:value="0.007">
            <text:p>0.007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79]+[.C379])*([.B379]+[.C379])/4" office:value-type="float" office:value="6.63062499999999">
            <text:p>6.6306</text:p>
          </table:table-cell>
          <table:table-cell table:style-name="ce71" table:formula="of:=[.M379]" office:value-type="float" office:value="6.63062499999999">
            <text:p>6.6306</text:p>
          </table:table-cell>
          <table:table-cell table:style-name="ce71" table:formula="of:=[.D379]" office:value-type="float" office:value="0.072">
            <text:p>0.0720</text:p>
          </table:table-cell>
          <table:table-cell table:style-name="ce71" table:formula="of:=SQRT([.E379]*[.E379]+[.G379]*[.G379])" office:value-type="float" office:value="0.007">
            <text:p>0.0070</text:p>
          </table:table-cell>
          <table:table-cell table:style-name="ce88" table:formula="of:=SQRT([.F379]*[.F379]+[.H379]*[.H379])" office:value-type="float" office:value="0.008">
            <text:p>0.0080</text:p>
          </table:table-cell>
          <table:table-cell table:style-name="ce47"/>
          <table:table-cell table:style-name="ce46" table:formula="of:=IF([.$T379]=&quot;L&quot;;&quot;E&quot;;&quot;&quot;)">
            <text:p/>
          </table:table-cell>
          <table:table-cell table:style-name="ce46" table:formula="of:=IF([.$M379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79]" office:value-type="float" office:value="2.6">
            <text:p>2.6000</text:p>
          </table:table-cell>
          <table:table-cell table:style-name="ce71" table:formula="of:=[.B380]+0.05" office:value-type="float" office:value="2.65">
            <text:p>2.6500</text:p>
          </table:table-cell>
          <table:table-cell table:style-name="ce71" table:formula="of:=0.065" office:value-type="float" office:value="0.065">
            <text:p>0.065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 table:formula="of:=0.009" office:value-type="float" office:value="0.009">
            <text:p>0.009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80]+[.C380])*([.B380]+[.C380])/4" office:value-type="float" office:value="6.89062499999999">
            <text:p>6.8906</text:p>
          </table:table-cell>
          <table:table-cell table:style-name="ce71" table:formula="of:=[.M380]" office:value-type="float" office:value="6.89062499999999">
            <text:p>6.8906</text:p>
          </table:table-cell>
          <table:table-cell table:style-name="ce71" table:formula="of:=[.D380]" office:value-type="float" office:value="0.065">
            <text:p>0.0650</text:p>
          </table:table-cell>
          <table:table-cell table:style-name="ce71" table:formula="of:=SQRT([.E380]*[.E380]+[.G380]*[.G380])" office:value-type="float" office:value="0.008">
            <text:p>0.0080</text:p>
          </table:table-cell>
          <table:table-cell table:style-name="ce88" table:formula="of:=SQRT([.F380]*[.F380]+[.H380]*[.H380])" office:value-type="float" office:value="0.009">
            <text:p>0.0090</text:p>
          </table:table-cell>
          <table:table-cell table:style-name="ce47"/>
          <table:table-cell table:style-name="ce46" table:formula="of:=IF([.$T380]=&quot;L&quot;;&quot;E&quot;;&quot;&quot;)">
            <text:p/>
          </table:table-cell>
          <table:table-cell table:style-name="ce46" table:formula="of:=IF([.$M380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80]" office:value-type="float" office:value="2.65">
            <text:p>2.6500</text:p>
          </table:table-cell>
          <table:table-cell table:style-name="ce71" table:formula="of:=[.B381]+0.05" office:value-type="float" office:value="2.7">
            <text:p>2.7000</text:p>
          </table:table-cell>
          <table:table-cell table:style-name="ce71" table:formula="of:=0.059" office:value-type="float" office:value="0.059">
            <text:p>0.059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 table:formula="of:=0.009" office:value-type="float" office:value="0.009">
            <text:p>0.009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81]+[.C381])*([.B381]+[.C381])/4" office:value-type="float" office:value="7.15562499999998">
            <text:p>7.1556</text:p>
          </table:table-cell>
          <table:table-cell table:style-name="ce71" table:formula="of:=[.M381]" office:value-type="float" office:value="7.15562499999998">
            <text:p>7.1556</text:p>
          </table:table-cell>
          <table:table-cell table:style-name="ce71" table:formula="of:=[.D381]" office:value-type="float" office:value="0.059">
            <text:p>0.0590</text:p>
          </table:table-cell>
          <table:table-cell table:style-name="ce71" table:formula="of:=SQRT([.E381]*[.E381]+[.G381]*[.G381])" office:value-type="float" office:value="0.008">
            <text:p>0.0080</text:p>
          </table:table-cell>
          <table:table-cell table:style-name="ce88" table:formula="of:=SQRT([.F381]*[.F381]+[.H381]*[.H381])" office:value-type="float" office:value="0.009">
            <text:p>0.0090</text:p>
          </table:table-cell>
          <table:table-cell table:style-name="ce47"/>
          <table:table-cell table:style-name="ce46" table:formula="of:=IF([.$T381]=&quot;L&quot;;&quot;E&quot;;&quot;&quot;)">
            <text:p/>
          </table:table-cell>
          <table:table-cell table:style-name="ce46" table:formula="of:=IF([.$M381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81]" office:value-type="float" office:value="2.7">
            <text:p>2.7000</text:p>
          </table:table-cell>
          <table:table-cell table:style-name="ce71" table:formula="of:=[.B382]+0.05" office:value-type="float" office:value="2.75">
            <text:p>2.7500</text:p>
          </table:table-cell>
          <table:table-cell table:style-name="ce71" table:formula="of:=0.054" office:value-type="float" office:value="0.054">
            <text:p>0.054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 table:formula="of:=0.01" office:value-type="float" office:value="0.01">
            <text:p>0.010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82]+[.C382])*([.B382]+[.C382])/4" office:value-type="float" office:value="7.42562499999998">
            <text:p>7.4256</text:p>
          </table:table-cell>
          <table:table-cell table:style-name="ce71" table:formula="of:=[.M382]" office:value-type="float" office:value="7.42562499999998">
            <text:p>7.4256</text:p>
          </table:table-cell>
          <table:table-cell table:style-name="ce71" table:formula="of:=[.D382]" office:value-type="float" office:value="0.054">
            <text:p>0.0540</text:p>
          </table:table-cell>
          <table:table-cell table:style-name="ce71" table:formula="of:=SQRT([.E382]*[.E382]+[.G382]*[.G382])" office:value-type="float" office:value="0.008">
            <text:p>0.0080</text:p>
          </table:table-cell>
          <table:table-cell table:style-name="ce88" table:formula="of:=SQRT([.F382]*[.F382]+[.H382]*[.H382])" office:value-type="float" office:value="0.01">
            <text:p>0.0100</text:p>
          </table:table-cell>
          <table:table-cell table:style-name="ce47"/>
          <table:table-cell table:style-name="ce46" table:formula="of:=IF([.$T382]=&quot;L&quot;;&quot;E&quot;;&quot;&quot;)">
            <text:p/>
          </table:table-cell>
          <table:table-cell table:style-name="ce46" table:formula="of:=IF([.$M382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82]" office:value-type="float" office:value="2.75">
            <text:p>2.7500</text:p>
          </table:table-cell>
          <table:table-cell table:style-name="ce71" table:formula="of:=[.B383]+0.05" office:value-type="float" office:value="2.8">
            <text:p>2.8000</text:p>
          </table:table-cell>
          <table:table-cell table:style-name="ce71" table:formula="of:=0.06" office:value-type="float" office:value="0.06">
            <text:p>0.060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 table:formula="of:=0.01" office:value-type="float" office:value="0.01">
            <text:p>0.010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83]+[.C383])*([.B383]+[.C383])/4" office:value-type="float" office:value="7.70062499999998">
            <text:p>7.7006</text:p>
          </table:table-cell>
          <table:table-cell table:style-name="ce71" table:formula="of:=[.M383]" office:value-type="float" office:value="7.70062499999998">
            <text:p>7.7006</text:p>
          </table:table-cell>
          <table:table-cell table:style-name="ce71" table:formula="of:=[.D383]" office:value-type="float" office:value="0.06">
            <text:p>0.0600</text:p>
          </table:table-cell>
          <table:table-cell table:style-name="ce71" table:formula="of:=SQRT([.E383]*[.E383]+[.G383]*[.G383])" office:value-type="float" office:value="0.008">
            <text:p>0.0080</text:p>
          </table:table-cell>
          <table:table-cell table:style-name="ce88" table:formula="of:=SQRT([.F383]*[.F383]+[.H383]*[.H383])" office:value-type="float" office:value="0.01">
            <text:p>0.0100</text:p>
          </table:table-cell>
          <table:table-cell table:style-name="ce47"/>
          <table:table-cell table:style-name="ce46" table:formula="of:=IF([.$T383]=&quot;L&quot;;&quot;E&quot;;&quot;&quot;)">
            <text:p/>
          </table:table-cell>
          <table:table-cell table:style-name="ce46" table:formula="of:=IF([.$M383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83]" office:value-type="float" office:value="2.8">
            <text:p>2.8000</text:p>
          </table:table-cell>
          <table:table-cell table:style-name="ce71" table:formula="of:=[.B384]+0.05" office:value-type="float" office:value="2.85">
            <text:p>2.8500</text:p>
          </table:table-cell>
          <table:table-cell table:style-name="ce71" table:formula="of:=0.054" office:value-type="float" office:value="0.054">
            <text:p>0.054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 table:formula="of:=0.009" office:value-type="float" office:value="0.009">
            <text:p>0.009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84]+[.C384])*([.B384]+[.C384])/4" office:value-type="float" office:value="7.98062499999998">
            <text:p>7.9806</text:p>
          </table:table-cell>
          <table:table-cell table:style-name="ce71" table:formula="of:=[.M384]" office:value-type="float" office:value="7.98062499999998">
            <text:p>7.9806</text:p>
          </table:table-cell>
          <table:table-cell table:style-name="ce71" table:formula="of:=[.D384]" office:value-type="float" office:value="0.054">
            <text:p>0.0540</text:p>
          </table:table-cell>
          <table:table-cell table:style-name="ce71" table:formula="of:=SQRT([.E384]*[.E384]+[.G384]*[.G384])" office:value-type="float" office:value="0.008">
            <text:p>0.0080</text:p>
          </table:table-cell>
          <table:table-cell table:style-name="ce88" table:formula="of:=SQRT([.F384]*[.F384]+[.H384]*[.H384])" office:value-type="float" office:value="0.009">
            <text:p>0.0090</text:p>
          </table:table-cell>
          <table:table-cell table:style-name="ce47"/>
          <table:table-cell table:style-name="ce46" table:formula="of:=IF([.$T384]=&quot;L&quot;;&quot;E&quot;;&quot;&quot;)">
            <text:p/>
          </table:table-cell>
          <table:table-cell table:style-name="ce46" table:formula="of:=IF([.$M384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84]" office:value-type="float" office:value="2.85">
            <text:p>2.8500</text:p>
          </table:table-cell>
          <table:table-cell table:style-name="ce71" table:formula="of:=[.B385]+0.05" office:value-type="float" office:value="2.9">
            <text:p>2.9000</text:p>
          </table:table-cell>
          <table:table-cell table:style-name="ce71" table:formula="of:=0.052" office:value-type="float" office:value="0.052">
            <text:p>0.052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 table:formula="of:=0.01" office:value-type="float" office:value="0.01">
            <text:p>0.010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85]+[.C385])*([.B385]+[.C385])/4" office:value-type="float" office:value="8.26562499999998">
            <text:p>8.2656</text:p>
          </table:table-cell>
          <table:table-cell table:style-name="ce71" table:formula="of:=[.M385]" office:value-type="float" office:value="8.26562499999998">
            <text:p>8.2656</text:p>
          </table:table-cell>
          <table:table-cell table:style-name="ce71" table:formula="of:=[.D385]" office:value-type="float" office:value="0.052">
            <text:p>0.0520</text:p>
          </table:table-cell>
          <table:table-cell table:style-name="ce71" table:formula="of:=SQRT([.E385]*[.E385]+[.G385]*[.G385])" office:value-type="float" office:value="0.008">
            <text:p>0.0080</text:p>
          </table:table-cell>
          <table:table-cell table:style-name="ce88" table:formula="of:=SQRT([.F385]*[.F385]+[.H385]*[.H385])" office:value-type="float" office:value="0.01">
            <text:p>0.0100</text:p>
          </table:table-cell>
          <table:table-cell table:style-name="ce47"/>
          <table:table-cell table:style-name="ce46" table:formula="of:=IF([.$T385]=&quot;L&quot;;&quot;E&quot;;&quot;&quot;)">
            <text:p/>
          </table:table-cell>
          <table:table-cell table:style-name="ce46" table:formula="of:=IF([.$M385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85]" office:value-type="float" office:value="2.9">
            <text:p>2.9000</text:p>
          </table:table-cell>
          <table:table-cell table:style-name="ce71" table:formula="of:=[.B386]+0.05" office:value-type="float" office:value="2.95">
            <text:p>2.9500</text:p>
          </table:table-cell>
          <table:table-cell table:style-name="ce71" table:formula="of:=0.052" office:value-type="float" office:value="0.052">
            <text:p>0.052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 table:formula="of:=0.009" office:value-type="float" office:value="0.009">
            <text:p>0.009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86]+[.C386])*([.B386]+[.C386])/4" office:value-type="float" office:value="8.55562499999998">
            <text:p>8.5556</text:p>
          </table:table-cell>
          <table:table-cell table:style-name="ce71" table:formula="of:=[.M386]" office:value-type="float" office:value="8.55562499999998">
            <text:p>8.5556</text:p>
          </table:table-cell>
          <table:table-cell table:style-name="ce71" table:formula="of:=[.D386]" office:value-type="float" office:value="0.052">
            <text:p>0.0520</text:p>
          </table:table-cell>
          <table:table-cell table:style-name="ce71" table:formula="of:=SQRT([.E386]*[.E386]+[.G386]*[.G386])" office:value-type="float" office:value="0.008">
            <text:p>0.0080</text:p>
          </table:table-cell>
          <table:table-cell table:style-name="ce88" table:formula="of:=SQRT([.F386]*[.F386]+[.H386]*[.H386])" office:value-type="float" office:value="0.009">
            <text:p>0.0090</text:p>
          </table:table-cell>
          <table:table-cell table:style-name="ce47"/>
          <table:table-cell table:style-name="ce46" table:formula="of:=IF([.$T386]=&quot;L&quot;;&quot;E&quot;;&quot;&quot;)">
            <text:p/>
          </table:table-cell>
          <table:table-cell table:style-name="ce46" table:formula="of:=IF([.$M386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86]" office:value-type="float" office:value="2.95">
            <text:p>2.9500</text:p>
          </table:table-cell>
          <table:table-cell table:style-name="ce71" table:formula="of:=[.B387]+0.05" office:value-type="float" office:value="3">
            <text:p>3.0000</text:p>
          </table:table-cell>
          <table:table-cell table:style-name="ce71" table:formula="of:=0.035" office:value-type="float" office:value="0.035">
            <text:p>0.0350</text:p>
          </table:table-cell>
          <table:table-cell table:style-name="ce71" table:formula="of:=0.01" office:value-type="float" office:value="0.01">
            <text:p>0.0100</text:p>
          </table:table-cell>
          <table:table-cell table:style-name="ce71" table:formula="of:=0.014" office:value-type="float" office:value="0.014">
            <text:p>0.014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87]+[.C387])*([.B387]+[.C387])/4" office:value-type="float" office:value="8.85062499999998">
            <text:p>8.8506</text:p>
          </table:table-cell>
          <table:table-cell table:style-name="ce71" table:formula="of:=[.M387]" office:value-type="float" office:value="8.85062499999998">
            <text:p>8.8506</text:p>
          </table:table-cell>
          <table:table-cell table:style-name="ce71" table:formula="of:=[.D387]" office:value-type="float" office:value="0.035">
            <text:p>0.0350</text:p>
          </table:table-cell>
          <table:table-cell table:style-name="ce71" table:formula="of:=SQRT([.E387]*[.E387]+[.G387]*[.G387])" office:value-type="float" office:value="0.01">
            <text:p>0.0100</text:p>
          </table:table-cell>
          <table:table-cell table:style-name="ce88" table:formula="of:=SQRT([.F387]*[.F387]+[.H387]*[.H387])" office:value-type="float" office:value="0.014">
            <text:p>0.0140</text:p>
          </table:table-cell>
          <table:table-cell table:style-name="ce47"/>
          <table:table-cell table:style-name="ce46" table:formula="of:=IF([.$T387]=&quot;L&quot;;&quot;E&quot;;&quot;&quot;)">
            <text:p/>
          </table:table-cell>
          <table:table-cell table:style-name="ce46" table:formula="of:=IF([.$M387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87]" office:value-type="float" office:value="3">
            <text:p>3.0000</text:p>
          </table:table-cell>
          <table:table-cell table:style-name="ce71" table:formula="of:=[.B388]+0.2" office:value-type="float" office:value="3.2">
            <text:p>3.2000</text:p>
          </table:table-cell>
          <table:table-cell table:style-name="ce71" table:formula="of:=0.021" office:value-type="float" office:value="0.021">
            <text:p>0.0210</text:p>
          </table:table-cell>
          <table:table-cell table:style-name="ce71" table:formula="of:=0.009" office:value-type="float" office:value="0.009">
            <text:p>0.0090</text:p>
          </table:table-cell>
          <table:table-cell table:style-name="ce71" table:formula="of:=0.021" office:value-type="float" office:value="0.021">
            <text:p>0.021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88]+[.C388])*([.B388]+[.C388])/4" office:value-type="float" office:value="9.60999999999998">
            <text:p>9.6100</text:p>
          </table:table-cell>
          <table:table-cell table:style-name="ce71" table:formula="of:=[.M388]" office:value-type="float" office:value="9.60999999999998">
            <text:p>9.6100</text:p>
          </table:table-cell>
          <table:table-cell table:style-name="ce71" table:formula="of:=[.D388]" office:value-type="float" office:value="0.021">
            <text:p>0.0210</text:p>
          </table:table-cell>
          <table:table-cell table:style-name="ce71" table:formula="of:=SQRT([.E388]*[.E388]+[.G388]*[.G388])" office:value-type="float" office:value="0.009">
            <text:p>0.0090</text:p>
          </table:table-cell>
          <table:table-cell table:style-name="ce88" table:formula="of:=SQRT([.F388]*[.F388]+[.H388]*[.H388])" office:value-type="float" office:value="0.021">
            <text:p>0.0210</text:p>
          </table:table-cell>
          <table:table-cell table:style-name="ce47"/>
          <table:table-cell table:style-name="ce46" table:formula="of:=IF([.$T388]=&quot;L&quot;;&quot;E&quot;;&quot;&quot;)">
            <text:p/>
          </table:table-cell>
          <table:table-cell table:style-name="ce46" table:formula="of:=IF([.$M388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88]" office:value-type="float" office:value="3.2">
            <text:p>3.2000</text:p>
          </table:table-cell>
          <table:table-cell table:style-name="ce71" table:formula="of:=[.B389]+0.2" office:value-type="float" office:value="3.4">
            <text:p>3.4000</text:p>
          </table:table-cell>
          <table:table-cell table:style-name="ce71" table:formula="of:=0.017" office:value-type="float" office:value="0.017">
            <text:p>0.017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 table:formula="of:=0.017" office:value-type="float" office:value="0.017">
            <text:p>0.017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89]+[.C389])*([.B389]+[.C389])/4" office:value-type="float" office:value="10.89">
            <text:p>10.8900</text:p>
          </table:table-cell>
          <table:table-cell table:style-name="ce71" table:formula="of:=[.M389]" office:value-type="float" office:value="10.89">
            <text:p>10.8900</text:p>
          </table:table-cell>
          <table:table-cell table:style-name="ce71" table:formula="of:=[.D389]" office:value-type="float" office:value="0.017">
            <text:p>0.0170</text:p>
          </table:table-cell>
          <table:table-cell table:style-name="ce71" table:formula="of:=SQRT([.E389]*[.E389]+[.G389]*[.G389])" office:value-type="float" office:value="0.008">
            <text:p>0.0080</text:p>
          </table:table-cell>
          <table:table-cell table:style-name="ce88" table:formula="of:=SQRT([.F389]*[.F389]+[.H389]*[.H389])" office:value-type="float" office:value="0.017">
            <text:p>0.0170</text:p>
          </table:table-cell>
          <table:table-cell table:style-name="ce47"/>
          <table:table-cell table:style-name="ce46" table:formula="of:=IF([.$T389]=&quot;L&quot;;&quot;E&quot;;&quot;&quot;)">
            <text:p/>
          </table:table-cell>
          <table:table-cell table:style-name="ce46" table:formula="of:=IF([.$M389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89]" office:value-type="float" office:value="3.4">
            <text:p>3.4000</text:p>
          </table:table-cell>
          <table:table-cell table:style-name="ce71" table:formula="of:=[.B390]+0.2" office:value-type="float" office:value="3.6">
            <text:p>3.6000</text:p>
          </table:table-cell>
          <table:table-cell table:style-name="ce71" table:formula="of:=0.016" office:value-type="float" office:value="0.016">
            <text:p>0.0160</text:p>
          </table:table-cell>
          <table:table-cell table:style-name="ce71" table:formula="of:=0.005" office:value-type="float" office:value="0.005">
            <text:p>0.0050</text:p>
          </table:table-cell>
          <table:table-cell table:style-name="ce71" table:formula="of:=0.009" office:value-type="float" office:value="0.009">
            <text:p>0.009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90]+[.C390])*([.B390]+[.C390])/4" office:value-type="float" office:value="12.25">
            <text:p>12.2500</text:p>
          </table:table-cell>
          <table:table-cell table:style-name="ce71" table:formula="of:=[.M390]" office:value-type="float" office:value="12.25">
            <text:p>12.2500</text:p>
          </table:table-cell>
          <table:table-cell table:style-name="ce71" table:formula="of:=[.D390]" office:value-type="float" office:value="0.016">
            <text:p>0.0160</text:p>
          </table:table-cell>
          <table:table-cell table:style-name="ce71" table:formula="of:=SQRT([.E390]*[.E390]+[.G390]*[.G390])" office:value-type="float" office:value="0.005">
            <text:p>0.0050</text:p>
          </table:table-cell>
          <table:table-cell table:style-name="ce88" table:formula="of:=SQRT([.F390]*[.F390]+[.H390]*[.H390])" office:value-type="float" office:value="0.009">
            <text:p>0.0090</text:p>
          </table:table-cell>
          <table:table-cell table:style-name="ce47"/>
          <table:table-cell table:style-name="ce46" table:formula="of:=IF([.$T390]=&quot;L&quot;;&quot;E&quot;;&quot;&quot;)">
            <text:p/>
          </table:table-cell>
          <table:table-cell table:style-name="ce46" table:formula="of:=IF([.$M390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90]" office:value-type="float" office:value="3.6">
            <text:p>3.6000</text:p>
          </table:table-cell>
          <table:table-cell table:style-name="ce71" table:formula="of:=[.B391]+0.2" office:value-type="float" office:value="3.8">
            <text:p>3.8000</text:p>
          </table:table-cell>
          <table:table-cell table:style-name="ce71" table:formula="of:=0.019" office:value-type="float" office:value="0.019">
            <text:p>0.0190</text:p>
          </table:table-cell>
          <table:table-cell table:style-name="ce71" table:formula="of:=0.005" office:value-type="float" office:value="0.005">
            <text:p>0.0050</text:p>
          </table:table-cell>
          <table:table-cell table:style-name="ce71" table:formula="of:=0.008" office:value-type="float" office:value="0.008">
            <text:p>0.008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91]+[.C391])*([.B391]+[.C391])/4" office:value-type="float" office:value="13.69">
            <text:p>13.6900</text:p>
          </table:table-cell>
          <table:table-cell table:style-name="ce71" table:formula="of:=[.M391]" office:value-type="float" office:value="13.69">
            <text:p>13.6900</text:p>
          </table:table-cell>
          <table:table-cell table:style-name="ce71" table:formula="of:=[.D391]" office:value-type="float" office:value="0.019">
            <text:p>0.0190</text:p>
          </table:table-cell>
          <table:table-cell table:style-name="ce71" table:formula="of:=SQRT([.E391]*[.E391]+[.G391]*[.G391])" office:value-type="float" office:value="0.005">
            <text:p>0.0050</text:p>
          </table:table-cell>
          <table:table-cell table:style-name="ce88" table:formula="of:=SQRT([.F391]*[.F391]+[.H391]*[.H391])" office:value-type="float" office:value="0.008">
            <text:p>0.0080</text:p>
          </table:table-cell>
          <table:table-cell table:style-name="ce47"/>
          <table:table-cell table:style-name="ce46" table:formula="of:=IF([.$T391]=&quot;L&quot;;&quot;E&quot;;&quot;&quot;)">
            <text:p/>
          </table:table-cell>
          <table:table-cell table:style-name="ce46" table:formula="of:=IF([.$M391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91]" office:value-type="float" office:value="3.8">
            <text:p>3.8000</text:p>
          </table:table-cell>
          <table:table-cell table:style-name="ce71" table:formula="of:=[.B392]+0.2" office:value-type="float" office:value="4">
            <text:p>4.0000</text:p>
          </table:table-cell>
          <table:table-cell table:style-name="ce71" table:formula="of:=0.015" office:value-type="float" office:value="0.015">
            <text:p>0.0150</text:p>
          </table:table-cell>
          <table:table-cell table:style-name="ce71" table:formula="of:=0.005" office:value-type="float" office:value="0.005">
            <text:p>0.0050</text:p>
          </table:table-cell>
          <table:table-cell table:style-name="ce71" table:formula="of:=0.009" office:value-type="float" office:value="0.009">
            <text:p>0.009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92]+[.C392])*([.B392]+[.C392])/4" office:value-type="float" office:value="15.21">
            <text:p>15.2100</text:p>
          </table:table-cell>
          <table:table-cell table:style-name="ce71" table:formula="of:=[.M392]" office:value-type="float" office:value="15.21">
            <text:p>15.2100</text:p>
          </table:table-cell>
          <table:table-cell table:style-name="ce71" table:formula="of:=[.D392]" office:value-type="float" office:value="0.015">
            <text:p>0.0150</text:p>
          </table:table-cell>
          <table:table-cell table:style-name="ce71" table:formula="of:=SQRT([.E392]*[.E392]+[.G392]*[.G392])" office:value-type="float" office:value="0.005">
            <text:p>0.0050</text:p>
          </table:table-cell>
          <table:table-cell table:style-name="ce88" table:formula="of:=SQRT([.F392]*[.F392]+[.H392]*[.H392])" office:value-type="float" office:value="0.009">
            <text:p>0.0090</text:p>
          </table:table-cell>
          <table:table-cell table:style-name="ce47"/>
          <table:table-cell table:style-name="ce46" table:formula="of:=IF([.$T392]=&quot;L&quot;;&quot;E&quot;;&quot;&quot;)">
            <text:p/>
          </table:table-cell>
          <table:table-cell table:style-name="ce46" table:formula="of:=IF([.$M392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92]" office:value-type="float" office:value="4">
            <text:p>4.0000</text:p>
          </table:table-cell>
          <table:table-cell table:style-name="ce71" table:formula="of:=[.B393]+0.25" office:value-type="float" office:value="4.25">
            <text:p>4.2500</text:p>
          </table:table-cell>
          <table:table-cell table:style-name="ce71" table:formula="of:=0.011" office:value-type="float" office:value="0.011">
            <text:p>0.0110</text:p>
          </table:table-cell>
          <table:table-cell table:style-name="ce71" table:formula="of:=0.005" office:value-type="float" office:value="0.005">
            <text:p>0.0050</text:p>
          </table:table-cell>
          <table:table-cell table:style-name="ce71" table:formula="of:=0.01" office:value-type="float" office:value="0.01">
            <text:p>0.010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93]+[.C393])*([.B393]+[.C393])/4" office:value-type="float" office:value="17.015625">
            <text:p>17.0156</text:p>
          </table:table-cell>
          <table:table-cell table:style-name="ce71" table:formula="of:=[.M393]" office:value-type="float" office:value="17.015625">
            <text:p>17.0156</text:p>
          </table:table-cell>
          <table:table-cell table:style-name="ce71" table:formula="of:=[.D393]" office:value-type="float" office:value="0.011">
            <text:p>0.0110</text:p>
          </table:table-cell>
          <table:table-cell table:style-name="ce71" table:formula="of:=SQRT([.E393]*[.E393]+[.G393]*[.G393])" office:value-type="float" office:value="0.005">
            <text:p>0.0050</text:p>
          </table:table-cell>
          <table:table-cell table:style-name="ce88" table:formula="of:=SQRT([.F393]*[.F393]+[.H393]*[.H393])" office:value-type="float" office:value="0.01">
            <text:p>0.0100</text:p>
          </table:table-cell>
          <table:table-cell table:style-name="ce47"/>
          <table:table-cell table:style-name="ce46" table:formula="of:=IF([.$T393]=&quot;L&quot;;&quot;E&quot;;&quot;&quot;)">
            <text:p/>
          </table:table-cell>
          <table:table-cell table:style-name="ce46" table:formula="of:=IF([.$M393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table:formula="of:=[.C393]" office:value-type="float" office:value="4.25">
            <text:p>4.2500</text:p>
          </table:table-cell>
          <table:table-cell table:style-name="ce75" table:formula="of:=[.B394]+0.25" office:value-type="float" office:value="4.5">
            <text:p>4.5000</text:p>
          </table:table-cell>
          <table:table-cell table:style-name="ce75" table:formula="of:=0.005" office:value-type="float" office:value="0.005">
            <text:p>0.0050</text:p>
          </table:table-cell>
          <table:table-cell table:style-name="ce75" table:formula="of:=0.008" office:value-type="float" office:value="0.008">
            <text:p>0.0080</text:p>
          </table:table-cell>
          <table:table-cell table:style-name="ce75" office:value-type="float" office:value="0.005">
            <text:p>0.0050</text:p>
          </table:table-cell>
          <table:table-cell table:style-name="ce75"/>
          <table:table-cell table:style-name="ce89"/>
          <table:table-cell table:style-name="ce47"/>
          <table:table-cell table:style-name="ce28"/>
          <table:table-cell table:style-name="ce47" table:number-columns-repeated="2"/>
          <table:table-cell table:style-name="ce65" table:formula="of:=([.B394]+[.C394])*([.B394]+[.C394])/4" office:value-type="float" office:value="19.140625">
            <text:p>19.1406</text:p>
          </table:table-cell>
          <table:table-cell table:style-name="ce75" table:formula="of:=[.M394]" office:value-type="float" office:value="19.140625">
            <text:p>19.1406</text:p>
          </table:table-cell>
          <table:table-cell table:style-name="ce75" table:formula="of:=[.D394]" office:value-type="float" office:value="0.005">
            <text:p>0.0050</text:p>
          </table:table-cell>
          <table:table-cell table:style-name="ce75" table:formula="of:=SQRT([.E394]*[.E394]+[.G394]*[.G394])" office:value-type="float" office:value="0.008">
            <text:p>0.0080</text:p>
          </table:table-cell>
          <table:table-cell table:style-name="ce89" table:formula="of:=SQRT([.F394]*[.F394]+[.H394]*[.H394])" office:value-type="float" office:value="0.005">
            <text:p>0.0050</text:p>
          </table:table-cell>
          <table:table-cell table:style-name="ce47"/>
          <table:table-cell table:style-name="ce46" table:formula="of:=IF([.$T394]=&quot;L&quot;;&quot;E&quot;;&quot;&quot;)">
            <text:p/>
          </table:table-cell>
          <table:table-cell table:style-name="ce46" table:formula="of:=IF([.$M394]&gt;[.$S$200];&quot;H&quot;;&quot;L&quot;)" office:value-type="string" office:string-value="H">
            <text:p>H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71" table:number-columns-repeated="7"/>
          <table:table-cell table:style-name="ce47"/>
          <table:table-cell table:style-name="ce28"/>
          <table:table-cell table:style-name="ce47" table:number-columns-repeated="2"/>
          <table:table-cell table:style-name="ce71" table:number-columns-repeated="5"/>
          <table:table-cell table:style-name="ce47" table:number-columns-repeated="1004"/>
        </table:table-row>
        <table:table-row table:style-name="ro4">
          <table:table-cell table:style-name="ce47"/>
          <table:table-cell table:style-name="ce66" office:value-type="string" table:number-columns-spanned="7" table:number-rows-spanned="1">
            <text:p>BABAR, assumption: |G_E^p|=|G_M^p|, for smaller bin size</text:p>
          </table:table-cell>
          <table:covered-table-cell table:number-columns-repeated="6" table:style-name="ce71"/>
          <table:table-cell table:style-name="ce47"/>
          <table:table-cell table:style-name="ce28"/>
          <table:table-cell table:style-name="ce47" table:number-columns-repeated="2"/>
          <table:table-cell table:style-name="ce53" table:formula="of:=[.B396]" office:value-type="string" office:string-value="BABAR, assumption: |G_E^p|=|G_M^p|, for smaller bin size" table:number-columns-spanned="5" table:number-rows-spanned="1">
            <text:p>BABAR, assumption: |G_E^p|=|G_M^p|, for smaller bin size</text:p>
          </table:table-cell>
          <table:covered-table-cell table:number-columns-repeated="4" table:style-name="ce71"/>
          <table:table-cell table:style-name="ce47" table:number-columns-repeated="1004"/>
        </table:table-row>
        <table:table-row table:style-name="ro4">
          <table:table-cell table:style-name="ce47"/>
          <table:table-cell table:style-name="ce11" office:value-type="string" table:number-columns-spanned="2" table:number-rows-spanned="1">
            <text:p>SQRT(s) IN GeV</text:p>
          </table:table-cell>
          <table:covered-table-cell table:style-name="ce77"/>
          <table:table-cell table:style-name="ce83" office:value-type="string" table:number-columns-spanned="5" table:number-rows-spanned="1">
            <text:p>|G_M^p|</text:p>
          </table:table-cell>
          <table:covered-table-cell table:number-columns-repeated="3" table:style-name="ce85"/>
          <table:covered-table-cell table:style-name="ce90"/>
          <table:table-cell table:number-columns-repeated="2"/>
          <table:table-cell table:style-name="ce47"/>
          <table:table-cell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table:formula="of:=[.D397]" office:value-type="string" office:string-value="|G_M^p|" table:number-columns-spanned="3" table:number-rows-spanned="1">
            <text:p>|G_M^p|</text:p>
          </table:table-cell>
          <table:covered-table-cell table:style-name="ce86"/>
          <table:covered-table-cell table:style-name="ce32"/>
          <table:table-cell/>
          <table:table-cell table:style-name="ce47" table:number-columns-repeated="1003"/>
        </table:table-row>
        <table:table-row table:style-name="ro4">
          <table:table-cell table:style-name="ce47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2"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1003"/>
        </table:table-row>
        <table:table-row table:style-name="ro9">
          <table:table-cell table:style-name="ce47"/>
          <table:table-cell table:style-name="ce64" table:formula="of:=1.876" office:value-type="float" office:value="1.876">
            <text:p>1.8760</text:p>
          </table:table-cell>
          <table:table-cell table:style-name="ce71" table:formula="of:=1.88" office:value-type="float" office:value="1.88">
            <text:p>1.8800</text:p>
          </table:table-cell>
          <table:table-cell table:style-name="ce71" table:formula="of:=0.574" office:value-type="float" office:value="0.574">
            <text:p>0.5740</text:p>
          </table:table-cell>
          <table:table-cell table:style-name="ce71" table:formula="of:=0.071" office:value-type="float" office:value="0.071">
            <text:p>0.0710</text:p>
          </table:table-cell>
          <table:table-cell table:style-name="ce71" table:formula="of:=0.081" office:value-type="float" office:value="0.081">
            <text:p>0.081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399]+[.C399])*([.B399]+[.C399])/4" office:value-type="float" office:value="3.526884">
            <text:p>3.5269</text:p>
          </table:table-cell>
          <table:table-cell table:style-name="ce71" table:formula="of:=[.M399]" office:value-type="float" office:value="3.526884">
            <text:p>3.5269</text:p>
          </table:table-cell>
          <table:table-cell table:style-name="ce71" table:formula="of:=[.D399]" office:value-type="float" office:value="0.574">
            <text:p>0.5740</text:p>
          </table:table-cell>
          <table:table-cell table:style-name="ce71" table:formula="of:=SQRT([.E399]*[.E399]+[.G399]*[.G399])" office:value-type="float" office:value="0.071">
            <text:p>0.0710</text:p>
          </table:table-cell>
          <table:table-cell table:style-name="ce88" table:formula="of:=SQRT([.F399]*[.F399]+[.H399]*[.H399])" office:value-type="float" office:value="0.081">
            <text:p>0.0810</text:p>
          </table:table-cell>
          <table:table-cell table:style-name="ce47"/>
          <table:table-cell table:style-name="ce46" table:formula="of:=IF([.$T399]=&quot;L&quot;;&quot;E&quot;;&quot;&quot;)" office:value-type="string" office:string-value="E">
            <text:p>E</text:p>
          </table:table-cell>
          <table:table-cell table:style-name="ce46" table:formula="of:=IF([.$M399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399]" office:value-type="float" office:value="1.88">
            <text:p>1.8800</text:p>
          </table:table-cell>
          <table:table-cell table:style-name="ce71" table:formula="of:=[.B400]+0.005" office:value-type="float" office:value="1.885">
            <text:p>1.8850</text:p>
          </table:table-cell>
          <table:table-cell table:style-name="ce71" table:formula="of:=0.495" office:value-type="float" office:value="0.495">
            <text:p>0.4950</text:p>
          </table:table-cell>
          <table:table-cell table:style-name="ce71" table:formula="of:=0.047" office:value-type="float" office:value="0.047">
            <text:p>0.0470</text:p>
          </table:table-cell>
          <table:table-cell table:style-name="ce71" table:formula="of:=0.052" office:value-type="float" office:value="0.052">
            <text:p>0.052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400]+[.C400])*([.B400]+[.C400])/4" office:value-type="float" office:value="3.54380625">
            <text:p>3.5438</text:p>
          </table:table-cell>
          <table:table-cell table:style-name="ce71" table:formula="of:=[.M400]" office:value-type="float" office:value="3.54380625">
            <text:p>3.5438</text:p>
          </table:table-cell>
          <table:table-cell table:style-name="ce71" table:formula="of:=[.D400]" office:value-type="float" office:value="0.495">
            <text:p>0.4950</text:p>
          </table:table-cell>
          <table:table-cell table:style-name="ce71" table:formula="of:=SQRT([.E400]*[.E400]+[.G400]*[.G400])" office:value-type="float" office:value="0.047">
            <text:p>0.0470</text:p>
          </table:table-cell>
          <table:table-cell table:style-name="ce88" table:formula="of:=SQRT([.F400]*[.F400]+[.H400]*[.H400])" office:value-type="float" office:value="0.052">
            <text:p>0.0520</text:p>
          </table:table-cell>
          <table:table-cell table:style-name="ce47"/>
          <table:table-cell table:style-name="ce46" table:formula="of:=IF([.$T400]=&quot;L&quot;;&quot;E&quot;;&quot;&quot;)" office:value-type="string" office:string-value="E">
            <text:p>E</text:p>
          </table:table-cell>
          <table:table-cell table:style-name="ce46" table:formula="of:=IF([.$M400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400]" office:value-type="float" office:value="1.885">
            <text:p>1.8850</text:p>
          </table:table-cell>
          <table:table-cell table:style-name="ce71" table:formula="of:=[.B401]+0.005" office:value-type="float" office:value="1.89">
            <text:p>1.8900</text:p>
          </table:table-cell>
          <table:table-cell table:style-name="ce71" table:formula="of:=0.39" office:value-type="float" office:value="0.39">
            <text:p>0.3900</text:p>
          </table:table-cell>
          <table:table-cell table:style-name="ce71" table:formula="of:=0.045" office:value-type="float" office:value="0.045">
            <text:p>0.0450</text:p>
          </table:table-cell>
          <table:table-cell table:style-name="ce71" table:formula="of:=0.05" office:value-type="float" office:value="0.05">
            <text:p>0.050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401]+[.C401])*([.B401]+[.C401])/4" office:value-type="float" office:value="3.56265625">
            <text:p>3.5627</text:p>
          </table:table-cell>
          <table:table-cell table:style-name="ce71" table:formula="of:=[.M401]" office:value-type="float" office:value="3.56265625">
            <text:p>3.5627</text:p>
          </table:table-cell>
          <table:table-cell table:style-name="ce71" table:formula="of:=[.D401]" office:value-type="float" office:value="0.39">
            <text:p>0.3900</text:p>
          </table:table-cell>
          <table:table-cell table:style-name="ce71" table:formula="of:=SQRT([.E401]*[.E401]+[.G401]*[.G401])" office:value-type="float" office:value="0.045">
            <text:p>0.0450</text:p>
          </table:table-cell>
          <table:table-cell table:style-name="ce88" table:formula="of:=SQRT([.F401]*[.F401]+[.H401]*[.H401])" office:value-type="float" office:value="0.05">
            <text:p>0.0500</text:p>
          </table:table-cell>
          <table:table-cell table:style-name="ce47"/>
          <table:table-cell table:style-name="ce46" table:formula="of:=IF([.$T401]=&quot;L&quot;;&quot;E&quot;;&quot;&quot;)" office:value-type="string" office:string-value="E">
            <text:p>E</text:p>
          </table:table-cell>
          <table:table-cell table:style-name="ce46" table:formula="of:=IF([.$M401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401]" office:value-type="float" office:value="1.89">
            <text:p>1.8900</text:p>
          </table:table-cell>
          <table:table-cell table:style-name="ce71" table:formula="of:=[.B402]+0.005" office:value-type="float" office:value="1.895">
            <text:p>1.8950</text:p>
          </table:table-cell>
          <table:table-cell table:style-name="ce71" table:formula="of:=0.419" office:value-type="float" office:value="0.419">
            <text:p>0.4190</text:p>
          </table:table-cell>
          <table:table-cell table:style-name="ce71" table:formula="of:=0.041" office:value-type="float" office:value="0.041">
            <text:p>0.0410</text:p>
          </table:table-cell>
          <table:table-cell table:style-name="ce71" table:formula="of:=0.045" office:value-type="float" office:value="0.045">
            <text:p>0.045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402]+[.C402])*([.B402]+[.C402])/4" office:value-type="float" office:value="3.58155625">
            <text:p>3.5816</text:p>
          </table:table-cell>
          <table:table-cell table:style-name="ce71" table:formula="of:=[.M402]" office:value-type="float" office:value="3.58155625">
            <text:p>3.5816</text:p>
          </table:table-cell>
          <table:table-cell table:style-name="ce71" table:formula="of:=[.D402]" office:value-type="float" office:value="0.419">
            <text:p>0.4190</text:p>
          </table:table-cell>
          <table:table-cell table:style-name="ce71" table:formula="of:=SQRT([.E402]*[.E402]+[.G402]*[.G402])" office:value-type="float" office:value="0.041">
            <text:p>0.0410</text:p>
          </table:table-cell>
          <table:table-cell table:style-name="ce88" table:formula="of:=SQRT([.F402]*[.F402]+[.H402]*[.H402])" office:value-type="float" office:value="0.045">
            <text:p>0.0450</text:p>
          </table:table-cell>
          <table:table-cell table:style-name="ce47"/>
          <table:table-cell table:style-name="ce46" table:formula="of:=IF([.$T402]=&quot;L&quot;;&quot;E&quot;;&quot;&quot;)" office:value-type="string" office:string-value="E">
            <text:p>E</text:p>
          </table:table-cell>
          <table:table-cell table:style-name="ce46" table:formula="of:=IF([.$M402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402]" office:value-type="float" office:value="1.895">
            <text:p>1.8950</text:p>
          </table:table-cell>
          <table:table-cell table:style-name="ce71" table:formula="of:=[.B403]+0.005" office:value-type="float" office:value="1.9">
            <text:p>1.9000</text:p>
          </table:table-cell>
          <table:table-cell table:style-name="ce71" table:formula="of:=0.398" office:value-type="float" office:value="0.398">
            <text:p>0.3980</text:p>
          </table:table-cell>
          <table:table-cell table:style-name="ce71" table:formula="of:=0.04" office:value-type="float" office:value="0.04">
            <text:p>0.0400</text:p>
          </table:table-cell>
          <table:table-cell table:style-name="ce71" table:formula="of:=0.044" office:value-type="float" office:value="0.044">
            <text:p>0.044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403]+[.C403])*([.B403]+[.C403])/4" office:value-type="float" office:value="3.60050625">
            <text:p>3.6005</text:p>
          </table:table-cell>
          <table:table-cell table:style-name="ce71" table:formula="of:=[.M403]" office:value-type="float" office:value="3.60050625">
            <text:p>3.6005</text:p>
          </table:table-cell>
          <table:table-cell table:style-name="ce71" table:formula="of:=[.D403]" office:value-type="float" office:value="0.398">
            <text:p>0.3980</text:p>
          </table:table-cell>
          <table:table-cell table:style-name="ce71" table:formula="of:=SQRT([.E403]*[.E403]+[.G403]*[.G403])" office:value-type="float" office:value="0.04">
            <text:p>0.0400</text:p>
          </table:table-cell>
          <table:table-cell table:style-name="ce88" table:formula="of:=SQRT([.F403]*[.F403]+[.H403]*[.H403])" office:value-type="float" office:value="0.044">
            <text:p>0.0440</text:p>
          </table:table-cell>
          <table:table-cell table:style-name="ce47"/>
          <table:table-cell table:style-name="ce46" table:formula="of:=IF([.$T403]=&quot;L&quot;;&quot;E&quot;;&quot;&quot;)" office:value-type="string" office:string-value="E">
            <text:p>E</text:p>
          </table:table-cell>
          <table:table-cell table:style-name="ce46" table:formula="of:=IF([.$M403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403]" office:value-type="float" office:value="1.9">
            <text:p>1.9000</text:p>
          </table:table-cell>
          <table:table-cell table:style-name="ce71" table:formula="of:=[.B404]+0.005" office:value-type="float" office:value="1.905">
            <text:p>1.9050</text:p>
          </table:table-cell>
          <table:table-cell table:style-name="ce71" table:formula="of:=0.399" office:value-type="float" office:value="0.399">
            <text:p>0.3990</text:p>
          </table:table-cell>
          <table:table-cell table:style-name="ce71" table:formula="of:=0.041" office:value-type="float" office:value="0.041">
            <text:p>0.0410</text:p>
          </table:table-cell>
          <table:table-cell table:style-name="ce71" table:formula="of:=0.046" office:value-type="float" office:value="0.046">
            <text:p>0.046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404]+[.C404])*([.B404]+[.C404])/4" office:value-type="float" office:value="3.61950625">
            <text:p>3.6195</text:p>
          </table:table-cell>
          <table:table-cell table:style-name="ce71" table:formula="of:=[.M404]" office:value-type="float" office:value="3.61950625">
            <text:p>3.6195</text:p>
          </table:table-cell>
          <table:table-cell table:style-name="ce71" table:formula="of:=[.D404]" office:value-type="float" office:value="0.399">
            <text:p>0.3990</text:p>
          </table:table-cell>
          <table:table-cell table:style-name="ce71" table:formula="of:=SQRT([.E404]*[.E404]+[.G404]*[.G404])" office:value-type="float" office:value="0.041">
            <text:p>0.0410</text:p>
          </table:table-cell>
          <table:table-cell table:style-name="ce88" table:formula="of:=SQRT([.F404]*[.F404]+[.H404]*[.H404])" office:value-type="float" office:value="0.046">
            <text:p>0.0460</text:p>
          </table:table-cell>
          <table:table-cell table:style-name="ce47"/>
          <table:table-cell table:style-name="ce46" table:formula="of:=IF([.$T404]=&quot;L&quot;;&quot;E&quot;;&quot;&quot;)" office:value-type="string" office:string-value="E">
            <text:p>E</text:p>
          </table:table-cell>
          <table:table-cell table:style-name="ce46" table:formula="of:=IF([.$M404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404]" office:value-type="float" office:value="1.905">
            <text:p>1.9050</text:p>
          </table:table-cell>
          <table:table-cell table:style-name="ce71" table:formula="of:=[.B405]+0.005" office:value-type="float" office:value="1.91">
            <text:p>1.9100</text:p>
          </table:table-cell>
          <table:table-cell table:style-name="ce71" table:formula="of:=0.326" office:value-type="float" office:value="0.326">
            <text:p>0.3260</text:p>
          </table:table-cell>
          <table:table-cell table:style-name="ce71" table:formula="of:=0.04" office:value-type="float" office:value="0.04">
            <text:p>0.0400</text:p>
          </table:table-cell>
          <table:table-cell table:style-name="ce71" table:formula="of:=0.046" office:value-type="float" office:value="0.046">
            <text:p>0.046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405]+[.C405])*([.B405]+[.C405])/4" office:value-type="float" office:value="3.63855625">
            <text:p>3.6386</text:p>
          </table:table-cell>
          <table:table-cell table:style-name="ce71" table:formula="of:=[.M405]" office:value-type="float" office:value="3.63855625">
            <text:p>3.6386</text:p>
          </table:table-cell>
          <table:table-cell table:style-name="ce71" table:formula="of:=[.D405]" office:value-type="float" office:value="0.326">
            <text:p>0.3260</text:p>
          </table:table-cell>
          <table:table-cell table:style-name="ce71" table:formula="of:=SQRT([.E405]*[.E405]+[.G405]*[.G405])" office:value-type="float" office:value="0.04">
            <text:p>0.0400</text:p>
          </table:table-cell>
          <table:table-cell table:style-name="ce88" table:formula="of:=SQRT([.F405]*[.F405]+[.H405]*[.H405])" office:value-type="float" office:value="0.046">
            <text:p>0.0460</text:p>
          </table:table-cell>
          <table:table-cell table:style-name="ce47"/>
          <table:table-cell table:style-name="ce46" table:formula="of:=IF([.$T405]=&quot;L&quot;;&quot;E&quot;;&quot;&quot;)" office:value-type="string" office:string-value="E">
            <text:p>E</text:p>
          </table:table-cell>
          <table:table-cell table:style-name="ce46" table:formula="of:=IF([.$M405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405]" office:value-type="float" office:value="1.91">
            <text:p>1.9100</text:p>
          </table:table-cell>
          <table:table-cell table:style-name="ce71" table:formula="of:=[.B406]+0.005" office:value-type="float" office:value="1.915">
            <text:p>1.9150</text:p>
          </table:table-cell>
          <table:table-cell table:style-name="ce71" table:formula="of:=0.397" office:value-type="float" office:value="0.397">
            <text:p>0.3970</text:p>
          </table:table-cell>
          <table:table-cell table:style-name="ce71" table:formula="of:=0.036" office:value-type="float" office:value="0.036">
            <text:p>0.0360</text:p>
          </table:table-cell>
          <table:table-cell table:style-name="ce71" table:formula="of:=0.04" office:value-type="float" office:value="0.04">
            <text:p>0.040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406]+[.C406])*([.B406]+[.C406])/4" office:value-type="float" office:value="3.65765625">
            <text:p>3.6577</text:p>
          </table:table-cell>
          <table:table-cell table:style-name="ce71" table:formula="of:=[.M406]" office:value-type="float" office:value="3.65765625">
            <text:p>3.6577</text:p>
          </table:table-cell>
          <table:table-cell table:style-name="ce71" table:formula="of:=[.D406]" office:value-type="float" office:value="0.397">
            <text:p>0.3970</text:p>
          </table:table-cell>
          <table:table-cell table:style-name="ce71" table:formula="of:=SQRT([.E406]*[.E406]+[.G406]*[.G406])" office:value-type="float" office:value="0.036">
            <text:p>0.0360</text:p>
          </table:table-cell>
          <table:table-cell table:style-name="ce88" table:formula="of:=SQRT([.F406]*[.F406]+[.H406]*[.H406])" office:value-type="float" office:value="0.04">
            <text:p>0.0400</text:p>
          </table:table-cell>
          <table:table-cell table:style-name="ce47"/>
          <table:table-cell table:style-name="ce46" table:formula="of:=IF([.$T406]=&quot;L&quot;;&quot;E&quot;;&quot;&quot;)" office:value-type="string" office:string-value="E">
            <text:p>E</text:p>
          </table:table-cell>
          <table:table-cell table:style-name="ce46" table:formula="of:=IF([.$M406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406]" office:value-type="float" office:value="1.915">
            <text:p>1.9150</text:p>
          </table:table-cell>
          <table:table-cell table:style-name="ce71" table:formula="of:=[.B407]+0.01" office:value-type="float" office:value="1.925">
            <text:p>1.9250</text:p>
          </table:table-cell>
          <table:table-cell table:style-name="ce71" table:formula="of:=0.321" office:value-type="float" office:value="0.321">
            <text:p>0.3210</text:p>
          </table:table-cell>
          <table:table-cell table:style-name="ce71" table:formula="of:=0.024" office:value-type="float" office:value="0.024">
            <text:p>0.0240</text:p>
          </table:table-cell>
          <table:table-cell table:style-name="ce71" table:formula="of:=0.026" office:value-type="float" office:value="0.026">
            <text:p>0.026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407]+[.C407])*([.B407]+[.C407])/4" office:value-type="float" office:value="3.6864">
            <text:p>3.6864</text:p>
          </table:table-cell>
          <table:table-cell table:style-name="ce71" table:formula="of:=[.M407]" office:value-type="float" office:value="3.6864">
            <text:p>3.6864</text:p>
          </table:table-cell>
          <table:table-cell table:style-name="ce71" table:formula="of:=[.D407]" office:value-type="float" office:value="0.321">
            <text:p>0.3210</text:p>
          </table:table-cell>
          <table:table-cell table:style-name="ce71" table:formula="of:=SQRT([.E407]*[.E407]+[.G407]*[.G407])" office:value-type="float" office:value="0.024">
            <text:p>0.0240</text:p>
          </table:table-cell>
          <table:table-cell table:style-name="ce88" table:formula="of:=SQRT([.F407]*[.F407]+[.H407]*[.H407])" office:value-type="float" office:value="0.026">
            <text:p>0.0260</text:p>
          </table:table-cell>
          <table:table-cell table:style-name="ce47"/>
          <table:table-cell table:style-name="ce46" table:formula="of:=IF([.$T407]=&quot;L&quot;;&quot;E&quot;;&quot;&quot;)" office:value-type="string" office:string-value="E">
            <text:p>E</text:p>
          </table:table-cell>
          <table:table-cell table:style-name="ce46" table:formula="of:=IF([.$M407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407]" office:value-type="float" office:value="1.925">
            <text:p>1.9250</text:p>
          </table:table-cell>
          <table:table-cell table:style-name="ce71" table:formula="of:=[.B408]+0.0125" office:value-type="float" office:value="1.9375">
            <text:p>1.9375</text:p>
          </table:table-cell>
          <table:table-cell table:style-name="ce71" table:formula="of:=0.313" office:value-type="float" office:value="0.313">
            <text:p>0.3130</text:p>
          </table:table-cell>
          <table:table-cell table:style-name="ce71" table:formula="of:=0.02" office:value-type="float" office:value="0.02">
            <text:p>0.0200</text:p>
          </table:table-cell>
          <table:table-cell table:style-name="ce71" table:formula="of:=0.022" office:value-type="float" office:value="0.022">
            <text:p>0.022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408]+[.C408])*([.B408]+[.C408])/4" office:value-type="float" office:value="3.7297265625">
            <text:p>3.7297</text:p>
          </table:table-cell>
          <table:table-cell table:style-name="ce71" table:formula="of:=[.M408]" office:value-type="float" office:value="3.7297265625">
            <text:p>3.7297</text:p>
          </table:table-cell>
          <table:table-cell table:style-name="ce71" table:formula="of:=[.D408]" office:value-type="float" office:value="0.313">
            <text:p>0.3130</text:p>
          </table:table-cell>
          <table:table-cell table:style-name="ce71" table:formula="of:=SQRT([.E408]*[.E408]+[.G408]*[.G408])" office:value-type="float" office:value="0.02">
            <text:p>0.0200</text:p>
          </table:table-cell>
          <table:table-cell table:style-name="ce88" table:formula="of:=SQRT([.F408]*[.F408]+[.H408]*[.H408])" office:value-type="float" office:value="0.022">
            <text:p>0.0220</text:p>
          </table:table-cell>
          <table:table-cell table:style-name="ce47"/>
          <table:table-cell table:style-name="ce46" table:formula="of:=IF([.$T408]=&quot;L&quot;;&quot;E&quot;;&quot;&quot;)" office:value-type="string" office:string-value="E">
            <text:p>E</text:p>
          </table:table-cell>
          <table:table-cell table:style-name="ce46" table:formula="of:=IF([.$M408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408]" office:value-type="float" office:value="1.9375">
            <text:p>1.9375</text:p>
          </table:table-cell>
          <table:table-cell table:style-name="ce71" table:formula="of:=[.B409]+0.0125" office:value-type="float" office:value="1.95">
            <text:p>1.9500</text:p>
          </table:table-cell>
          <table:table-cell table:style-name="ce71" table:formula="of:=0.298" office:value-type="float" office:value="0.298">
            <text:p>0.2980</text:p>
          </table:table-cell>
          <table:table-cell table:style-name="ce71" table:formula="of:=0.02" office:value-type="float" office:value="0.02">
            <text:p>0.0200</text:p>
          </table:table-cell>
          <table:table-cell table:style-name="ce71" table:formula="of:=0.021" office:value-type="float" office:value="0.021">
            <text:p>0.021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409]+[.C409])*([.B409]+[.C409])/4" office:value-type="float" office:value="3.7781640625">
            <text:p>3.7782</text:p>
          </table:table-cell>
          <table:table-cell table:style-name="ce71" table:formula="of:=[.M409]" office:value-type="float" office:value="3.7781640625">
            <text:p>3.7782</text:p>
          </table:table-cell>
          <table:table-cell table:style-name="ce71" table:formula="of:=[.D409]" office:value-type="float" office:value="0.298">
            <text:p>0.2980</text:p>
          </table:table-cell>
          <table:table-cell table:style-name="ce71" table:formula="of:=SQRT([.E409]*[.E409]+[.G409]*[.G409])" office:value-type="float" office:value="0.02">
            <text:p>0.0200</text:p>
          </table:table-cell>
          <table:table-cell table:style-name="ce88" table:formula="of:=SQRT([.F409]*[.F409]+[.H409]*[.H409])" office:value-type="float" office:value="0.021">
            <text:p>0.0210</text:p>
          </table:table-cell>
          <table:table-cell table:style-name="ce47"/>
          <table:table-cell table:style-name="ce46" table:formula="of:=IF([.$T409]=&quot;L&quot;;&quot;E&quot;;&quot;&quot;)" office:value-type="string" office:string-value="E">
            <text:p>E</text:p>
          </table:table-cell>
          <table:table-cell table:style-name="ce46" table:formula="of:=IF([.$M409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4" table:formula="of:=[.C409]" office:value-type="float" office:value="1.95">
            <text:p>1.9500</text:p>
          </table:table-cell>
          <table:table-cell table:style-name="ce71" table:formula="of:=[.B410]+0.0125" office:value-type="float" office:value="1.9625">
            <text:p>1.9625</text:p>
          </table:table-cell>
          <table:table-cell table:style-name="ce71" table:formula="of:=0.27" office:value-type="float" office:value="0.27">
            <text:p>0.2700</text:p>
          </table:table-cell>
          <table:table-cell table:style-name="ce71" table:formula="of:=0.021" office:value-type="float" office:value="0.021">
            <text:p>0.0210</text:p>
          </table:table-cell>
          <table:table-cell table:style-name="ce71" table:formula="of:=0.022" office:value-type="float" office:value="0.022">
            <text:p>0.0220</text:p>
          </table:table-cell>
          <table:table-cell table:style-name="ce71"/>
          <table:table-cell table:style-name="ce88"/>
          <table:table-cell table:style-name="ce47"/>
          <table:table-cell table:style-name="ce28"/>
          <table:table-cell table:style-name="ce47" table:number-columns-repeated="2"/>
          <table:table-cell table:style-name="ce64" table:formula="of:=([.B410]+[.C410])*([.B410]+[.C410])/4" office:value-type="float" office:value="3.8269140625">
            <text:p>3.8269</text:p>
          </table:table-cell>
          <table:table-cell table:style-name="ce71" table:formula="of:=[.M410]" office:value-type="float" office:value="3.8269140625">
            <text:p>3.8269</text:p>
          </table:table-cell>
          <table:table-cell table:style-name="ce71" table:formula="of:=[.D410]" office:value-type="float" office:value="0.27">
            <text:p>0.2700</text:p>
          </table:table-cell>
          <table:table-cell table:style-name="ce71" table:formula="of:=SQRT([.E410]*[.E410]+[.G410]*[.G410])" office:value-type="float" office:value="0.021">
            <text:p>0.0210</text:p>
          </table:table-cell>
          <table:table-cell table:style-name="ce88" table:formula="of:=SQRT([.F410]*[.F410]+[.H410]*[.H410])" office:value-type="float" office:value="0.022">
            <text:p>0.0220</text:p>
          </table:table-cell>
          <table:table-cell table:style-name="ce47"/>
          <table:table-cell table:style-name="ce46" table:formula="of:=IF([.$T410]=&quot;L&quot;;&quot;E&quot;;&quot;&quot;)" office:value-type="string" office:string-value="E">
            <text:p>E</text:p>
          </table:table-cell>
          <table:table-cell table:style-name="ce46" table:formula="of:=IF([.$M410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9">
          <table:table-cell table:style-name="ce47"/>
          <table:table-cell table:style-name="ce65" table:formula="of:=[.C410]" office:value-type="float" office:value="1.9625">
            <text:p>1.9625</text:p>
          </table:table-cell>
          <table:table-cell table:style-name="ce75" table:formula="of:=[.B411]+0.0125" office:value-type="float" office:value="1.975">
            <text:p>1.9750</text:p>
          </table:table-cell>
          <table:table-cell table:style-name="ce75" table:formula="of:=0.28" office:value-type="float" office:value="0.28">
            <text:p>0.2800</text:p>
          </table:table-cell>
          <table:table-cell table:style-name="ce75" table:formula="of:=0.019" office:value-type="float" office:value="0.019">
            <text:p>0.0190</text:p>
          </table:table-cell>
          <table:table-cell table:style-name="ce75" table:formula="of:=0.02" office:value-type="float" office:value="0.02">
            <text:p>0.0200</text:p>
          </table:table-cell>
          <table:table-cell table:style-name="ce75"/>
          <table:table-cell table:style-name="ce89"/>
          <table:table-cell table:style-name="ce47"/>
          <table:table-cell table:style-name="ce28"/>
          <table:table-cell table:style-name="ce47" table:number-columns-repeated="2"/>
          <table:table-cell table:style-name="ce65" table:formula="of:=([.B411]+[.C411])*([.B411]+[.C411])/4" office:value-type="float" office:value="3.8759765625">
            <text:p>3.8760</text:p>
          </table:table-cell>
          <table:table-cell table:style-name="ce75" table:formula="of:=[.M411]" office:value-type="float" office:value="3.8759765625">
            <text:p>3.8760</text:p>
          </table:table-cell>
          <table:table-cell table:style-name="ce75" table:formula="of:=[.D411]" office:value-type="float" office:value="0.28">
            <text:p>0.2800</text:p>
          </table:table-cell>
          <table:table-cell table:style-name="ce75" table:formula="of:=SQRT([.E411]*[.E411]+[.G411]*[.G411])" office:value-type="float" office:value="0.019">
            <text:p>0.0190</text:p>
          </table:table-cell>
          <table:table-cell table:style-name="ce89" table:formula="of:=SQRT([.F411]*[.F411]+[.H411]*[.H411])" office:value-type="float" office:value="0.02">
            <text:p>0.0200</text:p>
          </table:table-cell>
          <table:table-cell table:style-name="ce47"/>
          <table:table-cell table:style-name="ce46" table:formula="of:=IF([.$T411]=&quot;L&quot;;&quot;E&quot;;&quot;&quot;)" office:value-type="string" office:string-value="E">
            <text:p>E</text:p>
          </table:table-cell>
          <table:table-cell table:style-name="ce46" table:formula="of:=IF([.$M411]&gt;[.$S$200];&quot;H&quot;;&quot;L&quot;)" office:value-type="string" office:string-value="L">
            <text:p>L</text:p>
          </table:table-cell>
          <table:table-cell table:style-name="ce47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4">
          <table:table-cell table:style-name="ce62"/>
          <table:table-cell table:style-name="ce72"/>
          <table:table-cell table:style-name="ce62" table:number-columns-repeated="5"/>
          <table:table-cell/>
          <table:table-cell table:style-name="ce62"/>
          <table:table-cell table:style-name="ce26" office:value-type="string" table:number-columns-spanned="6" table:number-rows-spanned="1">
            <text:p>without moved 1970-PLB-31-40_Litt and 1971-PRD-4-45_Price</text:p>
          </table:table-cell>
          <table:covered-table-cell/>
          <table:covered-table-cell table:style-name="ce62"/>
          <table:covered-table-cell table:style-name="ce99"/>
          <table:covered-table-cell table:style-name="ce26"/>
          <table:covered-table-cell table:style-name="ce62"/>
          <table:table-cell table:style-name="ce58" office:value-type="string">
            <text:p>Suma D</text:p>
          </table:table-cell>
          <table:table-cell table:style-name="ce58" office:value-type="string">
            <text:p>Suma C</text:p>
          </table:table-cell>
          <table:table-cell table:style-name="ce62"/>
          <table:table-cell table:style-name="ce61" table:formula="of:=COUNTIF([.S$1:.S$411];&quot;=D&quot;)" office:value-type="float" office:value="99">
            <text:p>99</text:p>
          </table:table-cell>
          <table:table-cell table:style-name="ce61" table:formula="of:=COUNTIF([.T$2:.T$411];&quot;=C&quot;)" office:value-type="float" office:value="134">
            <text:p>134</text:p>
          </table:table-cell>
          <table:table-cell table:style-name="ce62" table:number-columns-repeated="1001"/>
        </table:table-row>
        <table:table-row table:style-name="ro4">
          <table:table-cell table:style-name="ce62"/>
          <table:table-cell table:style-name="ce12"/>
          <table:table-cell table:style-name="ce62" table:number-columns-repeated="5"/>
          <table:table-cell/>
          <table:table-cell table:style-name="ce62" table:number-columns-repeated="4"/>
          <table:table-cell/>
          <table:table-cell table:style-name="ce26"/>
          <table:table-cell table:style-name="ce62"/>
          <table:table-cell table:style-name="ce58" office:value-type="string">
            <text:p>Suma E</text:p>
          </table:table-cell>
          <table:table-cell table:style-name="ce58" office:value-type="string">
            <text:p>Suma L+H</text:p>
          </table:table-cell>
          <table:table-cell table:style-name="ce62"/>
          <table:table-cell table:style-name="ce61" table:formula="of:=SUM(COUNTIF([.S$2:.S$411];&quot;=E&quot;))" office:value-type="float" office:value="41">
            <text:p>41</text:p>
          </table:table-cell>
          <table:table-cell table:style-name="ce61" table:formula="of:=SUM(COUNTIF([.T$2:.T$411];&quot;=L&quot;);COUNTIF([.T$2:.T$411];&quot;=H&quot;))" office:value-type="float" office:value="99">
            <text:p>99</text:p>
          </table:table-cell>
          <table:table-cell table:style-name="ce62" table:number-columns-repeated="1001"/>
        </table:table-row>
        <table:table-row table:style-name="ro11">
          <table:table-cell table:style-name="ce62"/>
          <table:table-cell table:style-name="ce12"/>
          <table:table-cell table:style-name="ce62" table:number-columns-repeated="5"/>
          <table:table-cell/>
          <table:table-cell table:style-name="ce62" table:number-columns-repeated="4"/>
          <table:table-cell/>
          <table:table-cell table:style-name="ce26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1001"/>
        </table:table-row>
        <table:table-row table:style-name="ro12">
          <table:table-cell table:style-name="ce62"/>
          <table:table-cell table:style-name="ce12" office:value-type="string">
            <text:p>D</text:p>
          </table:table-cell>
          <table:table-cell table:style-name="ce26" office:value-type="string" table:number-columns-spanned="2" table:number-rows-spanned="1">
            <text:p>Dubnička</text:p>
          </table:table-cell>
          <table:covered-table-cell table:style-name="ce26"/>
          <table:table-cell table:style-name="ce26"/>
          <table:table-cell table:style-name="ce62" table:number-columns-repeated="2"/>
          <table:table-cell/>
          <table:table-cell table:style-name="ce62" table:number-columns-repeated="4"/>
          <table:table-cell/>
          <table:table-cell table:style-name="ce26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1001"/>
        </table:table-row>
        <table:table-row table:style-name="ro12">
          <table:table-cell table:style-name="ce62"/>
          <table:table-cell table:style-name="ce12" office:value-type="string">
            <text:p>C</text:p>
          </table:table-cell>
          <table:table-cell table:style-name="ce26" office:value-type="string" table:number-columns-spanned="2" table:number-rows-spanned="1">
            <text:p>Counted</text:p>
          </table:table-cell>
          <table:covered-table-cell table:style-name="ce26"/>
          <table:table-cell table:style-name="ce26"/>
          <table:table-cell table:style-name="ce62" table:number-columns-repeated="2"/>
          <table:table-cell/>
          <table:table-cell table:style-name="ce62" table:number-columns-repeated="4"/>
          <table:table-cell/>
          <table:table-cell table:style-name="ce26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1001"/>
        </table:table-row>
        <table:table-row table:style-name="ro12">
          <table:table-cell table:style-name="ce62"/>
          <table:table-cell table:style-name="ce12" office:value-type="string">
            <text:p>L</text:p>
          </table:table-cell>
          <table:table-cell table:style-name="ce26" office:value-type="string" table:number-columns-spanned="2" table:number-rows-spanned="1">
            <text:p>Lower then limit</text:p>
          </table:table-cell>
          <table:covered-table-cell table:style-name="ce26"/>
          <table:table-cell table:style-name="ce26" office:value-type="float" office:value="4.2">
            <text:p>4.2</text:p>
          </table:table-cell>
          <table:table-cell table:style-name="ce62" table:number-columns-repeated="2"/>
          <table:table-cell/>
          <table:table-cell table:style-name="ce62" table:number-columns-repeated="4"/>
          <table:table-cell/>
          <table:table-cell table:style-name="ce26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1001"/>
        </table:table-row>
        <table:table-row table:style-name="ro12">
          <table:table-cell table:style-name="ce62"/>
          <table:table-cell table:style-name="ce12" office:value-type="string">
            <text:p>H</text:p>
          </table:table-cell>
          <table:table-cell table:style-name="ce26" office:value-type="string" table:number-columns-spanned="2" table:number-rows-spanned="1">
            <text:p>Higher than limit</text:p>
          </table:table-cell>
          <table:covered-table-cell table:style-name="ce26"/>
          <table:table-cell table:style-name="ce26" office:value-type="float" office:value="4.2">
            <text:p>4.2</text:p>
          </table:table-cell>
          <table:table-cell table:style-name="ce62" table:number-columns-repeated="2"/>
          <table:table-cell/>
          <table:table-cell table:style-name="ce62" table:number-columns-repeated="4"/>
          <table:table-cell/>
          <table:table-cell table:style-name="ce26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1001"/>
        </table:table-row>
        <table:table-row table:style-name="ro12">
          <table:table-cell table:style-name="ce62"/>
          <table:table-cell table:style-name="ce12" office:value-type="string">
            <text:p>E</text:p>
          </table:table-cell>
          <table:table-cell table:style-name="ce26" office:value-type="string" table:number-columns-spanned="3" table:number-rows-spanned="1">
            <text:p>Also electric |G_M^p| = |G_M^p|</text:p>
          </table:table-cell>
          <table:covered-table-cell table:number-columns-repeated="2" table:style-name="ce26"/>
          <table:table-cell table:style-name="ce62" table:number-columns-repeated="2"/>
          <table:table-cell/>
          <table:table-cell table:style-name="ce62" table:number-columns-repeated="4"/>
          <table:table-cell/>
          <table:table-cell table:style-name="ce26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1001"/>
        </table:table-row>
        <table:table-row table:style-name="ro4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6">
          <table:table-cell/>
          <table:table-cell table:style-name="ce13" office:value-type="string" table:number-columns-spanned="5" table:number-rows-spanned="1">
            <text:p>Total – unsorted</text:p>
          </table:table-cell>
          <table:covered-table-cell table:number-columns-repeated="4"/>
          <table:table-cell table:number-columns-repeated="6"/>
          <table:table-cell table:style-name="ce13" office:value-type="string" table:number-columns-spanned="4" table:number-rows-spanned="1">
            <text:p>Total – sorted</text:p>
          </table:table-cell>
          <table:covered-table-cell table:style-name="ce55"/>
          <table:covered-table-cell table:number-columns-repeated="2"/>
          <table:table-cell table:number-columns-repeated="2"/>
          <table:table-cell table:style-name="ce47" table:number-columns-repeated="2"/>
          <table:table-cell table:number-columns-repeated="1001"/>
        </table:table-row>
        <table:table-row table:style-name="ro1">
          <table:table-cell table:number-columns-repeated="8"/>
          <table:table-cell table:style-name="ce47"/>
          <table:table-cell table:number-columns-repeated="1012"/>
        </table:table-row>
        <table:table-row table:style-name="ro6">
          <table:table-cell/>
          <table:table-cell table:style-name="ce5" table:formula="of:=[.$M$10]" office:value-type="string" office:string-value="t IN GeV**2" table:number-columns-spanned="2" table:number-rows-spanned="1">
            <text:p>t IN GeV**2</text:p>
          </table:table-cell>
          <table:covered-table-cell table:style-name="ce18"/>
          <table:table-cell table:style-name="ce30" table:formula="of:=[.$O$10]" office:value-type="string" office:string-value="G_M^p" table:number-columns-spanned="3" table:number-rows-spanned="1">
            <text:p>G_M^p</text:p>
          </table:table-cell>
          <table:covered-table-cell table:style-name="ce34"/>
          <table:covered-table-cell table:style-name="ce36"/>
          <table:table-cell table:number-columns-repeated="2"/>
          <table:table-cell table:style-name="ce47"/>
          <table:table-cell table:number-columns-repeated="3"/>
          <table:table-cell table:style-name="ce5" table:formula="of:=[.$M$10]" office:value-type="string" office:string-value="t IN GeV**2">
            <text:p>t IN GeV**2</text:p>
          </table:table-cell>
          <table:table-cell table:style-name="ce30" table:formula="of:=[.$O$10]" office:value-type="string" office:string-value="G_M^p" table:number-columns-spanned="3" table:number-rows-spanned="1">
            <text:p>G_M^p</text:p>
          </table:table-cell>
          <table:covered-table-cell table:style-name="ce57"/>
          <table:covered-table-cell table:style-name="ce59"/>
          <table:table-cell table:number-columns-repeated="1005"/>
        </table:table-row>
        <table:table-row table:style-name="ro6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2"/>
          <table:table-cell table:style-name="ce47"/>
          <table:table-cell table:number-columns-repeated="3"/>
          <table:table-cell table:style-name="ce54" office:value-type="string">
            <text:p>x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dy+</text:p>
          </table:table-cell>
          <table:table-cell table:style-name="ce60" office:value-type="string">
            <text:p>dy-</text:p>
          </table:table-cell>
          <table:table-cell table:number-columns-repeated="1005"/>
        </table:table-row>
        <table:table-row table:style-name="ro1">
          <table:table-cell/>
          <table:table-cell table:style-name="ce14" office:value-type="float" office:value="-0.155751721465075">
            <text:p>-0.1558</text:p>
          </table:table-cell>
          <table:table-cell table:style-name="ce80" office:value-type="float" office:value="-0.155751721465075">
            <text:p>-0.1558</text:p>
          </table:table-cell>
          <table:table-cell table:style-name="ce80" office:value-type="float" office:value="1.739943902788">
            <text:p>1.7399</text:p>
          </table:table-cell>
          <table:table-cell table:style-name="ce80" office:value-type="float" office:value="0.050271252408">
            <text:p>0.0503</text:p>
          </table:table-cell>
          <table:table-cell table:style-name="ce93" office:value-type="float" office:value="0.050271252408">
            <text:p>0.0503</text:p>
          </table:table-cell>
          <table:table-cell table:style-name="ce44" table:formula="of:=1" office:value-type="float" office:value="1">
            <text:p>1</text:p>
          </table:table-cell>
          <table:table-cell/>
          <table:table-cell table:style-name="ce47"/>
          <table:table-cell table:number-columns-repeated="3"/>
          <table:table-cell table:style-name="ce73" office:value-type="float" office:value="-31.2">
            <text:p>-31.2000</text:p>
          </table:table-cell>
          <table:table-cell table:style-name="ce80" office:value-type="float" office:value="0.000995560109027778">
            <text:p>0.0010</text:p>
          </table:table-cell>
          <table:table-cell table:style-name="ce80" office:value-type="float" office:value="0.0000911798133189902">
            <text:p>0.0001</text:p>
          </table:table-cell>
          <table:table-cell table:style-name="ce93" office:value-type="float" office:value="0.0000911798133189902">
            <text:p>0.0001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float" office:value="-0.179114479684836">
            <text:p>-0.1791</text:p>
          </table:table-cell>
          <table:table-cell table:style-name="ce71" office:value-type="float" office:value="-0.179114479684836">
            <text:p>-0.1791</text:p>
          </table:table-cell>
          <table:table-cell table:style-name="ce71" office:value-type="float" office:value="1.706429734516">
            <text:p>1.7064</text:p>
          </table:table-cell>
          <table:table-cell table:style-name="ce71" office:value-type="float" office:value="0.02792847356">
            <text:p>0.0279</text:p>
          </table:table-cell>
          <table:table-cell table:style-name="ce88" office:value-type="float" office:value="0.02792847356">
            <text:p>0.0279</text:p>
          </table:table-cell>
          <table:table-cell table:style-name="ce44" table:formula="of:=[.G426]+1" office:value-type="float" office:value="2">
            <text:p>2</text:p>
          </table:table-cell>
          <table:table-cell/>
          <table:table-cell table:style-name="ce47"/>
          <table:table-cell table:number-columns-repeated="3"/>
          <table:table-cell table:style-name="ce64" office:value-type="float" office:value="-26.99">
            <text:p>-26.9900</text:p>
          </table:table-cell>
          <table:table-cell table:style-name="ce71" office:value-type="float" office:value="0.00129969404457979">
            <text:p>0.0013</text:p>
          </table:table-cell>
          <table:table-cell table:style-name="ce71" office:value-type="float" office:value="0.000080054302024889">
            <text:p>0.0001</text:p>
          </table:table-cell>
          <table:table-cell table:style-name="ce88" office:value-type="float" office:value="0.000080054302024889">
            <text:p>0.0001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float" office:value="-0.194689651831344">
            <text:p>-0.1947</text:p>
          </table:table-cell>
          <table:table-cell table:style-name="ce71" office:value-type="float" office:value="-0.194689651831344">
            <text:p>-0.1947</text:p>
          </table:table-cell>
          <table:table-cell table:style-name="ce71" office:value-type="float" office:value="1.725979666008">
            <text:p>1.7260</text:p>
          </table:table-cell>
          <table:table-cell table:style-name="ce71" office:value-type="float" office:value="0.058649794476">
            <text:p>0.0586</text:p>
          </table:table-cell>
          <table:table-cell table:style-name="ce88" office:value-type="float" office:value="0.058649794476">
            <text:p>0.0586</text:p>
          </table:table-cell>
          <table:table-cell table:style-name="ce44" table:formula="of:=[.G427]+1" office:value-type="float" office:value="3">
            <text:p>3</text:p>
          </table:table-cell>
          <table:table-cell table:number-columns-repeated="5"/>
          <table:table-cell table:style-name="ce64" office:value-type="float" office:value="-23.24">
            <text:p>-23.2400</text:p>
          </table:table-cell>
          <table:table-cell table:style-name="ce71" office:value-type="float" office:value="0.00178916770816238">
            <text:p>0.0018</text:p>
          </table:table-cell>
          <table:table-cell table:style-name="ce71" office:value-type="float" office:value="0.0000787624006572439">
            <text:p>0.0001</text:p>
          </table:table-cell>
          <table:table-cell table:style-name="ce88" office:value-type="float" office:value="0.0000787624006572439">
            <text:p>0.000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233627582197612">
            <text:p>-0.2336</text:p>
          </table:table-cell>
          <table:table-cell table:style-name="ce71" office:value-type="float" office:value="-0.233627582197612">
            <text:p>-0.2336</text:p>
          </table:table-cell>
          <table:table-cell table:style-name="ce71" office:value-type="float" office:value="1.488587640748">
            <text:p>1.4886</text:p>
          </table:table-cell>
          <table:table-cell table:style-name="ce71" office:value-type="float" office:value="0.039099862984">
            <text:p>0.0391</text:p>
          </table:table-cell>
          <table:table-cell table:style-name="ce88" office:value-type="float" office:value="0.039099862984">
            <text:p>0.0391</text:p>
          </table:table-cell>
          <table:table-cell table:style-name="ce44" table:formula="of:=[.G428]+1" office:value-type="float" office:value="4">
            <text:p>4</text:p>
          </table:table-cell>
          <table:table-cell table:number-columns-repeated="5"/>
          <table:table-cell table:style-name="ce64" office:value-type="float" office:value="-19.47">
            <text:p>-19.4700</text:p>
          </table:table-cell>
          <table:table-cell table:style-name="ce71" office:value-type="float" office:value="0.00252702429246106">
            <text:p>0.0025</text:p>
          </table:table-cell>
          <table:table-cell table:style-name="ce71" office:value-type="float" office:value="0.0000988442816105463">
            <text:p>0.0001</text:p>
          </table:table-cell>
          <table:table-cell table:style-name="ce88" office:value-type="float" office:value="0.0000988442816105463">
            <text:p>0.000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272565512563881">
            <text:p>-0.2726</text:p>
          </table:table-cell>
          <table:table-cell table:style-name="ce71" office:value-type="float" office:value="-0.272565512563881">
            <text:p>-0.2726</text:p>
          </table:table-cell>
          <table:table-cell table:style-name="ce71" office:value-type="float" office:value="1.36849520444">
            <text:p>1.3685</text:p>
          </table:table-cell>
          <table:table-cell table:style-name="ce71" office:value-type="float" office:value="0.02792847356">
            <text:p>0.0279</text:p>
          </table:table-cell>
          <table:table-cell table:style-name="ce88" office:value-type="float" office:value="0.02792847356">
            <text:p>0.0279</text:p>
          </table:table-cell>
          <table:table-cell table:style-name="ce44" table:formula="of:=[.G429]+1" office:value-type="float" office:value="5">
            <text:p>5</text:p>
          </table:table-cell>
          <table:table-cell table:number-columns-repeated="5"/>
          <table:table-cell table:style-name="ce64" office:value-type="float" office:value="-15.72">
            <text:p>-15.7200</text:p>
          </table:table-cell>
          <table:table-cell table:style-name="ce71" office:value-type="float" office:value="0.00427202628605559">
            <text:p>0.0043</text:p>
          </table:table-cell>
          <table:table-cell table:style-name="ce71" office:value-type="float" office:value="0.000128858713934871">
            <text:p>0.0001</text:p>
          </table:table-cell>
          <table:table-cell table:style-name="ce88" office:value-type="float" office:value="0.000128858713934871">
            <text:p>0.000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292034477747016">
            <text:p>-0.2920</text:p>
          </table:table-cell>
          <table:table-cell table:style-name="ce71" office:value-type="float" office:value="-0.292034477747016">
            <text:p>-0.2920</text:p>
          </table:table-cell>
          <table:table-cell table:style-name="ce71" office:value-type="float" office:value="1.318223952032">
            <text:p>1.3182</text:p>
          </table:table-cell>
          <table:table-cell table:style-name="ce71" office:value-type="float" office:value="0.030721320916">
            <text:p>0.0307</text:p>
          </table:table-cell>
          <table:table-cell table:style-name="ce88" office:value-type="float" office:value="0.030721320916">
            <text:p>0.0307</text:p>
          </table:table-cell>
          <table:table-cell table:style-name="ce44" table:formula="of:=[.G430]+1" office:value-type="float" office:value="6">
            <text:p>6</text:p>
          </table:table-cell>
          <table:table-cell table:number-columns-repeated="5"/>
          <table:table-cell table:style-name="ce64" office:value-type="float" office:value="-11.99">
            <text:p>-11.9900</text:p>
          </table:table-cell>
          <table:table-cell table:style-name="ce71" office:value-type="float" office:value="0.00761543824435292">
            <text:p>0.0076</text:p>
          </table:table-cell>
          <table:table-cell table:style-name="ce71" office:value-type="float" office:value="0.000167118563339285">
            <text:p>0.0002</text:p>
          </table:table-cell>
          <table:table-cell table:style-name="ce88" office:value-type="float" office:value="0.000167118563339285">
            <text:p>0.000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31150344293015">
            <text:p>-0.3115</text:p>
          </table:table-cell>
          <table:table-cell table:style-name="ce71" office:value-type="float" office:value="-0.31150344293015">
            <text:p>-0.3115</text:p>
          </table:table-cell>
          <table:table-cell table:style-name="ce71" office:value-type="float" office:value="1.301466867896">
            <text:p>1.3015</text:p>
          </table:table-cell>
          <table:table-cell table:style-name="ce71" office:value-type="float" office:value="0.025135626204">
            <text:p>0.0251</text:p>
          </table:table-cell>
          <table:table-cell table:style-name="ce88" office:value-type="float" office:value="0.025135626204">
            <text:p>0.0251</text:p>
          </table:table-cell>
          <table:table-cell table:style-name="ce44" table:formula="of:=[.G431]+1" office:value-type="float" office:value="7">
            <text:p>7</text:p>
          </table:table-cell>
          <table:table-cell table:number-columns-repeated="5"/>
          <table:table-cell table:style-name="ce64" office:value-type="float" office:value="-9.7">
            <text:p>-9.7000</text:p>
          </table:table-cell>
          <table:table-cell table:style-name="ce71" office:value-type="float" office:value="0.0114196110806436">
            <text:p>0.0114</text:p>
          </table:table-cell>
          <table:table-cell table:style-name="ce71" office:value-type="float" office:value="0.0012787268561151">
            <text:p>0.0013</text:p>
          </table:table-cell>
          <table:table-cell table:style-name="ce88" office:value-type="float" office:value="0.0012787268561151">
            <text:p>0.001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350441373296419">
            <text:p>-0.3504</text:p>
          </table:table-cell>
          <table:table-cell table:style-name="ce71" office:value-type="float" office:value="-0.350441373296419">
            <text:p>-0.3504</text:p>
          </table:table-cell>
          <table:table-cell table:style-name="ce71" office:value-type="float" office:value="1.220474294572">
            <text:p>1.2205</text:p>
          </table:table-cell>
          <table:table-cell table:style-name="ce71" office:value-type="float" office:value="0.030721320916">
            <text:p>0.0307</text:p>
          </table:table-cell>
          <table:table-cell table:style-name="ce88" office:value-type="float" office:value="0.030721320916">
            <text:p>0.0307</text:p>
          </table:table-cell>
          <table:table-cell table:style-name="ce44" table:formula="of:=[.G432]+1" office:value-type="float" office:value="8">
            <text:p>8</text:p>
          </table:table-cell>
          <table:table-cell table:number-columns-repeated="5"/>
          <table:table-cell table:style-name="ce64" office:value-type="float" office:value="-9.629">
            <text:p>-9.6290</text:p>
          </table:table-cell>
          <table:table-cell table:style-name="ce71" office:value-type="float" office:value="0.0117476076514932">
            <text:p>0.0117</text:p>
          </table:table-cell>
          <table:table-cell table:style-name="ce71" office:value-type="float" office:value="0.000259119851609598">
            <text:p>0.0003</text:p>
          </table:table-cell>
          <table:table-cell table:style-name="ce88" office:value-type="float" office:value="0.000259119851609598">
            <text:p>0.000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389379303662688">
            <text:p>-0.3894</text:p>
          </table:table-cell>
          <table:table-cell table:style-name="ce71" office:value-type="float" office:value="-0.389379303662688">
            <text:p>-0.3894</text:p>
          </table:table-cell>
          <table:table-cell table:style-name="ce71" office:value-type="float" office:value="1.1171389424">
            <text:p>1.1171</text:p>
          </table:table-cell>
          <table:table-cell table:style-name="ce71" office:value-type="float" office:value="0.019549931492">
            <text:p>0.0195</text:p>
          </table:table-cell>
          <table:table-cell table:style-name="ce88" office:value-type="float" office:value="0.019549931492">
            <text:p>0.0195</text:p>
          </table:table-cell>
          <table:table-cell table:style-name="ce44" table:formula="of:=[.G433]+1" office:value-type="float" office:value="9">
            <text:p>9</text:p>
          </table:table-cell>
          <table:table-cell table:number-columns-repeated="5"/>
          <table:table-cell table:style-name="ce15" office:value-type="float" office:value="-8.83">
            <text:p>-8.8300</text:p>
          </table:table-cell>
          <table:table-cell table:style-name="ce28" office:value-type="float" office:value="0.0141697641463088">
            <text:p>0.0142</text:p>
          </table:table-cell>
          <table:table-cell table:style-name="ce28" office:value-type="float" office:value="0.000377955831040396">
            <text:p>0.0004</text:p>
          </table:table-cell>
          <table:table-cell table:style-name="ce42" office:value-type="float" office:value="0.000377955831040396">
            <text:p>0.0004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428317234028956">
            <text:p>-0.4283</text:p>
          </table:table-cell>
          <table:table-cell table:style-name="ce71" office:value-type="float" office:value="-0.428317234028956">
            <text:p>-0.4283</text:p>
          </table:table-cell>
          <table:table-cell table:style-name="ce71" office:value-type="float" office:value="1.058489147924">
            <text:p>1.0585</text:p>
          </table:table-cell>
          <table:table-cell table:style-name="ce71" office:value-type="float" office:value="0.025135626204">
            <text:p>0.0251</text:p>
          </table:table-cell>
          <table:table-cell table:style-name="ce88" office:value-type="float" office:value="0.025135626204">
            <text:p>0.0251</text:p>
          </table:table-cell>
          <table:table-cell table:style-name="ce44" table:formula="of:=[.G434]+1" office:value-type="float" office:value="10">
            <text:p>10</text:p>
          </table:table-cell>
          <table:table-cell table:number-columns-repeated="5"/>
          <table:table-cell table:style-name="ce64" office:value-type="float" office:value="-7.3">
            <text:p>-7.3000</text:p>
          </table:table-cell>
          <table:table-cell table:style-name="ce71" office:value-type="float" office:value="0.020806162513267">
            <text:p>0.0208</text:p>
          </table:table-cell>
          <table:table-cell table:style-name="ce71" office:value-type="float" office:value="0.000422530591775683">
            <text:p>0.0004</text:p>
          </table:table-cell>
          <table:table-cell table:style-name="ce88" office:value-type="float" office:value="0.000422530591775683">
            <text:p>0.0004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467255164395225">
            <text:p>-0.4673</text:p>
          </table:table-cell>
          <table:table-cell table:style-name="ce71" office:value-type="float" office:value="-0.467255164395225">
            <text:p>-0.4673</text:p>
          </table:table-cell>
          <table:table-cell table:style-name="ce71" office:value-type="float" office:value="0.99146081138">
            <text:p>0.9915</text:p>
          </table:table-cell>
          <table:table-cell table:style-name="ce71" office:value-type="float" office:value="0.019549931492">
            <text:p>0.0195</text:p>
          </table:table-cell>
          <table:table-cell table:style-name="ce88" office:value-type="float" office:value="0.019549931492">
            <text:p>0.0195</text:p>
          </table:table-cell>
          <table:table-cell table:style-name="ce44" table:formula="of:=[.G435]+1" office:value-type="float" office:value="11">
            <text:p>11</text:p>
          </table:table-cell>
          <table:table-cell table:number-columns-repeated="5"/>
          <table:table-cell table:style-name="ce64" office:value-type="float" office:value="-7">
            <text:p>-7.0000</text:p>
          </table:table-cell>
          <table:table-cell table:style-name="ce71" office:value-type="float" office:value="0.0226892766375283">
            <text:p>0.0227</text:p>
          </table:table-cell>
          <table:table-cell table:style-name="ce71" office:value-type="float" office:value="0.00058987571121949">
            <text:p>0.0006</text:p>
          </table:table-cell>
          <table:table-cell table:style-name="ce88" office:value-type="float" office:value="0.00058987571121949">
            <text:p>0.000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506193094761494">
            <text:p>-0.5062</text:p>
          </table:table-cell>
          <table:table-cell table:style-name="ce71" office:value-type="float" office:value="-0.506193094761494">
            <text:p>-0.5062</text:p>
          </table:table-cell>
          <table:table-cell table:style-name="ce71" office:value-type="float" office:value="0.913261085412">
            <text:p>0.9133</text:p>
          </table:table-cell>
          <table:table-cell table:style-name="ce71" office:value-type="float" office:value="0.04189271034">
            <text:p>0.0419</text:p>
          </table:table-cell>
          <table:table-cell table:style-name="ce88" office:value-type="float" office:value="0.04189271034">
            <text:p>0.0419</text:p>
          </table:table-cell>
          <table:table-cell table:style-name="ce44" table:formula="of:=[.G436]+1" office:value-type="float" office:value="12">
            <text:p>12</text:p>
          </table:table-cell>
          <table:table-cell table:number-columns-repeated="5"/>
          <table:table-cell table:style-name="ce15" office:value-type="float" office:value="-7">
            <text:p>-7.0000</text:p>
          </table:table-cell>
          <table:table-cell table:style-name="ce28" office:value-type="float" office:value="0.0227129606423692">
            <text:p>0.0227</text:p>
          </table:table-cell>
          <table:table-cell table:style-name="ce28" office:value-type="float" office:value="0.000430563327409071">
            <text:p>0.0004</text:p>
          </table:table-cell>
          <table:table-cell table:style-name="ce42" office:value-type="float" office:value="0.000430563327409071">
            <text:p>0.0004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545131025127763">
            <text:p>-0.5451</text:p>
          </table:table-cell>
          <table:table-cell table:style-name="ce71" office:value-type="float" office:value="-0.545131025127763">
            <text:p>-0.5451</text:p>
          </table:table-cell>
          <table:table-cell table:style-name="ce71" office:value-type="float" office:value="0.882539764496">
            <text:p>0.8825</text:p>
          </table:table-cell>
          <table:table-cell table:style-name="ce71" office:value-type="float" office:value="0.022342778848">
            <text:p>0.0223</text:p>
          </table:table-cell>
          <table:table-cell table:style-name="ce88" office:value-type="float" office:value="0.022342778848">
            <text:p>0.0223</text:p>
          </table:table-cell>
          <table:table-cell table:style-name="ce44" table:formula="of:=[.G437]+1" office:value-type="float" office:value="13">
            <text:p>13</text:p>
          </table:table-cell>
          <table:table-cell table:number-columns-repeated="5"/>
          <table:table-cell table:style-name="ce64" office:value-type="float" office:value="-6">
            <text:p>-6.0000</text:p>
          </table:table-cell>
          <table:table-cell table:style-name="ce71" office:value-type="float" office:value="0.030831579337052">
            <text:p>0.0308</text:p>
          </table:table-cell>
          <table:table-cell table:style-name="ce71" office:value-type="float" office:value="0.000695672951002448">
            <text:p>0.0007</text:p>
          </table:table-cell>
          <table:table-cell table:style-name="ce88" office:value-type="float" office:value="0.000695672951002448">
            <text:p>0.000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584068955494031">
            <text:p>-0.5841</text:p>
          </table:table-cell>
          <table:table-cell table:style-name="ce71" office:value-type="float" office:value="-0.584068955494031">
            <text:p>-0.5841</text:p>
          </table:table-cell>
          <table:table-cell table:style-name="ce71" office:value-type="float" office:value="0.829475664732">
            <text:p>0.8295</text:p>
          </table:table-cell>
          <table:table-cell table:style-name="ce71" office:value-type="float" office:value="0.04189271034">
            <text:p>0.0419</text:p>
          </table:table-cell>
          <table:table-cell table:style-name="ce88" office:value-type="float" office:value="0.04189271034">
            <text:p>0.0419</text:p>
          </table:table-cell>
          <table:table-cell table:style-name="ce44" table:formula="of:=[.G438]+1" office:value-type="float" office:value="14">
            <text:p>14</text:p>
          </table:table-cell>
          <table:table-cell table:number-columns-repeated="5"/>
          <table:table-cell table:style-name="ce15" office:value-type="float" office:value="-6">
            <text:p>-6.0000</text:p>
          </table:table-cell>
          <table:table-cell table:style-name="ce28" office:value-type="float" office:value="0.0308628486872925">
            <text:p>0.0309</text:p>
          </table:table-cell>
          <table:table-cell table:style-name="ce28" office:value-type="float" office:value="0.000466854319717203">
            <text:p>0.0005</text:p>
          </table:table-cell>
          <table:table-cell table:style-name="ce42" office:value-type="float" office:value="0.000466854319717203">
            <text:p>0.000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6230068858603">
            <text:p>-0.6230</text:p>
          </table:table-cell>
          <table:table-cell table:style-name="ce71" office:value-type="float" office:value="-0.6230068858603">
            <text:p>-0.6230</text:p>
          </table:table-cell>
          <table:table-cell table:style-name="ce71" office:value-type="float" office:value="0.787582954392">
            <text:p>0.7876</text:p>
          </table:table-cell>
          <table:table-cell table:style-name="ce71" office:value-type="float" office:value="0.016757084136">
            <text:p>0.0168</text:p>
          </table:table-cell>
          <table:table-cell table:style-name="ce88" office:value-type="float" office:value="0.016757084136">
            <text:p>0.0168</text:p>
          </table:table-cell>
          <table:table-cell table:style-name="ce44" table:formula="of:=[.G439]+1" office:value-type="float" office:value="15">
            <text:p>15</text:p>
          </table:table-cell>
          <table:table-cell table:number-columns-repeated="5"/>
          <table:table-cell table:style-name="ce64" office:value-type="float" office:value="-5.17874473871375">
            <text:p>-5.1787</text:p>
          </table:table-cell>
          <table:table-cell table:style-name="ce71" office:value-type="float" office:value="0.041">
            <text:p>0.0410</text:p>
          </table:table-cell>
          <table:table-cell table:style-name="ce71" office:value-type="float" office:value="0.002788">
            <text:p>0.0028</text:p>
          </table:table-cell>
          <table:table-cell table:style-name="ce88" office:value-type="float" office:value="0.002788">
            <text:p>0.002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661944816226569">
            <text:p>-0.6619</text:p>
          </table:table-cell>
          <table:table-cell table:style-name="ce71" office:value-type="float" office:value="-0.661944816226569">
            <text:p>-0.6619</text:p>
          </table:table-cell>
          <table:table-cell table:style-name="ce71" office:value-type="float" office:value="0.773618717612">
            <text:p>0.7736</text:p>
          </table:table-cell>
          <table:table-cell table:style-name="ce71" office:value-type="float" office:value="0.022342778848">
            <text:p>0.0223</text:p>
          </table:table-cell>
          <table:table-cell table:style-name="ce88" office:value-type="float" office:value="0.022342778848">
            <text:p>0.0223</text:p>
          </table:table-cell>
          <table:table-cell table:style-name="ce44" table:formula="of:=[.G440]+1" office:value-type="float" office:value="16">
            <text:p>16</text:p>
          </table:table-cell>
          <table:table-cell table:number-columns-repeated="5"/>
          <table:table-cell table:style-name="ce64" office:value-type="float" office:value="-5.027">
            <text:p>-5.0270</text:p>
          </table:table-cell>
          <table:table-cell table:style-name="ce71" office:value-type="float" office:value="0.0419964930683242">
            <text:p>0.0420</text:p>
          </table:table-cell>
          <table:table-cell table:style-name="ce71" office:value-type="float" office:value="0.000781473816701734">
            <text:p>0.0008</text:p>
          </table:table-cell>
          <table:table-cell table:style-name="ce88" office:value-type="float" office:value="0.000781473816701734">
            <text:p>0.000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700882746592838">
            <text:p>-0.7009</text:p>
          </table:table-cell>
          <table:table-cell table:style-name="ce71" office:value-type="float" office:value="-0.700882746592838">
            <text:p>-0.7009</text:p>
          </table:table-cell>
          <table:table-cell table:style-name="ce71" office:value-type="float" office:value="0.698211839">
            <text:p>0.6982</text:p>
          </table:table-cell>
          <table:table-cell table:style-name="ce71" office:value-type="float" office:value="0.01396423678">
            <text:p>0.0140</text:p>
          </table:table-cell>
          <table:table-cell table:style-name="ce88" office:value-type="float" office:value="0.01396423678">
            <text:p>0.0140</text:p>
          </table:table-cell>
          <table:table-cell table:style-name="ce44" table:formula="of:=[.G441]+1" office:value-type="float" office:value="17">
            <text:p>17</text:p>
          </table:table-cell>
          <table:table-cell table:number-columns-repeated="5"/>
          <table:table-cell table:style-name="ce64" office:value-type="float" office:value="-5.017">
            <text:p>-5.0170</text:p>
          </table:table-cell>
          <table:table-cell table:style-name="ce71" office:value-type="float" office:value="0.0429407833486536">
            <text:p>0.0429</text:p>
          </table:table-cell>
          <table:table-cell table:style-name="ce71" office:value-type="float" office:value="0.000845031687264613">
            <text:p>0.0008</text:p>
          </table:table-cell>
          <table:table-cell table:style-name="ce88" office:value-type="float" office:value="0.000845031687264613">
            <text:p>0.000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739820676959107">
            <text:p>-0.7398</text:p>
          </table:table-cell>
          <table:table-cell table:style-name="ce71" office:value-type="float" office:value="-0.739820676959107">
            <text:p>-0.7398</text:p>
          </table:table-cell>
          <table:table-cell table:style-name="ce71" office:value-type="float" office:value="0.68424760222">
            <text:p>0.6842</text:p>
          </table:table-cell>
          <table:table-cell table:style-name="ce71" office:value-type="float" office:value="0.022342778848">
            <text:p>0.0223</text:p>
          </table:table-cell>
          <table:table-cell table:style-name="ce88" office:value-type="float" office:value="0.022342778848">
            <text:p>0.0223</text:p>
          </table:table-cell>
          <table:table-cell table:style-name="ce44" table:formula="of:=[.G442]+1" office:value-type="float" office:value="18">
            <text:p>18</text:p>
          </table:table-cell>
          <table:table-cell table:number-columns-repeated="5"/>
          <table:table-cell table:style-name="ce64" office:value-type="float" office:value="-5">
            <text:p>-5.0000</text:p>
          </table:table-cell>
          <table:table-cell table:style-name="ce71" office:value-type="float" office:value="0.0436558889843104">
            <text:p>0.0437</text:p>
          </table:table-cell>
          <table:table-cell table:style-name="ce71" office:value-type="float" office:value="0.000915990623260164">
            <text:p>0.0009</text:p>
          </table:table-cell>
          <table:table-cell table:style-name="ce88" office:value-type="float" office:value="0.000915990623260164">
            <text:p>0.000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778758607325375">
            <text:p>-0.7788</text:p>
          </table:table-cell>
          <table:table-cell table:style-name="ce71" office:value-type="float" office:value="-0.778758607325375">
            <text:p>-0.7788</text:p>
          </table:table-cell>
          <table:table-cell table:style-name="ce71" office:value-type="float" office:value="0.661904823372">
            <text:p>0.6619</text:p>
          </table:table-cell>
          <table:table-cell table:style-name="ce71" office:value-type="float" office:value="0.02792847356">
            <text:p>0.0279</text:p>
          </table:table-cell>
          <table:table-cell table:style-name="ce88" office:value-type="float" office:value="0.02792847356">
            <text:p>0.0279</text:p>
          </table:table-cell>
          <table:table-cell table:style-name="ce44" table:formula="of:=[.G443]+1" office:value-type="float" office:value="19">
            <text:p>19</text:p>
          </table:table-cell>
          <table:table-cell table:number-columns-repeated="5"/>
          <table:table-cell table:style-name="ce15" office:value-type="float" office:value="-5">
            <text:p>-5.0000</text:p>
          </table:table-cell>
          <table:table-cell table:style-name="ce28" office:value-type="float" office:value="0.0436990698834047">
            <text:p>0.0437</text:p>
          </table:table-cell>
          <table:table-cell table:style-name="ce28" office:value-type="float" office:value="0.000552910570686097">
            <text:p>0.0006</text:p>
          </table:table-cell>
          <table:table-cell table:style-name="ce42" office:value-type="float" office:value="0.000552910570686097">
            <text:p>0.000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856634468057913">
            <text:p>-0.8566</text:p>
          </table:table-cell>
          <table:table-cell table:style-name="ce71" office:value-type="float" office:value="-0.856634468057913">
            <text:p>-0.8566</text:p>
          </table:table-cell>
          <table:table-cell table:style-name="ce71" office:value-type="float" office:value="0.625597807744">
            <text:p>0.6256</text:p>
          </table:table-cell>
          <table:table-cell table:style-name="ce71" office:value-type="float" office:value="0.019549931492">
            <text:p>0.0195</text:p>
          </table:table-cell>
          <table:table-cell table:style-name="ce88" office:value-type="float" office:value="0.019549931492">
            <text:p>0.0195</text:p>
          </table:table-cell>
          <table:table-cell table:style-name="ce44" table:formula="of:=[.G444]+1" office:value-type="float" office:value="20">
            <text:p>20</text:p>
          </table:table-cell>
          <table:table-cell table:number-columns-repeated="5"/>
          <table:table-cell table:style-name="ce64" office:value-type="float" office:value="-4.991">
            <text:p>-4.9910</text:p>
          </table:table-cell>
          <table:table-cell table:style-name="ce71" office:value-type="float" office:value="0.0438378067175294">
            <text:p>0.0438</text:p>
          </table:table-cell>
          <table:table-cell table:style-name="ce71" office:value-type="float" office:value="0.000853858796469105">
            <text:p>0.0009</text:p>
          </table:table-cell>
          <table:table-cell table:style-name="ce88" office:value-type="float" office:value="0.000853858796469105">
            <text:p>0.000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01238618952299">
            <text:p>-1.0124</text:p>
          </table:table-cell>
          <table:table-cell table:style-name="ce71" office:value-type="float" office:value="-1.01238618952299">
            <text:p>-1.0124</text:p>
          </table:table-cell>
          <table:table-cell table:style-name="ce71" office:value-type="float" office:value="0.497126829368">
            <text:p>0.4971</text:p>
          </table:table-cell>
          <table:table-cell table:style-name="ce71" office:value-type="float" office:value="0.01396423678">
            <text:p>0.0140</text:p>
          </table:table-cell>
          <table:table-cell table:style-name="ce88" office:value-type="float" office:value="0.01396423678">
            <text:p>0.0140</text:p>
          </table:table-cell>
          <table:table-cell table:style-name="ce44" table:formula="of:=[.G445]+1" office:value-type="float" office:value="21">
            <text:p>21</text:p>
          </table:table-cell>
          <table:table-cell table:number-columns-repeated="5"/>
          <table:table-cell table:style-name="ce64" office:value-type="float" office:value="-4">
            <text:p>-4.0000</text:p>
          </table:table-cell>
          <table:table-cell table:style-name="ce71" office:value-type="float" office:value="0.0649228709868451">
            <text:p>0.0649</text:p>
          </table:table-cell>
          <table:table-cell table:style-name="ce71" office:value-type="float" office:value="0.00133393125658495">
            <text:p>0.0013</text:p>
          </table:table-cell>
          <table:table-cell table:style-name="ce88" office:value-type="float" office:value="0.00133393125658495">
            <text:p>0.001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09026205025553">
            <text:p>-1.0903</text:p>
          </table:table-cell>
          <table:table-cell table:style-name="ce71" office:value-type="float" office:value="-1.09026205025553">
            <text:p>-1.0903</text:p>
          </table:table-cell>
          <table:table-cell table:style-name="ce71" office:value-type="float" office:value="0.44685557696">
            <text:p>0.4469</text:p>
          </table:table-cell>
          <table:table-cell table:style-name="ce71" office:value-type="float" office:value="0.016757084136">
            <text:p>0.0168</text:p>
          </table:table-cell>
          <table:table-cell table:style-name="ce88" office:value-type="float" office:value="0.016757084136">
            <text:p>0.0168</text:p>
          </table:table-cell>
          <table:table-cell table:style-name="ce44" table:formula="of:=[.G446]+1" office:value-type="float" office:value="22">
            <text:p>22</text:p>
          </table:table-cell>
          <table:table-cell table:number-columns-repeated="5"/>
          <table:table-cell table:style-name="ce64" office:value-type="float" office:value="-4">
            <text:p>-4.0000</text:p>
          </table:table-cell>
          <table:table-cell table:style-name="ce71" office:value-type="float" office:value="0.0654305767228126">
            <text:p>0.0654</text:p>
          </table:table-cell>
          <table:table-cell table:style-name="ce71" office:value-type="float" office:value="0.000820370625279836">
            <text:p>0.0008</text:p>
          </table:table-cell>
          <table:table-cell table:style-name="ce88" office:value-type="float" office:value="0.000820370625279836">
            <text:p>0.000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16813791098806">
            <text:p>-1.1681</text:p>
          </table:table-cell>
          <table:table-cell table:style-name="ce71" office:value-type="float" office:value="-1.16813791098806">
            <text:p>-1.1681</text:p>
          </table:table-cell>
          <table:table-cell table:style-name="ce71" office:value-type="float" office:value="0.40496286662">
            <text:p>0.4050</text:p>
          </table:table-cell>
          <table:table-cell table:style-name="ce71" office:value-type="float" office:value="0.016757084136">
            <text:p>0.0168</text:p>
          </table:table-cell>
          <table:table-cell table:style-name="ce88" office:value-type="float" office:value="0.016757084136">
            <text:p>0.0168</text:p>
          </table:table-cell>
          <table:table-cell table:style-name="ce44" table:formula="of:=[.G447]+1" office:value-type="float" office:value="23">
            <text:p>23</text:p>
          </table:table-cell>
          <table:table-cell table:number-columns-repeated="5"/>
          <table:table-cell table:style-name="ce64" office:value-type="float" office:value="-3.621">
            <text:p>-3.6210</text:p>
          </table:table-cell>
          <table:table-cell table:style-name="ce71" office:value-type="float" office:value="0.0768948673561151">
            <text:p>0.0769</text:p>
          </table:table-cell>
          <table:table-cell table:style-name="ce71" office:value-type="float" office:value="0.00171730260428318">
            <text:p>0.0017</text:p>
          </table:table-cell>
          <table:table-cell table:style-name="ce88" office:value-type="float" office:value="0.00171730260428318">
            <text:p>0.001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389379303662688">
            <text:p>-0.3894</text:p>
          </table:table-cell>
          <table:table-cell table:style-name="ce71" office:value-type="float" office:value="-0.389379303662688">
            <text:p>-0.3894</text:p>
          </table:table-cell>
          <table:table-cell table:style-name="ce71" office:value-type="float" office:value="1.1411574296616">
            <text:p>1.1412</text:p>
          </table:table-cell>
          <table:table-cell table:style-name="ce71" office:value-type="float" office:value="0.0325305680941793">
            <text:p>0.0325</text:p>
          </table:table-cell>
          <table:table-cell table:style-name="ce88" office:value-type="float" office:value="0.0325305680941793">
            <text:p>0.0325</text:p>
          </table:table-cell>
          <table:table-cell table:style-name="ce44" table:formula="of:=[.G448]+1" office:value-type="float" office:value="24">
            <text:p>24</text:p>
          </table:table-cell>
          <table:table-cell table:number-columns-repeated="5"/>
          <table:table-cell table:style-name="ce64" office:value-type="float" office:value="-3.25">
            <text:p>-3.2500</text:p>
          </table:table-cell>
          <table:table-cell table:style-name="ce71" office:value-type="float" office:value="0.0938187874966063">
            <text:p>0.0938</text:p>
          </table:table-cell>
          <table:table-cell table:style-name="ce71" office:value-type="float" office:value="0.00116869038197324">
            <text:p>0.0012</text:p>
          </table:table-cell>
          <table:table-cell table:style-name="ce88" office:value-type="float" office:value="0.00116869038197324">
            <text:p>0.001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584068955494031">
            <text:p>-0.5841</text:p>
          </table:table-cell>
          <table:table-cell table:style-name="ce71" office:value-type="float" office:value="-0.584068955494031">
            <text:p>-0.5841</text:p>
          </table:table-cell>
          <table:table-cell table:style-name="ce71" office:value-type="float" office:value="0.829475664732">
            <text:p>0.8295</text:p>
          </table:table-cell>
          <table:table-cell table:style-name="ce71" office:value-type="float" office:value="0.0181091117039327">
            <text:p>0.0181</text:p>
          </table:table-cell>
          <table:table-cell table:style-name="ce88" office:value-type="float" office:value="0.0181091117039327">
            <text:p>0.0181</text:p>
          </table:table-cell>
          <table:table-cell table:style-name="ce44" table:formula="of:=[.G449]+1" office:value-type="float" office:value="25">
            <text:p>25</text:p>
          </table:table-cell>
          <table:table-cell table:number-columns-repeated="5"/>
          <table:table-cell table:style-name="ce64" office:value-type="float" office:value="-3.007">
            <text:p>-3.0070</text:p>
          </table:table-cell>
          <table:table-cell table:style-name="ce71" office:value-type="float" office:value="0.103123890153394">
            <text:p>0.1031</text:p>
          </table:table-cell>
          <table:table-cell table:style-name="ce71" office:value-type="float" office:value="0.00249605643445294">
            <text:p>0.0025</text:p>
          </table:table-cell>
          <table:table-cell table:style-name="ce88" office:value-type="float" office:value="0.00249605643445294">
            <text:p>0.002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778758607325375">
            <text:p>-0.7788</text:p>
          </table:table-cell>
          <table:table-cell table:style-name="ce71" office:value-type="float" office:value="-0.778758607325375">
            <text:p>-0.7788</text:p>
          </table:table-cell>
          <table:table-cell table:style-name="ce71" office:value-type="float" office:value="0.6392827597884">
            <text:p>0.6393</text:p>
          </table:table-cell>
          <table:table-cell table:style-name="ce71" office:value-type="float" office:value="0.0145678741069878">
            <text:p>0.0146</text:p>
          </table:table-cell>
          <table:table-cell table:style-name="ce88" office:value-type="float" office:value="0.0145678741069878">
            <text:p>0.0146</text:p>
          </table:table-cell>
          <table:table-cell table:style-name="ce44" table:formula="of:=[.G450]+1" office:value-type="float" office:value="26">
            <text:p>26</text:p>
          </table:table-cell>
          <table:table-cell table:number-columns-repeated="5"/>
          <table:table-cell table:style-name="ce64" office:value-type="float" office:value="-3">
            <text:p>-3.0000</text:p>
          </table:table-cell>
          <table:table-cell table:style-name="ce71" office:value-type="float" office:value="0.108">
            <text:p>0.1080</text:p>
          </table:table-cell>
          <table:table-cell table:style-name="ce71" office:value-type="float" office:value="0.002376">
            <text:p>0.0024</text:p>
          </table:table-cell>
          <table:table-cell table:style-name="ce88" office:value-type="float" office:value="0.002376">
            <text:p>0.0024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973448259156719">
            <text:p>-0.9734</text:p>
          </table:table-cell>
          <table:table-cell table:style-name="ce71" office:value-type="float" office:value="-0.973448259156719">
            <text:p>-0.9734</text:p>
          </table:table-cell>
          <table:table-cell table:style-name="ce71" office:value-type="float" office:value="0.5049468019648">
            <text:p>0.5049</text:p>
          </table:table-cell>
          <table:table-cell table:style-name="ce71" office:value-type="float" office:value="0.0121209111919999">
            <text:p>0.0121</text:p>
          </table:table-cell>
          <table:table-cell table:style-name="ce88" office:value-type="float" office:value="0.0121209111919999">
            <text:p>0.0121</text:p>
          </table:table-cell>
          <table:table-cell table:style-name="ce44" table:formula="of:=[.G451]+1" office:value-type="float" office:value="27">
            <text:p>27</text:p>
          </table:table-cell>
          <table:table-cell table:number-columns-repeated="5"/>
          <table:table-cell table:style-name="ce64" office:value-type="float" office:value="-3">
            <text:p>-3.0000</text:p>
          </table:table-cell>
          <table:table-cell table:style-name="ce71" office:value-type="float" office:value="0.106684269171429">
            <text:p>0.1067</text:p>
          </table:table-cell>
          <table:table-cell table:style-name="ce71" office:value-type="float" office:value="0.00214974233435989">
            <text:p>0.0021</text:p>
          </table:table-cell>
          <table:table-cell table:style-name="ce88" office:value-type="float" office:value="0.00214974233435989">
            <text:p>0.002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16813791098806">
            <text:p>-1.1681</text:p>
          </table:table-cell>
          <table:table-cell table:style-name="ce71" office:value-type="float" office:value="-1.16813791098806">
            <text:p>-1.1681</text:p>
          </table:table-cell>
          <table:table-cell table:style-name="ce71" office:value-type="float" office:value="0.4189271034">
            <text:p>0.4189</text:p>
          </table:table-cell>
          <table:table-cell table:style-name="ce71" office:value-type="float" office:value="0.0103899927592949">
            <text:p>0.0104</text:p>
          </table:table-cell>
          <table:table-cell table:style-name="ce88" office:value-type="float" office:value="0.0103899927592949">
            <text:p>0.0104</text:p>
          </table:table-cell>
          <table:table-cell table:style-name="ce44" table:formula="of:=[.G452]+1" office:value-type="float" office:value="28">
            <text:p>28</text:p>
          </table:table-cell>
          <table:table-cell table:number-columns-repeated="5"/>
          <table:table-cell table:style-name="ce64" office:value-type="float" office:value="-2.99822063820269">
            <text:p>-2.9982</text:p>
          </table:table-cell>
          <table:table-cell table:style-name="ce71" office:value-type="float" office:value="0.109">
            <text:p>0.1090</text:p>
          </table:table-cell>
          <table:table-cell table:style-name="ce71" office:value-type="float" office:value="0.001635">
            <text:p>0.0016</text:p>
          </table:table-cell>
          <table:table-cell table:style-name="ce88" office:value-type="float" office:value="0.001635">
            <text:p>0.001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36282756281941">
            <text:p>-1.3628</text:p>
          </table:table-cell>
          <table:table-cell table:style-name="ce71" office:value-type="float" office:value="-1.36282756281941">
            <text:p>-1.3628</text:p>
          </table:table-cell>
          <table:table-cell table:style-name="ce71" office:value-type="float" office:value="0.340727377432">
            <text:p>0.3407</text:p>
          </table:table-cell>
          <table:table-cell table:style-name="ce71" office:value-type="float" office:value="0.00863690020379493">
            <text:p>0.0086</text:p>
          </table:table-cell>
          <table:table-cell table:style-name="ce88" office:value-type="float" office:value="0.00863690020379493">
            <text:p>0.0086</text:p>
          </table:table-cell>
          <table:table-cell table:style-name="ce44" table:formula="of:=[.G453]+1" office:value-type="float" office:value="29">
            <text:p>29</text:p>
          </table:table-cell>
          <table:table-cell table:number-columns-repeated="5"/>
          <table:table-cell table:style-name="ce64" office:value-type="float" office:value="-2.862">
            <text:p>-2.8620</text:p>
          </table:table-cell>
          <table:table-cell table:style-name="ce71" office:value-type="float" office:value="0.11285893163753">
            <text:p>0.1129</text:p>
          </table:table-cell>
          <table:table-cell table:style-name="ce71" office:value-type="float" office:value="0.00215644276898992">
            <text:p>0.0022</text:p>
          </table:table-cell>
          <table:table-cell table:style-name="ce88" office:value-type="float" office:value="0.00215644276898992">
            <text:p>0.002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55751721465075">
            <text:p>-1.5575</text:p>
          </table:table-cell>
          <table:table-cell table:style-name="ce71" office:value-type="float" office:value="-1.55751721465075">
            <text:p>-1.5575</text:p>
          </table:table-cell>
          <table:table-cell table:style-name="ce71" office:value-type="float" office:value="0.2910146944952">
            <text:p>0.2910</text:p>
          </table:table-cell>
          <table:table-cell table:style-name="ce71" office:value-type="float" office:value="0.00733783426024868">
            <text:p>0.0073</text:p>
          </table:table-cell>
          <table:table-cell table:style-name="ce88" office:value-type="float" office:value="0.00733783426024868">
            <text:p>0.0073</text:p>
          </table:table-cell>
          <table:table-cell table:style-name="ce44" table:formula="of:=[.G454]+1" office:value-type="float" office:value="30">
            <text:p>30</text:p>
          </table:table-cell>
          <table:table-cell table:number-columns-repeated="5"/>
          <table:table-cell table:style-name="ce64" office:value-type="float" office:value="-2.5">
            <text:p>-2.5000</text:p>
          </table:table-cell>
          <table:table-cell table:style-name="ce71" office:value-type="float" office:value="0.143190799881917">
            <text:p>0.1432</text:p>
          </table:table-cell>
          <table:table-cell table:style-name="ce71" office:value-type="float" office:value="0.00284145468807192">
            <text:p>0.0028</text:p>
          </table:table-cell>
          <table:table-cell table:style-name="ce88" office:value-type="float" office:value="0.00284145468807192">
            <text:p>0.002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75220686648209">
            <text:p>-1.7522</text:p>
          </table:table-cell>
          <table:table-cell table:style-name="ce71" office:value-type="float" office:value="-1.75220686648209">
            <text:p>-1.7522</text:p>
          </table:table-cell>
          <table:table-cell table:style-name="ce71" office:value-type="float" office:value="0.2488426994196">
            <text:p>0.2488</text:p>
          </table:table-cell>
          <table:table-cell table:style-name="ce71" office:value-type="float" office:value="0.00687830393953271">
            <text:p>0.0069</text:p>
          </table:table-cell>
          <table:table-cell table:style-name="ce88" office:value-type="float" office:value="0.00687830393953271">
            <text:p>0.0069</text:p>
          </table:table-cell>
          <table:table-cell table:style-name="ce44" table:formula="of:=[.G455]+1" office:value-type="float" office:value="31">
            <text:p>31</text:p>
          </table:table-cell>
          <table:table-cell table:number-columns-repeated="5"/>
          <table:table-cell table:style-name="ce64" office:value-type="float" office:value="-2.5">
            <text:p>-2.5000</text:p>
          </table:table-cell>
          <table:table-cell table:style-name="ce71" office:value-type="float" office:value="0.14401059453773">
            <text:p>0.1440</text:p>
          </table:table-cell>
          <table:table-cell table:style-name="ce71" office:value-type="float" office:value="0.00161078116239092">
            <text:p>0.0016</text:p>
          </table:table-cell>
          <table:table-cell table:style-name="ce88" office:value-type="float" office:value="0.00161078116239092">
            <text:p>0.001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94689651831344">
            <text:p>-1.9469</text:p>
          </table:table-cell>
          <table:table-cell table:style-name="ce71" office:value-type="float" office:value="-1.94689651831344">
            <text:p>-1.9469</text:p>
          </table:table-cell>
          <table:table-cell table:style-name="ce71" office:value-type="float" office:value="0.2055535654016">
            <text:p>0.2056</text:p>
          </table:table-cell>
          <table:table-cell table:style-name="ce71" office:value-type="float" office:value="0.00858853193041587">
            <text:p>0.0086</text:p>
          </table:table-cell>
          <table:table-cell table:style-name="ce88" office:value-type="float" office:value="0.00858853193041587">
            <text:p>0.0086</text:p>
          </table:table-cell>
          <table:table-cell table:style-name="ce44" table:formula="of:=[.G456]+1" office:value-type="float" office:value="32">
            <text:p>32</text:p>
          </table:table-cell>
          <table:table-cell table:number-columns-repeated="5"/>
          <table:table-cell table:style-name="ce64" office:value-type="float" office:value="-2.497">
            <text:p>-2.4970</text:p>
          </table:table-cell>
          <table:table-cell table:style-name="ce71" office:value-type="float" office:value="0.14099483451088">
            <text:p>0.1410</text:p>
          </table:table-cell>
          <table:table-cell table:style-name="ce71" office:value-type="float" office:value="0.00292313180816479">
            <text:p>0.0029</text:p>
          </table:table-cell>
          <table:table-cell table:style-name="ce88" office:value-type="float" office:value="0.00292313180816479">
            <text:p>0.002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0389">
            <text:p>-0.0389</text:p>
          </table:table-cell>
          <table:table-cell table:style-name="ce71" office:value-type="float" office:value="-0.0389">
            <text:p>-0.0389</text:p>
          </table:table-cell>
          <table:table-cell table:style-name="ce71" office:value-type="float" office:value="2.50918313400995">
            <text:p>2.5092</text:p>
          </table:table-cell>
          <table:table-cell table:style-name="ce71" office:value-type="float" office:value="0.037860927212666">
            <text:p>0.0379</text:p>
          </table:table-cell>
          <table:table-cell table:style-name="ce88" office:value-type="float" office:value="0.037860927212666">
            <text:p>0.0379</text:p>
          </table:table-cell>
          <table:table-cell table:style-name="ce44" table:formula="of:=[.G457]+1" office:value-type="float" office:value="33">
            <text:p>33</text:p>
          </table:table-cell>
          <table:table-cell table:number-columns-repeated="5"/>
          <table:table-cell table:style-name="ce64" office:value-type="float" office:value="-2.39857651056216">
            <text:p>-2.3986</text:p>
          </table:table-cell>
          <table:table-cell table:style-name="ce71" office:value-type="float" office:value="0.154">
            <text:p>0.1540</text:p>
          </table:table-cell>
          <table:table-cell table:style-name="ce71" office:value-type="float" office:value="0.002002">
            <text:p>0.0020</text:p>
          </table:table-cell>
          <table:table-cell table:style-name="ce88" office:value-type="float" office:value="0.002002">
            <text:p>0.002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0778">
            <text:p>-0.0778</text:p>
          </table:table-cell>
          <table:table-cell table:style-name="ce71" office:value-type="float" office:value="-0.0778">
            <text:p>-0.0778</text:p>
          </table:table-cell>
          <table:table-cell table:style-name="ce71" office:value-type="float" office:value="2.23271135617661">
            <text:p>2.2327</text:p>
          </table:table-cell>
          <table:table-cell table:style-name="ce71" office:value-type="float" office:value="0.0338153876411904">
            <text:p>0.0338</text:p>
          </table:table-cell>
          <table:table-cell table:style-name="ce88" office:value-type="float" office:value="0.0338153876411904">
            <text:p>0.0338</text:p>
          </table:table-cell>
          <table:table-cell table:style-name="ce44" table:formula="of:=[.G458]+1" office:value-type="float" office:value="34">
            <text:p>34</text:p>
          </table:table-cell>
          <table:table-cell table:number-columns-repeated="5"/>
          <table:table-cell table:style-name="ce64" office:value-type="float" office:value="-2.33">
            <text:p>-2.3300</text:p>
          </table:table-cell>
          <table:table-cell table:style-name="ce71" office:value-type="float" office:value="0.162">
            <text:p>0.1620</text:p>
          </table:table-cell>
          <table:table-cell table:style-name="ce71" office:value-type="float" office:value="0.003564">
            <text:p>0.0036</text:p>
          </table:table-cell>
          <table:table-cell table:style-name="ce88" office:value-type="float" office:value="0.003564">
            <text:p>0.003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116">
            <text:p>-0.1160</text:p>
          </table:table-cell>
          <table:table-cell table:style-name="ce71" office:value-type="float" office:value="-0.116">
            <text:p>-0.1160</text:p>
          </table:table-cell>
          <table:table-cell table:style-name="ce71" office:value-type="float" office:value="2.0349447166938">
            <text:p>2.0349</text:p>
          </table:table-cell>
          <table:table-cell table:style-name="ce71" office:value-type="float" office:value="0.0159709498412336">
            <text:p>0.0160</text:p>
          </table:table-cell>
          <table:table-cell table:style-name="ce88" office:value-type="float" office:value="0.0159709498412336">
            <text:p>0.0160</text:p>
          </table:table-cell>
          <table:table-cell table:style-name="ce44" table:formula="of:=[.G459]+1" office:value-type="float" office:value="35">
            <text:p>35</text:p>
          </table:table-cell>
          <table:table-cell table:number-columns-repeated="5"/>
          <table:table-cell table:style-name="ce64" office:value-type="float" office:value="-2.003">
            <text:p>-2.0030</text:p>
          </table:table-cell>
          <table:table-cell table:style-name="ce71" office:value-type="float" office:value="0.193955573842811">
            <text:p>0.1940</text:p>
          </table:table-cell>
          <table:table-cell table:style-name="ce71" office:value-type="float" office:value="0.00414680142136773">
            <text:p>0.0041</text:p>
          </table:table-cell>
          <table:table-cell table:style-name="ce88" office:value-type="float" office:value="0.00414680142136773">
            <text:p>0.004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13">
            <text:p>-0.1300</text:p>
          </table:table-cell>
          <table:table-cell table:style-name="ce71" office:value-type="float" office:value="-0.13">
            <text:p>-0.1300</text:p>
          </table:table-cell>
          <table:table-cell table:style-name="ce71" office:value-type="float" office:value="1.93907194296653">
            <text:p>1.9391</text:p>
          </table:table-cell>
          <table:table-cell table:style-name="ce71" office:value-type="float" office:value="0.0206284249251759">
            <text:p>0.0206</text:p>
          </table:table-cell>
          <table:table-cell table:style-name="ce88" office:value-type="float" office:value="0.0206284249251759">
            <text:p>0.0206</text:p>
          </table:table-cell>
          <table:table-cell table:style-name="ce44" table:formula="of:=[.G460]+1" office:value-type="float" office:value="36">
            <text:p>36</text:p>
          </table:table-cell>
          <table:table-cell table:number-columns-repeated="5"/>
          <table:table-cell table:style-name="ce64" office:value-type="float" office:value="-2.00140962082621">
            <text:p>-2.0014</text:p>
          </table:table-cell>
          <table:table-cell table:style-name="ce71" office:value-type="float" office:value="0.204">
            <text:p>0.2040</text:p>
          </table:table-cell>
          <table:table-cell table:style-name="ce71" office:value-type="float" office:value="0.002652">
            <text:p>0.0027</text:p>
          </table:table-cell>
          <table:table-cell table:style-name="ce88" office:value-type="float" office:value="0.002652">
            <text:p>0.002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19">
            <text:p>-0.1900</text:p>
          </table:table-cell>
          <table:table-cell table:style-name="ce71" office:value-type="float" office:value="-0.19">
            <text:p>-0.1900</text:p>
          </table:table-cell>
          <table:table-cell table:style-name="ce71" office:value-type="float" office:value="1.69144908288721">
            <text:p>1.6914</text:p>
          </table:table-cell>
          <table:table-cell table:style-name="ce71" office:value-type="float" office:value="0.0124153899827443">
            <text:p>0.0124</text:p>
          </table:table-cell>
          <table:table-cell table:style-name="ce88" office:value-type="float" office:value="0.0124153899827443">
            <text:p>0.0124</text:p>
          </table:table-cell>
          <table:table-cell table:style-name="ce44" table:formula="of:=[.G461]+1" office:value-type="float" office:value="37">
            <text:p>37</text:p>
          </table:table-cell>
          <table:table-cell table:number-columns-repeated="5"/>
          <table:table-cell table:style-name="ce64" office:value-type="float" office:value="-2">
            <text:p>-2.0000</text:p>
          </table:table-cell>
          <table:table-cell table:style-name="ce71" office:value-type="float" office:value="0.202">
            <text:p>0.2020</text:p>
          </table:table-cell>
          <table:table-cell table:style-name="ce71" office:value-type="float" office:value="0.00404">
            <text:p>0.0040</text:p>
          </table:table-cell>
          <table:table-cell table:style-name="ce88" office:value-type="float" office:value="0.00404">
            <text:p>0.004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27">
            <text:p>-0.2700</text:p>
          </table:table-cell>
          <table:table-cell table:style-name="ce71" office:value-type="float" office:value="-0.27">
            <text:p>-0.2700</text:p>
          </table:table-cell>
          <table:table-cell table:style-name="ce71" office:value-type="float" office:value="1.41492049246592">
            <text:p>1.4149</text:p>
          </table:table-cell>
          <table:table-cell table:style-name="ce71" office:value-type="float" office:value="0.0159019535866549">
            <text:p>0.0159</text:p>
          </table:table-cell>
          <table:table-cell table:style-name="ce88" office:value-type="float" office:value="0.0159019535866549">
            <text:p>0.0159</text:p>
          </table:table-cell>
          <table:table-cell table:style-name="ce44" table:formula="of:=[.G462]+1" office:value-type="float" office:value="38">
            <text:p>38</text:p>
          </table:table-cell>
          <table:table-cell table:number-columns-repeated="5"/>
          <table:table-cell table:style-name="ce64" office:value-type="float" office:value="-2">
            <text:p>-2.0000</text:p>
          </table:table-cell>
          <table:table-cell table:style-name="ce71" office:value-type="float" office:value="0.198410963152079">
            <text:p>0.1984</text:p>
          </table:table-cell>
          <table:table-cell table:style-name="ce71" office:value-type="float" office:value="0.00422923135077261">
            <text:p>0.0042</text:p>
          </table:table-cell>
          <table:table-cell table:style-name="ce88" office:value-type="float" office:value="0.00422923135077261">
            <text:p>0.004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33">
            <text:p>-0.3300</text:p>
          </table:table-cell>
          <table:table-cell table:style-name="ce71" office:value-type="float" office:value="-0.33">
            <text:p>-0.3300</text:p>
          </table:table-cell>
          <table:table-cell table:style-name="ce71" office:value-type="float" office:value="1.27161314872095">
            <text:p>1.2716</text:p>
          </table:table-cell>
          <table:table-cell table:style-name="ce71" office:value-type="float" office:value="0.0082572282384477">
            <text:p>0.0083</text:p>
          </table:table-cell>
          <table:table-cell table:style-name="ce88" office:value-type="float" office:value="0.0082572282384477">
            <text:p>0.0083</text:p>
          </table:table-cell>
          <table:table-cell table:style-name="ce44" table:formula="of:=[.G463]+1" office:value-type="float" office:value="39">
            <text:p>39</text:p>
          </table:table-cell>
          <table:table-cell table:number-columns-repeated="5"/>
          <table:table-cell table:style-name="ce64" office:value-type="float" office:value="-1.94689651831344">
            <text:p>-1.9469</text:p>
          </table:table-cell>
          <table:table-cell table:style-name="ce71" office:value-type="float" office:value="0.2055535654016">
            <text:p>0.2056</text:p>
          </table:table-cell>
          <table:table-cell table:style-name="ce71" office:value-type="float" office:value="0.00858853193041587">
            <text:p>0.0086</text:p>
          </table:table-cell>
          <table:table-cell table:style-name="ce88" office:value-type="float" office:value="0.00858853193041587">
            <text:p>0.008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39">
            <text:p>-0.3900</text:p>
          </table:table-cell>
          <table:table-cell table:style-name="ce71" office:value-type="float" office:value="-0.39">
            <text:p>-0.3900</text:p>
          </table:table-cell>
          <table:table-cell table:style-name="ce71" office:value-type="float" office:value="1.13225438837745">
            <text:p>1.1323</text:p>
          </table:table-cell>
          <table:table-cell table:style-name="ce71" office:value-type="float" office:value="0.00971513125752885">
            <text:p>0.0097</text:p>
          </table:table-cell>
          <table:table-cell table:style-name="ce88" office:value-type="float" office:value="0.00971513125752885">
            <text:p>0.0097</text:p>
          </table:table-cell>
          <table:table-cell table:style-name="ce44" table:formula="of:=[.G464]+1" office:value-type="float" office:value="40">
            <text:p>40</text:p>
          </table:table-cell>
          <table:table-cell table:number-columns-repeated="5"/>
          <table:table-cell table:style-name="ce64" office:value-type="float" office:value="-1.75220686648209">
            <text:p>-1.7522</text:p>
          </table:table-cell>
          <table:table-cell table:style-name="ce71" office:value-type="float" office:value="0.2488426994196">
            <text:p>0.2488</text:p>
          </table:table-cell>
          <table:table-cell table:style-name="ce71" office:value-type="float" office:value="0.00687830393953271">
            <text:p>0.0069</text:p>
          </table:table-cell>
          <table:table-cell table:style-name="ce88" office:value-type="float" office:value="0.00687830393953271">
            <text:p>0.006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45">
            <text:p>-0.4500</text:p>
          </table:table-cell>
          <table:table-cell table:style-name="ce71" office:value-type="float" office:value="-0.45">
            <text:p>-0.4500</text:p>
          </table:table-cell>
          <table:table-cell table:style-name="ce71" office:value-type="float" office:value="1.02615788258922">
            <text:p>1.0262</text:p>
          </table:table-cell>
          <table:table-cell table:style-name="ce71" office:value-type="float" office:value="0.00974508910341144">
            <text:p>0.0097</text:p>
          </table:table-cell>
          <table:table-cell table:style-name="ce88" office:value-type="float" office:value="0.00974508910341144">
            <text:p>0.0097</text:p>
          </table:table-cell>
          <table:table-cell table:style-name="ce44" table:formula="of:=[.G465]+1" office:value-type="float" office:value="41">
            <text:p>41</text:p>
          </table:table-cell>
          <table:table-cell table:number-columns-repeated="5"/>
          <table:table-cell table:style-name="ce64" office:value-type="float" office:value="-1.75220686648209">
            <text:p>-1.7522</text:p>
          </table:table-cell>
          <table:table-cell table:style-name="ce71" office:value-type="float" office:value="0.248">
            <text:p>0.2480</text:p>
          </table:table-cell>
          <table:table-cell table:style-name="ce71" office:value-type="float" office:value="0.002728">
            <text:p>0.0027</text:p>
          </table:table-cell>
          <table:table-cell table:style-name="ce88" office:value-type="float" office:value="0.002728">
            <text:p>0.002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53">
            <text:p>-0.5300</text:p>
          </table:table-cell>
          <table:table-cell table:style-name="ce71" office:value-type="float" office:value="-0.53">
            <text:p>-0.5300</text:p>
          </table:table-cell>
          <table:table-cell table:style-name="ce71" office:value-type="float" office:value="1.34647688431699">
            <text:p>1.3465</text:p>
          </table:table-cell>
          <table:table-cell table:style-name="ce71" office:value-type="float" office:value="0.00965482597690067">
            <text:p>0.0097</text:p>
          </table:table-cell>
          <table:table-cell table:style-name="ce88" office:value-type="float" office:value="0.00965482597690067">
            <text:p>0.0097</text:p>
          </table:table-cell>
          <table:table-cell table:style-name="ce44" table:formula="of:=[.G466]+1" office:value-type="float" office:value="42">
            <text:p>42</text:p>
          </table:table-cell>
          <table:table-cell table:number-columns-repeated="5"/>
          <table:table-cell table:style-name="ce64" office:value-type="float" office:value="-1.75220686648209">
            <text:p>-1.7522</text:p>
          </table:table-cell>
          <table:table-cell table:style-name="ce71" office:value-type="float" office:value="0.252">
            <text:p>0.2520</text:p>
          </table:table-cell>
          <table:table-cell table:style-name="ce71" office:value-type="float" office:value="0.002772">
            <text:p>0.0028</text:p>
          </table:table-cell>
          <table:table-cell table:style-name="ce88" office:value-type="float" office:value="0.002772">
            <text:p>0.002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58">
            <text:p>-0.5800</text:p>
          </table:table-cell>
          <table:table-cell table:style-name="ce71" office:value-type="float" office:value="-0.58">
            <text:p>-0.5800</text:p>
          </table:table-cell>
          <table:table-cell table:style-name="ce71" office:value-type="float" office:value="0.847938677028003">
            <text:p>0.8479</text:p>
          </table:table-cell>
          <table:table-cell table:style-name="ce71" office:value-type="float" office:value="0.00530698754746316">
            <text:p>0.0053</text:p>
          </table:table-cell>
          <table:table-cell table:style-name="ce88" office:value-type="float" office:value="0.00530698754746316">
            <text:p>0.0053</text:p>
          </table:table-cell>
          <table:table-cell table:style-name="ce44" table:formula="of:=[.G467]+1" office:value-type="float" office:value="43">
            <text:p>43</text:p>
          </table:table-cell>
          <table:table-cell table:number-columns-repeated="5"/>
          <table:table-cell table:style-name="ce64" office:value-type="float" office:value="-1.75">
            <text:p>-1.7500</text:p>
          </table:table-cell>
          <table:table-cell table:style-name="ce71" office:value-type="float" office:value="0.248394846967484">
            <text:p>0.2484</text:p>
          </table:table-cell>
          <table:table-cell table:style-name="ce71" office:value-type="float" office:value="0.00261680146724254">
            <text:p>0.0026</text:p>
          </table:table-cell>
          <table:table-cell table:style-name="ce88" office:value-type="float" office:value="0.00261680146724254">
            <text:p>0.002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65">
            <text:p>-0.6500</text:p>
          </table:table-cell>
          <table:table-cell table:style-name="ce71" office:value-type="float" office:value="-0.65">
            <text:p>-0.6500</text:p>
          </table:table-cell>
          <table:table-cell table:style-name="ce71" office:value-type="float" office:value="0.766811580507232">
            <text:p>0.7668</text:p>
          </table:table-cell>
          <table:table-cell table:style-name="ce71" office:value-type="float" office:value="0.00847665862805614">
            <text:p>0.0085</text:p>
          </table:table-cell>
          <table:table-cell table:style-name="ce88" office:value-type="float" office:value="0.00847665862805614">
            <text:p>0.0085</text:p>
          </table:table-cell>
          <table:table-cell table:style-name="ce44" table:formula="of:=[.G468]+1" office:value-type="float" office:value="44">
            <text:p>44</text:p>
          </table:table-cell>
          <table:table-cell table:number-columns-repeated="5"/>
          <table:table-cell table:style-name="ce64" office:value-type="float" office:value="-1.75">
            <text:p>-1.7500</text:p>
          </table:table-cell>
          <table:table-cell table:style-name="ce71" office:value-type="float" office:value="0.246">
            <text:p>0.2460</text:p>
          </table:table-cell>
          <table:table-cell table:style-name="ce71" office:value-type="float" office:value="0.005166">
            <text:p>0.0052</text:p>
          </table:table-cell>
          <table:table-cell table:style-name="ce88" office:value-type="float" office:value="0.005166">
            <text:p>0.005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72">
            <text:p>-0.7200</text:p>
          </table:table-cell>
          <table:table-cell table:style-name="ce71" office:value-type="float" office:value="-0.72">
            <text:p>-0.7200</text:p>
          </table:table-cell>
          <table:table-cell table:style-name="ce71" office:value-type="float" office:value="0.689927532426414">
            <text:p>0.6899</text:p>
          </table:table-cell>
          <table:table-cell table:style-name="ce71" office:value-type="float" office:value="0.0101459931239178">
            <text:p>0.0101</text:p>
          </table:table-cell>
          <table:table-cell table:style-name="ce88" office:value-type="float" office:value="0.0101459931239178">
            <text:p>0.0101</text:p>
          </table:table-cell>
          <table:table-cell table:style-name="ce44" table:formula="of:=[.G469]+1" office:value-type="float" office:value="45">
            <text:p>45</text:p>
          </table:table-cell>
          <table:table-cell table:number-columns-repeated="5"/>
          <table:table-cell table:style-name="ce64" office:value-type="float" office:value="-1.75">
            <text:p>-1.7500</text:p>
          </table:table-cell>
          <table:table-cell table:style-name="ce71" office:value-type="float" office:value="0.245207807385851">
            <text:p>0.2452</text:p>
          </table:table-cell>
          <table:table-cell table:style-name="ce71" office:value-type="float" office:value="0.00486356374846519">
            <text:p>0.0049</text:p>
          </table:table-cell>
          <table:table-cell table:style-name="ce88" office:value-type="float" office:value="0.00486356374846519">
            <text:p>0.004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78">
            <text:p>-0.7800</text:p>
          </table:table-cell>
          <table:table-cell table:style-name="ce71" office:value-type="float" office:value="-0.78">
            <text:p>-0.7800</text:p>
          </table:table-cell>
          <table:table-cell table:style-name="ce71" office:value-type="float" office:value="0.646529195009785">
            <text:p>0.6465</text:p>
          </table:table-cell>
          <table:table-cell table:style-name="ce71" office:value-type="float" office:value="0.00618688224889746">
            <text:p>0.0062</text:p>
          </table:table-cell>
          <table:table-cell table:style-name="ce88" office:value-type="float" office:value="0.00618688224889746">
            <text:p>0.0062</text:p>
          </table:table-cell>
          <table:table-cell table:style-name="ce44" table:formula="of:=[.G470]+1" office:value-type="float" office:value="46">
            <text:p>46</text:p>
          </table:table-cell>
          <table:table-cell table:number-columns-repeated="5"/>
          <table:table-cell table:style-name="ce64" office:value-type="float" office:value="-1.75">
            <text:p>-1.7500</text:p>
          </table:table-cell>
          <table:table-cell table:style-name="ce71" office:value-type="float" office:value="0.244277227471674">
            <text:p>0.2443</text:p>
          </table:table-cell>
          <table:table-cell table:style-name="ce71" office:value-type="float" office:value="0.0032008981672268">
            <text:p>0.0032</text:p>
          </table:table-cell>
          <table:table-cell table:style-name="ce88" office:value-type="float" office:value="0.0032008981672268">
            <text:p>0.003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94">
            <text:p>-0.9400</text:p>
          </table:table-cell>
          <table:table-cell table:style-name="ce71" office:value-type="float" office:value="-0.94">
            <text:p>-0.9400</text:p>
          </table:table-cell>
          <table:table-cell table:style-name="ce71" office:value-type="float" office:value="0.523450093132096">
            <text:p>0.5235</text:p>
          </table:table-cell>
          <table:table-cell table:style-name="ce71" office:value-type="float" office:value="0.00573120539925653">
            <text:p>0.0057</text:p>
          </table:table-cell>
          <table:table-cell table:style-name="ce88" office:value-type="float" office:value="0.00573120539925653">
            <text:p>0.0057</text:p>
          </table:table-cell>
          <table:table-cell table:style-name="ce44" table:formula="of:=[.G471]+1" office:value-type="float" office:value="47">
            <text:p>47</text:p>
          </table:table-cell>
          <table:table-cell table:number-columns-repeated="5"/>
          <table:table-cell table:style-name="ce64" office:value-type="float" office:value="-1.55751721465075">
            <text:p>-1.5575</text:p>
          </table:table-cell>
          <table:table-cell table:style-name="ce71" office:value-type="float" office:value="0.2910146944952">
            <text:p>0.2910</text:p>
          </table:table-cell>
          <table:table-cell table:style-name="ce71" office:value-type="float" office:value="0.00733783426024868">
            <text:p>0.0073</text:p>
          </table:table-cell>
          <table:table-cell table:style-name="ce88" office:value-type="float" office:value="0.00733783426024868">
            <text:p>0.007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1">
            <text:p>-1.1000</text:p>
          </table:table-cell>
          <table:table-cell table:style-name="ce71" office:value-type="float" office:value="-1.1">
            <text:p>-1.1000</text:p>
          </table:table-cell>
          <table:table-cell table:style-name="ce71" office:value-type="float" office:value="0.452327315115946">
            <text:p>0.4523</text:p>
          </table:table-cell>
          <table:table-cell table:style-name="ce71" office:value-type="float" office:value="0.00353726150628305">
            <text:p>0.0035</text:p>
          </table:table-cell>
          <table:table-cell table:style-name="ce88" office:value-type="float" office:value="0.00353726150628305">
            <text:p>0.0035</text:p>
          </table:table-cell>
          <table:table-cell table:style-name="ce44" table:formula="of:=[.G472]+1" office:value-type="float" office:value="48">
            <text:p>48</text:p>
          </table:table-cell>
          <table:table-cell table:number-columns-repeated="5"/>
          <table:table-cell table:style-name="ce64" office:value-type="float" office:value="-1.55751721465075">
            <text:p>-1.5575</text:p>
          </table:table-cell>
          <table:table-cell table:style-name="ce71" office:value-type="float" office:value="0.291">
            <text:p>0.2910</text:p>
          </table:table-cell>
          <table:table-cell table:style-name="ce71" office:value-type="float" office:value="0.004074">
            <text:p>0.0041</text:p>
          </table:table-cell>
          <table:table-cell table:style-name="ce88" office:value-type="float" office:value="0.004074">
            <text:p>0.004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35">
            <text:p>-1.3500</text:p>
          </table:table-cell>
          <table:table-cell table:style-name="ce71" office:value-type="float" office:value="-1.35">
            <text:p>-1.3500</text:p>
          </table:table-cell>
          <table:table-cell table:style-name="ce71" office:value-type="float" office:value="0.352278299076171">
            <text:p>0.3523</text:p>
          </table:table-cell>
          <table:table-cell table:style-name="ce71" office:value-type="float" office:value="0.00340639773482196">
            <text:p>0.0034</text:p>
          </table:table-cell>
          <table:table-cell table:style-name="ce88" office:value-type="float" office:value="0.00340639773482196">
            <text:p>0.0034</text:p>
          </table:table-cell>
          <table:table-cell table:style-name="ce44" table:formula="of:=[.G473]+1" office:value-type="float" office:value="49">
            <text:p>49</text:p>
          </table:table-cell>
          <table:table-cell table:number-columns-repeated="5"/>
          <table:table-cell table:style-name="ce64" office:value-type="float" office:value="-1.5">
            <text:p>-1.5000</text:p>
          </table:table-cell>
          <table:table-cell table:style-name="ce71" office:value-type="float" office:value="0.298">
            <text:p>0.2980</text:p>
          </table:table-cell>
          <table:table-cell table:style-name="ce71" office:value-type="float" office:value="0.009238">
            <text:p>0.0092</text:p>
          </table:table-cell>
          <table:table-cell table:style-name="ce88" office:value-type="float" office:value="0.009238">
            <text:p>0.009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75">
            <text:p>-1.7500</text:p>
          </table:table-cell>
          <table:table-cell table:style-name="ce71" office:value-type="float" office:value="-1.75">
            <text:p>-1.7500</text:p>
          </table:table-cell>
          <table:table-cell table:style-name="ce71" office:value-type="float" office:value="0.248394846967484">
            <text:p>0.2484</text:p>
          </table:table-cell>
          <table:table-cell table:style-name="ce71" office:value-type="float" office:value="0.00261680146724254">
            <text:p>0.0026</text:p>
          </table:table-cell>
          <table:table-cell table:style-name="ce88" office:value-type="float" office:value="0.00261680146724254">
            <text:p>0.0026</text:p>
          </table:table-cell>
          <table:table-cell table:style-name="ce44" table:formula="of:=[.G474]+1" office:value-type="float" office:value="50">
            <text:p>50</text:p>
          </table:table-cell>
          <table:table-cell table:number-columns-repeated="5"/>
          <table:table-cell table:style-name="ce64" office:value-type="float" office:value="-1.5">
            <text:p>-1.5000</text:p>
          </table:table-cell>
          <table:table-cell table:style-name="ce71" office:value-type="float" office:value="0.299786926198477">
            <text:p>0.2998</text:p>
          </table:table-cell>
          <table:table-cell table:style-name="ce71" office:value-type="float" office:value="0.00638381193303932">
            <text:p>0.0064</text:p>
          </table:table-cell>
          <table:table-cell table:style-name="ce88" office:value-type="float" office:value="0.00638381193303932">
            <text:p>0.0064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67">
            <text:p>-0.6700</text:p>
          </table:table-cell>
          <table:table-cell table:style-name="ce71" office:value-type="float" office:value="-0.67">
            <text:p>-0.6700</text:p>
          </table:table-cell>
          <table:table-cell table:style-name="ce71" office:value-type="float" office:value="0.714">
            <text:p>0.7140</text:p>
          </table:table-cell>
          <table:table-cell table:style-name="ce71" office:value-type="float" office:value="0.022134">
            <text:p>0.0221</text:p>
          </table:table-cell>
          <table:table-cell table:style-name="ce88" office:value-type="float" office:value="0.022134">
            <text:p>0.0221</text:p>
          </table:table-cell>
          <table:table-cell table:style-name="ce44" table:formula="of:=[.G475]+1" office:value-type="float" office:value="51">
            <text:p>51</text:p>
          </table:table-cell>
          <table:table-cell table:number-columns-repeated="5"/>
          <table:table-cell table:style-name="ce64" office:value-type="float" office:value="-1.36282756281941">
            <text:p>-1.3628</text:p>
          </table:table-cell>
          <table:table-cell table:style-name="ce71" office:value-type="float" office:value="0.340727377432">
            <text:p>0.3407</text:p>
          </table:table-cell>
          <table:table-cell table:style-name="ce71" office:value-type="float" office:value="0.00863690020379493">
            <text:p>0.0086</text:p>
          </table:table-cell>
          <table:table-cell table:style-name="ce88" office:value-type="float" office:value="0.00863690020379493">
            <text:p>0.008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">
            <text:p>-1.0000</text:p>
          </table:table-cell>
          <table:table-cell table:style-name="ce71" office:value-type="float" office:value="-1">
            <text:p>-1.0000</text:p>
          </table:table-cell>
          <table:table-cell table:style-name="ce71" office:value-type="float" office:value="0.49">
            <text:p>0.4900</text:p>
          </table:table-cell>
          <table:table-cell table:style-name="ce71" office:value-type="float" office:value="0.01421">
            <text:p>0.0142</text:p>
          </table:table-cell>
          <table:table-cell table:style-name="ce88" office:value-type="float" office:value="0.01421">
            <text:p>0.0142</text:p>
          </table:table-cell>
          <table:table-cell table:style-name="ce44" table:formula="of:=[.G476]+1" office:value-type="float" office:value="52">
            <text:p>52</text:p>
          </table:table-cell>
          <table:table-cell table:number-columns-repeated="5"/>
          <table:table-cell table:style-name="ce64" office:value-type="float" office:value="-1.36282756281941">
            <text:p>-1.3628</text:p>
          </table:table-cell>
          <table:table-cell table:style-name="ce71" office:value-type="float" office:value="0.347">
            <text:p>0.3470</text:p>
          </table:table-cell>
          <table:table-cell table:style-name="ce71" office:value-type="float" office:value="0.00694">
            <text:p>0.0069</text:p>
          </table:table-cell>
          <table:table-cell table:style-name="ce88" office:value-type="float" office:value="0.00694">
            <text:p>0.006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169">
            <text:p>-1.1690</text:p>
          </table:table-cell>
          <table:table-cell table:style-name="ce71" office:value-type="float" office:value="-1.169">
            <text:p>-1.1690</text:p>
          </table:table-cell>
          <table:table-cell table:style-name="ce71" office:value-type="float" office:value="0.41">
            <text:p>0.4100</text:p>
          </table:table-cell>
          <table:table-cell table:style-name="ce71" office:value-type="float" office:value="0.00861">
            <text:p>0.0086</text:p>
          </table:table-cell>
          <table:table-cell table:style-name="ce88" office:value-type="float" office:value="0.00861">
            <text:p>0.0086</text:p>
          </table:table-cell>
          <table:table-cell table:style-name="ce44" table:formula="of:=[.G477]+1" office:value-type="float" office:value="53">
            <text:p>53</text:p>
          </table:table-cell>
          <table:table-cell table:number-columns-repeated="5"/>
          <table:table-cell table:style-name="ce64" office:value-type="float" office:value="-1.35">
            <text:p>-1.3500</text:p>
          </table:table-cell>
          <table:table-cell table:style-name="ce71" office:value-type="float" office:value="0.352278299076171">
            <text:p>0.3523</text:p>
          </table:table-cell>
          <table:table-cell table:style-name="ce71" office:value-type="float" office:value="0.00340639773482196">
            <text:p>0.0034</text:p>
          </table:table-cell>
          <table:table-cell table:style-name="ce88" office:value-type="float" office:value="0.00340639773482196">
            <text:p>0.0034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5">
            <text:p>-1.5000</text:p>
          </table:table-cell>
          <table:table-cell table:style-name="ce71" office:value-type="float" office:value="-1.5">
            <text:p>-1.5000</text:p>
          </table:table-cell>
          <table:table-cell table:style-name="ce71" office:value-type="float" office:value="0.298">
            <text:p>0.2980</text:p>
          </table:table-cell>
          <table:table-cell table:style-name="ce71" office:value-type="float" office:value="0.009238">
            <text:p>0.0092</text:p>
          </table:table-cell>
          <table:table-cell table:style-name="ce88" office:value-type="float" office:value="0.009238">
            <text:p>0.0092</text:p>
          </table:table-cell>
          <table:table-cell table:style-name="ce44" table:formula="of:=[.G478]+1" office:value-type="float" office:value="54">
            <text:p>54</text:p>
          </table:table-cell>
          <table:table-cell table:number-columns-repeated="5"/>
          <table:table-cell table:style-name="ce64" office:value-type="float" office:value="-1.25">
            <text:p>-1.2500</text:p>
          </table:table-cell>
          <table:table-cell table:style-name="ce71" office:value-type="float" office:value="0.379308088943457">
            <text:p>0.3793</text:p>
          </table:table-cell>
          <table:table-cell table:style-name="ce71" office:value-type="float" office:value="0.0077803910128378">
            <text:p>0.0078</text:p>
          </table:table-cell>
          <table:table-cell table:style-name="ce88" office:value-type="float" office:value="0.0077803910128378">
            <text:p>0.007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75">
            <text:p>-1.7500</text:p>
          </table:table-cell>
          <table:table-cell table:style-name="ce71" office:value-type="float" office:value="-1.75">
            <text:p>-1.7500</text:p>
          </table:table-cell>
          <table:table-cell table:style-name="ce71" office:value-type="float" office:value="0.246">
            <text:p>0.2460</text:p>
          </table:table-cell>
          <table:table-cell table:style-name="ce71" office:value-type="float" office:value="0.005166">
            <text:p>0.0052</text:p>
          </table:table-cell>
          <table:table-cell table:style-name="ce88" office:value-type="float" office:value="0.005166">
            <text:p>0.0052</text:p>
          </table:table-cell>
          <table:table-cell table:style-name="ce44" table:formula="of:=[.G479]+1" office:value-type="float" office:value="55">
            <text:p>55</text:p>
          </table:table-cell>
          <table:table-cell table:number-columns-repeated="5"/>
          <table:table-cell table:style-name="ce64" office:value-type="float" office:value="-1.169">
            <text:p>-1.1690</text:p>
          </table:table-cell>
          <table:table-cell table:style-name="ce71" office:value-type="float" office:value="0.41">
            <text:p>0.4100</text:p>
          </table:table-cell>
          <table:table-cell table:style-name="ce71" office:value-type="float" office:value="0.00861">
            <text:p>0.0086</text:p>
          </table:table-cell>
          <table:table-cell table:style-name="ce88" office:value-type="float" office:value="0.00861">
            <text:p>0.008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2">
            <text:p>-2.0000</text:p>
          </table:table-cell>
          <table:table-cell table:style-name="ce71" office:value-type="float" office:value="-2">
            <text:p>-2.0000</text:p>
          </table:table-cell>
          <table:table-cell table:style-name="ce71" office:value-type="float" office:value="0.202">
            <text:p>0.2020</text:p>
          </table:table-cell>
          <table:table-cell table:style-name="ce71" office:value-type="float" office:value="0.00404">
            <text:p>0.0040</text:p>
          </table:table-cell>
          <table:table-cell table:style-name="ce88" office:value-type="float" office:value="0.00404">
            <text:p>0.0040</text:p>
          </table:table-cell>
          <table:table-cell table:style-name="ce44" table:formula="of:=[.G480]+1" office:value-type="float" office:value="56">
            <text:p>56</text:p>
          </table:table-cell>
          <table:table-cell table:number-columns-repeated="5"/>
          <table:table-cell table:style-name="ce64" office:value-type="float" office:value="-1.16813791098806">
            <text:p>-1.1681</text:p>
          </table:table-cell>
          <table:table-cell table:style-name="ce71" office:value-type="float" office:value="0.40496286662">
            <text:p>0.4050</text:p>
          </table:table-cell>
          <table:table-cell table:style-name="ce71" office:value-type="float" office:value="0.016757084136">
            <text:p>0.0168</text:p>
          </table:table-cell>
          <table:table-cell table:style-name="ce88" office:value-type="float" office:value="0.016757084136">
            <text:p>0.016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2.33">
            <text:p>-2.3300</text:p>
          </table:table-cell>
          <table:table-cell table:style-name="ce71" office:value-type="float" office:value="-2.33">
            <text:p>-2.3300</text:p>
          </table:table-cell>
          <table:table-cell table:style-name="ce71" office:value-type="float" office:value="0.162">
            <text:p>0.1620</text:p>
          </table:table-cell>
          <table:table-cell table:style-name="ce71" office:value-type="float" office:value="0.003564">
            <text:p>0.0036</text:p>
          </table:table-cell>
          <table:table-cell table:style-name="ce88" office:value-type="float" office:value="0.003564">
            <text:p>0.0036</text:p>
          </table:table-cell>
          <table:table-cell table:style-name="ce44" table:formula="of:=[.G481]+1" office:value-type="float" office:value="57">
            <text:p>57</text:p>
          </table:table-cell>
          <table:table-cell table:number-columns-repeated="5"/>
          <table:table-cell table:style-name="ce64" office:value-type="float" office:value="-1.16813791098806">
            <text:p>-1.1681</text:p>
          </table:table-cell>
          <table:table-cell table:style-name="ce71" office:value-type="float" office:value="0.4189271034">
            <text:p>0.4189</text:p>
          </table:table-cell>
          <table:table-cell table:style-name="ce71" office:value-type="float" office:value="0.0103899927592949">
            <text:p>0.0104</text:p>
          </table:table-cell>
          <table:table-cell table:style-name="ce88" office:value-type="float" office:value="0.0103899927592949">
            <text:p>0.0104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3">
            <text:p>-3.0000</text:p>
          </table:table-cell>
          <table:table-cell table:style-name="ce71" office:value-type="float" office:value="-3">
            <text:p>-3.0000</text:p>
          </table:table-cell>
          <table:table-cell table:style-name="ce71" office:value-type="float" office:value="0.108">
            <text:p>0.1080</text:p>
          </table:table-cell>
          <table:table-cell table:style-name="ce71" office:value-type="float" office:value="0.002376">
            <text:p>0.0024</text:p>
          </table:table-cell>
          <table:table-cell table:style-name="ce88" office:value-type="float" office:value="0.002376">
            <text:p>0.0024</text:p>
          </table:table-cell>
          <table:table-cell table:style-name="ce44" table:formula="of:=[.G482]+1" office:value-type="float" office:value="58">
            <text:p>58</text:p>
          </table:table-cell>
          <table:table-cell table:number-columns-repeated="5"/>
          <table:table-cell table:style-name="ce64" office:value-type="float" office:value="-1.16813791098806">
            <text:p>-1.1681</text:p>
          </table:table-cell>
          <table:table-cell table:style-name="ce71" office:value-type="float" office:value="0.4202">
            <text:p>0.4202</text:p>
          </table:table-cell>
          <table:table-cell table:style-name="ce71" office:value-type="float" office:value="0.0033616">
            <text:p>0.0034</text:p>
          </table:table-cell>
          <table:table-cell table:style-name="ce88" office:value-type="float" office:value="0.0033616">
            <text:p>0.0034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272565512563881">
            <text:p>-0.2726</text:p>
          </table:table-cell>
          <table:table-cell table:style-name="ce71" office:value-type="float" office:value="-0.272565512563881">
            <text:p>-0.2726</text:p>
          </table:table-cell>
          <table:table-cell table:style-name="ce71" office:value-type="float" office:value="1.408">
            <text:p>1.4080</text:p>
          </table:table-cell>
          <table:table-cell table:style-name="ce71" office:value-type="float" office:value="0.015488">
            <text:p>0.0155</text:p>
          </table:table-cell>
          <table:table-cell table:style-name="ce88" office:value-type="float" office:value="0.015488">
            <text:p>0.0155</text:p>
          </table:table-cell>
          <table:table-cell table:style-name="ce44" table:formula="of:=[.G483]+1" office:value-type="float" office:value="59">
            <text:p>59</text:p>
          </table:table-cell>
          <table:table-cell table:number-columns-repeated="5"/>
          <table:table-cell table:style-name="ce64" office:value-type="float" office:value="-1.16813791098806">
            <text:p>-1.1681</text:p>
          </table:table-cell>
          <table:table-cell table:style-name="ce71" office:value-type="float" office:value="0.418">
            <text:p>0.4180</text:p>
          </table:table-cell>
          <table:table-cell table:style-name="ce71" office:value-type="float" office:value="0.004598">
            <text:p>0.0046</text:p>
          </table:table-cell>
          <table:table-cell table:style-name="ce88" office:value-type="float" office:value="0.004598">
            <text:p>0.004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389379303662688">
            <text:p>-0.3894</text:p>
          </table:table-cell>
          <table:table-cell table:style-name="ce71" office:value-type="float" office:value="-0.389379303662688">
            <text:p>-0.3894</text:p>
          </table:table-cell>
          <table:table-cell table:style-name="ce71" office:value-type="float" office:value="1.1336">
            <text:p>1.1336</text:p>
          </table:table-cell>
          <table:table-cell table:style-name="ce71" office:value-type="float" office:value="0.0102024">
            <text:p>0.0102</text:p>
          </table:table-cell>
          <table:table-cell table:style-name="ce88" office:value-type="float" office:value="0.0102024">
            <text:p>0.0102</text:p>
          </table:table-cell>
          <table:table-cell table:style-name="ce44" table:formula="of:=[.G484]+1" office:value-type="float" office:value="60">
            <text:p>60</text:p>
          </table:table-cell>
          <table:table-cell table:number-columns-repeated="5"/>
          <table:table-cell table:style-name="ce64" office:value-type="float" office:value="-1.1">
            <text:p>-1.1000</text:p>
          </table:table-cell>
          <table:table-cell table:style-name="ce71" office:value-type="float" office:value="0.452327315115946">
            <text:p>0.4523</text:p>
          </table:table-cell>
          <table:table-cell table:style-name="ce71" office:value-type="float" office:value="0.00353726150628305">
            <text:p>0.0035</text:p>
          </table:table-cell>
          <table:table-cell table:style-name="ce88" office:value-type="float" office:value="0.00353726150628305">
            <text:p>0.003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584068955494031">
            <text:p>-0.5841</text:p>
          </table:table-cell>
          <table:table-cell table:style-name="ce71" office:value-type="float" office:value="-0.584068955494031">
            <text:p>-0.5841</text:p>
          </table:table-cell>
          <table:table-cell table:style-name="ce71" office:value-type="float" office:value="0.8427">
            <text:p>0.8427</text:p>
          </table:table-cell>
          <table:table-cell table:style-name="ce71" office:value-type="float" office:value="0.0050562">
            <text:p>0.0051</text:p>
          </table:table-cell>
          <table:table-cell table:style-name="ce88" office:value-type="float" office:value="0.0050562">
            <text:p>0.0051</text:p>
          </table:table-cell>
          <table:table-cell table:style-name="ce44" table:formula="of:=[.G485]+1" office:value-type="float" office:value="61">
            <text:p>61</text:p>
          </table:table-cell>
          <table:table-cell table:number-columns-repeated="5"/>
          <table:table-cell table:style-name="ce64" office:value-type="float" office:value="-1.09026205025553">
            <text:p>-1.0903</text:p>
          </table:table-cell>
          <table:table-cell table:style-name="ce71" office:value-type="float" office:value="0.44685557696">
            <text:p>0.4469</text:p>
          </table:table-cell>
          <table:table-cell table:style-name="ce71" office:value-type="float" office:value="0.016757084136">
            <text:p>0.0168</text:p>
          </table:table-cell>
          <table:table-cell table:style-name="ce88" office:value-type="float" office:value="0.016757084136">
            <text:p>0.016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778758607325375">
            <text:p>-0.7788</text:p>
          </table:table-cell>
          <table:table-cell table:style-name="ce71" office:value-type="float" office:value="-0.778758607325375">
            <text:p>-0.7788</text:p>
          </table:table-cell>
          <table:table-cell table:style-name="ce71" office:value-type="float" office:value="0.6477">
            <text:p>0.6477</text:p>
          </table:table-cell>
          <table:table-cell table:style-name="ce71" office:value-type="float" office:value="0.006477">
            <text:p>0.0065</text:p>
          </table:table-cell>
          <table:table-cell table:style-name="ce88" office:value-type="float" office:value="0.006477">
            <text:p>0.0065</text:p>
          </table:table-cell>
          <table:table-cell table:style-name="ce44" table:formula="of:=[.G486]+1" office:value-type="float" office:value="62">
            <text:p>62</text:p>
          </table:table-cell>
          <table:table-cell table:number-columns-repeated="5"/>
          <table:table-cell table:style-name="ce64" office:value-type="float" office:value="-1.01238618952299">
            <text:p>-1.0124</text:p>
          </table:table-cell>
          <table:table-cell table:style-name="ce71" office:value-type="float" office:value="0.497126829368">
            <text:p>0.4971</text:p>
          </table:table-cell>
          <table:table-cell table:style-name="ce71" office:value-type="float" office:value="0.01396423678">
            <text:p>0.0140</text:p>
          </table:table-cell>
          <table:table-cell table:style-name="ce88" office:value-type="float" office:value="0.01396423678">
            <text:p>0.014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16813791098806">
            <text:p>-1.1681</text:p>
          </table:table-cell>
          <table:table-cell table:style-name="ce71" office:value-type="float" office:value="-1.16813791098806">
            <text:p>-1.1681</text:p>
          </table:table-cell>
          <table:table-cell table:style-name="ce71" office:value-type="float" office:value="0.4202">
            <text:p>0.4202</text:p>
          </table:table-cell>
          <table:table-cell table:style-name="ce71" office:value-type="float" office:value="0.0033616">
            <text:p>0.0034</text:p>
          </table:table-cell>
          <table:table-cell table:style-name="ce88" office:value-type="float" office:value="0.0033616">
            <text:p>0.0034</text:p>
          </table:table-cell>
          <table:table-cell table:style-name="ce44" table:formula="of:=[.G487]+1" office:value-type="float" office:value="63">
            <text:p>63</text:p>
          </table:table-cell>
          <table:table-cell table:number-columns-repeated="5"/>
          <table:table-cell table:style-name="ce64" office:value-type="float" office:value="-1">
            <text:p>-1.0000</text:p>
          </table:table-cell>
          <table:table-cell table:style-name="ce71" office:value-type="float" office:value="0.49">
            <text:p>0.4900</text:p>
          </table:table-cell>
          <table:table-cell table:style-name="ce71" office:value-type="float" office:value="0.01421">
            <text:p>0.0142</text:p>
          </table:table-cell>
          <table:table-cell table:style-name="ce88" office:value-type="float" office:value="0.01421">
            <text:p>0.014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75220686648209">
            <text:p>-1.7522</text:p>
          </table:table-cell>
          <table:table-cell table:style-name="ce71" office:value-type="float" office:value="-1.75220686648209">
            <text:p>-1.7522</text:p>
          </table:table-cell>
          <table:table-cell table:style-name="ce71" office:value-type="float" office:value="0.248">
            <text:p>0.2480</text:p>
          </table:table-cell>
          <table:table-cell table:style-name="ce71" office:value-type="float" office:value="0.002728">
            <text:p>0.0027</text:p>
          </table:table-cell>
          <table:table-cell table:style-name="ce88" office:value-type="float" office:value="0.002728">
            <text:p>0.0027</text:p>
          </table:table-cell>
          <table:table-cell table:style-name="ce44" table:formula="of:=[.G488]+1" office:value-type="float" office:value="64">
            <text:p>64</text:p>
          </table:table-cell>
          <table:table-cell table:number-columns-repeated="5"/>
          <table:table-cell table:style-name="ce64" office:value-type="float" office:value="-1">
            <text:p>-1.0000</text:p>
          </table:table-cell>
          <table:table-cell table:style-name="ce71" office:value-type="float" office:value="0.492065109916594">
            <text:p>0.4921</text:p>
          </table:table-cell>
          <table:table-cell table:style-name="ce71" office:value-type="float" office:value="0.0103046265224165">
            <text:p>0.0103</text:p>
          </table:table-cell>
          <table:table-cell table:style-name="ce88" office:value-type="float" office:value="0.0103046265224165">
            <text:p>0.010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0171326893611583">
            <text:p>-0.0171</text:p>
          </table:table-cell>
          <table:table-cell table:style-name="ce71" office:value-type="float" office:value="-0.0171326893611583">
            <text:p>-0.0171</text:p>
          </table:table-cell>
          <table:table-cell table:style-name="ce71" office:value-type="float" office:value="2.68">
            <text:p>2.6800</text:p>
          </table:table-cell>
          <table:table-cell table:style-name="ce71" office:value-type="float" office:value="0.06164">
            <text:p>0.0616</text:p>
          </table:table-cell>
          <table:table-cell table:style-name="ce88" office:value-type="float" office:value="0.06164">
            <text:p>0.0616</text:p>
          </table:table-cell>
          <table:table-cell table:style-name="ce44" table:formula="of:=[.G489]+1" office:value-type="float" office:value="65">
            <text:p>65</text:p>
          </table:table-cell>
          <table:table-cell table:number-columns-repeated="5"/>
          <table:table-cell table:style-name="ce64" office:value-type="float" office:value="-1">
            <text:p>-1.0000</text:p>
          </table:table-cell>
          <table:table-cell table:style-name="ce71" office:value-type="float" office:value="0.489657746365143">
            <text:p>0.4897</text:p>
          </table:table-cell>
          <table:table-cell table:style-name="ce71" office:value-type="float" office:value="0.0156311878363395">
            <text:p>0.0156</text:p>
          </table:table-cell>
          <table:table-cell table:style-name="ce88" office:value-type="float" office:value="0.0156311878363395">
            <text:p>0.015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0229733789160986">
            <text:p>-0.0230</text:p>
          </table:table-cell>
          <table:table-cell table:style-name="ce71" office:value-type="float" office:value="-0.0229733789160986">
            <text:p>-0.0230</text:p>
          </table:table-cell>
          <table:table-cell table:style-name="ce71" office:value-type="float" office:value="2.53">
            <text:p>2.5300</text:p>
          </table:table-cell>
          <table:table-cell table:style-name="ce71" office:value-type="float" office:value="0.04554">
            <text:p>0.0455</text:p>
          </table:table-cell>
          <table:table-cell table:style-name="ce88" office:value-type="float" office:value="0.04554">
            <text:p>0.0455</text:p>
          </table:table-cell>
          <table:table-cell table:style-name="ce44" table:formula="of:=[.G490]+1" office:value-type="float" office:value="66">
            <text:p>66</text:p>
          </table:table-cell>
          <table:table-cell table:number-columns-repeated="5"/>
          <table:table-cell table:style-name="ce64" office:value-type="float" office:value="-0.989023431303226">
            <text:p>-0.9890</text:p>
          </table:table-cell>
          <table:table-cell table:style-name="ce71" office:value-type="float" office:value="0.501">
            <text:p>0.5010</text:p>
          </table:table-cell>
          <table:table-cell table:style-name="ce71" office:value-type="float" office:value="0.005511">
            <text:p>0.0055</text:p>
          </table:table-cell>
          <table:table-cell table:style-name="ce88" office:value-type="float" office:value="0.005511">
            <text:p>0.005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0280353098637135">
            <text:p>-0.0280</text:p>
          </table:table-cell>
          <table:table-cell table:style-name="ce71" office:value-type="float" office:value="-0.0280353098637135">
            <text:p>-0.0280</text:p>
          </table:table-cell>
          <table:table-cell table:style-name="ce71" office:value-type="float" office:value="2.59">
            <text:p>2.5900</text:p>
          </table:table-cell>
          <table:table-cell table:style-name="ce71" office:value-type="float" office:value="0.10101">
            <text:p>0.1010</text:p>
          </table:table-cell>
          <table:table-cell table:style-name="ce88" office:value-type="float" office:value="0.10101">
            <text:p>0.1010</text:p>
          </table:table-cell>
          <table:table-cell table:style-name="ce44" table:formula="of:=[.G491]+1" office:value-type="float" office:value="67">
            <text:p>67</text:p>
          </table:table-cell>
          <table:table-cell table:number-columns-repeated="5"/>
          <table:table-cell table:style-name="ce64" office:value-type="float" office:value="-0.973448259156719">
            <text:p>-0.9734</text:p>
          </table:table-cell>
          <table:table-cell table:style-name="ce71" office:value-type="float" office:value="0.5049468019648">
            <text:p>0.5049</text:p>
          </table:table-cell>
          <table:table-cell table:style-name="ce71" office:value-type="float" office:value="0.0121209111919999">
            <text:p>0.0121</text:p>
          </table:table-cell>
          <table:table-cell table:style-name="ce88" office:value-type="float" office:value="0.0121209111919999">
            <text:p>0.012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0319291029003404">
            <text:p>-0.0319</text:p>
          </table:table-cell>
          <table:table-cell table:style-name="ce71" office:value-type="float" office:value="-0.0319291029003404">
            <text:p>-0.0319</text:p>
          </table:table-cell>
          <table:table-cell table:style-name="ce71" office:value-type="float" office:value="2.66">
            <text:p>2.6600</text:p>
          </table:table-cell>
          <table:table-cell table:style-name="ce71" office:value-type="float" office:value="0.08778">
            <text:p>0.0878</text:p>
          </table:table-cell>
          <table:table-cell table:style-name="ce88" office:value-type="float" office:value="0.08778">
            <text:p>0.0878</text:p>
          </table:table-cell>
          <table:table-cell table:style-name="ce44" table:formula="of:=[.G492]+1" office:value-type="float" office:value="68">
            <text:p>68</text:p>
          </table:table-cell>
          <table:table-cell table:number-columns-repeated="5"/>
          <table:table-cell table:style-name="ce64" office:value-type="float" office:value="-0.94">
            <text:p>-0.9400</text:p>
          </table:table-cell>
          <table:table-cell table:style-name="ce71" office:value-type="float" office:value="0.523450093132096">
            <text:p>0.5235</text:p>
          </table:table-cell>
          <table:table-cell table:style-name="ce71" office:value-type="float" office:value="0.00573120539925653">
            <text:p>0.0057</text:p>
          </table:table-cell>
          <table:table-cell table:style-name="ce88" office:value-type="float" office:value="0.00573120539925653">
            <text:p>0.005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0389379303662688">
            <text:p>-0.0389</text:p>
          </table:table-cell>
          <table:table-cell table:style-name="ce71" office:value-type="float" office:value="-0.0389379303662688">
            <text:p>-0.0389</text:p>
          </table:table-cell>
          <table:table-cell table:style-name="ce71" office:value-type="float" office:value="2.52">
            <text:p>2.5200</text:p>
          </table:table-cell>
          <table:table-cell table:style-name="ce71" office:value-type="float" office:value="0.02772">
            <text:p>0.0277</text:p>
          </table:table-cell>
          <table:table-cell table:style-name="ce88" office:value-type="float" office:value="0.02772">
            <text:p>0.0277</text:p>
          </table:table-cell>
          <table:table-cell table:style-name="ce44" table:formula="of:=[.G493]+1" office:value-type="float" office:value="69">
            <text:p>69</text:p>
          </table:table-cell>
          <table:table-cell table:number-columns-repeated="5"/>
          <table:table-cell table:style-name="ce64" office:value-type="float" office:value="-0.856634468057913">
            <text:p>-0.8566</text:p>
          </table:table-cell>
          <table:table-cell table:style-name="ce71" office:value-type="float" office:value="0.625597807744">
            <text:p>0.6256</text:p>
          </table:table-cell>
          <table:table-cell table:style-name="ce71" office:value-type="float" office:value="0.019549931492">
            <text:p>0.0195</text:p>
          </table:table-cell>
          <table:table-cell table:style-name="ce88" office:value-type="float" office:value="0.019549931492">
            <text:p>0.019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0439998613138837">
            <text:p>-0.0440</text:p>
          </table:table-cell>
          <table:table-cell table:style-name="ce71" office:value-type="float" office:value="-0.0439998613138837">
            <text:p>-0.0440</text:p>
          </table:table-cell>
          <table:table-cell table:style-name="ce71" office:value-type="float" office:value="2.44">
            <text:p>2.4400</text:p>
          </table:table-cell>
          <table:table-cell table:style-name="ce71" office:value-type="float" office:value="0.13908">
            <text:p>0.1391</text:p>
          </table:table-cell>
          <table:table-cell table:style-name="ce88" office:value-type="float" office:value="0.13908">
            <text:p>0.1391</text:p>
          </table:table-cell>
          <table:table-cell table:style-name="ce44" table:formula="of:=[.G494]+1" office:value-type="float" office:value="70">
            <text:p>70</text:p>
          </table:table-cell>
          <table:table-cell table:number-columns-repeated="5"/>
          <table:table-cell table:style-name="ce64" office:value-type="float" office:value="-0.78">
            <text:p>-0.7800</text:p>
          </table:table-cell>
          <table:table-cell table:style-name="ce71" office:value-type="float" office:value="0.646529195009785">
            <text:p>0.6465</text:p>
          </table:table-cell>
          <table:table-cell table:style-name="ce71" office:value-type="float" office:value="0.00618688224889746">
            <text:p>0.0062</text:p>
          </table:table-cell>
          <table:table-cell table:style-name="ce88" office:value-type="float" office:value="0.00618688224889746">
            <text:p>0.006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0478936543505106">
            <text:p>-0.0479</text:p>
          </table:table-cell>
          <table:table-cell table:style-name="ce71" office:value-type="float" office:value="-0.0478936543505106">
            <text:p>-0.0479</text:p>
          </table:table-cell>
          <table:table-cell table:style-name="ce71" office:value-type="float" office:value="2.43">
            <text:p>2.4300</text:p>
          </table:table-cell>
          <table:table-cell table:style-name="ce71" office:value-type="float" office:value="0.01944">
            <text:p>0.0194</text:p>
          </table:table-cell>
          <table:table-cell table:style-name="ce88" office:value-type="float" office:value="0.01944">
            <text:p>0.0194</text:p>
          </table:table-cell>
          <table:table-cell table:style-name="ce44" table:formula="of:=[.G495]+1" office:value-type="float" office:value="71">
            <text:p>71</text:p>
          </table:table-cell>
          <table:table-cell table:number-columns-repeated="5"/>
          <table:table-cell table:style-name="ce64" office:value-type="float" office:value="-0.778758607325375">
            <text:p>-0.7788</text:p>
          </table:table-cell>
          <table:table-cell table:style-name="ce71" office:value-type="float" office:value="0.661904823372">
            <text:p>0.6619</text:p>
          </table:table-cell>
          <table:table-cell table:style-name="ce71" office:value-type="float" office:value="0.02792847356">
            <text:p>0.0279</text:p>
          </table:table-cell>
          <table:table-cell table:style-name="ce88" office:value-type="float" office:value="0.02792847356">
            <text:p>0.027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056070619727427">
            <text:p>-0.0561</text:p>
          </table:table-cell>
          <table:table-cell table:style-name="ce71" office:value-type="float" office:value="-0.056070619727427">
            <text:p>-0.0561</text:p>
          </table:table-cell>
          <table:table-cell table:style-name="ce71" office:value-type="float" office:value="2.43">
            <text:p>2.4300</text:p>
          </table:table-cell>
          <table:table-cell table:style-name="ce71" office:value-type="float" office:value="0.02916">
            <text:p>0.0292</text:p>
          </table:table-cell>
          <table:table-cell table:style-name="ce88" office:value-type="float" office:value="0.02916">
            <text:p>0.0292</text:p>
          </table:table-cell>
          <table:table-cell table:style-name="ce44" table:formula="of:=[.G496]+1" office:value-type="float" office:value="72">
            <text:p>72</text:p>
          </table:table-cell>
          <table:table-cell table:number-columns-repeated="5"/>
          <table:table-cell table:style-name="ce64" office:value-type="float" office:value="-0.778758607325375">
            <text:p>-0.7788</text:p>
          </table:table-cell>
          <table:table-cell table:style-name="ce71" office:value-type="float" office:value="0.6392827597884">
            <text:p>0.6393</text:p>
          </table:table-cell>
          <table:table-cell table:style-name="ce71" office:value-type="float" office:value="0.0145678741069878">
            <text:p>0.0146</text:p>
          </table:table-cell>
          <table:table-cell table:style-name="ce88" office:value-type="float" office:value="0.0145678741069878">
            <text:p>0.014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0599644127640539">
            <text:p>-0.0600</text:p>
          </table:table-cell>
          <table:table-cell table:style-name="ce71" office:value-type="float" office:value="-0.0599644127640539">
            <text:p>-0.0600</text:p>
          </table:table-cell>
          <table:table-cell table:style-name="ce71" office:value-type="float" office:value="2.37">
            <text:p>2.3700</text:p>
          </table:table-cell>
          <table:table-cell table:style-name="ce71" office:value-type="float" office:value="0.01896">
            <text:p>0.0190</text:p>
          </table:table-cell>
          <table:table-cell table:style-name="ce88" office:value-type="float" office:value="0.01896">
            <text:p>0.0190</text:p>
          </table:table-cell>
          <table:table-cell table:style-name="ce44" table:formula="of:=[.G497]+1" office:value-type="float" office:value="73">
            <text:p>73</text:p>
          </table:table-cell>
          <table:table-cell table:number-columns-repeated="5"/>
          <table:table-cell table:style-name="ce64" office:value-type="float" office:value="-0.778758607325375">
            <text:p>-0.7788</text:p>
          </table:table-cell>
          <table:table-cell table:style-name="ce71" office:value-type="float" office:value="0.6477">
            <text:p>0.6477</text:p>
          </table:table-cell>
          <table:table-cell table:style-name="ce71" office:value-type="float" office:value="0.006477">
            <text:p>0.0065</text:p>
          </table:table-cell>
          <table:table-cell table:style-name="ce88" office:value-type="float" office:value="0.006477">
            <text:p>0.006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0693095160519584">
            <text:p>-0.0693</text:p>
          </table:table-cell>
          <table:table-cell table:style-name="ce71" office:value-type="float" office:value="-0.0693095160519584">
            <text:p>-0.0693</text:p>
          </table:table-cell>
          <table:table-cell table:style-name="ce71" office:value-type="float" office:value="2.29">
            <text:p>2.2900</text:p>
          </table:table-cell>
          <table:table-cell table:style-name="ce71" office:value-type="float" office:value="0.0458">
            <text:p>0.0458</text:p>
          </table:table-cell>
          <table:table-cell table:style-name="ce88" office:value-type="float" office:value="0.0458">
            <text:p>0.0458</text:p>
          </table:table-cell>
          <table:table-cell table:style-name="ce44" table:formula="of:=[.G498]+1" office:value-type="float" office:value="74">
            <text:p>74</text:p>
          </table:table-cell>
          <table:table-cell table:number-columns-repeated="5"/>
          <table:table-cell table:style-name="ce64" office:value-type="float" office:value="-0.778758607325375">
            <text:p>-0.7788</text:p>
          </table:table-cell>
          <table:table-cell table:style-name="ce71" office:value-type="float" office:value="0.646">
            <text:p>0.6460</text:p>
          </table:table-cell>
          <table:table-cell table:style-name="ce71" office:value-type="float" office:value="0.007106">
            <text:p>0.0071</text:p>
          </table:table-cell>
          <table:table-cell table:style-name="ce88" office:value-type="float" office:value="0.007106">
            <text:p>0.007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0778758607325375">
            <text:p>-0.0779</text:p>
          </table:table-cell>
          <table:table-cell table:style-name="ce71" office:value-type="float" office:value="-0.0778758607325375">
            <text:p>-0.0779</text:p>
          </table:table-cell>
          <table:table-cell table:style-name="ce71" office:value-type="float" office:value="2.25">
            <text:p>2.2500</text:p>
          </table:table-cell>
          <table:table-cell table:style-name="ce71" office:value-type="float" office:value="0.02475">
            <text:p>0.0248</text:p>
          </table:table-cell>
          <table:table-cell table:style-name="ce88" office:value-type="float" office:value="0.02475">
            <text:p>0.0248</text:p>
          </table:table-cell>
          <table:table-cell table:style-name="ce44" table:formula="of:=[.G499]+1" office:value-type="float" office:value="75">
            <text:p>75</text:p>
          </table:table-cell>
          <table:table-cell table:number-columns-repeated="5"/>
          <table:table-cell table:style-name="ce64" office:value-type="float" office:value="-0.75">
            <text:p>-0.7500</text:p>
          </table:table-cell>
          <table:table-cell table:style-name="ce71" office:value-type="float" office:value="0.669063951368772">
            <text:p>0.6691</text:p>
          </table:table-cell>
          <table:table-cell table:style-name="ce71" office:value-type="float" office:value="0.0137665967574929">
            <text:p>0.0138</text:p>
          </table:table-cell>
          <table:table-cell table:style-name="ce88" office:value-type="float" office:value="0.0137665967574929">
            <text:p>0.013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119928825528108">
            <text:p>-0.1199</text:p>
          </table:table-cell>
          <table:table-cell table:style-name="ce71" office:value-type="float" office:value="-0.119928825528108">
            <text:p>-0.1199</text:p>
          </table:table-cell>
          <table:table-cell table:style-name="ce71" office:value-type="float" office:value="2.04">
            <text:p>2.0400</text:p>
          </table:table-cell>
          <table:table-cell table:style-name="ce71" office:value-type="float" office:value="0.01224">
            <text:p>0.0122</text:p>
          </table:table-cell>
          <table:table-cell table:style-name="ce88" office:value-type="float" office:value="0.01224">
            <text:p>0.0122</text:p>
          </table:table-cell>
          <table:table-cell table:style-name="ce44" table:formula="of:=[.G500]+1" office:value-type="float" office:value="76">
            <text:p>76</text:p>
          </table:table-cell>
          <table:table-cell table:number-columns-repeated="5"/>
          <table:table-cell table:style-name="ce64" office:value-type="float" office:value="-0.739820676959107">
            <text:p>-0.7398</text:p>
          </table:table-cell>
          <table:table-cell table:style-name="ce71" office:value-type="float" office:value="0.68424760222">
            <text:p>0.6842</text:p>
          </table:table-cell>
          <table:table-cell table:style-name="ce71" office:value-type="float" office:value="0.022342778848">
            <text:p>0.0223</text:p>
          </table:table-cell>
          <table:table-cell table:style-name="ce88" office:value-type="float" office:value="0.022342778848">
            <text:p>0.022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146017238873508">
            <text:p>-0.1460</text:p>
          </table:table-cell>
          <table:table-cell table:style-name="ce71" office:value-type="float" office:value="-0.146017238873508">
            <text:p>-0.1460</text:p>
          </table:table-cell>
          <table:table-cell table:style-name="ce71" office:value-type="float" office:value="1.9">
            <text:p>1.9000</text:p>
          </table:table-cell>
          <table:table-cell table:style-name="ce71" office:value-type="float" office:value="0.0133">
            <text:p>0.0133</text:p>
          </table:table-cell>
          <table:table-cell table:style-name="ce88" office:value-type="float" office:value="0.0133">
            <text:p>0.0133</text:p>
          </table:table-cell>
          <table:table-cell table:style-name="ce44" table:formula="of:=[.G501]+1" office:value-type="float" office:value="77">
            <text:p>77</text:p>
          </table:table-cell>
          <table:table-cell table:number-columns-repeated="5"/>
          <table:table-cell table:style-name="ce64" office:value-type="float" office:value="-0.72">
            <text:p>-0.7200</text:p>
          </table:table-cell>
          <table:table-cell table:style-name="ce71" office:value-type="float" office:value="0.689927532426414">
            <text:p>0.6899</text:p>
          </table:table-cell>
          <table:table-cell table:style-name="ce71" office:value-type="float" office:value="0.0101459931239178">
            <text:p>0.0101</text:p>
          </table:table-cell>
          <table:table-cell table:style-name="ce88" office:value-type="float" office:value="0.0101459931239178">
            <text:p>0.010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195079031135006">
            <text:p>-0.1951</text:p>
          </table:table-cell>
          <table:table-cell table:style-name="ce71" office:value-type="float" office:value="-0.195079031135006">
            <text:p>-0.1951</text:p>
          </table:table-cell>
          <table:table-cell table:style-name="ce71" office:value-type="float" office:value="1.73">
            <text:p>1.7300</text:p>
          </table:table-cell>
          <table:table-cell table:style-name="ce71" office:value-type="float" office:value="0.07958">
            <text:p>0.0796</text:p>
          </table:table-cell>
          <table:table-cell table:style-name="ce88" office:value-type="float" office:value="0.07958">
            <text:p>0.0796</text:p>
          </table:table-cell>
          <table:table-cell table:style-name="ce44" table:formula="of:=[.G502]+1" office:value-type="float" office:value="78">
            <text:p>78</text:p>
          </table:table-cell>
          <table:table-cell table:number-columns-repeated="5"/>
          <table:table-cell table:style-name="ce64" office:value-type="float" office:value="-0.700882746592838">
            <text:p>-0.7009</text:p>
          </table:table-cell>
          <table:table-cell table:style-name="ce71" office:value-type="float" office:value="0.698211839">
            <text:p>0.6982</text:p>
          </table:table-cell>
          <table:table-cell table:style-name="ce71" office:value-type="float" office:value="0.01396423678">
            <text:p>0.0140</text:p>
          </table:table-cell>
          <table:table-cell table:style-name="ce88" office:value-type="float" office:value="0.01396423678">
            <text:p>0.014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272954891867544">
            <text:p>-0.2730</text:p>
          </table:table-cell>
          <table:table-cell table:style-name="ce71" office:value-type="float" office:value="-0.272954891867544">
            <text:p>-0.2730</text:p>
          </table:table-cell>
          <table:table-cell table:style-name="ce71" office:value-type="float" office:value="1.51">
            <text:p>1.5100</text:p>
          </table:table-cell>
          <table:table-cell table:style-name="ce71" office:value-type="float" office:value="0.05134">
            <text:p>0.0513</text:p>
          </table:table-cell>
          <table:table-cell table:style-name="ce88" office:value-type="float" office:value="0.05134">
            <text:p>0.0513</text:p>
          </table:table-cell>
          <table:table-cell table:style-name="ce44" table:formula="of:=[.G503]+1" office:value-type="float" office:value="79">
            <text:p>79</text:p>
          </table:table-cell>
          <table:table-cell table:number-columns-repeated="5"/>
          <table:table-cell table:style-name="ce64" office:value-type="float" office:value="-0.67">
            <text:p>-0.6700</text:p>
          </table:table-cell>
          <table:table-cell table:style-name="ce71" office:value-type="float" office:value="0.714">
            <text:p>0.7140</text:p>
          </table:table-cell>
          <table:table-cell table:style-name="ce71" office:value-type="float" office:value="0.022134">
            <text:p>0.0221</text:p>
          </table:table-cell>
          <table:table-cell table:style-name="ce88" office:value-type="float" office:value="0.022134">
            <text:p>0.022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311114063626487">
            <text:p>-0.3111</text:p>
          </table:table-cell>
          <table:table-cell table:style-name="ce71" office:value-type="float" office:value="-0.311114063626487">
            <text:p>-0.3111</text:p>
          </table:table-cell>
          <table:table-cell table:style-name="ce71" office:value-type="float" office:value="1.35">
            <text:p>1.3500</text:p>
          </table:table-cell>
          <table:table-cell table:style-name="ce71" office:value-type="float" office:value="0.02835">
            <text:p>0.0284</text:p>
          </table:table-cell>
          <table:table-cell table:style-name="ce88" office:value-type="float" office:value="0.02835">
            <text:p>0.0284</text:p>
          </table:table-cell>
          <table:table-cell table:style-name="ce44" table:formula="of:=[.G504]+1" office:value-type="float" office:value="80">
            <text:p>80</text:p>
          </table:table-cell>
          <table:table-cell table:number-columns-repeated="5"/>
          <table:table-cell table:style-name="ce64" office:value-type="float" office:value="-0.661944816226569">
            <text:p>-0.6619</text:p>
          </table:table-cell>
          <table:table-cell table:style-name="ce71" office:value-type="float" office:value="0.773618717612">
            <text:p>0.7736</text:p>
          </table:table-cell>
          <table:table-cell table:style-name="ce71" office:value-type="float" office:value="0.022342778848">
            <text:p>0.0223</text:p>
          </table:table-cell>
          <table:table-cell table:style-name="ce88" office:value-type="float" office:value="0.022342778848">
            <text:p>0.022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393273096699314">
            <text:p>-0.3933</text:p>
          </table:table-cell>
          <table:table-cell table:style-name="ce71" office:value-type="float" office:value="-0.393273096699314">
            <text:p>-0.3933</text:p>
          </table:table-cell>
          <table:table-cell table:style-name="ce71" office:value-type="float" office:value="1.13">
            <text:p>1.1300</text:p>
          </table:table-cell>
          <table:table-cell table:style-name="ce71" office:value-type="float" office:value="0.01469">
            <text:p>0.0147</text:p>
          </table:table-cell>
          <table:table-cell table:style-name="ce88" office:value-type="float" office:value="0.01469">
            <text:p>0.0147</text:p>
          </table:table-cell>
          <table:table-cell table:style-name="ce44" table:formula="of:=[.G505]+1" office:value-type="float" office:value="81">
            <text:p>81</text:p>
          </table:table-cell>
          <table:table-cell table:number-columns-repeated="5"/>
          <table:table-cell table:style-name="ce64" office:value-type="float" office:value="-0.65">
            <text:p>-0.6500</text:p>
          </table:table-cell>
          <table:table-cell table:style-name="ce71" office:value-type="float" office:value="0.766811580507232">
            <text:p>0.7668</text:p>
          </table:table-cell>
          <table:table-cell table:style-name="ce71" office:value-type="float" office:value="0.00847665862805614">
            <text:p>0.0085</text:p>
          </table:table-cell>
          <table:table-cell table:style-name="ce88" office:value-type="float" office:value="0.00847665862805614">
            <text:p>0.008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584068955494031">
            <text:p>-0.5841</text:p>
          </table:table-cell>
          <table:table-cell table:style-name="ce71" office:value-type="float" office:value="-0.584068955494031">
            <text:p>-0.5841</text:p>
          </table:table-cell>
          <table:table-cell table:style-name="ce71" office:value-type="float" office:value="0.843">
            <text:p>0.8430</text:p>
          </table:table-cell>
          <table:table-cell table:style-name="ce71" office:value-type="float" office:value="0.006744">
            <text:p>0.0067</text:p>
          </table:table-cell>
          <table:table-cell table:style-name="ce88" office:value-type="float" office:value="0.006744">
            <text:p>0.0067</text:p>
          </table:table-cell>
          <table:table-cell table:style-name="ce44" table:formula="of:=[.G506]+1" office:value-type="float" office:value="82">
            <text:p>82</text:p>
          </table:table-cell>
          <table:table-cell table:number-columns-repeated="5"/>
          <table:table-cell table:style-name="ce64" office:value-type="float" office:value="-0.6230068858603">
            <text:p>-0.6230</text:p>
          </table:table-cell>
          <table:table-cell table:style-name="ce71" office:value-type="float" office:value="0.787582954392">
            <text:p>0.7876</text:p>
          </table:table-cell>
          <table:table-cell table:style-name="ce71" office:value-type="float" office:value="0.016757084136">
            <text:p>0.0168</text:p>
          </table:table-cell>
          <table:table-cell table:style-name="ce88" office:value-type="float" office:value="0.016757084136">
            <text:p>0.016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778758607325375">
            <text:p>-0.7788</text:p>
          </table:table-cell>
          <table:table-cell table:style-name="ce71" office:value-type="float" office:value="-0.778758607325375">
            <text:p>-0.7788</text:p>
          </table:table-cell>
          <table:table-cell table:style-name="ce71" office:value-type="float" office:value="0.646">
            <text:p>0.6460</text:p>
          </table:table-cell>
          <table:table-cell table:style-name="ce71" office:value-type="float" office:value="0.007106">
            <text:p>0.0071</text:p>
          </table:table-cell>
          <table:table-cell table:style-name="ce88" office:value-type="float" office:value="0.007106">
            <text:p>0.0071</text:p>
          </table:table-cell>
          <table:table-cell table:style-name="ce44" table:formula="of:=[.G507]+1" office:value-type="float" office:value="83">
            <text:p>83</text:p>
          </table:table-cell>
          <table:table-cell table:number-columns-repeated="5"/>
          <table:table-cell table:style-name="ce64" office:value-type="float" office:value="-0.6">
            <text:p>-0.6000</text:p>
          </table:table-cell>
          <table:table-cell table:style-name="ce71" office:value-type="float" office:value="0.811367481082597">
            <text:p>0.8114</text:p>
          </table:table-cell>
          <table:table-cell table:style-name="ce71" office:value-type="float" office:value="0.0164508843892063">
            <text:p>0.0165</text:p>
          </table:table-cell>
          <table:table-cell table:style-name="ce88" office:value-type="float" office:value="0.0164508843892063">
            <text:p>0.016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989023431303226">
            <text:p>-0.9890</text:p>
          </table:table-cell>
          <table:table-cell table:style-name="ce71" office:value-type="float" office:value="-0.989023431303226">
            <text:p>-0.9890</text:p>
          </table:table-cell>
          <table:table-cell table:style-name="ce71" office:value-type="float" office:value="0.501">
            <text:p>0.5010</text:p>
          </table:table-cell>
          <table:table-cell table:style-name="ce71" office:value-type="float" office:value="0.005511">
            <text:p>0.0055</text:p>
          </table:table-cell>
          <table:table-cell table:style-name="ce88" office:value-type="float" office:value="0.005511">
            <text:p>0.0055</text:p>
          </table:table-cell>
          <table:table-cell table:style-name="ce44" table:formula="of:=[.G508]+1" office:value-type="float" office:value="84">
            <text:p>84</text:p>
          </table:table-cell>
          <table:table-cell table:number-columns-repeated="5"/>
          <table:table-cell table:style-name="ce64" office:value-type="float" office:value="-0.584068955494031">
            <text:p>-0.5841</text:p>
          </table:table-cell>
          <table:table-cell table:style-name="ce71" office:value-type="float" office:value="0.829475664732">
            <text:p>0.8295</text:p>
          </table:table-cell>
          <table:table-cell table:style-name="ce71" office:value-type="float" office:value="0.04189271034">
            <text:p>0.0419</text:p>
          </table:table-cell>
          <table:table-cell table:style-name="ce88" office:value-type="float" office:value="0.04189271034">
            <text:p>0.041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16813791098806">
            <text:p>-1.1681</text:p>
          </table:table-cell>
          <table:table-cell table:style-name="ce71" office:value-type="float" office:value="-1.16813791098806">
            <text:p>-1.1681</text:p>
          </table:table-cell>
          <table:table-cell table:style-name="ce71" office:value-type="float" office:value="0.418">
            <text:p>0.4180</text:p>
          </table:table-cell>
          <table:table-cell table:style-name="ce71" office:value-type="float" office:value="0.004598">
            <text:p>0.0046</text:p>
          </table:table-cell>
          <table:table-cell table:style-name="ce88" office:value-type="float" office:value="0.004598">
            <text:p>0.0046</text:p>
          </table:table-cell>
          <table:table-cell table:style-name="ce44" table:formula="of:=[.G509]+1" office:value-type="float" office:value="85">
            <text:p>85</text:p>
          </table:table-cell>
          <table:table-cell table:number-columns-repeated="5"/>
          <table:table-cell table:style-name="ce64" office:value-type="float" office:value="-0.584068955494031">
            <text:p>-0.5841</text:p>
          </table:table-cell>
          <table:table-cell table:style-name="ce71" office:value-type="float" office:value="0.829475664732">
            <text:p>0.8295</text:p>
          </table:table-cell>
          <table:table-cell table:style-name="ce71" office:value-type="float" office:value="0.0181091117039327">
            <text:p>0.0181</text:p>
          </table:table-cell>
          <table:table-cell table:style-name="ce88" office:value-type="float" office:value="0.0181091117039327">
            <text:p>0.018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36282756281941">
            <text:p>-1.3628</text:p>
          </table:table-cell>
          <table:table-cell table:style-name="ce71" office:value-type="float" office:value="-1.36282756281941">
            <text:p>-1.3628</text:p>
          </table:table-cell>
          <table:table-cell table:style-name="ce71" office:value-type="float" office:value="0.347">
            <text:p>0.3470</text:p>
          </table:table-cell>
          <table:table-cell table:style-name="ce71" office:value-type="float" office:value="0.00694">
            <text:p>0.0069</text:p>
          </table:table-cell>
          <table:table-cell table:style-name="ce88" office:value-type="float" office:value="0.00694">
            <text:p>0.0069</text:p>
          </table:table-cell>
          <table:table-cell table:style-name="ce44" table:formula="of:=[.G510]+1" office:value-type="float" office:value="86">
            <text:p>86</text:p>
          </table:table-cell>
          <table:table-cell table:number-columns-repeated="5"/>
          <table:table-cell table:style-name="ce64" office:value-type="float" office:value="-0.584068955494031">
            <text:p>-0.5841</text:p>
          </table:table-cell>
          <table:table-cell table:style-name="ce71" office:value-type="float" office:value="0.8427">
            <text:p>0.8427</text:p>
          </table:table-cell>
          <table:table-cell table:style-name="ce71" office:value-type="float" office:value="0.0050562">
            <text:p>0.0051</text:p>
          </table:table-cell>
          <table:table-cell table:style-name="ce88" office:value-type="float" office:value="0.0050562">
            <text:p>0.005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55751721465075">
            <text:p>-1.5575</text:p>
          </table:table-cell>
          <table:table-cell table:style-name="ce71" office:value-type="float" office:value="-1.55751721465075">
            <text:p>-1.5575</text:p>
          </table:table-cell>
          <table:table-cell table:style-name="ce71" office:value-type="float" office:value="0.291">
            <text:p>0.2910</text:p>
          </table:table-cell>
          <table:table-cell table:style-name="ce71" office:value-type="float" office:value="0.004074">
            <text:p>0.0041</text:p>
          </table:table-cell>
          <table:table-cell table:style-name="ce88" office:value-type="float" office:value="0.004074">
            <text:p>0.0041</text:p>
          </table:table-cell>
          <table:table-cell table:style-name="ce44" table:formula="of:=[.G511]+1" office:value-type="float" office:value="87">
            <text:p>87</text:p>
          </table:table-cell>
          <table:table-cell table:number-columns-repeated="5"/>
          <table:table-cell table:style-name="ce64" office:value-type="float" office:value="-0.584068955494031">
            <text:p>-0.5841</text:p>
          </table:table-cell>
          <table:table-cell table:style-name="ce71" office:value-type="float" office:value="0.843">
            <text:p>0.8430</text:p>
          </table:table-cell>
          <table:table-cell table:style-name="ce71" office:value-type="float" office:value="0.006744">
            <text:p>0.0067</text:p>
          </table:table-cell>
          <table:table-cell table:style-name="ce88" office:value-type="float" office:value="0.006744">
            <text:p>0.006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75220686648209">
            <text:p>-1.7522</text:p>
          </table:table-cell>
          <table:table-cell table:style-name="ce71" office:value-type="float" office:value="-1.75220686648209">
            <text:p>-1.7522</text:p>
          </table:table-cell>
          <table:table-cell table:style-name="ce71" office:value-type="float" office:value="0.252">
            <text:p>0.2520</text:p>
          </table:table-cell>
          <table:table-cell table:style-name="ce71" office:value-type="float" office:value="0.002772">
            <text:p>0.0028</text:p>
          </table:table-cell>
          <table:table-cell table:style-name="ce88" office:value-type="float" office:value="0.002772">
            <text:p>0.0028</text:p>
          </table:table-cell>
          <table:table-cell table:style-name="ce44" table:formula="of:=[.G512]+1" office:value-type="float" office:value="88">
            <text:p>88</text:p>
          </table:table-cell>
          <table:table-cell table:number-columns-repeated="5"/>
          <table:table-cell table:style-name="ce64" office:value-type="float" office:value="-0.58">
            <text:p>-0.5800</text:p>
          </table:table-cell>
          <table:table-cell table:style-name="ce71" office:value-type="float" office:value="0.847938677028003">
            <text:p>0.8479</text:p>
          </table:table-cell>
          <table:table-cell table:style-name="ce71" office:value-type="float" office:value="0.00530698754746316">
            <text:p>0.0053</text:p>
          </table:table-cell>
          <table:table-cell table:style-name="ce88" office:value-type="float" office:value="0.00530698754746316">
            <text:p>0.005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2.00140962082621">
            <text:p>-2.0014</text:p>
          </table:table-cell>
          <table:table-cell table:style-name="ce71" office:value-type="float" office:value="-2.00140962082621">
            <text:p>-2.0014</text:p>
          </table:table-cell>
          <table:table-cell table:style-name="ce71" office:value-type="float" office:value="0.204">
            <text:p>0.2040</text:p>
          </table:table-cell>
          <table:table-cell table:style-name="ce71" office:value-type="float" office:value="0.002652">
            <text:p>0.0027</text:p>
          </table:table-cell>
          <table:table-cell table:style-name="ce88" office:value-type="float" office:value="0.002652">
            <text:p>0.0027</text:p>
          </table:table-cell>
          <table:table-cell table:style-name="ce44" table:formula="of:=[.G513]+1" office:value-type="float" office:value="89">
            <text:p>89</text:p>
          </table:table-cell>
          <table:table-cell table:number-columns-repeated="5"/>
          <table:table-cell table:style-name="ce64" office:value-type="float" office:value="-0.545131025127763">
            <text:p>-0.5451</text:p>
          </table:table-cell>
          <table:table-cell table:style-name="ce71" office:value-type="float" office:value="0.882539764496">
            <text:p>0.8825</text:p>
          </table:table-cell>
          <table:table-cell table:style-name="ce71" office:value-type="float" office:value="0.022342778848">
            <text:p>0.0223</text:p>
          </table:table-cell>
          <table:table-cell table:style-name="ce88" office:value-type="float" office:value="0.022342778848">
            <text:p>0.022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2.39857651056216">
            <text:p>-2.3986</text:p>
          </table:table-cell>
          <table:table-cell table:style-name="ce71" office:value-type="float" office:value="-2.39857651056216">
            <text:p>-2.3986</text:p>
          </table:table-cell>
          <table:table-cell table:style-name="ce71" office:value-type="float" office:value="0.154">
            <text:p>0.1540</text:p>
          </table:table-cell>
          <table:table-cell table:style-name="ce71" office:value-type="float" office:value="0.002002">
            <text:p>0.0020</text:p>
          </table:table-cell>
          <table:table-cell table:style-name="ce88" office:value-type="float" office:value="0.002002">
            <text:p>0.0020</text:p>
          </table:table-cell>
          <table:table-cell table:style-name="ce44" table:formula="of:=[.G514]+1" office:value-type="float" office:value="90">
            <text:p>90</text:p>
          </table:table-cell>
          <table:table-cell table:number-columns-repeated="5"/>
          <table:table-cell table:style-name="ce64" office:value-type="float" office:value="-0.53">
            <text:p>-0.5300</text:p>
          </table:table-cell>
          <table:table-cell table:style-name="ce71" office:value-type="float" office:value="1.34647688431699">
            <text:p>1.3465</text:p>
          </table:table-cell>
          <table:table-cell table:style-name="ce71" office:value-type="float" office:value="0.00965482597690067">
            <text:p>0.0097</text:p>
          </table:table-cell>
          <table:table-cell table:style-name="ce88" office:value-type="float" office:value="0.00965482597690067">
            <text:p>0.009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2.99822063820269">
            <text:p>-2.9982</text:p>
          </table:table-cell>
          <table:table-cell table:style-name="ce71" office:value-type="float" office:value="-2.99822063820269">
            <text:p>-2.9982</text:p>
          </table:table-cell>
          <table:table-cell table:style-name="ce71" office:value-type="float" office:value="0.109">
            <text:p>0.1090</text:p>
          </table:table-cell>
          <table:table-cell table:style-name="ce71" office:value-type="float" office:value="0.001635">
            <text:p>0.0016</text:p>
          </table:table-cell>
          <table:table-cell table:style-name="ce88" office:value-type="float" office:value="0.001635">
            <text:p>0.0016</text:p>
          </table:table-cell>
          <table:table-cell table:style-name="ce44" table:formula="of:=[.G515]+1" office:value-type="float" office:value="91">
            <text:p>91</text:p>
          </table:table-cell>
          <table:table-cell table:number-columns-repeated="5"/>
          <table:table-cell table:style-name="ce64" office:value-type="float" office:value="-0.506193094761494">
            <text:p>-0.5062</text:p>
          </table:table-cell>
          <table:table-cell table:style-name="ce71" office:value-type="float" office:value="0.913261085412">
            <text:p>0.9133</text:p>
          </table:table-cell>
          <table:table-cell table:style-name="ce71" office:value-type="float" office:value="0.04189271034">
            <text:p>0.0419</text:p>
          </table:table-cell>
          <table:table-cell table:style-name="ce88" office:value-type="float" office:value="0.04189271034">
            <text:p>0.041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5.17874473871375">
            <text:p>-5.1787</text:p>
          </table:table-cell>
          <table:table-cell table:style-name="ce71" office:value-type="float" office:value="-5.17874473871375">
            <text:p>-5.1787</text:p>
          </table:table-cell>
          <table:table-cell table:style-name="ce71" office:value-type="float" office:value="0.041">
            <text:p>0.0410</text:p>
          </table:table-cell>
          <table:table-cell table:style-name="ce71" office:value-type="float" office:value="0.002788">
            <text:p>0.0028</text:p>
          </table:table-cell>
          <table:table-cell table:style-name="ce88" office:value-type="float" office:value="0.002788">
            <text:p>0.0028</text:p>
          </table:table-cell>
          <table:table-cell table:style-name="ce44" table:formula="of:=[.G516]+1" office:value-type="float" office:value="92">
            <text:p>92</text:p>
          </table:table-cell>
          <table:table-cell table:number-columns-repeated="5"/>
          <table:table-cell table:style-name="ce64" office:value-type="float" office:value="-0.467255164395225">
            <text:p>-0.4673</text:p>
          </table:table-cell>
          <table:table-cell table:style-name="ce71" office:value-type="float" office:value="0.99146081138">
            <text:p>0.9915</text:p>
          </table:table-cell>
          <table:table-cell table:style-name="ce71" office:value-type="float" office:value="0.019549931492">
            <text:p>0.0195</text:p>
          </table:table-cell>
          <table:table-cell table:style-name="ce88" office:value-type="float" office:value="0.019549931492">
            <text:p>0.019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2.862">
            <text:p>-2.8620</text:p>
          </table:table-cell>
          <table:table-cell table:style-name="ce71" office:value-type="float" office:value="-2.862">
            <text:p>-2.8620</text:p>
          </table:table-cell>
          <table:table-cell table:style-name="ce71" office:value-type="float" office:value="0.11285893163753">
            <text:p>0.1129</text:p>
          </table:table-cell>
          <table:table-cell table:style-name="ce71" office:value-type="float" office:value="0.00215644276898992">
            <text:p>0.0022</text:p>
          </table:table-cell>
          <table:table-cell table:style-name="ce88" office:value-type="float" office:value="0.00215644276898992">
            <text:p>0.0022</text:p>
          </table:table-cell>
          <table:table-cell table:style-name="ce44" table:formula="of:=[.G517]+1" office:value-type="float" office:value="93">
            <text:p>93</text:p>
          </table:table-cell>
          <table:table-cell table:number-columns-repeated="5"/>
          <table:table-cell table:style-name="ce64" office:value-type="float" office:value="-0.45">
            <text:p>-0.4500</text:p>
          </table:table-cell>
          <table:table-cell table:style-name="ce71" office:value-type="float" office:value="1.02615788258922">
            <text:p>1.0262</text:p>
          </table:table-cell>
          <table:table-cell table:style-name="ce71" office:value-type="float" office:value="0.00974508910341144">
            <text:p>0.0097</text:p>
          </table:table-cell>
          <table:table-cell table:style-name="ce88" office:value-type="float" office:value="0.00974508910341144">
            <text:p>0.009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3.621">
            <text:p>-3.6210</text:p>
          </table:table-cell>
          <table:table-cell table:style-name="ce71" office:value-type="float" office:value="-3.621">
            <text:p>-3.6210</text:p>
          </table:table-cell>
          <table:table-cell table:style-name="ce71" office:value-type="float" office:value="0.0768948673561151">
            <text:p>0.0769</text:p>
          </table:table-cell>
          <table:table-cell table:style-name="ce71" office:value-type="float" office:value="0.00171730260428318">
            <text:p>0.0017</text:p>
          </table:table-cell>
          <table:table-cell table:style-name="ce88" office:value-type="float" office:value="0.00171730260428318">
            <text:p>0.0017</text:p>
          </table:table-cell>
          <table:table-cell table:style-name="ce44" table:formula="of:=[.G518]+1" office:value-type="float" office:value="94">
            <text:p>94</text:p>
          </table:table-cell>
          <table:table-cell table:number-columns-repeated="5"/>
          <table:table-cell table:style-name="ce64" office:value-type="float" office:value="-0.45">
            <text:p>-0.4500</text:p>
          </table:table-cell>
          <table:table-cell table:style-name="ce71" office:value-type="float" office:value="1.01593786856939">
            <text:p>1.0159</text:p>
          </table:table-cell>
          <table:table-cell table:style-name="ce71" office:value-type="float" office:value="0.0214771899389437">
            <text:p>0.0215</text:p>
          </table:table-cell>
          <table:table-cell table:style-name="ce88" office:value-type="float" office:value="0.0214771899389437">
            <text:p>0.021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5.027">
            <text:p>-5.0270</text:p>
          </table:table-cell>
          <table:table-cell table:style-name="ce71" office:value-type="float" office:value="-5.027">
            <text:p>-5.0270</text:p>
          </table:table-cell>
          <table:table-cell table:style-name="ce71" office:value-type="float" office:value="0.0419964930683242">
            <text:p>0.0420</text:p>
          </table:table-cell>
          <table:table-cell table:style-name="ce71" office:value-type="float" office:value="0.000781473816701734">
            <text:p>0.0008</text:p>
          </table:table-cell>
          <table:table-cell table:style-name="ce88" office:value-type="float" office:value="0.000781473816701734">
            <text:p>0.0008</text:p>
          </table:table-cell>
          <table:table-cell table:style-name="ce44" table:formula="of:=[.G519]+1" office:value-type="float" office:value="95">
            <text:p>95</text:p>
          </table:table-cell>
          <table:table-cell table:number-columns-repeated="5"/>
          <table:table-cell table:style-name="ce64" office:value-type="float" office:value="-0.428317234028956">
            <text:p>-0.4283</text:p>
          </table:table-cell>
          <table:table-cell table:style-name="ce71" office:value-type="float" office:value="1.058489147924">
            <text:p>1.0585</text:p>
          </table:table-cell>
          <table:table-cell table:style-name="ce71" office:value-type="float" office:value="0.025135626204">
            <text:p>0.0251</text:p>
          </table:table-cell>
          <table:table-cell table:style-name="ce88" office:value-type="float" office:value="0.025135626204">
            <text:p>0.025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4.991">
            <text:p>-4.9910</text:p>
          </table:table-cell>
          <table:table-cell table:style-name="ce71" office:value-type="float" office:value="-4.991">
            <text:p>-4.9910</text:p>
          </table:table-cell>
          <table:table-cell table:style-name="ce71" office:value-type="float" office:value="0.0438378067175294">
            <text:p>0.0438</text:p>
          </table:table-cell>
          <table:table-cell table:style-name="ce71" office:value-type="float" office:value="0.000853858796469105">
            <text:p>0.0009</text:p>
          </table:table-cell>
          <table:table-cell table:style-name="ce88" office:value-type="float" office:value="0.000853858796469105">
            <text:p>0.0009</text:p>
          </table:table-cell>
          <table:table-cell table:style-name="ce44" table:formula="of:=[.G520]+1" office:value-type="float" office:value="96">
            <text:p>96</text:p>
          </table:table-cell>
          <table:table-cell table:number-columns-repeated="5"/>
          <table:table-cell table:style-name="ce64" office:value-type="float" office:value="-0.393273096699314">
            <text:p>-0.3933</text:p>
          </table:table-cell>
          <table:table-cell table:style-name="ce71" office:value-type="float" office:value="1.13">
            <text:p>1.1300</text:p>
          </table:table-cell>
          <table:table-cell table:style-name="ce71" office:value-type="float" office:value="0.01469">
            <text:p>0.0147</text:p>
          </table:table-cell>
          <table:table-cell table:style-name="ce88" office:value-type="float" office:value="0.01469">
            <text:p>0.014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5.017">
            <text:p>-5.0170</text:p>
          </table:table-cell>
          <table:table-cell table:style-name="ce71" office:value-type="float" office:value="-5.017">
            <text:p>-5.0170</text:p>
          </table:table-cell>
          <table:table-cell table:style-name="ce71" office:value-type="float" office:value="0.0429407833486536">
            <text:p>0.0429</text:p>
          </table:table-cell>
          <table:table-cell table:style-name="ce71" office:value-type="float" office:value="0.000845031687264613">
            <text:p>0.0008</text:p>
          </table:table-cell>
          <table:table-cell table:style-name="ce88" office:value-type="float" office:value="0.000845031687264613">
            <text:p>0.0008</text:p>
          </table:table-cell>
          <table:table-cell table:style-name="ce44" table:formula="of:=[.G521]+1" office:value-type="float" office:value="97">
            <text:p>97</text:p>
          </table:table-cell>
          <table:table-cell table:number-columns-repeated="5"/>
          <table:table-cell table:style-name="ce64" office:value-type="float" office:value="-0.39">
            <text:p>-0.3900</text:p>
          </table:table-cell>
          <table:table-cell table:style-name="ce71" office:value-type="float" office:value="1.13225438837745">
            <text:p>1.1323</text:p>
          </table:table-cell>
          <table:table-cell table:style-name="ce71" office:value-type="float" office:value="0.00971513125752885">
            <text:p>0.0097</text:p>
          </table:table-cell>
          <table:table-cell table:style-name="ce88" office:value-type="float" office:value="0.00971513125752885">
            <text:p>0.009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7.3">
            <text:p>-7.3000</text:p>
          </table:table-cell>
          <table:table-cell table:style-name="ce71" office:value-type="float" office:value="-7.3">
            <text:p>-7.3000</text:p>
          </table:table-cell>
          <table:table-cell table:style-name="ce71" office:value-type="float" office:value="0.020806162513267">
            <text:p>0.0208</text:p>
          </table:table-cell>
          <table:table-cell table:style-name="ce71" office:value-type="float" office:value="0.000422530591775683">
            <text:p>0.0004</text:p>
          </table:table-cell>
          <table:table-cell table:style-name="ce88" office:value-type="float" office:value="0.000422530591775683">
            <text:p>0.0004</text:p>
          </table:table-cell>
          <table:table-cell table:style-name="ce44" table:formula="of:=[.G522]+1" office:value-type="float" office:value="98">
            <text:p>98</text:p>
          </table:table-cell>
          <table:table-cell table:number-columns-repeated="5"/>
          <table:table-cell table:style-name="ce64" office:value-type="float" office:value="-0.389379303662688">
            <text:p>-0.3894</text:p>
          </table:table-cell>
          <table:table-cell table:style-name="ce71" office:value-type="float" office:value="1.1171389424">
            <text:p>1.1171</text:p>
          </table:table-cell>
          <table:table-cell table:style-name="ce71" office:value-type="float" office:value="0.019549931492">
            <text:p>0.0195</text:p>
          </table:table-cell>
          <table:table-cell table:style-name="ce88" office:value-type="float" office:value="0.019549931492">
            <text:p>0.019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9.629">
            <text:p>-9.6290</text:p>
          </table:table-cell>
          <table:table-cell table:style-name="ce71" office:value-type="float" office:value="-9.629">
            <text:p>-9.6290</text:p>
          </table:table-cell>
          <table:table-cell table:style-name="ce71" office:value-type="float" office:value="0.0117476076514932">
            <text:p>0.0117</text:p>
          </table:table-cell>
          <table:table-cell table:style-name="ce71" office:value-type="float" office:value="0.000259119851609598">
            <text:p>0.0003</text:p>
          </table:table-cell>
          <table:table-cell table:style-name="ce88" office:value-type="float" office:value="0.000259119851609598">
            <text:p>0.0003</text:p>
          </table:table-cell>
          <table:table-cell table:style-name="ce44" table:formula="of:=[.G523]+1" office:value-type="float" office:value="99">
            <text:p>99</text:p>
          </table:table-cell>
          <table:table-cell table:number-columns-repeated="5"/>
          <table:table-cell table:style-name="ce64" office:value-type="float" office:value="-0.389379303662688">
            <text:p>-0.3894</text:p>
          </table:table-cell>
          <table:table-cell table:style-name="ce71" office:value-type="float" office:value="1.1411574296616">
            <text:p>1.1412</text:p>
          </table:table-cell>
          <table:table-cell table:style-name="ce71" office:value-type="float" office:value="0.0325305680941793">
            <text:p>0.0325</text:p>
          </table:table-cell>
          <table:table-cell table:style-name="ce88" office:value-type="float" office:value="0.0325305680941793">
            <text:p>0.032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1.99">
            <text:p>-11.9900</text:p>
          </table:table-cell>
          <table:table-cell table:style-name="ce71" office:value-type="float" office:value="-11.99">
            <text:p>-11.9900</text:p>
          </table:table-cell>
          <table:table-cell table:style-name="ce71" office:value-type="float" office:value="0.00761543824435292">
            <text:p>0.0076</text:p>
          </table:table-cell>
          <table:table-cell table:style-name="ce71" office:value-type="float" office:value="0.000167118563339285">
            <text:p>0.0002</text:p>
          </table:table-cell>
          <table:table-cell table:style-name="ce88" office:value-type="float" office:value="0.000167118563339285">
            <text:p>0.0002</text:p>
          </table:table-cell>
          <table:table-cell table:style-name="ce44" table:formula="of:=[.G524]+1" office:value-type="float" office:value="100">
            <text:p>100</text:p>
          </table:table-cell>
          <table:table-cell table:number-columns-repeated="5"/>
          <table:table-cell table:style-name="ce64" office:value-type="float" office:value="-0.389379303662688">
            <text:p>-0.3894</text:p>
          </table:table-cell>
          <table:table-cell table:style-name="ce71" office:value-type="float" office:value="1.1336">
            <text:p>1.1336</text:p>
          </table:table-cell>
          <table:table-cell table:style-name="ce71" office:value-type="float" office:value="0.0102024">
            <text:p>0.0102</text:p>
          </table:table-cell>
          <table:table-cell table:style-name="ce88" office:value-type="float" office:value="0.0102024">
            <text:p>0.010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5.72">
            <text:p>-15.7200</text:p>
          </table:table-cell>
          <table:table-cell table:style-name="ce71" office:value-type="float" office:value="-15.72">
            <text:p>-15.7200</text:p>
          </table:table-cell>
          <table:table-cell table:style-name="ce71" office:value-type="float" office:value="0.00427202628605559">
            <text:p>0.0043</text:p>
          </table:table-cell>
          <table:table-cell table:style-name="ce71" office:value-type="float" office:value="0.000128858713934871">
            <text:p>0.0001</text:p>
          </table:table-cell>
          <table:table-cell table:style-name="ce88" office:value-type="float" office:value="0.000128858713934871">
            <text:p>0.0001</text:p>
          </table:table-cell>
          <table:table-cell table:style-name="ce44" table:formula="of:=[.G525]+1" office:value-type="float" office:value="101">
            <text:p>101</text:p>
          </table:table-cell>
          <table:table-cell table:number-columns-repeated="5"/>
          <table:table-cell table:style-name="ce64" office:value-type="float" office:value="-0.350441373296419">
            <text:p>-0.3504</text:p>
          </table:table-cell>
          <table:table-cell table:style-name="ce71" office:value-type="float" office:value="1.220474294572">
            <text:p>1.2205</text:p>
          </table:table-cell>
          <table:table-cell table:style-name="ce71" office:value-type="float" office:value="0.030721320916">
            <text:p>0.0307</text:p>
          </table:table-cell>
          <table:table-cell table:style-name="ce88" office:value-type="float" office:value="0.030721320916">
            <text:p>0.030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9.47">
            <text:p>-19.4700</text:p>
          </table:table-cell>
          <table:table-cell table:style-name="ce71" office:value-type="float" office:value="-19.47">
            <text:p>-19.4700</text:p>
          </table:table-cell>
          <table:table-cell table:style-name="ce71" office:value-type="float" office:value="0.00252702429246106">
            <text:p>0.0025</text:p>
          </table:table-cell>
          <table:table-cell table:style-name="ce71" office:value-type="float" office:value="0.0000988442816105463">
            <text:p>0.0001</text:p>
          </table:table-cell>
          <table:table-cell table:style-name="ce88" office:value-type="float" office:value="0.0000988442816105463">
            <text:p>0.0001</text:p>
          </table:table-cell>
          <table:table-cell table:style-name="ce44" table:formula="of:=[.G526]+1" office:value-type="float" office:value="102">
            <text:p>102</text:p>
          </table:table-cell>
          <table:table-cell table:number-columns-repeated="5"/>
          <table:table-cell table:style-name="ce64" office:value-type="float" office:value="-0.33">
            <text:p>-0.3300</text:p>
          </table:table-cell>
          <table:table-cell table:style-name="ce71" office:value-type="float" office:value="1.27161314872095">
            <text:p>1.2716</text:p>
          </table:table-cell>
          <table:table-cell table:style-name="ce71" office:value-type="float" office:value="0.0082572282384477">
            <text:p>0.0083</text:p>
          </table:table-cell>
          <table:table-cell table:style-name="ce88" office:value-type="float" office:value="0.0082572282384477">
            <text:p>0.008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23.24">
            <text:p>-23.2400</text:p>
          </table:table-cell>
          <table:table-cell table:style-name="ce71" office:value-type="float" office:value="-23.24">
            <text:p>-23.2400</text:p>
          </table:table-cell>
          <table:table-cell table:style-name="ce71" office:value-type="float" office:value="0.00178916770816238">
            <text:p>0.0018</text:p>
          </table:table-cell>
          <table:table-cell table:style-name="ce71" office:value-type="float" office:value="0.0000787624006572439">
            <text:p>0.0001</text:p>
          </table:table-cell>
          <table:table-cell table:style-name="ce88" office:value-type="float" office:value="0.0000787624006572439">
            <text:p>0.0001</text:p>
          </table:table-cell>
          <table:table-cell table:style-name="ce44" table:formula="of:=[.G527]+1" office:value-type="float" office:value="103">
            <text:p>103</text:p>
          </table:table-cell>
          <table:table-cell table:number-columns-repeated="5"/>
          <table:table-cell table:style-name="ce64" office:value-type="float" office:value="-0.31150344293015">
            <text:p>-0.3115</text:p>
          </table:table-cell>
          <table:table-cell table:style-name="ce71" office:value-type="float" office:value="1.301466867896">
            <text:p>1.3015</text:p>
          </table:table-cell>
          <table:table-cell table:style-name="ce71" office:value-type="float" office:value="0.025135626204">
            <text:p>0.0251</text:p>
          </table:table-cell>
          <table:table-cell table:style-name="ce88" office:value-type="float" office:value="0.025135626204">
            <text:p>0.025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26.99">
            <text:p>-26.9900</text:p>
          </table:table-cell>
          <table:table-cell table:style-name="ce71" office:value-type="float" office:value="-26.99">
            <text:p>-26.9900</text:p>
          </table:table-cell>
          <table:table-cell table:style-name="ce71" office:value-type="float" office:value="0.00129969404457979">
            <text:p>0.0013</text:p>
          </table:table-cell>
          <table:table-cell table:style-name="ce71" office:value-type="float" office:value="0.000080054302024889">
            <text:p>0.0001</text:p>
          </table:table-cell>
          <table:table-cell table:style-name="ce88" office:value-type="float" office:value="0.000080054302024889">
            <text:p>0.0001</text:p>
          </table:table-cell>
          <table:table-cell table:style-name="ce44" table:formula="of:=[.G528]+1" office:value-type="float" office:value="104">
            <text:p>104</text:p>
          </table:table-cell>
          <table:table-cell table:number-columns-repeated="5"/>
          <table:table-cell table:style-name="ce64" office:value-type="float" office:value="-0.311114063626487">
            <text:p>-0.3111</text:p>
          </table:table-cell>
          <table:table-cell table:style-name="ce71" office:value-type="float" office:value="1.35">
            <text:p>1.3500</text:p>
          </table:table-cell>
          <table:table-cell table:style-name="ce71" office:value-type="float" office:value="0.02835">
            <text:p>0.0284</text:p>
          </table:table-cell>
          <table:table-cell table:style-name="ce88" office:value-type="float" office:value="0.02835">
            <text:p>0.0284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31.2">
            <text:p>-31.2000</text:p>
          </table:table-cell>
          <table:table-cell table:style-name="ce71" office:value-type="float" office:value="-31.2">
            <text:p>-31.2000</text:p>
          </table:table-cell>
          <table:table-cell table:style-name="ce71" office:value-type="float" office:value="0.000995560109027778">
            <text:p>0.0010</text:p>
          </table:table-cell>
          <table:table-cell table:style-name="ce71" office:value-type="float" office:value="0.0000911798133189902">
            <text:p>0.0001</text:p>
          </table:table-cell>
          <table:table-cell table:style-name="ce88" office:value-type="float" office:value="0.0000911798133189902">
            <text:p>0.0001</text:p>
          </table:table-cell>
          <table:table-cell table:style-name="ce44" table:formula="of:=[.G529]+1" office:value-type="float" office:value="105">
            <text:p>105</text:p>
          </table:table-cell>
          <table:table-cell table:number-columns-repeated="5"/>
          <table:table-cell table:style-name="ce64" office:value-type="float" office:value="-0.3">
            <text:p>-0.3000</text:p>
          </table:table-cell>
          <table:table-cell table:style-name="ce71" office:value-type="float" office:value="1.30698658121276">
            <text:p>1.3070</text:p>
          </table:table-cell>
          <table:table-cell table:style-name="ce71" office:value-type="float" office:value="0.0284102467400903">
            <text:p>0.0284</text:p>
          </table:table-cell>
          <table:table-cell table:style-name="ce88" office:value-type="float" office:value="0.0284102467400903">
            <text:p>0.0284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15">
            <text:p>-0.1500</text:p>
          </table:table-cell>
          <table:table-cell table:style-name="ce71" office:value-type="float" office:value="-0.15">
            <text:p>-0.1500</text:p>
          </table:table-cell>
          <table:table-cell table:style-name="ce71" office:value-type="float" office:value="1.81219089136823">
            <text:p>1.8122</text:p>
          </table:table-cell>
          <table:table-cell table:style-name="ce71" office:value-type="float" office:value="0.0435402376419521">
            <text:p>0.0435</text:p>
          </table:table-cell>
          <table:table-cell table:style-name="ce88" office:value-type="float" office:value="0.0435402376419521">
            <text:p>0.0435</text:p>
          </table:table-cell>
          <table:table-cell table:style-name="ce44" table:formula="of:=[.G530]+1" office:value-type="float" office:value="106">
            <text:p>106</text:p>
          </table:table-cell>
          <table:table-cell table:number-columns-repeated="5"/>
          <table:table-cell table:style-name="ce64" office:value-type="float" office:value="-0.292034477747016">
            <text:p>-0.2920</text:p>
          </table:table-cell>
          <table:table-cell table:style-name="ce71" office:value-type="float" office:value="1.318223952032">
            <text:p>1.3182</text:p>
          </table:table-cell>
          <table:table-cell table:style-name="ce71" office:value-type="float" office:value="0.030721320916">
            <text:p>0.0307</text:p>
          </table:table-cell>
          <table:table-cell table:style-name="ce88" office:value-type="float" office:value="0.030721320916">
            <text:p>0.030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3">
            <text:p>-0.3000</text:p>
          </table:table-cell>
          <table:table-cell table:style-name="ce71" office:value-type="float" office:value="-0.3">
            <text:p>-0.3000</text:p>
          </table:table-cell>
          <table:table-cell table:style-name="ce71" office:value-type="float" office:value="1.30698658121276">
            <text:p>1.3070</text:p>
          </table:table-cell>
          <table:table-cell table:style-name="ce71" office:value-type="float" office:value="0.0284102467400903">
            <text:p>0.0284</text:p>
          </table:table-cell>
          <table:table-cell table:style-name="ce88" office:value-type="float" office:value="0.0284102467400903">
            <text:p>0.0284</text:p>
          </table:table-cell>
          <table:table-cell table:style-name="ce44" table:formula="of:=[.G531]+1" office:value-type="float" office:value="107">
            <text:p>107</text:p>
          </table:table-cell>
          <table:table-cell table:number-columns-repeated="5"/>
          <table:table-cell table:style-name="ce64" office:value-type="float" office:value="-0.272954891867544">
            <text:p>-0.2730</text:p>
          </table:table-cell>
          <table:table-cell table:style-name="ce71" office:value-type="float" office:value="1.51">
            <text:p>1.5100</text:p>
          </table:table-cell>
          <table:table-cell table:style-name="ce71" office:value-type="float" office:value="0.05134">
            <text:p>0.0513</text:p>
          </table:table-cell>
          <table:table-cell table:style-name="ce88" office:value-type="float" office:value="0.05134">
            <text:p>0.051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45">
            <text:p>-0.4500</text:p>
          </table:table-cell>
          <table:table-cell table:style-name="ce71" office:value-type="float" office:value="-0.45">
            <text:p>-0.4500</text:p>
          </table:table-cell>
          <table:table-cell table:style-name="ce71" office:value-type="float" office:value="1.01593786856939">
            <text:p>1.0159</text:p>
          </table:table-cell>
          <table:table-cell table:style-name="ce71" office:value-type="float" office:value="0.0214771899389437">
            <text:p>0.0215</text:p>
          </table:table-cell>
          <table:table-cell table:style-name="ce88" office:value-type="float" office:value="0.0214771899389437">
            <text:p>0.0215</text:p>
          </table:table-cell>
          <table:table-cell table:style-name="ce44" table:formula="of:=[.G532]+1" office:value-type="float" office:value="108">
            <text:p>108</text:p>
          </table:table-cell>
          <table:table-cell table:number-columns-repeated="5"/>
          <table:table-cell table:style-name="ce64" office:value-type="float" office:value="-0.272565512563881">
            <text:p>-0.2726</text:p>
          </table:table-cell>
          <table:table-cell table:style-name="ce71" office:value-type="float" office:value="1.36849520444">
            <text:p>1.3685</text:p>
          </table:table-cell>
          <table:table-cell table:style-name="ce71" office:value-type="float" office:value="0.02792847356">
            <text:p>0.0279</text:p>
          </table:table-cell>
          <table:table-cell table:style-name="ce88" office:value-type="float" office:value="0.02792847356">
            <text:p>0.027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6">
            <text:p>-0.6000</text:p>
          </table:table-cell>
          <table:table-cell table:style-name="ce71" office:value-type="float" office:value="-0.6">
            <text:p>-0.6000</text:p>
          </table:table-cell>
          <table:table-cell table:style-name="ce71" office:value-type="float" office:value="0.811367481082597">
            <text:p>0.8114</text:p>
          </table:table-cell>
          <table:table-cell table:style-name="ce71" office:value-type="float" office:value="0.0164508843892063">
            <text:p>0.0165</text:p>
          </table:table-cell>
          <table:table-cell table:style-name="ce88" office:value-type="float" office:value="0.0164508843892063">
            <text:p>0.0165</text:p>
          </table:table-cell>
          <table:table-cell table:style-name="ce44" table:formula="of:=[.G533]+1" office:value-type="float" office:value="109">
            <text:p>109</text:p>
          </table:table-cell>
          <table:table-cell table:number-columns-repeated="5"/>
          <table:table-cell table:style-name="ce64" office:value-type="float" office:value="-0.272565512563881">
            <text:p>-0.2726</text:p>
          </table:table-cell>
          <table:table-cell table:style-name="ce71" office:value-type="float" office:value="1.408">
            <text:p>1.4080</text:p>
          </table:table-cell>
          <table:table-cell table:style-name="ce71" office:value-type="float" office:value="0.015488">
            <text:p>0.0155</text:p>
          </table:table-cell>
          <table:table-cell table:style-name="ce88" office:value-type="float" office:value="0.015488">
            <text:p>0.015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0.75">
            <text:p>-0.7500</text:p>
          </table:table-cell>
          <table:table-cell table:style-name="ce71" office:value-type="float" office:value="-0.75">
            <text:p>-0.7500</text:p>
          </table:table-cell>
          <table:table-cell table:style-name="ce71" office:value-type="float" office:value="0.669063951368772">
            <text:p>0.6691</text:p>
          </table:table-cell>
          <table:table-cell table:style-name="ce71" office:value-type="float" office:value="0.0137665967574929">
            <text:p>0.0138</text:p>
          </table:table-cell>
          <table:table-cell table:style-name="ce88" office:value-type="float" office:value="0.0137665967574929">
            <text:p>0.0138</text:p>
          </table:table-cell>
          <table:table-cell table:style-name="ce44" table:formula="of:=[.G534]+1" office:value-type="float" office:value="110">
            <text:p>110</text:p>
          </table:table-cell>
          <table:table-cell table:number-columns-repeated="5"/>
          <table:table-cell table:style-name="ce64" office:value-type="float" office:value="-0.27">
            <text:p>-0.2700</text:p>
          </table:table-cell>
          <table:table-cell table:style-name="ce71" office:value-type="float" office:value="1.41492049246592">
            <text:p>1.4149</text:p>
          </table:table-cell>
          <table:table-cell table:style-name="ce71" office:value-type="float" office:value="0.0159019535866549">
            <text:p>0.0159</text:p>
          </table:table-cell>
          <table:table-cell table:style-name="ce88" office:value-type="float" office:value="0.0159019535866549">
            <text:p>0.015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">
            <text:p>-1.0000</text:p>
          </table:table-cell>
          <table:table-cell table:style-name="ce71" office:value-type="float" office:value="-1">
            <text:p>-1.0000</text:p>
          </table:table-cell>
          <table:table-cell table:style-name="ce71" office:value-type="float" office:value="0.492065109916594">
            <text:p>0.4921</text:p>
          </table:table-cell>
          <table:table-cell table:style-name="ce71" office:value-type="float" office:value="0.0103046265224165">
            <text:p>0.0103</text:p>
          </table:table-cell>
          <table:table-cell table:style-name="ce88" office:value-type="float" office:value="0.0103046265224165">
            <text:p>0.0103</text:p>
          </table:table-cell>
          <table:table-cell table:style-name="ce44" table:formula="of:=[.G535]+1" office:value-type="float" office:value="111">
            <text:p>111</text:p>
          </table:table-cell>
          <table:table-cell table:number-columns-repeated="5"/>
          <table:table-cell table:style-name="ce64" office:value-type="float" office:value="-0.233627582197612">
            <text:p>-0.2336</text:p>
          </table:table-cell>
          <table:table-cell table:style-name="ce71" office:value-type="float" office:value="1.488587640748">
            <text:p>1.4886</text:p>
          </table:table-cell>
          <table:table-cell table:style-name="ce71" office:value-type="float" office:value="0.039099862984">
            <text:p>0.0391</text:p>
          </table:table-cell>
          <table:table-cell table:style-name="ce88" office:value-type="float" office:value="0.039099862984">
            <text:p>0.039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25">
            <text:p>-1.2500</text:p>
          </table:table-cell>
          <table:table-cell table:style-name="ce71" office:value-type="float" office:value="-1.25">
            <text:p>-1.2500</text:p>
          </table:table-cell>
          <table:table-cell table:style-name="ce71" office:value-type="float" office:value="0.379308088943457">
            <text:p>0.3793</text:p>
          </table:table-cell>
          <table:table-cell table:style-name="ce71" office:value-type="float" office:value="0.0077803910128378">
            <text:p>0.0078</text:p>
          </table:table-cell>
          <table:table-cell table:style-name="ce88" office:value-type="float" office:value="0.0077803910128378">
            <text:p>0.0078</text:p>
          </table:table-cell>
          <table:table-cell table:style-name="ce44" table:formula="of:=[.G536]+1" office:value-type="float" office:value="112">
            <text:p>112</text:p>
          </table:table-cell>
          <table:table-cell table:number-columns-repeated="5"/>
          <table:table-cell table:style-name="ce64" office:value-type="float" office:value="-0.195079031135006">
            <text:p>-0.1951</text:p>
          </table:table-cell>
          <table:table-cell table:style-name="ce71" office:value-type="float" office:value="1.73">
            <text:p>1.7300</text:p>
          </table:table-cell>
          <table:table-cell table:style-name="ce71" office:value-type="float" office:value="0.07958">
            <text:p>0.0796</text:p>
          </table:table-cell>
          <table:table-cell table:style-name="ce88" office:value-type="float" office:value="0.07958">
            <text:p>0.079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5">
            <text:p>-1.5000</text:p>
          </table:table-cell>
          <table:table-cell table:style-name="ce71" office:value-type="float" office:value="-1.5">
            <text:p>-1.5000</text:p>
          </table:table-cell>
          <table:table-cell table:style-name="ce71" office:value-type="float" office:value="0.299786926198477">
            <text:p>0.2998</text:p>
          </table:table-cell>
          <table:table-cell table:style-name="ce71" office:value-type="float" office:value="0.00638381193303932">
            <text:p>0.0064</text:p>
          </table:table-cell>
          <table:table-cell table:style-name="ce88" office:value-type="float" office:value="0.00638381193303932">
            <text:p>0.0064</text:p>
          </table:table-cell>
          <table:table-cell table:style-name="ce44" table:formula="of:=[.G537]+1" office:value-type="float" office:value="113">
            <text:p>113</text:p>
          </table:table-cell>
          <table:table-cell table:number-columns-repeated="5"/>
          <table:table-cell table:style-name="ce64" office:value-type="float" office:value="-0.194689651831344">
            <text:p>-0.1947</text:p>
          </table:table-cell>
          <table:table-cell table:style-name="ce71" office:value-type="float" office:value="1.725979666008">
            <text:p>1.7260</text:p>
          </table:table-cell>
          <table:table-cell table:style-name="ce71" office:value-type="float" office:value="0.058649794476">
            <text:p>0.0586</text:p>
          </table:table-cell>
          <table:table-cell table:style-name="ce88" office:value-type="float" office:value="0.058649794476">
            <text:p>0.058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75">
            <text:p>-1.7500</text:p>
          </table:table-cell>
          <table:table-cell table:style-name="ce71" office:value-type="float" office:value="-1.75">
            <text:p>-1.7500</text:p>
          </table:table-cell>
          <table:table-cell table:style-name="ce71" office:value-type="float" office:value="0.245207807385851">
            <text:p>0.2452</text:p>
          </table:table-cell>
          <table:table-cell table:style-name="ce71" office:value-type="float" office:value="0.00486356374846519">
            <text:p>0.0049</text:p>
          </table:table-cell>
          <table:table-cell table:style-name="ce88" office:value-type="float" office:value="0.00486356374846519">
            <text:p>0.0049</text:p>
          </table:table-cell>
          <table:table-cell table:style-name="ce44" table:formula="of:=[.G538]+1" office:value-type="float" office:value="114">
            <text:p>114</text:p>
          </table:table-cell>
          <table:table-cell table:number-columns-repeated="5"/>
          <table:table-cell table:style-name="ce64" office:value-type="float" office:value="-0.19">
            <text:p>-0.1900</text:p>
          </table:table-cell>
          <table:table-cell table:style-name="ce71" office:value-type="float" office:value="1.69144908288721">
            <text:p>1.6914</text:p>
          </table:table-cell>
          <table:table-cell table:style-name="ce71" office:value-type="float" office:value="0.0124153899827443">
            <text:p>0.0124</text:p>
          </table:table-cell>
          <table:table-cell table:style-name="ce88" office:value-type="float" office:value="0.0124153899827443">
            <text:p>0.0124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2">
            <text:p>-2.0000</text:p>
          </table:table-cell>
          <table:table-cell table:style-name="ce71" office:value-type="float" office:value="-2">
            <text:p>-2.0000</text:p>
          </table:table-cell>
          <table:table-cell table:style-name="ce71" office:value-type="float" office:value="0.198410963152079">
            <text:p>0.1984</text:p>
          </table:table-cell>
          <table:table-cell table:style-name="ce71" office:value-type="float" office:value="0.00422923135077261">
            <text:p>0.0042</text:p>
          </table:table-cell>
          <table:table-cell table:style-name="ce88" office:value-type="float" office:value="0.00422923135077261">
            <text:p>0.0042</text:p>
          </table:table-cell>
          <table:table-cell table:style-name="ce44" table:formula="of:=[.G539]+1" office:value-type="float" office:value="115">
            <text:p>115</text:p>
          </table:table-cell>
          <table:table-cell table:number-columns-repeated="5"/>
          <table:table-cell table:style-name="ce64" office:value-type="float" office:value="-0.179114479684836">
            <text:p>-0.1791</text:p>
          </table:table-cell>
          <table:table-cell table:style-name="ce71" office:value-type="float" office:value="1.706429734516">
            <text:p>1.7064</text:p>
          </table:table-cell>
          <table:table-cell table:style-name="ce71" office:value-type="float" office:value="0.02792847356">
            <text:p>0.0279</text:p>
          </table:table-cell>
          <table:table-cell table:style-name="ce88" office:value-type="float" office:value="0.02792847356">
            <text:p>0.027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2.5">
            <text:p>-2.5000</text:p>
          </table:table-cell>
          <table:table-cell table:style-name="ce71" office:value-type="float" office:value="-2.5">
            <text:p>-2.5000</text:p>
          </table:table-cell>
          <table:table-cell table:style-name="ce71" office:value-type="float" office:value="0.143190799881917">
            <text:p>0.1432</text:p>
          </table:table-cell>
          <table:table-cell table:style-name="ce71" office:value-type="float" office:value="0.00284145468807192">
            <text:p>0.0028</text:p>
          </table:table-cell>
          <table:table-cell table:style-name="ce88" office:value-type="float" office:value="0.00284145468807192">
            <text:p>0.0028</text:p>
          </table:table-cell>
          <table:table-cell table:style-name="ce44" table:formula="of:=[.G540]+1" office:value-type="float" office:value="116">
            <text:p>116</text:p>
          </table:table-cell>
          <table:table-cell table:number-columns-repeated="5"/>
          <table:table-cell table:style-name="ce64" office:value-type="float" office:value="-0.155751721465075">
            <text:p>-0.1558</text:p>
          </table:table-cell>
          <table:table-cell table:style-name="ce71" office:value-type="float" office:value="1.739943902788">
            <text:p>1.7399</text:p>
          </table:table-cell>
          <table:table-cell table:style-name="ce71" office:value-type="float" office:value="0.050271252408">
            <text:p>0.0503</text:p>
          </table:table-cell>
          <table:table-cell table:style-name="ce88" office:value-type="float" office:value="0.050271252408">
            <text:p>0.050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3">
            <text:p>-3.0000</text:p>
          </table:table-cell>
          <table:table-cell table:style-name="ce71" office:value-type="float" office:value="-3">
            <text:p>-3.0000</text:p>
          </table:table-cell>
          <table:table-cell table:style-name="ce71" office:value-type="float" office:value="0.106684269171429">
            <text:p>0.1067</text:p>
          </table:table-cell>
          <table:table-cell table:style-name="ce71" office:value-type="float" office:value="0.00214974233435989">
            <text:p>0.0021</text:p>
          </table:table-cell>
          <table:table-cell table:style-name="ce88" office:value-type="float" office:value="0.00214974233435989">
            <text:p>0.0021</text:p>
          </table:table-cell>
          <table:table-cell table:style-name="ce44" table:formula="of:=[.G541]+1" office:value-type="float" office:value="117">
            <text:p>117</text:p>
          </table:table-cell>
          <table:table-cell table:number-columns-repeated="5"/>
          <table:table-cell table:style-name="ce64" office:value-type="float" office:value="-0.15">
            <text:p>-0.1500</text:p>
          </table:table-cell>
          <table:table-cell table:style-name="ce71" office:value-type="float" office:value="1.81219089136823">
            <text:p>1.8122</text:p>
          </table:table-cell>
          <table:table-cell table:style-name="ce71" office:value-type="float" office:value="0.0435402376419521">
            <text:p>0.0435</text:p>
          </table:table-cell>
          <table:table-cell table:style-name="ce88" office:value-type="float" office:value="0.0435402376419521">
            <text:p>0.043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4">
            <text:p>-4.0000</text:p>
          </table:table-cell>
          <table:table-cell table:style-name="ce71" office:value-type="float" office:value="-4">
            <text:p>-4.0000</text:p>
          </table:table-cell>
          <table:table-cell table:style-name="ce71" office:value-type="float" office:value="0.0649228709868451">
            <text:p>0.0649</text:p>
          </table:table-cell>
          <table:table-cell table:style-name="ce71" office:value-type="float" office:value="0.00133393125658495">
            <text:p>0.0013</text:p>
          </table:table-cell>
          <table:table-cell table:style-name="ce88" office:value-type="float" office:value="0.00133393125658495">
            <text:p>0.0013</text:p>
          </table:table-cell>
          <table:table-cell table:style-name="ce44" table:formula="of:=[.G542]+1" office:value-type="float" office:value="118">
            <text:p>118</text:p>
          </table:table-cell>
          <table:table-cell table:number-columns-repeated="5"/>
          <table:table-cell table:style-name="ce64" office:value-type="float" office:value="-0.146017238873508">
            <text:p>-0.1460</text:p>
          </table:table-cell>
          <table:table-cell table:style-name="ce71" office:value-type="float" office:value="1.9">
            <text:p>1.9000</text:p>
          </table:table-cell>
          <table:table-cell table:style-name="ce71" office:value-type="float" office:value="0.0133">
            <text:p>0.0133</text:p>
          </table:table-cell>
          <table:table-cell table:style-name="ce88" office:value-type="float" office:value="0.0133">
            <text:p>0.013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5">
            <text:p>-5.0000</text:p>
          </table:table-cell>
          <table:table-cell table:style-name="ce71" office:value-type="float" office:value="-5">
            <text:p>-5.0000</text:p>
          </table:table-cell>
          <table:table-cell table:style-name="ce71" office:value-type="float" office:value="0.0436558889843104">
            <text:p>0.0437</text:p>
          </table:table-cell>
          <table:table-cell table:style-name="ce71" office:value-type="float" office:value="0.000915990623260164">
            <text:p>0.0009</text:p>
          </table:table-cell>
          <table:table-cell table:style-name="ce88" office:value-type="float" office:value="0.000915990623260164">
            <text:p>0.0009</text:p>
          </table:table-cell>
          <table:table-cell table:style-name="ce44" table:formula="of:=[.G543]+1" office:value-type="float" office:value="119">
            <text:p>119</text:p>
          </table:table-cell>
          <table:table-cell table:number-columns-repeated="5"/>
          <table:table-cell table:style-name="ce64" office:value-type="float" office:value="-0.13">
            <text:p>-0.1300</text:p>
          </table:table-cell>
          <table:table-cell table:style-name="ce71" office:value-type="float" office:value="1.93907194296653">
            <text:p>1.9391</text:p>
          </table:table-cell>
          <table:table-cell table:style-name="ce71" office:value-type="float" office:value="0.0206284249251759">
            <text:p>0.0206</text:p>
          </table:table-cell>
          <table:table-cell table:style-name="ce88" office:value-type="float" office:value="0.0206284249251759">
            <text:p>0.020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9">
          <table:table-cell/>
          <table:table-cell table:style-name="ce15" office:value-type="float" office:value="-6">
            <text:p>-6.0000</text:p>
          </table:table-cell>
          <table:table-cell table:style-name="ce71" office:value-type="float" office:value="-6">
            <text:p>-6.0000</text:p>
          </table:table-cell>
          <table:table-cell table:style-name="ce71" office:value-type="float" office:value="0.030831579337052">
            <text:p>0.0308</text:p>
          </table:table-cell>
          <table:table-cell table:style-name="ce71" office:value-type="float" office:value="0.000695672951002448">
            <text:p>0.0007</text:p>
          </table:table-cell>
          <table:table-cell table:style-name="ce88" office:value-type="float" office:value="0.000695672951002448">
            <text:p>0.0007</text:p>
          </table:table-cell>
          <table:table-cell table:style-name="ce44" table:formula="of:=[.G544]+1" office:value-type="float" office:value="120">
            <text:p>120</text:p>
          </table:table-cell>
          <table:table-cell table:number-columns-repeated="5"/>
          <table:table-cell table:style-name="ce64" office:value-type="float" office:value="-0.119928825528108">
            <text:p>-0.1199</text:p>
          </table:table-cell>
          <table:table-cell table:style-name="ce71" office:value-type="float" office:value="2.04">
            <text:p>2.0400</text:p>
          </table:table-cell>
          <table:table-cell table:style-name="ce71" office:value-type="float" office:value="0.01224">
            <text:p>0.0122</text:p>
          </table:table-cell>
          <table:table-cell table:style-name="ce88" office:value-type="float" office:value="0.01224">
            <text:p>0.012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9">
          <table:table-cell/>
          <table:table-cell table:style-name="ce15" office:value-type="float" office:value="-7">
            <text:p>-7.0000</text:p>
          </table:table-cell>
          <table:table-cell table:style-name="ce71" office:value-type="float" office:value="-7">
            <text:p>-7.0000</text:p>
          </table:table-cell>
          <table:table-cell table:style-name="ce71" office:value-type="float" office:value="0.0226892766375283">
            <text:p>0.0227</text:p>
          </table:table-cell>
          <table:table-cell table:style-name="ce71" office:value-type="float" office:value="0.00058987571121949">
            <text:p>0.0006</text:p>
          </table:table-cell>
          <table:table-cell table:style-name="ce88" office:value-type="float" office:value="0.00058987571121949">
            <text:p>0.0006</text:p>
          </table:table-cell>
          <table:table-cell table:style-name="ce44" table:formula="of:=[.G545]+1" office:value-type="float" office:value="121">
            <text:p>121</text:p>
          </table:table-cell>
          <table:table-cell table:number-columns-repeated="5"/>
          <table:table-cell table:style-name="ce64" office:value-type="float" office:value="-0.116">
            <text:p>-0.1160</text:p>
          </table:table-cell>
          <table:table-cell table:style-name="ce71" office:value-type="float" office:value="2.0349447166938">
            <text:p>2.0349</text:p>
          </table:table-cell>
          <table:table-cell table:style-name="ce71" office:value-type="float" office:value="0.0159709498412336">
            <text:p>0.0160</text:p>
          </table:table-cell>
          <table:table-cell table:style-name="ce88" office:value-type="float" office:value="0.0159709498412336">
            <text:p>0.016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9">
          <table:table-cell/>
          <table:table-cell table:style-name="ce15" office:value-type="float" office:value="-9.7">
            <text:p>-9.7000</text:p>
          </table:table-cell>
          <table:table-cell table:style-name="ce71" office:value-type="float" office:value="-9.7">
            <text:p>-9.7000</text:p>
          </table:table-cell>
          <table:table-cell table:style-name="ce71" office:value-type="float" office:value="0.0114196110806436">
            <text:p>0.0114</text:p>
          </table:table-cell>
          <table:table-cell table:style-name="ce71" office:value-type="float" office:value="0.0012787268561151">
            <text:p>0.0013</text:p>
          </table:table-cell>
          <table:table-cell table:style-name="ce88" office:value-type="float" office:value="0.0012787268561151">
            <text:p>0.0013</text:p>
          </table:table-cell>
          <table:table-cell table:style-name="ce44" table:formula="of:=[.G546]+1" office:value-type="float" office:value="122">
            <text:p>122</text:p>
          </table:table-cell>
          <table:table-cell table:number-columns-repeated="5"/>
          <table:table-cell table:style-name="ce64" office:value-type="float" office:value="-0.0778758607325375">
            <text:p>-0.0779</text:p>
          </table:table-cell>
          <table:table-cell table:style-name="ce71" office:value-type="float" office:value="2.25">
            <text:p>2.2500</text:p>
          </table:table-cell>
          <table:table-cell table:style-name="ce71" office:value-type="float" office:value="0.02475">
            <text:p>0.0248</text:p>
          </table:table-cell>
          <table:table-cell table:style-name="ce88" office:value-type="float" office:value="0.02475">
            <text:p>0.024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">
            <text:p>-1.0000</text:p>
          </table:table-cell>
          <table:table-cell table:style-name="ce71" office:value-type="float" office:value="-1">
            <text:p>-1.0000</text:p>
          </table:table-cell>
          <table:table-cell table:style-name="ce71" office:value-type="float" office:value="0.489657746365143">
            <text:p>0.4897</text:p>
          </table:table-cell>
          <table:table-cell table:style-name="ce71" office:value-type="float" office:value="0.0156311878363395">
            <text:p>0.0156</text:p>
          </table:table-cell>
          <table:table-cell table:style-name="ce88" office:value-type="float" office:value="0.0156311878363395">
            <text:p>0.0156</text:p>
          </table:table-cell>
          <table:table-cell table:style-name="ce44" table:formula="of:=[.G547]+1" office:value-type="float" office:value="123">
            <text:p>123</text:p>
          </table:table-cell>
          <table:table-cell table:number-columns-repeated="5"/>
          <table:table-cell table:style-name="ce64" office:value-type="float" office:value="-0.0778">
            <text:p>-0.0778</text:p>
          </table:table-cell>
          <table:table-cell table:style-name="ce71" office:value-type="float" office:value="2.23271135617661">
            <text:p>2.2327</text:p>
          </table:table-cell>
          <table:table-cell table:style-name="ce71" office:value-type="float" office:value="0.0338153876411904">
            <text:p>0.0338</text:p>
          </table:table-cell>
          <table:table-cell table:style-name="ce88" office:value-type="float" office:value="0.0338153876411904">
            <text:p>0.033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2.003">
            <text:p>-2.0030</text:p>
          </table:table-cell>
          <table:table-cell table:style-name="ce71" office:value-type="float" office:value="-2.003">
            <text:p>-2.0030</text:p>
          </table:table-cell>
          <table:table-cell table:style-name="ce71" office:value-type="float" office:value="0.193955573842811">
            <text:p>0.1940</text:p>
          </table:table-cell>
          <table:table-cell table:style-name="ce71" office:value-type="float" office:value="0.00414680142136773">
            <text:p>0.0041</text:p>
          </table:table-cell>
          <table:table-cell table:style-name="ce88" office:value-type="float" office:value="0.00414680142136773">
            <text:p>0.0041</text:p>
          </table:table-cell>
          <table:table-cell table:style-name="ce44" table:formula="of:=[.G548]+1" office:value-type="float" office:value="124">
            <text:p>124</text:p>
          </table:table-cell>
          <table:table-cell table:number-columns-repeated="5"/>
          <table:table-cell table:style-name="ce64" office:value-type="float" office:value="-0.0693095160519584">
            <text:p>-0.0693</text:p>
          </table:table-cell>
          <table:table-cell table:style-name="ce71" office:value-type="float" office:value="2.29">
            <text:p>2.2900</text:p>
          </table:table-cell>
          <table:table-cell table:style-name="ce71" office:value-type="float" office:value="0.0458">
            <text:p>0.0458</text:p>
          </table:table-cell>
          <table:table-cell table:style-name="ce88" office:value-type="float" office:value="0.0458">
            <text:p>0.045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2.497">
            <text:p>-2.4970</text:p>
          </table:table-cell>
          <table:table-cell table:style-name="ce71" office:value-type="float" office:value="-2.497">
            <text:p>-2.4970</text:p>
          </table:table-cell>
          <table:table-cell table:style-name="ce71" office:value-type="float" office:value="0.14099483451088">
            <text:p>0.1410</text:p>
          </table:table-cell>
          <table:table-cell table:style-name="ce71" office:value-type="float" office:value="0.00292313180816479">
            <text:p>0.0029</text:p>
          </table:table-cell>
          <table:table-cell table:style-name="ce88" office:value-type="float" office:value="0.00292313180816479">
            <text:p>0.0029</text:p>
          </table:table-cell>
          <table:table-cell table:style-name="ce44" table:formula="of:=[.G549]+1" office:value-type="float" office:value="125">
            <text:p>125</text:p>
          </table:table-cell>
          <table:table-cell table:number-columns-repeated="5"/>
          <table:table-cell table:style-name="ce64" office:value-type="float" office:value="-0.0599644127640539">
            <text:p>-0.0600</text:p>
          </table:table-cell>
          <table:table-cell table:style-name="ce71" office:value-type="float" office:value="2.37">
            <text:p>2.3700</text:p>
          </table:table-cell>
          <table:table-cell table:style-name="ce71" office:value-type="float" office:value="0.01896">
            <text:p>0.0190</text:p>
          </table:table-cell>
          <table:table-cell table:style-name="ce88" office:value-type="float" office:value="0.01896">
            <text:p>0.019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3.007">
            <text:p>-3.0070</text:p>
          </table:table-cell>
          <table:table-cell table:style-name="ce71" office:value-type="float" office:value="-3.007">
            <text:p>-3.0070</text:p>
          </table:table-cell>
          <table:table-cell table:style-name="ce71" office:value-type="float" office:value="0.103123890153394">
            <text:p>0.1031</text:p>
          </table:table-cell>
          <table:table-cell table:style-name="ce71" office:value-type="float" office:value="0.00249605643445294">
            <text:p>0.0025</text:p>
          </table:table-cell>
          <table:table-cell table:style-name="ce88" office:value-type="float" office:value="0.00249605643445294">
            <text:p>0.0025</text:p>
          </table:table-cell>
          <table:table-cell table:style-name="ce44" table:formula="of:=[.G550]+1" office:value-type="float" office:value="126">
            <text:p>126</text:p>
          </table:table-cell>
          <table:table-cell table:number-columns-repeated="5"/>
          <table:table-cell table:style-name="ce64" office:value-type="float" office:value="-0.056070619727427">
            <text:p>-0.0561</text:p>
          </table:table-cell>
          <table:table-cell table:style-name="ce71" office:value-type="float" office:value="2.43">
            <text:p>2.4300</text:p>
          </table:table-cell>
          <table:table-cell table:style-name="ce71" office:value-type="float" office:value="0.02916">
            <text:p>0.0292</text:p>
          </table:table-cell>
          <table:table-cell table:style-name="ce88" office:value-type="float" office:value="0.02916">
            <text:p>0.029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1.75">
            <text:p>-1.7500</text:p>
          </table:table-cell>
          <table:table-cell table:style-name="ce71" office:value-type="float" office:value="-1.75">
            <text:p>-1.7500</text:p>
          </table:table-cell>
          <table:table-cell table:style-name="ce71" office:value-type="float" office:value="0.244277227471674">
            <text:p>0.2443</text:p>
          </table:table-cell>
          <table:table-cell table:style-name="ce71" office:value-type="float" office:value="0.0032008981672268">
            <text:p>0.0032</text:p>
          </table:table-cell>
          <table:table-cell table:style-name="ce88" office:value-type="float" office:value="0.0032008981672268">
            <text:p>0.0032</text:p>
          </table:table-cell>
          <table:table-cell table:style-name="ce44" table:formula="of:=[.G551]+1" office:value-type="float" office:value="127">
            <text:p>127</text:p>
          </table:table-cell>
          <table:table-cell table:number-columns-repeated="5"/>
          <table:table-cell table:style-name="ce64" office:value-type="float" office:value="-0.0478936543505106">
            <text:p>-0.0479</text:p>
          </table:table-cell>
          <table:table-cell table:style-name="ce71" office:value-type="float" office:value="2.43">
            <text:p>2.4300</text:p>
          </table:table-cell>
          <table:table-cell table:style-name="ce71" office:value-type="float" office:value="0.01944">
            <text:p>0.0194</text:p>
          </table:table-cell>
          <table:table-cell table:style-name="ce88" office:value-type="float" office:value="0.01944">
            <text:p>0.0194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2.5">
            <text:p>-2.5000</text:p>
          </table:table-cell>
          <table:table-cell table:style-name="ce71" office:value-type="float" office:value="-2.5">
            <text:p>-2.5000</text:p>
          </table:table-cell>
          <table:table-cell table:style-name="ce71" office:value-type="float" office:value="0.14401059453773">
            <text:p>0.1440</text:p>
          </table:table-cell>
          <table:table-cell table:style-name="ce71" office:value-type="float" office:value="0.00161078116239092">
            <text:p>0.0016</text:p>
          </table:table-cell>
          <table:table-cell table:style-name="ce88" office:value-type="float" office:value="0.00161078116239092">
            <text:p>0.0016</text:p>
          </table:table-cell>
          <table:table-cell table:style-name="ce44" table:formula="of:=[.G552]+1" office:value-type="float" office:value="128">
            <text:p>128</text:p>
          </table:table-cell>
          <table:table-cell table:number-columns-repeated="5"/>
          <table:table-cell table:style-name="ce64" office:value-type="float" office:value="-0.0439998613138837">
            <text:p>-0.0440</text:p>
          </table:table-cell>
          <table:table-cell table:style-name="ce71" office:value-type="float" office:value="2.44">
            <text:p>2.4400</text:p>
          </table:table-cell>
          <table:table-cell table:style-name="ce71" office:value-type="float" office:value="0.13908">
            <text:p>0.1391</text:p>
          </table:table-cell>
          <table:table-cell table:style-name="ce88" office:value-type="float" office:value="0.13908">
            <text:p>0.139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3.25">
            <text:p>-3.2500</text:p>
          </table:table-cell>
          <table:table-cell table:style-name="ce71" office:value-type="float" office:value="-3.25">
            <text:p>-3.2500</text:p>
          </table:table-cell>
          <table:table-cell table:style-name="ce71" office:value-type="float" office:value="0.0938187874966063">
            <text:p>0.0938</text:p>
          </table:table-cell>
          <table:table-cell table:style-name="ce71" office:value-type="float" office:value="0.00116869038197324">
            <text:p>0.0012</text:p>
          </table:table-cell>
          <table:table-cell table:style-name="ce88" office:value-type="float" office:value="0.00116869038197324">
            <text:p>0.0012</text:p>
          </table:table-cell>
          <table:table-cell table:style-name="ce44" table:formula="of:=[.G553]+1" office:value-type="float" office:value="129">
            <text:p>129</text:p>
          </table:table-cell>
          <table:table-cell table:number-columns-repeated="5"/>
          <table:table-cell table:style-name="ce64" office:value-type="float" office:value="-0.0389379303662688">
            <text:p>-0.0389</text:p>
          </table:table-cell>
          <table:table-cell table:style-name="ce71" office:value-type="float" office:value="2.52">
            <text:p>2.5200</text:p>
          </table:table-cell>
          <table:table-cell table:style-name="ce71" office:value-type="float" office:value="0.02772">
            <text:p>0.0277</text:p>
          </table:table-cell>
          <table:table-cell table:style-name="ce88" office:value-type="float" office:value="0.02772">
            <text:p>0.027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15" office:value-type="float" office:value="-4">
            <text:p>-4.0000</text:p>
          </table:table-cell>
          <table:table-cell table:style-name="ce71" office:value-type="float" office:value="-4">
            <text:p>-4.0000</text:p>
          </table:table-cell>
          <table:table-cell table:style-name="ce71" office:value-type="float" office:value="0.0654305767228126">
            <text:p>0.0654</text:p>
          </table:table-cell>
          <table:table-cell table:style-name="ce71" office:value-type="float" office:value="0.000820370625279836">
            <text:p>0.0008</text:p>
          </table:table-cell>
          <table:table-cell table:style-name="ce88" office:value-type="float" office:value="0.000820370625279836">
            <text:p>0.0008</text:p>
          </table:table-cell>
          <table:table-cell table:style-name="ce44" table:formula="of:=[.G554]+1" office:value-type="float" office:value="130">
            <text:p>130</text:p>
          </table:table-cell>
          <table:table-cell table:number-columns-repeated="5"/>
          <table:table-cell table:style-name="ce64" office:value-type="float" office:value="-0.0389">
            <text:p>-0.0389</text:p>
          </table:table-cell>
          <table:table-cell table:style-name="ce71" office:value-type="float" office:value="2.50918313400995">
            <text:p>2.5092</text:p>
          </table:table-cell>
          <table:table-cell table:style-name="ce71" office:value-type="float" office:value="0.037860927212666">
            <text:p>0.0379</text:p>
          </table:table-cell>
          <table:table-cell table:style-name="ce88" office:value-type="float" office:value="0.037860927212666">
            <text:p>0.037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-5">
            <text:p>-5.0000</text:p>
          </table:table-cell>
          <table:table-cell table:style-name="ce28" office:value-type="float" office:value="-5">
            <text:p>-5.0000</text:p>
          </table:table-cell>
          <table:table-cell table:style-name="ce28" office:value-type="float" office:value="0.0436990698834047">
            <text:p>0.0437</text:p>
          </table:table-cell>
          <table:table-cell table:style-name="ce28" office:value-type="float" office:value="0.000552910570686097">
            <text:p>0.0006</text:p>
          </table:table-cell>
          <table:table-cell table:style-name="ce42" office:value-type="float" office:value="0.000552910570686097">
            <text:p>0.0006</text:p>
          </table:table-cell>
          <table:table-cell table:style-name="ce44" table:formula="of:=[.G555]+1" office:value-type="float" office:value="131">
            <text:p>131</text:p>
          </table:table-cell>
          <table:table-cell table:number-columns-repeated="5"/>
          <table:table-cell table:style-name="ce64" office:value-type="float" office:value="-0.0319291029003404">
            <text:p>-0.0319</text:p>
          </table:table-cell>
          <table:table-cell table:style-name="ce71" office:value-type="float" office:value="2.66">
            <text:p>2.6600</text:p>
          </table:table-cell>
          <table:table-cell table:style-name="ce71" office:value-type="float" office:value="0.08778">
            <text:p>0.0878</text:p>
          </table:table-cell>
          <table:table-cell table:style-name="ce88" office:value-type="float" office:value="0.08778">
            <text:p>0.0878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-6">
            <text:p>-6.0000</text:p>
          </table:table-cell>
          <table:table-cell table:style-name="ce28" office:value-type="float" office:value="-6">
            <text:p>-6.0000</text:p>
          </table:table-cell>
          <table:table-cell table:style-name="ce28" office:value-type="float" office:value="0.0308628486872925">
            <text:p>0.0309</text:p>
          </table:table-cell>
          <table:table-cell table:style-name="ce28" office:value-type="float" office:value="0.000466854319717203">
            <text:p>0.0005</text:p>
          </table:table-cell>
          <table:table-cell table:style-name="ce42" office:value-type="float" office:value="0.000466854319717203">
            <text:p>0.0005</text:p>
          </table:table-cell>
          <table:table-cell table:style-name="ce44" table:formula="of:=[.G556]+1" office:value-type="float" office:value="132">
            <text:p>132</text:p>
          </table:table-cell>
          <table:table-cell table:number-columns-repeated="5"/>
          <table:table-cell table:style-name="ce64" office:value-type="float" office:value="-0.0280353098637135">
            <text:p>-0.0280</text:p>
          </table:table-cell>
          <table:table-cell table:style-name="ce71" office:value-type="float" office:value="2.59">
            <text:p>2.5900</text:p>
          </table:table-cell>
          <table:table-cell table:style-name="ce71" office:value-type="float" office:value="0.10101">
            <text:p>0.1010</text:p>
          </table:table-cell>
          <table:table-cell table:style-name="ce88" office:value-type="float" office:value="0.10101">
            <text:p>0.101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-7">
            <text:p>-7.0000</text:p>
          </table:table-cell>
          <table:table-cell table:style-name="ce28" office:value-type="float" office:value="-7">
            <text:p>-7.0000</text:p>
          </table:table-cell>
          <table:table-cell table:style-name="ce28" office:value-type="float" office:value="0.0227129606423692">
            <text:p>0.0227</text:p>
          </table:table-cell>
          <table:table-cell table:style-name="ce28" office:value-type="float" office:value="0.000430563327409071">
            <text:p>0.0004</text:p>
          </table:table-cell>
          <table:table-cell table:style-name="ce42" office:value-type="float" office:value="0.000430563327409071">
            <text:p>0.0004</text:p>
          </table:table-cell>
          <table:table-cell table:style-name="ce44" table:formula="of:=[.G557]+1" office:value-type="float" office:value="133">
            <text:p>133</text:p>
          </table:table-cell>
          <table:table-cell table:number-columns-repeated="5"/>
          <table:table-cell table:style-name="ce64" office:value-type="float" office:value="-0.0229733789160986">
            <text:p>-0.0230</text:p>
          </table:table-cell>
          <table:table-cell table:style-name="ce71" office:value-type="float" office:value="2.53">
            <text:p>2.5300</text:p>
          </table:table-cell>
          <table:table-cell table:style-name="ce71" office:value-type="float" office:value="0.04554">
            <text:p>0.0455</text:p>
          </table:table-cell>
          <table:table-cell table:style-name="ce88" office:value-type="float" office:value="0.04554">
            <text:p>0.045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5" office:value-type="float" office:value="-8.83">
            <text:p>-8.8300</text:p>
          </table:table-cell>
          <table:table-cell table:style-name="ce29" office:value-type="float" office:value="-8.83">
            <text:p>-8.8300</text:p>
          </table:table-cell>
          <table:table-cell table:style-name="ce29" office:value-type="float" office:value="0.0141697641463088">
            <text:p>0.0142</text:p>
          </table:table-cell>
          <table:table-cell table:style-name="ce29" office:value-type="float" office:value="0.000377955831040396">
            <text:p>0.0004</text:p>
          </table:table-cell>
          <table:table-cell table:style-name="ce43" office:value-type="float" office:value="0.000377955831040396">
            <text:p>0.0004</text:p>
          </table:table-cell>
          <table:table-cell table:style-name="ce44" table:formula="of:=[.G558]+1" office:value-type="float" office:value="134">
            <text:p>134</text:p>
          </table:table-cell>
          <table:table-cell table:number-columns-repeated="5"/>
          <table:table-cell table:style-name="ce65" office:value-type="float" office:value="-0.0171326893611583">
            <text:p>-0.0171</text:p>
          </table:table-cell>
          <table:table-cell table:style-name="ce75" office:value-type="float" office:value="2.68">
            <text:p>2.6800</text:p>
          </table:table-cell>
          <table:table-cell table:style-name="ce75" office:value-type="float" office:value="0.06164">
            <text:p>0.0616</text:p>
          </table:table-cell>
          <table:table-cell table:style-name="ce89" office:value-type="float" office:value="0.06164">
            <text:p>0.061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 table:number-columns-repeated="12"/>
          <table:table-cell table:style-name="ce20" table:number-columns-repeated="4"/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3">
          <table:table-cell/>
          <table:table-cell table:style-name="ce5" table:formula="of:=[.$M$205]" office:value-type="string" office:string-value="t IN GeV**2" table:number-columns-spanned="2" table:number-rows-spanned="1">
            <text:p>t IN GeV**2</text:p>
          </table:table-cell>
          <table:covered-table-cell table:style-name="ce18"/>
          <table:table-cell table:style-name="ce30" table:formula="of:=[.$O$205]" office:value-type="string" office:string-value="|G_M^p|" table:number-columns-spanned="3" table:number-rows-spanned="1">
            <text:p>|G_M^p|</text:p>
          </table:table-cell>
          <table:covered-table-cell table:style-name="ce34"/>
          <table:covered-table-cell table:style-name="ce36"/>
          <table:table-cell table:number-columns-repeated="2"/>
          <table:table-cell table:style-name="ce47"/>
          <table:table-cell table:number-columns-repeated="3"/>
          <table:table-cell table:style-name="ce5" table:formula="of:=[.$M$205]" office:value-type="string" office:string-value="t IN GeV**2">
            <text:p>t IN GeV**2</text:p>
          </table:table-cell>
          <table:table-cell table:style-name="ce30" table:formula="of:=[.$O$205]" office:value-type="string" office:string-value="|G_M^p|" table:number-columns-spanned="3" table:number-rows-spanned="1">
            <text:p>|G_M^p|</text:p>
          </table:table-cell>
          <table:covered-table-cell table:style-name="ce57"/>
          <table:covered-table-cell table:style-name="ce59"/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3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2"/>
          <table:table-cell table:style-name="ce47"/>
          <table:table-cell table:number-columns-repeated="3"/>
          <table:table-cell table:style-name="ce54" office:value-type="string">
            <text:p>x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dy+</text:p>
          </table:table-cell>
          <table:table-cell table:style-name="ce60" office:value-type="string">
            <text:p>dy-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73" office:value-type="float" office:value="4.41">
            <text:p>4.4100</text:p>
          </table:table-cell>
          <table:table-cell table:style-name="ce27" office:value-type="float" office:value="4.41">
            <text:p>4.4100</text:p>
          </table:table-cell>
          <table:table-cell table:style-name="ce27" office:value-type="float" office:value="0.36">
            <text:p>0.3600</text:p>
          </table:table-cell>
          <table:table-cell table:style-name="ce27" office:value-type="float" office:value="0.05">
            <text:p>0.0500</text:p>
          </table:table-cell>
          <table:table-cell table:style-name="ce41" office:value-type="float" office:value="0.05">
            <text:p>0.0500</text:p>
          </table:table-cell>
          <table:table-cell/>
          <table:table-cell table:style-name="ce44" table:formula="of:=1" office:value-type="float" office:value="1">
            <text:p>1</text:p>
          </table:table-cell>
          <table:table-cell table:number-columns-repeated="4"/>
          <table:table-cell table:style-name="ce14" office:value-type="float" office:value="3.52">
            <text:p>3.5200</text:p>
          </table:table-cell>
          <table:table-cell table:style-name="ce27" office:value-type="float" office:value="0.53">
            <text:p>0.5300</text:p>
          </table:table-cell>
          <table:table-cell table:style-name="ce27" office:value-type="float" office:value="0.04">
            <text:p>0.0400</text:p>
          </table:table-cell>
          <table:table-cell table:style-name="ce41" office:value-type="float" office:value="0.06">
            <text:p>0.06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521">
            <text:p>3.5210</text:p>
          </table:table-cell>
          <table:table-cell table:style-name="ce28" office:value-type="float" office:value="3.521">
            <text:p>3.5210</text:p>
          </table:table-cell>
          <table:table-cell table:style-name="ce28" office:value-type="float" office:value="0.51">
            <text:p>0.5100</text:p>
          </table:table-cell>
          <table:table-cell table:style-name="ce28" office:value-type="float" office:value="0.06">
            <text:p>0.0600</text:p>
          </table:table-cell>
          <table:table-cell table:style-name="ce42" office:value-type="float" office:value="0.06">
            <text:p>0.0600</text:p>
          </table:table-cell>
          <table:table-cell/>
          <table:table-cell table:style-name="ce44" table:formula="of:=[.H563]+1" office:value-type="float" office:value="2">
            <text:p>2</text:p>
          </table:table-cell>
          <table:table-cell table:number-columns-repeated="4"/>
          <table:table-cell table:style-name="ce15" office:value-type="float" office:value="3.521">
            <text:p>3.5210</text:p>
          </table:table-cell>
          <table:table-cell table:style-name="ce28" office:value-type="float" office:value="0.51">
            <text:p>0.5100</text:p>
          </table:table-cell>
          <table:table-cell table:style-name="ce28" office:value-type="float" office:value="0.06">
            <text:p>0.0600</text:p>
          </table:table-cell>
          <table:table-cell table:style-name="ce42" office:value-type="float" office:value="0.06">
            <text:p>0.06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61">
            <text:p>3.6100</text:p>
          </table:table-cell>
          <table:table-cell table:style-name="ce28" office:value-type="float" office:value="3.61">
            <text:p>3.6100</text:p>
          </table:table-cell>
          <table:table-cell table:style-name="ce28" office:value-type="float" office:value="0.42">
            <text:p>0.4200</text:p>
          </table:table-cell>
          <table:table-cell table:style-name="ce28" office:value-type="float" office:value="0.14">
            <text:p>0.1400</text:p>
          </table:table-cell>
          <table:table-cell table:style-name="ce42" office:value-type="float" office:value="0.08">
            <text:p>0.0800</text:p>
          </table:table-cell>
          <table:table-cell/>
          <table:table-cell table:style-name="ce44" table:formula="of:=[.H564]+1" office:value-type="float" office:value="3">
            <text:p>3</text:p>
          </table:table-cell>
          <table:table-cell table:number-columns-repeated="4"/>
          <table:table-cell table:style-name="ce7" office:value-type="float" office:value="3.526884">
            <text:p>3.5269</text:p>
          </table:table-cell>
          <table:table-cell table:style-name="ce20" office:value-type="float" office:value="0.574">
            <text:p>0.5740</text:p>
          </table:table-cell>
          <table:table-cell table:style-name="ce20" office:value-type="float" office:value="0.071">
            <text:p>0.0710</text:p>
          </table:table-cell>
          <table:table-cell table:style-name="ce102" office:value-type="float" office:value="0.081">
            <text:p>0.081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7636">
            <text:p>3.7636</text:p>
          </table:table-cell>
          <table:table-cell table:style-name="ce28" office:value-type="float" office:value="3.7636">
            <text:p>3.7636</text:p>
          </table:table-cell>
          <table:table-cell table:style-name="ce28" office:value-type="float" office:value="0.393700393700591">
            <text:p>0.3937</text:p>
          </table:table-cell>
          <table:table-cell table:style-name="ce28" office:value-type="float" office:value="0.0596900596900895">
            <text:p>0.0597</text:p>
          </table:table-cell>
          <table:table-cell table:style-name="ce42" office:value-type="float" office:value="0.0596900596900895">
            <text:p>0.0597</text:p>
          </table:table-cell>
          <table:table-cell/>
          <table:table-cell table:style-name="ce44" table:formula="of:=[.H565]+1" office:value-type="float" office:value="4">
            <text:p>4</text:p>
          </table:table-cell>
          <table:table-cell table:number-columns-repeated="4"/>
          <table:table-cell table:style-name="ce7" office:value-type="float" office:value="3.54380625">
            <text:p>3.5438</text:p>
          </table:table-cell>
          <table:table-cell table:style-name="ce20" office:value-type="float" office:value="0.495">
            <text:p>0.4950</text:p>
          </table:table-cell>
          <table:table-cell table:style-name="ce20" office:value-type="float" office:value="0.047">
            <text:p>0.0470</text:p>
          </table:table-cell>
          <table:table-cell table:style-name="ce102" office:value-type="float" office:value="0.052">
            <text:p>0.052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89865025">
            <text:p>3.8987</text:p>
          </table:table-cell>
          <table:table-cell table:style-name="ce28" office:value-type="float" office:value="3.89865025">
            <text:p>3.8987</text:p>
          </table:table-cell>
          <table:table-cell table:style-name="ce28" office:value-type="float" office:value="0.248997991959775">
            <text:p>0.2490</text:p>
          </table:table-cell>
          <table:table-cell table:style-name="ce28" office:value-type="float" office:value="0.0803219328902499">
            <text:p>0.0803</text:p>
          </table:table-cell>
          <table:table-cell table:style-name="ce42" office:value-type="float" office:value="0.0803219328902499">
            <text:p>0.0803</text:p>
          </table:table-cell>
          <table:table-cell/>
          <table:table-cell table:style-name="ce44" table:formula="of:=[.H566]+1" office:value-type="float" office:value="5">
            <text:p>5</text:p>
          </table:table-cell>
          <table:table-cell table:number-columns-repeated="4"/>
          <table:table-cell table:style-name="ce15" office:value-type="float" office:value="3.55">
            <text:p>3.5500</text:p>
          </table:table-cell>
          <table:table-cell table:style-name="ce28" office:value-type="float" office:value="0.39">
            <text:p>0.3900</text:p>
          </table:table-cell>
          <table:table-cell table:style-name="ce28" office:value-type="float" office:value="0.05">
            <text:p>0.0500</text:p>
          </table:table-cell>
          <table:table-cell table:style-name="ce42" office:value-type="float" office:value="0.05">
            <text:p>0.05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124961">
            <text:p>4.1250</text:p>
          </table:table-cell>
          <table:table-cell table:style-name="ce28" office:value-type="float" office:value="4.124961">
            <text:p>4.1250</text:p>
          </table:table-cell>
          <table:table-cell table:style-name="ce28" office:value-type="float" office:value="0.264575131106459">
            <text:p>0.2646</text:p>
          </table:table-cell>
          <table:table-cell table:style-name="ce28" office:value-type="float" office:value="0.0340168025708304">
            <text:p>0.0340</text:p>
          </table:table-cell>
          <table:table-cell table:style-name="ce42" office:value-type="float" office:value="0.0340168025708304">
            <text:p>0.0340</text:p>
          </table:table-cell>
          <table:table-cell/>
          <table:table-cell table:style-name="ce44" table:formula="of:=[.H567]+1" office:value-type="float" office:value="6">
            <text:p>6</text:p>
          </table:table-cell>
          <table:table-cell table:number-columns-repeated="4"/>
          <table:table-cell table:style-name="ce7" office:value-type="float" office:value="3.56265625">
            <text:p>3.5627</text:p>
          </table:table-cell>
          <table:table-cell table:style-name="ce20" office:value-type="float" office:value="0.39">
            <text:p>0.3900</text:p>
          </table:table-cell>
          <table:table-cell table:style-name="ce20" office:value-type="float" office:value="0.045">
            <text:p>0.0450</text:p>
          </table:table-cell>
          <table:table-cell table:style-name="ce102" office:value-type="float" office:value="0.05">
            <text:p>0.05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124961">
            <text:p>4.1250</text:p>
          </table:table-cell>
          <table:table-cell table:style-name="ce28" office:value-type="float" office:value="4.124961">
            <text:p>4.1250</text:p>
          </table:table-cell>
          <table:table-cell table:style-name="ce28" office:value-type="float" office:value="0.207364413533277">
            <text:p>0.2074</text:p>
          </table:table-cell>
          <table:table-cell table:style-name="ce28" office:value-type="float" office:value="0.0361682116627809">
            <text:p>0.0362</text:p>
          </table:table-cell>
          <table:table-cell table:style-name="ce42" office:value-type="float" office:value="0.0361682116627809">
            <text:p>0.0362</text:p>
          </table:table-cell>
          <table:table-cell/>
          <table:table-cell table:style-name="ce44" table:formula="of:=[.H568]+1" office:value-type="float" office:value="7">
            <text:p>7</text:p>
          </table:table-cell>
          <table:table-cell table:number-columns-repeated="4"/>
          <table:table-cell table:style-name="ce15" office:value-type="float" office:value="3.56643225">
            <text:p>3.5664</text:p>
          </table:table-cell>
          <table:table-cell table:style-name="ce28" office:value-type="float" office:value="0.453">
            <text:p>0.4530</text:p>
          </table:table-cell>
          <table:table-cell table:style-name="ce28" office:value-type="float" office:value="0.023">
            <text:p>0.0230</text:p>
          </table:table-cell>
          <table:table-cell table:style-name="ce42" office:value-type="float" office:value="0.025">
            <text:p>0.025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">
            <text:p>4.0000</text:p>
          </table:table-cell>
          <table:table-cell table:style-name="ce28" office:value-type="float" office:value="4">
            <text:p>4.0000</text:p>
          </table:table-cell>
          <table:table-cell table:style-name="ce28" office:value-type="float" office:value="0.26">
            <text:p>0.2600</text:p>
          </table:table-cell>
          <table:table-cell table:style-name="ce28" office:value-type="float" office:value="0.03">
            <text:p>0.0300</text:p>
          </table:table-cell>
          <table:table-cell table:style-name="ce42" office:value-type="float" office:value="0.03">
            <text:p>0.0300</text:p>
          </table:table-cell>
          <table:table-cell/>
          <table:table-cell table:style-name="ce44" table:formula="of:=[.H569]+1" office:value-type="float" office:value="8">
            <text:p>8</text:p>
          </table:table-cell>
          <table:table-cell table:number-columns-repeated="4"/>
          <table:table-cell table:style-name="ce15" office:value-type="float" office:value="3.57">
            <text:p>3.5700</text:p>
          </table:table-cell>
          <table:table-cell table:style-name="ce28" office:value-type="float" office:value="0.34">
            <text:p>0.3400</text:p>
          </table:table-cell>
          <table:table-cell table:style-name="ce28" office:value-type="float" office:value="0.04">
            <text:p>0.0400</text:p>
          </table:table-cell>
          <table:table-cell table:style-name="ce42" office:value-type="float" office:value="0.04">
            <text:p>0.04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2">
            <text:p>4.2000</text:p>
          </table:table-cell>
          <table:table-cell table:style-name="ce28" office:value-type="float" office:value="4.2">
            <text:p>4.2000</text:p>
          </table:table-cell>
          <table:table-cell table:style-name="ce28" office:value-type="float" office:value="0.22">
            <text:p>0.220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">
            <text:p>0.0200</text:p>
          </table:table-cell>
          <table:table-cell/>
          <table:table-cell table:style-name="ce44" table:formula="of:=[.H570]+1" office:value-type="float" office:value="9">
            <text:p>9</text:p>
          </table:table-cell>
          <table:table-cell table:number-columns-repeated="4"/>
          <table:table-cell table:style-name="ce7" office:value-type="float" office:value="3.58155625">
            <text:p>3.5816</text:p>
          </table:table-cell>
          <table:table-cell table:style-name="ce20" office:value-type="float" office:value="0.419">
            <text:p>0.4190</text:p>
          </table:table-cell>
          <table:table-cell table:style-name="ce20" office:value-type="float" office:value="0.041">
            <text:p>0.0410</text:p>
          </table:table-cell>
          <table:table-cell table:style-name="ce102" office:value-type="float" office:value="0.045">
            <text:p>0.045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4">
            <text:p>4.4000</text:p>
          </table:table-cell>
          <table:table-cell table:style-name="ce28" office:value-type="float" office:value="4.4">
            <text:p>4.4000</text:p>
          </table:table-cell>
          <table:table-cell table:style-name="ce28" office:value-type="float" office:value="0.19">
            <text:p>0.190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">
            <text:p>0.0200</text:p>
          </table:table-cell>
          <table:table-cell/>
          <table:table-cell table:style-name="ce44" table:formula="of:=[.H571]+1" office:value-type="float" office:value="10">
            <text:p>10</text:p>
          </table:table-cell>
          <table:table-cell table:number-columns-repeated="4"/>
          <table:table-cell table:style-name="ce15" office:value-type="float" office:value="3.6">
            <text:p>3.6000</text:p>
          </table:table-cell>
          <table:table-cell table:style-name="ce28" office:value-type="float" office:value="0.31">
            <text:p>0.3100</text:p>
          </table:table-cell>
          <table:table-cell table:style-name="ce28" office:value-type="float" office:value="0.03">
            <text:p>0.0300</text:p>
          </table:table-cell>
          <table:table-cell table:style-name="ce42" office:value-type="float" office:value="0.03">
            <text:p>0.03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6">
            <text:p>4.6000</text:p>
          </table:table-cell>
          <table:table-cell table:style-name="ce28" office:value-type="float" office:value="4.6">
            <text:p>4.6000</text:p>
          </table:table-cell>
          <table:table-cell table:style-name="ce28" office:value-type="float" office:value="0.17">
            <text:p>0.170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">
            <text:p>0.0200</text:p>
          </table:table-cell>
          <table:table-cell/>
          <table:table-cell table:style-name="ce44" table:formula="of:=[.H572]+1" office:value-type="float" office:value="11">
            <text:p>11</text:p>
          </table:table-cell>
          <table:table-cell table:number-columns-repeated="4"/>
          <table:table-cell table:style-name="ce7" office:value-type="float" office:value="3.60050625">
            <text:p>3.6005</text:p>
          </table:table-cell>
          <table:table-cell table:style-name="ce20" office:value-type="float" office:value="0.398">
            <text:p>0.3980</text:p>
          </table:table-cell>
          <table:table-cell table:style-name="ce20" office:value-type="float" office:value="0.04">
            <text:p>0.0400</text:p>
          </table:table-cell>
          <table:table-cell table:style-name="ce102" office:value-type="float" office:value="0.044">
            <text:p>0.044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8">
            <text:p>4.8000</text:p>
          </table:table-cell>
          <table:table-cell table:style-name="ce28" office:value-type="float" office:value="4.8">
            <text:p>4.8000</text:p>
          </table:table-cell>
          <table:table-cell table:style-name="ce28" office:value-type="float" office:value="0.19">
            <text:p>0.190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">
            <text:p>0.0200</text:p>
          </table:table-cell>
          <table:table-cell/>
          <table:table-cell table:style-name="ce44" table:formula="of:=[.H573]+1" office:value-type="float" office:value="12">
            <text:p>12</text:p>
          </table:table-cell>
          <table:table-cell table:number-columns-repeated="4"/>
          <table:table-cell table:style-name="ce15" office:value-type="float" office:value="3.61">
            <text:p>3.6100</text:p>
          </table:table-cell>
          <table:table-cell table:style-name="ce28" office:value-type="float" office:value="0.42">
            <text:p>0.4200</text:p>
          </table:table-cell>
          <table:table-cell table:style-name="ce28" office:value-type="float" office:value="0.14">
            <text:p>0.1400</text:p>
          </table:table-cell>
          <table:table-cell table:style-name="ce42" office:value-type="float" office:value="0.08">
            <text:p>0.08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5">
            <text:p>5.0000</text:p>
          </table:table-cell>
          <table:table-cell table:style-name="ce28" office:value-type="float" office:value="5">
            <text:p>5.0000</text:p>
          </table:table-cell>
          <table:table-cell table:style-name="ce28" office:value-type="float" office:value="0.14">
            <text:p>0.1400</text:p>
          </table:table-cell>
          <table:table-cell table:style-name="ce28" office:value-type="float" office:value="0.04">
            <text:p>0.0400</text:p>
          </table:table-cell>
          <table:table-cell table:style-name="ce42" office:value-type="float" office:value="0.04">
            <text:p>0.0400</text:p>
          </table:table-cell>
          <table:table-cell/>
          <table:table-cell table:style-name="ce44" table:formula="of:=[.H574]+1" office:value-type="float" office:value="13">
            <text:p>13</text:p>
          </table:table-cell>
          <table:table-cell table:number-columns-repeated="4"/>
          <table:table-cell table:style-name="ce15" office:value-type="float" office:value="3.61">
            <text:p>3.6100</text:p>
          </table:table-cell>
          <table:table-cell table:style-name="ce28" office:value-type="float" office:value="0.41">
            <text:p>0.4100</text:p>
          </table:table-cell>
          <table:table-cell table:style-name="ce28" office:value-type="float" office:value="0.11">
            <text:p>0.1100</text:p>
          </table:table-cell>
          <table:table-cell table:style-name="ce42" office:value-type="float" office:value="0.09">
            <text:p>0.09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5.692996">
            <text:p>5.6930</text:p>
          </table:table-cell>
          <table:table-cell table:style-name="ce28" office:value-type="float" office:value="5.692996">
            <text:p>5.6930</text:p>
          </table:table-cell>
          <table:table-cell table:style-name="ce28" office:value-type="float" office:value="0.0835">
            <text:p>0.0835</text:p>
          </table:table-cell>
          <table:table-cell table:style-name="ce28" office:value-type="float" office:value="0.0175">
            <text:p>0.0175</text:p>
          </table:table-cell>
          <table:table-cell table:style-name="ce42" office:value-type="float" office:value="0.0131">
            <text:p>0.0131</text:p>
          </table:table-cell>
          <table:table-cell/>
          <table:table-cell table:style-name="ce44" table:formula="of:=[.H575]+1" office:value-type="float" office:value="14">
            <text:p>14</text:p>
          </table:table-cell>
          <table:table-cell table:number-columns-repeated="4"/>
          <table:table-cell table:style-name="ce7" office:value-type="float" office:value="3.61950625">
            <text:p>3.6195</text:p>
          </table:table-cell>
          <table:table-cell table:style-name="ce20" office:value-type="float" office:value="0.399">
            <text:p>0.3990</text:p>
          </table:table-cell>
          <table:table-cell table:style-name="ce20" office:value-type="float" office:value="0.041">
            <text:p>0.0410</text:p>
          </table:table-cell>
          <table:table-cell table:style-name="ce102" office:value-type="float" office:value="0.046">
            <text:p>0.046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52">
            <text:p>3.5200</text:p>
          </table:table-cell>
          <table:table-cell table:style-name="ce28" office:value-type="float" office:value="3.52">
            <text:p>3.5200</text:p>
          </table:table-cell>
          <table:table-cell table:style-name="ce28" office:value-type="float" office:value="0.53">
            <text:p>0.5300</text:p>
          </table:table-cell>
          <table:table-cell table:style-name="ce28" office:value-type="float" office:value="0.04">
            <text:p>0.0400</text:p>
          </table:table-cell>
          <table:table-cell table:style-name="ce42" office:value-type="float" office:value="0.06">
            <text:p>0.0600</text:p>
          </table:table-cell>
          <table:table-cell/>
          <table:table-cell table:style-name="ce44" table:formula="of:=[.H576]+1" office:value-type="float" office:value="15">
            <text:p>15</text:p>
          </table:table-cell>
          <table:table-cell table:number-columns-repeated="4"/>
          <table:table-cell table:style-name="ce7" office:value-type="float" office:value="3.63855625">
            <text:p>3.6386</text:p>
          </table:table-cell>
          <table:table-cell table:style-name="ce20" office:value-type="float" office:value="0.326">
            <text:p>0.3260</text:p>
          </table:table-cell>
          <table:table-cell table:style-name="ce20" office:value-type="float" office:value="0.04">
            <text:p>0.0400</text:p>
          </table:table-cell>
          <table:table-cell table:style-name="ce102" office:value-type="float" office:value="0.046">
            <text:p>0.046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55">
            <text:p>3.5500</text:p>
          </table:table-cell>
          <table:table-cell table:style-name="ce28" office:value-type="float" office:value="3.55">
            <text:p>3.5500</text:p>
          </table:table-cell>
          <table:table-cell table:style-name="ce28" office:value-type="float" office:value="0.39">
            <text:p>0.3900</text:p>
          </table:table-cell>
          <table:table-cell table:style-name="ce28" office:value-type="float" office:value="0.05">
            <text:p>0.0500</text:p>
          </table:table-cell>
          <table:table-cell table:style-name="ce42" office:value-type="float" office:value="0.05">
            <text:p>0.0500</text:p>
          </table:table-cell>
          <table:table-cell/>
          <table:table-cell table:style-name="ce44" table:formula="of:=[.H577]+1" office:value-type="float" office:value="16">
            <text:p>16</text:p>
          </table:table-cell>
          <table:table-cell table:number-columns-repeated="4"/>
          <table:table-cell table:style-name="ce7" office:value-type="float" office:value="3.65765625">
            <text:p>3.6577</text:p>
          </table:table-cell>
          <table:table-cell table:style-name="ce20" office:value-type="float" office:value="0.397">
            <text:p>0.3970</text:p>
          </table:table-cell>
          <table:table-cell table:style-name="ce20" office:value-type="float" office:value="0.036">
            <text:p>0.0360</text:p>
          </table:table-cell>
          <table:table-cell table:style-name="ce102" office:value-type="float" office:value="0.04">
            <text:p>0.04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57">
            <text:p>3.5700</text:p>
          </table:table-cell>
          <table:table-cell table:style-name="ce28" office:value-type="float" office:value="3.57">
            <text:p>3.5700</text:p>
          </table:table-cell>
          <table:table-cell table:style-name="ce28" office:value-type="float" office:value="0.34">
            <text:p>0.3400</text:p>
          </table:table-cell>
          <table:table-cell table:style-name="ce28" office:value-type="float" office:value="0.04">
            <text:p>0.0400</text:p>
          </table:table-cell>
          <table:table-cell table:style-name="ce42" office:value-type="float" office:value="0.04">
            <text:p>0.0400</text:p>
          </table:table-cell>
          <table:table-cell/>
          <table:table-cell table:style-name="ce44" table:formula="of:=[.H578]+1" office:value-type="float" office:value="17">
            <text:p>17</text:p>
          </table:table-cell>
          <table:table-cell table:number-columns-repeated="4"/>
          <table:table-cell table:style-name="ce15" office:value-type="float" office:value="3.65765625">
            <text:p>3.6577</text:p>
          </table:table-cell>
          <table:table-cell table:style-name="ce28" office:value-type="float" office:value="0.354">
            <text:p>0.3540</text:p>
          </table:table-cell>
          <table:table-cell table:style-name="ce28" office:value-type="float" office:value="0.017">
            <text:p>0.0170</text:p>
          </table:table-cell>
          <table:table-cell table:style-name="ce42" office:value-type="float" office:value="0.017">
            <text:p>0.017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6">
            <text:p>3.6000</text:p>
          </table:table-cell>
          <table:table-cell table:style-name="ce28" office:value-type="float" office:value="3.6">
            <text:p>3.6000</text:p>
          </table:table-cell>
          <table:table-cell table:style-name="ce28" office:value-type="float" office:value="0.31">
            <text:p>0.3100</text:p>
          </table:table-cell>
          <table:table-cell table:style-name="ce28" office:value-type="float" office:value="0.03">
            <text:p>0.0300</text:p>
          </table:table-cell>
          <table:table-cell table:style-name="ce42" office:value-type="float" office:value="0.03">
            <text:p>0.0300</text:p>
          </table:table-cell>
          <table:table-cell/>
          <table:table-cell table:style-name="ce44" table:formula="of:=[.H579]+1" office:value-type="float" office:value="18">
            <text:p>18</text:p>
          </table:table-cell>
          <table:table-cell table:number-columns-repeated="4"/>
          <table:table-cell table:style-name="ce7" office:value-type="float" office:value="3.6864">
            <text:p>3.6864</text:p>
          </table:table-cell>
          <table:table-cell table:style-name="ce20" office:value-type="float" office:value="0.321">
            <text:p>0.3210</text:p>
          </table:table-cell>
          <table:table-cell table:style-name="ce20" office:value-type="float" office:value="0.024">
            <text:p>0.0240</text:p>
          </table:table-cell>
          <table:table-cell table:style-name="ce102" office:value-type="float" office:value="0.026">
            <text:p>0.026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69">
            <text:p>3.6900</text:p>
          </table:table-cell>
          <table:table-cell table:style-name="ce28" office:value-type="float" office:value="3.69">
            <text:p>3.6900</text:p>
          </table:table-cell>
          <table:table-cell table:style-name="ce28" office:value-type="float" office:value="0.281">
            <text:p>0.2810</text:p>
          </table:table-cell>
          <table:table-cell table:style-name="ce28" office:value-type="float" office:value="0.014">
            <text:p>0.0140</text:p>
          </table:table-cell>
          <table:table-cell table:style-name="ce42" office:value-type="float" office:value="0.014">
            <text:p>0.0140</text:p>
          </table:table-cell>
          <table:table-cell/>
          <table:table-cell table:style-name="ce44" table:formula="of:=[.H580]+1" office:value-type="float" office:value="19">
            <text:p>19</text:p>
          </table:table-cell>
          <table:table-cell table:number-columns-repeated="4"/>
          <table:table-cell table:style-name="ce15" office:value-type="float" office:value="3.69">
            <text:p>3.6900</text:p>
          </table:table-cell>
          <table:table-cell table:style-name="ce28" office:value-type="float" office:value="0.281">
            <text:p>0.2810</text:p>
          </table:table-cell>
          <table:table-cell table:style-name="ce28" office:value-type="float" office:value="0.014">
            <text:p>0.0140</text:p>
          </table:table-cell>
          <table:table-cell table:style-name="ce42" office:value-type="float" office:value="0.014">
            <text:p>0.014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76">
            <text:p>3.7600</text:p>
          </table:table-cell>
          <table:table-cell table:style-name="ce28" office:value-type="float" office:value="3.76">
            <text:p>3.7600</text:p>
          </table:table-cell>
          <table:table-cell table:style-name="ce28" office:value-type="float" office:value="0.255">
            <text:p>0.2550</text:p>
          </table:table-cell>
          <table:table-cell table:style-name="ce28" office:value-type="float" office:value="0.013">
            <text:p>0.0130</text:p>
          </table:table-cell>
          <table:table-cell table:style-name="ce42" office:value-type="float" office:value="0.013">
            <text:p>0.0130</text:p>
          </table:table-cell>
          <table:table-cell/>
          <table:table-cell table:style-name="ce44" table:formula="of:=[.H581]+1" office:value-type="float" office:value="20">
            <text:p>20</text:p>
          </table:table-cell>
          <table:table-cell table:number-columns-repeated="4"/>
          <table:table-cell table:style-name="ce15" office:value-type="float" office:value="3.69">
            <text:p>3.6900</text:p>
          </table:table-cell>
          <table:table-cell table:style-name="ce28" office:value-type="float" office:value="0.36">
            <text:p>0.3600</text:p>
          </table:table-cell>
          <table:table-cell table:style-name="ce28" office:value-type="float" office:value="0.05">
            <text:p>0.0500</text:p>
          </table:table-cell>
          <table:table-cell table:style-name="ce42" office:value-type="float" office:value="0.05">
            <text:p>0.05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83">
            <text:p>3.8300</text:p>
          </table:table-cell>
          <table:table-cell table:style-name="ce28" office:value-type="float" office:value="3.83">
            <text:p>3.8300</text:p>
          </table:table-cell>
          <table:table-cell table:style-name="ce28" office:value-type="float" office:value="0.249">
            <text:p>0.2490</text:p>
          </table:table-cell>
          <table:table-cell table:style-name="ce28" office:value-type="float" office:value="0.01">
            <text:p>0.0100</text:p>
          </table:table-cell>
          <table:table-cell table:style-name="ce42" office:value-type="float" office:value="0.01">
            <text:p>0.0100</text:p>
          </table:table-cell>
          <table:table-cell/>
          <table:table-cell table:style-name="ce44" table:formula="of:=[.H582]+1" office:value-type="float" office:value="21">
            <text:p>21</text:p>
          </table:table-cell>
          <table:table-cell table:number-columns-repeated="4"/>
          <table:table-cell table:style-name="ce7" office:value-type="float" office:value="3.7297265625">
            <text:p>3.7297</text:p>
          </table:table-cell>
          <table:table-cell table:style-name="ce20" office:value-type="float" office:value="0.313">
            <text:p>0.3130</text:p>
          </table:table-cell>
          <table:table-cell table:style-name="ce20" office:value-type="float" office:value="0.02">
            <text:p>0.0200</text:p>
          </table:table-cell>
          <table:table-cell table:style-name="ce102" office:value-type="float" office:value="0.022">
            <text:p>0.022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94">
            <text:p>3.9400</text:p>
          </table:table-cell>
          <table:table-cell table:style-name="ce28" office:value-type="float" office:value="3.94">
            <text:p>3.9400</text:p>
          </table:table-cell>
          <table:table-cell table:style-name="ce28" office:value-type="float" office:value="0.246">
            <text:p>0.2460</text:p>
          </table:table-cell>
          <table:table-cell table:style-name="ce28" office:value-type="float" office:value="0.011">
            <text:p>0.0110</text:p>
          </table:table-cell>
          <table:table-cell table:style-name="ce42" office:value-type="float" office:value="0.011">
            <text:p>0.0110</text:p>
          </table:table-cell>
          <table:table-cell/>
          <table:table-cell table:style-name="ce44" table:formula="of:=[.H583]+1" office:value-type="float" office:value="22">
            <text:p>22</text:p>
          </table:table-cell>
          <table:table-cell table:number-columns-repeated="4"/>
          <table:table-cell table:style-name="ce15" office:value-type="float" office:value="3.75390625">
            <text:p>3.7539</text:p>
          </table:table-cell>
          <table:table-cell table:style-name="ce28" office:value-type="float" office:value="0.305">
            <text:p>0.3050</text:p>
          </table:table-cell>
          <table:table-cell table:style-name="ce28" office:value-type="float" office:value="0.015">
            <text:p>0.0150</text:p>
          </table:table-cell>
          <table:table-cell table:style-name="ce42" office:value-type="float" office:value="0.015">
            <text:p>0.015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18">
            <text:p>4.1800</text:p>
          </table:table-cell>
          <table:table-cell table:style-name="ce28" office:value-type="float" office:value="4.18">
            <text:p>4.1800</text:p>
          </table:table-cell>
          <table:table-cell table:style-name="ce28" office:value-type="float" office:value="0.237">
            <text:p>0.2370</text:p>
          </table:table-cell>
          <table:table-cell table:style-name="ce28" office:value-type="float" office:value="0.009">
            <text:p>0.0090</text:p>
          </table:table-cell>
          <table:table-cell table:style-name="ce42" office:value-type="float" office:value="0.009">
            <text:p>0.0090</text:p>
          </table:table-cell>
          <table:table-cell/>
          <table:table-cell table:style-name="ce44" table:formula="of:=[.H584]+1" office:value-type="float" office:value="23">
            <text:p>23</text:p>
          </table:table-cell>
          <table:table-cell table:number-columns-repeated="4"/>
          <table:table-cell table:style-name="ce15" office:value-type="float" office:value="3.76">
            <text:p>3.7600</text:p>
          </table:table-cell>
          <table:table-cell table:style-name="ce28" office:value-type="float" office:value="0.255">
            <text:p>0.2550</text:p>
          </table:table-cell>
          <table:table-cell table:style-name="ce28" office:value-type="float" office:value="0.013">
            <text:p>0.0130</text:p>
          </table:table-cell>
          <table:table-cell table:style-name="ce42" office:value-type="float" office:value="0.013">
            <text:p>0.013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61">
            <text:p>3.6100</text:p>
          </table:table-cell>
          <table:table-cell table:style-name="ce28" office:value-type="float" office:value="3.61">
            <text:p>3.6100</text:p>
          </table:table-cell>
          <table:table-cell table:style-name="ce28" office:value-type="float" office:value="0.41">
            <text:p>0.4100</text:p>
          </table:table-cell>
          <table:table-cell table:style-name="ce28" office:value-type="float" office:value="0.11">
            <text:p>0.1100</text:p>
          </table:table-cell>
          <table:table-cell table:style-name="ce42" office:value-type="float" office:value="0.09">
            <text:p>0.0900</text:p>
          </table:table-cell>
          <table:table-cell/>
          <table:table-cell table:style-name="ce44" table:formula="of:=[.H585]+1" office:value-type="float" office:value="24">
            <text:p>24</text:p>
          </table:table-cell>
          <table:table-cell table:number-columns-repeated="4"/>
          <table:table-cell table:style-name="ce15" office:value-type="float" office:value="3.7636">
            <text:p>3.7636</text:p>
          </table:table-cell>
          <table:table-cell table:style-name="ce28" office:value-type="float" office:value="0.393700393700591">
            <text:p>0.3937</text:p>
          </table:table-cell>
          <table:table-cell table:style-name="ce28" office:value-type="float" office:value="0.0596900596900895">
            <text:p>0.0597</text:p>
          </table:table-cell>
          <table:table-cell table:style-name="ce42" office:value-type="float" office:value="0.0596900596900895">
            <text:p>0.059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69">
            <text:p>3.6900</text:p>
          </table:table-cell>
          <table:table-cell table:style-name="ce28" office:value-type="float" office:value="3.69">
            <text:p>3.6900</text:p>
          </table:table-cell>
          <table:table-cell table:style-name="ce28" office:value-type="float" office:value="0.36">
            <text:p>0.3600</text:p>
          </table:table-cell>
          <table:table-cell table:style-name="ce28" office:value-type="float" office:value="0.05">
            <text:p>0.0500</text:p>
          </table:table-cell>
          <table:table-cell table:style-name="ce42" office:value-type="float" office:value="0.05">
            <text:p>0.0500</text:p>
          </table:table-cell>
          <table:table-cell/>
          <table:table-cell table:style-name="ce44" table:formula="of:=[.H586]+1" office:value-type="float" office:value="25">
            <text:p>25</text:p>
          </table:table-cell>
          <table:table-cell table:number-columns-repeated="4"/>
          <table:table-cell table:style-name="ce7" office:value-type="float" office:value="3.7781640625">
            <text:p>3.7782</text:p>
          </table:table-cell>
          <table:table-cell table:style-name="ce20" office:value-type="float" office:value="0.298">
            <text:p>0.2980</text:p>
          </table:table-cell>
          <table:table-cell table:style-name="ce20" office:value-type="float" office:value="0.02">
            <text:p>0.0200</text:p>
          </table:table-cell>
          <table:table-cell table:style-name="ce102" office:value-type="float" office:value="0.021">
            <text:p>0.021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">
            <text:p>4.0000</text:p>
          </table:table-cell>
          <table:table-cell table:style-name="ce28" office:value-type="float" office:value="4">
            <text:p>4.0000</text:p>
          </table:table-cell>
          <table:table-cell table:style-name="ce28" office:value-type="float" office:value="0.24">
            <text:p>0.2400</text:p>
          </table:table-cell>
          <table:table-cell table:style-name="ce28" office:value-type="float" office:value="0.03">
            <text:p>0.0300</text:p>
          </table:table-cell>
          <table:table-cell table:style-name="ce42" office:value-type="float" office:value="0.03">
            <text:p>0.0300</text:p>
          </table:table-cell>
          <table:table-cell/>
          <table:table-cell table:style-name="ce44" table:formula="of:=[.H587]+1" office:value-type="float" office:value="26">
            <text:p>26</text:p>
          </table:table-cell>
          <table:table-cell table:number-columns-repeated="4"/>
          <table:table-cell table:style-name="ce7" office:value-type="float" office:value="3.8269140625">
            <text:p>3.8269</text:p>
          </table:table-cell>
          <table:table-cell table:style-name="ce20" office:value-type="float" office:value="0.27">
            <text:p>0.2700</text:p>
          </table:table-cell>
          <table:table-cell table:style-name="ce20" office:value-type="float" office:value="0.021">
            <text:p>0.0210</text:p>
          </table:table-cell>
          <table:table-cell table:style-name="ce102" office:value-type="float" office:value="0.022">
            <text:p>0.022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42">
            <text:p>4.4200</text:p>
          </table:table-cell>
          <table:table-cell table:style-name="ce28" office:value-type="float" office:value="4.42">
            <text:p>4.4200</text:p>
          </table:table-cell>
          <table:table-cell table:style-name="ce28" office:value-type="float" office:value="0.22">
            <text:p>0.220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">
            <text:p>0.0200</text:p>
          </table:table-cell>
          <table:table-cell/>
          <table:table-cell table:style-name="ce44" table:formula="of:=[.H588]+1" office:value-type="float" office:value="27">
            <text:p>27</text:p>
          </table:table-cell>
          <table:table-cell table:number-columns-repeated="4"/>
          <table:table-cell table:style-name="ce15" office:value-type="float" office:value="3.83">
            <text:p>3.8300</text:p>
          </table:table-cell>
          <table:table-cell table:style-name="ce28" office:value-type="float" office:value="0.249">
            <text:p>0.2490</text:p>
          </table:table-cell>
          <table:table-cell table:style-name="ce28" office:value-type="float" office:value="0.01">
            <text:p>0.0100</text:p>
          </table:table-cell>
          <table:table-cell table:style-name="ce42" office:value-type="float" office:value="0.01">
            <text:p>0.01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5.95">
            <text:p>5.9500</text:p>
          </table:table-cell>
          <table:table-cell table:style-name="ce28" office:value-type="float" office:value="5.95">
            <text:p>5.9500</text:p>
          </table:table-cell>
          <table:table-cell table:style-name="ce28" office:value-type="float" office:value="0.15">
            <text:p>0.1500</text:p>
          </table:table-cell>
          <table:table-cell table:style-name="ce28" office:value-type="float" office:value="0.03">
            <text:p>0.0300</text:p>
          </table:table-cell>
          <table:table-cell table:style-name="ce42" office:value-type="float" office:value="0.03">
            <text:p>0.0300</text:p>
          </table:table-cell>
          <table:table-cell/>
          <table:table-cell table:style-name="ce44" table:formula="of:=[.H589]+1" office:value-type="float" office:value="28">
            <text:p>28</text:p>
          </table:table-cell>
          <table:table-cell table:number-columns-repeated="4"/>
          <table:table-cell table:style-name="ce15" office:value-type="float" office:value="3.85140625">
            <text:p>3.8514</text:p>
          </table:table-cell>
          <table:table-cell table:style-name="ce28" office:value-type="float" office:value="0.276">
            <text:p>0.2760</text:p>
          </table:table-cell>
          <table:table-cell table:style-name="ce28" office:value-type="float" office:value="0.014">
            <text:p>0.0140</text:p>
          </table:table-cell>
          <table:table-cell table:style-name="ce42" office:value-type="float" office:value="0.015">
            <text:p>0.015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8.9">
            <text:p>8.9000</text:p>
          </table:table-cell>
          <table:table-cell table:style-name="ce28" office:value-type="float" office:value="8.9">
            <text:p>8.9000</text:p>
          </table:table-cell>
          <table:table-cell table:style-name="ce28" office:value-type="float" office:value="0.039">
            <text:p>0.0390</text:p>
          </table:table-cell>
          <table:table-cell table:style-name="ce28" office:value-type="float" office:value="0.007">
            <text:p>0.0070</text:p>
          </table:table-cell>
          <table:table-cell table:style-name="ce42" office:value-type="float" office:value="0.005">
            <text:p>0.0050</text:p>
          </table:table-cell>
          <table:table-cell/>
          <table:table-cell table:style-name="ce44" table:formula="of:=[.H590]+1" office:value-type="float" office:value="29">
            <text:p>29</text:p>
          </table:table-cell>
          <table:table-cell table:number-columns-repeated="4"/>
          <table:table-cell table:style-name="ce7" office:value-type="float" office:value="3.8759765625">
            <text:p>3.8760</text:p>
          </table:table-cell>
          <table:table-cell table:style-name="ce20" office:value-type="float" office:value="0.28">
            <text:p>0.2800</text:p>
          </table:table-cell>
          <table:table-cell table:style-name="ce20" office:value-type="float" office:value="0.019">
            <text:p>0.0190</text:p>
          </table:table-cell>
          <table:table-cell table:style-name="ce102" office:value-type="float" office:value="0.02">
            <text:p>0.02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2.4">
            <text:p>12.4000</text:p>
          </table:table-cell>
          <table:table-cell table:style-name="ce28" office:value-type="float" office:value="12.4">
            <text:p>12.4000</text:p>
          </table:table-cell>
          <table:table-cell table:style-name="ce28" office:value-type="float" office:value="0.014">
            <text:p>0.0140</text:p>
          </table:table-cell>
          <table:table-cell table:style-name="ce28" office:value-type="float" office:value="0.003">
            <text:p>0.0030</text:p>
          </table:table-cell>
          <table:table-cell table:style-name="ce42" office:value-type="float" office:value="0.002">
            <text:p>0.0020</text:p>
          </table:table-cell>
          <table:table-cell/>
          <table:table-cell table:style-name="ce44" table:formula="of:=[.H591]+1" office:value-type="float" office:value="30">
            <text:p>30</text:p>
          </table:table-cell>
          <table:table-cell table:number-columns-repeated="4"/>
          <table:table-cell table:style-name="ce15" office:value-type="float" office:value="3.89865025">
            <text:p>3.8987</text:p>
          </table:table-cell>
          <table:table-cell table:style-name="ce28" office:value-type="float" office:value="0.248997991959775">
            <text:p>0.2490</text:p>
          </table:table-cell>
          <table:table-cell table:style-name="ce28" office:value-type="float" office:value="0.0803219328902499">
            <text:p>0.0803</text:p>
          </table:table-cell>
          <table:table-cell table:style-name="ce42" office:value-type="float" office:value="0.0803219328902499">
            <text:p>0.080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3">
            <text:p>13.0000</text:p>
          </table:table-cell>
          <table:table-cell table:style-name="ce28" office:value-type="float" office:value="13">
            <text:p>13.0000</text:p>
          </table:table-cell>
          <table:table-cell table:style-name="ce28" office:value-type="float" office:value="0.015">
            <text:p>0.0150</text:p>
          </table:table-cell>
          <table:table-cell table:style-name="ce28" office:value-type="float" office:value="0.006">
            <text:p>0.0060</text:p>
          </table:table-cell>
          <table:table-cell table:style-name="ce42" office:value-type="float" office:value="0.004">
            <text:p>0.0040</text:p>
          </table:table-cell>
          <table:table-cell/>
          <table:table-cell table:style-name="ce44" table:formula="of:=[.H592]+1" office:value-type="float" office:value="31">
            <text:p>31</text:p>
          </table:table-cell>
          <table:table-cell table:number-columns-repeated="4"/>
          <table:table-cell table:style-name="ce15" office:value-type="float" office:value="3.94">
            <text:p>3.9400</text:p>
          </table:table-cell>
          <table:table-cell table:style-name="ce28" office:value-type="float" office:value="0.246">
            <text:p>0.2460</text:p>
          </table:table-cell>
          <table:table-cell table:style-name="ce28" office:value-type="float" office:value="0.011">
            <text:p>0.0110</text:p>
          </table:table-cell>
          <table:table-cell table:style-name="ce42" office:value-type="float" office:value="0.011">
            <text:p>0.011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8.84">
            <text:p>8.8400</text:p>
          </table:table-cell>
          <table:table-cell table:style-name="ce28" office:value-type="float" office:value="8.84">
            <text:p>8.8400</text:p>
          </table:table-cell>
          <table:table-cell table:style-name="ce28" office:value-type="float" office:value="0.0417">
            <text:p>0.0417</text:p>
          </table:table-cell>
          <table:table-cell table:style-name="ce28" office:value-type="float" office:value="0.00334215499341368">
            <text:p>0.0033</text:p>
          </table:table-cell>
          <table:table-cell table:style-name="ce42" office:value-type="float" office:value="0.00290688837074973">
            <text:p>0.0029</text:p>
          </table:table-cell>
          <table:table-cell/>
          <table:table-cell table:style-name="ce44" table:formula="of:=[.H593]+1" office:value-type="float" office:value="32">
            <text:p>32</text:p>
          </table:table-cell>
          <table:table-cell table:number-columns-repeated="4"/>
          <table:table-cell table:style-name="ce15" office:value-type="float" office:value="3.95015625">
            <text:p>3.9502</text:p>
          </table:table-cell>
          <table:table-cell table:style-name="ce28" office:value-type="float" office:value="0.266">
            <text:p>0.2660</text:p>
          </table:table-cell>
          <table:table-cell table:style-name="ce28" office:value-type="float" office:value="0.014">
            <text:p>0.0140</text:p>
          </table:table-cell>
          <table:table-cell table:style-name="ce42" office:value-type="float" office:value="0.015">
            <text:p>0.015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0.78">
            <text:p>10.7800</text:p>
          </table:table-cell>
          <table:table-cell table:style-name="ce28" office:value-type="float" office:value="10.78">
            <text:p>10.7800</text:p>
          </table:table-cell>
          <table:table-cell table:style-name="ce28" office:value-type="float" office:value="0.024">
            <text:p>0.0240</text:p>
          </table:table-cell>
          <table:table-cell table:style-name="ce28" office:value-type="float" office:value="0.00804114419718985">
            <text:p>0.0080</text:p>
          </table:table-cell>
          <table:table-cell table:style-name="ce42" office:value-type="float" office:value="0.00957548954362126">
            <text:p>0.0096</text:p>
          </table:table-cell>
          <table:table-cell/>
          <table:table-cell table:style-name="ce44" table:formula="of:=[.H594]+1" office:value-type="float" office:value="33">
            <text:p>33</text:p>
          </table:table-cell>
          <table:table-cell table:number-columns-repeated="4"/>
          <table:table-cell table:style-name="ce15" office:value-type="float" office:value="4">
            <text:p>4.0000</text:p>
          </table:table-cell>
          <table:table-cell table:style-name="ce28" office:value-type="float" office:value="0.26">
            <text:p>0.2600</text:p>
          </table:table-cell>
          <table:table-cell table:style-name="ce28" office:value-type="float" office:value="0.03">
            <text:p>0.0300</text:p>
          </table:table-cell>
          <table:table-cell table:style-name="ce42" office:value-type="float" office:value="0.03">
            <text:p>0.03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2.43">
            <text:p>12.4300</text:p>
          </table:table-cell>
          <table:table-cell table:style-name="ce28" office:value-type="float" office:value="12.43">
            <text:p>12.4300</text:p>
          </table:table-cell>
          <table:table-cell table:style-name="ce28" office:value-type="float" office:value="0.0158">
            <text:p>0.0158</text:p>
          </table:table-cell>
          <table:table-cell table:style-name="ce28" office:value-type="float" office:value="0.00164012194668567">
            <text:p>0.0016</text:p>
          </table:table-cell>
          <table:table-cell table:style-name="ce42" office:value-type="float" office:value="0.00156524758424985">
            <text:p>0.0016</text:p>
          </table:table-cell>
          <table:table-cell/>
          <table:table-cell table:style-name="ce44" table:formula="of:=[.H595]+1" office:value-type="float" office:value="34">
            <text:p>34</text:p>
          </table:table-cell>
          <table:table-cell table:number-columns-repeated="4"/>
          <table:table-cell table:style-name="ce15" office:value-type="float" office:value="4">
            <text:p>4.0000</text:p>
          </table:table-cell>
          <table:table-cell table:style-name="ce28" office:value-type="float" office:value="0.24">
            <text:p>0.2400</text:p>
          </table:table-cell>
          <table:table-cell table:style-name="ce28" office:value-type="float" office:value="0.03">
            <text:p>0.0300</text:p>
          </table:table-cell>
          <table:table-cell table:style-name="ce42" office:value-type="float" office:value="0.03">
            <text:p>0.03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3.11">
            <text:p>13.1100</text:p>
          </table:table-cell>
          <table:table-cell table:style-name="ce28" office:value-type="float" office:value="13.11">
            <text:p>13.1100</text:p>
          </table:table-cell>
          <table:table-cell table:style-name="ce28" office:value-type="float" office:value="0.0124">
            <text:p>0.0124</text:p>
          </table:table-cell>
          <table:table-cell table:style-name="ce28" office:value-type="float" office:value="0.00196977156035922">
            <text:p>0.0020</text:p>
          </table:table-cell>
          <table:table-cell table:style-name="ce42" office:value-type="float" office:value="0.00189736659610103">
            <text:p>0.0019</text:p>
          </table:table-cell>
          <table:table-cell/>
          <table:table-cell table:style-name="ce44" table:formula="of:=[.H596]+1" office:value-type="float" office:value="35">
            <text:p>35</text:p>
          </table:table-cell>
          <table:table-cell table:number-columns-repeated="4"/>
          <table:table-cell table:style-name="ce15" office:value-type="float" office:value="4">
            <text:p>4.0000</text:p>
          </table:table-cell>
          <table:table-cell table:style-name="ce28" office:value-type="float" office:value="0.175">
            <text:p>0.1750</text:p>
          </table:table-cell>
          <table:table-cell table:style-name="ce28" office:value-type="float" office:value="0.0672681202353686">
            <text:p>0.0673</text:p>
          </table:table-cell>
          <table:table-cell table:style-name="ce42" office:value-type="float" office:value="0.0553263047744922">
            <text:p>0.055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4.36">
            <text:p>14.3600</text:p>
          </table:table-cell>
          <table:table-cell table:style-name="ce28" office:value-type="float" office:value="14.36">
            <text:p>14.3600</text:p>
          </table:table-cell>
          <table:table-cell table:style-name="ce28" office:value-type="float" office:value="0.0151">
            <text:p>0.0151</text:p>
          </table:table-cell>
          <table:table-cell table:style-name="ce28" office:value-type="float" office:value="0.0100975244490915">
            <text:p>0.0101</text:p>
          </table:table-cell>
          <table:table-cell table:style-name="ce42" office:value-type="float" office:value="0.00602079728939615">
            <text:p>0.0060</text:p>
          </table:table-cell>
          <table:table-cell/>
          <table:table-cell table:style-name="ce44" table:formula="of:=[.H597]+1" office:value-type="float" office:value="36">
            <text:p>36</text:p>
          </table:table-cell>
          <table:table-cell table:number-columns-repeated="4"/>
          <table:table-cell table:style-name="ce15" office:value-type="float" office:value="4.05015625">
            <text:p>4.0502</text:p>
          </table:table-cell>
          <table:table-cell table:style-name="ce28" office:value-type="float" office:value="0.273">
            <text:p>0.2730</text:p>
          </table:table-cell>
          <table:table-cell table:style-name="ce28" office:value-type="float" office:value="0.013">
            <text:p>0.0130</text:p>
          </table:table-cell>
          <table:table-cell table:style-name="ce42" office:value-type="float" office:value="0.014">
            <text:p>0.014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1.63">
            <text:p>11.6300</text:p>
          </table:table-cell>
          <table:table-cell table:style-name="ce28" office:value-type="float" office:value="11.63">
            <text:p>11.6300</text:p>
          </table:table-cell>
          <table:table-cell table:style-name="ce28" office:value-type="float" office:value="0.0194">
            <text:p>0.0194</text:p>
          </table:table-cell>
          <table:table-cell table:style-name="ce28" office:value-type="float" office:value="0.00233238075793812">
            <text:p>0.0023</text:p>
          </table:table-cell>
          <table:table-cell table:style-name="ce42" office:value-type="float" office:value="0.00187882942280559">
            <text:p>0.0019</text:p>
          </table:table-cell>
          <table:table-cell/>
          <table:table-cell table:style-name="ce44" table:formula="of:=[.H598]+1" office:value-type="float" office:value="37">
            <text:p>37</text:p>
          </table:table-cell>
          <table:table-cell table:number-columns-repeated="4"/>
          <table:table-cell table:style-name="ce15" office:value-type="float" office:value="4.124961">
            <text:p>4.1250</text:p>
          </table:table-cell>
          <table:table-cell table:style-name="ce28" office:value-type="float" office:value="0.264575131106459">
            <text:p>0.2646</text:p>
          </table:table-cell>
          <table:table-cell table:style-name="ce28" office:value-type="float" office:value="0.0340168025708304">
            <text:p>0.0340</text:p>
          </table:table-cell>
          <table:table-cell table:style-name="ce42" office:value-type="float" office:value="0.0340168025708304">
            <text:p>0.034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2.43">
            <text:p>12.4300</text:p>
          </table:table-cell>
          <table:table-cell table:style-name="ce28" office:value-type="float" office:value="12.43">
            <text:p>12.4300</text:p>
          </table:table-cell>
          <table:table-cell table:style-name="ce28" office:value-type="float" office:value="0.0163">
            <text:p>0.0163</text:p>
          </table:table-cell>
          <table:table-cell table:style-name="ce28" office:value-type="float" office:value="0.00192353840616713">
            <text:p>0.0019</text:p>
          </table:table-cell>
          <table:table-cell table:style-name="ce42" office:value-type="float" office:value="0.00148660687473185">
            <text:p>0.0015</text:p>
          </table:table-cell>
          <table:table-cell/>
          <table:table-cell table:style-name="ce44" table:formula="of:=[.H599]+1" office:value-type="float" office:value="38">
            <text:p>38</text:p>
          </table:table-cell>
          <table:table-cell table:number-columns-repeated="4"/>
          <table:table-cell table:style-name="ce15" office:value-type="float" office:value="4.124961">
            <text:p>4.1250</text:p>
          </table:table-cell>
          <table:table-cell table:style-name="ce28" office:value-type="float" office:value="0.207364413533277">
            <text:p>0.2074</text:p>
          </table:table-cell>
          <table:table-cell table:style-name="ce28" office:value-type="float" office:value="0.0361682116627809">
            <text:p>0.0362</text:p>
          </table:table-cell>
          <table:table-cell table:style-name="ce42" office:value-type="float" office:value="0.0361682116627809">
            <text:p>0.036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">
            <text:p>4.0000</text:p>
          </table:table-cell>
          <table:table-cell table:style-name="ce28" office:value-type="float" office:value="4">
            <text:p>4.0000</text:p>
          </table:table-cell>
          <table:table-cell table:style-name="ce28" office:value-type="float" office:value="0.175">
            <text:p>0.1750</text:p>
          </table:table-cell>
          <table:table-cell table:style-name="ce28" office:value-type="float" office:value="0.0672681202353686">
            <text:p>0.0673</text:p>
          </table:table-cell>
          <table:table-cell table:style-name="ce42" office:value-type="float" office:value="0.0553263047744922">
            <text:p>0.0553</text:p>
          </table:table-cell>
          <table:table-cell/>
          <table:table-cell table:style-name="ce44" table:formula="of:=[.H600]+1" office:value-type="float" office:value="39">
            <text:p>39</text:p>
          </table:table-cell>
          <table:table-cell table:number-columns-repeated="4"/>
          <table:table-cell table:style-name="ce15" office:value-type="float" office:value="4.15140625">
            <text:p>4.1514</text:p>
          </table:table-cell>
          <table:table-cell table:style-name="ce28" office:value-type="float" office:value="0.25">
            <text:p>0.2500</text:p>
          </table:table-cell>
          <table:table-cell table:style-name="ce28" office:value-type="float" office:value="0.013">
            <text:p>0.0130</text:p>
          </table:table-cell>
          <table:table-cell table:style-name="ce42" office:value-type="float" office:value="0.014">
            <text:p>0.014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84">
            <text:p>4.8400</text:p>
          </table:table-cell>
          <table:table-cell table:style-name="ce28" office:value-type="float" office:value="4.84">
            <text:p>4.8400</text:p>
          </table:table-cell>
          <table:table-cell table:style-name="ce28" office:value-type="float" office:value="0.179">
            <text:p>0.1790</text:p>
          </table:table-cell>
          <table:table-cell table:style-name="ce28" office:value-type="float" office:value="0.0177200451466694">
            <text:p>0.0177</text:p>
          </table:table-cell>
          <table:table-cell table:style-name="ce42" office:value-type="float" office:value="0.0177200451466694">
            <text:p>0.0177</text:p>
          </table:table-cell>
          <table:table-cell/>
          <table:table-cell table:style-name="ce44" table:formula="of:=[.H601]+1" office:value-type="float" office:value="40">
            <text:p>40</text:p>
          </table:table-cell>
          <table:table-cell table:number-columns-repeated="4"/>
          <table:table-cell table:style-name="ce15" office:value-type="float" office:value="4.18">
            <text:p>4.1800</text:p>
          </table:table-cell>
          <table:table-cell table:style-name="ce28" office:value-type="float" office:value="0.237">
            <text:p>0.2370</text:p>
          </table:table-cell>
          <table:table-cell table:style-name="ce28" office:value-type="float" office:value="0.009">
            <text:p>0.0090</text:p>
          </table:table-cell>
          <table:table-cell table:style-name="ce42" office:value-type="float" office:value="0.009">
            <text:p>0.009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5.76">
            <text:p>5.7600</text:p>
          </table:table-cell>
          <table:table-cell table:style-name="ce28" office:value-type="float" office:value="5.76">
            <text:p>5.7600</text:p>
          </table:table-cell>
          <table:table-cell table:style-name="ce28" office:value-type="float" office:value="0.072">
            <text:p>0.0720</text:p>
          </table:table-cell>
          <table:table-cell table:style-name="ce28" office:value-type="float" office:value="0.0410487515035476">
            <text:p>0.0410</text:p>
          </table:table-cell>
          <table:table-cell table:style-name="ce42" office:value-type="float" office:value="0.0230867927612304">
            <text:p>0.0231</text:p>
          </table:table-cell>
          <table:table-cell/>
          <table:table-cell table:style-name="ce44" table:formula="of:=[.H602]+1" office:value-type="float" office:value="41">
            <text:p>41</text:p>
          </table:table-cell>
          <table:table-cell table:number-columns-repeated="4"/>
          <table:table-cell table:style-name="ce15" office:value-type="float" office:value="4.2">
            <text:p>4.2000</text:p>
          </table:table-cell>
          <table:table-cell table:style-name="ce28" office:value-type="float" office:value="0.22">
            <text:p>0.220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">
            <text:p>0.02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6.25">
            <text:p>6.2500</text:p>
          </table:table-cell>
          <table:table-cell table:style-name="ce28" office:value-type="float" office:value="6.25">
            <text:p>6.2500</text:p>
          </table:table-cell>
          <table:table-cell table:style-name="ce28" office:value-type="float" office:value="0.131">
            <text:p>0.1310</text:p>
          </table:table-cell>
          <table:table-cell table:style-name="ce28" office:value-type="float" office:value="0.0372155881318568">
            <text:p>0.0372</text:p>
          </table:table-cell>
          <table:table-cell table:style-name="ce42" office:value-type="float" office:value="0.0292745623366089">
            <text:p>0.0293</text:p>
          </table:table-cell>
          <table:table-cell/>
          <table:table-cell table:style-name="ce44" table:formula="of:=[.H603]+1" office:value-type="float" office:value="42">
            <text:p>42</text:p>
          </table:table-cell>
          <table:table-cell table:number-columns-repeated="4"/>
          <table:table-cell table:style-name="ce15" office:value-type="float" office:value="4.25390625">
            <text:p>4.2539</text:p>
          </table:table-cell>
          <table:table-cell table:style-name="ce28" office:value-type="float" office:value="0.254">
            <text:p>0.2540</text:p>
          </table:table-cell>
          <table:table-cell table:style-name="ce28" office:value-type="float" office:value="0.013">
            <text:p>0.0130</text:p>
          </table:table-cell>
          <table:table-cell table:style-name="ce42" office:value-type="float" office:value="0.014">
            <text:p>0.014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6.76">
            <text:p>6.7600</text:p>
          </table:table-cell>
          <table:table-cell table:style-name="ce28" office:value-type="float" office:value="6.76">
            <text:p>6.7600</text:p>
          </table:table-cell>
          <table:table-cell table:style-name="ce28" office:value-type="float" office:value="0.054">
            <text:p>0.0540</text:p>
          </table:table-cell>
          <table:table-cell table:style-name="ce28" office:value-type="float" office:value="0.00632455532033676">
            <text:p>0.0063</text:p>
          </table:table-cell>
          <table:table-cell table:style-name="ce42" office:value-type="float" office:value="0.00632455532033676">
            <text:p>0.0063</text:p>
          </table:table-cell>
          <table:table-cell/>
          <table:table-cell table:style-name="ce44" table:formula="of:=[.H604]+1" office:value-type="float" office:value="43">
            <text:p>43</text:p>
          </table:table-cell>
          <table:table-cell table:number-columns-repeated="4"/>
          <table:table-cell table:style-name="ce15" office:value-type="float" office:value="4.35765625">
            <text:p>4.3577</text:p>
          </table:table-cell>
          <table:table-cell table:style-name="ce28" office:value-type="float" office:value="0.239">
            <text:p>0.2390</text:p>
          </table:table-cell>
          <table:table-cell table:style-name="ce28" office:value-type="float" office:value="0.013">
            <text:p>0.0130</text:p>
          </table:table-cell>
          <table:table-cell table:style-name="ce42" office:value-type="float" office:value="0.013">
            <text:p>0.013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7.29">
            <text:p>7.2900</text:p>
          </table:table-cell>
          <table:table-cell table:style-name="ce28" office:value-type="float" office:value="7.29">
            <text:p>7.2900</text:p>
          </table:table-cell>
          <table:table-cell table:style-name="ce28" office:value-type="float" office:value="0.07">
            <text:p>0.0700</text:p>
          </table:table-cell>
          <table:table-cell table:style-name="ce28" office:value-type="float" office:value="0.0391152144312159">
            <text:p>0.0391</text:p>
          </table:table-cell>
          <table:table-cell table:style-name="ce42" office:value-type="float" office:value="0.0222036033111745">
            <text:p>0.0222</text:p>
          </table:table-cell>
          <table:table-cell/>
          <table:table-cell table:style-name="ce44" table:formula="of:=[.H605]+1" office:value-type="float" office:value="44">
            <text:p>44</text:p>
          </table:table-cell>
          <table:table-cell table:number-columns-repeated="4"/>
          <table:table-cell table:style-name="ce15" office:value-type="float" office:value="4.4">
            <text:p>4.4000</text:p>
          </table:table-cell>
          <table:table-cell table:style-name="ce28" office:value-type="float" office:value="0.19">
            <text:p>0.190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">
            <text:p>0.02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7.84">
            <text:p>7.8400</text:p>
          </table:table-cell>
          <table:table-cell table:style-name="ce28" office:value-type="float" office:value="7.84">
            <text:p>7.8400</text:p>
          </table:table-cell>
          <table:table-cell table:style-name="ce28" office:value-type="float" office:value="0.063">
            <text:p>0.0630</text:p>
          </table:table-cell>
          <table:table-cell table:style-name="ce28" office:value-type="float" office:value="0.0361247837363769">
            <text:p>0.0361</text:p>
          </table:table-cell>
          <table:table-cell table:style-name="ce42" office:value-type="float" office:value="0.0202237484161567">
            <text:p>0.0202</text:p>
          </table:table-cell>
          <table:table-cell/>
          <table:table-cell table:style-name="ce44" table:formula="of:=[.H606]+1" office:value-type="float" office:value="45">
            <text:p>45</text:p>
          </table:table-cell>
          <table:table-cell table:number-columns-repeated="4"/>
          <table:table-cell table:style-name="ce15" office:value-type="float" office:value="4.41">
            <text:p>4.4100</text:p>
          </table:table-cell>
          <table:table-cell table:style-name="ce81" office:value-type="float" office:value="0.36">
            <text:p>0.3600</text:p>
          </table:table-cell>
          <table:table-cell table:style-name="ce81" office:value-type="float" office:value="0.05">
            <text:p>0.0500</text:p>
          </table:table-cell>
          <table:table-cell table:style-name="ce42" office:value-type="float" office:value="0.05">
            <text:p>0.05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9">
            <text:p>9.0000</text:p>
          </table:table-cell>
          <table:table-cell table:style-name="ce28" office:value-type="float" office:value="9">
            <text:p>9.0000</text:p>
          </table:table-cell>
          <table:table-cell table:style-name="ce28" office:value-type="float" office:value="0.028">
            <text:p>0.0280</text:p>
          </table:table-cell>
          <table:table-cell table:style-name="ce28" office:value-type="float" office:value="0.0100498756211209">
            <text:p>0.0100</text:p>
          </table:table-cell>
          <table:table-cell table:style-name="ce42" office:value-type="float" office:value="0.00608276253029822">
            <text:p>0.0061</text:p>
          </table:table-cell>
          <table:table-cell/>
          <table:table-cell table:style-name="ce44" table:formula="of:=[.H607]+1" office:value-type="float" office:value="46">
            <text:p>46</text:p>
          </table:table-cell>
          <table:table-cell table:number-columns-repeated="4"/>
          <table:table-cell table:style-name="ce15" office:value-type="float" office:value="4.42">
            <text:p>4.4200</text:p>
          </table:table-cell>
          <table:table-cell table:style-name="ce28" office:value-type="float" office:value="0.22">
            <text:p>0.220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">
            <text:p>0.02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9.4249">
            <text:p>9.4249</text:p>
          </table:table-cell>
          <table:table-cell table:style-name="ce28" office:value-type="float" office:value="9.4249">
            <text:p>9.4249</text:p>
          </table:table-cell>
          <table:table-cell table:style-name="ce28" office:value-type="float" office:value="0.027">
            <text:p>0.0270</text:p>
          </table:table-cell>
          <table:table-cell table:style-name="ce28" office:value-type="float" office:value="0.00608276253029822">
            <text:p>0.0061</text:p>
          </table:table-cell>
          <table:table-cell table:style-name="ce42" office:value-type="float" office:value="0.00412310562561766">
            <text:p>0.0041</text:p>
          </table:table-cell>
          <table:table-cell/>
          <table:table-cell table:style-name="ce44" table:formula="of:=[.H608]+1" office:value-type="float" office:value="47">
            <text:p>47</text:p>
          </table:table-cell>
          <table:table-cell table:number-columns-repeated="4"/>
          <table:table-cell table:style-name="ce15" office:value-type="float" office:value="4.46265625">
            <text:p>4.4627</text:p>
          </table:table-cell>
          <table:table-cell table:style-name="ce28" office:value-type="float" office:value="0.25">
            <text:p>0.250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3.476241">
            <text:p>13.4762</text:p>
          </table:table-cell>
          <table:table-cell table:style-name="ce28" office:value-type="float" office:value="13.476241">
            <text:p>13.4762</text:p>
          </table:table-cell>
          <table:table-cell table:style-name="ce28" office:value-type="float" office:value="0.014">
            <text:p>0.0140</text:p>
          </table:table-cell>
          <table:table-cell table:style-name="ce28" office:value-type="float" office:value="0.00223606797749979">
            <text:p>0.0022</text:p>
          </table:table-cell>
          <table:table-cell table:style-name="ce42" office:value-type="float" office:value="0.00223606797749979">
            <text:p>0.0022</text:p>
          </table:table-cell>
          <table:table-cell/>
          <table:table-cell table:style-name="ce44" table:formula="of:=[.H609]+1" office:value-type="float" office:value="48">
            <text:p>48</text:p>
          </table:table-cell>
          <table:table-cell table:number-columns-repeated="4"/>
          <table:table-cell table:style-name="ce15" office:value-type="float" office:value="4.56890625">
            <text:p>4.5689</text:p>
          </table:table-cell>
          <table:table-cell table:style-name="ce28" office:value-type="float" office:value="0.237">
            <text:p>0.237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56643225">
            <text:p>3.5664</text:p>
          </table:table-cell>
          <table:table-cell table:style-name="ce28" office:value-type="float" office:value="3.56643225">
            <text:p>3.5664</text:p>
          </table:table-cell>
          <table:table-cell table:style-name="ce28" office:value-type="float" office:value="0.453">
            <text:p>0.4530</text:p>
          </table:table-cell>
          <table:table-cell table:style-name="ce28" office:value-type="float" office:value="0.023">
            <text:p>0.0230</text:p>
          </table:table-cell>
          <table:table-cell table:style-name="ce42" office:value-type="float" office:value="0.025">
            <text:p>0.0250</text:p>
          </table:table-cell>
          <table:table-cell/>
          <table:table-cell table:style-name="ce44" table:formula="of:=[.H610]+1" office:value-type="float" office:value="49">
            <text:p>49</text:p>
          </table:table-cell>
          <table:table-cell table:number-columns-repeated="4"/>
          <table:table-cell table:style-name="ce15" office:value-type="float" office:value="4.6">
            <text:p>4.6000</text:p>
          </table:table-cell>
          <table:table-cell table:style-name="ce28" office:value-type="float" office:value="0.17">
            <text:p>0.170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">
            <text:p>0.02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65765625">
            <text:p>3.6577</text:p>
          </table:table-cell>
          <table:table-cell table:style-name="ce28" office:value-type="float" office:value="3.65765625">
            <text:p>3.6577</text:p>
          </table:table-cell>
          <table:table-cell table:style-name="ce28" office:value-type="float" office:value="0.354">
            <text:p>0.3540</text:p>
          </table:table-cell>
          <table:table-cell table:style-name="ce28" office:value-type="float" office:value="0.017">
            <text:p>0.0170</text:p>
          </table:table-cell>
          <table:table-cell table:style-name="ce42" office:value-type="float" office:value="0.017">
            <text:p>0.0170</text:p>
          </table:table-cell>
          <table:table-cell/>
          <table:table-cell table:style-name="ce44" table:formula="of:=[.H611]+1" office:value-type="float" office:value="50">
            <text:p>50</text:p>
          </table:table-cell>
          <table:table-cell table:number-columns-repeated="4"/>
          <table:table-cell table:style-name="ce15" office:value-type="float" office:value="4.67640625">
            <text:p>4.6764</text:p>
          </table:table-cell>
          <table:table-cell table:style-name="ce28" office:value-type="float" office:value="0.207">
            <text:p>0.207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75390625">
            <text:p>3.7539</text:p>
          </table:table-cell>
          <table:table-cell table:style-name="ce28" office:value-type="float" office:value="3.75390625">
            <text:p>3.7539</text:p>
          </table:table-cell>
          <table:table-cell table:style-name="ce28" office:value-type="float" office:value="0.305">
            <text:p>0.3050</text:p>
          </table:table-cell>
          <table:table-cell table:style-name="ce28" office:value-type="float" office:value="0.015">
            <text:p>0.0150</text:p>
          </table:table-cell>
          <table:table-cell table:style-name="ce42" office:value-type="float" office:value="0.015">
            <text:p>0.0150</text:p>
          </table:table-cell>
          <table:table-cell/>
          <table:table-cell table:style-name="ce44" table:formula="of:=[.H612]+1" office:value-type="float" office:value="51">
            <text:p>51</text:p>
          </table:table-cell>
          <table:table-cell table:number-columns-repeated="4"/>
          <table:table-cell table:style-name="ce15" office:value-type="float" office:value="4.78515625">
            <text:p>4.7852</text:p>
          </table:table-cell>
          <table:table-cell table:style-name="ce28" office:value-type="float" office:value="0.191">
            <text:p>0.191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85140625">
            <text:p>3.8514</text:p>
          </table:table-cell>
          <table:table-cell table:style-name="ce28" office:value-type="float" office:value="3.85140625">
            <text:p>3.8514</text:p>
          </table:table-cell>
          <table:table-cell table:style-name="ce28" office:value-type="float" office:value="0.276">
            <text:p>0.2760</text:p>
          </table:table-cell>
          <table:table-cell table:style-name="ce28" office:value-type="float" office:value="0.014">
            <text:p>0.0140</text:p>
          </table:table-cell>
          <table:table-cell table:style-name="ce42" office:value-type="float" office:value="0.015">
            <text:p>0.0150</text:p>
          </table:table-cell>
          <table:table-cell/>
          <table:table-cell table:style-name="ce44" table:formula="of:=[.H613]+1" office:value-type="float" office:value="52">
            <text:p>52</text:p>
          </table:table-cell>
          <table:table-cell table:number-columns-repeated="4"/>
          <table:table-cell table:style-name="ce15" office:value-type="float" office:value="4.8">
            <text:p>4.8000</text:p>
          </table:table-cell>
          <table:table-cell table:style-name="ce28" office:value-type="float" office:value="0.19">
            <text:p>0.190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">
            <text:p>0.02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95015625">
            <text:p>3.9502</text:p>
          </table:table-cell>
          <table:table-cell table:style-name="ce28" office:value-type="float" office:value="3.95015625">
            <text:p>3.9502</text:p>
          </table:table-cell>
          <table:table-cell table:style-name="ce28" office:value-type="float" office:value="0.266">
            <text:p>0.2660</text:p>
          </table:table-cell>
          <table:table-cell table:style-name="ce28" office:value-type="float" office:value="0.014">
            <text:p>0.0140</text:p>
          </table:table-cell>
          <table:table-cell table:style-name="ce42" office:value-type="float" office:value="0.015">
            <text:p>0.0150</text:p>
          </table:table-cell>
          <table:table-cell/>
          <table:table-cell table:style-name="ce44" table:formula="of:=[.H614]+1" office:value-type="float" office:value="53">
            <text:p>53</text:p>
          </table:table-cell>
          <table:table-cell table:number-columns-repeated="4"/>
          <table:table-cell table:style-name="ce15" office:value-type="float" office:value="4.84">
            <text:p>4.8400</text:p>
          </table:table-cell>
          <table:table-cell table:style-name="ce28" office:value-type="float" office:value="0.179">
            <text:p>0.1790</text:p>
          </table:table-cell>
          <table:table-cell table:style-name="ce28" office:value-type="float" office:value="0.0177200451466694">
            <text:p>0.0177</text:p>
          </table:table-cell>
          <table:table-cell table:style-name="ce42" office:value-type="float" office:value="0.0177200451466694">
            <text:p>0.0177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05015625">
            <text:p>4.0502</text:p>
          </table:table-cell>
          <table:table-cell table:style-name="ce28" office:value-type="float" office:value="4.05015625">
            <text:p>4.0502</text:p>
          </table:table-cell>
          <table:table-cell table:style-name="ce28" office:value-type="float" office:value="0.273">
            <text:p>0.2730</text:p>
          </table:table-cell>
          <table:table-cell table:style-name="ce28" office:value-type="float" office:value="0.013">
            <text:p>0.0130</text:p>
          </table:table-cell>
          <table:table-cell table:style-name="ce42" office:value-type="float" office:value="0.014">
            <text:p>0.0140</text:p>
          </table:table-cell>
          <table:table-cell/>
          <table:table-cell table:style-name="ce44" table:formula="of:=[.H615]+1" office:value-type="float" office:value="54">
            <text:p>54</text:p>
          </table:table-cell>
          <table:table-cell table:number-columns-repeated="4"/>
          <table:table-cell table:style-name="ce15" office:value-type="float" office:value="4.89515624999999">
            <text:p>4.8952</text:p>
          </table:table-cell>
          <table:table-cell table:style-name="ce28" office:value-type="float" office:value="0.183">
            <text:p>0.183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15140625">
            <text:p>4.1514</text:p>
          </table:table-cell>
          <table:table-cell table:style-name="ce28" office:value-type="float" office:value="4.15140625">
            <text:p>4.1514</text:p>
          </table:table-cell>
          <table:table-cell table:style-name="ce28" office:value-type="float" office:value="0.25">
            <text:p>0.2500</text:p>
          </table:table-cell>
          <table:table-cell table:style-name="ce28" office:value-type="float" office:value="0.013">
            <text:p>0.0130</text:p>
          </table:table-cell>
          <table:table-cell table:style-name="ce42" office:value-type="float" office:value="0.014">
            <text:p>0.0140</text:p>
          </table:table-cell>
          <table:table-cell/>
          <table:table-cell table:style-name="ce44" table:formula="of:=[.H616]+1" office:value-type="float" office:value="55">
            <text:p>55</text:p>
          </table:table-cell>
          <table:table-cell table:number-columns-repeated="4"/>
          <table:table-cell table:style-name="ce15" office:value-type="float" office:value="5">
            <text:p>5.0000</text:p>
          </table:table-cell>
          <table:table-cell table:style-name="ce28" office:value-type="float" office:value="0.14">
            <text:p>0.1400</text:p>
          </table:table-cell>
          <table:table-cell table:style-name="ce28" office:value-type="float" office:value="0.04">
            <text:p>0.0400</text:p>
          </table:table-cell>
          <table:table-cell table:style-name="ce42" office:value-type="float" office:value="0.04">
            <text:p>0.04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25390625">
            <text:p>4.2539</text:p>
          </table:table-cell>
          <table:table-cell table:style-name="ce28" office:value-type="float" office:value="4.25390625">
            <text:p>4.2539</text:p>
          </table:table-cell>
          <table:table-cell table:style-name="ce28" office:value-type="float" office:value="0.254">
            <text:p>0.2540</text:p>
          </table:table-cell>
          <table:table-cell table:style-name="ce28" office:value-type="float" office:value="0.013">
            <text:p>0.0130</text:p>
          </table:table-cell>
          <table:table-cell table:style-name="ce42" office:value-type="float" office:value="0.014">
            <text:p>0.0140</text:p>
          </table:table-cell>
          <table:table-cell/>
          <table:table-cell table:style-name="ce44" table:formula="of:=[.H617]+1" office:value-type="float" office:value="56">
            <text:p>56</text:p>
          </table:table-cell>
          <table:table-cell table:number-columns-repeated="4"/>
          <table:table-cell table:style-name="ce15" office:value-type="float" office:value="5.00640625">
            <text:p>5.0064</text:p>
          </table:table-cell>
          <table:table-cell table:style-name="ce28" office:value-type="float" office:value="0.174">
            <text:p>0.1740</text:p>
          </table:table-cell>
          <table:table-cell table:style-name="ce28" office:value-type="float" office:value="0.011">
            <text:p>0.0110</text:p>
          </table:table-cell>
          <table:table-cell table:style-name="ce42" office:value-type="float" office:value="0.013">
            <text:p>0.013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35765625">
            <text:p>4.3577</text:p>
          </table:table-cell>
          <table:table-cell table:style-name="ce28" office:value-type="float" office:value="4.35765625">
            <text:p>4.3577</text:p>
          </table:table-cell>
          <table:table-cell table:style-name="ce28" office:value-type="float" office:value="0.239">
            <text:p>0.2390</text:p>
          </table:table-cell>
          <table:table-cell table:style-name="ce28" office:value-type="float" office:value="0.013">
            <text:p>0.0130</text:p>
          </table:table-cell>
          <table:table-cell table:style-name="ce42" office:value-type="float" office:value="0.013">
            <text:p>0.0130</text:p>
          </table:table-cell>
          <table:table-cell/>
          <table:table-cell table:style-name="ce44" table:formula="of:=[.H618]+1" office:value-type="float" office:value="57">
            <text:p>57</text:p>
          </table:table-cell>
          <table:table-cell table:number-columns-repeated="4"/>
          <table:table-cell table:style-name="ce15" office:value-type="float" office:value="5.11890624999999">
            <text:p>5.1189</text:p>
          </table:table-cell>
          <table:table-cell table:style-name="ce28" office:value-type="float" office:value="0.137">
            <text:p>0.137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46265625">
            <text:p>4.4627</text:p>
          </table:table-cell>
          <table:table-cell table:style-name="ce28" office:value-type="float" office:value="4.46265625">
            <text:p>4.4627</text:p>
          </table:table-cell>
          <table:table-cell table:style-name="ce28" office:value-type="float" office:value="0.25">
            <text:p>0.250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/>
          <table:table-cell table:style-name="ce44" table:formula="of:=[.H619]+1" office:value-type="float" office:value="58">
            <text:p>58</text:p>
          </table:table-cell>
          <table:table-cell table:number-columns-repeated="4"/>
          <table:table-cell table:style-name="ce15" office:value-type="float" office:value="5.23265624999999">
            <text:p>5.2327</text:p>
          </table:table-cell>
          <table:table-cell table:style-name="ce28" office:value-type="float" office:value="0.137">
            <text:p>0.137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56890625">
            <text:p>4.5689</text:p>
          </table:table-cell>
          <table:table-cell table:style-name="ce28" office:value-type="float" office:value="4.56890625">
            <text:p>4.5689</text:p>
          </table:table-cell>
          <table:table-cell table:style-name="ce28" office:value-type="float" office:value="0.237">
            <text:p>0.237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/>
          <table:table-cell table:style-name="ce44" table:formula="of:=[.H620]+1" office:value-type="float" office:value="59">
            <text:p>59</text:p>
          </table:table-cell>
          <table:table-cell table:number-columns-repeated="4"/>
          <table:table-cell table:style-name="ce15" office:value-type="float" office:value="5.40562499999999">
            <text:p>5.4056</text:p>
          </table:table-cell>
          <table:table-cell table:style-name="ce28" office:value-type="float" office:value="0.105">
            <text:p>0.1050</text:p>
          </table:table-cell>
          <table:table-cell table:style-name="ce28" office:value-type="float" office:value="0.009">
            <text:p>0.0090</text:p>
          </table:table-cell>
          <table:table-cell table:style-name="ce42" office:value-type="float" office:value="0.01">
            <text:p>0.01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67640625">
            <text:p>4.6764</text:p>
          </table:table-cell>
          <table:table-cell table:style-name="ce28" office:value-type="float" office:value="4.67640625">
            <text:p>4.6764</text:p>
          </table:table-cell>
          <table:table-cell table:style-name="ce28" office:value-type="float" office:value="0.207">
            <text:p>0.207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/>
          <table:table-cell table:style-name="ce44" table:formula="of:=[.H621]+1" office:value-type="float" office:value="60">
            <text:p>60</text:p>
          </table:table-cell>
          <table:table-cell table:number-columns-repeated="4"/>
          <table:table-cell table:style-name="ce15" office:value-type="float" office:value="5.64062499999999">
            <text:p>5.6406</text:p>
          </table:table-cell>
          <table:table-cell table:style-name="ce28" office:value-type="float" office:value="0.103">
            <text:p>0.103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09">
            <text:p>0.009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78515625">
            <text:p>4.7852</text:p>
          </table:table-cell>
          <table:table-cell table:style-name="ce28" office:value-type="float" office:value="4.78515625">
            <text:p>4.7852</text:p>
          </table:table-cell>
          <table:table-cell table:style-name="ce28" office:value-type="float" office:value="0.191">
            <text:p>0.191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/>
          <table:table-cell table:style-name="ce44" table:formula="of:=[.H622]+1" office:value-type="float" office:value="61">
            <text:p>61</text:p>
          </table:table-cell>
          <table:table-cell table:number-columns-repeated="4"/>
          <table:table-cell table:style-name="ce15" office:value-type="float" office:value="5.692996">
            <text:p>5.6930</text:p>
          </table:table-cell>
          <table:table-cell table:style-name="ce28" office:value-type="float" office:value="0.0835">
            <text:p>0.0835</text:p>
          </table:table-cell>
          <table:table-cell table:style-name="ce28" office:value-type="float" office:value="0.0175">
            <text:p>0.0175</text:p>
          </table:table-cell>
          <table:table-cell table:style-name="ce42" office:value-type="float" office:value="0.0131">
            <text:p>0.013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4.89515624999999">
            <text:p>4.8952</text:p>
          </table:table-cell>
          <table:table-cell table:style-name="ce28" office:value-type="float" office:value="4.89515624999999">
            <text:p>4.8952</text:p>
          </table:table-cell>
          <table:table-cell table:style-name="ce28" office:value-type="float" office:value="0.183">
            <text:p>0.183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/>
          <table:table-cell table:style-name="ce44" table:formula="of:=[.H623]+1" office:value-type="float" office:value="62">
            <text:p>62</text:p>
          </table:table-cell>
          <table:table-cell table:number-columns-repeated="4"/>
          <table:table-cell table:style-name="ce15" office:value-type="float" office:value="5.76">
            <text:p>5.7600</text:p>
          </table:table-cell>
          <table:table-cell table:style-name="ce28" office:value-type="float" office:value="0.072">
            <text:p>0.0720</text:p>
          </table:table-cell>
          <table:table-cell table:style-name="ce28" office:value-type="float" office:value="0.0410487515035476">
            <text:p>0.0410</text:p>
          </table:table-cell>
          <table:table-cell table:style-name="ce42" office:value-type="float" office:value="0.0230867927612304">
            <text:p>0.023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5.00640625">
            <text:p>5.0064</text:p>
          </table:table-cell>
          <table:table-cell table:style-name="ce28" office:value-type="float" office:value="5.00640625">
            <text:p>5.0064</text:p>
          </table:table-cell>
          <table:table-cell table:style-name="ce28" office:value-type="float" office:value="0.174">
            <text:p>0.1740</text:p>
          </table:table-cell>
          <table:table-cell table:style-name="ce28" office:value-type="float" office:value="0.011">
            <text:p>0.0110</text:p>
          </table:table-cell>
          <table:table-cell table:style-name="ce42" office:value-type="float" office:value="0.013">
            <text:p>0.0130</text:p>
          </table:table-cell>
          <table:table-cell/>
          <table:table-cell table:style-name="ce44" table:formula="of:=[.H624]+1" office:value-type="float" office:value="63">
            <text:p>63</text:p>
          </table:table-cell>
          <table:table-cell table:number-columns-repeated="4"/>
          <table:table-cell table:style-name="ce15" office:value-type="float" office:value="5.88062499999999">
            <text:p>5.8806</text:p>
          </table:table-cell>
          <table:table-cell table:style-name="ce28" office:value-type="float" office:value="0.11">
            <text:p>0.1100</text:p>
          </table:table-cell>
          <table:table-cell table:style-name="ce28" office:value-type="float" office:value="0.007">
            <text:p>0.0070</text:p>
          </table:table-cell>
          <table:table-cell table:style-name="ce42" office:value-type="float" office:value="0.008">
            <text:p>0.008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5.11890624999999">
            <text:p>5.1189</text:p>
          </table:table-cell>
          <table:table-cell table:style-name="ce28" office:value-type="float" office:value="5.11890624999999">
            <text:p>5.1189</text:p>
          </table:table-cell>
          <table:table-cell table:style-name="ce28" office:value-type="float" office:value="0.137">
            <text:p>0.137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/>
          <table:table-cell table:style-name="ce44" table:formula="of:=[.H625]+1" office:value-type="float" office:value="64">
            <text:p>64</text:p>
          </table:table-cell>
          <table:table-cell table:number-columns-repeated="4"/>
          <table:table-cell table:style-name="ce15" office:value-type="float" office:value="5.95">
            <text:p>5.9500</text:p>
          </table:table-cell>
          <table:table-cell table:style-name="ce28" office:value-type="float" office:value="0.15">
            <text:p>0.1500</text:p>
          </table:table-cell>
          <table:table-cell table:style-name="ce28" office:value-type="float" office:value="0.03">
            <text:p>0.0300</text:p>
          </table:table-cell>
          <table:table-cell table:style-name="ce42" office:value-type="float" office:value="0.03">
            <text:p>0.03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5.23265624999999">
            <text:p>5.2327</text:p>
          </table:table-cell>
          <table:table-cell table:style-name="ce28" office:value-type="float" office:value="5.23265624999999">
            <text:p>5.2327</text:p>
          </table:table-cell>
          <table:table-cell table:style-name="ce28" office:value-type="float" office:value="0.137">
            <text:p>0.1370</text:p>
          </table:table-cell>
          <table:table-cell table:style-name="ce28" office:value-type="float" office:value="0.012">
            <text:p>0.0120</text:p>
          </table:table-cell>
          <table:table-cell table:style-name="ce42" office:value-type="float" office:value="0.013">
            <text:p>0.0130</text:p>
          </table:table-cell>
          <table:table-cell/>
          <table:table-cell table:style-name="ce44" table:formula="of:=[.H626]+1" office:value-type="float" office:value="65">
            <text:p>65</text:p>
          </table:table-cell>
          <table:table-cell table:number-columns-repeated="4"/>
          <table:table-cell table:style-name="ce15" office:value-type="float" office:value="6.12562499999999">
            <text:p>6.1256</text:p>
          </table:table-cell>
          <table:table-cell table:style-name="ce28" office:value-type="float" office:value="0.083">
            <text:p>0.083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08">
            <text:p>0.008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5.40562499999999">
            <text:p>5.4056</text:p>
          </table:table-cell>
          <table:table-cell table:style-name="ce28" office:value-type="float" office:value="5.40562499999999">
            <text:p>5.4056</text:p>
          </table:table-cell>
          <table:table-cell table:style-name="ce28" office:value-type="float" office:value="0.105">
            <text:p>0.1050</text:p>
          </table:table-cell>
          <table:table-cell table:style-name="ce28" office:value-type="float" office:value="0.009">
            <text:p>0.0090</text:p>
          </table:table-cell>
          <table:table-cell table:style-name="ce42" office:value-type="float" office:value="0.01">
            <text:p>0.0100</text:p>
          </table:table-cell>
          <table:table-cell/>
          <table:table-cell table:style-name="ce44" table:formula="of:=[.H627]+1" office:value-type="float" office:value="66">
            <text:p>66</text:p>
          </table:table-cell>
          <table:table-cell table:number-columns-repeated="4"/>
          <table:table-cell table:style-name="ce15" office:value-type="float" office:value="6.25">
            <text:p>6.2500</text:p>
          </table:table-cell>
          <table:table-cell table:style-name="ce28" office:value-type="float" office:value="0.131">
            <text:p>0.1310</text:p>
          </table:table-cell>
          <table:table-cell table:style-name="ce28" office:value-type="float" office:value="0.0372155881318568">
            <text:p>0.0372</text:p>
          </table:table-cell>
          <table:table-cell table:style-name="ce42" office:value-type="float" office:value="0.0292745623366089">
            <text:p>0.029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5.64062499999999">
            <text:p>5.6406</text:p>
          </table:table-cell>
          <table:table-cell table:style-name="ce28" office:value-type="float" office:value="5.64062499999999">
            <text:p>5.6406</text:p>
          </table:table-cell>
          <table:table-cell table:style-name="ce28" office:value-type="float" office:value="0.103">
            <text:p>0.103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09">
            <text:p>0.0090</text:p>
          </table:table-cell>
          <table:table-cell/>
          <table:table-cell table:style-name="ce44" table:formula="of:=[.H628]+1" office:value-type="float" office:value="67">
            <text:p>67</text:p>
          </table:table-cell>
          <table:table-cell table:number-columns-repeated="4"/>
          <table:table-cell table:style-name="ce15" office:value-type="float" office:value="6.37562499999999">
            <text:p>6.3756</text:p>
          </table:table-cell>
          <table:table-cell table:style-name="ce28" office:value-type="float" office:value="0.092">
            <text:p>0.0920</text:p>
          </table:table-cell>
          <table:table-cell table:style-name="ce28" office:value-type="float" office:value="0.007">
            <text:p>0.0070</text:p>
          </table:table-cell>
          <table:table-cell table:style-name="ce42" office:value-type="float" office:value="0.008">
            <text:p>0.008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5.88062499999999">
            <text:p>5.8806</text:p>
          </table:table-cell>
          <table:table-cell table:style-name="ce28" office:value-type="float" office:value="5.88062499999999">
            <text:p>5.8806</text:p>
          </table:table-cell>
          <table:table-cell table:style-name="ce28" office:value-type="float" office:value="0.11">
            <text:p>0.1100</text:p>
          </table:table-cell>
          <table:table-cell table:style-name="ce28" office:value-type="float" office:value="0.007">
            <text:p>0.0070</text:p>
          </table:table-cell>
          <table:table-cell table:style-name="ce42" office:value-type="float" office:value="0.008">
            <text:p>0.0080</text:p>
          </table:table-cell>
          <table:table-cell/>
          <table:table-cell table:style-name="ce44" table:formula="of:=[.H629]+1" office:value-type="float" office:value="68">
            <text:p>68</text:p>
          </table:table-cell>
          <table:table-cell table:number-columns-repeated="4"/>
          <table:table-cell table:style-name="ce15" office:value-type="float" office:value="6.63062499999999">
            <text:p>6.6306</text:p>
          </table:table-cell>
          <table:table-cell table:style-name="ce28" office:value-type="float" office:value="0.072">
            <text:p>0.0720</text:p>
          </table:table-cell>
          <table:table-cell table:style-name="ce28" office:value-type="float" office:value="0.007">
            <text:p>0.0070</text:p>
          </table:table-cell>
          <table:table-cell table:style-name="ce42" office:value-type="float" office:value="0.008">
            <text:p>0.008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6.12562499999999">
            <text:p>6.1256</text:p>
          </table:table-cell>
          <table:table-cell table:style-name="ce28" office:value-type="float" office:value="6.12562499999999">
            <text:p>6.1256</text:p>
          </table:table-cell>
          <table:table-cell table:style-name="ce28" office:value-type="float" office:value="0.083">
            <text:p>0.083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08">
            <text:p>0.0080</text:p>
          </table:table-cell>
          <table:table-cell/>
          <table:table-cell table:style-name="ce44" table:formula="of:=[.H630]+1" office:value-type="float" office:value="69">
            <text:p>69</text:p>
          </table:table-cell>
          <table:table-cell table:number-columns-repeated="4"/>
          <table:table-cell table:style-name="ce15" office:value-type="float" office:value="6.76">
            <text:p>6.7600</text:p>
          </table:table-cell>
          <table:table-cell table:style-name="ce28" office:value-type="float" office:value="0.054">
            <text:p>0.0540</text:p>
          </table:table-cell>
          <table:table-cell table:style-name="ce28" office:value-type="float" office:value="0.00632455532033676">
            <text:p>0.0063</text:p>
          </table:table-cell>
          <table:table-cell table:style-name="ce42" office:value-type="float" office:value="0.00632455532033676">
            <text:p>0.0063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6.37562499999999">
            <text:p>6.3756</text:p>
          </table:table-cell>
          <table:table-cell table:style-name="ce28" office:value-type="float" office:value="6.37562499999999">
            <text:p>6.3756</text:p>
          </table:table-cell>
          <table:table-cell table:style-name="ce28" office:value-type="float" office:value="0.092">
            <text:p>0.0920</text:p>
          </table:table-cell>
          <table:table-cell table:style-name="ce28" office:value-type="float" office:value="0.007">
            <text:p>0.0070</text:p>
          </table:table-cell>
          <table:table-cell table:style-name="ce42" office:value-type="float" office:value="0.008">
            <text:p>0.0080</text:p>
          </table:table-cell>
          <table:table-cell/>
          <table:table-cell table:style-name="ce44" table:formula="of:=[.H631]+1" office:value-type="float" office:value="70">
            <text:p>70</text:p>
          </table:table-cell>
          <table:table-cell table:number-columns-repeated="4"/>
          <table:table-cell table:style-name="ce15" office:value-type="float" office:value="6.89062499999999">
            <text:p>6.8906</text:p>
          </table:table-cell>
          <table:table-cell table:style-name="ce28" office:value-type="float" office:value="0.065">
            <text:p>0.065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09">
            <text:p>0.009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6.63062499999999">
            <text:p>6.6306</text:p>
          </table:table-cell>
          <table:table-cell table:style-name="ce28" office:value-type="float" office:value="6.63062499999999">
            <text:p>6.6306</text:p>
          </table:table-cell>
          <table:table-cell table:style-name="ce28" office:value-type="float" office:value="0.072">
            <text:p>0.0720</text:p>
          </table:table-cell>
          <table:table-cell table:style-name="ce28" office:value-type="float" office:value="0.007">
            <text:p>0.0070</text:p>
          </table:table-cell>
          <table:table-cell table:style-name="ce42" office:value-type="float" office:value="0.008">
            <text:p>0.0080</text:p>
          </table:table-cell>
          <table:table-cell/>
          <table:table-cell table:style-name="ce44" table:formula="of:=[.H632]+1" office:value-type="float" office:value="71">
            <text:p>71</text:p>
          </table:table-cell>
          <table:table-cell table:number-columns-repeated="4"/>
          <table:table-cell table:style-name="ce15" office:value-type="float" office:value="7.15562499999998">
            <text:p>7.1556</text:p>
          </table:table-cell>
          <table:table-cell table:style-name="ce28" office:value-type="float" office:value="0.059">
            <text:p>0.059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09">
            <text:p>0.009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6.89062499999999">
            <text:p>6.8906</text:p>
          </table:table-cell>
          <table:table-cell table:style-name="ce28" office:value-type="float" office:value="6.89062499999999">
            <text:p>6.8906</text:p>
          </table:table-cell>
          <table:table-cell table:style-name="ce28" office:value-type="float" office:value="0.065">
            <text:p>0.065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09">
            <text:p>0.0090</text:p>
          </table:table-cell>
          <table:table-cell/>
          <table:table-cell table:style-name="ce44" table:formula="of:=[.H633]+1" office:value-type="float" office:value="72">
            <text:p>72</text:p>
          </table:table-cell>
          <table:table-cell table:number-columns-repeated="4"/>
          <table:table-cell table:style-name="ce15" office:value-type="float" office:value="7.29">
            <text:p>7.2900</text:p>
          </table:table-cell>
          <table:table-cell table:style-name="ce28" office:value-type="float" office:value="0.07">
            <text:p>0.0700</text:p>
          </table:table-cell>
          <table:table-cell table:style-name="ce28" office:value-type="float" office:value="0.0391152144312159">
            <text:p>0.0391</text:p>
          </table:table-cell>
          <table:table-cell table:style-name="ce42" office:value-type="float" office:value="0.0222036033111745">
            <text:p>0.022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7.15562499999998">
            <text:p>7.1556</text:p>
          </table:table-cell>
          <table:table-cell table:style-name="ce28" office:value-type="float" office:value="7.15562499999998">
            <text:p>7.1556</text:p>
          </table:table-cell>
          <table:table-cell table:style-name="ce28" office:value-type="float" office:value="0.059">
            <text:p>0.059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09">
            <text:p>0.0090</text:p>
          </table:table-cell>
          <table:table-cell/>
          <table:table-cell table:style-name="ce44" table:formula="of:=[.H634]+1" office:value-type="float" office:value="73">
            <text:p>73</text:p>
          </table:table-cell>
          <table:table-cell table:number-columns-repeated="4"/>
          <table:table-cell table:style-name="ce15" office:value-type="float" office:value="7.42562499999998">
            <text:p>7.4256</text:p>
          </table:table-cell>
          <table:table-cell table:style-name="ce28" office:value-type="float" office:value="0.054">
            <text:p>0.054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1">
            <text:p>0.01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7.42562499999998">
            <text:p>7.4256</text:p>
          </table:table-cell>
          <table:table-cell table:style-name="ce28" office:value-type="float" office:value="7.42562499999998">
            <text:p>7.4256</text:p>
          </table:table-cell>
          <table:table-cell table:style-name="ce28" office:value-type="float" office:value="0.054">
            <text:p>0.054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1">
            <text:p>0.0100</text:p>
          </table:table-cell>
          <table:table-cell/>
          <table:table-cell table:style-name="ce44" table:formula="of:=[.H635]+1" office:value-type="float" office:value="74">
            <text:p>74</text:p>
          </table:table-cell>
          <table:table-cell table:number-columns-repeated="4"/>
          <table:table-cell table:style-name="ce15" office:value-type="float" office:value="7.70062499999998">
            <text:p>7.7006</text:p>
          </table:table-cell>
          <table:table-cell table:style-name="ce28" office:value-type="float" office:value="0.06">
            <text:p>0.060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1">
            <text:p>0.01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7.70062499999998">
            <text:p>7.7006</text:p>
          </table:table-cell>
          <table:table-cell table:style-name="ce28" office:value-type="float" office:value="7.70062499999998">
            <text:p>7.7006</text:p>
          </table:table-cell>
          <table:table-cell table:style-name="ce28" office:value-type="float" office:value="0.06">
            <text:p>0.060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1">
            <text:p>0.0100</text:p>
          </table:table-cell>
          <table:table-cell/>
          <table:table-cell table:style-name="ce44" table:formula="of:=[.H636]+1" office:value-type="float" office:value="75">
            <text:p>75</text:p>
          </table:table-cell>
          <table:table-cell table:number-columns-repeated="4"/>
          <table:table-cell table:style-name="ce15" office:value-type="float" office:value="7.84">
            <text:p>7.8400</text:p>
          </table:table-cell>
          <table:table-cell table:style-name="ce28" office:value-type="float" office:value="0.063">
            <text:p>0.0630</text:p>
          </table:table-cell>
          <table:table-cell table:style-name="ce28" office:value-type="float" office:value="0.0361247837363769">
            <text:p>0.0361</text:p>
          </table:table-cell>
          <table:table-cell table:style-name="ce42" office:value-type="float" office:value="0.0202237484161567">
            <text:p>0.020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7.98062499999998">
            <text:p>7.9806</text:p>
          </table:table-cell>
          <table:table-cell table:style-name="ce28" office:value-type="float" office:value="7.98062499999998">
            <text:p>7.9806</text:p>
          </table:table-cell>
          <table:table-cell table:style-name="ce28" office:value-type="float" office:value="0.054">
            <text:p>0.054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09">
            <text:p>0.0090</text:p>
          </table:table-cell>
          <table:table-cell/>
          <table:table-cell table:style-name="ce44" table:formula="of:=[.H637]+1" office:value-type="float" office:value="76">
            <text:p>76</text:p>
          </table:table-cell>
          <table:table-cell table:number-columns-repeated="4"/>
          <table:table-cell table:style-name="ce15" office:value-type="float" office:value="7.98062499999998">
            <text:p>7.9806</text:p>
          </table:table-cell>
          <table:table-cell table:style-name="ce28" office:value-type="float" office:value="0.054">
            <text:p>0.054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09">
            <text:p>0.009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8.26562499999998">
            <text:p>8.2656</text:p>
          </table:table-cell>
          <table:table-cell table:style-name="ce28" office:value-type="float" office:value="8.26562499999998">
            <text:p>8.2656</text:p>
          </table:table-cell>
          <table:table-cell table:style-name="ce28" office:value-type="float" office:value="0.052">
            <text:p>0.052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1">
            <text:p>0.0100</text:p>
          </table:table-cell>
          <table:table-cell/>
          <table:table-cell table:style-name="ce44" table:formula="of:=[.H638]+1" office:value-type="float" office:value="77">
            <text:p>77</text:p>
          </table:table-cell>
          <table:table-cell table:number-columns-repeated="4"/>
          <table:table-cell table:style-name="ce15" office:value-type="float" office:value="8.26562499999998">
            <text:p>8.2656</text:p>
          </table:table-cell>
          <table:table-cell table:style-name="ce28" office:value-type="float" office:value="0.052">
            <text:p>0.052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1">
            <text:p>0.01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8.55562499999998">
            <text:p>8.5556</text:p>
          </table:table-cell>
          <table:table-cell table:style-name="ce28" office:value-type="float" office:value="8.55562499999998">
            <text:p>8.5556</text:p>
          </table:table-cell>
          <table:table-cell table:style-name="ce28" office:value-type="float" office:value="0.052">
            <text:p>0.052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09">
            <text:p>0.0090</text:p>
          </table:table-cell>
          <table:table-cell/>
          <table:table-cell table:style-name="ce44" table:formula="of:=[.H639]+1" office:value-type="float" office:value="78">
            <text:p>78</text:p>
          </table:table-cell>
          <table:table-cell table:number-columns-repeated="4"/>
          <table:table-cell table:style-name="ce15" office:value-type="float" office:value="8.55562499999998">
            <text:p>8.5556</text:p>
          </table:table-cell>
          <table:table-cell table:style-name="ce28" office:value-type="float" office:value="0.052">
            <text:p>0.052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09">
            <text:p>0.009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8.85062499999998">
            <text:p>8.8506</text:p>
          </table:table-cell>
          <table:table-cell table:style-name="ce28" office:value-type="float" office:value="8.85062499999998">
            <text:p>8.8506</text:p>
          </table:table-cell>
          <table:table-cell table:style-name="ce28" office:value-type="float" office:value="0.035">
            <text:p>0.0350</text:p>
          </table:table-cell>
          <table:table-cell table:style-name="ce28" office:value-type="float" office:value="0.01">
            <text:p>0.0100</text:p>
          </table:table-cell>
          <table:table-cell table:style-name="ce42" office:value-type="float" office:value="0.014">
            <text:p>0.0140</text:p>
          </table:table-cell>
          <table:table-cell/>
          <table:table-cell table:style-name="ce44" table:formula="of:=[.H640]+1" office:value-type="float" office:value="79">
            <text:p>79</text:p>
          </table:table-cell>
          <table:table-cell table:number-columns-repeated="4"/>
          <table:table-cell table:style-name="ce15" office:value-type="float" office:value="8.84">
            <text:p>8.8400</text:p>
          </table:table-cell>
          <table:table-cell table:style-name="ce28" office:value-type="float" office:value="0.0417">
            <text:p>0.0417</text:p>
          </table:table-cell>
          <table:table-cell table:style-name="ce28" office:value-type="float" office:value="0.00334215499341368">
            <text:p>0.0033</text:p>
          </table:table-cell>
          <table:table-cell table:style-name="ce42" office:value-type="float" office:value="0.00290688837074973">
            <text:p>0.002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9.60999999999998">
            <text:p>9.6100</text:p>
          </table:table-cell>
          <table:table-cell table:style-name="ce28" office:value-type="float" office:value="9.60999999999998">
            <text:p>9.6100</text:p>
          </table:table-cell>
          <table:table-cell table:style-name="ce28" office:value-type="float" office:value="0.021">
            <text:p>0.0210</text:p>
          </table:table-cell>
          <table:table-cell table:style-name="ce28" office:value-type="float" office:value="0.009">
            <text:p>0.0090</text:p>
          </table:table-cell>
          <table:table-cell table:style-name="ce42" office:value-type="float" office:value="0.021">
            <text:p>0.0210</text:p>
          </table:table-cell>
          <table:table-cell/>
          <table:table-cell table:style-name="ce44" table:formula="of:=[.H641]+1" office:value-type="float" office:value="80">
            <text:p>80</text:p>
          </table:table-cell>
          <table:table-cell table:number-columns-repeated="4"/>
          <table:table-cell table:style-name="ce15" office:value-type="float" office:value="8.85062499999998">
            <text:p>8.8506</text:p>
          </table:table-cell>
          <table:table-cell table:style-name="ce28" office:value-type="float" office:value="0.035">
            <text:p>0.0350</text:p>
          </table:table-cell>
          <table:table-cell table:style-name="ce28" office:value-type="float" office:value="0.01">
            <text:p>0.0100</text:p>
          </table:table-cell>
          <table:table-cell table:style-name="ce42" office:value-type="float" office:value="0.014">
            <text:p>0.014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0.89">
            <text:p>10.8900</text:p>
          </table:table-cell>
          <table:table-cell table:style-name="ce28" office:value-type="float" office:value="10.89">
            <text:p>10.8900</text:p>
          </table:table-cell>
          <table:table-cell table:style-name="ce28" office:value-type="float" office:value="0.017">
            <text:p>0.017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17">
            <text:p>0.0170</text:p>
          </table:table-cell>
          <table:table-cell/>
          <table:table-cell table:style-name="ce44" table:formula="of:=[.H642]+1" office:value-type="float" office:value="81">
            <text:p>81</text:p>
          </table:table-cell>
          <table:table-cell table:number-columns-repeated="4"/>
          <table:table-cell table:style-name="ce15" office:value-type="float" office:value="8.9">
            <text:p>8.9000</text:p>
          </table:table-cell>
          <table:table-cell table:style-name="ce28" office:value-type="float" office:value="0.039">
            <text:p>0.0390</text:p>
          </table:table-cell>
          <table:table-cell table:style-name="ce28" office:value-type="float" office:value="0.007">
            <text:p>0.0070</text:p>
          </table:table-cell>
          <table:table-cell table:style-name="ce42" office:value-type="float" office:value="0.005">
            <text:p>0.005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2.25">
            <text:p>12.2500</text:p>
          </table:table-cell>
          <table:table-cell table:style-name="ce28" office:value-type="float" office:value="12.25">
            <text:p>12.2500</text:p>
          </table:table-cell>
          <table:table-cell table:style-name="ce28" office:value-type="float" office:value="0.016">
            <text:p>0.0160</text:p>
          </table:table-cell>
          <table:table-cell table:style-name="ce28" office:value-type="float" office:value="0.005">
            <text:p>0.0050</text:p>
          </table:table-cell>
          <table:table-cell table:style-name="ce42" office:value-type="float" office:value="0.009">
            <text:p>0.0090</text:p>
          </table:table-cell>
          <table:table-cell/>
          <table:table-cell table:style-name="ce44" table:formula="of:=[.H643]+1" office:value-type="float" office:value="82">
            <text:p>82</text:p>
          </table:table-cell>
          <table:table-cell table:number-columns-repeated="4"/>
          <table:table-cell table:style-name="ce15" office:value-type="float" office:value="9">
            <text:p>9.0000</text:p>
          </table:table-cell>
          <table:table-cell table:style-name="ce28" office:value-type="float" office:value="0.028">
            <text:p>0.0280</text:p>
          </table:table-cell>
          <table:table-cell table:style-name="ce28" office:value-type="float" office:value="0.0100498756211209">
            <text:p>0.0100</text:p>
          </table:table-cell>
          <table:table-cell table:style-name="ce42" office:value-type="float" office:value="0.00608276253029822">
            <text:p>0.006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3.69">
            <text:p>13.6900</text:p>
          </table:table-cell>
          <table:table-cell table:style-name="ce28" office:value-type="float" office:value="13.69">
            <text:p>13.6900</text:p>
          </table:table-cell>
          <table:table-cell table:style-name="ce28" office:value-type="float" office:value="0.019">
            <text:p>0.0190</text:p>
          </table:table-cell>
          <table:table-cell table:style-name="ce28" office:value-type="float" office:value="0.005">
            <text:p>0.0050</text:p>
          </table:table-cell>
          <table:table-cell table:style-name="ce42" office:value-type="float" office:value="0.008">
            <text:p>0.0080</text:p>
          </table:table-cell>
          <table:table-cell/>
          <table:table-cell table:style-name="ce44" table:formula="of:=[.H644]+1" office:value-type="float" office:value="83">
            <text:p>83</text:p>
          </table:table-cell>
          <table:table-cell table:number-columns-repeated="4"/>
          <table:table-cell table:style-name="ce15" office:value-type="float" office:value="9.4249">
            <text:p>9.4249</text:p>
          </table:table-cell>
          <table:table-cell table:style-name="ce28" office:value-type="float" office:value="0.027">
            <text:p>0.0270</text:p>
          </table:table-cell>
          <table:table-cell table:style-name="ce28" office:value-type="float" office:value="0.00608276253029822">
            <text:p>0.0061</text:p>
          </table:table-cell>
          <table:table-cell table:style-name="ce42" office:value-type="float" office:value="0.00412310562561766">
            <text:p>0.0041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5.21">
            <text:p>15.2100</text:p>
          </table:table-cell>
          <table:table-cell table:style-name="ce28" office:value-type="float" office:value="15.21">
            <text:p>15.2100</text:p>
          </table:table-cell>
          <table:table-cell table:style-name="ce28" office:value-type="float" office:value="0.015">
            <text:p>0.0150</text:p>
          </table:table-cell>
          <table:table-cell table:style-name="ce28" office:value-type="float" office:value="0.005">
            <text:p>0.0050</text:p>
          </table:table-cell>
          <table:table-cell table:style-name="ce42" office:value-type="float" office:value="0.009">
            <text:p>0.0090</text:p>
          </table:table-cell>
          <table:table-cell/>
          <table:table-cell table:style-name="ce44" table:formula="of:=[.H645]+1" office:value-type="float" office:value="84">
            <text:p>84</text:p>
          </table:table-cell>
          <table:table-cell table:number-columns-repeated="4"/>
          <table:table-cell table:style-name="ce15" office:value-type="float" office:value="9.60999999999998">
            <text:p>9.6100</text:p>
          </table:table-cell>
          <table:table-cell table:style-name="ce28" office:value-type="float" office:value="0.021">
            <text:p>0.0210</text:p>
          </table:table-cell>
          <table:table-cell table:style-name="ce28" office:value-type="float" office:value="0.009">
            <text:p>0.0090</text:p>
          </table:table-cell>
          <table:table-cell table:style-name="ce42" office:value-type="float" office:value="0.021">
            <text:p>0.021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7.015625">
            <text:p>17.0156</text:p>
          </table:table-cell>
          <table:table-cell table:style-name="ce28" office:value-type="float" office:value="17.015625">
            <text:p>17.0156</text:p>
          </table:table-cell>
          <table:table-cell table:style-name="ce28" office:value-type="float" office:value="0.011">
            <text:p>0.0110</text:p>
          </table:table-cell>
          <table:table-cell table:style-name="ce28" office:value-type="float" office:value="0.005">
            <text:p>0.0050</text:p>
          </table:table-cell>
          <table:table-cell table:style-name="ce42" office:value-type="float" office:value="0.01">
            <text:p>0.0100</text:p>
          </table:table-cell>
          <table:table-cell/>
          <table:table-cell table:style-name="ce44" table:formula="of:=[.H646]+1" office:value-type="float" office:value="85">
            <text:p>85</text:p>
          </table:table-cell>
          <table:table-cell table:number-columns-repeated="4"/>
          <table:table-cell table:style-name="ce15" office:value-type="float" office:value="10.78">
            <text:p>10.7800</text:p>
          </table:table-cell>
          <table:table-cell table:style-name="ce28" office:value-type="float" office:value="0.024">
            <text:p>0.0240</text:p>
          </table:table-cell>
          <table:table-cell table:style-name="ce28" office:value-type="float" office:value="0.00804114419718985">
            <text:p>0.0080</text:p>
          </table:table-cell>
          <table:table-cell table:style-name="ce42" office:value-type="float" office:value="0.00957548954362126">
            <text:p>0.009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19.140625">
            <text:p>19.1406</text:p>
          </table:table-cell>
          <table:table-cell table:style-name="ce81" office:value-type="float" office:value="19.140625">
            <text:p>19.1406</text:p>
          </table:table-cell>
          <table:table-cell table:style-name="ce81" office:value-type="float" office:value="0.005">
            <text:p>0.0050</text:p>
          </table:table-cell>
          <table:table-cell table:style-name="ce81" office:value-type="float" office:value="0.008">
            <text:p>0.0080</text:p>
          </table:table-cell>
          <table:table-cell table:style-name="ce42" office:value-type="float" office:value="0.005">
            <text:p>0.0050</text:p>
          </table:table-cell>
          <table:table-cell/>
          <table:table-cell table:style-name="ce44" table:formula="of:=[.H647]+1" office:value-type="float" office:value="86">
            <text:p>86</text:p>
          </table:table-cell>
          <table:table-cell table:number-columns-repeated="4"/>
          <table:table-cell table:style-name="ce15" office:value-type="float" office:value="10.89">
            <text:p>10.8900</text:p>
          </table:table-cell>
          <table:table-cell table:style-name="ce28" office:value-type="float" office:value="0.017">
            <text:p>0.0170</text:p>
          </table:table-cell>
          <table:table-cell table:style-name="ce28" office:value-type="float" office:value="0.008">
            <text:p>0.0080</text:p>
          </table:table-cell>
          <table:table-cell table:style-name="ce42" office:value-type="float" office:value="0.017">
            <text:p>0.017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526884">
            <text:p>3.5269</text:p>
          </table:table-cell>
          <table:table-cell table:style-name="ce28" office:value-type="float" office:value="3.526884">
            <text:p>3.5269</text:p>
          </table:table-cell>
          <table:table-cell table:style-name="ce28" office:value-type="float" office:value="0.574">
            <text:p>0.5740</text:p>
          </table:table-cell>
          <table:table-cell table:style-name="ce28" office:value-type="float" office:value="0.071">
            <text:p>0.0710</text:p>
          </table:table-cell>
          <table:table-cell table:style-name="ce42" office:value-type="float" office:value="0.081">
            <text:p>0.0810</text:p>
          </table:table-cell>
          <table:table-cell/>
          <table:table-cell table:style-name="ce44" table:formula="of:=[.H648]+1" office:value-type="float" office:value="87">
            <text:p>87</text:p>
          </table:table-cell>
          <table:table-cell table:number-columns-repeated="4"/>
          <table:table-cell table:style-name="ce15" office:value-type="float" office:value="11.63">
            <text:p>11.6300</text:p>
          </table:table-cell>
          <table:table-cell table:style-name="ce28" office:value-type="float" office:value="0.0194">
            <text:p>0.0194</text:p>
          </table:table-cell>
          <table:table-cell table:style-name="ce28" office:value-type="float" office:value="0.00233238075793812">
            <text:p>0.0023</text:p>
          </table:table-cell>
          <table:table-cell table:style-name="ce42" office:value-type="float" office:value="0.00187882942280559">
            <text:p>0.001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54380625">
            <text:p>3.5438</text:p>
          </table:table-cell>
          <table:table-cell table:style-name="ce28" office:value-type="float" office:value="3.54380625">
            <text:p>3.5438</text:p>
          </table:table-cell>
          <table:table-cell table:style-name="ce28" office:value-type="float" office:value="0.495">
            <text:p>0.4950</text:p>
          </table:table-cell>
          <table:table-cell table:style-name="ce28" office:value-type="float" office:value="0.047">
            <text:p>0.0470</text:p>
          </table:table-cell>
          <table:table-cell table:style-name="ce42" office:value-type="float" office:value="0.052">
            <text:p>0.0520</text:p>
          </table:table-cell>
          <table:table-cell/>
          <table:table-cell table:style-name="ce44" table:formula="of:=[.H649]+1" office:value-type="float" office:value="88">
            <text:p>88</text:p>
          </table:table-cell>
          <table:table-cell table:number-columns-repeated="4"/>
          <table:table-cell table:style-name="ce15" office:value-type="float" office:value="12.25">
            <text:p>12.2500</text:p>
          </table:table-cell>
          <table:table-cell table:style-name="ce28" office:value-type="float" office:value="0.016">
            <text:p>0.0160</text:p>
          </table:table-cell>
          <table:table-cell table:style-name="ce28" office:value-type="float" office:value="0.005">
            <text:p>0.0050</text:p>
          </table:table-cell>
          <table:table-cell table:style-name="ce42" office:value-type="float" office:value="0.009">
            <text:p>0.009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56265625">
            <text:p>3.5627</text:p>
          </table:table-cell>
          <table:table-cell table:style-name="ce28" office:value-type="float" office:value="3.56265625">
            <text:p>3.5627</text:p>
          </table:table-cell>
          <table:table-cell table:style-name="ce28" office:value-type="float" office:value="0.39">
            <text:p>0.3900</text:p>
          </table:table-cell>
          <table:table-cell table:style-name="ce28" office:value-type="float" office:value="0.045">
            <text:p>0.0450</text:p>
          </table:table-cell>
          <table:table-cell table:style-name="ce42" office:value-type="float" office:value="0.05">
            <text:p>0.0500</text:p>
          </table:table-cell>
          <table:table-cell/>
          <table:table-cell table:style-name="ce44" table:formula="of:=[.H650]+1" office:value-type="float" office:value="89">
            <text:p>89</text:p>
          </table:table-cell>
          <table:table-cell table:number-columns-repeated="4"/>
          <table:table-cell table:style-name="ce15" office:value-type="float" office:value="12.4">
            <text:p>12.4000</text:p>
          </table:table-cell>
          <table:table-cell table:style-name="ce28" office:value-type="float" office:value="0.014">
            <text:p>0.0140</text:p>
          </table:table-cell>
          <table:table-cell table:style-name="ce28" office:value-type="float" office:value="0.003">
            <text:p>0.0030</text:p>
          </table:table-cell>
          <table:table-cell table:style-name="ce42" office:value-type="float" office:value="0.002">
            <text:p>0.002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58155625">
            <text:p>3.5816</text:p>
          </table:table-cell>
          <table:table-cell table:style-name="ce28" office:value-type="float" office:value="3.58155625">
            <text:p>3.5816</text:p>
          </table:table-cell>
          <table:table-cell table:style-name="ce28" office:value-type="float" office:value="0.419">
            <text:p>0.4190</text:p>
          </table:table-cell>
          <table:table-cell table:style-name="ce28" office:value-type="float" office:value="0.041">
            <text:p>0.0410</text:p>
          </table:table-cell>
          <table:table-cell table:style-name="ce42" office:value-type="float" office:value="0.045">
            <text:p>0.0450</text:p>
          </table:table-cell>
          <table:table-cell/>
          <table:table-cell table:style-name="ce44" table:formula="of:=[.H651]+1" office:value-type="float" office:value="90">
            <text:p>90</text:p>
          </table:table-cell>
          <table:table-cell table:number-columns-repeated="4"/>
          <table:table-cell table:style-name="ce15" office:value-type="float" office:value="12.43">
            <text:p>12.4300</text:p>
          </table:table-cell>
          <table:table-cell table:style-name="ce28" office:value-type="float" office:value="0.0158">
            <text:p>0.0158</text:p>
          </table:table-cell>
          <table:table-cell table:style-name="ce28" office:value-type="float" office:value="0.00164012194668567">
            <text:p>0.0016</text:p>
          </table:table-cell>
          <table:table-cell table:style-name="ce42" office:value-type="float" office:value="0.00156524758424985">
            <text:p>0.0016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60050625">
            <text:p>3.6005</text:p>
          </table:table-cell>
          <table:table-cell table:style-name="ce28" office:value-type="float" office:value="3.60050625">
            <text:p>3.6005</text:p>
          </table:table-cell>
          <table:table-cell table:style-name="ce28" office:value-type="float" office:value="0.398">
            <text:p>0.3980</text:p>
          </table:table-cell>
          <table:table-cell table:style-name="ce28" office:value-type="float" office:value="0.04">
            <text:p>0.0400</text:p>
          </table:table-cell>
          <table:table-cell table:style-name="ce42" office:value-type="float" office:value="0.044">
            <text:p>0.0440</text:p>
          </table:table-cell>
          <table:table-cell/>
          <table:table-cell table:style-name="ce44" table:formula="of:=[.H652]+1" office:value-type="float" office:value="91">
            <text:p>91</text:p>
          </table:table-cell>
          <table:table-cell table:number-columns-repeated="4"/>
          <table:table-cell table:style-name="ce15" office:value-type="float" office:value="12.43">
            <text:p>12.4300</text:p>
          </table:table-cell>
          <table:table-cell table:style-name="ce28" office:value-type="float" office:value="0.0163">
            <text:p>0.0163</text:p>
          </table:table-cell>
          <table:table-cell table:style-name="ce28" office:value-type="float" office:value="0.00192353840616713">
            <text:p>0.0019</text:p>
          </table:table-cell>
          <table:table-cell table:style-name="ce42" office:value-type="float" office:value="0.00148660687473185">
            <text:p>0.0015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61950625">
            <text:p>3.6195</text:p>
          </table:table-cell>
          <table:table-cell table:style-name="ce28" office:value-type="float" office:value="3.61950625">
            <text:p>3.6195</text:p>
          </table:table-cell>
          <table:table-cell table:style-name="ce28" office:value-type="float" office:value="0.399">
            <text:p>0.3990</text:p>
          </table:table-cell>
          <table:table-cell table:style-name="ce28" office:value-type="float" office:value="0.041">
            <text:p>0.0410</text:p>
          </table:table-cell>
          <table:table-cell table:style-name="ce42" office:value-type="float" office:value="0.046">
            <text:p>0.0460</text:p>
          </table:table-cell>
          <table:table-cell/>
          <table:table-cell table:style-name="ce44" table:formula="of:=[.H653]+1" office:value-type="float" office:value="92">
            <text:p>92</text:p>
          </table:table-cell>
          <table:table-cell table:number-columns-repeated="4"/>
          <table:table-cell table:style-name="ce15" office:value-type="float" office:value="13">
            <text:p>13.0000</text:p>
          </table:table-cell>
          <table:table-cell table:style-name="ce28" office:value-type="float" office:value="0.015">
            <text:p>0.0150</text:p>
          </table:table-cell>
          <table:table-cell table:style-name="ce28" office:value-type="float" office:value="0.006">
            <text:p>0.0060</text:p>
          </table:table-cell>
          <table:table-cell table:style-name="ce42" office:value-type="float" office:value="0.004">
            <text:p>0.004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63855625">
            <text:p>3.6386</text:p>
          </table:table-cell>
          <table:table-cell table:style-name="ce28" office:value-type="float" office:value="3.63855625">
            <text:p>3.6386</text:p>
          </table:table-cell>
          <table:table-cell table:style-name="ce28" office:value-type="float" office:value="0.326">
            <text:p>0.3260</text:p>
          </table:table-cell>
          <table:table-cell table:style-name="ce28" office:value-type="float" office:value="0.04">
            <text:p>0.0400</text:p>
          </table:table-cell>
          <table:table-cell table:style-name="ce42" office:value-type="float" office:value="0.046">
            <text:p>0.0460</text:p>
          </table:table-cell>
          <table:table-cell/>
          <table:table-cell table:style-name="ce44" table:formula="of:=[.H654]+1" office:value-type="float" office:value="93">
            <text:p>93</text:p>
          </table:table-cell>
          <table:table-cell table:number-columns-repeated="4"/>
          <table:table-cell table:style-name="ce15" office:value-type="float" office:value="13.11">
            <text:p>13.1100</text:p>
          </table:table-cell>
          <table:table-cell table:style-name="ce28" office:value-type="float" office:value="0.0124">
            <text:p>0.0124</text:p>
          </table:table-cell>
          <table:table-cell table:style-name="ce28" office:value-type="float" office:value="0.00196977156035922">
            <text:p>0.0020</text:p>
          </table:table-cell>
          <table:table-cell table:style-name="ce42" office:value-type="float" office:value="0.00189736659610103">
            <text:p>0.0019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65765625">
            <text:p>3.6577</text:p>
          </table:table-cell>
          <table:table-cell table:style-name="ce28" office:value-type="float" office:value="3.65765625">
            <text:p>3.6577</text:p>
          </table:table-cell>
          <table:table-cell table:style-name="ce28" office:value-type="float" office:value="0.397">
            <text:p>0.3970</text:p>
          </table:table-cell>
          <table:table-cell table:style-name="ce28" office:value-type="float" office:value="0.036">
            <text:p>0.0360</text:p>
          </table:table-cell>
          <table:table-cell table:style-name="ce42" office:value-type="float" office:value="0.04">
            <text:p>0.0400</text:p>
          </table:table-cell>
          <table:table-cell/>
          <table:table-cell table:style-name="ce44" table:formula="of:=[.H655]+1" office:value-type="float" office:value="94">
            <text:p>94</text:p>
          </table:table-cell>
          <table:table-cell table:number-columns-repeated="4"/>
          <table:table-cell table:style-name="ce15" office:value-type="float" office:value="13.476241">
            <text:p>13.4762</text:p>
          </table:table-cell>
          <table:table-cell table:style-name="ce28" office:value-type="float" office:value="0.014">
            <text:p>0.0140</text:p>
          </table:table-cell>
          <table:table-cell table:style-name="ce28" office:value-type="float" office:value="0.00223606797749979">
            <text:p>0.0022</text:p>
          </table:table-cell>
          <table:table-cell table:style-name="ce42" office:value-type="float" office:value="0.00223606797749979">
            <text:p>0.0022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6864">
            <text:p>3.6864</text:p>
          </table:table-cell>
          <table:table-cell table:style-name="ce28" office:value-type="float" office:value="3.6864">
            <text:p>3.6864</text:p>
          </table:table-cell>
          <table:table-cell table:style-name="ce28" office:value-type="float" office:value="0.321">
            <text:p>0.3210</text:p>
          </table:table-cell>
          <table:table-cell table:style-name="ce28" office:value-type="float" office:value="0.024">
            <text:p>0.0240</text:p>
          </table:table-cell>
          <table:table-cell table:style-name="ce42" office:value-type="float" office:value="0.026">
            <text:p>0.0260</text:p>
          </table:table-cell>
          <table:table-cell/>
          <table:table-cell table:style-name="ce44" table:formula="of:=[.H656]+1" office:value-type="float" office:value="95">
            <text:p>95</text:p>
          </table:table-cell>
          <table:table-cell table:number-columns-repeated="4"/>
          <table:table-cell table:style-name="ce15" office:value-type="float" office:value="13.69">
            <text:p>13.6900</text:p>
          </table:table-cell>
          <table:table-cell table:style-name="ce28" office:value-type="float" office:value="0.019">
            <text:p>0.0190</text:p>
          </table:table-cell>
          <table:table-cell table:style-name="ce28" office:value-type="float" office:value="0.005">
            <text:p>0.0050</text:p>
          </table:table-cell>
          <table:table-cell table:style-name="ce42" office:value-type="float" office:value="0.008">
            <text:p>0.008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7297265625">
            <text:p>3.7297</text:p>
          </table:table-cell>
          <table:table-cell table:style-name="ce28" office:value-type="float" office:value="3.7297265625">
            <text:p>3.7297</text:p>
          </table:table-cell>
          <table:table-cell table:style-name="ce28" office:value-type="float" office:value="0.313">
            <text:p>0.313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2">
            <text:p>0.0220</text:p>
          </table:table-cell>
          <table:table-cell/>
          <table:table-cell table:style-name="ce44" table:formula="of:=[.H657]+1" office:value-type="float" office:value="96">
            <text:p>96</text:p>
          </table:table-cell>
          <table:table-cell table:number-columns-repeated="4"/>
          <table:table-cell table:style-name="ce15" office:value-type="float" office:value="14.36">
            <text:p>14.3600</text:p>
          </table:table-cell>
          <table:table-cell table:style-name="ce28" office:value-type="float" office:value="0.0151">
            <text:p>0.0151</text:p>
          </table:table-cell>
          <table:table-cell table:style-name="ce28" office:value-type="float" office:value="0.0100975244490915">
            <text:p>0.0101</text:p>
          </table:table-cell>
          <table:table-cell table:style-name="ce42" office:value-type="float" office:value="0.00602079728939615">
            <text:p>0.006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7781640625">
            <text:p>3.7782</text:p>
          </table:table-cell>
          <table:table-cell table:style-name="ce28" office:value-type="float" office:value="3.7781640625">
            <text:p>3.7782</text:p>
          </table:table-cell>
          <table:table-cell table:style-name="ce28" office:value-type="float" office:value="0.298">
            <text:p>0.2980</text:p>
          </table:table-cell>
          <table:table-cell table:style-name="ce28" office:value-type="float" office:value="0.02">
            <text:p>0.0200</text:p>
          </table:table-cell>
          <table:table-cell table:style-name="ce42" office:value-type="float" office:value="0.021">
            <text:p>0.0210</text:p>
          </table:table-cell>
          <table:table-cell/>
          <table:table-cell table:style-name="ce44" table:formula="of:=[.H658]+1" office:value-type="float" office:value="97">
            <text:p>97</text:p>
          </table:table-cell>
          <table:table-cell table:number-columns-repeated="4"/>
          <table:table-cell table:style-name="ce15" office:value-type="float" office:value="15.21">
            <text:p>15.2100</text:p>
          </table:table-cell>
          <table:table-cell table:style-name="ce28" office:value-type="float" office:value="0.015">
            <text:p>0.0150</text:p>
          </table:table-cell>
          <table:table-cell table:style-name="ce28" office:value-type="float" office:value="0.005">
            <text:p>0.0050</text:p>
          </table:table-cell>
          <table:table-cell table:style-name="ce42" office:value-type="float" office:value="0.009">
            <text:p>0.009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4" office:value-type="float" office:value="3.8269140625">
            <text:p>3.8269</text:p>
          </table:table-cell>
          <table:table-cell table:style-name="ce28" office:value-type="float" office:value="3.8269140625">
            <text:p>3.8269</text:p>
          </table:table-cell>
          <table:table-cell table:style-name="ce28" office:value-type="float" office:value="0.27">
            <text:p>0.2700</text:p>
          </table:table-cell>
          <table:table-cell table:style-name="ce28" office:value-type="float" office:value="0.021">
            <text:p>0.0210</text:p>
          </table:table-cell>
          <table:table-cell table:style-name="ce42" office:value-type="float" office:value="0.022">
            <text:p>0.0220</text:p>
          </table:table-cell>
          <table:table-cell/>
          <table:table-cell table:style-name="ce44" table:formula="of:=[.H659]+1" office:value-type="float" office:value="98">
            <text:p>98</text:p>
          </table:table-cell>
          <table:table-cell table:number-columns-repeated="4"/>
          <table:table-cell table:style-name="ce15" office:value-type="float" office:value="17.015625">
            <text:p>17.0156</text:p>
          </table:table-cell>
          <table:table-cell table:style-name="ce28" office:value-type="float" office:value="0.011">
            <text:p>0.0110</text:p>
          </table:table-cell>
          <table:table-cell table:style-name="ce28" office:value-type="float" office:value="0.005">
            <text:p>0.0050</text:p>
          </table:table-cell>
          <table:table-cell table:style-name="ce42" office:value-type="float" office:value="0.01">
            <text:p>0.010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>
          <table:table-cell/>
          <table:table-cell table:style-name="ce65" office:value-type="float" office:value="3.8759765625">
            <text:p>3.8760</text:p>
          </table:table-cell>
          <table:table-cell table:style-name="ce29" office:value-type="float" office:value="3.8759765625">
            <text:p>3.8760</text:p>
          </table:table-cell>
          <table:table-cell table:style-name="ce29" office:value-type="float" office:value="0.28">
            <text:p>0.2800</text:p>
          </table:table-cell>
          <table:table-cell table:style-name="ce29" office:value-type="float" office:value="0.019">
            <text:p>0.0190</text:p>
          </table:table-cell>
          <table:table-cell table:style-name="ce43" office:value-type="float" office:value="0.02">
            <text:p>0.0200</text:p>
          </table:table-cell>
          <table:table-cell/>
          <table:table-cell table:style-name="ce44" table:formula="of:=[.H660]+1" office:value-type="float" office:value="99">
            <text:p>99</text:p>
          </table:table-cell>
          <table:table-cell table:number-columns-repeated="4"/>
          <table:table-cell table:style-name="ce16" office:value-type="float" office:value="19.140625">
            <text:p>19.1406</text:p>
          </table:table-cell>
          <table:table-cell table:style-name="ce29" office:value-type="float" office:value="0.005">
            <text:p>0.0050</text:p>
          </table:table-cell>
          <table:table-cell table:style-name="ce29" office:value-type="float" office:value="0.008">
            <text:p>0.0080</text:p>
          </table:table-cell>
          <table:table-cell table:style-name="ce43" office:value-type="float" office:value="0.005">
            <text:p>0.0050</text:p>
          </table:table-cell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 table:number-rows-repeated="20">
          <table:table-cell table:number-columns-repeated="12"/>
          <table:table-cell table:style-name="ce20" table:number-columns-repeated="4"/>
          <table:table-cell table:number-columns-repeated="2"/>
          <table:table-cell table:style-name="ce46" table:number-columns-repeated="2"/>
          <table:table-cell table:number-columns-repeated="1001"/>
        </table:table-row>
        <table:table-row table:style-name="ro1" table:number-rows-repeated="65059">
          <table:table-cell table:number-columns-repeated="18"/>
          <table:table-cell table:style-name="ce46" table:number-columns-repeated="2"/>
          <table:table-cell table:number-columns-repeated="1001"/>
        </table:table-row>
        <table:table-row table:style-name="ro1" table:number-rows-repeated="98283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G_EM^p" table:style-name="ta1" table:print-ranges="'G_EM^p'.L5:'G_EM^p'.S276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/>
          <table:table-cell table:style-name="ce17"/>
          <table:table-cell table:number-columns-repeated="6"/>
          <table:table-cell table:style-name="ce47"/>
          <table:table-cell/>
          <table:table-cell table:style-name="ce1" office:value-type="float" office:value="197.3269631">
            <text:p>197.3269631</text:p>
          </table:table-cell>
          <table:table-cell table:style-name="ce17" office:value-type="float" office:value="0.000001">
            <text:p>0.000001</text:p>
          </table:table-cell>
          <table:table-cell table:number-columns-repeated="4"/>
          <table:table-cell table:style-name="ce47" table:number-columns-repeated="2"/>
        </table:table-row>
        <table:table-row table:style-name="ro1">
          <table:table-cell table:number-columns-repeated="9"/>
          <table:table-cell table:style-name="ce47"/>
          <table:table-cell/>
          <table:table-cell office:value-type="string" table:number-columns-spanned="3" table:number-rows-spanned="1">
            <text:p>1/FM**2=(197,3269631)^2*10^-6 GeV^2</text:p>
          </table:table-cell>
          <table:covered-table-cell table:number-columns-repeated="2"/>
          <table:table-cell table:number-columns-repeated="3"/>
          <table:table-cell table:style-name="ce47" table:number-columns-repeated="2"/>
        </table:table-row>
        <table:table-row table:style-name="ro1">
          <table:table-cell table:number-columns-repeated="9"/>
          <table:table-cell table:style-name="ce47"/>
          <table:table-cell/>
          <table:table-cell table:style-name="ce50" office:value-type="float" office:value="-1.9130427">
            <text:p>-1.9130427</text:p>
          </table:table-cell>
          <table:table-cell table:style-name="ce55" office:value-type="float" office:value="2.792847356">
            <text:p>2.792847356</text:p>
          </table:table-cell>
          <table:table-cell table:number-columns-repeated="4"/>
          <table:table-cell table:style-name="ce47" table:number-columns-repeated="2"/>
        </table:table-row>
        <table:table-row table:style-name="ro3">
          <table:table-cell table:number-columns-repeated="9"/>
          <table:table-cell table:style-name="ce47"/>
          <table:table-cell/>
          <table:table-cell table:style-name="ce50"/>
          <table:table-cell table:style-name="ce55"/>
          <table:table-cell table:number-columns-repeated="4"/>
          <table:table-cell table:style-name="ce47" table:number-columns-repeated="2"/>
        </table:table-row>
        <table:table-row table:style-name="ro4">
          <table:table-cell/>
          <table:table-cell table:style-name="ce2" office:value-type="string" table:number-columns-spanned="3" table:number-rows-spanned="1">
            <text:p>t&lt;0</text:p>
          </table:table-cell>
          <table:covered-table-cell table:number-columns-repeated="2"/>
          <table:table-cell table:number-columns-repeated="5"/>
          <table:table-cell table:style-name="ce47"/>
          <table:table-cell/>
          <table:table-cell table:style-name="ce2" table:formula="of:=[.B5]" office:value-type="string" office:string-value="t&lt;0" table:number-columns-spanned="3" table:number-rows-spanned="1">
            <text:p>t&lt;0</text:p>
          </table:table-cell>
          <table:covered-table-cell table:style-name="ce55"/>
          <table:covered-table-cell/>
          <table:table-cell table:number-columns-repeated="3"/>
          <table:table-cell table:style-name="ce47" table:number-columns-repeated="2"/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3" office:value-type="string" table:number-columns-spanned="7" table:number-rows-spanned="1">
            <text:p>1970-PLB-31-40_Litt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7]" office:value-type="string" office:string-value="1970-PLB-31-40_Litt" table:number-columns-spanned="5" table:number-rows-spanned="1">
            <text:p>1970-PLB-31-40_Litt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5">
          <table:table-cell/>
          <table:table-cell table:style-name="ce66" table:number-columns-spanned="7" table:number-rows-spanned="1"/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114" table:number-columns-spanned="5" table:number-rows-spanned="1"/>
          <table:covered-table-cell table:number-columns-repeated="4"/>
          <table:table-cell/>
          <table:table-cell table:style-name="ce48" table:number-columns-repeated="2"/>
        </table:table-row>
        <table:table-row table:style-name="ro3">
          <table:table-cell table:number-columns-repeated="8"/>
          <table:table-cell table:style-name="ce45"/>
          <table:table-cell table:style-name="ce48"/>
          <table:table-cell table:style-name="ce45"/>
          <table:table-cell table:number-columns-repeated="6"/>
          <table:table-cell table:style-name="ce48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32" office:value-type="string" table:number-columns-spanned="3" table:number-rows-spanned="1">
            <text:p>mu_p*G_E^p/G_M^p</text:p>
          </table:table-cell>
          <table:covered-table-cell table:style-name="ce85"/>
          <table:covered-table-cell table:style-name="ce90"/>
          <table:table-cell table:style-name="ce112" table:number-columns-repeated="2"/>
          <table:table-cell/>
          <table:table-cell table:style-name="ce46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111"/>
          <table:table-cell table:style-name="ce32" office:value-type="string" table:number-columns-spanned="3" table:number-rows-spanned="1">
            <text:p>mu_p*G_E^p/G_M^p</text:p>
          </table:table-cell>
          <table:covered-table-cell table:style-name="ce85"/>
          <table:covered-table-cell table:style-name="ce90"/>
          <table:table-cell/>
          <table:table-cell table:style-name="ce46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style-name="ce113" table:number-columns-repeated="2"/>
          <table:table-cell/>
          <table:table-cell table:style-name="ce46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table:number-columns-repeated="2"/>
        </table:table-row>
        <table:table-row table:style-name="ro1">
          <table:table-cell/>
          <table:table-cell table:style-name="ce7" office:value-type="float" office:value="0.99">
            <text:p>0.9900</text:p>
          </table:table-cell>
          <table:table-cell table:style-name="ce23" table:formula="of:=[.B12]" office:value-type="float" office:value="0.99">
            <text:p>0.9900</text:p>
          </table:table-cell>
          <table:table-cell table:style-name="ce23" office:value-type="float" office:value="0.97">
            <text:p>0.9700</text:p>
          </table:table-cell>
          <table:table-cell table:style-name="ce23" office:value-type="float" office:value="0.05">
            <text:p>0.0500</text:p>
          </table:table-cell>
          <table:table-cell table:style-name="ce38" table:formula="of:=[.E12]" office:value-type="float" office:value="0.05">
            <text:p>0.0500</text:p>
          </table:table-cell>
          <table:table-cell table:number-columns-repeated="3"/>
          <table:table-cell table:style-name="ce46"/>
          <table:table-cell/>
          <table:table-cell table:style-name="ce7" table:formula="of:=-[.B12]" office:value-type="float" office:value="-0.99">
            <text:p>-0.9900</text:p>
          </table:table-cell>
          <table:table-cell table:style-name="ce23" table:formula="of:=[.L12]" office:value-type="float" office:value="-0.99">
            <text:p>-0.9900</text:p>
          </table:table-cell>
          <table:table-cell table:style-name="ce23" table:formula="of:=[.D12]" office:value-type="float" office:value="0.97">
            <text:p>0.9700</text:p>
          </table:table-cell>
          <table:table-cell table:style-name="ce23" table:formula="of:=[.E12]" office:value-type="float" office:value="0.05">
            <text:p>0.0500</text:p>
          </table:table-cell>
          <table:table-cell table:style-name="ce38" table:formula="of:=[.F12]" office:value-type="float" office:value="0.05">
            <text:p>0.0500</text:p>
          </table:table-cell>
          <table:table-cell/>
          <table:table-cell table:style-name="ce46" office:value-type="string">
            <text:p>D</text:p>
          </table:table-cell>
          <table:table-cell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.53">
            <text:p>1.5300</text:p>
          </table:table-cell>
          <table:table-cell table:style-name="ce23" table:formula="of:=[.B13]" office:value-type="float" office:value="1.53">
            <text:p>1.5300</text:p>
          </table:table-cell>
          <table:table-cell table:style-name="ce23" office:value-type="float" office:value="0.82">
            <text:p>0.8200</text:p>
          </table:table-cell>
          <table:table-cell table:style-name="ce23" office:value-type="float" office:value="0.08">
            <text:p>0.0800</text:p>
          </table:table-cell>
          <table:table-cell table:style-name="ce38" table:formula="of:=[.E13]" office:value-type="float" office:value="0.08">
            <text:p>0.0800</text:p>
          </table:table-cell>
          <table:table-cell table:number-columns-repeated="3"/>
          <table:table-cell table:style-name="ce46"/>
          <table:table-cell/>
          <table:table-cell table:style-name="ce7" table:formula="of:=-[.B13]" office:value-type="float" office:value="-1.53">
            <text:p>-1.5300</text:p>
          </table:table-cell>
          <table:table-cell table:style-name="ce23" table:formula="of:=[.L13]" office:value-type="float" office:value="-1.53">
            <text:p>-1.5300</text:p>
          </table:table-cell>
          <table:table-cell table:style-name="ce23" table:formula="of:=[.D13]" office:value-type="float" office:value="0.82">
            <text:p>0.8200</text:p>
          </table:table-cell>
          <table:table-cell table:style-name="ce23" table:formula="of:=[.E13]" office:value-type="float" office:value="0.08">
            <text:p>0.0800</text:p>
          </table:table-cell>
          <table:table-cell table:style-name="ce38" table:formula="of:=[.F13]" office:value-type="float" office:value="0.08">
            <text:p>0.0800</text:p>
          </table:table-cell>
          <table:table-cell/>
          <table:table-cell table:style-name="ce46" office:value-type="string">
            <text:p>D</text:p>
          </table:table-cell>
          <table:table-cell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.98">
            <text:p>1.9800</text:p>
          </table:table-cell>
          <table:table-cell table:style-name="ce23" table:formula="of:=[.B14]" office:value-type="float" office:value="1.98">
            <text:p>1.9800</text:p>
          </table:table-cell>
          <table:table-cell table:style-name="ce23" office:value-type="float" office:value="1.06">
            <text:p>1.0600</text:p>
          </table:table-cell>
          <table:table-cell table:style-name="ce23" office:value-type="float" office:value="0.17">
            <text:p>0.1700</text:p>
          </table:table-cell>
          <table:table-cell table:style-name="ce38" table:formula="of:=[.E14]" office:value-type="float" office:value="0.17">
            <text:p>0.1700</text:p>
          </table:table-cell>
          <table:table-cell table:number-columns-repeated="3"/>
          <table:table-cell table:style-name="ce46"/>
          <table:table-cell/>
          <table:table-cell table:style-name="ce7" table:formula="of:=-[.B14]" office:value-type="float" office:value="-1.98">
            <text:p>-1.9800</text:p>
          </table:table-cell>
          <table:table-cell table:style-name="ce23" table:formula="of:=[.L14]" office:value-type="float" office:value="-1.98">
            <text:p>-1.9800</text:p>
          </table:table-cell>
          <table:table-cell table:style-name="ce23" table:formula="of:=[.D14]" office:value-type="float" office:value="1.06">
            <text:p>1.0600</text:p>
          </table:table-cell>
          <table:table-cell table:style-name="ce23" table:formula="of:=[.E14]" office:value-type="float" office:value="0.17">
            <text:p>0.1700</text:p>
          </table:table-cell>
          <table:table-cell table:style-name="ce38" table:formula="of:=[.F14]" office:value-type="float" office:value="0.17">
            <text:p>0.1700</text:p>
          </table:table-cell>
          <table:table-cell/>
          <table:table-cell table:style-name="ce46" office:value-type="string">
            <text:p>D</text:p>
          </table:table-cell>
          <table:table-cell table:style-name="ce46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2.5">
            <text:p>2.5000</text:p>
          </table:table-cell>
          <table:table-cell table:style-name="ce23" table:formula="of:=[.B15]" office:value-type="float" office:value="2.5">
            <text:p>2.5000</text:p>
          </table:table-cell>
          <table:table-cell table:style-name="ce23" office:value-type="float" office:value="1.16">
            <text:p>1.1600</text:p>
          </table:table-cell>
          <table:table-cell table:style-name="ce23" office:value-type="float" office:value="0.19">
            <text:p>0.1900</text:p>
          </table:table-cell>
          <table:table-cell table:style-name="ce38" table:formula="of:=[.E15]" office:value-type="float" office:value="0.19">
            <text:p>0.1900</text:p>
          </table:table-cell>
          <table:table-cell table:number-columns-repeated="3"/>
          <table:table-cell table:style-name="ce46"/>
          <table:table-cell/>
          <table:table-cell table:style-name="ce7" table:formula="of:=-[.B15]" office:value-type="float" office:value="-2.5">
            <text:p>-2.5000</text:p>
          </table:table-cell>
          <table:table-cell table:style-name="ce23" table:formula="of:=[.L15]" office:value-type="float" office:value="-2.5">
            <text:p>-2.5000</text:p>
          </table:table-cell>
          <table:table-cell table:style-name="ce23" table:formula="of:=[.D15]" office:value-type="float" office:value="1.16">
            <text:p>1.1600</text:p>
          </table:table-cell>
          <table:table-cell table:style-name="ce23" table:formula="of:=[.E15]" office:value-type="float" office:value="0.19">
            <text:p>0.1900</text:p>
          </table:table-cell>
          <table:table-cell table:style-name="ce38" table:formula="of:=[.F15]" office:value-type="float" office:value="0.19">
            <text:p>0.1900</text:p>
          </table:table-cell>
          <table:table-cell/>
          <table:table-cell table:style-name="ce46" office:value-type="string">
            <text:p>D</text:p>
          </table:table-cell>
          <table:table-cell table:style-name="ce46" office:value-type="string">
            <text:p>NOT</text:p>
          </table:table-cell>
        </table:table-row>
        <table:table-row table:style-name="ro1">
          <table:table-cell/>
          <table:table-cell table:style-name="ce8" office:value-type="float" office:value="3.74">
            <text:p>3.7400</text:p>
          </table:table-cell>
          <table:table-cell table:style-name="ce24" table:formula="of:=[.B16]" office:value-type="float" office:value="3.74">
            <text:p>3.7400</text:p>
          </table:table-cell>
          <table:table-cell table:style-name="ce24" office:value-type="float" office:value="1.41">
            <text:p>1.4100</text:p>
          </table:table-cell>
          <table:table-cell table:style-name="ce24" office:value-type="float" office:value="0.31">
            <text:p>0.3100</text:p>
          </table:table-cell>
          <table:table-cell table:style-name="ce39" table:formula="of:=[.E16]" office:value-type="float" office:value="0.31">
            <text:p>0.3100</text:p>
          </table:table-cell>
          <table:table-cell table:number-columns-repeated="3"/>
          <table:table-cell table:style-name="ce46"/>
          <table:table-cell/>
          <table:table-cell table:style-name="ce8" table:formula="of:=-[.B16]" office:value-type="float" office:value="-3.74">
            <text:p>-3.7400</text:p>
          </table:table-cell>
          <table:table-cell table:style-name="ce24" table:formula="of:=[.L16]" office:value-type="float" office:value="-3.74">
            <text:p>-3.7400</text:p>
          </table:table-cell>
          <table:table-cell table:style-name="ce24" table:formula="of:=[.D16]" office:value-type="float" office:value="1.41">
            <text:p>1.4100</text:p>
          </table:table-cell>
          <table:table-cell table:style-name="ce24" table:formula="of:=[.E16]" office:value-type="float" office:value="0.31">
            <text:p>0.3100</text:p>
          </table:table-cell>
          <table:table-cell table:style-name="ce39" table:formula="of:=[.F16]" office:value-type="float" office:value="0.31">
            <text:p>0.3100</text:p>
          </table:table-cell>
          <table:table-cell/>
          <table:table-cell table:style-name="ce46" office:value-type="string">
            <text:p>D</text:p>
          </table:table-cell>
          <table:table-cell table:style-name="ce46" office:value-type="string">
            <text:p>NOT</text:p>
          </table:table-cell>
        </table:table-row>
        <table:table-row table:style-name="ro4">
          <table:table-cell table:number-columns-repeated="8"/>
          <table:table-cell table:style-name="ce45"/>
          <table:table-cell table:style-name="ce48"/>
          <table:table-cell table:style-name="ce45"/>
          <table:table-cell table:number-columns-repeated="6"/>
          <table:table-cell table:style-name="ce48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1973-NPB-58-429_Bartel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18]" office:value-type="string" office:string-value="1973-NPB-58-429_Bartel" table:number-columns-spanned="5" table:number-rows-spanned="1">
            <text:p>1973-NPB-58-429_Bartel</text:p>
          </table:table-cell>
          <table:covered-table-cell table:number-columns-repeated="4"/>
          <table:table-cell/>
          <table:table-cell table:number-columns-repeated="2" table:style-name="ce48" office:value-type="string">
            <text:p>NOT</text:p>
          </table:table-cell>
        </table:table-row>
        <table:table-row table:style-name="ro5">
          <table:table-cell/>
          <table:table-cell table:style-name="ce66" table:number-columns-spanned="7" table:number-rows-spanned="1"/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114" table:number-columns-spanned="5" table:number-rows-spanned="1"/>
          <table:covered-table-cell table:number-columns-repeated="4"/>
          <table:table-cell/>
          <table:table-cell table:style-name="ce48" table:number-columns-repeated="2"/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1994-PRD-49-N11-5671_Walker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21]" office:value-type="string" office:string-value="1994-PRD-49-N11-5671_Walker" table:number-columns-spanned="5" table:number-rows-spanned="1">
            <text:p>1994-PRD-49-N11-5671_Walker</text:p>
          </table:table-cell>
          <table:covered-table-cell table:number-columns-repeated="4"/>
          <table:table-cell/>
          <table:table-cell table:number-columns-repeated="2" table:style-name="ce48" office:value-type="string">
            <text:p>NOT</text:p>
          </table:table-cell>
        </table:table-row>
        <table:table-row table:style-name="ro5">
          <table:table-cell/>
          <table:table-cell table:style-name="ce66" office:value-type="string" table:number-columns-spanned="7" table:number-rows-spanned="1">
            <text:p>see Andivahis</text:p>
          </table:table-cell>
          <table:covered-table-cell table:number-columns-repeated="6"/>
          <table:table-cell table:number-columns-repeated="3"/>
          <table:table-cell table:style-name="ce66" table:formula="of:=[.B22]" office:value-type="string" office:string-value="see Andivahis" table:number-columns-spanned="5" table:number-rows-spanned="1">
            <text:p>see Andivahis</text:p>
          </table:table-cell>
          <table:covered-table-cell table:number-columns-repeated="4"/>
          <table:table-cell table:number-columns-repeated="3"/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1994-PRD-50-N9-5491_Andivahis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24]" office:value-type="string" office:string-value="1994-PRD-50-N9-5491_Andivahis" table:number-columns-spanned="5" table:number-rows-spanned="1">
            <text:p>1994-PRD-50-N9-5491_Andivahis</text:p>
          </table:table-cell>
          <table:covered-table-cell table:number-columns-repeated="4"/>
          <table:table-cell/>
          <table:table-cell table:number-columns-repeated="2" table:style-name="ce48" office:value-type="string">
            <text:p>NOT</text:p>
          </table:table-cell>
        </table:table-row>
        <table:table-row table:style-name="ro5">
          <table:table-cell/>
          <table:table-cell table:style-name="ce66" office:value-type="string" table:number-columns-spanned="7" table:number-rows-spanned="1">
            <text:p>unpolarized results inconsistent with new data</text:p>
          </table:table-cell>
          <table:covered-table-cell table:number-columns-repeated="6"/>
          <table:table-cell table:number-columns-repeated="3"/>
          <table:table-cell table:style-name="ce66" table:formula="of:=[.B25]" office:value-type="string" office:string-value="unpolarized results inconsistent with new data" table:number-columns-spanned="5" table:number-rows-spanned="1">
            <text:p>unpolarized results inconsistent with new data</text:p>
          </table:table-cell>
          <table:covered-table-cell table:number-columns-repeated="4"/>
          <table:table-cell table:number-columns-repeated="3"/>
        </table:table-row>
        <table:table-row table:style-name="ro3">
          <table:table-cell/>
          <table:table-cell table:style-name="ce109"/>
          <table:table-cell table:style-name="ce45" table:number-columns-repeated="7"/>
          <table:table-cell table:style-name="ce48"/>
          <table:table-cell table:style-name="ce45"/>
          <table:table-cell table:style-name="ce115"/>
          <table:table-cell table:style-name="ce45" table:number-columns-repeated="2"/>
          <table:table-cell table:number-columns-repeated="3"/>
          <table:table-cell table:style-name="ce48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4">
          <table:table-cell/>
          <table:table-cell table:style-name="ce7" office:value-type="float" office:value="1.75">
            <text:p>1.7500</text:p>
          </table:table-cell>
          <table:table-cell table:style-name="ce23" table:formula="of:=[.B29]" office:value-type="float" office:value="1.75">
            <text:p>1.7500</text:p>
          </table:table-cell>
          <table:table-cell table:style-name="ce23" office:value-type="float" office:value="0.91">
            <text:p>0.9100</text:p>
          </table:table-cell>
          <table:table-cell table:style-name="ce23" office:value-type="float" office:value="0.036">
            <text:p>0.0360</text:p>
          </table:table-cell>
          <table:table-cell table:style-name="ce23" table:formula="of:=[.E29]" office:value-type="float" office:value="0.036">
            <text:p>0.0360</text:p>
          </table:table-cell>
          <table:table-cell table:style-name="ce88" office:value-type="string" table:number-columns-spanned="2" table:number-rows-spanned="1">
            <text:p>This is statistical error</text:p>
          </table:table-cell>
          <table:covered-table-cell table:style-name="ce38"/>
          <table:table-cell/>
          <table:table-cell table:style-name="ce48"/>
          <table:table-cell/>
          <table:table-cell table:style-name="ce7" table:formula="of:=-[.B29]" office:value-type="float" office:value="-1.75">
            <text:p>-1.7500</text:p>
          </table:table-cell>
          <table:table-cell table:style-name="ce23" table:formula="of:=[.L29]" office:value-type="float" office:value="-1.75">
            <text:p>-1.7500</text:p>
          </table:table-cell>
          <table:table-cell table:style-name="ce23" table:formula="of:=[.D29]" office:value-type="float" office:value="0.91">
            <text:p>0.9100</text:p>
          </table:table-cell>
          <table:table-cell table:style-name="ce23" office:value-type="float" office:value="0.059">
            <text:p>0.0590</text:p>
          </table:table-cell>
          <table:table-cell table:style-name="ce38" office:value-type="float" office:value="0.061">
            <text:p>0.0610</text:p>
          </table:table-cell>
          <table:table-cell/>
          <table:table-cell table:number-columns-repeated="2" table:style-name="ce48" office:value-type="string">
            <text:p>NOT</text:p>
          </table:table-cell>
        </table:table-row>
        <table:table-row table:style-name="ro14">
          <table:table-cell/>
          <table:table-cell table:style-name="ce7" office:value-type="float" office:value="2.5">
            <text:p>2.5000</text:p>
          </table:table-cell>
          <table:table-cell table:style-name="ce23" table:formula="of:=[.B30]" office:value-type="float" office:value="2.5">
            <text:p>2.5000</text:p>
          </table:table-cell>
          <table:table-cell table:style-name="ce23" office:value-type="float" office:value="0.824">
            <text:p>0.8240</text:p>
          </table:table-cell>
          <table:table-cell table:style-name="ce23" office:value-type="float" office:value="0.024">
            <text:p>0.0240</text:p>
          </table:table-cell>
          <table:table-cell table:style-name="ce23" table:formula="of:=[.E30]" office:value-type="float" office:value="0.024">
            <text:p>0.0240</text:p>
          </table:table-cell>
          <table:table-cell table:style-name="ce88" office:value-type="string" table:number-columns-spanned="2" table:number-rows-spanned="1">
            <text:p>in the right table is</text:p>
          </table:table-cell>
          <table:covered-table-cell table:style-name="ce38"/>
          <table:table-cell/>
          <table:table-cell table:style-name="ce48"/>
          <table:table-cell/>
          <table:table-cell table:style-name="ce7" table:formula="of:=-[.B30]" office:value-type="float" office:value="-2.5">
            <text:p>-2.5000</text:p>
          </table:table-cell>
          <table:table-cell table:style-name="ce23" table:formula="of:=[.L30]" office:value-type="float" office:value="-2.5">
            <text:p>-2.5000</text:p>
          </table:table-cell>
          <table:table-cell table:style-name="ce23" table:formula="of:=[.D30]" office:value-type="float" office:value="0.824">
            <text:p>0.8240</text:p>
          </table:table-cell>
          <table:table-cell table:style-name="ce23" office:value-type="float" office:value="0.068">
            <text:p>0.0680</text:p>
          </table:table-cell>
          <table:table-cell table:style-name="ce38" office:value-type="float" office:value="0.072">
            <text:p>0.0720</text:p>
          </table:table-cell>
          <table:table-cell/>
          <table:table-cell table:number-columns-repeated="2" table:style-name="ce48" office:value-type="string">
            <text:p>NOT</text:p>
          </table:table-cell>
        </table:table-row>
        <table:table-row table:style-name="ro14">
          <table:table-cell/>
          <table:table-cell table:style-name="ce7" office:value-type="float" office:value="3.25">
            <text:p>3.2500</text:p>
          </table:table-cell>
          <table:table-cell table:style-name="ce23" table:formula="of:=[.B31]" office:value-type="float" office:value="3.25">
            <text:p>3.2500</text:p>
          </table:table-cell>
          <table:table-cell table:style-name="ce23" office:value-type="float" office:value="0.846">
            <text:p>0.8460</text:p>
          </table:table-cell>
          <table:table-cell table:style-name="ce23" office:value-type="float" office:value="0.053">
            <text:p>0.0530</text:p>
          </table:table-cell>
          <table:table-cell table:style-name="ce23" office:value-type="float" office:value="0.056">
            <text:p>0.0560</text:p>
          </table:table-cell>
          <table:table-cell table:style-name="ce88" office:value-type="string" table:number-columns-spanned="2" table:number-rows-spanned="1">
            <text:p>total error from article</text:p>
          </table:table-cell>
          <table:covered-table-cell table:style-name="ce38"/>
          <table:table-cell/>
          <table:table-cell table:style-name="ce48"/>
          <table:table-cell/>
          <table:table-cell table:style-name="ce7" table:formula="of:=-[.B31]" office:value-type="float" office:value="-3.25">
            <text:p>-3.2500</text:p>
          </table:table-cell>
          <table:table-cell table:style-name="ce23" table:formula="of:=[.L31]" office:value-type="float" office:value="-3.25">
            <text:p>-3.2500</text:p>
          </table:table-cell>
          <table:table-cell table:style-name="ce23" table:formula="of:=[.D31]" office:value-type="float" office:value="0.846">
            <text:p>0.8460</text:p>
          </table:table-cell>
          <table:table-cell table:style-name="ce23" office:value-type="float" office:value="0.112">
            <text:p>0.1120</text:p>
          </table:table-cell>
          <table:table-cell table:style-name="ce38" office:value-type="float" office:value="0.124">
            <text:p>0.1240</text:p>
          </table:table-cell>
          <table:table-cell/>
          <table:table-cell table:number-columns-repeated="2" table:style-name="ce48" office:value-type="string">
            <text:p>NOT</text:p>
          </table:table-cell>
        </table:table-row>
        <table:table-row table:style-name="ro14">
          <table:table-cell/>
          <table:table-cell table:style-name="ce7" office:value-type="float" office:value="4">
            <text:p>4.0000</text:p>
          </table:table-cell>
          <table:table-cell table:style-name="ce23" table:formula="of:=[.B32]" office:value-type="float" office:value="4">
            <text:p>4.0000</text:p>
          </table:table-cell>
          <table:table-cell table:style-name="ce23" office:value-type="float" office:value="0.891">
            <text:p>0.8910</text:p>
          </table:table-cell>
          <table:table-cell table:style-name="ce23" office:value-type="float" office:value="0.068">
            <text:p>0.0680</text:p>
          </table:table-cell>
          <table:table-cell table:style-name="ce23" office:value-type="float" office:value="0.073">
            <text:p>0.0730</text:p>
          </table:table-cell>
          <table:table-cell table:style-name="ce23"/>
          <table:table-cell table:style-name="ce38"/>
          <table:table-cell/>
          <table:table-cell table:style-name="ce48"/>
          <table:table-cell/>
          <table:table-cell table:style-name="ce7" table:formula="of:=-[.B32]" office:value-type="float" office:value="-4">
            <text:p>-4.0000</text:p>
          </table:table-cell>
          <table:table-cell table:style-name="ce23" table:formula="of:=[.L32]" office:value-type="float" office:value="-4">
            <text:p>-4.0000</text:p>
          </table:table-cell>
          <table:table-cell table:style-name="ce23" table:formula="of:=[.D32]" office:value-type="float" office:value="0.891">
            <text:p>0.8910</text:p>
          </table:table-cell>
          <table:table-cell table:style-name="ce23" office:value-type="float" office:value="0.123">
            <text:p>0.1230</text:p>
          </table:table-cell>
          <table:table-cell table:style-name="ce38" office:value-type="float" office:value="0.138">
            <text:p>0.1380</text:p>
          </table:table-cell>
          <table:table-cell/>
          <table:table-cell table:number-columns-repeated="2" table:style-name="ce48" office:value-type="string">
            <text:p>NOT</text:p>
          </table:table-cell>
        </table:table-row>
        <table:table-row table:style-name="ro14">
          <table:table-cell/>
          <table:table-cell table:style-name="ce7" office:value-type="float" office:value="5">
            <text:p>5.0000</text:p>
          </table:table-cell>
          <table:table-cell table:style-name="ce23" table:formula="of:=[.B33]" office:value-type="float" office:value="5">
            <text:p>5.0000</text:p>
          </table:table-cell>
          <table:table-cell table:style-name="ce23" office:value-type="float" office:value="0.931">
            <text:p>0.9310</text:p>
          </table:table-cell>
          <table:table-cell table:style-name="ce23" office:value-type="float" office:value="0.099">
            <text:p>0.0990</text:p>
          </table:table-cell>
          <table:table-cell table:style-name="ce23" office:value-type="float" office:value="0.108">
            <text:p>0.1080</text:p>
          </table:table-cell>
          <table:table-cell table:style-name="ce23"/>
          <table:table-cell table:style-name="ce38"/>
          <table:table-cell/>
          <table:table-cell table:style-name="ce48"/>
          <table:table-cell/>
          <table:table-cell table:style-name="ce7" table:formula="of:=-[.B33]" office:value-type="float" office:value="-5">
            <text:p>-5.0000</text:p>
          </table:table-cell>
          <table:table-cell table:style-name="ce23" table:formula="of:=[.L33]" office:value-type="float" office:value="-5">
            <text:p>-5.0000</text:p>
          </table:table-cell>
          <table:table-cell table:style-name="ce23" table:formula="of:=[.D33]" office:value-type="float" office:value="0.931">
            <text:p>0.9310</text:p>
          </table:table-cell>
          <table:table-cell table:style-name="ce23" office:value-type="float" office:value="0.162">
            <text:p>0.1620</text:p>
          </table:table-cell>
          <table:table-cell table:style-name="ce38" office:value-type="float" office:value="0.192">
            <text:p>0.1920</text:p>
          </table:table-cell>
          <table:table-cell/>
          <table:table-cell table:number-columns-repeated="2" table:style-name="ce48" office:value-type="string">
            <text:p>NOT</text:p>
          </table:table-cell>
        </table:table-row>
        <table:table-row table:style-name="ro14">
          <table:table-cell/>
          <table:table-cell table:style-name="ce7" office:value-type="float" office:value="6">
            <text:p>6.0000</text:p>
          </table:table-cell>
          <table:table-cell table:style-name="ce23" table:formula="of:=[.B34]" office:value-type="float" office:value="6">
            <text:p>6.0000</text:p>
          </table:table-cell>
          <table:table-cell table:style-name="ce23" office:value-type="float" office:value="0.965">
            <text:p>0.9650</text:p>
          </table:table-cell>
          <table:table-cell table:style-name="ce23" office:value-type="float" office:value="0.144">
            <text:p>0.1440</text:p>
          </table:table-cell>
          <table:table-cell table:style-name="ce23" office:value-type="float" office:value="0.164">
            <text:p>0.1640</text:p>
          </table:table-cell>
          <table:table-cell table:style-name="ce23"/>
          <table:table-cell table:style-name="ce38"/>
          <table:table-cell/>
          <table:table-cell table:style-name="ce48"/>
          <table:table-cell/>
          <table:table-cell table:style-name="ce7" table:formula="of:=-[.B34]" office:value-type="float" office:value="-6">
            <text:p>-6.0000</text:p>
          </table:table-cell>
          <table:table-cell table:style-name="ce23" table:formula="of:=[.L34]" office:value-type="float" office:value="-6">
            <text:p>-6.0000</text:p>
          </table:table-cell>
          <table:table-cell table:style-name="ce23" table:formula="of:=[.D34]" office:value-type="float" office:value="0.965">
            <text:p>0.9650</text:p>
          </table:table-cell>
          <table:table-cell table:style-name="ce23" office:value-type="float" office:value="0.2">
            <text:p>0.2000</text:p>
          </table:table-cell>
          <table:table-cell table:style-name="ce38" office:value-type="float" office:value="0.241">
            <text:p>0.2410</text:p>
          </table:table-cell>
          <table:table-cell/>
          <table:table-cell table:number-columns-repeated="2" table:style-name="ce48" office:value-type="string">
            <text:p>NOT</text:p>
          </table:table-cell>
        </table:table-row>
        <table:table-row table:style-name="ro14">
          <table:table-cell/>
          <table:table-cell table:style-name="ce7" office:value-type="float" office:value="7">
            <text:p>7.0000</text:p>
          </table:table-cell>
          <table:table-cell table:style-name="ce23" table:formula="of:=[.B35]" office:value-type="float" office:value="7">
            <text:p>7.0000</text:p>
          </table:table-cell>
          <table:table-cell table:style-name="ce23" office:value-type="float" office:value="1.51">
            <text:p>1.5100</text:p>
          </table:table-cell>
          <table:table-cell table:style-name="ce23" office:value-type="float" office:value="0.217">
            <text:p>0.2170</text:p>
          </table:table-cell>
          <table:table-cell table:style-name="ce23" office:value-type="float" office:value="0.238">
            <text:p>0.2380</text:p>
          </table:table-cell>
          <table:table-cell table:style-name="ce23"/>
          <table:table-cell table:style-name="ce38"/>
          <table:table-cell/>
          <table:table-cell table:style-name="ce48"/>
          <table:table-cell/>
          <table:table-cell table:style-name="ce7" table:formula="of:=-[.B35]" office:value-type="float" office:value="-7">
            <text:p>-7.0000</text:p>
          </table:table-cell>
          <table:table-cell table:style-name="ce23" table:formula="of:=[.L35]" office:value-type="float" office:value="-7">
            <text:p>-7.0000</text:p>
          </table:table-cell>
          <table:table-cell table:style-name="ce23" table:formula="of:=[.D35]" office:value-type="float" office:value="1.51">
            <text:p>1.5100</text:p>
          </table:table-cell>
          <table:table-cell table:style-name="ce23" office:value-type="float" office:value="0.247">
            <text:p>0.2470</text:p>
          </table:table-cell>
          <table:table-cell table:style-name="ce38" office:value-type="float" office:value="0.275">
            <text:p>0.2750</text:p>
          </table:table-cell>
          <table:table-cell/>
          <table:table-cell table:number-columns-repeated="2" table:style-name="ce48" office:value-type="string">
            <text:p>NOT</text:p>
          </table:table-cell>
        </table:table-row>
        <table:table-row table:style-name="ro14">
          <table:table-cell/>
          <table:table-cell table:style-name="ce8" office:value-type="float" office:value="8.83">
            <text:p>8.8300</text:p>
          </table:table-cell>
          <table:table-cell table:style-name="ce24" table:formula="of:=[.B36]" office:value-type="float" office:value="8.83">
            <text:p>8.8300</text:p>
          </table:table-cell>
          <table:table-cell table:style-name="ce24" office:value-type="float" office:value="0.948">
            <text:p>0.9480</text:p>
          </table:table-cell>
          <table:table-cell table:style-name="ce24" office:value-type="float" office:value="0.542">
            <text:p>0.5420</text:p>
          </table:table-cell>
          <table:table-cell table:style-name="ce24" office:value-type="float" office:value="0.948">
            <text:p>0.9480</text:p>
          </table:table-cell>
          <table:table-cell table:style-name="ce24"/>
          <table:table-cell table:style-name="ce39"/>
          <table:table-cell/>
          <table:table-cell table:style-name="ce48"/>
          <table:table-cell/>
          <table:table-cell table:style-name="ce8" table:formula="of:=-[.B36]" office:value-type="float" office:value="-8.83">
            <text:p>-8.8300</text:p>
          </table:table-cell>
          <table:table-cell table:style-name="ce24" table:formula="of:=[.L36]" office:value-type="float" office:value="-8.83">
            <text:p>-8.8300</text:p>
          </table:table-cell>
          <table:table-cell table:style-name="ce24" table:formula="of:=[.D36]" office:value-type="float" office:value="0.948">
            <text:p>0.9480</text:p>
          </table:table-cell>
          <table:table-cell table:style-name="ce24" office:value-type="float" office:value="0.566">
            <text:p>0.5660</text:p>
          </table:table-cell>
          <table:table-cell table:style-name="ce39" office:value-type="float" office:value="0.948">
            <text:p>0.9480</text:p>
          </table:table-cell>
          <table:table-cell/>
          <table:table-cell table:number-columns-repeated="2" table:style-name="ce48" office:value-type="string">
            <text:p>NOT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1998-PRL-80-N3-452_Milbrath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38]" office:value-type="string" office:string-value="1998-PRL-80-N3-452_Milbrath" table:number-columns-spanned="5" table:number-rows-spanned="1">
            <text:p>1998-PRL-80-N3-452_Milbrath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5">
          <table:table-cell/>
          <table:table-cell table:style-name="ce66" office:value-type="string" table:number-columns-spanned="7" table:number-rows-spanned="1">
            <text:p>1. p(e,e'p) – pol. e,p and 2. d(e,e'p)n – pol. e,p</text:p>
          </table:table-cell>
          <table:covered-table-cell table:number-columns-repeated="6"/>
          <table:table-cell table:number-columns-repeated="3"/>
          <table:table-cell table:style-name="ce66" table:formula="of:=[.B39]" office:value-type="string" office:string-value="1. p(e,e'p) – pol. e,p and 2. d(e,e'p)n – pol. e,p" table:number-columns-spanned="5" table:number-rows-spanned="1">
            <text:p>1. p(e,e'p) – pol. e,p and 2. d(e,e'p)n – pol. e,p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0.38">
            <text:p>0.3800</text:p>
          </table:table-cell>
          <table:table-cell table:style-name="ce23" table:formula="of:=[.B43]" office:value-type="float" office:value="0.38">
            <text:p>0.3800</text:p>
          </table:table-cell>
          <table:table-cell table:style-name="ce23" office:value-type="float" office:value="0.95">
            <text:p>0.9500</text:p>
          </table:table-cell>
          <table:table-cell table:style-name="ce23" office:value-type="float" office:value="0.05">
            <text:p>0.0500</text:p>
          </table:table-cell>
          <table:table-cell table:style-name="ce23" table:formula="of:=[.E43]" office:value-type="float" office:value="0.05">
            <text:p>0.0500</text:p>
          </table:table-cell>
          <table:table-cell table:style-name="ce23" office:value-type="float" office:value="0.02">
            <text:p>0.0200</text:p>
          </table:table-cell>
          <table:table-cell table:style-name="ce38" table:formula="of:=[.G43]" office:value-type="float" office:value="0.02">
            <text:p>0.0200</text:p>
          </table:table-cell>
          <table:table-cell/>
          <table:table-cell table:style-name="ce47"/>
          <table:table-cell/>
          <table:table-cell table:style-name="ce7" table:formula="of:=-[.B43]" office:value-type="float" office:value="-0.38">
            <text:p>-0.3800</text:p>
          </table:table-cell>
          <table:table-cell table:style-name="ce23" table:formula="of:=[.L43]" office:value-type="float" office:value="-0.38">
            <text:p>-0.3800</text:p>
          </table:table-cell>
          <table:table-cell table:style-name="ce23" table:formula="of:=[.D43]" office:value-type="float" office:value="0.95">
            <text:p>0.9500</text:p>
          </table:table-cell>
          <table:table-cell table:style-name="ce23" table:formula="of:=SQRT([.E43]*[.E43]+[.G43]*[.G43])" office:value-type="float" office:value="0.053851648071345">
            <text:p>0.0539</text:p>
          </table:table-cell>
          <table:table-cell table:style-name="ce38" table:formula="of:=SQRT([.F43]*[.F43]+[.H43]*[.H43])" office:value-type="float" office:value="0.053851648071345">
            <text:p>0.0539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38">
            <text:p>0.3800</text:p>
          </table:table-cell>
          <table:table-cell table:style-name="ce23" table:formula="of:=[.B44]" office:value-type="float" office:value="0.38">
            <text:p>0.3800</text:p>
          </table:table-cell>
          <table:table-cell table:style-name="ce23" office:value-type="float" office:value="1">
            <text:p>1.0000</text:p>
          </table:table-cell>
          <table:table-cell table:style-name="ce23" office:value-type="float" office:value="0.1">
            <text:p>0.1000</text:p>
          </table:table-cell>
          <table:table-cell table:style-name="ce23" table:formula="of:=[.E44]" office:value-type="float" office:value="0.1">
            <text:p>0.1000</text:p>
          </table:table-cell>
          <table:table-cell table:style-name="ce23" office:value-type="float" office:value="0.02">
            <text:p>0.0200</text:p>
          </table:table-cell>
          <table:table-cell table:style-name="ce38" table:formula="of:=[.G44]" office:value-type="float" office:value="0.02">
            <text:p>0.0200</text:p>
          </table:table-cell>
          <table:table-cell/>
          <table:table-cell table:style-name="ce47"/>
          <table:table-cell/>
          <table:table-cell table:style-name="ce7" table:formula="of:=-[.B44]" office:value-type="float" office:value="-0.38">
            <text:p>-0.3800</text:p>
          </table:table-cell>
          <table:table-cell table:style-name="ce23" table:formula="of:=[.L44]" office:value-type="float" office:value="-0.38">
            <text:p>-0.3800</text:p>
          </table:table-cell>
          <table:table-cell table:style-name="ce23" table:formula="of:=[.D44]" office:value-type="float" office:value="1">
            <text:p>1.0000</text:p>
          </table:table-cell>
          <table:table-cell table:style-name="ce23" table:formula="of:=SQRT([.E44]*[.E44]+[.G44]*[.G44])" office:value-type="float" office:value="0.101980390271856">
            <text:p>0.1020</text:p>
          </table:table-cell>
          <table:table-cell table:style-name="ce38" table:formula="of:=SQRT([.F44]*[.F44]+[.H44]*[.H44])" office:value-type="float" office:value="0.101980390271856">
            <text:p>0.1020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5">
            <text:p>0.5000</text:p>
          </table:table-cell>
          <table:table-cell table:style-name="ce23" table:formula="of:=[.B45]" office:value-type="float" office:value="0.5">
            <text:p>0.5000</text:p>
          </table:table-cell>
          <table:table-cell table:style-name="ce23" office:value-type="float" office:value="1.02">
            <text:p>1.0200</text:p>
          </table:table-cell>
          <table:table-cell table:style-name="ce23" office:value-type="float" office:value="0.05">
            <text:p>0.0500</text:p>
          </table:table-cell>
          <table:table-cell table:style-name="ce23" table:formula="of:=[.E45]" office:value-type="float" office:value="0.05">
            <text:p>0.0500</text:p>
          </table:table-cell>
          <table:table-cell table:style-name="ce23" office:value-type="float" office:value="0.02">
            <text:p>0.0200</text:p>
          </table:table-cell>
          <table:table-cell table:style-name="ce38" table:formula="of:=[.G45]" office:value-type="float" office:value="0.02">
            <text:p>0.0200</text:p>
          </table:table-cell>
          <table:table-cell/>
          <table:table-cell table:style-name="ce47"/>
          <table:table-cell/>
          <table:table-cell table:style-name="ce7" table:formula="of:=-[.B45]" office:value-type="float" office:value="-0.5">
            <text:p>-0.5000</text:p>
          </table:table-cell>
          <table:table-cell table:style-name="ce23" table:formula="of:=[.L45]" office:value-type="float" office:value="-0.5">
            <text:p>-0.5000</text:p>
          </table:table-cell>
          <table:table-cell table:style-name="ce23" table:formula="of:=[.D45]" office:value-type="float" office:value="1.02">
            <text:p>1.0200</text:p>
          </table:table-cell>
          <table:table-cell table:style-name="ce23" table:formula="of:=SQRT([.E45]*[.E45]+[.G45]*[.G45])" office:value-type="float" office:value="0.053851648071345">
            <text:p>0.0539</text:p>
          </table:table-cell>
          <table:table-cell table:style-name="ce38" table:formula="of:=SQRT([.F45]*[.F45]+[.H45]*[.H45])" office:value-type="float" office:value="0.053851648071345">
            <text:p>0.0539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0.5">
            <text:p>0.5000</text:p>
          </table:table-cell>
          <table:table-cell table:style-name="ce24" table:formula="of:=[.B46]" office:value-type="float" office:value="0.5">
            <text:p>0.5000</text:p>
          </table:table-cell>
          <table:table-cell table:style-name="ce24" office:value-type="float" office:value="1.07">
            <text:p>1.0700</text:p>
          </table:table-cell>
          <table:table-cell table:style-name="ce24" office:value-type="float" office:value="0.06">
            <text:p>0.0600</text:p>
          </table:table-cell>
          <table:table-cell table:style-name="ce24" table:formula="of:=[.E46]" office:value-type="float" office:value="0.06">
            <text:p>0.0600</text:p>
          </table:table-cell>
          <table:table-cell table:style-name="ce24" office:value-type="float" office:value="0.02">
            <text:p>0.0200</text:p>
          </table:table-cell>
          <table:table-cell table:style-name="ce39" table:formula="of:=[.G46]" office:value-type="float" office:value="0.02">
            <text:p>0.0200</text:p>
          </table:table-cell>
          <table:table-cell/>
          <table:table-cell table:style-name="ce47"/>
          <table:table-cell/>
          <table:table-cell table:style-name="ce8" table:formula="of:=-[.B46]" office:value-type="float" office:value="-0.5">
            <text:p>-0.5000</text:p>
          </table:table-cell>
          <table:table-cell table:style-name="ce24" table:formula="of:=[.L46]" office:value-type="float" office:value="-0.5">
            <text:p>-0.5000</text:p>
          </table:table-cell>
          <table:table-cell table:style-name="ce24" table:formula="of:=[.D46]" office:value-type="float" office:value="1.07">
            <text:p>1.0700</text:p>
          </table:table-cell>
          <table:table-cell table:style-name="ce24" table:formula="of:=SQRT([.E46]*[.E46]+[.G46]*[.G46])" office:value-type="float" office:value="0.0632455532033676">
            <text:p>0.0632</text:p>
          </table:table-cell>
          <table:table-cell table:style-name="ce39" table:formula="of:=SQRT([.F46]*[.F46]+[.H46]*[.H46])" office:value-type="float" office:value="0.0632455532033676">
            <text:p>0.0632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00-PRL-84-N7-1398_Jones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48]" office:value-type="string" office:string-value="2000-PRL-84-N7-1398_Jones" table:number-columns-spanned="5" table:number-rows-spanned="1">
            <text:p>2000-PRL-84-N7-1398_Jones</text:p>
          </table:table-cell>
          <table:covered-table-cell table:number-columns-repeated="4"/>
          <table:table-cell/>
          <table:table-cell table:style-name="ce48"/>
          <table:table-cell table:style-name="ce48" office:value-type="string">
            <text:p>NOT</text:p>
          </table:table-cell>
        </table:table-row>
        <table:table-row table:style-name="ro5">
          <table:table-cell/>
          <table:table-cell table:style-name="ce66" office:value-type="string" table:number-columns-spanned="7" table:number-rows-spanned="1">
            <text:p>p(e,e'p) – pol. e,p, see Punjabi</text:p>
          </table:table-cell>
          <table:covered-table-cell table:number-columns-repeated="6"/>
          <table:table-cell table:number-columns-repeated="3"/>
          <table:table-cell table:style-name="ce66" table:formula="of:=[.B49]" office:value-type="string" office:string-value="p(e,e'p) – pol. e,p, see Punjabi" table:number-columns-spanned="5" table:number-rows-spanned="1">
            <text:p>p(e,e'p) – pol. e,p, see Punjabi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0.49">
            <text:p>0.4900</text:p>
          </table:table-cell>
          <table:table-cell table:style-name="ce23" table:formula="of:=[.B53]" office:value-type="float" office:value="0.49">
            <text:p>0.4900</text:p>
          </table:table-cell>
          <table:table-cell table:style-name="ce23" office:value-type="float" office:value="0.966">
            <text:p>0.9660</text:p>
          </table:table-cell>
          <table:table-cell table:style-name="ce23" office:value-type="float" office:value="0.022">
            <text:p>0.0220</text:p>
          </table:table-cell>
          <table:table-cell table:style-name="ce23" table:formula="of:=[.E53]" office:value-type="float" office:value="0.022">
            <text:p>0.0220</text:p>
          </table:table-cell>
          <table:table-cell table:style-name="ce23" office:value-type="float" office:value="0.011">
            <text:p>0.0110</text:p>
          </table:table-cell>
          <table:table-cell table:style-name="ce38" table:formula="of:=[.G53]" office:value-type="float" office:value="0.011">
            <text:p>0.0110</text:p>
          </table:table-cell>
          <table:table-cell/>
          <table:table-cell table:style-name="ce48"/>
          <table:table-cell/>
          <table:table-cell table:style-name="ce7" table:formula="of:=-[.B53]" office:value-type="float" office:value="-0.49">
            <text:p>-0.4900</text:p>
          </table:table-cell>
          <table:table-cell table:style-name="ce23" table:formula="of:=[.L53]" office:value-type="float" office:value="-0.49">
            <text:p>-0.4900</text:p>
          </table:table-cell>
          <table:table-cell table:style-name="ce23" table:formula="of:=[.D53]" office:value-type="float" office:value="0.966">
            <text:p>0.9660</text:p>
          </table:table-cell>
          <table:table-cell table:style-name="ce23" table:formula="of:=SQRT([.E53]*[.E53]+[.G53]*[.G53])" office:value-type="float" office:value="0.0245967477524977">
            <text:p>0.0246</text:p>
          </table:table-cell>
          <table:table-cell table:style-name="ce38" table:formula="of:=SQRT([.F53]*[.F53]+[.H53]*[.H53])" office:value-type="float" office:value="0.0245967477524977">
            <text:p>0.0246</text:p>
          </table:table-cell>
          <table:table-cell/>
          <table:table-cell table:style-name="ce48" office:value-type="string">
            <text:p>D</text:p>
          </table:table-cell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0.79">
            <text:p>0.7900</text:p>
          </table:table-cell>
          <table:table-cell table:style-name="ce23" table:formula="of:=[.B54]" office:value-type="float" office:value="0.79">
            <text:p>0.7900</text:p>
          </table:table-cell>
          <table:table-cell table:style-name="ce23" office:value-type="float" office:value="0.95">
            <text:p>0.9500</text:p>
          </table:table-cell>
          <table:table-cell table:style-name="ce23" office:value-type="float" office:value="0.015">
            <text:p>0.0150</text:p>
          </table:table-cell>
          <table:table-cell table:style-name="ce23" table:formula="of:=[.E54]" office:value-type="float" office:value="0.015">
            <text:p>0.0150</text:p>
          </table:table-cell>
          <table:table-cell table:style-name="ce23" office:value-type="float" office:value="0.017">
            <text:p>0.0170</text:p>
          </table:table-cell>
          <table:table-cell table:style-name="ce38" table:formula="of:=[.G54]" office:value-type="float" office:value="0.017">
            <text:p>0.0170</text:p>
          </table:table-cell>
          <table:table-cell/>
          <table:table-cell table:style-name="ce48"/>
          <table:table-cell/>
          <table:table-cell table:style-name="ce7" table:formula="of:=-[.B54]" office:value-type="float" office:value="-0.79">
            <text:p>-0.7900</text:p>
          </table:table-cell>
          <table:table-cell table:style-name="ce23" table:formula="of:=[.L54]" office:value-type="float" office:value="-0.79">
            <text:p>-0.7900</text:p>
          </table:table-cell>
          <table:table-cell table:style-name="ce23" table:formula="of:=[.D54]" office:value-type="float" office:value="0.95">
            <text:p>0.9500</text:p>
          </table:table-cell>
          <table:table-cell table:style-name="ce23" table:formula="of:=SQRT([.E54]*[.E54]+[.G54]*[.G54])" office:value-type="float" office:value="0.0226715680975093">
            <text:p>0.0227</text:p>
          </table:table-cell>
          <table:table-cell table:style-name="ce38" table:formula="of:=SQRT([.F54]*[.F54]+[.H54]*[.H54])" office:value-type="float" office:value="0.0226715680975093">
            <text:p>0.0227</text:p>
          </table:table-cell>
          <table:table-cell/>
          <table:table-cell table:style-name="ce48" office:value-type="string">
            <text:p>D</text:p>
          </table:table-cell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.18">
            <text:p>1.1800</text:p>
          </table:table-cell>
          <table:table-cell table:style-name="ce23" table:formula="of:=[.B55]" office:value-type="float" office:value="1.18">
            <text:p>1.1800</text:p>
          </table:table-cell>
          <table:table-cell table:style-name="ce23" office:value-type="float" office:value="0.869">
            <text:p>0.8690</text:p>
          </table:table-cell>
          <table:table-cell table:style-name="ce23" office:value-type="float" office:value="0.014">
            <text:p>0.0140</text:p>
          </table:table-cell>
          <table:table-cell table:style-name="ce23" table:formula="of:=[.E55]" office:value-type="float" office:value="0.014">
            <text:p>0.0140</text:p>
          </table:table-cell>
          <table:table-cell table:style-name="ce23" office:value-type="float" office:value="0.027">
            <text:p>0.0270</text:p>
          </table:table-cell>
          <table:table-cell table:style-name="ce38" table:formula="of:=[.G55]" office:value-type="float" office:value="0.027">
            <text:p>0.0270</text:p>
          </table:table-cell>
          <table:table-cell/>
          <table:table-cell table:style-name="ce48"/>
          <table:table-cell/>
          <table:table-cell table:style-name="ce7" table:formula="of:=-[.B55]" office:value-type="float" office:value="-1.18">
            <text:p>-1.1800</text:p>
          </table:table-cell>
          <table:table-cell table:style-name="ce23" table:formula="of:=[.L55]" office:value-type="float" office:value="-1.18">
            <text:p>-1.1800</text:p>
          </table:table-cell>
          <table:table-cell table:style-name="ce23" table:formula="of:=[.D55]" office:value-type="float" office:value="0.869">
            <text:p>0.8690</text:p>
          </table:table-cell>
          <table:table-cell table:style-name="ce23" table:formula="of:=SQRT([.E55]*[.E55]+[.G55]*[.G55])" office:value-type="float" office:value="0.0304138126514911">
            <text:p>0.0304</text:p>
          </table:table-cell>
          <table:table-cell table:style-name="ce38" table:formula="of:=SQRT([.F55]*[.F55]+[.H55]*[.H55])" office:value-type="float" office:value="0.0304138126514911">
            <text:p>0.0304</text:p>
          </table:table-cell>
          <table:table-cell/>
          <table:table-cell table:style-name="ce48" office:value-type="string">
            <text:p>D</text:p>
          </table:table-cell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.48">
            <text:p>1.4800</text:p>
          </table:table-cell>
          <table:table-cell table:style-name="ce23" table:formula="of:=[.B56]" office:value-type="float" office:value="1.48">
            <text:p>1.4800</text:p>
          </table:table-cell>
          <table:table-cell table:style-name="ce23" office:value-type="float" office:value="0.798">
            <text:p>0.7980</text:p>
          </table:table-cell>
          <table:table-cell table:style-name="ce23" office:value-type="float" office:value="0.033">
            <text:p>0.0330</text:p>
          </table:table-cell>
          <table:table-cell table:style-name="ce23" table:formula="of:=[.E56]" office:value-type="float" office:value="0.033">
            <text:p>0.0330</text:p>
          </table:table-cell>
          <table:table-cell table:style-name="ce23" office:value-type="float" office:value="0.035">
            <text:p>0.0350</text:p>
          </table:table-cell>
          <table:table-cell table:style-name="ce38" table:formula="of:=[.G56]" office:value-type="float" office:value="0.035">
            <text:p>0.0350</text:p>
          </table:table-cell>
          <table:table-cell/>
          <table:table-cell table:style-name="ce48"/>
          <table:table-cell/>
          <table:table-cell table:style-name="ce7" table:formula="of:=-[.B56]" office:value-type="float" office:value="-1.48">
            <text:p>-1.4800</text:p>
          </table:table-cell>
          <table:table-cell table:style-name="ce23" table:formula="of:=[.L56]" office:value-type="float" office:value="-1.48">
            <text:p>-1.4800</text:p>
          </table:table-cell>
          <table:table-cell table:style-name="ce23" table:formula="of:=[.D56]" office:value-type="float" office:value="0.798">
            <text:p>0.7980</text:p>
          </table:table-cell>
          <table:table-cell table:style-name="ce23" table:formula="of:=SQRT([.E56]*[.E56]+[.G56]*[.G56])" office:value-type="float" office:value="0.0481040538832228">
            <text:p>0.0481</text:p>
          </table:table-cell>
          <table:table-cell table:style-name="ce38" table:formula="of:=SQRT([.F56]*[.F56]+[.H56]*[.H56])" office:value-type="float" office:value="0.0481040538832228">
            <text:p>0.0481</text:p>
          </table:table-cell>
          <table:table-cell/>
          <table:table-cell table:style-name="ce48" office:value-type="string">
            <text:p>D</text:p>
          </table:table-cell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.77">
            <text:p>1.7700</text:p>
          </table:table-cell>
          <table:table-cell table:style-name="ce23" table:formula="of:=[.B57]" office:value-type="float" office:value="1.77">
            <text:p>1.7700</text:p>
          </table:table-cell>
          <table:table-cell table:style-name="ce23" office:value-type="float" office:value="0.728">
            <text:p>0.7280</text:p>
          </table:table-cell>
          <table:table-cell table:style-name="ce23" office:value-type="float" office:value="0.026">
            <text:p>0.0260</text:p>
          </table:table-cell>
          <table:table-cell table:style-name="ce23" table:formula="of:=[.E57]" office:value-type="float" office:value="0.026">
            <text:p>0.0260</text:p>
          </table:table-cell>
          <table:table-cell table:style-name="ce23" office:value-type="float" office:value="0.047">
            <text:p>0.0470</text:p>
          </table:table-cell>
          <table:table-cell table:style-name="ce38" table:formula="of:=[.G57]" office:value-type="float" office:value="0.047">
            <text:p>0.0470</text:p>
          </table:table-cell>
          <table:table-cell/>
          <table:table-cell table:style-name="ce48"/>
          <table:table-cell/>
          <table:table-cell table:style-name="ce7" table:formula="of:=-[.B57]" office:value-type="float" office:value="-1.77">
            <text:p>-1.7700</text:p>
          </table:table-cell>
          <table:table-cell table:style-name="ce23" table:formula="of:=[.L57]" office:value-type="float" office:value="-1.77">
            <text:p>-1.7700</text:p>
          </table:table-cell>
          <table:table-cell table:style-name="ce23" table:formula="of:=[.D57]" office:value-type="float" office:value="0.728">
            <text:p>0.7280</text:p>
          </table:table-cell>
          <table:table-cell table:style-name="ce23" table:formula="of:=SQRT([.E57]*[.E57]+[.G57]*[.G57])" office:value-type="float" office:value="0.0537121960079831">
            <text:p>0.0537</text:p>
          </table:table-cell>
          <table:table-cell table:style-name="ce38" table:formula="of:=SQRT([.F57]*[.F57]+[.H57]*[.H57])" office:value-type="float" office:value="0.0537121960079831">
            <text:p>0.0537</text:p>
          </table:table-cell>
          <table:table-cell/>
          <table:table-cell table:style-name="ce48" office:value-type="string">
            <text:p>D</text:p>
          </table:table-cell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.88">
            <text:p>1.8800</text:p>
          </table:table-cell>
          <table:table-cell table:style-name="ce23" table:formula="of:=[.B58]" office:value-type="float" office:value="1.88">
            <text:p>1.8800</text:p>
          </table:table-cell>
          <table:table-cell table:style-name="ce23" office:value-type="float" office:value="0.72">
            <text:p>0.7200</text:p>
          </table:table-cell>
          <table:table-cell table:style-name="ce23" office:value-type="float" office:value="0.031">
            <text:p>0.0310</text:p>
          </table:table-cell>
          <table:table-cell table:style-name="ce23" table:formula="of:=[.E58]" office:value-type="float" office:value="0.031">
            <text:p>0.0310</text:p>
          </table:table-cell>
          <table:table-cell table:style-name="ce23" office:value-type="float" office:value="0.06">
            <text:p>0.0600</text:p>
          </table:table-cell>
          <table:table-cell table:style-name="ce38" table:formula="of:=[.G58]" office:value-type="float" office:value="0.06">
            <text:p>0.0600</text:p>
          </table:table-cell>
          <table:table-cell/>
          <table:table-cell table:style-name="ce48"/>
          <table:table-cell/>
          <table:table-cell table:style-name="ce7" table:formula="of:=-[.B58]" office:value-type="float" office:value="-1.88">
            <text:p>-1.8800</text:p>
          </table:table-cell>
          <table:table-cell table:style-name="ce23" table:formula="of:=[.L58]" office:value-type="float" office:value="-1.88">
            <text:p>-1.8800</text:p>
          </table:table-cell>
          <table:table-cell table:style-name="ce23" table:formula="of:=[.D58]" office:value-type="float" office:value="0.72">
            <text:p>0.7200</text:p>
          </table:table-cell>
          <table:table-cell table:style-name="ce23" table:formula="of:=SQRT([.E58]*[.E58]+[.G58]*[.G58])" office:value-type="float" office:value="0.0675351760196122">
            <text:p>0.0675</text:p>
          </table:table-cell>
          <table:table-cell table:style-name="ce38" table:formula="of:=SQRT([.F58]*[.F58]+[.H58]*[.H58])" office:value-type="float" office:value="0.0675351760196122">
            <text:p>0.0675</text:p>
          </table:table-cell>
          <table:table-cell/>
          <table:table-cell table:style-name="ce48" office:value-type="string">
            <text:p>D</text:p>
          </table:table-cell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2.47">
            <text:p>2.4700</text:p>
          </table:table-cell>
          <table:table-cell table:style-name="ce23" table:formula="of:=[.B59]" office:value-type="float" office:value="2.47">
            <text:p>2.4700</text:p>
          </table:table-cell>
          <table:table-cell table:style-name="ce23" office:value-type="float" office:value="0.726">
            <text:p>0.7260</text:p>
          </table:table-cell>
          <table:table-cell table:style-name="ce23" office:value-type="float" office:value="0.027">
            <text:p>0.0270</text:p>
          </table:table-cell>
          <table:table-cell table:style-name="ce23" table:formula="of:=[.E59]" office:value-type="float" office:value="0.027">
            <text:p>0.0270</text:p>
          </table:table-cell>
          <table:table-cell table:style-name="ce23" office:value-type="float" office:value="0.062">
            <text:p>0.0620</text:p>
          </table:table-cell>
          <table:table-cell table:style-name="ce38" table:formula="of:=[.G59]" office:value-type="float" office:value="0.062">
            <text:p>0.0620</text:p>
          </table:table-cell>
          <table:table-cell/>
          <table:table-cell table:style-name="ce48"/>
          <table:table-cell/>
          <table:table-cell table:style-name="ce7" table:formula="of:=-[.B59]" office:value-type="float" office:value="-2.47">
            <text:p>-2.4700</text:p>
          </table:table-cell>
          <table:table-cell table:style-name="ce23" table:formula="of:=[.L59]" office:value-type="float" office:value="-2.47">
            <text:p>-2.4700</text:p>
          </table:table-cell>
          <table:table-cell table:style-name="ce23" table:formula="of:=[.D59]" office:value-type="float" office:value="0.726">
            <text:p>0.7260</text:p>
          </table:table-cell>
          <table:table-cell table:style-name="ce23" table:formula="of:=SQRT([.E59]*[.E59]+[.G59]*[.G59])" office:value-type="float" office:value="0.0676239602507869">
            <text:p>0.0676</text:p>
          </table:table-cell>
          <table:table-cell table:style-name="ce38" table:formula="of:=SQRT([.F59]*[.F59]+[.H59]*[.H59])" office:value-type="float" office:value="0.0676239602507869">
            <text:p>0.0676</text:p>
          </table:table-cell>
          <table:table-cell/>
          <table:table-cell table:style-name="ce48" office:value-type="string">
            <text:p>D</text:p>
          </table:table-cell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2.97">
            <text:p>2.9700</text:p>
          </table:table-cell>
          <table:table-cell table:style-name="ce23" table:formula="of:=[.B60]" office:value-type="float" office:value="2.97">
            <text:p>2.9700</text:p>
          </table:table-cell>
          <table:table-cell table:style-name="ce23" office:value-type="float" office:value="0.612">
            <text:p>0.6120</text:p>
          </table:table-cell>
          <table:table-cell table:style-name="ce23" office:value-type="float" office:value="0.032">
            <text:p>0.0320</text:p>
          </table:table-cell>
          <table:table-cell table:style-name="ce23" table:formula="of:=[.E60]" office:value-type="float" office:value="0.032">
            <text:p>0.0320</text:p>
          </table:table-cell>
          <table:table-cell table:style-name="ce23" office:value-type="float" office:value="0.056">
            <text:p>0.0560</text:p>
          </table:table-cell>
          <table:table-cell table:style-name="ce38" table:formula="of:=[.G60]" office:value-type="float" office:value="0.056">
            <text:p>0.0560</text:p>
          </table:table-cell>
          <table:table-cell/>
          <table:table-cell table:style-name="ce48"/>
          <table:table-cell/>
          <table:table-cell table:style-name="ce7" table:formula="of:=-[.B60]" office:value-type="float" office:value="-2.97">
            <text:p>-2.9700</text:p>
          </table:table-cell>
          <table:table-cell table:style-name="ce23" table:formula="of:=[.L60]" office:value-type="float" office:value="-2.97">
            <text:p>-2.9700</text:p>
          </table:table-cell>
          <table:table-cell table:style-name="ce23" table:formula="of:=[.D60]" office:value-type="float" office:value="0.612">
            <text:p>0.6120</text:p>
          </table:table-cell>
          <table:table-cell table:style-name="ce23" table:formula="of:=SQRT([.E60]*[.E60]+[.G60]*[.G60])" office:value-type="float" office:value="0.0644980619863884">
            <text:p>0.0645</text:p>
          </table:table-cell>
          <table:table-cell table:style-name="ce38" table:formula="of:=SQRT([.F60]*[.F60]+[.H60]*[.H60])" office:value-type="float" office:value="0.0644980619863884">
            <text:p>0.0645</text:p>
          </table:table-cell>
          <table:table-cell/>
          <table:table-cell table:style-name="ce48" office:value-type="string">
            <text:p>D</text:p>
          </table:table-cell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8" office:value-type="float" office:value="3.47">
            <text:p>3.4700</text:p>
          </table:table-cell>
          <table:table-cell table:style-name="ce24" table:formula="of:=[.B61]" office:value-type="float" office:value="3.47">
            <text:p>3.4700</text:p>
          </table:table-cell>
          <table:table-cell table:style-name="ce24" office:value-type="float" office:value="0.609">
            <text:p>0.6090</text:p>
          </table:table-cell>
          <table:table-cell table:style-name="ce24" office:value-type="float" office:value="0.047">
            <text:p>0.0470</text:p>
          </table:table-cell>
          <table:table-cell table:style-name="ce24" table:formula="of:=[.E61]" office:value-type="float" office:value="0.047">
            <text:p>0.0470</text:p>
          </table:table-cell>
          <table:table-cell table:style-name="ce24" office:value-type="float" office:value="0.045">
            <text:p>0.0450</text:p>
          </table:table-cell>
          <table:table-cell table:style-name="ce39" table:formula="of:=[.G61]" office:value-type="float" office:value="0.045">
            <text:p>0.0450</text:p>
          </table:table-cell>
          <table:table-cell/>
          <table:table-cell table:style-name="ce48"/>
          <table:table-cell/>
          <table:table-cell table:style-name="ce8" table:formula="of:=-[.B61]" office:value-type="float" office:value="-3.47">
            <text:p>-3.4700</text:p>
          </table:table-cell>
          <table:table-cell table:style-name="ce24" table:formula="of:=[.L61]" office:value-type="float" office:value="-3.47">
            <text:p>-3.4700</text:p>
          </table:table-cell>
          <table:table-cell table:style-name="ce24" table:formula="of:=[.D61]" office:value-type="float" office:value="0.609">
            <text:p>0.6090</text:p>
          </table:table-cell>
          <table:table-cell table:style-name="ce24" table:formula="of:=SQRT([.E61]*[.E61]+[.G61]*[.G61])" office:value-type="float" office:value="0.0650691939399898">
            <text:p>0.0651</text:p>
          </table:table-cell>
          <table:table-cell table:style-name="ce39" table:formula="of:=SQRT([.F61]*[.F61]+[.H61]*[.H61])" office:value-type="float" office:value="0.0650691939399898">
            <text:p>0.0651</text:p>
          </table:table-cell>
          <table:table-cell/>
          <table:table-cell table:style-name="ce48" office:value-type="string">
            <text:p>D</text:p>
          </table:table-cell>
          <table:table-cell table:style-name="ce48" office:value-type="string">
            <text:p>NOT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01-PLB-500-47_Dieterich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63]" office:value-type="string" office:string-value="2001-PLB-500-47_Dieterich" table:number-columns-spanned="5" table:number-rows-spanned="1">
            <text:p>2001-PLB-500-47_Dieterich</text:p>
          </table:table-cell>
          <table:covered-table-cell table:number-columns-repeated="4"/>
          <table:table-cell/>
          <table:table-cell table:style-name="ce48"/>
          <table:table-cell table:style-name="ce48" office:value-type="string">
            <text:p>NOT</text:p>
          </table:table-cell>
        </table:table-row>
        <table:table-row table:style-name="ro5">
          <table:table-cell/>
          <table:table-cell table:style-name="ce66" office:value-type="string" table:number-columns-spanned="7" table:number-rows-spanned="1">
            <text:p>H(e,e'p) – pol. e,p, not clear value</text:p>
          </table:table-cell>
          <table:covered-table-cell table:number-columns-repeated="6"/>
          <table:table-cell table:number-columns-repeated="3"/>
          <table:table-cell table:style-name="ce66" table:formula="of:=[.B64]" office:value-type="string" office:string-value="H(e,e'p) – pol. e,p, not clear value" table:number-columns-spanned="5" table:number-rows-spanned="1">
            <text:p>H(e,e'p) – pol. e,p, not clear value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8"/>
          <table:table-cell table:style-name="ce24" table:formula="of:=[.B68]" office:value-type="float" office:value="0">
            <text:p>0.0000</text:p>
          </table:table-cell>
          <table:table-cell table:number-columns-repeated="2" table:style-name="ce24"/>
          <table:table-cell table:style-name="ce24" table:formula="of:=[.E68]" office:value-type="float" office:value="0">
            <text:p>0.0000</text:p>
          </table:table-cell>
          <table:table-cell table:style-name="ce24"/>
          <table:table-cell table:style-name="ce39" table:formula="of:=[.G68]" office:value-type="float" office:value="0">
            <text:p>0.0000</text:p>
          </table:table-cell>
          <table:table-cell/>
          <table:table-cell table:style-name="ce47"/>
          <table:table-cell/>
          <table:table-cell table:style-name="ce8" table:formula="of:=-[.B68]" office:value-type="float" office:value="-0">
            <text:p>0.0000</text:p>
          </table:table-cell>
          <table:table-cell table:style-name="ce24" table:formula="of:=[.L68]" office:value-type="float" office:value="-0">
            <text:p>0.0000</text:p>
          </table:table-cell>
          <table:table-cell table:style-name="ce24" table:formula="of:=[.D68]" office:value-type="float" office:value="0">
            <text:p>0.0000</text:p>
          </table:table-cell>
          <table:table-cell table:style-name="ce24" table:formula="of:=SQRT([.E68]*[.E68]+[.G68]*[.G68])" office:value-type="float" office:value="0">
            <text:p>0.0000</text:p>
          </table:table-cell>
          <table:table-cell table:style-name="ce39" table:formula="of:=SQRT([.F68]*[.F68]+[.H68]*[.H68])" office:value-type="float" office:value="0">
            <text:p>0.0000</text:p>
          </table:table-cell>
          <table:table-cell/>
          <table:table-cell table:style-name="ce47"/>
          <table:table-cell table:style-name="ce47" office:value-type="string">
            <text:p>NOT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01-EPJA-12-125_Pospischil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70]" office:value-type="string" office:string-value="2001-EPJA-12-125_Pospischil" table:number-columns-spanned="5" table:number-rows-spanned="1">
            <text:p>2001-EPJA-12-125_Pospischil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5">
          <table:table-cell/>
          <table:table-cell table:style-name="ce66" office:value-type="string" table:number-columns-spanned="7" table:number-rows-spanned="1">
            <text:p>p(e,e'p) – pol. e,p</text:p>
          </table:table-cell>
          <table:covered-table-cell table:number-columns-repeated="6"/>
          <table:table-cell table:number-columns-repeated="3"/>
          <table:table-cell table:style-name="ce66" table:formula="of:=[.B71]" office:value-type="string" office:string-value="p(e,e'p) – pol. e,p" table:number-columns-spanned="5" table:number-rows-spanned="1">
            <text:p>p(e,e'p) – pol. e,p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0.373">
            <text:p>0.3730</text:p>
          </table:table-cell>
          <table:table-cell table:style-name="ce23" table:formula="of:=[.B75]" office:value-type="float" office:value="0.373">
            <text:p>0.3730</text:p>
          </table:table-cell>
          <table:table-cell table:style-name="ce23" office:value-type="float" office:value="0.999">
            <text:p>0.9990</text:p>
          </table:table-cell>
          <table:table-cell table:style-name="ce23" office:value-type="float" office:value="0.028">
            <text:p>0.0280</text:p>
          </table:table-cell>
          <table:table-cell table:style-name="ce23" table:formula="of:=[.E75]" office:value-type="float" office:value="0.028">
            <text:p>0.0280</text:p>
          </table:table-cell>
          <table:table-cell table:style-name="ce23" office:value-type="float" office:value="0.046">
            <text:p>0.0460</text:p>
          </table:table-cell>
          <table:table-cell table:style-name="ce38" table:formula="of:=[.G75]" office:value-type="float" office:value="0.046">
            <text:p>0.0460</text:p>
          </table:table-cell>
          <table:table-cell/>
          <table:table-cell table:style-name="ce47"/>
          <table:table-cell/>
          <table:table-cell table:style-name="ce7" table:formula="of:=-[.B75]" office:value-type="float" office:value="-0.373">
            <text:p>-0.3730</text:p>
          </table:table-cell>
          <table:table-cell table:style-name="ce23" table:formula="of:=[.L75]" office:value-type="float" office:value="-0.373">
            <text:p>-0.3730</text:p>
          </table:table-cell>
          <table:table-cell table:style-name="ce23" table:formula="of:=[.D75]" office:value-type="float" office:value="0.999">
            <text:p>0.9990</text:p>
          </table:table-cell>
          <table:table-cell table:style-name="ce23" table:formula="of:=SQRT([.E75]*[.E75]+[.G75]*[.G75])" office:value-type="float" office:value="0.053851648071345">
            <text:p>0.0539</text:p>
          </table:table-cell>
          <table:table-cell table:style-name="ce38" table:formula="of:=SQRT([.F75]*[.F75]+[.H75]*[.H75])" office:value-type="float" office:value="0.053851648071345">
            <text:p>0.0539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401">
            <text:p>0.4010</text:p>
          </table:table-cell>
          <table:table-cell table:style-name="ce23" table:formula="of:=[.B76]" office:value-type="float" office:value="0.401">
            <text:p>0.4010</text:p>
          </table:table-cell>
          <table:table-cell table:style-name="ce23" office:value-type="float" office:value="1.011">
            <text:p>1.0110</text:p>
          </table:table-cell>
          <table:table-cell table:style-name="ce23" office:value-type="float" office:value="0.029">
            <text:p>0.0290</text:p>
          </table:table-cell>
          <table:table-cell table:style-name="ce23" table:formula="of:=[.E76]" office:value-type="float" office:value="0.029">
            <text:p>0.0290</text:p>
          </table:table-cell>
          <table:table-cell table:style-name="ce23" office:value-type="float" office:value="0.044">
            <text:p>0.0440</text:p>
          </table:table-cell>
          <table:table-cell table:style-name="ce38" table:formula="of:=[.G76]" office:value-type="float" office:value="0.044">
            <text:p>0.0440</text:p>
          </table:table-cell>
          <table:table-cell/>
          <table:table-cell table:style-name="ce47"/>
          <table:table-cell/>
          <table:table-cell table:style-name="ce7" table:formula="of:=-[.B76]" office:value-type="float" office:value="-0.401">
            <text:p>-0.4010</text:p>
          </table:table-cell>
          <table:table-cell table:style-name="ce23" table:formula="of:=[.L76]" office:value-type="float" office:value="-0.401">
            <text:p>-0.4010</text:p>
          </table:table-cell>
          <table:table-cell table:style-name="ce23" table:formula="of:=[.D76]" office:value-type="float" office:value="1.011">
            <text:p>1.0110</text:p>
          </table:table-cell>
          <table:table-cell table:style-name="ce23" table:formula="of:=SQRT([.E76]*[.E76]+[.G76]*[.G76])" office:value-type="float" office:value="0.0526972485050216">
            <text:p>0.0527</text:p>
          </table:table-cell>
          <table:table-cell table:style-name="ce38" table:formula="of:=SQRT([.F76]*[.F76]+[.H76]*[.H76])" office:value-type="float" office:value="0.0526972485050216">
            <text:p>0.0527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0.441">
            <text:p>0.4410</text:p>
          </table:table-cell>
          <table:table-cell table:style-name="ce24" table:formula="of:=[.B77]" office:value-type="float" office:value="0.441">
            <text:p>0.4410</text:p>
          </table:table-cell>
          <table:table-cell table:style-name="ce24" office:value-type="float" office:value="0.936">
            <text:p>0.9360</text:p>
          </table:table-cell>
          <table:table-cell table:style-name="ce24" office:value-type="float" office:value="0.033">
            <text:p>0.0330</text:p>
          </table:table-cell>
          <table:table-cell table:style-name="ce24" table:formula="of:=[.E77]" office:value-type="float" office:value="0.033">
            <text:p>0.0330</text:p>
          </table:table-cell>
          <table:table-cell table:style-name="ce24" office:value-type="float" office:value="0.039">
            <text:p>0.0390</text:p>
          </table:table-cell>
          <table:table-cell table:style-name="ce39" table:formula="of:=[.G77]" office:value-type="float" office:value="0.039">
            <text:p>0.0390</text:p>
          </table:table-cell>
          <table:table-cell/>
          <table:table-cell table:style-name="ce47"/>
          <table:table-cell/>
          <table:table-cell table:style-name="ce8" table:formula="of:=-[.B77]" office:value-type="float" office:value="-0.441">
            <text:p>-0.4410</text:p>
          </table:table-cell>
          <table:table-cell table:style-name="ce24" table:formula="of:=[.L77]" office:value-type="float" office:value="-0.441">
            <text:p>-0.4410</text:p>
          </table:table-cell>
          <table:table-cell table:style-name="ce24" table:formula="of:=[.D77]" office:value-type="float" office:value="0.936">
            <text:p>0.9360</text:p>
          </table:table-cell>
          <table:table-cell table:style-name="ce24" table:formula="of:=SQRT([.E77]*[.E77]+[.G77]*[.G77])" office:value-type="float" office:value="0.0510881590977792">
            <text:p>0.0511</text:p>
          </table:table-cell>
          <table:table-cell table:style-name="ce39" table:formula="of:=SQRT([.F77]*[.F77]+[.H77]*[.H77])" office:value-type="float" office:value="0.0510881590977792">
            <text:p>0.0511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02-PRL-88-N9-092301_Gayou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79]" office:value-type="string" office:string-value="2002-PRL-88-N9-092301_Gayou" table:number-columns-spanned="5" table:number-rows-spanned="1">
            <text:p>2002-PRL-88-N9-092301_Gayou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5">
          <table:table-cell/>
          <table:table-cell table:style-name="ce66" office:value-type="string" table:number-columns-spanned="7" table:number-rows-spanned="1">
            <text:p>p(e,e'p) – pol. e,p</text:p>
          </table:table-cell>
          <table:covered-table-cell table:number-columns-repeated="6"/>
          <table:table-cell table:number-columns-repeated="3"/>
          <table:table-cell table:style-name="ce66" table:formula="of:=[.B80]" office:value-type="string" office:string-value="p(e,e'p) – pol. e,p" table:number-columns-spanned="5" table:number-rows-spanned="1">
            <text:p>p(e,e'p) – pol. e,p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3.5">
            <text:p>3.5000</text:p>
          </table:table-cell>
          <table:table-cell table:style-name="ce23" table:formula="of:=[.B84]" office:value-type="float" office:value="3.5">
            <text:p>3.5000</text:p>
          </table:table-cell>
          <table:table-cell table:style-name="ce23" office:value-type="float" office:value="0.571">
            <text:p>0.5710</text:p>
          </table:table-cell>
          <table:table-cell table:style-name="ce23" office:value-type="float" office:value="0.072">
            <text:p>0.0720</text:p>
          </table:table-cell>
          <table:table-cell table:style-name="ce23" table:formula="of:=[.E84]" office:value-type="float" office:value="0.072">
            <text:p>0.0720</text:p>
          </table:table-cell>
          <table:table-cell table:style-name="ce23" office:value-type="float" office:value="0.007">
            <text:p>0.0070</text:p>
          </table:table-cell>
          <table:table-cell table:style-name="ce38" table:formula="of:=[.G84]" office:value-type="float" office:value="0.007">
            <text:p>0.0070</text:p>
          </table:table-cell>
          <table:table-cell/>
          <table:table-cell table:style-name="ce47"/>
          <table:table-cell/>
          <table:table-cell table:style-name="ce7" table:formula="of:=-[.B84]" office:value-type="float" office:value="-3.5">
            <text:p>-3.5000</text:p>
          </table:table-cell>
          <table:table-cell table:style-name="ce23" table:formula="of:=[.L84]" office:value-type="float" office:value="-3.5">
            <text:p>-3.5000</text:p>
          </table:table-cell>
          <table:table-cell table:style-name="ce23" table:formula="of:=[.D84]" office:value-type="float" office:value="0.571">
            <text:p>0.5710</text:p>
          </table:table-cell>
          <table:table-cell table:style-name="ce23" table:formula="of:=SQRT([.E84]*[.E84]+[.G84]*[.G84])" office:value-type="float" office:value="0.0723394774656273">
            <text:p>0.0723</text:p>
          </table:table-cell>
          <table:table-cell table:style-name="ce38" table:formula="of:=SQRT([.F84]*[.F84]+[.H84]*[.H84])" office:value-type="float" office:value="0.0723394774656273">
            <text:p>0.0723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3.97">
            <text:p>3.9700</text:p>
          </table:table-cell>
          <table:table-cell table:style-name="ce23" table:formula="of:=[.B85]" office:value-type="float" office:value="3.97">
            <text:p>3.9700</text:p>
          </table:table-cell>
          <table:table-cell table:style-name="ce23" office:value-type="float" office:value="0.482">
            <text:p>0.4820</text:p>
          </table:table-cell>
          <table:table-cell table:style-name="ce23" office:value-type="float" office:value="0.052">
            <text:p>0.0520</text:p>
          </table:table-cell>
          <table:table-cell table:style-name="ce23" table:formula="of:=[.E85]" office:value-type="float" office:value="0.052">
            <text:p>0.0520</text:p>
          </table:table-cell>
          <table:table-cell table:style-name="ce23" office:value-type="float" office:value="0.008">
            <text:p>0.0080</text:p>
          </table:table-cell>
          <table:table-cell table:style-name="ce38" table:formula="of:=[.G85]" office:value-type="float" office:value="0.008">
            <text:p>0.0080</text:p>
          </table:table-cell>
          <table:table-cell/>
          <table:table-cell table:style-name="ce47"/>
          <table:table-cell/>
          <table:table-cell table:style-name="ce7" table:formula="of:=-[.B85]" office:value-type="float" office:value="-3.97">
            <text:p>-3.9700</text:p>
          </table:table-cell>
          <table:table-cell table:style-name="ce23" table:formula="of:=[.L85]" office:value-type="float" office:value="-3.97">
            <text:p>-3.9700</text:p>
          </table:table-cell>
          <table:table-cell table:style-name="ce23" table:formula="of:=[.D85]" office:value-type="float" office:value="0.482">
            <text:p>0.4820</text:p>
          </table:table-cell>
          <table:table-cell table:style-name="ce23" table:formula="of:=SQRT([.E85]*[.E85]+[.G85]*[.G85])" office:value-type="float" office:value="0.0526117857518636">
            <text:p>0.0526</text:p>
          </table:table-cell>
          <table:table-cell table:style-name="ce38" table:formula="of:=SQRT([.F85]*[.F85]+[.H85]*[.H85])" office:value-type="float" office:value="0.0526117857518636">
            <text:p>0.0526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4.75">
            <text:p>4.7500</text:p>
          </table:table-cell>
          <table:table-cell table:style-name="ce23" table:formula="of:=[.B86]" office:value-type="float" office:value="4.75">
            <text:p>4.7500</text:p>
          </table:table-cell>
          <table:table-cell table:style-name="ce23" office:value-type="float" office:value="0.382">
            <text:p>0.3820</text:p>
          </table:table-cell>
          <table:table-cell table:style-name="ce23" office:value-type="float" office:value="0.053">
            <text:p>0.0530</text:p>
          </table:table-cell>
          <table:table-cell table:style-name="ce23" table:formula="of:=[.E86]" office:value-type="float" office:value="0.053">
            <text:p>0.0530</text:p>
          </table:table-cell>
          <table:table-cell table:style-name="ce23" office:value-type="float" office:value="0.011">
            <text:p>0.0110</text:p>
          </table:table-cell>
          <table:table-cell table:style-name="ce38" table:formula="of:=[.G86]" office:value-type="float" office:value="0.011">
            <text:p>0.0110</text:p>
          </table:table-cell>
          <table:table-cell/>
          <table:table-cell table:style-name="ce47"/>
          <table:table-cell/>
          <table:table-cell table:style-name="ce7" table:formula="of:=-[.B86]" office:value-type="float" office:value="-4.75">
            <text:p>-4.7500</text:p>
          </table:table-cell>
          <table:table-cell table:style-name="ce23" table:formula="of:=[.L86]" office:value-type="float" office:value="-4.75">
            <text:p>-4.7500</text:p>
          </table:table-cell>
          <table:table-cell table:style-name="ce23" table:formula="of:=[.D86]" office:value-type="float" office:value="0.382">
            <text:p>0.3820</text:p>
          </table:table-cell>
          <table:table-cell table:style-name="ce23" table:formula="of:=SQRT([.E86]*[.E86]+[.G86]*[.G86])" office:value-type="float" office:value="0.0541294744108974">
            <text:p>0.0541</text:p>
          </table:table-cell>
          <table:table-cell table:style-name="ce38" table:formula="of:=SQRT([.F86]*[.F86]+[.H86]*[.H86])" office:value-type="float" office:value="0.0541294744108974">
            <text:p>0.0541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5.54">
            <text:p>5.5400</text:p>
          </table:table-cell>
          <table:table-cell table:style-name="ce24" table:formula="of:=[.B87]" office:value-type="float" office:value="5.54">
            <text:p>5.5400</text:p>
          </table:table-cell>
          <table:table-cell table:style-name="ce24" office:value-type="float" office:value="0.273">
            <text:p>0.2730</text:p>
          </table:table-cell>
          <table:table-cell table:style-name="ce24" office:value-type="float" office:value="0.087">
            <text:p>0.0870</text:p>
          </table:table-cell>
          <table:table-cell table:style-name="ce24" table:formula="of:=[.E87]" office:value-type="float" office:value="0.087">
            <text:p>0.0870</text:p>
          </table:table-cell>
          <table:table-cell table:style-name="ce24" office:value-type="float" office:value="0.028">
            <text:p>0.0280</text:p>
          </table:table-cell>
          <table:table-cell table:style-name="ce39" table:formula="of:=[.G87]" office:value-type="float" office:value="0.028">
            <text:p>0.0280</text:p>
          </table:table-cell>
          <table:table-cell/>
          <table:table-cell table:style-name="ce47"/>
          <table:table-cell/>
          <table:table-cell table:style-name="ce8" table:formula="of:=-[.B87]" office:value-type="float" office:value="-5.54">
            <text:p>-5.5400</text:p>
          </table:table-cell>
          <table:table-cell table:style-name="ce24" table:formula="of:=[.L87]" office:value-type="float" office:value="-5.54">
            <text:p>-5.5400</text:p>
          </table:table-cell>
          <table:table-cell table:style-name="ce24" table:formula="of:=[.D87]" office:value-type="float" office:value="0.273">
            <text:p>0.2730</text:p>
          </table:table-cell>
          <table:table-cell table:style-name="ce24" table:formula="of:=SQRT([.E87]*[.E87]+[.G87]*[.G87])" office:value-type="float" office:value="0.0913947482079797">
            <text:p>0.0914</text:p>
          </table:table-cell>
          <table:table-cell table:style-name="ce39" table:formula="of:=SQRT([.F87]*[.F87]+[.H87]*[.H87])" office:value-type="float" office:value="0.0913947482079797">
            <text:p>0.0914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05-PRL-94-142301_Qattan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89]" office:value-type="string" office:string-value="2005-PRL-94-142301_Qattan" table:number-columns-spanned="5" table:number-rows-spanned="1">
            <text:p>2005-PRL-94-142301_Qattan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5">
          <table:table-cell/>
          <table:table-cell table:style-name="ce66" office:value-type="string" table:number-columns-spanned="7" table:number-rows-spanned="1">
            <text:p>Exp. E01-001 elastic e-p scattering</text:p>
          </table:table-cell>
          <table:covered-table-cell table:number-columns-repeated="6"/>
          <table:table-cell table:number-columns-repeated="3"/>
          <table:table-cell table:style-name="ce66" table:formula="of:=[.B90]" office:value-type="string" office:string-value="Exp. E01-001 elastic e-p scattering" table:number-columns-spanned="5" table:number-rows-spanned="1">
            <text:p>Exp. E01-001 elastic e-p scattering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2.64">
            <text:p>2.6400</text:p>
          </table:table-cell>
          <table:table-cell table:style-name="ce23" table:formula="of:=[.B94]" office:value-type="float" office:value="2.64">
            <text:p>2.6400</text:p>
          </table:table-cell>
          <table:table-cell table:style-name="ce23" office:value-type="float" office:value="0.902">
            <text:p>0.9020</text:p>
          </table:table-cell>
          <table:table-cell table:style-name="ce23" office:value-type="float" office:value="0.038">
            <text:p>0.0380</text:p>
          </table:table-cell>
          <table:table-cell table:style-name="ce23" table:formula="of:=[.E94]" office:value-type="float" office:value="0.038">
            <text:p>0.0380</text:p>
          </table:table-cell>
          <table:table-cell table:style-name="ce23"/>
          <table:table-cell table:style-name="ce38"/>
          <table:table-cell/>
          <table:table-cell table:style-name="ce47"/>
          <table:table-cell/>
          <table:table-cell table:style-name="ce7" table:formula="of:=-[.B94]" office:value-type="float" office:value="-2.64">
            <text:p>-2.6400</text:p>
          </table:table-cell>
          <table:table-cell table:style-name="ce23" table:formula="of:=[.L94]" office:value-type="float" office:value="-2.64">
            <text:p>-2.6400</text:p>
          </table:table-cell>
          <table:table-cell table:style-name="ce23" table:formula="of:=[.D94]" office:value-type="float" office:value="0.902">
            <text:p>0.9020</text:p>
          </table:table-cell>
          <table:table-cell table:style-name="ce23" table:formula="of:=SQRT([.E94]*[.E94]+[.G94]*[.G94])" office:value-type="float" office:value="0.038">
            <text:p>0.0380</text:p>
          </table:table-cell>
          <table:table-cell table:style-name="ce38" table:formula="of:=SQRT([.F94]*[.F94]+[.H94]*[.H94])" office:value-type="float" office:value="0.038">
            <text:p>0.0380</text:p>
          </table:table-cell>
          <table:table-cell/>
          <table:table-cell table:style-name="ce47"/>
          <table:table-cell table:style-name="ce47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3.2">
            <text:p>3.2000</text:p>
          </table:table-cell>
          <table:table-cell table:style-name="ce23" table:formula="of:=[.B95]" office:value-type="float" office:value="3.2">
            <text:p>3.2000</text:p>
          </table:table-cell>
          <table:table-cell table:style-name="ce23" office:value-type="float" office:value="0.961">
            <text:p>0.9610</text:p>
          </table:table-cell>
          <table:table-cell table:style-name="ce23" office:value-type="float" office:value="0.051">
            <text:p>0.0510</text:p>
          </table:table-cell>
          <table:table-cell table:style-name="ce23" table:formula="of:=[.E95]" office:value-type="float" office:value="0.051">
            <text:p>0.0510</text:p>
          </table:table-cell>
          <table:table-cell table:style-name="ce23"/>
          <table:table-cell table:style-name="ce38"/>
          <table:table-cell/>
          <table:table-cell table:style-name="ce47"/>
          <table:table-cell/>
          <table:table-cell table:style-name="ce7" table:formula="of:=-[.B95]" office:value-type="float" office:value="-3.2">
            <text:p>-3.2000</text:p>
          </table:table-cell>
          <table:table-cell table:style-name="ce23" table:formula="of:=[.L95]" office:value-type="float" office:value="-3.2">
            <text:p>-3.2000</text:p>
          </table:table-cell>
          <table:table-cell table:style-name="ce23" table:formula="of:=[.D95]" office:value-type="float" office:value="0.961">
            <text:p>0.9610</text:p>
          </table:table-cell>
          <table:table-cell table:style-name="ce23" table:formula="of:=SQRT([.E95]*[.E95]+[.G95]*[.G95])" office:value-type="float" office:value="0.051">
            <text:p>0.0510</text:p>
          </table:table-cell>
          <table:table-cell table:style-name="ce38" table:formula="of:=SQRT([.F95]*[.F95]+[.H95]*[.H95])" office:value-type="float" office:value="0.051">
            <text:p>0.0510</text:p>
          </table:table-cell>
          <table:table-cell/>
          <table:table-cell table:style-name="ce47"/>
          <table:table-cell table:style-name="ce47" office:value-type="string">
            <text:p>NOT</text:p>
          </table:table-cell>
        </table:table-row>
        <table:table-row table:style-name="ro1">
          <table:table-cell/>
          <table:table-cell table:style-name="ce8" office:value-type="float" office:value="4.1">
            <text:p>4.1000</text:p>
          </table:table-cell>
          <table:table-cell table:style-name="ce24" table:formula="of:=[.B96]" office:value-type="float" office:value="4.1">
            <text:p>4.1000</text:p>
          </table:table-cell>
          <table:table-cell table:style-name="ce24" office:value-type="float" office:value="1.097">
            <text:p>1.0970</text:p>
          </table:table-cell>
          <table:table-cell table:style-name="ce24" office:value-type="float" office:value="0.077">
            <text:p>0.0770</text:p>
          </table:table-cell>
          <table:table-cell table:style-name="ce24" table:formula="of:=[.E96]" office:value-type="float" office:value="0.077">
            <text:p>0.0770</text:p>
          </table:table-cell>
          <table:table-cell table:style-name="ce24"/>
          <table:table-cell table:style-name="ce39"/>
          <table:table-cell/>
          <table:table-cell table:style-name="ce47"/>
          <table:table-cell/>
          <table:table-cell table:style-name="ce8" table:formula="of:=-[.B96]" office:value-type="float" office:value="-4.1">
            <text:p>-4.1000</text:p>
          </table:table-cell>
          <table:table-cell table:style-name="ce24" table:formula="of:=[.L96]" office:value-type="float" office:value="-4.1">
            <text:p>-4.1000</text:p>
          </table:table-cell>
          <table:table-cell table:style-name="ce24" table:formula="of:=[.D96]" office:value-type="float" office:value="1.097">
            <text:p>1.0970</text:p>
          </table:table-cell>
          <table:table-cell table:style-name="ce24" table:formula="of:=SQRT([.E96]*[.E96]+[.G96]*[.G96])" office:value-type="float" office:value="0.077">
            <text:p>0.0770</text:p>
          </table:table-cell>
          <table:table-cell table:style-name="ce39" table:formula="of:=SQRT([.F96]*[.F96]+[.H96]*[.H96])" office:value-type="float" office:value="0.077">
            <text:p>0.0770</text:p>
          </table:table-cell>
          <table:table-cell/>
          <table:table-cell table:style-name="ce47"/>
          <table:table-cell table:style-name="ce47" office:value-type="string">
            <text:p>NOT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05-PRC-71-055202_Punjabi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98]" office:value-type="string" office:string-value="2005-PRC-71-055202_Punjabi" table:number-columns-spanned="5" table:number-rows-spanned="1">
            <text:p>2005-PRC-71-055202_Punjabi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5">
          <table:table-cell/>
          <table:table-cell table:style-name="ce66" office:value-type="string" table:number-columns-spanned="7" table:number-rows-spanned="1">
            <text:p>p(e,e'p) – pol. e,p; improved Jones – “new method”</text:p>
          </table:table-cell>
          <table:covered-table-cell table:number-columns-repeated="6"/>
          <table:table-cell table:number-columns-repeated="3"/>
          <table:table-cell table:style-name="ce66" table:formula="of:=[.B99]" office:value-type="string" office:string-value="p(e,e'p) – pol. e,p; improved Jones – “new method”" table:number-columns-spanned="5" table:number-rows-spanned="1">
            <text:p>p(e,e'p) – pol. e,p; improved Jones – “new method”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0.49">
            <text:p>0.4900</text:p>
          </table:table-cell>
          <table:table-cell table:style-name="ce23" table:formula="of:=[.B103]" office:value-type="float" office:value="0.49">
            <text:p>0.4900</text:p>
          </table:table-cell>
          <table:table-cell table:style-name="ce23" office:value-type="float" office:value="0.979">
            <text:p>0.9790</text:p>
          </table:table-cell>
          <table:table-cell table:style-name="ce23" office:value-type="float" office:value="0.016">
            <text:p>0.0160</text:p>
          </table:table-cell>
          <table:table-cell table:style-name="ce23" table:formula="of:=[.E103]" office:value-type="float" office:value="0.016">
            <text:p>0.0160</text:p>
          </table:table-cell>
          <table:table-cell table:style-name="ce23" office:value-type="float" office:value="0.006">
            <text:p>0.0060</text:p>
          </table:table-cell>
          <table:table-cell table:style-name="ce38" table:formula="of:=[.G103]" office:value-type="float" office:value="0.006">
            <text:p>0.0060</text:p>
          </table:table-cell>
          <table:table-cell/>
          <table:table-cell table:style-name="ce47"/>
          <table:table-cell/>
          <table:table-cell table:style-name="ce7" table:formula="of:=-[.B103]" office:value-type="float" office:value="-0.49">
            <text:p>-0.4900</text:p>
          </table:table-cell>
          <table:table-cell table:style-name="ce23" table:formula="of:=[.L103]" office:value-type="float" office:value="-0.49">
            <text:p>-0.4900</text:p>
          </table:table-cell>
          <table:table-cell table:style-name="ce23" table:formula="of:=[.D103]" office:value-type="float" office:value="0.979">
            <text:p>0.9790</text:p>
          </table:table-cell>
          <table:table-cell table:style-name="ce23" table:formula="of:=SQRT([.E103]*[.E103]+[.G103]*[.G103])" office:value-type="float" office:value="0.0170880074906351">
            <text:p>0.0171</text:p>
          </table:table-cell>
          <table:table-cell table:style-name="ce38" table:formula="of:=SQRT([.F103]*[.F103]+[.H103]*[.H103])" office:value-type="float" office:value="0.0170880074906351">
            <text:p>0.0171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79">
            <text:p>0.7900</text:p>
          </table:table-cell>
          <table:table-cell table:style-name="ce23" table:formula="of:=[.B104]" office:value-type="float" office:value="0.79">
            <text:p>0.7900</text:p>
          </table:table-cell>
          <table:table-cell table:style-name="ce23" office:value-type="float" office:value="0.951">
            <text:p>0.9510</text:p>
          </table:table-cell>
          <table:table-cell table:style-name="ce23" office:value-type="float" office:value="0.012">
            <text:p>0.0120</text:p>
          </table:table-cell>
          <table:table-cell table:style-name="ce23" table:formula="of:=[.E104]" office:value-type="float" office:value="0.012">
            <text:p>0.0120</text:p>
          </table:table-cell>
          <table:table-cell table:style-name="ce23" office:value-type="float" office:value="0.01">
            <text:p>0.0100</text:p>
          </table:table-cell>
          <table:table-cell table:style-name="ce38" table:formula="of:=[.G104]" office:value-type="float" office:value="0.01">
            <text:p>0.0100</text:p>
          </table:table-cell>
          <table:table-cell/>
          <table:table-cell table:style-name="ce47"/>
          <table:table-cell/>
          <table:table-cell table:style-name="ce7" table:formula="of:=-[.B104]" office:value-type="float" office:value="-0.79">
            <text:p>-0.7900</text:p>
          </table:table-cell>
          <table:table-cell table:style-name="ce23" table:formula="of:=[.L104]" office:value-type="float" office:value="-0.79">
            <text:p>-0.7900</text:p>
          </table:table-cell>
          <table:table-cell table:style-name="ce23" table:formula="of:=[.D104]" office:value-type="float" office:value="0.951">
            <text:p>0.9510</text:p>
          </table:table-cell>
          <table:table-cell table:style-name="ce23" table:formula="of:=SQRT([.E104]*[.E104]+[.G104]*[.G104])" office:value-type="float" office:value="0.0156204993518133">
            <text:p>0.0156</text:p>
          </table:table-cell>
          <table:table-cell table:style-name="ce38" table:formula="of:=SQRT([.F104]*[.F104]+[.H104]*[.H104])" office:value-type="float" office:value="0.0156204993518133">
            <text:p>0.0156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.18">
            <text:p>1.1800</text:p>
          </table:table-cell>
          <table:table-cell table:style-name="ce23" table:formula="of:=[.B105]" office:value-type="float" office:value="1.18">
            <text:p>1.1800</text:p>
          </table:table-cell>
          <table:table-cell table:style-name="ce23" office:value-type="float" office:value="0.883">
            <text:p>0.8830</text:p>
          </table:table-cell>
          <table:table-cell table:style-name="ce23" office:value-type="float" office:value="0.013">
            <text:p>0.0130</text:p>
          </table:table-cell>
          <table:table-cell table:style-name="ce23" table:formula="of:=[.E105]" office:value-type="float" office:value="0.013">
            <text:p>0.0130</text:p>
          </table:table-cell>
          <table:table-cell table:style-name="ce23" office:value-type="float" office:value="0.018">
            <text:p>0.0180</text:p>
          </table:table-cell>
          <table:table-cell table:style-name="ce38" table:formula="of:=[.G105]" office:value-type="float" office:value="0.018">
            <text:p>0.0180</text:p>
          </table:table-cell>
          <table:table-cell/>
          <table:table-cell table:style-name="ce47"/>
          <table:table-cell/>
          <table:table-cell table:style-name="ce7" table:formula="of:=-[.B105]" office:value-type="float" office:value="-1.18">
            <text:p>-1.1800</text:p>
          </table:table-cell>
          <table:table-cell table:style-name="ce23" table:formula="of:=[.L105]" office:value-type="float" office:value="-1.18">
            <text:p>-1.1800</text:p>
          </table:table-cell>
          <table:table-cell table:style-name="ce23" table:formula="of:=[.D105]" office:value-type="float" office:value="0.883">
            <text:p>0.8830</text:p>
          </table:table-cell>
          <table:table-cell table:style-name="ce23" table:formula="of:=SQRT([.E105]*[.E105]+[.G105]*[.G105])" office:value-type="float" office:value="0.0222036033111745">
            <text:p>0.0222</text:p>
          </table:table-cell>
          <table:table-cell table:style-name="ce38" table:formula="of:=SQRT([.F105]*[.F105]+[.H105]*[.H105])" office:value-type="float" office:value="0.0222036033111745">
            <text:p>0.0222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.48">
            <text:p>1.4800</text:p>
          </table:table-cell>
          <table:table-cell table:style-name="ce23" table:formula="of:=[.B106]" office:value-type="float" office:value="1.48">
            <text:p>1.4800</text:p>
          </table:table-cell>
          <table:table-cell table:style-name="ce23" office:value-type="float" office:value="0.798">
            <text:p>0.7980</text:p>
          </table:table-cell>
          <table:table-cell table:style-name="ce23" office:value-type="float" office:value="0.029">
            <text:p>0.0290</text:p>
          </table:table-cell>
          <table:table-cell table:style-name="ce23" table:formula="of:=[.E106]" office:value-type="float" office:value="0.029">
            <text:p>0.0290</text:p>
          </table:table-cell>
          <table:table-cell table:style-name="ce23" office:value-type="float" office:value="0.026">
            <text:p>0.0260</text:p>
          </table:table-cell>
          <table:table-cell table:style-name="ce38" table:formula="of:=[.G106]" office:value-type="float" office:value="0.026">
            <text:p>0.0260</text:p>
          </table:table-cell>
          <table:table-cell/>
          <table:table-cell table:style-name="ce47"/>
          <table:table-cell/>
          <table:table-cell table:style-name="ce7" table:formula="of:=-[.B106]" office:value-type="float" office:value="-1.48">
            <text:p>-1.4800</text:p>
          </table:table-cell>
          <table:table-cell table:style-name="ce23" table:formula="of:=[.L106]" office:value-type="float" office:value="-1.48">
            <text:p>-1.4800</text:p>
          </table:table-cell>
          <table:table-cell table:style-name="ce23" table:formula="of:=[.D106]" office:value-type="float" office:value="0.798">
            <text:p>0.7980</text:p>
          </table:table-cell>
          <table:table-cell table:style-name="ce23" table:formula="of:=SQRT([.E106]*[.E106]+[.G106]*[.G106])" office:value-type="float" office:value="0.0389486841883009">
            <text:p>0.0389</text:p>
          </table:table-cell>
          <table:table-cell table:style-name="ce38" table:formula="of:=SQRT([.F106]*[.F106]+[.H106]*[.H106])" office:value-type="float" office:value="0.0389486841883009">
            <text:p>0.0389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.77">
            <text:p>1.7700</text:p>
          </table:table-cell>
          <table:table-cell table:style-name="ce23" table:formula="of:=[.B107]" office:value-type="float" office:value="1.77">
            <text:p>1.7700</text:p>
          </table:table-cell>
          <table:table-cell table:style-name="ce23" office:value-type="float" office:value="0.789">
            <text:p>0.7890</text:p>
          </table:table-cell>
          <table:table-cell table:style-name="ce23" office:value-type="float" office:value="0.024">
            <text:p>0.0240</text:p>
          </table:table-cell>
          <table:table-cell table:style-name="ce23" table:formula="of:=[.E107]" office:value-type="float" office:value="0.024">
            <text:p>0.0240</text:p>
          </table:table-cell>
          <table:table-cell table:style-name="ce23" office:value-type="float" office:value="0.035">
            <text:p>0.0350</text:p>
          </table:table-cell>
          <table:table-cell table:style-name="ce38" table:formula="of:=[.G107]" office:value-type="float" office:value="0.035">
            <text:p>0.0350</text:p>
          </table:table-cell>
          <table:table-cell/>
          <table:table-cell table:style-name="ce47"/>
          <table:table-cell/>
          <table:table-cell table:style-name="ce7" table:formula="of:=-[.B107]" office:value-type="float" office:value="-1.77">
            <text:p>-1.7700</text:p>
          </table:table-cell>
          <table:table-cell table:style-name="ce23" table:formula="of:=[.L107]" office:value-type="float" office:value="-1.77">
            <text:p>-1.7700</text:p>
          </table:table-cell>
          <table:table-cell table:style-name="ce23" table:formula="of:=[.D107]" office:value-type="float" office:value="0.789">
            <text:p>0.7890</text:p>
          </table:table-cell>
          <table:table-cell table:style-name="ce23" table:formula="of:=SQRT([.E107]*[.E107]+[.G107]*[.G107])" office:value-type="float" office:value="0.0424381903478459">
            <text:p>0.0424</text:p>
          </table:table-cell>
          <table:table-cell table:style-name="ce38" table:formula="of:=SQRT([.F107]*[.F107]+[.H107]*[.H107])" office:value-type="float" office:value="0.0424381903478459">
            <text:p>0.0424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.88">
            <text:p>1.8800</text:p>
          </table:table-cell>
          <table:table-cell table:style-name="ce23" table:formula="of:=[.B108]" office:value-type="float" office:value="1.88">
            <text:p>1.8800</text:p>
          </table:table-cell>
          <table:table-cell table:style-name="ce23" office:value-type="float" office:value="0.777">
            <text:p>0.7770</text:p>
          </table:table-cell>
          <table:table-cell table:style-name="ce23" office:value-type="float" office:value="0.024">
            <text:p>0.0240</text:p>
          </table:table-cell>
          <table:table-cell table:style-name="ce23" table:formula="of:=[.E108]" office:value-type="float" office:value="0.024">
            <text:p>0.0240</text:p>
          </table:table-cell>
          <table:table-cell table:style-name="ce23" office:value-type="float" office:value="0.033">
            <text:p>0.0330</text:p>
          </table:table-cell>
          <table:table-cell table:style-name="ce38" table:formula="of:=[.G108]" office:value-type="float" office:value="0.033">
            <text:p>0.0330</text:p>
          </table:table-cell>
          <table:table-cell/>
          <table:table-cell table:style-name="ce47"/>
          <table:table-cell/>
          <table:table-cell table:style-name="ce7" table:formula="of:=-[.B108]" office:value-type="float" office:value="-1.88">
            <text:p>-1.8800</text:p>
          </table:table-cell>
          <table:table-cell table:style-name="ce23" table:formula="of:=[.L108]" office:value-type="float" office:value="-1.88">
            <text:p>-1.8800</text:p>
          </table:table-cell>
          <table:table-cell table:style-name="ce23" table:formula="of:=[.D108]" office:value-type="float" office:value="0.777">
            <text:p>0.7770</text:p>
          </table:table-cell>
          <table:table-cell table:style-name="ce23" table:formula="of:=SQRT([.E108]*[.E108]+[.G108]*[.G108])" office:value-type="float" office:value="0.0408044115262063">
            <text:p>0.0408</text:p>
          </table:table-cell>
          <table:table-cell table:style-name="ce38" table:formula="of:=SQRT([.F108]*[.F108]+[.H108]*[.H108])" office:value-type="float" office:value="0.0408044115262063">
            <text:p>0.0408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2.13">
            <text:p>2.1300</text:p>
          </table:table-cell>
          <table:table-cell table:style-name="ce23" table:formula="of:=[.B109]" office:value-type="float" office:value="2.13">
            <text:p>2.1300</text:p>
          </table:table-cell>
          <table:table-cell table:style-name="ce23" office:value-type="float" office:value="0.747">
            <text:p>0.7470</text:p>
          </table:table-cell>
          <table:table-cell table:style-name="ce23" office:value-type="float" office:value="0.032">
            <text:p>0.0320</text:p>
          </table:table-cell>
          <table:table-cell table:style-name="ce23" table:formula="of:=[.E109]" office:value-type="float" office:value="0.032">
            <text:p>0.0320</text:p>
          </table:table-cell>
          <table:table-cell table:style-name="ce23" office:value-type="float" office:value="0.034">
            <text:p>0.0340</text:p>
          </table:table-cell>
          <table:table-cell table:style-name="ce38" table:formula="of:=[.G109]" office:value-type="float" office:value="0.034">
            <text:p>0.0340</text:p>
          </table:table-cell>
          <table:table-cell/>
          <table:table-cell table:style-name="ce47"/>
          <table:table-cell/>
          <table:table-cell table:style-name="ce7" table:formula="of:=-[.B109]" office:value-type="float" office:value="-2.13">
            <text:p>-2.1300</text:p>
          </table:table-cell>
          <table:table-cell table:style-name="ce23" table:formula="of:=[.L109]" office:value-type="float" office:value="-2.13">
            <text:p>-2.1300</text:p>
          </table:table-cell>
          <table:table-cell table:style-name="ce23" table:formula="of:=[.D109]" office:value-type="float" office:value="0.747">
            <text:p>0.7470</text:p>
          </table:table-cell>
          <table:table-cell table:style-name="ce23" table:formula="of:=SQRT([.E109]*[.E109]+[.G109]*[.G109])" office:value-type="float" office:value="0.046690470119715">
            <text:p>0.0467</text:p>
          </table:table-cell>
          <table:table-cell table:style-name="ce38" table:formula="of:=SQRT([.F109]*[.F109]+[.H109]*[.H109])" office:value-type="float" office:value="0.046690470119715">
            <text:p>0.0467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2.47">
            <text:p>2.4700</text:p>
          </table:table-cell>
          <table:table-cell table:style-name="ce23" table:formula="of:=[.B110]" office:value-type="float" office:value="2.47">
            <text:p>2.4700</text:p>
          </table:table-cell>
          <table:table-cell table:style-name="ce23" office:value-type="float" office:value="0.703">
            <text:p>0.7030</text:p>
          </table:table-cell>
          <table:table-cell table:style-name="ce23" office:value-type="float" office:value="0.023">
            <text:p>0.0230</text:p>
          </table:table-cell>
          <table:table-cell table:style-name="ce23" table:formula="of:=[.E110]" office:value-type="float" office:value="0.023">
            <text:p>0.0230</text:p>
          </table:table-cell>
          <table:table-cell table:style-name="ce23" office:value-type="float" office:value="0.033">
            <text:p>0.0330</text:p>
          </table:table-cell>
          <table:table-cell table:style-name="ce38" table:formula="of:=[.G110]" office:value-type="float" office:value="0.033">
            <text:p>0.0330</text:p>
          </table:table-cell>
          <table:table-cell/>
          <table:table-cell table:style-name="ce47"/>
          <table:table-cell/>
          <table:table-cell table:style-name="ce7" table:formula="of:=-[.B110]" office:value-type="float" office:value="-2.47">
            <text:p>-2.4700</text:p>
          </table:table-cell>
          <table:table-cell table:style-name="ce23" table:formula="of:=[.L110]" office:value-type="float" office:value="-2.47">
            <text:p>-2.4700</text:p>
          </table:table-cell>
          <table:table-cell table:style-name="ce23" table:formula="of:=[.D110]" office:value-type="float" office:value="0.703">
            <text:p>0.7030</text:p>
          </table:table-cell>
          <table:table-cell table:style-name="ce23" table:formula="of:=SQRT([.E110]*[.E110]+[.G110]*[.G110])" office:value-type="float" office:value="0.0402243707222375">
            <text:p>0.0402</text:p>
          </table:table-cell>
          <table:table-cell table:style-name="ce38" table:formula="of:=SQRT([.F110]*[.F110]+[.H110]*[.H110])" office:value-type="float" office:value="0.0402243707222375">
            <text:p>0.0402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2.97">
            <text:p>2.9700</text:p>
          </table:table-cell>
          <table:table-cell table:style-name="ce23" table:formula="of:=[.B111]" office:value-type="float" office:value="2.97">
            <text:p>2.9700</text:p>
          </table:table-cell>
          <table:table-cell table:style-name="ce23" office:value-type="float" office:value="0.615">
            <text:p>0.6150</text:p>
          </table:table-cell>
          <table:table-cell table:style-name="ce23" office:value-type="float" office:value="0.029">
            <text:p>0.0290</text:p>
          </table:table-cell>
          <table:table-cell table:style-name="ce23" table:formula="of:=[.E111]" office:value-type="float" office:value="0.029">
            <text:p>0.0290</text:p>
          </table:table-cell>
          <table:table-cell table:style-name="ce23" office:value-type="float" office:value="0.021">
            <text:p>0.0210</text:p>
          </table:table-cell>
          <table:table-cell table:style-name="ce38" table:formula="of:=[.G111]" office:value-type="float" office:value="0.021">
            <text:p>0.0210</text:p>
          </table:table-cell>
          <table:table-cell/>
          <table:table-cell table:style-name="ce47"/>
          <table:table-cell/>
          <table:table-cell table:style-name="ce7" table:formula="of:=-[.B111]" office:value-type="float" office:value="-2.97">
            <text:p>-2.9700</text:p>
          </table:table-cell>
          <table:table-cell table:style-name="ce23" table:formula="of:=[.L111]" office:value-type="float" office:value="-2.97">
            <text:p>-2.9700</text:p>
          </table:table-cell>
          <table:table-cell table:style-name="ce23" table:formula="of:=[.D111]" office:value-type="float" office:value="0.615">
            <text:p>0.6150</text:p>
          </table:table-cell>
          <table:table-cell table:style-name="ce23" table:formula="of:=SQRT([.E111]*[.E111]+[.G111]*[.G111])" office:value-type="float" office:value="0.0358050275799363">
            <text:p>0.0358</text:p>
          </table:table-cell>
          <table:table-cell table:style-name="ce38" table:formula="of:=SQRT([.F111]*[.F111]+[.H111]*[.H111])" office:value-type="float" office:value="0.0358050275799363">
            <text:p>0.0358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3.47">
            <text:p>3.4700</text:p>
          </table:table-cell>
          <table:table-cell table:style-name="ce24" table:formula="of:=[.B112]" office:value-type="float" office:value="3.47">
            <text:p>3.4700</text:p>
          </table:table-cell>
          <table:table-cell table:style-name="ce24" office:value-type="float" office:value="0.606">
            <text:p>0.6060</text:p>
          </table:table-cell>
          <table:table-cell table:style-name="ce24" office:value-type="float" office:value="0.042">
            <text:p>0.0420</text:p>
          </table:table-cell>
          <table:table-cell table:style-name="ce24" table:formula="of:=[.E112]" office:value-type="float" office:value="0.042">
            <text:p>0.0420</text:p>
          </table:table-cell>
          <table:table-cell table:style-name="ce24" office:value-type="float" office:value="0.014">
            <text:p>0.0140</text:p>
          </table:table-cell>
          <table:table-cell table:style-name="ce39" table:formula="of:=[.G112]" office:value-type="float" office:value="0.014">
            <text:p>0.0140</text:p>
          </table:table-cell>
          <table:table-cell/>
          <table:table-cell table:style-name="ce47"/>
          <table:table-cell/>
          <table:table-cell table:style-name="ce8" table:formula="of:=-[.B112]" office:value-type="float" office:value="-3.47">
            <text:p>-3.4700</text:p>
          </table:table-cell>
          <table:table-cell table:style-name="ce24" table:formula="of:=[.L112]" office:value-type="float" office:value="-3.47">
            <text:p>-3.4700</text:p>
          </table:table-cell>
          <table:table-cell table:style-name="ce24" table:formula="of:=[.D112]" office:value-type="float" office:value="0.606">
            <text:p>0.6060</text:p>
          </table:table-cell>
          <table:table-cell table:style-name="ce24" table:formula="of:=SQRT([.E112]*[.E112]+[.G112]*[.G112])" office:value-type="float" office:value="0.0442718872423573">
            <text:p>0.0443</text:p>
          </table:table-cell>
          <table:table-cell table:style-name="ce39" table:formula="of:=SQRT([.F112]*[.F112]+[.H112]*[.H112])" office:value-type="float" office:value="0.0442718872423573">
            <text:p>0.0443</text:p>
          </table:table-cell>
          <table:table-cell/>
          <table:table-cell table:style-name="ce47" office:value-type="string">
            <text:p>D</text:p>
          </table:table-cell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06-NPA-764-261_MacLachlan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114]" office:value-type="string" office:string-value="2006-NPA-764-261_MacLachlan" table:number-columns-spanned="5" table:number-rows-spanned="1">
            <text:p>2006-NPA-764-261_MacLachlan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5">
          <table:table-cell/>
          <table:table-cell table:style-name="ce66" office:value-type="string" table:number-columns-spanned="7" table:number-rows-spanned="1">
            <text:p>H(e,e'p) – pol. e,p</text:p>
          </table:table-cell>
          <table:covered-table-cell table:number-columns-repeated="6"/>
          <table:table-cell table:number-columns-repeated="3"/>
          <table:table-cell table:style-name="ce66" table:formula="of:=[.B115]" office:value-type="string" office:string-value="H(e,e'p) – pol. e,p" table:number-columns-spanned="5" table:number-rows-spanned="1">
            <text:p>H(e,e'p) – pol. e,p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8" office:value-type="float" office:value="1.13">
            <text:p>1.1300</text:p>
          </table:table-cell>
          <table:table-cell table:style-name="ce24" table:formula="of:=[.B119]" office:value-type="float" office:value="1.13">
            <text:p>1.1300</text:p>
          </table:table-cell>
          <table:table-cell table:style-name="ce24" office:value-type="float" office:value="0.878">
            <text:p>0.8780</text:p>
          </table:table-cell>
          <table:table-cell table:style-name="ce24" office:value-type="float" office:value="0.065">
            <text:p>0.0650</text:p>
          </table:table-cell>
          <table:table-cell table:style-name="ce24" table:formula="of:=[.E119]" office:value-type="float" office:value="0.065">
            <text:p>0.0650</text:p>
          </table:table-cell>
          <table:table-cell table:style-name="ce24" office:value-type="float" office:value="0.011">
            <text:p>0.0110</text:p>
          </table:table-cell>
          <table:table-cell table:style-name="ce39" table:formula="of:=[.G119]" office:value-type="float" office:value="0.011">
            <text:p>0.0110</text:p>
          </table:table-cell>
          <table:table-cell/>
          <table:table-cell table:style-name="ce47"/>
          <table:table-cell/>
          <table:table-cell table:style-name="ce8" table:formula="of:=-[.B119]" office:value-type="float" office:value="-1.13">
            <text:p>-1.1300</text:p>
          </table:table-cell>
          <table:table-cell table:style-name="ce24" table:formula="of:=[.L119]" office:value-type="float" office:value="-1.13">
            <text:p>-1.1300</text:p>
          </table:table-cell>
          <table:table-cell table:style-name="ce24" table:formula="of:=[.D119]" office:value-type="float" office:value="0.878">
            <text:p>0.8780</text:p>
          </table:table-cell>
          <table:table-cell table:style-name="ce24" table:formula="of:=SQRT([.E119]*[.E119]+[.G119]*[.G119])" office:value-type="float" office:value="0.065924198895398">
            <text:p>0.0659</text:p>
          </table:table-cell>
          <table:table-cell table:style-name="ce39" table:formula="of:=SQRT([.F119]*[.F119]+[.H119]*[.H119])" office:value-type="float" office:value="0.065924198895398">
            <text:p>0.0659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06-PRC-73-064004_Hu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121]" office:value-type="string" office:string-value="2006-PRC-73-064004_Hu" table:number-columns-spanned="5" table:number-rows-spanned="1">
            <text:p>2006-PRC-73-064004_Hu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5">
          <table:table-cell/>
          <table:table-cell table:style-name="ce66" office:value-type="string" table:number-columns-spanned="7" table:number-rows-spanned="1">
            <text:p>H(e,e'p) – pol. e,p</text:p>
          </table:table-cell>
          <table:covered-table-cell table:number-columns-repeated="6"/>
          <table:table-cell table:number-columns-repeated="3"/>
          <table:table-cell table:style-name="ce66" table:formula="of:=[.B122]" office:value-type="string" office:string-value="H(e,e'p) – pol. e,p" table:number-columns-spanned="5" table:number-rows-spanned="1">
            <text:p>H(e,e'p) – pol. e,p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0.43">
            <text:p>0.4300</text:p>
          </table:table-cell>
          <table:table-cell table:style-name="ce23" table:formula="of:=[.B126]" office:value-type="float" office:value="0.43">
            <text:p>0.4300</text:p>
          </table:table-cell>
          <table:table-cell table:style-name="ce23" office:value-type="float" office:value="0.994">
            <text:p>0.9940</text:p>
          </table:table-cell>
          <table:table-cell table:style-name="ce23" office:value-type="float" office:value="0.034">
            <text:p>0.0340</text:p>
          </table:table-cell>
          <table:table-cell table:style-name="ce23" table:formula="of:=[.E126]" office:value-type="float" office:value="0.034">
            <text:p>0.0340</text:p>
          </table:table-cell>
          <table:table-cell table:style-name="ce23" office:value-type="float" office:value="0.005">
            <text:p>0.0050</text:p>
          </table:table-cell>
          <table:table-cell table:style-name="ce38" table:formula="of:=[.G126]" office:value-type="float" office:value="0.005">
            <text:p>0.0050</text:p>
          </table:table-cell>
          <table:table-cell/>
          <table:table-cell table:style-name="ce47"/>
          <table:table-cell/>
          <table:table-cell table:style-name="ce7" table:formula="of:=-[.B126]" office:value-type="float" office:value="-0.43">
            <text:p>-0.4300</text:p>
          </table:table-cell>
          <table:table-cell table:style-name="ce23" table:formula="of:=[.L126]" office:value-type="float" office:value="-0.43">
            <text:p>-0.4300</text:p>
          </table:table-cell>
          <table:table-cell table:style-name="ce23" table:formula="of:=[.D126]" office:value-type="float" office:value="0.994">
            <text:p>0.9940</text:p>
          </table:table-cell>
          <table:table-cell table:style-name="ce23" table:formula="of:=SQRT([.E126]*[.E126]+[.G126]*[.G126])" office:value-type="float" office:value="0.0343656805548792">
            <text:p>0.0344</text:p>
          </table:table-cell>
          <table:table-cell table:style-name="ce38" table:formula="of:=SQRT([.F126]*[.F126]+[.H126]*[.H126])" office:value-type="float" office:value="0.0343656805548792">
            <text:p>0.0344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">
            <text:p>1.0000</text:p>
          </table:table-cell>
          <table:table-cell table:style-name="ce23" table:formula="of:=[.B127]" office:value-type="float" office:value="1">
            <text:p>1.0000</text:p>
          </table:table-cell>
          <table:table-cell table:style-name="ce23" office:value-type="float" office:value="0.879">
            <text:p>0.8790</text:p>
          </table:table-cell>
          <table:table-cell table:style-name="ce23" office:value-type="float" office:value="0.022">
            <text:p>0.0220</text:p>
          </table:table-cell>
          <table:table-cell table:style-name="ce23" table:formula="of:=[.E127]" office:value-type="float" office:value="0.022">
            <text:p>0.0220</text:p>
          </table:table-cell>
          <table:table-cell table:style-name="ce23" office:value-type="float" office:value="0.013">
            <text:p>0.0130</text:p>
          </table:table-cell>
          <table:table-cell table:style-name="ce38" table:formula="of:=[.G127]" office:value-type="float" office:value="0.013">
            <text:p>0.0130</text:p>
          </table:table-cell>
          <table:table-cell/>
          <table:table-cell table:style-name="ce47"/>
          <table:table-cell/>
          <table:table-cell table:style-name="ce7" table:formula="of:=-[.B127]" office:value-type="float" office:value="-1">
            <text:p>-1.0000</text:p>
          </table:table-cell>
          <table:table-cell table:style-name="ce23" table:formula="of:=[.L127]" office:value-type="float" office:value="-1">
            <text:p>-1.0000</text:p>
          </table:table-cell>
          <table:table-cell table:style-name="ce23" table:formula="of:=[.D127]" office:value-type="float" office:value="0.879">
            <text:p>0.8790</text:p>
          </table:table-cell>
          <table:table-cell table:style-name="ce23" table:formula="of:=SQRT([.E127]*[.E127]+[.G127]*[.G127])" office:value-type="float" office:value="0.0255538646783613">
            <text:p>0.0256</text:p>
          </table:table-cell>
          <table:table-cell table:style-name="ce38" table:formula="of:=SQRT([.F127]*[.F127]+[.H127]*[.H127])" office:value-type="float" office:value="0.0255538646783613">
            <text:p>0.0256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1.61">
            <text:p>1.6100</text:p>
          </table:table-cell>
          <table:table-cell table:style-name="ce24" table:formula="of:=[.B128]" office:value-type="float" office:value="1.61">
            <text:p>1.6100</text:p>
          </table:table-cell>
          <table:table-cell table:style-name="ce24" office:value-type="float" office:value="0.865">
            <text:p>0.8650</text:p>
          </table:table-cell>
          <table:table-cell table:style-name="ce24" office:value-type="float" office:value="0.039">
            <text:p>0.0390</text:p>
          </table:table-cell>
          <table:table-cell table:style-name="ce24" table:formula="of:=[.E128]" office:value-type="float" office:value="0.039">
            <text:p>0.0390</text:p>
          </table:table-cell>
          <table:table-cell table:style-name="ce24" office:value-type="float" office:value="0.036">
            <text:p>0.0360</text:p>
          </table:table-cell>
          <table:table-cell table:style-name="ce39" table:formula="of:=[.G128]" office:value-type="float" office:value="0.036">
            <text:p>0.0360</text:p>
          </table:table-cell>
          <table:table-cell/>
          <table:table-cell table:style-name="ce47"/>
          <table:table-cell/>
          <table:table-cell table:style-name="ce8" table:formula="of:=-[.B128]" office:value-type="float" office:value="-1.61">
            <text:p>-1.6100</text:p>
          </table:table-cell>
          <table:table-cell table:style-name="ce24" table:formula="of:=[.L128]" office:value-type="float" office:value="-1.61">
            <text:p>-1.6100</text:p>
          </table:table-cell>
          <table:table-cell table:style-name="ce24" table:formula="of:=[.D128]" office:value-type="float" office:value="0.865">
            <text:p>0.8650</text:p>
          </table:table-cell>
          <table:table-cell table:style-name="ce24" table:formula="of:=SQRT([.E128]*[.E128]+[.G128]*[.G128])" office:value-type="float" office:value="0.0530754180388624">
            <text:p>0.0531</text:p>
          </table:table-cell>
          <table:table-cell table:style-name="ce39" table:formula="of:=SQRT([.F128]*[.F128]+[.H128]*[.H128])" office:value-type="float" office:value="0.0530754180388624">
            <text:p>0.0531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07-PRL-98-052301_Crawford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130]" office:value-type="string" office:string-value="2007-PRL-98-052301_Crawford" table:number-columns-spanned="5" table:number-rows-spanned="1">
            <text:p>2007-PRL-98-052301_Crawford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5">
          <table:table-cell/>
          <table:table-cell table:style-name="ce66" office:value-type="string" table:number-columns-spanned="7" table:number-rows-spanned="1">
            <text:p>H(e,e'p) – pol. H,e</text:p>
          </table:table-cell>
          <table:covered-table-cell table:number-columns-repeated="6"/>
          <table:table-cell table:number-columns-repeated="3"/>
          <table:table-cell table:style-name="ce66" table:formula="of:=[.B131]" office:value-type="string" office:string-value="H(e,e'p) – pol. H,e" table:number-columns-spanned="5" table:number-rows-spanned="1">
            <text:p>H(e,e'p) – pol. H,e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0.162">
            <text:p>0.1620</text:p>
          </table:table-cell>
          <table:table-cell table:style-name="ce23" table:formula="of:=[.B135]" office:value-type="float" office:value="0.162">
            <text:p>0.1620</text:p>
          </table:table-cell>
          <table:table-cell table:style-name="ce23" office:value-type="float" office:value="1.019">
            <text:p>1.0190</text:p>
          </table:table-cell>
          <table:table-cell table:style-name="ce23" office:value-type="float" office:value="0.013">
            <text:p>0.0130</text:p>
          </table:table-cell>
          <table:table-cell table:style-name="ce23" table:formula="of:=[.E135]" office:value-type="float" office:value="0.013">
            <text:p>0.0130</text:p>
          </table:table-cell>
          <table:table-cell table:style-name="ce23" office:value-type="float" office:value="0.015">
            <text:p>0.0150</text:p>
          </table:table-cell>
          <table:table-cell table:style-name="ce38" table:formula="of:=[.G135]" office:value-type="float" office:value="0.015">
            <text:p>0.0150</text:p>
          </table:table-cell>
          <table:table-cell/>
          <table:table-cell table:style-name="ce47"/>
          <table:table-cell/>
          <table:table-cell table:style-name="ce7" table:formula="of:=-[.B135]" office:value-type="float" office:value="-0.162">
            <text:p>-0.1620</text:p>
          </table:table-cell>
          <table:table-cell table:style-name="ce23" table:formula="of:=[.L135]" office:value-type="float" office:value="-0.162">
            <text:p>-0.1620</text:p>
          </table:table-cell>
          <table:table-cell table:style-name="ce23" table:formula="of:=[.D135]" office:value-type="float" office:value="1.019">
            <text:p>1.0190</text:p>
          </table:table-cell>
          <table:table-cell table:style-name="ce23" table:formula="of:=SQRT([.E135]*[.E135]+[.G135]*[.G135])" office:value-type="float" office:value="0.0198494332412792">
            <text:p>0.0198</text:p>
          </table:table-cell>
          <table:table-cell table:style-name="ce38" table:formula="of:=SQRT([.F135]*[.F135]+[.H135]*[.H135])" office:value-type="float" office:value="0.0198494332412792">
            <text:p>0.0198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191">
            <text:p>0.1910</text:p>
          </table:table-cell>
          <table:table-cell table:style-name="ce23" table:formula="of:=[.B136]" office:value-type="float" office:value="0.191">
            <text:p>0.1910</text:p>
          </table:table-cell>
          <table:table-cell table:style-name="ce23" office:value-type="float" office:value="1.006">
            <text:p>1.0060</text:p>
          </table:table-cell>
          <table:table-cell table:style-name="ce23" office:value-type="float" office:value="0.012">
            <text:p>0.0120</text:p>
          </table:table-cell>
          <table:table-cell table:style-name="ce23" table:formula="of:=[.E136]" office:value-type="float" office:value="0.012">
            <text:p>0.0120</text:p>
          </table:table-cell>
          <table:table-cell table:style-name="ce23" office:value-type="float" office:value="0.014">
            <text:p>0.0140</text:p>
          </table:table-cell>
          <table:table-cell table:style-name="ce38" table:formula="of:=[.G136]" office:value-type="float" office:value="0.014">
            <text:p>0.0140</text:p>
          </table:table-cell>
          <table:table-cell/>
          <table:table-cell table:style-name="ce47"/>
          <table:table-cell/>
          <table:table-cell table:style-name="ce7" table:formula="of:=-[.B136]" office:value-type="float" office:value="-0.191">
            <text:p>-0.1910</text:p>
          </table:table-cell>
          <table:table-cell table:style-name="ce23" table:formula="of:=[.L136]" office:value-type="float" office:value="-0.191">
            <text:p>-0.1910</text:p>
          </table:table-cell>
          <table:table-cell table:style-name="ce23" table:formula="of:=[.D136]" office:value-type="float" office:value="1.006">
            <text:p>1.0060</text:p>
          </table:table-cell>
          <table:table-cell table:style-name="ce23" table:formula="of:=SQRT([.E136]*[.E136]+[.G136]*[.G136])" office:value-type="float" office:value="0.0184390889145858">
            <text:p>0.0184</text:p>
          </table:table-cell>
          <table:table-cell table:style-name="ce38" table:formula="of:=SQRT([.F136]*[.F136]+[.H136]*[.H136])" office:value-type="float" office:value="0.0184390889145858">
            <text:p>0.0184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232">
            <text:p>0.2320</text:p>
          </table:table-cell>
          <table:table-cell table:style-name="ce23" table:formula="of:=[.B137]" office:value-type="float" office:value="0.232">
            <text:p>0.2320</text:p>
          </table:table-cell>
          <table:table-cell table:style-name="ce23" office:value-type="float" office:value="0.999">
            <text:p>0.9990</text:p>
          </table:table-cell>
          <table:table-cell table:style-name="ce23" office:value-type="float" office:value="0.012">
            <text:p>0.0120</text:p>
          </table:table-cell>
          <table:table-cell table:style-name="ce23" table:formula="of:=[.E137]" office:value-type="float" office:value="0.012">
            <text:p>0.0120</text:p>
          </table:table-cell>
          <table:table-cell table:style-name="ce23" office:value-type="float" office:value="0.012">
            <text:p>0.0120</text:p>
          </table:table-cell>
          <table:table-cell table:style-name="ce38" table:formula="of:=[.G137]" office:value-type="float" office:value="0.012">
            <text:p>0.0120</text:p>
          </table:table-cell>
          <table:table-cell/>
          <table:table-cell table:style-name="ce47"/>
          <table:table-cell/>
          <table:table-cell table:style-name="ce7" table:formula="of:=-[.B137]" office:value-type="float" office:value="-0.232">
            <text:p>-0.2320</text:p>
          </table:table-cell>
          <table:table-cell table:style-name="ce23" table:formula="of:=[.L137]" office:value-type="float" office:value="-0.232">
            <text:p>-0.2320</text:p>
          </table:table-cell>
          <table:table-cell table:style-name="ce23" table:formula="of:=[.D137]" office:value-type="float" office:value="0.999">
            <text:p>0.9990</text:p>
          </table:table-cell>
          <table:table-cell table:style-name="ce23" table:formula="of:=SQRT([.E137]*[.E137]+[.G137]*[.G137])" office:value-type="float" office:value="0.0169705627484771">
            <text:p>0.0170</text:p>
          </table:table-cell>
          <table:table-cell table:style-name="ce38" table:formula="of:=SQRT([.F137]*[.F137]+[.H137]*[.H137])" office:value-type="float" office:value="0.0169705627484771">
            <text:p>0.0170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282">
            <text:p>0.2820</text:p>
          </table:table-cell>
          <table:table-cell table:style-name="ce23" table:formula="of:=[.B138]" office:value-type="float" office:value="0.282">
            <text:p>0.2820</text:p>
          </table:table-cell>
          <table:table-cell table:style-name="ce23" office:value-type="float" office:value="0.973">
            <text:p>0.9730</text:p>
          </table:table-cell>
          <table:table-cell table:style-name="ce23" office:value-type="float" office:value="0.012">
            <text:p>0.0120</text:p>
          </table:table-cell>
          <table:table-cell table:style-name="ce23" table:formula="of:=[.E138]" office:value-type="float" office:value="0.012">
            <text:p>0.0120</text:p>
          </table:table-cell>
          <table:table-cell table:style-name="ce23" office:value-type="float" office:value="0.011">
            <text:p>0.0110</text:p>
          </table:table-cell>
          <table:table-cell table:style-name="ce38" table:formula="of:=[.G138]" office:value-type="float" office:value="0.011">
            <text:p>0.0110</text:p>
          </table:table-cell>
          <table:table-cell/>
          <table:table-cell table:style-name="ce47"/>
          <table:table-cell/>
          <table:table-cell table:style-name="ce7" table:formula="of:=-[.B138]" office:value-type="float" office:value="-0.282">
            <text:p>-0.2820</text:p>
          </table:table-cell>
          <table:table-cell table:style-name="ce23" table:formula="of:=[.L138]" office:value-type="float" office:value="-0.282">
            <text:p>-0.2820</text:p>
          </table:table-cell>
          <table:table-cell table:style-name="ce23" table:formula="of:=[.D138]" office:value-type="float" office:value="0.973">
            <text:p>0.9730</text:p>
          </table:table-cell>
          <table:table-cell table:style-name="ce23" table:formula="of:=SQRT([.E138]*[.E138]+[.G138]*[.G138])" office:value-type="float" office:value="0.0162788205960997">
            <text:p>0.0163</text:p>
          </table:table-cell>
          <table:table-cell table:style-name="ce38" table:formula="of:=SQRT([.F138]*[.F138]+[.H138]*[.H138])" office:value-type="float" office:value="0.0162788205960997">
            <text:p>0.0163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345">
            <text:p>0.3450</text:p>
          </table:table-cell>
          <table:table-cell table:style-name="ce23" table:formula="of:=[.B139]" office:value-type="float" office:value="0.345">
            <text:p>0.3450</text:p>
          </table:table-cell>
          <table:table-cell table:style-name="ce23" office:value-type="float" office:value="0.973">
            <text:p>0.9730</text:p>
          </table:table-cell>
          <table:table-cell table:style-name="ce23" office:value-type="float" office:value="0.014">
            <text:p>0.0140</text:p>
          </table:table-cell>
          <table:table-cell table:style-name="ce23" table:formula="of:=[.E139]" office:value-type="float" office:value="0.014">
            <text:p>0.0140</text:p>
          </table:table-cell>
          <table:table-cell table:style-name="ce23" office:value-type="float" office:value="0.01">
            <text:p>0.0100</text:p>
          </table:table-cell>
          <table:table-cell table:style-name="ce38" table:formula="of:=[.G139]" office:value-type="float" office:value="0.01">
            <text:p>0.0100</text:p>
          </table:table-cell>
          <table:table-cell/>
          <table:table-cell table:style-name="ce47"/>
          <table:table-cell/>
          <table:table-cell table:style-name="ce7" table:formula="of:=-[.B139]" office:value-type="float" office:value="-0.345">
            <text:p>-0.3450</text:p>
          </table:table-cell>
          <table:table-cell table:style-name="ce23" table:formula="of:=[.L139]" office:value-type="float" office:value="-0.345">
            <text:p>-0.3450</text:p>
          </table:table-cell>
          <table:table-cell table:style-name="ce23" table:formula="of:=[.D139]" office:value-type="float" office:value="0.973">
            <text:p>0.9730</text:p>
          </table:table-cell>
          <table:table-cell table:style-name="ce23" table:formula="of:=SQRT([.E139]*[.E139]+[.G139]*[.G139])" office:value-type="float" office:value="0.0172046505340853">
            <text:p>0.0172</text:p>
          </table:table-cell>
          <table:table-cell table:style-name="ce38" table:formula="of:=SQRT([.F139]*[.F139]+[.H139]*[.H139])" office:value-type="float" office:value="0.0172046505340853">
            <text:p>0.0172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419">
            <text:p>0.4190</text:p>
          </table:table-cell>
          <table:table-cell table:style-name="ce23" table:formula="of:=[.B140]" office:value-type="float" office:value="0.419">
            <text:p>0.4190</text:p>
          </table:table-cell>
          <table:table-cell table:style-name="ce23" office:value-type="float" office:value="0.98">
            <text:p>0.9800</text:p>
          </table:table-cell>
          <table:table-cell table:style-name="ce23" office:value-type="float" office:value="0.016">
            <text:p>0.0160</text:p>
          </table:table-cell>
          <table:table-cell table:style-name="ce23" table:formula="of:=[.E140]" office:value-type="float" office:value="0.016">
            <text:p>0.0160</text:p>
          </table:table-cell>
          <table:table-cell table:style-name="ce23" office:value-type="float" office:value="0.009">
            <text:p>0.0090</text:p>
          </table:table-cell>
          <table:table-cell table:style-name="ce38" table:formula="of:=[.G140]" office:value-type="float" office:value="0.009">
            <text:p>0.0090</text:p>
          </table:table-cell>
          <table:table-cell/>
          <table:table-cell table:style-name="ce47"/>
          <table:table-cell/>
          <table:table-cell table:style-name="ce7" table:formula="of:=-[.B140]" office:value-type="float" office:value="-0.419">
            <text:p>-0.4190</text:p>
          </table:table-cell>
          <table:table-cell table:style-name="ce23" table:formula="of:=[.L140]" office:value-type="float" office:value="-0.419">
            <text:p>-0.4190</text:p>
          </table:table-cell>
          <table:table-cell table:style-name="ce23" table:formula="of:=[.D140]" office:value-type="float" office:value="0.98">
            <text:p>0.9800</text:p>
          </table:table-cell>
          <table:table-cell table:style-name="ce23" table:formula="of:=SQRT([.E140]*[.E140]+[.G140]*[.G140])" office:value-type="float" office:value="0.0183575597506858">
            <text:p>0.0184</text:p>
          </table:table-cell>
          <table:table-cell table:style-name="ce38" table:formula="of:=SQRT([.F140]*[.F140]+[.H140]*[.H140])" office:value-type="float" office:value="0.0183575597506858">
            <text:p>0.0184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5">
            <text:p>0.5000</text:p>
          </table:table-cell>
          <table:table-cell table:style-name="ce23" table:formula="of:=[.B141]" office:value-type="float" office:value="0.5">
            <text:p>0.5000</text:p>
          </table:table-cell>
          <table:table-cell table:style-name="ce23" office:value-type="float" office:value="0.993">
            <text:p>0.9930</text:p>
          </table:table-cell>
          <table:table-cell table:style-name="ce23" office:value-type="float" office:value="0.019">
            <text:p>0.0190</text:p>
          </table:table-cell>
          <table:table-cell table:style-name="ce23" table:formula="of:=[.E141]" office:value-type="float" office:value="0.019">
            <text:p>0.0190</text:p>
          </table:table-cell>
          <table:table-cell table:style-name="ce23" office:value-type="float" office:value="0.008">
            <text:p>0.0080</text:p>
          </table:table-cell>
          <table:table-cell table:style-name="ce38" table:formula="of:=[.G141]" office:value-type="float" office:value="0.008">
            <text:p>0.0080</text:p>
          </table:table-cell>
          <table:table-cell/>
          <table:table-cell table:style-name="ce47"/>
          <table:table-cell/>
          <table:table-cell table:style-name="ce7" table:formula="of:=-[.B141]" office:value-type="float" office:value="-0.5">
            <text:p>-0.5000</text:p>
          </table:table-cell>
          <table:table-cell table:style-name="ce23" table:formula="of:=[.L141]" office:value-type="float" office:value="-0.5">
            <text:p>-0.5000</text:p>
          </table:table-cell>
          <table:table-cell table:style-name="ce23" table:formula="of:=[.D141]" office:value-type="float" office:value="0.993">
            <text:p>0.9930</text:p>
          </table:table-cell>
          <table:table-cell table:style-name="ce23" table:formula="of:=SQRT([.E141]*[.E141]+[.G141]*[.G141])" office:value-type="float" office:value="0.0206155281280883">
            <text:p>0.0206</text:p>
          </table:table-cell>
          <table:table-cell table:style-name="ce38" table:formula="of:=SQRT([.F141]*[.F141]+[.H141]*[.H141])" office:value-type="float" office:value="0.0206155281280883">
            <text:p>0.0206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0.591">
            <text:p>0.5910</text:p>
          </table:table-cell>
          <table:table-cell table:style-name="ce24" table:formula="of:=[.B142]" office:value-type="float" office:value="0.591">
            <text:p>0.5910</text:p>
          </table:table-cell>
          <table:table-cell table:style-name="ce24" office:value-type="float" office:value="0.961">
            <text:p>0.9610</text:p>
          </table:table-cell>
          <table:table-cell table:style-name="ce24" office:value-type="float" office:value="0.025">
            <text:p>0.0250</text:p>
          </table:table-cell>
          <table:table-cell table:style-name="ce24" table:formula="of:=[.E142]" office:value-type="float" office:value="0.025">
            <text:p>0.0250</text:p>
          </table:table-cell>
          <table:table-cell table:style-name="ce24" office:value-type="float" office:value="0.007">
            <text:p>0.0070</text:p>
          </table:table-cell>
          <table:table-cell table:style-name="ce39" table:formula="of:=[.G142]" office:value-type="float" office:value="0.007">
            <text:p>0.0070</text:p>
          </table:table-cell>
          <table:table-cell/>
          <table:table-cell table:style-name="ce47"/>
          <table:table-cell/>
          <table:table-cell table:style-name="ce8" table:formula="of:=-[.B142]" office:value-type="float" office:value="-0.591">
            <text:p>-0.5910</text:p>
          </table:table-cell>
          <table:table-cell table:style-name="ce24" table:formula="of:=[.L142]" office:value-type="float" office:value="-0.591">
            <text:p>-0.5910</text:p>
          </table:table-cell>
          <table:table-cell table:style-name="ce24" table:formula="of:=[.D142]" office:value-type="float" office:value="0.961">
            <text:p>0.9610</text:p>
          </table:table-cell>
          <table:table-cell table:style-name="ce24" table:formula="of:=SQRT([.E142]*[.E142]+[.G142]*[.G142])" office:value-type="float" office:value="0.0259615099714943">
            <text:p>0.0260</text:p>
          </table:table-cell>
          <table:table-cell table:style-name="ce39" table:formula="of:=SQRT([.F142]*[.F142]+[.H142]*[.H142])" office:value-type="float" office:value="0.0259615099714943">
            <text:p>0.0260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07-PRL-99-202002_Ron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144]" office:value-type="string" office:string-value="2007-PRL-99-202002_Ron" table:number-columns-spanned="5" table:number-rows-spanned="1">
            <text:p>2007-PRL-99-202002_Ron</text:p>
          </table:table-cell>
          <table:covered-table-cell table:number-columns-repeated="4"/>
          <table:table-cell/>
          <table:table-cell table:style-name="ce48"/>
          <table:table-cell table:style-name="ce48" office:value-type="string">
            <text:p>NOT</text:p>
          </table:table-cell>
        </table:table-row>
        <table:table-row table:style-name="ro5">
          <table:table-cell/>
          <table:table-cell table:style-name="ce66" office:value-type="string" table:number-columns-spanned="7" table:number-rows-spanned="1">
            <text:p>updated later</text:p>
          </table:table-cell>
          <table:covered-table-cell table:number-columns-repeated="6"/>
          <table:table-cell table:number-columns-repeated="3"/>
          <table:table-cell table:style-name="ce66" table:formula="of:=[.B145]" office:value-type="string" office:string-value="updated later" table:number-columns-spanned="5" table:number-rows-spanned="1">
            <text:p>updated later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0.225">
            <text:p>0.2250</text:p>
          </table:table-cell>
          <table:table-cell table:style-name="ce23" table:formula="of:=[.B149]" office:value-type="float" office:value="0.225">
            <text:p>0.2250</text:p>
          </table:table-cell>
          <table:table-cell table:style-name="ce23" office:value-type="float" office:value="0.957">
            <text:p>0.9570</text:p>
          </table:table-cell>
          <table:table-cell table:style-name="ce23" office:value-type="float" office:value="0.0857">
            <text:p>0.0857</text:p>
          </table:table-cell>
          <table:table-cell table:style-name="ce23" table:formula="of:=[.E149]" office:value-type="float" office:value="0.0857">
            <text:p>0.0857</text:p>
          </table:table-cell>
          <table:table-cell table:style-name="ce23" office:value-type="float" office:value="0.0036">
            <text:p>0.0036</text:p>
          </table:table-cell>
          <table:table-cell table:style-name="ce38" table:formula="of:=[.G149]" office:value-type="float" office:value="0.0036">
            <text:p>0.0036</text:p>
          </table:table-cell>
          <table:table-cell/>
          <table:table-cell table:style-name="ce47"/>
          <table:table-cell/>
          <table:table-cell table:style-name="ce7" table:formula="of:=-[.B149]" office:value-type="float" office:value="-0.225">
            <text:p>-0.2250</text:p>
          </table:table-cell>
          <table:table-cell table:style-name="ce23" table:formula="of:=[.L149]" office:value-type="float" office:value="-0.225">
            <text:p>-0.2250</text:p>
          </table:table-cell>
          <table:table-cell table:style-name="ce23" table:formula="of:=[.D149]" office:value-type="float" office:value="0.957">
            <text:p>0.9570</text:p>
          </table:table-cell>
          <table:table-cell table:style-name="ce23" table:formula="of:=SQRT([.E149]*[.E149]+[.G149]*[.G149])" office:value-type="float" office:value="0.0857755792752226">
            <text:p>0.0858</text:p>
          </table:table-cell>
          <table:table-cell table:style-name="ce38" table:formula="of:=SQRT([.F149]*[.F149]+[.H149]*[.H149])" office:value-type="float" office:value="0.0857755792752226">
            <text:p>0.0858</text:p>
          </table:table-cell>
          <table:table-cell/>
          <table:table-cell table:style-name="ce47"/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0.244">
            <text:p>0.2440</text:p>
          </table:table-cell>
          <table:table-cell table:style-name="ce23" table:formula="of:=[.B150]" office:value-type="float" office:value="0.244">
            <text:p>0.2440</text:p>
          </table:table-cell>
          <table:table-cell table:style-name="ce23" office:value-type="float" office:value="0.9549">
            <text:p>0.9549</text:p>
          </table:table-cell>
          <table:table-cell table:style-name="ce23" office:value-type="float" office:value="0.05">
            <text:p>0.0500</text:p>
          </table:table-cell>
          <table:table-cell table:style-name="ce23" table:formula="of:=[.E150]" office:value-type="float" office:value="0.05">
            <text:p>0.0500</text:p>
          </table:table-cell>
          <table:table-cell table:style-name="ce23" office:value-type="float" office:value="0.0037">
            <text:p>0.0037</text:p>
          </table:table-cell>
          <table:table-cell table:style-name="ce38" table:formula="of:=[.G150]" office:value-type="float" office:value="0.0037">
            <text:p>0.0037</text:p>
          </table:table-cell>
          <table:table-cell/>
          <table:table-cell table:style-name="ce47"/>
          <table:table-cell/>
          <table:table-cell table:style-name="ce7" table:formula="of:=-[.B150]" office:value-type="float" office:value="-0.244">
            <text:p>-0.2440</text:p>
          </table:table-cell>
          <table:table-cell table:style-name="ce23" table:formula="of:=[.L150]" office:value-type="float" office:value="-0.244">
            <text:p>-0.2440</text:p>
          </table:table-cell>
          <table:table-cell table:style-name="ce23" table:formula="of:=[.D150]" office:value-type="float" office:value="0.9549">
            <text:p>0.9549</text:p>
          </table:table-cell>
          <table:table-cell table:style-name="ce23" table:formula="of:=SQRT([.E150]*[.E150]+[.G150]*[.G150])" office:value-type="float" office:value="0.0501367130952958">
            <text:p>0.0501</text:p>
          </table:table-cell>
          <table:table-cell table:style-name="ce38" table:formula="of:=SQRT([.F150]*[.F150]+[.H150]*[.H150])" office:value-type="float" office:value="0.0501367130952958">
            <text:p>0.0501</text:p>
          </table:table-cell>
          <table:table-cell/>
          <table:table-cell table:style-name="ce47"/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0.263">
            <text:p>0.2630</text:p>
          </table:table-cell>
          <table:table-cell table:style-name="ce23" table:formula="of:=[.B151]" office:value-type="float" office:value="0.263">
            <text:p>0.2630</text:p>
          </table:table-cell>
          <table:table-cell table:style-name="ce23" office:value-type="float" office:value="1.0173">
            <text:p>1.0173</text:p>
          </table:table-cell>
          <table:table-cell table:style-name="ce23" office:value-type="float" office:value="0.0495">
            <text:p>0.0495</text:p>
          </table:table-cell>
          <table:table-cell table:style-name="ce23" table:formula="of:=[.E151]" office:value-type="float" office:value="0.0495">
            <text:p>0.0495</text:p>
          </table:table-cell>
          <table:table-cell table:style-name="ce23" office:value-type="float" office:value="0.0035">
            <text:p>0.0035</text:p>
          </table:table-cell>
          <table:table-cell table:style-name="ce38" table:formula="of:=[.G151]" office:value-type="float" office:value="0.0035">
            <text:p>0.0035</text:p>
          </table:table-cell>
          <table:table-cell/>
          <table:table-cell table:style-name="ce47"/>
          <table:table-cell/>
          <table:table-cell table:style-name="ce7" table:formula="of:=-[.B151]" office:value-type="float" office:value="-0.263">
            <text:p>-0.2630</text:p>
          </table:table-cell>
          <table:table-cell table:style-name="ce23" table:formula="of:=[.L151]" office:value-type="float" office:value="-0.263">
            <text:p>-0.2630</text:p>
          </table:table-cell>
          <table:table-cell table:style-name="ce23" table:formula="of:=[.D151]" office:value-type="float" office:value="1.0173">
            <text:p>1.0173</text:p>
          </table:table-cell>
          <table:table-cell table:style-name="ce23" table:formula="of:=SQRT([.E151]*[.E151]+[.G151]*[.G151])" office:value-type="float" office:value="0.049623583103198">
            <text:p>0.0496</text:p>
          </table:table-cell>
          <table:table-cell table:style-name="ce38" table:formula="of:=SQRT([.F151]*[.F151]+[.H151]*[.H151])" office:value-type="float" office:value="0.049623583103198">
            <text:p>0.0496</text:p>
          </table:table-cell>
          <table:table-cell/>
          <table:table-cell table:style-name="ce47"/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0.277">
            <text:p>0.2770</text:p>
          </table:table-cell>
          <table:table-cell table:style-name="ce23" table:formula="of:=[.B152]" office:value-type="float" office:value="0.277">
            <text:p>0.2770</text:p>
          </table:table-cell>
          <table:table-cell table:style-name="ce23" office:value-type="float" office:value="1.006">
            <text:p>1.0060</text:p>
          </table:table-cell>
          <table:table-cell table:style-name="ce23" office:value-type="float" office:value="0.0504">
            <text:p>0.0504</text:p>
          </table:table-cell>
          <table:table-cell table:style-name="ce23" table:formula="of:=[.E152]" office:value-type="float" office:value="0.0504">
            <text:p>0.0504</text:p>
          </table:table-cell>
          <table:table-cell table:style-name="ce23" office:value-type="float" office:value="0.003">
            <text:p>0.0030</text:p>
          </table:table-cell>
          <table:table-cell table:style-name="ce38" table:formula="of:=[.G152]" office:value-type="float" office:value="0.003">
            <text:p>0.0030</text:p>
          </table:table-cell>
          <table:table-cell/>
          <table:table-cell table:style-name="ce47"/>
          <table:table-cell/>
          <table:table-cell table:style-name="ce7" table:formula="of:=-[.B152]" office:value-type="float" office:value="-0.277">
            <text:p>-0.2770</text:p>
          </table:table-cell>
          <table:table-cell table:style-name="ce23" table:formula="of:=[.L152]" office:value-type="float" office:value="-0.277">
            <text:p>-0.2770</text:p>
          </table:table-cell>
          <table:table-cell table:style-name="ce23" table:formula="of:=[.D152]" office:value-type="float" office:value="1.006">
            <text:p>1.0060</text:p>
          </table:table-cell>
          <table:table-cell table:style-name="ce23" table:formula="of:=SQRT([.E152]*[.E152]+[.G152]*[.G152])" office:value-type="float" office:value="0.0504892067673874">
            <text:p>0.0505</text:p>
          </table:table-cell>
          <table:table-cell table:style-name="ce38" table:formula="of:=SQRT([.F152]*[.F152]+[.H152]*[.H152])" office:value-type="float" office:value="0.0504892067673874">
            <text:p>0.0505</text:p>
          </table:table-cell>
          <table:table-cell/>
          <table:table-cell table:style-name="ce47"/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0.319">
            <text:p>0.3190</text:p>
          </table:table-cell>
          <table:table-cell table:style-name="ce23" table:formula="of:=[.B153]" office:value-type="float" office:value="0.319">
            <text:p>0.3190</text:p>
          </table:table-cell>
          <table:table-cell table:style-name="ce23" office:value-type="float" office:value="0.9691">
            <text:p>0.9691</text:p>
          </table:table-cell>
          <table:table-cell table:style-name="ce23" office:value-type="float" office:value="0.0143">
            <text:p>0.0143</text:p>
          </table:table-cell>
          <table:table-cell table:style-name="ce23" table:formula="of:=[.E153]" office:value-type="float" office:value="0.0143">
            <text:p>0.0143</text:p>
          </table:table-cell>
          <table:table-cell table:style-name="ce23" office:value-type="float" office:value="0.0058">
            <text:p>0.0058</text:p>
          </table:table-cell>
          <table:table-cell table:style-name="ce38" table:formula="of:=[.G153]" office:value-type="float" office:value="0.0058">
            <text:p>0.0058</text:p>
          </table:table-cell>
          <table:table-cell/>
          <table:table-cell table:style-name="ce47"/>
          <table:table-cell/>
          <table:table-cell table:style-name="ce7" table:formula="of:=-[.B153]" office:value-type="float" office:value="-0.319">
            <text:p>-0.3190</text:p>
          </table:table-cell>
          <table:table-cell table:style-name="ce23" table:formula="of:=[.L153]" office:value-type="float" office:value="-0.319">
            <text:p>-0.3190</text:p>
          </table:table-cell>
          <table:table-cell table:style-name="ce23" table:formula="of:=[.D153]" office:value-type="float" office:value="0.9691">
            <text:p>0.9691</text:p>
          </table:table-cell>
          <table:table-cell table:style-name="ce23" table:formula="of:=SQRT([.E153]*[.E153]+[.G153]*[.G153])" office:value-type="float" office:value="0.0154314613695528">
            <text:p>0.0154</text:p>
          </table:table-cell>
          <table:table-cell table:style-name="ce38" table:formula="of:=SQRT([.F153]*[.F153]+[.H153]*[.H153])" office:value-type="float" office:value="0.0154314613695528">
            <text:p>0.0154</text:p>
          </table:table-cell>
          <table:table-cell/>
          <table:table-cell table:style-name="ce47"/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0.356">
            <text:p>0.3560</text:p>
          </table:table-cell>
          <table:table-cell table:style-name="ce23" table:formula="of:=[.B154]" office:value-type="float" office:value="0.356">
            <text:p>0.3560</text:p>
          </table:table-cell>
          <table:table-cell table:style-name="ce23" office:value-type="float" office:value="0.9441">
            <text:p>0.9441</text:p>
          </table:table-cell>
          <table:table-cell table:style-name="ce23" office:value-type="float" office:value="0.0099">
            <text:p>0.0099</text:p>
          </table:table-cell>
          <table:table-cell table:style-name="ce23" table:formula="of:=[.E154]" office:value-type="float" office:value="0.0099">
            <text:p>0.0099</text:p>
          </table:table-cell>
          <table:table-cell table:style-name="ce23" office:value-type="float" office:value="0.005">
            <text:p>0.0050</text:p>
          </table:table-cell>
          <table:table-cell table:style-name="ce38" table:formula="of:=[.G154]" office:value-type="float" office:value="0.005">
            <text:p>0.0050</text:p>
          </table:table-cell>
          <table:table-cell/>
          <table:table-cell table:style-name="ce47"/>
          <table:table-cell/>
          <table:table-cell table:style-name="ce7" table:formula="of:=-[.B154]" office:value-type="float" office:value="-0.356">
            <text:p>-0.3560</text:p>
          </table:table-cell>
          <table:table-cell table:style-name="ce23" table:formula="of:=[.L154]" office:value-type="float" office:value="-0.356">
            <text:p>-0.3560</text:p>
          </table:table-cell>
          <table:table-cell table:style-name="ce23" table:formula="of:=[.D154]" office:value-type="float" office:value="0.9441">
            <text:p>0.9441</text:p>
          </table:table-cell>
          <table:table-cell table:style-name="ce23" table:formula="of:=SQRT([.E154]*[.E154]+[.G154]*[.G154])" office:value-type="float" office:value="0.0110909873320638">
            <text:p>0.0111</text:p>
          </table:table-cell>
          <table:table-cell table:style-name="ce38" table:formula="of:=SQRT([.F154]*[.F154]+[.H154]*[.H154])" office:value-type="float" office:value="0.0110909873320638">
            <text:p>0.0111</text:p>
          </table:table-cell>
          <table:table-cell/>
          <table:table-cell table:style-name="ce47"/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0.413">
            <text:p>0.4130</text:p>
          </table:table-cell>
          <table:table-cell table:style-name="ce23" table:formula="of:=[.B155]" office:value-type="float" office:value="0.413">
            <text:p>0.4130</text:p>
          </table:table-cell>
          <table:table-cell table:style-name="ce23" office:value-type="float" office:value="0.9491">
            <text:p>0.9491</text:p>
          </table:table-cell>
          <table:table-cell table:style-name="ce23" office:value-type="float" office:value="0.0138">
            <text:p>0.0138</text:p>
          </table:table-cell>
          <table:table-cell table:style-name="ce23" table:formula="of:=[.E155]" office:value-type="float" office:value="0.0138">
            <text:p>0.0138</text:p>
          </table:table-cell>
          <table:table-cell table:style-name="ce23" office:value-type="float" office:value="0.0053">
            <text:p>0.0053</text:p>
          </table:table-cell>
          <table:table-cell table:style-name="ce38" table:formula="of:=[.G155]" office:value-type="float" office:value="0.0053">
            <text:p>0.0053</text:p>
          </table:table-cell>
          <table:table-cell/>
          <table:table-cell table:style-name="ce47"/>
          <table:table-cell/>
          <table:table-cell table:style-name="ce7" table:formula="of:=-[.B155]" office:value-type="float" office:value="-0.413">
            <text:p>-0.4130</text:p>
          </table:table-cell>
          <table:table-cell table:style-name="ce23" table:formula="of:=[.L155]" office:value-type="float" office:value="-0.413">
            <text:p>-0.4130</text:p>
          </table:table-cell>
          <table:table-cell table:style-name="ce23" table:formula="of:=[.D155]" office:value-type="float" office:value="0.9491">
            <text:p>0.9491</text:p>
          </table:table-cell>
          <table:table-cell table:style-name="ce23" table:formula="of:=SQRT([.E155]*[.E155]+[.G155]*[.G155])" office:value-type="float" office:value="0.0147827602294024">
            <text:p>0.0148</text:p>
          </table:table-cell>
          <table:table-cell table:style-name="ce38" table:formula="of:=SQRT([.F155]*[.F155]+[.H155]*[.H155])" office:value-type="float" office:value="0.0147827602294024">
            <text:p>0.0148</text:p>
          </table:table-cell>
          <table:table-cell/>
          <table:table-cell table:style-name="ce47"/>
          <table:table-cell table:style-name="ce48" office:value-type="string">
            <text:p>NOT</text:p>
          </table:table-cell>
        </table:table-row>
        <table:table-row table:style-name="ro1">
          <table:table-cell/>
          <table:table-cell table:style-name="ce8" office:value-type="float" office:value="0.488">
            <text:p>0.4880</text:p>
          </table:table-cell>
          <table:table-cell table:style-name="ce24" table:formula="of:=[.B156]" office:value-type="float" office:value="0.488">
            <text:p>0.4880</text:p>
          </table:table-cell>
          <table:table-cell table:style-name="ce24" office:value-type="float" office:value="0.9861">
            <text:p>0.9861</text:p>
          </table:table-cell>
          <table:table-cell table:style-name="ce24" office:value-type="float" office:value="0.0189">
            <text:p>0.0189</text:p>
          </table:table-cell>
          <table:table-cell table:style-name="ce24" table:formula="of:=[.E156]" office:value-type="float" office:value="0.0189">
            <text:p>0.0189</text:p>
          </table:table-cell>
          <table:table-cell table:style-name="ce24" office:value-type="float" office:value="0.0094">
            <text:p>0.0094</text:p>
          </table:table-cell>
          <table:table-cell table:style-name="ce39" table:formula="of:=[.G156]" office:value-type="float" office:value="0.0094">
            <text:p>0.0094</text:p>
          </table:table-cell>
          <table:table-cell/>
          <table:table-cell table:style-name="ce47"/>
          <table:table-cell/>
          <table:table-cell table:style-name="ce8" table:formula="of:=-[.B156]" office:value-type="float" office:value="-0.488">
            <text:p>-0.4880</text:p>
          </table:table-cell>
          <table:table-cell table:style-name="ce24" table:formula="of:=[.L156]" office:value-type="float" office:value="-0.488">
            <text:p>-0.4880</text:p>
          </table:table-cell>
          <table:table-cell table:style-name="ce24" table:formula="of:=[.D156]" office:value-type="float" office:value="0.9861">
            <text:p>0.9861</text:p>
          </table:table-cell>
          <table:table-cell table:style-name="ce24" table:formula="of:=SQRT([.E156]*[.E156]+[.G156]*[.G156])" office:value-type="float" office:value="0.0211085290818664">
            <text:p>0.0211</text:p>
          </table:table-cell>
          <table:table-cell table:style-name="ce39" table:formula="of:=SQRT([.F156]*[.F156]+[.H156]*[.H156])" office:value-type="float" office:value="0.0211085290818664">
            <text:p>0.0211</text:p>
          </table:table-cell>
          <table:table-cell/>
          <table:table-cell table:style-name="ce47"/>
          <table:table-cell table:style-name="ce48" office:value-type="string">
            <text:p>NOT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10-PRL-104-242301_Puckett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158]" office:value-type="string" office:string-value="2010-PRL-104-242301_Puckett" table:number-columns-spanned="5" table:number-rows-spanned="1">
            <text:p>2010-PRL-104-242301_Puckett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5">
          <table:table-cell/>
          <table:table-cell table:style-name="ce66" office:value-type="string" table:number-columns-spanned="7" table:number-rows-spanned="1">
            <text:p>H(e,e'p) – pol. e,p</text:p>
          </table:table-cell>
          <table:covered-table-cell table:number-columns-repeated="6"/>
          <table:table-cell table:number-columns-repeated="3"/>
          <table:table-cell table:style-name="ce66" table:formula="of:=[.B159]" office:value-type="string" office:string-value="H(e,e'p) – pol. e,p" table:number-columns-spanned="5" table:number-rows-spanned="1">
            <text:p>H(e,e'p) – pol. e,p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5.17">
            <text:p>5.1700</text:p>
          </table:table-cell>
          <table:table-cell table:style-name="ce23" table:formula="of:=[.B163]" office:value-type="float" office:value="5.17">
            <text:p>5.1700</text:p>
          </table:table-cell>
          <table:table-cell table:style-name="ce23" office:value-type="float" office:value="0.443">
            <text:p>0.4430</text:p>
          </table:table-cell>
          <table:table-cell table:style-name="ce23" office:value-type="float" office:value="0.066">
            <text:p>0.0660</text:p>
          </table:table-cell>
          <table:table-cell table:style-name="ce23" table:formula="of:=[.E163]" office:value-type="float" office:value="0.066">
            <text:p>0.0660</text:p>
          </table:table-cell>
          <table:table-cell table:style-name="ce23" office:value-type="float" office:value="0.018">
            <text:p>0.0180</text:p>
          </table:table-cell>
          <table:table-cell table:style-name="ce38" table:formula="of:=[.G163]" office:value-type="float" office:value="0.018">
            <text:p>0.0180</text:p>
          </table:table-cell>
          <table:table-cell/>
          <table:table-cell table:style-name="ce47"/>
          <table:table-cell/>
          <table:table-cell table:style-name="ce7" table:formula="of:=-[.B163]" office:value-type="float" office:value="-5.17">
            <text:p>-5.1700</text:p>
          </table:table-cell>
          <table:table-cell table:style-name="ce23" table:formula="of:=[.L163]" office:value-type="float" office:value="-5.17">
            <text:p>-5.1700</text:p>
          </table:table-cell>
          <table:table-cell table:style-name="ce23" table:formula="of:=[.D163]" office:value-type="float" office:value="0.443">
            <text:p>0.4430</text:p>
          </table:table-cell>
          <table:table-cell table:style-name="ce23" table:formula="of:=SQRT([.E163]*[.E163]+[.G163]*[.G163])" office:value-type="float" office:value="0.0684105255059483">
            <text:p>0.0684</text:p>
          </table:table-cell>
          <table:table-cell table:style-name="ce38" table:formula="of:=SQRT([.F163]*[.F163]+[.H163]*[.H163])" office:value-type="float" office:value="0.0684105255059483">
            <text:p>0.0684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6.7">
            <text:p>6.7000</text:p>
          </table:table-cell>
          <table:table-cell table:style-name="ce23" table:formula="of:=[.B164]" office:value-type="float" office:value="6.7">
            <text:p>6.7000</text:p>
          </table:table-cell>
          <table:table-cell table:style-name="ce23" office:value-type="float" office:value="0.327">
            <text:p>0.3270</text:p>
          </table:table-cell>
          <table:table-cell table:style-name="ce23" office:value-type="float" office:value="0.105">
            <text:p>0.1050</text:p>
          </table:table-cell>
          <table:table-cell table:style-name="ce23" table:formula="of:=[.E164]" office:value-type="float" office:value="0.105">
            <text:p>0.1050</text:p>
          </table:table-cell>
          <table:table-cell table:style-name="ce23" office:value-type="float" office:value="0.022">
            <text:p>0.0220</text:p>
          </table:table-cell>
          <table:table-cell table:style-name="ce38" table:formula="of:=[.G164]" office:value-type="float" office:value="0.022">
            <text:p>0.0220</text:p>
          </table:table-cell>
          <table:table-cell/>
          <table:table-cell table:style-name="ce47"/>
          <table:table-cell/>
          <table:table-cell table:style-name="ce7" table:formula="of:=-[.B164]" office:value-type="float" office:value="-6.7">
            <text:p>-6.7000</text:p>
          </table:table-cell>
          <table:table-cell table:style-name="ce23" table:formula="of:=[.L164]" office:value-type="float" office:value="-6.7">
            <text:p>-6.7000</text:p>
          </table:table-cell>
          <table:table-cell table:style-name="ce23" table:formula="of:=[.D164]" office:value-type="float" office:value="0.327">
            <text:p>0.3270</text:p>
          </table:table-cell>
          <table:table-cell table:style-name="ce23" table:formula="of:=SQRT([.E164]*[.E164]+[.G164]*[.G164])" office:value-type="float" office:value="0.107280007457121">
            <text:p>0.1073</text:p>
          </table:table-cell>
          <table:table-cell table:style-name="ce38" table:formula="of:=SQRT([.F164]*[.F164]+[.H164]*[.H164])" office:value-type="float" office:value="0.107280007457121">
            <text:p>0.1073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8.49">
            <text:p>8.4900</text:p>
          </table:table-cell>
          <table:table-cell table:style-name="ce24" table:formula="of:=[.B165]" office:value-type="float" office:value="8.49">
            <text:p>8.4900</text:p>
          </table:table-cell>
          <table:table-cell table:style-name="ce24" office:value-type="float" office:value="0.138">
            <text:p>0.1380</text:p>
          </table:table-cell>
          <table:table-cell table:style-name="ce24" office:value-type="float" office:value="0.179">
            <text:p>0.1790</text:p>
          </table:table-cell>
          <table:table-cell table:style-name="ce24" table:formula="of:=[.E165]" office:value-type="float" office:value="0.179">
            <text:p>0.1790</text:p>
          </table:table-cell>
          <table:table-cell table:style-name="ce24" office:value-type="float" office:value="0.043">
            <text:p>0.0430</text:p>
          </table:table-cell>
          <table:table-cell table:style-name="ce39" table:formula="of:=[.G165]" office:value-type="float" office:value="0.043">
            <text:p>0.0430</text:p>
          </table:table-cell>
          <table:table-cell/>
          <table:table-cell table:style-name="ce47"/>
          <table:table-cell/>
          <table:table-cell table:style-name="ce8" table:formula="of:=-[.B165]" office:value-type="float" office:value="-8.49">
            <text:p>-8.4900</text:p>
          </table:table-cell>
          <table:table-cell table:style-name="ce24" table:formula="of:=[.L165]" office:value-type="float" office:value="-8.49">
            <text:p>-8.4900</text:p>
          </table:table-cell>
          <table:table-cell table:style-name="ce24" table:formula="of:=[.D165]" office:value-type="float" office:value="0.138">
            <text:p>0.1380</text:p>
          </table:table-cell>
          <table:table-cell table:style-name="ce24" table:formula="of:=SQRT([.E165]*[.E165]+[.G165]*[.G165])" office:value-type="float" office:value="0.18409236811992">
            <text:p>0.1841</text:p>
          </table:table-cell>
          <table:table-cell table:style-name="ce39" table:formula="of:=SQRT([.F165]*[.F165]+[.H165]*[.H165])" office:value-type="float" office:value="0.18409236811992">
            <text:p>0.1841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11-temp_Puckett [arXiv:1102.5737]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167]" office:value-type="string" office:string-value="2011-temp_Puckett [arXiv:1102.5737]" table:number-columns-spanned="5" table:number-rows-spanned="1">
            <text:p>2011-temp_Puckett [arXiv:1102.5737]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5">
          <table:table-cell/>
          <table:table-cell table:style-name="ce66" office:value-type="string" table:number-columns-spanned="7" table:number-rows-spanned="1">
            <text:p>H(e,e'p) – pol. e,p</text:p>
          </table:table-cell>
          <table:covered-table-cell table:number-columns-repeated="6"/>
          <table:table-cell table:number-columns-repeated="3"/>
          <table:table-cell table:style-name="ce66" table:formula="of:=[.B168]" office:value-type="string" office:string-value="H(e,e'p) – pol. e,p" table:number-columns-spanned="5" table:number-rows-spanned="1">
            <text:p>H(e,e'p) – pol. e,p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4">
            <text:p>4.0000</text:p>
          </table:table-cell>
          <table:table-cell table:style-name="ce23" table:formula="of:=[.B172]" office:value-type="float" office:value="4">
            <text:p>4.0000</text:p>
          </table:table-cell>
          <table:table-cell table:style-name="ce23" office:value-type="float" office:value="0.519">
            <text:p>0.5190</text:p>
          </table:table-cell>
          <table:table-cell table:style-name="ce23" office:value-type="float" office:value="0.055">
            <text:p>0.0550</text:p>
          </table:table-cell>
          <table:table-cell table:style-name="ce23" table:formula="of:=[.E172]" office:value-type="float" office:value="0.055">
            <text:p>0.0550</text:p>
          </table:table-cell>
          <table:table-cell table:style-name="ce23" office:value-type="float" office:value="0">
            <text:p>0.0000</text:p>
          </table:table-cell>
          <table:table-cell table:style-name="ce38" table:formula="of:=[.G172]" office:value-type="float" office:value="0">
            <text:p>0.0000</text:p>
          </table:table-cell>
          <table:table-cell/>
          <table:table-cell table:style-name="ce47"/>
          <table:table-cell/>
          <table:table-cell table:style-name="ce7" table:formula="of:=-[.B172]" office:value-type="float" office:value="-4">
            <text:p>-4.0000</text:p>
          </table:table-cell>
          <table:table-cell table:style-name="ce23" table:formula="of:=[.L172]" office:value-type="float" office:value="-4">
            <text:p>-4.0000</text:p>
          </table:table-cell>
          <table:table-cell table:style-name="ce23" table:formula="of:=[.D172]" office:value-type="float" office:value="0.519">
            <text:p>0.5190</text:p>
          </table:table-cell>
          <table:table-cell table:style-name="ce23" table:formula="of:=SQRT([.E172]*[.E172]+[.G172]*[.G172])" office:value-type="float" office:value="0.055">
            <text:p>0.0550</text:p>
          </table:table-cell>
          <table:table-cell table:style-name="ce38" table:formula="of:=SQRT([.F172]*[.F172]+[.H172]*[.H172])" office:value-type="float" office:value="0.055">
            <text:p>0.0550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4.8">
            <text:p>4.8000</text:p>
          </table:table-cell>
          <table:table-cell table:style-name="ce23" table:formula="of:=[.B173]" office:value-type="float" office:value="4.8">
            <text:p>4.8000</text:p>
          </table:table-cell>
          <table:table-cell table:style-name="ce23" office:value-type="float" office:value="0.463">
            <text:p>0.4630</text:p>
          </table:table-cell>
          <table:table-cell table:style-name="ce23" office:value-type="float" office:value="0.054">
            <text:p>0.0540</text:p>
          </table:table-cell>
          <table:table-cell table:style-name="ce23" table:formula="of:=[.E173]" office:value-type="float" office:value="0.054">
            <text:p>0.0540</text:p>
          </table:table-cell>
          <table:table-cell table:style-name="ce23" office:value-type="float" office:value="0">
            <text:p>0.0000</text:p>
          </table:table-cell>
          <table:table-cell table:style-name="ce38" table:formula="of:=[.G173]" office:value-type="float" office:value="0">
            <text:p>0.0000</text:p>
          </table:table-cell>
          <table:table-cell/>
          <table:table-cell table:style-name="ce47"/>
          <table:table-cell/>
          <table:table-cell table:style-name="ce7" table:formula="of:=-[.B173]" office:value-type="float" office:value="-4.8">
            <text:p>-4.8000</text:p>
          </table:table-cell>
          <table:table-cell table:style-name="ce23" table:formula="of:=[.L173]" office:value-type="float" office:value="-4.8">
            <text:p>-4.8000</text:p>
          </table:table-cell>
          <table:table-cell table:style-name="ce23" table:formula="of:=[.D173]" office:value-type="float" office:value="0.463">
            <text:p>0.4630</text:p>
          </table:table-cell>
          <table:table-cell table:style-name="ce23" table:formula="of:=SQRT([.E173]*[.E173]+[.G173]*[.G173])" office:value-type="float" office:value="0.054">
            <text:p>0.0540</text:p>
          </table:table-cell>
          <table:table-cell table:style-name="ce38" table:formula="of:=SQRT([.F173]*[.F173]+[.H173]*[.H173])" office:value-type="float" office:value="0.054">
            <text:p>0.0540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5.6">
            <text:p>5.6000</text:p>
          </table:table-cell>
          <table:table-cell table:style-name="ce24" table:formula="of:=[.B174]" office:value-type="float" office:value="5.6">
            <text:p>5.6000</text:p>
          </table:table-cell>
          <table:table-cell table:style-name="ce24" office:value-type="float" office:value="0.306">
            <text:p>0.3060</text:p>
          </table:table-cell>
          <table:table-cell table:style-name="ce24" office:value-type="float" office:value="0.087">
            <text:p>0.0870</text:p>
          </table:table-cell>
          <table:table-cell table:style-name="ce24" table:formula="of:=[.E174]" office:value-type="float" office:value="0.087">
            <text:p>0.0870</text:p>
          </table:table-cell>
          <table:table-cell table:style-name="ce24" office:value-type="float" office:value="0">
            <text:p>0.0000</text:p>
          </table:table-cell>
          <table:table-cell table:style-name="ce39" table:formula="of:=[.G174]" office:value-type="float" office:value="0">
            <text:p>0.0000</text:p>
          </table:table-cell>
          <table:table-cell/>
          <table:table-cell table:style-name="ce47"/>
          <table:table-cell/>
          <table:table-cell table:style-name="ce8" table:formula="of:=-[.B174]" office:value-type="float" office:value="-5.6">
            <text:p>-5.6000</text:p>
          </table:table-cell>
          <table:table-cell table:style-name="ce24" table:formula="of:=[.L174]" office:value-type="float" office:value="-5.6">
            <text:p>-5.6000</text:p>
          </table:table-cell>
          <table:table-cell table:style-name="ce24" table:formula="of:=[.D174]" office:value-type="float" office:value="0.306">
            <text:p>0.3060</text:p>
          </table:table-cell>
          <table:table-cell table:style-name="ce24" table:formula="of:=SQRT([.E174]*[.E174]+[.G174]*[.G174])" office:value-type="float" office:value="0.087">
            <text:p>0.0870</text:p>
          </table:table-cell>
          <table:table-cell table:style-name="ce39" table:formula="of:=SQRT([.F174]*[.F174]+[.H174]*[.H174])" office:value-type="float" office:value="0.087">
            <text:p>0.0870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11-PRL-106-132501_Meziane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176]" office:value-type="string" office:string-value="2011-PRL-106-132501_Meziane" table:number-columns-spanned="5" table:number-rows-spanned="1">
            <text:p>2011-PRL-106-132501_Meziane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5">
          <table:table-cell/>
          <table:table-cell table:style-name="ce66" office:value-type="string" table:number-columns-spanned="7" table:number-rows-spanned="1">
            <text:p>H(e,e'p) – pol. e,p</text:p>
          </table:table-cell>
          <table:covered-table-cell table:number-columns-repeated="6"/>
          <table:table-cell table:number-columns-repeated="3"/>
          <table:table-cell table:style-name="ce66" table:formula="of:=[.B177]" office:value-type="string" office:string-value="H(e,e'p) – pol. e,p" table:number-columns-spanned="5" table:number-rows-spanned="1">
            <text:p>H(e,e'p) – pol. e,p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8" office:value-type="float" office:value="2.5">
            <text:p>2.5000</text:p>
          </table:table-cell>
          <table:table-cell table:style-name="ce24" table:formula="of:=[.B181]" office:value-type="float" office:value="2.5">
            <text:p>2.5000</text:p>
          </table:table-cell>
          <table:table-cell table:style-name="ce24" office:value-type="float" office:value="0.6923">
            <text:p>0.6923</text:p>
          </table:table-cell>
          <table:table-cell table:style-name="ce24" office:value-type="float" office:value="0.0058">
            <text:p>0.0058</text:p>
          </table:table-cell>
          <table:table-cell table:style-name="ce24" table:formula="of:=[.E181]" office:value-type="float" office:value="0.0058">
            <text:p>0.0058</text:p>
          </table:table-cell>
          <table:table-cell table:style-name="ce24" office:value-type="float" office:value="0">
            <text:p>0.0000</text:p>
          </table:table-cell>
          <table:table-cell table:style-name="ce39" table:formula="of:=[.G181]" office:value-type="float" office:value="0">
            <text:p>0.0000</text:p>
          </table:table-cell>
          <table:table-cell/>
          <table:table-cell table:style-name="ce47"/>
          <table:table-cell/>
          <table:table-cell table:style-name="ce8" table:formula="of:=-[.B181]" office:value-type="float" office:value="-2.5">
            <text:p>-2.5000</text:p>
          </table:table-cell>
          <table:table-cell table:style-name="ce24" table:formula="of:=[.L181]" office:value-type="float" office:value="-2.5">
            <text:p>-2.5000</text:p>
          </table:table-cell>
          <table:table-cell table:style-name="ce24" table:formula="of:=[.D181]" office:value-type="float" office:value="0.6923">
            <text:p>0.6923</text:p>
          </table:table-cell>
          <table:table-cell table:style-name="ce24" table:formula="of:=SQRT([.E181]*[.E181]+[.G181]*[.G181])" office:value-type="float" office:value="0.0058">
            <text:p>0.0058</text:p>
          </table:table-cell>
          <table:table-cell table:style-name="ce39" table:formula="of:=SQRT([.F181]*[.F181]+[.H181]*[.H181])" office:value-type="float" office:value="0.0058">
            <text:p>0.0058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110" office:value-type="string" table:number-columns-spanned="7" table:number-rows-spanned="1">
            <text:p>2011-PRC-64-055204_Ron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183]" office:value-type="string" office:string-value="2011-PRC-64-055204_Ron" table:number-columns-spanned="5" table:number-rows-spanned="1">
            <text:p>2011-PRC-64-055204_Ron</text:p>
          </table:table-cell>
          <table:covered-table-cell table:number-columns-repeated="4"/>
          <table:table-cell/>
          <table:table-cell table:style-name="ce48" table:number-columns-repeated="2"/>
        </table:table-row>
        <table:table-row table:style-name="ro5">
          <table:table-cell/>
          <table:table-cell table:style-name="ce66" office:value-type="string" table:number-columns-spanned="7" table:number-rows-spanned="1">
            <text:p>H(e,e'p) – pol. e,p</text:p>
          </table:table-cell>
          <table:covered-table-cell table:number-columns-repeated="6"/>
          <table:table-cell table:number-columns-repeated="3"/>
          <table:table-cell table:style-name="ce66" table:formula="of:=[.B184]" office:value-type="string" office:string-value="H(e,e'p) – pol. e,p" table:number-columns-spanned="5" table:number-rows-spanned="1">
            <text:p>H(e,e'p) – pol. e,p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1">
          <table:table-cell/>
          <table:table-cell table:style-name="ce7" office:value-type="float" office:value="0.215">
            <text:p>0.2150</text:p>
          </table:table-cell>
          <table:table-cell table:style-name="ce23" table:formula="of:=[.B188]" office:value-type="float" office:value="0.215">
            <text:p>0.2150</text:p>
          </table:table-cell>
          <table:table-cell table:style-name="ce23" office:value-type="float" office:value="0.825">
            <text:p>0.8250</text:p>
          </table:table-cell>
          <table:table-cell table:style-name="ce23" office:value-type="float" office:value="0.0483">
            <text:p>0.0483</text:p>
          </table:table-cell>
          <table:table-cell table:style-name="ce23" table:formula="of:=[.E188]" office:value-type="float" office:value="0.0483">
            <text:p>0.0483</text:p>
          </table:table-cell>
          <table:table-cell table:style-name="ce23" office:value-type="float" office:value="0.0162">
            <text:p>0.0162</text:p>
          </table:table-cell>
          <table:table-cell table:style-name="ce38" table:formula="of:=[.G188]" office:value-type="float" office:value="0.0162">
            <text:p>0.0162</text:p>
          </table:table-cell>
          <table:table-cell/>
          <table:table-cell table:style-name="ce47"/>
          <table:table-cell/>
          <table:table-cell table:style-name="ce7" table:formula="of:=-[.B188]" office:value-type="float" office:value="-0.215">
            <text:p>-0.2150</text:p>
          </table:table-cell>
          <table:table-cell table:style-name="ce23" table:formula="of:=[.L188]" office:value-type="float" office:value="-0.215">
            <text:p>-0.2150</text:p>
          </table:table-cell>
          <table:table-cell table:style-name="ce23" table:formula="of:=[.D188]" office:value-type="float" office:value="0.825">
            <text:p>0.8250</text:p>
          </table:table-cell>
          <table:table-cell table:style-name="ce23" table:formula="of:=SQRT([.E188]*[.E188]+[.G188]*[.G188])" office:value-type="float" office:value="0.0509443814370142">
            <text:p>0.0509</text:p>
          </table:table-cell>
          <table:table-cell table:style-name="ce38" table:formula="of:=SQRT([.F188]*[.F188]+[.H188]*[.H188])" office:value-type="float" office:value="0.0509443814370142">
            <text:p>0.0509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235">
            <text:p>0.2350</text:p>
          </table:table-cell>
          <table:table-cell table:style-name="ce23" table:formula="of:=[.B189]" office:value-type="float" office:value="0.235">
            <text:p>0.2350</text:p>
          </table:table-cell>
          <table:table-cell table:style-name="ce23" office:value-type="float" office:value="0.9433">
            <text:p>0.9433</text:p>
          </table:table-cell>
          <table:table-cell table:style-name="ce23" office:value-type="float" office:value="0.0414">
            <text:p>0.0414</text:p>
          </table:table-cell>
          <table:table-cell table:style-name="ce23" table:formula="of:=[.E189]" office:value-type="float" office:value="0.0414">
            <text:p>0.0414</text:p>
          </table:table-cell>
          <table:table-cell table:style-name="ce23" office:value-type="float" office:value="0.0144">
            <text:p>0.0144</text:p>
          </table:table-cell>
          <table:table-cell table:style-name="ce38" table:formula="of:=[.G189]" office:value-type="float" office:value="0.0144">
            <text:p>0.0144</text:p>
          </table:table-cell>
          <table:table-cell/>
          <table:table-cell table:style-name="ce47"/>
          <table:table-cell/>
          <table:table-cell table:style-name="ce7" table:formula="of:=-[.B189]" office:value-type="float" office:value="-0.235">
            <text:p>-0.2350</text:p>
          </table:table-cell>
          <table:table-cell table:style-name="ce23" table:formula="of:=[.L189]" office:value-type="float" office:value="-0.235">
            <text:p>-0.2350</text:p>
          </table:table-cell>
          <table:table-cell table:style-name="ce23" table:formula="of:=[.D189]" office:value-type="float" office:value="0.9433">
            <text:p>0.9433</text:p>
          </table:table-cell>
          <table:table-cell table:style-name="ce23" table:formula="of:=SQRT([.E189]*[.E189]+[.G189]*[.G189])" office:value-type="float" office:value="0.0438328643827893">
            <text:p>0.0438</text:p>
          </table:table-cell>
          <table:table-cell table:style-name="ce38" table:formula="of:=SQRT([.F189]*[.F189]+[.H189]*[.H189])" office:value-type="float" office:value="0.0438328643827893">
            <text:p>0.0438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251">
            <text:p>0.2510</text:p>
          </table:table-cell>
          <table:table-cell table:style-name="ce23" table:formula="of:=[.B190]" office:value-type="float" office:value="0.251">
            <text:p>0.2510</text:p>
          </table:table-cell>
          <table:table-cell table:style-name="ce23" office:value-type="float" office:value="0.9882">
            <text:p>0.9882</text:p>
          </table:table-cell>
          <table:table-cell table:style-name="ce23" office:value-type="float" office:value="0.042">
            <text:p>0.0420</text:p>
          </table:table-cell>
          <table:table-cell table:style-name="ce23" table:formula="of:=[.E190]" office:value-type="float" office:value="0.042">
            <text:p>0.0420</text:p>
          </table:table-cell>
          <table:table-cell table:style-name="ce23" office:value-type="float" office:value="0.0132">
            <text:p>0.0132</text:p>
          </table:table-cell>
          <table:table-cell table:style-name="ce38" table:formula="of:=[.G190]" office:value-type="float" office:value="0.0132">
            <text:p>0.0132</text:p>
          </table:table-cell>
          <table:table-cell/>
          <table:table-cell table:style-name="ce47"/>
          <table:table-cell/>
          <table:table-cell table:style-name="ce7" table:formula="of:=-[.B190]" office:value-type="float" office:value="-0.251">
            <text:p>-0.2510</text:p>
          </table:table-cell>
          <table:table-cell table:style-name="ce23" table:formula="of:=[.L190]" office:value-type="float" office:value="-0.251">
            <text:p>-0.2510</text:p>
          </table:table-cell>
          <table:table-cell table:style-name="ce23" table:formula="of:=[.D190]" office:value-type="float" office:value="0.9882">
            <text:p>0.9882</text:p>
          </table:table-cell>
          <table:table-cell table:style-name="ce23" table:formula="of:=SQRT([.E190]*[.E190]+[.G190]*[.G190])" office:value-type="float" office:value="0.0440254471868259">
            <text:p>0.0440</text:p>
          </table:table-cell>
          <table:table-cell table:style-name="ce38" table:formula="of:=SQRT([.F190]*[.F190]+[.H190]*[.H190])" office:value-type="float" office:value="0.0440254471868259">
            <text:p>0.0440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7">
          <table:table-cell/>
          <table:table-cell table:style-name="ce7" office:value-type="float" office:value="0.265">
            <text:p>0.2650</text:p>
          </table:table-cell>
          <table:table-cell table:style-name="ce23" table:formula="of:=[.B191]" office:value-type="float" office:value="0.265">
            <text:p>0.2650</text:p>
          </table:table-cell>
          <table:table-cell table:style-name="ce23" office:value-type="float" office:value="0.9833">
            <text:p>0.9833</text:p>
          </table:table-cell>
          <table:table-cell table:style-name="ce23" office:value-type="float" office:value="0.0349">
            <text:p>0.0349</text:p>
          </table:table-cell>
          <table:table-cell table:style-name="ce23" table:formula="of:=[.E191]" office:value-type="float" office:value="0.0349">
            <text:p>0.0349</text:p>
          </table:table-cell>
          <table:table-cell table:style-name="ce23" office:value-type="float" office:value="0.0124">
            <text:p>0.0124</text:p>
          </table:table-cell>
          <table:table-cell table:style-name="ce38" table:formula="of:=[.G191]" office:value-type="float" office:value="0.0124">
            <text:p>0.0124</text:p>
          </table:table-cell>
          <table:table-cell/>
          <table:table-cell table:style-name="ce47"/>
          <table:table-cell/>
          <table:table-cell table:style-name="ce7" table:formula="of:=-[.B191]" office:value-type="float" office:value="-0.265">
            <text:p>-0.2650</text:p>
          </table:table-cell>
          <table:table-cell table:style-name="ce23" table:formula="of:=[.L191]" office:value-type="float" office:value="-0.265">
            <text:p>-0.2650</text:p>
          </table:table-cell>
          <table:table-cell table:style-name="ce23" table:formula="of:=[.D191]" office:value-type="float" office:value="0.9833">
            <text:p>0.9833</text:p>
          </table:table-cell>
          <table:table-cell table:style-name="ce23" table:formula="of:=SQRT([.E191]*[.E191]+[.G191]*[.G191])" office:value-type="float" office:value="0.0370374135166051">
            <text:p>0.0370</text:p>
          </table:table-cell>
          <table:table-cell table:style-name="ce38" table:formula="of:=SQRT([.F191]*[.F191]+[.H191]*[.H191])" office:value-type="float" office:value="0.0370374135166051">
            <text:p>0.0370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308">
            <text:p>0.3080</text:p>
          </table:table-cell>
          <table:table-cell table:style-name="ce23" table:formula="of:=[.B192]" office:value-type="float" office:value="0.308">
            <text:p>0.3080</text:p>
          </table:table-cell>
          <table:table-cell table:style-name="ce23" office:value-type="float" office:value="0.932">
            <text:p>0.9320</text:p>
          </table:table-cell>
          <table:table-cell table:style-name="ce23" office:value-type="float" office:value="0.0123">
            <text:p>0.0123</text:p>
          </table:table-cell>
          <table:table-cell table:style-name="ce23" table:formula="of:=[.E192]" office:value-type="float" office:value="0.0123">
            <text:p>0.0123</text:p>
          </table:table-cell>
          <table:table-cell table:style-name="ce23" office:value-type="float" office:value="0.0119">
            <text:p>0.0119</text:p>
          </table:table-cell>
          <table:table-cell table:style-name="ce38" table:formula="of:=[.G192]" office:value-type="float" office:value="0.0119">
            <text:p>0.0119</text:p>
          </table:table-cell>
          <table:table-cell/>
          <table:table-cell table:style-name="ce47"/>
          <table:table-cell/>
          <table:table-cell table:style-name="ce7" table:formula="of:=-[.B192]" office:value-type="float" office:value="-0.308">
            <text:p>-0.3080</text:p>
          </table:table-cell>
          <table:table-cell table:style-name="ce23" table:formula="of:=[.L192]" office:value-type="float" office:value="-0.308">
            <text:p>-0.3080</text:p>
          </table:table-cell>
          <table:table-cell table:style-name="ce23" table:formula="of:=[.D192]" office:value-type="float" office:value="0.932">
            <text:p>0.9320</text:p>
          </table:table-cell>
          <table:table-cell table:style-name="ce23" table:formula="of:=SQRT([.E192]*[.E192]+[.G192]*[.G192])" office:value-type="float" office:value="0.0171143214881572">
            <text:p>0.0171</text:p>
          </table:table-cell>
          <table:table-cell table:style-name="ce38" table:formula="of:=SQRT([.F192]*[.F192]+[.H192]*[.H192])" office:value-type="float" office:value="0.0171143214881572">
            <text:p>0.0171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346">
            <text:p>0.3460</text:p>
          </table:table-cell>
          <table:table-cell table:style-name="ce23" table:formula="of:=[.B193]" office:value-type="float" office:value="0.346">
            <text:p>0.3460</text:p>
          </table:table-cell>
          <table:table-cell table:style-name="ce23" office:value-type="float" office:value="0.9318">
            <text:p>0.9318</text:p>
          </table:table-cell>
          <table:table-cell table:style-name="ce23" office:value-type="float" office:value="0.0098">
            <text:p>0.0098</text:p>
          </table:table-cell>
          <table:table-cell table:style-name="ce23" table:formula="of:=[.E193]" office:value-type="float" office:value="0.0098">
            <text:p>0.0098</text:p>
          </table:table-cell>
          <table:table-cell table:style-name="ce23" office:value-type="float" office:value="0.0108">
            <text:p>0.0108</text:p>
          </table:table-cell>
          <table:table-cell table:style-name="ce38" table:formula="of:=[.G193]" office:value-type="float" office:value="0.0108">
            <text:p>0.0108</text:p>
          </table:table-cell>
          <table:table-cell/>
          <table:table-cell table:style-name="ce47"/>
          <table:table-cell/>
          <table:table-cell table:style-name="ce7" table:formula="of:=-[.B193]" office:value-type="float" office:value="-0.346">
            <text:p>-0.3460</text:p>
          </table:table-cell>
          <table:table-cell table:style-name="ce23" table:formula="of:=[.L193]" office:value-type="float" office:value="-0.346">
            <text:p>-0.3460</text:p>
          </table:table-cell>
          <table:table-cell table:style-name="ce23" table:formula="of:=[.D193]" office:value-type="float" office:value="0.9318">
            <text:p>0.9318</text:p>
          </table:table-cell>
          <table:table-cell table:style-name="ce23" table:formula="of:=SQRT([.E193]*[.E193]+[.G193]*[.G193])" office:value-type="float" office:value="0.0145835523793073">
            <text:p>0.0146</text:p>
          </table:table-cell>
          <table:table-cell table:style-name="ce38" table:formula="of:=SQRT([.F193]*[.F193]+[.H193]*[.H193])" office:value-type="float" office:value="0.0145835523793073">
            <text:p>0.0146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4">
            <text:p>0.4000</text:p>
          </table:table-cell>
          <table:table-cell table:style-name="ce23" table:formula="of:=[.B194]" office:value-type="float" office:value="0.4">
            <text:p>0.4000</text:p>
          </table:table-cell>
          <table:table-cell table:style-name="ce23" office:value-type="float" office:value="0.9172">
            <text:p>0.9172</text:p>
          </table:table-cell>
          <table:table-cell table:style-name="ce23" office:value-type="float" office:value="0.0109">
            <text:p>0.0109</text:p>
          </table:table-cell>
          <table:table-cell table:style-name="ce23" table:formula="of:=[.E194]" office:value-type="float" office:value="0.0109">
            <text:p>0.0109</text:p>
          </table:table-cell>
          <table:table-cell table:style-name="ce23" office:value-type="float" office:value="0.0105">
            <text:p>0.0105</text:p>
          </table:table-cell>
          <table:table-cell table:style-name="ce38" table:formula="of:=[.G194]" office:value-type="float" office:value="0.0105">
            <text:p>0.0105</text:p>
          </table:table-cell>
          <table:table-cell/>
          <table:table-cell table:style-name="ce47"/>
          <table:table-cell/>
          <table:table-cell table:style-name="ce7" table:formula="of:=-[.B194]" office:value-type="float" office:value="-0.4">
            <text:p>-0.4000</text:p>
          </table:table-cell>
          <table:table-cell table:style-name="ce23" table:formula="of:=[.L194]" office:value-type="float" office:value="-0.4">
            <text:p>-0.4000</text:p>
          </table:table-cell>
          <table:table-cell table:style-name="ce23" table:formula="of:=[.D194]" office:value-type="float" office:value="0.9172">
            <text:p>0.9172</text:p>
          </table:table-cell>
          <table:table-cell table:style-name="ce23" table:formula="of:=SQRT([.E194]*[.E194]+[.G194]*[.G194])" office:value-type="float" office:value="0.0151347282763847">
            <text:p>0.0151</text:p>
          </table:table-cell>
          <table:table-cell table:style-name="ce38" table:formula="of:=SQRT([.F194]*[.F194]+[.H194]*[.H194])" office:value-type="float" office:value="0.0151347282763847">
            <text:p>0.0151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0.474">
            <text:p>0.4740</text:p>
          </table:table-cell>
          <table:table-cell table:style-name="ce24" table:formula="of:=[.B195]" office:value-type="float" office:value="0.474">
            <text:p>0.4740</text:p>
          </table:table-cell>
          <table:table-cell table:style-name="ce24" office:value-type="float" office:value="0.9225">
            <text:p>0.9225</text:p>
          </table:table-cell>
          <table:table-cell table:style-name="ce24" office:value-type="float" office:value="0.016">
            <text:p>0.0160</text:p>
          </table:table-cell>
          <table:table-cell table:style-name="ce24" table:formula="of:=[.E195]" office:value-type="float" office:value="0.016">
            <text:p>0.0160</text:p>
          </table:table-cell>
          <table:table-cell table:style-name="ce24" office:value-type="float" office:value="0.0127">
            <text:p>0.0127</text:p>
          </table:table-cell>
          <table:table-cell table:style-name="ce39" table:formula="of:=[.G195]" office:value-type="float" office:value="0.0127">
            <text:p>0.0127</text:p>
          </table:table-cell>
          <table:table-cell/>
          <table:table-cell table:style-name="ce47"/>
          <table:table-cell/>
          <table:table-cell table:style-name="ce8" table:formula="of:=-[.B195]" office:value-type="float" office:value="-0.474">
            <text:p>-0.4740</text:p>
          </table:table-cell>
          <table:table-cell table:style-name="ce24" table:formula="of:=[.L195]" office:value-type="float" office:value="-0.474">
            <text:p>-0.4740</text:p>
          </table:table-cell>
          <table:table-cell table:style-name="ce24" table:formula="of:=[.D195]" office:value-type="float" office:value="0.9225">
            <text:p>0.9225</text:p>
          </table:table-cell>
          <table:table-cell table:style-name="ce24" table:formula="of:=SQRT([.E195]*[.E195]+[.G195]*[.G195])" office:value-type="float" office:value="0.0204276773031101">
            <text:p>0.0204</text:p>
          </table:table-cell>
          <table:table-cell table:style-name="ce39" table:formula="of:=SQRT([.F195]*[.F195]+[.H195]*[.H195])" office:value-type="float" office:value="0.0204276773031101">
            <text:p>0.0204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9" office:value-type="string" table:number-columns-spanned="7" table:number-rows-spanned="1">
            <text:p>2010-PRL-105-072001_Paolone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197]" office:value-type="string" office:string-value="2010-PRL-105-072001_Paolone" table:number-columns-spanned="5" table:number-rows-spanned="1">
            <text:p>2010-PRL-105-072001_Paolone</text:p>
          </table:table-cell>
          <table:covered-table-cell table:number-columns-repeated="4"/>
          <table:table-cell/>
          <table:table-cell table:style-name="ce47" table:number-columns-repeated="2"/>
        </table:table-row>
        <table:table-row table:style-name="ro4">
          <table:table-cell/>
          <table:table-cell table:style-name="ce66" office:value-type="string" table:number-columns-spanned="7" table:number-rows-spanned="1">
            <text:p>4He(e,e'p)3H – pol. e,p</text:p>
          </table:table-cell>
          <table:covered-table-cell table:number-columns-repeated="6"/>
          <table:table-cell table:number-columns-repeated="3"/>
          <table:table-cell table:style-name="ce66" table:formula="of:=[.B198]" office:value-type="string" office:string-value="4He(e,e'p)3H – pol. e,p" table:number-columns-spanned="5" table:number-rows-spanned="1">
            <text:p>4He(e,e'p)3H – pol. e,p</text:p>
          </table:table-cell>
          <table:covered-table-cell table:number-columns-repeated="4"/>
          <table:table-cell/>
          <table:table-cell table:style-name="ce47" table:number-columns-repeated="2"/>
        </table:table-row>
        <table:table-row table:style-name="ro3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7">
          <table:table-cell/>
          <table:table-cell table:style-name="ce7" office:value-type="float" office:value="0.8">
            <text:p>0.8000</text:p>
          </table:table-cell>
          <table:table-cell table:style-name="ce23" table:formula="of:=[.B202]" office:value-type="float" office:value="0.8">
            <text:p>0.8000</text:p>
          </table:table-cell>
          <table:table-cell table:style-name="ce23" office:value-type="float" office:value="0.901">
            <text:p>0.9010</text:p>
          </table:table-cell>
          <table:table-cell table:style-name="ce23" office:value-type="float" office:value="0.007">
            <text:p>0.0070</text:p>
          </table:table-cell>
          <table:table-cell table:style-name="ce23" table:formula="of:=[.E202]" office:value-type="float" office:value="0.007">
            <text:p>0.0070</text:p>
          </table:table-cell>
          <table:table-cell table:style-name="ce23" office:value-type="float" office:value="0.01">
            <text:p>0.0100</text:p>
          </table:table-cell>
          <table:table-cell table:style-name="ce38" table:formula="of:=[.G202]" office:value-type="float" office:value="0.01">
            <text:p>0.0100</text:p>
          </table:table-cell>
          <table:table-cell/>
          <table:table-cell table:style-name="ce47"/>
          <table:table-cell/>
          <table:table-cell table:style-name="ce7" table:formula="of:=-[.B202]" office:value-type="float" office:value="-0.8">
            <text:p>-0.8000</text:p>
          </table:table-cell>
          <table:table-cell table:style-name="ce23" table:formula="of:=[.L202]" office:value-type="float" office:value="-0.8">
            <text:p>-0.8000</text:p>
          </table:table-cell>
          <table:table-cell table:style-name="ce23" table:formula="of:=[.D202]" office:value-type="float" office:value="0.901">
            <text:p>0.9010</text:p>
          </table:table-cell>
          <table:table-cell table:style-name="ce23" table:formula="of:=SQRT([.E202]*[.E202]+[.G202]*[.G202])" office:value-type="float" office:value="0.0122065556157337">
            <text:p>0.0122</text:p>
          </table:table-cell>
          <table:table-cell table:style-name="ce38" table:formula="of:=SQRT([.F202]*[.F202]+[.H202]*[.H202])" office:value-type="float" office:value="0.0122065556157337">
            <text:p>0.0122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7">
          <table:table-cell/>
          <table:table-cell table:style-name="ce8" office:value-type="float" office:value="1.3">
            <text:p>1.3000</text:p>
          </table:table-cell>
          <table:table-cell table:style-name="ce24" table:formula="of:=[.B203]" office:value-type="float" office:value="1.3">
            <text:p>1.3000</text:p>
          </table:table-cell>
          <table:table-cell table:style-name="ce24" office:value-type="float" office:value="0.858">
            <text:p>0.8580</text:p>
          </table:table-cell>
          <table:table-cell table:style-name="ce24" office:value-type="float" office:value="0.008">
            <text:p>0.0080</text:p>
          </table:table-cell>
          <table:table-cell table:style-name="ce24" table:formula="of:=[.E203]" office:value-type="float" office:value="0.008">
            <text:p>0.0080</text:p>
          </table:table-cell>
          <table:table-cell table:style-name="ce24" office:value-type="float" office:value="0.019">
            <text:p>0.0190</text:p>
          </table:table-cell>
          <table:table-cell table:style-name="ce39" table:formula="of:=[.G203]" office:value-type="float" office:value="0.019">
            <text:p>0.0190</text:p>
          </table:table-cell>
          <table:table-cell/>
          <table:table-cell table:style-name="ce47"/>
          <table:table-cell/>
          <table:table-cell table:style-name="ce8" table:formula="of:=-[.B203]" office:value-type="float" office:value="-1.3">
            <text:p>-1.3000</text:p>
          </table:table-cell>
          <table:table-cell table:style-name="ce24" table:formula="of:=[.L203]" office:value-type="float" office:value="-1.3">
            <text:p>-1.3000</text:p>
          </table:table-cell>
          <table:table-cell table:style-name="ce24" table:formula="of:=[.D203]" office:value-type="float" office:value="0.858">
            <text:p>0.8580</text:p>
          </table:table-cell>
          <table:table-cell table:style-name="ce24" table:formula="of:=SQRT([.E203]*[.E203]+[.G203]*[.G203])" office:value-type="float" office:value="0.0206155281280883">
            <text:p>0.0206</text:p>
          </table:table-cell>
          <table:table-cell table:style-name="ce39" table:formula="of:=SQRT([.F203]*[.F203]+[.H203]*[.H203])" office:value-type="float" office:value="0.0206155281280883">
            <text:p>0.0206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110" office:value-type="string" table:number-columns-spanned="7" table:number-rows-spanned="1">
            <text:p>2011-PLB-705-59_Zhan</text:p>
          </table:table-cell>
          <table:covered-table-cell table:number-columns-repeated="6"/>
          <table:table-cell table:style-name="ce45"/>
          <table:table-cell table:style-name="ce48"/>
          <table:table-cell table:style-name="ce45"/>
          <table:table-cell table:style-name="ce3" table:formula="of:=[.B205]" office:value-type="string" office:string-value="2011-PLB-705-59_Zhan" table:number-columns-spanned="5" table:number-rows-spanned="1">
            <text:p>2011-PLB-705-59_Zhan</text:p>
          </table:table-cell>
          <table:covered-table-cell table:number-columns-repeated="4"/>
          <table:table-cell/>
          <table:table-cell table:style-name="ce47" table:number-columns-repeated="2"/>
        </table:table-row>
        <table:table-row table:style-name="ro4">
          <table:table-cell/>
          <table:table-cell table:style-name="ce66" office:value-type="string" table:number-columns-spanned="7" table:number-rows-spanned="1">
            <text:p>H(e,e'p) – pol. e,p</text:p>
          </table:table-cell>
          <table:covered-table-cell table:number-columns-repeated="6"/>
          <table:table-cell table:number-columns-repeated="3"/>
          <table:table-cell table:style-name="ce66" table:formula="of:=[.B206]" office:value-type="string" office:string-value="H(e,e'p) – pol. e,p" table:number-columns-spanned="5" table:number-rows-spanned="1">
            <text:p>H(e,e'p) – pol. e,p</text:p>
          </table:table-cell>
          <table:covered-table-cell table:number-columns-repeated="4"/>
          <table:table-cell/>
          <table:table-cell table:style-name="ce47" table:number-columns-repeated="2"/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11"/>
          <table:table-cell table:style-name="ce82" office:value-type="string" table:number-columns-spanned="5" table:number-rows-spanned="1">
            <text:p>mu_p*G_E^p/G_M^p</text:p>
          </table:table-cell>
          <table:covered-table-cell table:number-columns-repeated="3" table:style-name="ce34"/>
          <table:covered-table-cell table:style-name="ce36"/>
          <table:table-cell/>
          <table:table-cell table:style-name="ce47"/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77"/>
          <table:table-cell table:style-name="ce82" office:value-type="string" table:number-columns-spanned="3" table:number-rows-spanned="1">
            <text:p>mu_p*G_E^p/G_M^p</text:p>
          </table:table-cell>
          <table:covered-table-cell table:number-columns-repeated="2" table:style-name="ce118"/>
          <table:table-cell/>
          <table:table-cell table:style-name="ce47" table:number-columns-repeated="2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table:number-columns-repeated="2"/>
        </table:table-row>
        <table:table-row table:style-name="ro7">
          <table:table-cell/>
          <table:table-cell table:style-name="ce7" office:value-type="float" office:value="0.298">
            <text:p>0.2980</text:p>
          </table:table-cell>
          <table:table-cell table:style-name="ce23" table:formula="of:=[.B210]" office:value-type="float" office:value="0.298">
            <text:p>0.2980</text:p>
          </table:table-cell>
          <table:table-cell table:style-name="ce23" office:value-type="float" office:value="0.9272">
            <text:p>0.9272</text:p>
          </table:table-cell>
          <table:table-cell table:style-name="ce23" office:value-type="float" office:value="0.0114">
            <text:p>0.0114</text:p>
          </table:table-cell>
          <table:table-cell table:style-name="ce23" table:formula="of:=[.E210]" office:value-type="float" office:value="0.0114">
            <text:p>0.0114</text:p>
          </table:table-cell>
          <table:table-cell table:style-name="ce23" office:value-type="float" office:value="0.0071">
            <text:p>0.0071</text:p>
          </table:table-cell>
          <table:table-cell table:style-name="ce38" table:formula="of:=[.G210]" office:value-type="float" office:value="0.0071">
            <text:p>0.0071</text:p>
          </table:table-cell>
          <table:table-cell/>
          <table:table-cell table:style-name="ce47"/>
          <table:table-cell/>
          <table:table-cell table:style-name="ce7" table:formula="of:=-[.B210]" office:value-type="float" office:value="-0.298">
            <text:p>-0.2980</text:p>
          </table:table-cell>
          <table:table-cell table:style-name="ce23" table:formula="of:=[.L210]" office:value-type="float" office:value="-0.298">
            <text:p>-0.2980</text:p>
          </table:table-cell>
          <table:table-cell table:style-name="ce23" table:formula="of:=[.D210]" office:value-type="float" office:value="0.9272">
            <text:p>0.9272</text:p>
          </table:table-cell>
          <table:table-cell table:style-name="ce23" table:formula="of:=SQRT([.E210]*[.E210]+[.G210]*[.G210])" office:value-type="float" office:value="0.0134301898720755">
            <text:p>0.0134</text:p>
          </table:table-cell>
          <table:table-cell table:style-name="ce38" table:formula="of:=SQRT([.F210]*[.F210]+[.H210]*[.H210])" office:value-type="float" office:value="0.0134301898720755">
            <text:p>0.0134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7">
          <table:table-cell/>
          <table:table-cell table:style-name="ce7" office:value-type="float" office:value="0.346">
            <text:p>0.3460</text:p>
          </table:table-cell>
          <table:table-cell table:style-name="ce23" table:formula="of:=[.B211]" office:value-type="float" office:value="0.346">
            <text:p>0.3460</text:p>
          </table:table-cell>
          <table:table-cell table:style-name="ce23" office:value-type="float" office:value="0.9433">
            <text:p>0.9433</text:p>
          </table:table-cell>
          <table:table-cell table:style-name="ce23" office:value-type="float" office:value="0.0088">
            <text:p>0.0088</text:p>
          </table:table-cell>
          <table:table-cell table:style-name="ce23" table:formula="of:=[.E211]" office:value-type="float" office:value="0.0088">
            <text:p>0.0088</text:p>
          </table:table-cell>
          <table:table-cell table:style-name="ce23" office:value-type="float" office:value="0.0093">
            <text:p>0.0093</text:p>
          </table:table-cell>
          <table:table-cell table:style-name="ce38" table:formula="of:=[.G211]" office:value-type="float" office:value="0.0093">
            <text:p>0.0093</text:p>
          </table:table-cell>
          <table:table-cell/>
          <table:table-cell table:style-name="ce47"/>
          <table:table-cell/>
          <table:table-cell table:style-name="ce7" table:formula="of:=-[.B211]" office:value-type="float" office:value="-0.346">
            <text:p>-0.3460</text:p>
          </table:table-cell>
          <table:table-cell table:style-name="ce23" table:formula="of:=[.L211]" office:value-type="float" office:value="-0.346">
            <text:p>-0.3460</text:p>
          </table:table-cell>
          <table:table-cell table:style-name="ce23" table:formula="of:=[.D211]" office:value-type="float" office:value="0.9433">
            <text:p>0.9433</text:p>
          </table:table-cell>
          <table:table-cell table:style-name="ce23" table:formula="of:=SQRT([.E211]*[.E211]+[.G211]*[.G211])" office:value-type="float" office:value="0.0128035151423349">
            <text:p>0.0128</text:p>
          </table:table-cell>
          <table:table-cell table:style-name="ce38" table:formula="of:=SQRT([.F211]*[.F211]+[.H211]*[.H211])" office:value-type="float" office:value="0.0128035151423349">
            <text:p>0.0128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7">
          <table:table-cell/>
          <table:table-cell table:style-name="ce7" office:value-type="float" office:value="0.402">
            <text:p>0.4020</text:p>
          </table:table-cell>
          <table:table-cell table:style-name="ce23" table:formula="of:=[.B212]" office:value-type="float" office:value="0.402">
            <text:p>0.4020</text:p>
          </table:table-cell>
          <table:table-cell table:style-name="ce23" office:value-type="float" office:value="0.9318">
            <text:p>0.9318</text:p>
          </table:table-cell>
          <table:table-cell table:style-name="ce23" office:value-type="float" office:value="0.0066">
            <text:p>0.0066</text:p>
          </table:table-cell>
          <table:table-cell table:style-name="ce23" table:formula="of:=[.E212]" office:value-type="float" office:value="0.0066">
            <text:p>0.0066</text:p>
          </table:table-cell>
          <table:table-cell table:style-name="ce23" office:value-type="float" office:value="0.0076">
            <text:p>0.0076</text:p>
          </table:table-cell>
          <table:table-cell table:style-name="ce38" table:formula="of:=[.G212]" office:value-type="float" office:value="0.0076">
            <text:p>0.0076</text:p>
          </table:table-cell>
          <table:table-cell/>
          <table:table-cell table:style-name="ce47"/>
          <table:table-cell/>
          <table:table-cell table:style-name="ce7" table:formula="of:=-[.B212]" office:value-type="float" office:value="-0.402">
            <text:p>-0.4020</text:p>
          </table:table-cell>
          <table:table-cell table:style-name="ce23" table:formula="of:=[.L212]" office:value-type="float" office:value="-0.402">
            <text:p>-0.4020</text:p>
          </table:table-cell>
          <table:table-cell table:style-name="ce23" table:formula="of:=[.D212]" office:value-type="float" office:value="0.9318">
            <text:p>0.9318</text:p>
          </table:table-cell>
          <table:table-cell table:style-name="ce23" table:formula="of:=SQRT([.E212]*[.E212]+[.G212]*[.G212])" office:value-type="float" office:value="0.0100657836257293">
            <text:p>0.0101</text:p>
          </table:table-cell>
          <table:table-cell table:style-name="ce38" table:formula="of:=SQRT([.F212]*[.F212]+[.H212]*[.H212])" office:value-type="float" office:value="0.0100657836257293">
            <text:p>0.0101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7">
          <table:table-cell/>
          <table:table-cell table:style-name="ce7" office:value-type="float" office:value="0.449">
            <text:p>0.4490</text:p>
          </table:table-cell>
          <table:table-cell table:style-name="ce23" table:formula="of:=[.B213]" office:value-type="float" office:value="0.449">
            <text:p>0.4490</text:p>
          </table:table-cell>
          <table:table-cell table:style-name="ce23" office:value-type="float" office:value="0.9314">
            <text:p>0.9314</text:p>
          </table:table-cell>
          <table:table-cell table:style-name="ce23" office:value-type="float" office:value="0.006">
            <text:p>0.0060</text:p>
          </table:table-cell>
          <table:table-cell table:style-name="ce23" table:formula="of:=[.E213]" office:value-type="float" office:value="0.006">
            <text:p>0.0060</text:p>
          </table:table-cell>
          <table:table-cell table:style-name="ce23" office:value-type="float" office:value="0.0073">
            <text:p>0.0073</text:p>
          </table:table-cell>
          <table:table-cell table:style-name="ce38" table:formula="of:=[.G213]" office:value-type="float" office:value="0.0073">
            <text:p>0.0073</text:p>
          </table:table-cell>
          <table:table-cell/>
          <table:table-cell table:style-name="ce47"/>
          <table:table-cell/>
          <table:table-cell table:style-name="ce7" table:formula="of:=-[.B213]" office:value-type="float" office:value="-0.449">
            <text:p>-0.4490</text:p>
          </table:table-cell>
          <table:table-cell table:style-name="ce23" table:formula="of:=[.L213]" office:value-type="float" office:value="-0.449">
            <text:p>-0.4490</text:p>
          </table:table-cell>
          <table:table-cell table:style-name="ce23" table:formula="of:=[.D213]" office:value-type="float" office:value="0.9314">
            <text:p>0.9314</text:p>
          </table:table-cell>
          <table:table-cell table:style-name="ce23" table:formula="of:=SQRT([.E213]*[.E213]+[.G213]*[.G213])" office:value-type="float" office:value="0.00944933860119321">
            <text:p>0.0094</text:p>
          </table:table-cell>
          <table:table-cell table:style-name="ce38" table:formula="of:=SQRT([.F213]*[.F213]+[.H213]*[.H213])" office:value-type="float" office:value="0.00944933860119321">
            <text:p>0.0094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7">
          <table:table-cell/>
          <table:table-cell table:style-name="ce7" office:value-type="float" office:value="0.494">
            <text:p>0.4940</text:p>
          </table:table-cell>
          <table:table-cell table:style-name="ce23" table:formula="of:=[.B214]" office:value-type="float" office:value="0.494">
            <text:p>0.4940</text:p>
          </table:table-cell>
          <table:table-cell table:style-name="ce23" office:value-type="float" office:value="0.9286">
            <text:p>0.9286</text:p>
          </table:table-cell>
          <table:table-cell table:style-name="ce23" office:value-type="float" office:value="0.0054">
            <text:p>0.0054</text:p>
          </table:table-cell>
          <table:table-cell table:style-name="ce23" table:formula="of:=[.E214]" office:value-type="float" office:value="0.0054">
            <text:p>0.0054</text:p>
          </table:table-cell>
          <table:table-cell table:style-name="ce23" office:value-type="float" office:value="0.0076">
            <text:p>0.0076</text:p>
          </table:table-cell>
          <table:table-cell table:style-name="ce38" table:formula="of:=[.G214]" office:value-type="float" office:value="0.0076">
            <text:p>0.0076</text:p>
          </table:table-cell>
          <table:table-cell/>
          <table:table-cell table:style-name="ce47"/>
          <table:table-cell/>
          <table:table-cell table:style-name="ce7" table:formula="of:=-[.B214]" office:value-type="float" office:value="-0.494">
            <text:p>-0.4940</text:p>
          </table:table-cell>
          <table:table-cell table:style-name="ce23" table:formula="of:=[.L214]" office:value-type="float" office:value="-0.494">
            <text:p>-0.4940</text:p>
          </table:table-cell>
          <table:table-cell table:style-name="ce23" table:formula="of:=[.D214]" office:value-type="float" office:value="0.9286">
            <text:p>0.9286</text:p>
          </table:table-cell>
          <table:table-cell table:style-name="ce23" table:formula="of:=SQRT([.E214]*[.E214]+[.G214]*[.G214])" office:value-type="float" office:value="0.00932308961664533">
            <text:p>0.0093</text:p>
          </table:table-cell>
          <table:table-cell table:style-name="ce38" table:formula="of:=SQRT([.F214]*[.F214]+[.H214]*[.H214])" office:value-type="float" office:value="0.00932308961664533">
            <text:p>0.0093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7">
          <table:table-cell/>
          <table:table-cell table:style-name="ce7" office:value-type="float" office:value="0.547">
            <text:p>0.5470</text:p>
          </table:table-cell>
          <table:table-cell table:style-name="ce23" table:formula="of:=[.B215]" office:value-type="float" office:value="0.547">
            <text:p>0.5470</text:p>
          </table:table-cell>
          <table:table-cell table:style-name="ce23" office:value-type="float" office:value="0.9274">
            <text:p>0.9274</text:p>
          </table:table-cell>
          <table:table-cell table:style-name="ce23" office:value-type="float" office:value="0.0055">
            <text:p>0.0055</text:p>
          </table:table-cell>
          <table:table-cell table:style-name="ce23" table:formula="of:=[.E215]" office:value-type="float" office:value="0.0055">
            <text:p>0.0055</text:p>
          </table:table-cell>
          <table:table-cell table:style-name="ce23" office:value-type="float" office:value="0.0071">
            <text:p>0.0071</text:p>
          </table:table-cell>
          <table:table-cell table:style-name="ce38" table:formula="of:=[.G215]" office:value-type="float" office:value="0.0071">
            <text:p>0.0071</text:p>
          </table:table-cell>
          <table:table-cell/>
          <table:table-cell table:style-name="ce47"/>
          <table:table-cell/>
          <table:table-cell table:style-name="ce7" table:formula="of:=-[.B215]" office:value-type="float" office:value="-0.547">
            <text:p>-0.5470</text:p>
          </table:table-cell>
          <table:table-cell table:style-name="ce23" table:formula="of:=[.L215]" office:value-type="float" office:value="-0.547">
            <text:p>-0.5470</text:p>
          </table:table-cell>
          <table:table-cell table:style-name="ce23" table:formula="of:=[.D215]" office:value-type="float" office:value="0.9274">
            <text:p>0.9274</text:p>
          </table:table-cell>
          <table:table-cell table:style-name="ce23" table:formula="of:=SQRT([.E215]*[.E215]+[.G215]*[.G215])" office:value-type="float" office:value="0.00898109124772708">
            <text:p>0.0090</text:p>
          </table:table-cell>
          <table:table-cell table:style-name="ce38" table:formula="of:=SQRT([.F215]*[.F215]+[.H215]*[.H215])" office:value-type="float" office:value="0.00898109124772708">
            <text:p>0.0090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7">
          <table:table-cell/>
          <table:table-cell table:style-name="ce7" office:value-type="float" office:value="0.599">
            <text:p>0.5990</text:p>
          </table:table-cell>
          <table:table-cell table:style-name="ce23" table:formula="of:=[.B216]" office:value-type="float" office:value="0.599">
            <text:p>0.5990</text:p>
          </table:table-cell>
          <table:table-cell table:style-name="ce23" office:value-type="float" office:value="0.9084">
            <text:p>0.9084</text:p>
          </table:table-cell>
          <table:table-cell table:style-name="ce23" office:value-type="float" office:value="0.0053">
            <text:p>0.0053</text:p>
          </table:table-cell>
          <table:table-cell table:style-name="ce23" table:formula="of:=[.E216]" office:value-type="float" office:value="0.0053">
            <text:p>0.0053</text:p>
          </table:table-cell>
          <table:table-cell table:style-name="ce23" office:value-type="float" office:value="0.0104">
            <text:p>0.0104</text:p>
          </table:table-cell>
          <table:table-cell table:style-name="ce38" table:formula="of:=[.G216]" office:value-type="float" office:value="0.0104">
            <text:p>0.0104</text:p>
          </table:table-cell>
          <table:table-cell/>
          <table:table-cell table:style-name="ce47"/>
          <table:table-cell/>
          <table:table-cell table:style-name="ce7" table:formula="of:=-[.B216]" office:value-type="float" office:value="-0.599">
            <text:p>-0.5990</text:p>
          </table:table-cell>
          <table:table-cell table:style-name="ce23" table:formula="of:=[.L216]" office:value-type="float" office:value="-0.599">
            <text:p>-0.5990</text:p>
          </table:table-cell>
          <table:table-cell table:style-name="ce23" table:formula="of:=[.D216]" office:value-type="float" office:value="0.9084">
            <text:p>0.9084</text:p>
          </table:table-cell>
          <table:table-cell table:style-name="ce23" table:formula="of:=SQRT([.E216]*[.E216]+[.G216]*[.G216])" office:value-type="float" office:value="0.0116726175299288">
            <text:p>0.0117</text:p>
          </table:table-cell>
          <table:table-cell table:style-name="ce38" table:formula="of:=SQRT([.F216]*[.F216]+[.H216]*[.H216])" office:value-type="float" office:value="0.0116726175299288">
            <text:p>0.0117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7">
          <table:table-cell/>
          <table:table-cell table:style-name="ce8" office:value-type="float" office:value="0.695">
            <text:p>0.6950</text:p>
          </table:table-cell>
          <table:table-cell table:style-name="ce24" table:formula="of:=[.B217]" office:value-type="float" office:value="0.695">
            <text:p>0.6950</text:p>
          </table:table-cell>
          <table:table-cell table:style-name="ce24" office:value-type="float" office:value="0.9122">
            <text:p>0.9122</text:p>
          </table:table-cell>
          <table:table-cell table:style-name="ce24" office:value-type="float" office:value="0.0045">
            <text:p>0.0045</text:p>
          </table:table-cell>
          <table:table-cell table:style-name="ce24" table:formula="of:=[.E217]" office:value-type="float" office:value="0.0045">
            <text:p>0.0045</text:p>
          </table:table-cell>
          <table:table-cell table:style-name="ce24" office:value-type="float" office:value="0.0107">
            <text:p>0.0107</text:p>
          </table:table-cell>
          <table:table-cell table:style-name="ce39" table:formula="of:=[.G217]" office:value-type="float" office:value="0.0107">
            <text:p>0.0107</text:p>
          </table:table-cell>
          <table:table-cell/>
          <table:table-cell table:style-name="ce47"/>
          <table:table-cell/>
          <table:table-cell table:style-name="ce8" table:formula="of:=-[.B217]" office:value-type="float" office:value="-0.695">
            <text:p>-0.6950</text:p>
          </table:table-cell>
          <table:table-cell table:style-name="ce24" table:formula="of:=[.L217]" office:value-type="float" office:value="-0.695">
            <text:p>-0.6950</text:p>
          </table:table-cell>
          <table:table-cell table:style-name="ce24" table:formula="of:=[.D217]" office:value-type="float" office:value="0.9122">
            <text:p>0.9122</text:p>
          </table:table-cell>
          <table:table-cell table:style-name="ce24" table:formula="of:=SQRT([.E217]*[.E217]+[.G217]*[.G217])" office:value-type="float" office:value="0.0116077560277601">
            <text:p>0.0116</text:p>
          </table:table-cell>
          <table:table-cell table:style-name="ce39" table:formula="of:=SQRT([.F217]*[.F217]+[.H217]*[.H217])" office:value-type="float" office:value="0.0116077560277601">
            <text:p>0.0116</text:p>
          </table:table-cell>
          <table:table-cell/>
          <table:table-cell table:style-name="ce47"/>
          <table:table-cell table:style-name="ce47" office:value-type="string">
            <text:p>C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72"/>
          <table:table-cell table:style-name="ce62" table:number-columns-repeated="5"/>
          <table:table-cell table:number-columns-repeated="3"/>
          <table:table-cell table:style-name="ce62"/>
          <table:table-cell/>
          <table:table-cell table:style-name="ce26"/>
          <table:table-cell table:style-name="ce62"/>
          <table:table-cell table:style-name="ce58" office:value-type="string">
            <text:p>Suma D</text:p>
          </table:table-cell>
          <table:table-cell table:style-name="ce58" office:value-type="string">
            <text:p>Suma C</text:p>
          </table:table-cell>
          <table:table-cell/>
          <table:table-cell table:style-name="ce61" table:formula="of:=COUNTIF([.R$1:.R$218];&quot;=D&quot;)" office:value-type="float" office:value="35">
            <text:p>35</text:p>
          </table:table-cell>
          <table:table-cell table:style-name="ce61" table:formula="of:=COUNTIF([.S$2:.S$218];&quot;=C&quot;)" office:value-type="float" office:value="58">
            <text:p>58</text:p>
          </table:table-cell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5">
          <table:table-cell/>
          <table:table-cell table:style-name="ce12" office:value-type="string">
            <text:p>D</text:p>
          </table:table-cell>
          <table:table-cell table:style-name="ce26" office:value-type="string" table:number-columns-spanned="2" table:number-rows-spanned="1">
            <text:p>Dubnička</text:p>
          </table:table-cell>
          <table:covered-table-cell table:style-name="ce26"/>
          <table:table-cell table:number-columns-repeated="5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5">
          <table:table-cell/>
          <table:table-cell table:style-name="ce12" office:value-type="string">
            <text:p>C</text:p>
          </table:table-cell>
          <table:table-cell table:style-name="ce26" office:value-type="string" table:number-columns-spanned="2" table:number-rows-spanned="1">
            <text:p>Counted</text:p>
          </table:table-cell>
          <table:covered-table-cell table:style-name="ce26"/>
          <table:table-cell table:number-columns-repeated="5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5">
          <table:table-cell/>
          <table:table-cell table:style-name="ce12" office:value-type="string">
            <text:p>NOT</text:p>
          </table:table-cell>
          <table:table-cell table:style-name="ce26" office:value-type="string" table:number-columns-spanned="2" table:number-rows-spanned="1">
            <text:p>Not counted</text:p>
          </table:table-cell>
          <table:covered-table-cell table:style-name="ce26"/>
          <table:table-cell table:number-columns-repeated="5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13" office:value-type="string" table:number-columns-spanned="5" table:number-rows-spanned="1">
            <text:p>Total – unsorted</text:p>
          </table:table-cell>
          <table:covered-table-cell table:number-columns-repeated="4"/>
          <table:table-cell table:number-columns-repeated="3"/>
          <table:table-cell table:style-name="ce47"/>
          <table:table-cell/>
          <table:table-cell table:style-name="ce13" office:value-type="string" table:number-columns-spanned="4" table:number-rows-spanned="1">
            <text:p>Total – sorted</text:p>
          </table:table-cell>
          <table:covered-table-cell table:style-name="ce55"/>
          <table:covered-table-cell table:number-columns-repeated="2"/>
          <table:table-cell table:number-columns-repeated="2"/>
          <table:table-cell table:style-name="ce47" table:number-columns-repeated="2"/>
        </table:table-row>
        <table:table-row table:style-name="ro1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4">
          <table:table-cell/>
          <table:table-cell table:style-name="ce5" table:formula="of:=[.$L$10]" office:value-type="string" office:string-value="t IN GeV**2" table:number-columns-spanned="2" table:number-rows-spanned="1">
            <text:p>t IN GeV**2</text:p>
          </table:table-cell>
          <table:covered-table-cell table:style-name="ce18"/>
          <table:table-cell table:style-name="ce30" table:formula="of:=[.$N$10]" office:value-type="string" office:string-value="mu_p*G_E^p/G_M^p" table:number-columns-spanned="3" table:number-rows-spanned="1">
            <text:p>mu_p*G_E^p/G_M^p</text:p>
          </table:table-cell>
          <table:covered-table-cell table:style-name="ce34"/>
          <table:covered-table-cell table:style-name="ce36"/>
          <table:table-cell table:number-columns-repeated="2"/>
          <table:table-cell table:style-name="ce47"/>
          <table:table-cell table:number-columns-repeated="2"/>
          <table:table-cell table:style-name="ce11" office:value-type="string">
            <text:p>t IN GeV**2</text:p>
          </table:table-cell>
          <table:table-cell table:style-name="ce32" office:value-type="string" table:number-columns-spanned="3" table:number-rows-spanned="1">
            <text:p>mu_p*G_E^p/G_M^p</text:p>
          </table:table-cell>
          <table:covered-table-cell table:style-name="ce117"/>
          <table:covered-table-cell table:style-name="ce119"/>
          <table:table-cell table:number-columns-repeated="4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2"/>
          <table:table-cell table:style-name="ce47"/>
          <table:table-cell table:number-columns-repeated="2"/>
          <table:table-cell table:style-name="ce116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float" office:value="-0.38">
            <text:p>-0.3800</text:p>
          </table:table-cell>
          <table:table-cell table:style-name="ce27" office:value-type="float" office:value="-0.38">
            <text:p>-0.3800</text:p>
          </table:table-cell>
          <table:table-cell table:style-name="ce27" office:value-type="float" office:value="0.95">
            <text:p>0.9500</text:p>
          </table:table-cell>
          <table:table-cell table:style-name="ce27" office:value-type="float" office:value="0.053851648071345">
            <text:p>0.0539</text:p>
          </table:table-cell>
          <table:table-cell table:style-name="ce41" office:value-type="float" office:value="0.053851648071345">
            <text:p>0.0539</text:p>
          </table:table-cell>
          <table:table-cell/>
          <table:table-cell table:style-name="ce44" table:formula="of:=1" office:value-type="float" office:value="1">
            <text:p>1</text:p>
          </table:table-cell>
          <table:table-cell/>
          <table:table-cell table:style-name="ce47"/>
          <table:table-cell/>
          <table:table-cell table:style-name="ce14" office:value-type="float" office:value="-8.49">
            <text:p>-8.4900</text:p>
          </table:table-cell>
          <table:table-cell table:style-name="ce27" office:value-type="float" office:value="0.138">
            <text:p>0.1380</text:p>
          </table:table-cell>
          <table:table-cell table:style-name="ce27" office:value-type="float" office:value="0.18409236811992">
            <text:p>0.1841</text:p>
          </table:table-cell>
          <table:table-cell table:style-name="ce41" office:value-type="float" office:value="0.18409236811992">
            <text:p>0.184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38">
            <text:p>-0.3800</text:p>
          </table:table-cell>
          <table:table-cell table:style-name="ce28" office:value-type="float" office:value="-0.38">
            <text:p>-0.380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101980390271856">
            <text:p>0.1020</text:p>
          </table:table-cell>
          <table:table-cell table:style-name="ce42" office:value-type="float" office:value="0.101980390271856">
            <text:p>0.1020</text:p>
          </table:table-cell>
          <table:table-cell/>
          <table:table-cell table:style-name="ce44" table:formula="of:=[.H229]+1" office:value-type="float" office:value="2">
            <text:p>2</text:p>
          </table:table-cell>
          <table:table-cell/>
          <table:table-cell table:style-name="ce47"/>
          <table:table-cell/>
          <table:table-cell table:style-name="ce15" office:value-type="float" office:value="-6.7">
            <text:p>-6.7000</text:p>
          </table:table-cell>
          <table:table-cell table:style-name="ce81" office:value-type="float" office:value="0.327">
            <text:p>0.3270</text:p>
          </table:table-cell>
          <table:table-cell table:style-name="ce81" office:value-type="float" office:value="0.107280007457121">
            <text:p>0.1073</text:p>
          </table:table-cell>
          <table:table-cell table:style-name="ce42" office:value-type="float" office:value="0.107280007457121">
            <text:p>0.1073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5">
            <text:p>-0.5000</text:p>
          </table:table-cell>
          <table:table-cell table:style-name="ce28" office:value-type="float" office:value="-0.5">
            <text:p>-0.5000</text:p>
          </table:table-cell>
          <table:table-cell table:style-name="ce28" office:value-type="float" office:value="1.02">
            <text:p>1.0200</text:p>
          </table:table-cell>
          <table:table-cell table:style-name="ce28" office:value-type="float" office:value="0.053851648071345">
            <text:p>0.0539</text:p>
          </table:table-cell>
          <table:table-cell table:style-name="ce42" office:value-type="float" office:value="0.053851648071345">
            <text:p>0.0539</text:p>
          </table:table-cell>
          <table:table-cell/>
          <table:table-cell table:style-name="ce44" table:formula="of:=[.H230]+1" office:value-type="float" office:value="3">
            <text:p>3</text:p>
          </table:table-cell>
          <table:table-cell/>
          <table:table-cell table:style-name="ce47"/>
          <table:table-cell/>
          <table:table-cell table:style-name="ce15" office:value-type="float" office:value="-5.6">
            <text:p>-5.6000</text:p>
          </table:table-cell>
          <table:table-cell table:style-name="ce28" office:value-type="float" office:value="0.306">
            <text:p>0.3060</text:p>
          </table:table-cell>
          <table:table-cell table:style-name="ce28" office:value-type="float" office:value="0.087">
            <text:p>0.0870</text:p>
          </table:table-cell>
          <table:table-cell table:style-name="ce42" office:value-type="float" office:value="0.087">
            <text:p>0.087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5">
            <text:p>-0.5000</text:p>
          </table:table-cell>
          <table:table-cell table:style-name="ce28" office:value-type="float" office:value="-0.5">
            <text:p>-0.5000</text:p>
          </table:table-cell>
          <table:table-cell table:style-name="ce28" office:value-type="float" office:value="1.07">
            <text:p>1.0700</text:p>
          </table:table-cell>
          <table:table-cell table:style-name="ce28" office:value-type="float" office:value="0.0632455532033676">
            <text:p>0.0632</text:p>
          </table:table-cell>
          <table:table-cell table:style-name="ce42" office:value-type="float" office:value="0.0632455532033676">
            <text:p>0.0632</text:p>
          </table:table-cell>
          <table:table-cell/>
          <table:table-cell table:style-name="ce44" table:formula="of:=[.H231]+1" office:value-type="float" office:value="4">
            <text:p>4</text:p>
          </table:table-cell>
          <table:table-cell/>
          <table:table-cell table:style-name="ce47"/>
          <table:table-cell/>
          <table:table-cell table:style-name="ce15" office:value-type="float" office:value="-5.54">
            <text:p>-5.5400</text:p>
          </table:table-cell>
          <table:table-cell table:style-name="ce28" office:value-type="float" office:value="0.273">
            <text:p>0.2730</text:p>
          </table:table-cell>
          <table:table-cell table:style-name="ce28" office:value-type="float" office:value="0.0913947482079797">
            <text:p>0.0914</text:p>
          </table:table-cell>
          <table:table-cell table:style-name="ce42" office:value-type="float" office:value="0.0913947482079797">
            <text:p>0.091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373">
            <text:p>-0.3730</text:p>
          </table:table-cell>
          <table:table-cell table:style-name="ce28" office:value-type="float" office:value="-0.373">
            <text:p>-0.3730</text:p>
          </table:table-cell>
          <table:table-cell table:style-name="ce28" office:value-type="float" office:value="0.999">
            <text:p>0.9990</text:p>
          </table:table-cell>
          <table:table-cell table:style-name="ce28" office:value-type="float" office:value="0.053851648071345">
            <text:p>0.0539</text:p>
          </table:table-cell>
          <table:table-cell table:style-name="ce42" office:value-type="float" office:value="0.053851648071345">
            <text:p>0.0539</text:p>
          </table:table-cell>
          <table:table-cell/>
          <table:table-cell table:style-name="ce44" table:formula="of:=[.H232]+1" office:value-type="float" office:value="5">
            <text:p>5</text:p>
          </table:table-cell>
          <table:table-cell/>
          <table:table-cell table:style-name="ce47"/>
          <table:table-cell/>
          <table:table-cell table:style-name="ce15" office:value-type="float" office:value="-5.17">
            <text:p>-5.1700</text:p>
          </table:table-cell>
          <table:table-cell table:style-name="ce28" office:value-type="float" office:value="0.443">
            <text:p>0.4430</text:p>
          </table:table-cell>
          <table:table-cell table:style-name="ce28" office:value-type="float" office:value="0.0684105255059483">
            <text:p>0.0684</text:p>
          </table:table-cell>
          <table:table-cell table:style-name="ce42" office:value-type="float" office:value="0.0684105255059483">
            <text:p>0.068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401">
            <text:p>-0.4010</text:p>
          </table:table-cell>
          <table:table-cell table:style-name="ce28" office:value-type="float" office:value="-0.401">
            <text:p>-0.4010</text:p>
          </table:table-cell>
          <table:table-cell table:style-name="ce28" office:value-type="float" office:value="1.011">
            <text:p>1.0110</text:p>
          </table:table-cell>
          <table:table-cell table:style-name="ce28" office:value-type="float" office:value="0.0526972485050216">
            <text:p>0.0527</text:p>
          </table:table-cell>
          <table:table-cell table:style-name="ce42" office:value-type="float" office:value="0.0526972485050216">
            <text:p>0.0527</text:p>
          </table:table-cell>
          <table:table-cell/>
          <table:table-cell table:style-name="ce44" table:formula="of:=[.H233]+1" office:value-type="float" office:value="6">
            <text:p>6</text:p>
          </table:table-cell>
          <table:table-cell/>
          <table:table-cell table:style-name="ce47"/>
          <table:table-cell/>
          <table:table-cell table:style-name="ce15" office:value-type="float" office:value="-4.8">
            <text:p>-4.8000</text:p>
          </table:table-cell>
          <table:table-cell table:style-name="ce28" office:value-type="float" office:value="0.463">
            <text:p>0.4630</text:p>
          </table:table-cell>
          <table:table-cell table:style-name="ce28" office:value-type="float" office:value="0.054">
            <text:p>0.0540</text:p>
          </table:table-cell>
          <table:table-cell table:style-name="ce42" office:value-type="float" office:value="0.054">
            <text:p>0.054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441">
            <text:p>-0.4410</text:p>
          </table:table-cell>
          <table:table-cell table:style-name="ce28" office:value-type="float" office:value="-0.441">
            <text:p>-0.4410</text:p>
          </table:table-cell>
          <table:table-cell table:style-name="ce28" office:value-type="float" office:value="0.936">
            <text:p>0.9360</text:p>
          </table:table-cell>
          <table:table-cell table:style-name="ce28" office:value-type="float" office:value="0.0510881590977792">
            <text:p>0.0511</text:p>
          </table:table-cell>
          <table:table-cell table:style-name="ce42" office:value-type="float" office:value="0.0510881590977792">
            <text:p>0.0511</text:p>
          </table:table-cell>
          <table:table-cell/>
          <table:table-cell table:style-name="ce44" table:formula="of:=[.H234]+1" office:value-type="float" office:value="7">
            <text:p>7</text:p>
          </table:table-cell>
          <table:table-cell/>
          <table:table-cell table:style-name="ce47"/>
          <table:table-cell/>
          <table:table-cell table:style-name="ce15" office:value-type="float" office:value="-4.75">
            <text:p>-4.7500</text:p>
          </table:table-cell>
          <table:table-cell table:style-name="ce81" office:value-type="float" office:value="0.382">
            <text:p>0.3820</text:p>
          </table:table-cell>
          <table:table-cell table:style-name="ce81" office:value-type="float" office:value="0.0541294744108974">
            <text:p>0.0541</text:p>
          </table:table-cell>
          <table:table-cell table:style-name="ce42" office:value-type="float" office:value="0.0541294744108974">
            <text:p>0.054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3.5">
            <text:p>-3.5000</text:p>
          </table:table-cell>
          <table:table-cell table:style-name="ce28" office:value-type="float" office:value="-3.5">
            <text:p>-3.5000</text:p>
          </table:table-cell>
          <table:table-cell table:style-name="ce28" office:value-type="float" office:value="0.571">
            <text:p>0.5710</text:p>
          </table:table-cell>
          <table:table-cell table:style-name="ce28" office:value-type="float" office:value="0.0723394774656273">
            <text:p>0.0723</text:p>
          </table:table-cell>
          <table:table-cell table:style-name="ce42" office:value-type="float" office:value="0.0723394774656273">
            <text:p>0.0723</text:p>
          </table:table-cell>
          <table:table-cell/>
          <table:table-cell table:style-name="ce44" table:formula="of:=[.H235]+1" office:value-type="float" office:value="8">
            <text:p>8</text:p>
          </table:table-cell>
          <table:table-cell/>
          <table:table-cell table:style-name="ce47"/>
          <table:table-cell/>
          <table:table-cell table:style-name="ce15" office:value-type="float" office:value="-4">
            <text:p>-4.0000</text:p>
          </table:table-cell>
          <table:table-cell table:style-name="ce28" office:value-type="float" office:value="0.519">
            <text:p>0.5190</text:p>
          </table:table-cell>
          <table:table-cell table:style-name="ce28" office:value-type="float" office:value="0.055">
            <text:p>0.0550</text:p>
          </table:table-cell>
          <table:table-cell table:style-name="ce42" office:value-type="float" office:value="0.055">
            <text:p>0.055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3.97">
            <text:p>-3.9700</text:p>
          </table:table-cell>
          <table:table-cell table:style-name="ce28" office:value-type="float" office:value="-3.97">
            <text:p>-3.9700</text:p>
          </table:table-cell>
          <table:table-cell table:style-name="ce28" office:value-type="float" office:value="0.482">
            <text:p>0.4820</text:p>
          </table:table-cell>
          <table:table-cell table:style-name="ce28" office:value-type="float" office:value="0.0526117857518636">
            <text:p>0.0526</text:p>
          </table:table-cell>
          <table:table-cell table:style-name="ce42" office:value-type="float" office:value="0.0526117857518636">
            <text:p>0.0526</text:p>
          </table:table-cell>
          <table:table-cell/>
          <table:table-cell table:style-name="ce44" table:formula="of:=[.H236]+1" office:value-type="float" office:value="9">
            <text:p>9</text:p>
          </table:table-cell>
          <table:table-cell/>
          <table:table-cell table:style-name="ce47"/>
          <table:table-cell/>
          <table:table-cell table:style-name="ce15" office:value-type="float" office:value="-3.97">
            <text:p>-3.9700</text:p>
          </table:table-cell>
          <table:table-cell table:style-name="ce28" office:value-type="float" office:value="0.482">
            <text:p>0.4820</text:p>
          </table:table-cell>
          <table:table-cell table:style-name="ce28" office:value-type="float" office:value="0.0526117857518636">
            <text:p>0.0526</text:p>
          </table:table-cell>
          <table:table-cell table:style-name="ce42" office:value-type="float" office:value="0.0526117857518636">
            <text:p>0.0526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4.75">
            <text:p>-4.7500</text:p>
          </table:table-cell>
          <table:table-cell table:style-name="ce28" office:value-type="float" office:value="-4.75">
            <text:p>-4.7500</text:p>
          </table:table-cell>
          <table:table-cell table:style-name="ce28" office:value-type="float" office:value="0.382">
            <text:p>0.3820</text:p>
          </table:table-cell>
          <table:table-cell table:style-name="ce28" office:value-type="float" office:value="0.0541294744108974">
            <text:p>0.0541</text:p>
          </table:table-cell>
          <table:table-cell table:style-name="ce42" office:value-type="float" office:value="0.0541294744108974">
            <text:p>0.0541</text:p>
          </table:table-cell>
          <table:table-cell/>
          <table:table-cell table:style-name="ce44" table:formula="of:=[.H237]+1" office:value-type="float" office:value="10">
            <text:p>10</text:p>
          </table:table-cell>
          <table:table-cell/>
          <table:table-cell table:style-name="ce47"/>
          <table:table-cell/>
          <table:table-cell table:style-name="ce15" office:value-type="float" office:value="-3.5">
            <text:p>-3.5000</text:p>
          </table:table-cell>
          <table:table-cell table:style-name="ce28" office:value-type="float" office:value="0.571">
            <text:p>0.5710</text:p>
          </table:table-cell>
          <table:table-cell table:style-name="ce28" office:value-type="float" office:value="0.0723394774656273">
            <text:p>0.0723</text:p>
          </table:table-cell>
          <table:table-cell table:style-name="ce42" office:value-type="float" office:value="0.0723394774656273">
            <text:p>0.0723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5.54">
            <text:p>-5.5400</text:p>
          </table:table-cell>
          <table:table-cell table:style-name="ce28" office:value-type="float" office:value="-5.54">
            <text:p>-5.5400</text:p>
          </table:table-cell>
          <table:table-cell table:style-name="ce28" office:value-type="float" office:value="0.273">
            <text:p>0.2730</text:p>
          </table:table-cell>
          <table:table-cell table:style-name="ce28" office:value-type="float" office:value="0.0913947482079797">
            <text:p>0.0914</text:p>
          </table:table-cell>
          <table:table-cell table:style-name="ce42" office:value-type="float" office:value="0.0913947482079797">
            <text:p>0.0914</text:p>
          </table:table-cell>
          <table:table-cell/>
          <table:table-cell table:style-name="ce44" table:formula="of:=[.H238]+1" office:value-type="float" office:value="11">
            <text:p>11</text:p>
          </table:table-cell>
          <table:table-cell/>
          <table:table-cell table:style-name="ce47"/>
          <table:table-cell/>
          <table:table-cell table:style-name="ce15" office:value-type="float" office:value="-3.47">
            <text:p>-3.4700</text:p>
          </table:table-cell>
          <table:table-cell table:style-name="ce28" office:value-type="float" office:value="0.606">
            <text:p>0.6060</text:p>
          </table:table-cell>
          <table:table-cell table:style-name="ce28" office:value-type="float" office:value="0.0442718872423573">
            <text:p>0.0443</text:p>
          </table:table-cell>
          <table:table-cell table:style-name="ce42" office:value-type="float" office:value="0.0442718872423573">
            <text:p>0.0443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49">
            <text:p>-0.4900</text:p>
          </table:table-cell>
          <table:table-cell table:style-name="ce28" office:value-type="float" office:value="-0.49">
            <text:p>-0.4900</text:p>
          </table:table-cell>
          <table:table-cell table:style-name="ce28" office:value-type="float" office:value="0.979">
            <text:p>0.9790</text:p>
          </table:table-cell>
          <table:table-cell table:style-name="ce28" office:value-type="float" office:value="0.0170880074906351">
            <text:p>0.0171</text:p>
          </table:table-cell>
          <table:table-cell table:style-name="ce42" office:value-type="float" office:value="0.0170880074906351">
            <text:p>0.0171</text:p>
          </table:table-cell>
          <table:table-cell/>
          <table:table-cell table:style-name="ce44" table:formula="of:=[.H239]+1" office:value-type="float" office:value="12">
            <text:p>12</text:p>
          </table:table-cell>
          <table:table-cell/>
          <table:table-cell table:style-name="ce47"/>
          <table:table-cell/>
          <table:table-cell table:style-name="ce15" office:value-type="float" office:value="-2.97">
            <text:p>-2.9700</text:p>
          </table:table-cell>
          <table:table-cell table:style-name="ce28" office:value-type="float" office:value="0.615">
            <text:p>0.6150</text:p>
          </table:table-cell>
          <table:table-cell table:style-name="ce28" office:value-type="float" office:value="0.0358050275799363">
            <text:p>0.0358</text:p>
          </table:table-cell>
          <table:table-cell table:style-name="ce42" office:value-type="float" office:value="0.0358050275799363">
            <text:p>0.0358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79">
            <text:p>-0.7900</text:p>
          </table:table-cell>
          <table:table-cell table:style-name="ce28" office:value-type="float" office:value="-0.79">
            <text:p>-0.7900</text:p>
          </table:table-cell>
          <table:table-cell table:style-name="ce28" office:value-type="float" office:value="0.951">
            <text:p>0.9510</text:p>
          </table:table-cell>
          <table:table-cell table:style-name="ce28" office:value-type="float" office:value="0.0156204993518133">
            <text:p>0.0156</text:p>
          </table:table-cell>
          <table:table-cell table:style-name="ce42" office:value-type="float" office:value="0.0156204993518133">
            <text:p>0.0156</text:p>
          </table:table-cell>
          <table:table-cell/>
          <table:table-cell table:style-name="ce44" table:formula="of:=[.H240]+1" office:value-type="float" office:value="13">
            <text:p>13</text:p>
          </table:table-cell>
          <table:table-cell/>
          <table:table-cell table:style-name="ce47"/>
          <table:table-cell/>
          <table:table-cell table:style-name="ce15" office:value-type="float" office:value="-2.5">
            <text:p>-2.5000</text:p>
          </table:table-cell>
          <table:table-cell table:style-name="ce28" office:value-type="float" office:value="0.6923">
            <text:p>0.6923</text:p>
          </table:table-cell>
          <table:table-cell table:style-name="ce28" office:value-type="float" office:value="0.0058">
            <text:p>0.0058</text:p>
          </table:table-cell>
          <table:table-cell table:style-name="ce42" office:value-type="float" office:value="0.0058">
            <text:p>0.0058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18">
            <text:p>-1.1800</text:p>
          </table:table-cell>
          <table:table-cell table:style-name="ce28" office:value-type="float" office:value="-1.18">
            <text:p>-1.1800</text:p>
          </table:table-cell>
          <table:table-cell table:style-name="ce28" office:value-type="float" office:value="0.883">
            <text:p>0.8830</text:p>
          </table:table-cell>
          <table:table-cell table:style-name="ce28" office:value-type="float" office:value="0.0222036033111745">
            <text:p>0.0222</text:p>
          </table:table-cell>
          <table:table-cell table:style-name="ce42" office:value-type="float" office:value="0.0222036033111745">
            <text:p>0.0222</text:p>
          </table:table-cell>
          <table:table-cell/>
          <table:table-cell table:style-name="ce44" table:formula="of:=[.H241]+1" office:value-type="float" office:value="14">
            <text:p>14</text:p>
          </table:table-cell>
          <table:table-cell/>
          <table:table-cell table:style-name="ce47"/>
          <table:table-cell/>
          <table:table-cell table:style-name="ce15" office:value-type="float" office:value="-2.47">
            <text:p>-2.4700</text:p>
          </table:table-cell>
          <table:table-cell table:style-name="ce28" office:value-type="float" office:value="0.703">
            <text:p>0.7030</text:p>
          </table:table-cell>
          <table:table-cell table:style-name="ce28" office:value-type="float" office:value="0.0402243707222375">
            <text:p>0.0402</text:p>
          </table:table-cell>
          <table:table-cell table:style-name="ce42" office:value-type="float" office:value="0.0402243707222375">
            <text:p>0.0402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48">
            <text:p>-1.4800</text:p>
          </table:table-cell>
          <table:table-cell table:style-name="ce28" office:value-type="float" office:value="-1.48">
            <text:p>-1.4800</text:p>
          </table:table-cell>
          <table:table-cell table:style-name="ce28" office:value-type="float" office:value="0.798">
            <text:p>0.7980</text:p>
          </table:table-cell>
          <table:table-cell table:style-name="ce28" office:value-type="float" office:value="0.0389486841883009">
            <text:p>0.0389</text:p>
          </table:table-cell>
          <table:table-cell table:style-name="ce42" office:value-type="float" office:value="0.0389486841883009">
            <text:p>0.0389</text:p>
          </table:table-cell>
          <table:table-cell/>
          <table:table-cell table:style-name="ce44" table:formula="of:=[.H242]+1" office:value-type="float" office:value="15">
            <text:p>15</text:p>
          </table:table-cell>
          <table:table-cell/>
          <table:table-cell table:style-name="ce47"/>
          <table:table-cell/>
          <table:table-cell table:style-name="ce15" office:value-type="float" office:value="-2.13">
            <text:p>-2.1300</text:p>
          </table:table-cell>
          <table:table-cell table:style-name="ce28" office:value-type="float" office:value="0.747">
            <text:p>0.7470</text:p>
          </table:table-cell>
          <table:table-cell table:style-name="ce28" office:value-type="float" office:value="0.046690470119715">
            <text:p>0.0467</text:p>
          </table:table-cell>
          <table:table-cell table:style-name="ce42" office:value-type="float" office:value="0.046690470119715">
            <text:p>0.0467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77">
            <text:p>-1.7700</text:p>
          </table:table-cell>
          <table:table-cell table:style-name="ce28" office:value-type="float" office:value="-1.77">
            <text:p>-1.7700</text:p>
          </table:table-cell>
          <table:table-cell table:style-name="ce28" office:value-type="float" office:value="0.789">
            <text:p>0.7890</text:p>
          </table:table-cell>
          <table:table-cell table:style-name="ce28" office:value-type="float" office:value="0.0424381903478459">
            <text:p>0.0424</text:p>
          </table:table-cell>
          <table:table-cell table:style-name="ce42" office:value-type="float" office:value="0.0424381903478459">
            <text:p>0.0424</text:p>
          </table:table-cell>
          <table:table-cell/>
          <table:table-cell table:style-name="ce44" table:formula="of:=[.H243]+1" office:value-type="float" office:value="16">
            <text:p>16</text:p>
          </table:table-cell>
          <table:table-cell/>
          <table:table-cell table:style-name="ce47"/>
          <table:table-cell/>
          <table:table-cell table:style-name="ce15" office:value-type="float" office:value="-1.88">
            <text:p>-1.8800</text:p>
          </table:table-cell>
          <table:table-cell table:style-name="ce28" office:value-type="float" office:value="0.777">
            <text:p>0.7770</text:p>
          </table:table-cell>
          <table:table-cell table:style-name="ce28" office:value-type="float" office:value="0.0408044115262063">
            <text:p>0.0408</text:p>
          </table:table-cell>
          <table:table-cell table:style-name="ce42" office:value-type="float" office:value="0.0408044115262063">
            <text:p>0.0408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88">
            <text:p>-1.8800</text:p>
          </table:table-cell>
          <table:table-cell table:style-name="ce28" office:value-type="float" office:value="-1.88">
            <text:p>-1.8800</text:p>
          </table:table-cell>
          <table:table-cell table:style-name="ce28" office:value-type="float" office:value="0.777">
            <text:p>0.7770</text:p>
          </table:table-cell>
          <table:table-cell table:style-name="ce28" office:value-type="float" office:value="0.0408044115262063">
            <text:p>0.0408</text:p>
          </table:table-cell>
          <table:table-cell table:style-name="ce42" office:value-type="float" office:value="0.0408044115262063">
            <text:p>0.0408</text:p>
          </table:table-cell>
          <table:table-cell/>
          <table:table-cell table:style-name="ce44" table:formula="of:=[.H244]+1" office:value-type="float" office:value="17">
            <text:p>17</text:p>
          </table:table-cell>
          <table:table-cell/>
          <table:table-cell table:style-name="ce47"/>
          <table:table-cell/>
          <table:table-cell table:style-name="ce15" office:value-type="float" office:value="-1.77">
            <text:p>-1.7700</text:p>
          </table:table-cell>
          <table:table-cell table:style-name="ce28" office:value-type="float" office:value="0.789">
            <text:p>0.7890</text:p>
          </table:table-cell>
          <table:table-cell table:style-name="ce28" office:value-type="float" office:value="0.0424381903478459">
            <text:p>0.0424</text:p>
          </table:table-cell>
          <table:table-cell table:style-name="ce42" office:value-type="float" office:value="0.0424381903478459">
            <text:p>0.042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2.13">
            <text:p>-2.1300</text:p>
          </table:table-cell>
          <table:table-cell table:style-name="ce28" office:value-type="float" office:value="-2.13">
            <text:p>-2.1300</text:p>
          </table:table-cell>
          <table:table-cell table:style-name="ce28" office:value-type="float" office:value="0.747">
            <text:p>0.7470</text:p>
          </table:table-cell>
          <table:table-cell table:style-name="ce28" office:value-type="float" office:value="0.046690470119715">
            <text:p>0.0467</text:p>
          </table:table-cell>
          <table:table-cell table:style-name="ce42" office:value-type="float" office:value="0.046690470119715">
            <text:p>0.0467</text:p>
          </table:table-cell>
          <table:table-cell/>
          <table:table-cell table:style-name="ce44" table:formula="of:=[.H245]+1" office:value-type="float" office:value="18">
            <text:p>18</text:p>
          </table:table-cell>
          <table:table-cell/>
          <table:table-cell table:style-name="ce47"/>
          <table:table-cell/>
          <table:table-cell table:style-name="ce15" office:value-type="float" office:value="-1.61">
            <text:p>-1.6100</text:p>
          </table:table-cell>
          <table:table-cell table:style-name="ce28" office:value-type="float" office:value="0.865">
            <text:p>0.8650</text:p>
          </table:table-cell>
          <table:table-cell table:style-name="ce28" office:value-type="float" office:value="0.0530754180388624">
            <text:p>0.0531</text:p>
          </table:table-cell>
          <table:table-cell table:style-name="ce42" office:value-type="float" office:value="0.0530754180388624">
            <text:p>0.053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2.47">
            <text:p>-2.4700</text:p>
          </table:table-cell>
          <table:table-cell table:style-name="ce28" office:value-type="float" office:value="-2.47">
            <text:p>-2.4700</text:p>
          </table:table-cell>
          <table:table-cell table:style-name="ce28" office:value-type="float" office:value="0.703">
            <text:p>0.7030</text:p>
          </table:table-cell>
          <table:table-cell table:style-name="ce28" office:value-type="float" office:value="0.0402243707222375">
            <text:p>0.0402</text:p>
          </table:table-cell>
          <table:table-cell table:style-name="ce42" office:value-type="float" office:value="0.0402243707222375">
            <text:p>0.0402</text:p>
          </table:table-cell>
          <table:table-cell/>
          <table:table-cell table:style-name="ce44" table:formula="of:=[.H246]+1" office:value-type="float" office:value="19">
            <text:p>19</text:p>
          </table:table-cell>
          <table:table-cell/>
          <table:table-cell table:style-name="ce47"/>
          <table:table-cell/>
          <table:table-cell table:style-name="ce15" office:value-type="float" office:value="-1.48">
            <text:p>-1.4800</text:p>
          </table:table-cell>
          <table:table-cell table:style-name="ce28" office:value-type="float" office:value="0.798">
            <text:p>0.7980</text:p>
          </table:table-cell>
          <table:table-cell table:style-name="ce28" office:value-type="float" office:value="0.0389486841883009">
            <text:p>0.0389</text:p>
          </table:table-cell>
          <table:table-cell table:style-name="ce42" office:value-type="float" office:value="0.0389486841883009">
            <text:p>0.0389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2.97">
            <text:p>-2.9700</text:p>
          </table:table-cell>
          <table:table-cell table:style-name="ce28" office:value-type="float" office:value="-2.97">
            <text:p>-2.9700</text:p>
          </table:table-cell>
          <table:table-cell table:style-name="ce28" office:value-type="float" office:value="0.615">
            <text:p>0.6150</text:p>
          </table:table-cell>
          <table:table-cell table:style-name="ce28" office:value-type="float" office:value="0.0358050275799363">
            <text:p>0.0358</text:p>
          </table:table-cell>
          <table:table-cell table:style-name="ce42" office:value-type="float" office:value="0.0358050275799363">
            <text:p>0.0358</text:p>
          </table:table-cell>
          <table:table-cell/>
          <table:table-cell table:style-name="ce44" table:formula="of:=[.H247]+1" office:value-type="float" office:value="20">
            <text:p>20</text:p>
          </table:table-cell>
          <table:table-cell/>
          <table:table-cell table:style-name="ce47"/>
          <table:table-cell/>
          <table:table-cell table:style-name="ce15" office:value-type="float" office:value="-1.3">
            <text:p>-1.3000</text:p>
          </table:table-cell>
          <table:table-cell table:style-name="ce28" office:value-type="float" office:value="0.858">
            <text:p>0.8580</text:p>
          </table:table-cell>
          <table:table-cell table:style-name="ce28" office:value-type="float" office:value="0.0206155281280883">
            <text:p>0.0206</text:p>
          </table:table-cell>
          <table:table-cell table:style-name="ce42" office:value-type="float" office:value="0.0206155281280883">
            <text:p>0.0206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3.47">
            <text:p>-3.4700</text:p>
          </table:table-cell>
          <table:table-cell table:style-name="ce28" office:value-type="float" office:value="-3.47">
            <text:p>-3.4700</text:p>
          </table:table-cell>
          <table:table-cell table:style-name="ce28" office:value-type="float" office:value="0.606">
            <text:p>0.6060</text:p>
          </table:table-cell>
          <table:table-cell table:style-name="ce28" office:value-type="float" office:value="0.0442718872423573">
            <text:p>0.0443</text:p>
          </table:table-cell>
          <table:table-cell table:style-name="ce42" office:value-type="float" office:value="0.0442718872423573">
            <text:p>0.0443</text:p>
          </table:table-cell>
          <table:table-cell/>
          <table:table-cell table:style-name="ce44" table:formula="of:=[.H248]+1" office:value-type="float" office:value="21">
            <text:p>21</text:p>
          </table:table-cell>
          <table:table-cell/>
          <table:table-cell table:style-name="ce47"/>
          <table:table-cell/>
          <table:table-cell table:style-name="ce15" office:value-type="float" office:value="-1.18">
            <text:p>-1.1800</text:p>
          </table:table-cell>
          <table:table-cell table:style-name="ce28" office:value-type="float" office:value="0.883">
            <text:p>0.8830</text:p>
          </table:table-cell>
          <table:table-cell table:style-name="ce28" office:value-type="float" office:value="0.0222036033111745">
            <text:p>0.0222</text:p>
          </table:table-cell>
          <table:table-cell table:style-name="ce42" office:value-type="float" office:value="0.0222036033111745">
            <text:p>0.0222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13">
            <text:p>-1.1300</text:p>
          </table:table-cell>
          <table:table-cell table:style-name="ce28" office:value-type="float" office:value="-1.13">
            <text:p>-1.1300</text:p>
          </table:table-cell>
          <table:table-cell table:style-name="ce28" office:value-type="float" office:value="0.878">
            <text:p>0.8780</text:p>
          </table:table-cell>
          <table:table-cell table:style-name="ce28" office:value-type="float" office:value="0.065924198895398">
            <text:p>0.0659</text:p>
          </table:table-cell>
          <table:table-cell table:style-name="ce42" office:value-type="float" office:value="0.065924198895398">
            <text:p>0.0659</text:p>
          </table:table-cell>
          <table:table-cell/>
          <table:table-cell table:style-name="ce44" table:formula="of:=[.H249]+1" office:value-type="float" office:value="22">
            <text:p>22</text:p>
          </table:table-cell>
          <table:table-cell/>
          <table:table-cell table:style-name="ce47"/>
          <table:table-cell/>
          <table:table-cell table:style-name="ce15" office:value-type="float" office:value="-1.13">
            <text:p>-1.1300</text:p>
          </table:table-cell>
          <table:table-cell table:style-name="ce28" office:value-type="float" office:value="0.878">
            <text:p>0.8780</text:p>
          </table:table-cell>
          <table:table-cell table:style-name="ce28" office:value-type="float" office:value="0.065924198895398">
            <text:p>0.0659</text:p>
          </table:table-cell>
          <table:table-cell table:style-name="ce42" office:value-type="float" office:value="0.065924198895398">
            <text:p>0.0659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43">
            <text:p>-0.4300</text:p>
          </table:table-cell>
          <table:table-cell table:style-name="ce28" office:value-type="float" office:value="-0.43">
            <text:p>-0.4300</text:p>
          </table:table-cell>
          <table:table-cell table:style-name="ce28" office:value-type="float" office:value="0.994">
            <text:p>0.9940</text:p>
          </table:table-cell>
          <table:table-cell table:style-name="ce28" office:value-type="float" office:value="0.0343656805548792">
            <text:p>0.0344</text:p>
          </table:table-cell>
          <table:table-cell table:style-name="ce42" office:value-type="float" office:value="0.0343656805548792">
            <text:p>0.0344</text:p>
          </table:table-cell>
          <table:table-cell/>
          <table:table-cell table:style-name="ce44" table:formula="of:=[.H250]+1" office:value-type="float" office:value="23">
            <text:p>23</text:p>
          </table:table-cell>
          <table:table-cell/>
          <table:table-cell table:style-name="ce47"/>
          <table:table-cell/>
          <table:table-cell table:style-name="ce15" office:value-type="float" office:value="-1">
            <text:p>-1.0000</text:p>
          </table:table-cell>
          <table:table-cell table:style-name="ce81" office:value-type="float" office:value="0.879">
            <text:p>0.8790</text:p>
          </table:table-cell>
          <table:table-cell table:style-name="ce81" office:value-type="float" office:value="0.0255538646783613">
            <text:p>0.0256</text:p>
          </table:table-cell>
          <table:table-cell table:style-name="ce42" office:value-type="float" office:value="0.0255538646783613">
            <text:p>0.0256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">
            <text:p>-1.0000</text:p>
          </table:table-cell>
          <table:table-cell table:style-name="ce28" office:value-type="float" office:value="-1">
            <text:p>-1.0000</text:p>
          </table:table-cell>
          <table:table-cell table:style-name="ce28" office:value-type="float" office:value="0.879">
            <text:p>0.8790</text:p>
          </table:table-cell>
          <table:table-cell table:style-name="ce28" office:value-type="float" office:value="0.0255538646783613">
            <text:p>0.0256</text:p>
          </table:table-cell>
          <table:table-cell table:style-name="ce42" office:value-type="float" office:value="0.0255538646783613">
            <text:p>0.0256</text:p>
          </table:table-cell>
          <table:table-cell/>
          <table:table-cell table:style-name="ce44" table:formula="of:=[.H251]+1" office:value-type="float" office:value="24">
            <text:p>24</text:p>
          </table:table-cell>
          <table:table-cell/>
          <table:table-cell table:style-name="ce47"/>
          <table:table-cell/>
          <table:table-cell table:style-name="ce15" office:value-type="float" office:value="-0.8">
            <text:p>-0.8000</text:p>
          </table:table-cell>
          <table:table-cell table:style-name="ce28" office:value-type="float" office:value="0.901">
            <text:p>0.9010</text:p>
          </table:table-cell>
          <table:table-cell table:style-name="ce28" office:value-type="float" office:value="0.0122065556157337">
            <text:p>0.0122</text:p>
          </table:table-cell>
          <table:table-cell table:style-name="ce42" office:value-type="float" office:value="0.0122065556157337">
            <text:p>0.0122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61">
            <text:p>-1.6100</text:p>
          </table:table-cell>
          <table:table-cell table:style-name="ce28" office:value-type="float" office:value="-1.61">
            <text:p>-1.6100</text:p>
          </table:table-cell>
          <table:table-cell table:style-name="ce28" office:value-type="float" office:value="0.865">
            <text:p>0.8650</text:p>
          </table:table-cell>
          <table:table-cell table:style-name="ce28" office:value-type="float" office:value="0.0530754180388624">
            <text:p>0.0531</text:p>
          </table:table-cell>
          <table:table-cell table:style-name="ce42" office:value-type="float" office:value="0.0530754180388624">
            <text:p>0.0531</text:p>
          </table:table-cell>
          <table:table-cell/>
          <table:table-cell table:style-name="ce44" table:formula="of:=[.H252]+1" office:value-type="float" office:value="25">
            <text:p>25</text:p>
          </table:table-cell>
          <table:table-cell/>
          <table:table-cell table:style-name="ce47"/>
          <table:table-cell/>
          <table:table-cell table:style-name="ce15" office:value-type="float" office:value="-0.79">
            <text:p>-0.7900</text:p>
          </table:table-cell>
          <table:table-cell table:style-name="ce28" office:value-type="float" office:value="0.951">
            <text:p>0.9510</text:p>
          </table:table-cell>
          <table:table-cell table:style-name="ce28" office:value-type="float" office:value="0.0156204993518133">
            <text:p>0.0156</text:p>
          </table:table-cell>
          <table:table-cell table:style-name="ce42" office:value-type="float" office:value="0.0156204993518133">
            <text:p>0.0156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162">
            <text:p>-0.1620</text:p>
          </table:table-cell>
          <table:table-cell table:style-name="ce28" office:value-type="float" office:value="-0.162">
            <text:p>-0.1620</text:p>
          </table:table-cell>
          <table:table-cell table:style-name="ce28" office:value-type="float" office:value="1.019">
            <text:p>1.0190</text:p>
          </table:table-cell>
          <table:table-cell table:style-name="ce28" office:value-type="float" office:value="0.0198494332412792">
            <text:p>0.0198</text:p>
          </table:table-cell>
          <table:table-cell table:style-name="ce42" office:value-type="float" office:value="0.0198494332412792">
            <text:p>0.0198</text:p>
          </table:table-cell>
          <table:table-cell/>
          <table:table-cell table:style-name="ce44" table:formula="of:=[.H253]+1" office:value-type="float" office:value="26">
            <text:p>26</text:p>
          </table:table-cell>
          <table:table-cell/>
          <table:table-cell table:style-name="ce47"/>
          <table:table-cell/>
          <table:table-cell table:style-name="ce15" office:value-type="float" office:value="-0.695">
            <text:p>-0.6950</text:p>
          </table:table-cell>
          <table:table-cell table:style-name="ce81" office:value-type="float" office:value="0.9122">
            <text:p>0.9122</text:p>
          </table:table-cell>
          <table:table-cell table:style-name="ce81" office:value-type="float" office:value="0.0116077560277601">
            <text:p>0.0116</text:p>
          </table:table-cell>
          <table:table-cell table:style-name="ce42" office:value-type="float" office:value="0.0116077560277601">
            <text:p>0.0116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191">
            <text:p>-0.1910</text:p>
          </table:table-cell>
          <table:table-cell table:style-name="ce28" office:value-type="float" office:value="-0.191">
            <text:p>-0.1910</text:p>
          </table:table-cell>
          <table:table-cell table:style-name="ce28" office:value-type="float" office:value="1.006">
            <text:p>1.0060</text:p>
          </table:table-cell>
          <table:table-cell table:style-name="ce28" office:value-type="float" office:value="0.0184390889145858">
            <text:p>0.0184</text:p>
          </table:table-cell>
          <table:table-cell table:style-name="ce42" office:value-type="float" office:value="0.0184390889145858">
            <text:p>0.0184</text:p>
          </table:table-cell>
          <table:table-cell/>
          <table:table-cell table:style-name="ce44" table:formula="of:=[.H254]+1" office:value-type="float" office:value="27">
            <text:p>27</text:p>
          </table:table-cell>
          <table:table-cell/>
          <table:table-cell table:style-name="ce47"/>
          <table:table-cell/>
          <table:table-cell table:style-name="ce15" office:value-type="float" office:value="-0.599">
            <text:p>-0.5990</text:p>
          </table:table-cell>
          <table:table-cell table:style-name="ce28" office:value-type="float" office:value="0.9084">
            <text:p>0.9084</text:p>
          </table:table-cell>
          <table:table-cell table:style-name="ce28" office:value-type="float" office:value="0.0116726175299288">
            <text:p>0.0117</text:p>
          </table:table-cell>
          <table:table-cell table:style-name="ce42" office:value-type="float" office:value="0.0116726175299288">
            <text:p>0.0117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232">
            <text:p>-0.2320</text:p>
          </table:table-cell>
          <table:table-cell table:style-name="ce28" office:value-type="float" office:value="-0.232">
            <text:p>-0.2320</text:p>
          </table:table-cell>
          <table:table-cell table:style-name="ce28" office:value-type="float" office:value="0.999">
            <text:p>0.9990</text:p>
          </table:table-cell>
          <table:table-cell table:style-name="ce28" office:value-type="float" office:value="0.0169705627484771">
            <text:p>0.0170</text:p>
          </table:table-cell>
          <table:table-cell table:style-name="ce42" office:value-type="float" office:value="0.0169705627484771">
            <text:p>0.0170</text:p>
          </table:table-cell>
          <table:table-cell/>
          <table:table-cell table:style-name="ce44" table:formula="of:=[.H255]+1" office:value-type="float" office:value="28">
            <text:p>28</text:p>
          </table:table-cell>
          <table:table-cell/>
          <table:table-cell table:style-name="ce47"/>
          <table:table-cell/>
          <table:table-cell table:style-name="ce15" office:value-type="float" office:value="-0.591">
            <text:p>-0.5910</text:p>
          </table:table-cell>
          <table:table-cell table:style-name="ce28" office:value-type="float" office:value="0.961">
            <text:p>0.9610</text:p>
          </table:table-cell>
          <table:table-cell table:style-name="ce28" office:value-type="float" office:value="0.0259615099714943">
            <text:p>0.0260</text:p>
          </table:table-cell>
          <table:table-cell table:style-name="ce42" office:value-type="float" office:value="0.0259615099714943">
            <text:p>0.026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282">
            <text:p>-0.2820</text:p>
          </table:table-cell>
          <table:table-cell table:style-name="ce28" office:value-type="float" office:value="-0.282">
            <text:p>-0.2820</text:p>
          </table:table-cell>
          <table:table-cell table:style-name="ce28" office:value-type="float" office:value="0.973">
            <text:p>0.9730</text:p>
          </table:table-cell>
          <table:table-cell table:style-name="ce28" office:value-type="float" office:value="0.0162788205960997">
            <text:p>0.0163</text:p>
          </table:table-cell>
          <table:table-cell table:style-name="ce42" office:value-type="float" office:value="0.0162788205960997">
            <text:p>0.0163</text:p>
          </table:table-cell>
          <table:table-cell/>
          <table:table-cell table:style-name="ce44" table:formula="of:=[.H256]+1" office:value-type="float" office:value="29">
            <text:p>29</text:p>
          </table:table-cell>
          <table:table-cell/>
          <table:table-cell table:style-name="ce47"/>
          <table:table-cell/>
          <table:table-cell table:style-name="ce15" office:value-type="float" office:value="-0.547">
            <text:p>-0.5470</text:p>
          </table:table-cell>
          <table:table-cell table:style-name="ce28" office:value-type="float" office:value="0.9274">
            <text:p>0.9274</text:p>
          </table:table-cell>
          <table:table-cell table:style-name="ce28" office:value-type="float" office:value="0.00898109124772708">
            <text:p>0.0090</text:p>
          </table:table-cell>
          <table:table-cell table:style-name="ce42" office:value-type="float" office:value="0.00898109124772708">
            <text:p>0.009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345">
            <text:p>-0.3450</text:p>
          </table:table-cell>
          <table:table-cell table:style-name="ce28" office:value-type="float" office:value="-0.345">
            <text:p>-0.3450</text:p>
          </table:table-cell>
          <table:table-cell table:style-name="ce28" office:value-type="float" office:value="0.973">
            <text:p>0.9730</text:p>
          </table:table-cell>
          <table:table-cell table:style-name="ce28" office:value-type="float" office:value="0.0172046505340853">
            <text:p>0.0172</text:p>
          </table:table-cell>
          <table:table-cell table:style-name="ce42" office:value-type="float" office:value="0.0172046505340853">
            <text:p>0.0172</text:p>
          </table:table-cell>
          <table:table-cell/>
          <table:table-cell table:style-name="ce44" table:formula="of:=[.H257]+1" office:value-type="float" office:value="30">
            <text:p>30</text:p>
          </table:table-cell>
          <table:table-cell/>
          <table:table-cell table:style-name="ce47"/>
          <table:table-cell/>
          <table:table-cell table:style-name="ce15" office:value-type="float" office:value="-0.5">
            <text:p>-0.5000</text:p>
          </table:table-cell>
          <table:table-cell table:style-name="ce81" office:value-type="float" office:value="1.02">
            <text:p>1.0200</text:p>
          </table:table-cell>
          <table:table-cell table:style-name="ce81" office:value-type="float" office:value="0.053851648071345">
            <text:p>0.0539</text:p>
          </table:table-cell>
          <table:table-cell table:style-name="ce42" office:value-type="float" office:value="0.053851648071345">
            <text:p>0.0539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419">
            <text:p>-0.4190</text:p>
          </table:table-cell>
          <table:table-cell table:style-name="ce28" office:value-type="float" office:value="-0.419">
            <text:p>-0.4190</text:p>
          </table:table-cell>
          <table:table-cell table:style-name="ce28" office:value-type="float" office:value="0.98">
            <text:p>0.9800</text:p>
          </table:table-cell>
          <table:table-cell table:style-name="ce28" office:value-type="float" office:value="0.0183575597506858">
            <text:p>0.0184</text:p>
          </table:table-cell>
          <table:table-cell table:style-name="ce42" office:value-type="float" office:value="0.0183575597506858">
            <text:p>0.0184</text:p>
          </table:table-cell>
          <table:table-cell/>
          <table:table-cell table:style-name="ce44" table:formula="of:=[.H258]+1" office:value-type="float" office:value="31">
            <text:p>31</text:p>
          </table:table-cell>
          <table:table-cell/>
          <table:table-cell table:style-name="ce47"/>
          <table:table-cell/>
          <table:table-cell table:style-name="ce15" office:value-type="float" office:value="-0.5">
            <text:p>-0.5000</text:p>
          </table:table-cell>
          <table:table-cell table:style-name="ce28" office:value-type="float" office:value="1.07">
            <text:p>1.0700</text:p>
          </table:table-cell>
          <table:table-cell table:style-name="ce28" office:value-type="float" office:value="0.0632455532033676">
            <text:p>0.0632</text:p>
          </table:table-cell>
          <table:table-cell table:style-name="ce42" office:value-type="float" office:value="0.0632455532033676">
            <text:p>0.0632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5">
            <text:p>-0.5000</text:p>
          </table:table-cell>
          <table:table-cell table:style-name="ce28" office:value-type="float" office:value="-0.5">
            <text:p>-0.5000</text:p>
          </table:table-cell>
          <table:table-cell table:style-name="ce28" office:value-type="float" office:value="0.993">
            <text:p>0.9930</text:p>
          </table:table-cell>
          <table:table-cell table:style-name="ce28" office:value-type="float" office:value="0.0206155281280883">
            <text:p>0.0206</text:p>
          </table:table-cell>
          <table:table-cell table:style-name="ce42" office:value-type="float" office:value="0.0206155281280883">
            <text:p>0.0206</text:p>
          </table:table-cell>
          <table:table-cell/>
          <table:table-cell table:style-name="ce44" table:formula="of:=[.H259]+1" office:value-type="float" office:value="32">
            <text:p>32</text:p>
          </table:table-cell>
          <table:table-cell/>
          <table:table-cell table:style-name="ce47"/>
          <table:table-cell/>
          <table:table-cell table:style-name="ce15" office:value-type="float" office:value="-0.5">
            <text:p>-0.5000</text:p>
          </table:table-cell>
          <table:table-cell table:style-name="ce28" office:value-type="float" office:value="0.993">
            <text:p>0.9930</text:p>
          </table:table-cell>
          <table:table-cell table:style-name="ce28" office:value-type="float" office:value="0.0206155281280883">
            <text:p>0.0206</text:p>
          </table:table-cell>
          <table:table-cell table:style-name="ce42" office:value-type="float" office:value="0.0206155281280883">
            <text:p>0.0206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591">
            <text:p>-0.5910</text:p>
          </table:table-cell>
          <table:table-cell table:style-name="ce28" office:value-type="float" office:value="-0.591">
            <text:p>-0.5910</text:p>
          </table:table-cell>
          <table:table-cell table:style-name="ce28" office:value-type="float" office:value="0.961">
            <text:p>0.9610</text:p>
          </table:table-cell>
          <table:table-cell table:style-name="ce28" office:value-type="float" office:value="0.0259615099714943">
            <text:p>0.0260</text:p>
          </table:table-cell>
          <table:table-cell table:style-name="ce42" office:value-type="float" office:value="0.0259615099714943">
            <text:p>0.0260</text:p>
          </table:table-cell>
          <table:table-cell/>
          <table:table-cell table:style-name="ce44" table:formula="of:=[.H260]+1" office:value-type="float" office:value="33">
            <text:p>33</text:p>
          </table:table-cell>
          <table:table-cell/>
          <table:table-cell table:style-name="ce47"/>
          <table:table-cell/>
          <table:table-cell table:style-name="ce15" office:value-type="float" office:value="-0.494">
            <text:p>-0.4940</text:p>
          </table:table-cell>
          <table:table-cell table:style-name="ce28" office:value-type="float" office:value="0.9286">
            <text:p>0.9286</text:p>
          </table:table-cell>
          <table:table-cell table:style-name="ce28" office:value-type="float" office:value="0.00932308961664533">
            <text:p>0.0093</text:p>
          </table:table-cell>
          <table:table-cell table:style-name="ce42" office:value-type="float" office:value="0.00932308961664533">
            <text:p>0.0093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5.17">
            <text:p>-5.1700</text:p>
          </table:table-cell>
          <table:table-cell table:style-name="ce28" office:value-type="float" office:value="-5.17">
            <text:p>-5.1700</text:p>
          </table:table-cell>
          <table:table-cell table:style-name="ce28" office:value-type="float" office:value="0.443">
            <text:p>0.4430</text:p>
          </table:table-cell>
          <table:table-cell table:style-name="ce28" office:value-type="float" office:value="0.0684105255059483">
            <text:p>0.0684</text:p>
          </table:table-cell>
          <table:table-cell table:style-name="ce42" office:value-type="float" office:value="0.0684105255059483">
            <text:p>0.0684</text:p>
          </table:table-cell>
          <table:table-cell/>
          <table:table-cell table:style-name="ce44" table:formula="of:=[.H261]+1" office:value-type="float" office:value="34">
            <text:p>34</text:p>
          </table:table-cell>
          <table:table-cell/>
          <table:table-cell table:style-name="ce47"/>
          <table:table-cell/>
          <table:table-cell table:style-name="ce15" office:value-type="float" office:value="-0.49">
            <text:p>-0.4900</text:p>
          </table:table-cell>
          <table:table-cell table:style-name="ce28" office:value-type="float" office:value="0.979">
            <text:p>0.9790</text:p>
          </table:table-cell>
          <table:table-cell table:style-name="ce28" office:value-type="float" office:value="0.0170880074906351">
            <text:p>0.0171</text:p>
          </table:table-cell>
          <table:table-cell table:style-name="ce42" office:value-type="float" office:value="0.0170880074906351">
            <text:p>0.017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6.7">
            <text:p>-6.7000</text:p>
          </table:table-cell>
          <table:table-cell table:style-name="ce28" office:value-type="float" office:value="-6.7">
            <text:p>-6.7000</text:p>
          </table:table-cell>
          <table:table-cell table:style-name="ce28" office:value-type="float" office:value="0.327">
            <text:p>0.3270</text:p>
          </table:table-cell>
          <table:table-cell table:style-name="ce28" office:value-type="float" office:value="0.107280007457121">
            <text:p>0.1073</text:p>
          </table:table-cell>
          <table:table-cell table:style-name="ce42" office:value-type="float" office:value="0.107280007457121">
            <text:p>0.1073</text:p>
          </table:table-cell>
          <table:table-cell/>
          <table:table-cell table:style-name="ce44" table:formula="of:=[.H262]+1" office:value-type="float" office:value="35">
            <text:p>35</text:p>
          </table:table-cell>
          <table:table-cell/>
          <table:table-cell table:style-name="ce47"/>
          <table:table-cell/>
          <table:table-cell table:style-name="ce15" office:value-type="float" office:value="-0.474">
            <text:p>-0.4740</text:p>
          </table:table-cell>
          <table:table-cell table:style-name="ce28" office:value-type="float" office:value="0.9225">
            <text:p>0.9225</text:p>
          </table:table-cell>
          <table:table-cell table:style-name="ce28" office:value-type="float" office:value="0.0204276773031101">
            <text:p>0.0204</text:p>
          </table:table-cell>
          <table:table-cell table:style-name="ce42" office:value-type="float" office:value="0.0204276773031101">
            <text:p>0.020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8.49">
            <text:p>-8.4900</text:p>
          </table:table-cell>
          <table:table-cell table:style-name="ce28" office:value-type="float" office:value="-8.49">
            <text:p>-8.4900</text:p>
          </table:table-cell>
          <table:table-cell table:style-name="ce28" office:value-type="float" office:value="0.138">
            <text:p>0.1380</text:p>
          </table:table-cell>
          <table:table-cell table:style-name="ce28" office:value-type="float" office:value="0.18409236811992">
            <text:p>0.1841</text:p>
          </table:table-cell>
          <table:table-cell table:style-name="ce42" office:value-type="float" office:value="0.18409236811992">
            <text:p>0.1841</text:p>
          </table:table-cell>
          <table:table-cell/>
          <table:table-cell table:style-name="ce44" table:formula="of:=[.H263]+1" office:value-type="float" office:value="36">
            <text:p>36</text:p>
          </table:table-cell>
          <table:table-cell/>
          <table:table-cell table:style-name="ce47"/>
          <table:table-cell/>
          <table:table-cell table:style-name="ce15" office:value-type="float" office:value="-0.449">
            <text:p>-0.4490</text:p>
          </table:table-cell>
          <table:table-cell table:style-name="ce28" office:value-type="float" office:value="0.9314">
            <text:p>0.9314</text:p>
          </table:table-cell>
          <table:table-cell table:style-name="ce28" office:value-type="float" office:value="0.00944933860119321">
            <text:p>0.0094</text:p>
          </table:table-cell>
          <table:table-cell table:style-name="ce42" office:value-type="float" office:value="0.00944933860119321">
            <text:p>0.009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4">
            <text:p>-4.0000</text:p>
          </table:table-cell>
          <table:table-cell table:style-name="ce28" office:value-type="float" office:value="-4">
            <text:p>-4.0000</text:p>
          </table:table-cell>
          <table:table-cell table:style-name="ce28" office:value-type="float" office:value="0.519">
            <text:p>0.5190</text:p>
          </table:table-cell>
          <table:table-cell table:style-name="ce28" office:value-type="float" office:value="0.055">
            <text:p>0.0550</text:p>
          </table:table-cell>
          <table:table-cell table:style-name="ce42" office:value-type="float" office:value="0.055">
            <text:p>0.0550</text:p>
          </table:table-cell>
          <table:table-cell/>
          <table:table-cell table:style-name="ce44" table:formula="of:=[.H264]+1" office:value-type="float" office:value="37">
            <text:p>37</text:p>
          </table:table-cell>
          <table:table-cell/>
          <table:table-cell table:style-name="ce47"/>
          <table:table-cell/>
          <table:table-cell table:style-name="ce15" office:value-type="float" office:value="-0.441">
            <text:p>-0.4410</text:p>
          </table:table-cell>
          <table:table-cell table:style-name="ce28" office:value-type="float" office:value="0.936">
            <text:p>0.9360</text:p>
          </table:table-cell>
          <table:table-cell table:style-name="ce28" office:value-type="float" office:value="0.0510881590977792">
            <text:p>0.0511</text:p>
          </table:table-cell>
          <table:table-cell table:style-name="ce42" office:value-type="float" office:value="0.0510881590977792">
            <text:p>0.051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4.8">
            <text:p>-4.8000</text:p>
          </table:table-cell>
          <table:table-cell table:style-name="ce28" office:value-type="float" office:value="-4.8">
            <text:p>-4.8000</text:p>
          </table:table-cell>
          <table:table-cell table:style-name="ce28" office:value-type="float" office:value="0.463">
            <text:p>0.4630</text:p>
          </table:table-cell>
          <table:table-cell table:style-name="ce28" office:value-type="float" office:value="0.054">
            <text:p>0.0540</text:p>
          </table:table-cell>
          <table:table-cell table:style-name="ce42" office:value-type="float" office:value="0.054">
            <text:p>0.0540</text:p>
          </table:table-cell>
          <table:table-cell/>
          <table:table-cell table:style-name="ce44" table:formula="of:=[.H265]+1" office:value-type="float" office:value="38">
            <text:p>38</text:p>
          </table:table-cell>
          <table:table-cell/>
          <table:table-cell table:style-name="ce47"/>
          <table:table-cell/>
          <table:table-cell table:style-name="ce15" office:value-type="float" office:value="-0.43">
            <text:p>-0.4300</text:p>
          </table:table-cell>
          <table:table-cell table:style-name="ce28" office:value-type="float" office:value="0.994">
            <text:p>0.9940</text:p>
          </table:table-cell>
          <table:table-cell table:style-name="ce28" office:value-type="float" office:value="0.0343656805548792">
            <text:p>0.0344</text:p>
          </table:table-cell>
          <table:table-cell table:style-name="ce42" office:value-type="float" office:value="0.0343656805548792">
            <text:p>0.034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5.6">
            <text:p>-5.6000</text:p>
          </table:table-cell>
          <table:table-cell table:style-name="ce28" office:value-type="float" office:value="-5.6">
            <text:p>-5.6000</text:p>
          </table:table-cell>
          <table:table-cell table:style-name="ce28" office:value-type="float" office:value="0.306">
            <text:p>0.3060</text:p>
          </table:table-cell>
          <table:table-cell table:style-name="ce28" office:value-type="float" office:value="0.087">
            <text:p>0.0870</text:p>
          </table:table-cell>
          <table:table-cell table:style-name="ce42" office:value-type="float" office:value="0.087">
            <text:p>0.0870</text:p>
          </table:table-cell>
          <table:table-cell/>
          <table:table-cell table:style-name="ce44" table:formula="of:=[.H266]+1" office:value-type="float" office:value="39">
            <text:p>39</text:p>
          </table:table-cell>
          <table:table-cell/>
          <table:table-cell table:style-name="ce47"/>
          <table:table-cell/>
          <table:table-cell table:style-name="ce15" office:value-type="float" office:value="-0.419">
            <text:p>-0.4190</text:p>
          </table:table-cell>
          <table:table-cell table:style-name="ce28" office:value-type="float" office:value="0.98">
            <text:p>0.9800</text:p>
          </table:table-cell>
          <table:table-cell table:style-name="ce28" office:value-type="float" office:value="0.0183575597506858">
            <text:p>0.0184</text:p>
          </table:table-cell>
          <table:table-cell table:style-name="ce42" office:value-type="float" office:value="0.0183575597506858">
            <text:p>0.018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2.5">
            <text:p>-2.5000</text:p>
          </table:table-cell>
          <table:table-cell table:style-name="ce28" office:value-type="float" office:value="-2.5">
            <text:p>-2.5000</text:p>
          </table:table-cell>
          <table:table-cell table:style-name="ce28" office:value-type="float" office:value="0.6923">
            <text:p>0.6923</text:p>
          </table:table-cell>
          <table:table-cell table:style-name="ce28" office:value-type="float" office:value="0.0058">
            <text:p>0.0058</text:p>
          </table:table-cell>
          <table:table-cell table:style-name="ce42" office:value-type="float" office:value="0.0058">
            <text:p>0.0058</text:p>
          </table:table-cell>
          <table:table-cell/>
          <table:table-cell table:style-name="ce44" table:formula="of:=[.H267]+1" office:value-type="float" office:value="40">
            <text:p>40</text:p>
          </table:table-cell>
          <table:table-cell/>
          <table:table-cell table:style-name="ce47"/>
          <table:table-cell/>
          <table:table-cell table:style-name="ce15" office:value-type="float" office:value="-0.402">
            <text:p>-0.4020</text:p>
          </table:table-cell>
          <table:table-cell table:style-name="ce28" office:value-type="float" office:value="0.9318">
            <text:p>0.9318</text:p>
          </table:table-cell>
          <table:table-cell table:style-name="ce28" office:value-type="float" office:value="0.0100657836257293">
            <text:p>0.0101</text:p>
          </table:table-cell>
          <table:table-cell table:style-name="ce42" office:value-type="float" office:value="0.0100657836257293">
            <text:p>0.010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215">
            <text:p>-0.2150</text:p>
          </table:table-cell>
          <table:table-cell table:style-name="ce28" office:value-type="float" office:value="-0.215">
            <text:p>-0.2150</text:p>
          </table:table-cell>
          <table:table-cell table:style-name="ce28" office:value-type="float" office:value="0.825">
            <text:p>0.8250</text:p>
          </table:table-cell>
          <table:table-cell table:style-name="ce28" office:value-type="float" office:value="0.0509443814370142">
            <text:p>0.0509</text:p>
          </table:table-cell>
          <table:table-cell table:style-name="ce42" office:value-type="float" office:value="0.0509443814370142">
            <text:p>0.0509</text:p>
          </table:table-cell>
          <table:table-cell/>
          <table:table-cell table:style-name="ce44" table:formula="of:=[.H268]+1" office:value-type="float" office:value="41">
            <text:p>41</text:p>
          </table:table-cell>
          <table:table-cell/>
          <table:table-cell table:style-name="ce47"/>
          <table:table-cell/>
          <table:table-cell table:style-name="ce15" office:value-type="float" office:value="-0.401">
            <text:p>-0.4010</text:p>
          </table:table-cell>
          <table:table-cell table:style-name="ce28" office:value-type="float" office:value="1.011">
            <text:p>1.0110</text:p>
          </table:table-cell>
          <table:table-cell table:style-name="ce28" office:value-type="float" office:value="0.0526972485050216">
            <text:p>0.0527</text:p>
          </table:table-cell>
          <table:table-cell table:style-name="ce42" office:value-type="float" office:value="0.0526972485050216">
            <text:p>0.0527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235">
            <text:p>-0.2350</text:p>
          </table:table-cell>
          <table:table-cell table:style-name="ce28" office:value-type="float" office:value="-0.235">
            <text:p>-0.2350</text:p>
          </table:table-cell>
          <table:table-cell table:style-name="ce28" office:value-type="float" office:value="0.9433">
            <text:p>0.9433</text:p>
          </table:table-cell>
          <table:table-cell table:style-name="ce28" office:value-type="float" office:value="0.0438328643827893">
            <text:p>0.0438</text:p>
          </table:table-cell>
          <table:table-cell table:style-name="ce42" office:value-type="float" office:value="0.0438328643827893">
            <text:p>0.0438</text:p>
          </table:table-cell>
          <table:table-cell/>
          <table:table-cell table:style-name="ce44" table:formula="of:=[.H269]+1" office:value-type="float" office:value="42">
            <text:p>42</text:p>
          </table:table-cell>
          <table:table-cell/>
          <table:table-cell table:style-name="ce47"/>
          <table:table-cell/>
          <table:table-cell table:style-name="ce15" office:value-type="float" office:value="-0.4">
            <text:p>-0.4000</text:p>
          </table:table-cell>
          <table:table-cell table:style-name="ce28" office:value-type="float" office:value="0.9172">
            <text:p>0.9172</text:p>
          </table:table-cell>
          <table:table-cell table:style-name="ce28" office:value-type="float" office:value="0.0151347282763847">
            <text:p>0.0151</text:p>
          </table:table-cell>
          <table:table-cell table:style-name="ce42" office:value-type="float" office:value="0.0151347282763847">
            <text:p>0.015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251">
            <text:p>-0.2510</text:p>
          </table:table-cell>
          <table:table-cell table:style-name="ce28" office:value-type="float" office:value="-0.251">
            <text:p>-0.2510</text:p>
          </table:table-cell>
          <table:table-cell table:style-name="ce28" office:value-type="float" office:value="0.9882">
            <text:p>0.9882</text:p>
          </table:table-cell>
          <table:table-cell table:style-name="ce28" office:value-type="float" office:value="0.0440254471868259">
            <text:p>0.0440</text:p>
          </table:table-cell>
          <table:table-cell table:style-name="ce42" office:value-type="float" office:value="0.0440254471868259">
            <text:p>0.0440</text:p>
          </table:table-cell>
          <table:table-cell/>
          <table:table-cell table:style-name="ce44" table:formula="of:=[.H270]+1" office:value-type="float" office:value="43">
            <text:p>43</text:p>
          </table:table-cell>
          <table:table-cell/>
          <table:table-cell table:style-name="ce47"/>
          <table:table-cell/>
          <table:table-cell table:style-name="ce15" office:value-type="float" office:value="-0.38">
            <text:p>-0.3800</text:p>
          </table:table-cell>
          <table:table-cell table:style-name="ce81" office:value-type="float" office:value="0.95">
            <text:p>0.9500</text:p>
          </table:table-cell>
          <table:table-cell table:style-name="ce81" office:value-type="float" office:value="0.053851648071345">
            <text:p>0.0539</text:p>
          </table:table-cell>
          <table:table-cell table:style-name="ce42" office:value-type="float" office:value="0.053851648071345">
            <text:p>0.0539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265">
            <text:p>-0.2650</text:p>
          </table:table-cell>
          <table:table-cell table:style-name="ce28" office:value-type="float" office:value="-0.265">
            <text:p>-0.2650</text:p>
          </table:table-cell>
          <table:table-cell table:style-name="ce28" office:value-type="float" office:value="0.9833">
            <text:p>0.9833</text:p>
          </table:table-cell>
          <table:table-cell table:style-name="ce28" office:value-type="float" office:value="0.0370374135166051">
            <text:p>0.0370</text:p>
          </table:table-cell>
          <table:table-cell table:style-name="ce42" office:value-type="float" office:value="0.0370374135166051">
            <text:p>0.0370</text:p>
          </table:table-cell>
          <table:table-cell/>
          <table:table-cell table:style-name="ce44" table:formula="of:=[.H271]+1" office:value-type="float" office:value="44">
            <text:p>44</text:p>
          </table:table-cell>
          <table:table-cell/>
          <table:table-cell table:style-name="ce47"/>
          <table:table-cell/>
          <table:table-cell table:style-name="ce15" office:value-type="float" office:value="-0.38">
            <text:p>-0.3800</text:p>
          </table:table-cell>
          <table:table-cell table:style-name="ce81" office:value-type="float" office:value="1">
            <text:p>1.0000</text:p>
          </table:table-cell>
          <table:table-cell table:style-name="ce81" office:value-type="float" office:value="0.101980390271856">
            <text:p>0.1020</text:p>
          </table:table-cell>
          <table:table-cell table:style-name="ce42" office:value-type="float" office:value="0.101980390271856">
            <text:p>0.102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308">
            <text:p>-0.3080</text:p>
          </table:table-cell>
          <table:table-cell table:style-name="ce28" office:value-type="float" office:value="-0.308">
            <text:p>-0.3080</text:p>
          </table:table-cell>
          <table:table-cell table:style-name="ce28" office:value-type="float" office:value="0.932">
            <text:p>0.9320</text:p>
          </table:table-cell>
          <table:table-cell table:style-name="ce28" office:value-type="float" office:value="0.0171143214881572">
            <text:p>0.0171</text:p>
          </table:table-cell>
          <table:table-cell table:style-name="ce42" office:value-type="float" office:value="0.0171143214881572">
            <text:p>0.0171</text:p>
          </table:table-cell>
          <table:table-cell/>
          <table:table-cell table:style-name="ce44" table:formula="of:=[.H272]+1" office:value-type="float" office:value="45">
            <text:p>45</text:p>
          </table:table-cell>
          <table:table-cell/>
          <table:table-cell table:style-name="ce47"/>
          <table:table-cell/>
          <table:table-cell table:style-name="ce15" office:value-type="float" office:value="-0.373">
            <text:p>-0.3730</text:p>
          </table:table-cell>
          <table:table-cell table:style-name="ce28" office:value-type="float" office:value="0.999">
            <text:p>0.9990</text:p>
          </table:table-cell>
          <table:table-cell table:style-name="ce28" office:value-type="float" office:value="0.053851648071345">
            <text:p>0.0539</text:p>
          </table:table-cell>
          <table:table-cell table:style-name="ce42" office:value-type="float" office:value="0.053851648071345">
            <text:p>0.0539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346">
            <text:p>-0.3460</text:p>
          </table:table-cell>
          <table:table-cell table:style-name="ce28" office:value-type="float" office:value="-0.346">
            <text:p>-0.3460</text:p>
          </table:table-cell>
          <table:table-cell table:style-name="ce28" office:value-type="float" office:value="0.9318">
            <text:p>0.9318</text:p>
          </table:table-cell>
          <table:table-cell table:style-name="ce28" office:value-type="float" office:value="0.0145835523793073">
            <text:p>0.0146</text:p>
          </table:table-cell>
          <table:table-cell table:style-name="ce42" office:value-type="float" office:value="0.0145835523793073">
            <text:p>0.0146</text:p>
          </table:table-cell>
          <table:table-cell/>
          <table:table-cell table:style-name="ce44" table:formula="of:=[.H273]+1" office:value-type="float" office:value="46">
            <text:p>46</text:p>
          </table:table-cell>
          <table:table-cell/>
          <table:table-cell table:style-name="ce47"/>
          <table:table-cell/>
          <table:table-cell table:style-name="ce15" office:value-type="float" office:value="-0.346">
            <text:p>-0.3460</text:p>
          </table:table-cell>
          <table:table-cell table:style-name="ce28" office:value-type="float" office:value="0.9318">
            <text:p>0.9318</text:p>
          </table:table-cell>
          <table:table-cell table:style-name="ce28" office:value-type="float" office:value="0.0145835523793073">
            <text:p>0.0146</text:p>
          </table:table-cell>
          <table:table-cell table:style-name="ce42" office:value-type="float" office:value="0.0145835523793073">
            <text:p>0.0146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4">
            <text:p>-0.4000</text:p>
          </table:table-cell>
          <table:table-cell table:style-name="ce28" office:value-type="float" office:value="-0.4">
            <text:p>-0.4000</text:p>
          </table:table-cell>
          <table:table-cell table:style-name="ce28" office:value-type="float" office:value="0.9172">
            <text:p>0.9172</text:p>
          </table:table-cell>
          <table:table-cell table:style-name="ce28" office:value-type="float" office:value="0.0151347282763847">
            <text:p>0.0151</text:p>
          </table:table-cell>
          <table:table-cell table:style-name="ce42" office:value-type="float" office:value="0.0151347282763847">
            <text:p>0.0151</text:p>
          </table:table-cell>
          <table:table-cell/>
          <table:table-cell table:style-name="ce44" table:formula="of:=[.H274]+1" office:value-type="float" office:value="47">
            <text:p>47</text:p>
          </table:table-cell>
          <table:table-cell/>
          <table:table-cell table:style-name="ce47"/>
          <table:table-cell/>
          <table:table-cell table:style-name="ce15" office:value-type="float" office:value="-0.346">
            <text:p>-0.3460</text:p>
          </table:table-cell>
          <table:table-cell table:style-name="ce28" office:value-type="float" office:value="0.9433">
            <text:p>0.9433</text:p>
          </table:table-cell>
          <table:table-cell table:style-name="ce28" office:value-type="float" office:value="0.0128035151423349">
            <text:p>0.0128</text:p>
          </table:table-cell>
          <table:table-cell table:style-name="ce42" office:value-type="float" office:value="0.0128035151423349">
            <text:p>0.0128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474">
            <text:p>-0.4740</text:p>
          </table:table-cell>
          <table:table-cell table:style-name="ce28" office:value-type="float" office:value="-0.474">
            <text:p>-0.4740</text:p>
          </table:table-cell>
          <table:table-cell table:style-name="ce28" office:value-type="float" office:value="0.9225">
            <text:p>0.9225</text:p>
          </table:table-cell>
          <table:table-cell table:style-name="ce28" office:value-type="float" office:value="0.0204276773031101">
            <text:p>0.0204</text:p>
          </table:table-cell>
          <table:table-cell table:style-name="ce42" office:value-type="float" office:value="0.0204276773031101">
            <text:p>0.0204</text:p>
          </table:table-cell>
          <table:table-cell/>
          <table:table-cell table:style-name="ce44" table:formula="of:=[.H275]+1" office:value-type="float" office:value="48">
            <text:p>48</text:p>
          </table:table-cell>
          <table:table-cell/>
          <table:table-cell table:style-name="ce47"/>
          <table:table-cell/>
          <table:table-cell table:style-name="ce15" office:value-type="float" office:value="-0.345">
            <text:p>-0.3450</text:p>
          </table:table-cell>
          <table:table-cell table:style-name="ce28" office:value-type="float" office:value="0.973">
            <text:p>0.9730</text:p>
          </table:table-cell>
          <table:table-cell table:style-name="ce28" office:value-type="float" office:value="0.0172046505340853">
            <text:p>0.0172</text:p>
          </table:table-cell>
          <table:table-cell table:style-name="ce42" office:value-type="float" office:value="0.0172046505340853">
            <text:p>0.0172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8">
            <text:p>-0.8000</text:p>
          </table:table-cell>
          <table:table-cell table:style-name="ce81" office:value-type="float" office:value="-0.8">
            <text:p>-0.8000</text:p>
          </table:table-cell>
          <table:table-cell table:style-name="ce81" office:value-type="float" office:value="0.901">
            <text:p>0.9010</text:p>
          </table:table-cell>
          <table:table-cell table:style-name="ce81" office:value-type="float" office:value="0.0122065556157337">
            <text:p>0.0122</text:p>
          </table:table-cell>
          <table:table-cell table:style-name="ce42" office:value-type="float" office:value="0.0122065556157337">
            <text:p>0.0122</text:p>
          </table:table-cell>
          <table:table-cell/>
          <table:table-cell table:style-name="ce44" table:formula="of:=[.H276]+1" office:value-type="float" office:value="49">
            <text:p>49</text:p>
          </table:table-cell>
          <table:table-cell/>
          <table:table-cell table:style-name="ce47"/>
          <table:table-cell/>
          <table:table-cell table:style-name="ce15" office:value-type="float" office:value="-0.308">
            <text:p>-0.3080</text:p>
          </table:table-cell>
          <table:table-cell table:style-name="ce28" office:value-type="float" office:value="0.932">
            <text:p>0.9320</text:p>
          </table:table-cell>
          <table:table-cell table:style-name="ce28" office:value-type="float" office:value="0.0171143214881572">
            <text:p>0.0171</text:p>
          </table:table-cell>
          <table:table-cell table:style-name="ce42" office:value-type="float" office:value="0.0171143214881572">
            <text:p>0.0171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1.3">
            <text:p>-1.3000</text:p>
          </table:table-cell>
          <table:table-cell table:style-name="ce28" office:value-type="float" office:value="-1.3">
            <text:p>-1.3000</text:p>
          </table:table-cell>
          <table:table-cell table:style-name="ce28" office:value-type="float" office:value="0.858">
            <text:p>0.8580</text:p>
          </table:table-cell>
          <table:table-cell table:style-name="ce28" office:value-type="float" office:value="0.0206155281280883">
            <text:p>0.0206</text:p>
          </table:table-cell>
          <table:table-cell table:style-name="ce42" office:value-type="float" office:value="0.0206155281280883">
            <text:p>0.0206</text:p>
          </table:table-cell>
          <table:table-cell/>
          <table:table-cell table:style-name="ce44" table:formula="of:=[.H277]+1" office:value-type="float" office:value="50">
            <text:p>50</text:p>
          </table:table-cell>
          <table:table-cell/>
          <table:table-cell table:style-name="ce47"/>
          <table:table-cell/>
          <table:table-cell table:style-name="ce15" office:value-type="float" office:value="-0.298">
            <text:p>-0.2980</text:p>
          </table:table-cell>
          <table:table-cell table:style-name="ce28" office:value-type="float" office:value="0.9272">
            <text:p>0.9272</text:p>
          </table:table-cell>
          <table:table-cell table:style-name="ce28" office:value-type="float" office:value="0.0134301898720755">
            <text:p>0.0134</text:p>
          </table:table-cell>
          <table:table-cell table:style-name="ce42" office:value-type="float" office:value="0.0134301898720755">
            <text:p>0.013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298">
            <text:p>-0.2980</text:p>
          </table:table-cell>
          <table:table-cell table:style-name="ce28" office:value-type="float" office:value="-0.298">
            <text:p>-0.2980</text:p>
          </table:table-cell>
          <table:table-cell table:style-name="ce28" office:value-type="float" office:value="0.9272">
            <text:p>0.9272</text:p>
          </table:table-cell>
          <table:table-cell table:style-name="ce28" office:value-type="float" office:value="0.0134301898720755">
            <text:p>0.0134</text:p>
          </table:table-cell>
          <table:table-cell table:style-name="ce42" office:value-type="float" office:value="0.0134301898720755">
            <text:p>0.0134</text:p>
          </table:table-cell>
          <table:table-cell/>
          <table:table-cell table:style-name="ce44" table:formula="of:=[.H278]+1" office:value-type="float" office:value="51">
            <text:p>51</text:p>
          </table:table-cell>
          <table:table-cell/>
          <table:table-cell table:style-name="ce47"/>
          <table:table-cell/>
          <table:table-cell table:style-name="ce15" office:value-type="float" office:value="-0.282">
            <text:p>-0.2820</text:p>
          </table:table-cell>
          <table:table-cell table:style-name="ce81" office:value-type="float" office:value="0.973">
            <text:p>0.9730</text:p>
          </table:table-cell>
          <table:table-cell table:style-name="ce81" office:value-type="float" office:value="0.0162788205960997">
            <text:p>0.0163</text:p>
          </table:table-cell>
          <table:table-cell table:style-name="ce42" office:value-type="float" office:value="0.0162788205960997">
            <text:p>0.0163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346">
            <text:p>-0.3460</text:p>
          </table:table-cell>
          <table:table-cell table:style-name="ce28" office:value-type="float" office:value="-0.346">
            <text:p>-0.3460</text:p>
          </table:table-cell>
          <table:table-cell table:style-name="ce28" office:value-type="float" office:value="0.9433">
            <text:p>0.9433</text:p>
          </table:table-cell>
          <table:table-cell table:style-name="ce28" office:value-type="float" office:value="0.0128035151423349">
            <text:p>0.0128</text:p>
          </table:table-cell>
          <table:table-cell table:style-name="ce42" office:value-type="float" office:value="0.0128035151423349">
            <text:p>0.0128</text:p>
          </table:table-cell>
          <table:table-cell/>
          <table:table-cell table:style-name="ce44" table:formula="of:=[.H279]+1" office:value-type="float" office:value="52">
            <text:p>52</text:p>
          </table:table-cell>
          <table:table-cell/>
          <table:table-cell table:style-name="ce47"/>
          <table:table-cell/>
          <table:table-cell table:style-name="ce15" office:value-type="float" office:value="-0.265">
            <text:p>-0.2650</text:p>
          </table:table-cell>
          <table:table-cell table:style-name="ce28" office:value-type="float" office:value="0.9833">
            <text:p>0.9833</text:p>
          </table:table-cell>
          <table:table-cell table:style-name="ce28" office:value-type="float" office:value="0.0370374135166051">
            <text:p>0.0370</text:p>
          </table:table-cell>
          <table:table-cell table:style-name="ce42" office:value-type="float" office:value="0.0370374135166051">
            <text:p>0.037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402">
            <text:p>-0.4020</text:p>
          </table:table-cell>
          <table:table-cell table:style-name="ce28" office:value-type="float" office:value="-0.402">
            <text:p>-0.4020</text:p>
          </table:table-cell>
          <table:table-cell table:style-name="ce28" office:value-type="float" office:value="0.9318">
            <text:p>0.9318</text:p>
          </table:table-cell>
          <table:table-cell table:style-name="ce28" office:value-type="float" office:value="0.0100657836257293">
            <text:p>0.0101</text:p>
          </table:table-cell>
          <table:table-cell table:style-name="ce42" office:value-type="float" office:value="0.0100657836257293">
            <text:p>0.0101</text:p>
          </table:table-cell>
          <table:table-cell/>
          <table:table-cell table:style-name="ce44" table:formula="of:=[.H280]+1" office:value-type="float" office:value="53">
            <text:p>53</text:p>
          </table:table-cell>
          <table:table-cell/>
          <table:table-cell table:style-name="ce47"/>
          <table:table-cell/>
          <table:table-cell table:style-name="ce15" office:value-type="float" office:value="-0.251">
            <text:p>-0.2510</text:p>
          </table:table-cell>
          <table:table-cell table:style-name="ce28" office:value-type="float" office:value="0.9882">
            <text:p>0.9882</text:p>
          </table:table-cell>
          <table:table-cell table:style-name="ce28" office:value-type="float" office:value="0.0440254471868259">
            <text:p>0.0440</text:p>
          </table:table-cell>
          <table:table-cell table:style-name="ce42" office:value-type="float" office:value="0.0440254471868259">
            <text:p>0.044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449">
            <text:p>-0.4490</text:p>
          </table:table-cell>
          <table:table-cell table:style-name="ce28" office:value-type="float" office:value="-0.449">
            <text:p>-0.4490</text:p>
          </table:table-cell>
          <table:table-cell table:style-name="ce28" office:value-type="float" office:value="0.9314">
            <text:p>0.9314</text:p>
          </table:table-cell>
          <table:table-cell table:style-name="ce28" office:value-type="float" office:value="0.00944933860119321">
            <text:p>0.0094</text:p>
          </table:table-cell>
          <table:table-cell table:style-name="ce42" office:value-type="float" office:value="0.00944933860119321">
            <text:p>0.0094</text:p>
          </table:table-cell>
          <table:table-cell/>
          <table:table-cell table:style-name="ce44" table:formula="of:=[.H281]+1" office:value-type="float" office:value="54">
            <text:p>54</text:p>
          </table:table-cell>
          <table:table-cell/>
          <table:table-cell table:style-name="ce47"/>
          <table:table-cell/>
          <table:table-cell table:style-name="ce15" office:value-type="float" office:value="-0.235">
            <text:p>-0.2350</text:p>
          </table:table-cell>
          <table:table-cell table:style-name="ce28" office:value-type="float" office:value="0.9433">
            <text:p>0.9433</text:p>
          </table:table-cell>
          <table:table-cell table:style-name="ce28" office:value-type="float" office:value="0.0438328643827893">
            <text:p>0.0438</text:p>
          </table:table-cell>
          <table:table-cell table:style-name="ce42" office:value-type="float" office:value="0.0438328643827893">
            <text:p>0.0438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494">
            <text:p>-0.4940</text:p>
          </table:table-cell>
          <table:table-cell table:style-name="ce28" office:value-type="float" office:value="-0.494">
            <text:p>-0.4940</text:p>
          </table:table-cell>
          <table:table-cell table:style-name="ce28" office:value-type="float" office:value="0.9286">
            <text:p>0.9286</text:p>
          </table:table-cell>
          <table:table-cell table:style-name="ce28" office:value-type="float" office:value="0.00932308961664533">
            <text:p>0.0093</text:p>
          </table:table-cell>
          <table:table-cell table:style-name="ce42" office:value-type="float" office:value="0.00932308961664533">
            <text:p>0.0093</text:p>
          </table:table-cell>
          <table:table-cell/>
          <table:table-cell table:style-name="ce44" table:formula="of:=[.H282]+1" office:value-type="float" office:value="55">
            <text:p>55</text:p>
          </table:table-cell>
          <table:table-cell/>
          <table:table-cell table:style-name="ce47"/>
          <table:table-cell/>
          <table:table-cell table:style-name="ce15" office:value-type="float" office:value="-0.232">
            <text:p>-0.2320</text:p>
          </table:table-cell>
          <table:table-cell table:style-name="ce28" office:value-type="float" office:value="0.999">
            <text:p>0.9990</text:p>
          </table:table-cell>
          <table:table-cell table:style-name="ce28" office:value-type="float" office:value="0.0169705627484771">
            <text:p>0.0170</text:p>
          </table:table-cell>
          <table:table-cell table:style-name="ce42" office:value-type="float" office:value="0.0169705627484771">
            <text:p>0.0170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547">
            <text:p>-0.5470</text:p>
          </table:table-cell>
          <table:table-cell table:style-name="ce81" office:value-type="float" office:value="-0.547">
            <text:p>-0.5470</text:p>
          </table:table-cell>
          <table:table-cell table:style-name="ce81" office:value-type="float" office:value="0.9274">
            <text:p>0.9274</text:p>
          </table:table-cell>
          <table:table-cell table:style-name="ce81" office:value-type="float" office:value="0.00898109124772708">
            <text:p>0.0090</text:p>
          </table:table-cell>
          <table:table-cell table:style-name="ce42" office:value-type="float" office:value="0.00898109124772708">
            <text:p>0.0090</text:p>
          </table:table-cell>
          <table:table-cell/>
          <table:table-cell table:style-name="ce44" table:formula="of:=[.H283]+1" office:value-type="float" office:value="56">
            <text:p>56</text:p>
          </table:table-cell>
          <table:table-cell/>
          <table:table-cell table:style-name="ce47"/>
          <table:table-cell/>
          <table:table-cell table:style-name="ce15" office:value-type="float" office:value="-0.215">
            <text:p>-0.2150</text:p>
          </table:table-cell>
          <table:table-cell table:style-name="ce28" office:value-type="float" office:value="0.825">
            <text:p>0.8250</text:p>
          </table:table-cell>
          <table:table-cell table:style-name="ce28" office:value-type="float" office:value="0.0509443814370142">
            <text:p>0.0509</text:p>
          </table:table-cell>
          <table:table-cell table:style-name="ce42" office:value-type="float" office:value="0.0509443814370142">
            <text:p>0.0509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5" office:value-type="float" office:value="-0.599">
            <text:p>-0.5990</text:p>
          </table:table-cell>
          <table:table-cell table:style-name="ce28" office:value-type="float" office:value="-0.599">
            <text:p>-0.5990</text:p>
          </table:table-cell>
          <table:table-cell table:style-name="ce28" office:value-type="float" office:value="0.9084">
            <text:p>0.9084</text:p>
          </table:table-cell>
          <table:table-cell table:style-name="ce28" office:value-type="float" office:value="0.0116726175299288">
            <text:p>0.0117</text:p>
          </table:table-cell>
          <table:table-cell table:style-name="ce42" office:value-type="float" office:value="0.0116726175299288">
            <text:p>0.0117</text:p>
          </table:table-cell>
          <table:table-cell/>
          <table:table-cell table:style-name="ce44" table:formula="of:=[.H284]+1" office:value-type="float" office:value="57">
            <text:p>57</text:p>
          </table:table-cell>
          <table:table-cell/>
          <table:table-cell table:style-name="ce47"/>
          <table:table-cell/>
          <table:table-cell table:style-name="ce15" office:value-type="float" office:value="-0.191">
            <text:p>-0.1910</text:p>
          </table:table-cell>
          <table:table-cell table:style-name="ce28" office:value-type="float" office:value="1.006">
            <text:p>1.0060</text:p>
          </table:table-cell>
          <table:table-cell table:style-name="ce28" office:value-type="float" office:value="0.0184390889145858">
            <text:p>0.0184</text:p>
          </table:table-cell>
          <table:table-cell table:style-name="ce42" office:value-type="float" office:value="0.0184390889145858">
            <text:p>0.0184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/>
          <table:table-cell table:style-name="ce16" office:value-type="float" office:value="-0.695">
            <text:p>-0.6950</text:p>
          </table:table-cell>
          <table:table-cell table:style-name="ce29" office:value-type="float" office:value="-0.695">
            <text:p>-0.6950</text:p>
          </table:table-cell>
          <table:table-cell table:style-name="ce29" office:value-type="float" office:value="0.9122">
            <text:p>0.9122</text:p>
          </table:table-cell>
          <table:table-cell table:style-name="ce29" office:value-type="float" office:value="0.0116077560277601">
            <text:p>0.0116</text:p>
          </table:table-cell>
          <table:table-cell table:style-name="ce43" office:value-type="float" office:value="0.0116077560277601">
            <text:p>0.0116</text:p>
          </table:table-cell>
          <table:table-cell/>
          <table:table-cell table:style-name="ce44" table:formula="of:=[.H285]+1" office:value-type="float" office:value="58">
            <text:p>58</text:p>
          </table:table-cell>
          <table:table-cell/>
          <table:table-cell table:style-name="ce47"/>
          <table:table-cell/>
          <table:table-cell table:style-name="ce16" office:value-type="float" office:value="-0.162">
            <text:p>-0.1620</text:p>
          </table:table-cell>
          <table:table-cell table:style-name="ce29" office:value-type="float" office:value="1.019">
            <text:p>1.0190</text:p>
          </table:table-cell>
          <table:table-cell table:style-name="ce29" office:value-type="float" office:value="0.0198494332412792">
            <text:p>0.0198</text:p>
          </table:table-cell>
          <table:table-cell table:style-name="ce43" office:value-type="float" office:value="0.0198494332412792">
            <text:p>0.0198</text:p>
          </table:table-cell>
          <table:table-cell table:number-columns-repeated="2"/>
          <table:table-cell table:style-name="ce47" table:number-columns-repeated="2"/>
        </table:table-row>
        <table:table-row table:style-name="ro1" table:number-rows-repeated="65191">
          <table:table-cell table:number-columns-repeated="9"/>
          <table:table-cell table:style-name="ce47"/>
          <table:table-cell table:number-columns-repeated="7"/>
          <table:table-cell table:style-name="ce47" table:number-columns-repeated="2"/>
        </table:table-row>
        <table:table-row table:style-name="ro1" table:number-rows-repeated="98309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G_E^n" table:style-name="ta1" table:print-ranges="'G_E^n'.L5:'G_E^n'.S181"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ce46"/>
        <table:table-column table:style-name="co8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ce46"/>
        <table:table-row table:style-name="ro1">
          <table:table-cell table:number-columns-repeated="11"/>
          <table:table-cell table:style-name="ce1" office:value-type="float" office:value="197.3269631">
            <text:p>197.3269631</text:p>
          </table:table-cell>
          <table:table-cell table:style-name="ce17" office:value-type="float" office:value="0.000001">
            <text:p>0.000001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string" table:number-columns-spanned="3" table:number-rows-spanned="1">
            <text:p>1/FM**2=(197,3269631)^2*10^-6 GeV^2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11"/>
          <table:table-cell table:style-name="ce50" office:value-type="float" office:value="-1.9130427">
            <text:p>-1.9130427</text:p>
          </table:table-cell>
          <table:table-cell table:style-name="ce55" office:value-type="float" office:value="2.792847356">
            <text:p>2.792847356</text:p>
          </table:table-cell>
          <table:table-cell table:number-columns-repeated="6"/>
        </table:table-row>
        <table:table-row table:style-name="ro3">
          <table:table-cell table:number-columns-repeated="11"/>
          <table:table-cell table:style-name="ce50"/>
          <table:table-cell table:style-name="ce55"/>
          <table:table-cell table:number-columns-repeated="6"/>
        </table:table-row>
        <table:table-row table:style-name="ro4">
          <table:table-cell/>
          <table:table-cell table:style-name="ce2" office:value-type="string" table:number-columns-spanned="3" table:number-rows-spanned="1">
            <text:p>t&lt;0</text:p>
          </table:table-cell>
          <table:covered-table-cell table:number-columns-repeated="2"/>
          <table:table-cell table:number-columns-repeated="7"/>
          <table:table-cell table:style-name="ce2" table:formula="of:=[.B5]" office:value-type="string" office:string-value="t&lt;0" table:number-columns-spanned="3" table:number-rows-spanned="1">
            <text:p>t&lt;0</text:p>
          </table:table-cell>
          <table:covered-table-cell table:style-name="ce55"/>
          <table:covered-table-cell/>
          <table:table-cell table:number-columns-repeated="5"/>
        </table:table-row>
        <table:table-row table:style-name="ro3">
          <table:table-cell table:number-columns-repeated="11"/>
          <table:table-cell table:style-name="ce50"/>
          <table:table-cell table:style-name="ce55"/>
          <table:table-cell table:number-columns-repeated="6"/>
        </table:table-row>
        <table:table-row table:style-name="ro4">
          <table:table-cell/>
          <table:table-cell table:style-name="ce63" office:value-type="string" table:number-columns-spanned="7" table:number-rows-spanned="1">
            <text:p>Process D(e,e'n)p – polarized e,n</text:p>
          </table:table-cell>
          <table:covered-table-cell table:number-columns-repeated="6"/>
          <table:table-cell table:number-columns-repeated="3"/>
          <table:table-cell table:style-name="ce2" table:formula="of:=[.B7]" office:value-type="string" office:string-value="Process D(e,e'n)p – polarized e,n" table:number-columns-spanned="5" table:number-rows-spanned="1">
            <text:p>Process D(e,e'n)p – polarized e,n</text:p>
          </table:table-cell>
          <table:covered-table-cell table:number-columns-repeated="4" table:style-name="ce132"/>
          <table:table-cell table:number-columns-repeated="3"/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73-PRD-8-753_Hanson</text:p>
          </table:table-cell>
          <table:covered-table-cell table:number-columns-repeated="6"/>
          <table:table-cell table:number-columns-repeated="3"/>
          <table:table-cell table:style-name="ce58" table:formula="of:=[.B9]" office:value-type="string" office:string-value="1973-PRD-8-753_Hanson" table:number-columns-spanned="5" table:number-rows-spanned="1">
            <text:p>1973-PRD-8-753_Hanson</text:p>
          </table:table-cell>
          <table:covered-table-cell table:number-columns-repeated="4" table:style-name="ce133"/>
          <table:table-cell/>
          <table:table-cell table:number-columns-repeated="2" office:value-type="string">
            <text:p>NOT</text:p>
          </table:table-cell>
        </table:table-row>
        <table:table-row table:style-name="ro13">
          <table:table-cell/>
          <table:table-cell table:style-name="ce66" office:value-type="string" table:number-columns-spanned="7" table:number-rows-spanned="1">
            <text:p>data obtained from the best fits</text:p>
          </table:table-cell>
          <table:covered-table-cell table:number-columns-repeated="6"/>
          <table:table-cell table:number-columns-repeated="3"/>
          <table:table-cell table:style-name="ce129" table:formula="of:=[.B10]" office:value-type="string" office:string-value="data obtained from the best fits" table:number-columns-spanned="5" table:number-rows-spanned="1">
            <text:p>data obtained from the best fits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F**(-2)</text:p>
          </table:table-cell>
          <table:covered-table-cell table:style-name="ce76"/>
          <table:table-cell table:style-name="ce32" office:value-type="string" table:number-columns-spanned="3" table:number-rows-spanned="1">
            <text:p>(G_E^n)**2</text:p>
          </table:table-cell>
          <table:covered-table-cell table:number-columns-repeated="2" table:style-name="ce32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5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7">
            <text:p>7.0000</text:p>
          </table:table-cell>
          <table:table-cell table:style-name="ce20" table:formula="of:=[.B14]" office:value-type="float" office:value="7">
            <text:p>7.0000</text:p>
          </table:table-cell>
          <table:table-cell table:style-name="ce20" office:value-type="float" office:value="0.0132">
            <text:p>0.0132</text:p>
          </table:table-cell>
          <table:table-cell table:style-name="ce20" office:value-type="float" office:value="0.009">
            <text:p>0.0090</text:p>
          </table:table-cell>
          <table:table-cell table:style-name="ce102" table:formula="of:=[.E14]" office:value-type="float" office:value="0.009">
            <text:p>0.0090</text:p>
          </table:table-cell>
          <table:table-cell table:number-columns-repeated="5"/>
          <table:table-cell table:style-name="ce51" table:formula="of:=[.B14]*[.$L1]*[.$L1]*[.$M1]*(-1)" office:value-type="float" office:value="-0.272565512563881">
            <text:p>-0.2726</text:p>
          </table:table-cell>
          <table:table-cell table:style-name="ce25" table:formula="of:=[.L14]" office:value-type="float" office:value="-0.272565512563881">
            <text:p>-0.2726</text:p>
          </table:table-cell>
          <table:table-cell table:style-name="ce25" table:formula="of:=SQRT([.D14])" office:value-type="float" office:value="0.114891252930761">
            <text:p>0.1149</text:p>
          </table:table-cell>
          <table:table-cell table:style-name="ce25" table:formula="of:=[.E14]/2/[.N14]" office:value-type="float" office:value="0.039167472590032">
            <text:p>0.0392</text:p>
          </table:table-cell>
          <table:table-cell table:style-name="ce38" table:formula="of:=[.O14]" office:value-type="float" office:value="0.039167472590032">
            <text:p>0.0392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0">
            <text:p>10.0000</text:p>
          </table:table-cell>
          <table:table-cell table:style-name="ce20" table:formula="of:=[.B15]" office:value-type="float" office:value="10">
            <text:p>10.0000</text:p>
          </table:table-cell>
          <table:table-cell table:style-name="ce20" office:value-type="float" office:value="0.001">
            <text:p>0.0010</text:p>
          </table:table-cell>
          <table:table-cell table:style-name="ce20" office:value-type="float" office:value="0.0045">
            <text:p>0.0045</text:p>
          </table:table-cell>
          <table:table-cell table:style-name="ce102" table:formula="of:=[.E15]" office:value-type="float" office:value="0.0045">
            <text:p>0.0045</text:p>
          </table:table-cell>
          <table:table-cell table:number-columns-repeated="5"/>
          <table:table-cell table:style-name="ce51" table:formula="of:=[.B15]*[.L1]*[.L1]*[.M1]*(-1)" office:value-type="float" office:value="-0.389379303662688">
            <text:p>-0.3894</text:p>
          </table:table-cell>
          <table:table-cell table:style-name="ce25" table:formula="of:=[.L15]" office:value-type="float" office:value="-0.389379303662688">
            <text:p>-0.3894</text:p>
          </table:table-cell>
          <table:table-cell table:style-name="ce25" table:formula="of:=SQRT([.D15])" office:value-type="float" office:value="0.0316227766016838">
            <text:p>0.0316</text:p>
          </table:table-cell>
          <table:table-cell table:style-name="ce25" table:formula="of:=[.E15]/2/[.N15]" office:value-type="float" office:value="0.0711512473537885">
            <text:p>0.0712</text:p>
          </table:table-cell>
          <table:table-cell table:style-name="ce38" table:formula="of:=[.O15]" office:value-type="float" office:value="0.0711512473537885">
            <text:p>0.0712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5">
            <text:p>15.0000</text:p>
          </table:table-cell>
          <table:table-cell table:style-name="ce20" table:formula="of:=[.B16]" office:value-type="float" office:value="15">
            <text:p>15.0000</text:p>
          </table:table-cell>
          <table:table-cell table:style-name="ce20" office:value-type="float" office:value="0.0028">
            <text:p>0.0028</text:p>
          </table:table-cell>
          <table:table-cell table:style-name="ce20" office:value-type="float" office:value="0.0072">
            <text:p>0.0072</text:p>
          </table:table-cell>
          <table:table-cell table:style-name="ce102" table:formula="of:=[.E16]" office:value-type="float" office:value="0.0072">
            <text:p>0.0072</text:p>
          </table:table-cell>
          <table:table-cell table:number-columns-repeated="5"/>
          <table:table-cell table:style-name="ce51" table:formula="of:=[.B16]*[.L1]*[.L1]*[.M1]*(-1)" office:value-type="float" office:value="-0.584068955494031">
            <text:p>-0.5841</text:p>
          </table:table-cell>
          <table:table-cell table:style-name="ce25" table:formula="of:=[.L16]" office:value-type="float" office:value="-0.584068955494031">
            <text:p>-0.5841</text:p>
          </table:table-cell>
          <table:table-cell table:style-name="ce25" table:formula="of:=SQRT([.D16])" office:value-type="float" office:value="0.0529150262212918">
            <text:p>0.0529</text:p>
          </table:table-cell>
          <table:table-cell table:style-name="ce25" table:formula="of:=[.E16]/2/[.N16]" office:value-type="float" office:value="0.0680336051416609">
            <text:p>0.0680</text:p>
          </table:table-cell>
          <table:table-cell table:style-name="ce38" table:formula="of:=[.O16]" office:value-type="float" office:value="0.0680336051416609">
            <text:p>0.0680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20">
            <text:p>20.0000</text:p>
          </table:table-cell>
          <table:table-cell table:style-name="ce20" table:formula="of:=[.B17]" office:value-type="float" office:value="20">
            <text:p>20.0000</text:p>
          </table:table-cell>
          <table:table-cell table:style-name="ce20" office:value-type="float" office:value="0.0212">
            <text:p>0.0212</text:p>
          </table:table-cell>
          <table:table-cell table:style-name="ce20" office:value-type="float" office:value="0.0046">
            <text:p>0.0046</text:p>
          </table:table-cell>
          <table:table-cell table:style-name="ce102" table:formula="of:=[.E17]" office:value-type="float" office:value="0.0046">
            <text:p>0.0046</text:p>
          </table:table-cell>
          <table:table-cell table:number-columns-repeated="5"/>
          <table:table-cell table:style-name="ce51" table:formula="of:=[.B17]*[.L1]*[.L1]*[.M1]*(-1)" office:value-type="float" office:value="-0.778758607325375">
            <text:p>-0.7788</text:p>
          </table:table-cell>
          <table:table-cell table:style-name="ce25" table:formula="of:=[.L17]" office:value-type="float" office:value="-0.778758607325375">
            <text:p>-0.7788</text:p>
          </table:table-cell>
          <table:table-cell table:style-name="ce25" table:formula="of:=SQRT([.D17])" office:value-type="float" office:value="0.14560219778561">
            <text:p>0.1456</text:p>
          </table:table-cell>
          <table:table-cell table:style-name="ce25" table:formula="of:=[.E17]/2/[.N17]" office:value-type="float" office:value="0.0157964648540992">
            <text:p>0.0158</text:p>
          </table:table-cell>
          <table:table-cell table:style-name="ce38" table:formula="of:=[.O17]" office:value-type="float" office:value="0.0157964648540992">
            <text:p>0.0158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30">
            <text:p>30.0000</text:p>
          </table:table-cell>
          <table:table-cell table:style-name="ce20" table:formula="of:=[.B18]" office:value-type="float" office:value="30">
            <text:p>30.0000</text:p>
          </table:table-cell>
          <table:table-cell table:style-name="ce20" office:value-type="float" office:value="0.0052">
            <text:p>0.0052</text:p>
          </table:table-cell>
          <table:table-cell table:style-name="ce20" office:value-type="float" office:value="0.0028">
            <text:p>0.0028</text:p>
          </table:table-cell>
          <table:table-cell table:style-name="ce102" table:formula="of:=[.E18]" office:value-type="float" office:value="0.0028">
            <text:p>0.0028</text:p>
          </table:table-cell>
          <table:table-cell table:number-columns-repeated="5"/>
          <table:table-cell table:style-name="ce51" table:formula="of:=[.B18]*[.L1]*[.L1]*[.M1]*(-1)" office:value-type="float" office:value="-1.16813791098806">
            <text:p>-1.1681</text:p>
          </table:table-cell>
          <table:table-cell table:style-name="ce25" table:formula="of:=[.L18]" office:value-type="float" office:value="-1.16813791098806">
            <text:p>-1.1681</text:p>
          </table:table-cell>
          <table:table-cell table:style-name="ce25" table:formula="of:=SQRT([.D18])" office:value-type="float" office:value="0.0721110255092798">
            <text:p>0.0721</text:p>
          </table:table-cell>
          <table:table-cell table:style-name="ce25" table:formula="of:=[.E18]/2/[.N18]" office:value-type="float" office:value="0.019414506867883">
            <text:p>0.0194</text:p>
          </table:table-cell>
          <table:table-cell table:style-name="ce38" table:formula="of:=[.O18]" office:value-type="float" office:value="0.019414506867883">
            <text:p>0.0194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45">
            <text:p>45.0000</text:p>
          </table:table-cell>
          <table:table-cell table:style-name="ce21" table:formula="of:=[.B19]" office:value-type="float" office:value="45">
            <text:p>45.0000</text:p>
          </table:table-cell>
          <table:table-cell table:style-name="ce21" office:value-type="float" office:value="0.0017">
            <text:p>0.0017</text:p>
          </table:table-cell>
          <table:table-cell table:style-name="ce21" office:value-type="float" office:value="0.0024">
            <text:p>0.0024</text:p>
          </table:table-cell>
          <table:table-cell table:style-name="ce123" table:formula="of:=[.E19]" office:value-type="float" office:value="0.0024">
            <text:p>0.0024</text:p>
          </table:table-cell>
          <table:table-cell table:number-columns-repeated="5"/>
          <table:table-cell table:style-name="ce52" table:formula="of:=[.B19]*[.L1]*[.L1]*[.M1]*(-1)" office:value-type="float" office:value="-1.75220686648209">
            <text:p>-1.7522</text:p>
          </table:table-cell>
          <table:table-cell table:style-name="ce24" table:formula="of:=[.L19]" office:value-type="float" office:value="-1.75220686648209">
            <text:p>-1.7522</text:p>
          </table:table-cell>
          <table:table-cell table:style-name="ce24" table:formula="of:=SQRT([.D19])" office:value-type="float" office:value="0.0412310562561766">
            <text:p>0.0412</text:p>
          </table:table-cell>
          <table:table-cell table:style-name="ce24" table:formula="of:=[.E19]/2/[.N19]" office:value-type="float" office:value="0.02910427500436">
            <text:p>0.0291</text:p>
          </table:table-cell>
          <table:table-cell table:style-name="ce39" table:formula="of:=[.O19]" office:value-type="float" office:value="0.02910427500436">
            <text:p>0.0291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93-PRL-70-N6-718_Lung</text:p>
          </table:table-cell>
          <table:covered-table-cell table:number-columns-repeated="6"/>
          <table:table-cell table:number-columns-repeated="3"/>
          <table:table-cell table:style-name="ce58" table:formula="of:=[.B21]" office:value-type="string" office:string-value="1993-PRL-70-N6-718_Lung" table:number-columns-spanned="5" table:number-rows-spanned="1">
            <text:p>1993-PRL-70-N6-718_Lung</text:p>
          </table:table-cell>
          <table:covered-table-cell table:number-columns-repeated="4"/>
          <table:table-cell/>
          <table:table-cell table:number-columns-repeated="2" office:value-type="string">
            <text:p>NOT</text:p>
          </table:table-cell>
        </table:table-row>
        <table:table-row table:style-name="ro4">
          <table:table-cell/>
          <table:table-cell table:style-name="ce66" office:value-type="string" table:number-columns-spanned="7" table:number-rows-spanned="1">
            <text:p>(G_E^n)^2 data obtained indirectly from the charge structure function</text:p>
          </table:table-cell>
          <table:covered-table-cell table:number-columns-repeated="6"/>
          <table:table-cell table:number-columns-repeated="3"/>
          <table:table-cell table:style-name="ce130" table:formula="of:=[.B22]" office:value-type="string" office:string-value="(G_E^n)^2 data obtained indirectly from the charge structure function" table:number-columns-spanned="5" table:number-rows-spanned="1">
            <text:p>(G_E^n)^2 data obtained indirectly from the charge structure function</text:p>
          </table:table-cell>
          <table:covered-table-cell table:number-columns-repeated="4"/>
          <table:table-cell table:number-columns-repeated="3"/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94-PRC-50-N4-1749_Eden</text:p>
          </table:table-cell>
          <table:covered-table-cell table:number-columns-repeated="6"/>
          <table:table-cell table:number-columns-repeated="3"/>
          <table:table-cell table:style-name="ce58" table:formula="of:=[.B24]" office:value-type="string" office:string-value="1994-PRC-50-N4-1749_Eden" table:number-columns-spanned="5" table:number-rows-spanned="1">
            <text:p>1994-PRC-50-N4-1749_Eden</text:p>
          </table:table-cell>
          <table:covered-table-cell table:number-columns-repeated="4"/>
          <table:table-cell table:number-columns-repeated="2"/>
          <table:table-cell table:style-name="ce49"/>
        </table:table-row>
        <table:table-row table:style-name="ro4">
          <table:table-cell/>
          <table:table-cell table:style-name="ce66" table:number-columns-spanned="7" table:number-rows-spanned="1"/>
          <table:covered-table-cell table:number-columns-repeated="6"/>
          <table:table-cell table:number-columns-repeated="3"/>
          <table:table-cell table:style-name="ce131" table:number-columns-spanned="5" table:number-rows-spanned="1"/>
          <table:covered-table-cell table:number-columns-repeated="4"/>
          <table:table-cell table:number-columns-repeated="2"/>
          <table:table-cell table:style-name="ce49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.255">
            <text:p>0.2550</text:p>
          </table:table-cell>
          <table:table-cell table:style-name="ce21" table:formula="of:=[.B29]" office:value-type="float" office:value="0.255">
            <text:p>0.2550</text:p>
          </table:table-cell>
          <table:table-cell table:style-name="ce24" office:value-type="float" office:value="0.066">
            <text:p>0.0660</text:p>
          </table:table-cell>
          <table:table-cell table:style-name="ce24" table:formula="of:=0.036" office:value-type="float" office:value="0.036">
            <text:p>0.0360</text:p>
          </table:table-cell>
          <table:table-cell table:style-name="ce24" table:formula="of:=[.E29]" office:value-type="float" office:value="0.036">
            <text:p>0.0360</text:p>
          </table:table-cell>
          <table:table-cell table:style-name="ce24" table:formula="of:=0.009" office:value-type="float" office:value="0.009">
            <text:p>0.0090</text:p>
          </table:table-cell>
          <table:table-cell table:style-name="ce39" table:formula="of:=[.G29]" office:value-type="float" office:value="0.009">
            <text:p>0.0090</text:p>
          </table:table-cell>
          <table:table-cell table:number-columns-repeated="3"/>
          <table:table-cell table:style-name="ce8" table:formula="of:=-[.B29]" office:value-type="float" office:value="-0.255">
            <text:p>-0.2550</text:p>
          </table:table-cell>
          <table:table-cell table:style-name="ce21" table:formula="of:=[.L29]" office:value-type="float" office:value="-0.255">
            <text:p>-0.2550</text:p>
          </table:table-cell>
          <table:table-cell table:style-name="ce24" table:formula="of:=[.D29]" office:value-type="float" office:value="0.066">
            <text:p>0.0660</text:p>
          </table:table-cell>
          <table:table-cell table:style-name="ce24" table:formula="of:=SQRT([.E29]*[.E29]+[.G29]*[.G29])" office:value-type="float" office:value="0.0371079506305589">
            <text:p>0.0371</text:p>
          </table:table-cell>
          <table:table-cell table:style-name="ce39" table:formula="of:=SQRT([.F29]*[.F29]+[.H29]*[.H29])" office:value-type="float" office:value="0.0371079506305589">
            <text:p>0.0371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99-PRL-83-N2-276_Ostrick</text:p>
          </table:table-cell>
          <table:covered-table-cell table:number-columns-repeated="6"/>
          <table:table-cell table:number-columns-repeated="3"/>
          <table:table-cell table:style-name="ce58" table:formula="of:=[.B31]" office:value-type="string" office:string-value="1999-PRL-83-N2-276_Ostrick" table:number-columns-spanned="5" table:number-rows-spanned="1">
            <text:p>1999-PRL-83-N2-276_Ostrick</text:p>
          </table:table-cell>
          <table:covered-table-cell table:number-columns-repeated="4"/>
          <table:table-cell table:number-columns-repeated="3"/>
        </table:table-row>
        <table:table-row table:style-name="ro13">
          <table:table-cell/>
          <table:table-cell table:style-name="ce66" office:value-type="string" table:number-columns-spanned="7" table:number-rows-spanned="1">
            <text:p>updates Herberg's second value</text:p>
          </table:table-cell>
          <table:covered-table-cell table:number-columns-repeated="6"/>
          <table:table-cell table:number-columns-repeated="3"/>
          <table:table-cell table:style-name="ce129" table:formula="of:=[.B32]" office:value-type="string" office:string-value="updates Herberg's second value" table:number-columns-spanned="5" table:number-rows-spanned="1">
            <text:p>updates Herberg's second valu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.34">
            <text:p>0.3400</text:p>
          </table:table-cell>
          <table:table-cell table:style-name="ce21" table:formula="of:=[.B36]" office:value-type="float" office:value="0.34">
            <text:p>0.3400</text:p>
          </table:table-cell>
          <table:table-cell table:style-name="ce24" office:value-type="float" office:value="0.0611">
            <text:p>0.0611</text:p>
          </table:table-cell>
          <table:table-cell table:style-name="ce24" office:value-type="float" office:value="0.0069">
            <text:p>0.0069</text:p>
          </table:table-cell>
          <table:table-cell table:style-name="ce24" table:formula="of:=[.E36]" office:value-type="float" office:value="0.0069">
            <text:p>0.0069</text:p>
          </table:table-cell>
          <table:table-cell table:style-name="ce24" office:value-type="float" office:value="0.0069">
            <text:p>0.0069</text:p>
          </table:table-cell>
          <table:table-cell table:style-name="ce39" office:value-type="float" office:value="0.0055">
            <text:p>0.0055</text:p>
          </table:table-cell>
          <table:table-cell table:number-columns-repeated="3"/>
          <table:table-cell table:style-name="ce8" table:formula="of:=-[.B36]" office:value-type="float" office:value="-0.34">
            <text:p>-0.3400</text:p>
          </table:table-cell>
          <table:table-cell table:style-name="ce21" table:formula="of:=[.L36]" office:value-type="float" office:value="-0.34">
            <text:p>-0.3400</text:p>
          </table:table-cell>
          <table:table-cell table:style-name="ce24" table:formula="of:=[.D36]" office:value-type="float" office:value="0.0611">
            <text:p>0.0611</text:p>
          </table:table-cell>
          <table:table-cell table:style-name="ce24" table:formula="of:=SQRT([.E36]*[.E36]+[.G36]*[.G36])" office:value-type="float" office:value="0.00975807358037436">
            <text:p>0.0098</text:p>
          </table:table-cell>
          <table:table-cell table:style-name="ce39" table:formula="of:=SQRT([.F36]*[.F36]+[.H36]*[.H36])" office:value-type="float" office:value="0.00882383136738231">
            <text:p>0.0088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99-EPJA-5-131_Herberg</text:p>
          </table:table-cell>
          <table:covered-table-cell table:number-columns-repeated="6"/>
          <table:table-cell table:number-columns-repeated="3"/>
          <table:table-cell table:style-name="ce58" table:formula="of:=[.B38]" office:value-type="string" office:string-value="1999-EPJA-5-131_Herberg" table:number-columns-spanned="5" table:number-rows-spanned="1">
            <text:p>1999-EPJA-5-131_Herberg</text:p>
          </table:table-cell>
          <table:covered-table-cell table:number-columns-repeated="4"/>
          <table:table-cell table:number-columns-repeated="3"/>
        </table:table-row>
        <table:table-row table:style-name="ro4">
          <table:table-cell/>
          <table:table-cell table:style-name="ce66" office:value-type="string" table:number-columns-spanned="7" table:number-rows-spanned="1">
            <text:p>second value updated by Ostrick</text:p>
          </table:table-cell>
          <table:covered-table-cell table:number-columns-repeated="6"/>
          <table:table-cell table:number-columns-repeated="3"/>
          <table:table-cell table:style-name="ce130" table:formula="of:=[.B39]" office:value-type="string" office:string-value="second value updated by Ostrick" table:number-columns-spanned="5" table:number-rows-spanned="1">
            <text:p>second value updated by Ostrick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4">
          <table:table-cell/>
          <table:table-cell table:style-name="ce7" office:value-type="float" office:value="0.15">
            <text:p>0.1500</text:p>
          </table:table-cell>
          <table:table-cell table:style-name="ce79" table:formula="of:=[.B43]" office:value-type="float" office:value="0.15">
            <text:p>0.1500</text:p>
          </table:table-cell>
          <table:table-cell table:style-name="ce70" office:value-type="float" office:value="0.0481">
            <text:p>0.0481</text:p>
          </table:table-cell>
          <table:table-cell table:style-name="ce70" office:value-type="float" office:value="0.0065">
            <text:p>0.0065</text:p>
          </table:table-cell>
          <table:table-cell table:style-name="ce70" table:formula="of:=[.E43]" office:value-type="float" office:value="0.0065">
            <text:p>0.0065</text:p>
          </table:table-cell>
          <table:table-cell table:style-name="ce79" office:value-type="float" office:value="0.0053">
            <text:p>0.0053</text:p>
          </table:table-cell>
          <table:table-cell table:style-name="ce91" table:formula="of:=[.G43]" office:value-type="float" office:value="0.0053">
            <text:p>0.0053</text:p>
          </table:table-cell>
          <table:table-cell table:number-columns-repeated="3"/>
          <table:table-cell table:style-name="ce7" table:formula="of:=-[.B43]" office:value-type="float" office:value="-0.15">
            <text:p>-0.1500</text:p>
          </table:table-cell>
          <table:table-cell table:style-name="ce20" table:formula="of:=[.L43]" office:value-type="float" office:value="-0.15">
            <text:p>-0.1500</text:p>
          </table:table-cell>
          <table:table-cell table:style-name="ce23" table:formula="of:=[.D43]" office:value-type="float" office:value="0.0481">
            <text:p>0.0481</text:p>
          </table:table-cell>
          <table:table-cell table:style-name="ce23" table:formula="of:=SQRT([.E43]*[.E43]+[.G43]*[.G43])" office:value-type="float" office:value="0.0083868945385047">
            <text:p>0.0084</text:p>
          </table:table-cell>
          <table:table-cell table:style-name="ce38" table:formula="of:=SQRT([.F43]*[.F43]+[.H43]*[.H43])" office:value-type="float" office:value="0.0083868945385047">
            <text:p>0.0084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0.27">
            <text:p>0.2700</text:p>
          </table:table-cell>
          <table:table-cell table:style-name="ce21" office:value-type="float" office:value="0.47">
            <text:p>0.4700</text:p>
          </table:table-cell>
          <table:table-cell table:style-name="ce24" office:value-type="float" office:value="0.0679">
            <text:p>0.0679</text:p>
          </table:table-cell>
          <table:table-cell table:style-name="ce24" table:formula="of:=0.0068" office:value-type="float" office:value="0.0068">
            <text:p>0.0068</text:p>
          </table:table-cell>
          <table:table-cell table:style-name="ce24" office:value-type="float" office:value="0.0068">
            <text:p>0.0068</text:p>
          </table:table-cell>
          <table:table-cell table:style-name="ce24" table:formula="of:=0.006" office:value-type="float" office:value="0.006">
            <text:p>0.0060</text:p>
          </table:table-cell>
          <table:table-cell table:style-name="ce39" office:value-type="float" office:value="0.0065">
            <text:p>0.0065</text:p>
          </table:table-cell>
          <table:table-cell table:number-columns-repeated="3"/>
          <table:table-cell table:style-name="ce8" table:formula="of:=-[.B44]" office:value-type="float" office:value="-0.27">
            <text:p>-0.2700</text:p>
          </table:table-cell>
          <table:table-cell table:style-name="ce21" table:formula="of:=[.L44]" office:value-type="float" office:value="-0.27">
            <text:p>-0.2700</text:p>
          </table:table-cell>
          <table:table-cell table:style-name="ce24" table:formula="of:=[.D44]" office:value-type="float" office:value="0.0679">
            <text:p>0.0679</text:p>
          </table:table-cell>
          <table:table-cell table:style-name="ce24" table:formula="of:=SQRT([.E44]*[.E44]+[.G44]*[.G44])" office:value-type="float" office:value="0.00906862723900371">
            <text:p>0.0091</text:p>
          </table:table-cell>
          <table:table-cell table:style-name="ce39" table:formula="of:=SQRT([.F44]*[.F44]+[.H44]*[.H44])" office:value-type="float" office:value="0.00940691235209513">
            <text:p>0.0094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2003-PRL-91-N12-122002_Madey</text:p>
          </table:table-cell>
          <table:covered-table-cell table:number-columns-repeated="6"/>
          <table:table-cell table:number-columns-repeated="3"/>
          <table:table-cell table:style-name="ce58" table:formula="of:=[.B46]" office:value-type="string" office:string-value="2003-PRL-91-N12-122002_Madey" table:number-columns-spanned="5" table:number-rows-spanned="1">
            <text:p>2003-PRL-91-N12-122002_Madey</text:p>
          </table:table-cell>
          <table:covered-table-cell table:number-columns-repeated="4"/>
          <table:table-cell/>
          <table:table-cell table:number-columns-repeated="2" office:value-type="string">
            <text:p>NOT</text:p>
          </table:table-cell>
        </table:table-row>
        <table:table-row table:style-name="ro5">
          <table:table-cell/>
          <table:table-cell table:style-name="ce66" office:value-type="string" table:number-columns-spanned="7" table:number-rows-spanned="1">
            <text:p>see bellow Plaster</text:p>
          </table:table-cell>
          <table:covered-table-cell table:number-columns-repeated="6"/>
          <table:table-cell table:number-columns-repeated="3"/>
          <table:table-cell table:style-name="ce129" table:formula="of:=[.B47]" office:value-type="string" office:string-value="see bellow Plaster" table:number-columns-spanned="5" table:number-rows-spanned="1">
            <text:p>see bellow Plaster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11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1"/>
        </table:table-row>
        <table:table-row table:style-name="ro1">
          <table:table-cell/>
          <table:table-cell table:style-name="ce7" office:value-type="float" office:value="0.447">
            <text:p>0.4470</text:p>
          </table:table-cell>
          <table:table-cell table:style-name="ce20" table:formula="of:=[.B51]" office:value-type="float" office:value="0.447">
            <text:p>0.4470</text:p>
          </table:table-cell>
          <table:table-cell table:style-name="ce25" office:value-type="float" office:value="0.055">
            <text:p>0.0550</text:p>
          </table:table-cell>
          <table:table-cell table:style-name="ce25" office:value-type="float" office:value="0.006">
            <text:p>0.0060</text:p>
          </table:table-cell>
          <table:table-cell table:style-name="ce25" table:formula="of:=[.E51]" office:value-type="float" office:value="0.006">
            <text:p>0.0060</text:p>
          </table:table-cell>
          <table:table-cell table:style-name="ce87" office:value-type="float" office:value="0.0016">
            <text:p>0.0016</text:p>
          </table:table-cell>
          <table:table-cell table:style-name="ce88" table:formula="of:=[.G51]" office:value-type="float" office:value="0.0016">
            <text:p>0.0016</text:p>
          </table:table-cell>
          <table:table-cell table:number-columns-repeated="9"/>
          <table:table-cell table:number-columns-repeated="2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.132">
            <text:p>1.1320</text:p>
          </table:table-cell>
          <table:table-cell table:style-name="ce20" table:formula="of:=[.B52]" office:value-type="float" office:value="1.132">
            <text:p>1.1320</text:p>
          </table:table-cell>
          <table:table-cell table:style-name="ce25" office:value-type="float" office:value="0.0394">
            <text:p>0.0394</text:p>
          </table:table-cell>
          <table:table-cell table:style-name="ce25" office:value-type="float" office:value="0.0029">
            <text:p>0.0029</text:p>
          </table:table-cell>
          <table:table-cell table:style-name="ce25" table:formula="of:=[.E52]" office:value-type="float" office:value="0.0029">
            <text:p>0.0029</text:p>
          </table:table-cell>
          <table:table-cell table:style-name="ce87" office:value-type="float" office:value="0.0012">
            <text:p>0.0012</text:p>
          </table:table-cell>
          <table:table-cell table:style-name="ce88" table:formula="of:=[.G52]" office:value-type="float" office:value="0.0012">
            <text:p>0.0012</text:p>
          </table:table-cell>
          <table:table-cell table:number-columns-repeated="9"/>
          <table:table-cell table:number-columns-repeated="2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.45">
            <text:p>1.4500</text:p>
          </table:table-cell>
          <table:table-cell table:style-name="ce20" table:formula="of:=[.B53]" office:value-type="float" office:value="1.45">
            <text:p>1.4500</text:p>
          </table:table-cell>
          <table:table-cell table:style-name="ce23" office:value-type="float" office:value="0.0411">
            <text:p>0.0411</text:p>
          </table:table-cell>
          <table:table-cell table:style-name="ce23" table:formula="of:=0.0035" office:value-type="float" office:value="0.0035">
            <text:p>0.0035</text:p>
          </table:table-cell>
          <table:table-cell table:style-name="ce25" table:formula="of:=[.E53]" office:value-type="float" office:value="0.0035">
            <text:p>0.0035</text:p>
          </table:table-cell>
          <table:table-cell table:style-name="ce23" table:formula="of:=0.0013" office:value-type="float" office:value="0.0013">
            <text:p>0.0013</text:p>
          </table:table-cell>
          <table:table-cell table:style-name="ce88" table:formula="of:=[.G53]" office:value-type="float" office:value="0.0013">
            <text:p>0.0013</text:p>
          </table:table-cell>
          <table:table-cell table:number-columns-repeated="9"/>
          <table:table-cell table:number-columns-repeated="2" office:value-type="string">
            <text:p>NOT</text:p>
          </table:table-cell>
        </table:table-row>
        <table:table-row table:style-name="ro4">
          <table:table-cell/>
          <table:table-cell table:style-name="ce120" office:value-type="string" table:number-columns-spanned="2" table:number-rows-spanned="1">
            <text:p>Q^2 IN GeV**2</text:p>
          </table:table-cell>
          <table:covered-table-cell table:style-name="ce121"/>
          <table:table-cell table:style-name="ce30" office:value-type="string" table:number-columns-spanned="5" table:number-rows-spanned="1">
            <text:p>g=G_E^n/G_M^n</text:p>
          </table:table-cell>
          <table:covered-table-cell table:number-columns-repeated="2" table:style-name="ce30"/>
          <table:covered-table-cell table:style-name="ce125"/>
          <table:covered-table-cell table:style-name="ce127"/>
          <table:table-cell table:number-columns-repeated="11"/>
        </table:table-row>
        <table:table-row table:style-name="ro1">
          <table:table-cell/>
          <table:table-cell table:style-name="ce7" office:value-type="float" office:value="0.447">
            <text:p>0.4470</text:p>
          </table:table-cell>
          <table:table-cell table:style-name="ce20" table:formula="of:=[.B55]" office:value-type="float" office:value="0.447">
            <text:p>0.4470</text:p>
          </table:table-cell>
          <table:table-cell table:style-name="ce25" office:value-type="float" office:value="-0.0761">
            <text:p>-0.0761</text:p>
          </table:table-cell>
          <table:table-cell table:style-name="ce25" office:value-type="float" office:value="0.0083">
            <text:p>0.0083</text:p>
          </table:table-cell>
          <table:table-cell table:style-name="ce25" table:formula="of:=[.E55]" office:value-type="float" office:value="0.0083">
            <text:p>0.0083</text:p>
          </table:table-cell>
          <table:table-cell table:style-name="ce87" office:value-type="float" office:value="0.0021">
            <text:p>0.0021</text:p>
          </table:table-cell>
          <table:table-cell table:style-name="ce88" table:formula="of:=[.G55]" office:value-type="float" office:value="0.0021">
            <text:p>0.0021</text:p>
          </table:table-cell>
          <table:table-cell table:number-columns-repeated="9"/>
          <table:table-cell table:number-columns-repeated="2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.132">
            <text:p>1.1320</text:p>
          </table:table-cell>
          <table:table-cell table:style-name="ce20" table:formula="of:=[.B56]" office:value-type="float" office:value="1.132">
            <text:p>1.1320</text:p>
          </table:table-cell>
          <table:table-cell table:style-name="ce25" office:value-type="float" office:value="-0.131">
            <text:p>-0.1310</text:p>
          </table:table-cell>
          <table:table-cell table:style-name="ce25" office:value-type="float" office:value="0.01">
            <text:p>0.0100</text:p>
          </table:table-cell>
          <table:table-cell table:style-name="ce25" table:formula="of:=[.E56]" office:value-type="float" office:value="0.01">
            <text:p>0.0100</text:p>
          </table:table-cell>
          <table:table-cell table:style-name="ce87" office:value-type="float" office:value="0.003">
            <text:p>0.0030</text:p>
          </table:table-cell>
          <table:table-cell table:style-name="ce88" table:formula="of:=[.G56]" office:value-type="float" office:value="0.003">
            <text:p>0.0030</text:p>
          </table:table-cell>
          <table:table-cell table:number-columns-repeated="9"/>
          <table:table-cell table:number-columns-repeated="2" office:value-type="string">
            <text:p>NOT</text:p>
          </table:table-cell>
        </table:table-row>
        <table:table-row table:style-name="ro1">
          <table:table-cell/>
          <table:table-cell table:style-name="ce8" office:value-type="float" office:value="1.45">
            <text:p>1.4500</text:p>
          </table:table-cell>
          <table:table-cell table:style-name="ce21" table:formula="of:=[.B57]" office:value-type="float" office:value="1.45">
            <text:p>1.4500</text:p>
          </table:table-cell>
          <table:table-cell table:style-name="ce24" office:value-type="float" office:value="-0.19">
            <text:p>-0.1900</text:p>
          </table:table-cell>
          <table:table-cell table:style-name="ce24" table:formula="of:=0.016" office:value-type="float" office:value="0.016">
            <text:p>0.0160</text:p>
          </table:table-cell>
          <table:table-cell table:style-name="ce24" table:formula="of:=[.E57]" office:value-type="float" office:value="0.016">
            <text:p>0.0160</text:p>
          </table:table-cell>
          <table:table-cell table:style-name="ce24" table:formula="of:=0.004" office:value-type="float" office:value="0.004">
            <text:p>0.0040</text:p>
          </table:table-cell>
          <table:table-cell table:style-name="ce89" table:formula="of:=[.G57]" office:value-type="float" office:value="0.004">
            <text:p>0.0040</text:p>
          </table:table-cell>
          <table:table-cell table:number-columns-repeated="9"/>
          <table:table-cell table:number-columns-repeated="2" office:value-type="string">
            <text:p>NOT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2006-PRC-73-025205_Plaster</text:p>
          </table:table-cell>
          <table:covered-table-cell table:number-columns-repeated="6"/>
          <table:table-cell table:number-columns-repeated="3"/>
          <table:table-cell table:style-name="ce58" table:formula="of:=[.B59]" office:value-type="string" office:string-value="2006-PRC-73-025205_Plaster" table:number-columns-spanned="5" table:number-rows-spanned="1">
            <text:p>2006-PRC-73-025205_Plaster</text:p>
          </table:table-cell>
          <table:covered-table-cell table:number-columns-repeated="4"/>
          <table:table-cell/>
          <table:table-cell table:number-columns-repeated="2" office:value-type="string">
            <text:p>NOT</text:p>
          </table:table-cell>
        </table:table-row>
        <table:table-row table:style-name="ro5">
          <table:table-cell/>
          <table:table-cell table:style-name="ce66" office:value-type="string" table:number-columns-spanned="7" table:number-rows-spanned="1">
            <text:p>updates Madey's data, values in G_EM^n</text:p>
          </table:table-cell>
          <table:covered-table-cell table:number-columns-repeated="6"/>
          <table:table-cell table:number-columns-repeated="3"/>
          <table:table-cell table:style-name="ce129" table:formula="of:=[.B60]" office:value-type="string" office:string-value="updates Madey's data, values in G_EM^n" table:number-columns-spanned="5" table:number-rows-spanned="1">
            <text:p>updates Madey's data, values in G_EM^n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0.447">
            <text:p>0.4470</text:p>
          </table:table-cell>
          <table:table-cell table:style-name="ce20" table:formula="of:=[.B64]" office:value-type="float" office:value="0.447">
            <text:p>0.4470</text:p>
          </table:table-cell>
          <table:table-cell table:style-name="ce25" office:value-type="float" office:value="0.0545">
            <text:p>0.0545</text:p>
          </table:table-cell>
          <table:table-cell table:style-name="ce25" office:value-type="float" office:value="0.0064">
            <text:p>0.0064</text:p>
          </table:table-cell>
          <table:table-cell table:style-name="ce25" table:formula="of:=[.E64]" office:value-type="float" office:value="0.0064">
            <text:p>0.0064</text:p>
          </table:table-cell>
          <table:table-cell table:style-name="ce87" office:value-type="float" office:value="0.0016">
            <text:p>0.0016</text:p>
          </table:table-cell>
          <table:table-cell table:style-name="ce88" table:formula="of:=[.G64]" office:value-type="float" office:value="0.0016">
            <text:p>0.0016</text:p>
          </table:table-cell>
          <table:table-cell table:number-columns-repeated="3"/>
          <table:table-cell table:style-name="ce7" table:formula="of:=-[.B64]" office:value-type="float" office:value="-0.447">
            <text:p>-0.4470</text:p>
          </table:table-cell>
          <table:table-cell table:style-name="ce20" table:formula="of:=[.L64]" office:value-type="float" office:value="-0.447">
            <text:p>-0.4470</text:p>
          </table:table-cell>
          <table:table-cell table:style-name="ce23" table:formula="of:=[.D64]" office:value-type="float" office:value="0.0545">
            <text:p>0.0545</text:p>
          </table:table-cell>
          <table:table-cell table:style-name="ce23" table:formula="of:=SQRT([.E64]*[.E64]+[.G64]*[.G64])" office:value-type="float" office:value="0.00659696900098826">
            <text:p>0.0066</text:p>
          </table:table-cell>
          <table:table-cell table:style-name="ce38" table:formula="of:=SQRT([.F64]*[.F64]+[.H64]*[.H64])" office:value-type="float" office:value="0.00659696900098826">
            <text:p>0.0066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1.132">
            <text:p>1.1320</text:p>
          </table:table-cell>
          <table:table-cell table:style-name="ce20" table:formula="of:=[.B65]" office:value-type="float" office:value="1.132">
            <text:p>1.1320</text:p>
          </table:table-cell>
          <table:table-cell table:style-name="ce25" office:value-type="float" office:value="0.0396">
            <text:p>0.0396</text:p>
          </table:table-cell>
          <table:table-cell table:style-name="ce25" office:value-type="float" office:value="0.0032">
            <text:p>0.0032</text:p>
          </table:table-cell>
          <table:table-cell table:style-name="ce25" table:formula="of:=[.E65]" office:value-type="float" office:value="0.0032">
            <text:p>0.0032</text:p>
          </table:table-cell>
          <table:table-cell table:style-name="ce87" office:value-type="float" office:value="0.001">
            <text:p>0.0010</text:p>
          </table:table-cell>
          <table:table-cell table:style-name="ce88" table:formula="of:=[.G65]" office:value-type="float" office:value="0.001">
            <text:p>0.0010</text:p>
          </table:table-cell>
          <table:table-cell table:number-columns-repeated="3"/>
          <table:table-cell table:style-name="ce7" table:formula="of:=-[.B65]" office:value-type="float" office:value="-1.132">
            <text:p>-1.1320</text:p>
          </table:table-cell>
          <table:table-cell table:style-name="ce20" table:formula="of:=[.L65]" office:value-type="float" office:value="-1.132">
            <text:p>-1.1320</text:p>
          </table:table-cell>
          <table:table-cell table:style-name="ce23" table:formula="of:=[.D65]" office:value-type="float" office:value="0.0396">
            <text:p>0.0396</text:p>
          </table:table-cell>
          <table:table-cell table:style-name="ce23" table:formula="of:=SQRT([.E65]*[.E65]+[.G65]*[.G65])" office:value-type="float" office:value="0.00335261092284804">
            <text:p>0.0034</text:p>
          </table:table-cell>
          <table:table-cell table:style-name="ce38" table:formula="of:=SQRT([.F65]*[.F65]+[.H65]*[.H65])" office:value-type="float" office:value="0.00335261092284804">
            <text:p>0.0034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1">
          <table:table-cell/>
          <table:table-cell table:style-name="ce8" office:value-type="float" office:value="1.45">
            <text:p>1.4500</text:p>
          </table:table-cell>
          <table:table-cell table:style-name="ce21" table:formula="of:=[.B66]" office:value-type="float" office:value="1.45">
            <text:p>1.4500</text:p>
          </table:table-cell>
          <table:table-cell table:style-name="ce24" office:value-type="float" office:value="0.0415">
            <text:p>0.0415</text:p>
          </table:table-cell>
          <table:table-cell table:style-name="ce24" table:formula="of:=0.0039" office:value-type="float" office:value="0.0039">
            <text:p>0.0039</text:p>
          </table:table-cell>
          <table:table-cell table:style-name="ce24" table:formula="of:=[.E66]" office:value-type="float" office:value="0.0039">
            <text:p>0.0039</text:p>
          </table:table-cell>
          <table:table-cell table:style-name="ce24" table:formula="of:=0.0011" office:value-type="float" office:value="0.0011">
            <text:p>0.0011</text:p>
          </table:table-cell>
          <table:table-cell table:style-name="ce89" table:formula="of:=[.G66]" office:value-type="float" office:value="0.0011">
            <text:p>0.0011</text:p>
          </table:table-cell>
          <table:table-cell table:number-columns-repeated="3"/>
          <table:table-cell table:style-name="ce8" table:formula="of:=-[.B66]" office:value-type="float" office:value="-1.45">
            <text:p>-1.4500</text:p>
          </table:table-cell>
          <table:table-cell table:style-name="ce21" table:formula="of:=[.L66]" office:value-type="float" office:value="-1.45">
            <text:p>-1.4500</text:p>
          </table:table-cell>
          <table:table-cell table:style-name="ce24" table:formula="of:=[.D66]" office:value-type="float" office:value="0.0415">
            <text:p>0.0415</text:p>
          </table:table-cell>
          <table:table-cell table:style-name="ce24" table:formula="of:=SQRT([.E66]*[.E66]+[.G66]*[.G66])" office:value-type="float" office:value="0.00405215991787096">
            <text:p>0.0041</text:p>
          </table:table-cell>
          <table:table-cell table:style-name="ce39" table:formula="of:=SQRT([.F66]*[.F66]+[.H66]*[.H66])" office:value-type="float" office:value="0.00405215991787096">
            <text:p>0.0041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2005-EPJA-24-101_Glazier</text:p>
          </table:table-cell>
          <table:covered-table-cell table:number-columns-repeated="6"/>
          <table:table-cell table:number-columns-repeated="3"/>
          <table:table-cell table:style-name="ce58" table:formula="of:=[.B68]" office:value-type="string" office:string-value="2005-EPJA-24-101_Glazier" table:number-columns-spanned="5" table:number-rows-spanned="1">
            <text:p>2005-EPJA-24-101_Glazier</text:p>
          </table:table-cell>
          <table:covered-table-cell table:number-columns-repeated="4"/>
          <table:table-cell table:number-columns-repeated="3"/>
        </table:table-row>
        <table:table-row table:style-name="ro4">
          <table:table-cell/>
          <table:table-cell table:style-name="ce66" table:number-columns-spanned="7" table:number-rows-spanned="1"/>
          <table:covered-table-cell table:number-columns-repeated="6"/>
          <table:table-cell table:number-columns-repeated="3"/>
          <table:table-cell table:style-name="ce129" table:formula="of:=[.B69]" office:value-type="float" office:value="0" table:number-columns-spanned="5" table:number-rows-spanned="1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0.3">
            <text:p>0.3000</text:p>
          </table:table-cell>
          <table:table-cell table:style-name="ce20" table:formula="of:=[.B73]" office:value-type="float" office:value="0.3">
            <text:p>0.3000</text:p>
          </table:table-cell>
          <table:table-cell table:style-name="ce25" office:value-type="float" office:value="0.0552">
            <text:p>0.0552</text:p>
          </table:table-cell>
          <table:table-cell table:style-name="ce25" office:value-type="float" office:value="0.0061">
            <text:p>0.0061</text:p>
          </table:table-cell>
          <table:table-cell table:style-name="ce25" table:formula="of:=[.E73]" office:value-type="float" office:value="0.0061">
            <text:p>0.0061</text:p>
          </table:table-cell>
          <table:table-cell table:style-name="ce87" office:value-type="float" office:value="0.0018">
            <text:p>0.0018</text:p>
          </table:table-cell>
          <table:table-cell table:style-name="ce88" office:value-type="float" office:value="0.0011">
            <text:p>0.0011</text:p>
          </table:table-cell>
          <table:table-cell table:number-columns-repeated="3"/>
          <table:table-cell table:style-name="ce7" table:formula="of:=-[.B73]" office:value-type="float" office:value="-0.3">
            <text:p>-0.3000</text:p>
          </table:table-cell>
          <table:table-cell table:style-name="ce20" table:formula="of:=[.L73]" office:value-type="float" office:value="-0.3">
            <text:p>-0.3000</text:p>
          </table:table-cell>
          <table:table-cell table:style-name="ce23" table:formula="of:=[.D73]" office:value-type="float" office:value="0.0552">
            <text:p>0.0552</text:p>
          </table:table-cell>
          <table:table-cell table:style-name="ce23" table:formula="of:=SQRT([.E73]*[.E73]+[.G73]*[.G73])" office:value-type="float" office:value="0.00636003144646314">
            <text:p>0.0064</text:p>
          </table:table-cell>
          <table:table-cell table:style-name="ce38" table:formula="of:=SQRT([.F73]*[.F73]+[.H73]*[.H73])" office:value-type="float" office:value="0.0061983868869247">
            <text:p>0.0062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59">
            <text:p>0.5900</text:p>
          </table:table-cell>
          <table:table-cell table:style-name="ce20" table:formula="of:=[.B74]" office:value-type="float" office:value="0.59">
            <text:p>0.5900</text:p>
          </table:table-cell>
          <table:table-cell table:style-name="ce25" office:value-type="float" office:value="0.0477">
            <text:p>0.0477</text:p>
          </table:table-cell>
          <table:table-cell table:style-name="ce25" office:value-type="float" office:value="0.007">
            <text:p>0.0070</text:p>
          </table:table-cell>
          <table:table-cell table:style-name="ce25" table:formula="of:=[.E74]" office:value-type="float" office:value="0.007">
            <text:p>0.0070</text:p>
          </table:table-cell>
          <table:table-cell table:style-name="ce87" office:value-type="float" office:value="0.0019">
            <text:p>0.0019</text:p>
          </table:table-cell>
          <table:table-cell table:style-name="ce88" office:value-type="float" office:value="0.0008">
            <text:p>0.0008</text:p>
          </table:table-cell>
          <table:table-cell table:number-columns-repeated="3"/>
          <table:table-cell table:style-name="ce7" table:formula="of:=-[.B74]" office:value-type="float" office:value="-0.59">
            <text:p>-0.5900</text:p>
          </table:table-cell>
          <table:table-cell table:style-name="ce20" table:formula="of:=[.L74]" office:value-type="float" office:value="-0.59">
            <text:p>-0.5900</text:p>
          </table:table-cell>
          <table:table-cell table:style-name="ce23" table:formula="of:=[.D74]" office:value-type="float" office:value="0.0477">
            <text:p>0.0477</text:p>
          </table:table-cell>
          <table:table-cell table:style-name="ce23" table:formula="of:=SQRT([.E74]*[.E74]+[.G74]*[.G74])" office:value-type="float" office:value="0.00725327512231544">
            <text:p>0.0073</text:p>
          </table:table-cell>
          <table:table-cell table:style-name="ce38" table:formula="of:=SQRT([.F74]*[.F74]+[.H74]*[.H74])" office:value-type="float" office:value="0.00704556598152342">
            <text:p>0.0070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0.79">
            <text:p>0.7900</text:p>
          </table:table-cell>
          <table:table-cell table:style-name="ce21" table:formula="of:=[.B75]" office:value-type="float" office:value="0.79">
            <text:p>0.7900</text:p>
          </table:table-cell>
          <table:table-cell table:style-name="ce24" office:value-type="float" office:value="0.0468">
            <text:p>0.0468</text:p>
          </table:table-cell>
          <table:table-cell table:style-name="ce24" table:formula="of:=0.009" office:value-type="float" office:value="0.009">
            <text:p>0.0090</text:p>
          </table:table-cell>
          <table:table-cell table:style-name="ce24" table:formula="of:=[.E75]" office:value-type="float" office:value="0.009">
            <text:p>0.0090</text:p>
          </table:table-cell>
          <table:table-cell table:style-name="ce24" table:formula="of:=0.0025" office:value-type="float" office:value="0.0025">
            <text:p>0.0025</text:p>
          </table:table-cell>
          <table:table-cell table:style-name="ce89" office:value-type="float" office:value="0.001">
            <text:p>0.0010</text:p>
          </table:table-cell>
          <table:table-cell table:number-columns-repeated="3"/>
          <table:table-cell table:style-name="ce8" table:formula="of:=-[.B75]" office:value-type="float" office:value="-0.79">
            <text:p>-0.7900</text:p>
          </table:table-cell>
          <table:table-cell table:style-name="ce21" table:formula="of:=[.L75]" office:value-type="float" office:value="-0.79">
            <text:p>-0.7900</text:p>
          </table:table-cell>
          <table:table-cell table:style-name="ce24" table:formula="of:=[.D75]" office:value-type="float" office:value="0.0468">
            <text:p>0.0468</text:p>
          </table:table-cell>
          <table:table-cell table:style-name="ce24" table:formula="of:=SQRT([.E75]*[.E75]+[.G75]*[.G75])" office:value-type="float" office:value="0.0093407708461347">
            <text:p>0.0093</text:p>
          </table:table-cell>
          <table:table-cell table:style-name="ce39" table:formula="of:=SQRT([.F75]*[.F75]+[.H75]*[.H75])" office:value-type="float" office:value="0.00905538513813742">
            <text:p>0.0091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63" office:value-type="string" table:number-columns-spanned="7" table:number-rows-spanned="1">
            <text:p>Process D(e,e'n)p – polarized D,e</text:p>
          </table:table-cell>
          <table:covered-table-cell table:number-columns-repeated="6"/>
          <table:table-cell table:number-columns-repeated="3"/>
          <table:table-cell table:style-name="ce2" table:formula="of:=[.B77]" office:value-type="string" office:string-value="Process D(e,e'n)p – polarized D,e" table:number-columns-spanned="5" table:number-rows-spanned="1">
            <text:p>Process D(e,e'n)p – polarized D,e</text:p>
          </table:table-cell>
          <table:covered-table-cell table:number-columns-repeated="4"/>
          <table:table-cell table:number-columns-repeated="3"/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99-PRL-82-N25-4988_Passchier</text:p>
          </table:table-cell>
          <table:covered-table-cell table:number-columns-repeated="6"/>
          <table:table-cell table:number-columns-repeated="3"/>
          <table:table-cell table:style-name="ce58" table:formula="of:=[.B79]" office:value-type="string" office:string-value="1999-PRL-82-N25-4988_Passchier" table:number-columns-spanned="5" table:number-rows-spanned="1">
            <text:p>1999-PRL-82-N25-4988_Passchier</text:p>
          </table:table-cell>
          <table:covered-table-cell table:number-columns-repeated="4"/>
          <table:table-cell table:number-columns-repeated="3"/>
        </table:table-row>
        <table:table-row table:style-name="ro4">
          <table:table-cell/>
          <table:table-cell table:style-name="ce66" table:number-columns-spanned="7" table:number-rows-spanned="1"/>
          <table:covered-table-cell table:number-columns-repeated="6"/>
          <table:table-cell table:number-columns-repeated="3"/>
          <table:table-cell table:style-name="ce129" table:number-columns-spanned="5" table:number-rows-spanned="1"/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.21">
            <text:p>0.2100</text:p>
          </table:table-cell>
          <table:table-cell table:style-name="ce21" table:formula="of:=[.B84]" office:value-type="float" office:value="0.21">
            <text:p>0.2100</text:p>
          </table:table-cell>
          <table:table-cell table:style-name="ce24" office:value-type="float" office:value="0.066">
            <text:p>0.0660</text:p>
          </table:table-cell>
          <table:table-cell table:style-name="ce24" table:formula="of:=0.0015" office:value-type="float" office:value="0.0015">
            <text:p>0.0015</text:p>
          </table:table-cell>
          <table:table-cell table:style-name="ce24" table:formula="of:=[.E84]" office:value-type="float" office:value="0.0015">
            <text:p>0.0015</text:p>
          </table:table-cell>
          <table:table-cell table:style-name="ce24" table:formula="of:=0.004" office:value-type="float" office:value="0.004">
            <text:p>0.0040</text:p>
          </table:table-cell>
          <table:table-cell table:style-name="ce39" table:formula="of:=[.G84]" office:value-type="float" office:value="0.004">
            <text:p>0.0040</text:p>
          </table:table-cell>
          <table:table-cell table:number-columns-repeated="3"/>
          <table:table-cell table:style-name="ce8" table:formula="of:=-[.B84]" office:value-type="float" office:value="-0.21">
            <text:p>-0.2100</text:p>
          </table:table-cell>
          <table:table-cell table:style-name="ce21" table:formula="of:=[.L84]" office:value-type="float" office:value="-0.21">
            <text:p>-0.2100</text:p>
          </table:table-cell>
          <table:table-cell table:style-name="ce24" table:formula="of:=[.D84]" office:value-type="float" office:value="0.066">
            <text:p>0.0660</text:p>
          </table:table-cell>
          <table:table-cell table:style-name="ce24" table:formula="of:=SQRT([.E84]*[.E84]+[.G84]*[.G84])" office:value-type="float" office:value="0.00427200187265877">
            <text:p>0.0043</text:p>
          </table:table-cell>
          <table:table-cell table:style-name="ce39" table:formula="of:=SQRT([.F84]*[.F84]+[.H84]*[.H84])" office:value-type="float" office:value="0.00427200187265877">
            <text:p>0.0043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2001-PRL-87-N8-081801_Zhu</text:p>
          </table:table-cell>
          <table:covered-table-cell table:number-columns-repeated="6"/>
          <table:table-cell table:number-columns-repeated="3"/>
          <table:table-cell table:style-name="ce58" table:formula="of:=[.B86]" office:value-type="string" office:string-value="2001-PRL-87-N8-081801_Zhu" table:number-columns-spanned="5" table:number-rows-spanned="1">
            <text:p>2001-PRL-87-N8-081801_Zhu</text:p>
          </table:table-cell>
          <table:covered-table-cell table:number-columns-repeated="4"/>
          <table:table-cell table:number-columns-repeated="3"/>
        </table:table-row>
        <table:table-row table:style-name="ro4">
          <table:table-cell/>
          <table:table-cell table:style-name="ce66" table:number-columns-spanned="7" table:number-rows-spanned="1"/>
          <table:covered-table-cell table:number-columns-repeated="6"/>
          <table:table-cell table:number-columns-repeated="3"/>
          <table:table-cell table:style-name="ce129" table:number-columns-spanned="5" table:number-rows-spanned="1"/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.495">
            <text:p>0.4950</text:p>
          </table:table-cell>
          <table:table-cell table:style-name="ce21" table:formula="of:=[.B91]" office:value-type="float" office:value="0.495">
            <text:p>0.4950</text:p>
          </table:table-cell>
          <table:table-cell table:style-name="ce122" office:value-type="float" office:value="0.04632">
            <text:p>0.04632</text:p>
          </table:table-cell>
          <table:table-cell table:style-name="ce122" office:value-type="float" office:value="0.00616">
            <text:p>0.00616</text:p>
          </table:table-cell>
          <table:table-cell table:style-name="ce122" table:formula="of:=[.E91]" office:value-type="float" office:value="0.00616">
            <text:p>0.00616</text:p>
          </table:table-cell>
          <table:table-cell table:style-name="ce122" office:value-type="float" office:value="0.00341">
            <text:p>0.00341</text:p>
          </table:table-cell>
          <table:table-cell table:style-name="ce128" table:formula="of:=[.G91]" office:value-type="float" office:value="0.00341">
            <text:p>0.00341</text:p>
          </table:table-cell>
          <table:table-cell table:number-columns-repeated="3"/>
          <table:table-cell table:style-name="ce8" table:formula="of:=-[.B91]" office:value-type="float" office:value="-0.495">
            <text:p>-0.4950</text:p>
          </table:table-cell>
          <table:table-cell table:style-name="ce21" table:formula="of:=[.L91]" office:value-type="float" office:value="-0.495">
            <text:p>-0.4950</text:p>
          </table:table-cell>
          <table:table-cell table:style-name="ce24" table:formula="of:=[.D91]" office:value-type="float" office:value="0.04632">
            <text:p>0.0463</text:p>
          </table:table-cell>
          <table:table-cell table:style-name="ce24" table:formula="of:=SQRT([.E91]*[.E91]+[.G91]*[.G91])" office:value-type="float" office:value="0.00704085932255432">
            <text:p>0.0070</text:p>
          </table:table-cell>
          <table:table-cell table:style-name="ce39" table:formula="of:=SQRT([.F91]*[.F91]+[.H91]*[.H91])" office:value-type="float" office:value="0.00704085932255432">
            <text:p>0.0070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7"/>
          <table:table-cell office:value-type="string">
            <text:p><text:s text:c="2"/></text:p>
          </table:table-cell>
          <table:table-cell table:number-columns-repeated="11"/>
        </table:table-row>
        <table:table-row table:style-name="ro4">
          <table:table-cell/>
          <table:table-cell table:style-name="ce3" office:value-type="string" table:number-columns-spanned="7" table:number-rows-spanned="1">
            <text:p>2004-PRL-92-N4-042301-1_Warren</text:p>
          </table:table-cell>
          <table:covered-table-cell table:number-columns-repeated="6"/>
          <table:table-cell table:number-columns-repeated="3"/>
          <table:table-cell table:style-name="ce58" table:formula="of:=[.B93]" office:value-type="string" office:string-value="2004-PRL-92-N4-042301-1_Warren" table:number-columns-spanned="5" table:number-rows-spanned="1">
            <text:p>2004-PRL-92-N4-042301-1_Warren</text:p>
          </table:table-cell>
          <table:covered-table-cell table:number-columns-repeated="4"/>
          <table:table-cell table:number-columns-repeated="3"/>
        </table:table-row>
        <table:table-row table:style-name="ro4">
          <table:table-cell/>
          <table:table-cell table:style-name="ce66" table:number-columns-spanned="7" table:number-rows-spanned="1"/>
          <table:covered-table-cell table:number-columns-repeated="6"/>
          <table:table-cell table:number-columns-repeated="3"/>
          <table:table-cell table:style-name="ce129" table:number-columns-spanned="5" table:number-rows-spanned="1"/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float" office:value="0.5">
            <text:p>0.5000</text:p>
          </table:table-cell>
          <table:table-cell table:style-name="ce20" table:formula="of:=[.B98]" office:value-type="float" office:value="0.5">
            <text:p>0.5000</text:p>
          </table:table-cell>
          <table:table-cell table:style-name="ce23" office:value-type="float" office:value="0.0526">
            <text:p>0.0526</text:p>
          </table:table-cell>
          <table:table-cell table:style-name="ce23" table:formula="of:=0.0033" office:value-type="float" office:value="0.0033">
            <text:p>0.0033</text:p>
          </table:table-cell>
          <table:table-cell table:style-name="ce23" table:formula="of:=[.E98]" office:value-type="float" office:value="0.0033">
            <text:p>0.0033</text:p>
          </table:table-cell>
          <table:table-cell table:style-name="ce23" table:formula="of:=0.0026" office:value-type="float" office:value="0.0026">
            <text:p>0.0026</text:p>
          </table:table-cell>
          <table:table-cell table:style-name="ce38" table:formula="of:=[.G98]" office:value-type="float" office:value="0.0026">
            <text:p>0.0026</text:p>
          </table:table-cell>
          <table:table-cell table:number-columns-repeated="3"/>
          <table:table-cell table:style-name="ce7" table:formula="of:=-[.B98]" office:value-type="float" office:value="-0.5">
            <text:p>-0.5000</text:p>
          </table:table-cell>
          <table:table-cell table:style-name="ce20" table:formula="of:=[.L98]" office:value-type="float" office:value="-0.5">
            <text:p>-0.5000</text:p>
          </table:table-cell>
          <table:table-cell table:style-name="ce23" table:formula="of:=[.D98]" office:value-type="float" office:value="0.0526">
            <text:p>0.0526</text:p>
          </table:table-cell>
          <table:table-cell table:style-name="ce23" table:formula="of:=SQRT([.E98]*[.E98]+[.G98]*[.G98])" office:value-type="float" office:value="0.00420119030752">
            <text:p>0.0042</text:p>
          </table:table-cell>
          <table:table-cell table:style-name="ce38" table:formula="of:=SQRT([.F98]*[.F98]+[.H98]*[.H98])" office:value-type="float" office:value="0.00420119030752">
            <text:p>0.0042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1">
            <text:p>1.0000</text:p>
          </table:table-cell>
          <table:table-cell table:style-name="ce21" table:formula="of:=[.B99]" office:value-type="float" office:value="1">
            <text:p>1.0000</text:p>
          </table:table-cell>
          <table:table-cell table:style-name="ce24" office:value-type="float" office:value="0.0454">
            <text:p>0.0454</text:p>
          </table:table-cell>
          <table:table-cell table:style-name="ce24" table:formula="of:=0.0054" office:value-type="float" office:value="0.0054">
            <text:p>0.0054</text:p>
          </table:table-cell>
          <table:table-cell table:style-name="ce24" table:formula="of:=[.E99]" office:value-type="float" office:value="0.0054">
            <text:p>0.0054</text:p>
          </table:table-cell>
          <table:table-cell table:style-name="ce24" table:formula="of:=0.0037" office:value-type="float" office:value="0.0037">
            <text:p>0.0037</text:p>
          </table:table-cell>
          <table:table-cell table:style-name="ce39" table:formula="of:=[.G99]" office:value-type="float" office:value="0.0037">
            <text:p>0.0037</text:p>
          </table:table-cell>
          <table:table-cell table:number-columns-repeated="3"/>
          <table:table-cell table:style-name="ce8" table:formula="of:=-[.B99]" office:value-type="float" office:value="-1">
            <text:p>-1.0000</text:p>
          </table:table-cell>
          <table:table-cell table:style-name="ce21" table:formula="of:=[.L99]" office:value-type="float" office:value="-1">
            <text:p>-1.0000</text:p>
          </table:table-cell>
          <table:table-cell table:style-name="ce24" table:formula="of:=[.D99]" office:value-type="float" office:value="0.0454">
            <text:p>0.0454</text:p>
          </table:table-cell>
          <table:table-cell table:style-name="ce24" table:formula="of:=SQRT([.E99]*[.E99]+[.G99]*[.G99])" office:value-type="float" office:value="0.00654599113962126">
            <text:p>0.0065</text:p>
          </table:table-cell>
          <table:table-cell table:style-name="ce39" table:formula="of:=SQRT([.F99]*[.F99]+[.H99]*[.H99])" office:value-type="float" office:value="0.00654599113962126">
            <text:p>0.0065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63" office:value-type="string" table:number-columns-spanned="7" table:number-rows-spanned="1">
            <text:p>Process 3^He(e,e') – polarized 3^He,e</text:p>
          </table:table-cell>
          <table:covered-table-cell table:number-columns-repeated="6"/>
          <table:table-cell table:number-columns-repeated="3"/>
          <table:table-cell table:style-name="ce2" table:formula="of:=[.B101]" office:value-type="string" office:string-value="Process 3^He(e,e') – polarized 3^He,e" table:number-columns-spanned="5" table:number-rows-spanned="1">
            <text:p>Process 3^He(e,e') – polarized 3^He,e</text:p>
          </table:table-cell>
          <table:covered-table-cell table:number-columns-repeated="4"/>
          <table:table-cell table:number-columns-repeated="3"/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94-PLB-327-201_Meyerhoff</text:p>
          </table:table-cell>
          <table:covered-table-cell table:number-columns-repeated="6"/>
          <table:table-cell table:number-columns-repeated="3"/>
          <table:table-cell table:style-name="ce58" table:formula="of:=[.B103]" office:value-type="string" office:string-value="1994-PLB-327-201_Meyerhoff" table:number-columns-spanned="5" table:number-rows-spanned="1">
            <text:p>1994-PLB-327-201_Meyerhoff</text:p>
          </table:table-cell>
          <table:covered-table-cell table:number-columns-repeated="4"/>
          <table:table-cell/>
          <table:table-cell table:number-columns-repeated="2" office:value-type="string">
            <text:p>NOT</text:p>
          </table:table-cell>
        </table:table-row>
        <table:table-row table:style-name="ro5">
          <table:table-cell/>
          <table:table-cell table:style-name="ce66" office:value-type="string" table:number-columns-spanned="7" table:number-rows-spanned="1">
            <text:p>don't take into account – see below</text:p>
          </table:table-cell>
          <table:covered-table-cell table:number-columns-repeated="6"/>
          <table:table-cell table:number-columns-repeated="3"/>
          <table:table-cell table:style-name="ce129" table:formula="of:=[.B104]" office:value-type="string" office:string-value="don't take into account – see below" table:number-columns-spanned="5" table:number-rows-spanned="1">
            <text:p>don't take into account – see below</text:p>
          </table:table-cell>
          <table:covered-table-cell table:number-columns-repeated="4"/>
          <table:table-cell table:number-columns-repeated="3"/>
        </table:table-row>
        <table:table-row table:style-name="ro15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.31">
            <text:p>0.3100</text:p>
          </table:table-cell>
          <table:table-cell table:style-name="ce21" table:formula="of:=[.B108]" office:value-type="float" office:value="0.31">
            <text:p>0.3100</text:p>
          </table:table-cell>
          <table:table-cell table:style-name="ce24" office:value-type="float" office:value="0.035">
            <text:p>0.0350</text:p>
          </table:table-cell>
          <table:table-cell table:style-name="ce24" table:formula="of:=0.012" office:value-type="float" office:value="0.012">
            <text:p>0.0120</text:p>
          </table:table-cell>
          <table:table-cell table:style-name="ce24" table:formula="of:=[.E108]" office:value-type="float" office:value="0.012">
            <text:p>0.0120</text:p>
          </table:table-cell>
          <table:table-cell table:style-name="ce24" table:formula="of:=0.05" office:value-type="float" office:value="0.05">
            <text:p>0.0500</text:p>
          </table:table-cell>
          <table:table-cell table:style-name="ce39" table:formula="of:=[.G108]" office:value-type="float" office:value="0.05">
            <text:p>0.0500</text:p>
          </table:table-cell>
          <table:table-cell table:number-columns-repeated="3"/>
          <table:table-cell table:style-name="ce8" table:formula="of:=-([.B108]+[.C108])/2" office:value-type="float" office:value="-0.31">
            <text:p>-0.3100</text:p>
          </table:table-cell>
          <table:table-cell table:style-name="ce21" table:formula="of:=[.L108]" office:value-type="float" office:value="-0.31">
            <text:p>-0.3100</text:p>
          </table:table-cell>
          <table:table-cell table:style-name="ce24" table:formula="of:=[.D108]" office:value-type="float" office:value="0.035">
            <text:p>0.0350</text:p>
          </table:table-cell>
          <table:table-cell table:style-name="ce24" table:formula="of:=SQRT([.E108]*[.E108]+[.G108]*[.G108])" office:value-type="float" office:value="0.0514198405287298">
            <text:p>0.0514</text:p>
          </table:table-cell>
          <table:table-cell table:style-name="ce39" table:formula="of:=SQRT([.F108]*[.F108]+[.H108]*[.H108])" office:value-type="float" office:value="0.0514198405287298">
            <text:p>0.0514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99-EPJA-6-329_Becker</text:p>
          </table:table-cell>
          <table:covered-table-cell table:number-columns-repeated="6"/>
          <table:table-cell table:number-columns-repeated="3"/>
          <table:table-cell table:style-name="ce58" table:formula="of:=[.B110]" office:value-type="string" office:string-value="1999-EPJA-6-329_Becker" table:number-columns-spanned="5" table:number-rows-spanned="1">
            <text:p>1999-EPJA-6-329_Becker</text:p>
          </table:table-cell>
          <table:covered-table-cell table:number-columns-repeated="4"/>
          <table:table-cell table:number-columns-repeated="3"/>
        </table:table-row>
        <table:table-row table:style-name="ro5">
          <table:table-cell/>
          <table:table-cell table:style-name="ce66" office:value-type="string" table:number-columns-spanned="7" table:number-rows-spanned="1">
            <text:p>improved measurement of Meyerhoff</text:p>
          </table:table-cell>
          <table:covered-table-cell table:number-columns-repeated="6"/>
          <table:table-cell table:number-columns-repeated="3"/>
          <table:table-cell table:style-name="ce129" table:formula="of:=[.B111]" office:value-type="string" office:string-value="improved measurement of Meyerhoff" table:number-columns-spanned="5" table:number-rows-spanned="1">
            <text:p>improved measurement of Meyerhoff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.27">
            <text:p>0.2700</text:p>
          </table:table-cell>
          <table:table-cell table:style-name="ce21" office:value-type="float" office:value="0.5">
            <text:p>0.5000</text:p>
          </table:table-cell>
          <table:table-cell table:style-name="ce24" office:value-type="float" office:value="0.0334">
            <text:p>0.0334</text:p>
          </table:table-cell>
          <table:table-cell table:style-name="ce24" table:formula="of:=0.0033" office:value-type="float" office:value="0.0033">
            <text:p>0.0033</text:p>
          </table:table-cell>
          <table:table-cell table:style-name="ce24" table:formula="of:=[.E115]" office:value-type="float" office:value="0.0033">
            <text:p>0.0033</text:p>
          </table:table-cell>
          <table:table-cell table:style-name="ce24" table:formula="of:=0.0028" office:value-type="float" office:value="0.0028">
            <text:p>0.0028</text:p>
          </table:table-cell>
          <table:table-cell table:style-name="ce39" table:formula="of:=[.G115]" office:value-type="float" office:value="0.0028">
            <text:p>0.0028</text:p>
          </table:table-cell>
          <table:table-cell table:number-columns-repeated="3"/>
          <table:table-cell table:style-name="ce8" table:formula="of:=-([.B115]+[.C115])/2" office:value-type="float" office:value="-0.385">
            <text:p>-0.3850</text:p>
          </table:table-cell>
          <table:table-cell table:style-name="ce21" table:formula="of:=[.L115]" office:value-type="float" office:value="-0.385">
            <text:p>-0.3850</text:p>
          </table:table-cell>
          <table:table-cell table:style-name="ce24" table:formula="of:=[.D115]" office:value-type="float" office:value="0.0334">
            <text:p>0.0334</text:p>
          </table:table-cell>
          <table:table-cell table:style-name="ce24" table:formula="of:=SQRT([.E115]*[.E115]+[.G115]*[.G115])" office:value-type="float" office:value="0.00432781700167648">
            <text:p>0.0043</text:p>
          </table:table-cell>
          <table:table-cell table:style-name="ce39" table:formula="of:=SQRT([.F115]*[.F115]+[.H115]*[.H115])" office:value-type="float" office:value="0.00432781700167648">
            <text:p>0.0043</text:p>
          </table:table-cell>
          <table:table-cell/>
          <table:table-cell office:value-type="string">
            <text:p>NOT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99-PRL-83-425_Rohe</text:p>
          </table:table-cell>
          <table:covered-table-cell table:number-columns-repeated="6"/>
          <table:table-cell table:number-columns-repeated="3"/>
          <table:table-cell table:style-name="ce58" table:formula="of:=[.B117]" office:value-type="string" office:string-value="1999-PRL-83-425_Rohe" table:number-columns-spanned="5" table:number-rows-spanned="1">
            <text:p>1999-PRL-83-425_Roh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.67">
            <text:p>0.6700</text:p>
          </table:table-cell>
          <table:table-cell table:style-name="ce21" table:formula="of:=[.B121]" office:value-type="float" office:value="0.67">
            <text:p>0.6700</text:p>
          </table:table-cell>
          <table:table-cell table:style-name="ce24" office:value-type="float" office:value="0.052">
            <text:p>0.0520</text:p>
          </table:table-cell>
          <table:table-cell table:style-name="ce24" table:formula="of:=0.011" office:value-type="float" office:value="0.011">
            <text:p>0.0110</text:p>
          </table:table-cell>
          <table:table-cell table:style-name="ce24" table:formula="of:=[.E121]" office:value-type="float" office:value="0.011">
            <text:p>0.0110</text:p>
          </table:table-cell>
          <table:table-cell table:style-name="ce24" table:formula="of:=0.005" office:value-type="float" office:value="0.005">
            <text:p>0.0050</text:p>
          </table:table-cell>
          <table:table-cell table:style-name="ce39" table:formula="of:=[.G121]" office:value-type="float" office:value="0.005">
            <text:p>0.0050</text:p>
          </table:table-cell>
          <table:table-cell table:number-columns-repeated="3"/>
          <table:table-cell table:style-name="ce8" table:formula="of:=-([.B121]+[.C121])/2" office:value-type="float" office:value="-0.67">
            <text:p>-0.6700</text:p>
          </table:table-cell>
          <table:table-cell table:style-name="ce21" table:formula="of:=[.L121]" office:value-type="float" office:value="-0.67">
            <text:p>-0.6700</text:p>
          </table:table-cell>
          <table:table-cell table:style-name="ce24" table:formula="of:=[.D121]" office:value-type="float" office:value="0.052">
            <text:p>0.0520</text:p>
          </table:table-cell>
          <table:table-cell table:style-name="ce24" table:formula="of:=SQRT([.E121]*[.E121]+[.G121]*[.G121])" office:value-type="float" office:value="0.0120830459735946">
            <text:p>0.0121</text:p>
          </table:table-cell>
          <table:table-cell table:style-name="ce39" table:formula="of:=SQRT([.F121]*[.F121]+[.H121]*[.H121])" office:value-type="float" office:value="0.0120830459735946">
            <text:p>0.0121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2003-PLB-564-199_Bermuth</text:p>
          </table:table-cell>
          <table:covered-table-cell table:number-columns-repeated="6"/>
          <table:table-cell table:number-columns-repeated="3"/>
          <table:table-cell table:style-name="ce58" table:formula="of:=[.B123]" office:value-type="string" office:string-value="2003-PLB-564-199_Bermuth" table:number-columns-spanned="5" table:number-rows-spanned="1">
            <text:p>2003-PLB-564-199_Bermuth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.67">
            <text:p>0.6700</text:p>
          </table:table-cell>
          <table:table-cell table:style-name="ce21" table:formula="of:=[.B127]" office:value-type="float" office:value="0.67">
            <text:p>0.6700</text:p>
          </table:table-cell>
          <table:table-cell table:style-name="ce24" office:value-type="float" office:value="0.0416">
            <text:p>0.0416</text:p>
          </table:table-cell>
          <table:table-cell table:style-name="ce24" table:formula="of:=0.0102" office:value-type="float" office:value="0.0102">
            <text:p>0.0102</text:p>
          </table:table-cell>
          <table:table-cell table:style-name="ce24" table:formula="of:=[.E127]" office:value-type="float" office:value="0.0102">
            <text:p>0.0102</text:p>
          </table:table-cell>
          <table:table-cell table:style-name="ce24" table:formula="of:=0.0024" office:value-type="float" office:value="0.0024">
            <text:p>0.0024</text:p>
          </table:table-cell>
          <table:table-cell table:style-name="ce39" table:formula="of:=[.G127]" office:value-type="float" office:value="0.0024">
            <text:p>0.0024</text:p>
          </table:table-cell>
          <table:table-cell table:number-columns-repeated="3"/>
          <table:table-cell table:style-name="ce20" table:formula="of:=-([.B127]+[.C127])/2" office:value-type="float" office:value="-0.67">
            <text:p>-0.6700</text:p>
          </table:table-cell>
          <table:table-cell table:style-name="ce20" table:formula="of:=[.L127]" office:value-type="float" office:value="-0.67">
            <text:p>-0.6700</text:p>
          </table:table-cell>
          <table:table-cell table:style-name="ce24" table:formula="of:=[.D127]" office:value-type="float" office:value="0.0416">
            <text:p>0.0416</text:p>
          </table:table-cell>
          <table:table-cell table:style-name="ce24" table:formula="of:=SQRT([.E127]*[.E127]+[.G127]*[.G127])" office:value-type="float" office:value="0.0104785495179438">
            <text:p>0.0105</text:p>
          </table:table-cell>
          <table:table-cell table:style-name="ce39" table:formula="of:=SQRT([.F127]*[.F127]+[.H127]*[.H127])" office:value-type="float" office:value="0.0104785495179438">
            <text:p>0.0105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Bermuth – Rohe average</text:p>
          </table:table-cell>
          <table:covered-table-cell table:number-columns-repeated="6"/>
          <table:table-cell table:number-columns-repeated="3"/>
          <table:table-cell table:style-name="ce58" table:formula="of:=[.B129]" office:value-type="string" office:string-value="Bermuth – Rohe average" table:number-columns-spanned="5" table:number-rows-spanned="1">
            <text:p>Bermuth – Rohe average</text:p>
          </table:table-cell>
          <table:covered-table-cell table:number-columns-repeated="4"/>
          <table:table-cell table:number-columns-repeated="3"/>
        </table:table-row>
        <table:table-row table:style-name="ro5">
          <table:table-cell/>
          <table:table-cell table:style-name="ce66" office:value-type="string" table:number-columns-spanned="7" table:number-rows-spanned="1">
            <text:p>Bermuth updates Rohe. Value taken from Bermuth's paper</text:p>
          </table:table-cell>
          <table:covered-table-cell table:number-columns-repeated="6"/>
          <table:table-cell table:number-columns-repeated="3"/>
          <table:table-cell table:style-name="ce129" table:formula="of:=[.B130]" office:value-type="string" office:string-value="Bermuth updates Rohe. Value taken from Bermuth's paper" table:number-columns-spanned="5" table:number-rows-spanned="1">
            <text:p>Bermuth updates Rohe. Value taken from Bermuth's paper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.67">
            <text:p>0.6700</text:p>
          </table:table-cell>
          <table:table-cell table:style-name="ce21" table:formula="of:=[.B134]" office:value-type="float" office:value="0.67">
            <text:p>0.6700</text:p>
          </table:table-cell>
          <table:table-cell table:style-name="ce24" table:formula="of:=([.D121]+[.D127])/2" office:value-type="float" office:value="0.0468">
            <text:p>0.0468</text:p>
          </table:table-cell>
          <table:table-cell table:style-name="ce24" office:value-type="float" office:value="0.0064">
            <text:p>0.0064</text:p>
          </table:table-cell>
          <table:table-cell table:style-name="ce24" table:formula="of:=[.E134]" office:value-type="float" office:value="0.0064">
            <text:p>0.0064</text:p>
          </table:table-cell>
          <table:table-cell table:style-name="ce24" office:value-type="float" office:value="0.0027">
            <text:p>0.0027</text:p>
          </table:table-cell>
          <table:table-cell table:style-name="ce39" table:formula="of:=[.G134]" office:value-type="float" office:value="0.0027">
            <text:p>0.0027</text:p>
          </table:table-cell>
          <table:table-cell table:number-columns-repeated="3"/>
          <table:table-cell table:style-name="ce8" table:formula="of:=-[.B134]" office:value-type="float" office:value="-0.67">
            <text:p>-0.6700</text:p>
          </table:table-cell>
          <table:table-cell table:style-name="ce21" table:formula="of:=[.L134]" office:value-type="float" office:value="-0.67">
            <text:p>-0.6700</text:p>
          </table:table-cell>
          <table:table-cell table:style-name="ce24" table:formula="of:=[.D134]" office:value-type="float" office:value="0.0468">
            <text:p>0.0468</text:p>
          </table:table-cell>
          <table:table-cell table:style-name="ce24" table:formula="of:=SQRT([.E134]*[.E134]+[.G134]*[.G134])" office:value-type="float" office:value="0.0069462219947249">
            <text:p>0.0069</text:p>
          </table:table-cell>
          <table:table-cell table:style-name="ce39" table:formula="of:=SQRT([.F134]*[.F134]+[.H134]*[.H134])" office:value-type="float" office:value="0.0069462219947249">
            <text:p>0.0069</text:p>
          </table:table-cell>
          <table:table-cell/>
          <table:table-cell office:value-type="string">
            <text:p>NOT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2001-PRC-63-034006_Golak</text:p>
          </table:table-cell>
          <table:covered-table-cell table:number-columns-repeated="6"/>
          <table:table-cell table:number-columns-repeated="3"/>
          <table:table-cell table:style-name="ce58" table:formula="of:=[.B136]" office:value-type="string" office:string-value="2001-PRC-63-034006_Golak" table:number-columns-spanned="5" table:number-rows-spanned="1">
            <text:p>2001-PRC-63-034006_Golak</text:p>
          </table:table-cell>
          <table:covered-table-cell table:number-columns-repeated="4"/>
          <table:table-cell table:number-columns-repeated="3"/>
        </table:table-row>
        <table:table-row table:style-name="ro5">
          <table:table-cell/>
          <table:table-cell table:style-name="ce66" office:value-type="string" table:number-columns-spanned="7" table:number-rows-spanned="1">
            <text:p>sytematic error added from Becker</text:p>
          </table:table-cell>
          <table:covered-table-cell table:number-columns-repeated="6"/>
          <table:table-cell table:number-columns-repeated="3"/>
          <table:table-cell table:style-name="ce129" table:formula="of:=[.B137]" office:value-type="string" office:string-value="sytematic error added from Becker" table:number-columns-spanned="5" table:number-rows-spanned="1">
            <text:p>sytematic error added from Becker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.4">
            <text:p>0.4000</text:p>
          </table:table-cell>
          <table:table-cell table:style-name="ce21" table:formula="of:=[.B141]" office:value-type="float" office:value="0.4">
            <text:p>0.4000</text:p>
          </table:table-cell>
          <table:table-cell table:style-name="ce24" office:value-type="float" office:value="0.052">
            <text:p>0.0520</text:p>
          </table:table-cell>
          <table:table-cell table:style-name="ce24" table:formula="of:=0.0038" office:value-type="float" office:value="0.0038">
            <text:p>0.0038</text:p>
          </table:table-cell>
          <table:table-cell table:style-name="ce24" table:formula="of:=[.E141]" office:value-type="float" office:value="0.0038">
            <text:p>0.0038</text:p>
          </table:table-cell>
          <table:table-cell table:style-name="ce24" table:formula="of:=0.0028" office:value-type="float" office:value="0.0028">
            <text:p>0.0028</text:p>
          </table:table-cell>
          <table:table-cell table:style-name="ce39" table:formula="of:=[.G141]" office:value-type="float" office:value="0.0028">
            <text:p>0.0028</text:p>
          </table:table-cell>
          <table:table-cell table:number-columns-repeated="3"/>
          <table:table-cell table:style-name="ce8" table:formula="of:=-[.B141]" office:value-type="float" office:value="-0.4">
            <text:p>-0.4000</text:p>
          </table:table-cell>
          <table:table-cell table:style-name="ce21" table:formula="of:=[.L141]" office:value-type="float" office:value="-0.4">
            <text:p>-0.4000</text:p>
          </table:table-cell>
          <table:table-cell table:style-name="ce24" table:formula="of:=[.D141]" office:value-type="float" office:value="0.052">
            <text:p>0.0520</text:p>
          </table:table-cell>
          <table:table-cell table:style-name="ce24" table:formula="of:=SQRT([.E141]*[.E141]+[.G141]*[.G141])" office:value-type="float" office:value="0.00472016948848238">
            <text:p>0.0047</text:p>
          </table:table-cell>
          <table:table-cell table:style-name="ce39" table:formula="of:=SQRT([.F141]*[.F141]+[.H141]*[.H141])" office:value-type="float" office:value="0.00472016948848238">
            <text:p>0.0047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number-columns-repeated="8"/>
          <table:table-cell table:style-name="ce62"/>
          <table:table-cell table:style-name="Default"/>
          <table:table-cell table:number-columns-repeated="4"/>
          <table:table-cell table:style-name="ce58" office:value-type="string">
            <text:p>Suma D</text:p>
          </table:table-cell>
          <table:table-cell table:style-name="ce58" office:value-type="string">
            <text:p>Suma C</text:p>
          </table:table-cell>
          <table:table-cell/>
          <table:table-cell table:style-name="ce61" table:formula="of:=COUNTIF([.R$1:.R$142];&quot;=D&quot;)" office:value-type="float" office:value="15">
            <text:p>15</text:p>
          </table:table-cell>
          <table:table-cell table:style-name="ce61" table:formula="of:=COUNTIF([.S$2:.S$142];&quot;=C&quot;)" office:value-type="float" office:value="17">
            <text:p>17</text:p>
          </table:table-cell>
        </table:table-row>
        <table:table-row table:style-name="ro1">
          <table:table-cell table:number-columns-repeated="19"/>
        </table:table-row>
        <table:table-row table:style-name="ro5">
          <table:table-cell/>
          <table:table-cell table:style-name="ce12" office:value-type="string">
            <text:p>D</text:p>
          </table:table-cell>
          <table:table-cell table:style-name="ce26" office:value-type="string" table:number-columns-spanned="2" table:number-rows-spanned="1">
            <text:p>Dubnička</text:p>
          </table:table-cell>
          <table:covered-table-cell table:style-name="ce26"/>
          <table:table-cell table:number-columns-repeated="15"/>
        </table:table-row>
        <table:table-row table:style-name="ro5">
          <table:table-cell/>
          <table:table-cell table:style-name="ce12" office:value-type="string">
            <text:p>C</text:p>
          </table:table-cell>
          <table:table-cell table:style-name="ce26" office:value-type="string" table:number-columns-spanned="2" table:number-rows-spanned="1">
            <text:p>Counted</text:p>
          </table:table-cell>
          <table:covered-table-cell table:style-name="ce26"/>
          <table:table-cell table:number-columns-repeated="15"/>
        </table:table-row>
        <table:table-row table:style-name="ro5">
          <table:table-cell/>
          <table:table-cell table:style-name="ce12" office:value-type="string">
            <text:p>NOT</text:p>
          </table:table-cell>
          <table:table-cell table:style-name="ce26" office:value-type="string" table:number-columns-spanned="2" table:number-rows-spanned="1">
            <text:p>Not counted</text:p>
          </table:table-cell>
          <table:covered-table-cell table:style-name="ce26"/>
          <table:table-cell table:number-columns-repeated="15"/>
        </table:table-row>
        <table:table-row table:style-name="ro5">
          <table:table-cell table:number-columns-repeated="19"/>
        </table:table-row>
        <table:table-row table:style-name="ro4">
          <table:table-cell/>
          <table:table-cell table:style-name="ce63" office:value-type="string" table:number-columns-spanned="5" table:number-rows-spanned="1">
            <text:p>Total – unsorted</text:p>
          </table:table-cell>
          <table:covered-table-cell table:number-columns-repeated="4"/>
          <table:table-cell table:number-columns-repeated="2"/>
          <table:table-cell table:style-name="ce47"/>
          <table:table-cell table:number-columns-repeated="2"/>
          <table:table-cell table:style-name="ce2" office:value-type="string" table:number-columns-spanned="4" table:number-rows-spanned="1">
            <text:p>Total – sorted</text:p>
          </table:table-cell>
          <table:covered-table-cell table:number-columns-repeated="3"/>
          <table:table-cell table:number-columns-repeated="4"/>
        </table:table-row>
        <table:table-row table:style-name="ro4">
          <table:table-cell table:number-columns-repeated="8"/>
          <table:table-cell table:style-name="ce47"/>
          <table:table-cell table:number-columns-repeated="10"/>
        </table:table-row>
        <table:table-row table:style-name="ro4">
          <table:table-cell/>
          <table:table-cell table:style-name="ce2" office:value-type="string" table:number-columns-spanned="3" table:number-rows-spanned="1">
            <text:p>t&lt;0</text:p>
          </table:table-cell>
          <table:covered-table-cell table:number-columns-repeated="2"/>
          <table:table-cell table:number-columns-repeated="7"/>
          <table:table-cell table:style-name="ce2" table:formula="of:=[.B151]" office:value-type="string" office:string-value="t&lt;0" table:number-columns-spanned="3" table:number-rows-spanned="1">
            <text:p>t&lt;0</text:p>
          </table:table-cell>
          <table:covered-table-cell table:style-name="ce55"/>
          <table:covered-table-cell/>
          <table:table-cell table:number-columns-repeated="5"/>
        </table:table-row>
        <table:table-row table:style-name="ro4">
          <table:table-cell table:number-columns-repeated="8"/>
          <table:table-cell table:style-name="ce47"/>
          <table:table-cell table:number-columns-repeated="10"/>
        </table:table-row>
        <table:table-row table:style-name="ro4">
          <table:table-cell/>
          <table:table-cell table:style-name="ce5" table:formula="of:=[.$L$12]" office:value-type="string" office:string-value="t IN GeV**2" table:number-columns-spanned="2" table:number-rows-spanned="1">
            <text:p>t IN GeV**2</text:p>
          </table:table-cell>
          <table:covered-table-cell table:style-name="ce18"/>
          <table:table-cell table:style-name="ce30" table:formula="of:=[.$N$12]" office:value-type="string" office:string-value="G_E^n" table:number-columns-spanned="3" table:number-rows-spanned="1">
            <text:p>G_E^n</text:p>
          </table:table-cell>
          <table:covered-table-cell table:style-name="ce34"/>
          <table:covered-table-cell table:style-name="ce36"/>
          <table:table-cell table:number-columns-repeated="2"/>
          <table:table-cell table:style-name="ce47"/>
          <table:table-cell table:number-columns-repeated="2"/>
          <table:table-cell table:style-name="ce5" table:formula="of:=[.$L$12]" office:value-type="string" office:string-value="t IN GeV**2">
            <text:p>t IN GeV**2</text:p>
          </table:table-cell>
          <table:table-cell table:style-name="ce30" table:formula="of:=[.$N$12]" office:value-type="string" office:string-value="G_E^n" table:number-columns-spanned="3" table:number-rows-spanned="1">
            <text:p>G_E^n</text:p>
          </table:table-cell>
          <table:covered-table-cell table:style-name="ce57"/>
          <table:covered-table-cell table:style-name="ce59"/>
          <table:table-cell table:number-columns-repeated="4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2"/>
          <table:table-cell table:style-name="ce47"/>
          <table:table-cell table:number-columns-repeated="2"/>
          <table:table-cell table:style-name="ce116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float" office:value="-0.272565512563881">
            <text:p>-0.2726</text:p>
          </table:table-cell>
          <table:table-cell table:style-name="ce27" office:value-type="float" office:value="-0.272565512563881">
            <text:p>-0.2726</text:p>
          </table:table-cell>
          <table:table-cell table:style-name="ce27" office:value-type="float" office:value="0.114891252930761">
            <text:p>0.1149</text:p>
          </table:table-cell>
          <table:table-cell table:style-name="ce27" office:value-type="float" office:value="0.039167472590032">
            <text:p>0.0392</text:p>
          </table:table-cell>
          <table:table-cell table:style-name="ce41" office:value-type="float" office:value="0.039167472590032">
            <text:p>0.0392</text:p>
          </table:table-cell>
          <table:table-cell/>
          <table:table-cell table:style-name="ce44" table:formula="of:=1" office:value-type="float" office:value="1">
            <text:p>1</text:p>
          </table:table-cell>
          <table:table-cell table:number-columns-repeated="3"/>
          <table:table-cell table:style-name="ce14" office:value-type="float" office:value="-1.75220686648209">
            <text:p>-1.7522</text:p>
          </table:table-cell>
          <table:table-cell table:style-name="ce27" office:value-type="float" office:value="0.0412310562561766">
            <text:p>0.0412</text:p>
          </table:table-cell>
          <table:table-cell table:style-name="ce27" office:value-type="float" office:value="0.02910427500436">
            <text:p>0.0291</text:p>
          </table:table-cell>
          <table:table-cell table:style-name="ce41" office:value-type="float" office:value="0.02910427500436">
            <text:p>0.029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778758607325375">
            <text:p>-0.7788</text:p>
          </table:table-cell>
          <table:table-cell table:style-name="ce28" office:value-type="float" office:value="-0.778758607325375">
            <text:p>-0.7788</text:p>
          </table:table-cell>
          <table:table-cell table:style-name="ce28" office:value-type="float" office:value="0.14560219778561">
            <text:p>0.1456</text:p>
          </table:table-cell>
          <table:table-cell table:style-name="ce28" office:value-type="float" office:value="0.0157964648540992">
            <text:p>0.0158</text:p>
          </table:table-cell>
          <table:table-cell table:style-name="ce42" office:value-type="float" office:value="0.0157964648540992">
            <text:p>0.0158</text:p>
          </table:table-cell>
          <table:table-cell/>
          <table:table-cell table:style-name="ce44" table:formula="of:=[.H155]+1" office:value-type="float" office:value="2">
            <text:p>2</text:p>
          </table:table-cell>
          <table:table-cell table:number-columns-repeated="3"/>
          <table:table-cell table:style-name="ce15" office:value-type="float" office:value="-1.16813791098806">
            <text:p>-1.1681</text:p>
          </table:table-cell>
          <table:table-cell table:style-name="ce28" office:value-type="float" office:value="0.0721110255092798">
            <text:p>0.0721</text:p>
          </table:table-cell>
          <table:table-cell table:style-name="ce28" office:value-type="float" office:value="0.019414506867883">
            <text:p>0.0194</text:p>
          </table:table-cell>
          <table:table-cell table:style-name="ce42" office:value-type="float" office:value="0.019414506867883">
            <text:p>0.019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1.16813791098806">
            <text:p>-1.1681</text:p>
          </table:table-cell>
          <table:table-cell table:style-name="ce28" office:value-type="float" office:value="-1.16813791098806">
            <text:p>-1.1681</text:p>
          </table:table-cell>
          <table:table-cell table:style-name="ce28" office:value-type="float" office:value="0.0721110255092798">
            <text:p>0.0721</text:p>
          </table:table-cell>
          <table:table-cell table:style-name="ce28" office:value-type="float" office:value="0.019414506867883">
            <text:p>0.0194</text:p>
          </table:table-cell>
          <table:table-cell table:style-name="ce42" office:value-type="float" office:value="0.019414506867883">
            <text:p>0.0194</text:p>
          </table:table-cell>
          <table:table-cell/>
          <table:table-cell table:style-name="ce44" table:formula="of:=[.H156]+1" office:value-type="float" office:value="3">
            <text:p>3</text:p>
          </table:table-cell>
          <table:table-cell table:number-columns-repeated="3"/>
          <table:table-cell table:style-name="ce15" office:value-type="float" office:value="-1">
            <text:p>-1.0000</text:p>
          </table:table-cell>
          <table:table-cell table:style-name="ce28" office:value-type="float" office:value="0.0454">
            <text:p>0.0454</text:p>
          </table:table-cell>
          <table:table-cell table:style-name="ce28" office:value-type="float" office:value="0.00654599113962126">
            <text:p>0.0065</text:p>
          </table:table-cell>
          <table:table-cell table:style-name="ce42" office:value-type="float" office:value="0.00654599113962126">
            <text:p>0.006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1.75220686648209">
            <text:p>-1.7522</text:p>
          </table:table-cell>
          <table:table-cell table:style-name="ce28" office:value-type="float" office:value="-1.75220686648209">
            <text:p>-1.7522</text:p>
          </table:table-cell>
          <table:table-cell table:style-name="ce28" office:value-type="float" office:value="0.0412310562561766">
            <text:p>0.0412</text:p>
          </table:table-cell>
          <table:table-cell table:style-name="ce28" office:value-type="float" office:value="0.02910427500436">
            <text:p>0.0291</text:p>
          </table:table-cell>
          <table:table-cell table:style-name="ce42" office:value-type="float" office:value="0.02910427500436">
            <text:p>0.0291</text:p>
          </table:table-cell>
          <table:table-cell/>
          <table:table-cell table:style-name="ce44" table:formula="of:=[.H157]+1" office:value-type="float" office:value="4">
            <text:p>4</text:p>
          </table:table-cell>
          <table:table-cell table:number-columns-repeated="3"/>
          <table:table-cell table:style-name="ce15" office:value-type="float" office:value="-0.79">
            <text:p>-0.7900</text:p>
          </table:table-cell>
          <table:table-cell table:style-name="ce28" office:value-type="float" office:value="0.0468">
            <text:p>0.0468</text:p>
          </table:table-cell>
          <table:table-cell table:style-name="ce28" office:value-type="float" office:value="0.0093407708461347">
            <text:p>0.0093</text:p>
          </table:table-cell>
          <table:table-cell table:style-name="ce42" office:value-type="float" office:value="0.00905538513813742">
            <text:p>0.009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255">
            <text:p>-0.2550</text:p>
          </table:table-cell>
          <table:table-cell table:style-name="ce28" office:value-type="float" office:value="-0.255">
            <text:p>-0.2550</text:p>
          </table:table-cell>
          <table:table-cell table:style-name="ce28" office:value-type="float" office:value="0.066">
            <text:p>0.0660</text:p>
          </table:table-cell>
          <table:table-cell table:style-name="ce28" office:value-type="float" office:value="0.0371079506305589">
            <text:p>0.0371</text:p>
          </table:table-cell>
          <table:table-cell table:style-name="ce42" office:value-type="float" office:value="0.0371079506305589">
            <text:p>0.0371</text:p>
          </table:table-cell>
          <table:table-cell/>
          <table:table-cell table:style-name="ce44" table:formula="of:=[.H158]+1" office:value-type="float" office:value="5">
            <text:p>5</text:p>
          </table:table-cell>
          <table:table-cell table:number-columns-repeated="3"/>
          <table:table-cell table:style-name="ce15" office:value-type="float" office:value="-0.778758607325375">
            <text:p>-0.7788</text:p>
          </table:table-cell>
          <table:table-cell table:style-name="ce28" office:value-type="float" office:value="0.14560219778561">
            <text:p>0.1456</text:p>
          </table:table-cell>
          <table:table-cell table:style-name="ce28" office:value-type="float" office:value="0.0157964648540992">
            <text:p>0.0158</text:p>
          </table:table-cell>
          <table:table-cell table:style-name="ce42" office:value-type="float" office:value="0.0157964648540992">
            <text:p>0.015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34">
            <text:p>-0.3400</text:p>
          </table:table-cell>
          <table:table-cell table:style-name="ce28" office:value-type="float" office:value="-0.34">
            <text:p>-0.3400</text:p>
          </table:table-cell>
          <table:table-cell table:style-name="ce28" office:value-type="float" office:value="0.0611">
            <text:p>0.0611</text:p>
          </table:table-cell>
          <table:table-cell table:style-name="ce28" office:value-type="float" office:value="0.00975807358037436">
            <text:p>0.0098</text:p>
          </table:table-cell>
          <table:table-cell table:style-name="ce42" office:value-type="float" office:value="0.00882383136738231">
            <text:p>0.0088</text:p>
          </table:table-cell>
          <table:table-cell/>
          <table:table-cell table:style-name="ce44" table:formula="of:=[.H159]+1" office:value-type="float" office:value="6">
            <text:p>6</text:p>
          </table:table-cell>
          <table:table-cell table:number-columns-repeated="3"/>
          <table:table-cell table:style-name="ce15" office:value-type="float" office:value="-0.67">
            <text:p>-0.6700</text:p>
          </table:table-cell>
          <table:table-cell table:style-name="ce28" office:value-type="float" office:value="0.0468">
            <text:p>0.0468</text:p>
          </table:table-cell>
          <table:table-cell table:style-name="ce28" office:value-type="float" office:value="0.0069462219947249">
            <text:p>0.0069</text:p>
          </table:table-cell>
          <table:table-cell table:style-name="ce42" office:value-type="float" office:value="0.0069462219947249">
            <text:p>0.006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15">
            <text:p>-0.1500</text:p>
          </table:table-cell>
          <table:table-cell table:style-name="ce28" office:value-type="float" office:value="-0.15">
            <text:p>-0.1500</text:p>
          </table:table-cell>
          <table:table-cell table:style-name="ce28" office:value-type="float" office:value="0.0481">
            <text:p>0.0481</text:p>
          </table:table-cell>
          <table:table-cell table:style-name="ce28" office:value-type="float" office:value="0.0083868945385047">
            <text:p>0.0084</text:p>
          </table:table-cell>
          <table:table-cell table:style-name="ce42" office:value-type="float" office:value="0.0083868945385047">
            <text:p>0.0084</text:p>
          </table:table-cell>
          <table:table-cell/>
          <table:table-cell table:style-name="ce44" table:formula="of:=[.H160]+1" office:value-type="float" office:value="7">
            <text:p>7</text:p>
          </table:table-cell>
          <table:table-cell table:number-columns-repeated="3"/>
          <table:table-cell table:style-name="ce15" office:value-type="float" office:value="-0.59">
            <text:p>-0.5900</text:p>
          </table:table-cell>
          <table:table-cell table:style-name="ce28" office:value-type="float" office:value="0.0477">
            <text:p>0.0477</text:p>
          </table:table-cell>
          <table:table-cell table:style-name="ce28" office:value-type="float" office:value="0.00725327512231544">
            <text:p>0.0073</text:p>
          </table:table-cell>
          <table:table-cell table:style-name="ce42" office:value-type="float" office:value="0.00704556598152342">
            <text:p>0.007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3">
            <text:p>-0.3000</text:p>
          </table:table-cell>
          <table:table-cell table:style-name="ce28" office:value-type="float" office:value="-0.3">
            <text:p>-0.3000</text:p>
          </table:table-cell>
          <table:table-cell table:style-name="ce28" office:value-type="float" office:value="0.0552">
            <text:p>0.0552</text:p>
          </table:table-cell>
          <table:table-cell table:style-name="ce28" office:value-type="float" office:value="0.00636003144646314">
            <text:p>0.0064</text:p>
          </table:table-cell>
          <table:table-cell table:style-name="ce42" office:value-type="float" office:value="0.0061983868869247">
            <text:p>0.0062</text:p>
          </table:table-cell>
          <table:table-cell/>
          <table:table-cell table:style-name="ce44" table:formula="of:=[.H161]+1" office:value-type="float" office:value="8">
            <text:p>8</text:p>
          </table:table-cell>
          <table:table-cell table:number-columns-repeated="3"/>
          <table:table-cell table:style-name="ce15" office:value-type="float" office:value="-0.5">
            <text:p>-0.5000</text:p>
          </table:table-cell>
          <table:table-cell table:style-name="ce28" office:value-type="float" office:value="0.0526">
            <text:p>0.0526</text:p>
          </table:table-cell>
          <table:table-cell table:style-name="ce28" office:value-type="float" office:value="0.00420119030752">
            <text:p>0.0042</text:p>
          </table:table-cell>
          <table:table-cell table:style-name="ce42" office:value-type="float" office:value="0.00420119030752">
            <text:p>0.004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59">
            <text:p>-0.5900</text:p>
          </table:table-cell>
          <table:table-cell table:style-name="ce28" office:value-type="float" office:value="-0.59">
            <text:p>-0.5900</text:p>
          </table:table-cell>
          <table:table-cell table:style-name="ce28" office:value-type="float" office:value="0.0477">
            <text:p>0.0477</text:p>
          </table:table-cell>
          <table:table-cell table:style-name="ce28" office:value-type="float" office:value="0.00725327512231544">
            <text:p>0.0073</text:p>
          </table:table-cell>
          <table:table-cell table:style-name="ce42" office:value-type="float" office:value="0.00704556598152342">
            <text:p>0.0070</text:p>
          </table:table-cell>
          <table:table-cell/>
          <table:table-cell table:style-name="ce44" table:formula="of:=[.H162]+1" office:value-type="float" office:value="9">
            <text:p>9</text:p>
          </table:table-cell>
          <table:table-cell table:number-columns-repeated="3"/>
          <table:table-cell table:style-name="ce15" office:value-type="float" office:value="-0.495">
            <text:p>-0.4950</text:p>
          </table:table-cell>
          <table:table-cell table:style-name="ce28" office:value-type="float" office:value="0.04632">
            <text:p>0.0463</text:p>
          </table:table-cell>
          <table:table-cell table:style-name="ce28" office:value-type="float" office:value="0.00704085932255432">
            <text:p>0.0070</text:p>
          </table:table-cell>
          <table:table-cell table:style-name="ce42" office:value-type="float" office:value="0.00704085932255432">
            <text:p>0.007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79">
            <text:p>-0.7900</text:p>
          </table:table-cell>
          <table:table-cell table:style-name="ce28" office:value-type="float" office:value="-0.79">
            <text:p>-0.7900</text:p>
          </table:table-cell>
          <table:table-cell table:style-name="ce28" office:value-type="float" office:value="0.0468">
            <text:p>0.0468</text:p>
          </table:table-cell>
          <table:table-cell table:style-name="ce28" office:value-type="float" office:value="0.0093407708461347">
            <text:p>0.0093</text:p>
          </table:table-cell>
          <table:table-cell table:style-name="ce42" office:value-type="float" office:value="0.00905538513813742">
            <text:p>0.0091</text:p>
          </table:table-cell>
          <table:table-cell/>
          <table:table-cell table:style-name="ce44" table:formula="of:=[.H163]+1" office:value-type="float" office:value="10">
            <text:p>10</text:p>
          </table:table-cell>
          <table:table-cell table:number-columns-repeated="3"/>
          <table:table-cell table:style-name="ce15" office:value-type="float" office:value="-0.4">
            <text:p>-0.4000</text:p>
          </table:table-cell>
          <table:table-cell table:style-name="ce28" office:value-type="float" office:value="0.052">
            <text:p>0.0520</text:p>
          </table:table-cell>
          <table:table-cell table:style-name="ce28" office:value-type="float" office:value="0.00472016948848238">
            <text:p>0.0047</text:p>
          </table:table-cell>
          <table:table-cell table:style-name="ce42" office:value-type="float" office:value="0.00472016948848238">
            <text:p>0.004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21">
            <text:p>-0.2100</text:p>
          </table:table-cell>
          <table:table-cell table:style-name="ce28" office:value-type="float" office:value="-0.21">
            <text:p>-0.2100</text:p>
          </table:table-cell>
          <table:table-cell table:style-name="ce28" office:value-type="float" office:value="0.066">
            <text:p>0.0660</text:p>
          </table:table-cell>
          <table:table-cell table:style-name="ce28" office:value-type="float" office:value="0.00427200187265877">
            <text:p>0.0043</text:p>
          </table:table-cell>
          <table:table-cell table:style-name="ce42" office:value-type="float" office:value="0.00427200187265877">
            <text:p>0.0043</text:p>
          </table:table-cell>
          <table:table-cell/>
          <table:table-cell table:style-name="ce44" table:formula="of:=[.H164]+1" office:value-type="float" office:value="11">
            <text:p>11</text:p>
          </table:table-cell>
          <table:table-cell table:number-columns-repeated="3"/>
          <table:table-cell table:style-name="ce15" office:value-type="float" office:value="-0.385">
            <text:p>-0.3850</text:p>
          </table:table-cell>
          <table:table-cell table:style-name="ce28" office:value-type="float" office:value="0.0334">
            <text:p>0.0334</text:p>
          </table:table-cell>
          <table:table-cell table:style-name="ce28" office:value-type="float" office:value="0.00432781700167648">
            <text:p>0.0043</text:p>
          </table:table-cell>
          <table:table-cell table:style-name="ce42" office:value-type="float" office:value="0.00432781700167648">
            <text:p>0.004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495">
            <text:p>-0.4950</text:p>
          </table:table-cell>
          <table:table-cell table:style-name="ce28" office:value-type="float" office:value="-0.495">
            <text:p>-0.4950</text:p>
          </table:table-cell>
          <table:table-cell table:style-name="ce28" office:value-type="float" office:value="0.04632">
            <text:p>0.0463</text:p>
          </table:table-cell>
          <table:table-cell table:style-name="ce28" office:value-type="float" office:value="0.00704085932255432">
            <text:p>0.0070</text:p>
          </table:table-cell>
          <table:table-cell table:style-name="ce42" office:value-type="float" office:value="0.00704085932255432">
            <text:p>0.0070</text:p>
          </table:table-cell>
          <table:table-cell/>
          <table:table-cell table:style-name="ce44" table:formula="of:=[.H165]+1" office:value-type="float" office:value="12">
            <text:p>12</text:p>
          </table:table-cell>
          <table:table-cell table:number-columns-repeated="3"/>
          <table:table-cell table:style-name="ce15" office:value-type="float" office:value="-0.34">
            <text:p>-0.3400</text:p>
          </table:table-cell>
          <table:table-cell table:style-name="ce28" office:value-type="float" office:value="0.0611">
            <text:p>0.0611</text:p>
          </table:table-cell>
          <table:table-cell table:style-name="ce28" office:value-type="float" office:value="0.00975807358037436">
            <text:p>0.0098</text:p>
          </table:table-cell>
          <table:table-cell table:style-name="ce42" office:value-type="float" office:value="0.00882383136738231">
            <text:p>0.008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5">
            <text:p>-0.5000</text:p>
          </table:table-cell>
          <table:table-cell table:style-name="ce28" office:value-type="float" office:value="-0.5">
            <text:p>-0.5000</text:p>
          </table:table-cell>
          <table:table-cell table:style-name="ce28" office:value-type="float" office:value="0.0526">
            <text:p>0.0526</text:p>
          </table:table-cell>
          <table:table-cell table:style-name="ce28" office:value-type="float" office:value="0.00420119030752">
            <text:p>0.0042</text:p>
          </table:table-cell>
          <table:table-cell table:style-name="ce42" office:value-type="float" office:value="0.00420119030752">
            <text:p>0.0042</text:p>
          </table:table-cell>
          <table:table-cell/>
          <table:table-cell table:style-name="ce44" table:formula="of:=[.H166]+1" office:value-type="float" office:value="13">
            <text:p>13</text:p>
          </table:table-cell>
          <table:table-cell table:number-columns-repeated="3"/>
          <table:table-cell table:style-name="ce15" office:value-type="float" office:value="-0.3">
            <text:p>-0.3000</text:p>
          </table:table-cell>
          <table:table-cell table:style-name="ce28" office:value-type="float" office:value="0.0552">
            <text:p>0.0552</text:p>
          </table:table-cell>
          <table:table-cell table:style-name="ce28" office:value-type="float" office:value="0.00636003144646314">
            <text:p>0.0064</text:p>
          </table:table-cell>
          <table:table-cell table:style-name="ce42" office:value-type="float" office:value="0.0061983868869247">
            <text:p>0.006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1">
            <text:p>-1.0000</text:p>
          </table:table-cell>
          <table:table-cell table:style-name="ce28" office:value-type="float" office:value="-1">
            <text:p>-1.0000</text:p>
          </table:table-cell>
          <table:table-cell table:style-name="ce28" office:value-type="float" office:value="0.0454">
            <text:p>0.0454</text:p>
          </table:table-cell>
          <table:table-cell table:style-name="ce28" office:value-type="float" office:value="0.00654599113962126">
            <text:p>0.0065</text:p>
          </table:table-cell>
          <table:table-cell table:style-name="ce42" office:value-type="float" office:value="0.00654599113962126">
            <text:p>0.0065</text:p>
          </table:table-cell>
          <table:table-cell/>
          <table:table-cell table:style-name="ce44" table:formula="of:=[.H167]+1" office:value-type="float" office:value="14">
            <text:p>14</text:p>
          </table:table-cell>
          <table:table-cell table:number-columns-repeated="3"/>
          <table:table-cell table:style-name="ce15" office:value-type="float" office:value="-0.272565512563881">
            <text:p>-0.2726</text:p>
          </table:table-cell>
          <table:table-cell table:style-name="ce28" office:value-type="float" office:value="0.114891252930761">
            <text:p>0.1149</text:p>
          </table:table-cell>
          <table:table-cell table:style-name="ce28" office:value-type="float" office:value="0.039167472590032">
            <text:p>0.0392</text:p>
          </table:table-cell>
          <table:table-cell table:style-name="ce42" office:value-type="float" office:value="0.039167472590032">
            <text:p>0.039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385">
            <text:p>-0.3850</text:p>
          </table:table-cell>
          <table:table-cell table:style-name="ce28" office:value-type="float" office:value="-0.385">
            <text:p>-0.3850</text:p>
          </table:table-cell>
          <table:table-cell table:style-name="ce28" office:value-type="float" office:value="0.0334">
            <text:p>0.0334</text:p>
          </table:table-cell>
          <table:table-cell table:style-name="ce28" office:value-type="float" office:value="0.00432781700167648">
            <text:p>0.0043</text:p>
          </table:table-cell>
          <table:table-cell table:style-name="ce42" office:value-type="float" office:value="0.00432781700167648">
            <text:p>0.0043</text:p>
          </table:table-cell>
          <table:table-cell/>
          <table:table-cell table:style-name="ce44" table:formula="of:=[.H168]+1" office:value-type="float" office:value="15">
            <text:p>15</text:p>
          </table:table-cell>
          <table:table-cell table:number-columns-repeated="3"/>
          <table:table-cell table:style-name="ce15" office:value-type="float" office:value="-0.255">
            <text:p>-0.2550</text:p>
          </table:table-cell>
          <table:table-cell table:style-name="ce28" office:value-type="float" office:value="0.066">
            <text:p>0.0660</text:p>
          </table:table-cell>
          <table:table-cell table:style-name="ce28" office:value-type="float" office:value="0.0371079506305589">
            <text:p>0.0371</text:p>
          </table:table-cell>
          <table:table-cell table:style-name="ce42" office:value-type="float" office:value="0.0371079506305589">
            <text:p>0.037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67">
            <text:p>-0.6700</text:p>
          </table:table-cell>
          <table:table-cell table:style-name="ce28" office:value-type="float" office:value="-0.67">
            <text:p>-0.6700</text:p>
          </table:table-cell>
          <table:table-cell table:style-name="ce28" office:value-type="float" office:value="0.0468">
            <text:p>0.0468</text:p>
          </table:table-cell>
          <table:table-cell table:style-name="ce28" office:value-type="float" office:value="0.0069462219947249">
            <text:p>0.0069</text:p>
          </table:table-cell>
          <table:table-cell table:style-name="ce42" office:value-type="float" office:value="0.0069462219947249">
            <text:p>0.0069</text:p>
          </table:table-cell>
          <table:table-cell/>
          <table:table-cell table:style-name="ce44" table:formula="of:=[.H169]+1" office:value-type="float" office:value="16">
            <text:p>16</text:p>
          </table:table-cell>
          <table:table-cell table:number-columns-repeated="3"/>
          <table:table-cell table:style-name="ce15" office:value-type="float" office:value="-0.21">
            <text:p>-0.2100</text:p>
          </table:table-cell>
          <table:table-cell table:style-name="ce28" office:value-type="float" office:value="0.066">
            <text:p>0.0660</text:p>
          </table:table-cell>
          <table:table-cell table:style-name="ce28" office:value-type="float" office:value="0.00427200187265877">
            <text:p>0.0043</text:p>
          </table:table-cell>
          <table:table-cell table:style-name="ce42" office:value-type="float" office:value="0.00427200187265877">
            <text:p>0.0043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-0.4">
            <text:p>-0.4000</text:p>
          </table:table-cell>
          <table:table-cell table:style-name="ce29" office:value-type="float" office:value="-0.4">
            <text:p>-0.4000</text:p>
          </table:table-cell>
          <table:table-cell table:style-name="ce29" office:value-type="float" office:value="0.052">
            <text:p>0.0520</text:p>
          </table:table-cell>
          <table:table-cell table:style-name="ce29" office:value-type="float" office:value="0.00472016948848238">
            <text:p>0.0047</text:p>
          </table:table-cell>
          <table:table-cell table:style-name="ce43" office:value-type="float" office:value="0.00472016948848238">
            <text:p>0.0047</text:p>
          </table:table-cell>
          <table:table-cell/>
          <table:table-cell table:style-name="ce44" table:formula="of:=[.H170]+1" office:value-type="float" office:value="17">
            <text:p>17</text:p>
          </table:table-cell>
          <table:table-cell table:number-columns-repeated="3"/>
          <table:table-cell table:style-name="ce16" office:value-type="float" office:value="-0.15">
            <text:p>-0.1500</text:p>
          </table:table-cell>
          <table:table-cell table:style-name="ce29" office:value-type="float" office:value="0.0481">
            <text:p>0.0481</text:p>
          </table:table-cell>
          <table:table-cell table:style-name="ce29" office:value-type="float" office:value="0.0083868945385047">
            <text:p>0.0084</text:p>
          </table:table-cell>
          <table:table-cell table:style-name="ce43" office:value-type="float" office:value="0.0083868945385047">
            <text:p>0.0084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2" office:value-type="string" table:number-columns-spanned="3" table:number-rows-spanned="1">
            <text:p>t&gt;0</text:p>
          </table:table-cell>
          <table:covered-table-cell table:number-columns-repeated="2"/>
          <table:table-cell table:number-columns-repeated="7"/>
          <table:table-cell table:style-name="ce2" table:formula="of:=[.B173]" office:value-type="string" office:string-value="t&gt;0" table:number-columns-spanned="3" table:number-rows-spanned="1">
            <text:p>t&gt;0</text:p>
          </table:table-cell>
          <table:covered-table-cell table:style-name="ce55"/>
          <table:covered-table-cell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6">
          <table:table-cell/>
          <table:table-cell table:style-name="ce4" office:value-type="string" table:number-columns-spanned="5" table:number-rows-spanned="1">
            <text:p>from G_M^n sheet: assuming |G_M^n| = |G_E^n|</text:p>
          </table:table-cell>
          <table:covered-table-cell table:number-columns-repeated="4"/>
          <table:table-cell table:number-columns-repeated="5"/>
          <table:table-cell table:style-name="ce4" table:formula="of:=[.B175]" office:value-type="string" office:string-value="from G_M^n sheet: assuming |G_M^n| = |G_E^n|" table:number-columns-spanned="5" table:number-rows-spanned="1">
            <text:p>from G_M^n sheet: assuming |G_M^n| = |G_E^n|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6">
          <table:table-cell/>
          <table:table-cell table:style-name="ce5" table:formula="of:=[.$L$12]" office:value-type="string" office:string-value="t IN GeV**2" table:number-columns-spanned="2" table:number-rows-spanned="1">
            <text:p>t IN GeV**2</text:p>
          </table:table-cell>
          <table:covered-table-cell table:style-name="ce18"/>
          <table:table-cell table:style-name="ce30" table:formula="of:=[.$N$12]" office:value-type="string" office:string-value="G_E^n" table:number-columns-spanned="3" table:number-rows-spanned="1">
            <text:p>G_E^n</text:p>
          </table:table-cell>
          <table:covered-table-cell table:style-name="ce34"/>
          <table:covered-table-cell table:style-name="ce36"/>
          <table:table-cell table:number-columns-repeated="2"/>
          <table:table-cell table:style-name="ce47"/>
          <table:table-cell table:number-columns-repeated="2"/>
          <table:table-cell table:style-name="ce5" table:formula="of:=[.$L$12]" office:value-type="string" office:string-value="t IN GeV**2">
            <text:p>t IN GeV**2</text:p>
          </table:table-cell>
          <table:table-cell table:style-name="ce30" table:formula="of:=[.$N$12]" office:value-type="string" office:string-value="G_E^n" table:number-columns-spanned="3" table:number-rows-spanned="1">
            <text:p>G_E^n</text:p>
          </table:table-cell>
          <table:covered-table-cell table:style-name="ce57"/>
          <table:covered-table-cell table:style-name="ce59"/>
          <table:table-cell table:number-columns-repeated="4"/>
        </table:table-row>
        <table:table-row table:style-name="ro6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2"/>
          <table:table-cell table:style-name="ce47"/>
          <table:table-cell table:number-columns-repeated="2"/>
          <table:table-cell table:style-name="ce116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.64">
            <text:p>3.6400</text:p>
          </table:table-cell>
          <table:table-cell table:style-name="ce28" office:value-type="float" office:value="3.64">
            <text:p>3.6400</text:p>
          </table:table-cell>
          <table:table-cell table:style-name="ce28" office:value-type="float" office:value="0.45">
            <text:p>0.4500</text:p>
          </table:table-cell>
          <table:table-cell table:style-name="ce28" office:value-type="float" office:value="0.16">
            <text:p>0.1600</text:p>
          </table:table-cell>
          <table:table-cell table:style-name="ce42" office:value-type="float" office:value="0.16">
            <text:p>0.1600</text:p>
          </table:table-cell>
          <table:table-cell table:number-columns-repeated="3"/>
          <table:table-cell table:style-name="Default"/>
          <table:table-cell/>
          <table:table-cell table:style-name="ce15" office:value-type="float" office:value="3.64">
            <text:p>3.6400</text:p>
          </table:table-cell>
          <table:table-cell table:style-name="ce28" office:value-type="float" office:value="0.45">
            <text:p>0.4500</text:p>
          </table:table-cell>
          <table:table-cell table:style-name="ce28" office:value-type="float" office:value="0.16">
            <text:p>0.1600</text:p>
          </table:table-cell>
          <table:table-cell table:style-name="ce42" office:value-type="float" office:value="0.16">
            <text:p>0.160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.69">
            <text:p>3.6900</text:p>
          </table:table-cell>
          <table:table-cell table:style-name="ce28" office:value-type="float" office:value="3.69">
            <text:p>3.6900</text:p>
          </table:table-cell>
          <table:table-cell table:style-name="ce28" office:value-type="float" office:value="0.39">
            <text:p>0.3900</text:p>
          </table:table-cell>
          <table:table-cell table:style-name="ce28" office:value-type="float" office:value="0.08">
            <text:p>0.0800</text:p>
          </table:table-cell>
          <table:table-cell table:style-name="ce42" office:value-type="float" office:value="0.08">
            <text:p>0.0800</text:p>
          </table:table-cell>
          <table:table-cell table:number-columns-repeated="3"/>
          <table:table-cell table:style-name="Default"/>
          <table:table-cell/>
          <table:table-cell table:style-name="ce15" office:value-type="float" office:value="3.69">
            <text:p>3.6900</text:p>
          </table:table-cell>
          <table:table-cell table:style-name="ce28" office:value-type="float" office:value="0.39">
            <text:p>0.3900</text:p>
          </table:table-cell>
          <table:table-cell table:style-name="ce28" office:value-type="float" office:value="0.08">
            <text:p>0.0800</text:p>
          </table:table-cell>
          <table:table-cell table:style-name="ce42" office:value-type="float" office:value="0.08">
            <text:p>0.080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4">
            <text:p>4.0000</text:p>
          </table:table-cell>
          <table:table-cell table:style-name="ce28" office:value-type="float" office:value="4">
            <text:p>4.0000</text:p>
          </table:table-cell>
          <table:table-cell table:style-name="ce28" office:value-type="float" office:value="0.29">
            <text:p>0.2900</text:p>
          </table:table-cell>
          <table:table-cell table:style-name="ce28" office:value-type="float" office:value="0.05">
            <text:p>0.0500</text:p>
          </table:table-cell>
          <table:table-cell table:style-name="ce42" office:value-type="float" office:value="0.05">
            <text:p>0.0500</text:p>
          </table:table-cell>
          <table:table-cell table:number-columns-repeated="3"/>
          <table:table-cell table:style-name="Default"/>
          <table:table-cell/>
          <table:table-cell table:style-name="ce16" office:value-type="float" office:value="4">
            <text:p>4.0000</text:p>
          </table:table-cell>
          <table:table-cell table:style-name="ce29" office:value-type="float" office:value="0.29">
            <text:p>0.2900</text:p>
          </table:table-cell>
          <table:table-cell table:style-name="ce29" office:value-type="float" office:value="0.05">
            <text:p>0.0500</text:p>
          </table:table-cell>
          <table:table-cell table:style-name="ce43" office:value-type="float" office:value="0.05">
            <text:p>0.0500</text:p>
          </table:table-cell>
          <table:table-cell table:number-columns-repeated="4"/>
        </table:table-row>
        <table:table-row table:style-name="ro1" table:number-rows-repeated="104839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G_M^n" table:style-name="ta1" table:print-ranges="'G_M^n'.L5:'G_M^n'.S193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ce47"/>
        <table:table-row table:style-name="ro1">
          <table:table-cell/>
          <table:table-cell table:style-name="ce1"/>
          <table:table-cell table:style-name="ce17"/>
          <table:table-cell table:number-columns-repeated="8"/>
          <table:table-cell table:style-name="ce1" office:value-type="float" office:value="197.3269631">
            <text:p>197.3269631</text:p>
          </table:table-cell>
          <table:table-cell table:style-name="ce17" office:value-type="float" office:value="0.000001">
            <text:p>0.000001</text:p>
          </table:table-cell>
          <table:table-cell table:number-columns-repeated="6"/>
        </table:table-row>
        <table:table-row table:style-name="ro2">
          <table:table-cell/>
          <table:table-cell table:number-columns-spanned="3" table:number-rows-spanned="1"/>
          <table:covered-table-cell table:number-columns-repeated="2"/>
          <table:table-cell table:number-columns-repeated="7"/>
          <table:table-cell office:value-type="string" table:number-columns-spanned="3" table:number-rows-spanned="1">
            <text:p>1/FM**2=(197,3269631)^2*10^-6 GeV^2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11"/>
          <table:table-cell table:style-name="ce50" office:value-type="float" office:value="-1.9130427">
            <text:p>-1.9130427</text:p>
          </table:table-cell>
          <table:table-cell table:style-name="ce55" office:value-type="float" office:value="2.792847356">
            <text:p>2.79284735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50"/>
          <table:table-cell table:style-name="ce55"/>
          <table:table-cell table:number-columns-repeated="6"/>
        </table:table-row>
        <table:table-row table:style-name="ro4">
          <table:table-cell/>
          <table:table-cell table:style-name="ce2" office:value-type="string" table:number-columns-spanned="3" table:number-rows-spanned="1">
            <text:p>t&lt;0</text:p>
          </table:table-cell>
          <table:covered-table-cell table:number-columns-repeated="2"/>
          <table:table-cell table:number-columns-repeated="7"/>
          <table:table-cell table:style-name="ce2" table:formula="of:=[.B5]" office:value-type="string" office:string-value="t&lt;0" table:number-columns-spanned="3" table:number-rows-spanned="1">
            <text:p>t&lt;0</text:p>
          </table:table-cell>
          <table:covered-table-cell table:style-name="ce55"/>
          <table:covered-table-cell/>
          <table:table-cell table:number-columns-repeated="5"/>
        </table:table-row>
        <table:table-row table:style-name="ro1">
          <table:table-cell/>
          <table:table-cell table:style-name="ce44"/>
          <table:table-cell table:number-columns-repeated="9"/>
          <table:table-cell table:style-name="ce50"/>
          <table:table-cell table:style-name="ce55"/>
          <table:table-cell table:number-columns-repeated="6"/>
        </table:table-row>
        <table:table-row table:style-name="ro4">
          <table:table-cell/>
          <table:table-cell table:style-name="ce3" office:value-type="string" table:number-columns-spanned="7" table:number-rows-spanned="1">
            <text:p>1973-PRD-8-753_Hanson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58" table:formula="of:=[.B7]" office:value-type="string" office:string-value="1973-PRD-8-753_Hanson" table:number-columns-spanned="5" table:number-rows-spanned="1">
            <text:p>1973-PRD-8-753_Hanson</text:p>
          </table:table-cell>
          <table:covered-table-cell table:number-columns-repeated="4" table:style-name="ce148"/>
          <table:table-cell table:number-columns-repeated="2"/>
          <table:table-cell table:style-name="ce48"/>
        </table:table-row>
        <table:table-row table:style-name="ro5">
          <table:table-cell/>
          <table:table-cell table:style-name="ce66" office:value-type="string" table:number-columns-spanned="7" table:number-rows-spanned="1">
            <text:p>d(e,e'n)p – polarized d,e, (in original it's G_M^p)</text:p>
          </table:table-cell>
          <table:covered-table-cell table:number-columns-repeated="6"/>
          <table:table-cell table:number-columns-repeated="3"/>
          <table:table-cell table:style-name="ce147" table:formula="of:=[.B8]" office:value-type="string" office:string-value="d(e,e'n)p – polarized d,e, (in original it's G_M^p)" table:number-columns-spanned="5" table:number-rows-spanned="1">
            <text:p>d(e,e'n)p – polarized d,e, (in original it's G_M^p)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F**(-2)</text:p>
          </table:table-cell>
          <table:covered-table-cell table:style-name="ce76"/>
          <table:table-cell table:style-name="ce83" office:value-type="string" table:number-columns-spanned="3" table:number-rows-spanned="1">
            <text:p>(mu_p*G_M^n)/(mu_n*G_M^p)</text:p>
          </table:table-cell>
          <table:covered-table-cell table:style-name="ce86"/>
          <table:covered-table-cell table:style-name="ce32"/>
          <table:table-cell table:style-name="ce146" office:value-type="string">
            <text:p>G_M^p</text:p>
          </table:table-cell>
          <table:table-cell table:number-columns-repeated="4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32" office:value-type="string" table:number-columns-spanned="3" table:number-rows-spanned="1">
            <text:p>G_M^n</text:p>
          </table:table-cell>
          <table:covered-table-cell table:style-name="ce117"/>
          <table:covered-table-cell table:style-name="ce119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style-name="ce37" office:value-type="string">
            <text:p>z</text:p>
          </table:table-cell>
          <table:table-cell table:number-columns-repeated="4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7">
            <text:p>7.0000</text:p>
          </table:table-cell>
          <table:table-cell table:style-name="ce20" table:formula="of:=[.B12]" office:value-type="float" office:value="7">
            <text:p>7.0000</text:p>
          </table:table-cell>
          <table:table-cell table:style-name="ce20" office:value-type="float" office:value="0.9048">
            <text:p>0.9048</text:p>
          </table:table-cell>
          <table:table-cell table:style-name="ce20" office:value-type="float" office:value="0.0594">
            <text:p>0.0594</text:p>
          </table:table-cell>
          <table:table-cell table:style-name="ce142" table:formula="of:=[.E12]" office:value-type="float" office:value="0.0594">
            <text:p>0.0594</text:p>
          </table:table-cell>
          <table:table-cell table:style-name="ce102" office:value-type="float" office:value="1.408">
            <text:p>1.4080</text:p>
          </table:table-cell>
          <table:table-cell/>
          <table:table-cell table:style-name="ce46"/>
          <table:table-cell/>
          <table:table-cell table:style-name="ce46"/>
          <table:table-cell table:style-name="ce51" table:formula="of:=-[.B12]*[.L1]*[.L1]*[.M1]" office:value-type="float" office:value="-0.272565512563881">
            <text:p>-0.2726</text:p>
          </table:table-cell>
          <table:table-cell table:style-name="ce25" table:formula="of:=[.L12]" office:value-type="float" office:value="-0.272565512563881">
            <text:p>-0.2726</text:p>
          </table:table-cell>
          <table:table-cell table:style-name="ce25" table:formula="of:=[.D12]*[.G12]*[.L3]/[.M3]" office:value-type="float" office:value="-0.872635166396713">
            <text:p>-0.8726</text:p>
          </table:table-cell>
          <table:table-cell table:style-name="ce25" table:formula="of:=-[.E12]*[.G12]*[.L3]/[.M3]" office:value-type="float" office:value="0.0572883829398373">
            <text:p>0.0573</text:p>
          </table:table-cell>
          <table:table-cell table:style-name="ce38" table:formula="of:=[.O12]" office:value-type="float" office:value="0.0572883829398373">
            <text:p>0.0573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0">
            <text:p>10.0000</text:p>
          </table:table-cell>
          <table:table-cell table:style-name="ce20" table:formula="of:=[.B13]" office:value-type="float" office:value="10">
            <text:p>10.0000</text:p>
          </table:table-cell>
          <table:table-cell table:style-name="ce20" office:value-type="float" office:value="1.0155">
            <text:p>1.0155</text:p>
          </table:table-cell>
          <table:table-cell table:style-name="ce20" office:value-type="float" office:value="0.0275">
            <text:p>0.0275</text:p>
          </table:table-cell>
          <table:table-cell table:style-name="ce142" table:formula="of:=[.E13]" office:value-type="float" office:value="0.0275">
            <text:p>0.0275</text:p>
          </table:table-cell>
          <table:table-cell table:style-name="ce102" office:value-type="float" office:value="1.1336">
            <text:p>1.1336</text:p>
          </table:table-cell>
          <table:table-cell/>
          <table:table-cell table:style-name="ce46"/>
          <table:table-cell/>
          <table:table-cell table:style-name="ce46"/>
          <table:table-cell table:style-name="ce51" table:formula="of:=-[.B13]*[.L1]*[.L1]*[.M1]" office:value-type="float" office:value="-0.389379303662688">
            <text:p>-0.3894</text:p>
          </table:table-cell>
          <table:table-cell table:style-name="ce25" table:formula="of:=[.L13]" office:value-type="float" office:value="-0.389379303662688">
            <text:p>-0.3894</text:p>
          </table:table-cell>
          <table:table-cell table:style-name="ce25" table:formula="of:=[.D13]*[.G13]*[.L3]/[.M3]" office:value-type="float" office:value="-0.788528198887057">
            <text:p>-0.7885</text:p>
          </table:table-cell>
          <table:table-cell table:style-name="ce25" table:formula="of:=-[.E13]*[.G13]*[.L3]/[.M3]" office:value-type="float" office:value="0.0213535455139282">
            <text:p>0.0214</text:p>
          </table:table-cell>
          <table:table-cell table:style-name="ce38" table:formula="of:=[.O13]" office:value-type="float" office:value="0.0213535455139282">
            <text:p>0.0214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15">
            <text:p>15.0000</text:p>
          </table:table-cell>
          <table:table-cell table:style-name="ce20" table:formula="of:=[.B14]" office:value-type="float" office:value="15">
            <text:p>15.0000</text:p>
          </table:table-cell>
          <table:table-cell table:style-name="ce20" office:value-type="float" office:value="0.9367">
            <text:p>0.9367</text:p>
          </table:table-cell>
          <table:table-cell table:style-name="ce20" office:value-type="float" office:value="0.0579">
            <text:p>0.0579</text:p>
          </table:table-cell>
          <table:table-cell table:style-name="ce142" table:formula="of:=[.E14]" office:value-type="float" office:value="0.0579">
            <text:p>0.0579</text:p>
          </table:table-cell>
          <table:table-cell table:style-name="ce102" office:value-type="float" office:value="0.8427">
            <text:p>0.8427</text:p>
          </table:table-cell>
          <table:table-cell/>
          <table:table-cell table:style-name="ce46"/>
          <table:table-cell/>
          <table:table-cell table:style-name="ce46"/>
          <table:table-cell table:style-name="ce51" table:formula="of:=-[.B14]*[.L1]*[.L1]*[.M1]" office:value-type="float" office:value="-0.584068955494031">
            <text:p>-0.5841</text:p>
          </table:table-cell>
          <table:table-cell table:style-name="ce25" table:formula="of:=[.L14]" office:value-type="float" office:value="-0.584068955494031">
            <text:p>-0.5841</text:p>
          </table:table-cell>
          <table:table-cell table:style-name="ce25" table:formula="of:=[.D14]*[.G14]*[.L3]/[.M3]" office:value-type="float" office:value="-0.540693287613297">
            <text:p>-0.5407</text:p>
          </table:table-cell>
          <table:table-cell table:style-name="ce25" table:formula="of:=-[.E14]*[.G14]*[.L3]/[.M3]" office:value-type="float" office:value="0.033421737325515">
            <text:p>0.0334</text:p>
          </table:table-cell>
          <table:table-cell table:style-name="ce38" table:formula="of:=[.O14]" office:value-type="float" office:value="0.033421737325515">
            <text:p>0.0334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20">
            <text:p>20.0000</text:p>
          </table:table-cell>
          <table:table-cell table:style-name="ce20" table:formula="of:=[.B15]" office:value-type="float" office:value="20">
            <text:p>20.0000</text:p>
          </table:table-cell>
          <table:table-cell table:style-name="ce20" office:value-type="float" office:value="0.7709">
            <text:p>0.7709</text:p>
          </table:table-cell>
          <table:table-cell table:style-name="ce20" office:value-type="float" office:value="0.0569">
            <text:p>0.0569</text:p>
          </table:table-cell>
          <table:table-cell table:style-name="ce142" table:formula="of:=[.E15]" office:value-type="float" office:value="0.0569">
            <text:p>0.0569</text:p>
          </table:table-cell>
          <table:table-cell table:style-name="ce102" office:value-type="float" office:value="0.6477">
            <text:p>0.6477</text:p>
          </table:table-cell>
          <table:table-cell/>
          <table:table-cell table:style-name="ce46"/>
          <table:table-cell/>
          <table:table-cell table:style-name="ce46"/>
          <table:table-cell table:style-name="ce51" table:formula="of:=-[.B15]*[.L1]*[.L1]*[.M1]" office:value-type="float" office:value="-0.778758607325375">
            <text:p>-0.7788</text:p>
          </table:table-cell>
          <table:table-cell table:style-name="ce25" table:formula="of:=[.L15]" office:value-type="float" office:value="-0.778758607325375">
            <text:p>-0.7788</text:p>
          </table:table-cell>
          <table:table-cell table:style-name="ce25" table:formula="of:=[.D15]*[.G15]*[.L3]/[.M3]" office:value-type="float" office:value="-0.342018349358514">
            <text:p>-0.3420</text:p>
          </table:table-cell>
          <table:table-cell table:style-name="ce25" table:formula="of:=-[.E15]*[.G15]*[.L3]/[.M3]" office:value-type="float" office:value="0.0252443171338688">
            <text:p>0.0252</text:p>
          </table:table-cell>
          <table:table-cell table:style-name="ce38" table:formula="of:=[.O15]" office:value-type="float" office:value="0.0252443171338688">
            <text:p>0.0252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30">
            <text:p>30.0000</text:p>
          </table:table-cell>
          <table:table-cell table:style-name="ce20" table:formula="of:=[.B16]" office:value-type="float" office:value="30">
            <text:p>30.0000</text:p>
          </table:table-cell>
          <table:table-cell table:style-name="ce20" office:value-type="float" office:value="0.9053">
            <text:p>0.9053</text:p>
          </table:table-cell>
          <table:table-cell table:style-name="ce20" office:value-type="float" office:value="0.0414">
            <text:p>0.0414</text:p>
          </table:table-cell>
          <table:table-cell table:style-name="ce142" table:formula="of:=[.E16]" office:value-type="float" office:value="0.0414">
            <text:p>0.0414</text:p>
          </table:table-cell>
          <table:table-cell table:style-name="ce102" office:value-type="float" office:value="0.4202">
            <text:p>0.4202</text:p>
          </table:table-cell>
          <table:table-cell/>
          <table:table-cell table:style-name="ce46"/>
          <table:table-cell/>
          <table:table-cell table:style-name="ce46"/>
          <table:table-cell table:style-name="ce51" table:formula="of:=-[.B16]*[.L1]*[.L1]*[.M1]" office:value-type="float" office:value="-1.16813791098806">
            <text:p>-1.1681</text:p>
          </table:table-cell>
          <table:table-cell table:style-name="ce25" table:formula="of:=[.L16]" office:value-type="float" office:value="-1.16813791098806">
            <text:p>-1.1681</text:p>
          </table:table-cell>
          <table:table-cell table:style-name="ce25" table:formula="of:=[.D16]*[.G16]*[.L3]/[.M3]" office:value-type="float" office:value="-0.260570971627947">
            <text:p>-0.2606</text:p>
          </table:table-cell>
          <table:table-cell table:style-name="ce25" table:formula="of:=-[.E16]*[.G16]*[.L3]/[.M3]" office:value-type="float" office:value="0.0119160921522114">
            <text:p>0.0119</text:p>
          </table:table-cell>
          <table:table-cell table:style-name="ce38" table:formula="of:=[.O16]" office:value-type="float" office:value="0.0119160921522114">
            <text:p>0.0119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45">
            <text:p>45.0000</text:p>
          </table:table-cell>
          <table:table-cell table:style-name="ce21" table:formula="of:=[.B17]" office:value-type="float" office:value="45">
            <text:p>45.0000</text:p>
          </table:table-cell>
          <table:table-cell table:style-name="ce21" office:value-type="float" office:value="0.9353">
            <text:p>0.9353</text:p>
          </table:table-cell>
          <table:table-cell table:style-name="ce21" office:value-type="float" office:value="0.0708">
            <text:p>0.0708</text:p>
          </table:table-cell>
          <table:table-cell table:style-name="ce21" table:formula="of:=[.E17]" office:value-type="float" office:value="0.0708">
            <text:p>0.0708</text:p>
          </table:table-cell>
          <table:table-cell table:style-name="ce123" office:value-type="float" office:value="0.248">
            <text:p>0.2480</text:p>
          </table:table-cell>
          <table:table-cell/>
          <table:table-cell table:style-name="ce46"/>
          <table:table-cell/>
          <table:table-cell table:style-name="ce46"/>
          <table:table-cell table:style-name="ce52" table:formula="of:=-[.B17]*[.L1]*[.L1]*[.M1]" office:value-type="float" office:value="-1.75220686648209">
            <text:p>-1.7522</text:p>
          </table:table-cell>
          <table:table-cell table:style-name="ce24" table:formula="of:=[.L17]" office:value-type="float" office:value="-1.75220686648209">
            <text:p>-1.7522</text:p>
          </table:table-cell>
          <table:table-cell table:style-name="ce24" table:formula="of:=[.D17]*[.G17]*[.L3]/[.M3]" office:value-type="float" office:value="-0.158883968613457">
            <text:p>-0.1589</text:p>
          </table:table-cell>
          <table:table-cell table:style-name="ce24" table:formula="of:=-[.E17]*[.G17]*[.L3]/[.M3]" office:value-type="float" office:value="0.0120271410005696">
            <text:p>0.0120</text:p>
          </table:table-cell>
          <table:table-cell table:style-name="ce39" table:formula="of:=[.O17]" office:value-type="float" office:value="0.0120271410005696">
            <text:p>0.0120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82-PRL-49-N16-1139_Rock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58" table:formula="of:=[.B19]" office:value-type="string" office:string-value="1982-PRL-49-N16-1139_Rock" table:number-columns-spanned="5" table:number-rows-spanned="1">
            <text:p>1982-PRL-49-N16-1139_Rock</text:p>
          </table:table-cell>
          <table:covered-table-cell table:number-columns-repeated="4"/>
          <table:table-cell table:number-columns-repeated="2"/>
          <table:table-cell table:style-name="ce48"/>
        </table:table-row>
        <table:table-row table:style-name="ro5">
          <table:table-cell/>
          <table:table-cell table:style-name="ce66" office:value-type="string" table:number-columns-spanned="7" table:number-rows-spanned="1">
            <text:p>assuming G_E^n=0, missing also in Kelly</text:p>
          </table:table-cell>
          <table:covered-table-cell table:number-columns-repeated="6"/>
          <table:table-cell table:number-columns-repeated="3"/>
          <table:table-cell table:style-name="ce147" table:formula="of:=[.B20]" office:value-type="string" office:string-value="assuming G_E^n=0, missing also in Kelly" table:number-columns-spanned="5" table:number-rows-spanned="1">
            <text:p>assuming G_E^n=0, missing also in Kelly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3" table:number-rows-spanned="1">
            <text:p>G_M^n</text:p>
          </table:table-cell>
          <table:covered-table-cell table:number-columns-repeated="2" table:style-name="ce32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32" office:value-type="string" table:number-columns-spanned="3" table:number-rows-spanned="1">
            <text:p>G_M^n</text:p>
          </table:table-cell>
          <table:covered-table-cell table:style-name="ce117"/>
          <table:covered-table-cell table:style-name="ce119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5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2.5">
            <text:p>2.5000</text:p>
          </table:table-cell>
          <table:table-cell table:style-name="ce23" table:formula="of:=[.B24]" office:value-type="float" office:value="2.5">
            <text:p>2.5000</text:p>
          </table:table-cell>
          <table:table-cell table:style-name="ce23" office:value-type="float" office:value="0.092">
            <text:p>0.0920</text:p>
          </table:table-cell>
          <table:table-cell table:style-name="ce23" office:value-type="float" office:value="0.004">
            <text:p>0.0040</text:p>
          </table:table-cell>
          <table:table-cell table:style-name="ce38" table:formula="of:=[.E24]" office:value-type="float" office:value="0.004">
            <text:p>0.0040</text:p>
          </table:table-cell>
          <table:table-cell table:number-columns-repeated="5"/>
          <table:table-cell table:style-name="ce7" table:formula="of:=-[.B24]" office:value-type="float" office:value="-2.5">
            <text:p>-2.5000</text:p>
          </table:table-cell>
          <table:table-cell table:style-name="ce23" table:formula="of:=[.L24]" office:value-type="float" office:value="-2.5">
            <text:p>-2.5000</text:p>
          </table:table-cell>
          <table:table-cell table:style-name="ce23" table:formula="of:=[.D24]*(-1)" office:value-type="float" office:value="-0.092">
            <text:p>-0.0920</text:p>
          </table:table-cell>
          <table:table-cell table:style-name="ce23" table:formula="of:=[.E24]" office:value-type="float" office:value="0.004">
            <text:p>0.0040</text:p>
          </table:table-cell>
          <table:table-cell table:style-name="ce38" table:formula="of:=[.O24]" office:value-type="float" office:value="0.004">
            <text:p>0.0040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4">
            <text:p>4.0000</text:p>
          </table:table-cell>
          <table:table-cell table:style-name="ce23" table:formula="of:=[.B25]" office:value-type="float" office:value="4">
            <text:p>4.0000</text:p>
          </table:table-cell>
          <table:table-cell table:style-name="ce23" office:value-type="float" office:value="0.041">
            <text:p>0.0410</text:p>
          </table:table-cell>
          <table:table-cell table:style-name="ce23" office:value-type="float" office:value="0.002">
            <text:p>0.0020</text:p>
          </table:table-cell>
          <table:table-cell table:style-name="ce38" table:formula="of:=[.E25]" office:value-type="float" office:value="0.002">
            <text:p>0.0020</text:p>
          </table:table-cell>
          <table:table-cell table:number-columns-repeated="5"/>
          <table:table-cell table:style-name="ce7" table:formula="of:=-[.B25]" office:value-type="float" office:value="-4">
            <text:p>-4.0000</text:p>
          </table:table-cell>
          <table:table-cell table:style-name="ce23" table:formula="of:=[.L25]" office:value-type="float" office:value="-4">
            <text:p>-4.0000</text:p>
          </table:table-cell>
          <table:table-cell table:style-name="ce23" table:formula="of:=[.D25]*(-1)" office:value-type="float" office:value="-0.041">
            <text:p>-0.0410</text:p>
          </table:table-cell>
          <table:table-cell table:style-name="ce23" table:formula="of:=[.E25]" office:value-type="float" office:value="0.002">
            <text:p>0.0020</text:p>
          </table:table-cell>
          <table:table-cell table:style-name="ce38" table:formula="of:=[.O25]" office:value-type="float" office:value="0.002">
            <text:p>0.0020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6">
            <text:p>6.0000</text:p>
          </table:table-cell>
          <table:table-cell table:style-name="ce23" table:formula="of:=[.B26]" office:value-type="float" office:value="6">
            <text:p>6.0000</text:p>
          </table:table-cell>
          <table:table-cell table:style-name="ce23" office:value-type="float" office:value="0.0195">
            <text:p>0.0195</text:p>
          </table:table-cell>
          <table:table-cell table:style-name="ce23" office:value-type="float" office:value="0.001">
            <text:p>0.0010</text:p>
          </table:table-cell>
          <table:table-cell table:style-name="ce38" table:formula="of:=[.E26]" office:value-type="float" office:value="0.001">
            <text:p>0.0010</text:p>
          </table:table-cell>
          <table:table-cell table:number-columns-repeated="5"/>
          <table:table-cell table:style-name="ce7" table:formula="of:=-[.B26]" office:value-type="float" office:value="-6">
            <text:p>-6.0000</text:p>
          </table:table-cell>
          <table:table-cell table:style-name="ce23" table:formula="of:=[.L26]" office:value-type="float" office:value="-6">
            <text:p>-6.0000</text:p>
          </table:table-cell>
          <table:table-cell table:style-name="ce23" table:formula="of:=[.D26]*(-1)" office:value-type="float" office:value="-0.0195">
            <text:p>-0.0195</text:p>
          </table:table-cell>
          <table:table-cell table:style-name="ce23" table:formula="of:=[.E26]" office:value-type="float" office:value="0.001">
            <text:p>0.0010</text:p>
          </table:table-cell>
          <table:table-cell table:style-name="ce38" table:formula="of:=[.O26]" office:value-type="float" office:value="0.001">
            <text:p>0.0010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8">
            <text:p>8.0000</text:p>
          </table:table-cell>
          <table:table-cell table:style-name="ce23" table:formula="of:=[.B27]" office:value-type="float" office:value="8">
            <text:p>8.0000</text:p>
          </table:table-cell>
          <table:table-cell table:style-name="ce23" office:value-type="float" office:value="0.009">
            <text:p>0.0090</text:p>
          </table:table-cell>
          <table:table-cell table:style-name="ce23" office:value-type="float" office:value="0.0015">
            <text:p>0.0015</text:p>
          </table:table-cell>
          <table:table-cell table:style-name="ce38" table:formula="of:=[.E27]" office:value-type="float" office:value="0.0015">
            <text:p>0.0015</text:p>
          </table:table-cell>
          <table:table-cell table:number-columns-repeated="5"/>
          <table:table-cell table:style-name="ce7" table:formula="of:=-[.B27]" office:value-type="float" office:value="-8">
            <text:p>-8.0000</text:p>
          </table:table-cell>
          <table:table-cell table:style-name="ce23" table:formula="of:=[.L27]" office:value-type="float" office:value="-8">
            <text:p>-8.0000</text:p>
          </table:table-cell>
          <table:table-cell table:style-name="ce23" table:formula="of:=[.D27]*(-1)" office:value-type="float" office:value="-0.009">
            <text:p>-0.0090</text:p>
          </table:table-cell>
          <table:table-cell table:style-name="ce23" table:formula="of:=[.E27]" office:value-type="float" office:value="0.0015">
            <text:p>0.0015</text:p>
          </table:table-cell>
          <table:table-cell table:style-name="ce38" table:formula="of:=[.O27]" office:value-type="float" office:value="0.0015">
            <text:p>0.0015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10">
            <text:p>10.0000</text:p>
          </table:table-cell>
          <table:table-cell table:style-name="ce24" table:formula="of:=[.B28]" office:value-type="float" office:value="10">
            <text:p>10.0000</text:p>
          </table:table-cell>
          <table:table-cell table:style-name="ce24" office:value-type="float" office:value="0.0053">
            <text:p>0.0053</text:p>
          </table:table-cell>
          <table:table-cell table:style-name="ce24" office:value-type="float" office:value="0.0013">
            <text:p>0.0013</text:p>
          </table:table-cell>
          <table:table-cell table:style-name="ce39" table:formula="of:=[.E28]" office:value-type="float" office:value="0.0013">
            <text:p>0.0013</text:p>
          </table:table-cell>
          <table:table-cell table:number-columns-repeated="5"/>
          <table:table-cell table:style-name="ce8" table:formula="of:=-[.B28]" office:value-type="float" office:value="-10">
            <text:p>-10.0000</text:p>
          </table:table-cell>
          <table:table-cell table:style-name="ce24" table:formula="of:=[.L28]" office:value-type="float" office:value="-10">
            <text:p>-10.0000</text:p>
          </table:table-cell>
          <table:table-cell table:style-name="ce24" table:formula="of:=[.D28]*(-1)" office:value-type="float" office:value="-0.0053">
            <text:p>-0.0053</text:p>
          </table:table-cell>
          <table:table-cell table:style-name="ce24" table:formula="of:=[.E28]" office:value-type="float" office:value="0.0013">
            <text:p>0.0013</text:p>
          </table:table-cell>
          <table:table-cell table:style-name="ce39" table:formula="of:=[.O28]" office:value-type="float" office:value="0.0013">
            <text:p>0.0013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94-PLB-336-313_Anklin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58" table:formula="of:=[.B30]" office:value-type="string" office:string-value="1994-PLB-336-313_Anklin" table:number-columns-spanned="5" table:number-rows-spanned="1">
            <text:p>1994-PLB-336-313_Anklin</text:p>
          </table:table-cell>
          <table:covered-table-cell table:number-columns-repeated="4"/>
          <table:table-cell table:number-columns-repeated="2"/>
          <table:table-cell table:style-name="ce48"/>
        </table:table-row>
        <table:table-row table:style-name="ro5">
          <table:table-cell/>
          <table:table-cell table:style-name="ce66" office:value-type="string" table:number-columns-spanned="7" table:number-rows-spanned="1">
            <text:p>assuming G_E^n=0</text:p>
          </table:table-cell>
          <table:covered-table-cell table:number-columns-repeated="6"/>
          <table:table-cell table:number-columns-repeated="3"/>
          <table:table-cell table:style-name="ce147" table:formula="of:=[.B31]" office:value-type="string" office:string-value="assuming G_E^n=0" table:number-columns-spanned="5" table:number-rows-spanned="1">
            <text:p>assuming G_E^n=0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 IN F**(-1)</text:p>
          </table:table-cell>
          <table:covered-table-cell table:style-name="ce76"/>
          <table:table-cell table:style-name="ce32" office:value-type="string" table:number-columns-spanned="3" table:number-rows-spanned="1">
            <text:p>G_M^n/(mu_N*G_D)</text:p>
          </table:table-cell>
          <table:covered-table-cell table:number-columns-repeated="2" table:style-name="ce32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32" office:value-type="string" table:number-columns-spanned="3" table:number-rows-spanned="1">
            <text:p>G_M^n</text:p>
          </table:table-cell>
          <table:covered-table-cell table:style-name="ce117"/>
          <table:covered-table-cell table:style-name="ce119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style-name="ce47" office:value-type="string">
            <text:p>Q**2</text:p>
          </table:table-cell>
          <table:table-cell table:style-name="ce46" office:value-type="string">
            <text:p>1/G_D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1.69">
            <text:p>1.6900</text:p>
          </table:table-cell>
          <table:table-cell table:style-name="ce24" table:formula="of:=[.B35]" office:value-type="float" office:value="1.69">
            <text:p>1.6900</text:p>
          </table:table-cell>
          <table:table-cell table:style-name="ce24" office:value-type="float" office:value="0.957">
            <text:p>0.9570</text:p>
          </table:table-cell>
          <table:table-cell table:style-name="ce24" office:value-type="float" office:value="0.016">
            <text:p>0.0160</text:p>
          </table:table-cell>
          <table:table-cell table:style-name="ce39" table:formula="of:=[.E35]" office:value-type="float" office:value="0.016">
            <text:p>0.0160</text:p>
          </table:table-cell>
          <table:table-cell table:style-name="ce25" table:formula="of:=[.B35]*[.L1]*0.001*[.B35]*[.L1]*0.001" office:value-type="float" office:value="0.1112106229191">
            <text:p>0.1112</text:p>
          </table:table-cell>
          <table:table-cell table:style-name="ce25" table:formula="of:=(1+[.G35]/0.71)*(1+[.G35]/0.71)" office:value-type="float" office:value="1.33780378336675">
            <text:p>1.3378</text:p>
          </table:table-cell>
          <table:table-cell table:style-name="ce46"/>
          <table:table-cell table:number-columns-repeated="2"/>
          <table:table-cell table:style-name="ce8" table:formula="of:=-[.G35]" office:value-type="float" office:value="-0.1112106229191">
            <text:p>-0.1112</text:p>
          </table:table-cell>
          <table:table-cell table:style-name="ce24" table:formula="of:=[.L35]" office:value-type="float" office:value="-0.1112106229191">
            <text:p>-0.1112</text:p>
          </table:table-cell>
          <table:table-cell table:style-name="ce24" table:formula="of:=[.L3]*[.D35]/[.H35]" office:value-type="float" office:value="-1.36849804632232">
            <text:p>-1.3685</text:p>
          </table:table-cell>
          <table:table-cell table:style-name="ce24" table:formula="of:=ABS([.L3]*[.E35]/[.H35])" office:value-type="float" office:value="0.0228798001474996">
            <text:p>0.0229</text:p>
          </table:table-cell>
          <table:table-cell table:style-name="ce39" table:formula="of:=[.O35]" office:value-type="float" office:value="0.0228798001474996">
            <text:p>0.0229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98-PLB-428-248_Anklin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58" table:formula="of:=[.B37]" office:value-type="string" office:string-value="1998-PLB-428-248_Anklin" table:number-columns-spanned="5" table:number-rows-spanned="1">
            <text:p>1998-PLB-428-248_Anklin</text:p>
          </table:table-cell>
          <table:covered-table-cell table:number-columns-repeated="4"/>
          <table:table-cell table:number-columns-repeated="2"/>
          <table:table-cell table:style-name="ce48"/>
        </table:table-row>
        <table:table-row table:style-name="ro5">
          <table:table-cell/>
          <table:table-cell table:style-name="ce66" office:value-type="string" table:number-columns-spanned="7" table:number-rows-spanned="1">
            <text:p>d(e,e'n) and d(e,e'p)</text:p>
          </table:table-cell>
          <table:covered-table-cell table:number-columns-repeated="6"/>
          <table:table-cell table:number-columns-repeated="3"/>
          <table:table-cell table:style-name="ce147" table:formula="of:=[.B38]" office:value-type="string" office:string-value="d(e,e'n) and d(e,e'p)" table:number-columns-spanned="5" table:number-rows-spanned="1">
            <text:p>d(e,e'n) and d(e,e'p)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3" table:number-rows-spanned="1">
            <text:p>G_M^n/(mu_N*G_D)</text:p>
          </table:table-cell>
          <table:covered-table-cell table:number-columns-repeated="2" table:style-name="ce32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32" office:value-type="string" table:number-columns-spanned="3" table:number-rows-spanned="1">
            <text:p>G_M^n</text:p>
          </table:table-cell>
          <table:covered-table-cell table:style-name="ce117"/>
          <table:covered-table-cell table:style-name="ce119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office:value-type="string">
            <text:p>1/G_D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0.235">
            <text:p>0.2350</text:p>
          </table:table-cell>
          <table:table-cell table:style-name="ce23" table:formula="of:=[.B42]" office:value-type="float" office:value="0.235">
            <text:p>0.2350</text:p>
          </table:table-cell>
          <table:table-cell table:style-name="ce23" office:value-type="float" office:value="0.962">
            <text:p>0.9620</text:p>
          </table:table-cell>
          <table:table-cell table:style-name="ce23" office:value-type="float" office:value="0.009">
            <text:p>0.0090</text:p>
          </table:table-cell>
          <table:table-cell table:style-name="ce38" table:formula="of:=[.E42]" office:value-type="float" office:value="0.009">
            <text:p>0.0090</text:p>
          </table:table-cell>
          <table:table-cell/>
          <table:table-cell table:style-name="ce25" table:formula="of:=(1+[.B42]/0.71)*(1+[.B42]/0.71)" office:value-type="float" office:value="1.77152350724063">
            <text:p>1.7715</text:p>
          </table:table-cell>
          <table:table-cell table:number-columns-repeated="3"/>
          <table:table-cell table:style-name="ce7" table:formula="of:=-[.B42]" office:value-type="float" office:value="-0.235">
            <text:p>-0.2350</text:p>
          </table:table-cell>
          <table:table-cell table:style-name="ce23" table:formula="of:=[.L42]" office:value-type="float" office:value="-0.235">
            <text:p>-0.2350</text:p>
          </table:table-cell>
          <table:table-cell table:style-name="ce23" table:formula="of:=[.L3]*[.D42]/[.H42]" office:value-type="float" office:value="-1.03884993333595">
            <text:p>-1.0388</text:p>
          </table:table-cell>
          <table:table-cell table:style-name="ce23" table:formula="of:=ABS([.L3]*[.E42]/[.H42])" office:value-type="float" office:value="0.00971897027029479">
            <text:p>0.0097</text:p>
          </table:table-cell>
          <table:table-cell table:style-name="ce38" table:formula="of:=[.O42]" office:value-type="float" office:value="0.00971897027029479">
            <text:p>0.0097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504">
            <text:p>0.5040</text:p>
          </table:table-cell>
          <table:table-cell table:style-name="ce23" table:formula="of:=[.B43]" office:value-type="float" office:value="0.504">
            <text:p>0.5040</text:p>
          </table:table-cell>
          <table:table-cell table:style-name="ce23" office:value-type="float" office:value="1.032">
            <text:p>1.0320</text:p>
          </table:table-cell>
          <table:table-cell table:style-name="ce23" office:value-type="float" office:value="0.012">
            <text:p>0.0120</text:p>
          </table:table-cell>
          <table:table-cell table:style-name="ce38" table:formula="of:=[.E43]" office:value-type="float" office:value="0.012">
            <text:p>0.0120</text:p>
          </table:table-cell>
          <table:table-cell/>
          <table:table-cell table:style-name="ce25" table:formula="of:=(1+[.B43]/0.71)*(1+[.B43]/0.71)" office:value-type="float" office:value="2.92361832969649">
            <text:p>2.9236</text:p>
          </table:table-cell>
          <table:table-cell table:number-columns-repeated="3"/>
          <table:table-cell table:style-name="ce7" table:formula="of:=-[.B43]" office:value-type="float" office:value="-0.504">
            <text:p>-0.5040</text:p>
          </table:table-cell>
          <table:table-cell table:style-name="ce23" table:formula="of:=[.L43]" office:value-type="float" office:value="-0.504">
            <text:p>-0.5040</text:p>
          </table:table-cell>
          <table:table-cell table:style-name="ce23" table:formula="of:=[.L3]*[.D43]/[.H43]" office:value-type="float" office:value="-0.675279685568586">
            <text:p>-0.6753</text:p>
          </table:table-cell>
          <table:table-cell table:style-name="ce23" table:formula="of:=ABS([.L3]*[.E43]/[.H43])" office:value-type="float" office:value="0.00785208936707658">
            <text:p>0.0079</text:p>
          </table:table-cell>
          <table:table-cell table:style-name="ce38" table:formula="of:=[.O43]" office:value-type="float" office:value="0.00785208936707658">
            <text:p>0.0079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652">
            <text:p>0.6520</text:p>
          </table:table-cell>
          <table:table-cell table:style-name="ce23" table:formula="of:=[.B44]" office:value-type="float" office:value="0.652">
            <text:p>0.6520</text:p>
          </table:table-cell>
          <table:table-cell table:style-name="ce23" office:value-type="float" office:value="1.037">
            <text:p>1.0370</text:p>
          </table:table-cell>
          <table:table-cell table:style-name="ce23" office:value-type="float" office:value="0.012">
            <text:p>0.0120</text:p>
          </table:table-cell>
          <table:table-cell table:style-name="ce38" table:formula="of:=[.E44]" office:value-type="float" office:value="0.012">
            <text:p>0.0120</text:p>
          </table:table-cell>
          <table:table-cell/>
          <table:table-cell table:style-name="ce25" table:formula="of:=(1+[.B44]/0.71)*(1+[.B44]/0.71)" office:value-type="float" office:value="3.67991271573101">
            <text:p>3.6799</text:p>
          </table:table-cell>
          <table:table-cell table:number-columns-repeated="3"/>
          <table:table-cell table:style-name="ce7" table:formula="of:=-[.B44]" office:value-type="float" office:value="-0.652">
            <text:p>-0.6520</text:p>
          </table:table-cell>
          <table:table-cell table:style-name="ce23" table:formula="of:=[.L44]" office:value-type="float" office:value="-0.652">
            <text:p>-0.6520</text:p>
          </table:table-cell>
          <table:table-cell table:style-name="ce23" table:formula="of:=[.L3]*[.D44]/[.H44]" office:value-type="float" office:value="-0.539095743064634">
            <text:p>-0.5391</text:p>
          </table:table-cell>
          <table:table-cell table:style-name="ce23" table:formula="of:=ABS([.L3]*[.E44]/[.H44])" office:value-type="float" office:value="0.00623833068155796">
            <text:p>0.0062</text:p>
          </table:table-cell>
          <table:table-cell table:style-name="ce38" table:formula="of:=[.O44]" office:value-type="float" office:value="0.00623833068155796">
            <text:p>0.0062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0.784">
            <text:p>0.7840</text:p>
          </table:table-cell>
          <table:table-cell table:style-name="ce24" table:formula="of:=[.B45]" office:value-type="float" office:value="0.784">
            <text:p>0.7840</text:p>
          </table:table-cell>
          <table:table-cell table:style-name="ce24" office:value-type="float" office:value="1.043">
            <text:p>1.0430</text:p>
          </table:table-cell>
          <table:table-cell table:style-name="ce24" office:value-type="float" office:value="0.012">
            <text:p>0.0120</text:p>
          </table:table-cell>
          <table:table-cell table:style-name="ce39" table:formula="of:=[.E45]" office:value-type="float" office:value="0.012">
            <text:p>0.0120</text:p>
          </table:table-cell>
          <table:table-cell/>
          <table:table-cell table:style-name="ce25" table:formula="of:=(1+[.B45]/0.71)*(1+[.B45]/0.71)" office:value-type="float" office:value="4.42776433247372">
            <text:p>4.4278</text:p>
          </table:table-cell>
          <table:table-cell table:number-columns-repeated="3"/>
          <table:table-cell table:style-name="ce8" table:formula="of:=-[.B45]" office:value-type="float" office:value="-0.784">
            <text:p>-0.7840</text:p>
          </table:table-cell>
          <table:table-cell table:style-name="ce24" table:formula="of:=[.L45]" office:value-type="float" office:value="-0.784">
            <text:p>-0.7840</text:p>
          </table:table-cell>
          <table:table-cell table:style-name="ce24" table:formula="of:=[.L3]*[.D45]/[.H45]" office:value-type="float" office:value="-0.450634538398131">
            <text:p>-0.4506</text:p>
          </table:table-cell>
          <table:table-cell table:style-name="ce24" table:formula="of:=ABS([.L3]*[.E45]/[.H45])" office:value-type="float" office:value="0.00518467350026612">
            <text:p>0.0052</text:p>
          </table:table-cell>
          <table:table-cell table:style-name="ce39" table:formula="of:=[.O45]" office:value-type="float" office:value="0.00518467350026612">
            <text:p>0.0052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6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2002-PLB-524-26_Kubon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58" table:formula="of:=[.B47]" office:value-type="string" office:string-value="2002-PLB-524-26_Kubon" table:number-columns-spanned="5" table:number-rows-spanned="1">
            <text:p>2002-PLB-524-26_Kubon</text:p>
          </table:table-cell>
          <table:covered-table-cell table:number-columns-repeated="4"/>
          <table:table-cell table:number-columns-repeated="2"/>
          <table:table-cell table:style-name="ce48"/>
        </table:table-row>
        <table:table-row table:style-name="ro5">
          <table:table-cell/>
          <table:table-cell table:style-name="ce66" office:value-type="string" table:number-columns-spanned="7" table:number-rows-spanned="1">
            <text:p>d(e,e'n) and d(e,e'p)</text:p>
          </table:table-cell>
          <table:covered-table-cell table:number-columns-repeated="6"/>
          <table:table-cell table:number-columns-repeated="3"/>
          <table:table-cell table:style-name="ce147" table:formula="of:=[.B48]" office:value-type="string" office:string-value="d(e,e'n) and d(e,e'p)" table:number-columns-spanned="5" table:number-rows-spanned="1">
            <text:p>d(e,e'n) and d(e,e'p)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3" table:number-rows-spanned="1">
            <text:p>G_M^n/(mu_N*G_D)</text:p>
          </table:table-cell>
          <table:covered-table-cell table:number-columns-repeated="2" table:style-name="ce32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32" office:value-type="string" table:number-columns-spanned="3" table:number-rows-spanned="1">
            <text:p>G_M^n</text:p>
          </table:table-cell>
          <table:covered-table-cell table:style-name="ce117"/>
          <table:covered-table-cell table:style-name="ce119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office:value-type="string">
            <text:p>1/G_D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0.071">
            <text:p>0.0710</text:p>
          </table:table-cell>
          <table:table-cell table:style-name="ce23" table:formula="of:=[.B52]" office:value-type="float" office:value="0.071">
            <text:p>0.0710</text:p>
          </table:table-cell>
          <table:table-cell table:style-name="ce23" office:value-type="float" office:value="0.99">
            <text:p>0.9900</text:p>
          </table:table-cell>
          <table:table-cell table:style-name="ce23" office:value-type="float" office:value="0.013">
            <text:p>0.0130</text:p>
          </table:table-cell>
          <table:table-cell table:style-name="ce38" table:formula="of:=[.E52]" office:value-type="float" office:value="0.013">
            <text:p>0.0130</text:p>
          </table:table-cell>
          <table:table-cell/>
          <table:table-cell table:style-name="ce25" table:formula="of:=(1+[.B52]/0.71)*(1+[.B52]/0.71)" office:value-type="float" office:value="1.21">
            <text:p>1.2100</text:p>
          </table:table-cell>
          <table:table-cell table:number-columns-repeated="3"/>
          <table:table-cell table:style-name="ce7" table:formula="of:=-[.B52]" office:value-type="float" office:value="-0.071">
            <text:p>-0.0710</text:p>
          </table:table-cell>
          <table:table-cell table:style-name="ce23" table:formula="of:=[.L52]" office:value-type="float" office:value="-0.071">
            <text:p>-0.0710</text:p>
          </table:table-cell>
          <table:table-cell table:style-name="ce23" table:formula="of:=[.L3]*[.D52]/[.H52]" office:value-type="float" office:value="-1.56521675454545">
            <text:p>-1.5652</text:p>
          </table:table-cell>
          <table:table-cell table:style-name="ce23" table:formula="of:=ABS([.E52]/[.H52]*[.L3])" office:value-type="float" office:value="0.0205533513223141">
            <text:p>0.0206</text:p>
          </table:table-cell>
          <table:table-cell table:style-name="ce38" table:formula="of:=[.O52]" office:value-type="float" office:value="0.0205533513223141">
            <text:p>0.0206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125">
            <text:p>0.1250</text:p>
          </table:table-cell>
          <table:table-cell table:style-name="ce23" table:formula="of:=[.B53]" office:value-type="float" office:value="0.125">
            <text:p>0.1250</text:p>
          </table:table-cell>
          <table:table-cell table:style-name="ce23" office:value-type="float" office:value="0.967">
            <text:p>0.9670</text:p>
          </table:table-cell>
          <table:table-cell table:style-name="ce23" office:value-type="float" office:value="0.013">
            <text:p>0.0130</text:p>
          </table:table-cell>
          <table:table-cell table:style-name="ce38" table:formula="of:=[.E53]" office:value-type="float" office:value="0.013">
            <text:p>0.0130</text:p>
          </table:table-cell>
          <table:table-cell/>
          <table:table-cell table:style-name="ce25" table:formula="of:=(1+[.B53]/0.71)*(1+[.B53]/0.71)" office:value-type="float" office:value="1.38310851021623">
            <text:p>1.3831</text:p>
          </table:table-cell>
          <table:table-cell table:number-columns-repeated="3"/>
          <table:table-cell table:style-name="ce7" table:formula="of:=-[.B53]" office:value-type="float" office:value="-0.125">
            <text:p>-0.1250</text:p>
          </table:table-cell>
          <table:table-cell table:style-name="ce23" table:formula="of:=[.L53]" office:value-type="float" office:value="-0.125">
            <text:p>-0.1250</text:p>
          </table:table-cell>
          <table:table-cell table:style-name="ce23" table:formula="of:=[.L3]*[.D53]/[.H53]" office:value-type="float" office:value="-1.33750336812749">
            <text:p>-1.3375</text:p>
          </table:table-cell>
          <table:table-cell table:style-name="ce23" table:formula="of:=ABS([.E53]/[.H53]*[.L3])" office:value-type="float" office:value="0.0179809139458711">
            <text:p>0.0180</text:p>
          </table:table-cell>
          <table:table-cell table:style-name="ce38" table:formula="of:=[.O53]" office:value-type="float" office:value="0.0179809139458711">
            <text:p>0.0180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359">
            <text:p>0.3590</text:p>
          </table:table-cell>
          <table:table-cell table:style-name="ce23" table:formula="of:=[.B54]" office:value-type="float" office:value="0.359">
            <text:p>0.3590</text:p>
          </table:table-cell>
          <table:table-cell table:style-name="ce23" office:value-type="float" office:value="0.989">
            <text:p>0.9890</text:p>
          </table:table-cell>
          <table:table-cell table:style-name="ce23" office:value-type="float" office:value="0.014">
            <text:p>0.0140</text:p>
          </table:table-cell>
          <table:table-cell table:style-name="ce38" table:formula="of:=[.E54]" office:value-type="float" office:value="0.014">
            <text:p>0.0140</text:p>
          </table:table-cell>
          <table:table-cell/>
          <table:table-cell table:style-name="ce25" table:formula="of:=(1+[.B54]/0.71)*(1+[.B54]/0.71)" office:value-type="float" office:value="2.26693314818488">
            <text:p>2.2669</text:p>
          </table:table-cell>
          <table:table-cell table:number-columns-repeated="3"/>
          <table:table-cell table:style-name="ce7" table:formula="of:=-[.B54]" office:value-type="float" office:value="-0.359">
            <text:p>-0.3590</text:p>
          </table:table-cell>
          <table:table-cell table:style-name="ce23" table:formula="of:=[.L54]" office:value-type="float" office:value="-0.359">
            <text:p>-0.3590</text:p>
          </table:table-cell>
          <table:table-cell table:style-name="ce23" table:formula="of:=[.L3]*[.D54]/[.H54]" office:value-type="float" office:value="-0.834607421844314">
            <text:p>-0.8346</text:p>
          </table:table-cell>
          <table:table-cell table:style-name="ce23" table:formula="of:=ABS([.E54]/[.H54]*[.L3])" office:value-type="float" office:value="0.0118144629988073">
            <text:p>0.0118</text:p>
          </table:table-cell>
          <table:table-cell table:style-name="ce38" table:formula="of:=[.O54]" office:value-type="float" office:value="0.0118144629988073">
            <text:p>0.0118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0.894">
            <text:p>0.8940</text:p>
          </table:table-cell>
          <table:table-cell table:style-name="ce24" table:formula="of:=[.B55]" office:value-type="float" office:value="0.894">
            <text:p>0.8940</text:p>
          </table:table-cell>
          <table:table-cell table:style-name="ce24" office:value-type="float" office:value="1.062">
            <text:p>1.0620</text:p>
          </table:table-cell>
          <table:table-cell table:style-name="ce24" office:value-type="float" office:value="0.017">
            <text:p>0.0170</text:p>
          </table:table-cell>
          <table:table-cell table:style-name="ce39" table:formula="of:=[.E55]" office:value-type="float" office:value="0.017">
            <text:p>0.0170</text:p>
          </table:table-cell>
          <table:table-cell/>
          <table:table-cell table:style-name="ce25" table:formula="of:=(1+[.B55]/0.71)*(1+[.B55]/0.71)" office:value-type="float" office:value="5.10378099583416">
            <text:p>5.1038</text:p>
          </table:table-cell>
          <table:table-cell table:number-columns-repeated="3"/>
          <table:table-cell table:style-name="ce8" table:formula="of:=-[.B55]" office:value-type="float" office:value="-0.894">
            <text:p>-0.8940</text:p>
          </table:table-cell>
          <table:table-cell table:style-name="ce24" table:formula="of:=[.L55]" office:value-type="float" office:value="-0.894">
            <text:p>-0.8940</text:p>
          </table:table-cell>
          <table:table-cell table:style-name="ce24" table:formula="of:=[.L3]*[.D55]/[.H55]" office:value-type="float" office:value="-0.398067893010748">
            <text:p>-0.3981</text:p>
          </table:table-cell>
          <table:table-cell table:style-name="ce24" table:formula="of:=ABS([.E55]/[.H55]*[.L3])" office:value-type="float" office:value="0.0063720849163679">
            <text:p>0.0064</text:p>
          </table:table-cell>
          <table:table-cell table:style-name="ce39" table:formula="of:=[.O55]" office:value-type="float" office:value="0.0063720849163679">
            <text:p>0.0064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6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93-PRC-48-R5_Markowitz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58" table:formula="of:=[.B57]" office:value-type="string" office:string-value="1993-PRC-48-R5_Markowitz" table:number-columns-spanned="5" table:number-rows-spanned="1">
            <text:p>1993-PRC-48-R5_Markowitz</text:p>
          </table:table-cell>
          <table:covered-table-cell table:number-columns-repeated="4"/>
          <table:table-cell table:number-columns-repeated="2"/>
          <table:table-cell table:style-name="ce48"/>
        </table:table-row>
        <table:table-row table:style-name="ro5">
          <table:table-cell/>
          <table:table-cell table:style-name="ce66" office:value-type="string" table:number-columns-spanned="7" table:number-rows-spanned="1">
            <text:p>d(e,e'n)p</text:p>
          </table:table-cell>
          <table:covered-table-cell table:number-columns-repeated="6"/>
          <table:table-cell table:number-columns-repeated="3"/>
          <table:table-cell table:style-name="ce147" table:formula="of:=[.B58]" office:value-type="string" office:string-value="d(e,e'n)p" table:number-columns-spanned="5" table:number-rows-spanned="1">
            <text:p>d(e,e'n)p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74"/>
          <table:table-cell table:style-name="ce30" office:value-type="string" table:number-columns-spanned="3" table:number-rows-spanned="1">
            <text:p>G_M^n/(mu_N*G_D)</text:p>
          </table:table-cell>
          <table:covered-table-cell table:number-columns-repeated="2" table:style-name="ce30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32" office:value-type="string" table:number-columns-spanned="3" table:number-rows-spanned="1">
            <text:p>G_M^n</text:p>
          </table:table-cell>
          <table:covered-table-cell table:style-name="ce117"/>
          <table:covered-table-cell table:style-name="ce119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office:value-type="string">
            <text:p>1/G_D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0.109">
            <text:p>0.1090</text:p>
          </table:table-cell>
          <table:table-cell table:style-name="ce23" table:formula="of:=[.B62]" office:value-type="float" office:value="0.109">
            <text:p>0.1090</text:p>
          </table:table-cell>
          <table:table-cell table:style-name="ce23" office:value-type="float" office:value="1.136">
            <text:p>1.1360</text:p>
          </table:table-cell>
          <table:table-cell table:style-name="ce23" office:value-type="float" office:value="0.0361">
            <text:p>0.0361</text:p>
          </table:table-cell>
          <table:table-cell table:style-name="ce38" table:formula="of:=[.E62]" office:value-type="float" office:value="0.0361">
            <text:p>0.0361</text:p>
          </table:table-cell>
          <table:table-cell/>
          <table:table-cell table:style-name="ce25" table:formula="of:=(1+[.B62]/0.71)*(1+[.B62]/0.71)" office:value-type="float" office:value="1.33061098988296">
            <text:p>1.3306</text:p>
          </table:table-cell>
          <table:table-cell table:number-columns-repeated="3"/>
          <table:table-cell table:style-name="ce7" table:formula="of:=-[.B62]" office:value-type="float" office:value="-0.109">
            <text:p>-0.1090</text:p>
          </table:table-cell>
          <table:table-cell table:style-name="ce23" table:formula="of:=[.L62]" office:value-type="float" office:value="-0.109">
            <text:p>-0.1090</text:p>
          </table:table-cell>
          <table:table-cell table:style-name="ce23" table:formula="of:=[.D62]/[.H62]*[.L3]" office:value-type="float" office:value="-1.63324707500812">
            <text:p>-1.6332</text:p>
          </table:table-cell>
          <table:table-cell table:style-name="ce23" table:formula="of:=ABS([.E62]/[.H62]*[.L3])" office:value-type="float" office:value="0.0519016015913671">
            <text:p>0.0519</text:p>
          </table:table-cell>
          <table:table-cell table:style-name="ce38" table:formula="of:=[.O62]" office:value-type="float" office:value="0.0519016015913671">
            <text:p>0.0519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176">
            <text:p>0.1760</text:p>
          </table:table-cell>
          <table:table-cell table:style-name="ce23" table:formula="of:=[.B63]" office:value-type="float" office:value="0.176">
            <text:p>0.1760</text:p>
          </table:table-cell>
          <table:table-cell table:style-name="ce23" office:value-type="float" office:value="1.039">
            <text:p>1.0390</text:p>
          </table:table-cell>
          <table:table-cell table:style-name="ce23" office:value-type="float" office:value="0.0316">
            <text:p>0.0316</text:p>
          </table:table-cell>
          <table:table-cell table:style-name="ce38" table:formula="of:=[.E63]" office:value-type="float" office:value="0.0316">
            <text:p>0.0316</text:p>
          </table:table-cell>
          <table:table-cell/>
          <table:table-cell table:style-name="ce25" table:formula="of:=(1+[.B63]/0.71)*(1+[.B63]/0.71)" office:value-type="float" office:value="1.55722277325927">
            <text:p>1.5572</text:p>
          </table:table-cell>
          <table:table-cell table:number-columns-repeated="3"/>
          <table:table-cell table:style-name="ce7" table:formula="of:=-[.B63]" office:value-type="float" office:value="-0.176">
            <text:p>-0.1760</text:p>
          </table:table-cell>
          <table:table-cell table:style-name="ce23" table:formula="of:=[.L63]" office:value-type="float" office:value="-0.176">
            <text:p>-0.1760</text:p>
          </table:table-cell>
          <table:table-cell table:style-name="ce23" table:formula="of:=[.D63]/[.H63]*[.L3]" office:value-type="float" office:value="-1.27640784570588">
            <text:p>-1.2764</text:p>
          </table:table-cell>
          <table:table-cell table:style-name="ce23" table:formula="of:=ABS([.E63]/[.H63]*[.L3])" office:value-type="float" office:value="0.038820488858812">
            <text:p>0.0388</text:p>
          </table:table-cell>
          <table:table-cell table:style-name="ce38" table:formula="of:=[.O63]" office:value-type="float" office:value="0.038820488858812">
            <text:p>0.0388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0.255">
            <text:p>0.2550</text:p>
          </table:table-cell>
          <table:table-cell table:style-name="ce24" table:formula="of:=[.B64]" office:value-type="float" office:value="0.255">
            <text:p>0.2550</text:p>
          </table:table-cell>
          <table:table-cell table:style-name="ce24" office:value-type="float" office:value="1.028">
            <text:p>1.0280</text:p>
          </table:table-cell>
          <table:table-cell table:style-name="ce24" office:value-type="float" office:value="0.0388">
            <text:p>0.0388</text:p>
          </table:table-cell>
          <table:table-cell table:style-name="ce39" table:formula="of:=[.E64]" office:value-type="float" office:value="0.0388">
            <text:p>0.0388</text:p>
          </table:table-cell>
          <table:table-cell/>
          <table:table-cell table:style-name="ce25" table:formula="of:=(1+[.B64]/0.71)*(1+[.B64]/0.71)" office:value-type="float" office:value="1.84730212259472">
            <text:p>1.8473</text:p>
          </table:table-cell>
          <table:table-cell table:number-columns-repeated="3"/>
          <table:table-cell table:style-name="ce8" table:formula="of:=-[.B64]" office:value-type="float" office:value="-0.255">
            <text:p>-0.2550</text:p>
          </table:table-cell>
          <table:table-cell table:style-name="ce24" table:formula="of:=[.L64]" office:value-type="float" office:value="-0.255">
            <text:p>-0.2550</text:p>
          </table:table-cell>
          <table:table-cell table:style-name="ce24" table:formula="of:=[.D64]/[.H64]*[.L3]" office:value-type="float" office:value="-1.06458379035352">
            <text:p>-1.0646</text:p>
          </table:table-cell>
          <table:table-cell table:style-name="ce24" table:formula="of:=ABS([.E64]/[.H64]*[.L3])" office:value-type="float" office:value="0.0401807889744326">
            <text:p>0.0402</text:p>
          </table:table-cell>
          <table:table-cell table:style-name="ce39" table:formula="of:=[.O64]" office:value-type="float" office:value="0.0401807889744326">
            <text:p>0.0402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6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93-PRL-70-N6-718_Lung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58" table:formula="of:=[.B66]" office:value-type="string" office:string-value="1993-PRL-70-N6-718_Lung" table:number-columns-spanned="5" table:number-rows-spanned="1">
            <text:p>1993-PRL-70-N6-718_Lung</text:p>
          </table:table-cell>
          <table:covered-table-cell table:number-columns-repeated="4"/>
          <table:table-cell table:number-columns-repeated="2"/>
          <table:table-cell table:style-name="ce48"/>
        </table:table-row>
        <table:table-row table:style-name="ro5">
          <table:table-cell/>
          <table:table-cell table:style-name="ce66" office:value-type="string" table:number-columns-spanned="7" table:number-rows-spanned="1">
            <text:p>quasielastic e-d</text:p>
          </table:table-cell>
          <table:covered-table-cell table:number-columns-repeated="6"/>
          <table:table-cell table:number-columns-repeated="3"/>
          <table:table-cell table:style-name="ce147" table:formula="of:=[.B67]" office:value-type="string" office:string-value="quasielastic e-d" table:number-columns-spanned="5" table:number-rows-spanned="1">
            <text:p>quasielastic e-d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83" office:value-type="string" table:number-columns-spanned="5" table:number-rows-spanned="1">
            <text:p>G_M^n/(mu_N*G_D)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32" office:value-type="string" table:number-columns-spanned="3" table:number-rows-spanned="1">
            <text:p>G_M^n</text:p>
          </table:table-cell>
          <table:covered-table-cell table:style-name="ce117"/>
          <table:covered-table-cell table:style-name="ce119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office:value-type="string">
            <text:p>1/G_D</text:p>
          </table:table-cell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/>
          <table:table-cell/>
        </table:table-row>
        <table:table-row table:style-name="ro1">
          <table:table-cell/>
          <table:table-cell table:style-name="ce7" office:value-type="float" office:value="1.75">
            <text:p>1.7500</text:p>
          </table:table-cell>
          <table:table-cell table:style-name="ce23" table:formula="of:=[.B71]" office:value-type="float" office:value="1.75">
            <text:p>1.7500</text:p>
          </table:table-cell>
          <table:table-cell table:style-name="ce23" office:value-type="float" office:value="1.052">
            <text:p>1.0520</text:p>
          </table:table-cell>
          <table:table-cell table:style-name="ce23" office:value-type="float" office:value="0.026">
            <text:p>0.0260</text:p>
          </table:table-cell>
          <table:table-cell table:style-name="ce23" table:formula="of:=[.E71]" office:value-type="float" office:value="0.026">
            <text:p>0.0260</text:p>
          </table:table-cell>
          <table:table-cell table:style-name="ce23" office:value-type="float" office:value="0.045">
            <text:p>0.0450</text:p>
          </table:table-cell>
          <table:table-cell table:style-name="ce38" table:formula="of:=[.G71]" office:value-type="float" office:value="0.045">
            <text:p>0.0450</text:p>
          </table:table-cell>
          <table:table-cell/>
          <table:table-cell table:style-name="ce25" table:formula="of:=(1+[.B71]/0.71)*(1+[.B71]/0.71)" office:value-type="float" office:value="12.004760960127">
            <text:p>12.0048</text:p>
          </table:table-cell>
          <table:table-cell/>
          <table:table-cell table:style-name="ce7" table:formula="of:=-[.B71]" office:value-type="float" office:value="-1.75">
            <text:p>-1.7500</text:p>
          </table:table-cell>
          <table:table-cell table:style-name="ce23" table:formula="of:=[.L71]" office:value-type="float" office:value="-1.75">
            <text:p>-1.7500</text:p>
          </table:table-cell>
          <table:table-cell table:style-name="ce23" table:formula="of:=[.D71]/[.$J71]*[.L$3]" office:value-type="float" office:value="-0.167643564672754">
            <text:p>-0.1676</text:p>
          </table:table-cell>
          <table:table-cell table:style-name="ce23" table:formula="of:=ABS(SQRT([.E71]*[.E71]+[.G71]*[.G71])/[.J71]*[.L$3])" office:value-type="float" office:value="0.00828196592097919">
            <text:p>0.0083</text:p>
          </table:table-cell>
          <table:table-cell table:style-name="ce38" table:formula="of:=ABS(SQRT([.F71]*[.F71]+[.H71]*[.H71])/[.J71]*[.L$3])" office:value-type="float" office:value="0.00828196592097919">
            <text:p>0.0083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2.5">
            <text:p>2.5000</text:p>
          </table:table-cell>
          <table:table-cell table:style-name="ce23" table:formula="of:=[.B72]" office:value-type="float" office:value="2.5">
            <text:p>2.5000</text:p>
          </table:table-cell>
          <table:table-cell table:style-name="ce23" office:value-type="float" office:value="1.014">
            <text:p>1.0140</text:p>
          </table:table-cell>
          <table:table-cell table:style-name="ce23" office:value-type="float" office:value="0.017">
            <text:p>0.0170</text:p>
          </table:table-cell>
          <table:table-cell table:style-name="ce23" table:formula="of:=[.E72]" office:value-type="float" office:value="0.017">
            <text:p>0.0170</text:p>
          </table:table-cell>
          <table:table-cell table:style-name="ce23" office:value-type="float" office:value="0.041">
            <text:p>0.0410</text:p>
          </table:table-cell>
          <table:table-cell table:style-name="ce38" table:formula="of:=[.G72]" office:value-type="float" office:value="0.041">
            <text:p>0.0410</text:p>
          </table:table-cell>
          <table:table-cell/>
          <table:table-cell table:style-name="ce25" table:formula="of:=(1+[.B72]/0.71)*(1+[.B72]/0.71)" office:value-type="float" office:value="20.4405871850823">
            <text:p>20.4406</text:p>
          </table:table-cell>
          <table:table-cell/>
          <table:table-cell table:style-name="ce7" table:formula="of:=-[.B72]" office:value-type="float" office:value="-2.5">
            <text:p>-2.5000</text:p>
          </table:table-cell>
          <table:table-cell table:style-name="ce23" table:formula="of:=[.L72]" office:value-type="float" office:value="-2.5">
            <text:p>-2.5000</text:p>
          </table:table-cell>
          <table:table-cell table:style-name="ce23" table:formula="of:=[.D72]/[.$J72]*[.L$3]" office:value-type="float" office:value="-0.0949006640677963">
            <text:p>-0.0949</text:p>
          </table:table-cell>
          <table:table-cell table:style-name="ce23" table:formula="of:=ABS(SQRT([.E72]*[.E72]+[.G72]*[.G72])/[.J72]*[.L$3])" office:value-type="float" office:value="0.00415398007914839">
            <text:p>0.0042</text:p>
          </table:table-cell>
          <table:table-cell table:style-name="ce38" table:formula="of:=ABS(SQRT([.F72]*[.F72]+[.H72]*[.H72])/[.J72]*[.L$3])" office:value-type="float" office:value="0.00415398007914839">
            <text:p>0.0042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3.25">
            <text:p>3.2500</text:p>
          </table:table-cell>
          <table:table-cell table:style-name="ce23" table:formula="of:=[.B73]" office:value-type="float" office:value="3.25">
            <text:p>3.2500</text:p>
          </table:table-cell>
          <table:table-cell table:style-name="ce23" office:value-type="float" office:value="0.967">
            <text:p>0.9670</text:p>
          </table:table-cell>
          <table:table-cell table:style-name="ce23" office:value-type="float" office:value="0.031">
            <text:p>0.0310</text:p>
          </table:table-cell>
          <table:table-cell table:style-name="ce23" table:formula="of:=[.E73]" office:value-type="float" office:value="0.031">
            <text:p>0.0310</text:p>
          </table:table-cell>
          <table:table-cell table:style-name="ce23" office:value-type="float" office:value="0.052">
            <text:p>0.0520</text:p>
          </table:table-cell>
          <table:table-cell table:style-name="ce38" table:formula="of:=[.G73]" office:value-type="float" office:value="0.052">
            <text:p>0.0520</text:p>
          </table:table-cell>
          <table:table-cell/>
          <table:table-cell table:style-name="ce25" table:formula="of:=(1+[.B73]/0.71)*(1+[.B73]/0.71)" office:value-type="float" office:value="31.1081134695497">
            <text:p>31.1081</text:p>
          </table:table-cell>
          <table:table-cell/>
          <table:table-cell table:style-name="ce7" table:formula="of:=-[.B73]" office:value-type="float" office:value="-3.25">
            <text:p>-3.2500</text:p>
          </table:table-cell>
          <table:table-cell table:style-name="ce23" table:formula="of:=[.L73]" office:value-type="float" office:value="-3.25">
            <text:p>-3.2500</text:p>
          </table:table-cell>
          <table:table-cell table:style-name="ce23" table:formula="of:=[.D73]/[.$J73]*[.L$3]" office:value-type="float" office:value="-0.0594671963219754">
            <text:p>-0.0595</text:p>
          </table:table-cell>
          <table:table-cell table:style-name="ce23" table:formula="of:=ABS(SQRT([.E73]*[.E73]+[.G73]*[.G73])/[.J73]*[.L$3])" office:value-type="float" office:value="0.00372295664597071">
            <text:p>0.0037</text:p>
          </table:table-cell>
          <table:table-cell table:style-name="ce38" table:formula="of:=ABS(SQRT([.F73]*[.F73]+[.H73]*[.H73])/[.J73]*[.L$3])" office:value-type="float" office:value="0.00372295664597071">
            <text:p>0.0037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4">
            <text:p>4.0000</text:p>
          </table:table-cell>
          <table:table-cell table:style-name="ce24" table:formula="of:=[.B74]" office:value-type="float" office:value="4">
            <text:p>4.0000</text:p>
          </table:table-cell>
          <table:table-cell table:style-name="ce24" office:value-type="float" office:value="0.923">
            <text:p>0.9230</text:p>
          </table:table-cell>
          <table:table-cell table:style-name="ce24" office:value-type="float" office:value="0.048">
            <text:p>0.0480</text:p>
          </table:table-cell>
          <table:table-cell table:style-name="ce24" table:formula="of:=[.E74]" office:value-type="float" office:value="0.048">
            <text:p>0.0480</text:p>
          </table:table-cell>
          <table:table-cell table:style-name="ce24" office:value-type="float" office:value="0.065">
            <text:p>0.0650</text:p>
          </table:table-cell>
          <table:table-cell table:style-name="ce39" table:formula="of:=[.G74]" office:value-type="float" office:value="0.065">
            <text:p>0.0650</text:p>
          </table:table-cell>
          <table:table-cell/>
          <table:table-cell table:style-name="ce25" table:formula="of:=(1+[.B74]/0.71)*(1+[.B74]/0.71)" office:value-type="float" office:value="44.0073398135291">
            <text:p>44.0073</text:p>
          </table:table-cell>
          <table:table-cell/>
          <table:table-cell table:style-name="ce8" table:formula="of:=-[.B74]" office:value-type="float" office:value="-4">
            <text:p>-4.0000</text:p>
          </table:table-cell>
          <table:table-cell table:style-name="ce24" table:formula="of:=[.L74]" office:value-type="float" office:value="-4">
            <text:p>-4.0000</text:p>
          </table:table-cell>
          <table:table-cell table:style-name="ce24" table:formula="of:=[.D74]/[.$J74]*[.L$3]" office:value-type="float" office:value="-0.0401237252599659">
            <text:p>-0.0401</text:p>
          </table:table-cell>
          <table:table-cell table:style-name="ce24" table:formula="of:=ABS(SQRT([.E74]*[.E74]+[.G74]*[.G74])/[.J74]*[.L$3])" office:value-type="float" office:value="0.00351255296241554">
            <text:p>0.0035</text:p>
          </table:table-cell>
          <table:table-cell table:style-name="ce39" table:formula="of:=ABS(SQRT([.F74]*[.F74]+[.H74]*[.H74])/[.J74]*[.L$3])" office:value-type="float" office:value="0.00351255296241554">
            <text:p>0.0035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6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1995-PRL-75-N1-21_Bruins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58" table:formula="of:=[.B76]" office:value-type="string" office:string-value="1995-PRL-75-N1-21_Bruins" table:number-columns-spanned="5" table:number-rows-spanned="1">
            <text:p>1995-PRL-75-N1-21_Bruins</text:p>
          </table:table-cell>
          <table:covered-table-cell table:number-columns-repeated="4"/>
          <table:table-cell table:number-columns-repeated="2"/>
          <table:table-cell table:style-name="ce48"/>
        </table:table-row>
        <table:table-row table:style-name="ro5">
          <table:table-cell/>
          <table:table-cell table:style-name="ce66" office:value-type="string" table:number-columns-spanned="7" table:number-rows-spanned="1">
            <text:p>d(e,e'n) and d(e,e'p), reproduce values of Markowitz</text:p>
          </table:table-cell>
          <table:covered-table-cell table:number-columns-repeated="6"/>
          <table:table-cell table:number-columns-repeated="3"/>
          <table:table-cell table:style-name="ce147" table:formula="of:=[.B77]" office:value-type="string" office:string-value="d(e,e'n) and d(e,e'p), reproduce values of Markowitz" table:number-columns-spanned="5" table:number-rows-spanned="1">
            <text:p>d(e,e'n) and d(e,e'p), reproduce values of Markowitz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83" office:value-type="string" table:number-columns-spanned="5" table:number-rows-spanned="1">
            <text:p>G_M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32" office:value-type="string" table:number-columns-spanned="3" table:number-rows-spanned="1">
            <text:p>G_M^n</text:p>
          </table:table-cell>
          <table:covered-table-cell table:style-name="ce117"/>
          <table:covered-table-cell table:style-name="ce119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/>
          <table:table-cell/>
        </table:table-row>
        <table:table-row table:style-name="ro1">
          <table:table-cell/>
          <table:table-cell table:style-name="ce7" office:value-type="float" office:value="0.125">
            <text:p>0.1250</text:p>
          </table:table-cell>
          <table:table-cell table:style-name="ce23" table:formula="of:=[.B81]" office:value-type="float" office:value="0.125">
            <text:p>0.1250</text:p>
          </table:table-cell>
          <table:table-cell table:style-name="ce23" office:value-type="float" office:value="-1.411">
            <text:p>-1.4110</text:p>
          </table:table-cell>
          <table:table-cell table:style-name="ce23" office:value-type="float" office:value="0.025">
            <text:p>0.0250</text:p>
          </table:table-cell>
          <table:table-cell table:style-name="ce23" table:formula="of:=[.E81]" office:value-type="float" office:value="0.025">
            <text:p>0.0250</text:p>
          </table:table-cell>
          <table:table-cell table:style-name="ce23" office:value-type="float" office:value="0.021">
            <text:p>0.0210</text:p>
          </table:table-cell>
          <table:table-cell table:style-name="ce38" table:formula="of:=[.G81]" office:value-type="float" office:value="0.021">
            <text:p>0.0210</text:p>
          </table:table-cell>
          <table:table-cell/>
          <table:table-cell table:style-name="ce25"/>
          <table:table-cell/>
          <table:table-cell table:style-name="ce7" table:formula="of:=-[.B81]" office:value-type="float" office:value="-0.125">
            <text:p>-0.1250</text:p>
          </table:table-cell>
          <table:table-cell table:style-name="ce23" table:formula="of:=[.L81]" office:value-type="float" office:value="-0.125">
            <text:p>-0.1250</text:p>
          </table:table-cell>
          <table:table-cell table:style-name="ce23" table:formula="of:=[.D81]" office:value-type="float" office:value="-1.411">
            <text:p>-1.4110</text:p>
          </table:table-cell>
          <table:table-cell table:style-name="ce23" table:formula="of:=SQRT([.E81]*[.E81]+[.G81]*[.G81])" office:value-type="float" office:value="0.032649655434629">
            <text:p>0.0326</text:p>
          </table:table-cell>
          <table:table-cell table:style-name="ce38" table:formula="of:=ABS(SQRT([.F81]*[.F81]+[.H81]*[.H81]))" office:value-type="float" office:value="0.032649655434629">
            <text:p>0.0326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255">
            <text:p>0.2550</text:p>
          </table:table-cell>
          <table:table-cell table:style-name="ce23" table:formula="of:=[.B82]" office:value-type="float" office:value="0.255">
            <text:p>0.2550</text:p>
          </table:table-cell>
          <table:table-cell table:style-name="ce23" office:value-type="float" office:value="-1.114">
            <text:p>-1.1140</text:p>
          </table:table-cell>
          <table:table-cell table:style-name="ce23" office:value-type="float" office:value="0.02">
            <text:p>0.0200</text:p>
          </table:table-cell>
          <table:table-cell table:style-name="ce23" table:formula="of:=[.E82]" office:value-type="float" office:value="0.02">
            <text:p>0.0200</text:p>
          </table:table-cell>
          <table:table-cell table:style-name="ce23" office:value-type="float" office:value="0.014">
            <text:p>0.0140</text:p>
          </table:table-cell>
          <table:table-cell table:style-name="ce38" table:formula="of:=[.G82]" office:value-type="float" office:value="0.014">
            <text:p>0.0140</text:p>
          </table:table-cell>
          <table:table-cell/>
          <table:table-cell table:style-name="ce25"/>
          <table:table-cell/>
          <table:table-cell table:style-name="ce7" table:formula="of:=-[.B82]" office:value-type="float" office:value="-0.255">
            <text:p>-0.2550</text:p>
          </table:table-cell>
          <table:table-cell table:style-name="ce23" table:formula="of:=[.L82]" office:value-type="float" office:value="-0.255">
            <text:p>-0.2550</text:p>
          </table:table-cell>
          <table:table-cell table:style-name="ce23" table:formula="of:=[.D82]" office:value-type="float" office:value="-1.114">
            <text:p>-1.1140</text:p>
          </table:table-cell>
          <table:table-cell table:style-name="ce23" table:formula="of:=SQRT([.E82]*[.E82]+[.G82]*[.G82])" office:value-type="float" office:value="0.0244131112314674">
            <text:p>0.0244</text:p>
          </table:table-cell>
          <table:table-cell table:style-name="ce38" table:formula="of:=ABS(SQRT([.F82]*[.F82]+[.H82]*[.H82]))" office:value-type="float" office:value="0.0244131112314674">
            <text:p>0.0244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417">
            <text:p>0.4170</text:p>
          </table:table-cell>
          <table:table-cell table:style-name="ce23" table:formula="of:=[.B83]" office:value-type="float" office:value="0.417">
            <text:p>0.4170</text:p>
          </table:table-cell>
          <table:table-cell table:style-name="ce23" office:value-type="float" office:value="-0.862">
            <text:p>-0.8620</text:p>
          </table:table-cell>
          <table:table-cell table:style-name="ce23" office:value-type="float" office:value="0.025">
            <text:p>0.0250</text:p>
          </table:table-cell>
          <table:table-cell table:style-name="ce23" table:formula="of:=[.E83]" office:value-type="float" office:value="0.025">
            <text:p>0.0250</text:p>
          </table:table-cell>
          <table:table-cell table:style-name="ce23" office:value-type="float" office:value="0.013">
            <text:p>0.0130</text:p>
          </table:table-cell>
          <table:table-cell table:style-name="ce38" table:formula="of:=[.G83]" office:value-type="float" office:value="0.013">
            <text:p>0.0130</text:p>
          </table:table-cell>
          <table:table-cell/>
          <table:table-cell table:style-name="ce25"/>
          <table:table-cell/>
          <table:table-cell table:style-name="ce7" table:formula="of:=-[.B83]" office:value-type="float" office:value="-0.417">
            <text:p>-0.4170</text:p>
          </table:table-cell>
          <table:table-cell table:style-name="ce23" table:formula="of:=[.L83]" office:value-type="float" office:value="-0.417">
            <text:p>-0.4170</text:p>
          </table:table-cell>
          <table:table-cell table:style-name="ce23" table:formula="of:=[.D83]" office:value-type="float" office:value="-0.862">
            <text:p>-0.8620</text:p>
          </table:table-cell>
          <table:table-cell table:style-name="ce23" table:formula="of:=SQRT([.E83]*[.E83]+[.G83]*[.G83])" office:value-type="float" office:value="0.0281780056072107">
            <text:p>0.0282</text:p>
          </table:table-cell>
          <table:table-cell table:style-name="ce38" table:formula="of:=ABS(SQRT([.F83]*[.F83]+[.H83]*[.H83]))" office:value-type="float" office:value="0.0281780056072107">
            <text:p>0.0282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0.605">
            <text:p>0.6050</text:p>
          </table:table-cell>
          <table:table-cell table:style-name="ce24" table:formula="of:=[.B84]" office:value-type="float" office:value="0.605">
            <text:p>0.6050</text:p>
          </table:table-cell>
          <table:table-cell table:style-name="ce24" office:value-type="float" office:value="-0.616">
            <text:p>-0.6160</text:p>
          </table:table-cell>
          <table:table-cell table:style-name="ce24" office:value-type="float" office:value="0.008">
            <text:p>0.0080</text:p>
          </table:table-cell>
          <table:table-cell table:style-name="ce24" table:formula="of:=[.E84]" office:value-type="float" office:value="0.008">
            <text:p>0.0080</text:p>
          </table:table-cell>
          <table:table-cell table:style-name="ce24" office:value-type="float" office:value="0.018">
            <text:p>0.0180</text:p>
          </table:table-cell>
          <table:table-cell table:style-name="ce39" table:formula="of:=[.G84]" office:value-type="float" office:value="0.018">
            <text:p>0.0180</text:p>
          </table:table-cell>
          <table:table-cell/>
          <table:table-cell table:style-name="ce25"/>
          <table:table-cell/>
          <table:table-cell table:style-name="ce8" table:formula="of:=-[.B84]" office:value-type="float" office:value="-0.605">
            <text:p>-0.6050</text:p>
          </table:table-cell>
          <table:table-cell table:style-name="ce24" table:formula="of:=[.L84]" office:value-type="float" office:value="-0.605">
            <text:p>-0.6050</text:p>
          </table:table-cell>
          <table:table-cell table:style-name="ce24" table:formula="of:=[.D84]" office:value-type="float" office:value="-0.616">
            <text:p>-0.6160</text:p>
          </table:table-cell>
          <table:table-cell table:style-name="ce24" table:formula="of:=SQRT([.E84]*[.E84]+[.G84]*[.G84])" office:value-type="float" office:value="0.0196977156035922">
            <text:p>0.0197</text:p>
          </table:table-cell>
          <table:table-cell table:style-name="ce39" table:formula="of:=ABS(SQRT([.F84]*[.F84]+[.H84]*[.H84]))" office:value-type="float" office:value="0.0196977156035922">
            <text:p>0.0197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6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2000-PRL-85-2900_Xu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58" table:formula="of:=[.B86]" office:value-type="string" office:string-value="2000-PRL-85-2900_Xu" table:number-columns-spanned="5" table:number-rows-spanned="1">
            <text:p>2000-PRL-85-2900_Xu</text:p>
          </table:table-cell>
          <table:covered-table-cell table:number-columns-repeated="4"/>
          <table:table-cell/>
          <table:table-cell table:number-columns-repeated="2" office:value-type="string">
            <text:p>NOT</text:p>
          </table:table-cell>
        </table:table-row>
        <table:table-row table:style-name="ro5">
          <table:table-cell/>
          <table:table-cell table:style-name="ce66" office:value-type="string" table:number-columns-spanned="7" table:number-rows-spanned="1">
            <text:p>3He(e,e') – polarized 3He, e; advanced in Anderson</text:p>
          </table:table-cell>
          <table:covered-table-cell table:number-columns-repeated="6"/>
          <table:table-cell table:number-columns-repeated="3"/>
          <table:table-cell table:style-name="ce147" table:formula="of:=[.B87]" office:value-type="string" office:string-value="3He(e,e') – polarized 3He, e; advanced in Anderson" table:number-columns-spanned="5" table:number-rows-spanned="1">
            <text:p>3He(e,e') – polarized 3He, e; advanced in Anderson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141" office:value-type="string" table:number-columns-spanned="5" table:number-rows-spanned="1">
            <text:p>G_M^n/(mu_N*G_D)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32" office:value-type="string" table:number-columns-spanned="3" table:number-rows-spanned="1">
            <text:p>G_M^n</text:p>
          </table:table-cell>
          <table:covered-table-cell table:style-name="ce117"/>
          <table:covered-table-cell table:style-name="ce119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office:value-type="string">
            <text:p>1/G_D</text:p>
          </table:table-cell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0.1">
            <text:p>0.1000</text:p>
          </table:table-cell>
          <table:table-cell table:style-name="ce23" table:formula="of:=[.B91]" office:value-type="float" office:value="0.1">
            <text:p>0.1000</text:p>
          </table:table-cell>
          <table:table-cell table:style-name="ce23" office:value-type="float" office:value="0.962">
            <text:p>0.9620</text:p>
          </table:table-cell>
          <table:table-cell table:style-name="ce23" office:value-type="float" office:value="0.014">
            <text:p>0.0140</text:p>
          </table:table-cell>
          <table:table-cell table:style-name="ce23" table:formula="of:=[.E91]" office:value-type="float" office:value="0.014">
            <text:p>0.0140</text:p>
          </table:table-cell>
          <table:table-cell table:style-name="ce23" office:value-type="float" office:value="0.01">
            <text:p>0.0100</text:p>
          </table:table-cell>
          <table:table-cell table:style-name="ce38" table:formula="of:=[.G91]" office:value-type="float" office:value="0.01">
            <text:p>0.0100</text:p>
          </table:table-cell>
          <table:table-cell/>
          <table:table-cell table:style-name="ce25" table:formula="of:=(1+[.B91]/0.71)*(1+[.B91]/0.71)" office:value-type="float" office:value="1.3015274747074">
            <text:p>1.3015</text:p>
          </table:table-cell>
          <table:table-cell/>
          <table:table-cell table:style-name="ce7" table:formula="of:=-[.B91]" office:value-type="float" office:value="-0.1">
            <text:p>-0.1000</text:p>
          </table:table-cell>
          <table:table-cell table:style-name="ce23" table:formula="of:=[.L91]" office:value-type="float" office:value="-0.1">
            <text:p>-0.1000</text:p>
          </table:table-cell>
          <table:table-cell table:style-name="ce23" table:formula="of:=[.D91]/[.$J91]*[.L$3]" office:value-type="float" office:value="-1.4139901870406">
            <text:p>-1.4140</text:p>
          </table:table-cell>
          <table:table-cell table:style-name="ce23" table:formula="of:=ABS(SQRT([.E91]*[.E91]+[.G91]*[.G91])/[.J91]*[.L$3])" office:value-type="float" office:value="0.0252881569923695">
            <text:p>0.0253</text:p>
          </table:table-cell>
          <table:table-cell table:style-name="ce38" table:formula="of:=ABS(SQRT([.F91]*[.F91]+[.H91]*[.H91])/[.J91]*[.L$3])" office:value-type="float" office:value="0.0252881569923695">
            <text:p>0.0253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1">
          <table:table-cell/>
          <table:table-cell table:style-name="ce8" office:value-type="float" office:value="0.2">
            <text:p>0.2000</text:p>
          </table:table-cell>
          <table:table-cell table:style-name="ce24" table:formula="of:=[.B92]" office:value-type="float" office:value="0.2">
            <text:p>0.2000</text:p>
          </table:table-cell>
          <table:table-cell table:style-name="ce24" office:value-type="float" office:value="0.959">
            <text:p>0.9590</text:p>
          </table:table-cell>
          <table:table-cell table:style-name="ce24" office:value-type="float" office:value="0.013">
            <text:p>0.0130</text:p>
          </table:table-cell>
          <table:table-cell table:style-name="ce24" table:formula="of:=[.E92]" office:value-type="float" office:value="0.013">
            <text:p>0.0130</text:p>
          </table:table-cell>
          <table:table-cell table:style-name="ce24" office:value-type="float" office:value="0.01">
            <text:p>0.0100</text:p>
          </table:table-cell>
          <table:table-cell table:style-name="ce39" table:formula="of:=[.G92]" office:value-type="float" office:value="0.01">
            <text:p>0.0100</text:p>
          </table:table-cell>
          <table:table-cell/>
          <table:table-cell table:style-name="ce25" table:formula="of:=(1+[.B92]/0.71)*(1+[.B92]/0.71)" office:value-type="float" office:value="1.64272961713946">
            <text:p>1.6427</text:p>
          </table:table-cell>
          <table:table-cell/>
          <table:table-cell table:style-name="ce8" table:formula="of:=-[.B92]" office:value-type="float" office:value="-0.2">
            <text:p>-0.2000</text:p>
          </table:table-cell>
          <table:table-cell table:style-name="ce24" table:formula="of:=[.L92]" office:value-type="float" office:value="-0.2">
            <text:p>-0.2000</text:p>
          </table:table-cell>
          <table:table-cell table:style-name="ce24" table:formula="of:=[.D92]/[.$J92]*[.L$3]" office:value-type="float" office:value="-1.11680457341158">
            <text:p>-1.1168</text:p>
          </table:table-cell>
          <table:table-cell table:style-name="ce24" table:formula="of:=ABS(SQRT([.E92]*[.E92]+[.G92]*[.G92])/[.J92]*[.L$3])" office:value-type="float" office:value="0.0191000593431831">
            <text:p>0.0191</text:p>
          </table:table-cell>
          <table:table-cell table:style-name="ce39" table:formula="of:=ABS(SQRT([.F92]*[.F92]+[.H92]*[.H92])/[.J92]*[.L$3])" office:value-type="float" office:value="0.0191000593431831">
            <text:p>0.0191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16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2003-PRC-67-012201_Xu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58" table:formula="of:=[.B94]" office:value-type="string" office:string-value="2003-PRC-67-012201_Xu" table:number-columns-spanned="5" table:number-rows-spanned="1">
            <text:p>2003-PRC-67-012201_Xu</text:p>
          </table:table-cell>
          <table:covered-table-cell table:number-columns-repeated="4"/>
          <table:table-cell/>
          <table:table-cell table:number-columns-repeated="2" office:value-type="string">
            <text:p>NOT</text:p>
          </table:table-cell>
        </table:table-row>
        <table:table-row table:style-name="ro5">
          <table:table-cell/>
          <table:table-cell table:style-name="ce66" office:value-type="string" table:number-columns-spanned="7" table:number-rows-spanned="1">
            <text:p>3He(e,e') – polarized 3He, e; advanced in Anderson</text:p>
          </table:table-cell>
          <table:covered-table-cell table:number-columns-repeated="6"/>
          <table:table-cell table:number-columns-repeated="3"/>
          <table:table-cell table:style-name="ce147" table:formula="of:=[.B95]" office:value-type="string" office:string-value="3He(e,e') – polarized 3He, e; advanced in Anderson" table:number-columns-spanned="5" table:number-rows-spanned="1">
            <text:p>3He(e,e') – polarized 3He, e; advanced in Anderson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141" office:value-type="string" table:number-columns-spanned="5" table:number-rows-spanned="1">
            <text:p>G_M^n/(mu_N*G_D)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32" office:value-type="string" table:number-columns-spanned="3" table:number-rows-spanned="1">
            <text:p>G_M^n</text:p>
          </table:table-cell>
          <table:covered-table-cell table:style-name="ce117"/>
          <table:covered-table-cell table:style-name="ce119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 office:value-type="string">
            <text:p>1/G_D</text:p>
          </table:table-cell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0.3">
            <text:p>0.3000</text:p>
          </table:table-cell>
          <table:table-cell table:style-name="ce23" table:formula="of:=[.B99]" office:value-type="float" office:value="0.3">
            <text:p>0.3000</text:p>
          </table:table-cell>
          <table:table-cell table:style-name="ce23" office:value-type="float" office:value="0.972">
            <text:p>0.9720</text:p>
          </table:table-cell>
          <table:table-cell table:style-name="ce23" office:value-type="float" office:value="0.014">
            <text:p>0.0140</text:p>
          </table:table-cell>
          <table:table-cell table:style-name="ce23" table:formula="of:=[.E99]" office:value-type="float" office:value="0.014">
            <text:p>0.0140</text:p>
          </table:table-cell>
          <table:table-cell table:style-name="ce23" office:value-type="float" office:value="0.016">
            <text:p>0.0160</text:p>
          </table:table-cell>
          <table:table-cell table:style-name="ce38" table:formula="of:=[.G99]" office:value-type="float" office:value="0.016">
            <text:p>0.0160</text:p>
          </table:table-cell>
          <table:table-cell/>
          <table:table-cell table:style-name="ce25" table:formula="of:=(1+[.B99]/0.71)*(1+[.B99]/0.71)" office:value-type="float" office:value="2.02360642729617">
            <text:p>2.0236</text:p>
          </table:table-cell>
          <table:table-cell/>
          <table:table-cell table:style-name="ce7" table:formula="of:=-[.B99]" office:value-type="float" office:value="-0.3">
            <text:p>-0.3000</text:p>
          </table:table-cell>
          <table:table-cell table:style-name="ce23" table:formula="of:=[.L99]" office:value-type="float" office:value="-0.3">
            <text:p>-0.3000</text:p>
          </table:table-cell>
          <table:table-cell table:style-name="ce23" table:formula="of:=[.D99]/[.$J99]*[.L$3]" office:value-type="float" office:value="-0.91889286341343">
            <text:p>-0.9189</text:p>
          </table:table-cell>
          <table:table-cell table:style-name="ce23" table:formula="of:=ABS(SQRT([.E99]*[.E99]+[.G99]*[.G99])/[.J99]*[.L$3])" office:value-type="float" office:value="0.020098693671535">
            <text:p>0.0201</text:p>
          </table:table-cell>
          <table:table-cell table:style-name="ce38" table:formula="of:=ABS(SQRT([.F99]*[.F99]+[.H99]*[.H99])/[.J99]*[.L$3])" office:value-type="float" office:value="0.020098693671535">
            <text:p>0.0201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0.4">
            <text:p>0.4000</text:p>
          </table:table-cell>
          <table:table-cell table:style-name="ce23" table:formula="of:=[.B100]" office:value-type="float" office:value="0.4">
            <text:p>0.4000</text:p>
          </table:table-cell>
          <table:table-cell table:style-name="ce23" office:value-type="float" office:value="0.984">
            <text:p>0.9840</text:p>
          </table:table-cell>
          <table:table-cell table:style-name="ce23" office:value-type="float" office:value="0.011">
            <text:p>0.0110</text:p>
          </table:table-cell>
          <table:table-cell table:style-name="ce23" table:formula="of:=[.E100]" office:value-type="float" office:value="0.011">
            <text:p>0.0110</text:p>
          </table:table-cell>
          <table:table-cell table:style-name="ce23" office:value-type="float" office:value="0.028">
            <text:p>0.0280</text:p>
          </table:table-cell>
          <table:table-cell table:style-name="ce38" table:formula="of:=[.G100]" office:value-type="float" office:value="0.028">
            <text:p>0.0280</text:p>
          </table:table-cell>
          <table:table-cell/>
          <table:table-cell table:style-name="ce25" table:formula="of:=(1+[.B100]/0.71)*(1+[.B100]/0.71)" office:value-type="float" office:value="2.44415790517754">
            <text:p>2.4442</text:p>
          </table:table-cell>
          <table:table-cell/>
          <table:table-cell table:style-name="ce7" table:formula="of:=-[.B100]" office:value-type="float" office:value="-0.4">
            <text:p>-0.4000</text:p>
          </table:table-cell>
          <table:table-cell table:style-name="ce23" table:formula="of:=[.L100]" office:value-type="float" office:value="-0.4">
            <text:p>-0.4000</text:p>
          </table:table-cell>
          <table:table-cell table:style-name="ce23" table:formula="of:=[.D100]/[.$J100]*[.L$3]" office:value-type="float" office:value="-0.770176923844558">
            <text:p>-0.7702</text:p>
          </table:table-cell>
          <table:table-cell table:style-name="ce23" table:formula="of:=ABS(SQRT([.E100]*[.E100]+[.G100]*[.G100])/[.J100]*[.L$3])" office:value-type="float" office:value="0.0235461384467139">
            <text:p>0.0235</text:p>
          </table:table-cell>
          <table:table-cell table:style-name="ce38" table:formula="of:=ABS(SQRT([.F100]*[.F100]+[.H100]*[.H100])/[.J100]*[.L$3])" office:value-type="float" office:value="0.0235461384467139">
            <text:p>0.0235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1">
          <table:table-cell/>
          <table:table-cell table:style-name="ce7" office:value-type="float" office:value="0.5">
            <text:p>0.5000</text:p>
          </table:table-cell>
          <table:table-cell table:style-name="ce23" table:formula="of:=[.B101]" office:value-type="float" office:value="0.5">
            <text:p>0.5000</text:p>
          </table:table-cell>
          <table:table-cell table:style-name="ce23" office:value-type="float" office:value="0.984">
            <text:p>0.9840</text:p>
          </table:table-cell>
          <table:table-cell table:style-name="ce23" office:value-type="float" office:value="0.009">
            <text:p>0.0090</text:p>
          </table:table-cell>
          <table:table-cell table:style-name="ce23" table:formula="of:=[.E101]" office:value-type="float" office:value="0.009">
            <text:p>0.0090</text:p>
          </table:table-cell>
          <table:table-cell table:style-name="ce23" office:value-type="float" office:value="0.024">
            <text:p>0.0240</text:p>
          </table:table-cell>
          <table:table-cell table:style-name="ce38" table:formula="of:=[.G101]" office:value-type="float" office:value="0.024">
            <text:p>0.0240</text:p>
          </table:table-cell>
          <table:table-cell/>
          <table:table-cell table:style-name="ce25" table:formula="of:=(1+[.B101]/0.71)*(1+[.B101]/0.71)" office:value-type="float" office:value="2.90438405078357">
            <text:p>2.9044</text:p>
          </table:table-cell>
          <table:table-cell/>
          <table:table-cell table:style-name="ce7" table:formula="of:=-[.B101]" office:value-type="float" office:value="-0.5">
            <text:p>-0.5000</text:p>
          </table:table-cell>
          <table:table-cell table:style-name="ce23" table:formula="of:=[.L101]" office:value-type="float" office:value="-0.5">
            <text:p>-0.5000</text:p>
          </table:table-cell>
          <table:table-cell table:style-name="ce23" table:formula="of:=[.D101]/[.$J101]*[.L$3]" office:value-type="float" office:value="-0.648135364981135">
            <text:p>-0.6481</text:p>
          </table:table-cell>
          <table:table-cell table:style-name="ce23" table:formula="of:=ABS(SQRT([.E101]*[.E101]+[.G101]*[.G101])/[.J101]*[.L$3])" office:value-type="float" office:value="0.0168831432496084">
            <text:p>0.0169</text:p>
          </table:table-cell>
          <table:table-cell table:style-name="ce38" table:formula="of:=ABS(SQRT([.F101]*[.F101]+[.H101]*[.H101])/[.J101]*[.L$3])" office:value-type="float" office:value="0.0168831432496084">
            <text:p>0.0169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1">
          <table:table-cell/>
          <table:table-cell table:style-name="ce8" office:value-type="float" office:value="0.6">
            <text:p>0.6000</text:p>
          </table:table-cell>
          <table:table-cell table:style-name="ce24" table:formula="of:=[.B102]" office:value-type="float" office:value="0.6">
            <text:p>0.6000</text:p>
          </table:table-cell>
          <table:table-cell table:style-name="ce24" office:value-type="float" office:value="1.01">
            <text:p>1.0100</text:p>
          </table:table-cell>
          <table:table-cell table:style-name="ce24" office:value-type="float" office:value="0.013">
            <text:p>0.0130</text:p>
          </table:table-cell>
          <table:table-cell table:style-name="ce24" table:formula="of:=[.E102]" office:value-type="float" office:value="0.013">
            <text:p>0.0130</text:p>
          </table:table-cell>
          <table:table-cell table:style-name="ce24" office:value-type="float" office:value="0.027">
            <text:p>0.0270</text:p>
          </table:table-cell>
          <table:table-cell table:style-name="ce39" table:formula="of:=[.G102]" office:value-type="float" office:value="0.027">
            <text:p>0.0270</text:p>
          </table:table-cell>
          <table:table-cell/>
          <table:table-cell table:style-name="ce25" table:formula="of:=(1+[.B102]/0.71)*(1+[.B102]/0.71)" office:value-type="float" office:value="3.40428486411426">
            <text:p>3.4043</text:p>
          </table:table-cell>
          <table:table-cell/>
          <table:table-cell table:style-name="ce8" table:formula="of:=-[.B102]" office:value-type="float" office:value="-0.6">
            <text:p>-0.6000</text:p>
          </table:table-cell>
          <table:table-cell table:style-name="ce24" table:formula="of:=[.L102]" office:value-type="float" office:value="-0.6">
            <text:p>-0.6000</text:p>
          </table:table-cell>
          <table:table-cell table:style-name="ce24" table:formula="of:=[.D102]/[.$J102]*[.L$3]" office:value-type="float" office:value="-0.567570930202611">
            <text:p>-0.5676</text:p>
          </table:table-cell>
          <table:table-cell table:style-name="ce24" table:formula="of:=ABS(SQRT([.E102]*[.E102]+[.G102]*[.G102])/[.J102]*[.L$3])" office:value-type="float" office:value="0.016839800349311">
            <text:p>0.0168</text:p>
          </table:table-cell>
          <table:table-cell table:style-name="ce39" table:formula="of:=ABS(SQRT([.F102]*[.F102]+[.H102]*[.H102])/[.J102]*[.L$3])" office:value-type="float" office:value="0.016839800349311">
            <text:p>0.0168</text:p>
          </table:table-cell>
          <table:table-cell/>
          <table:table-cell table:number-columns-repeated="2" office:value-type="string">
            <text:p>NOT</text:p>
          </table:table-cell>
        </table:table-row>
        <table:table-row table:style-name="ro16"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7" table:number-rows-spanned="1">
            <text:p>2007-PRC-75-034003_Anderson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58" table:formula="of:=[.B104]" office:value-type="string" office:string-value="2007-PRC-75-034003_Anderson" table:number-columns-spanned="5" table:number-rows-spanned="1">
            <text:p>2007-PRC-75-034003_Anderson</text:p>
          </table:table-cell>
          <table:covered-table-cell table:number-columns-repeated="4"/>
          <table:table-cell table:number-columns-repeated="2"/>
          <table:table-cell table:style-name="ce48"/>
        </table:table-row>
        <table:table-row table:style-name="ro5">
          <table:table-cell/>
          <table:table-cell table:style-name="ce66" office:value-type="string" table:number-columns-spanned="7" table:number-rows-spanned="1">
            <text:p>d(e,e') – polarized d,e</text:p>
          </table:table-cell>
          <table:covered-table-cell table:number-columns-repeated="6"/>
          <table:table-cell table:number-columns-repeated="3"/>
          <table:table-cell table:style-name="ce147" table:formula="of:=[.B105]" office:value-type="string" office:string-value="d(e,e') – polarized d,e" table:number-columns-spanned="5" table:number-rows-spanned="1">
            <text:p>d(e,e') – polarized d,e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83" office:value-type="string" table:number-columns-spanned="3" table:number-rows-spanned="1">
            <text:p>G_M^n/(mu_N*G_D)</text:p>
          </table:table-cell>
          <table:covered-table-cell table:number-columns-repeated="2" table:style-name="ce32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32" office:value-type="string" table:number-columns-spanned="3" table:number-rows-spanned="1">
            <text:p>G_M^n</text:p>
          </table:table-cell>
          <table:covered-table-cell table:style-name="ce117"/>
          <table:covered-table-cell table:style-name="ce119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46" office:value-type="string">
            <text:p>1/G_D</text:p>
          </table:table-cell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/>
          <table:table-cell/>
        </table:table-row>
        <table:table-row table:style-name="ro1">
          <table:table-cell/>
          <table:table-cell table:style-name="ce7" office:value-type="float" office:value="0.1">
            <text:p>0.1000</text:p>
          </table:table-cell>
          <table:table-cell table:style-name="ce23" table:formula="of:=[.B109]" office:value-type="float" office:value="0.1">
            <text:p>0.1000</text:p>
          </table:table-cell>
          <table:table-cell table:style-name="ce23" office:value-type="float" office:value="0.9481">
            <text:p>0.9481</text:p>
          </table:table-cell>
          <table:table-cell table:style-name="ce23" table:formula="of:=[.D109]*2.8*0.01" office:value-type="float" office:value="0.0265468">
            <text:p>0.0265</text:p>
          </table:table-cell>
          <table:table-cell table:style-name="ce38" table:formula="of:=[.E109]" office:value-type="float" office:value="0.0265468">
            <text:p>0.0265</text:p>
          </table:table-cell>
          <table:table-cell table:number-columns-repeated="3"/>
          <table:table-cell table:style-name="ce25" table:formula="of:=(1+[.B109]/0.71)*(1+[.B109]/0.71)" office:value-type="float" office:value="1.3015274747074">
            <text:p>1.3015</text:p>
          </table:table-cell>
          <table:table-cell/>
          <table:table-cell table:style-name="ce7" table:formula="of:=-[.B109]" office:value-type="float" office:value="-0.1">
            <text:p>-0.1000</text:p>
          </table:table-cell>
          <table:table-cell table:style-name="ce23" table:formula="of:=[.L109]" office:value-type="float" office:value="-0.1">
            <text:p>-0.1000</text:p>
          </table:table-cell>
          <table:table-cell table:style-name="ce23" table:formula="of:=[.D109]/[.$J109]*[.L$3]" office:value-type="float" office:value="-1.39355935169771">
            <text:p>-1.3936</text:p>
          </table:table-cell>
          <table:table-cell table:style-name="ce23" table:formula="of:=ABS([.E109]/[.J109]*[.L$3])" office:value-type="float" office:value="0.0390196618475359">
            <text:p>0.0390</text:p>
          </table:table-cell>
          <table:table-cell table:style-name="ce38" table:formula="of:=[.O109]" office:value-type="float" office:value="0.0390196618475359">
            <text:p>0.0390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193">
            <text:p>0.1930</text:p>
          </table:table-cell>
          <table:table-cell table:style-name="ce23" table:formula="of:=[.B110]" office:value-type="float" office:value="0.193">
            <text:p>0.1930</text:p>
          </table:table-cell>
          <table:table-cell table:style-name="ce23" office:value-type="float" office:value="0.9511">
            <text:p>0.9511</text:p>
          </table:table-cell>
          <table:table-cell table:style-name="ce23" table:formula="of:=[.D110]*2.8*0.01" office:value-type="float" office:value="0.0266308">
            <text:p>0.0266</text:p>
          </table:table-cell>
          <table:table-cell table:style-name="ce38" table:formula="of:=[.E110]" office:value-type="float" office:value="0.0266308">
            <text:p>0.0266</text:p>
          </table:table-cell>
          <table:table-cell table:number-columns-repeated="3"/>
          <table:table-cell table:style-name="ce25" table:formula="of:=(1+[.B110]/0.71)*(1+[.B110]/0.71)" office:value-type="float" office:value="1.61755405673478">
            <text:p>1.6176</text:p>
          </table:table-cell>
          <table:table-cell/>
          <table:table-cell table:style-name="ce7" table:formula="of:=-[.B110]" office:value-type="float" office:value="-0.193">
            <text:p>-0.1930</text:p>
          </table:table-cell>
          <table:table-cell table:style-name="ce23" table:formula="of:=[.L110]" office:value-type="float" office:value="-0.193">
            <text:p>-0.1930</text:p>
          </table:table-cell>
          <table:table-cell table:style-name="ce23" table:formula="of:=[.D110]/[.$J110]*[.L$3]" office:value-type="float" office:value="-1.12484334257296">
            <text:p>-1.1248</text:p>
          </table:table-cell>
          <table:table-cell table:style-name="ce23" table:formula="of:=ABS([.E110]/[.J110]*[.L$3])" office:value-type="float" office:value="0.031495613592043">
            <text:p>0.0315</text:p>
          </table:table-cell>
          <table:table-cell table:style-name="ce38" table:formula="of:=[.O110]" office:value-type="float" office:value="0.031495613592043">
            <text:p>0.0315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3">
            <text:p>0.3000</text:p>
          </table:table-cell>
          <table:table-cell table:style-name="ce23" table:formula="of:=[.B111]" office:value-type="float" office:value="0.3">
            <text:p>0.3000</text:p>
          </table:table-cell>
          <table:table-cell table:style-name="ce23" office:value-type="float" office:value="0.9577">
            <text:p>0.9577</text:p>
          </table:table-cell>
          <table:table-cell table:style-name="ce23" table:formula="of:=[.D111]*5.8*0.01" office:value-type="float" office:value="0.0555466">
            <text:p>0.0555</text:p>
          </table:table-cell>
          <table:table-cell table:style-name="ce38" table:formula="of:=[.E111]" office:value-type="float" office:value="0.0555466">
            <text:p>0.0555</text:p>
          </table:table-cell>
          <table:table-cell table:number-columns-repeated="3"/>
          <table:table-cell table:style-name="ce25" table:formula="of:=(1+[.B111]/0.71)*(1+[.B111]/0.71)" office:value-type="float" office:value="2.02360642729617">
            <text:p>2.0236</text:p>
          </table:table-cell>
          <table:table-cell/>
          <table:table-cell table:style-name="ce7" table:formula="of:=-[.B111]" office:value-type="float" office:value="-0.3">
            <text:p>-0.3000</text:p>
          </table:table-cell>
          <table:table-cell table:style-name="ce23" table:formula="of:=[.L111]" office:value-type="float" office:value="-0.3">
            <text:p>-0.3000</text:p>
          </table:table-cell>
          <table:table-cell table:style-name="ce23" table:formula="of:=[.D111]/[.$J111]*[.L$3]" office:value-type="float" office:value="-0.905374172110125">
            <text:p>-0.9054</text:p>
          </table:table-cell>
          <table:table-cell table:style-name="ce23" table:formula="of:=ABS([.E111]/[.J111]*[.L$3])" office:value-type="float" office:value="0.0525117019823873">
            <text:p>0.0525</text:p>
          </table:table-cell>
          <table:table-cell table:style-name="ce38" table:formula="of:=[.O111]" office:value-type="float" office:value="0.0525117019823873">
            <text:p>0.0525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4">
            <text:p>0.4000</text:p>
          </table:table-cell>
          <table:table-cell table:style-name="ce23" table:formula="of:=[.B112]" office:value-type="float" office:value="0.4">
            <text:p>0.4000</text:p>
          </table:table-cell>
          <table:table-cell table:style-name="ce23" office:value-type="float" office:value="0.9694">
            <text:p>0.9694</text:p>
          </table:table-cell>
          <table:table-cell table:style-name="ce23" table:formula="of:=[.D112]*3.2*0.01" office:value-type="float" office:value="0.0310208">
            <text:p>0.0310</text:p>
          </table:table-cell>
          <table:table-cell table:style-name="ce38" table:formula="of:=[.E112]" office:value-type="float" office:value="0.0310208">
            <text:p>0.0310</text:p>
          </table:table-cell>
          <table:table-cell table:number-columns-repeated="3"/>
          <table:table-cell table:style-name="ce25" table:formula="of:=(1+[.B112]/0.71)*(1+[.B112]/0.71)" office:value-type="float" office:value="2.44415790517754">
            <text:p>2.4442</text:p>
          </table:table-cell>
          <table:table-cell/>
          <table:table-cell table:style-name="ce7" table:formula="of:=-[.B112]" office:value-type="float" office:value="-0.4">
            <text:p>-0.4000</text:p>
          </table:table-cell>
          <table:table-cell table:style-name="ce23" table:formula="of:=[.L112]" office:value-type="float" office:value="-0.4">
            <text:p>-0.4000</text:p>
          </table:table-cell>
          <table:table-cell table:style-name="ce23" table:formula="of:=[.D112]/[.$J112]*[.L$3]" office:value-type="float" office:value="-0.758749502007027">
            <text:p>-0.7587</text:p>
          </table:table-cell>
          <table:table-cell table:style-name="ce23" table:formula="of:=ABS([.E112]/[.J112]*[.L$3])" office:value-type="float" office:value="0.0242799840642249">
            <text:p>0.0243</text:p>
          </table:table-cell>
          <table:table-cell table:style-name="ce38" table:formula="of:=[.O112]" office:value-type="float" office:value="0.0242799840642249">
            <text:p>0.0243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7" office:value-type="float" office:value="0.5">
            <text:p>0.5000</text:p>
          </table:table-cell>
          <table:table-cell table:style-name="ce23" table:formula="of:=[.B113]" office:value-type="float" office:value="0.5">
            <text:p>0.5000</text:p>
          </table:table-cell>
          <table:table-cell table:style-name="ce23" office:value-type="float" office:value="0.9689">
            <text:p>0.9689</text:p>
          </table:table-cell>
          <table:table-cell table:style-name="ce23" table:formula="of:=[.D113]*2.8*0.01" office:value-type="float" office:value="0.0271292">
            <text:p>0.0271</text:p>
          </table:table-cell>
          <table:table-cell table:style-name="ce38" table:formula="of:=[.E113]" office:value-type="float" office:value="0.0271292">
            <text:p>0.0271</text:p>
          </table:table-cell>
          <table:table-cell table:number-columns-repeated="3"/>
          <table:table-cell table:style-name="ce25" table:formula="of:=(1+[.B113]/0.71)*(1+[.B113]/0.71)" office:value-type="float" office:value="2.90438405078357">
            <text:p>2.9044</text:p>
          </table:table-cell>
          <table:table-cell/>
          <table:table-cell table:style-name="ce7" table:formula="of:=-[.B113]" office:value-type="float" office:value="-0.5">
            <text:p>-0.5000</text:p>
          </table:table-cell>
          <table:table-cell table:style-name="ce23" table:formula="of:=[.L113]" office:value-type="float" office:value="-0.5">
            <text:p>-0.5000</text:p>
          </table:table-cell>
          <table:table-cell table:style-name="ce23" table:formula="of:=[.D113]/[.$J113]*[.L$3]" office:value-type="float" office:value="-0.638189385294941">
            <text:p>-0.6382</text:p>
          </table:table-cell>
          <table:table-cell table:style-name="ce23" table:formula="of:=ABS([.E113]/[.J113]*[.L$3])" office:value-type="float" office:value="0.0178693027882583">
            <text:p>0.0179</text:p>
          </table:table-cell>
          <table:table-cell table:style-name="ce38" table:formula="of:=[.O113]" office:value-type="float" office:value="0.0178693027882583">
            <text:p>0.0179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ce8" office:value-type="float" office:value="0.6">
            <text:p>0.6000</text:p>
          </table:table-cell>
          <table:table-cell table:style-name="ce24" table:formula="of:=[.B114]" office:value-type="float" office:value="0.6">
            <text:p>0.6000</text:p>
          </table:table-cell>
          <table:table-cell table:style-name="ce24" office:value-type="float" office:value="0.9939">
            <text:p>0.9939</text:p>
          </table:table-cell>
          <table:table-cell table:style-name="ce24" table:formula="of:=[.D114]*2.9*0.01" office:value-type="float" office:value="0.0288231">
            <text:p>0.0288</text:p>
          </table:table-cell>
          <table:table-cell table:style-name="ce39" table:formula="of:=[.E114]" office:value-type="float" office:value="0.0288231">
            <text:p>0.0288</text:p>
          </table:table-cell>
          <table:table-cell table:number-columns-repeated="3"/>
          <table:table-cell table:style-name="ce25" table:formula="of:=(1+[.B114]/0.71)*(1+[.B114]/0.71)" office:value-type="float" office:value="3.40428486411426">
            <text:p>3.4043</text:p>
          </table:table-cell>
          <table:table-cell/>
          <table:table-cell table:style-name="ce8" table:formula="of:=-[.B114]" office:value-type="float" office:value="-0.6">
            <text:p>-0.6000</text:p>
          </table:table-cell>
          <table:table-cell table:style-name="ce24" table:formula="of:=[.L114]" office:value-type="float" office:value="-0.6">
            <text:p>-0.6000</text:p>
          </table:table-cell>
          <table:table-cell table:style-name="ce24" table:formula="of:=[.D114]/[.$J114]*[.L$3]" office:value-type="float" office:value="-0.558523512404331">
            <text:p>-0.5585</text:p>
          </table:table-cell>
          <table:table-cell table:style-name="ce24" table:formula="of:=ABS([.E114]/[.J114]*[.L$3])" office:value-type="float" office:value="0.0161971818597256">
            <text:p>0.0162</text:p>
          </table:table-cell>
          <table:table-cell table:style-name="ce39" table:formula="of:=[.O114]" office:value-type="float" office:value="0.0161971818597256">
            <text:p>0.0162</text:p>
          </table:table-cell>
          <table:table-cell/>
          <table:table-cell table:style-name="ce87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2" office:value-type="string" table:number-columns-spanned="3" table:number-rows-spanned="1">
            <text:p>t&gt;0</text:p>
          </table:table-cell>
          <table:covered-table-cell table:number-columns-repeated="2"/>
          <table:table-cell table:number-columns-repeated="7"/>
          <table:table-cell table:style-name="ce2" table:formula="of:=[.B116]" office:value-type="string" office:string-value="t&gt;0" table:number-columns-spanned="3" table:number-rows-spanned="1">
            <text:p>t&gt;0</text:p>
          </table:table-cell>
          <table:covered-table-cell table:style-name="ce55"/>
          <table:covered-table-cell/>
          <table:table-cell/>
          <table:table-cell table:style-name="ce58" office:value-type="string">
            <text:p>Limit value</text:p>
          </table:table-cell>
          <table:table-cell table:style-name="ce62"/>
          <table:table-cell table:style-name="ce108" table:formula="of:=4.2" office:value-type="float" office:value="4.2">
            <text:p>4.2000</text:p>
          </table:table-cell>
          <table:table-cell/>
        </table:table-row>
        <table:table-row table:style-name="ro16">
          <table:table-cell table:number-columns-repeated="19"/>
        </table:table-row>
        <table:table-row table:style-name="ro4">
          <table:table-cell/>
          <table:table-cell table:style-name="ce67" office:value-type="string" table:number-columns-spanned="7" table:number-rows-spanned="1">
            <text:p>1998-NPB-517-3_Antonelli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58" table:formula="of:=[.B118]" office:value-type="string" office:string-value="1998-NPB-517-3_Antonelli" table:number-columns-spanned="5" table:number-rows-spanned="1">
            <text:p>1998-NPB-517-3_Antonelli</text:p>
          </table:table-cell>
          <table:covered-table-cell table:number-columns-repeated="4"/>
          <table:table-cell table:number-columns-repeated="2"/>
          <table:table-cell table:style-name="ce48"/>
        </table:table-row>
        <table:table-row table:style-name="ro5">
          <table:table-cell/>
          <table:table-cell table:style-name="ce66" office:value-type="string" table:number-columns-spanned="7" table:number-rows-spanned="1">
            <text:p>FENICE: E+ E- --&gt; N NBAR</text:p>
          </table:table-cell>
          <table:covered-table-cell table:number-columns-repeated="6"/>
          <table:table-cell table:number-columns-repeated="3"/>
          <table:table-cell table:style-name="ce147" table:formula="of:=[.B119]" office:value-type="string" office:string-value="FENICE: E+ E- --&gt; N NBAR" table:number-columns-spanned="5" table:number-rows-spanned="1">
            <text:p>FENICE: E+ E- --&gt; N NBAR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repeated="19"/>
        </table:table-row>
        <table:table-row table:style-name="ro4">
          <table:table-cell/>
          <table:table-cell table:style-name="ce11" office:value-type="string" table:number-columns-spanned="2" table:number-rows-spanned="1">
            <text:p>s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n| ( = |G_E^n| )</text:p>
          </table:table-cell>
          <table:covered-table-cell table:number-columns-repeated="2" table:style-name="ce32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32" office:value-type="string" table:number-columns-spanned="3" table:number-rows-spanned="1">
            <text:p>|G_M^n|</text:p>
          </table:table-cell>
          <table:covered-table-cell table:style-name="ce117"/>
          <table:covered-table-cell table:style-name="ce119"/>
          <table:table-cell table:number-columns-repeated="3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46"/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6"/>
          <table:table-cell/>
        </table:table-row>
        <table:table-row table:style-name="ro1">
          <table:table-cell/>
          <table:table-cell table:style-name="ce136" office:value-type="float" office:value="3.61">
            <text:p>3.6100</text:p>
          </table:table-cell>
          <table:table-cell table:style-name="ce139" office:value-type="float" office:value="3.61">
            <text:p>3.6100</text:p>
          </table:table-cell>
          <table:table-cell table:style-name="ce139" office:value-type="string">
            <text:p>&lt;0.39</text:p>
          </table:table-cell>
          <table:table-cell/>
          <table:table-cell table:style-name="ce143"/>
          <table:table-cell table:number-columns-repeated="3"/>
          <table:table-cell table:style-name="ce25"/>
          <table:table-cell/>
          <table:table-cell table:style-name="ce7" table:formula="of:=[.B123]" office:value-type="float" office:value="3.61">
            <text:p>3.6100</text:p>
          </table:table-cell>
          <table:table-cell table:style-name="ce23" table:formula="of:=[.L123]" office:value-type="float" office:value="3.61">
            <text:p>3.6100</text:p>
          </table:table-cell>
          <table:table-cell table:style-name="ce23" table:formula="of:=[.D123]" office:value-type="string" office:string-value="&lt;0.39">
            <text:p>&lt;0.39</text:p>
          </table:table-cell>
          <table:table-cell table:style-name="ce23" table:formula="of:=[.E123]" office:value-type="float" office:value="0">
            <text:p>0.0000</text:p>
          </table:table-cell>
          <table:table-cell table:style-name="ce38" table:formula="of:=-[.O123]" office:value-type="float" office:value="-0">
            <text:p>0.0000</text:p>
          </table:table-cell>
          <table:table-cell/>
          <table:table-cell table:number-columns-repeated="2" table:style-name="ce46" office:value-type="string">
            <text:p>NOT</text:p>
          </table:table-cell>
        </table:table-row>
        <table:table-row table:style-name="ro1">
          <table:table-cell/>
          <table:table-cell table:style-name="ce136" office:value-type="float" office:value="3.64">
            <text:p>3.6400</text:p>
          </table:table-cell>
          <table:table-cell table:style-name="ce139" office:value-type="float" office:value="3.64">
            <text:p>3.6400</text:p>
          </table:table-cell>
          <table:table-cell table:style-name="ce139" office:value-type="float" office:value="0.45">
            <text:p>0.4500</text:p>
          </table:table-cell>
          <table:table-cell table:style-name="ce139" office:value-type="float" office:value="0.16">
            <text:p>0.1600</text:p>
          </table:table-cell>
          <table:table-cell table:style-name="ce144" office:value-type="float" office:value="0.16">
            <text:p>0.1600</text:p>
          </table:table-cell>
          <table:table-cell table:number-columns-repeated="3"/>
          <table:table-cell table:style-name="ce25"/>
          <table:table-cell/>
          <table:table-cell table:style-name="ce7" table:formula="of:=[.B124]" office:value-type="float" office:value="3.64">
            <text:p>3.6400</text:p>
          </table:table-cell>
          <table:table-cell table:style-name="ce23" table:formula="of:=[.L124]" office:value-type="float" office:value="3.64">
            <text:p>3.6400</text:p>
          </table:table-cell>
          <table:table-cell table:style-name="ce23" table:formula="of:=IF([.$S124]=&quot;L&quot;;[.$D124];[.$D133])" office:value-type="float" office:value="0.45">
            <text:p>0.4500</text:p>
          </table:table-cell>
          <table:table-cell table:style-name="ce23" table:formula="of:=IF([.$S124]=&quot;L&quot;;[.$E124];[.$E133])" office:value-type="float" office:value="0.16">
            <text:p>0.1600</text:p>
          </table:table-cell>
          <table:table-cell table:style-name="ce38" table:formula="of:=[.O124]" office:value-type="float" office:value="0.16">
            <text:p>0.1600</text:p>
          </table:table-cell>
          <table:table-cell/>
          <table:table-cell table:style-name="ce46" table:formula="of:=IF([.$S124]=&quot;L&quot;;&quot;E&quot;;&quot;&quot;)" office:value-type="string" office:string-value="E">
            <text:p>E</text:p>
          </table:table-cell>
          <table:table-cell table:style-name="ce46" table:formula="of:=IF([.$L124]&gt;[.$R$116];&quot;H&quot;;&quot;L&quot;)" office:value-type="string" office:string-value="L">
            <text:p>L</text:p>
          </table:table-cell>
        </table:table-row>
        <table:table-row table:style-name="ro1">
          <table:table-cell/>
          <table:table-cell table:style-name="ce136" office:value-type="float" office:value="3.69">
            <text:p>3.6900</text:p>
          </table:table-cell>
          <table:table-cell table:style-name="ce139" office:value-type="float" office:value="3.69">
            <text:p>3.6900</text:p>
          </table:table-cell>
          <table:table-cell table:style-name="ce139" office:value-type="float" office:value="0.39">
            <text:p>0.3900</text:p>
          </table:table-cell>
          <table:table-cell table:style-name="ce139" office:value-type="float" office:value="0.08">
            <text:p>0.0800</text:p>
          </table:table-cell>
          <table:table-cell table:style-name="ce144" office:value-type="float" office:value="0.08">
            <text:p>0.0800</text:p>
          </table:table-cell>
          <table:table-cell table:number-columns-repeated="3"/>
          <table:table-cell table:style-name="ce25"/>
          <table:table-cell/>
          <table:table-cell table:style-name="ce7" table:formula="of:=[.B125]" office:value-type="float" office:value="3.69">
            <text:p>3.6900</text:p>
          </table:table-cell>
          <table:table-cell table:style-name="ce23" table:formula="of:=[.L125]" office:value-type="float" office:value="3.69">
            <text:p>3.6900</text:p>
          </table:table-cell>
          <table:table-cell table:style-name="ce23" table:formula="of:=IF([.$S125]=&quot;L&quot;;[.$D125];[.$D134])" office:value-type="float" office:value="0.39">
            <text:p>0.3900</text:p>
          </table:table-cell>
          <table:table-cell table:style-name="ce23" table:formula="of:=IF([.$S125]=&quot;L&quot;;[.$E125];[.$E134])" office:value-type="float" office:value="0.08">
            <text:p>0.0800</text:p>
          </table:table-cell>
          <table:table-cell table:style-name="ce38" table:formula="of:=[.O125]" office:value-type="float" office:value="0.08">
            <text:p>0.0800</text:p>
          </table:table-cell>
          <table:table-cell/>
          <table:table-cell table:style-name="ce46" table:formula="of:=IF([.$S125]=&quot;L&quot;;&quot;E&quot;;&quot;&quot;)" office:value-type="string" office:string-value="E">
            <text:p>E</text:p>
          </table:table-cell>
          <table:table-cell table:style-name="ce46" table:formula="of:=IF([.$L125]&gt;[.$R$116];&quot;H&quot;;&quot;L&quot;)" office:value-type="string" office:string-value="L">
            <text:p>L</text:p>
          </table:table-cell>
        </table:table-row>
        <table:table-row table:style-name="ro1">
          <table:table-cell/>
          <table:table-cell table:style-name="ce136" office:value-type="float" office:value="4">
            <text:p>4.0000</text:p>
          </table:table-cell>
          <table:table-cell table:style-name="ce139" office:value-type="float" office:value="4">
            <text:p>4.0000</text:p>
          </table:table-cell>
          <table:table-cell table:style-name="ce139" office:value-type="float" office:value="0.29">
            <text:p>0.2900</text:p>
          </table:table-cell>
          <table:table-cell table:style-name="ce139" office:value-type="float" office:value="0.05">
            <text:p>0.0500</text:p>
          </table:table-cell>
          <table:table-cell table:style-name="ce144" office:value-type="float" office:value="0.05">
            <text:p>0.0500</text:p>
          </table:table-cell>
          <table:table-cell table:number-columns-repeated="3"/>
          <table:table-cell table:style-name="ce25"/>
          <table:table-cell/>
          <table:table-cell table:style-name="ce7" table:formula="of:=[.B126]" office:value-type="float" office:value="4">
            <text:p>4.0000</text:p>
          </table:table-cell>
          <table:table-cell table:style-name="ce23" table:formula="of:=[.L126]" office:value-type="float" office:value="4">
            <text:p>4.0000</text:p>
          </table:table-cell>
          <table:table-cell table:style-name="ce23" table:formula="of:=IF([.$S126]=&quot;L&quot;;[.$D126];[.$D135])" office:value-type="float" office:value="0.29">
            <text:p>0.2900</text:p>
          </table:table-cell>
          <table:table-cell table:style-name="ce23" table:formula="of:=IF([.$S126]=&quot;L&quot;;[.$E126];[.$E135])" office:value-type="float" office:value="0.05">
            <text:p>0.0500</text:p>
          </table:table-cell>
          <table:table-cell table:style-name="ce38" table:formula="of:=[.O126]" office:value-type="float" office:value="0.05">
            <text:p>0.0500</text:p>
          </table:table-cell>
          <table:table-cell/>
          <table:table-cell table:style-name="ce46" table:formula="of:=IF([.$S126]=&quot;L&quot;;&quot;E&quot;;&quot;&quot;)" office:value-type="string" office:string-value="E">
            <text:p>E</text:p>
          </table:table-cell>
          <table:table-cell table:style-name="ce46" table:formula="of:=IF([.$L126]&gt;[.$R$116];&quot;H&quot;;&quot;L&quot;)" office:value-type="string" office:string-value="L">
            <text:p>L</text:p>
          </table:table-cell>
        </table:table-row>
        <table:table-row table:style-name="ro1">
          <table:table-cell/>
          <table:table-cell table:style-name="ce136" office:value-type="float" office:value="4.41">
            <text:p>4.4100</text:p>
          </table:table-cell>
          <table:table-cell table:style-name="ce139" office:value-type="float" office:value="4.41">
            <text:p>4.4100</text:p>
          </table:table-cell>
          <table:table-cell table:style-name="ce139" office:value-type="float" office:value="0.28">
            <text:p>0.2800</text:p>
          </table:table-cell>
          <table:table-cell table:style-name="ce139" office:value-type="float" office:value="0.04">
            <text:p>0.0400</text:p>
          </table:table-cell>
          <table:table-cell table:style-name="ce144" office:value-type="float" office:value="0.04">
            <text:p>0.0400</text:p>
          </table:table-cell>
          <table:table-cell table:number-columns-repeated="3"/>
          <table:table-cell table:style-name="ce25"/>
          <table:table-cell/>
          <table:table-cell table:style-name="ce7" table:formula="of:=[.B127]" office:value-type="float" office:value="4.41">
            <text:p>4.4100</text:p>
          </table:table-cell>
          <table:table-cell table:style-name="ce23" table:formula="of:=[.L127]" office:value-type="float" office:value="4.41">
            <text:p>4.4100</text:p>
          </table:table-cell>
          <table:table-cell table:style-name="ce23" table:formula="of:=IF([.$S127]=&quot;L&quot;;[.$D127];[.$D136])" office:value-type="float" office:value="0.34">
            <text:p>0.3400</text:p>
          </table:table-cell>
          <table:table-cell table:style-name="ce23" table:formula="of:=IF([.$S127]=&quot;L&quot;;[.$E127];[.$E136])" office:value-type="float" office:value="0.05">
            <text:p>0.0500</text:p>
          </table:table-cell>
          <table:table-cell table:style-name="ce38" table:formula="of:=[.O127]" office:value-type="float" office:value="0.05">
            <text:p>0.0500</text:p>
          </table:table-cell>
          <table:table-cell/>
          <table:table-cell table:style-name="ce46" table:formula="of:=IF([.$S127]=&quot;L&quot;;&quot;E&quot;;&quot;&quot;)">
            <text:p/>
          </table:table-cell>
          <table:table-cell table:style-name="ce46" table:formula="of:=IF([.$L127]&gt;[.$R$116];&quot;H&quot;;&quot;L&quot;)" office:value-type="string" office:string-value="H">
            <text:p>H</text:p>
          </table:table-cell>
        </table:table-row>
        <table:table-row table:style-name="ro1">
          <table:table-cell/>
          <table:table-cell table:style-name="ce137" office:value-type="float" office:value="5.95">
            <text:p>5.9500</text:p>
          </table:table-cell>
          <table:table-cell table:style-name="ce140" office:value-type="float" office:value="5.95">
            <text:p>5.9500</text:p>
          </table:table-cell>
          <table:table-cell table:style-name="ce140" office:value-type="float" office:value="0.23">
            <text:p>0.2300</text:p>
          </table:table-cell>
          <table:table-cell table:style-name="ce140" office:value-type="float" office:value="0.05">
            <text:p>0.0500</text:p>
          </table:table-cell>
          <table:table-cell table:style-name="ce145" office:value-type="float" office:value="0.05">
            <text:p>0.0500</text:p>
          </table:table-cell>
          <table:table-cell table:number-columns-repeated="3"/>
          <table:table-cell table:style-name="ce25"/>
          <table:table-cell/>
          <table:table-cell table:style-name="ce8" table:formula="of:=[.B128]" office:value-type="float" office:value="5.95">
            <text:p>5.9500</text:p>
          </table:table-cell>
          <table:table-cell table:style-name="ce24" table:formula="of:=[.L128]" office:value-type="float" office:value="5.95">
            <text:p>5.9500</text:p>
          </table:table-cell>
          <table:table-cell table:style-name="ce24" table:formula="of:=IF([.$S128]=&quot;L&quot;;[.$D128];[.$D137])" office:value-type="float" office:value="0.26">
            <text:p>0.2600</text:p>
          </table:table-cell>
          <table:table-cell table:style-name="ce24" table:formula="of:=IF([.$S128]=&quot;L&quot;;[.$E128];[.$E137])" office:value-type="float" office:value="0.06">
            <text:p>0.0600</text:p>
          </table:table-cell>
          <table:table-cell table:style-name="ce39" table:formula="of:=[.O128]" office:value-type="float" office:value="0.06">
            <text:p>0.0600</text:p>
          </table:table-cell>
          <table:table-cell/>
          <table:table-cell table:style-name="ce46" table:formula="of:=IF([.$S128]=&quot;L&quot;;&quot;E&quot;;&quot;&quot;)">
            <text:p/>
          </table:table-cell>
          <table:table-cell table:style-name="ce46" table:formula="of:=IF([.$L128]&gt;[.$R$116];&quot;H&quot;;&quot;L&quot;)" office:value-type="string" office:string-value="H">
            <text:p>H</text:p>
          </table:table-cell>
        </table:table-row>
        <table:table-row table:style-name="ro3">
          <table:table-cell table:number-columns-repeated="19"/>
        </table:table-row>
        <table:table-row table:style-name="ro6">
          <table:table-cell/>
          <table:table-cell table:style-name="ce11" office:value-type="string" table:number-columns-spanned="2" table:number-rows-spanned="1">
            <text:p>s IN GeV**2</text:p>
          </table:table-cell>
          <table:covered-table-cell table:style-name="ce76"/>
          <table:table-cell table:style-name="ce83" office:value-type="string" table:number-columns-spanned="3" table:number-rows-spanned="1">
            <text:p>|G_M^n| ( |G_E^n|=0 )</text:p>
          </table:table-cell>
          <table:covered-table-cell table:number-columns-repeated="2" table:style-name="ce32"/>
          <table:table-cell table:number-columns-repeated="13"/>
        </table:table-row>
        <table:table-row table:style-name="ro6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3"/>
        </table:table-row>
        <table:table-row table:style-name="ro7">
          <table:table-cell/>
          <table:table-cell table:style-name="ce136" office:value-type="float" office:value="3.61">
            <text:p>3.6100</text:p>
          </table:table-cell>
          <table:table-cell table:style-name="ce139" office:value-type="float" office:value="3.61">
            <text:p>3.6100</text:p>
          </table:table-cell>
          <table:table-cell table:style-name="ce139" office:value-type="string">
            <text:p>&lt;0.48</text:p>
          </table:table-cell>
          <table:table-cell/>
          <table:table-cell table:style-name="ce143"/>
          <table:table-cell table:number-columns-repeated="13"/>
        </table:table-row>
        <table:table-row table:style-name="ro7">
          <table:table-cell/>
          <table:table-cell table:style-name="ce136" office:value-type="float" office:value="3.64">
            <text:p>3.6400</text:p>
          </table:table-cell>
          <table:table-cell table:style-name="ce139" office:value-type="float" office:value="3.64">
            <text:p>3.6400</text:p>
          </table:table-cell>
          <table:table-cell table:style-name="ce139" office:value-type="float" office:value="0.55">
            <text:p>0.5500</text:p>
          </table:table-cell>
          <table:table-cell table:style-name="ce139" office:value-type="float" office:value="0.2">
            <text:p>0.2000</text:p>
          </table:table-cell>
          <table:table-cell table:style-name="ce144" office:value-type="float" office:value="0.2">
            <text:p>0.2000</text:p>
          </table:table-cell>
          <table:table-cell table:number-columns-repeated="13"/>
        </table:table-row>
        <table:table-row table:style-name="ro7">
          <table:table-cell/>
          <table:table-cell table:style-name="ce136" office:value-type="float" office:value="3.69">
            <text:p>3.6900</text:p>
          </table:table-cell>
          <table:table-cell table:style-name="ce139" office:value-type="float" office:value="3.69">
            <text:p>3.6900</text:p>
          </table:table-cell>
          <table:table-cell table:style-name="ce139" office:value-type="float" office:value="0.47">
            <text:p>0.4700</text:p>
          </table:table-cell>
          <table:table-cell table:style-name="ce139" office:value-type="float" office:value="0.1">
            <text:p>0.1000</text:p>
          </table:table-cell>
          <table:table-cell table:style-name="ce144" office:value-type="float" office:value="0.1">
            <text:p>0.1000</text:p>
          </table:table-cell>
          <table:table-cell table:number-columns-repeated="13"/>
        </table:table-row>
        <table:table-row table:style-name="ro7">
          <table:table-cell/>
          <table:table-cell table:style-name="ce136" office:value-type="float" office:value="4">
            <text:p>4.0000</text:p>
          </table:table-cell>
          <table:table-cell table:style-name="ce139" office:value-type="float" office:value="4">
            <text:p>4.0000</text:p>
          </table:table-cell>
          <table:table-cell table:style-name="ce139" office:value-type="float" office:value="0.34">
            <text:p>0.3400</text:p>
          </table:table-cell>
          <table:table-cell table:style-name="ce139" office:value-type="float" office:value="0.06">
            <text:p>0.0600</text:p>
          </table:table-cell>
          <table:table-cell table:style-name="ce144" office:value-type="float" office:value="0.06">
            <text:p>0.0600</text:p>
          </table:table-cell>
          <table:table-cell table:number-columns-repeated="13"/>
        </table:table-row>
        <table:table-row table:style-name="ro7">
          <table:table-cell/>
          <table:table-cell table:style-name="ce136" office:value-type="float" office:value="4.41">
            <text:p>4.4100</text:p>
          </table:table-cell>
          <table:table-cell table:style-name="ce139" office:value-type="float" office:value="4.41">
            <text:p>4.4100</text:p>
          </table:table-cell>
          <table:table-cell table:style-name="ce139" office:value-type="float" office:value="0.34">
            <text:p>0.3400</text:p>
          </table:table-cell>
          <table:table-cell table:style-name="ce139" office:value-type="float" office:value="0.05">
            <text:p>0.0500</text:p>
          </table:table-cell>
          <table:table-cell table:style-name="ce144" office:value-type="float" office:value="0.05">
            <text:p>0.0500</text:p>
          </table:table-cell>
          <table:table-cell table:number-columns-repeated="13"/>
        </table:table-row>
        <table:table-row table:style-name="ro7">
          <table:table-cell/>
          <table:table-cell table:style-name="ce137" office:value-type="float" office:value="5.95">
            <text:p>5.9500</text:p>
          </table:table-cell>
          <table:table-cell table:style-name="ce140" office:value-type="float" office:value="5.95">
            <text:p>5.9500</text:p>
          </table:table-cell>
          <table:table-cell table:style-name="ce140" office:value-type="float" office:value="0.26">
            <text:p>0.2600</text:p>
          </table:table-cell>
          <table:table-cell table:style-name="ce140" office:value-type="float" office:value="0.06">
            <text:p>0.0600</text:p>
          </table:table-cell>
          <table:table-cell table:style-name="ce145" office:value-type="float" office:value="0.06">
            <text:p>0.0600</text:p>
          </table:table-cell>
          <table:table-cell table:number-columns-repeated="13"/>
        </table:table-row>
        <table:table-row table:style-name="ro3">
          <table:table-cell/>
          <table:table-cell table:style-name="ce138" table:number-columns-repeated="5"/>
          <table:table-cell table:number-columns-repeated="13"/>
        </table:table-row>
        <table:table-row table:style-name="ro17">
          <table:table-cell table:number-columns-repeated="14"/>
          <table:table-cell table:style-name="ce58" office:value-type="string">
            <text:p>Suma D</text:p>
          </table:table-cell>
          <table:table-cell table:style-name="ce58" office:value-type="string">
            <text:p>Suma C</text:p>
          </table:table-cell>
          <table:table-cell/>
          <table:table-cell table:style-name="ce61" table:formula="of:=COUNTIF([.R$1:.R$129];&quot;=D&quot;)" office:value-type="float" office:value="37">
            <text:p>37</text:p>
          </table:table-cell>
          <table:table-cell table:style-name="ce61" table:formula="of:=(COUNTIF([.S$2:.S$129];&quot;=C&quot;))" office:value-type="float" office:value="37">
            <text:p>37</text:p>
          </table:table-cell>
        </table:table-row>
        <table:table-row table:style-name="ro17">
          <table:table-cell table:number-columns-repeated="14"/>
          <table:table-cell table:style-name="ce58" office:value-type="string">
            <text:p>Suma E</text:p>
          </table:table-cell>
          <table:table-cell table:style-name="ce58" office:value-type="string">
            <text:p>Suma L+H</text:p>
          </table:table-cell>
          <table:table-cell/>
          <table:table-cell table:style-name="ce61" table:formula="of:=COUNTIF([.R$1:.R$129];&quot;=E&quot;)" office:value-type="float" office:value="3">
            <text:p>3</text:p>
          </table:table-cell>
          <table:table-cell table:style-name="ce61" table:formula="of:=SUM(COUNTIF([.S$2:.S$129];&quot;=L&quot;);COUNTIF([.S$2:.S$129];&quot;=H&quot;))" office:value-type="float" office:value="5">
            <text:p>5</text:p>
          </table:table-cell>
        </table:table-row>
        <table:table-row table:style-name="ro1">
          <table:table-cell table:number-columns-repeated="19"/>
        </table:table-row>
        <table:table-row table:style-name="ro5">
          <table:table-cell/>
          <table:table-cell table:style-name="ce12" office:value-type="string">
            <text:p>D</text:p>
          </table:table-cell>
          <table:table-cell table:style-name="ce26" office:value-type="string" table:number-columns-spanned="2" table:number-rows-spanned="1">
            <text:p>Dubnička</text:p>
          </table:table-cell>
          <table:covered-table-cell table:style-name="ce26"/>
          <table:table-cell table:style-name="ce26"/>
          <table:table-cell table:number-columns-repeated="14"/>
        </table:table-row>
        <table:table-row table:style-name="ro5">
          <table:table-cell/>
          <table:table-cell table:style-name="ce12" office:value-type="string">
            <text:p>C</text:p>
          </table:table-cell>
          <table:table-cell table:style-name="ce26" office:value-type="string" table:number-columns-spanned="2" table:number-rows-spanned="1">
            <text:p>Counted</text:p>
          </table:table-cell>
          <table:covered-table-cell table:style-name="ce26"/>
          <table:table-cell table:style-name="ce26"/>
          <table:table-cell table:number-columns-repeated="14"/>
        </table:table-row>
        <table:table-row table:style-name="ro5">
          <table:table-cell/>
          <table:table-cell table:style-name="ce12" office:value-type="string">
            <text:p>L</text:p>
          </table:table-cell>
          <table:table-cell table:style-name="ce26" office:value-type="string" table:number-columns-spanned="2" table:number-rows-spanned="1">
            <text:p>Lower then limit</text:p>
          </table:table-cell>
          <table:covered-table-cell table:style-name="ce26"/>
          <table:table-cell table:style-name="ce26" office:value-type="float" office:value="4.2">
            <text:p>4.2</text:p>
          </table:table-cell>
          <table:table-cell table:number-columns-repeated="14"/>
        </table:table-row>
        <table:table-row table:style-name="ro5">
          <table:table-cell/>
          <table:table-cell table:style-name="ce12" office:value-type="string">
            <text:p>H</text:p>
          </table:table-cell>
          <table:table-cell table:style-name="ce26" office:value-type="string" table:number-columns-spanned="2" table:number-rows-spanned="1">
            <text:p>Higher than limit</text:p>
          </table:table-cell>
          <table:covered-table-cell table:style-name="ce26"/>
          <table:table-cell table:style-name="ce26" office:value-type="float" office:value="4.2">
            <text:p>4.2</text:p>
          </table:table-cell>
          <table:table-cell table:number-columns-repeated="14"/>
        </table:table-row>
        <table:table-row table:style-name="ro5">
          <table:table-cell/>
          <table:table-cell table:style-name="ce12" office:value-type="string">
            <text:p>E</text:p>
          </table:table-cell>
          <table:table-cell table:style-name="ce26" office:value-type="string" table:number-columns-spanned="3" table:number-rows-spanned="1">
            <text:p>Also electric |G_M^n| = |G_M^n|</text:p>
          </table:table-cell>
          <table:covered-table-cell table:number-columns-repeated="2" table:style-name="ce26"/>
          <table:table-cell table:number-columns-repeated="14"/>
        </table:table-row>
        <table:table-row table:style-name="ro5">
          <table:table-cell table:number-columns-repeated="19"/>
        </table:table-row>
        <table:table-row table:style-name="ro4">
          <table:table-cell/>
          <table:table-cell table:style-name="ce2" office:value-type="string" table:number-columns-spanned="5" table:number-rows-spanned="1">
            <text:p>Total – unsorted</text:p>
          </table:table-cell>
          <table:covered-table-cell table:number-columns-repeated="4"/>
          <table:table-cell table:number-columns-repeated="5"/>
          <table:table-cell table:style-name="ce2" office:value-type="string" table:number-columns-spanned="4" table:number-rows-spanned="1">
            <text:p>Total – sorted</text:p>
          </table:table-cell>
          <table:covered-table-cell table:style-name="ce55"/>
          <table:covered-table-cell table:number-columns-repeated="2"/>
          <table:table-cell table:number-columns-repeated="4"/>
        </table:table-row>
        <table:table-row table:style-name="ro1">
          <table:table-cell table:number-columns-repeated="19"/>
        </table:table-row>
        <table:table-row table:style-name="ro4">
          <table:table-cell/>
          <table:table-cell table:style-name="ce5" table:formula="of:=[.$L$10]" office:value-type="string" office:string-value="t IN GeV**2" table:number-columns-spanned="2" table:number-rows-spanned="1">
            <text:p>t IN GeV**2</text:p>
          </table:table-cell>
          <table:covered-table-cell table:style-name="ce18"/>
          <table:table-cell table:style-name="ce30" table:formula="of:=[.$N$10]" office:value-type="string" office:string-value="G_M^n" table:number-columns-spanned="3" table:number-rows-spanned="1">
            <text:p>G_M^n</text:p>
          </table:table-cell>
          <table:covered-table-cell table:style-name="ce34"/>
          <table:covered-table-cell table:style-name="ce36"/>
          <table:table-cell table:number-columns-repeated="2"/>
          <table:table-cell table:style-name="ce47"/>
          <table:table-cell table:number-columns-repeated="2"/>
          <table:table-cell table:style-name="ce5" table:formula="of:=[.$L$10]" office:value-type="string" office:string-value="t IN GeV**2">
            <text:p>t IN GeV**2</text:p>
          </table:table-cell>
          <table:table-cell table:style-name="ce30" table:formula="of:=[.$N$10]" office:value-type="string" office:string-value="G_M^n" table:number-columns-spanned="3" table:number-rows-spanned="1">
            <text:p>G_M^n</text:p>
          </table:table-cell>
          <table:covered-table-cell table:style-name="ce57"/>
          <table:covered-table-cell table:style-name="ce59"/>
          <table:table-cell table:number-columns-repeated="4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2"/>
          <table:table-cell table:style-name="ce47"/>
          <table:table-cell table:number-columns-repeated="2"/>
          <table:table-cell table:style-name="ce116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float" office:value="-0.272565512563881">
            <text:p>-0.2726</text:p>
          </table:table-cell>
          <table:table-cell table:style-name="ce27" office:value-type="float" office:value="-0.272565512563881">
            <text:p>-0.2726</text:p>
          </table:table-cell>
          <table:table-cell table:style-name="ce27" office:value-type="float" office:value="-0.872635166396713">
            <text:p>-0.8726</text:p>
          </table:table-cell>
          <table:table-cell table:style-name="ce27" office:value-type="float" office:value="0.0572883829398373">
            <text:p>0.0573</text:p>
          </table:table-cell>
          <table:table-cell table:style-name="ce41" office:value-type="float" office:value="0.0572883829398373">
            <text:p>0.0573</text:p>
          </table:table-cell>
          <table:table-cell table:number-columns-repeated="5"/>
          <table:table-cell table:style-name="ce15" office:value-type="float" office:value="-10">
            <text:p>-10.0000</text:p>
          </table:table-cell>
          <table:table-cell table:style-name="ce28" office:value-type="float" office:value="-0.0053">
            <text:p>-0.0053</text:p>
          </table:table-cell>
          <table:table-cell table:style-name="ce28" office:value-type="float" office:value="0.0013">
            <text:p>0.0013</text:p>
          </table:table-cell>
          <table:table-cell table:style-name="ce42" office:value-type="float" office:value="0.0013">
            <text:p>0.001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389379303662688">
            <text:p>-0.3894</text:p>
          </table:table-cell>
          <table:table-cell table:style-name="ce28" office:value-type="float" office:value="-0.389379303662688">
            <text:p>-0.3894</text:p>
          </table:table-cell>
          <table:table-cell table:style-name="ce28" office:value-type="float" office:value="-0.788528198887057">
            <text:p>-0.7885</text:p>
          </table:table-cell>
          <table:table-cell table:style-name="ce28" office:value-type="float" office:value="0.0213535455139282">
            <text:p>0.0214</text:p>
          </table:table-cell>
          <table:table-cell table:style-name="ce42" office:value-type="float" office:value="0.0213535455139282">
            <text:p>0.0214</text:p>
          </table:table-cell>
          <table:table-cell table:number-columns-repeated="5"/>
          <table:table-cell table:style-name="ce15" office:value-type="float" office:value="-8">
            <text:p>-8.0000</text:p>
          </table:table-cell>
          <table:table-cell table:style-name="ce28" office:value-type="float" office:value="-0.009">
            <text:p>-0.0090</text:p>
          </table:table-cell>
          <table:table-cell table:style-name="ce28" office:value-type="float" office:value="0.0015">
            <text:p>0.0015</text:p>
          </table:table-cell>
          <table:table-cell table:style-name="ce42" office:value-type="float" office:value="0.0015">
            <text:p>0.001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584068955494031">
            <text:p>-0.5841</text:p>
          </table:table-cell>
          <table:table-cell table:style-name="ce28" office:value-type="float" office:value="-0.584068955494031">
            <text:p>-0.5841</text:p>
          </table:table-cell>
          <table:table-cell table:style-name="ce28" office:value-type="float" office:value="-0.540693287613297">
            <text:p>-0.5407</text:p>
          </table:table-cell>
          <table:table-cell table:style-name="ce28" office:value-type="float" office:value="0.033421737325515">
            <text:p>0.0334</text:p>
          </table:table-cell>
          <table:table-cell table:style-name="ce42" office:value-type="float" office:value="0.033421737325515">
            <text:p>0.0334</text:p>
          </table:table-cell>
          <table:table-cell table:number-columns-repeated="5"/>
          <table:table-cell table:style-name="ce15" office:value-type="float" office:value="-6">
            <text:p>-6.0000</text:p>
          </table:table-cell>
          <table:table-cell table:style-name="ce28" office:value-type="float" office:value="-0.0195">
            <text:p>-0.0195</text:p>
          </table:table-cell>
          <table:table-cell table:style-name="ce28" office:value-type="float" office:value="0.001">
            <text:p>0.0010</text:p>
          </table:table-cell>
          <table:table-cell table:style-name="ce42" office:value-type="float" office:value="0.001">
            <text:p>0.001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778758607325375">
            <text:p>-0.7788</text:p>
          </table:table-cell>
          <table:table-cell table:style-name="ce28" office:value-type="float" office:value="-0.778758607325375">
            <text:p>-0.7788</text:p>
          </table:table-cell>
          <table:table-cell table:style-name="ce28" office:value-type="float" office:value="-0.342018349358514">
            <text:p>-0.3420</text:p>
          </table:table-cell>
          <table:table-cell table:style-name="ce28" office:value-type="float" office:value="0.0252443171338688">
            <text:p>0.0252</text:p>
          </table:table-cell>
          <table:table-cell table:style-name="ce42" office:value-type="float" office:value="0.0252443171338688">
            <text:p>0.0252</text:p>
          </table:table-cell>
          <table:table-cell table:number-columns-repeated="5"/>
          <table:table-cell table:style-name="ce15" office:value-type="float" office:value="-4">
            <text:p>-4.0000</text:p>
          </table:table-cell>
          <table:table-cell table:style-name="ce28" office:value-type="float" office:value="-0.041">
            <text:p>-0.0410</text:p>
          </table:table-cell>
          <table:table-cell table:style-name="ce28" office:value-type="float" office:value="0.002">
            <text:p>0.0020</text:p>
          </table:table-cell>
          <table:table-cell table:style-name="ce42" office:value-type="float" office:value="0.002">
            <text:p>0.002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1.16813791098806">
            <text:p>-1.1681</text:p>
          </table:table-cell>
          <table:table-cell table:style-name="ce28" office:value-type="float" office:value="-1.16813791098806">
            <text:p>-1.1681</text:p>
          </table:table-cell>
          <table:table-cell table:style-name="ce28" office:value-type="float" office:value="-0.260570971627947">
            <text:p>-0.2606</text:p>
          </table:table-cell>
          <table:table-cell table:style-name="ce28" office:value-type="float" office:value="0.0119160921522114">
            <text:p>0.0119</text:p>
          </table:table-cell>
          <table:table-cell table:style-name="ce42" office:value-type="float" office:value="0.0119160921522114">
            <text:p>0.0119</text:p>
          </table:table-cell>
          <table:table-cell table:number-columns-repeated="5"/>
          <table:table-cell table:style-name="ce15" office:value-type="float" office:value="-4">
            <text:p>-4.0000</text:p>
          </table:table-cell>
          <table:table-cell table:style-name="ce81" office:value-type="float" office:value="-0.0401237252599659">
            <text:p>-0.0401</text:p>
          </table:table-cell>
          <table:table-cell table:style-name="ce81" office:value-type="float" office:value="0.00351255296241554">
            <text:p>0.0035</text:p>
          </table:table-cell>
          <table:table-cell table:style-name="ce42" office:value-type="float" office:value="0.00351255296241554">
            <text:p>0.003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1.75220686648209">
            <text:p>-1.7522</text:p>
          </table:table-cell>
          <table:table-cell table:style-name="ce28" office:value-type="float" office:value="-1.75220686648209">
            <text:p>-1.7522</text:p>
          </table:table-cell>
          <table:table-cell table:style-name="ce28" office:value-type="float" office:value="-0.158883968613457">
            <text:p>-0.1589</text:p>
          </table:table-cell>
          <table:table-cell table:style-name="ce28" office:value-type="float" office:value="0.0120271410005696">
            <text:p>0.0120</text:p>
          </table:table-cell>
          <table:table-cell table:style-name="ce42" office:value-type="float" office:value="0.0120271410005696">
            <text:p>0.0120</text:p>
          </table:table-cell>
          <table:table-cell table:number-columns-repeated="5"/>
          <table:table-cell table:style-name="ce15" office:value-type="float" office:value="-3.25">
            <text:p>-3.2500</text:p>
          </table:table-cell>
          <table:table-cell table:style-name="ce81" office:value-type="float" office:value="-0.0594671963219754">
            <text:p>-0.0595</text:p>
          </table:table-cell>
          <table:table-cell table:style-name="ce81" office:value-type="float" office:value="0.00372295664597071">
            <text:p>0.0037</text:p>
          </table:table-cell>
          <table:table-cell table:style-name="ce42" office:value-type="float" office:value="0.00372295664597071">
            <text:p>0.003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2.5">
            <text:p>-2.5000</text:p>
          </table:table-cell>
          <table:table-cell table:style-name="ce28" office:value-type="float" office:value="-2.5">
            <text:p>-2.5000</text:p>
          </table:table-cell>
          <table:table-cell table:style-name="ce28" office:value-type="float" office:value="-0.092">
            <text:p>-0.0920</text:p>
          </table:table-cell>
          <table:table-cell table:style-name="ce28" office:value-type="float" office:value="0.004">
            <text:p>0.0040</text:p>
          </table:table-cell>
          <table:table-cell table:style-name="ce42" office:value-type="float" office:value="0.004">
            <text:p>0.0040</text:p>
          </table:table-cell>
          <table:table-cell table:number-columns-repeated="5"/>
          <table:table-cell table:style-name="ce15" office:value-type="float" office:value="-2.5">
            <text:p>-2.5000</text:p>
          </table:table-cell>
          <table:table-cell table:style-name="ce28" office:value-type="float" office:value="-0.092">
            <text:p>-0.0920</text:p>
          </table:table-cell>
          <table:table-cell table:style-name="ce28" office:value-type="float" office:value="0.004">
            <text:p>0.0040</text:p>
          </table:table-cell>
          <table:table-cell table:style-name="ce42" office:value-type="float" office:value="0.004">
            <text:p>0.004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4">
            <text:p>-4.0000</text:p>
          </table:table-cell>
          <table:table-cell table:style-name="ce28" office:value-type="float" office:value="-4">
            <text:p>-4.0000</text:p>
          </table:table-cell>
          <table:table-cell table:style-name="ce28" office:value-type="float" office:value="-0.041">
            <text:p>-0.0410</text:p>
          </table:table-cell>
          <table:table-cell table:style-name="ce28" office:value-type="float" office:value="0.002">
            <text:p>0.0020</text:p>
          </table:table-cell>
          <table:table-cell table:style-name="ce42" office:value-type="float" office:value="0.002">
            <text:p>0.0020</text:p>
          </table:table-cell>
          <table:table-cell table:number-columns-repeated="5"/>
          <table:table-cell table:style-name="ce15" office:value-type="float" office:value="-2.5">
            <text:p>-2.5000</text:p>
          </table:table-cell>
          <table:table-cell table:style-name="ce28" office:value-type="float" office:value="-0.0949006640677963">
            <text:p>-0.0949</text:p>
          </table:table-cell>
          <table:table-cell table:style-name="ce28" office:value-type="float" office:value="0.00415398007914839">
            <text:p>0.0042</text:p>
          </table:table-cell>
          <table:table-cell table:style-name="ce42" office:value-type="float" office:value="0.00415398007914839">
            <text:p>0.004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6">
            <text:p>-6.0000</text:p>
          </table:table-cell>
          <table:table-cell table:style-name="ce28" office:value-type="float" office:value="-6">
            <text:p>-6.0000</text:p>
          </table:table-cell>
          <table:table-cell table:style-name="ce28" office:value-type="float" office:value="-0.0195">
            <text:p>-0.0195</text:p>
          </table:table-cell>
          <table:table-cell table:style-name="ce28" office:value-type="float" office:value="0.001">
            <text:p>0.0010</text:p>
          </table:table-cell>
          <table:table-cell table:style-name="ce42" office:value-type="float" office:value="0.001">
            <text:p>0.0010</text:p>
          </table:table-cell>
          <table:table-cell table:number-columns-repeated="5"/>
          <table:table-cell table:style-name="ce15" office:value-type="float" office:value="-1.75220686648209">
            <text:p>-1.7522</text:p>
          </table:table-cell>
          <table:table-cell table:style-name="ce28" office:value-type="float" office:value="-0.158883968613457">
            <text:p>-0.1589</text:p>
          </table:table-cell>
          <table:table-cell table:style-name="ce28" office:value-type="float" office:value="0.0120271410005696">
            <text:p>0.0120</text:p>
          </table:table-cell>
          <table:table-cell table:style-name="ce42" office:value-type="float" office:value="0.0120271410005696">
            <text:p>0.012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8">
            <text:p>-8.0000</text:p>
          </table:table-cell>
          <table:table-cell table:style-name="ce28" office:value-type="float" office:value="-8">
            <text:p>-8.0000</text:p>
          </table:table-cell>
          <table:table-cell table:style-name="ce28" office:value-type="float" office:value="-0.009">
            <text:p>-0.0090</text:p>
          </table:table-cell>
          <table:table-cell table:style-name="ce28" office:value-type="float" office:value="0.0015">
            <text:p>0.0015</text:p>
          </table:table-cell>
          <table:table-cell table:style-name="ce42" office:value-type="float" office:value="0.0015">
            <text:p>0.0015</text:p>
          </table:table-cell>
          <table:table-cell table:number-columns-repeated="5"/>
          <table:table-cell table:style-name="ce15" office:value-type="float" office:value="-1.75">
            <text:p>-1.7500</text:p>
          </table:table-cell>
          <table:table-cell table:style-name="ce28" office:value-type="float" office:value="-0.167643564672754">
            <text:p>-0.1676</text:p>
          </table:table-cell>
          <table:table-cell table:style-name="ce28" office:value-type="float" office:value="0.00828196592097919">
            <text:p>0.0083</text:p>
          </table:table-cell>
          <table:table-cell table:style-name="ce42" office:value-type="float" office:value="0.00828196592097919">
            <text:p>0.008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10">
            <text:p>-10.0000</text:p>
          </table:table-cell>
          <table:table-cell table:style-name="ce28" office:value-type="float" office:value="-10">
            <text:p>-10.0000</text:p>
          </table:table-cell>
          <table:table-cell table:style-name="ce28" office:value-type="float" office:value="-0.0053">
            <text:p>-0.0053</text:p>
          </table:table-cell>
          <table:table-cell table:style-name="ce28" office:value-type="float" office:value="0.0013">
            <text:p>0.0013</text:p>
          </table:table-cell>
          <table:table-cell table:style-name="ce42" office:value-type="float" office:value="0.0013">
            <text:p>0.0013</text:p>
          </table:table-cell>
          <table:table-cell table:number-columns-repeated="5"/>
          <table:table-cell table:style-name="ce15" office:value-type="float" office:value="-1.16813791098806">
            <text:p>-1.1681</text:p>
          </table:table-cell>
          <table:table-cell table:style-name="ce28" office:value-type="float" office:value="-0.260570971627947">
            <text:p>-0.2606</text:p>
          </table:table-cell>
          <table:table-cell table:style-name="ce28" office:value-type="float" office:value="0.0119160921522114">
            <text:p>0.0119</text:p>
          </table:table-cell>
          <table:table-cell table:style-name="ce42" office:value-type="float" office:value="0.0119160921522114">
            <text:p>0.011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1112106229191">
            <text:p>-0.1112</text:p>
          </table:table-cell>
          <table:table-cell table:style-name="ce28" office:value-type="float" office:value="-0.1112106229191">
            <text:p>-0.1112</text:p>
          </table:table-cell>
          <table:table-cell table:style-name="ce28" office:value-type="float" office:value="-1.36849804632232">
            <text:p>-1.3685</text:p>
          </table:table-cell>
          <table:table-cell table:style-name="ce28" office:value-type="float" office:value="0.0228798001474996">
            <text:p>0.0229</text:p>
          </table:table-cell>
          <table:table-cell table:style-name="ce42" office:value-type="float" office:value="0.0228798001474996">
            <text:p>0.0229</text:p>
          </table:table-cell>
          <table:table-cell table:number-columns-repeated="5"/>
          <table:table-cell table:style-name="ce15" office:value-type="float" office:value="-0.894">
            <text:p>-0.8940</text:p>
          </table:table-cell>
          <table:table-cell table:style-name="ce28" office:value-type="float" office:value="-0.398067893010748">
            <text:p>-0.3981</text:p>
          </table:table-cell>
          <table:table-cell table:style-name="ce28" office:value-type="float" office:value="0.0063720849163679">
            <text:p>0.0064</text:p>
          </table:table-cell>
          <table:table-cell table:style-name="ce42" office:value-type="float" office:value="0.0063720849163679">
            <text:p>0.006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235">
            <text:p>-0.2350</text:p>
          </table:table-cell>
          <table:table-cell table:style-name="ce28" office:value-type="float" office:value="-0.235">
            <text:p>-0.2350</text:p>
          </table:table-cell>
          <table:table-cell table:style-name="ce28" office:value-type="float" office:value="-1.03884993333595">
            <text:p>-1.0388</text:p>
          </table:table-cell>
          <table:table-cell table:style-name="ce28" office:value-type="float" office:value="0.00971897027029479">
            <text:p>0.0097</text:p>
          </table:table-cell>
          <table:table-cell table:style-name="ce42" office:value-type="float" office:value="0.00971897027029479">
            <text:p>0.0097</text:p>
          </table:table-cell>
          <table:table-cell table:number-columns-repeated="5"/>
          <table:table-cell table:style-name="ce15" office:value-type="float" office:value="-0.784">
            <text:p>-0.7840</text:p>
          </table:table-cell>
          <table:table-cell table:style-name="ce81" office:value-type="float" office:value="-0.450634538398131">
            <text:p>-0.4506</text:p>
          </table:table-cell>
          <table:table-cell table:style-name="ce81" office:value-type="float" office:value="0.00518467350026612">
            <text:p>0.0052</text:p>
          </table:table-cell>
          <table:table-cell table:style-name="ce42" office:value-type="float" office:value="0.00518467350026612">
            <text:p>0.005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504">
            <text:p>-0.5040</text:p>
          </table:table-cell>
          <table:table-cell table:style-name="ce28" office:value-type="float" office:value="-0.504">
            <text:p>-0.5040</text:p>
          </table:table-cell>
          <table:table-cell table:style-name="ce28" office:value-type="float" office:value="-0.675279685568586">
            <text:p>-0.6753</text:p>
          </table:table-cell>
          <table:table-cell table:style-name="ce28" office:value-type="float" office:value="0.00785208936707658">
            <text:p>0.0079</text:p>
          </table:table-cell>
          <table:table-cell table:style-name="ce42" office:value-type="float" office:value="0.00785208936707658">
            <text:p>0.0079</text:p>
          </table:table-cell>
          <table:table-cell table:number-columns-repeated="5"/>
          <table:table-cell table:style-name="ce15" office:value-type="float" office:value="-0.778758607325375">
            <text:p>-0.7788</text:p>
          </table:table-cell>
          <table:table-cell table:style-name="ce28" office:value-type="float" office:value="-0.342018349358514">
            <text:p>-0.3420</text:p>
          </table:table-cell>
          <table:table-cell table:style-name="ce28" office:value-type="float" office:value="0.0252443171338688">
            <text:p>0.0252</text:p>
          </table:table-cell>
          <table:table-cell table:style-name="ce42" office:value-type="float" office:value="0.0252443171338688">
            <text:p>0.025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652">
            <text:p>-0.6520</text:p>
          </table:table-cell>
          <table:table-cell table:style-name="ce28" office:value-type="float" office:value="-0.652">
            <text:p>-0.6520</text:p>
          </table:table-cell>
          <table:table-cell table:style-name="ce28" office:value-type="float" office:value="-0.539095743064634">
            <text:p>-0.5391</text:p>
          </table:table-cell>
          <table:table-cell table:style-name="ce28" office:value-type="float" office:value="0.00623833068155796">
            <text:p>0.0062</text:p>
          </table:table-cell>
          <table:table-cell table:style-name="ce42" office:value-type="float" office:value="0.00623833068155796">
            <text:p>0.0062</text:p>
          </table:table-cell>
          <table:table-cell table:number-columns-repeated="5"/>
          <table:table-cell table:style-name="ce15" office:value-type="float" office:value="-0.652">
            <text:p>-0.6520</text:p>
          </table:table-cell>
          <table:table-cell table:style-name="ce28" office:value-type="float" office:value="-0.539095743064634">
            <text:p>-0.5391</text:p>
          </table:table-cell>
          <table:table-cell table:style-name="ce28" office:value-type="float" office:value="0.00623833068155796">
            <text:p>0.0062</text:p>
          </table:table-cell>
          <table:table-cell table:style-name="ce42" office:value-type="float" office:value="0.00623833068155796">
            <text:p>0.006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784">
            <text:p>-0.7840</text:p>
          </table:table-cell>
          <table:table-cell table:style-name="ce28" office:value-type="float" office:value="-0.784">
            <text:p>-0.7840</text:p>
          </table:table-cell>
          <table:table-cell table:style-name="ce28" office:value-type="float" office:value="-0.450634538398131">
            <text:p>-0.4506</text:p>
          </table:table-cell>
          <table:table-cell table:style-name="ce28" office:value-type="float" office:value="0.00518467350026612">
            <text:p>0.0052</text:p>
          </table:table-cell>
          <table:table-cell table:style-name="ce42" office:value-type="float" office:value="0.00518467350026612">
            <text:p>0.0052</text:p>
          </table:table-cell>
          <table:table-cell table:number-columns-repeated="5"/>
          <table:table-cell table:style-name="ce15" office:value-type="float" office:value="-0.605">
            <text:p>-0.6050</text:p>
          </table:table-cell>
          <table:table-cell table:style-name="ce28" office:value-type="float" office:value="-0.616">
            <text:p>-0.6160</text:p>
          </table:table-cell>
          <table:table-cell table:style-name="ce28" office:value-type="float" office:value="0.0196977156035922">
            <text:p>0.0197</text:p>
          </table:table-cell>
          <table:table-cell table:style-name="ce42" office:value-type="float" office:value="0.0196977156035922">
            <text:p>0.019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071">
            <text:p>-0.0710</text:p>
          </table:table-cell>
          <table:table-cell table:style-name="ce28" office:value-type="float" office:value="-0.071">
            <text:p>-0.0710</text:p>
          </table:table-cell>
          <table:table-cell table:style-name="ce28" office:value-type="float" office:value="-1.56521675454545">
            <text:p>-1.5652</text:p>
          </table:table-cell>
          <table:table-cell table:style-name="ce28" office:value-type="float" office:value="0.0205533513223141">
            <text:p>0.0206</text:p>
          </table:table-cell>
          <table:table-cell table:style-name="ce42" office:value-type="float" office:value="0.0205533513223141">
            <text:p>0.0206</text:p>
          </table:table-cell>
          <table:table-cell table:number-columns-repeated="5"/>
          <table:table-cell table:style-name="ce15" office:value-type="float" office:value="-0.6">
            <text:p>-0.6000</text:p>
          </table:table-cell>
          <table:table-cell table:style-name="ce28" office:value-type="float" office:value="-0.558523512404331">
            <text:p>-0.5585</text:p>
          </table:table-cell>
          <table:table-cell table:style-name="ce28" office:value-type="float" office:value="0.0161971818597256">
            <text:p>0.0162</text:p>
          </table:table-cell>
          <table:table-cell table:style-name="ce42" office:value-type="float" office:value="0.0161971818597256">
            <text:p>0.016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125">
            <text:p>-0.1250</text:p>
          </table:table-cell>
          <table:table-cell table:style-name="ce28" office:value-type="float" office:value="-0.125">
            <text:p>-0.1250</text:p>
          </table:table-cell>
          <table:table-cell table:style-name="ce28" office:value-type="float" office:value="-1.33750336812749">
            <text:p>-1.3375</text:p>
          </table:table-cell>
          <table:table-cell table:style-name="ce28" office:value-type="float" office:value="0.0179809139458711">
            <text:p>0.0180</text:p>
          </table:table-cell>
          <table:table-cell table:style-name="ce42" office:value-type="float" office:value="0.0179809139458711">
            <text:p>0.0180</text:p>
          </table:table-cell>
          <table:table-cell table:number-columns-repeated="5"/>
          <table:table-cell table:style-name="ce15" office:value-type="float" office:value="-0.584068955494031">
            <text:p>-0.5841</text:p>
          </table:table-cell>
          <table:table-cell table:style-name="ce28" office:value-type="float" office:value="-0.540693287613297">
            <text:p>-0.5407</text:p>
          </table:table-cell>
          <table:table-cell table:style-name="ce28" office:value-type="float" office:value="0.033421737325515">
            <text:p>0.0334</text:p>
          </table:table-cell>
          <table:table-cell table:style-name="ce42" office:value-type="float" office:value="0.033421737325515">
            <text:p>0.033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359">
            <text:p>-0.3590</text:p>
          </table:table-cell>
          <table:table-cell table:style-name="ce28" office:value-type="float" office:value="-0.359">
            <text:p>-0.3590</text:p>
          </table:table-cell>
          <table:table-cell table:style-name="ce28" office:value-type="float" office:value="-0.834607421844314">
            <text:p>-0.8346</text:p>
          </table:table-cell>
          <table:table-cell table:style-name="ce28" office:value-type="float" office:value="0.0118144629988073">
            <text:p>0.0118</text:p>
          </table:table-cell>
          <table:table-cell table:style-name="ce42" office:value-type="float" office:value="0.0118144629988073">
            <text:p>0.0118</text:p>
          </table:table-cell>
          <table:table-cell table:number-columns-repeated="5"/>
          <table:table-cell table:style-name="ce15" office:value-type="float" office:value="-0.504">
            <text:p>-0.5040</text:p>
          </table:table-cell>
          <table:table-cell table:style-name="ce28" office:value-type="float" office:value="-0.675279685568586">
            <text:p>-0.6753</text:p>
          </table:table-cell>
          <table:table-cell table:style-name="ce28" office:value-type="float" office:value="0.00785208936707658">
            <text:p>0.0079</text:p>
          </table:table-cell>
          <table:table-cell table:style-name="ce42" office:value-type="float" office:value="0.00785208936707658">
            <text:p>0.007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894">
            <text:p>-0.8940</text:p>
          </table:table-cell>
          <table:table-cell table:style-name="ce28" office:value-type="float" office:value="-0.894">
            <text:p>-0.8940</text:p>
          </table:table-cell>
          <table:table-cell table:style-name="ce28" office:value-type="float" office:value="-0.398067893010748">
            <text:p>-0.3981</text:p>
          </table:table-cell>
          <table:table-cell table:style-name="ce28" office:value-type="float" office:value="0.0063720849163679">
            <text:p>0.0064</text:p>
          </table:table-cell>
          <table:table-cell table:style-name="ce42" office:value-type="float" office:value="0.0063720849163679">
            <text:p>0.0064</text:p>
          </table:table-cell>
          <table:table-cell table:number-columns-repeated="5"/>
          <table:table-cell table:style-name="ce15" office:value-type="float" office:value="-0.5">
            <text:p>-0.5000</text:p>
          </table:table-cell>
          <table:table-cell table:style-name="ce28" office:value-type="float" office:value="-0.638189385294941">
            <text:p>-0.6382</text:p>
          </table:table-cell>
          <table:table-cell table:style-name="ce28" office:value-type="float" office:value="0.0178693027882583">
            <text:p>0.0179</text:p>
          </table:table-cell>
          <table:table-cell table:style-name="ce42" office:value-type="float" office:value="0.0178693027882583">
            <text:p>0.017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109">
            <text:p>-0.1090</text:p>
          </table:table-cell>
          <table:table-cell table:style-name="ce28" office:value-type="float" office:value="-0.109">
            <text:p>-0.1090</text:p>
          </table:table-cell>
          <table:table-cell table:style-name="ce28" office:value-type="float" office:value="-1.63324707500812">
            <text:p>-1.6332</text:p>
          </table:table-cell>
          <table:table-cell table:style-name="ce28" office:value-type="float" office:value="0.0519016015913671">
            <text:p>0.0519</text:p>
          </table:table-cell>
          <table:table-cell table:style-name="ce42" office:value-type="float" office:value="0.0519016015913671">
            <text:p>0.0519</text:p>
          </table:table-cell>
          <table:table-cell table:number-columns-repeated="5"/>
          <table:table-cell table:style-name="ce15" office:value-type="float" office:value="-0.417">
            <text:p>-0.4170</text:p>
          </table:table-cell>
          <table:table-cell table:style-name="ce28" office:value-type="float" office:value="-0.862">
            <text:p>-0.8620</text:p>
          </table:table-cell>
          <table:table-cell table:style-name="ce28" office:value-type="float" office:value="0.0281780056072107">
            <text:p>0.0282</text:p>
          </table:table-cell>
          <table:table-cell table:style-name="ce42" office:value-type="float" office:value="0.0281780056072107">
            <text:p>0.028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176">
            <text:p>-0.1760</text:p>
          </table:table-cell>
          <table:table-cell table:style-name="ce28" office:value-type="float" office:value="-0.176">
            <text:p>-0.1760</text:p>
          </table:table-cell>
          <table:table-cell table:style-name="ce28" office:value-type="float" office:value="-1.27640784570588">
            <text:p>-1.2764</text:p>
          </table:table-cell>
          <table:table-cell table:style-name="ce28" office:value-type="float" office:value="0.038820488858812">
            <text:p>0.0388</text:p>
          </table:table-cell>
          <table:table-cell table:style-name="ce42" office:value-type="float" office:value="0.038820488858812">
            <text:p>0.0388</text:p>
          </table:table-cell>
          <table:table-cell table:number-columns-repeated="5"/>
          <table:table-cell table:style-name="ce15" office:value-type="float" office:value="-0.4">
            <text:p>-0.4000</text:p>
          </table:table-cell>
          <table:table-cell table:style-name="ce28" office:value-type="float" office:value="-0.758749502007027">
            <text:p>-0.7587</text:p>
          </table:table-cell>
          <table:table-cell table:style-name="ce28" office:value-type="float" office:value="0.0242799840642249">
            <text:p>0.0243</text:p>
          </table:table-cell>
          <table:table-cell table:style-name="ce42" office:value-type="float" office:value="0.0242799840642249">
            <text:p>0.024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255">
            <text:p>-0.2550</text:p>
          </table:table-cell>
          <table:table-cell table:style-name="ce28" office:value-type="float" office:value="-0.255">
            <text:p>-0.2550</text:p>
          </table:table-cell>
          <table:table-cell table:style-name="ce28" office:value-type="float" office:value="-1.06458379035352">
            <text:p>-1.0646</text:p>
          </table:table-cell>
          <table:table-cell table:style-name="ce28" office:value-type="float" office:value="0.0401807889744326">
            <text:p>0.0402</text:p>
          </table:table-cell>
          <table:table-cell table:style-name="ce42" office:value-type="float" office:value="0.0401807889744326">
            <text:p>0.0402</text:p>
          </table:table-cell>
          <table:table-cell table:number-columns-repeated="5"/>
          <table:table-cell table:style-name="ce15" office:value-type="float" office:value="-0.389379303662688">
            <text:p>-0.3894</text:p>
          </table:table-cell>
          <table:table-cell table:style-name="ce28" office:value-type="float" office:value="-0.788528198887057">
            <text:p>-0.7885</text:p>
          </table:table-cell>
          <table:table-cell table:style-name="ce28" office:value-type="float" office:value="0.0213535455139282">
            <text:p>0.0214</text:p>
          </table:table-cell>
          <table:table-cell table:style-name="ce42" office:value-type="float" office:value="0.0213535455139282">
            <text:p>0.021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1.75">
            <text:p>-1.7500</text:p>
          </table:table-cell>
          <table:table-cell table:style-name="ce28" office:value-type="float" office:value="-1.75">
            <text:p>-1.7500</text:p>
          </table:table-cell>
          <table:table-cell table:style-name="ce28" office:value-type="float" office:value="-0.167643564672754">
            <text:p>-0.1676</text:p>
          </table:table-cell>
          <table:table-cell table:style-name="ce28" office:value-type="float" office:value="0.00828196592097919">
            <text:p>0.0083</text:p>
          </table:table-cell>
          <table:table-cell table:style-name="ce42" office:value-type="float" office:value="0.00828196592097919">
            <text:p>0.0083</text:p>
          </table:table-cell>
          <table:table-cell table:number-columns-repeated="5"/>
          <table:table-cell table:style-name="ce15" office:value-type="float" office:value="-0.359">
            <text:p>-0.3590</text:p>
          </table:table-cell>
          <table:table-cell table:style-name="ce28" office:value-type="float" office:value="-0.834607421844314">
            <text:p>-0.8346</text:p>
          </table:table-cell>
          <table:table-cell table:style-name="ce28" office:value-type="float" office:value="0.0118144629988073">
            <text:p>0.0118</text:p>
          </table:table-cell>
          <table:table-cell table:style-name="ce42" office:value-type="float" office:value="0.0118144629988073">
            <text:p>0.011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2.5">
            <text:p>-2.5000</text:p>
          </table:table-cell>
          <table:table-cell table:style-name="ce28" office:value-type="float" office:value="-2.5">
            <text:p>-2.5000</text:p>
          </table:table-cell>
          <table:table-cell table:style-name="ce28" office:value-type="float" office:value="-0.0949006640677963">
            <text:p>-0.0949</text:p>
          </table:table-cell>
          <table:table-cell table:style-name="ce28" office:value-type="float" office:value="0.00415398007914839">
            <text:p>0.0042</text:p>
          </table:table-cell>
          <table:table-cell table:style-name="ce42" office:value-type="float" office:value="0.00415398007914839">
            <text:p>0.0042</text:p>
          </table:table-cell>
          <table:table-cell table:number-columns-repeated="5"/>
          <table:table-cell table:style-name="ce15" office:value-type="float" office:value="-0.3">
            <text:p>-0.3000</text:p>
          </table:table-cell>
          <table:table-cell table:style-name="ce28" office:value-type="float" office:value="-0.905374172110125">
            <text:p>-0.9054</text:p>
          </table:table-cell>
          <table:table-cell table:style-name="ce28" office:value-type="float" office:value="0.0525117019823873">
            <text:p>0.0525</text:p>
          </table:table-cell>
          <table:table-cell table:style-name="ce42" office:value-type="float" office:value="0.0525117019823873">
            <text:p>0.052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3.25">
            <text:p>-3.2500</text:p>
          </table:table-cell>
          <table:table-cell table:style-name="ce28" office:value-type="float" office:value="-3.25">
            <text:p>-3.2500</text:p>
          </table:table-cell>
          <table:table-cell table:style-name="ce28" office:value-type="float" office:value="-0.0594671963219754">
            <text:p>-0.0595</text:p>
          </table:table-cell>
          <table:table-cell table:style-name="ce28" office:value-type="float" office:value="0.00372295664597071">
            <text:p>0.0037</text:p>
          </table:table-cell>
          <table:table-cell table:style-name="ce42" office:value-type="float" office:value="0.00372295664597071">
            <text:p>0.0037</text:p>
          </table:table-cell>
          <table:table-cell table:number-columns-repeated="5"/>
          <table:table-cell table:style-name="ce15" office:value-type="float" office:value="-0.272565512563881">
            <text:p>-0.2726</text:p>
          </table:table-cell>
          <table:table-cell table:style-name="ce81" office:value-type="float" office:value="-0.872635166396713">
            <text:p>-0.8726</text:p>
          </table:table-cell>
          <table:table-cell table:style-name="ce81" office:value-type="float" office:value="0.0572883829398373">
            <text:p>0.0573</text:p>
          </table:table-cell>
          <table:table-cell table:style-name="ce42" office:value-type="float" office:value="0.0572883829398373">
            <text:p>0.057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4">
            <text:p>-4.0000</text:p>
          </table:table-cell>
          <table:table-cell table:style-name="ce28" office:value-type="float" office:value="-4">
            <text:p>-4.0000</text:p>
          </table:table-cell>
          <table:table-cell table:style-name="ce28" office:value-type="float" office:value="-0.0401237252599659">
            <text:p>-0.0401</text:p>
          </table:table-cell>
          <table:table-cell table:style-name="ce28" office:value-type="float" office:value="0.00351255296241554">
            <text:p>0.0035</text:p>
          </table:table-cell>
          <table:table-cell table:style-name="ce42" office:value-type="float" office:value="0.00351255296241554">
            <text:p>0.0035</text:p>
          </table:table-cell>
          <table:table-cell table:number-columns-repeated="5"/>
          <table:table-cell table:style-name="ce15" office:value-type="float" office:value="-0.255">
            <text:p>-0.2550</text:p>
          </table:table-cell>
          <table:table-cell table:style-name="ce28" office:value-type="float" office:value="-1.06458379035352">
            <text:p>-1.0646</text:p>
          </table:table-cell>
          <table:table-cell table:style-name="ce28" office:value-type="float" office:value="0.0401807889744326">
            <text:p>0.0402</text:p>
          </table:table-cell>
          <table:table-cell table:style-name="ce42" office:value-type="float" office:value="0.0401807889744326">
            <text:p>0.040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125">
            <text:p>-0.1250</text:p>
          </table:table-cell>
          <table:table-cell table:style-name="ce28" office:value-type="float" office:value="-0.125">
            <text:p>-0.1250</text:p>
          </table:table-cell>
          <table:table-cell table:style-name="ce28" office:value-type="float" office:value="-1.411">
            <text:p>-1.4110</text:p>
          </table:table-cell>
          <table:table-cell table:style-name="ce28" office:value-type="float" office:value="0.032649655434629">
            <text:p>0.0326</text:p>
          </table:table-cell>
          <table:table-cell table:style-name="ce42" office:value-type="float" office:value="0.032649655434629">
            <text:p>0.0326</text:p>
          </table:table-cell>
          <table:table-cell table:number-columns-repeated="5"/>
          <table:table-cell table:style-name="ce15" office:value-type="float" office:value="-0.255">
            <text:p>-0.2550</text:p>
          </table:table-cell>
          <table:table-cell table:style-name="ce28" office:value-type="float" office:value="-1.114">
            <text:p>-1.1140</text:p>
          </table:table-cell>
          <table:table-cell table:style-name="ce28" office:value-type="float" office:value="0.0244131112314674">
            <text:p>0.0244</text:p>
          </table:table-cell>
          <table:table-cell table:style-name="ce42" office:value-type="float" office:value="0.0244131112314674">
            <text:p>0.024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255">
            <text:p>-0.2550</text:p>
          </table:table-cell>
          <table:table-cell table:style-name="ce28" office:value-type="float" office:value="-0.255">
            <text:p>-0.2550</text:p>
          </table:table-cell>
          <table:table-cell table:style-name="ce28" office:value-type="float" office:value="-1.114">
            <text:p>-1.1140</text:p>
          </table:table-cell>
          <table:table-cell table:style-name="ce28" office:value-type="float" office:value="0.0244131112314674">
            <text:p>0.0244</text:p>
          </table:table-cell>
          <table:table-cell table:style-name="ce42" office:value-type="float" office:value="0.0244131112314674">
            <text:p>0.0244</text:p>
          </table:table-cell>
          <table:table-cell table:number-columns-repeated="5"/>
          <table:table-cell table:style-name="ce15" office:value-type="float" office:value="-0.235">
            <text:p>-0.2350</text:p>
          </table:table-cell>
          <table:table-cell table:style-name="ce28" office:value-type="float" office:value="-1.03884993333595">
            <text:p>-1.0388</text:p>
          </table:table-cell>
          <table:table-cell table:style-name="ce28" office:value-type="float" office:value="0.00971897027029479">
            <text:p>0.0097</text:p>
          </table:table-cell>
          <table:table-cell table:style-name="ce42" office:value-type="float" office:value="0.00971897027029479">
            <text:p>0.009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417">
            <text:p>-0.4170</text:p>
          </table:table-cell>
          <table:table-cell table:style-name="ce28" office:value-type="float" office:value="-0.417">
            <text:p>-0.4170</text:p>
          </table:table-cell>
          <table:table-cell table:style-name="ce28" office:value-type="float" office:value="-0.862">
            <text:p>-0.8620</text:p>
          </table:table-cell>
          <table:table-cell table:style-name="ce28" office:value-type="float" office:value="0.0281780056072107">
            <text:p>0.0282</text:p>
          </table:table-cell>
          <table:table-cell table:style-name="ce42" office:value-type="float" office:value="0.0281780056072107">
            <text:p>0.0282</text:p>
          </table:table-cell>
          <table:table-cell table:number-columns-repeated="5"/>
          <table:table-cell table:style-name="ce15" office:value-type="float" office:value="-0.193">
            <text:p>-0.1930</text:p>
          </table:table-cell>
          <table:table-cell table:style-name="ce28" office:value-type="float" office:value="-1.12484334257296">
            <text:p>-1.1248</text:p>
          </table:table-cell>
          <table:table-cell table:style-name="ce28" office:value-type="float" office:value="0.031495613592043">
            <text:p>0.0315</text:p>
          </table:table-cell>
          <table:table-cell table:style-name="ce42" office:value-type="float" office:value="0.031495613592043">
            <text:p>0.031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605">
            <text:p>-0.6050</text:p>
          </table:table-cell>
          <table:table-cell table:style-name="ce81" office:value-type="float" office:value="-0.605">
            <text:p>-0.6050</text:p>
          </table:table-cell>
          <table:table-cell table:style-name="ce81" office:value-type="float" office:value="-0.616">
            <text:p>-0.6160</text:p>
          </table:table-cell>
          <table:table-cell table:style-name="ce81" office:value-type="float" office:value="0.0196977156035922">
            <text:p>0.0197</text:p>
          </table:table-cell>
          <table:table-cell table:style-name="ce42" office:value-type="float" office:value="0.0196977156035922">
            <text:p>0.0197</text:p>
          </table:table-cell>
          <table:table-cell table:number-columns-repeated="5"/>
          <table:table-cell table:style-name="ce15" office:value-type="float" office:value="-0.176">
            <text:p>-0.1760</text:p>
          </table:table-cell>
          <table:table-cell table:style-name="ce28" office:value-type="float" office:value="-1.27640784570588">
            <text:p>-1.2764</text:p>
          </table:table-cell>
          <table:table-cell table:style-name="ce28" office:value-type="float" office:value="0.038820488858812">
            <text:p>0.0388</text:p>
          </table:table-cell>
          <table:table-cell table:style-name="ce42" office:value-type="float" office:value="0.038820488858812">
            <text:p>0.038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1">
            <text:p>-0.1000</text:p>
          </table:table-cell>
          <table:table-cell table:style-name="ce28" office:value-type="float" office:value="-0.1">
            <text:p>-0.1000</text:p>
          </table:table-cell>
          <table:table-cell table:style-name="ce28" office:value-type="float" office:value="-1.39355935169771">
            <text:p>-1.3936</text:p>
          </table:table-cell>
          <table:table-cell table:style-name="ce28" office:value-type="float" office:value="0.0390196618475359">
            <text:p>0.0390</text:p>
          </table:table-cell>
          <table:table-cell table:style-name="ce42" office:value-type="float" office:value="0.0390196618475359">
            <text:p>0.0390</text:p>
          </table:table-cell>
          <table:table-cell table:number-columns-repeated="5"/>
          <table:table-cell table:style-name="ce15" office:value-type="float" office:value="-0.125">
            <text:p>-0.1250</text:p>
          </table:table-cell>
          <table:table-cell table:style-name="ce28" office:value-type="float" office:value="-1.33750336812749">
            <text:p>-1.3375</text:p>
          </table:table-cell>
          <table:table-cell table:style-name="ce28" office:value-type="float" office:value="0.0179809139458711">
            <text:p>0.0180</text:p>
          </table:table-cell>
          <table:table-cell table:style-name="ce42" office:value-type="float" office:value="0.0179809139458711">
            <text:p>0.018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193">
            <text:p>-0.1930</text:p>
          </table:table-cell>
          <table:table-cell table:style-name="ce28" office:value-type="float" office:value="-0.193">
            <text:p>-0.1930</text:p>
          </table:table-cell>
          <table:table-cell table:style-name="ce28" office:value-type="float" office:value="-1.12484334257296">
            <text:p>-1.1248</text:p>
          </table:table-cell>
          <table:table-cell table:style-name="ce28" office:value-type="float" office:value="0.031495613592043">
            <text:p>0.0315</text:p>
          </table:table-cell>
          <table:table-cell table:style-name="ce42" office:value-type="float" office:value="0.031495613592043">
            <text:p>0.0315</text:p>
          </table:table-cell>
          <table:table-cell table:number-columns-repeated="5"/>
          <table:table-cell table:style-name="ce15" office:value-type="float" office:value="-0.125">
            <text:p>-0.1250</text:p>
          </table:table-cell>
          <table:table-cell table:style-name="ce28" office:value-type="float" office:value="-1.411">
            <text:p>-1.4110</text:p>
          </table:table-cell>
          <table:table-cell table:style-name="ce28" office:value-type="float" office:value="0.032649655434629">
            <text:p>0.0326</text:p>
          </table:table-cell>
          <table:table-cell table:style-name="ce42" office:value-type="float" office:value="0.032649655434629">
            <text:p>0.032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3">
            <text:p>-0.3000</text:p>
          </table:table-cell>
          <table:table-cell table:style-name="ce28" office:value-type="float" office:value="-0.3">
            <text:p>-0.3000</text:p>
          </table:table-cell>
          <table:table-cell table:style-name="ce28" office:value-type="float" office:value="-0.905374172110125">
            <text:p>-0.9054</text:p>
          </table:table-cell>
          <table:table-cell table:style-name="ce28" office:value-type="float" office:value="0.0525117019823873">
            <text:p>0.0525</text:p>
          </table:table-cell>
          <table:table-cell table:style-name="ce42" office:value-type="float" office:value="0.0525117019823873">
            <text:p>0.0525</text:p>
          </table:table-cell>
          <table:table-cell table:number-columns-repeated="5"/>
          <table:table-cell table:style-name="ce15" office:value-type="float" office:value="-0.1112106229191">
            <text:p>-0.1112</text:p>
          </table:table-cell>
          <table:table-cell table:style-name="ce28" office:value-type="float" office:value="-1.36849804632232">
            <text:p>-1.3685</text:p>
          </table:table-cell>
          <table:table-cell table:style-name="ce28" office:value-type="float" office:value="0.0228798001474996">
            <text:p>0.0229</text:p>
          </table:table-cell>
          <table:table-cell table:style-name="ce42" office:value-type="float" office:value="0.0228798001474996">
            <text:p>0.022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4">
            <text:p>-0.4000</text:p>
          </table:table-cell>
          <table:table-cell table:style-name="ce28" office:value-type="float" office:value="-0.4">
            <text:p>-0.4000</text:p>
          </table:table-cell>
          <table:table-cell table:style-name="ce28" office:value-type="float" office:value="-0.758749502007027">
            <text:p>-0.7587</text:p>
          </table:table-cell>
          <table:table-cell table:style-name="ce28" office:value-type="float" office:value="0.0242799840642249">
            <text:p>0.0243</text:p>
          </table:table-cell>
          <table:table-cell table:style-name="ce42" office:value-type="float" office:value="0.0242799840642249">
            <text:p>0.0243</text:p>
          </table:table-cell>
          <table:table-cell table:number-columns-repeated="5"/>
          <table:table-cell table:style-name="ce15" office:value-type="float" office:value="-0.109">
            <text:p>-0.1090</text:p>
          </table:table-cell>
          <table:table-cell table:style-name="ce28" office:value-type="float" office:value="-1.63324707500812">
            <text:p>-1.6332</text:p>
          </table:table-cell>
          <table:table-cell table:style-name="ce28" office:value-type="float" office:value="0.0519016015913671">
            <text:p>0.0519</text:p>
          </table:table-cell>
          <table:table-cell table:style-name="ce42" office:value-type="float" office:value="0.0519016015913671">
            <text:p>0.051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5">
            <text:p>-0.5000</text:p>
          </table:table-cell>
          <table:table-cell table:style-name="ce28" office:value-type="float" office:value="-0.5">
            <text:p>-0.5000</text:p>
          </table:table-cell>
          <table:table-cell table:style-name="ce28" office:value-type="float" office:value="-0.638189385294941">
            <text:p>-0.6382</text:p>
          </table:table-cell>
          <table:table-cell table:style-name="ce28" office:value-type="float" office:value="0.0178693027882583">
            <text:p>0.0179</text:p>
          </table:table-cell>
          <table:table-cell table:style-name="ce42" office:value-type="float" office:value="0.0178693027882583">
            <text:p>0.0179</text:p>
          </table:table-cell>
          <table:table-cell table:number-columns-repeated="5"/>
          <table:table-cell table:style-name="ce15" office:value-type="float" office:value="-0.1">
            <text:p>-0.1000</text:p>
          </table:table-cell>
          <table:table-cell table:style-name="ce28" office:value-type="float" office:value="-1.39355935169771">
            <text:p>-1.3936</text:p>
          </table:table-cell>
          <table:table-cell table:style-name="ce28" office:value-type="float" office:value="0.0390196618475359">
            <text:p>0.0390</text:p>
          </table:table-cell>
          <table:table-cell table:style-name="ce42" office:value-type="float" office:value="0.0390196618475359">
            <text:p>0.039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0.6">
            <text:p>-0.6000</text:p>
          </table:table-cell>
          <table:table-cell table:style-name="ce28" office:value-type="float" office:value="-0.6">
            <text:p>-0.6000</text:p>
          </table:table-cell>
          <table:table-cell table:style-name="ce28" office:value-type="float" office:value="-0.558523512404331">
            <text:p>-0.5585</text:p>
          </table:table-cell>
          <table:table-cell table:style-name="ce28" office:value-type="float" office:value="0.0161971818597256">
            <text:p>0.0162</text:p>
          </table:table-cell>
          <table:table-cell table:style-name="ce42" office:value-type="float" office:value="0.0161971818597256">
            <text:p>0.0162</text:p>
          </table:table-cell>
          <table:table-cell table:number-columns-repeated="5"/>
          <table:table-cell table:style-name="ce15" office:value-type="float" office:value="-0.071">
            <text:p>-0.0710</text:p>
          </table:table-cell>
          <table:table-cell table:style-name="ce28" office:value-type="float" office:value="-1.56521675454545">
            <text:p>-1.5652</text:p>
          </table:table-cell>
          <table:table-cell table:style-name="ce28" office:value-type="float" office:value="0.0205533513223141">
            <text:p>0.0206</text:p>
          </table:table-cell>
          <table:table-cell table:style-name="ce42" office:value-type="float" office:value="0.0205533513223141">
            <text:p>0.020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.64">
            <text:p>3.6400</text:p>
          </table:table-cell>
          <table:table-cell table:style-name="ce28" office:value-type="float" office:value="3.64">
            <text:p>3.6400</text:p>
          </table:table-cell>
          <table:table-cell table:style-name="ce28" office:value-type="float" office:value="0.45">
            <text:p>0.4500</text:p>
          </table:table-cell>
          <table:table-cell table:style-name="ce28" office:value-type="float" office:value="0.16">
            <text:p>0.1600</text:p>
          </table:table-cell>
          <table:table-cell table:style-name="ce42" office:value-type="float" office:value="0.16">
            <text:p>0.1600</text:p>
          </table:table-cell>
          <table:table-cell table:number-columns-repeated="5"/>
          <table:table-cell table:style-name="ce15" office:value-type="float" office:value="3.64">
            <text:p>3.6400</text:p>
          </table:table-cell>
          <table:table-cell table:style-name="ce28" office:value-type="float" office:value="0.45">
            <text:p>0.4500</text:p>
          </table:table-cell>
          <table:table-cell table:style-name="ce28" office:value-type="float" office:value="0.16">
            <text:p>0.1600</text:p>
          </table:table-cell>
          <table:table-cell table:style-name="ce42" office:value-type="float" office:value="0.16">
            <text:p>0.160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.69">
            <text:p>3.6900</text:p>
          </table:table-cell>
          <table:table-cell table:style-name="ce28" office:value-type="float" office:value="3.69">
            <text:p>3.6900</text:p>
          </table:table-cell>
          <table:table-cell table:style-name="ce28" office:value-type="float" office:value="0.39">
            <text:p>0.3900</text:p>
          </table:table-cell>
          <table:table-cell table:style-name="ce28" office:value-type="float" office:value="0.08">
            <text:p>0.0800</text:p>
          </table:table-cell>
          <table:table-cell table:style-name="ce42" office:value-type="float" office:value="0.08">
            <text:p>0.0800</text:p>
          </table:table-cell>
          <table:table-cell table:number-columns-repeated="5"/>
          <table:table-cell table:style-name="ce15" office:value-type="float" office:value="3.69">
            <text:p>3.6900</text:p>
          </table:table-cell>
          <table:table-cell table:style-name="ce28" office:value-type="float" office:value="0.39">
            <text:p>0.3900</text:p>
          </table:table-cell>
          <table:table-cell table:style-name="ce28" office:value-type="float" office:value="0.08">
            <text:p>0.0800</text:p>
          </table:table-cell>
          <table:table-cell table:style-name="ce42" office:value-type="float" office:value="0.08">
            <text:p>0.080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4">
            <text:p>4.0000</text:p>
          </table:table-cell>
          <table:table-cell table:style-name="ce28" office:value-type="float" office:value="4">
            <text:p>4.0000</text:p>
          </table:table-cell>
          <table:table-cell table:style-name="ce28" office:value-type="float" office:value="0.29">
            <text:p>0.2900</text:p>
          </table:table-cell>
          <table:table-cell table:style-name="ce28" office:value-type="float" office:value="0.05">
            <text:p>0.0500</text:p>
          </table:table-cell>
          <table:table-cell table:style-name="ce42" office:value-type="float" office:value="0.05">
            <text:p>0.0500</text:p>
          </table:table-cell>
          <table:table-cell table:number-columns-repeated="5"/>
          <table:table-cell table:style-name="ce15" office:value-type="float" office:value="4">
            <text:p>4.0000</text:p>
          </table:table-cell>
          <table:table-cell table:style-name="ce28" office:value-type="float" office:value="0.29">
            <text:p>0.2900</text:p>
          </table:table-cell>
          <table:table-cell table:style-name="ce28" office:value-type="float" office:value="0.05">
            <text:p>0.0500</text:p>
          </table:table-cell>
          <table:table-cell table:style-name="ce42" office:value-type="float" office:value="0.05">
            <text:p>0.050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4.41">
            <text:p>4.4100</text:p>
          </table:table-cell>
          <table:table-cell table:style-name="ce28" office:value-type="float" office:value="4.41">
            <text:p>4.4100</text:p>
          </table:table-cell>
          <table:table-cell table:style-name="ce28" office:value-type="float" office:value="0.34">
            <text:p>0.3400</text:p>
          </table:table-cell>
          <table:table-cell table:style-name="ce28" office:value-type="float" office:value="0.05">
            <text:p>0.0500</text:p>
          </table:table-cell>
          <table:table-cell table:style-name="ce42" office:value-type="float" office:value="0.05">
            <text:p>0.0500</text:p>
          </table:table-cell>
          <table:table-cell table:number-columns-repeated="5"/>
          <table:table-cell table:style-name="ce15" office:value-type="float" office:value="4.41">
            <text:p>4.4100</text:p>
          </table:table-cell>
          <table:table-cell table:style-name="ce28" office:value-type="float" office:value="0.34">
            <text:p>0.3400</text:p>
          </table:table-cell>
          <table:table-cell table:style-name="ce28" office:value-type="float" office:value="0.05">
            <text:p>0.0500</text:p>
          </table:table-cell>
          <table:table-cell table:style-name="ce42" office:value-type="float" office:value="0.05">
            <text:p>0.0500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5.95">
            <text:p>5.9500</text:p>
          </table:table-cell>
          <table:table-cell table:style-name="ce29" office:value-type="float" office:value="5.95">
            <text:p>5.9500</text:p>
          </table:table-cell>
          <table:table-cell table:style-name="ce29" office:value-type="float" office:value="0.26">
            <text:p>0.2600</text:p>
          </table:table-cell>
          <table:table-cell table:style-name="ce29" office:value-type="float" office:value="0.06">
            <text:p>0.0600</text:p>
          </table:table-cell>
          <table:table-cell table:style-name="ce43" office:value-type="float" office:value="0.06">
            <text:p>0.0600</text:p>
          </table:table-cell>
          <table:table-cell table:number-columns-repeated="5"/>
          <table:table-cell table:style-name="ce16" office:value-type="float" office:value="5.95">
            <text:p>5.9500</text:p>
          </table:table-cell>
          <table:table-cell table:style-name="ce29" office:value-type="float" office:value="0.26">
            <text:p>0.2600</text:p>
          </table:table-cell>
          <table:table-cell table:style-name="ce29" office:value-type="float" office:value="0.06">
            <text:p>0.0600</text:p>
          </table:table-cell>
          <table:table-cell table:style-name="ce43" office:value-type="float" office:value="0.06">
            <text:p>0.0600</text:p>
          </table:table-cell>
          <table:table-cell table:number-columns-repeated="4"/>
        </table:table-row>
        <table:table-row table:style-name="ro1" table:number-rows-repeated="104838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G_EM^n" table:style-name="ta1" table:print-ranges="'G_EM^n'.L5:'G_EM^n'.S49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ce47"/>
        <table:table-column table:style-name="co2" table:number-columns-repeated="1005" table:default-cell-style-name="Default"/>
        <table:table-row table:style-name="ro1">
          <table:table-cell/>
          <table:table-cell table:style-name="ce1"/>
          <table:table-cell table:style-name="ce17"/>
          <table:table-cell table:number-columns-repeated="8"/>
          <table:table-cell table:style-name="ce1" office:value-type="float" office:value="197.3269631">
            <text:p>197.3269631</text:p>
          </table:table-cell>
          <table:table-cell table:style-name="ce17" office:value-type="float" office:value="0.000001">
            <text:p>0.000001</text:p>
          </table:table-cell>
          <table:table-cell table:number-columns-repeated="1011"/>
        </table:table-row>
        <table:table-row table:style-name="ro2">
          <table:table-cell/>
          <table:table-cell table:number-columns-spanned="3" table:number-rows-spanned="1"/>
          <table:covered-table-cell table:number-columns-repeated="2"/>
          <table:table-cell table:number-columns-repeated="7"/>
          <table:table-cell office:value-type="string" table:number-columns-spanned="3" table:number-rows-spanned="1">
            <text:p>1/FM**2=(197,3269631)^2*10^-6 GeV^2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number-columns-repeated="11"/>
          <table:table-cell table:style-name="ce50" office:value-type="float" office:value="-1.9130427">
            <text:p>-1.9130427</text:p>
          </table:table-cell>
          <table:table-cell table:style-name="ce55" office:value-type="float" office:value="2.792847356">
            <text:p>2.792847356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50"/>
          <table:table-cell table:style-name="ce55"/>
          <table:table-cell table:number-columns-repeated="1011"/>
        </table:table-row>
        <table:table-row table:style-name="ro4">
          <table:table-cell/>
          <table:table-cell table:style-name="ce2" office:value-type="string" table:number-columns-spanned="3" table:number-rows-spanned="1">
            <text:p>t&lt;0</text:p>
          </table:table-cell>
          <table:covered-table-cell table:number-columns-repeated="2"/>
          <table:table-cell table:number-columns-repeated="7"/>
          <table:table-cell table:style-name="ce2" table:formula="of:=[.B5]" office:value-type="string" office:string-value="t&lt;0" table:number-columns-spanned="3" table:number-rows-spanned="1">
            <text:p>t&lt;0</text:p>
          </table:table-cell>
          <table:covered-table-cell table:style-name="ce55"/>
          <table:covered-table-cell/>
          <table:table-cell table:number-columns-repeated="1010"/>
        </table:table-row>
        <table:table-row table:style-name="ro1">
          <table:table-cell/>
          <table:table-cell table:style-name="ce44"/>
          <table:table-cell table:number-columns-repeated="9"/>
          <table:table-cell table:style-name="ce50"/>
          <table:table-cell table:style-name="ce55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7" table:number-rows-spanned="1">
            <text:p>2006-PRC-73-025205_Plaster</text:p>
          </table:table-cell>
          <table:covered-table-cell table:number-columns-repeated="6"/>
          <table:table-cell table:number-columns-repeated="3"/>
          <table:table-cell table:style-name="ce158" table:formula="of:=[.B7]" office:value-type="string" office:string-value="2006-PRC-73-025205_Plaster" table:number-columns-spanned="5" table:number-rows-spanned="1">
            <text:p>2006-PRC-73-025205_Plaster</text:p>
          </table:table-cell>
          <table:covered-table-cell table:number-columns-repeated="4"/>
          <table:table-cell table:number-columns-repeated="1008"/>
        </table:table-row>
        <table:table-row table:style-name="ro4">
          <table:table-cell/>
          <table:table-cell table:style-name="ce66" office:value-type="string" table:number-columns-spanned="7" table:number-rows-spanned="1">
            <text:p>updates Madey's data</text:p>
          </table:table-cell>
          <table:covered-table-cell table:number-columns-repeated="6"/>
          <table:table-cell table:number-columns-repeated="3"/>
          <table:table-cell table:style-name="ce129" table:formula="of:=[.B8]" office:value-type="string" office:string-value="updates Madey's data" table:number-columns-spanned="5" table:number-rows-spanned="1">
            <text:p>updates Madey's data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32" office:value-type="string" table:number-columns-spanned="5" table:number-rows-spanned="1">
            <text:p>G_E^n</text:p>
          </table:table-cell>
          <table:covered-table-cell table:number-columns-repeated="2" table:style-name="ce32"/>
          <table:covered-table-cell table:style-name="ce124"/>
          <table:covered-table-cell table:style-name="ce126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34"/>
          <table:table-cell table:style-name="ce32" office:value-type="string" table:number-columns-spanned="3" table:number-rows-spanned="1">
            <text:p>G_E^n</text:p>
          </table:table-cell>
          <table:covered-table-cell table:style-name="ce135"/>
          <table:covered-table-cell table:style-name="ce134"/>
          <table:table-cell table:number-columns-repeated="1008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float" office:value="0.447">
            <text:p>0.4470</text:p>
          </table:table-cell>
          <table:table-cell table:style-name="ce20" table:formula="of:=[.B12]" office:value-type="float" office:value="0.447">
            <text:p>0.4470</text:p>
          </table:table-cell>
          <table:table-cell table:style-name="ce25" office:value-type="float" office:value="0.0545">
            <text:p>0.0545</text:p>
          </table:table-cell>
          <table:table-cell table:style-name="ce25" office:value-type="float" office:value="0.0064">
            <text:p>0.0064</text:p>
          </table:table-cell>
          <table:table-cell table:style-name="ce25" table:formula="of:=[.E12]" office:value-type="float" office:value="0.0064">
            <text:p>0.0064</text:p>
          </table:table-cell>
          <table:table-cell table:style-name="ce87" office:value-type="float" office:value="0.0016">
            <text:p>0.0016</text:p>
          </table:table-cell>
          <table:table-cell table:style-name="ce88" table:formula="of:=[.G12]" office:value-type="float" office:value="0.0016">
            <text:p>0.0016</text:p>
          </table:table-cell>
          <table:table-cell table:number-columns-repeated="3"/>
          <table:table-cell table:style-name="ce7" table:formula="of:=-[.B12]" office:value-type="float" office:value="-0.447">
            <text:p>-0.4470</text:p>
          </table:table-cell>
          <table:table-cell table:style-name="ce20" table:formula="of:=[.L12]" office:value-type="float" office:value="-0.447">
            <text:p>-0.4470</text:p>
          </table:table-cell>
          <table:table-cell table:style-name="ce23" table:formula="of:=[.D12]" office:value-type="float" office:value="0.0545">
            <text:p>0.0545</text:p>
          </table:table-cell>
          <table:table-cell table:style-name="ce23" table:formula="of:=SQRT([.E12]*[.E12]+[.G12]*[.G12])" office:value-type="float" office:value="0.00659696900098826">
            <text:p>0.0066</text:p>
          </table:table-cell>
          <table:table-cell table:style-name="ce38" table:formula="of:=SQRT([.F12]*[.F12]+[.H12]*[.H12])" office:value-type="float" office:value="0.00659696900098826">
            <text:p>0.0066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float" office:value="1.132">
            <text:p>1.1320</text:p>
          </table:table-cell>
          <table:table-cell table:style-name="ce20" table:formula="of:=[.B13]" office:value-type="float" office:value="1.132">
            <text:p>1.1320</text:p>
          </table:table-cell>
          <table:table-cell table:style-name="ce25" office:value-type="float" office:value="0.0396">
            <text:p>0.0396</text:p>
          </table:table-cell>
          <table:table-cell table:style-name="ce25" office:value-type="float" office:value="0.0032">
            <text:p>0.0032</text:p>
          </table:table-cell>
          <table:table-cell table:style-name="ce25" table:formula="of:=[.E13]" office:value-type="float" office:value="0.0032">
            <text:p>0.0032</text:p>
          </table:table-cell>
          <table:table-cell table:style-name="ce87" office:value-type="float" office:value="0.001">
            <text:p>0.0010</text:p>
          </table:table-cell>
          <table:table-cell table:style-name="ce88" table:formula="of:=[.G13]" office:value-type="float" office:value="0.001">
            <text:p>0.0010</text:p>
          </table:table-cell>
          <table:table-cell table:number-columns-repeated="3"/>
          <table:table-cell table:style-name="ce7" table:formula="of:=-[.B13]" office:value-type="float" office:value="-1.132">
            <text:p>-1.1320</text:p>
          </table:table-cell>
          <table:table-cell table:style-name="ce20" table:formula="of:=[.L13]" office:value-type="float" office:value="-1.132">
            <text:p>-1.1320</text:p>
          </table:table-cell>
          <table:table-cell table:style-name="ce23" table:formula="of:=[.D13]" office:value-type="float" office:value="0.0396">
            <text:p>0.0396</text:p>
          </table:table-cell>
          <table:table-cell table:style-name="ce23" table:formula="of:=SQRT([.E13]*[.E13]+[.G13]*[.G13])" office:value-type="float" office:value="0.00335261092284804">
            <text:p>0.0034</text:p>
          </table:table-cell>
          <table:table-cell table:style-name="ce38" table:formula="of:=SQRT([.F13]*[.F13]+[.H13]*[.H13])" office:value-type="float" office:value="0.00335261092284804">
            <text:p>0.0034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float" office:value="1.45">
            <text:p>1.4500</text:p>
          </table:table-cell>
          <table:table-cell table:style-name="ce20" table:formula="of:=[.B14]" office:value-type="float" office:value="1.45">
            <text:p>1.4500</text:p>
          </table:table-cell>
          <table:table-cell table:style-name="ce23" office:value-type="float" office:value="0.0415">
            <text:p>0.0415</text:p>
          </table:table-cell>
          <table:table-cell table:style-name="ce23" table:formula="of:=0.0039" office:value-type="float" office:value="0.0039">
            <text:p>0.0039</text:p>
          </table:table-cell>
          <table:table-cell table:style-name="ce25" table:formula="of:=[.E14]" office:value-type="float" office:value="0.0039">
            <text:p>0.0039</text:p>
          </table:table-cell>
          <table:table-cell table:style-name="ce23" table:formula="of:=0.0011" office:value-type="float" office:value="0.0011">
            <text:p>0.0011</text:p>
          </table:table-cell>
          <table:table-cell table:style-name="ce88" table:formula="of:=[.G14]" office:value-type="float" office:value="0.0011">
            <text:p>0.0011</text:p>
          </table:table-cell>
          <table:table-cell table:number-columns-repeated="3"/>
          <table:table-cell table:style-name="ce7" table:formula="of:=-[.B14]" office:value-type="float" office:value="-1.45">
            <text:p>-1.4500</text:p>
          </table:table-cell>
          <table:table-cell table:style-name="ce20" table:formula="of:=[.L14]" office:value-type="float" office:value="-1.45">
            <text:p>-1.4500</text:p>
          </table:table-cell>
          <table:table-cell table:style-name="ce23" table:formula="of:=[.D14]" office:value-type="float" office:value="0.0415">
            <text:p>0.0415</text:p>
          </table:table-cell>
          <table:table-cell table:style-name="ce23" table:formula="of:=SQRT([.E14]*[.E14]+[.G14]*[.G14])" office:value-type="float" office:value="0.00405215991787096">
            <text:p>0.0041</text:p>
          </table:table-cell>
          <table:table-cell table:style-name="ce38" table:formula="of:=SQRT([.F14]*[.F14]+[.H14]*[.H14])" office:value-type="float" office:value="0.00405215991787096">
            <text:p>0.0041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05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121"/>
          <table:table-cell table:style-name="ce30" office:value-type="string" table:number-columns-spanned="5" table:number-rows-spanned="1">
            <text:p>g=G_E^n/G_M^n</text:p>
          </table:table-cell>
          <table:covered-table-cell table:number-columns-repeated="2" table:style-name="ce30"/>
          <table:covered-table-cell table:style-name="ce125"/>
          <table:covered-table-cell table:style-name="ce127"/>
          <table:table-cell table:number-columns-repeated="3"/>
          <table:table-cell table:style-name="ce5" office:value-type="string" table:number-columns-spanned="2" table:number-rows-spanned="1">
            <text:p>t IN GeV**2</text:p>
          </table:table-cell>
          <table:covered-table-cell table:style-name="ce121"/>
          <table:table-cell table:style-name="ce30" office:value-type="string" table:number-columns-spanned="3" table:number-rows-spanned="1">
            <text:p>mu_n*G_E^n/G_M^n</text:p>
          </table:table-cell>
          <table:covered-table-cell table:style-name="ce84"/>
          <table:covered-table-cell table:style-name="ce30"/>
          <table:table-cell table:number-columns-repeated="1008"/>
        </table:table-row>
        <table:table-row table:style-name="ro1">
          <table:table-cell/>
          <table:table-cell table:style-name="ce7" office:value-type="float" office:value="0.447">
            <text:p>0.4470</text:p>
          </table:table-cell>
          <table:table-cell table:style-name="ce20" table:formula="of:=[.B16]" office:value-type="float" office:value="0.447">
            <text:p>0.4470</text:p>
          </table:table-cell>
          <table:table-cell table:style-name="ce25" office:value-type="float" office:value="-0.0755">
            <text:p>-0.0755</text:p>
          </table:table-cell>
          <table:table-cell table:style-name="ce25" office:value-type="float" office:value="0.0089">
            <text:p>0.0089</text:p>
          </table:table-cell>
          <table:table-cell table:style-name="ce25" table:formula="of:=[.E16]" office:value-type="float" office:value="0.0089">
            <text:p>0.0089</text:p>
          </table:table-cell>
          <table:table-cell table:style-name="ce87" office:value-type="float" office:value="0.0022">
            <text:p>0.0022</text:p>
          </table:table-cell>
          <table:table-cell table:style-name="ce88" table:formula="of:=[.G16]" office:value-type="float" office:value="0.0022">
            <text:p>0.0022</text:p>
          </table:table-cell>
          <table:table-cell table:number-columns-repeated="3"/>
          <table:table-cell table:style-name="ce7" table:formula="of:=-[.B16]" office:value-type="float" office:value="-0.447">
            <text:p>-0.4470</text:p>
          </table:table-cell>
          <table:table-cell table:style-name="ce20" table:formula="of:=[.L16]" office:value-type="float" office:value="-0.447">
            <text:p>-0.4470</text:p>
          </table:table-cell>
          <table:table-cell table:style-name="ce23" table:formula="of:=[.D16]*[.L3]" office:value-type="float" office:value="0.14443472385">
            <text:p>0.1444</text:p>
          </table:table-cell>
          <table:table-cell table:style-name="ce23" table:formula="of:=ABS(SQRT([.E16]*[.E16]+[.G16]*[.G16])*[.L3])" office:value-type="float" office:value="0.0175385434363449">
            <text:p>0.0175</text:p>
          </table:table-cell>
          <table:table-cell table:style-name="ce38" table:formula="of:=ABS(SQRT([.F16]*[.F16]+[.H16]*[.H16])*[.L3])" office:value-type="float" office:value="0.0175385434363449">
            <text:p>0.0175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float" office:value="1.132">
            <text:p>1.1320</text:p>
          </table:table-cell>
          <table:table-cell table:style-name="ce20" table:formula="of:=[.B17]" office:value-type="float" office:value="1.132">
            <text:p>1.1320</text:p>
          </table:table-cell>
          <table:table-cell table:style-name="ce25" office:value-type="float" office:value="-0.131">
            <text:p>-0.1310</text:p>
          </table:table-cell>
          <table:table-cell table:style-name="ce25" office:value-type="float" office:value="0.011">
            <text:p>0.0110</text:p>
          </table:table-cell>
          <table:table-cell table:style-name="ce25" table:formula="of:=[.E17]" office:value-type="float" office:value="0.011">
            <text:p>0.0110</text:p>
          </table:table-cell>
          <table:table-cell table:style-name="ce87" office:value-type="float" office:value="0.003">
            <text:p>0.0030</text:p>
          </table:table-cell>
          <table:table-cell table:style-name="ce88" table:formula="of:=[.G17]" office:value-type="float" office:value="0.003">
            <text:p>0.0030</text:p>
          </table:table-cell>
          <table:table-cell table:number-columns-repeated="3"/>
          <table:table-cell table:style-name="ce7" table:formula="of:=-[.B17]" office:value-type="float" office:value="-1.132">
            <text:p>-1.1320</text:p>
          </table:table-cell>
          <table:table-cell table:style-name="ce20" table:formula="of:=[.L17]" office:value-type="float" office:value="-1.132">
            <text:p>-1.1320</text:p>
          </table:table-cell>
          <table:table-cell table:style-name="ce23" table:formula="of:=[.D17]*[.L3]" office:value-type="float" office:value="0.2506085937">
            <text:p>0.2506</text:p>
          </table:table-cell>
          <table:table-cell table:style-name="ce23" table:formula="of:=ABS(SQRT([.E17]*[.E17]+[.G17]*[.G17])*[.L3])" office:value-type="float" office:value="0.021812042737053">
            <text:p>0.0218</text:p>
          </table:table-cell>
          <table:table-cell table:style-name="ce38" table:formula="of:=ABS(SQRT([.F17]*[.F17]+[.H17]*[.H17])*[.L3])" office:value-type="float" office:value="0.021812042737053">
            <text:p>0.0218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float" office:value="1.45">
            <text:p>1.4500</text:p>
          </table:table-cell>
          <table:table-cell table:style-name="ce21" table:formula="of:=[.B18]" office:value-type="float" office:value="1.45">
            <text:p>1.4500</text:p>
          </table:table-cell>
          <table:table-cell table:style-name="ce24" office:value-type="float" office:value="-0.189">
            <text:p>-0.1890</text:p>
          </table:table-cell>
          <table:table-cell table:style-name="ce24" table:formula="of:=0.018" office:value-type="float" office:value="0.018">
            <text:p>0.0180</text:p>
          </table:table-cell>
          <table:table-cell table:style-name="ce24" table:formula="of:=[.E18]" office:value-type="float" office:value="0.018">
            <text:p>0.0180</text:p>
          </table:table-cell>
          <table:table-cell table:style-name="ce24" table:formula="of:=0.004" office:value-type="float" office:value="0.004">
            <text:p>0.0040</text:p>
          </table:table-cell>
          <table:table-cell table:style-name="ce89" table:formula="of:=[.G18]" office:value-type="float" office:value="0.004">
            <text:p>0.0040</text:p>
          </table:table-cell>
          <table:table-cell table:number-columns-repeated="3"/>
          <table:table-cell table:style-name="ce8" table:formula="of:=-[.B18]" office:value-type="float" office:value="-1.45">
            <text:p>-1.4500</text:p>
          </table:table-cell>
          <table:table-cell table:style-name="ce21" table:formula="of:=[.L18]" office:value-type="float" office:value="-1.45">
            <text:p>-1.4500</text:p>
          </table:table-cell>
          <table:table-cell table:style-name="ce24" table:formula="of:=[.D18]*[.L3]" office:value-type="float" office:value="0.3615650703">
            <text:p>0.3616</text:p>
          </table:table-cell>
          <table:table-cell table:style-name="ce24" table:formula="of:=ABS(SQRT([.E18]*[.E18]+[.G18]*[.G18])*[.L3])" office:value-type="float" office:value="0.0352747644426992">
            <text:p>0.0353</text:p>
          </table:table-cell>
          <table:table-cell table:style-name="ce39" table:formula="of:=ABS(SQRT([.F18]*[.F18]+[.H18]*[.H18])*[.L3])" office:value-type="float" office:value="0.0352747644426992">
            <text:p>0.0353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05"/>
        </table:table-row>
        <table:table-row table:style-name="ro1">
          <table:table-cell/>
          <table:table-cell table:style-name="ce44"/>
          <table:table-cell table:number-columns-repeated="9"/>
          <table:table-cell table:style-name="ce50"/>
          <table:table-cell table:style-name="ce55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7" table:number-rows-spanned="1">
            <text:p>2010-PRL-105-262302_Riordan</text:p>
          </table:table-cell>
          <table:covered-table-cell table:number-columns-repeated="6"/>
          <table:table-cell table:style-name="ce45" table:number-columns-repeated="3"/>
          <table:table-cell table:style-name="ce58" table:formula="of:=[.B20]" office:value-type="string" office:string-value="2010-PRL-105-262302_Riordan" table:number-columns-spanned="5" table:number-rows-spanned="1">
            <text:p>2010-PRL-105-262302_Riordan</text:p>
          </table:table-cell>
          <table:covered-table-cell table:number-columns-repeated="4" table:style-name="ce148"/>
          <table:table-cell table:number-columns-repeated="1008"/>
        </table:table-row>
        <table:table-row table:style-name="ro5">
          <table:table-cell/>
          <table:table-cell table:style-name="ce66" office:value-type="string" table:number-columns-spanned="7" table:number-rows-spanned="1">
            <text:p>d(e,e'n)pp – polarized d,e</text:p>
          </table:table-cell>
          <table:covered-table-cell table:number-columns-repeated="6"/>
          <table:table-cell table:number-columns-repeated="3"/>
          <table:table-cell table:style-name="ce129" table:formula="of:=[.B21]" office:value-type="string" office:string-value="d(e,e'n)pp – polarized d,e" table:number-columns-spanned="5" table:number-rows-spanned="1">
            <text:p>d(e,e'n)pp – polarized d,e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153" office:value-type="string" table:number-columns-spanned="5" table:number-rows-spanned="1">
            <text:p>mu_n*G_E^n/G_M^n</text:p>
          </table:table-cell>
          <table:covered-table-cell table:number-columns-repeated="2" table:style-name="ce85"/>
          <table:covered-table-cell table:style-name="ce117"/>
          <table:covered-table-cell table:style-name="ce119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153" office:value-type="string" table:number-columns-spanned="3" table:number-rows-spanned="1">
            <text:p>mu_n*G_E^n/G_M^n</text:p>
          </table:table-cell>
          <table:covered-table-cell table:style-name="ce117"/>
          <table:covered-table-cell table:style-name="ce119"/>
          <table:table-cell table:number-columns-repeated="1008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008"/>
        </table:table-row>
        <table:table-row table:style-name="ro18">
          <table:table-cell/>
          <table:table-cell table:style-name="ce149" office:value-type="float" office:value="1.72">
            <text:p>1.7200</text:p>
          </table:table-cell>
          <table:table-cell table:style-name="ce151" table:formula="of:=[.B25]" office:value-type="float" office:value="1.72">
            <text:p>1.7200</text:p>
          </table:table-cell>
          <table:table-cell table:style-name="ce151" office:value-type="float" office:value="0.273">
            <text:p>0.2730</text:p>
          </table:table-cell>
          <table:table-cell table:style-name="ce151" office:value-type="float" office:value="0.02">
            <text:p>0.0200</text:p>
          </table:table-cell>
          <table:table-cell table:style-name="ce151" table:formula="of:=[.E25]" office:value-type="float" office:value="0.02">
            <text:p>0.0200</text:p>
          </table:table-cell>
          <table:table-cell table:style-name="ce151" office:value-type="float" office:value="0.03">
            <text:p>0.0300</text:p>
          </table:table-cell>
          <table:table-cell table:style-name="ce155" table:formula="of:=[.G25]" office:value-type="float" office:value="0.03">
            <text:p>0.0300</text:p>
          </table:table-cell>
          <table:table-cell table:number-columns-repeated="3"/>
          <table:table-cell table:style-name="ce15" table:formula="of:=-[.B25]" office:value-type="float" office:value="-1.72">
            <text:p>-1.7200</text:p>
          </table:table-cell>
          <table:table-cell table:style-name="ce28" table:formula="of:=[.L25]" office:value-type="float" office:value="-1.72">
            <text:p>-1.7200</text:p>
          </table:table-cell>
          <table:table-cell table:style-name="ce28" table:formula="of:=[.D25]" office:value-type="float" office:value="0.273">
            <text:p>0.2730</text:p>
          </table:table-cell>
          <table:table-cell table:style-name="ce28" table:formula="of:=SQRT([.E25]*[.E25]+[.G25]*[.G25])" office:value-type="float" office:value="0.0360555127546399">
            <text:p>0.0361</text:p>
          </table:table-cell>
          <table:table-cell table:style-name="ce42" table:formula="of:=SQRT([.F25]*[.F25]+[.H25]*[.H25])" office:value-type="float" office:value="0.0360555127546399">
            <text:p>0.0361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05"/>
        </table:table-row>
        <table:table-row table:style-name="ro18">
          <table:table-cell/>
          <table:table-cell table:style-name="ce149" office:value-type="float" office:value="2.48">
            <text:p>2.4800</text:p>
          </table:table-cell>
          <table:table-cell table:style-name="ce151" table:formula="of:=[.B26]" office:value-type="float" office:value="2.48">
            <text:p>2.4800</text:p>
          </table:table-cell>
          <table:table-cell table:style-name="ce151" office:value-type="float" office:value="0.412">
            <text:p>0.4120</text:p>
          </table:table-cell>
          <table:table-cell table:style-name="ce151" office:value-type="float" office:value="0.048">
            <text:p>0.0480</text:p>
          </table:table-cell>
          <table:table-cell table:style-name="ce151" table:formula="of:=[.E26]" office:value-type="float" office:value="0.048">
            <text:p>0.0480</text:p>
          </table:table-cell>
          <table:table-cell table:style-name="ce151" office:value-type="float" office:value="0.036">
            <text:p>0.0360</text:p>
          </table:table-cell>
          <table:table-cell table:style-name="ce155" table:formula="of:=[.G26]" office:value-type="float" office:value="0.036">
            <text:p>0.0360</text:p>
          </table:table-cell>
          <table:table-cell table:number-columns-repeated="3"/>
          <table:table-cell table:style-name="ce15" table:formula="of:=-[.B26]" office:value-type="float" office:value="-2.48">
            <text:p>-2.4800</text:p>
          </table:table-cell>
          <table:table-cell table:style-name="ce28" table:formula="of:=[.L26]" office:value-type="float" office:value="-2.48">
            <text:p>-2.4800</text:p>
          </table:table-cell>
          <table:table-cell table:style-name="ce28" table:formula="of:=[.D26]" office:value-type="float" office:value="0.412">
            <text:p>0.4120</text:p>
          </table:table-cell>
          <table:table-cell table:style-name="ce28" table:formula="of:=SQRT([.E26]*[.E26]+[.G26]*[.G26])" office:value-type="float" office:value="0.06">
            <text:p>0.0600</text:p>
          </table:table-cell>
          <table:table-cell table:style-name="ce42" table:formula="of:=SQRT([.F26]*[.F26]+[.H26]*[.H26])" office:value-type="float" office:value="0.06">
            <text:p>0.0600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05"/>
        </table:table-row>
        <table:table-row table:style-name="ro18">
          <table:table-cell/>
          <table:table-cell table:style-name="ce150" office:value-type="float" office:value="3.41">
            <text:p>3.4100</text:p>
          </table:table-cell>
          <table:table-cell table:style-name="ce152" table:formula="of:=[.B27]" office:value-type="float" office:value="3.41">
            <text:p>3.4100</text:p>
          </table:table-cell>
          <table:table-cell table:style-name="ce152" office:value-type="float" office:value="0.496">
            <text:p>0.4960</text:p>
          </table:table-cell>
          <table:table-cell table:style-name="ce152" office:value-type="float" office:value="0.067">
            <text:p>0.0670</text:p>
          </table:table-cell>
          <table:table-cell table:style-name="ce152" table:formula="of:=[.E27]" office:value-type="float" office:value="0.067">
            <text:p>0.0670</text:p>
          </table:table-cell>
          <table:table-cell table:style-name="ce152" office:value-type="float" office:value="0.046">
            <text:p>0.0460</text:p>
          </table:table-cell>
          <table:table-cell table:style-name="ce156" table:formula="of:=[.G27]" office:value-type="float" office:value="0.046">
            <text:p>0.0460</text:p>
          </table:table-cell>
          <table:table-cell table:number-columns-repeated="3"/>
          <table:table-cell table:style-name="ce16" table:formula="of:=-[.B27]" office:value-type="float" office:value="-3.41">
            <text:p>-3.4100</text:p>
          </table:table-cell>
          <table:table-cell table:style-name="ce29" table:formula="of:=[.L27]" office:value-type="float" office:value="-3.41">
            <text:p>-3.4100</text:p>
          </table:table-cell>
          <table:table-cell table:style-name="ce29" table:formula="of:=[.D27]" office:value-type="float" office:value="0.496">
            <text:p>0.4960</text:p>
          </table:table-cell>
          <table:table-cell table:style-name="ce29" table:formula="of:=SQRT([.E27]*[.E27]+[.G27]*[.G27])" office:value-type="float" office:value="0.0812711510931154">
            <text:p>0.0813</text:p>
          </table:table-cell>
          <table:table-cell table:style-name="ce43" table:formula="of:=SQRT([.F27]*[.F27]+[.H27]*[.H27])" office:value-type="float" office:value="0.0812711510931154">
            <text:p>0.0813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66" office:value-type="string" table:number-columns-spanned="7" table:number-rows-spanned="1">
            <text:p>G_E^n (using linearly interpolated values of G_M^n from <text:span text:style-name="T1">2009-PRL-102-192001_Lachniet.pdf</text:span></text:p>
          </table:table-cell>
          <table:covered-table-cell table:number-columns-repeated="6"/>
          <table:table-cell table:number-columns-repeated="3"/>
          <table:table-cell table:style-name="ce53" office:value-type="string" table:number-columns-spanned="5" table:number-rows-spanned="1">
            <text:p>G_E^n (using G_M^n from <text:span text:style-name="T1">2009-PRL-102-192001_Lachniet.pdf</text:span>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3">
          <table:table-cell/>
          <table:table-cell table:style-name="ce11" office:value-type="string" table:number-columns-spanned="2" table:number-rows-spanned="1">
            <text:p>Q^2 IN GeV**2</text:p>
          </table:table-cell>
          <table:covered-table-cell table:style-name="ce76"/>
          <table:table-cell table:style-name="ce153" office:value-type="string" table:number-columns-spanned="5" table:number-rows-spanned="1">
            <text:p>G_E^n</text:p>
          </table:table-cell>
          <table:covered-table-cell table:number-columns-repeated="2" table:style-name="ce85"/>
          <table:covered-table-cell table:style-name="ce117"/>
          <table:covered-table-cell table:style-name="ce119"/>
          <table:table-cell table:number-columns-repeated="3"/>
          <table:table-cell table:style-name="ce11" office:value-type="string" table:number-columns-spanned="2" table:number-rows-spanned="1">
            <text:p>t IN GeV**2</text:p>
          </table:table-cell>
          <table:covered-table-cell table:style-name="ce119"/>
          <table:table-cell table:style-name="ce153" office:value-type="string" table:number-columns-spanned="3" table:number-rows-spanned="1">
            <text:p>G_E^n</text:p>
          </table:table-cell>
          <table:covered-table-cell table:style-name="ce117"/>
          <table:covered-table-cell table:style-name="ce119"/>
          <table:table-cell table:number-columns-repeated="1008"/>
        </table:table-row>
        <table:table-row table:style-name="ro13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1" office:value-type="string">
            <text:p>dy-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008"/>
        </table:table-row>
        <table:table-row table:style-name="ro18">
          <table:table-cell/>
          <table:table-cell table:style-name="ce149" office:value-type="float" office:value="1.72">
            <text:p>1.7200</text:p>
          </table:table-cell>
          <table:table-cell table:style-name="ce151" table:formula="of:=[.B33]" office:value-type="float" office:value="1.72">
            <text:p>1.7200</text:p>
          </table:table-cell>
          <table:table-cell table:style-name="ce151" office:value-type="float" office:value="0.0236">
            <text:p>0.0236</text:p>
          </table:table-cell>
          <table:table-cell table:style-name="ce151" office:value-type="float" office:value="0.0017">
            <text:p>0.0017</text:p>
          </table:table-cell>
          <table:table-cell table:style-name="ce151" table:formula="of:=[.E33]" office:value-type="float" office:value="0.0017">
            <text:p>0.0017</text:p>
          </table:table-cell>
          <table:table-cell table:style-name="ce151" office:value-type="float" office:value="0.0026">
            <text:p>0.0026</text:p>
          </table:table-cell>
          <table:table-cell table:style-name="ce155" table:formula="of:=[.G33]" office:value-type="float" office:value="0.0026">
            <text:p>0.0026</text:p>
          </table:table-cell>
          <table:table-cell table:number-columns-repeated="3"/>
          <table:table-cell table:style-name="ce15" table:formula="of:=-[.B33]" office:value-type="float" office:value="-1.72">
            <text:p>-1.7200</text:p>
          </table:table-cell>
          <table:table-cell table:style-name="ce28" table:formula="of:=[.L33]" office:value-type="float" office:value="-1.72">
            <text:p>-1.7200</text:p>
          </table:table-cell>
          <table:table-cell table:style-name="ce28" table:formula="of:=[.D33]" office:value-type="float" office:value="0.0236">
            <text:p>0.0236</text:p>
          </table:table-cell>
          <table:table-cell table:style-name="ce28" table:formula="of:=SQRT([.E33]*[.E33]+[.G33]*[.G33])" office:value-type="float" office:value="0.00310644491340181">
            <text:p>0.0031</text:p>
          </table:table-cell>
          <table:table-cell table:style-name="ce42" table:formula="of:=SQRT([.F33]*[.F33]+[.H33]*[.H33])" office:value-type="float" office:value="0.00310644491340181">
            <text:p>0.0031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05"/>
        </table:table-row>
        <table:table-row table:style-name="ro18">
          <table:table-cell/>
          <table:table-cell table:style-name="ce149" office:value-type="float" office:value="2.48">
            <text:p>2.4800</text:p>
          </table:table-cell>
          <table:table-cell table:style-name="ce151" table:formula="of:=[.B34]" office:value-type="float" office:value="2.48">
            <text:p>2.4800</text:p>
          </table:table-cell>
          <table:table-cell table:style-name="ce151" office:value-type="float" office:value="0.0208">
            <text:p>0.0208</text:p>
          </table:table-cell>
          <table:table-cell table:style-name="ce151" office:value-type="float" office:value="0.0024">
            <text:p>0.0024</text:p>
          </table:table-cell>
          <table:table-cell table:style-name="ce151" table:formula="of:=[.E34]" office:value-type="float" office:value="0.0024">
            <text:p>0.0024</text:p>
          </table:table-cell>
          <table:table-cell table:style-name="ce151" office:value-type="float" office:value="0.0019">
            <text:p>0.0019</text:p>
          </table:table-cell>
          <table:table-cell table:style-name="ce155" table:formula="of:=[.G34]" office:value-type="float" office:value="0.0019">
            <text:p>0.0019</text:p>
          </table:table-cell>
          <table:table-cell table:number-columns-repeated="3"/>
          <table:table-cell table:style-name="ce15" table:formula="of:=-[.B34]" office:value-type="float" office:value="-2.48">
            <text:p>-2.4800</text:p>
          </table:table-cell>
          <table:table-cell table:style-name="ce28" table:formula="of:=[.L34]" office:value-type="float" office:value="-2.48">
            <text:p>-2.4800</text:p>
          </table:table-cell>
          <table:table-cell table:style-name="ce28" table:formula="of:=[.D34]" office:value-type="float" office:value="0.0208">
            <text:p>0.0208</text:p>
          </table:table-cell>
          <table:table-cell table:style-name="ce28" table:formula="of:=SQRT([.E34]*[.E34]+[.G34]*[.G34])" office:value-type="float" office:value="0.00306104557300279">
            <text:p>0.0031</text:p>
          </table:table-cell>
          <table:table-cell table:style-name="ce42" table:formula="of:=SQRT([.F34]*[.F34]+[.H34]*[.H34])" office:value-type="float" office:value="0.00306104557300279">
            <text:p>0.0031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05"/>
        </table:table-row>
        <table:table-row table:style-name="ro18">
          <table:table-cell/>
          <table:table-cell table:style-name="ce150" office:value-type="float" office:value="3.41">
            <text:p>3.4100</text:p>
          </table:table-cell>
          <table:table-cell table:style-name="ce152" table:formula="of:=[.B35]" office:value-type="float" office:value="3.41">
            <text:p>3.4100</text:p>
          </table:table-cell>
          <table:table-cell table:style-name="ce152" office:value-type="float" office:value="0.0147">
            <text:p>0.0147</text:p>
          </table:table-cell>
          <table:table-cell table:style-name="ce152" office:value-type="float" office:value="0.002">
            <text:p>0.0020</text:p>
          </table:table-cell>
          <table:table-cell table:style-name="ce152" table:formula="of:=[.E35]" office:value-type="float" office:value="0.002">
            <text:p>0.0020</text:p>
          </table:table-cell>
          <table:table-cell table:style-name="ce152" office:value-type="float" office:value="0.0014">
            <text:p>0.0014</text:p>
          </table:table-cell>
          <table:table-cell table:style-name="ce156" table:formula="of:=[.G35]" office:value-type="float" office:value="0.0014">
            <text:p>0.0014</text:p>
          </table:table-cell>
          <table:table-cell table:number-columns-repeated="3"/>
          <table:table-cell table:style-name="ce16" table:formula="of:=-[.B35]" office:value-type="float" office:value="-3.41">
            <text:p>-3.4100</text:p>
          </table:table-cell>
          <table:table-cell table:style-name="ce29" table:formula="of:=[.L35]" office:value-type="float" office:value="-3.41">
            <text:p>-3.4100</text:p>
          </table:table-cell>
          <table:table-cell table:style-name="ce29" table:formula="of:=[.D35]" office:value-type="float" office:value="0.0147">
            <text:p>0.0147</text:p>
          </table:table-cell>
          <table:table-cell table:style-name="ce29" table:formula="of:=SQRT([.E35]*[.E35]+[.G35]*[.G35])" office:value-type="float" office:value="0.00244131112314674">
            <text:p>0.0024</text:p>
          </table:table-cell>
          <table:table-cell table:style-name="ce43" table:formula="of:=SQRT([.F35]*[.F35]+[.H35]*[.H35])" office:value-type="float" office:value="0.00244131112314674">
            <text:p>0.0024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4"/>
          <table:table-cell table:style-name="ce58" office:value-type="string">
            <text:p>Suma D</text:p>
          </table:table-cell>
          <table:table-cell table:style-name="ce58" office:value-type="string">
            <text:p>Suma C</text:p>
          </table:table-cell>
          <table:table-cell/>
          <table:table-cell table:style-name="ce61" table:formula="of:=COUNTIF([.R$1:.R$130];&quot;=D&quot;)" office:value-type="float" office:value="0">
            <text:p>0</text:p>
          </table:table-cell>
          <table:table-cell table:style-name="ce61" table:formula="of:=COUNTIF([.S$2:.S$130];&quot;=C&quot;)" office:value-type="float" office:value="6">
            <text:p>6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3" office:value-type="string" table:number-columns-spanned="4" table:number-rows-spanned="1">
            <text:p>Total – unsorted</text:p>
          </table:table-cell>
          <table:covered-table-cell table:number-columns-repeated="3"/>
          <table:table-cell table:number-columns-repeated="4"/>
          <table:table-cell table:style-name="ce47"/>
          <table:table-cell/>
          <table:table-cell table:style-name="ce13" office:value-type="string" table:number-columns-spanned="4" table:number-rows-spanned="1">
            <text:p>Total – sorted</text:p>
          </table:table-cell>
          <table:covered-table-cell table:style-name="ce55"/>
          <table:covered-table-cell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47"/>
          <table:table-cell table:number-columns-repeated="1014"/>
        </table:table-row>
        <table:table-row table:style-name="ro4">
          <table:table-cell/>
          <table:table-cell table:style-name="ce5" office:value-type="string" table:number-columns-spanned="2" table:number-rows-spanned="1">
            <text:p>t IN GeV**2</text:p>
          </table:table-cell>
          <table:covered-table-cell table:style-name="ce18"/>
          <table:table-cell table:style-name="ce154" office:value-type="string" table:number-columns-spanned="3" table:number-rows-spanned="1">
            <text:p>mu_n*G_E^n/G_M^n</text:p>
          </table:table-cell>
          <table:covered-table-cell table:style-name="ce34"/>
          <table:covered-table-cell table:style-name="ce36"/>
          <table:table-cell table:number-columns-repeated="5"/>
          <table:table-cell table:style-name="ce5" office:value-type="string">
            <text:p>t IN GeV**2</text:p>
          </table:table-cell>
          <table:table-cell table:style-name="ce154" office:value-type="string" table:number-columns-spanned="3" table:number-rows-spanned="1">
            <text:p>mu_n*G_E^n/G_M^n</text:p>
          </table:table-cell>
          <table:covered-table-cell table:style-name="ce57"/>
          <table:covered-table-cell table:style-name="ce59"/>
          <table:table-cell table:number-columns-repeated="1009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5"/>
          <table:table-cell table:style-name="ce54" office:value-type="string">
            <text:p>x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dy+</text:p>
          </table:table-cell>
          <table:table-cell table:style-name="ce60" office:value-type="string">
            <text:p>dy-</text:p>
          </table:table-cell>
          <table:table-cell table:number-columns-repeated="1009"/>
        </table:table-row>
        <table:table-row table:style-name="ro1">
          <table:table-cell table:style-name="ce28"/>
          <table:table-cell table:number-columns-repeated="2" table:style-name="ce28" office:value-type="float" office:value="-0.447">
            <text:p>-0.4470</text:p>
          </table:table-cell>
          <table:table-cell table:style-name="ce28" office:value-type="float" office:value="0.14443472385">
            <text:p>0.1444</text:p>
          </table:table-cell>
          <table:table-cell table:number-columns-repeated="2" table:style-name="ce28" office:value-type="float" office:value="0.0175385434363449">
            <text:p>0.0175</text:p>
          </table:table-cell>
          <table:table-cell table:style-name="ce28"/>
          <table:table-cell table:style-name="ce157" office:value-type="float" office:value="1">
            <text:p>1</text:p>
          </table:table-cell>
          <table:table-cell table:style-name="ce28" table:number-columns-repeated="3"/>
          <table:table-cell table:style-name="ce14" office:value-type="float" office:value="-3.41">
            <text:p>-3.4100</text:p>
          </table:table-cell>
          <table:table-cell table:style-name="ce27" office:value-type="float" office:value="0.496">
            <text:p>0.4960</text:p>
          </table:table-cell>
          <table:table-cell table:style-name="ce27" office:value-type="float" office:value="0.0812711510931154">
            <text:p>0.0813</text:p>
          </table:table-cell>
          <table:table-cell table:style-name="ce41" office:value-type="float" office:value="0.0812711510931154">
            <text:p>0.0813</text:p>
          </table:table-cell>
          <table:table-cell table:style-name="ce28" table:number-columns-repeated="1009"/>
        </table:table-row>
        <table:table-row table:style-name="ro1">
          <table:table-cell table:style-name="ce28"/>
          <table:table-cell table:number-columns-repeated="2" table:style-name="ce28" office:value-type="float" office:value="-1.132">
            <text:p>-1.1320</text:p>
          </table:table-cell>
          <table:table-cell table:style-name="ce28" office:value-type="float" office:value="0.2506085937">
            <text:p>0.2506</text:p>
          </table:table-cell>
          <table:table-cell table:number-columns-repeated="2" table:style-name="ce28" office:value-type="float" office:value="0.021812042737053">
            <text:p>0.0218</text:p>
          </table:table-cell>
          <table:table-cell table:style-name="ce28"/>
          <table:table-cell table:style-name="ce157" table:formula="of:=[.H44]+1" office:value-type="float" office:value="2">
            <text:p>2</text:p>
          </table:table-cell>
          <table:table-cell table:style-name="ce28" table:number-columns-repeated="3"/>
          <table:table-cell table:style-name="ce15" office:value-type="float" office:value="-2.48">
            <text:p>-2.4800</text:p>
          </table:table-cell>
          <table:table-cell table:style-name="ce28" office:value-type="float" office:value="0.412">
            <text:p>0.4120</text:p>
          </table:table-cell>
          <table:table-cell table:style-name="ce28" office:value-type="float" office:value="0.06">
            <text:p>0.0600</text:p>
          </table:table-cell>
          <table:table-cell table:style-name="ce42" office:value-type="float" office:value="0.06">
            <text:p>0.0600</text:p>
          </table:table-cell>
          <table:table-cell table:style-name="ce28" table:number-columns-repeated="1009"/>
        </table:table-row>
        <table:table-row table:style-name="ro1">
          <table:table-cell table:style-name="ce28"/>
          <table:table-cell table:number-columns-repeated="2" table:style-name="ce28" office:value-type="float" office:value="-1.45">
            <text:p>-1.4500</text:p>
          </table:table-cell>
          <table:table-cell table:style-name="ce28" office:value-type="float" office:value="0.3615650703">
            <text:p>0.3616</text:p>
          </table:table-cell>
          <table:table-cell table:number-columns-repeated="2" table:style-name="ce28" office:value-type="float" office:value="0.0352747644426992">
            <text:p>0.0353</text:p>
          </table:table-cell>
          <table:table-cell table:style-name="ce28"/>
          <table:table-cell table:style-name="ce157" table:formula="of:=[.H45]+1" office:value-type="float" office:value="3">
            <text:p>3</text:p>
          </table:table-cell>
          <table:table-cell table:style-name="ce28" table:number-columns-repeated="3"/>
          <table:table-cell table:style-name="ce15" office:value-type="float" office:value="-1.72">
            <text:p>-1.7200</text:p>
          </table:table-cell>
          <table:table-cell table:style-name="ce28" office:value-type="float" office:value="0.273">
            <text:p>0.2730</text:p>
          </table:table-cell>
          <table:table-cell table:style-name="ce28" office:value-type="float" office:value="0.0360555127546399">
            <text:p>0.0361</text:p>
          </table:table-cell>
          <table:table-cell table:style-name="ce42" office:value-type="float" office:value="0.0360555127546399">
            <text:p>0.0361</text:p>
          </table:table-cell>
          <table:table-cell table:style-name="ce28" table:number-columns-repeated="1009"/>
        </table:table-row>
        <table:table-row table:style-name="ro1">
          <table:table-cell table:style-name="ce28"/>
          <table:table-cell table:number-columns-repeated="2" table:style-name="ce28" office:value-type="float" office:value="-1.72">
            <text:p>-1.7200</text:p>
          </table:table-cell>
          <table:table-cell table:style-name="ce28" office:value-type="float" office:value="0.273">
            <text:p>0.2730</text:p>
          </table:table-cell>
          <table:table-cell table:number-columns-repeated="2" table:style-name="ce28" office:value-type="float" office:value="0.0360555127546399">
            <text:p>0.0361</text:p>
          </table:table-cell>
          <table:table-cell table:style-name="ce28"/>
          <table:table-cell table:style-name="ce157" table:formula="of:=[.H46]+1" office:value-type="float" office:value="4">
            <text:p>4</text:p>
          </table:table-cell>
          <table:table-cell table:style-name="ce28" table:number-columns-repeated="3"/>
          <table:table-cell table:style-name="ce15" office:value-type="float" office:value="-1.45">
            <text:p>-1.4500</text:p>
          </table:table-cell>
          <table:table-cell table:style-name="ce28" office:value-type="float" office:value="0.3615650703">
            <text:p>0.3616</text:p>
          </table:table-cell>
          <table:table-cell table:style-name="ce28" office:value-type="float" office:value="0.0352747644426992">
            <text:p>0.0353</text:p>
          </table:table-cell>
          <table:table-cell table:style-name="ce42" office:value-type="float" office:value="0.0352747644426992">
            <text:p>0.0353</text:p>
          </table:table-cell>
          <table:table-cell table:style-name="ce28" table:number-columns-repeated="1009"/>
        </table:table-row>
        <table:table-row table:style-name="ro1">
          <table:table-cell table:style-name="ce28"/>
          <table:table-cell table:number-columns-repeated="2" table:style-name="ce28" office:value-type="float" office:value="-2.48">
            <text:p>-2.4800</text:p>
          </table:table-cell>
          <table:table-cell table:style-name="ce28" office:value-type="float" office:value="0.412">
            <text:p>0.4120</text:p>
          </table:table-cell>
          <table:table-cell table:number-columns-repeated="2" table:style-name="ce28" office:value-type="float" office:value="0.06">
            <text:p>0.0600</text:p>
          </table:table-cell>
          <table:table-cell table:style-name="ce28"/>
          <table:table-cell table:style-name="ce157" table:formula="of:=[.H47]+1" office:value-type="float" office:value="5">
            <text:p>5</text:p>
          </table:table-cell>
          <table:table-cell table:style-name="ce28" table:number-columns-repeated="3"/>
          <table:table-cell table:style-name="ce15" office:value-type="float" office:value="-1.132">
            <text:p>-1.1320</text:p>
          </table:table-cell>
          <table:table-cell table:style-name="ce28" office:value-type="float" office:value="0.2506085937">
            <text:p>0.2506</text:p>
          </table:table-cell>
          <table:table-cell table:style-name="ce28" office:value-type="float" office:value="0.021812042737053">
            <text:p>0.0218</text:p>
          </table:table-cell>
          <table:table-cell table:style-name="ce42" office:value-type="float" office:value="0.021812042737053">
            <text:p>0.0218</text:p>
          </table:table-cell>
          <table:table-cell table:style-name="ce28" table:number-columns-repeated="1009"/>
        </table:table-row>
        <table:table-row table:style-name="ro1">
          <table:table-cell table:style-name="ce28"/>
          <table:table-cell table:number-columns-repeated="2" table:style-name="ce28" office:value-type="float" office:value="-3.41">
            <text:p>-3.4100</text:p>
          </table:table-cell>
          <table:table-cell table:style-name="ce28" office:value-type="float" office:value="0.496">
            <text:p>0.4960</text:p>
          </table:table-cell>
          <table:table-cell table:number-columns-repeated="2" table:style-name="ce28" office:value-type="float" office:value="0.0812711510931154">
            <text:p>0.0813</text:p>
          </table:table-cell>
          <table:table-cell table:style-name="ce28"/>
          <table:table-cell table:style-name="ce157" table:formula="of:=[.H48]+1" office:value-type="float" office:value="6">
            <text:p>6</text:p>
          </table:table-cell>
          <table:table-cell table:style-name="ce28" table:number-columns-repeated="3"/>
          <table:table-cell table:style-name="ce16" office:value-type="float" office:value="-0.447">
            <text:p>-0.4470</text:p>
          </table:table-cell>
          <table:table-cell table:style-name="ce29" office:value-type="float" office:value="0.14443472385">
            <text:p>0.1444</text:p>
          </table:table-cell>
          <table:table-cell table:style-name="ce29" office:value-type="float" office:value="0.0175385434363449">
            <text:p>0.0175</text:p>
          </table:table-cell>
          <table:table-cell table:style-name="ce43" office:value-type="float" office:value="0.0175385434363449">
            <text:p>0.0175</text:p>
          </table:table-cell>
          <table:table-cell table:style-name="ce28" table:number-columns-repeated="100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lly" table:style-name="ta1" table:print-ranges="Kelly.A1:Kelly.F42">
        <table:table-column table:style-name="co9" table:default-cell-style-name="ce159"/>
        <table:table-column table:style-name="co2" table:number-columns-repeated="1023" table:default-cell-style-name="Default"/>
        <table:table-row table:style-name="ro1">
          <table:table-cell table:style-name="ce12"/>
          <table:table-cell table:number-columns-repeated="1023"/>
        </table:table-row>
        <table:table-row table:style-name="ro4">
          <table:table-cell/>
          <table:table-cell table:style-name="ce164" office:value-type="string" table:number-columns-spanned="3" table:number-rows-spanned="1">
            <text:p>2002-PRC-66-065203_Kelly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160" office:value-type="string" table:number-columns-spanned="6" table:number-rows-spanned="1">
            <text:p>GEp</text:p>
          </table:table-cell>
          <table:covered-table-cell table:style-name="ce165"/>
          <table:covered-table-cell table:number-columns-repeated="3" table:style-name="ce171"/>
          <table:covered-table-cell table:style-name="ce175"/>
          <table:table-cell table:style-name="ce47" table:number-columns-repeated="1018"/>
        </table:table-row>
        <table:table-row table:style-name="ro7">
          <table:table-cell table:style-name="ce161" office:value-type="string">
            <text:p>note</text:p>
          </table:table-cell>
          <table:table-cell table:style-name="ce166" office:value-type="string" table:number-columns-spanned="5" table:number-rows-spanned="1">
            <text:p>omitted data using Rosenbluth method for Q^2&gt;1 (GeV)^2</text:p>
          </table:table-cell>
          <table:covered-table-cell table:number-columns-repeated="3" table:style-name="ce172"/>
          <table:covered-table-cell table:style-name="ce166"/>
          <table:table-cell table:style-name="ce47" table:number-columns-repeated="1018"/>
        </table:table-row>
        <table:table-row table:style-name="ro7">
          <table:table-cell table:style-name="ce162" office:value-type="float" office:value="1">
            <text:p>1</text:p>
          </table:table-cell>
          <table:table-cell table:style-name="ce167" office:value-type="string" table:number-columns-spanned="3" table:number-rows-spanned="1">
            <text:p>1971-PRD-4-45_Price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3" table:formula="of:=[.A6]+1" office:value-type="float" office:value="2">
            <text:p>2</text:p>
          </table:table-cell>
          <table:table-cell table:style-name="ce168" office:value-type="string" table:number-columns-spanned="3" table:number-rows-spanned="1">
            <text:p>1980-NPA-333-381_Simon</text:p>
          </table:table-cell>
          <table:covered-table-cell table:number-columns-repeated="2" table:style-name="ce173"/>
          <table:table-cell table:style-name="ce173"/>
          <table:table-cell table:style-name="ce176"/>
          <table:table-cell table:style-name="ce47"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160" office:value-type="string" table:number-columns-spanned="6" table:number-rows-spanned="1">
            <text:p>GEp/GMp</text:p>
          </table:table-cell>
          <table:covered-table-cell table:style-name="ce169"/>
          <table:covered-table-cell table:number-columns-repeated="3" table:style-name="ce174"/>
          <table:covered-table-cell table:style-name="ce169"/>
          <table:table-cell table:style-name="ce47" table:number-columns-repeated="1018"/>
        </table:table-row>
        <table:table-row table:style-name="ro7">
          <table:table-cell table:style-name="ce162" office:value-type="float" office:value="1">
            <text:p>1</text:p>
          </table:table-cell>
          <table:table-cell table:style-name="ce167" office:value-type="string" table:number-columns-spanned="3" table:number-rows-spanned="1">
            <text:p>1998-PRL-80-N3-452_Milbrath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 table:formula="of:=[.A10]+1" office:value-type="float" office:value="2">
            <text:p>2</text:p>
          </table:table-cell>
          <table:table-cell table:style-name="ce167" office:value-type="string" table:number-columns-spanned="3" table:number-rows-spanned="1">
            <text:p>2000-PRL-84-N7-1398_Jones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 table:formula="of:=[.A11]+1" office:value-type="float" office:value="3">
            <text:p>3</text:p>
          </table:table-cell>
          <table:table-cell table:style-name="ce167" office:value-type="string" table:number-columns-spanned="3" table:number-rows-spanned="1">
            <text:p>2001-EPJA-12-125_Pospischil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3" table:formula="of:=[.A12]+1" office:value-type="float" office:value="4">
            <text:p>4</text:p>
          </table:table-cell>
          <table:table-cell table:style-name="ce168" office:value-type="string" table:number-columns-spanned="3" table:number-rows-spanned="1">
            <text:p>2002-PRL-88-N9-092301_Gayou</text:p>
          </table:table-cell>
          <table:covered-table-cell table:number-columns-repeated="2" table:style-name="ce173"/>
          <table:table-cell table:style-name="ce173"/>
          <table:table-cell table:style-name="ce176"/>
          <table:table-cell table:style-name="ce47"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160" office:value-type="string" table:number-columns-spanned="6" table:number-rows-spanned="1">
            <text:p>GMp</text:p>
          </table:table-cell>
          <table:covered-table-cell table:style-name="ce169"/>
          <table:covered-table-cell table:number-columns-repeated="3" table:style-name="ce174"/>
          <table:covered-table-cell table:style-name="ce169"/>
          <table:table-cell table:style-name="ce47" table:number-columns-repeated="1018"/>
        </table:table-row>
        <table:table-row table:style-name="ro7">
          <table:table-cell table:style-name="ce162" office:value-type="float" office:value="1">
            <text:p>1</text:p>
          </table:table-cell>
          <table:table-cell table:style-name="ce167" office:value-type="string" table:number-columns-spanned="3" table:number-rows-spanned="1">
            <text:p>1976-NPB-114-505_Hohler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 office:value-type="float" office:value="2">
            <text:p>2</text:p>
          </table:table-cell>
          <table:table-cell table:style-name="ce167" office:value-type="string" table:number-columns-spanned="4" table:number-rows-spanned="1">
            <text:p>2002-PRC-65-051001_Brash, includes recalculated:</text:p>
          </table:table-cell>
          <table:covered-table-cell table:number-columns-repeated="3"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/>
          <table:table-cell table:style-name="ce12" office:value-type="float" office:value="1">
            <text:p>1</text:p>
          </table:table-cell>
          <table:table-cell table:style-name="ce167" office:value-type="string" table:number-columns-spanned="3" table:number-rows-spanned="1">
            <text:p>1966-PR-142-922_Janssens</text:p>
          </table:table-cell>
          <table:covered-table-cell table:number-columns-repeated="2"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/>
          <table:table-cell table:style-name="ce12" table:formula="of:=[.B18]+1" office:value-type="float" office:value="2">
            <text:p>2</text:p>
          </table:table-cell>
          <table:table-cell table:style-name="ce167" office:value-type="string" table:number-columns-spanned="3" table:number-rows-spanned="1">
            <text:p>1970-PLB-31-40_Litt</text:p>
          </table:table-cell>
          <table:covered-table-cell table:number-columns-repeated="2"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/>
          <table:table-cell table:style-name="ce12" table:formula="of:=[.B19]+1" office:value-type="float" office:value="3">
            <text:p>3</text:p>
          </table:table-cell>
          <table:table-cell table:style-name="ce167" office:value-type="string" table:number-columns-spanned="3" table:number-rows-spanned="1">
            <text:p>1971-PLB-35-87_Berger</text:p>
          </table:table-cell>
          <table:covered-table-cell table:number-columns-repeated="2"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/>
          <table:table-cell table:style-name="ce12" table:formula="of:=[.B20]+1" office:value-type="float" office:value="4">
            <text:p>4</text:p>
          </table:table-cell>
          <table:table-cell table:style-name="ce167" office:value-type="string" table:number-columns-spanned="3" table:number-rows-spanned="1">
            <text:p>1973-NPB-58-429_Bartel</text:p>
          </table:table-cell>
          <table:covered-table-cell table:number-columns-repeated="2"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/>
          <table:table-cell table:style-name="ce12" table:formula="of:=[.B21]+1" office:value-type="float" office:value="5">
            <text:p>5</text:p>
          </table:table-cell>
          <table:table-cell table:style-name="ce167" office:value-type="string" table:number-columns-spanned="3" table:number-rows-spanned="1">
            <text:p>1993-PRD-48-N1-29_Sill</text:p>
          </table:table-cell>
          <table:covered-table-cell table:number-columns-repeated="2"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/>
          <table:table-cell table:style-name="ce12" table:formula="of:=[.B22]+1" office:value-type="float" office:value="6">
            <text:p>6</text:p>
          </table:table-cell>
          <table:table-cell table:style-name="ce167" office:value-type="string" table:number-columns-spanned="3" table:number-rows-spanned="1">
            <text:p>1994-PRD-49-N11-5671_Walker</text:p>
          </table:table-cell>
          <table:covered-table-cell table:number-columns-repeated="2"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3"/>
          <table:table-cell table:style-name="ce170" table:formula="of:=[.B23]+1" office:value-type="float" office:value="7">
            <text:p>7</text:p>
          </table:table-cell>
          <table:table-cell table:style-name="ce168" office:value-type="string" table:number-columns-spanned="3" table:number-rows-spanned="1">
            <text:p>1994-PRD-50-N9-5491_Andivahis</text:p>
          </table:table-cell>
          <table:covered-table-cell table:number-columns-repeated="2" table:style-name="ce173"/>
          <table:table-cell table:style-name="ce176"/>
          <table:table-cell table:style-name="ce47"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160" office:value-type="string" table:number-columns-spanned="6" table:number-rows-spanned="1">
            <text:p>GEn</text:p>
          </table:table-cell>
          <table:covered-table-cell table:style-name="ce169"/>
          <table:covered-table-cell table:number-columns-repeated="3" table:style-name="ce174"/>
          <table:covered-table-cell table:style-name="ce169"/>
          <table:table-cell table:style-name="ce47" table:number-columns-repeated="1018"/>
        </table:table-row>
        <table:table-row table:style-name="ro7">
          <table:table-cell table:style-name="ce162" office:value-type="float" office:value="1">
            <text:p>1</text:p>
          </table:table-cell>
          <table:table-cell table:style-name="ce167" office:value-type="string" table:number-columns-spanned="3" table:number-rows-spanned="1">
            <text:p>1994-PRC-50-N4-1749_Eden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 table:formula="of:=[.A27]+1" office:value-type="float" office:value="2">
            <text:p>2</text:p>
          </table:table-cell>
          <table:table-cell table:style-name="ce167" office:value-type="string" table:number-columns-spanned="3" table:number-rows-spanned="1">
            <text:p>1999-EPJA-5-131_Herberg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 table:formula="of:=[.A28]+1" office:value-type="float" office:value="3">
            <text:p>3</text:p>
          </table:table-cell>
          <table:table-cell table:style-name="ce167" office:value-type="string" table:number-columns-spanned="3" table:number-rows-spanned="1">
            <text:p>1999-PRL-82-N25-4988_Passchier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 table:formula="of:=[.A29]+1" office:value-type="float" office:value="4">
            <text:p>4</text:p>
          </table:table-cell>
          <table:table-cell table:style-name="ce167" office:value-type="string" table:number-columns-spanned="3" table:number-rows-spanned="1">
            <text:p>1999-PRL-83-425_Rohe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 table:formula="of:=[.A30]+1" office:value-type="float" office:value="5">
            <text:p>5</text:p>
          </table:table-cell>
          <table:table-cell table:style-name="ce167" office:value-type="string" table:number-columns-spanned="3" table:number-rows-spanned="1">
            <text:p>2001-PRC-63-034006_Golak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 table:formula="of:=[.A31]+1" office:value-type="float" office:value="6">
            <text:p>6</text:p>
          </table:table-cell>
          <table:table-cell table:style-name="ce167" office:value-type="string" table:number-columns-spanned="3" table:number-rows-spanned="1">
            <text:p>2003-PRL-91-N12-122002_Madey</text:p>
          </table:table-cell>
          <table:covered-table-cell table:number-columns-repeated="2" table:style-name="ce16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 table:formula="of:=[.A32]+1" office:value-type="float" office:value="7">
            <text:p>7</text:p>
          </table:table-cell>
          <table:table-cell table:style-name="ce167" office:value-type="string" table:number-columns-spanned="3" table:number-rows-spanned="1">
            <text:p>2004-PRL-92-N4-042301-1_Warren</text:p>
          </table:table-cell>
          <table:covered-table-cell table:number-columns-repeated="2" table:style-name="ce16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3" table:formula="of:=[.A33]+1" office:value-type="float" office:value="8">
            <text:p>8</text:p>
          </table:table-cell>
          <table:table-cell table:style-name="ce168" office:value-type="string" table:number-columns-spanned="3" table:number-rows-spanned="1">
            <text:p>2001-PRC-64-041002_Schiavilla</text:p>
          </table:table-cell>
          <table:covered-table-cell table:number-columns-repeated="2" table:style-name="ce173"/>
          <table:table-cell table:style-name="ce173"/>
          <table:table-cell table:style-name="ce176"/>
          <table:table-cell table:style-name="ce47"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160" office:value-type="string" table:number-columns-spanned="6" table:number-rows-spanned="1">
            <text:p>GMn</text:p>
          </table:table-cell>
          <table:covered-table-cell table:style-name="ce169"/>
          <table:covered-table-cell table:number-columns-repeated="3" table:style-name="ce174"/>
          <table:covered-table-cell table:style-name="ce169"/>
          <table:table-cell table:style-name="ce47" table:number-columns-repeated="1018"/>
        </table:table-row>
        <table:table-row table:style-name="ro7">
          <table:table-cell table:style-name="ce162" office:value-type="float" office:value="1">
            <text:p>1</text:p>
          </table:table-cell>
          <table:table-cell table:style-name="ce167" office:value-type="string" table:number-columns-spanned="3" table:number-rows-spanned="1">
            <text:p>1994-PLB-336-313_Anklin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 table:formula="of:=[.A37]+1" office:value-type="float" office:value="2">
            <text:p>2</text:p>
          </table:table-cell>
          <table:table-cell table:style-name="ce167" office:value-type="string" table:number-columns-spanned="3" table:number-rows-spanned="1">
            <text:p>1998-PLB-428-248_Anklin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 table:formula="of:=[.A38]+1" office:value-type="float" office:value="3">
            <text:p>3</text:p>
          </table:table-cell>
          <table:table-cell table:style-name="ce167" office:value-type="string" table:number-columns-spanned="3" table:number-rows-spanned="1">
            <text:p>1993-PRL-70-N6-718_Lung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 table:formula="of:=[.A39]+1" office:value-type="float" office:value="4">
            <text:p>4</text:p>
          </table:table-cell>
          <table:table-cell table:style-name="ce167" office:value-type="string" table:number-columns-spanned="3" table:number-rows-spanned="1">
            <text:p>2002-PLB-524-26_Kubon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2" table:formula="of:=[.A40]+1" office:value-type="float" office:value="5">
            <text:p>5</text:p>
          </table:table-cell>
          <table:table-cell table:style-name="ce167" office:value-type="string" table:number-columns-spanned="3" table:number-rows-spanned="1">
            <text:p>2000-PRL-85-2900_Xu</text:p>
          </table:table-cell>
          <table:covered-table-cell table:number-columns-repeated="2" table:style-name="ce47"/>
          <table:table-cell table:style-name="ce47"/>
          <table:table-cell table:style-name="ce97"/>
          <table:table-cell table:style-name="ce47" table:number-columns-repeated="1018"/>
        </table:table-row>
        <table:table-row table:style-name="ro7">
          <table:table-cell table:style-name="ce163" table:formula="of:=[.A41]+1" office:value-type="float" office:value="6">
            <text:p>6</text:p>
          </table:table-cell>
          <table:table-cell table:style-name="ce168" office:value-type="string" table:number-columns-spanned="3" table:number-rows-spanned="1">
            <text:p>2003-PRC-67-012201_Xu</text:p>
          </table:table-cell>
          <table:covered-table-cell table:number-columns-repeated="2" table:style-name="ce168"/>
          <table:table-cell table:style-name="ce173"/>
          <table:table-cell table:style-name="ce176"/>
          <table:table-cell table:style-name="ce47" table:number-columns-repeated="1018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rash" table:style-name="ta1" table:print-ranges="Brash.J7:Brash.P236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10" table:default-cell-style-name="ce46"/>
        <table:table-column table:style-name="co3" table:default-cell-style-name="Default"/>
        <table:table-column table:style-name="co2" table:number-columns-repeated="1013" table:default-cell-style-name="Default"/>
        <table:table-row table:style-name="ro8">
          <table:table-cell/>
          <table:table-cell table:style-name="ce1" office:value-type="float" office:value="197.3269631">
            <text:p>197.3269631</text:p>
          </table:table-cell>
          <table:table-cell table:style-name="ce17" office:value-type="string">
            <text:p>FM</text:p>
          </table:table-cell>
          <table:table-cell table:number-columns-repeated="8"/>
          <table:table-cell table:style-name="ce1" office:value-type="float" office:value="197.3269631">
            <text:p>197.3269631</text:p>
          </table:table-cell>
          <table:table-cell table:style-name="ce17" office:value-type="float" office:value="0.000001">
            <text:p>0.000001</text:p>
          </table:table-cell>
          <table:table-cell table:number-columns-repeated="1011"/>
        </table:table-row>
        <table:table-row table:style-name="ro8">
          <table:table-cell/>
          <table:table-cell table:style-name="ce17" office:value-type="float" office:value="0.000001">
            <text:p>0.000001</text:p>
          </table:table-cell>
          <table:table-cell table:style-name="ce44" office:value-type="string">
            <text:p>10^-6</text:p>
          </table:table-cell>
          <table:table-cell table:number-columns-repeated="8"/>
          <table:table-cell office:value-type="string" table:number-columns-spanned="3" table:number-rows-spanned="1">
            <text:p>1/FM**2=(197,3269631)^2*10^-6 GeV^2</text:p>
          </table:table-cell>
          <table:covered-table-cell table:number-columns-repeated="2"/>
          <table:table-cell table:number-columns-repeated="1010"/>
        </table:table-row>
        <table:table-row table:style-name="ro8">
          <table:table-cell table:number-columns-repeated="2"/>
          <table:table-cell office:value-type="string" table:number-columns-spanned="3" table:number-rows-spanned="1">
            <text:p>1/FM**2=(197,3269631)^2*10^-6 GeV^2</text:p>
          </table:table-cell>
          <table:covered-table-cell table:number-columns-repeated="2"/>
          <table:table-cell table:number-columns-repeated="6"/>
          <table:table-cell table:style-name="ce50" office:value-type="float" office:value="-1.9130427">
            <text:p>-1.9130427</text:p>
          </table:table-cell>
          <table:table-cell table:style-name="ce55" office:value-type="float" office:value="2.792847356">
            <text:p>2.792847356</text:p>
          </table:table-cell>
          <table:table-cell table:number-columns-repeated="1011"/>
        </table:table-row>
        <table:table-row table:style-name="ro8">
          <table:table-cell/>
          <table:table-cell table:style-name="ce50" office:value-type="float" office:value="-1.9130427">
            <text:p>-1.9130427</text:p>
          </table:table-cell>
          <table:table-cell table:style-name="ce44" office:value-type="string">
            <text:p>mu_n</text:p>
          </table:table-cell>
          <table:table-cell table:number-columns-repeated="8"/>
          <table:table-cell table:style-name="ce50"/>
          <table:table-cell table:style-name="ce55"/>
          <table:table-cell table:number-columns-repeated="1011"/>
        </table:table-row>
        <table:table-row table:style-name="ro8">
          <table:table-cell/>
          <table:table-cell table:style-name="ce55" office:value-type="float" office:value="2.792847356">
            <text:p>2.792847356</text:p>
          </table:table-cell>
          <table:table-cell table:style-name="ce44" office:value-type="string">
            <text:p>mu_p</text:p>
          </table:table-cell>
          <table:table-cell table:number-columns-repeated="8"/>
          <table:table-cell table:style-name="ce50"/>
          <table:table-cell table:style-name="ce55"/>
          <table:table-cell table:number-columns-repeated="1011"/>
        </table:table-row>
        <table:table-row table:style-name="ro8">
          <table:table-cell table:number-columns-repeated="11"/>
          <table:table-cell table:style-name="ce50"/>
          <table:table-cell table:style-name="ce55"/>
          <table:table-cell table:number-columns-repeated="1011"/>
        </table:table-row>
        <table:table-row table:style-name="ro4">
          <table:table-cell table:style-name="ce47"/>
          <table:table-cell table:style-name="ce177" office:value-type="string" table:number-columns-spanned="7" table:number-rows-spanned="1">
            <text:p>2002-PRC-66-065203_Kelly + 2002-PRC-65-051001_Brash</text:p>
          </table:table-cell>
          <table:covered-table-cell table:number-columns-repeated="6" table:style-name="ce47"/>
          <table:table-cell table:style-name="ce47"/>
          <table:table-cell/>
          <table:table-cell table:style-name="ce47"/>
          <table:table-cell table:style-name="ce180" table:formula="of:=[.B7]" office:value-type="string" office:string-value="2002-PRC-66-065203_Kelly + 2002-PRC-65-051001_Brash" table:number-columns-spanned="5" table:number-rows-spanned="1">
            <text:p>2002-PRC-66-065203_Kelly + 2002-PRC-65-051001_Brash</text:p>
          </table:table-cell>
          <table:covered-table-cell table:style-name="ce181"/>
          <table:covered-table-cell table:number-columns-repeated="3" table:style-name="ce48"/>
          <table:table-cell table:style-name="ce47" table:number-columns-repeated="1008"/>
        </table:table-row>
        <table:table-row table:style-name="ro8">
          <table:table-cell table:number-columns-repeated="11"/>
          <table:table-cell table:style-name="ce50"/>
          <table:table-cell table:style-name="ce55"/>
          <table:table-cell table:number-columns-repeated="1011"/>
        </table:table-row>
        <table:table-row table:style-name="ro4">
          <table:table-cell/>
          <table:table-cell table:style-name="ce2" office:value-type="string" table:number-columns-spanned="3" table:number-rows-spanned="1">
            <text:p>t&lt;0</text:p>
          </table:table-cell>
          <table:covered-table-cell table:number-columns-repeated="2"/>
          <table:table-cell table:number-columns-repeated="5"/>
          <table:table-cell table:style-name="ce47"/>
          <table:table-cell/>
          <table:table-cell table:style-name="ce2" table:formula="of:=[.B9]" office:value-type="string" office:string-value="t&lt;0" table:number-columns-spanned="3" table:number-rows-spanned="1">
            <text:p>t&lt;0</text:p>
          </table:table-cell>
          <table:covered-table-cell table:style-name="ce55"/>
          <table:covered-table-cell/>
          <table:table-cell table:number-columns-repeated="1010"/>
        </table:table-row>
        <table:table-row table:style-name="ro4">
          <table:table-cell table:number-columns-repeated="11"/>
          <table:table-cell table:style-name="ce50"/>
          <table:table-cell table:style-name="ce55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7" table:number-rows-spanned="1">
            <text:p>1966-PR-142-922_Janssens</text:p>
          </table:table-cell>
          <table:covered-table-cell table:number-columns-repeated="6"/>
          <table:table-cell table:style-name="ce45"/>
          <table:table-cell table:style-name="ce49"/>
          <table:table-cell table:style-name="ce45"/>
          <table:table-cell table:style-name="ce9" table:formula="of:=[.B11]" office:value-type="string" office:string-value="1966-PR-142-922_Janssens" table:number-columns-spanned="5" table:number-rows-spanned="1">
            <text:p>1966-PR-142-922_Janssens</text:p>
          </table:table-cell>
          <table:covered-table-cell table:number-columns-repeated="4"/>
          <table:table-cell table:number-columns-repeated="1008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style-name="ce49"/>
          <table:table-cell table:style-name="ce45"/>
          <table:table-cell table:style-name="ce53" table:number-columns-spanned="5" table:number-rows-spanned="1"/>
          <table:covered-table-cell table:number-columns-repeated="4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74"/>
          <table:table-cell table:style-name="ce30" office:value-type="string" table:number-columns-spanned="3" table:number-rows-spanned="1">
            <text:p>G_M^p/G_D/mu_p</text:p>
          </table:table-cell>
          <table:covered-table-cell table:style-name="ce84"/>
          <table:covered-table-cell table:style-name="ce30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 table:number-columns-repeated="1008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office:value-type="string">
            <text:p>1/G_D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156">
            <text:p>0.1560</text:p>
          </table:table-cell>
          <table:table-cell table:style-name="ce20" table:formula="of:=[.B16]" office:value-type="float" office:value="0.156">
            <text:p>0.1560</text:p>
          </table:table-cell>
          <table:table-cell table:style-name="ce23" office:value-type="float" office:value="0.979">
            <text:p>0.9790</text:p>
          </table:table-cell>
          <table:table-cell table:style-name="ce23" office:value-type="float" office:value="0.013">
            <text:p>0.0130</text:p>
          </table:table-cell>
          <table:table-cell table:style-name="ce38" table:formula="of:=[.E16]" office:value-type="float" office:value="0.013">
            <text:p>0.0130</text:p>
          </table:table-cell>
          <table:table-cell/>
          <table:table-cell table:style-name="ce179" table:formula="of:=(1+[.B16]/0.71)*(1+[.B16]/0.71)" office:value-type="float" office:value="1.48771275540567">
            <text:p>1.4877</text:p>
          </table:table-cell>
          <table:table-cell table:number-columns-repeated="3"/>
          <table:table-cell table:style-name="ce51" table:formula="of:=-[.B16]" office:value-type="float" office:value="-0.156">
            <text:p>-0.1560</text:p>
          </table:table-cell>
          <table:table-cell table:style-name="ce23" table:formula="of:=[.L16]" office:value-type="float" office:value="-0.156">
            <text:p>-0.1560</text:p>
          </table:table-cell>
          <table:table-cell table:style-name="ce23" table:formula="of:=[.D16]/[.H16]*[.B$5]" office:value-type="float" office:value="1.83785314173665">
            <text:p>1.8379</text:p>
          </table:table-cell>
          <table:table-cell table:style-name="ce23" table:formula="of:=SQRT([.E16]*[.E16]+[.F16]*[.F16])/[.H16]*[.B$5]" office:value-type="float" office:value="0.0345132981644756">
            <text:p>0.0345</text:p>
          </table:table-cell>
          <table:table-cell table:style-name="ce38" table:formula="of:=[.O16]" office:value-type="float" office:value="0.0345132981644756">
            <text:p>0.0345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179">
            <text:p>0.1790</text:p>
          </table:table-cell>
          <table:table-cell table:style-name="ce20" table:formula="of:=[.B17]" office:value-type="float" office:value="0.179">
            <text:p>0.1790</text:p>
          </table:table-cell>
          <table:table-cell table:style-name="ce23" office:value-type="float" office:value="0.968">
            <text:p>0.9680</text:p>
          </table:table-cell>
          <table:table-cell table:style-name="ce23" office:value-type="float" office:value="0.009">
            <text:p>0.0090</text:p>
          </table:table-cell>
          <table:table-cell table:style-name="ce38" table:formula="of:=[.E17]" office:value-type="float" office:value="0.009">
            <text:p>0.0090</text:p>
          </table:table-cell>
          <table:table-cell/>
          <table:table-cell table:style-name="ce179" table:formula="of:=(1+[.B17]/0.71)*(1+[.B17]/0.71)" office:value-type="float" office:value="1.56778615354096">
            <text:p>1.5678</text:p>
          </table:table-cell>
          <table:table-cell table:number-columns-repeated="3"/>
          <table:table-cell table:style-name="ce51" table:formula="of:=-[.B17]" office:value-type="float" office:value="-0.179">
            <text:p>-0.1790</text:p>
          </table:table-cell>
          <table:table-cell table:style-name="ce23" table:formula="of:=[.L17]" office:value-type="float" office:value="-0.179">
            <text:p>-0.1790</text:p>
          </table:table-cell>
          <table:table-cell table:style-name="ce23" table:formula="of:=[.D17]/[.H17]*[.B$5]" office:value-type="float" office:value="1.72439094101067">
            <text:p>1.7244</text:p>
          </table:table-cell>
          <table:table-cell table:style-name="ce23" table:formula="of:=SQRT([.E17]*[.E17]+[.F17]*[.F17])/[.H17]*[.B$5]" office:value-type="float" office:value="0.0226734643600158">
            <text:p>0.0227</text:p>
          </table:table-cell>
          <table:table-cell table:style-name="ce38" table:formula="of:=[.O17]" office:value-type="float" office:value="0.0226734643600158">
            <text:p>0.0227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195">
            <text:p>0.1950</text:p>
          </table:table-cell>
          <table:table-cell table:style-name="ce20" table:formula="of:=[.B18]" office:value-type="float" office:value="0.195">
            <text:p>0.1950</text:p>
          </table:table-cell>
          <table:table-cell table:style-name="ce23" office:value-type="float" office:value="0.998">
            <text:p>0.9980</text:p>
          </table:table-cell>
          <table:table-cell table:style-name="ce23" office:value-type="float" office:value="0.013">
            <text:p>0.0130</text:p>
          </table:table-cell>
          <table:table-cell table:style-name="ce38" table:formula="of:=[.E18]" office:value-type="float" office:value="0.013">
            <text:p>0.0130</text:p>
          </table:table-cell>
          <table:table-cell/>
          <table:table-cell table:style-name="ce179" table:formula="of:=(1+[.B18]/0.71)*(1+[.B18]/0.71)" office:value-type="float" office:value="1.62472723665939">
            <text:p>1.6247</text:p>
          </table:table-cell>
          <table:table-cell table:number-columns-repeated="3"/>
          <table:table-cell table:style-name="ce51" table:formula="of:=-[.B18]" office:value-type="float" office:value="-0.195">
            <text:p>-0.1950</text:p>
          </table:table-cell>
          <table:table-cell table:style-name="ce23" table:formula="of:=[.L18]" office:value-type="float" office:value="-0.195">
            <text:p>-0.1950</text:p>
          </table:table-cell>
          <table:table-cell table:style-name="ce23" table:formula="of:=[.D18]/[.H18]*[.B$5]" office:value-type="float" office:value="1.71552590391658">
            <text:p>1.7155</text:p>
          </table:table-cell>
          <table:table-cell table:style-name="ce23" table:formula="of:=SQRT([.E18]*[.E18]+[.F18]*[.F18])/[.H18]*[.B$5]" office:value-type="float" office:value="0.0316027655300356">
            <text:p>0.0316</text:p>
          </table:table-cell>
          <table:table-cell table:style-name="ce38" table:formula="of:=[.O18]" office:value-type="float" office:value="0.0316027655300356">
            <text:p>0.0316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234">
            <text:p>0.2340</text:p>
          </table:table-cell>
          <table:table-cell table:style-name="ce20" table:formula="of:=[.B19]" office:value-type="float" office:value="0.234">
            <text:p>0.2340</text:p>
          </table:table-cell>
          <table:table-cell table:style-name="ce23" office:value-type="float" office:value="0.985">
            <text:p>0.9850</text:p>
          </table:table-cell>
          <table:table-cell table:style-name="ce23" office:value-type="float" office:value="0.011">
            <text:p>0.0110</text:p>
          </table:table-cell>
          <table:table-cell table:style-name="ce38" table:formula="of:=[.E19]" office:value-type="float" office:value="0.011">
            <text:p>0.0110</text:p>
          </table:table-cell>
          <table:table-cell/>
          <table:table-cell table:style-name="ce179" table:formula="of:=(1+[.B19]/0.71)*(1+[.B19]/0.71)" office:value-type="float" office:value="1.76777623487403">
            <text:p>1.7678</text:p>
          </table:table-cell>
          <table:table-cell table:number-columns-repeated="3"/>
          <table:table-cell table:style-name="ce51" table:formula="of:=-[.B19]" office:value-type="float" office:value="-0.234">
            <text:p>-0.2340</text:p>
          </table:table-cell>
          <table:table-cell table:style-name="ce23" table:formula="of:=[.L19]" office:value-type="float" office:value="-0.234">
            <text:p>-0.2340</text:p>
          </table:table-cell>
          <table:table-cell table:style-name="ce23" table:formula="of:=[.D19]/[.H19]*[.B$5]" office:value-type="float" office:value="1.55616677687492">
            <text:p>1.5562</text:p>
          </table:table-cell>
          <table:table-cell table:style-name="ce23" table:formula="of:=SQRT([.E19]*[.E19]+[.F19]*[.F19])/[.H19]*[.B$5]" office:value-type="float" office:value="0.0245769276882033">
            <text:p>0.0246</text:p>
          </table:table-cell>
          <table:table-cell table:style-name="ce38" table:formula="of:=[.O19]" office:value-type="float" office:value="0.0245769276882033">
            <text:p>0.0246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273">
            <text:p>0.2730</text:p>
          </table:table-cell>
          <table:table-cell table:style-name="ce20" table:formula="of:=[.B20]" office:value-type="float" office:value="0.273">
            <text:p>0.2730</text:p>
          </table:table-cell>
          <table:table-cell table:style-name="ce23" office:value-type="float" office:value="0.961">
            <text:p>0.9610</text:p>
          </table:table-cell>
          <table:table-cell table:style-name="ce23" office:value-type="float" office:value="0.009">
            <text:p>0.0090</text:p>
          </table:table-cell>
          <table:table-cell table:style-name="ce38" table:formula="of:=[.E20]" office:value-type="float" office:value="0.009">
            <text:p>0.0090</text:p>
          </table:table-cell>
          <table:table-cell/>
          <table:table-cell table:style-name="ce179" table:formula="of:=(1+[.B20]/0.71)*(1+[.B20]/0.71)" office:value-type="float" office:value="1.91685975004959">
            <text:p>1.9169</text:p>
          </table:table-cell>
          <table:table-cell table:number-columns-repeated="3"/>
          <table:table-cell table:style-name="ce51" table:formula="of:=-[.B20]" office:value-type="float" office:value="-0.273">
            <text:p>-0.2730</text:p>
          </table:table-cell>
          <table:table-cell table:style-name="ce23" table:formula="of:=[.L20]" office:value-type="float" office:value="-0.273">
            <text:p>-0.2730</text:p>
          </table:table-cell>
          <table:table-cell table:style-name="ce23" table:formula="of:=[.D20]/[.H20]*[.B$5]" office:value-type="float" office:value="1.40016832689327">
            <text:p>1.4002</text:p>
          </table:table-cell>
          <table:table-cell table:style-name="ce23" table:formula="of:=SQRT([.E20]*[.E20]+[.F20]*[.F20])/[.H20]*[.B$5]" office:value-type="float" office:value="0.0185444675728194">
            <text:p>0.0185</text:p>
          </table:table-cell>
          <table:table-cell table:style-name="ce38" table:formula="of:=[.O20]" office:value-type="float" office:value="0.0185444675728194">
            <text:p>0.0185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292">
            <text:p>0.2920</text:p>
          </table:table-cell>
          <table:table-cell table:style-name="ce20" table:formula="of:=[.B21]" office:value-type="float" office:value="0.292">
            <text:p>0.2920</text:p>
          </table:table-cell>
          <table:table-cell table:style-name="ce23" office:value-type="float" office:value="0.965">
            <text:p>0.9650</text:p>
          </table:table-cell>
          <table:table-cell table:style-name="ce23" office:value-type="float" office:value="0.009">
            <text:p>0.0090</text:p>
          </table:table-cell>
          <table:table-cell table:style-name="ce38" table:formula="of:=[.E21]" office:value-type="float" office:value="0.009">
            <text:p>0.0090</text:p>
          </table:table-cell>
          <table:table-cell/>
          <table:table-cell table:style-name="ce179" table:formula="of:=(1+[.B21]/0.71)*(1+[.B21]/0.71)" office:value-type="float" office:value="1.99167625471137">
            <text:p>1.9917</text:p>
          </table:table-cell>
          <table:table-cell table:number-columns-repeated="3"/>
          <table:table-cell table:style-name="ce51" table:formula="of:=-[.B21]" office:value-type="float" office:value="-0.292">
            <text:p>-0.2920</text:p>
          </table:table-cell>
          <table:table-cell table:style-name="ce23" table:formula="of:=[.L21]" office:value-type="float" office:value="-0.292">
            <text:p>-0.2920</text:p>
          </table:table-cell>
          <table:table-cell table:style-name="ce23" table:formula="of:=[.D21]/[.H21]*[.B$5]" office:value-type="float" office:value="1.35318061465294">
            <text:p>1.3532</text:p>
          </table:table-cell>
          <table:table-cell table:style-name="ce23" table:formula="of:=SQRT([.E21]*[.E21]+[.F21]*[.F21])/[.H21]*[.B$5]" office:value-type="float" office:value="0.0178478522261585">
            <text:p>0.0178</text:p>
          </table:table-cell>
          <table:table-cell table:style-name="ce38" table:formula="of:=[.O21]" office:value-type="float" office:value="0.0178478522261585">
            <text:p>0.0178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312">
            <text:p>0.3120</text:p>
          </table:table-cell>
          <table:table-cell table:style-name="ce20" table:formula="of:=[.B22]" office:value-type="float" office:value="0.312">
            <text:p>0.3120</text:p>
          </table:table-cell>
          <table:table-cell table:style-name="ce23" office:value-type="float" office:value="0.965">
            <text:p>0.9650</text:p>
          </table:table-cell>
          <table:table-cell table:style-name="ce23" office:value-type="float" office:value="0.009">
            <text:p>0.0090</text:p>
          </table:table-cell>
          <table:table-cell table:style-name="ce38" table:formula="of:=[.E22]" office:value-type="float" office:value="0.009">
            <text:p>0.0090</text:p>
          </table:table-cell>
          <table:table-cell/>
          <table:table-cell table:style-name="ce179" table:formula="of:=(1+[.B22]/0.71)*(1+[.B22]/0.71)" office:value-type="float" office:value="2.07197778218607">
            <text:p>2.0720</text:p>
          </table:table-cell>
          <table:table-cell table:number-columns-repeated="3"/>
          <table:table-cell table:style-name="ce51" table:formula="of:=-[.B22]" office:value-type="float" office:value="-0.312">
            <text:p>-0.3120</text:p>
          </table:table-cell>
          <table:table-cell table:style-name="ce23" table:formula="of:=[.L22]" office:value-type="float" office:value="-0.312">
            <text:p>-0.3120</text:p>
          </table:table-cell>
          <table:table-cell table:style-name="ce23" table:formula="of:=[.D22]/[.H22]*[.B$5]" office:value-type="float" office:value="1.30073677512917">
            <text:p>1.3007</text:p>
          </table:table-cell>
          <table:table-cell table:style-name="ce23" table:formula="of:=SQRT([.E22]*[.E22]+[.F22]*[.F22])/[.H22]*[.B$5]" office:value-type="float" office:value="0.017156141239571">
            <text:p>0.0172</text:p>
          </table:table-cell>
          <table:table-cell table:style-name="ce38" table:formula="of:=[.O22]" office:value-type="float" office:value="0.017156141239571">
            <text:p>0.0172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35">
            <text:p>0.3500</text:p>
          </table:table-cell>
          <table:table-cell table:style-name="ce20" table:formula="of:=[.B23]" office:value-type="float" office:value="0.35">
            <text:p>0.3500</text:p>
          </table:table-cell>
          <table:table-cell table:style-name="ce23" office:value-type="float" office:value="0.973">
            <text:p>0.9730</text:p>
          </table:table-cell>
          <table:table-cell table:style-name="ce23" office:value-type="float" office:value="0.012">
            <text:p>0.0120</text:p>
          </table:table-cell>
          <table:table-cell table:style-name="ce38" table:formula="of:=[.E23]" office:value-type="float" office:value="0.012">
            <text:p>0.0120</text:p>
          </table:table-cell>
          <table:table-cell/>
          <table:table-cell table:style-name="ce179" table:formula="of:=(1+[.B23]/0.71)*(1+[.B23]/0.71)" office:value-type="float" office:value="2.22892283277128">
            <text:p>2.2289</text:p>
          </table:table-cell>
          <table:table-cell table:number-columns-repeated="3"/>
          <table:table-cell table:style-name="ce51" table:formula="of:=-[.B23]" office:value-type="float" office:value="-0.35">
            <text:p>-0.3500</text:p>
          </table:table-cell>
          <table:table-cell table:style-name="ce23" table:formula="of:=[.L23]" office:value-type="float" office:value="-0.35">
            <text:p>-0.3500</text:p>
          </table:table-cell>
          <table:table-cell table:style-name="ce23" table:formula="of:=[.D23]/[.H23]*[.B$5]" office:value-type="float" office:value="1.21917207605134">
            <text:p>1.2192</text:p>
          </table:table-cell>
          <table:table-cell table:style-name="ce23" table:formula="of:=SQRT([.E23]*[.E23]+[.F23]*[.F23])/[.H23]*[.B$5]" office:value-type="float" office:value="0.0212641687747384">
            <text:p>0.0213</text:p>
          </table:table-cell>
          <table:table-cell table:style-name="ce38" table:formula="of:=[.O23]" office:value-type="float" office:value="0.0212641687747384">
            <text:p>0.0213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389">
            <text:p>0.3890</text:p>
          </table:table-cell>
          <table:table-cell table:style-name="ce20" table:formula="of:=[.B24]" office:value-type="float" office:value="0.389">
            <text:p>0.3890</text:p>
          </table:table-cell>
          <table:table-cell table:style-name="ce23" office:value-type="float" office:value="0.983">
            <text:p>0.9830</text:p>
          </table:table-cell>
          <table:table-cell table:style-name="ce23" office:value-type="float" office:value="0.008">
            <text:p>0.0080</text:p>
          </table:table-cell>
          <table:table-cell table:style-name="ce38" table:formula="of:=[.E24]" office:value-type="float" office:value="0.008">
            <text:p>0.0080</text:p>
          </table:table-cell>
          <table:table-cell/>
          <table:table-cell table:style-name="ce179" table:formula="of:=(1+[.B24]/0.71)*(1+[.B24]/0.71)" office:value-type="float" office:value="2.39595516762547">
            <text:p>2.3960</text:p>
          </table:table-cell>
          <table:table-cell table:number-columns-repeated="3"/>
          <table:table-cell table:style-name="ce51" table:formula="of:=-[.B24]" office:value-type="float" office:value="-0.389">
            <text:p>-0.3890</text:p>
          </table:table-cell>
          <table:table-cell table:style-name="ce23" table:formula="of:=[.L24]" office:value-type="float" office:value="-0.389">
            <text:p>-0.3890</text:p>
          </table:table-cell>
          <table:table-cell table:style-name="ce23" table:formula="of:=[.D24]/[.H24]*[.B$5]" office:value-type="float" office:value="1.14583485870014">
            <text:p>1.1458</text:p>
          </table:table-cell>
          <table:table-cell table:style-name="ce23" table:formula="of:=SQRT([.E24]*[.E24]+[.F24]*[.F24])/[.H24]*[.B$5]" office:value-type="float" office:value="0.0131878347704057">
            <text:p>0.0132</text:p>
          </table:table-cell>
          <table:table-cell table:style-name="ce38" table:formula="of:=[.O24]" office:value-type="float" office:value="0.0131878347704057">
            <text:p>0.0132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428">
            <text:p>0.4280</text:p>
          </table:table-cell>
          <table:table-cell table:style-name="ce20" table:formula="of:=[.B25]" office:value-type="float" office:value="0.428">
            <text:p>0.4280</text:p>
          </table:table-cell>
          <table:table-cell table:style-name="ce23" office:value-type="float" office:value="0.998">
            <text:p>0.9980</text:p>
          </table:table-cell>
          <table:table-cell table:style-name="ce23" office:value-type="float" office:value="0.012">
            <text:p>0.0120</text:p>
          </table:table-cell>
          <table:table-cell table:style-name="ce38" table:formula="of:=[.E25]" office:value-type="float" office:value="0.012">
            <text:p>0.0120</text:p>
          </table:table-cell>
          <table:table-cell/>
          <table:table-cell table:style-name="ce179" table:formula="of:=(1+[.B25]/0.71)*(1+[.B25]/0.71)" office:value-type="float" office:value="2.56902201944059">
            <text:p>2.5690</text:p>
          </table:table-cell>
          <table:table-cell table:number-columns-repeated="3"/>
          <table:table-cell table:style-name="ce51" table:formula="of:=-[.B25]" office:value-type="float" office:value="-0.428">
            <text:p>-0.4280</text:p>
          </table:table-cell>
          <table:table-cell table:style-name="ce23" table:formula="of:=[.L25]" office:value-type="float" office:value="-0.428">
            <text:p>-0.4280</text:p>
          </table:table-cell>
          <table:table-cell table:style-name="ce23" table:formula="of:=[.D25]/[.H25]*[.B$5]" office:value-type="float" office:value="1.08495047539333">
            <text:p>1.0850</text:p>
          </table:table-cell>
          <table:table-cell table:style-name="ce23" table:formula="of:=SQRT([.E25]*[.E25]+[.F25]*[.F25])/[.H25]*[.B$5]" office:value-type="float" office:value="0.0184491183583694">
            <text:p>0.0184</text:p>
          </table:table-cell>
          <table:table-cell table:style-name="ce38" table:formula="of:=[.O25]" office:value-type="float" office:value="0.0184491183583694">
            <text:p>0.0184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467">
            <text:p>0.4670</text:p>
          </table:table-cell>
          <table:table-cell table:style-name="ce20" table:formula="of:=[.B26]" office:value-type="float" office:value="0.467">
            <text:p>0.4670</text:p>
          </table:table-cell>
          <table:table-cell table:style-name="ce23" office:value-type="float" office:value="0.994">
            <text:p>0.9940</text:p>
          </table:table-cell>
          <table:table-cell table:style-name="ce23" office:value-type="float" office:value="0.009">
            <text:p>0.0090</text:p>
          </table:table-cell>
          <table:table-cell table:style-name="ce38" table:formula="of:=[.E26]" office:value-type="float" office:value="0.009">
            <text:p>0.0090</text:p>
          </table:table-cell>
          <table:table-cell/>
          <table:table-cell table:style-name="ce179" table:formula="of:=(1+[.B26]/0.71)*(1+[.B26]/0.71)" office:value-type="float" office:value="2.74812338821662">
            <text:p>2.7481</text:p>
          </table:table-cell>
          <table:table-cell table:number-columns-repeated="3"/>
          <table:table-cell table:style-name="ce51" table:formula="of:=-[.B26]" office:value-type="float" office:value="-0.467">
            <text:p>-0.4670</text:p>
          </table:table-cell>
          <table:table-cell table:style-name="ce23" table:formula="of:=[.L26]" office:value-type="float" office:value="-0.467">
            <text:p>-0.4670</text:p>
          </table:table-cell>
          <table:table-cell table:style-name="ce23" table:formula="of:=[.D26]/[.H26]*[.B$5]" office:value-type="float" office:value="1.01017672050945">
            <text:p>1.0102</text:p>
          </table:table-cell>
          <table:table-cell table:style-name="ce23" table:formula="of:=SQRT([.E26]*[.E26]+[.F26]*[.F26])/[.H26]*[.B$5]" office:value-type="float" office:value="0.012935060932437">
            <text:p>0.0129</text:p>
          </table:table-cell>
          <table:table-cell table:style-name="ce38" table:formula="of:=[.O26]" office:value-type="float" office:value="0.012935060932437">
            <text:p>0.0129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506">
            <text:p>0.5060</text:p>
          </table:table-cell>
          <table:table-cell table:style-name="ce20" table:formula="of:=[.B27]" office:value-type="float" office:value="0.506">
            <text:p>0.5060</text:p>
          </table:table-cell>
          <table:table-cell table:style-name="ce23" office:value-type="float" office:value="0.988">
            <text:p>0.9880</text:p>
          </table:table-cell>
          <table:table-cell table:style-name="ce23" office:value-type="float" office:value="0.012">
            <text:p>0.0120</text:p>
          </table:table-cell>
          <table:table-cell table:style-name="ce38" table:formula="of:=[.E27]" office:value-type="float" office:value="0.012">
            <text:p>0.0120</text:p>
          </table:table-cell>
          <table:table-cell/>
          <table:table-cell table:style-name="ce179" table:formula="of:=(1+[.B27]/0.71)*(1+[.B27]/0.71)" office:value-type="float" office:value="2.93325927395358">
            <text:p>2.9333</text:p>
          </table:table-cell>
          <table:table-cell table:number-columns-repeated="3"/>
          <table:table-cell table:style-name="ce51" table:formula="of:=-[.B27]" office:value-type="float" office:value="-0.506">
            <text:p>-0.5060</text:p>
          </table:table-cell>
          <table:table-cell table:style-name="ce23" table:formula="of:=[.L27]" office:value-type="float" office:value="-0.506">
            <text:p>-0.5060</text:p>
          </table:table-cell>
          <table:table-cell table:style-name="ce23" table:formula="of:=[.D27]/[.H27]*[.B$5]" office:value-type="float" office:value="0.940705519021114">
            <text:p>0.9407</text:p>
          </table:table-cell>
          <table:table-cell table:style-name="ce23" table:formula="of:=SQRT([.E27]*[.E27]+[.F27]*[.F27])/[.H27]*[.B$5]" office:value-type="float" office:value="0.0161582004437111">
            <text:p>0.0162</text:p>
          </table:table-cell>
          <table:table-cell table:style-name="ce38" table:formula="of:=[.O27]" office:value-type="float" office:value="0.0161582004437111">
            <text:p>0.0162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545">
            <text:p>0.5450</text:p>
          </table:table-cell>
          <table:table-cell table:style-name="ce20" table:formula="of:=[.B28]" office:value-type="float" office:value="0.545">
            <text:p>0.5450</text:p>
          </table:table-cell>
          <table:table-cell table:style-name="ce23" office:value-type="float" office:value="1.001">
            <text:p>1.0010</text:p>
          </table:table-cell>
          <table:table-cell table:style-name="ce23" office:value-type="float" office:value="0.009">
            <text:p>0.0090</text:p>
          </table:table-cell>
          <table:table-cell table:style-name="ce38" table:formula="of:=[.E28]" office:value-type="float" office:value="0.009">
            <text:p>0.0090</text:p>
          </table:table-cell>
          <table:table-cell/>
          <table:table-cell table:style-name="ce179" table:formula="of:=(1+[.B28]/0.71)*(1+[.B28]/0.71)" office:value-type="float" office:value="3.12442967665146">
            <text:p>3.1244</text:p>
          </table:table-cell>
          <table:table-cell table:number-columns-repeated="3"/>
          <table:table-cell table:style-name="ce51" table:formula="of:=-[.B28]" office:value-type="float" office:value="-0.545">
            <text:p>-0.5450</text:p>
          </table:table-cell>
          <table:table-cell table:style-name="ce23" table:formula="of:=[.L28]" office:value-type="float" office:value="-0.545">
            <text:p>-0.5450</text:p>
          </table:table-cell>
          <table:table-cell table:style-name="ce23" table:formula="of:=[.D28]/[.H28]*[.B$5]" office:value-type="float" office:value="0.894768163369952">
            <text:p>0.8948</text:p>
          </table:table-cell>
          <table:table-cell table:style-name="ce23" table:formula="of:=SQRT([.E28]*[.E28]+[.F28]*[.F28])/[.H28]*[.B$5]" office:value-type="float" office:value="0.011377162284073">
            <text:p>0.0114</text:p>
          </table:table-cell>
          <table:table-cell table:style-name="ce38" table:formula="of:=[.O28]" office:value-type="float" office:value="0.011377162284073">
            <text:p>0.0114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584">
            <text:p>0.5840</text:p>
          </table:table-cell>
          <table:table-cell table:style-name="ce20" table:formula="of:=[.B29]" office:value-type="float" office:value="0.584">
            <text:p>0.5840</text:p>
          </table:table-cell>
          <table:table-cell table:style-name="ce23" office:value-type="float" office:value="1.003">
            <text:p>1.0030</text:p>
          </table:table-cell>
          <table:table-cell table:style-name="ce23" office:value-type="float" office:value="0.012">
            <text:p>0.0120</text:p>
          </table:table-cell>
          <table:table-cell table:style-name="ce38" table:formula="of:=[.E29]" office:value-type="float" office:value="0.012">
            <text:p>0.0120</text:p>
          </table:table-cell>
          <table:table-cell/>
          <table:table-cell table:style-name="ce179" table:formula="of:=(1+[.B29]/0.71)*(1+[.B29]/0.71)" office:value-type="float" office:value="3.32163459631026">
            <text:p>3.3216</text:p>
          </table:table-cell>
          <table:table-cell table:number-columns-repeated="3"/>
          <table:table-cell table:style-name="ce51" table:formula="of:=-[.B29]" office:value-type="float" office:value="-0.584">
            <text:p>-0.5840</text:p>
          </table:table-cell>
          <table:table-cell table:style-name="ce23" table:formula="of:=[.L29]" office:value-type="float" office:value="-0.584">
            <text:p>-0.5840</text:p>
          </table:table-cell>
          <table:table-cell table:style-name="ce23" table:formula="of:=[.D29]/[.H29]*[.B$5]" office:value-type="float" office:value="0.843327529518046">
            <text:p>0.8433</text:p>
          </table:table-cell>
          <table:table-cell table:style-name="ce23" table:formula="of:=SQRT([.E29]*[.E29]+[.F29]*[.F29])/[.H29]*[.B$5]" office:value-type="float" office:value="0.0142689359493561">
            <text:p>0.0143</text:p>
          </table:table-cell>
          <table:table-cell table:style-name="ce38" table:formula="of:=[.O29]" office:value-type="float" office:value="0.0142689359493561">
            <text:p>0.0143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623">
            <text:p>0.6230</text:p>
          </table:table-cell>
          <table:table-cell table:style-name="ce20" table:formula="of:=[.B30]" office:value-type="float" office:value="0.623">
            <text:p>0.6230</text:p>
          </table:table-cell>
          <table:table-cell table:style-name="ce23" office:value-type="float" office:value="0.997">
            <text:p>0.9970</text:p>
          </table:table-cell>
          <table:table-cell table:style-name="ce23" office:value-type="float" office:value="0.008">
            <text:p>0.0080</text:p>
          </table:table-cell>
          <table:table-cell table:style-name="ce38" table:formula="of:=[.E30]" office:value-type="float" office:value="0.008">
            <text:p>0.0080</text:p>
          </table:table-cell>
          <table:table-cell/>
          <table:table-cell table:style-name="ce179" table:formula="of:=(1+[.B30]/0.71)*(1+[.B30]/0.71)" office:value-type="float" office:value="3.52487403292997">
            <text:p>3.5249</text:p>
          </table:table-cell>
          <table:table-cell table:number-columns-repeated="3"/>
          <table:table-cell table:style-name="ce51" table:formula="of:=-[.B30]" office:value-type="float" office:value="-0.623">
            <text:p>-0.6230</text:p>
          </table:table-cell>
          <table:table-cell table:style-name="ce23" table:formula="of:=[.L30]" office:value-type="float" office:value="-0.623">
            <text:p>-0.6230</text:p>
          </table:table-cell>
          <table:table-cell table:style-name="ce23" table:formula="of:=[.D30]/[.H30]*[.B$5]" office:value-type="float" office:value="0.789948459978716">
            <text:p>0.7899</text:p>
          </table:table-cell>
          <table:table-cell table:style-name="ce23" table:formula="of:=SQRT([.E30]*[.E30]+[.F30]*[.F30])/[.H30]*[.B$5]" office:value-type="float" office:value="0.00896413902248859">
            <text:p>0.0090</text:p>
          </table:table-cell>
          <table:table-cell table:style-name="ce38" table:formula="of:=[.O30]" office:value-type="float" office:value="0.00896413902248859">
            <text:p>0.0090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662">
            <text:p>0.6620</text:p>
          </table:table-cell>
          <table:table-cell table:style-name="ce20" table:formula="of:=[.B31]" office:value-type="float" office:value="0.662">
            <text:p>0.6620</text:p>
          </table:table-cell>
          <table:table-cell table:style-name="ce23" office:value-type="float" office:value="1.017">
            <text:p>1.0170</text:p>
          </table:table-cell>
          <table:table-cell table:style-name="ce23" office:value-type="float" office:value="0.012">
            <text:p>0.0120</text:p>
          </table:table-cell>
          <table:table-cell table:style-name="ce38" table:formula="of:=[.E31]" office:value-type="float" office:value="0.012">
            <text:p>0.0120</text:p>
          </table:table-cell>
          <table:table-cell/>
          <table:table-cell table:style-name="ce179" table:formula="of:=(1+[.B31]/0.71)*(1+[.B31]/0.71)" office:value-type="float" office:value="3.73414798651061">
            <text:p>3.7341</text:p>
          </table:table-cell>
          <table:table-cell table:number-columns-repeated="3"/>
          <table:table-cell table:style-name="ce51" table:formula="of:=-[.B31]" office:value-type="float" office:value="-0.662">
            <text:p>-0.6620</text:p>
          </table:table-cell>
          <table:table-cell table:style-name="ce23" table:formula="of:=[.L31]" office:value-type="float" office:value="-0.662">
            <text:p>-0.6620</text:p>
          </table:table-cell>
          <table:table-cell table:style-name="ce23" table:formula="of:=[.D31]/[.H31]*[.B$5]" office:value-type="float" office:value="0.760635564340917">
            <text:p>0.7606</text:p>
          </table:table-cell>
          <table:table-cell table:style-name="ce23" table:formula="of:=SQRT([.E31]*[.E31]+[.F31]*[.F31])/[.H31]*[.B$5]" office:value-type="float" office:value="0.0126926387152122">
            <text:p>0.0127</text:p>
          </table:table-cell>
          <table:table-cell table:style-name="ce38" table:formula="of:=[.O31]" office:value-type="float" office:value="0.0126926387152122">
            <text:p>0.0127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701">
            <text:p>0.7010</text:p>
          </table:table-cell>
          <table:table-cell table:style-name="ce20" table:formula="of:=[.B32]" office:value-type="float" office:value="0.701">
            <text:p>0.7010</text:p>
          </table:table-cell>
          <table:table-cell table:style-name="ce23" office:value-type="float" office:value="1.009">
            <text:p>1.0090</text:p>
          </table:table-cell>
          <table:table-cell table:style-name="ce23" office:value-type="float" office:value="0.009">
            <text:p>0.0090</text:p>
          </table:table-cell>
          <table:table-cell table:style-name="ce38" table:formula="of:=[.E32]" office:value-type="float" office:value="0.009">
            <text:p>0.0090</text:p>
          </table:table-cell>
          <table:table-cell/>
          <table:table-cell table:style-name="ce179" table:formula="of:=(1+[.B32]/0.71)*(1+[.B32]/0.71)" office:value-type="float" office:value="3.94945645705217">
            <text:p>3.9495</text:p>
          </table:table-cell>
          <table:table-cell table:number-columns-repeated="3"/>
          <table:table-cell table:style-name="ce51" table:formula="of:=-[.B32]" office:value-type="float" office:value="-0.701">
            <text:p>-0.7010</text:p>
          </table:table-cell>
          <table:table-cell table:style-name="ce23" table:formula="of:=[.L32]" office:value-type="float" office:value="-0.701">
            <text:p>-0.7010</text:p>
          </table:table-cell>
          <table:table-cell table:style-name="ce23" table:formula="of:=[.D32]/[.H32]*[.B$5]" office:value-type="float" office:value="0.713511596557089">
            <text:p>0.7135</text:p>
          </table:table-cell>
          <table:table-cell table:style-name="ce23" table:formula="of:=SQRT([.E32]*[.E32]+[.F32]*[.F32])/[.H32]*[.B$5]" office:value-type="float" office:value="0.00900051535267952">
            <text:p>0.0090</text:p>
          </table:table-cell>
          <table:table-cell table:style-name="ce38" table:formula="of:=[.O32]" office:value-type="float" office:value="0.00900051535267952">
            <text:p>0.0090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74">
            <text:p>0.7400</text:p>
          </table:table-cell>
          <table:table-cell table:style-name="ce20" table:formula="of:=[.B33]" office:value-type="float" office:value="0.74">
            <text:p>0.7400</text:p>
          </table:table-cell>
          <table:table-cell table:style-name="ce23" office:value-type="float" office:value="1.039">
            <text:p>1.0390</text:p>
          </table:table-cell>
          <table:table-cell table:style-name="ce23" office:value-type="float" office:value="0.012">
            <text:p>0.0120</text:p>
          </table:table-cell>
          <table:table-cell table:style-name="ce38" table:formula="of:=[.E33]" office:value-type="float" office:value="0.012">
            <text:p>0.0120</text:p>
          </table:table-cell>
          <table:table-cell/>
          <table:table-cell table:style-name="ce179" table:formula="of:=(1+[.B33]/0.71)*(1+[.B33]/0.71)" office:value-type="float" office:value="4.17079944455465">
            <text:p>4.1708</text:p>
          </table:table-cell>
          <table:table-cell table:number-columns-repeated="3"/>
          <table:table-cell table:style-name="ce51" table:formula="of:=-[.B33]" office:value-type="float" office:value="-0.74">
            <text:p>-0.7400</text:p>
          </table:table-cell>
          <table:table-cell table:style-name="ce23" table:formula="of:=[.L33]" office:value-type="float" office:value="-0.74">
            <text:p>-0.7400</text:p>
          </table:table-cell>
          <table:table-cell table:style-name="ce23" table:formula="of:=[.D33]/[.H33]*[.B$5]" office:value-type="float" office:value="0.695734340972092">
            <text:p>0.6957</text:p>
          </table:table-cell>
          <table:table-cell table:style-name="ce23" table:formula="of:=SQRT([.E33]*[.E33]+[.F33]*[.F33])/[.H33]*[.B$5]" office:value-type="float" office:value="0.0113638145233275">
            <text:p>0.0114</text:p>
          </table:table-cell>
          <table:table-cell table:style-name="ce38" table:formula="of:=[.O33]" office:value-type="float" office:value="0.0113638145233275">
            <text:p>0.0114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779">
            <text:p>0.7790</text:p>
          </table:table-cell>
          <table:table-cell table:style-name="ce20" table:formula="of:=[.B34]" office:value-type="float" office:value="0.779">
            <text:p>0.7790</text:p>
          </table:table-cell>
          <table:table-cell table:style-name="ce23" office:value-type="float" office:value="1.023">
            <text:p>1.0230</text:p>
          </table:table-cell>
          <table:table-cell table:style-name="ce23" office:value-type="float" office:value="0.009">
            <text:p>0.0090</text:p>
          </table:table-cell>
          <table:table-cell table:style-name="ce38" table:formula="of:=[.E34]" office:value-type="float" office:value="0.009">
            <text:p>0.0090</text:p>
          </table:table-cell>
          <table:table-cell/>
          <table:table-cell table:style-name="ce179" table:formula="of:=(1+[.B34]/0.71)*(1+[.B34]/0.71)" office:value-type="float" office:value="4.39817694901805">
            <text:p>4.3982</text:p>
          </table:table-cell>
          <table:table-cell table:number-columns-repeated="3"/>
          <table:table-cell table:style-name="ce51" table:formula="of:=-[.B34]" office:value-type="float" office:value="-0.779">
            <text:p>-0.7790</text:p>
          </table:table-cell>
          <table:table-cell table:style-name="ce23" table:formula="of:=[.L34]" office:value-type="float" office:value="-0.779">
            <text:p>-0.7790</text:p>
          </table:table-cell>
          <table:table-cell table:style-name="ce23" table:formula="of:=[.D34]/[.H34]*[.B$5]" office:value-type="float" office:value="0.649606161440567">
            <text:p>0.6496</text:p>
          </table:table-cell>
          <table:table-cell table:style-name="ce23" table:formula="of:=SQRT([.E34]*[.E34]+[.F34]*[.F34])/[.H34]*[.B$5]" office:value-type="float" office:value="0.00808224495932882">
            <text:p>0.0081</text:p>
          </table:table-cell>
          <table:table-cell table:style-name="ce38" table:formula="of:=[.O34]" office:value-type="float" office:value="0.00808224495932882">
            <text:p>0.0081</text:p>
          </table:table-cell>
          <table:table-cell table:number-columns-repeated="1008"/>
        </table:table-row>
        <table:table-row table:style-name="ro8">
          <table:table-cell/>
          <table:table-cell table:style-name="ce8" office:value-type="float" office:value="0.857">
            <text:p>0.8570</text:p>
          </table:table-cell>
          <table:table-cell table:style-name="ce21" table:formula="of:=[.B35]" office:value-type="float" office:value="0.857">
            <text:p>0.8570</text:p>
          </table:table-cell>
          <table:table-cell table:style-name="ce24" office:value-type="float" office:value="1.068">
            <text:p>1.0680</text:p>
          </table:table-cell>
          <table:table-cell table:style-name="ce24" office:value-type="float" office:value="0.011">
            <text:p>0.0110</text:p>
          </table:table-cell>
          <table:table-cell table:style-name="ce39" table:formula="of:=[.E35]" office:value-type="float" office:value="0.011">
            <text:p>0.0110</text:p>
          </table:table-cell>
          <table:table-cell/>
          <table:table-cell table:style-name="ce179" table:formula="of:=(1+[.B35]/0.71)*(1+[.B35]/0.71)" office:value-type="float" office:value="4.87103550882761">
            <text:p>4.8710</text:p>
          </table:table-cell>
          <table:table-cell table:number-columns-repeated="3"/>
          <table:table-cell table:style-name="ce52" table:formula="of:=-[.B35]" office:value-type="float" office:value="-0.857">
            <text:p>-0.8570</text:p>
          </table:table-cell>
          <table:table-cell table:style-name="ce24" table:formula="of:=[.L35]" office:value-type="float" office:value="-0.857">
            <text:p>-0.8570</text:p>
          </table:table-cell>
          <table:table-cell table:style-name="ce24" table:formula="of:=[.D35]/[.H35]*[.B$5]" office:value-type="float" office:value="0.612346383187403">
            <text:p>0.6123</text:p>
          </table:table-cell>
          <table:table-cell table:style-name="ce24" table:formula="of:=SQRT([.E35]*[.E35]+[.F35]*[.F35])/[.H35]*[.B$5]" office:value-type="float" office:value="0.00891935782744486">
            <text:p>0.0089</text:p>
          </table:table-cell>
          <table:table-cell table:style-name="ce39" table:formula="of:=[.O35]" office:value-type="float" office:value="0.00891935782744486">
            <text:p>0.0089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7" office:value-type="string" table:number-columns-spanned="7" table:number-rows-spanned="1">
            <text:p>1970-PLB-31-40_Litt</text:p>
          </table:table-cell>
          <table:covered-table-cell table:number-columns-repeated="6"/>
          <table:table-cell table:style-name="ce45"/>
          <table:table-cell table:style-name="Default"/>
          <table:table-cell table:style-name="ce45"/>
          <table:table-cell table:style-name="ce9" table:formula="of:=[.B37]" office:value-type="string" office:string-value="1970-PLB-31-40_Litt" table:number-columns-spanned="5" table:number-rows-spanned="1">
            <text:p>1970-PLB-31-40_Litt</text:p>
          </table:table-cell>
          <table:covered-table-cell table:number-columns-repeated="4"/>
          <table:table-cell table:number-columns-repeated="1008"/>
        </table:table-row>
        <table:table-row table:style-name="ro4">
          <table:table-cell/>
          <table:table-cell table:style-name="ce66" table:number-columns-spanned="7" table:number-rows-spanned="1"/>
          <table:covered-table-cell table:number-columns-repeated="6"/>
          <table:table-cell table:number-columns-repeated="3"/>
          <table:table-cell table:style-name="ce53" table:number-columns-spanned="5" table:number-rows-spanned="1"/>
          <table:covered-table-cell table:number-columns-repeated="4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74"/>
          <table:table-cell table:style-name="ce30" office:value-type="string" table:number-columns-spanned="3" table:number-rows-spanned="1">
            <text:p>G_M^p/G_D/mu_p</text:p>
          </table:table-cell>
          <table:covered-table-cell table:style-name="ce84"/>
          <table:covered-table-cell table:style-name="ce30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 table:number-columns-repeated="1008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office:value-type="string">
            <text:p>1/G_D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.5">
            <text:p>1.5000</text:p>
          </table:table-cell>
          <table:table-cell table:style-name="ce20" table:formula="of:=[.B42]" office:value-type="float" office:value="1.5">
            <text:p>1.5000</text:p>
          </table:table-cell>
          <table:table-cell table:style-name="ce23" office:value-type="float" office:value="1.071">
            <text:p>1.0710</text:p>
          </table:table-cell>
          <table:table-cell table:style-name="ce23" office:value-type="float" office:value="0.022">
            <text:p>0.0220</text:p>
          </table:table-cell>
          <table:table-cell table:style-name="ce38" table:formula="of:=[.E42]" office:value-type="float" office:value="0.022">
            <text:p>0.0220</text:p>
          </table:table-cell>
          <table:table-cell/>
          <table:table-cell table:style-name="ce179" table:formula="of:=(1+[.B42]/0.71)*(1+[.B42]/0.71)" office:value-type="float" office:value="9.68875223170006">
            <text:p>9.6888</text:p>
          </table:table-cell>
          <table:table-cell table:number-columns-repeated="3"/>
          <table:table-cell table:style-name="ce51" table:formula="of:=-[.B42]" office:value-type="float" office:value="-1.5">
            <text:p>-1.5000</text:p>
          </table:table-cell>
          <table:table-cell table:style-name="ce23" table:formula="of:=[.L42]" office:value-type="float" office:value="-1.5">
            <text:p>-1.5000</text:p>
          </table:table-cell>
          <table:table-cell table:style-name="ce23" table:formula="of:=[.D42]/[.H42]*[.B$5]" office:value-type="float" office:value="0.308722882652471">
            <text:p>0.3087</text:p>
          </table:table-cell>
          <table:table-cell table:style-name="ce23" table:formula="of:=SQRT([.E42]*[.E42]+[.F42]*[.F42])/[.H42]*[.B$5]" office:value-type="float" office:value="0.00896844251033138">
            <text:p>0.0090</text:p>
          </table:table-cell>
          <table:table-cell table:style-name="ce38" table:formula="of:=[.O42]" office:value-type="float" office:value="0.00896844251033138">
            <text:p>0.0090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2">
            <text:p>2.0000</text:p>
          </table:table-cell>
          <table:table-cell table:style-name="ce20" table:formula="of:=[.B43]" office:value-type="float" office:value="2">
            <text:p>2.0000</text:p>
          </table:table-cell>
          <table:table-cell table:style-name="ce23" office:value-type="float" office:value="1.07">
            <text:p>1.0700</text:p>
          </table:table-cell>
          <table:table-cell table:style-name="ce23" office:value-type="float" office:value="0.022">
            <text:p>0.0220</text:p>
          </table:table-cell>
          <table:table-cell table:style-name="ce38" table:formula="of:=[.E43]" office:value-type="float" office:value="0.022">
            <text:p>0.0220</text:p>
          </table:table-cell>
          <table:table-cell/>
          <table:table-cell table:style-name="ce179" table:formula="of:=(1+[.B43]/0.71)*(1+[.B43]/0.71)" office:value-type="float" office:value="14.568736361833">
            <text:p>14.5687</text:p>
          </table:table-cell>
          <table:table-cell table:number-columns-repeated="3"/>
          <table:table-cell table:style-name="ce51" table:formula="of:=-[.B43]" office:value-type="float" office:value="-2">
            <text:p>-2.0000</text:p>
          </table:table-cell>
          <table:table-cell table:style-name="ce23" table:formula="of:=[.L43]" office:value-type="float" office:value="-2">
            <text:p>-2.0000</text:p>
          </table:table-cell>
          <table:table-cell table:style-name="ce23" table:formula="of:=[.D43]/[.H43]*[.B$5]" office:value-type="float" office:value="0.205120512630652">
            <text:p>0.2051</text:p>
          </table:table-cell>
          <table:table-cell table:style-name="ce23" table:formula="of:=SQRT([.E43]*[.E43]+[.F43]*[.F43])/[.H43]*[.B$5]" office:value-type="float" office:value="0.0059643482611497">
            <text:p>0.0060</text:p>
          </table:table-cell>
          <table:table-cell table:style-name="ce38" table:formula="of:=[.O43]" office:value-type="float" office:value="0.0059643482611497">
            <text:p>0.0060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2.5">
            <text:p>2.5000</text:p>
          </table:table-cell>
          <table:table-cell table:style-name="ce20" table:formula="of:=[.B44]" office:value-type="float" office:value="2.5">
            <text:p>2.5000</text:p>
          </table:table-cell>
          <table:table-cell table:style-name="ce23" office:value-type="float" office:value="1.064">
            <text:p>1.0640</text:p>
          </table:table-cell>
          <table:table-cell table:style-name="ce23" office:value-type="float" office:value="0.022">
            <text:p>0.0220</text:p>
          </table:table-cell>
          <table:table-cell table:style-name="ce38" table:formula="of:=[.E44]" office:value-type="float" office:value="0.022">
            <text:p>0.0220</text:p>
          </table:table-cell>
          <table:table-cell/>
          <table:table-cell table:style-name="ce179" table:formula="of:=(1+[.B44]/0.71)*(1+[.B44]/0.71)" office:value-type="float" office:value="20.4405871850823">
            <text:p>20.4406</text:p>
          </table:table-cell>
          <table:table-cell table:number-columns-repeated="3"/>
          <table:table-cell table:style-name="ce51" table:formula="of:=-[.B44]" office:value-type="float" office:value="-2.5">
            <text:p>-2.5000</text:p>
          </table:table-cell>
          <table:table-cell table:style-name="ce23" table:formula="of:=[.L44]" office:value-type="float" office:value="-2.5">
            <text:p>-2.5000</text:p>
          </table:table-cell>
          <table:table-cell table:style-name="ce23" table:formula="of:=[.D44]/[.H44]*[.B$5]" office:value-type="float" office:value="0.145376918964084">
            <text:p>0.1454</text:p>
          </table:table-cell>
          <table:table-cell table:style-name="ce23" table:formula="of:=SQRT([.E44]*[.E44]+[.F44]*[.F44])/[.H44]*[.B$5]" office:value-type="float" office:value="0.00425100397557375">
            <text:p>0.0043</text:p>
          </table:table-cell>
          <table:table-cell table:style-name="ce38" table:formula="of:=[.O44]" office:value-type="float" office:value="0.00425100397557375">
            <text:p>0.0043</text:p>
          </table:table-cell>
          <table:table-cell table:number-columns-repeated="1008"/>
        </table:table-row>
        <table:table-row table:style-name="ro8">
          <table:table-cell/>
          <table:table-cell table:style-name="ce8" office:value-type="float" office:value="3.75">
            <text:p>3.7500</text:p>
          </table:table-cell>
          <table:table-cell table:style-name="ce21" table:formula="of:=[.B45]" office:value-type="float" office:value="3.75">
            <text:p>3.7500</text:p>
          </table:table-cell>
          <table:table-cell table:style-name="ce24" office:value-type="float" office:value="1.072">
            <text:p>1.0720</text:p>
          </table:table-cell>
          <table:table-cell table:style-name="ce24" office:value-type="float" office:value="0.022">
            <text:p>0.0220</text:p>
          </table:table-cell>
          <table:table-cell table:style-name="ce39" table:formula="of:=[.E45]" office:value-type="float" office:value="0.022">
            <text:p>0.0220</text:p>
          </table:table-cell>
          <table:table-cell/>
          <table:table-cell table:style-name="ce179" table:formula="of:=(1+[.B45]/0.71)*(1+[.B45]/0.71)" office:value-type="float" office:value="39.4596310255902">
            <text:p>39.4596</text:p>
          </table:table-cell>
          <table:table-cell table:number-columns-repeated="3"/>
          <table:table-cell table:style-name="ce52" table:formula="of:=-[.B45]" office:value-type="float" office:value="-3.75">
            <text:p>-3.7500</text:p>
          </table:table-cell>
          <table:table-cell table:style-name="ce24" table:formula="of:=[.L45]" office:value-type="float" office:value="-3.75">
            <text:p>-3.7500</text:p>
          </table:table-cell>
          <table:table-cell table:style-name="ce24" table:formula="of:=[.D45]/[.H45]*[.B$5]" office:value-type="float" office:value="0.0758732985539168">
            <text:p>0.0759</text:p>
          </table:table-cell>
          <table:table-cell table:style-name="ce24" table:formula="of:=SQRT([.E45]*[.E45]+[.F45]*[.F45])/[.H45]*[.B$5]" office:value-type="float" office:value="0.00220207374292211">
            <text:p>0.0022</text:p>
          </table:table-cell>
          <table:table-cell table:style-name="ce39" table:formula="of:=[.O45]" office:value-type="float" office:value="0.00220207374292211">
            <text:p>0.0022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 table:number-columns-spanned="7" table:number-rows-spanned="1">
            <text:p>1971-PLB-35-87_Berger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9" table:formula="of:=[.B47]" office:value-type="string" office:string-value="1971-PLB-35-87_Berger" table:number-columns-spanned="5" table:number-rows-spanned="1">
            <text:p>1971-PLB-35-87_Berger</text:p>
          </table:table-cell>
          <table:covered-table-cell table:number-columns-repeated="4"/>
          <table:table-cell table:number-columns-repeated="1008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style-name="ce49"/>
          <table:table-cell table:style-name="ce45"/>
          <table:table-cell table:style-name="ce53" table:number-columns-spanned="5" table:number-rows-spanned="1"/>
          <table:covered-table-cell table:number-columns-repeated="4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74"/>
          <table:table-cell table:style-name="ce30" office:value-type="string" table:number-columns-spanned="3" table:number-rows-spanned="1">
            <text:p>G_M^p/G_D/mu_p</text:p>
          </table:table-cell>
          <table:covered-table-cell table:style-name="ce84"/>
          <table:covered-table-cell table:style-name="ce30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 table:number-columns-repeated="1008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office:value-type="string">
            <text:p>1/G_D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389">
            <text:p>0.3890</text:p>
          </table:table-cell>
          <table:table-cell table:style-name="ce20" table:formula="of:=[.B52]" office:value-type="float" office:value="0.389">
            <text:p>0.3890</text:p>
          </table:table-cell>
          <table:table-cell table:style-name="ce23" office:value-type="float" office:value="0.986">
            <text:p>0.9860</text:p>
          </table:table-cell>
          <table:table-cell table:style-name="ce23" office:value-type="float" office:value="0.021">
            <text:p>0.0210</text:p>
          </table:table-cell>
          <table:table-cell table:style-name="ce38" table:formula="of:=[.E52]" office:value-type="float" office:value="0.021">
            <text:p>0.0210</text:p>
          </table:table-cell>
          <table:table-cell/>
          <table:table-cell table:style-name="ce179" table:formula="of:=(1+[.B52]/0.71)*(1+[.B52]/0.71)" office:value-type="float" office:value="2.39595516762547">
            <text:p>2.3960</text:p>
          </table:table-cell>
          <table:table-cell table:number-columns-repeated="3"/>
          <table:table-cell table:style-name="ce51" table:formula="of:=-[.B52]" office:value-type="float" office:value="-0.389">
            <text:p>-0.3890</text:p>
          </table:table-cell>
          <table:table-cell table:style-name="ce23" table:formula="of:=[.L52]" office:value-type="float" office:value="-0.389">
            <text:p>-0.3890</text:p>
          </table:table-cell>
          <table:table-cell table:style-name="ce23" table:formula="of:=[.D52]/[.H52]*[.B$5]" office:value-type="float" office:value="1.14933181147338">
            <text:p>1.1493</text:p>
          </table:table-cell>
          <table:table-cell table:style-name="ce23" table:formula="of:=SQRT([.E52]*[.E52]+[.F52]*[.F52])/[.H52]*[.B$5]" office:value-type="float" office:value="0.0346180662723149">
            <text:p>0.0346</text:p>
          </table:table-cell>
          <table:table-cell table:style-name="ce38" table:formula="of:=[.O52]" office:value-type="float" office:value="0.0346180662723149">
            <text:p>0.0346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584">
            <text:p>0.5840</text:p>
          </table:table-cell>
          <table:table-cell table:style-name="ce20" table:formula="of:=[.B53]" office:value-type="float" office:value="0.584">
            <text:p>0.5840</text:p>
          </table:table-cell>
          <table:table-cell table:style-name="ce23" office:value-type="float" office:value="1.002">
            <text:p>1.0020</text:p>
          </table:table-cell>
          <table:table-cell table:style-name="ce23" office:value-type="float" office:value="0.021">
            <text:p>0.0210</text:p>
          </table:table-cell>
          <table:table-cell table:style-name="ce38" table:formula="of:=[.E53]" office:value-type="float" office:value="0.021">
            <text:p>0.0210</text:p>
          </table:table-cell>
          <table:table-cell/>
          <table:table-cell table:style-name="ce179" table:formula="of:=(1+[.B53]/0.71)*(1+[.B53]/0.71)" office:value-type="float" office:value="3.32163459631026">
            <text:p>3.3216</text:p>
          </table:table-cell>
          <table:table-cell table:number-columns-repeated="3"/>
          <table:table-cell table:style-name="ce51" table:formula="of:=-[.B53]" office:value-type="float" office:value="-0.584">
            <text:p>-0.5840</text:p>
          </table:table-cell>
          <table:table-cell table:style-name="ce23" table:formula="of:=[.L53]" office:value-type="float" office:value="-0.584">
            <text:p>-0.5840</text:p>
          </table:table-cell>
          <table:table-cell table:style-name="ce23" table:formula="of:=[.D53]/[.H53]*[.B$5]" office:value-type="float" office:value="0.842486724403871">
            <text:p>0.8425</text:p>
          </table:table-cell>
          <table:table-cell table:style-name="ce23" table:formula="of:=SQRT([.E53]*[.E53]+[.F53]*[.F53])/[.H53]*[.B$5]" office:value-type="float" office:value="0.0249706379113732">
            <text:p>0.0250</text:p>
          </table:table-cell>
          <table:table-cell table:style-name="ce38" table:formula="of:=[.O53]" office:value-type="float" office:value="0.0249706379113732">
            <text:p>0.0250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779">
            <text:p>0.7790</text:p>
          </table:table-cell>
          <table:table-cell table:style-name="ce20" table:formula="of:=[.B54]" office:value-type="float" office:value="0.779">
            <text:p>0.7790</text:p>
          </table:table-cell>
          <table:table-cell table:style-name="ce23" office:value-type="float" office:value="1.015">
            <text:p>1.0150</text:p>
          </table:table-cell>
          <table:table-cell table:style-name="ce23" office:value-type="float" office:value="0.021">
            <text:p>0.0210</text:p>
          </table:table-cell>
          <table:table-cell table:style-name="ce38" table:formula="of:=[.E54]" office:value-type="float" office:value="0.021">
            <text:p>0.0210</text:p>
          </table:table-cell>
          <table:table-cell/>
          <table:table-cell table:style-name="ce179" table:formula="of:=(1+[.B54]/0.71)*(1+[.B54]/0.71)" office:value-type="float" office:value="4.39817694901805">
            <text:p>4.3982</text:p>
          </table:table-cell>
          <table:table-cell table:number-columns-repeated="3"/>
          <table:table-cell table:style-name="ce51" table:formula="of:=-[.B54]" office:value-type="float" office:value="-0.779">
            <text:p>-0.7790</text:p>
          </table:table-cell>
          <table:table-cell table:style-name="ce23" table:formula="of:=[.L54]" office:value-type="float" office:value="-0.779">
            <text:p>-0.7790</text:p>
          </table:table-cell>
          <table:table-cell table:style-name="ce23" table:formula="of:=[.D54]/[.H54]*[.B$5]" office:value-type="float" office:value="0.644526152357942">
            <text:p>0.6445</text:p>
          </table:table-cell>
          <table:table-cell table:style-name="ce23" table:formula="of:=SQRT([.E54]*[.E54]+[.F54]*[.F54])/[.H54]*[.B$5]" office:value-type="float" office:value="0.0188585715717672">
            <text:p>0.0189</text:p>
          </table:table-cell>
          <table:table-cell table:style-name="ce38" table:formula="of:=[.O54]" office:value-type="float" office:value="0.0188585715717672">
            <text:p>0.0189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973">
            <text:p>0.9730</text:p>
          </table:table-cell>
          <table:table-cell table:style-name="ce20" table:formula="of:=[.B55]" office:value-type="float" office:value="0.973">
            <text:p>0.9730</text:p>
          </table:table-cell>
          <table:table-cell table:style-name="ce23" office:value-type="float" office:value="1.035">
            <text:p>1.0350</text:p>
          </table:table-cell>
          <table:table-cell table:style-name="ce23" office:value-type="float" office:value="0.022">
            <text:p>0.0220</text:p>
          </table:table-cell>
          <table:table-cell table:style-name="ce38" table:formula="of:=[.E55]" office:value-type="float" office:value="0.022">
            <text:p>0.0220</text:p>
          </table:table-cell>
          <table:table-cell/>
          <table:table-cell table:style-name="ce179" table:formula="of:=(1+[.B55]/0.71)*(1+[.B55]/0.71)" office:value-type="float" office:value="5.61890299543741">
            <text:p>5.6189</text:p>
          </table:table-cell>
          <table:table-cell table:number-columns-repeated="3"/>
          <table:table-cell table:style-name="ce51" table:formula="of:=-[.B55]" office:value-type="float" office:value="-0.973">
            <text:p>-0.9730</text:p>
          </table:table-cell>
          <table:table-cell table:style-name="ce23" table:formula="of:=[.L55]" office:value-type="float" office:value="-0.973">
            <text:p>-0.9730</text:p>
          </table:table-cell>
          <table:table-cell table:style-name="ce23" table:formula="of:=[.D55]/[.H55]*[.B$5]" office:value-type="float" office:value="0.514441522803861">
            <text:p>0.5144</text:p>
          </table:table-cell>
          <table:table-cell table:style-name="ce23" table:formula="of:=SQRT([.E55]*[.E55]+[.F55]*[.F55])/[.H55]*[.B$5]" office:value-type="float" office:value="0.0154644095933681">
            <text:p>0.0155</text:p>
          </table:table-cell>
          <table:table-cell table:style-name="ce38" table:formula="of:=[.O55]" office:value-type="float" office:value="0.0154644095933681">
            <text:p>0.0155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.168">
            <text:p>1.1680</text:p>
          </table:table-cell>
          <table:table-cell table:style-name="ce20" table:formula="of:=[.B56]" office:value-type="float" office:value="1.168">
            <text:p>1.1680</text:p>
          </table:table-cell>
          <table:table-cell table:style-name="ce23" office:value-type="float" office:value="1.051">
            <text:p>1.0510</text:p>
          </table:table-cell>
          <table:table-cell table:style-name="ce23" office:value-type="float" office:value="0.023">
            <text:p>0.0230</text:p>
          </table:table-cell>
          <table:table-cell table:style-name="ce38" table:formula="of:=[.E56]" office:value-type="float" office:value="0.023">
            <text:p>0.0230</text:p>
          </table:table-cell>
          <table:table-cell/>
          <table:table-cell table:style-name="ce179" table:formula="of:=(1+[.B56]/0.71)*(1+[.B56]/0.71)" office:value-type="float" office:value="6.9963975401706">
            <text:p>6.9964</text:p>
          </table:table-cell>
          <table:table-cell table:number-columns-repeated="3"/>
          <table:table-cell table:style-name="ce51" table:formula="of:=-[.B56]" office:value-type="float" office:value="-1.168">
            <text:p>-1.1680</text:p>
          </table:table-cell>
          <table:table-cell table:style-name="ce23" table:formula="of:=[.L56]" office:value-type="float" office:value="-1.168">
            <text:p>-1.1680</text:p>
          </table:table-cell>
          <table:table-cell table:style-name="ce23" table:formula="of:=[.D56]/[.H56]*[.B$5]" office:value-type="float" office:value="0.419541993476321">
            <text:p>0.4195</text:p>
          </table:table-cell>
          <table:table-cell table:style-name="ce23" table:formula="of:=SQRT([.E56]*[.E56]+[.F56]*[.F56])/[.H56]*[.B$5]" office:value-type="float" office:value="0.0129842107275575">
            <text:p>0.0130</text:p>
          </table:table-cell>
          <table:table-cell table:style-name="ce38" table:formula="of:=[.O56]" office:value-type="float" office:value="0.0129842107275575">
            <text:p>0.0130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.363">
            <text:p>1.3630</text:p>
          </table:table-cell>
          <table:table-cell table:style-name="ce20" table:formula="of:=[.B57]" office:value-type="float" office:value="1.363">
            <text:p>1.3630</text:p>
          </table:table-cell>
          <table:table-cell table:style-name="ce23" office:value-type="float" office:value="1.044">
            <text:p>1.0440</text:p>
          </table:table-cell>
          <table:table-cell table:style-name="ce23" office:value-type="float" office:value="0.023">
            <text:p>0.0230</text:p>
          </table:table-cell>
          <table:table-cell table:style-name="ce38" table:formula="of:=[.E57]" office:value-type="float" office:value="0.023">
            <text:p>0.0230</text:p>
          </table:table-cell>
          <table:table-cell/>
          <table:table-cell table:style-name="ce179" table:formula="of:=(1+[.B57]/0.71)*(1+[.B57]/0.71)" office:value-type="float" office:value="8.5247550089268">
            <text:p>8.5248</text:p>
          </table:table-cell>
          <table:table-cell table:number-columns-repeated="3"/>
          <table:table-cell table:style-name="ce51" table:formula="of:=-[.B57]" office:value-type="float" office:value="-1.363">
            <text:p>-1.3630</text:p>
          </table:table-cell>
          <table:table-cell table:style-name="ce23" table:formula="of:=[.L57]" office:value-type="float" office:value="-1.363">
            <text:p>-1.3630</text:p>
          </table:table-cell>
          <table:table-cell table:style-name="ce23" table:formula="of:=[.D57]/[.H57]*[.B$5]" office:value-type="float" office:value="0.342031253286547">
            <text:p>0.3420</text:p>
          </table:table-cell>
          <table:table-cell table:style-name="ce23" table:formula="of:=SQRT([.E57]*[.E57]+[.F57]*[.F57])/[.H57]*[.B$5]" office:value-type="float" office:value="0.0106563414315383">
            <text:p>0.0107</text:p>
          </table:table-cell>
          <table:table-cell table:style-name="ce38" table:formula="of:=[.O57]" office:value-type="float" office:value="0.0106563414315383">
            <text:p>0.0107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.558">
            <text:p>1.5580</text:p>
          </table:table-cell>
          <table:table-cell table:style-name="ce20" table:formula="of:=[.B58]" office:value-type="float" office:value="1.558">
            <text:p>1.5580</text:p>
          </table:table-cell>
          <table:table-cell table:style-name="ce23" office:value-type="float" office:value="1.062">
            <text:p>1.0620</text:p>
          </table:table-cell>
          <table:table-cell table:style-name="ce23" office:value-type="float" office:value="0.024">
            <text:p>0.0240</text:p>
          </table:table-cell>
          <table:table-cell table:style-name="ce38" table:formula="of:=[.E58]" office:value-type="float" office:value="0.024">
            <text:p>0.0240</text:p>
          </table:table-cell>
          <table:table-cell/>
          <table:table-cell table:style-name="ce179" table:formula="of:=(1+[.B58]/0.71)*(1+[.B58]/0.71)" office:value-type="float" office:value="10.203975401706">
            <text:p>10.2040</text:p>
          </table:table-cell>
          <table:table-cell table:number-columns-repeated="3"/>
          <table:table-cell table:style-name="ce51" table:formula="of:=-[.B58]" office:value-type="float" office:value="-1.558">
            <text:p>-1.5580</text:p>
          </table:table-cell>
          <table:table-cell table:style-name="ce23" table:formula="of:=[.L58]" office:value-type="float" office:value="-1.558">
            <text:p>-1.5580</text:p>
          </table:table-cell>
          <table:table-cell table:style-name="ce23" table:formula="of:=[.D58]/[.H58]*[.B$5]" office:value-type="float" office:value="0.290671407496348">
            <text:p>0.2907</text:p>
          </table:table-cell>
          <table:table-cell table:style-name="ce23" table:formula="of:=SQRT([.E58]*[.E58]+[.F58]*[.F58])/[.H58]*[.B$5]" office:value-type="float" office:value="0.00928975020735394">
            <text:p>0.0093</text:p>
          </table:table-cell>
          <table:table-cell table:style-name="ce38" table:formula="of:=[.O58]" office:value-type="float" office:value="0.00928975020735394">
            <text:p>0.0093</text:p>
          </table:table-cell>
          <table:table-cell table:number-columns-repeated="1008"/>
        </table:table-row>
        <table:table-row table:style-name="ro8">
          <table:table-cell/>
          <table:table-cell table:style-name="ce8" office:value-type="float" office:value="1.752">
            <text:p>1.7520</text:p>
          </table:table-cell>
          <table:table-cell table:style-name="ce21" table:formula="of:=[.B59]" office:value-type="float" office:value="1.752">
            <text:p>1.7520</text:p>
          </table:table-cell>
          <table:table-cell table:style-name="ce24" office:value-type="float" office:value="1.066">
            <text:p>1.0660</text:p>
          </table:table-cell>
          <table:table-cell table:style-name="ce24" office:value-type="float" office:value="0.025">
            <text:p>0.0250</text:p>
          </table:table-cell>
          <table:table-cell table:style-name="ce39" table:formula="of:=[.E59]" office:value-type="float" office:value="0.025">
            <text:p>0.0250</text:p>
          </table:table-cell>
          <table:table-cell/>
          <table:table-cell table:style-name="ce179" table:formula="of:=(1+[.B59]/0.71)*(1+[.B59]/0.71)" office:value-type="float" office:value="12.024288831581">
            <text:p>12.0243</text:p>
          </table:table-cell>
          <table:table-cell table:number-columns-repeated="3"/>
          <table:table-cell table:style-name="ce52" table:formula="of:=-[.B59]" office:value-type="float" office:value="-1.752">
            <text:p>-1.7520</text:p>
          </table:table-cell>
          <table:table-cell table:style-name="ce24" table:formula="of:=[.L59]" office:value-type="float" office:value="-1.752">
            <text:p>-1.7520</text:p>
          </table:table-cell>
          <table:table-cell table:style-name="ce24" table:formula="of:=[.D59]/[.H59]*[.B$5]" office:value-type="float" office:value="0.247596787069572">
            <text:p>0.2476</text:p>
          </table:table-cell>
          <table:table-cell table:style-name="ce24" table:formula="of:=SQRT([.E59]*[.E59]+[.F59]*[.F59])/[.H59]*[.B$5]" office:value-type="float" office:value="0.00821188401204953">
            <text:p>0.0082</text:p>
          </table:table-cell>
          <table:table-cell table:style-name="ce39" table:formula="of:=[.O59]" office:value-type="float" office:value="0.00821188401204953">
            <text:p>0.0082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 table:number-columns-spanned="7" table:number-rows-spanned="1">
            <text:p>1973-NPB-58-429_Bartel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9" table:formula="of:=[.B61]" office:value-type="string" office:string-value="1973-NPB-58-429_Bartel" table:number-columns-spanned="5" table:number-rows-spanned="1">
            <text:p>1973-NPB-58-429_Bartel</text:p>
          </table:table-cell>
          <table:covered-table-cell table:number-columns-repeated="4"/>
          <table:table-cell table:number-columns-repeated="1008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style-name="ce49"/>
          <table:table-cell table:style-name="ce45"/>
          <table:table-cell table:style-name="ce53" table:number-columns-spanned="5" table:number-rows-spanned="1"/>
          <table:covered-table-cell table:number-columns-repeated="4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74"/>
          <table:table-cell table:style-name="ce30" office:value-type="string" table:number-columns-spanned="3" table:number-rows-spanned="1">
            <text:p>G_M^p/G_D/mu_p</text:p>
          </table:table-cell>
          <table:covered-table-cell table:style-name="ce84"/>
          <table:covered-table-cell table:style-name="ce30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 table:number-columns-repeated="1008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office:value-type="string">
            <text:p>1/G_D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67">
            <text:p>0.6700</text:p>
          </table:table-cell>
          <table:table-cell table:style-name="ce20" table:formula="of:=[.B66]" office:value-type="float" office:value="0.67">
            <text:p>0.6700</text:p>
          </table:table-cell>
          <table:table-cell table:style-name="ce23" office:value-type="float" office:value="1.006">
            <text:p>1.0060</text:p>
          </table:table-cell>
          <table:table-cell table:style-name="ce23" office:value-type="float" office:value="0.014">
            <text:p>0.0140</text:p>
          </table:table-cell>
          <table:table-cell table:style-name="ce38" table:formula="of:=[.E66]" office:value-type="float" office:value="0.014">
            <text:p>0.0140</text:p>
          </table:table-cell>
          <table:table-cell/>
          <table:table-cell table:style-name="ce179" table:formula="of:=(1+[.B66]/0.71)*(1+[.B66]/0.71)" office:value-type="float" office:value="3.77782186074192">
            <text:p>3.7778</text:p>
          </table:table-cell>
          <table:table-cell table:number-columns-repeated="3"/>
          <table:table-cell table:style-name="ce51" table:formula="of:=-[.B66]" office:value-type="float" office:value="-0.67">
            <text:p>-0.6700</text:p>
          </table:table-cell>
          <table:table-cell table:style-name="ce23" table:formula="of:=[.L66]" office:value-type="float" office:value="-0.67">
            <text:p>-0.6700</text:p>
          </table:table-cell>
          <table:table-cell table:style-name="ce23" table:formula="of:=[.D66]/[.H66]*[.B$5]" office:value-type="float" office:value="0.743710144020457">
            <text:p>0.7437</text:p>
          </table:table-cell>
          <table:table-cell table:style-name="ce23" table:formula="of:=SQRT([.E66]*[.E66]+[.F66]*[.F66])/[.H66]*[.B$5]" office:value-type="float" office:value="0.0146368882803921">
            <text:p>0.0146</text:p>
          </table:table-cell>
          <table:table-cell table:style-name="ce38" table:formula="of:=[.O66]" office:value-type="float" office:value="0.0146368882803921">
            <text:p>0.0146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">
            <text:p>1.0000</text:p>
          </table:table-cell>
          <table:table-cell table:style-name="ce20" table:formula="of:=[.B67]" office:value-type="float" office:value="1">
            <text:p>1.0000</text:p>
          </table:table-cell>
          <table:table-cell table:style-name="ce23" office:value-type="float" office:value="1.056">
            <text:p>1.0560</text:p>
          </table:table-cell>
          <table:table-cell table:style-name="ce23" office:value-type="float" office:value="0.015">
            <text:p>0.0150</text:p>
          </table:table-cell>
          <table:table-cell table:style-name="ce38" table:formula="of:=[.E67]" office:value-type="float" office:value="0.015">
            <text:p>0.0150</text:p>
          </table:table-cell>
          <table:table-cell/>
          <table:table-cell table:style-name="ce179" table:formula="of:=(1+[.B67]/0.71)*(1+[.B67]/0.71)" office:value-type="float" office:value="5.80063479468359">
            <text:p>5.8006</text:p>
          </table:table-cell>
          <table:table-cell table:number-columns-repeated="3"/>
          <table:table-cell table:style-name="ce51" table:formula="of:=-[.B67]" office:value-type="float" office:value="-1">
            <text:p>-1.0000</text:p>
          </table:table-cell>
          <table:table-cell table:style-name="ce23" table:formula="of:=[.L67]" office:value-type="float" office:value="-1">
            <text:p>-1.0000</text:p>
          </table:table-cell>
          <table:table-cell table:style-name="ce23" table:formula="of:=[.D67]/[.H67]*[.B$5]" office:value-type="float" office:value="0.508435182066461">
            <text:p>0.5084</text:p>
          </table:table-cell>
          <table:table-cell table:style-name="ce23" table:formula="of:=SQRT([.E67]*[.E67]+[.F67]*[.F67])/[.H67]*[.B$5]" office:value-type="float" office:value="0.0102135785520742">
            <text:p>0.0102</text:p>
          </table:table-cell>
          <table:table-cell table:style-name="ce38" table:formula="of:=[.O67]" office:value-type="float" office:value="0.0102135785520742">
            <text:p>0.0102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.169">
            <text:p>1.1690</text:p>
          </table:table-cell>
          <table:table-cell table:style-name="ce20" table:formula="of:=[.B68]" office:value-type="float" office:value="1.169">
            <text:p>1.1690</text:p>
          </table:table-cell>
          <table:table-cell table:style-name="ce23" office:value-type="float" office:value="1.052">
            <text:p>1.0520</text:p>
          </table:table-cell>
          <table:table-cell table:style-name="ce23" office:value-type="float" office:value="0.014">
            <text:p>0.0140</text:p>
          </table:table-cell>
          <table:table-cell table:style-name="ce38" table:formula="of:=[.E68]" office:value-type="float" office:value="0.014">
            <text:p>0.0140</text:p>
          </table:table-cell>
          <table:table-cell/>
          <table:table-cell table:style-name="ce179" table:formula="of:=(1+[.B68]/0.71)*(1+[.B68]/0.71)" office:value-type="float" office:value="7.00385042650268">
            <text:p>7.0039</text:p>
          </table:table-cell>
          <table:table-cell table:number-columns-repeated="3"/>
          <table:table-cell table:style-name="ce51" table:formula="of:=-[.B68]" office:value-type="float" office:value="-1.169">
            <text:p>-1.1690</text:p>
          </table:table-cell>
          <table:table-cell table:style-name="ce23" table:formula="of:=[.L68]" office:value-type="float" office:value="-1.169">
            <text:p>-1.1690</text:p>
          </table:table-cell>
          <table:table-cell table:style-name="ce23" table:formula="of:=[.D68]/[.H68]*[.B$5]" office:value-type="float" office:value="0.419494312356283">
            <text:p>0.4195</text:p>
          </table:table-cell>
          <table:table-cell table:style-name="ce23" table:formula="of:=SQRT([.E68]*[.E68]+[.F68]*[.F68])/[.H68]*[.B$5]" office:value-type="float" office:value="0.00789502247359015">
            <text:p>0.0079</text:p>
          </table:table-cell>
          <table:table-cell table:style-name="ce38" table:formula="of:=[.O68]" office:value-type="float" office:value="0.00789502247359015">
            <text:p>0.0079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.5">
            <text:p>1.5000</text:p>
          </table:table-cell>
          <table:table-cell table:style-name="ce20" table:formula="of:=[.B69]" office:value-type="float" office:value="1.5">
            <text:p>1.5000</text:p>
          </table:table-cell>
          <table:table-cell table:style-name="ce23" office:value-type="float" office:value="1.065">
            <text:p>1.0650</text:p>
          </table:table-cell>
          <table:table-cell table:style-name="ce23" office:value-type="float" office:value="0.015">
            <text:p>0.0150</text:p>
          </table:table-cell>
          <table:table-cell table:style-name="ce38" table:formula="of:=[.E69]" office:value-type="float" office:value="0.015">
            <text:p>0.0150</text:p>
          </table:table-cell>
          <table:table-cell/>
          <table:table-cell table:style-name="ce179" table:formula="of:=(1+[.B69]/0.71)*(1+[.B69]/0.71)" office:value-type="float" office:value="9.68875223170006">
            <text:p>9.6888</text:p>
          </table:table-cell>
          <table:table-cell table:number-columns-repeated="3"/>
          <table:table-cell table:style-name="ce51" table:formula="of:=-[.B69]" office:value-type="float" office:value="-1.5">
            <text:p>-1.5000</text:p>
          </table:table-cell>
          <table:table-cell table:style-name="ce23" table:formula="of:=[.L69]" office:value-type="float" office:value="-1.5">
            <text:p>-1.5000</text:p>
          </table:table-cell>
          <table:table-cell table:style-name="ce23" table:formula="of:=[.D69]/[.H69]*[.B$5]" office:value-type="float" office:value="0.306993342693633">
            <text:p>0.3070</text:p>
          </table:table-cell>
          <table:table-cell table:style-name="ce23" table:formula="of:=SQRT([.E69]*[.E69]+[.F69]*[.F69])/[.H69]*[.B$5]" office:value-type="float" office:value="0.00611484716613503">
            <text:p>0.0061</text:p>
          </table:table-cell>
          <table:table-cell table:style-name="ce38" table:formula="of:=[.O69]" office:value-type="float" office:value="0.00611484716613503">
            <text:p>0.0061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.75">
            <text:p>1.7500</text:p>
          </table:table-cell>
          <table:table-cell table:style-name="ce20" table:formula="of:=[.B70]" office:value-type="float" office:value="1.75">
            <text:p>1.7500</text:p>
          </table:table-cell>
          <table:table-cell table:style-name="ce23" office:value-type="float" office:value="1.052">
            <text:p>1.0520</text:p>
          </table:table-cell>
          <table:table-cell table:style-name="ce23" office:value-type="float" office:value="0.015">
            <text:p>0.0150</text:p>
          </table:table-cell>
          <table:table-cell table:style-name="ce38" table:formula="of:=[.E70]" office:value-type="float" office:value="0.015">
            <text:p>0.0150</text:p>
          </table:table-cell>
          <table:table-cell/>
          <table:table-cell table:style-name="ce179" table:formula="of:=(1+[.B70]/0.71)*(1+[.B70]/0.71)" office:value-type="float" office:value="12.004760960127">
            <text:p>12.0048</text:p>
          </table:table-cell>
          <table:table-cell table:number-columns-repeated="3"/>
          <table:table-cell table:style-name="ce51" table:formula="of:=-[.B70]" office:value-type="float" office:value="-1.75">
            <text:p>-1.7500</text:p>
          </table:table-cell>
          <table:table-cell table:style-name="ce23" table:formula="of:=[.L70]" office:value-type="float" office:value="-1.75">
            <text:p>-1.7500</text:p>
          </table:table-cell>
          <table:table-cell table:style-name="ce23" table:formula="of:=[.D70]/[.H70]*[.B$5]" office:value-type="float" office:value="0.244742517428763">
            <text:p>0.2447</text:p>
          </table:table-cell>
          <table:table-cell table:style-name="ce23" table:formula="of:=SQRT([.E70]*[.E70]+[.F70]*[.F70])/[.H70]*[.B$5]" office:value-type="float" office:value="0.00493514525813341">
            <text:p>0.0049</text:p>
          </table:table-cell>
          <table:table-cell table:style-name="ce38" table:formula="of:=[.O70]" office:value-type="float" office:value="0.00493514525813341">
            <text:p>0.0049</text:p>
          </table:table-cell>
          <table:table-cell table:number-columns-repeated="1008"/>
        </table:table-row>
        <table:table-row table:style-name="ro8">
          <table:table-cell/>
          <table:table-cell table:style-name="ce8" office:value-type="float" office:value="3">
            <text:p>3.0000</text:p>
          </table:table-cell>
          <table:table-cell table:style-name="ce21" table:formula="of:=[.B71]" office:value-type="float" office:value="3">
            <text:p>3.0000</text:p>
          </table:table-cell>
          <table:table-cell table:style-name="ce24" office:value-type="float" office:value="1.052">
            <text:p>1.0520</text:p>
          </table:table-cell>
          <table:table-cell table:style-name="ce24" office:value-type="float" office:value="0.014">
            <text:p>0.0140</text:p>
          </table:table-cell>
          <table:table-cell table:style-name="ce39" table:formula="of:=[.E71]" office:value-type="float" office:value="0.014">
            <text:p>0.0140</text:p>
          </table:table-cell>
          <table:table-cell/>
          <table:table-cell table:style-name="ce179" table:formula="of:=(1+[.B71]/0.71)*(1+[.B71]/0.71)" office:value-type="float" office:value="27.3043047014481">
            <text:p>27.3043</text:p>
          </table:table-cell>
          <table:table-cell table:number-columns-repeated="3"/>
          <table:table-cell table:style-name="ce52" table:formula="of:=-[.B71]" office:value-type="float" office:value="-3">
            <text:p>-3.0000</text:p>
          </table:table-cell>
          <table:table-cell table:style-name="ce24" table:formula="of:=[.L71]" office:value-type="float" office:value="-3">
            <text:p>-3.0000</text:p>
          </table:table-cell>
          <table:table-cell table:style-name="ce24" table:formula="of:=[.D71]/[.H71]*[.B$5]" office:value-type="float" office:value="0.107604842922668">
            <text:p>0.1076</text:p>
          </table:table-cell>
          <table:table-cell table:style-name="ce24" table:formula="of:=SQRT([.E71]*[.E71]+[.F71]*[.F71])/[.H71]*[.B$5]" office:value-type="float" office:value="0.00202515893092747">
            <text:p>0.0020</text:p>
          </table:table-cell>
          <table:table-cell table:style-name="ce39" table:formula="of:=[.O71]" office:value-type="float" office:value="0.00202515893092747">
            <text:p>0.0020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 table:number-columns-spanned="7" table:number-rows-spanned="1">
            <text:p>1976-NPB-114-505_Hohler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9" table:formula="of:=[.B73]" office:value-type="string" office:string-value="1976-NPB-114-505_Hohler" table:number-columns-spanned="5" table:number-rows-spanned="1">
            <text:p>1976-NPB-114-505_Hohler</text:p>
          </table:table-cell>
          <table:covered-table-cell table:number-columns-repeated="4"/>
          <table:table-cell table:number-columns-repeated="1008"/>
        </table:table-row>
        <table:table-row table:style-name="ro4">
          <table:table-cell/>
          <table:table-cell table:style-name="ce10" table:number-columns-spanned="7" table:number-rows-spanned="1"/>
          <table:covered-table-cell table:number-columns-repeated="6"/>
          <table:table-cell table:style-name="ce45"/>
          <table:table-cell table:style-name="ce49"/>
          <table:table-cell table:style-name="ce45"/>
          <table:table-cell table:style-name="ce53" table:number-columns-spanned="5" table:number-rows-spanned="1"/>
          <table:covered-table-cell table:number-columns-repeated="4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table:number-columns-spanned="2" table:number-rows-spanned="1">
            <text:p>Q^2 IN F**(-2)</text:p>
          </table:table-cell>
          <table:covered-table-cell table:style-name="ce74"/>
          <table:table-cell table:style-name="ce30" office:value-type="string" table:number-columns-spanned="3" table:number-rows-spanned="1">
            <text:p>G_M^p</text:p>
          </table:table-cell>
          <table:covered-table-cell table:style-name="ce84"/>
          <table:covered-table-cell table:style-name="ce30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 table:number-columns-repeated="1008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5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44">
            <text:p>0.4400</text:p>
          </table:table-cell>
          <table:table-cell table:style-name="ce20" table:formula="of:=[.B78]" office:value-type="float" office:value="0.44">
            <text:p>0.4400</text:p>
          </table:table-cell>
          <table:table-cell table:style-name="ce23" office:value-type="float" office:value="2.68">
            <text:p>2.6800</text:p>
          </table:table-cell>
          <table:table-cell table:style-name="ce23" table:formula="of:=[.D78]*0.01*2.3" office:value-type="float" office:value="0.06164">
            <text:p>0.0616</text:p>
          </table:table-cell>
          <table:table-cell table:style-name="ce38" table:formula="of:=[.E78]" office:value-type="float" office:value="0.06164">
            <text:p>0.0616</text:p>
          </table:table-cell>
          <table:table-cell table:number-columns-repeated="5"/>
          <table:table-cell table:style-name="ce51" table:formula="of:=-[.B78]*[.L$1]*[.L$1]*[.M$1]" office:value-type="float" office:value="-0.0171326893611583">
            <text:p>-0.0171</text:p>
          </table:table-cell>
          <table:table-cell table:style-name="ce23" table:formula="of:=[.L78]" office:value-type="float" office:value="-0.0171326893611583">
            <text:p>-0.0171</text:p>
          </table:table-cell>
          <table:table-cell table:style-name="ce23" table:formula="of:=[.D78]" office:value-type="float" office:value="2.68">
            <text:p>2.6800</text:p>
          </table:table-cell>
          <table:table-cell table:style-name="ce23" table:formula="of:=[.E78]" office:value-type="float" office:value="0.06164">
            <text:p>0.0616</text:p>
          </table:table-cell>
          <table:table-cell table:style-name="ce38" table:formula="of:=[.O78]" office:value-type="float" office:value="0.06164">
            <text:p>0.0616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59">
            <text:p>0.5900</text:p>
          </table:table-cell>
          <table:table-cell table:style-name="ce20" table:formula="of:=[.B79]" office:value-type="float" office:value="0.59">
            <text:p>0.5900</text:p>
          </table:table-cell>
          <table:table-cell table:style-name="ce23" office:value-type="float" office:value="2.53">
            <text:p>2.5300</text:p>
          </table:table-cell>
          <table:table-cell table:style-name="ce23" table:formula="of:=[.D79]*0.01*1.8" office:value-type="float" office:value="0.04554">
            <text:p>0.0455</text:p>
          </table:table-cell>
          <table:table-cell table:style-name="ce38" table:formula="of:=[.E79]" office:value-type="float" office:value="0.04554">
            <text:p>0.0455</text:p>
          </table:table-cell>
          <table:table-cell table:number-columns-repeated="5"/>
          <table:table-cell table:style-name="ce51" table:formula="of:=-[.B79]*[.L$1]*[.L$1]*[.M$1]" office:value-type="float" office:value="-0.0229733789160986">
            <text:p>-0.0230</text:p>
          </table:table-cell>
          <table:table-cell table:style-name="ce23" table:formula="of:=[.L79]" office:value-type="float" office:value="-0.0229733789160986">
            <text:p>-0.0230</text:p>
          </table:table-cell>
          <table:table-cell table:style-name="ce23" table:formula="of:=[.D79]" office:value-type="float" office:value="2.53">
            <text:p>2.5300</text:p>
          </table:table-cell>
          <table:table-cell table:style-name="ce23" table:formula="of:=[.E79]" office:value-type="float" office:value="0.04554">
            <text:p>0.0455</text:p>
          </table:table-cell>
          <table:table-cell table:style-name="ce38" table:formula="of:=[.O79]" office:value-type="float" office:value="0.04554">
            <text:p>0.0455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72">
            <text:p>0.7200</text:p>
          </table:table-cell>
          <table:table-cell table:style-name="ce20" table:formula="of:=[.B80]" office:value-type="float" office:value="0.72">
            <text:p>0.7200</text:p>
          </table:table-cell>
          <table:table-cell table:style-name="ce23" office:value-type="float" office:value="2.59">
            <text:p>2.5900</text:p>
          </table:table-cell>
          <table:table-cell table:style-name="ce23" table:formula="of:=[.D80]*0.01*3.9" office:value-type="float" office:value="0.10101">
            <text:p>0.1010</text:p>
          </table:table-cell>
          <table:table-cell table:style-name="ce38" table:formula="of:=[.E80]" office:value-type="float" office:value="0.10101">
            <text:p>0.1010</text:p>
          </table:table-cell>
          <table:table-cell table:number-columns-repeated="5"/>
          <table:table-cell table:style-name="ce51" table:formula="of:=-[.B80]*[.L$1]*[.L$1]*[.M$1]" office:value-type="float" office:value="-0.0280353098637135">
            <text:p>-0.0280</text:p>
          </table:table-cell>
          <table:table-cell table:style-name="ce23" table:formula="of:=[.L80]" office:value-type="float" office:value="-0.0280353098637135">
            <text:p>-0.0280</text:p>
          </table:table-cell>
          <table:table-cell table:style-name="ce23" table:formula="of:=[.D80]" office:value-type="float" office:value="2.59">
            <text:p>2.5900</text:p>
          </table:table-cell>
          <table:table-cell table:style-name="ce23" table:formula="of:=[.E80]" office:value-type="float" office:value="0.10101">
            <text:p>0.1010</text:p>
          </table:table-cell>
          <table:table-cell table:style-name="ce38" table:formula="of:=[.O80]" office:value-type="float" office:value="0.10101">
            <text:p>0.1010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0.82">
            <text:p>0.8200</text:p>
          </table:table-cell>
          <table:table-cell table:style-name="ce20" table:formula="of:=[.B81]" office:value-type="float" office:value="0.82">
            <text:p>0.8200</text:p>
          </table:table-cell>
          <table:table-cell table:style-name="ce23" office:value-type="float" office:value="2.66">
            <text:p>2.6600</text:p>
          </table:table-cell>
          <table:table-cell table:style-name="ce23" table:formula="of:=[.D81]*0.01*3.3" office:value-type="float" office:value="0.08778">
            <text:p>0.0878</text:p>
          </table:table-cell>
          <table:table-cell table:style-name="ce38" table:formula="of:=[.E81]" office:value-type="float" office:value="0.08778">
            <text:p>0.0878</text:p>
          </table:table-cell>
          <table:table-cell table:number-columns-repeated="5"/>
          <table:table-cell table:style-name="ce51" table:formula="of:=-[.B81]*[.L$1]*[.L$1]*[.M$1]" office:value-type="float" office:value="-0.0319291029003404">
            <text:p>-0.0319</text:p>
          </table:table-cell>
          <table:table-cell table:style-name="ce23" table:formula="of:=[.L81]" office:value-type="float" office:value="-0.0319291029003404">
            <text:p>-0.0319</text:p>
          </table:table-cell>
          <table:table-cell table:style-name="ce23" table:formula="of:=[.D81]" office:value-type="float" office:value="2.66">
            <text:p>2.6600</text:p>
          </table:table-cell>
          <table:table-cell table:style-name="ce23" table:formula="of:=[.E81]" office:value-type="float" office:value="0.08778">
            <text:p>0.0878</text:p>
          </table:table-cell>
          <table:table-cell table:style-name="ce38" table:formula="of:=[.O81]" office:value-type="float" office:value="0.08778">
            <text:p>0.0878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">
            <text:p>1.0000</text:p>
          </table:table-cell>
          <table:table-cell table:style-name="ce20" table:formula="of:=[.B82]" office:value-type="float" office:value="1">
            <text:p>1.0000</text:p>
          </table:table-cell>
          <table:table-cell table:style-name="ce23" office:value-type="float" office:value="2.52">
            <text:p>2.5200</text:p>
          </table:table-cell>
          <table:table-cell table:style-name="ce23" table:formula="of:=[.D82]*0.01*1.1" office:value-type="float" office:value="0.02772">
            <text:p>0.0277</text:p>
          </table:table-cell>
          <table:table-cell table:style-name="ce38" table:formula="of:=[.E82]" office:value-type="float" office:value="0.02772">
            <text:p>0.0277</text:p>
          </table:table-cell>
          <table:table-cell table:number-columns-repeated="5"/>
          <table:table-cell table:style-name="ce51" table:formula="of:=-[.B82]*[.L$1]*[.L$1]*[.M$1]" office:value-type="float" office:value="-0.0389379303662688">
            <text:p>-0.0389</text:p>
          </table:table-cell>
          <table:table-cell table:style-name="ce23" table:formula="of:=[.L82]" office:value-type="float" office:value="-0.0389379303662688">
            <text:p>-0.0389</text:p>
          </table:table-cell>
          <table:table-cell table:style-name="ce23" table:formula="of:=[.D82]" office:value-type="float" office:value="2.52">
            <text:p>2.5200</text:p>
          </table:table-cell>
          <table:table-cell table:style-name="ce23" table:formula="of:=[.E82]" office:value-type="float" office:value="0.02772">
            <text:p>0.0277</text:p>
          </table:table-cell>
          <table:table-cell table:style-name="ce38" table:formula="of:=[.O82]" office:value-type="float" office:value="0.02772">
            <text:p>0.0277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.13">
            <text:p>1.1300</text:p>
          </table:table-cell>
          <table:table-cell table:style-name="ce20" table:formula="of:=[.B83]" office:value-type="float" office:value="1.13">
            <text:p>1.1300</text:p>
          </table:table-cell>
          <table:table-cell table:style-name="ce23" office:value-type="float" office:value="2.44">
            <text:p>2.4400</text:p>
          </table:table-cell>
          <table:table-cell table:style-name="ce23" table:formula="of:=[.D83]*0.01*5.7" office:value-type="float" office:value="0.13908">
            <text:p>0.1391</text:p>
          </table:table-cell>
          <table:table-cell table:style-name="ce38" table:formula="of:=[.E83]" office:value-type="float" office:value="0.13908">
            <text:p>0.1391</text:p>
          </table:table-cell>
          <table:table-cell table:number-columns-repeated="5"/>
          <table:table-cell table:style-name="ce51" table:formula="of:=-[.B83]*[.L$1]*[.L$1]*[.M$1]" office:value-type="float" office:value="-0.0439998613138837">
            <text:p>-0.0440</text:p>
          </table:table-cell>
          <table:table-cell table:style-name="ce23" table:formula="of:=[.L83]" office:value-type="float" office:value="-0.0439998613138837">
            <text:p>-0.0440</text:p>
          </table:table-cell>
          <table:table-cell table:style-name="ce23" table:formula="of:=[.D83]" office:value-type="float" office:value="2.44">
            <text:p>2.4400</text:p>
          </table:table-cell>
          <table:table-cell table:style-name="ce23" table:formula="of:=[.E83]" office:value-type="float" office:value="0.13908">
            <text:p>0.1391</text:p>
          </table:table-cell>
          <table:table-cell table:style-name="ce38" table:formula="of:=[.O83]" office:value-type="float" office:value="0.13908">
            <text:p>0.1391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.23">
            <text:p>1.2300</text:p>
          </table:table-cell>
          <table:table-cell table:style-name="ce20" table:formula="of:=[.B84]" office:value-type="float" office:value="1.23">
            <text:p>1.2300</text:p>
          </table:table-cell>
          <table:table-cell table:style-name="ce23" office:value-type="float" office:value="2.43">
            <text:p>2.4300</text:p>
          </table:table-cell>
          <table:table-cell table:style-name="ce23" table:formula="of:=[.D84]*0.01*0.8" office:value-type="float" office:value="0.01944">
            <text:p>0.0194</text:p>
          </table:table-cell>
          <table:table-cell table:style-name="ce38" table:formula="of:=[.E84]" office:value-type="float" office:value="0.01944">
            <text:p>0.0194</text:p>
          </table:table-cell>
          <table:table-cell table:number-columns-repeated="5"/>
          <table:table-cell table:style-name="ce51" table:formula="of:=-[.B84]*[.L$1]*[.L$1]*[.M$1]" office:value-type="float" office:value="-0.0478936543505106">
            <text:p>-0.0479</text:p>
          </table:table-cell>
          <table:table-cell table:style-name="ce23" table:formula="of:=[.L84]" office:value-type="float" office:value="-0.0478936543505106">
            <text:p>-0.0479</text:p>
          </table:table-cell>
          <table:table-cell table:style-name="ce23" table:formula="of:=[.D84]" office:value-type="float" office:value="2.43">
            <text:p>2.4300</text:p>
          </table:table-cell>
          <table:table-cell table:style-name="ce23" table:formula="of:=[.E84]" office:value-type="float" office:value="0.01944">
            <text:p>0.0194</text:p>
          </table:table-cell>
          <table:table-cell table:style-name="ce38" table:formula="of:=[.O84]" office:value-type="float" office:value="0.01944">
            <text:p>0.0194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.44">
            <text:p>1.4400</text:p>
          </table:table-cell>
          <table:table-cell table:style-name="ce20" table:formula="of:=[.B85]" office:value-type="float" office:value="1.44">
            <text:p>1.4400</text:p>
          </table:table-cell>
          <table:table-cell table:style-name="ce23" office:value-type="float" office:value="2.43">
            <text:p>2.4300</text:p>
          </table:table-cell>
          <table:table-cell table:style-name="ce23" table:formula="of:=[.D85]*0.01*1.2" office:value-type="float" office:value="0.02916">
            <text:p>0.0292</text:p>
          </table:table-cell>
          <table:table-cell table:style-name="ce38" table:formula="of:=[.E85]" office:value-type="float" office:value="0.02916">
            <text:p>0.0292</text:p>
          </table:table-cell>
          <table:table-cell table:number-columns-repeated="5"/>
          <table:table-cell table:style-name="ce51" table:formula="of:=-[.B85]*[.L$1]*[.L$1]*[.M$1]" office:value-type="float" office:value="-0.056070619727427">
            <text:p>-0.0561</text:p>
          </table:table-cell>
          <table:table-cell table:style-name="ce23" table:formula="of:=[.L85]" office:value-type="float" office:value="-0.056070619727427">
            <text:p>-0.0561</text:p>
          </table:table-cell>
          <table:table-cell table:style-name="ce23" table:formula="of:=[.D85]" office:value-type="float" office:value="2.43">
            <text:p>2.4300</text:p>
          </table:table-cell>
          <table:table-cell table:style-name="ce23" table:formula="of:=[.E85]" office:value-type="float" office:value="0.02916">
            <text:p>0.0292</text:p>
          </table:table-cell>
          <table:table-cell table:style-name="ce38" table:formula="of:=[.O85]" office:value-type="float" office:value="0.02916">
            <text:p>0.0292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.54">
            <text:p>1.5400</text:p>
          </table:table-cell>
          <table:table-cell table:style-name="ce20" table:formula="of:=[.B86]" office:value-type="float" office:value="1.54">
            <text:p>1.5400</text:p>
          </table:table-cell>
          <table:table-cell table:style-name="ce23" office:value-type="float" office:value="2.37">
            <text:p>2.3700</text:p>
          </table:table-cell>
          <table:table-cell table:style-name="ce23" table:formula="of:=[.D86]*0.01*0.8" office:value-type="float" office:value="0.01896">
            <text:p>0.0190</text:p>
          </table:table-cell>
          <table:table-cell table:style-name="ce38" table:formula="of:=[.E86]" office:value-type="float" office:value="0.01896">
            <text:p>0.0190</text:p>
          </table:table-cell>
          <table:table-cell table:number-columns-repeated="5"/>
          <table:table-cell table:style-name="ce51" table:formula="of:=-[.B86]*[.L$1]*[.L$1]*[.M$1]" office:value-type="float" office:value="-0.0599644127640539">
            <text:p>-0.0600</text:p>
          </table:table-cell>
          <table:table-cell table:style-name="ce23" table:formula="of:=[.L86]" office:value-type="float" office:value="-0.0599644127640539">
            <text:p>-0.0600</text:p>
          </table:table-cell>
          <table:table-cell table:style-name="ce23" table:formula="of:=[.D86]" office:value-type="float" office:value="2.37">
            <text:p>2.3700</text:p>
          </table:table-cell>
          <table:table-cell table:style-name="ce23" table:formula="of:=[.E86]" office:value-type="float" office:value="0.01896">
            <text:p>0.0190</text:p>
          </table:table-cell>
          <table:table-cell table:style-name="ce38" table:formula="of:=[.O86]" office:value-type="float" office:value="0.01896">
            <text:p>0.0190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.78">
            <text:p>1.7800</text:p>
          </table:table-cell>
          <table:table-cell table:style-name="ce20" table:formula="of:=[.B87]" office:value-type="float" office:value="1.78">
            <text:p>1.7800</text:p>
          </table:table-cell>
          <table:table-cell table:style-name="ce23" office:value-type="float" office:value="2.29">
            <text:p>2.2900</text:p>
          </table:table-cell>
          <table:table-cell table:style-name="ce23" table:formula="of:=[.D87]*0.01*2" office:value-type="float" office:value="0.0458">
            <text:p>0.0458</text:p>
          </table:table-cell>
          <table:table-cell table:style-name="ce38" table:formula="of:=[.E87]" office:value-type="float" office:value="0.0458">
            <text:p>0.0458</text:p>
          </table:table-cell>
          <table:table-cell table:number-columns-repeated="5"/>
          <table:table-cell table:style-name="ce51" table:formula="of:=-[.B87]*[.L$1]*[.L$1]*[.M$1]" office:value-type="float" office:value="-0.0693095160519584">
            <text:p>-0.0693</text:p>
          </table:table-cell>
          <table:table-cell table:style-name="ce23" table:formula="of:=[.L87]" office:value-type="float" office:value="-0.0693095160519584">
            <text:p>-0.0693</text:p>
          </table:table-cell>
          <table:table-cell table:style-name="ce23" table:formula="of:=[.D87]" office:value-type="float" office:value="2.29">
            <text:p>2.2900</text:p>
          </table:table-cell>
          <table:table-cell table:style-name="ce23" table:formula="of:=[.E87]" office:value-type="float" office:value="0.0458">
            <text:p>0.0458</text:p>
          </table:table-cell>
          <table:table-cell table:style-name="ce38" table:formula="of:=[.O87]" office:value-type="float" office:value="0.0458">
            <text:p>0.0458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2">
            <text:p>2.0000</text:p>
          </table:table-cell>
          <table:table-cell table:style-name="ce20" table:formula="of:=[.B88]" office:value-type="float" office:value="2">
            <text:p>2.0000</text:p>
          </table:table-cell>
          <table:table-cell table:style-name="ce23" office:value-type="float" office:value="2.25">
            <text:p>2.2500</text:p>
          </table:table-cell>
          <table:table-cell table:style-name="ce23" table:formula="of:=[.D88]*0.01*1.1" office:value-type="float" office:value="0.02475">
            <text:p>0.0248</text:p>
          </table:table-cell>
          <table:table-cell table:style-name="ce38" table:formula="of:=[.E88]" office:value-type="float" office:value="0.02475">
            <text:p>0.0248</text:p>
          </table:table-cell>
          <table:table-cell table:number-columns-repeated="5"/>
          <table:table-cell table:style-name="ce51" table:formula="of:=-[.B88]*[.L$1]*[.L$1]*[.M$1]" office:value-type="float" office:value="-0.0778758607325375">
            <text:p>-0.0779</text:p>
          </table:table-cell>
          <table:table-cell table:style-name="ce23" table:formula="of:=[.L88]" office:value-type="float" office:value="-0.0778758607325375">
            <text:p>-0.0779</text:p>
          </table:table-cell>
          <table:table-cell table:style-name="ce23" table:formula="of:=[.D88]" office:value-type="float" office:value="2.25">
            <text:p>2.2500</text:p>
          </table:table-cell>
          <table:table-cell table:style-name="ce23" table:formula="of:=[.E88]" office:value-type="float" office:value="0.02475">
            <text:p>0.0248</text:p>
          </table:table-cell>
          <table:table-cell table:style-name="ce38" table:formula="of:=[.O88]" office:value-type="float" office:value="0.02475">
            <text:p>0.0248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3.08">
            <text:p>3.0800</text:p>
          </table:table-cell>
          <table:table-cell table:style-name="ce20" table:formula="of:=[.B89]" office:value-type="float" office:value="3.08">
            <text:p>3.0800</text:p>
          </table:table-cell>
          <table:table-cell table:style-name="ce23" office:value-type="float" office:value="2.04">
            <text:p>2.0400</text:p>
          </table:table-cell>
          <table:table-cell table:style-name="ce23" table:formula="of:=[.D89]*0.01*0.6" office:value-type="float" office:value="0.01224">
            <text:p>0.0122</text:p>
          </table:table-cell>
          <table:table-cell table:style-name="ce38" table:formula="of:=[.E89]" office:value-type="float" office:value="0.01224">
            <text:p>0.0122</text:p>
          </table:table-cell>
          <table:table-cell table:number-columns-repeated="5"/>
          <table:table-cell table:style-name="ce51" table:formula="of:=-[.B89]*[.L$1]*[.L$1]*[.M$1]" office:value-type="float" office:value="-0.119928825528108">
            <text:p>-0.1199</text:p>
          </table:table-cell>
          <table:table-cell table:style-name="ce23" table:formula="of:=[.L89]" office:value-type="float" office:value="-0.119928825528108">
            <text:p>-0.1199</text:p>
          </table:table-cell>
          <table:table-cell table:style-name="ce23" table:formula="of:=[.D89]" office:value-type="float" office:value="2.04">
            <text:p>2.0400</text:p>
          </table:table-cell>
          <table:table-cell table:style-name="ce23" table:formula="of:=[.E89]" office:value-type="float" office:value="0.01224">
            <text:p>0.0122</text:p>
          </table:table-cell>
          <table:table-cell table:style-name="ce38" table:formula="of:=[.O89]" office:value-type="float" office:value="0.01224">
            <text:p>0.0122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3.75">
            <text:p>3.7500</text:p>
          </table:table-cell>
          <table:table-cell table:style-name="ce20" table:formula="of:=[.B90]" office:value-type="float" office:value="3.75">
            <text:p>3.7500</text:p>
          </table:table-cell>
          <table:table-cell table:style-name="ce23" office:value-type="float" office:value="1.9">
            <text:p>1.9000</text:p>
          </table:table-cell>
          <table:table-cell table:style-name="ce23" table:formula="of:=[.D90]*0.01*0.7" office:value-type="float" office:value="0.0133">
            <text:p>0.0133</text:p>
          </table:table-cell>
          <table:table-cell table:style-name="ce38" table:formula="of:=[.E90]" office:value-type="float" office:value="0.0133">
            <text:p>0.0133</text:p>
          </table:table-cell>
          <table:table-cell table:number-columns-repeated="5"/>
          <table:table-cell table:style-name="ce51" table:formula="of:=-[.B90]*[.L$1]*[.L$1]*[.M$1]" office:value-type="float" office:value="-0.146017238873508">
            <text:p>-0.1460</text:p>
          </table:table-cell>
          <table:table-cell table:style-name="ce23" table:formula="of:=[.L90]" office:value-type="float" office:value="-0.146017238873508">
            <text:p>-0.1460</text:p>
          </table:table-cell>
          <table:table-cell table:style-name="ce23" table:formula="of:=[.D90]" office:value-type="float" office:value="1.9">
            <text:p>1.9000</text:p>
          </table:table-cell>
          <table:table-cell table:style-name="ce23" table:formula="of:=[.E90]" office:value-type="float" office:value="0.0133">
            <text:p>0.0133</text:p>
          </table:table-cell>
          <table:table-cell table:style-name="ce38" table:formula="of:=[.O90]" office:value-type="float" office:value="0.0133">
            <text:p>0.0133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5.01">
            <text:p>5.0100</text:p>
          </table:table-cell>
          <table:table-cell table:style-name="ce20" table:formula="of:=[.B91]" office:value-type="float" office:value="5.01">
            <text:p>5.0100</text:p>
          </table:table-cell>
          <table:table-cell table:style-name="ce23" office:value-type="float" office:value="1.73">
            <text:p>1.7300</text:p>
          </table:table-cell>
          <table:table-cell table:style-name="ce23" table:formula="of:=[.D91]*0.01*4.6" office:value-type="float" office:value="0.07958">
            <text:p>0.0796</text:p>
          </table:table-cell>
          <table:table-cell table:style-name="ce38" table:formula="of:=[.E91]" office:value-type="float" office:value="0.07958">
            <text:p>0.0796</text:p>
          </table:table-cell>
          <table:table-cell table:number-columns-repeated="5"/>
          <table:table-cell table:style-name="ce51" table:formula="of:=-[.B91]*[.L$1]*[.L$1]*[.M$1]" office:value-type="float" office:value="-0.195079031135006">
            <text:p>-0.1951</text:p>
          </table:table-cell>
          <table:table-cell table:style-name="ce23" table:formula="of:=[.L91]" office:value-type="float" office:value="-0.195079031135006">
            <text:p>-0.1951</text:p>
          </table:table-cell>
          <table:table-cell table:style-name="ce23" table:formula="of:=[.D91]" office:value-type="float" office:value="1.73">
            <text:p>1.7300</text:p>
          </table:table-cell>
          <table:table-cell table:style-name="ce23" table:formula="of:=[.E91]" office:value-type="float" office:value="0.07958">
            <text:p>0.0796</text:p>
          </table:table-cell>
          <table:table-cell table:style-name="ce38" table:formula="of:=[.O91]" office:value-type="float" office:value="0.07958">
            <text:p>0.0796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7.01">
            <text:p>7.0100</text:p>
          </table:table-cell>
          <table:table-cell table:style-name="ce20" table:formula="of:=[.B92]" office:value-type="float" office:value="7.01">
            <text:p>7.0100</text:p>
          </table:table-cell>
          <table:table-cell table:style-name="ce23" office:value-type="float" office:value="1.51">
            <text:p>1.5100</text:p>
          </table:table-cell>
          <table:table-cell table:style-name="ce23" table:formula="of:=[.D92]*0.01*3.4" office:value-type="float" office:value="0.05134">
            <text:p>0.0513</text:p>
          </table:table-cell>
          <table:table-cell table:style-name="ce38" table:formula="of:=[.E92]" office:value-type="float" office:value="0.05134">
            <text:p>0.0513</text:p>
          </table:table-cell>
          <table:table-cell table:number-columns-repeated="5"/>
          <table:table-cell table:style-name="ce51" table:formula="of:=-[.B92]*[.L$1]*[.L$1]*[.M$1]" office:value-type="float" office:value="-0.272954891867544">
            <text:p>-0.2730</text:p>
          </table:table-cell>
          <table:table-cell table:style-name="ce23" table:formula="of:=[.L92]" office:value-type="float" office:value="-0.272954891867544">
            <text:p>-0.2730</text:p>
          </table:table-cell>
          <table:table-cell table:style-name="ce23" table:formula="of:=[.D92]" office:value-type="float" office:value="1.51">
            <text:p>1.5100</text:p>
          </table:table-cell>
          <table:table-cell table:style-name="ce23" table:formula="of:=[.E92]" office:value-type="float" office:value="0.05134">
            <text:p>0.0513</text:p>
          </table:table-cell>
          <table:table-cell table:style-name="ce38" table:formula="of:=[.O92]" office:value-type="float" office:value="0.05134">
            <text:p>0.0513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7.99">
            <text:p>7.9900</text:p>
          </table:table-cell>
          <table:table-cell table:style-name="ce20" table:formula="of:=[.B93]" office:value-type="float" office:value="7.99">
            <text:p>7.9900</text:p>
          </table:table-cell>
          <table:table-cell table:style-name="ce23" office:value-type="float" office:value="1.35">
            <text:p>1.3500</text:p>
          </table:table-cell>
          <table:table-cell table:style-name="ce23" table:formula="of:=[.D93]*0.01*2.1" office:value-type="float" office:value="0.02835">
            <text:p>0.0284</text:p>
          </table:table-cell>
          <table:table-cell table:style-name="ce38" table:formula="of:=[.E93]" office:value-type="float" office:value="0.02835">
            <text:p>0.0284</text:p>
          </table:table-cell>
          <table:table-cell table:number-columns-repeated="5"/>
          <table:table-cell table:style-name="ce51" table:formula="of:=-[.B93]*[.L$1]*[.L$1]*[.M$1]" office:value-type="float" office:value="-0.311114063626487">
            <text:p>-0.3111</text:p>
          </table:table-cell>
          <table:table-cell table:style-name="ce23" table:formula="of:=[.L93]" office:value-type="float" office:value="-0.311114063626487">
            <text:p>-0.3111</text:p>
          </table:table-cell>
          <table:table-cell table:style-name="ce23" table:formula="of:=[.D93]" office:value-type="float" office:value="1.35">
            <text:p>1.3500</text:p>
          </table:table-cell>
          <table:table-cell table:style-name="ce23" table:formula="of:=[.E93]" office:value-type="float" office:value="0.02835">
            <text:p>0.0284</text:p>
          </table:table-cell>
          <table:table-cell table:style-name="ce38" table:formula="of:=[.O93]" office:value-type="float" office:value="0.02835">
            <text:p>0.0284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0.1">
            <text:p>10.1000</text:p>
          </table:table-cell>
          <table:table-cell table:style-name="ce20" table:formula="of:=[.B94]" office:value-type="float" office:value="10.1">
            <text:p>10.1000</text:p>
          </table:table-cell>
          <table:table-cell table:style-name="ce23" office:value-type="float" office:value="1.13">
            <text:p>1.1300</text:p>
          </table:table-cell>
          <table:table-cell table:style-name="ce23" table:formula="of:=[.D94]*0.01*1.3" office:value-type="float" office:value="0.01469">
            <text:p>0.0147</text:p>
          </table:table-cell>
          <table:table-cell table:style-name="ce38" table:formula="of:=[.E94]" office:value-type="float" office:value="0.01469">
            <text:p>0.0147</text:p>
          </table:table-cell>
          <table:table-cell table:number-columns-repeated="5"/>
          <table:table-cell table:style-name="ce51" table:formula="of:=-[.B94]*[.L$1]*[.L$1]*[.M$1]" office:value-type="float" office:value="-0.393273096699314">
            <text:p>-0.3933</text:p>
          </table:table-cell>
          <table:table-cell table:style-name="ce23" table:formula="of:=[.L94]" office:value-type="float" office:value="-0.393273096699314">
            <text:p>-0.3933</text:p>
          </table:table-cell>
          <table:table-cell table:style-name="ce23" table:formula="of:=[.D94]" office:value-type="float" office:value="1.13">
            <text:p>1.1300</text:p>
          </table:table-cell>
          <table:table-cell table:style-name="ce23" table:formula="of:=[.E94]" office:value-type="float" office:value="0.01469">
            <text:p>0.0147</text:p>
          </table:table-cell>
          <table:table-cell table:style-name="ce38" table:formula="of:=[.O94]" office:value-type="float" office:value="0.01469">
            <text:p>0.0147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5">
            <text:p>15.0000</text:p>
          </table:table-cell>
          <table:table-cell table:style-name="ce20" table:formula="of:=[.B95]" office:value-type="float" office:value="15">
            <text:p>15.0000</text:p>
          </table:table-cell>
          <table:table-cell table:style-name="ce23" office:value-type="float" office:value="0.843">
            <text:p>0.8430</text:p>
          </table:table-cell>
          <table:table-cell table:style-name="ce23" table:formula="of:=[.D95]*0.01*0.8" office:value-type="float" office:value="0.006744">
            <text:p>0.0067</text:p>
          </table:table-cell>
          <table:table-cell table:style-name="ce38" table:formula="of:=[.E95]" office:value-type="float" office:value="0.006744">
            <text:p>0.0067</text:p>
          </table:table-cell>
          <table:table-cell table:number-columns-repeated="5"/>
          <table:table-cell table:style-name="ce51" table:formula="of:=-[.B95]*[.L$1]*[.L$1]*[.M$1]" office:value-type="float" office:value="-0.584068955494031">
            <text:p>-0.5841</text:p>
          </table:table-cell>
          <table:table-cell table:style-name="ce23" table:formula="of:=[.L95]" office:value-type="float" office:value="-0.584068955494031">
            <text:p>-0.5841</text:p>
          </table:table-cell>
          <table:table-cell table:style-name="ce23" table:formula="of:=[.D95]" office:value-type="float" office:value="0.843">
            <text:p>0.8430</text:p>
          </table:table-cell>
          <table:table-cell table:style-name="ce23" table:formula="of:=[.E95]" office:value-type="float" office:value="0.006744">
            <text:p>0.0067</text:p>
          </table:table-cell>
          <table:table-cell table:style-name="ce38" table:formula="of:=[.O95]" office:value-type="float" office:value="0.006744">
            <text:p>0.0067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20">
            <text:p>20.0000</text:p>
          </table:table-cell>
          <table:table-cell table:style-name="ce20" table:formula="of:=[.B96]" office:value-type="float" office:value="20">
            <text:p>20.0000</text:p>
          </table:table-cell>
          <table:table-cell table:style-name="ce23" office:value-type="float" office:value="0.646">
            <text:p>0.6460</text:p>
          </table:table-cell>
          <table:table-cell table:style-name="ce23" table:formula="of:=[.D96]*0.01*1.1" office:value-type="float" office:value="0.007106">
            <text:p>0.0071</text:p>
          </table:table-cell>
          <table:table-cell table:style-name="ce38" table:formula="of:=[.E96]" office:value-type="float" office:value="0.007106">
            <text:p>0.0071</text:p>
          </table:table-cell>
          <table:table-cell table:number-columns-repeated="5"/>
          <table:table-cell table:style-name="ce51" table:formula="of:=-[.B96]*[.L$1]*[.L$1]*[.M$1]" office:value-type="float" office:value="-0.778758607325375">
            <text:p>-0.7788</text:p>
          </table:table-cell>
          <table:table-cell table:style-name="ce23" table:formula="of:=[.L96]" office:value-type="float" office:value="-0.778758607325375">
            <text:p>-0.7788</text:p>
          </table:table-cell>
          <table:table-cell table:style-name="ce23" table:formula="of:=[.D96]" office:value-type="float" office:value="0.646">
            <text:p>0.6460</text:p>
          </table:table-cell>
          <table:table-cell table:style-name="ce23" table:formula="of:=[.E96]" office:value-type="float" office:value="0.007106">
            <text:p>0.0071</text:p>
          </table:table-cell>
          <table:table-cell table:style-name="ce38" table:formula="of:=[.O96]" office:value-type="float" office:value="0.007106">
            <text:p>0.0071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25.4">
            <text:p>25.4000</text:p>
          </table:table-cell>
          <table:table-cell table:style-name="ce20" table:formula="of:=[.B97]" office:value-type="float" office:value="25.4">
            <text:p>25.4000</text:p>
          </table:table-cell>
          <table:table-cell table:style-name="ce23" office:value-type="float" office:value="0.501">
            <text:p>0.5010</text:p>
          </table:table-cell>
          <table:table-cell table:style-name="ce23" table:formula="of:=[.D97]*0.01*1.1" office:value-type="float" office:value="0.005511">
            <text:p>0.0055</text:p>
          </table:table-cell>
          <table:table-cell table:style-name="ce38" table:formula="of:=[.E97]" office:value-type="float" office:value="0.005511">
            <text:p>0.0055</text:p>
          </table:table-cell>
          <table:table-cell table:number-columns-repeated="5"/>
          <table:table-cell table:style-name="ce51" table:formula="of:=-[.B97]*[.L$1]*[.L$1]*[.M$1]" office:value-type="float" office:value="-0.989023431303226">
            <text:p>-0.9890</text:p>
          </table:table-cell>
          <table:table-cell table:style-name="ce23" table:formula="of:=[.L97]" office:value-type="float" office:value="-0.989023431303226">
            <text:p>-0.9890</text:p>
          </table:table-cell>
          <table:table-cell table:style-name="ce23" table:formula="of:=[.D97]" office:value-type="float" office:value="0.501">
            <text:p>0.5010</text:p>
          </table:table-cell>
          <table:table-cell table:style-name="ce23" table:formula="of:=[.E97]" office:value-type="float" office:value="0.005511">
            <text:p>0.0055</text:p>
          </table:table-cell>
          <table:table-cell table:style-name="ce38" table:formula="of:=[.O97]" office:value-type="float" office:value="0.005511">
            <text:p>0.0055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30">
            <text:p>30.0000</text:p>
          </table:table-cell>
          <table:table-cell table:style-name="ce20" table:formula="of:=[.B98]" office:value-type="float" office:value="30">
            <text:p>30.0000</text:p>
          </table:table-cell>
          <table:table-cell table:style-name="ce23" office:value-type="float" office:value="0.418">
            <text:p>0.4180</text:p>
          </table:table-cell>
          <table:table-cell table:style-name="ce23" table:formula="of:=[.D98]*0.01*1.1" office:value-type="float" office:value="0.004598">
            <text:p>0.0046</text:p>
          </table:table-cell>
          <table:table-cell table:style-name="ce38" table:formula="of:=[.E98]" office:value-type="float" office:value="0.004598">
            <text:p>0.0046</text:p>
          </table:table-cell>
          <table:table-cell table:number-columns-repeated="5"/>
          <table:table-cell table:style-name="ce51" table:formula="of:=-[.B98]*[.L$1]*[.L$1]*[.M$1]" office:value-type="float" office:value="-1.16813791098806">
            <text:p>-1.1681</text:p>
          </table:table-cell>
          <table:table-cell table:style-name="ce23" table:formula="of:=[.L98]" office:value-type="float" office:value="-1.16813791098806">
            <text:p>-1.1681</text:p>
          </table:table-cell>
          <table:table-cell table:style-name="ce23" table:formula="of:=[.D98]" office:value-type="float" office:value="0.418">
            <text:p>0.4180</text:p>
          </table:table-cell>
          <table:table-cell table:style-name="ce23" table:formula="of:=[.E98]" office:value-type="float" office:value="0.004598">
            <text:p>0.0046</text:p>
          </table:table-cell>
          <table:table-cell table:style-name="ce38" table:formula="of:=[.O98]" office:value-type="float" office:value="0.004598">
            <text:p>0.0046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35">
            <text:p>35.0000</text:p>
          </table:table-cell>
          <table:table-cell table:style-name="ce20" table:formula="of:=[.B99]" office:value-type="float" office:value="35">
            <text:p>35.0000</text:p>
          </table:table-cell>
          <table:table-cell table:style-name="ce23" office:value-type="float" office:value="0.347">
            <text:p>0.3470</text:p>
          </table:table-cell>
          <table:table-cell table:style-name="ce23" table:formula="of:=[.D99]*0.01*2" office:value-type="float" office:value="0.00694">
            <text:p>0.0069</text:p>
          </table:table-cell>
          <table:table-cell table:style-name="ce38" table:formula="of:=[.E99]" office:value-type="float" office:value="0.00694">
            <text:p>0.0069</text:p>
          </table:table-cell>
          <table:table-cell table:number-columns-repeated="5"/>
          <table:table-cell table:style-name="ce51" table:formula="of:=-[.B99]*[.L$1]*[.L$1]*[.M$1]" office:value-type="float" office:value="-1.36282756281941">
            <text:p>-1.3628</text:p>
          </table:table-cell>
          <table:table-cell table:style-name="ce23" table:formula="of:=[.L99]" office:value-type="float" office:value="-1.36282756281941">
            <text:p>-1.3628</text:p>
          </table:table-cell>
          <table:table-cell table:style-name="ce23" table:formula="of:=[.D99]" office:value-type="float" office:value="0.347">
            <text:p>0.3470</text:p>
          </table:table-cell>
          <table:table-cell table:style-name="ce23" table:formula="of:=[.E99]" office:value-type="float" office:value="0.00694">
            <text:p>0.0069</text:p>
          </table:table-cell>
          <table:table-cell table:style-name="ce38" table:formula="of:=[.O99]" office:value-type="float" office:value="0.00694">
            <text:p>0.0069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40">
            <text:p>40.0000</text:p>
          </table:table-cell>
          <table:table-cell table:style-name="ce20" table:formula="of:=[.B100]" office:value-type="float" office:value="40">
            <text:p>40.0000</text:p>
          </table:table-cell>
          <table:table-cell table:style-name="ce23" office:value-type="float" office:value="0.291">
            <text:p>0.2910</text:p>
          </table:table-cell>
          <table:table-cell table:style-name="ce23" table:formula="of:=[.D100]*0.01*1.4" office:value-type="float" office:value="0.004074">
            <text:p>0.0041</text:p>
          </table:table-cell>
          <table:table-cell table:style-name="ce38" table:formula="of:=[.E100]" office:value-type="float" office:value="0.004074">
            <text:p>0.0041</text:p>
          </table:table-cell>
          <table:table-cell table:number-columns-repeated="5"/>
          <table:table-cell table:style-name="ce51" table:formula="of:=-[.B100]*[.L$1]*[.L$1]*[.M$1]" office:value-type="float" office:value="-1.55751721465075">
            <text:p>-1.5575</text:p>
          </table:table-cell>
          <table:table-cell table:style-name="ce23" table:formula="of:=[.L100]" office:value-type="float" office:value="-1.55751721465075">
            <text:p>-1.5575</text:p>
          </table:table-cell>
          <table:table-cell table:style-name="ce23" table:formula="of:=[.D100]" office:value-type="float" office:value="0.291">
            <text:p>0.2910</text:p>
          </table:table-cell>
          <table:table-cell table:style-name="ce23" table:formula="of:=[.E100]" office:value-type="float" office:value="0.004074">
            <text:p>0.0041</text:p>
          </table:table-cell>
          <table:table-cell table:style-name="ce38" table:formula="of:=[.O100]" office:value-type="float" office:value="0.004074">
            <text:p>0.0041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45">
            <text:p>45.0000</text:p>
          </table:table-cell>
          <table:table-cell table:style-name="ce20" table:formula="of:=[.B101]" office:value-type="float" office:value="45">
            <text:p>45.0000</text:p>
          </table:table-cell>
          <table:table-cell table:style-name="ce23" office:value-type="float" office:value="0.252">
            <text:p>0.2520</text:p>
          </table:table-cell>
          <table:table-cell table:style-name="ce23" table:formula="of:=[.D101]*0.01*1.1" office:value-type="float" office:value="0.002772">
            <text:p>0.0028</text:p>
          </table:table-cell>
          <table:table-cell table:style-name="ce38" table:formula="of:=[.E101]" office:value-type="float" office:value="0.002772">
            <text:p>0.0028</text:p>
          </table:table-cell>
          <table:table-cell table:number-columns-repeated="5"/>
          <table:table-cell table:style-name="ce51" table:formula="of:=-[.B101]*[.L$1]*[.L$1]*[.M$1]" office:value-type="float" office:value="-1.75220686648209">
            <text:p>-1.7522</text:p>
          </table:table-cell>
          <table:table-cell table:style-name="ce23" table:formula="of:=[.L101]" office:value-type="float" office:value="-1.75220686648209">
            <text:p>-1.7522</text:p>
          </table:table-cell>
          <table:table-cell table:style-name="ce23" table:formula="of:=[.D101]" office:value-type="float" office:value="0.252">
            <text:p>0.2520</text:p>
          </table:table-cell>
          <table:table-cell table:style-name="ce23" table:formula="of:=[.E101]" office:value-type="float" office:value="0.002772">
            <text:p>0.0028</text:p>
          </table:table-cell>
          <table:table-cell table:style-name="ce38" table:formula="of:=[.O101]" office:value-type="float" office:value="0.002772">
            <text:p>0.0028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51.4">
            <text:p>51.4000</text:p>
          </table:table-cell>
          <table:table-cell table:style-name="ce20" table:formula="of:=[.B102]" office:value-type="float" office:value="51.4">
            <text:p>51.4000</text:p>
          </table:table-cell>
          <table:table-cell table:style-name="ce23" office:value-type="float" office:value="0.204">
            <text:p>0.2040</text:p>
          </table:table-cell>
          <table:table-cell table:style-name="ce23" table:formula="of:=[.D102]*0.01*1.3" office:value-type="float" office:value="0.002652">
            <text:p>0.0027</text:p>
          </table:table-cell>
          <table:table-cell table:style-name="ce38" table:formula="of:=[.E102]" office:value-type="float" office:value="0.002652">
            <text:p>0.0027</text:p>
          </table:table-cell>
          <table:table-cell table:number-columns-repeated="5"/>
          <table:table-cell table:style-name="ce51" table:formula="of:=-[.B102]*[.L$1]*[.L$1]*[.M$1]" office:value-type="float" office:value="-2.00140962082621">
            <text:p>-2.0014</text:p>
          </table:table-cell>
          <table:table-cell table:style-name="ce23" table:formula="of:=[.L102]" office:value-type="float" office:value="-2.00140962082621">
            <text:p>-2.0014</text:p>
          </table:table-cell>
          <table:table-cell table:style-name="ce23" table:formula="of:=[.D102]" office:value-type="float" office:value="0.204">
            <text:p>0.2040</text:p>
          </table:table-cell>
          <table:table-cell table:style-name="ce23" table:formula="of:=[.E102]" office:value-type="float" office:value="0.002652">
            <text:p>0.0027</text:p>
          </table:table-cell>
          <table:table-cell table:style-name="ce38" table:formula="of:=[.O102]" office:value-type="float" office:value="0.002652">
            <text:p>0.0027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61.6">
            <text:p>61.6000</text:p>
          </table:table-cell>
          <table:table-cell table:style-name="ce20" table:formula="of:=[.B103]" office:value-type="float" office:value="61.6">
            <text:p>61.6000</text:p>
          </table:table-cell>
          <table:table-cell table:style-name="ce23" office:value-type="float" office:value="0.154">
            <text:p>0.1540</text:p>
          </table:table-cell>
          <table:table-cell table:style-name="ce23" table:formula="of:=[.D103]*0.01*1.3" office:value-type="float" office:value="0.002002">
            <text:p>0.0020</text:p>
          </table:table-cell>
          <table:table-cell table:style-name="ce38" table:formula="of:=[.E103]" office:value-type="float" office:value="0.002002">
            <text:p>0.0020</text:p>
          </table:table-cell>
          <table:table-cell table:number-columns-repeated="5"/>
          <table:table-cell table:style-name="ce51" table:formula="of:=-[.B103]*[.L$1]*[.L$1]*[.M$1]" office:value-type="float" office:value="-2.39857651056216">
            <text:p>-2.3986</text:p>
          </table:table-cell>
          <table:table-cell table:style-name="ce23" table:formula="of:=[.L103]" office:value-type="float" office:value="-2.39857651056216">
            <text:p>-2.3986</text:p>
          </table:table-cell>
          <table:table-cell table:style-name="ce23" table:formula="of:=[.D103]" office:value-type="float" office:value="0.154">
            <text:p>0.1540</text:p>
          </table:table-cell>
          <table:table-cell table:style-name="ce23" table:formula="of:=[.E103]" office:value-type="float" office:value="0.002002">
            <text:p>0.0020</text:p>
          </table:table-cell>
          <table:table-cell table:style-name="ce38" table:formula="of:=[.O103]" office:value-type="float" office:value="0.002002">
            <text:p>0.0020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77">
            <text:p>77.0000</text:p>
          </table:table-cell>
          <table:table-cell table:style-name="ce20" table:formula="of:=[.B104]" office:value-type="float" office:value="77">
            <text:p>77.0000</text:p>
          </table:table-cell>
          <table:table-cell table:style-name="ce23" office:value-type="float" office:value="0.109">
            <text:p>0.1090</text:p>
          </table:table-cell>
          <table:table-cell table:style-name="ce23" table:formula="of:=[.D104]*0.01*1.5" office:value-type="float" office:value="0.001635">
            <text:p>0.0016</text:p>
          </table:table-cell>
          <table:table-cell table:style-name="ce38" table:formula="of:=[.E104]" office:value-type="float" office:value="0.001635">
            <text:p>0.0016</text:p>
          </table:table-cell>
          <table:table-cell table:number-columns-repeated="5"/>
          <table:table-cell table:style-name="ce51" table:formula="of:=-[.B104]*[.L$1]*[.L$1]*[.M$1]" office:value-type="float" office:value="-2.99822063820269">
            <text:p>-2.9982</text:p>
          </table:table-cell>
          <table:table-cell table:style-name="ce23" table:formula="of:=[.L104]" office:value-type="float" office:value="-2.99822063820269">
            <text:p>-2.9982</text:p>
          </table:table-cell>
          <table:table-cell table:style-name="ce23" table:formula="of:=[.D104]" office:value-type="float" office:value="0.109">
            <text:p>0.1090</text:p>
          </table:table-cell>
          <table:table-cell table:style-name="ce23" table:formula="of:=[.E104]" office:value-type="float" office:value="0.001635">
            <text:p>0.0016</text:p>
          </table:table-cell>
          <table:table-cell table:style-name="ce38" table:formula="of:=[.O104]" office:value-type="float" office:value="0.001635">
            <text:p>0.0016</text:p>
          </table:table-cell>
          <table:table-cell table:number-columns-repeated="1008"/>
        </table:table-row>
        <table:table-row table:style-name="ro8">
          <table:table-cell/>
          <table:table-cell table:style-name="ce8" office:value-type="float" office:value="133">
            <text:p>133.0000</text:p>
          </table:table-cell>
          <table:table-cell table:style-name="ce21" table:formula="of:=[.B105]" office:value-type="float" office:value="133">
            <text:p>133.0000</text:p>
          </table:table-cell>
          <table:table-cell table:style-name="ce24" office:value-type="float" office:value="0.041">
            <text:p>0.0410</text:p>
          </table:table-cell>
          <table:table-cell table:style-name="ce24" table:formula="of:=[.D105]*0.01*6.8" office:value-type="float" office:value="0.002788">
            <text:p>0.0028</text:p>
          </table:table-cell>
          <table:table-cell table:style-name="ce39" table:formula="of:=[.E105]" office:value-type="float" office:value="0.002788">
            <text:p>0.0028</text:p>
          </table:table-cell>
          <table:table-cell table:number-columns-repeated="5"/>
          <table:table-cell table:style-name="ce52" table:formula="of:=-[.B105]*[.L$1]*[.L$1]*[.M$1]" office:value-type="float" office:value="-5.17874473871375">
            <text:p>-5.1787</text:p>
          </table:table-cell>
          <table:table-cell table:style-name="ce24" table:formula="of:=[.L105]" office:value-type="float" office:value="-5.17874473871375">
            <text:p>-5.1787</text:p>
          </table:table-cell>
          <table:table-cell table:style-name="ce24" table:formula="of:=[.D105]" office:value-type="float" office:value="0.041">
            <text:p>0.0410</text:p>
          </table:table-cell>
          <table:table-cell table:style-name="ce24" table:formula="of:=[.E105]" office:value-type="float" office:value="0.002788">
            <text:p>0.0028</text:p>
          </table:table-cell>
          <table:table-cell table:style-name="ce39" table:formula="of:=[.O105]" office:value-type="float" office:value="0.002788">
            <text:p>0.0028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 table:number-columns-spanned="7" table:number-rows-spanned="1">
            <text:p>1993-PRD-48-N1-29_Sill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9" table:formula="of:=[.B107]" office:value-type="string" office:string-value="1993-PRD-48-N1-29_Sill" table:number-columns-spanned="5" table:number-rows-spanned="1">
            <text:p>1993-PRD-48-N1-29_Sill</text:p>
          </table:table-cell>
          <table:covered-table-cell table:number-columns-repeated="4"/>
          <table:table-cell table:number-columns-repeated="1008"/>
        </table:table-row>
        <table:table-row table:style-name="ro4">
          <table:table-cell/>
          <table:table-cell table:style-name="ce66" office:value-type="string" table:number-columns-spanned="7" table:number-rows-spanned="1">
            <text:p><text:s/>Assuming G_E^p=G_M^p/mu_p</text:p>
          </table:table-cell>
          <table:covered-table-cell table:number-columns-repeated="6"/>
          <table:table-cell table:number-columns-repeated="3"/>
          <table:table-cell table:style-name="ce53" table:formula="of:=[.B108]" office:value-type="string" office:string-value=" Assuming G_E^p=G_M^p/mu_p" table:number-columns-spanned="5" table:number-rows-spanned="1">
            <text:p><text:s/>Assuming G_E^p=G_M^p/mu_p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74"/>
          <table:table-cell table:style-name="ce30" office:value-type="string" table:number-columns-spanned="3" table:number-rows-spanned="1">
            <text:p>G_M^p/G_D/mu_p</text:p>
          </table:table-cell>
          <table:covered-table-cell table:style-name="ce84"/>
          <table:covered-table-cell table:style-name="ce30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 table:number-columns-repeated="1008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office:value-type="string">
            <text:p>1/G_D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2.862">
            <text:p>2.8620</text:p>
          </table:table-cell>
          <table:table-cell table:style-name="ce20" table:formula="of:=[.B112]" office:value-type="float" office:value="2.862">
            <text:p>2.8620</text:p>
          </table:table-cell>
          <table:table-cell table:style-name="ce23" office:value-type="float" office:value="1.063">
            <text:p>1.0630</text:p>
          </table:table-cell>
          <table:table-cell table:style-name="ce23" office:value-type="float" office:value="0.021">
            <text:p>0.0210</text:p>
          </table:table-cell>
          <table:table-cell table:style-name="ce38" table:formula="of:=[.E112]" office:value-type="float" office:value="0.021">
            <text:p>0.0210</text:p>
          </table:table-cell>
          <table:table-cell/>
          <table:table-cell table:style-name="ce179" table:formula="of:=(1+[.B112]/0.71)*(1+[.B112]/0.71)" office:value-type="float" office:value="25.3108192818885">
            <text:p>25.3108</text:p>
          </table:table-cell>
          <table:table-cell table:number-columns-repeated="3"/>
          <table:table-cell table:style-name="ce51" table:formula="of:=-[.B112]" office:value-type="float" office:value="-2.862">
            <text:p>-2.8620</text:p>
          </table:table-cell>
          <table:table-cell table:style-name="ce23" table:formula="of:=[.L112]" office:value-type="float" office:value="-2.862">
            <text:p>-2.8620</text:p>
          </table:table-cell>
          <table:table-cell table:style-name="ce23" table:formula="of:=[.D112]/[.H112]*[.B$5]" office:value-type="float" office:value="0.117293585259501">
            <text:p>0.1173</text:p>
          </table:table-cell>
          <table:table-cell table:style-name="ce23" table:formula="of:=SQRT([.E112]*[.E112]+[.F112]*[.F112])/[.H112]*[.B$5]" office:value-type="float" office:value="0.00327699130773317">
            <text:p>0.0033</text:p>
          </table:table-cell>
          <table:table-cell table:style-name="ce38" table:formula="of:=[.O112]" office:value-type="float" office:value="0.00327699130773317">
            <text:p>0.0033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3.621">
            <text:p>3.6210</text:p>
          </table:table-cell>
          <table:table-cell table:style-name="ce20" table:formula="of:=[.B113]" office:value-type="float" office:value="3.621">
            <text:p>3.6210</text:p>
          </table:table-cell>
          <table:table-cell table:style-name="ce23" office:value-type="float" office:value="1.06">
            <text:p>1.0600</text:p>
          </table:table-cell>
          <table:table-cell table:style-name="ce23" office:value-type="float" office:value="0.023">
            <text:p>0.0230</text:p>
          </table:table-cell>
          <table:table-cell table:style-name="ce38" table:formula="of:=[.E113]" office:value-type="float" office:value="0.023">
            <text:p>0.0230</text:p>
          </table:table-cell>
          <table:table-cell/>
          <table:table-cell table:style-name="ce179" table:formula="of:=(1+[.B113]/0.71)*(1+[.B113]/0.71)" office:value-type="float" office:value="37.21">
            <text:p>37.2100</text:p>
          </table:table-cell>
          <table:table-cell table:number-columns-repeated="3"/>
          <table:table-cell table:style-name="ce51" table:formula="of:=-[.B113]" office:value-type="float" office:value="-3.621">
            <text:p>-3.6210</text:p>
          </table:table-cell>
          <table:table-cell table:style-name="ce23" table:formula="of:=[.L113]" office:value-type="float" office:value="-3.621">
            <text:p>-3.6210</text:p>
          </table:table-cell>
          <table:table-cell table:style-name="ce23" table:formula="of:=[.D113]/[.H113]*[.B$5]" office:value-type="float" office:value="0.079559747308788">
            <text:p>0.0796</text:p>
          </table:table-cell>
          <table:table-cell table:style-name="ce23" table:formula="of:=SQRT([.E113]*[.E113]+[.F113]*[.F113])/[.H113]*[.B$5]" office:value-type="float" office:value="0.00244135178702875">
            <text:p>0.0024</text:p>
          </table:table-cell>
          <table:table-cell table:style-name="ce38" table:formula="of:=[.O113]" office:value-type="float" office:value="0.00244135178702875">
            <text:p>0.0024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5.027">
            <text:p>5.0270</text:p>
          </table:table-cell>
          <table:table-cell table:style-name="ce20" table:formula="of:=[.B114]" office:value-type="float" office:value="5.027">
            <text:p>5.0270</text:p>
          </table:table-cell>
          <table:table-cell table:style-name="ce23" office:value-type="float" office:value="1.04">
            <text:p>1.0400</text:p>
          </table:table-cell>
          <table:table-cell table:style-name="ce23" office:value-type="float" office:value="0.019">
            <text:p>0.0190</text:p>
          </table:table-cell>
          <table:table-cell table:style-name="ce38" table:formula="of:=[.E114]" office:value-type="float" office:value="0.019">
            <text:p>0.0190</text:p>
          </table:table-cell>
          <table:table-cell/>
          <table:table-cell table:style-name="ce179" table:formula="of:=(1+[.B114]/0.71)*(1+[.B114]/0.71)" office:value-type="float" office:value="65.2909521920254">
            <text:p>65.2910</text:p>
          </table:table-cell>
          <table:table-cell table:number-columns-repeated="3"/>
          <table:table-cell table:style-name="ce51" table:formula="of:=-[.B114]" office:value-type="float" office:value="-5.027">
            <text:p>-5.0270</text:p>
          </table:table-cell>
          <table:table-cell table:style-name="ce23" table:formula="of:=[.L114]" office:value-type="float" office:value="-5.027">
            <text:p>-5.0270</text:p>
          </table:table-cell>
          <table:table-cell table:style-name="ce23" table:formula="of:=[.D114]/[.H114]*[.B$5]" office:value-type="float" office:value="0.0444864280995241">
            <text:p>0.0445</text:p>
          </table:table-cell>
          <table:table-cell table:style-name="ce23" table:formula="of:=SQRT([.E114]*[.E114]+[.F114]*[.F114])/[.H114]*[.B$5]" office:value-type="float" office:value="0.00114937777811324">
            <text:p>0.0011</text:p>
          </table:table-cell>
          <table:table-cell table:style-name="ce38" table:formula="of:=[.O114]" office:value-type="float" office:value="0.00114937777811324">
            <text:p>0.0011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4.991">
            <text:p>4.9910</text:p>
          </table:table-cell>
          <table:table-cell table:style-name="ce20" table:formula="of:=[.B115]" office:value-type="float" office:value="4.991">
            <text:p>4.9910</text:p>
          </table:table-cell>
          <table:table-cell table:style-name="ce23" office:value-type="float" office:value="1.042">
            <text:p>1.0420</text:p>
          </table:table-cell>
          <table:table-cell table:style-name="ce23" office:value-type="float" office:value="0.021">
            <text:p>0.0210</text:p>
          </table:table-cell>
          <table:table-cell table:style-name="ce38" table:formula="of:=[.E115]" office:value-type="float" office:value="0.021">
            <text:p>0.0210</text:p>
          </table:table-cell>
          <table:table-cell/>
          <table:table-cell table:style-name="ce179" table:formula="of:=(1+[.B115]/0.71)*(1+[.B115]/0.71)" office:value-type="float" office:value="64.4741142630431">
            <text:p>64.4741</text:p>
          </table:table-cell>
          <table:table-cell table:number-columns-repeated="3"/>
          <table:table-cell table:style-name="ce51" table:formula="of:=-[.B115]" office:value-type="float" office:value="-4.991">
            <text:p>-4.9910</text:p>
          </table:table-cell>
          <table:table-cell table:style-name="ce23" table:formula="of:=[.L115]" office:value-type="float" office:value="-4.991">
            <text:p>-4.9910</text:p>
          </table:table-cell>
          <table:table-cell table:style-name="ce23" table:formula="of:=[.D115]/[.H115]*[.B$5]" office:value-type="float" office:value="0.0451366719530122">
            <text:p>0.0451</text:p>
          </table:table-cell>
          <table:table-cell table:style-name="ce23" table:formula="of:=SQRT([.E115]*[.E115]+[.F115]*[.F115])/[.H115]*[.B$5]" office:value-type="float" office:value="0.00128645946867854">
            <text:p>0.0013</text:p>
          </table:table-cell>
          <table:table-cell table:style-name="ce38" table:formula="of:=[.O115]" office:value-type="float" office:value="0.00128645946867854">
            <text:p>0.0013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5.017">
            <text:p>5.0170</text:p>
          </table:table-cell>
          <table:table-cell table:style-name="ce20" table:formula="of:=[.B116]" office:value-type="float" office:value="5.017">
            <text:p>5.0170</text:p>
          </table:table-cell>
          <table:table-cell table:style-name="ce23" office:value-type="float" office:value="1.027">
            <text:p>1.0270</text:p>
          </table:table-cell>
          <table:table-cell table:style-name="ce23" office:value-type="float" office:value="0.019">
            <text:p>0.0190</text:p>
          </table:table-cell>
          <table:table-cell table:style-name="ce38" table:formula="of:=[.E116]" office:value-type="float" office:value="0.019">
            <text:p>0.0190</text:p>
          </table:table-cell>
          <table:table-cell/>
          <table:table-cell table:style-name="ce179" table:formula="of:=(1+[.B116]/0.71)*(1+[.B116]/0.71)" office:value-type="float" office:value="65.0635369966277">
            <text:p>65.0635</text:p>
          </table:table-cell>
          <table:table-cell table:number-columns-repeated="3"/>
          <table:table-cell table:style-name="ce51" table:formula="of:=-[.B116]" office:value-type="float" office:value="-5.017">
            <text:p>-5.0170</text:p>
          </table:table-cell>
          <table:table-cell table:style-name="ce23" table:formula="of:=[.L116]" office:value-type="float" office:value="-5.017">
            <text:p>-5.0170</text:p>
          </table:table-cell>
          <table:table-cell table:style-name="ce23" table:formula="of:=[.D116]/[.H116]*[.B$5]" office:value-type="float" office:value="0.0440838965573093">
            <text:p>0.0441</text:p>
          </table:table-cell>
          <table:table-cell table:style-name="ce23" table:formula="of:=SQRT([.E116]*[.E116]+[.F116]*[.F116])/[.H116]*[.B$5]" office:value-type="float" office:value="0.00115339517378616">
            <text:p>0.0012</text:p>
          </table:table-cell>
          <table:table-cell table:style-name="ce38" table:formula="of:=[.O116]" office:value-type="float" office:value="0.00115339517378616">
            <text:p>0.0012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7.3">
            <text:p>7.3000</text:p>
          </table:table-cell>
          <table:table-cell table:style-name="ce20" table:formula="of:=[.B117]" office:value-type="float" office:value="7.3">
            <text:p>7.3000</text:p>
          </table:table-cell>
          <table:table-cell table:style-name="ce23" office:value-type="float" office:value="0.973">
            <text:p>0.9730</text:p>
          </table:table-cell>
          <table:table-cell table:style-name="ce23" office:value-type="float" office:value="0.02">
            <text:p>0.0200</text:p>
          </table:table-cell>
          <table:table-cell table:style-name="ce38" table:formula="of:=[.E117]" office:value-type="float" office:value="0.02">
            <text:p>0.0200</text:p>
          </table:table-cell>
          <table:table-cell/>
          <table:table-cell table:style-name="ce179" table:formula="of:=(1+[.B117]/0.71)*(1+[.B117]/0.71)" office:value-type="float" office:value="127.276532434041">
            <text:p>127.2765</text:p>
          </table:table-cell>
          <table:table-cell table:number-columns-repeated="3"/>
          <table:table-cell table:style-name="ce51" table:formula="of:=-[.B117]" office:value-type="float" office:value="-7.3">
            <text:p>-7.3000</text:p>
          </table:table-cell>
          <table:table-cell table:style-name="ce23" table:formula="of:=[.L117]" office:value-type="float" office:value="-7.3">
            <text:p>-7.3000</text:p>
          </table:table-cell>
          <table:table-cell table:style-name="ce23" table:formula="of:=[.D117]/[.H117]*[.B$5]" office:value-type="float" office:value="0.0213506797004882">
            <text:p>0.0214</text:p>
          </table:table-cell>
          <table:table-cell table:style-name="ce23" table:formula="of:=SQRT([.E117]*[.E117]+[.F117]*[.F117])/[.H117]*[.B$5]" office:value-type="float" office:value="0.00062064585402496">
            <text:p>0.0006</text:p>
          </table:table-cell>
          <table:table-cell table:style-name="ce38" table:formula="of:=[.O117]" office:value-type="float" office:value="0.00062064585402496">
            <text:p>0.0006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9.629">
            <text:p>9.6290</text:p>
          </table:table-cell>
          <table:table-cell table:style-name="ce20" table:formula="of:=[.B118]" office:value-type="float" office:value="9.629">
            <text:p>9.6290</text:p>
          </table:table-cell>
          <table:table-cell table:style-name="ce23" office:value-type="float" office:value="0.907">
            <text:p>0.9070</text:p>
          </table:table-cell>
          <table:table-cell table:style-name="ce23" office:value-type="float" office:value="0.02">
            <text:p>0.0200</text:p>
          </table:table-cell>
          <table:table-cell table:style-name="ce38" table:formula="of:=[.E118]" office:value-type="float" office:value="0.02">
            <text:p>0.0200</text:p>
          </table:table-cell>
          <table:table-cell/>
          <table:table-cell table:style-name="ce179" table:formula="of:=(1+[.B118]/0.71)*(1+[.B118]/0.71)" office:value-type="float" office:value="212.051023606427">
            <text:p>212.0510</text:p>
          </table:table-cell>
          <table:table-cell table:number-columns-repeated="3"/>
          <table:table-cell table:style-name="ce51" table:formula="of:=-[.B118]" office:value-type="float" office:value="-9.629">
            <text:p>-9.6290</text:p>
          </table:table-cell>
          <table:table-cell table:style-name="ce23" table:formula="of:=[.L118]" office:value-type="float" office:value="-9.629">
            <text:p>-9.6290</text:p>
          </table:table-cell>
          <table:table-cell table:style-name="ce23" table:formula="of:=[.D118]/[.H118]*[.B$5]" office:value-type="float" office:value="0.0119457690361992">
            <text:p>0.0119</text:p>
          </table:table-cell>
          <table:table-cell table:style-name="ce23" table:formula="of:=SQRT([.E118]*[.E118]+[.F118]*[.F118])/[.H118]*[.B$5]" office:value-type="float" office:value="0.000372521909238577">
            <text:p>0.0004</text:p>
          </table:table-cell>
          <table:table-cell table:style-name="ce38" table:formula="of:=[.O118]" office:value-type="float" office:value="0.000372521909238577">
            <text:p>0.0004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1.99">
            <text:p>11.9900</text:p>
          </table:table-cell>
          <table:table-cell table:style-name="ce20" table:formula="of:=[.B119]" office:value-type="float" office:value="11.99">
            <text:p>11.9900</text:p>
          </table:table-cell>
          <table:table-cell table:style-name="ce23" office:value-type="float" office:value="0.885">
            <text:p>0.8850</text:p>
          </table:table-cell>
          <table:table-cell table:style-name="ce23" office:value-type="float" office:value="0.02">
            <text:p>0.0200</text:p>
          </table:table-cell>
          <table:table-cell table:style-name="ce38" table:formula="of:=[.E119]" office:value-type="float" office:value="0.02">
            <text:p>0.0200</text:p>
          </table:table-cell>
          <table:table-cell/>
          <table:table-cell table:style-name="ce179" table:formula="of:=(1+[.B119]/0.71)*(1+[.B119]/0.71)" office:value-type="float" office:value="319.956357865503">
            <text:p>319.9564</text:p>
          </table:table-cell>
          <table:table-cell table:number-columns-repeated="3"/>
          <table:table-cell table:style-name="ce51" table:formula="of:=-[.B119]" office:value-type="float" office:value="-11.99">
            <text:p>-11.9900</text:p>
          </table:table-cell>
          <table:table-cell table:style-name="ce23" table:formula="of:=[.L119]" office:value-type="float" office:value="-11.99">
            <text:p>-11.9900</text:p>
          </table:table-cell>
          <table:table-cell table:style-name="ce23" table:formula="of:=[.D119]/[.H119]*[.B$5]" office:value-type="float" office:value="0.00772502202034377">
            <text:p>0.0077</text:p>
          </table:table-cell>
          <table:table-cell table:style-name="ce23" table:formula="of:=SQRT([.E119]*[.E119]+[.F119]*[.F119])/[.H119]*[.B$5]" office:value-type="float" office:value="0.000246888834142395">
            <text:p>0.0002</text:p>
          </table:table-cell>
          <table:table-cell table:style-name="ce38" table:formula="of:=[.O119]" office:value-type="float" office:value="0.000246888834142395">
            <text:p>0.0002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5.72">
            <text:p>15.7200</text:p>
          </table:table-cell>
          <table:table-cell table:style-name="ce20" table:formula="of:=[.B120]" office:value-type="float" office:value="15.72">
            <text:p>15.7200</text:p>
          </table:table-cell>
          <table:table-cell table:style-name="ce23" office:value-type="float" office:value="0.829">
            <text:p>0.8290</text:p>
          </table:table-cell>
          <table:table-cell table:style-name="ce23" office:value-type="float" office:value="0.025">
            <text:p>0.0250</text:p>
          </table:table-cell>
          <table:table-cell table:style-name="ce38" table:formula="of:=[.E120]" office:value-type="float" office:value="0.025">
            <text:p>0.0250</text:p>
          </table:table-cell>
          <table:table-cell/>
          <table:table-cell table:style-name="ce179" table:formula="of:=(1+[.B120]/0.71)*(1+[.B120]/0.71)" office:value-type="float" office:value="535.498710573299">
            <text:p>535.4987</text:p>
          </table:table-cell>
          <table:table-cell table:number-columns-repeated="3"/>
          <table:table-cell table:style-name="ce51" table:formula="of:=-[.B120]" office:value-type="float" office:value="-15.72">
            <text:p>-15.7200</text:p>
          </table:table-cell>
          <table:table-cell table:style-name="ce23" table:formula="of:=[.L120]" office:value-type="float" office:value="-15.72">
            <text:p>-15.7200</text:p>
          </table:table-cell>
          <table:table-cell table:style-name="ce23" table:formula="of:=[.D120]/[.H120]*[.B$5]" office:value-type="float" office:value="0.00432357802625761">
            <text:p>0.0043</text:p>
          </table:table-cell>
          <table:table-cell table:style-name="ce23" table:formula="of:=SQRT([.E120]*[.E120]+[.F120]*[.F120])/[.H120]*[.B$5]" office:value-type="float" office:value="0.000184392722639078">
            <text:p>0.0002</text:p>
          </table:table-cell>
          <table:table-cell table:style-name="ce38" table:formula="of:=[.O120]" office:value-type="float" office:value="0.000184392722639078">
            <text:p>0.0002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9.47">
            <text:p>19.4700</text:p>
          </table:table-cell>
          <table:table-cell table:style-name="ce20" table:formula="of:=[.B121]" office:value-type="float" office:value="19.47">
            <text:p>19.4700</text:p>
          </table:table-cell>
          <table:table-cell table:style-name="ce23" office:value-type="float" office:value="0.738">
            <text:p>0.7380</text:p>
          </table:table-cell>
          <table:table-cell table:style-name="ce23" office:value-type="float" office:value="0.029">
            <text:p>0.0290</text:p>
          </table:table-cell>
          <table:table-cell table:style-name="ce38" table:formula="of:=[.E121]" office:value-type="float" office:value="0.029">
            <text:p>0.0290</text:p>
          </table:table-cell>
          <table:table-cell/>
          <table:table-cell table:style-name="ce179" table:formula="of:=(1+[.B121]/0.71)*(1+[.B121]/0.71)" office:value-type="float" office:value="807.840507835747">
            <text:p>807.8405</text:p>
          </table:table-cell>
          <table:table-cell table:number-columns-repeated="3"/>
          <table:table-cell table:style-name="ce51" table:formula="of:=-[.B121]" office:value-type="float" office:value="-19.47">
            <text:p>-19.4700</text:p>
          </table:table-cell>
          <table:table-cell table:style-name="ce23" table:formula="of:=[.L121]" office:value-type="float" office:value="-19.47">
            <text:p>-19.4700</text:p>
          </table:table-cell>
          <table:table-cell table:style-name="ce23" table:formula="of:=[.D121]/[.H121]*[.B$5]" office:value-type="float" office:value="0.00255139638175593">
            <text:p>0.0026</text:p>
          </table:table-cell>
          <table:table-cell table:style-name="ce23" table:formula="of:=SQRT([.E121]*[.E121]+[.F121]*[.F121])/[.H121]*[.B$5]" office:value-type="float" office:value="0.000141786397853655">
            <text:p>0.0001</text:p>
          </table:table-cell>
          <table:table-cell table:style-name="ce38" table:formula="of:=[.O121]" office:value-type="float" office:value="0.000141786397853655">
            <text:p>0.0001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23.24">
            <text:p>23.2400</text:p>
          </table:table-cell>
          <table:table-cell table:style-name="ce20" table:formula="of:=[.B122]" office:value-type="float" office:value="23.24">
            <text:p>23.2400</text:p>
          </table:table-cell>
          <table:table-cell table:style-name="ce23" office:value-type="float" office:value="0.734">
            <text:p>0.7340</text:p>
          </table:table-cell>
          <table:table-cell table:style-name="ce23" office:value-type="float" office:value="0.033">
            <text:p>0.0330</text:p>
          </table:table-cell>
          <table:table-cell table:style-name="ce38" table:formula="of:=[.E122]" office:value-type="float" office:value="0.033">
            <text:p>0.0330</text:p>
          </table:table-cell>
          <table:table-cell/>
          <table:table-cell table:style-name="ce179" table:formula="of:=(1+[.B122]/0.71)*(1+[.B122]/0.71)" office:value-type="float" office:value="1137.87442967665">
            <text:p>1137.8744</text:p>
          </table:table-cell>
          <table:table-cell table:number-columns-repeated="3"/>
          <table:table-cell table:style-name="ce51" table:formula="of:=-[.B122]" office:value-type="float" office:value="-23.24">
            <text:p>-23.2400</text:p>
          </table:table-cell>
          <table:table-cell table:style-name="ce23" table:formula="of:=[.L122]" office:value-type="float" office:value="-23.24">
            <text:p>-23.2400</text:p>
          </table:table-cell>
          <table:table-cell table:style-name="ce23" table:formula="of:=[.D122]/[.H122]*[.B$5]" office:value-type="float" office:value="0.001801560792509">
            <text:p>0.0018</text:p>
          </table:table-cell>
          <table:table-cell table:style-name="ce23" table:formula="of:=SQRT([.E122]*[.E122]+[.F122]*[.F122])/[.H122]*[.B$5]" office:value-type="float" office:value="0.000114546493603261">
            <text:p>0.0001</text:p>
          </table:table-cell>
          <table:table-cell table:style-name="ce38" table:formula="of:=[.O122]" office:value-type="float" office:value="0.000114546493603261">
            <text:p>0.0001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26.99">
            <text:p>26.9900</text:p>
          </table:table-cell>
          <table:table-cell table:style-name="ce20" table:formula="of:=[.B123]" office:value-type="float" office:value="26.99">
            <text:p>26.9900</text:p>
          </table:table-cell>
          <table:table-cell table:style-name="ce23" office:value-type="float" office:value="0.713">
            <text:p>0.7130</text:p>
          </table:table-cell>
          <table:table-cell table:style-name="ce23" office:value-type="float" office:value="0.042">
            <text:p>0.0420</text:p>
          </table:table-cell>
          <table:table-cell table:style-name="ce38" table:formula="of:=[.E123]" office:value-type="float" office:value="0.042">
            <text:p>0.0420</text:p>
          </table:table-cell>
          <table:table-cell/>
          <table:table-cell table:style-name="ce179" table:formula="of:=(1+[.B123]/0.71)*(1+[.B123]/0.71)" office:value-type="float" office:value="1522.09878992263">
            <text:p>1522.0988</text:p>
          </table:table-cell>
          <table:table-cell table:number-columns-repeated="3"/>
          <table:table-cell table:style-name="ce51" table:formula="of:=-[.B123]" office:value-type="float" office:value="-26.99">
            <text:p>-26.9900</text:p>
          </table:table-cell>
          <table:table-cell table:style-name="ce23" table:formula="of:=[.L123]" office:value-type="float" office:value="-26.99">
            <text:p>-26.9900</text:p>
          </table:table-cell>
          <table:table-cell table:style-name="ce23" table:formula="of:=[.D123]/[.H123]*[.B$5]" office:value-type="float" office:value="0.00130825947567386">
            <text:p>0.0013</text:p>
          </table:table-cell>
          <table:table-cell table:style-name="ce23" table:formula="of:=SQRT([.E123]*[.E123]+[.F123]*[.F123])/[.H123]*[.B$5]" office:value-type="float" office:value="0.000108985481530499">
            <text:p>0.0001</text:p>
          </table:table-cell>
          <table:table-cell table:style-name="ce38" table:formula="of:=[.O123]" office:value-type="float" office:value="0.000108985481530499">
            <text:p>0.0001</text:p>
          </table:table-cell>
          <table:table-cell table:number-columns-repeated="1008"/>
        </table:table-row>
        <table:table-row table:style-name="ro8">
          <table:table-cell/>
          <table:table-cell table:style-name="ce8" office:value-type="float" office:value="31.2">
            <text:p>31.2000</text:p>
          </table:table-cell>
          <table:table-cell table:style-name="ce21" table:formula="of:=[.B124]" office:value-type="float" office:value="31.2">
            <text:p>31.2000</text:p>
          </table:table-cell>
          <table:table-cell table:style-name="ce24" office:value-type="float" office:value="0.723">
            <text:p>0.7230</text:p>
          </table:table-cell>
          <table:table-cell table:style-name="ce24" office:value-type="float" office:value="0.064">
            <text:p>0.0640</text:p>
          </table:table-cell>
          <table:table-cell table:style-name="ce39" table:formula="of:=[.E124]" office:value-type="float" office:value="0.064">
            <text:p>0.0640</text:p>
          </table:table-cell>
          <table:table-cell/>
          <table:table-cell table:style-name="ce179" table:formula="of:=(1+[.B124]/0.71)*(1+[.B124]/0.71)" office:value-type="float" office:value="2019.93275143821">
            <text:p>2019.9328</text:p>
          </table:table-cell>
          <table:table-cell table:number-columns-repeated="3"/>
          <table:table-cell table:style-name="ce52" table:formula="of:=-[.B124]" office:value-type="float" office:value="-31.2">
            <text:p>-31.2000</text:p>
          </table:table-cell>
          <table:table-cell table:style-name="ce24" table:formula="of:=[.L124]" office:value-type="float" office:value="-31.2">
            <text:p>-31.2000</text:p>
          </table:table-cell>
          <table:table-cell table:style-name="ce24" table:formula="of:=[.D124]/[.H124]*[.B$5]" office:value-type="float" office:value="0.000999651417578281">
            <text:p>0.0010</text:p>
          </table:table-cell>
          <table:table-cell table:style-name="ce24" table:formula="of:=SQRT([.E124]*[.E124]+[.F124]*[.F124])/[.H124]*[.B$5]" office:value-type="float" office:value="0.000125142625052034">
            <text:p>0.0001</text:p>
          </table:table-cell>
          <table:table-cell table:style-name="ce39" table:formula="of:=[.O124]" office:value-type="float" office:value="0.000125142625052034">
            <text:p>0.0001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 table:number-columns-spanned="7" table:number-rows-spanned="1">
            <text:p>1994-PRD-49-N11-5671_Walker</text:p>
          </table:table-cell>
          <table:covered-table-cell table:number-columns-repeated="6"/>
          <table:table-cell table:style-name="ce45"/>
          <table:table-cell table:style-name="Default"/>
          <table:table-cell table:style-name="ce45"/>
          <table:table-cell table:style-name="ce9" table:formula="of:=[.B126]" office:value-type="string" office:string-value="1994-PRD-49-N11-5671_Walker" table:number-columns-spanned="5" table:number-rows-spanned="1">
            <text:p>1994-PRD-49-N11-5671_Walker</text:p>
          </table:table-cell>
          <table:covered-table-cell table:number-columns-repeated="4"/>
          <table:table-cell table:number-columns-repeated="1008"/>
        </table:table-row>
        <table:table-row table:style-name="ro4">
          <table:table-cell/>
          <table:table-cell table:style-name="ce66" table:number-columns-spanned="7" table:number-rows-spanned="1"/>
          <table:covered-table-cell table:number-columns-repeated="6"/>
          <table:table-cell table:number-columns-repeated="3"/>
          <table:table-cell table:style-name="ce53" table:number-columns-spanned="5" table:number-rows-spanned="1"/>
          <table:covered-table-cell table:number-columns-repeated="4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74"/>
          <table:table-cell table:style-name="ce30" office:value-type="string" table:number-columns-spanned="3" table:number-rows-spanned="1">
            <text:p>G_M^p/G_D/mu_p</text:p>
          </table:table-cell>
          <table:covered-table-cell table:style-name="ce84"/>
          <table:covered-table-cell table:style-name="ce30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 table:number-columns-repeated="1008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office:value-type="string">
            <text:p>1/G_D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">
            <text:p>1.0000</text:p>
          </table:table-cell>
          <table:table-cell table:style-name="ce20" table:formula="of:=[.B131]" office:value-type="float" office:value="1">
            <text:p>1.0000</text:p>
          </table:table-cell>
          <table:table-cell table:style-name="ce23" office:value-type="float" office:value="1.045">
            <text:p>1.0450</text:p>
          </table:table-cell>
          <table:table-cell table:style-name="ce23" office:value-type="float" office:value="0.011">
            <text:p>0.0110</text:p>
          </table:table-cell>
          <table:table-cell table:style-name="ce38" table:formula="of:=[.E131]" office:value-type="float" office:value="0.011">
            <text:p>0.0110</text:p>
          </table:table-cell>
          <table:table-cell/>
          <table:table-cell table:style-name="ce179" table:formula="of:=(1+[.B131]/0.71)*(1+[.B131]/0.71)" office:value-type="float" office:value="5.80063479468359">
            <text:p>5.8006</text:p>
          </table:table-cell>
          <table:table-cell table:number-columns-repeated="3"/>
          <table:table-cell table:style-name="ce51" table:formula="of:=-[.B131]" office:value-type="float" office:value="-1">
            <text:p>-1.0000</text:p>
          </table:table-cell>
          <table:table-cell table:style-name="ce23" table:formula="of:=[.L131]" office:value-type="float" office:value="-1">
            <text:p>-1.0000</text:p>
          </table:table-cell>
          <table:table-cell table:style-name="ce23" table:formula="of:=[.D131]/[.H131]*[.B$5]" office:value-type="float" office:value="0.503138982253268">
            <text:p>0.5031</text:p>
          </table:table-cell>
          <table:table-cell table:style-name="ce23" table:formula="of:=SQRT([.E131]*[.E131]+[.F131]*[.F131])/[.H131]*[.B$5]" office:value-type="float" office:value="0.0074899576048544">
            <text:p>0.0075</text:p>
          </table:table-cell>
          <table:table-cell table:style-name="ce38" table:formula="of:=[.O131]" office:value-type="float" office:value="0.0074899576048544">
            <text:p>0.0075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2.003">
            <text:p>2.0030</text:p>
          </table:table-cell>
          <table:table-cell table:style-name="ce20" table:formula="of:=[.B132]" office:value-type="float" office:value="2.003">
            <text:p>2.0030</text:p>
          </table:table-cell>
          <table:table-cell table:style-name="ce23" office:value-type="float" office:value="1.076">
            <text:p>1.0760</text:p>
          </table:table-cell>
          <table:table-cell table:style-name="ce23" office:value-type="float" office:value="0.011">
            <text:p>0.0110</text:p>
          </table:table-cell>
          <table:table-cell table:style-name="ce38" table:formula="of:=[.E132]" office:value-type="float" office:value="0.011">
            <text:p>0.0110</text:p>
          </table:table-cell>
          <table:table-cell/>
          <table:table-cell table:style-name="ce179" table:formula="of:=(1+[.B132]/0.71)*(1+[.B132]/0.71)" office:value-type="float" office:value="14.6010097202936">
            <text:p>14.6010</text:p>
          </table:table-cell>
          <table:table-cell table:number-columns-repeated="3"/>
          <table:table-cell table:style-name="ce51" table:formula="of:=-[.B132]" office:value-type="float" office:value="-2.003">
            <text:p>-2.0030</text:p>
          </table:table-cell>
          <table:table-cell table:style-name="ce23" table:formula="of:=[.L132]" office:value-type="float" office:value="-2.003">
            <text:p>-2.0030</text:p>
          </table:table-cell>
          <table:table-cell table:style-name="ce23" table:formula="of:=[.D132]/[.H132]*[.B$5]" office:value-type="float" office:value="0.205814790389412">
            <text:p>0.2058</text:p>
          </table:table-cell>
          <table:table-cell table:style-name="ce23" table:formula="of:=SQRT([.E132]*[.E132]+[.F132]*[.F132])/[.H132]*[.B$5]" office:value-type="float" office:value="0.00297558247858969">
            <text:p>0.0030</text:p>
          </table:table-cell>
          <table:table-cell table:style-name="ce38" table:formula="of:=[.O132]" office:value-type="float" office:value="0.00297558247858969">
            <text:p>0.0030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2.497">
            <text:p>2.4970</text:p>
          </table:table-cell>
          <table:table-cell table:style-name="ce20" table:formula="of:=[.B133]" office:value-type="float" office:value="2.497">
            <text:p>2.4970</text:p>
          </table:table-cell>
          <table:table-cell table:style-name="ce23" office:value-type="float" office:value="1.075">
            <text:p>1.0750</text:p>
          </table:table-cell>
          <table:table-cell table:style-name="ce23" office:value-type="float" office:value="0.011">
            <text:p>0.0110</text:p>
          </table:table-cell>
          <table:table-cell table:style-name="ce38" table:formula="of:=[.E133]" office:value-type="float" office:value="0.011">
            <text:p>0.0110</text:p>
          </table:table-cell>
          <table:table-cell/>
          <table:table-cell table:style-name="ce179" table:formula="of:=(1+[.B133]/0.71)*(1+[.B133]/0.71)" office:value-type="float" office:value="20.402398333664">
            <text:p>20.4024</text:p>
          </table:table-cell>
          <table:table-cell table:number-columns-repeated="3"/>
          <table:table-cell table:style-name="ce51" table:formula="of:=-[.B133]" office:value-type="float" office:value="-2.497">
            <text:p>-2.4970</text:p>
          </table:table-cell>
          <table:table-cell table:style-name="ce23" table:formula="of:=[.L133]" office:value-type="float" office:value="-2.497">
            <text:p>-2.4970</text:p>
          </table:table-cell>
          <table:table-cell table:style-name="ce23" table:formula="of:=[.D133]/[.H133]*[.B$5]" office:value-type="float" office:value="0.147154803008928">
            <text:p>0.1472</text:p>
          </table:table-cell>
          <table:table-cell table:style-name="ce23" table:formula="of:=SQRT([.E133]*[.E133]+[.F133]*[.F133])/[.H133]*[.B$5]" office:value-type="float" office:value="0.00212948046513417">
            <text:p>0.0021</text:p>
          </table:table-cell>
          <table:table-cell table:style-name="ce38" table:formula="of:=[.O133]" office:value-type="float" office:value="0.00212948046513417">
            <text:p>0.0021</text:p>
          </table:table-cell>
          <table:table-cell table:number-columns-repeated="1008"/>
        </table:table-row>
        <table:table-row table:style-name="ro8">
          <table:table-cell/>
          <table:table-cell table:style-name="ce8" office:value-type="float" office:value="3.007">
            <text:p>3.0070</text:p>
          </table:table-cell>
          <table:table-cell table:style-name="ce21" table:formula="of:=[.B134]" office:value-type="float" office:value="3.007">
            <text:p>3.0070</text:p>
          </table:table-cell>
          <table:table-cell table:style-name="ce24" office:value-type="float" office:value="1.072">
            <text:p>1.0720</text:p>
          </table:table-cell>
          <table:table-cell table:style-name="ce24" office:value-type="float" office:value="0.01">
            <text:p>0.0100</text:p>
          </table:table-cell>
          <table:table-cell table:style-name="ce39" table:formula="of:=[.E134]" office:value-type="float" office:value="0.01">
            <text:p>0.0100</text:p>
          </table:table-cell>
          <table:table-cell/>
          <table:table-cell table:style-name="ce179" table:formula="of:=(1+[.B134]/0.71)*(1+[.B134]/0.71)" office:value-type="float" office:value="27.407437016465">
            <text:p>27.4074</text:p>
          </table:table-cell>
          <table:table-cell table:number-columns-repeated="3"/>
          <table:table-cell table:style-name="ce52" table:formula="of:=-[.B134]" office:value-type="float" office:value="-3.007">
            <text:p>-3.0070</text:p>
          </table:table-cell>
          <table:table-cell table:style-name="ce24" table:formula="of:=[.L134]" office:value-type="float" office:value="-3.007">
            <text:p>-3.0070</text:p>
          </table:table-cell>
          <table:table-cell table:style-name="ce24" table:formula="of:=[.D134]/[.H134]*[.B$5]" office:value-type="float" office:value="0.109237954786994">
            <text:p>0.1092</text:p>
          </table:table-cell>
          <table:table-cell table:style-name="ce24" table:formula="of:=SQRT([.E134]*[.E134]+[.F134]*[.F134])/[.H134]*[.B$5]" office:value-type="float" office:value="0.0014410988543439">
            <text:p>0.0014</text:p>
          </table:table-cell>
          <table:table-cell table:style-name="ce39" table:formula="of:=[.O134]" office:value-type="float" office:value="0.0014410988543439">
            <text:p>0.0014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 table:number-columns-spanned="7" table:number-rows-spanned="1">
            <text:p>1994-PRD-50-N9-5491_Andivahis</text:p>
          </table:table-cell>
          <table:covered-table-cell table:number-columns-repeated="6"/>
          <table:table-cell table:style-name="ce45"/>
          <table:table-cell/>
          <table:table-cell table:style-name="ce45"/>
          <table:table-cell table:style-name="ce9" table:formula="of:=[.B136]" office:value-type="string" office:string-value="1994-PRD-50-N9-5491_Andivahis" table:number-columns-spanned="5" table:number-rows-spanned="1">
            <text:p>1994-PRD-50-N9-5491_Andivahis</text:p>
          </table:table-cell>
          <table:covered-table-cell table:number-columns-repeated="4"/>
          <table:table-cell table:number-columns-repeated="1008"/>
        </table:table-row>
        <table:table-row table:style-name="ro4">
          <table:table-cell/>
          <table:table-cell table:style-name="ce66" table:number-columns-spanned="7" table:number-rows-spanned="1"/>
          <table:covered-table-cell table:number-columns-repeated="6"/>
          <table:table-cell table:number-columns-repeated="3"/>
          <table:table-cell table:style-name="ce53" table:number-columns-spanned="5" table:number-rows-spanned="1"/>
          <table:covered-table-cell table:number-columns-repeated="4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table:number-columns-spanned="2" table:number-rows-spanned="1">
            <text:p>Q^2 IN GeV**2</text:p>
          </table:table-cell>
          <table:covered-table-cell table:style-name="ce74"/>
          <table:table-cell table:style-name="ce30" office:value-type="string" table:number-columns-spanned="3" table:number-rows-spanned="1">
            <text:p>G_M^p/G_D/mu_p</text:p>
          </table:table-cell>
          <table:covered-table-cell table:style-name="ce84"/>
          <table:covered-table-cell table:style-name="ce30"/>
          <table:table-cell table:number-columns-repeated="5"/>
          <table:table-cell table:style-name="ce11" office:value-type="string" table:number-columns-spanned="2" table:number-rows-spanned="1">
            <text:p>t IN GeV**2</text:p>
          </table:table-cell>
          <table:covered-table-cell table:style-name="ce76"/>
          <table:table-cell table:style-name="ce83" office:value-type="string" table:number-columns-spanned="3" table:number-rows-spanned="1">
            <text:p>G_M^p</text:p>
          </table:table-cell>
          <table:covered-table-cell table:style-name="ce86"/>
          <table:covered-table-cell table:style-name="ce32"/>
          <table:table-cell table:number-columns-repeated="1008"/>
        </table:table-row>
        <table:table-row table:style-name="ro4">
          <table:table-cell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/>
          <table:table-cell table:style-name="ce47" office:value-type="string">
            <text:p>1/G_D</text:p>
          </table:table-cell>
          <table:table-cell table:number-columns-repeated="3"/>
          <table:table-cell table:style-name="ce6" office:value-type="string">
            <text:p>xl</text:p>
          </table:table-cell>
          <table:table-cell table:style-name="ce19" office:value-type="string">
            <text:p>xh</text:p>
          </table:table-cell>
          <table:table-cell table:style-name="ce33" office:value-type="string">
            <text:p>y</text:p>
          </table:table-cell>
          <table:table-cell table:style-name="ce31" office:value-type="string">
            <text:p>dy+</text:p>
          </table:table-cell>
          <table:table-cell table:style-name="ce37" office:value-type="string">
            <text:p>dy-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1.75">
            <text:p>1.7500</text:p>
          </table:table-cell>
          <table:table-cell table:style-name="ce20" table:formula="of:=[.B141]" office:value-type="float" office:value="1.75">
            <text:p>1.7500</text:p>
          </table:table-cell>
          <table:table-cell table:style-name="ce23" office:value-type="float" office:value="1.067">
            <text:p>1.0670</text:p>
          </table:table-cell>
          <table:table-cell table:style-name="ce23" office:value-type="float" office:value="0.011">
            <text:p>0.0110</text:p>
          </table:table-cell>
          <table:table-cell table:style-name="ce38" table:formula="of:=[.E141]" office:value-type="float" office:value="0.011">
            <text:p>0.0110</text:p>
          </table:table-cell>
          <table:table-cell/>
          <table:table-cell table:style-name="ce179" table:formula="of:=(1+[.B141]/0.71)*(1+[.B141]/0.71)" office:value-type="float" office:value="12.004760960127">
            <text:p>12.0048</text:p>
          </table:table-cell>
          <table:table-cell table:number-columns-repeated="3"/>
          <table:table-cell table:style-name="ce51" table:formula="of:=-[.B141]" office:value-type="float" office:value="-1.75">
            <text:p>-1.7500</text:p>
          </table:table-cell>
          <table:table-cell table:style-name="ce23" table:formula="of:=[.L141]" office:value-type="float" office:value="-1.75">
            <text:p>-1.7500</text:p>
          </table:table-cell>
          <table:table-cell table:style-name="ce23" table:formula="of:=[.D141]/[.H141]*[.B$5]" office:value-type="float" office:value="0.248232192106929">
            <text:p>0.2482</text:p>
          </table:table-cell>
          <table:table-cell table:style-name="ce23" table:formula="of:=SQRT([.E141]*[.E141]+[.F141]*[.F141])/[.H141]*[.B$5]" office:value-type="float" office:value="0.00361910652263116">
            <text:p>0.0036</text:p>
          </table:table-cell>
          <table:table-cell table:style-name="ce38" table:formula="of:=[.O141]" office:value-type="float" office:value="0.00361910652263116">
            <text:p>0.0036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2.5">
            <text:p>2.5000</text:p>
          </table:table-cell>
          <table:table-cell table:style-name="ce20" table:formula="of:=[.B142]" office:value-type="float" office:value="2.5">
            <text:p>2.5000</text:p>
          </table:table-cell>
          <table:table-cell table:style-name="ce23" office:value-type="float" office:value="1.066">
            <text:p>1.0660</text:p>
          </table:table-cell>
          <table:table-cell table:style-name="ce23" office:value-type="float" office:value="0.01">
            <text:p>0.0100</text:p>
          </table:table-cell>
          <table:table-cell table:style-name="ce38" table:formula="of:=[.E142]" office:value-type="float" office:value="0.01">
            <text:p>0.0100</text:p>
          </table:table-cell>
          <table:table-cell/>
          <table:table-cell table:style-name="ce179" table:formula="of:=(1+[.B142]/0.71)*(1+[.B142]/0.71)" office:value-type="float" office:value="20.4405871850823">
            <text:p>20.4406</text:p>
          </table:table-cell>
          <table:table-cell table:number-columns-repeated="3"/>
          <table:table-cell table:style-name="ce51" table:formula="of:=-[.B142]" office:value-type="float" office:value="-2.5">
            <text:p>-2.5000</text:p>
          </table:table-cell>
          <table:table-cell table:style-name="ce23" table:formula="of:=[.L142]" office:value-type="float" office:value="-2.5">
            <text:p>-2.5000</text:p>
          </table:table-cell>
          <table:table-cell table:style-name="ce23" table:formula="of:=[.D142]/[.H142]*[.B$5]" office:value-type="float" office:value="0.145650183849355">
            <text:p>0.1457</text:p>
          </table:table-cell>
          <table:table-cell table:style-name="ce23" table:formula="of:=SQRT([.E142]*[.E142]+[.F142]*[.F142])/[.H142]*[.B$5]" office:value-type="float" office:value="0.00193227453435171">
            <text:p>0.0019</text:p>
          </table:table-cell>
          <table:table-cell table:style-name="ce38" table:formula="of:=[.O142]" office:value-type="float" office:value="0.00193227453435171">
            <text:p>0.0019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3.25">
            <text:p>3.2500</text:p>
          </table:table-cell>
          <table:table-cell table:style-name="ce20" table:formula="of:=[.B143]" office:value-type="float" office:value="3.25">
            <text:p>3.2500</text:p>
          </table:table-cell>
          <table:table-cell table:style-name="ce23" office:value-type="float" office:value="1.063">
            <text:p>1.0630</text:p>
          </table:table-cell>
          <table:table-cell table:style-name="ce23" office:value-type="float" office:value="0.01">
            <text:p>0.0100</text:p>
          </table:table-cell>
          <table:table-cell table:style-name="ce38" table:formula="of:=[.E143]" office:value-type="float" office:value="0.01">
            <text:p>0.0100</text:p>
          </table:table-cell>
          <table:table-cell/>
          <table:table-cell table:style-name="ce179" table:formula="of:=(1+[.B143]/0.71)*(1+[.B143]/0.71)" office:value-type="float" office:value="31.1081134695497">
            <text:p>31.1081</text:p>
          </table:table-cell>
          <table:table-cell table:number-columns-repeated="3"/>
          <table:table-cell table:style-name="ce51" table:formula="of:=-[.B143]" office:value-type="float" office:value="-3.25">
            <text:p>-3.2500</text:p>
          </table:table-cell>
          <table:table-cell table:style-name="ce23" table:formula="of:=[.L143]" office:value-type="float" office:value="-3.25">
            <text:p>-3.2500</text:p>
          </table:table-cell>
          <table:table-cell table:style-name="ce23" table:formula="of:=[.D143]/[.H143]*[.B$5]" office:value-type="float" office:value="0.0954348048888924">
            <text:p>0.0954</text:p>
          </table:table-cell>
          <table:table-cell table:style-name="ce23" table:formula="of:=SQRT([.E143]*[.E143]+[.F143]*[.F143])/[.H143]*[.B$5]" office:value-type="float" office:value="0.00126966317400096">
            <text:p>0.0013</text:p>
          </table:table-cell>
          <table:table-cell table:style-name="ce38" table:formula="of:=[.O143]" office:value-type="float" office:value="0.00126966317400096">
            <text:p>0.0013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4">
            <text:p>4.0000</text:p>
          </table:table-cell>
          <table:table-cell table:style-name="ce20" table:formula="of:=[.B144]" office:value-type="float" office:value="4">
            <text:p>4.0000</text:p>
          </table:table-cell>
          <table:table-cell table:style-name="ce23" office:value-type="float" office:value="1.053">
            <text:p>1.0530</text:p>
          </table:table-cell>
          <table:table-cell table:style-name="ce23" office:value-type="float" office:value="0.01">
            <text:p>0.0100</text:p>
          </table:table-cell>
          <table:table-cell table:style-name="ce38" table:formula="of:=[.E144]" office:value-type="float" office:value="0.01">
            <text:p>0.0100</text:p>
          </table:table-cell>
          <table:table-cell/>
          <table:table-cell table:style-name="ce179" table:formula="of:=(1+[.B144]/0.71)*(1+[.B144]/0.71)" office:value-type="float" office:value="44.0073398135291">
            <text:p>44.0073</text:p>
          </table:table-cell>
          <table:table-cell table:number-columns-repeated="3"/>
          <table:table-cell table:style-name="ce51" table:formula="of:=-[.B144]" office:value-type="float" office:value="-4">
            <text:p>-4.0000</text:p>
          </table:table-cell>
          <table:table-cell table:style-name="ce23" table:formula="of:=[.L144]" office:value-type="float" office:value="-4">
            <text:p>-4.0000</text:p>
          </table:table-cell>
          <table:table-cell table:style-name="ce23" table:formula="of:=[.D144]/[.H144]*[.B$5]" office:value-type="float" office:value="0.0668267674967233">
            <text:p>0.0668</text:p>
          </table:table-cell>
          <table:table-cell table:style-name="ce23" table:formula="of:=SQRT([.E144]*[.E144]+[.F144]*[.F144])/[.H144]*[.B$5]" office:value-type="float" office:value="0.00089750542187483">
            <text:p>0.0009</text:p>
          </table:table-cell>
          <table:table-cell table:style-name="ce38" table:formula="of:=[.O144]" office:value-type="float" office:value="0.00089750542187483">
            <text:p>0.0009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5">
            <text:p>5.0000</text:p>
          </table:table-cell>
          <table:table-cell table:style-name="ce20" table:formula="of:=[.B145]" office:value-type="float" office:value="5">
            <text:p>5.0000</text:p>
          </table:table-cell>
          <table:table-cell table:style-name="ce23" office:value-type="float" office:value="1.035">
            <text:p>1.0350</text:p>
          </table:table-cell>
          <table:table-cell table:style-name="ce23" office:value-type="float" office:value="0.01">
            <text:p>0.0100</text:p>
          </table:table-cell>
          <table:table-cell table:style-name="ce38" table:formula="of:=[.E145]" office:value-type="float" office:value="0.01">
            <text:p>0.0100</text:p>
          </table:table-cell>
          <table:table-cell/>
          <table:table-cell table:style-name="ce179" table:formula="of:=(1+[.B145]/0.71)*(1+[.B145]/0.71)" office:value-type="float" office:value="64.6778416980758">
            <text:p>64.6778</text:p>
          </table:table-cell>
          <table:table-cell table:number-columns-repeated="3"/>
          <table:table-cell table:style-name="ce51" table:formula="of:=-[.B145]" office:value-type="float" office:value="-5">
            <text:p>-5.0000</text:p>
          </table:table-cell>
          <table:table-cell table:style-name="ce23" table:formula="of:=[.L145]" office:value-type="float" office:value="-5">
            <text:p>-5.0000</text:p>
          </table:table-cell>
          <table:table-cell table:style-name="ce23" table:formula="of:=[.D145]/[.H145]*[.B$5]" office:value-type="float" office:value="0.044692230562573">
            <text:p>0.0447</text:p>
          </table:table-cell>
          <table:table-cell table:style-name="ce23" table:formula="of:=SQRT([.E145]*[.E145]+[.F145]*[.F145])/[.H145]*[.B$5]" office:value-type="float" office:value="0.000610670131345856">
            <text:p>0.0006</text:p>
          </table:table-cell>
          <table:table-cell table:style-name="ce38" table:formula="of:=[.O145]" office:value-type="float" office:value="0.000610670131345856">
            <text:p>0.0006</text:p>
          </table:table-cell>
          <table:table-cell table:number-columns-repeated="1008"/>
        </table:table-row>
        <table:table-row table:style-name="ro8">
          <table:table-cell/>
          <table:table-cell table:style-name="ce7" office:value-type="float" office:value="6">
            <text:p>6.0000</text:p>
          </table:table-cell>
          <table:table-cell table:style-name="ce20" table:formula="of:=[.B146]" office:value-type="float" office:value="6">
            <text:p>6.0000</text:p>
          </table:table-cell>
          <table:table-cell table:style-name="ce23" office:value-type="float" office:value="1.012">
            <text:p>1.0120</text:p>
          </table:table-cell>
          <table:table-cell table:style-name="ce23" office:value-type="float" office:value="0.011">
            <text:p>0.0110</text:p>
          </table:table-cell>
          <table:table-cell table:style-name="ce38" table:formula="of:=[.E146]" office:value-type="float" office:value="0.011">
            <text:p>0.0110</text:p>
          </table:table-cell>
          <table:table-cell/>
          <table:table-cell table:style-name="ce179" table:formula="of:=(1+[.B146]/0.71)*(1+[.B146]/0.71)" office:value-type="float" office:value="89.3158103550883">
            <text:p>89.3158</text:p>
          </table:table-cell>
          <table:table-cell table:number-columns-repeated="3"/>
          <table:table-cell table:style-name="ce51" table:formula="of:=-[.B146]" office:value-type="float" office:value="-6">
            <text:p>-6.0000</text:p>
          </table:table-cell>
          <table:table-cell table:style-name="ce23" table:formula="of:=[.L146]" office:value-type="float" office:value="-6">
            <text:p>-6.0000</text:p>
          </table:table-cell>
          <table:table-cell table:style-name="ce23" table:formula="of:=[.D146]/[.H146]*[.B$5]" office:value-type="float" office:value="0.0316445824433029">
            <text:p>0.0316</text:p>
          </table:table-cell>
          <table:table-cell table:style-name="ce23" table:formula="of:=SQRT([.E146]*[.E146]+[.F146]*[.F146])/[.H146]*[.B$5]" office:value-type="float" office:value="0.000486436931162527">
            <text:p>0.0005</text:p>
          </table:table-cell>
          <table:table-cell table:style-name="ce38" table:formula="of:=[.O146]" office:value-type="float" office:value="0.000486436931162527">
            <text:p>0.0005</text:p>
          </table:table-cell>
          <table:table-cell table:number-columns-repeated="1008"/>
        </table:table-row>
        <table:table-row table:style-name="ro8">
          <table:table-cell/>
          <table:table-cell table:style-name="ce8" office:value-type="float" office:value="7">
            <text:p>7.0000</text:p>
          </table:table-cell>
          <table:table-cell table:style-name="ce21" table:formula="of:=[.B147]" office:value-type="float" office:value="7">
            <text:p>7.0000</text:p>
          </table:table-cell>
          <table:table-cell table:style-name="ce24" office:value-type="float" office:value="1.002">
            <text:p>1.0020</text:p>
          </table:table-cell>
          <table:table-cell table:style-name="ce24" office:value-type="float" office:value="0.013">
            <text:p>0.0130</text:p>
          </table:table-cell>
          <table:table-cell table:style-name="ce39" table:formula="of:=[.E147]" office:value-type="float" office:value="0.013">
            <text:p>0.0130</text:p>
          </table:table-cell>
          <table:table-cell/>
          <table:table-cell table:style-name="ce179" table:formula="of:=(1+[.B147]/0.71)*(1+[.B147]/0.71)" office:value-type="float" office:value="117.921245784567">
            <text:p>117.9212</text:p>
          </table:table-cell>
          <table:table-cell table:number-columns-repeated="3"/>
          <table:table-cell table:style-name="ce52" table:formula="of:=-[.B147]" office:value-type="float" office:value="-7">
            <text:p>-7.0000</text:p>
          </table:table-cell>
          <table:table-cell table:style-name="ce24" table:formula="of:=[.L147]" office:value-type="float" office:value="-7">
            <text:p>-7.0000</text:p>
          </table:table-cell>
          <table:table-cell table:style-name="ce24" table:formula="of:=[.D147]/[.H147]*[.B$5]" office:value-type="float" office:value="0.0237313728505254">
            <text:p>0.0237</text:p>
          </table:table-cell>
          <table:table-cell table:style-name="ce24" table:formula="of:=SQRT([.E147]*[.E147]+[.F147]*[.F147])/[.H147]*[.B$5]" office:value-type="float" office:value="0.000435425131144006">
            <text:p>0.0004</text:p>
          </table:table-cell>
          <table:table-cell table:style-name="ce39" table:formula="of:=[.O147]" office:value-type="float" office:value="0.000435425131144006">
            <text:p>0.0004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3" office:value-type="string" table:number-columns-spanned="4" table:number-rows-spanned="1">
            <text:p>Total – unsorted</text:p>
          </table:table-cell>
          <table:covered-table-cell table:number-columns-repeated="3"/>
          <table:table-cell table:number-columns-repeated="3"/>
          <table:table-cell table:style-name="ce47"/>
          <table:table-cell/>
          <table:table-cell table:style-name="ce13" office:value-type="string" table:number-columns-spanned="4" table:number-rows-spanned="1">
            <text:p>Total – sorted</text:p>
          </table:table-cell>
          <table:covered-table-cell table:style-name="ce55"/>
          <table:covered-table-cell table:number-columns-repeated="2"/>
          <table:table-cell table:number-columns-repeated="1009"/>
        </table:table-row>
        <table:table-row table:style-name="ro3">
          <table:table-cell table:number-columns-repeated="8"/>
          <table:table-cell table:style-name="ce47"/>
          <table:table-cell table:style-name="Default"/>
          <table:table-cell table:number-columns-repeated="1014"/>
        </table:table-row>
        <table:table-row table:style-name="ro4">
          <table:table-cell table:number-columns-repeated="2"/>
          <table:table-cell table:style-name="ce5" office:value-type="string">
            <text:p>t IN GeV**2</text:p>
          </table:table-cell>
          <table:table-cell table:style-name="ce82" office:value-type="string" table:number-columns-spanned="3" table:number-rows-spanned="1">
            <text:p>G_M^p</text:p>
          </table:table-cell>
          <table:covered-table-cell table:style-name="ce57"/>
          <table:covered-table-cell table:style-name="ce59"/>
          <table:table-cell table:number-columns-repeated="2"/>
          <table:table-cell table:style-name="ce47"/>
          <table:table-cell table:style-name="Default"/>
          <table:table-cell/>
          <table:table-cell table:style-name="ce5" office:value-type="string">
            <text:p>t IN GeV**2</text:p>
          </table:table-cell>
          <table:table-cell table:style-name="ce30" office:value-type="string" table:number-columns-spanned="3" table:number-rows-spanned="1">
            <text:p>G_M^p</text:p>
          </table:table-cell>
          <table:covered-table-cell table:style-name="ce57"/>
          <table:covered-table-cell table:style-name="ce59"/>
          <table:table-cell table:number-columns-repeated="1009"/>
        </table:table-row>
        <table:table-row table:style-name="ro4">
          <table:table-cell table:number-columns-repeated="2"/>
          <table:table-cell table:style-name="ce54" office:value-type="string">
            <text:p>x</text:p>
          </table:table-cell>
          <table:table-cell table:style-name="ce178" office:value-type="string">
            <text:p>y</text:p>
          </table:table-cell>
          <table:table-cell table:style-name="ce56" office:value-type="string">
            <text:p>dy+</text:p>
          </table:table-cell>
          <table:table-cell table:style-name="ce60" office:value-type="string">
            <text:p>dy-</text:p>
          </table:table-cell>
          <table:table-cell table:number-columns-repeated="2"/>
          <table:table-cell table:style-name="ce47"/>
          <table:table-cell table:style-name="Default"/>
          <table:table-cell/>
          <table:table-cell table:style-name="ce54" office:value-type="string">
            <text:p>x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dy+</text:p>
          </table:table-cell>
          <table:table-cell table:style-name="ce60" office:value-type="string">
            <text:p>dy-</text:p>
          </table:table-cell>
          <table:table-cell table:number-columns-repeated="1009"/>
        </table:table-row>
        <table:table-row table:style-name="ro8">
          <table:table-cell/>
          <table:table-cell table:style-name="ce44" office:value-type="float" office:value="16">
            <text:p>16</text:p>
          </table:table-cell>
          <table:table-cell table:style-name="ce64" table:formula="of:=INDIRECT(&quot;L&quot;&amp;[.B153])" office:value-type="float" office:value="-0.156">
            <text:p>-0.1560</text:p>
          </table:table-cell>
          <table:table-cell table:style-name="ce71" table:formula="of:=INDIRECT(&quot;N&quot;&amp;[.B153])" office:value-type="float" office:value="1.83785314173665">
            <text:p>1.8379</text:p>
          </table:table-cell>
          <table:table-cell table:style-name="ce71" table:formula="of:=INDIRECT(&quot;O&quot;&amp;[.B153])" office:value-type="float" office:value="0.0345132981644756">
            <text:p>0.0345</text:p>
          </table:table-cell>
          <table:table-cell table:style-name="ce88" table:formula="of:=INDIRECT(&quot;P&quot;&amp;[.B153])" office:value-type="float" office:value="0.0345132981644756">
            <text:p>0.0345</text:p>
          </table:table-cell>
          <table:table-cell table:style-name="ce44" office:value-type="float" office:value="1">
            <text:p>1</text:p>
          </table:table-cell>
          <table:table-cell/>
          <table:table-cell table:style-name="ce47"/>
          <table:table-cell table:style-name="Default"/>
          <table:table-cell/>
          <table:table-cell table:style-name="ce64" office:value-type="float" office:value="-31.2">
            <text:p>-31.2000</text:p>
          </table:table-cell>
          <table:table-cell table:style-name="ce71" office:value-type="float" office:value="0.000999651417578281">
            <text:p>0.0010</text:p>
          </table:table-cell>
          <table:table-cell table:style-name="ce71" office:value-type="float" office:value="0.000125142625052034">
            <text:p>0.0001</text:p>
          </table:table-cell>
          <table:table-cell table:style-name="ce88" office:value-type="float" office:value="0.000125142625052034">
            <text:p>0.0001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53]+1" office:value-type="float" office:value="17">
            <text:p>17</text:p>
          </table:table-cell>
          <table:table-cell table:style-name="ce64" table:formula="of:=INDIRECT(&quot;L&quot;&amp;[.B154])" office:value-type="float" office:value="-0.179">
            <text:p>-0.1790</text:p>
          </table:table-cell>
          <table:table-cell table:style-name="ce71" table:formula="of:=INDIRECT(&quot;N&quot;&amp;[.B154])" office:value-type="float" office:value="1.72439094101067">
            <text:p>1.7244</text:p>
          </table:table-cell>
          <table:table-cell table:style-name="ce71" table:formula="of:=INDIRECT(&quot;O&quot;&amp;[.B154])" office:value-type="float" office:value="0.0226734643600158">
            <text:p>0.0227</text:p>
          </table:table-cell>
          <table:table-cell table:style-name="ce88" table:formula="of:=INDIRECT(&quot;P&quot;&amp;[.B154])" office:value-type="float" office:value="0.0226734643600158">
            <text:p>0.0227</text:p>
          </table:table-cell>
          <table:table-cell table:style-name="ce44" office:value-type="float" office:value="2">
            <text:p>2</text:p>
          </table:table-cell>
          <table:table-cell/>
          <table:table-cell table:style-name="ce47"/>
          <table:table-cell table:style-name="Default"/>
          <table:table-cell/>
          <table:table-cell table:style-name="ce64" office:value-type="float" office:value="-26.99">
            <text:p>-26.9900</text:p>
          </table:table-cell>
          <table:table-cell table:style-name="ce71" office:value-type="float" office:value="0.00130825947567386">
            <text:p>0.0013</text:p>
          </table:table-cell>
          <table:table-cell table:style-name="ce71" office:value-type="float" office:value="0.000108985481530499">
            <text:p>0.0001</text:p>
          </table:table-cell>
          <table:table-cell table:style-name="ce88" office:value-type="float" office:value="0.000108985481530499">
            <text:p>0.0001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54]+1" office:value-type="float" office:value="18">
            <text:p>18</text:p>
          </table:table-cell>
          <table:table-cell table:style-name="ce64" table:formula="of:=INDIRECT(&quot;L&quot;&amp;[.B155])" office:value-type="float" office:value="-0.195">
            <text:p>-0.1950</text:p>
          </table:table-cell>
          <table:table-cell table:style-name="ce71" table:formula="of:=INDIRECT(&quot;N&quot;&amp;[.B155])" office:value-type="float" office:value="1.71552590391658">
            <text:p>1.7155</text:p>
          </table:table-cell>
          <table:table-cell table:style-name="ce71" table:formula="of:=INDIRECT(&quot;O&quot;&amp;[.B155])" office:value-type="float" office:value="0.0316027655300356">
            <text:p>0.0316</text:p>
          </table:table-cell>
          <table:table-cell table:style-name="ce88" table:formula="of:=INDIRECT(&quot;P&quot;&amp;[.B155])" office:value-type="float" office:value="0.0316027655300356">
            <text:p>0.0316</text:p>
          </table:table-cell>
          <table:table-cell table:style-name="ce44" office:value-type="float" office:value="3">
            <text:p>3</text:p>
          </table:table-cell>
          <table:table-cell table:number-columns-repeated="4"/>
          <table:table-cell table:style-name="ce64" office:value-type="float" office:value="-23.24">
            <text:p>-23.2400</text:p>
          </table:table-cell>
          <table:table-cell table:style-name="ce71" office:value-type="float" office:value="0.001801560792509">
            <text:p>0.0018</text:p>
          </table:table-cell>
          <table:table-cell table:style-name="ce71" office:value-type="float" office:value="0.000114546493603261">
            <text:p>0.0001</text:p>
          </table:table-cell>
          <table:table-cell table:style-name="ce88" office:value-type="float" office:value="0.000114546493603261">
            <text:p>0.0001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55]+1" office:value-type="float" office:value="19">
            <text:p>19</text:p>
          </table:table-cell>
          <table:table-cell table:style-name="ce64" table:formula="of:=INDIRECT(&quot;L&quot;&amp;[.B156])" office:value-type="float" office:value="-0.234">
            <text:p>-0.2340</text:p>
          </table:table-cell>
          <table:table-cell table:style-name="ce71" table:formula="of:=INDIRECT(&quot;N&quot;&amp;[.B156])" office:value-type="float" office:value="1.55616677687492">
            <text:p>1.5562</text:p>
          </table:table-cell>
          <table:table-cell table:style-name="ce71" table:formula="of:=INDIRECT(&quot;O&quot;&amp;[.B156])" office:value-type="float" office:value="0.0245769276882033">
            <text:p>0.0246</text:p>
          </table:table-cell>
          <table:table-cell table:style-name="ce88" table:formula="of:=INDIRECT(&quot;P&quot;&amp;[.B156])" office:value-type="float" office:value="0.0245769276882033">
            <text:p>0.0246</text:p>
          </table:table-cell>
          <table:table-cell table:style-name="ce44" office:value-type="float" office:value="4">
            <text:p>4</text:p>
          </table:table-cell>
          <table:table-cell table:number-columns-repeated="4"/>
          <table:table-cell table:style-name="ce64" office:value-type="float" office:value="-19.47">
            <text:p>-19.4700</text:p>
          </table:table-cell>
          <table:table-cell table:style-name="ce71" office:value-type="float" office:value="0.00255139638175593">
            <text:p>0.0026</text:p>
          </table:table-cell>
          <table:table-cell table:style-name="ce71" office:value-type="float" office:value="0.000141786397853655">
            <text:p>0.0001</text:p>
          </table:table-cell>
          <table:table-cell table:style-name="ce88" office:value-type="float" office:value="0.000141786397853655">
            <text:p>0.0001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56]+1" office:value-type="float" office:value="20">
            <text:p>20</text:p>
          </table:table-cell>
          <table:table-cell table:style-name="ce64" table:formula="of:=INDIRECT(&quot;L&quot;&amp;[.B157])" office:value-type="float" office:value="-0.273">
            <text:p>-0.2730</text:p>
          </table:table-cell>
          <table:table-cell table:style-name="ce71" table:formula="of:=INDIRECT(&quot;N&quot;&amp;[.B157])" office:value-type="float" office:value="1.40016832689327">
            <text:p>1.4002</text:p>
          </table:table-cell>
          <table:table-cell table:style-name="ce71" table:formula="of:=INDIRECT(&quot;O&quot;&amp;[.B157])" office:value-type="float" office:value="0.0185444675728194">
            <text:p>0.0185</text:p>
          </table:table-cell>
          <table:table-cell table:style-name="ce88" table:formula="of:=INDIRECT(&quot;P&quot;&amp;[.B157])" office:value-type="float" office:value="0.0185444675728194">
            <text:p>0.0185</text:p>
          </table:table-cell>
          <table:table-cell table:style-name="ce44" office:value-type="float" office:value="5">
            <text:p>5</text:p>
          </table:table-cell>
          <table:table-cell table:number-columns-repeated="4"/>
          <table:table-cell table:style-name="ce64" office:value-type="float" office:value="-15.72">
            <text:p>-15.7200</text:p>
          </table:table-cell>
          <table:table-cell table:style-name="ce71" office:value-type="float" office:value="0.00432357802625761">
            <text:p>0.0043</text:p>
          </table:table-cell>
          <table:table-cell table:style-name="ce71" office:value-type="float" office:value="0.000184392722639078">
            <text:p>0.0002</text:p>
          </table:table-cell>
          <table:table-cell table:style-name="ce88" office:value-type="float" office:value="0.000184392722639078">
            <text:p>0.0002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57]+1" office:value-type="float" office:value="21">
            <text:p>21</text:p>
          </table:table-cell>
          <table:table-cell table:style-name="ce64" table:formula="of:=INDIRECT(&quot;L&quot;&amp;[.B158])" office:value-type="float" office:value="-0.292">
            <text:p>-0.2920</text:p>
          </table:table-cell>
          <table:table-cell table:style-name="ce71" table:formula="of:=INDIRECT(&quot;N&quot;&amp;[.B158])" office:value-type="float" office:value="1.35318061465294">
            <text:p>1.3532</text:p>
          </table:table-cell>
          <table:table-cell table:style-name="ce71" table:formula="of:=INDIRECT(&quot;O&quot;&amp;[.B158])" office:value-type="float" office:value="0.0178478522261585">
            <text:p>0.0178</text:p>
          </table:table-cell>
          <table:table-cell table:style-name="ce88" table:formula="of:=INDIRECT(&quot;P&quot;&amp;[.B158])" office:value-type="float" office:value="0.0178478522261585">
            <text:p>0.0178</text:p>
          </table:table-cell>
          <table:table-cell table:style-name="ce44" office:value-type="float" office:value="6">
            <text:p>6</text:p>
          </table:table-cell>
          <table:table-cell table:number-columns-repeated="4"/>
          <table:table-cell table:style-name="ce64" office:value-type="float" office:value="-11.99">
            <text:p>-11.9900</text:p>
          </table:table-cell>
          <table:table-cell table:style-name="ce71" office:value-type="float" office:value="0.00772502202034377">
            <text:p>0.0077</text:p>
          </table:table-cell>
          <table:table-cell table:style-name="ce71" office:value-type="float" office:value="0.000246888834142395">
            <text:p>0.0002</text:p>
          </table:table-cell>
          <table:table-cell table:style-name="ce88" office:value-type="float" office:value="0.000246888834142395">
            <text:p>0.0002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58]+1" office:value-type="float" office:value="22">
            <text:p>22</text:p>
          </table:table-cell>
          <table:table-cell table:style-name="ce64" table:formula="of:=INDIRECT(&quot;L&quot;&amp;[.B159])" office:value-type="float" office:value="-0.312">
            <text:p>-0.3120</text:p>
          </table:table-cell>
          <table:table-cell table:style-name="ce71" table:formula="of:=INDIRECT(&quot;N&quot;&amp;[.B159])" office:value-type="float" office:value="1.30073677512917">
            <text:p>1.3007</text:p>
          </table:table-cell>
          <table:table-cell table:style-name="ce71" table:formula="of:=INDIRECT(&quot;O&quot;&amp;[.B159])" office:value-type="float" office:value="0.017156141239571">
            <text:p>0.0172</text:p>
          </table:table-cell>
          <table:table-cell table:style-name="ce88" table:formula="of:=INDIRECT(&quot;P&quot;&amp;[.B159])" office:value-type="float" office:value="0.017156141239571">
            <text:p>0.0172</text:p>
          </table:table-cell>
          <table:table-cell table:style-name="ce44" office:value-type="float" office:value="7">
            <text:p>7</text:p>
          </table:table-cell>
          <table:table-cell table:number-columns-repeated="4"/>
          <table:table-cell table:style-name="ce64" office:value-type="float" office:value="-9.629">
            <text:p>-9.6290</text:p>
          </table:table-cell>
          <table:table-cell table:style-name="ce71" office:value-type="float" office:value="0.0119457690361992">
            <text:p>0.0119</text:p>
          </table:table-cell>
          <table:table-cell table:style-name="ce71" office:value-type="float" office:value="0.000372521909238577">
            <text:p>0.0004</text:p>
          </table:table-cell>
          <table:table-cell table:style-name="ce88" office:value-type="float" office:value="0.000372521909238577">
            <text:p>0.0004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59]+1" office:value-type="float" office:value="23">
            <text:p>23</text:p>
          </table:table-cell>
          <table:table-cell table:style-name="ce64" table:formula="of:=INDIRECT(&quot;L&quot;&amp;[.B160])" office:value-type="float" office:value="-0.35">
            <text:p>-0.3500</text:p>
          </table:table-cell>
          <table:table-cell table:style-name="ce71" table:formula="of:=INDIRECT(&quot;N&quot;&amp;[.B160])" office:value-type="float" office:value="1.21917207605134">
            <text:p>1.2192</text:p>
          </table:table-cell>
          <table:table-cell table:style-name="ce71" table:formula="of:=INDIRECT(&quot;O&quot;&amp;[.B160])" office:value-type="float" office:value="0.0212641687747384">
            <text:p>0.0213</text:p>
          </table:table-cell>
          <table:table-cell table:style-name="ce88" table:formula="of:=INDIRECT(&quot;P&quot;&amp;[.B160])" office:value-type="float" office:value="0.0212641687747384">
            <text:p>0.0213</text:p>
          </table:table-cell>
          <table:table-cell table:style-name="ce44" office:value-type="float" office:value="8">
            <text:p>8</text:p>
          </table:table-cell>
          <table:table-cell table:number-columns-repeated="4"/>
          <table:table-cell table:style-name="ce64" office:value-type="float" office:value="-7.3">
            <text:p>-7.3000</text:p>
          </table:table-cell>
          <table:table-cell table:style-name="ce71" office:value-type="float" office:value="0.0213506797004882">
            <text:p>0.0214</text:p>
          </table:table-cell>
          <table:table-cell table:style-name="ce71" office:value-type="float" office:value="0.00062064585402496">
            <text:p>0.0006</text:p>
          </table:table-cell>
          <table:table-cell table:style-name="ce88" office:value-type="float" office:value="0.00062064585402496">
            <text:p>0.0006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60]+1" office:value-type="float" office:value="24">
            <text:p>24</text:p>
          </table:table-cell>
          <table:table-cell table:style-name="ce64" table:formula="of:=INDIRECT(&quot;L&quot;&amp;[.B161])" office:value-type="float" office:value="-0.389">
            <text:p>-0.3890</text:p>
          </table:table-cell>
          <table:table-cell table:style-name="ce71" table:formula="of:=INDIRECT(&quot;N&quot;&amp;[.B161])" office:value-type="float" office:value="1.14583485870014">
            <text:p>1.1458</text:p>
          </table:table-cell>
          <table:table-cell table:style-name="ce71" table:formula="of:=INDIRECT(&quot;O&quot;&amp;[.B161])" office:value-type="float" office:value="0.0131878347704057">
            <text:p>0.0132</text:p>
          </table:table-cell>
          <table:table-cell table:style-name="ce88" table:formula="of:=INDIRECT(&quot;P&quot;&amp;[.B161])" office:value-type="float" office:value="0.0131878347704057">
            <text:p>0.0132</text:p>
          </table:table-cell>
          <table:table-cell table:style-name="ce44" office:value-type="float" office:value="9">
            <text:p>9</text:p>
          </table:table-cell>
          <table:table-cell table:number-columns-repeated="4"/>
          <table:table-cell table:style-name="ce64" office:value-type="float" office:value="-7">
            <text:p>-7.0000</text:p>
          </table:table-cell>
          <table:table-cell table:style-name="ce71" office:value-type="float" office:value="0.0237313728505254">
            <text:p>0.0237</text:p>
          </table:table-cell>
          <table:table-cell table:style-name="ce71" office:value-type="float" office:value="0.000435425131144006">
            <text:p>0.0004</text:p>
          </table:table-cell>
          <table:table-cell table:style-name="ce88" office:value-type="float" office:value="0.000435425131144006">
            <text:p>0.0004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61]+1" office:value-type="float" office:value="25">
            <text:p>25</text:p>
          </table:table-cell>
          <table:table-cell table:style-name="ce64" table:formula="of:=INDIRECT(&quot;L&quot;&amp;[.B162])" office:value-type="float" office:value="-0.428">
            <text:p>-0.4280</text:p>
          </table:table-cell>
          <table:table-cell table:style-name="ce71" table:formula="of:=INDIRECT(&quot;N&quot;&amp;[.B162])" office:value-type="float" office:value="1.08495047539333">
            <text:p>1.0850</text:p>
          </table:table-cell>
          <table:table-cell table:style-name="ce71" table:formula="of:=INDIRECT(&quot;O&quot;&amp;[.B162])" office:value-type="float" office:value="0.0184491183583694">
            <text:p>0.0184</text:p>
          </table:table-cell>
          <table:table-cell table:style-name="ce88" table:formula="of:=INDIRECT(&quot;P&quot;&amp;[.B162])" office:value-type="float" office:value="0.0184491183583694">
            <text:p>0.0184</text:p>
          </table:table-cell>
          <table:table-cell table:style-name="ce44" office:value-type="float" office:value="10">
            <text:p>10</text:p>
          </table:table-cell>
          <table:table-cell table:number-columns-repeated="4"/>
          <table:table-cell table:style-name="ce64" office:value-type="float" office:value="-6">
            <text:p>-6.0000</text:p>
          </table:table-cell>
          <table:table-cell table:style-name="ce71" office:value-type="float" office:value="0.0316445824433029">
            <text:p>0.0316</text:p>
          </table:table-cell>
          <table:table-cell table:style-name="ce71" office:value-type="float" office:value="0.000486436931162527">
            <text:p>0.0005</text:p>
          </table:table-cell>
          <table:table-cell table:style-name="ce88" office:value-type="float" office:value="0.000486436931162527">
            <text:p>0.0005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62]+1" office:value-type="float" office:value="26">
            <text:p>26</text:p>
          </table:table-cell>
          <table:table-cell table:style-name="ce64" table:formula="of:=INDIRECT(&quot;L&quot;&amp;[.B163])" office:value-type="float" office:value="-0.467">
            <text:p>-0.4670</text:p>
          </table:table-cell>
          <table:table-cell table:style-name="ce71" table:formula="of:=INDIRECT(&quot;N&quot;&amp;[.B163])" office:value-type="float" office:value="1.01017672050945">
            <text:p>1.0102</text:p>
          </table:table-cell>
          <table:table-cell table:style-name="ce71" table:formula="of:=INDIRECT(&quot;O&quot;&amp;[.B163])" office:value-type="float" office:value="0.012935060932437">
            <text:p>0.0129</text:p>
          </table:table-cell>
          <table:table-cell table:style-name="ce88" table:formula="of:=INDIRECT(&quot;P&quot;&amp;[.B163])" office:value-type="float" office:value="0.012935060932437">
            <text:p>0.0129</text:p>
          </table:table-cell>
          <table:table-cell table:style-name="ce44" office:value-type="float" office:value="11">
            <text:p>11</text:p>
          </table:table-cell>
          <table:table-cell table:number-columns-repeated="4"/>
          <table:table-cell table:style-name="ce64" office:value-type="float" office:value="-5.17874473871375">
            <text:p>-5.1787</text:p>
          </table:table-cell>
          <table:table-cell table:style-name="ce71" office:value-type="float" office:value="0.041">
            <text:p>0.0410</text:p>
          </table:table-cell>
          <table:table-cell table:style-name="ce71" office:value-type="float" office:value="0.002788">
            <text:p>0.0028</text:p>
          </table:table-cell>
          <table:table-cell table:style-name="ce88" office:value-type="float" office:value="0.002788">
            <text:p>0.0028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63]+1" office:value-type="float" office:value="27">
            <text:p>27</text:p>
          </table:table-cell>
          <table:table-cell table:style-name="ce64" table:formula="of:=INDIRECT(&quot;L&quot;&amp;[.B164])" office:value-type="float" office:value="-0.506">
            <text:p>-0.5060</text:p>
          </table:table-cell>
          <table:table-cell table:style-name="ce71" table:formula="of:=INDIRECT(&quot;N&quot;&amp;[.B164])" office:value-type="float" office:value="0.940705519021114">
            <text:p>0.9407</text:p>
          </table:table-cell>
          <table:table-cell table:style-name="ce71" table:formula="of:=INDIRECT(&quot;O&quot;&amp;[.B164])" office:value-type="float" office:value="0.0161582004437111">
            <text:p>0.0162</text:p>
          </table:table-cell>
          <table:table-cell table:style-name="ce88" table:formula="of:=INDIRECT(&quot;P&quot;&amp;[.B164])" office:value-type="float" office:value="0.0161582004437111">
            <text:p>0.0162</text:p>
          </table:table-cell>
          <table:table-cell table:style-name="ce44" office:value-type="float" office:value="12">
            <text:p>12</text:p>
          </table:table-cell>
          <table:table-cell table:number-columns-repeated="4"/>
          <table:table-cell table:style-name="ce64" office:value-type="float" office:value="-5.027">
            <text:p>-5.0270</text:p>
          </table:table-cell>
          <table:table-cell table:style-name="ce71" office:value-type="float" office:value="0.0444864280995241">
            <text:p>0.0445</text:p>
          </table:table-cell>
          <table:table-cell table:style-name="ce71" office:value-type="float" office:value="0.00114937777811324">
            <text:p>0.0011</text:p>
          </table:table-cell>
          <table:table-cell table:style-name="ce88" office:value-type="float" office:value="0.00114937777811324">
            <text:p>0.0011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64]+1" office:value-type="float" office:value="28">
            <text:p>28</text:p>
          </table:table-cell>
          <table:table-cell table:style-name="ce64" table:formula="of:=INDIRECT(&quot;L&quot;&amp;[.B165])" office:value-type="float" office:value="-0.545">
            <text:p>-0.5450</text:p>
          </table:table-cell>
          <table:table-cell table:style-name="ce71" table:formula="of:=INDIRECT(&quot;N&quot;&amp;[.B165])" office:value-type="float" office:value="0.894768163369952">
            <text:p>0.8948</text:p>
          </table:table-cell>
          <table:table-cell table:style-name="ce71" table:formula="of:=INDIRECT(&quot;O&quot;&amp;[.B165])" office:value-type="float" office:value="0.011377162284073">
            <text:p>0.0114</text:p>
          </table:table-cell>
          <table:table-cell table:style-name="ce88" table:formula="of:=INDIRECT(&quot;P&quot;&amp;[.B165])" office:value-type="float" office:value="0.011377162284073">
            <text:p>0.0114</text:p>
          </table:table-cell>
          <table:table-cell table:style-name="ce44" office:value-type="float" office:value="13">
            <text:p>13</text:p>
          </table:table-cell>
          <table:table-cell table:number-columns-repeated="4"/>
          <table:table-cell table:style-name="ce64" office:value-type="float" office:value="-5.017">
            <text:p>-5.0170</text:p>
          </table:table-cell>
          <table:table-cell table:style-name="ce71" office:value-type="float" office:value="0.0440838965573093">
            <text:p>0.0441</text:p>
          </table:table-cell>
          <table:table-cell table:style-name="ce71" office:value-type="float" office:value="0.00115339517378616">
            <text:p>0.0012</text:p>
          </table:table-cell>
          <table:table-cell table:style-name="ce88" office:value-type="float" office:value="0.00115339517378616">
            <text:p>0.0012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65]+1" office:value-type="float" office:value="29">
            <text:p>29</text:p>
          </table:table-cell>
          <table:table-cell table:style-name="ce64" table:formula="of:=INDIRECT(&quot;L&quot;&amp;[.B166])" office:value-type="float" office:value="-0.584">
            <text:p>-0.5840</text:p>
          </table:table-cell>
          <table:table-cell table:style-name="ce71" table:formula="of:=INDIRECT(&quot;N&quot;&amp;[.B166])" office:value-type="float" office:value="0.843327529518046">
            <text:p>0.8433</text:p>
          </table:table-cell>
          <table:table-cell table:style-name="ce71" table:formula="of:=INDIRECT(&quot;O&quot;&amp;[.B166])" office:value-type="float" office:value="0.0142689359493561">
            <text:p>0.0143</text:p>
          </table:table-cell>
          <table:table-cell table:style-name="ce88" table:formula="of:=INDIRECT(&quot;P&quot;&amp;[.B166])" office:value-type="float" office:value="0.0142689359493561">
            <text:p>0.0143</text:p>
          </table:table-cell>
          <table:table-cell table:style-name="ce44" office:value-type="float" office:value="14">
            <text:p>14</text:p>
          </table:table-cell>
          <table:table-cell table:number-columns-repeated="4"/>
          <table:table-cell table:style-name="ce64" office:value-type="float" office:value="-5">
            <text:p>-5.0000</text:p>
          </table:table-cell>
          <table:table-cell table:style-name="ce71" office:value-type="float" office:value="0.044692230562573">
            <text:p>0.0447</text:p>
          </table:table-cell>
          <table:table-cell table:style-name="ce71" office:value-type="float" office:value="0.000610670131345856">
            <text:p>0.0006</text:p>
          </table:table-cell>
          <table:table-cell table:style-name="ce88" office:value-type="float" office:value="0.000610670131345856">
            <text:p>0.0006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66]+1" office:value-type="float" office:value="30">
            <text:p>30</text:p>
          </table:table-cell>
          <table:table-cell table:style-name="ce64" table:formula="of:=INDIRECT(&quot;L&quot;&amp;[.B167])" office:value-type="float" office:value="-0.623">
            <text:p>-0.6230</text:p>
          </table:table-cell>
          <table:table-cell table:style-name="ce71" table:formula="of:=INDIRECT(&quot;N&quot;&amp;[.B167])" office:value-type="float" office:value="0.789948459978716">
            <text:p>0.7899</text:p>
          </table:table-cell>
          <table:table-cell table:style-name="ce71" table:formula="of:=INDIRECT(&quot;O&quot;&amp;[.B167])" office:value-type="float" office:value="0.00896413902248859">
            <text:p>0.0090</text:p>
          </table:table-cell>
          <table:table-cell table:style-name="ce88" table:formula="of:=INDIRECT(&quot;P&quot;&amp;[.B167])" office:value-type="float" office:value="0.00896413902248859">
            <text:p>0.0090</text:p>
          </table:table-cell>
          <table:table-cell table:style-name="ce44" office:value-type="float" office:value="15">
            <text:p>15</text:p>
          </table:table-cell>
          <table:table-cell table:number-columns-repeated="4"/>
          <table:table-cell table:style-name="ce64" office:value-type="float" office:value="-4.991">
            <text:p>-4.9910</text:p>
          </table:table-cell>
          <table:table-cell table:style-name="ce71" office:value-type="float" office:value="0.0451366719530122">
            <text:p>0.0451</text:p>
          </table:table-cell>
          <table:table-cell table:style-name="ce71" office:value-type="float" office:value="0.00128645946867854">
            <text:p>0.0013</text:p>
          </table:table-cell>
          <table:table-cell table:style-name="ce88" office:value-type="float" office:value="0.00128645946867854">
            <text:p>0.0013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67]+1" office:value-type="float" office:value="31">
            <text:p>31</text:p>
          </table:table-cell>
          <table:table-cell table:style-name="ce64" table:formula="of:=INDIRECT(&quot;L&quot;&amp;[.B168])" office:value-type="float" office:value="-0.662">
            <text:p>-0.6620</text:p>
          </table:table-cell>
          <table:table-cell table:style-name="ce71" table:formula="of:=INDIRECT(&quot;N&quot;&amp;[.B168])" office:value-type="float" office:value="0.760635564340917">
            <text:p>0.7606</text:p>
          </table:table-cell>
          <table:table-cell table:style-name="ce71" table:formula="of:=INDIRECT(&quot;O&quot;&amp;[.B168])" office:value-type="float" office:value="0.0126926387152122">
            <text:p>0.0127</text:p>
          </table:table-cell>
          <table:table-cell table:style-name="ce88" table:formula="of:=INDIRECT(&quot;P&quot;&amp;[.B168])" office:value-type="float" office:value="0.0126926387152122">
            <text:p>0.0127</text:p>
          </table:table-cell>
          <table:table-cell table:style-name="ce44" office:value-type="float" office:value="16">
            <text:p>16</text:p>
          </table:table-cell>
          <table:table-cell table:number-columns-repeated="4"/>
          <table:table-cell table:style-name="ce64" office:value-type="float" office:value="-4">
            <text:p>-4.0000</text:p>
          </table:table-cell>
          <table:table-cell table:style-name="ce71" office:value-type="float" office:value="0.0668267674967233">
            <text:p>0.0668</text:p>
          </table:table-cell>
          <table:table-cell table:style-name="ce71" office:value-type="float" office:value="0.00089750542187483">
            <text:p>0.0009</text:p>
          </table:table-cell>
          <table:table-cell table:style-name="ce88" office:value-type="float" office:value="0.00089750542187483">
            <text:p>0.0009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68]+1" office:value-type="float" office:value="32">
            <text:p>32</text:p>
          </table:table-cell>
          <table:table-cell table:style-name="ce64" table:formula="of:=INDIRECT(&quot;L&quot;&amp;[.B169])" office:value-type="float" office:value="-0.701">
            <text:p>-0.7010</text:p>
          </table:table-cell>
          <table:table-cell table:style-name="ce71" table:formula="of:=INDIRECT(&quot;N&quot;&amp;[.B169])" office:value-type="float" office:value="0.713511596557089">
            <text:p>0.7135</text:p>
          </table:table-cell>
          <table:table-cell table:style-name="ce71" table:formula="of:=INDIRECT(&quot;O&quot;&amp;[.B169])" office:value-type="float" office:value="0.00900051535267952">
            <text:p>0.0090</text:p>
          </table:table-cell>
          <table:table-cell table:style-name="ce88" table:formula="of:=INDIRECT(&quot;P&quot;&amp;[.B169])" office:value-type="float" office:value="0.00900051535267952">
            <text:p>0.0090</text:p>
          </table:table-cell>
          <table:table-cell table:style-name="ce44" office:value-type="float" office:value="17">
            <text:p>17</text:p>
          </table:table-cell>
          <table:table-cell table:number-columns-repeated="4"/>
          <table:table-cell table:style-name="ce64" office:value-type="float" office:value="-3.75">
            <text:p>-3.7500</text:p>
          </table:table-cell>
          <table:table-cell table:style-name="ce71" office:value-type="float" office:value="0.0758732985539168">
            <text:p>0.0759</text:p>
          </table:table-cell>
          <table:table-cell table:style-name="ce71" office:value-type="float" office:value="0.00220207374292211">
            <text:p>0.0022</text:p>
          </table:table-cell>
          <table:table-cell table:style-name="ce88" office:value-type="float" office:value="0.00220207374292211">
            <text:p>0.0022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69]+1" office:value-type="float" office:value="33">
            <text:p>33</text:p>
          </table:table-cell>
          <table:table-cell table:style-name="ce64" table:formula="of:=INDIRECT(&quot;L&quot;&amp;[.B170])" office:value-type="float" office:value="-0.74">
            <text:p>-0.7400</text:p>
          </table:table-cell>
          <table:table-cell table:style-name="ce71" table:formula="of:=INDIRECT(&quot;N&quot;&amp;[.B170])" office:value-type="float" office:value="0.695734340972092">
            <text:p>0.6957</text:p>
          </table:table-cell>
          <table:table-cell table:style-name="ce71" table:formula="of:=INDIRECT(&quot;O&quot;&amp;[.B170])" office:value-type="float" office:value="0.0113638145233275">
            <text:p>0.0114</text:p>
          </table:table-cell>
          <table:table-cell table:style-name="ce88" table:formula="of:=INDIRECT(&quot;P&quot;&amp;[.B170])" office:value-type="float" office:value="0.0113638145233275">
            <text:p>0.0114</text:p>
          </table:table-cell>
          <table:table-cell table:style-name="ce44" office:value-type="float" office:value="18">
            <text:p>18</text:p>
          </table:table-cell>
          <table:table-cell table:number-columns-repeated="4"/>
          <table:table-cell table:style-name="ce64" office:value-type="float" office:value="-3.621">
            <text:p>-3.6210</text:p>
          </table:table-cell>
          <table:table-cell table:style-name="ce71" office:value-type="float" office:value="0.079559747308788">
            <text:p>0.0796</text:p>
          </table:table-cell>
          <table:table-cell table:style-name="ce71" office:value-type="float" office:value="0.00244135178702875">
            <text:p>0.0024</text:p>
          </table:table-cell>
          <table:table-cell table:style-name="ce88" office:value-type="float" office:value="0.00244135178702875">
            <text:p>0.0024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70]+1" office:value-type="float" office:value="34">
            <text:p>34</text:p>
          </table:table-cell>
          <table:table-cell table:style-name="ce64" table:formula="of:=INDIRECT(&quot;L&quot;&amp;[.B171])" office:value-type="float" office:value="-0.779">
            <text:p>-0.7790</text:p>
          </table:table-cell>
          <table:table-cell table:style-name="ce71" table:formula="of:=INDIRECT(&quot;N&quot;&amp;[.B171])" office:value-type="float" office:value="0.649606161440567">
            <text:p>0.6496</text:p>
          </table:table-cell>
          <table:table-cell table:style-name="ce71" table:formula="of:=INDIRECT(&quot;O&quot;&amp;[.B171])" office:value-type="float" office:value="0.00808224495932882">
            <text:p>0.0081</text:p>
          </table:table-cell>
          <table:table-cell table:style-name="ce88" table:formula="of:=INDIRECT(&quot;P&quot;&amp;[.B171])" office:value-type="float" office:value="0.00808224495932882">
            <text:p>0.0081</text:p>
          </table:table-cell>
          <table:table-cell table:style-name="ce44" office:value-type="float" office:value="19">
            <text:p>19</text:p>
          </table:table-cell>
          <table:table-cell table:number-columns-repeated="4"/>
          <table:table-cell table:style-name="ce64" office:value-type="float" office:value="-3.25">
            <text:p>-3.2500</text:p>
          </table:table-cell>
          <table:table-cell table:style-name="ce71" office:value-type="float" office:value="0.0954348048888924">
            <text:p>0.0954</text:p>
          </table:table-cell>
          <table:table-cell table:style-name="ce71" office:value-type="float" office:value="0.00126966317400096">
            <text:p>0.0013</text:p>
          </table:table-cell>
          <table:table-cell table:style-name="ce88" office:value-type="float" office:value="0.00126966317400096">
            <text:p>0.0013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71]+1" office:value-type="float" office:value="35">
            <text:p>35</text:p>
          </table:table-cell>
          <table:table-cell table:style-name="ce64" table:formula="of:=INDIRECT(&quot;L&quot;&amp;[.B172])" office:value-type="float" office:value="-0.857">
            <text:p>-0.8570</text:p>
          </table:table-cell>
          <table:table-cell table:style-name="ce71" table:formula="of:=INDIRECT(&quot;N&quot;&amp;[.B172])" office:value-type="float" office:value="0.612346383187403">
            <text:p>0.6123</text:p>
          </table:table-cell>
          <table:table-cell table:style-name="ce71" table:formula="of:=INDIRECT(&quot;O&quot;&amp;[.B172])" office:value-type="float" office:value="0.00891935782744486">
            <text:p>0.0089</text:p>
          </table:table-cell>
          <table:table-cell table:style-name="ce88" table:formula="of:=INDIRECT(&quot;P&quot;&amp;[.B172])" office:value-type="float" office:value="0.00891935782744486">
            <text:p>0.0089</text:p>
          </table:table-cell>
          <table:table-cell table:style-name="ce44" office:value-type="float" office:value="20">
            <text:p>20</text:p>
          </table:table-cell>
          <table:table-cell table:number-columns-repeated="4"/>
          <table:table-cell table:style-name="ce64" office:value-type="float" office:value="-3.007">
            <text:p>-3.0070</text:p>
          </table:table-cell>
          <table:table-cell table:style-name="ce71" office:value-type="float" office:value="0.109237954786994">
            <text:p>0.1092</text:p>
          </table:table-cell>
          <table:table-cell table:style-name="ce71" office:value-type="float" office:value="0.0014410988543439">
            <text:p>0.0014</text:p>
          </table:table-cell>
          <table:table-cell table:style-name="ce88" office:value-type="float" office:value="0.0014410988543439">
            <text:p>0.0014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72]+7" office:value-type="float" office:value="42">
            <text:p>42</text:p>
          </table:table-cell>
          <table:table-cell table:style-name="ce64" table:formula="of:=INDIRECT(&quot;L&quot;&amp;[.B173])" office:value-type="float" office:value="-1.5">
            <text:p>-1.5000</text:p>
          </table:table-cell>
          <table:table-cell table:style-name="ce71" table:formula="of:=INDIRECT(&quot;N&quot;&amp;[.B173])" office:value-type="float" office:value="0.308722882652471">
            <text:p>0.3087</text:p>
          </table:table-cell>
          <table:table-cell table:style-name="ce71" table:formula="of:=INDIRECT(&quot;O&quot;&amp;[.B173])" office:value-type="float" office:value="0.00896844251033138">
            <text:p>0.0090</text:p>
          </table:table-cell>
          <table:table-cell table:style-name="ce88" table:formula="of:=INDIRECT(&quot;P&quot;&amp;[.B173])" office:value-type="float" office:value="0.00896844251033138">
            <text:p>0.0090</text:p>
          </table:table-cell>
          <table:table-cell table:style-name="ce44" office:value-type="float" office:value="21">
            <text:p>21</text:p>
          </table:table-cell>
          <table:table-cell table:number-columns-repeated="4"/>
          <table:table-cell table:style-name="ce64" office:value-type="float" office:value="-3">
            <text:p>-3.0000</text:p>
          </table:table-cell>
          <table:table-cell table:style-name="ce71" office:value-type="float" office:value="0.107604842922668">
            <text:p>0.1076</text:p>
          </table:table-cell>
          <table:table-cell table:style-name="ce71" office:value-type="float" office:value="0.00202515893092747">
            <text:p>0.0020</text:p>
          </table:table-cell>
          <table:table-cell table:style-name="ce88" office:value-type="float" office:value="0.00202515893092747">
            <text:p>0.0020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73]+1" office:value-type="float" office:value="43">
            <text:p>43</text:p>
          </table:table-cell>
          <table:table-cell table:style-name="ce64" table:formula="of:=INDIRECT(&quot;L&quot;&amp;[.B174])" office:value-type="float" office:value="-2">
            <text:p>-2.0000</text:p>
          </table:table-cell>
          <table:table-cell table:style-name="ce71" table:formula="of:=INDIRECT(&quot;N&quot;&amp;[.B174])" office:value-type="float" office:value="0.205120512630652">
            <text:p>0.2051</text:p>
          </table:table-cell>
          <table:table-cell table:style-name="ce71" table:formula="of:=INDIRECT(&quot;O&quot;&amp;[.B174])" office:value-type="float" office:value="0.0059643482611497">
            <text:p>0.0060</text:p>
          </table:table-cell>
          <table:table-cell table:style-name="ce88" table:formula="of:=INDIRECT(&quot;P&quot;&amp;[.B174])" office:value-type="float" office:value="0.0059643482611497">
            <text:p>0.0060</text:p>
          </table:table-cell>
          <table:table-cell table:style-name="ce44" office:value-type="float" office:value="22">
            <text:p>22</text:p>
          </table:table-cell>
          <table:table-cell table:number-columns-repeated="4"/>
          <table:table-cell table:style-name="ce64" office:value-type="float" office:value="-2.99822063820269">
            <text:p>-2.9982</text:p>
          </table:table-cell>
          <table:table-cell table:style-name="ce71" office:value-type="float" office:value="0.109">
            <text:p>0.1090</text:p>
          </table:table-cell>
          <table:table-cell table:style-name="ce71" office:value-type="float" office:value="0.001635">
            <text:p>0.0016</text:p>
          </table:table-cell>
          <table:table-cell table:style-name="ce88" office:value-type="float" office:value="0.001635">
            <text:p>0.0016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74]+1" office:value-type="float" office:value="44">
            <text:p>44</text:p>
          </table:table-cell>
          <table:table-cell table:style-name="ce64" table:formula="of:=INDIRECT(&quot;L&quot;&amp;[.B175])" office:value-type="float" office:value="-2.5">
            <text:p>-2.5000</text:p>
          </table:table-cell>
          <table:table-cell table:style-name="ce71" table:formula="of:=INDIRECT(&quot;N&quot;&amp;[.B175])" office:value-type="float" office:value="0.145376918964084">
            <text:p>0.1454</text:p>
          </table:table-cell>
          <table:table-cell table:style-name="ce71" table:formula="of:=INDIRECT(&quot;O&quot;&amp;[.B175])" office:value-type="float" office:value="0.00425100397557375">
            <text:p>0.0043</text:p>
          </table:table-cell>
          <table:table-cell table:style-name="ce88" table:formula="of:=INDIRECT(&quot;P&quot;&amp;[.B175])" office:value-type="float" office:value="0.00425100397557375">
            <text:p>0.0043</text:p>
          </table:table-cell>
          <table:table-cell table:style-name="ce44" office:value-type="float" office:value="23">
            <text:p>23</text:p>
          </table:table-cell>
          <table:table-cell table:number-columns-repeated="4"/>
          <table:table-cell table:style-name="ce64" office:value-type="float" office:value="-2.862">
            <text:p>-2.8620</text:p>
          </table:table-cell>
          <table:table-cell table:style-name="ce71" office:value-type="float" office:value="0.117293585259501">
            <text:p>0.1173</text:p>
          </table:table-cell>
          <table:table-cell table:style-name="ce71" office:value-type="float" office:value="0.00327699130773317">
            <text:p>0.0033</text:p>
          </table:table-cell>
          <table:table-cell table:style-name="ce88" office:value-type="float" office:value="0.00327699130773317">
            <text:p>0.0033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75]+1" office:value-type="float" office:value="45">
            <text:p>45</text:p>
          </table:table-cell>
          <table:table-cell table:style-name="ce64" table:formula="of:=INDIRECT(&quot;L&quot;&amp;[.B176])" office:value-type="float" office:value="-3.75">
            <text:p>-3.7500</text:p>
          </table:table-cell>
          <table:table-cell table:style-name="ce71" table:formula="of:=INDIRECT(&quot;N&quot;&amp;[.B176])" office:value-type="float" office:value="0.0758732985539168">
            <text:p>0.0759</text:p>
          </table:table-cell>
          <table:table-cell table:style-name="ce71" table:formula="of:=INDIRECT(&quot;O&quot;&amp;[.B176])" office:value-type="float" office:value="0.00220207374292211">
            <text:p>0.0022</text:p>
          </table:table-cell>
          <table:table-cell table:style-name="ce88" table:formula="of:=INDIRECT(&quot;P&quot;&amp;[.B176])" office:value-type="float" office:value="0.00220207374292211">
            <text:p>0.0022</text:p>
          </table:table-cell>
          <table:table-cell table:style-name="ce44" office:value-type="float" office:value="24">
            <text:p>24</text:p>
          </table:table-cell>
          <table:table-cell table:number-columns-repeated="4"/>
          <table:table-cell table:style-name="ce64" office:value-type="float" office:value="-2.5">
            <text:p>-2.5000</text:p>
          </table:table-cell>
          <table:table-cell table:style-name="ce71" office:value-type="float" office:value="0.145376918964084">
            <text:p>0.1454</text:p>
          </table:table-cell>
          <table:table-cell table:style-name="ce71" office:value-type="float" office:value="0.00425100397557375">
            <text:p>0.0043</text:p>
          </table:table-cell>
          <table:table-cell table:style-name="ce88" office:value-type="float" office:value="0.00425100397557375">
            <text:p>0.0043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76]+7" office:value-type="float" office:value="52">
            <text:p>52</text:p>
          </table:table-cell>
          <table:table-cell table:style-name="ce64" table:formula="of:=INDIRECT(&quot;L&quot;&amp;[.B177])" office:value-type="float" office:value="-0.389">
            <text:p>-0.3890</text:p>
          </table:table-cell>
          <table:table-cell table:style-name="ce71" table:formula="of:=INDIRECT(&quot;N&quot;&amp;[.B177])" office:value-type="float" office:value="1.14933181147338">
            <text:p>1.1493</text:p>
          </table:table-cell>
          <table:table-cell table:style-name="ce71" table:formula="of:=INDIRECT(&quot;O&quot;&amp;[.B177])" office:value-type="float" office:value="0.0346180662723149">
            <text:p>0.0346</text:p>
          </table:table-cell>
          <table:table-cell table:style-name="ce88" table:formula="of:=INDIRECT(&quot;P&quot;&amp;[.B177])" office:value-type="float" office:value="0.0346180662723149">
            <text:p>0.0346</text:p>
          </table:table-cell>
          <table:table-cell table:style-name="ce44" office:value-type="float" office:value="25">
            <text:p>25</text:p>
          </table:table-cell>
          <table:table-cell table:number-columns-repeated="4"/>
          <table:table-cell table:style-name="ce64" office:value-type="float" office:value="-2.5">
            <text:p>-2.5000</text:p>
          </table:table-cell>
          <table:table-cell table:style-name="ce71" office:value-type="float" office:value="0.145650183849355">
            <text:p>0.1457</text:p>
          </table:table-cell>
          <table:table-cell table:style-name="ce71" office:value-type="float" office:value="0.00193227453435171">
            <text:p>0.0019</text:p>
          </table:table-cell>
          <table:table-cell table:style-name="ce88" office:value-type="float" office:value="0.00193227453435171">
            <text:p>0.0019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77]+1" office:value-type="float" office:value="53">
            <text:p>53</text:p>
          </table:table-cell>
          <table:table-cell table:style-name="ce64" table:formula="of:=INDIRECT(&quot;L&quot;&amp;[.B178])" office:value-type="float" office:value="-0.584">
            <text:p>-0.5840</text:p>
          </table:table-cell>
          <table:table-cell table:style-name="ce71" table:formula="of:=INDIRECT(&quot;N&quot;&amp;[.B178])" office:value-type="float" office:value="0.842486724403871">
            <text:p>0.8425</text:p>
          </table:table-cell>
          <table:table-cell table:style-name="ce71" table:formula="of:=INDIRECT(&quot;O&quot;&amp;[.B178])" office:value-type="float" office:value="0.0249706379113732">
            <text:p>0.0250</text:p>
          </table:table-cell>
          <table:table-cell table:style-name="ce88" table:formula="of:=INDIRECT(&quot;P&quot;&amp;[.B178])" office:value-type="float" office:value="0.0249706379113732">
            <text:p>0.0250</text:p>
          </table:table-cell>
          <table:table-cell table:style-name="ce44" office:value-type="float" office:value="26">
            <text:p>26</text:p>
          </table:table-cell>
          <table:table-cell table:number-columns-repeated="4"/>
          <table:table-cell table:style-name="ce64" office:value-type="float" office:value="-2.497">
            <text:p>-2.4970</text:p>
          </table:table-cell>
          <table:table-cell table:style-name="ce71" office:value-type="float" office:value="0.147154803008928">
            <text:p>0.1472</text:p>
          </table:table-cell>
          <table:table-cell table:style-name="ce71" office:value-type="float" office:value="0.00212948046513417">
            <text:p>0.0021</text:p>
          </table:table-cell>
          <table:table-cell table:style-name="ce88" office:value-type="float" office:value="0.00212948046513417">
            <text:p>0.0021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78]+1" office:value-type="float" office:value="54">
            <text:p>54</text:p>
          </table:table-cell>
          <table:table-cell table:style-name="ce64" table:formula="of:=INDIRECT(&quot;L&quot;&amp;[.B179])" office:value-type="float" office:value="-0.779">
            <text:p>-0.7790</text:p>
          </table:table-cell>
          <table:table-cell table:style-name="ce71" table:formula="of:=INDIRECT(&quot;N&quot;&amp;[.B179])" office:value-type="float" office:value="0.644526152357942">
            <text:p>0.6445</text:p>
          </table:table-cell>
          <table:table-cell table:style-name="ce71" table:formula="of:=INDIRECT(&quot;O&quot;&amp;[.B179])" office:value-type="float" office:value="0.0188585715717672">
            <text:p>0.0189</text:p>
          </table:table-cell>
          <table:table-cell table:style-name="ce88" table:formula="of:=INDIRECT(&quot;P&quot;&amp;[.B179])" office:value-type="float" office:value="0.0188585715717672">
            <text:p>0.0189</text:p>
          </table:table-cell>
          <table:table-cell table:style-name="ce44" office:value-type="float" office:value="27">
            <text:p>27</text:p>
          </table:table-cell>
          <table:table-cell table:number-columns-repeated="4"/>
          <table:table-cell table:style-name="ce64" office:value-type="float" office:value="-2.003">
            <text:p>-2.0030</text:p>
          </table:table-cell>
          <table:table-cell table:style-name="ce71" office:value-type="float" office:value="0.205814790389412">
            <text:p>0.2058</text:p>
          </table:table-cell>
          <table:table-cell table:style-name="ce71" office:value-type="float" office:value="0.00297558247858969">
            <text:p>0.0030</text:p>
          </table:table-cell>
          <table:table-cell table:style-name="ce88" office:value-type="float" office:value="0.00297558247858969">
            <text:p>0.0030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79]+1" office:value-type="float" office:value="55">
            <text:p>55</text:p>
          </table:table-cell>
          <table:table-cell table:style-name="ce64" table:formula="of:=INDIRECT(&quot;L&quot;&amp;[.B180])" office:value-type="float" office:value="-0.973">
            <text:p>-0.9730</text:p>
          </table:table-cell>
          <table:table-cell table:style-name="ce71" table:formula="of:=INDIRECT(&quot;N&quot;&amp;[.B180])" office:value-type="float" office:value="0.514441522803861">
            <text:p>0.5144</text:p>
          </table:table-cell>
          <table:table-cell table:style-name="ce71" table:formula="of:=INDIRECT(&quot;O&quot;&amp;[.B180])" office:value-type="float" office:value="0.0154644095933681">
            <text:p>0.0155</text:p>
          </table:table-cell>
          <table:table-cell table:style-name="ce88" table:formula="of:=INDIRECT(&quot;P&quot;&amp;[.B180])" office:value-type="float" office:value="0.0154644095933681">
            <text:p>0.0155</text:p>
          </table:table-cell>
          <table:table-cell table:style-name="ce44" office:value-type="float" office:value="28">
            <text:p>28</text:p>
          </table:table-cell>
          <table:table-cell table:number-columns-repeated="4"/>
          <table:table-cell table:style-name="ce64" office:value-type="float" office:value="-2">
            <text:p>-2.0000</text:p>
          </table:table-cell>
          <table:table-cell table:style-name="ce71" office:value-type="float" office:value="0.205120512630652">
            <text:p>0.2051</text:p>
          </table:table-cell>
          <table:table-cell table:style-name="ce71" office:value-type="float" office:value="0.0059643482611497">
            <text:p>0.0060</text:p>
          </table:table-cell>
          <table:table-cell table:style-name="ce88" office:value-type="float" office:value="0.0059643482611497">
            <text:p>0.0060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80]+1" office:value-type="float" office:value="56">
            <text:p>56</text:p>
          </table:table-cell>
          <table:table-cell table:style-name="ce64" table:formula="of:=INDIRECT(&quot;L&quot;&amp;[.B181])" office:value-type="float" office:value="-1.168">
            <text:p>-1.1680</text:p>
          </table:table-cell>
          <table:table-cell table:style-name="ce71" table:formula="of:=INDIRECT(&quot;N&quot;&amp;[.B181])" office:value-type="float" office:value="0.419541993476321">
            <text:p>0.4195</text:p>
          </table:table-cell>
          <table:table-cell table:style-name="ce71" table:formula="of:=INDIRECT(&quot;O&quot;&amp;[.B181])" office:value-type="float" office:value="0.0129842107275575">
            <text:p>0.0130</text:p>
          </table:table-cell>
          <table:table-cell table:style-name="ce88" table:formula="of:=INDIRECT(&quot;P&quot;&amp;[.B181])" office:value-type="float" office:value="0.0129842107275575">
            <text:p>0.0130</text:p>
          </table:table-cell>
          <table:table-cell table:style-name="ce44" office:value-type="float" office:value="29">
            <text:p>29</text:p>
          </table:table-cell>
          <table:table-cell table:number-columns-repeated="4"/>
          <table:table-cell table:style-name="ce64" office:value-type="float" office:value="-1.752">
            <text:p>-1.7520</text:p>
          </table:table-cell>
          <table:table-cell table:style-name="ce71" office:value-type="float" office:value="0.247596787069572">
            <text:p>0.2476</text:p>
          </table:table-cell>
          <table:table-cell table:style-name="ce71" office:value-type="float" office:value="0.00821188401204953">
            <text:p>0.0082</text:p>
          </table:table-cell>
          <table:table-cell table:style-name="ce88" office:value-type="float" office:value="0.00821188401204953">
            <text:p>0.0082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81]+1" office:value-type="float" office:value="57">
            <text:p>57</text:p>
          </table:table-cell>
          <table:table-cell table:style-name="ce64" table:formula="of:=INDIRECT(&quot;L&quot;&amp;[.B182])" office:value-type="float" office:value="-1.363">
            <text:p>-1.3630</text:p>
          </table:table-cell>
          <table:table-cell table:style-name="ce71" table:formula="of:=INDIRECT(&quot;N&quot;&amp;[.B182])" office:value-type="float" office:value="0.342031253286547">
            <text:p>0.3420</text:p>
          </table:table-cell>
          <table:table-cell table:style-name="ce71" table:formula="of:=INDIRECT(&quot;O&quot;&amp;[.B182])" office:value-type="float" office:value="0.0106563414315383">
            <text:p>0.0107</text:p>
          </table:table-cell>
          <table:table-cell table:style-name="ce88" table:formula="of:=INDIRECT(&quot;P&quot;&amp;[.B182])" office:value-type="float" office:value="0.0106563414315383">
            <text:p>0.0107</text:p>
          </table:table-cell>
          <table:table-cell table:style-name="ce44" office:value-type="float" office:value="30">
            <text:p>30</text:p>
          </table:table-cell>
          <table:table-cell table:number-columns-repeated="4"/>
          <table:table-cell table:style-name="ce64" office:value-type="float" office:value="-1.75">
            <text:p>-1.7500</text:p>
          </table:table-cell>
          <table:table-cell table:style-name="ce71" office:value-type="float" office:value="0.244742517428763">
            <text:p>0.2447</text:p>
          </table:table-cell>
          <table:table-cell table:style-name="ce71" office:value-type="float" office:value="0.00493514525813341">
            <text:p>0.0049</text:p>
          </table:table-cell>
          <table:table-cell table:style-name="ce88" office:value-type="float" office:value="0.00493514525813341">
            <text:p>0.0049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82]+1" office:value-type="float" office:value="58">
            <text:p>58</text:p>
          </table:table-cell>
          <table:table-cell table:style-name="ce64" table:formula="of:=INDIRECT(&quot;L&quot;&amp;[.B183])" office:value-type="float" office:value="-1.558">
            <text:p>-1.5580</text:p>
          </table:table-cell>
          <table:table-cell table:style-name="ce71" table:formula="of:=INDIRECT(&quot;N&quot;&amp;[.B183])" office:value-type="float" office:value="0.290671407496348">
            <text:p>0.2907</text:p>
          </table:table-cell>
          <table:table-cell table:style-name="ce71" table:formula="of:=INDIRECT(&quot;O&quot;&amp;[.B183])" office:value-type="float" office:value="0.00928975020735394">
            <text:p>0.0093</text:p>
          </table:table-cell>
          <table:table-cell table:style-name="ce88" table:formula="of:=INDIRECT(&quot;P&quot;&amp;[.B183])" office:value-type="float" office:value="0.00928975020735394">
            <text:p>0.0093</text:p>
          </table:table-cell>
          <table:table-cell table:style-name="ce44" office:value-type="float" office:value="31">
            <text:p>31</text:p>
          </table:table-cell>
          <table:table-cell table:number-columns-repeated="4"/>
          <table:table-cell table:style-name="ce64" office:value-type="float" office:value="-1.75">
            <text:p>-1.7500</text:p>
          </table:table-cell>
          <table:table-cell table:style-name="ce71" office:value-type="float" office:value="0.248232192106929">
            <text:p>0.2482</text:p>
          </table:table-cell>
          <table:table-cell table:style-name="ce71" office:value-type="float" office:value="0.00361910652263116">
            <text:p>0.0036</text:p>
          </table:table-cell>
          <table:table-cell table:style-name="ce88" office:value-type="float" office:value="0.00361910652263116">
            <text:p>0.0036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83]+1" office:value-type="float" office:value="59">
            <text:p>59</text:p>
          </table:table-cell>
          <table:table-cell table:style-name="ce64" table:formula="of:=INDIRECT(&quot;L&quot;&amp;[.B184])" office:value-type="float" office:value="-1.752">
            <text:p>-1.7520</text:p>
          </table:table-cell>
          <table:table-cell table:style-name="ce71" table:formula="of:=INDIRECT(&quot;N&quot;&amp;[.B184])" office:value-type="float" office:value="0.247596787069572">
            <text:p>0.2476</text:p>
          </table:table-cell>
          <table:table-cell table:style-name="ce71" table:formula="of:=INDIRECT(&quot;O&quot;&amp;[.B184])" office:value-type="float" office:value="0.00821188401204953">
            <text:p>0.0082</text:p>
          </table:table-cell>
          <table:table-cell table:style-name="ce88" table:formula="of:=INDIRECT(&quot;P&quot;&amp;[.B184])" office:value-type="float" office:value="0.00821188401204953">
            <text:p>0.0082</text:p>
          </table:table-cell>
          <table:table-cell table:style-name="ce44" office:value-type="float" office:value="32">
            <text:p>32</text:p>
          </table:table-cell>
          <table:table-cell table:number-columns-repeated="4"/>
          <table:table-cell table:style-name="ce64" office:value-type="float" office:value="-1.558">
            <text:p>-1.5580</text:p>
          </table:table-cell>
          <table:table-cell table:style-name="ce71" office:value-type="float" office:value="0.290671407496348">
            <text:p>0.2907</text:p>
          </table:table-cell>
          <table:table-cell table:style-name="ce71" office:value-type="float" office:value="0.00928975020735394">
            <text:p>0.0093</text:p>
          </table:table-cell>
          <table:table-cell table:style-name="ce88" office:value-type="float" office:value="0.00928975020735394">
            <text:p>0.0093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84]+7" office:value-type="float" office:value="66">
            <text:p>66</text:p>
          </table:table-cell>
          <table:table-cell table:style-name="ce64" table:formula="of:=INDIRECT(&quot;L&quot;&amp;[.B185])" office:value-type="float" office:value="-0.67">
            <text:p>-0.6700</text:p>
          </table:table-cell>
          <table:table-cell table:style-name="ce71" table:formula="of:=INDIRECT(&quot;N&quot;&amp;[.B185])" office:value-type="float" office:value="0.743710144020457">
            <text:p>0.7437</text:p>
          </table:table-cell>
          <table:table-cell table:style-name="ce71" table:formula="of:=INDIRECT(&quot;O&quot;&amp;[.B185])" office:value-type="float" office:value="0.0146368882803921">
            <text:p>0.0146</text:p>
          </table:table-cell>
          <table:table-cell table:style-name="ce88" table:formula="of:=INDIRECT(&quot;P&quot;&amp;[.B185])" office:value-type="float" office:value="0.0146368882803921">
            <text:p>0.0146</text:p>
          </table:table-cell>
          <table:table-cell table:style-name="ce44" office:value-type="float" office:value="33">
            <text:p>33</text:p>
          </table:table-cell>
          <table:table-cell table:number-columns-repeated="4"/>
          <table:table-cell table:style-name="ce64" office:value-type="float" office:value="-1.5">
            <text:p>-1.5000</text:p>
          </table:table-cell>
          <table:table-cell table:style-name="ce71" office:value-type="float" office:value="0.308722882652471">
            <text:p>0.3087</text:p>
          </table:table-cell>
          <table:table-cell table:style-name="ce71" office:value-type="float" office:value="0.00896844251033138">
            <text:p>0.0090</text:p>
          </table:table-cell>
          <table:table-cell table:style-name="ce88" office:value-type="float" office:value="0.00896844251033138">
            <text:p>0.0090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85]+1" office:value-type="float" office:value="67">
            <text:p>67</text:p>
          </table:table-cell>
          <table:table-cell table:style-name="ce64" table:formula="of:=INDIRECT(&quot;L&quot;&amp;[.B186])" office:value-type="float" office:value="-1">
            <text:p>-1.0000</text:p>
          </table:table-cell>
          <table:table-cell table:style-name="ce71" table:formula="of:=INDIRECT(&quot;N&quot;&amp;[.B186])" office:value-type="float" office:value="0.508435182066461">
            <text:p>0.5084</text:p>
          </table:table-cell>
          <table:table-cell table:style-name="ce71" table:formula="of:=INDIRECT(&quot;O&quot;&amp;[.B186])" office:value-type="float" office:value="0.0102135785520742">
            <text:p>0.0102</text:p>
          </table:table-cell>
          <table:table-cell table:style-name="ce88" table:formula="of:=INDIRECT(&quot;P&quot;&amp;[.B186])" office:value-type="float" office:value="0.0102135785520742">
            <text:p>0.0102</text:p>
          </table:table-cell>
          <table:table-cell table:style-name="ce44" office:value-type="float" office:value="34">
            <text:p>34</text:p>
          </table:table-cell>
          <table:table-cell table:number-columns-repeated="4"/>
          <table:table-cell table:style-name="ce64" office:value-type="float" office:value="-1.5">
            <text:p>-1.5000</text:p>
          </table:table-cell>
          <table:table-cell table:style-name="ce71" office:value-type="float" office:value="0.306993342693633">
            <text:p>0.3070</text:p>
          </table:table-cell>
          <table:table-cell table:style-name="ce71" office:value-type="float" office:value="0.00611484716613503">
            <text:p>0.0061</text:p>
          </table:table-cell>
          <table:table-cell table:style-name="ce88" office:value-type="float" office:value="0.00611484716613503">
            <text:p>0.0061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86]+1" office:value-type="float" office:value="68">
            <text:p>68</text:p>
          </table:table-cell>
          <table:table-cell table:style-name="ce64" table:formula="of:=INDIRECT(&quot;L&quot;&amp;[.B187])" office:value-type="float" office:value="-1.169">
            <text:p>-1.1690</text:p>
          </table:table-cell>
          <table:table-cell table:style-name="ce71" table:formula="of:=INDIRECT(&quot;N&quot;&amp;[.B187])" office:value-type="float" office:value="0.419494312356283">
            <text:p>0.4195</text:p>
          </table:table-cell>
          <table:table-cell table:style-name="ce71" table:formula="of:=INDIRECT(&quot;O&quot;&amp;[.B187])" office:value-type="float" office:value="0.00789502247359015">
            <text:p>0.0079</text:p>
          </table:table-cell>
          <table:table-cell table:style-name="ce88" table:formula="of:=INDIRECT(&quot;P&quot;&amp;[.B187])" office:value-type="float" office:value="0.00789502247359015">
            <text:p>0.0079</text:p>
          </table:table-cell>
          <table:table-cell table:style-name="ce44" office:value-type="float" office:value="35">
            <text:p>35</text:p>
          </table:table-cell>
          <table:table-cell table:number-columns-repeated="4"/>
          <table:table-cell table:style-name="ce64" office:value-type="float" office:value="-1.363">
            <text:p>-1.3630</text:p>
          </table:table-cell>
          <table:table-cell table:style-name="ce71" office:value-type="float" office:value="0.342031253286547">
            <text:p>0.3420</text:p>
          </table:table-cell>
          <table:table-cell table:style-name="ce71" office:value-type="float" office:value="0.0106563414315383">
            <text:p>0.0107</text:p>
          </table:table-cell>
          <table:table-cell table:style-name="ce88" office:value-type="float" office:value="0.0106563414315383">
            <text:p>0.0107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87]+1" office:value-type="float" office:value="69">
            <text:p>69</text:p>
          </table:table-cell>
          <table:table-cell table:style-name="ce64" table:formula="of:=INDIRECT(&quot;L&quot;&amp;[.B188])" office:value-type="float" office:value="-1.5">
            <text:p>-1.5000</text:p>
          </table:table-cell>
          <table:table-cell table:style-name="ce71" table:formula="of:=INDIRECT(&quot;N&quot;&amp;[.B188])" office:value-type="float" office:value="0.306993342693633">
            <text:p>0.3070</text:p>
          </table:table-cell>
          <table:table-cell table:style-name="ce71" table:formula="of:=INDIRECT(&quot;O&quot;&amp;[.B188])" office:value-type="float" office:value="0.00611484716613503">
            <text:p>0.0061</text:p>
          </table:table-cell>
          <table:table-cell table:style-name="ce88" table:formula="of:=INDIRECT(&quot;P&quot;&amp;[.B188])" office:value-type="float" office:value="0.00611484716613503">
            <text:p>0.0061</text:p>
          </table:table-cell>
          <table:table-cell table:style-name="ce44" office:value-type="float" office:value="36">
            <text:p>36</text:p>
          </table:table-cell>
          <table:table-cell table:number-columns-repeated="4"/>
          <table:table-cell table:style-name="ce64" office:value-type="float" office:value="-1.169">
            <text:p>-1.1690</text:p>
          </table:table-cell>
          <table:table-cell table:style-name="ce71" office:value-type="float" office:value="0.419494312356283">
            <text:p>0.4195</text:p>
          </table:table-cell>
          <table:table-cell table:style-name="ce71" office:value-type="float" office:value="0.00789502247359015">
            <text:p>0.0079</text:p>
          </table:table-cell>
          <table:table-cell table:style-name="ce88" office:value-type="float" office:value="0.00789502247359015">
            <text:p>0.0079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88]+1" office:value-type="float" office:value="70">
            <text:p>70</text:p>
          </table:table-cell>
          <table:table-cell table:style-name="ce64" table:formula="of:=INDIRECT(&quot;L&quot;&amp;[.B189])" office:value-type="float" office:value="-1.75">
            <text:p>-1.7500</text:p>
          </table:table-cell>
          <table:table-cell table:style-name="ce71" table:formula="of:=INDIRECT(&quot;N&quot;&amp;[.B189])" office:value-type="float" office:value="0.244742517428763">
            <text:p>0.2447</text:p>
          </table:table-cell>
          <table:table-cell table:style-name="ce71" table:formula="of:=INDIRECT(&quot;O&quot;&amp;[.B189])" office:value-type="float" office:value="0.00493514525813341">
            <text:p>0.0049</text:p>
          </table:table-cell>
          <table:table-cell table:style-name="ce88" table:formula="of:=INDIRECT(&quot;P&quot;&amp;[.B189])" office:value-type="float" office:value="0.00493514525813341">
            <text:p>0.0049</text:p>
          </table:table-cell>
          <table:table-cell table:style-name="ce44" office:value-type="float" office:value="37">
            <text:p>37</text:p>
          </table:table-cell>
          <table:table-cell table:number-columns-repeated="4"/>
          <table:table-cell table:style-name="ce64" office:value-type="float" office:value="-1.168">
            <text:p>-1.1680</text:p>
          </table:table-cell>
          <table:table-cell table:style-name="ce71" office:value-type="float" office:value="0.419541993476321">
            <text:p>0.4195</text:p>
          </table:table-cell>
          <table:table-cell table:style-name="ce71" office:value-type="float" office:value="0.0129842107275575">
            <text:p>0.0130</text:p>
          </table:table-cell>
          <table:table-cell table:style-name="ce88" office:value-type="float" office:value="0.0129842107275575">
            <text:p>0.0130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89]+1" office:value-type="float" office:value="71">
            <text:p>71</text:p>
          </table:table-cell>
          <table:table-cell table:style-name="ce64" table:formula="of:=INDIRECT(&quot;L&quot;&amp;[.B190])" office:value-type="float" office:value="-3">
            <text:p>-3.0000</text:p>
          </table:table-cell>
          <table:table-cell table:style-name="ce71" table:formula="of:=INDIRECT(&quot;N&quot;&amp;[.B190])" office:value-type="float" office:value="0.107604842922668">
            <text:p>0.1076</text:p>
          </table:table-cell>
          <table:table-cell table:style-name="ce71" table:formula="of:=INDIRECT(&quot;O&quot;&amp;[.B190])" office:value-type="float" office:value="0.00202515893092747">
            <text:p>0.0020</text:p>
          </table:table-cell>
          <table:table-cell table:style-name="ce88" table:formula="of:=INDIRECT(&quot;P&quot;&amp;[.B190])" office:value-type="float" office:value="0.00202515893092747">
            <text:p>0.0020</text:p>
          </table:table-cell>
          <table:table-cell table:style-name="ce44" office:value-type="float" office:value="38">
            <text:p>38</text:p>
          </table:table-cell>
          <table:table-cell table:number-columns-repeated="4"/>
          <table:table-cell table:style-name="ce64" office:value-type="float" office:value="-1">
            <text:p>-1.0000</text:p>
          </table:table-cell>
          <table:table-cell table:style-name="ce71" office:value-type="float" office:value="0.508435182066461">
            <text:p>0.5084</text:p>
          </table:table-cell>
          <table:table-cell table:style-name="ce71" office:value-type="float" office:value="0.0102135785520742">
            <text:p>0.0102</text:p>
          </table:table-cell>
          <table:table-cell table:style-name="ce88" office:value-type="float" office:value="0.0102135785520742">
            <text:p>0.0102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90]+7" office:value-type="float" office:value="78">
            <text:p>78</text:p>
          </table:table-cell>
          <table:table-cell table:style-name="ce64" table:formula="of:=INDIRECT(&quot;L&quot;&amp;[.B191])" office:value-type="float" office:value="-0.0171326893611583">
            <text:p>-0.0171</text:p>
          </table:table-cell>
          <table:table-cell table:style-name="ce71" table:formula="of:=INDIRECT(&quot;N&quot;&amp;[.B191])" office:value-type="float" office:value="2.68">
            <text:p>2.6800</text:p>
          </table:table-cell>
          <table:table-cell table:style-name="ce71" table:formula="of:=INDIRECT(&quot;O&quot;&amp;[.B191])" office:value-type="float" office:value="0.06164">
            <text:p>0.0616</text:p>
          </table:table-cell>
          <table:table-cell table:style-name="ce88" table:formula="of:=INDIRECT(&quot;P&quot;&amp;[.B191])" office:value-type="float" office:value="0.06164">
            <text:p>0.0616</text:p>
          </table:table-cell>
          <table:table-cell table:style-name="ce44" office:value-type="float" office:value="39">
            <text:p>39</text:p>
          </table:table-cell>
          <table:table-cell table:number-columns-repeated="4"/>
          <table:table-cell table:style-name="ce64" office:value-type="float" office:value="-1">
            <text:p>-1.0000</text:p>
          </table:table-cell>
          <table:table-cell table:style-name="ce71" office:value-type="float" office:value="0.503138982253268">
            <text:p>0.5031</text:p>
          </table:table-cell>
          <table:table-cell table:style-name="ce71" office:value-type="float" office:value="0.0074899576048544">
            <text:p>0.0075</text:p>
          </table:table-cell>
          <table:table-cell table:style-name="ce88" office:value-type="float" office:value="0.0074899576048544">
            <text:p>0.0075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91]+1" office:value-type="float" office:value="79">
            <text:p>79</text:p>
          </table:table-cell>
          <table:table-cell table:style-name="ce64" table:formula="of:=INDIRECT(&quot;L&quot;&amp;[.B192])" office:value-type="float" office:value="-0.0229733789160986">
            <text:p>-0.0230</text:p>
          </table:table-cell>
          <table:table-cell table:style-name="ce71" table:formula="of:=INDIRECT(&quot;N&quot;&amp;[.B192])" office:value-type="float" office:value="2.53">
            <text:p>2.5300</text:p>
          </table:table-cell>
          <table:table-cell table:style-name="ce71" table:formula="of:=INDIRECT(&quot;O&quot;&amp;[.B192])" office:value-type="float" office:value="0.04554">
            <text:p>0.0455</text:p>
          </table:table-cell>
          <table:table-cell table:style-name="ce88" table:formula="of:=INDIRECT(&quot;P&quot;&amp;[.B192])" office:value-type="float" office:value="0.04554">
            <text:p>0.0455</text:p>
          </table:table-cell>
          <table:table-cell table:style-name="ce44" office:value-type="float" office:value="40">
            <text:p>40</text:p>
          </table:table-cell>
          <table:table-cell table:number-columns-repeated="4"/>
          <table:table-cell table:style-name="ce64" office:value-type="float" office:value="-0.989023431303226">
            <text:p>-0.9890</text:p>
          </table:table-cell>
          <table:table-cell table:style-name="ce71" office:value-type="float" office:value="0.501">
            <text:p>0.5010</text:p>
          </table:table-cell>
          <table:table-cell table:style-name="ce71" office:value-type="float" office:value="0.005511">
            <text:p>0.0055</text:p>
          </table:table-cell>
          <table:table-cell table:style-name="ce88" office:value-type="float" office:value="0.005511">
            <text:p>0.0055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92]+1" office:value-type="float" office:value="80">
            <text:p>80</text:p>
          </table:table-cell>
          <table:table-cell table:style-name="ce64" table:formula="of:=INDIRECT(&quot;L&quot;&amp;[.B193])" office:value-type="float" office:value="-0.0280353098637135">
            <text:p>-0.0280</text:p>
          </table:table-cell>
          <table:table-cell table:style-name="ce71" table:formula="of:=INDIRECT(&quot;N&quot;&amp;[.B193])" office:value-type="float" office:value="2.59">
            <text:p>2.5900</text:p>
          </table:table-cell>
          <table:table-cell table:style-name="ce71" table:formula="of:=INDIRECT(&quot;O&quot;&amp;[.B193])" office:value-type="float" office:value="0.10101">
            <text:p>0.1010</text:p>
          </table:table-cell>
          <table:table-cell table:style-name="ce88" table:formula="of:=INDIRECT(&quot;P&quot;&amp;[.B193])" office:value-type="float" office:value="0.10101">
            <text:p>0.1010</text:p>
          </table:table-cell>
          <table:table-cell table:style-name="ce44" office:value-type="float" office:value="41">
            <text:p>41</text:p>
          </table:table-cell>
          <table:table-cell table:number-columns-repeated="4"/>
          <table:table-cell table:style-name="ce64" office:value-type="float" office:value="-0.973">
            <text:p>-0.9730</text:p>
          </table:table-cell>
          <table:table-cell table:style-name="ce71" office:value-type="float" office:value="0.514441522803861">
            <text:p>0.5144</text:p>
          </table:table-cell>
          <table:table-cell table:style-name="ce71" office:value-type="float" office:value="0.0154644095933681">
            <text:p>0.0155</text:p>
          </table:table-cell>
          <table:table-cell table:style-name="ce88" office:value-type="float" office:value="0.0154644095933681">
            <text:p>0.0155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93]+1" office:value-type="float" office:value="81">
            <text:p>81</text:p>
          </table:table-cell>
          <table:table-cell table:style-name="ce64" table:formula="of:=INDIRECT(&quot;L&quot;&amp;[.B194])" office:value-type="float" office:value="-0.0319291029003404">
            <text:p>-0.0319</text:p>
          </table:table-cell>
          <table:table-cell table:style-name="ce71" table:formula="of:=INDIRECT(&quot;N&quot;&amp;[.B194])" office:value-type="float" office:value="2.66">
            <text:p>2.6600</text:p>
          </table:table-cell>
          <table:table-cell table:style-name="ce71" table:formula="of:=INDIRECT(&quot;O&quot;&amp;[.B194])" office:value-type="float" office:value="0.08778">
            <text:p>0.0878</text:p>
          </table:table-cell>
          <table:table-cell table:style-name="ce88" table:formula="of:=INDIRECT(&quot;P&quot;&amp;[.B194])" office:value-type="float" office:value="0.08778">
            <text:p>0.0878</text:p>
          </table:table-cell>
          <table:table-cell table:style-name="ce44" office:value-type="float" office:value="42">
            <text:p>42</text:p>
          </table:table-cell>
          <table:table-cell table:number-columns-repeated="4"/>
          <table:table-cell table:style-name="ce64" office:value-type="float" office:value="-0.857">
            <text:p>-0.8570</text:p>
          </table:table-cell>
          <table:table-cell table:style-name="ce71" office:value-type="float" office:value="0.612346383187403">
            <text:p>0.6123</text:p>
          </table:table-cell>
          <table:table-cell table:style-name="ce71" office:value-type="float" office:value="0.00891935782744486">
            <text:p>0.0089</text:p>
          </table:table-cell>
          <table:table-cell table:style-name="ce88" office:value-type="float" office:value="0.00891935782744486">
            <text:p>0.0089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94]+1" office:value-type="float" office:value="82">
            <text:p>82</text:p>
          </table:table-cell>
          <table:table-cell table:style-name="ce64" table:formula="of:=INDIRECT(&quot;L&quot;&amp;[.B195])" office:value-type="float" office:value="-0.0389379303662688">
            <text:p>-0.0389</text:p>
          </table:table-cell>
          <table:table-cell table:style-name="ce71" table:formula="of:=INDIRECT(&quot;N&quot;&amp;[.B195])" office:value-type="float" office:value="2.52">
            <text:p>2.5200</text:p>
          </table:table-cell>
          <table:table-cell table:style-name="ce71" table:formula="of:=INDIRECT(&quot;O&quot;&amp;[.B195])" office:value-type="float" office:value="0.02772">
            <text:p>0.0277</text:p>
          </table:table-cell>
          <table:table-cell table:style-name="ce88" table:formula="of:=INDIRECT(&quot;P&quot;&amp;[.B195])" office:value-type="float" office:value="0.02772">
            <text:p>0.0277</text:p>
          </table:table-cell>
          <table:table-cell table:style-name="ce44" office:value-type="float" office:value="43">
            <text:p>43</text:p>
          </table:table-cell>
          <table:table-cell table:number-columns-repeated="4"/>
          <table:table-cell table:style-name="ce64" office:value-type="float" office:value="-0.779">
            <text:p>-0.7790</text:p>
          </table:table-cell>
          <table:table-cell table:style-name="ce71" office:value-type="float" office:value="0.649606161440567">
            <text:p>0.6496</text:p>
          </table:table-cell>
          <table:table-cell table:style-name="ce71" office:value-type="float" office:value="0.00808224495932882">
            <text:p>0.0081</text:p>
          </table:table-cell>
          <table:table-cell table:style-name="ce88" office:value-type="float" office:value="0.00808224495932882">
            <text:p>0.0081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95]+1" office:value-type="float" office:value="83">
            <text:p>83</text:p>
          </table:table-cell>
          <table:table-cell table:style-name="ce64" table:formula="of:=INDIRECT(&quot;L&quot;&amp;[.B196])" office:value-type="float" office:value="-0.0439998613138837">
            <text:p>-0.0440</text:p>
          </table:table-cell>
          <table:table-cell table:style-name="ce71" table:formula="of:=INDIRECT(&quot;N&quot;&amp;[.B196])" office:value-type="float" office:value="2.44">
            <text:p>2.4400</text:p>
          </table:table-cell>
          <table:table-cell table:style-name="ce71" table:formula="of:=INDIRECT(&quot;O&quot;&amp;[.B196])" office:value-type="float" office:value="0.13908">
            <text:p>0.1391</text:p>
          </table:table-cell>
          <table:table-cell table:style-name="ce88" table:formula="of:=INDIRECT(&quot;P&quot;&amp;[.B196])" office:value-type="float" office:value="0.13908">
            <text:p>0.1391</text:p>
          </table:table-cell>
          <table:table-cell table:style-name="ce44" office:value-type="float" office:value="44">
            <text:p>44</text:p>
          </table:table-cell>
          <table:table-cell table:number-columns-repeated="4"/>
          <table:table-cell table:style-name="ce64" office:value-type="float" office:value="-0.779">
            <text:p>-0.7790</text:p>
          </table:table-cell>
          <table:table-cell table:style-name="ce71" office:value-type="float" office:value="0.644526152357942">
            <text:p>0.6445</text:p>
          </table:table-cell>
          <table:table-cell table:style-name="ce71" office:value-type="float" office:value="0.0188585715717672">
            <text:p>0.0189</text:p>
          </table:table-cell>
          <table:table-cell table:style-name="ce88" office:value-type="float" office:value="0.0188585715717672">
            <text:p>0.0189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96]+1" office:value-type="float" office:value="84">
            <text:p>84</text:p>
          </table:table-cell>
          <table:table-cell table:style-name="ce64" table:formula="of:=INDIRECT(&quot;L&quot;&amp;[.B197])" office:value-type="float" office:value="-0.0478936543505106">
            <text:p>-0.0479</text:p>
          </table:table-cell>
          <table:table-cell table:style-name="ce71" table:formula="of:=INDIRECT(&quot;N&quot;&amp;[.B197])" office:value-type="float" office:value="2.43">
            <text:p>2.4300</text:p>
          </table:table-cell>
          <table:table-cell table:style-name="ce71" table:formula="of:=INDIRECT(&quot;O&quot;&amp;[.B197])" office:value-type="float" office:value="0.01944">
            <text:p>0.0194</text:p>
          </table:table-cell>
          <table:table-cell table:style-name="ce88" table:formula="of:=INDIRECT(&quot;P&quot;&amp;[.B197])" office:value-type="float" office:value="0.01944">
            <text:p>0.0194</text:p>
          </table:table-cell>
          <table:table-cell table:style-name="ce44" office:value-type="float" office:value="45">
            <text:p>45</text:p>
          </table:table-cell>
          <table:table-cell table:number-columns-repeated="4"/>
          <table:table-cell table:style-name="ce64" office:value-type="float" office:value="-0.778758607325375">
            <text:p>-0.7788</text:p>
          </table:table-cell>
          <table:table-cell table:style-name="ce71" office:value-type="float" office:value="0.646">
            <text:p>0.6460</text:p>
          </table:table-cell>
          <table:table-cell table:style-name="ce71" office:value-type="float" office:value="0.007106">
            <text:p>0.0071</text:p>
          </table:table-cell>
          <table:table-cell table:style-name="ce88" office:value-type="float" office:value="0.007106">
            <text:p>0.0071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97]+1" office:value-type="float" office:value="85">
            <text:p>85</text:p>
          </table:table-cell>
          <table:table-cell table:style-name="ce64" table:formula="of:=INDIRECT(&quot;L&quot;&amp;[.B198])" office:value-type="float" office:value="-0.056070619727427">
            <text:p>-0.0561</text:p>
          </table:table-cell>
          <table:table-cell table:style-name="ce71" table:formula="of:=INDIRECT(&quot;N&quot;&amp;[.B198])" office:value-type="float" office:value="2.43">
            <text:p>2.4300</text:p>
          </table:table-cell>
          <table:table-cell table:style-name="ce71" table:formula="of:=INDIRECT(&quot;O&quot;&amp;[.B198])" office:value-type="float" office:value="0.02916">
            <text:p>0.0292</text:p>
          </table:table-cell>
          <table:table-cell table:style-name="ce88" table:formula="of:=INDIRECT(&quot;P&quot;&amp;[.B198])" office:value-type="float" office:value="0.02916">
            <text:p>0.0292</text:p>
          </table:table-cell>
          <table:table-cell table:style-name="ce44" office:value-type="float" office:value="46">
            <text:p>46</text:p>
          </table:table-cell>
          <table:table-cell table:number-columns-repeated="4"/>
          <table:table-cell table:style-name="ce64" office:value-type="float" office:value="-0.74">
            <text:p>-0.7400</text:p>
          </table:table-cell>
          <table:table-cell table:style-name="ce71" office:value-type="float" office:value="0.695734340972092">
            <text:p>0.6957</text:p>
          </table:table-cell>
          <table:table-cell table:style-name="ce71" office:value-type="float" office:value="0.0113638145233275">
            <text:p>0.0114</text:p>
          </table:table-cell>
          <table:table-cell table:style-name="ce88" office:value-type="float" office:value="0.0113638145233275">
            <text:p>0.0114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98]+1" office:value-type="float" office:value="86">
            <text:p>86</text:p>
          </table:table-cell>
          <table:table-cell table:style-name="ce64" table:formula="of:=INDIRECT(&quot;L&quot;&amp;[.B199])" office:value-type="float" office:value="-0.0599644127640539">
            <text:p>-0.0600</text:p>
          </table:table-cell>
          <table:table-cell table:style-name="ce71" table:formula="of:=INDIRECT(&quot;N&quot;&amp;[.B199])" office:value-type="float" office:value="2.37">
            <text:p>2.3700</text:p>
          </table:table-cell>
          <table:table-cell table:style-name="ce71" table:formula="of:=INDIRECT(&quot;O&quot;&amp;[.B199])" office:value-type="float" office:value="0.01896">
            <text:p>0.0190</text:p>
          </table:table-cell>
          <table:table-cell table:style-name="ce88" table:formula="of:=INDIRECT(&quot;P&quot;&amp;[.B199])" office:value-type="float" office:value="0.01896">
            <text:p>0.0190</text:p>
          </table:table-cell>
          <table:table-cell table:style-name="ce44" office:value-type="float" office:value="47">
            <text:p>47</text:p>
          </table:table-cell>
          <table:table-cell table:number-columns-repeated="4"/>
          <table:table-cell table:style-name="ce64" office:value-type="float" office:value="-0.701">
            <text:p>-0.7010</text:p>
          </table:table-cell>
          <table:table-cell table:style-name="ce71" office:value-type="float" office:value="0.713511596557089">
            <text:p>0.7135</text:p>
          </table:table-cell>
          <table:table-cell table:style-name="ce71" office:value-type="float" office:value="0.00900051535267952">
            <text:p>0.0090</text:p>
          </table:table-cell>
          <table:table-cell table:style-name="ce88" office:value-type="float" office:value="0.00900051535267952">
            <text:p>0.0090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199]+1" office:value-type="float" office:value="87">
            <text:p>87</text:p>
          </table:table-cell>
          <table:table-cell table:style-name="ce64" table:formula="of:=INDIRECT(&quot;L&quot;&amp;[.B200])" office:value-type="float" office:value="-0.0693095160519584">
            <text:p>-0.0693</text:p>
          </table:table-cell>
          <table:table-cell table:style-name="ce71" table:formula="of:=INDIRECT(&quot;N&quot;&amp;[.B200])" office:value-type="float" office:value="2.29">
            <text:p>2.2900</text:p>
          </table:table-cell>
          <table:table-cell table:style-name="ce71" table:formula="of:=INDIRECT(&quot;O&quot;&amp;[.B200])" office:value-type="float" office:value="0.0458">
            <text:p>0.0458</text:p>
          </table:table-cell>
          <table:table-cell table:style-name="ce88" table:formula="of:=INDIRECT(&quot;P&quot;&amp;[.B200])" office:value-type="float" office:value="0.0458">
            <text:p>0.0458</text:p>
          </table:table-cell>
          <table:table-cell table:style-name="ce44" office:value-type="float" office:value="48">
            <text:p>48</text:p>
          </table:table-cell>
          <table:table-cell table:number-columns-repeated="4"/>
          <table:table-cell table:style-name="ce64" office:value-type="float" office:value="-0.67">
            <text:p>-0.6700</text:p>
          </table:table-cell>
          <table:table-cell table:style-name="ce71" office:value-type="float" office:value="0.743710144020457">
            <text:p>0.7437</text:p>
          </table:table-cell>
          <table:table-cell table:style-name="ce71" office:value-type="float" office:value="0.0146368882803921">
            <text:p>0.0146</text:p>
          </table:table-cell>
          <table:table-cell table:style-name="ce88" office:value-type="float" office:value="0.0146368882803921">
            <text:p>0.0146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00]+1" office:value-type="float" office:value="88">
            <text:p>88</text:p>
          </table:table-cell>
          <table:table-cell table:style-name="ce64" table:formula="of:=INDIRECT(&quot;L&quot;&amp;[.B201])" office:value-type="float" office:value="-0.0778758607325375">
            <text:p>-0.0779</text:p>
          </table:table-cell>
          <table:table-cell table:style-name="ce71" table:formula="of:=INDIRECT(&quot;N&quot;&amp;[.B201])" office:value-type="float" office:value="2.25">
            <text:p>2.2500</text:p>
          </table:table-cell>
          <table:table-cell table:style-name="ce71" table:formula="of:=INDIRECT(&quot;O&quot;&amp;[.B201])" office:value-type="float" office:value="0.02475">
            <text:p>0.0248</text:p>
          </table:table-cell>
          <table:table-cell table:style-name="ce88" table:formula="of:=INDIRECT(&quot;P&quot;&amp;[.B201])" office:value-type="float" office:value="0.02475">
            <text:p>0.0248</text:p>
          </table:table-cell>
          <table:table-cell table:style-name="ce44" office:value-type="float" office:value="49">
            <text:p>49</text:p>
          </table:table-cell>
          <table:table-cell table:number-columns-repeated="4"/>
          <table:table-cell table:style-name="ce64" office:value-type="float" office:value="-0.662">
            <text:p>-0.6620</text:p>
          </table:table-cell>
          <table:table-cell table:style-name="ce71" office:value-type="float" office:value="0.760635564340917">
            <text:p>0.7606</text:p>
          </table:table-cell>
          <table:table-cell table:style-name="ce71" office:value-type="float" office:value="0.0126926387152122">
            <text:p>0.0127</text:p>
          </table:table-cell>
          <table:table-cell table:style-name="ce88" office:value-type="float" office:value="0.0126926387152122">
            <text:p>0.0127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01]+1" office:value-type="float" office:value="89">
            <text:p>89</text:p>
          </table:table-cell>
          <table:table-cell table:style-name="ce64" table:formula="of:=INDIRECT(&quot;L&quot;&amp;[.B202])" office:value-type="float" office:value="-0.119928825528108">
            <text:p>-0.1199</text:p>
          </table:table-cell>
          <table:table-cell table:style-name="ce71" table:formula="of:=INDIRECT(&quot;N&quot;&amp;[.B202])" office:value-type="float" office:value="2.04">
            <text:p>2.0400</text:p>
          </table:table-cell>
          <table:table-cell table:style-name="ce71" table:formula="of:=INDIRECT(&quot;O&quot;&amp;[.B202])" office:value-type="float" office:value="0.01224">
            <text:p>0.0122</text:p>
          </table:table-cell>
          <table:table-cell table:style-name="ce88" table:formula="of:=INDIRECT(&quot;P&quot;&amp;[.B202])" office:value-type="float" office:value="0.01224">
            <text:p>0.0122</text:p>
          </table:table-cell>
          <table:table-cell table:style-name="ce44" office:value-type="float" office:value="50">
            <text:p>50</text:p>
          </table:table-cell>
          <table:table-cell table:number-columns-repeated="4"/>
          <table:table-cell table:style-name="ce64" office:value-type="float" office:value="-0.623">
            <text:p>-0.6230</text:p>
          </table:table-cell>
          <table:table-cell table:style-name="ce71" office:value-type="float" office:value="0.789948459978716">
            <text:p>0.7899</text:p>
          </table:table-cell>
          <table:table-cell table:style-name="ce71" office:value-type="float" office:value="0.00896413902248859">
            <text:p>0.0090</text:p>
          </table:table-cell>
          <table:table-cell table:style-name="ce88" office:value-type="float" office:value="0.00896413902248859">
            <text:p>0.0090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02]+1" office:value-type="float" office:value="90">
            <text:p>90</text:p>
          </table:table-cell>
          <table:table-cell table:style-name="ce64" table:formula="of:=INDIRECT(&quot;L&quot;&amp;[.B203])" office:value-type="float" office:value="-0.146017238873508">
            <text:p>-0.1460</text:p>
          </table:table-cell>
          <table:table-cell table:style-name="ce71" table:formula="of:=INDIRECT(&quot;N&quot;&amp;[.B203])" office:value-type="float" office:value="1.9">
            <text:p>1.9000</text:p>
          </table:table-cell>
          <table:table-cell table:style-name="ce71" table:formula="of:=INDIRECT(&quot;O&quot;&amp;[.B203])" office:value-type="float" office:value="0.0133">
            <text:p>0.0133</text:p>
          </table:table-cell>
          <table:table-cell table:style-name="ce88" table:formula="of:=INDIRECT(&quot;P&quot;&amp;[.B203])" office:value-type="float" office:value="0.0133">
            <text:p>0.0133</text:p>
          </table:table-cell>
          <table:table-cell table:style-name="ce44" office:value-type="float" office:value="51">
            <text:p>51</text:p>
          </table:table-cell>
          <table:table-cell table:number-columns-repeated="4"/>
          <table:table-cell table:style-name="ce64" office:value-type="float" office:value="-0.584068955494031">
            <text:p>-0.5841</text:p>
          </table:table-cell>
          <table:table-cell table:style-name="ce71" office:value-type="float" office:value="0.843">
            <text:p>0.8430</text:p>
          </table:table-cell>
          <table:table-cell table:style-name="ce71" office:value-type="float" office:value="0.006744">
            <text:p>0.0067</text:p>
          </table:table-cell>
          <table:table-cell table:style-name="ce88" office:value-type="float" office:value="0.006744">
            <text:p>0.0067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03]+1" office:value-type="float" office:value="91">
            <text:p>91</text:p>
          </table:table-cell>
          <table:table-cell table:style-name="ce64" table:formula="of:=INDIRECT(&quot;L&quot;&amp;[.B204])" office:value-type="float" office:value="-0.195079031135006">
            <text:p>-0.1951</text:p>
          </table:table-cell>
          <table:table-cell table:style-name="ce71" table:formula="of:=INDIRECT(&quot;N&quot;&amp;[.B204])" office:value-type="float" office:value="1.73">
            <text:p>1.7300</text:p>
          </table:table-cell>
          <table:table-cell table:style-name="ce71" table:formula="of:=INDIRECT(&quot;O&quot;&amp;[.B204])" office:value-type="float" office:value="0.07958">
            <text:p>0.0796</text:p>
          </table:table-cell>
          <table:table-cell table:style-name="ce88" table:formula="of:=INDIRECT(&quot;P&quot;&amp;[.B204])" office:value-type="float" office:value="0.07958">
            <text:p>0.0796</text:p>
          </table:table-cell>
          <table:table-cell table:style-name="ce44" office:value-type="float" office:value="52">
            <text:p>52</text:p>
          </table:table-cell>
          <table:table-cell table:number-columns-repeated="4"/>
          <table:table-cell table:style-name="ce64" office:value-type="float" office:value="-0.584">
            <text:p>-0.5840</text:p>
          </table:table-cell>
          <table:table-cell table:style-name="ce71" office:value-type="float" office:value="0.843327529518046">
            <text:p>0.8433</text:p>
          </table:table-cell>
          <table:table-cell table:style-name="ce71" office:value-type="float" office:value="0.0142689359493561">
            <text:p>0.0143</text:p>
          </table:table-cell>
          <table:table-cell table:style-name="ce88" office:value-type="float" office:value="0.0142689359493561">
            <text:p>0.0143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04]+1" office:value-type="float" office:value="92">
            <text:p>92</text:p>
          </table:table-cell>
          <table:table-cell table:style-name="ce64" table:formula="of:=INDIRECT(&quot;L&quot;&amp;[.B205])" office:value-type="float" office:value="-0.272954891867544">
            <text:p>-0.2730</text:p>
          </table:table-cell>
          <table:table-cell table:style-name="ce71" table:formula="of:=INDIRECT(&quot;N&quot;&amp;[.B205])" office:value-type="float" office:value="1.51">
            <text:p>1.5100</text:p>
          </table:table-cell>
          <table:table-cell table:style-name="ce71" table:formula="of:=INDIRECT(&quot;O&quot;&amp;[.B205])" office:value-type="float" office:value="0.05134">
            <text:p>0.0513</text:p>
          </table:table-cell>
          <table:table-cell table:style-name="ce88" table:formula="of:=INDIRECT(&quot;P&quot;&amp;[.B205])" office:value-type="float" office:value="0.05134">
            <text:p>0.0513</text:p>
          </table:table-cell>
          <table:table-cell table:style-name="ce44" office:value-type="float" office:value="53">
            <text:p>53</text:p>
          </table:table-cell>
          <table:table-cell table:number-columns-repeated="4"/>
          <table:table-cell table:style-name="ce64" office:value-type="float" office:value="-0.584">
            <text:p>-0.5840</text:p>
          </table:table-cell>
          <table:table-cell table:style-name="ce71" office:value-type="float" office:value="0.842486724403871">
            <text:p>0.8425</text:p>
          </table:table-cell>
          <table:table-cell table:style-name="ce71" office:value-type="float" office:value="0.0249706379113732">
            <text:p>0.0250</text:p>
          </table:table-cell>
          <table:table-cell table:style-name="ce88" office:value-type="float" office:value="0.0249706379113732">
            <text:p>0.0250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05]+1" office:value-type="float" office:value="93">
            <text:p>93</text:p>
          </table:table-cell>
          <table:table-cell table:style-name="ce64" table:formula="of:=INDIRECT(&quot;L&quot;&amp;[.B206])" office:value-type="float" office:value="-0.311114063626487">
            <text:p>-0.3111</text:p>
          </table:table-cell>
          <table:table-cell table:style-name="ce71" table:formula="of:=INDIRECT(&quot;N&quot;&amp;[.B206])" office:value-type="float" office:value="1.35">
            <text:p>1.3500</text:p>
          </table:table-cell>
          <table:table-cell table:style-name="ce71" table:formula="of:=INDIRECT(&quot;O&quot;&amp;[.B206])" office:value-type="float" office:value="0.02835">
            <text:p>0.0284</text:p>
          </table:table-cell>
          <table:table-cell table:style-name="ce88" table:formula="of:=INDIRECT(&quot;P&quot;&amp;[.B206])" office:value-type="float" office:value="0.02835">
            <text:p>0.0284</text:p>
          </table:table-cell>
          <table:table-cell table:style-name="ce44" office:value-type="float" office:value="54">
            <text:p>54</text:p>
          </table:table-cell>
          <table:table-cell table:number-columns-repeated="4"/>
          <table:table-cell table:style-name="ce64" office:value-type="float" office:value="-0.545">
            <text:p>-0.5450</text:p>
          </table:table-cell>
          <table:table-cell table:style-name="ce71" office:value-type="float" office:value="0.894768163369952">
            <text:p>0.8948</text:p>
          </table:table-cell>
          <table:table-cell table:style-name="ce71" office:value-type="float" office:value="0.011377162284073">
            <text:p>0.0114</text:p>
          </table:table-cell>
          <table:table-cell table:style-name="ce88" office:value-type="float" office:value="0.011377162284073">
            <text:p>0.0114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06]+1" office:value-type="float" office:value="94">
            <text:p>94</text:p>
          </table:table-cell>
          <table:table-cell table:style-name="ce64" table:formula="of:=INDIRECT(&quot;L&quot;&amp;[.B207])" office:value-type="float" office:value="-0.393273096699314">
            <text:p>-0.3933</text:p>
          </table:table-cell>
          <table:table-cell table:style-name="ce71" table:formula="of:=INDIRECT(&quot;N&quot;&amp;[.B207])" office:value-type="float" office:value="1.13">
            <text:p>1.1300</text:p>
          </table:table-cell>
          <table:table-cell table:style-name="ce71" table:formula="of:=INDIRECT(&quot;O&quot;&amp;[.B207])" office:value-type="float" office:value="0.01469">
            <text:p>0.0147</text:p>
          </table:table-cell>
          <table:table-cell table:style-name="ce88" table:formula="of:=INDIRECT(&quot;P&quot;&amp;[.B207])" office:value-type="float" office:value="0.01469">
            <text:p>0.0147</text:p>
          </table:table-cell>
          <table:table-cell table:style-name="ce44" office:value-type="float" office:value="55">
            <text:p>55</text:p>
          </table:table-cell>
          <table:table-cell table:number-columns-repeated="4"/>
          <table:table-cell table:style-name="ce64" office:value-type="float" office:value="-0.506">
            <text:p>-0.5060</text:p>
          </table:table-cell>
          <table:table-cell table:style-name="ce71" office:value-type="float" office:value="0.940705519021114">
            <text:p>0.9407</text:p>
          </table:table-cell>
          <table:table-cell table:style-name="ce71" office:value-type="float" office:value="0.0161582004437111">
            <text:p>0.0162</text:p>
          </table:table-cell>
          <table:table-cell table:style-name="ce88" office:value-type="float" office:value="0.0161582004437111">
            <text:p>0.0162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07]+1" office:value-type="float" office:value="95">
            <text:p>95</text:p>
          </table:table-cell>
          <table:table-cell table:style-name="ce64" table:formula="of:=INDIRECT(&quot;L&quot;&amp;[.B208])" office:value-type="float" office:value="-0.584068955494031">
            <text:p>-0.5841</text:p>
          </table:table-cell>
          <table:table-cell table:style-name="ce71" table:formula="of:=INDIRECT(&quot;N&quot;&amp;[.B208])" office:value-type="float" office:value="0.843">
            <text:p>0.8430</text:p>
          </table:table-cell>
          <table:table-cell table:style-name="ce71" table:formula="of:=INDIRECT(&quot;O&quot;&amp;[.B208])" office:value-type="float" office:value="0.006744">
            <text:p>0.0067</text:p>
          </table:table-cell>
          <table:table-cell table:style-name="ce88" table:formula="of:=INDIRECT(&quot;P&quot;&amp;[.B208])" office:value-type="float" office:value="0.006744">
            <text:p>0.0067</text:p>
          </table:table-cell>
          <table:table-cell table:style-name="ce44" office:value-type="float" office:value="56">
            <text:p>56</text:p>
          </table:table-cell>
          <table:table-cell table:number-columns-repeated="4"/>
          <table:table-cell table:style-name="ce64" office:value-type="float" office:value="-0.467">
            <text:p>-0.4670</text:p>
          </table:table-cell>
          <table:table-cell table:style-name="ce71" office:value-type="float" office:value="1.01017672050945">
            <text:p>1.0102</text:p>
          </table:table-cell>
          <table:table-cell table:style-name="ce71" office:value-type="float" office:value="0.012935060932437">
            <text:p>0.0129</text:p>
          </table:table-cell>
          <table:table-cell table:style-name="ce88" office:value-type="float" office:value="0.012935060932437">
            <text:p>0.0129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08]+1" office:value-type="float" office:value="96">
            <text:p>96</text:p>
          </table:table-cell>
          <table:table-cell table:style-name="ce64" table:formula="of:=INDIRECT(&quot;L&quot;&amp;[.B209])" office:value-type="float" office:value="-0.778758607325375">
            <text:p>-0.7788</text:p>
          </table:table-cell>
          <table:table-cell table:style-name="ce71" table:formula="of:=INDIRECT(&quot;N&quot;&amp;[.B209])" office:value-type="float" office:value="0.646">
            <text:p>0.6460</text:p>
          </table:table-cell>
          <table:table-cell table:style-name="ce71" table:formula="of:=INDIRECT(&quot;O&quot;&amp;[.B209])" office:value-type="float" office:value="0.007106">
            <text:p>0.0071</text:p>
          </table:table-cell>
          <table:table-cell table:style-name="ce88" table:formula="of:=INDIRECT(&quot;P&quot;&amp;[.B209])" office:value-type="float" office:value="0.007106">
            <text:p>0.0071</text:p>
          </table:table-cell>
          <table:table-cell table:style-name="ce44" office:value-type="float" office:value="57">
            <text:p>57</text:p>
          </table:table-cell>
          <table:table-cell table:number-columns-repeated="4"/>
          <table:table-cell table:style-name="ce64" office:value-type="float" office:value="-0.428">
            <text:p>-0.4280</text:p>
          </table:table-cell>
          <table:table-cell table:style-name="ce71" office:value-type="float" office:value="1.08495047539333">
            <text:p>1.0850</text:p>
          </table:table-cell>
          <table:table-cell table:style-name="ce71" office:value-type="float" office:value="0.0184491183583694">
            <text:p>0.0184</text:p>
          </table:table-cell>
          <table:table-cell table:style-name="ce88" office:value-type="float" office:value="0.0184491183583694">
            <text:p>0.0184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09]+1" office:value-type="float" office:value="97">
            <text:p>97</text:p>
          </table:table-cell>
          <table:table-cell table:style-name="ce64" table:formula="of:=INDIRECT(&quot;L&quot;&amp;[.B210])" office:value-type="float" office:value="-0.989023431303226">
            <text:p>-0.9890</text:p>
          </table:table-cell>
          <table:table-cell table:style-name="ce71" table:formula="of:=INDIRECT(&quot;N&quot;&amp;[.B210])" office:value-type="float" office:value="0.501">
            <text:p>0.5010</text:p>
          </table:table-cell>
          <table:table-cell table:style-name="ce71" table:formula="of:=INDIRECT(&quot;O&quot;&amp;[.B210])" office:value-type="float" office:value="0.005511">
            <text:p>0.0055</text:p>
          </table:table-cell>
          <table:table-cell table:style-name="ce88" table:formula="of:=INDIRECT(&quot;P&quot;&amp;[.B210])" office:value-type="float" office:value="0.005511">
            <text:p>0.0055</text:p>
          </table:table-cell>
          <table:table-cell table:style-name="ce44" office:value-type="float" office:value="58">
            <text:p>58</text:p>
          </table:table-cell>
          <table:table-cell table:number-columns-repeated="4"/>
          <table:table-cell table:style-name="ce64" office:value-type="float" office:value="-0.393273096699314">
            <text:p>-0.3933</text:p>
          </table:table-cell>
          <table:table-cell table:style-name="ce71" office:value-type="float" office:value="1.13">
            <text:p>1.1300</text:p>
          </table:table-cell>
          <table:table-cell table:style-name="ce71" office:value-type="float" office:value="0.01469">
            <text:p>0.0147</text:p>
          </table:table-cell>
          <table:table-cell table:style-name="ce88" office:value-type="float" office:value="0.01469">
            <text:p>0.0147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10]+7" office:value-type="float" office:value="104">
            <text:p>104</text:p>
          </table:table-cell>
          <table:table-cell table:style-name="ce64" table:formula="of:=INDIRECT(&quot;L&quot;&amp;[.B211])" office:value-type="float" office:value="-2.99822063820269">
            <text:p>-2.9982</text:p>
          </table:table-cell>
          <table:table-cell table:style-name="ce71" table:formula="of:=INDIRECT(&quot;N&quot;&amp;[.B211])" office:value-type="float" office:value="0.109">
            <text:p>0.1090</text:p>
          </table:table-cell>
          <table:table-cell table:style-name="ce71" table:formula="of:=INDIRECT(&quot;O&quot;&amp;[.B211])" office:value-type="float" office:value="0.001635">
            <text:p>0.0016</text:p>
          </table:table-cell>
          <table:table-cell table:style-name="ce88" table:formula="of:=INDIRECT(&quot;P&quot;&amp;[.B211])" office:value-type="float" office:value="0.001635">
            <text:p>0.0016</text:p>
          </table:table-cell>
          <table:table-cell table:style-name="ce44" office:value-type="float" office:value="59">
            <text:p>59</text:p>
          </table:table-cell>
          <table:table-cell table:number-columns-repeated="4"/>
          <table:table-cell table:style-name="ce64" office:value-type="float" office:value="-0.389">
            <text:p>-0.3890</text:p>
          </table:table-cell>
          <table:table-cell table:style-name="ce71" office:value-type="float" office:value="1.14583485870014">
            <text:p>1.1458</text:p>
          </table:table-cell>
          <table:table-cell table:style-name="ce71" office:value-type="float" office:value="0.0131878347704057">
            <text:p>0.0132</text:p>
          </table:table-cell>
          <table:table-cell table:style-name="ce88" office:value-type="float" office:value="0.0131878347704057">
            <text:p>0.0132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11]+1" office:value-type="float" office:value="105">
            <text:p>105</text:p>
          </table:table-cell>
          <table:table-cell table:style-name="ce64" table:formula="of:=INDIRECT(&quot;L&quot;&amp;[.B212])" office:value-type="float" office:value="-5.17874473871375">
            <text:p>-5.1787</text:p>
          </table:table-cell>
          <table:table-cell table:style-name="ce71" table:formula="of:=INDIRECT(&quot;N&quot;&amp;[.B212])" office:value-type="float" office:value="0.041">
            <text:p>0.0410</text:p>
          </table:table-cell>
          <table:table-cell table:style-name="ce71" table:formula="of:=INDIRECT(&quot;O&quot;&amp;[.B212])" office:value-type="float" office:value="0.002788">
            <text:p>0.0028</text:p>
          </table:table-cell>
          <table:table-cell table:style-name="ce88" table:formula="of:=INDIRECT(&quot;P&quot;&amp;[.B212])" office:value-type="float" office:value="0.002788">
            <text:p>0.0028</text:p>
          </table:table-cell>
          <table:table-cell table:style-name="ce44" office:value-type="float" office:value="60">
            <text:p>60</text:p>
          </table:table-cell>
          <table:table-cell table:number-columns-repeated="4"/>
          <table:table-cell table:style-name="ce64" office:value-type="float" office:value="-0.389">
            <text:p>-0.3890</text:p>
          </table:table-cell>
          <table:table-cell table:style-name="ce71" office:value-type="float" office:value="1.14933181147338">
            <text:p>1.1493</text:p>
          </table:table-cell>
          <table:table-cell table:style-name="ce71" office:value-type="float" office:value="0.0346180662723149">
            <text:p>0.0346</text:p>
          </table:table-cell>
          <table:table-cell table:style-name="ce88" office:value-type="float" office:value="0.0346180662723149">
            <text:p>0.0346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12]+7" office:value-type="float" office:value="112">
            <text:p>112</text:p>
          </table:table-cell>
          <table:table-cell table:style-name="ce64" table:formula="of:=INDIRECT(&quot;L&quot;&amp;[.B213])" office:value-type="float" office:value="-2.862">
            <text:p>-2.8620</text:p>
          </table:table-cell>
          <table:table-cell table:style-name="ce71" table:formula="of:=INDIRECT(&quot;N&quot;&amp;[.B213])" office:value-type="float" office:value="0.117293585259501">
            <text:p>0.1173</text:p>
          </table:table-cell>
          <table:table-cell table:style-name="ce71" table:formula="of:=INDIRECT(&quot;O&quot;&amp;[.B213])" office:value-type="float" office:value="0.00327699130773317">
            <text:p>0.0033</text:p>
          </table:table-cell>
          <table:table-cell table:style-name="ce88" table:formula="of:=INDIRECT(&quot;P&quot;&amp;[.B213])" office:value-type="float" office:value="0.00327699130773317">
            <text:p>0.0033</text:p>
          </table:table-cell>
          <table:table-cell table:style-name="ce44" office:value-type="float" office:value="61">
            <text:p>61</text:p>
          </table:table-cell>
          <table:table-cell table:number-columns-repeated="4"/>
          <table:table-cell table:style-name="ce64" office:value-type="float" office:value="-0.35">
            <text:p>-0.3500</text:p>
          </table:table-cell>
          <table:table-cell table:style-name="ce71" office:value-type="float" office:value="1.21917207605134">
            <text:p>1.2192</text:p>
          </table:table-cell>
          <table:table-cell table:style-name="ce71" office:value-type="float" office:value="0.0212641687747384">
            <text:p>0.0213</text:p>
          </table:table-cell>
          <table:table-cell table:style-name="ce88" office:value-type="float" office:value="0.0212641687747384">
            <text:p>0.0213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13]+1" office:value-type="float" office:value="113">
            <text:p>113</text:p>
          </table:table-cell>
          <table:table-cell table:style-name="ce64" table:formula="of:=INDIRECT(&quot;L&quot;&amp;[.B214])" office:value-type="float" office:value="-3.621">
            <text:p>-3.6210</text:p>
          </table:table-cell>
          <table:table-cell table:style-name="ce71" table:formula="of:=INDIRECT(&quot;N&quot;&amp;[.B214])" office:value-type="float" office:value="0.079559747308788">
            <text:p>0.0796</text:p>
          </table:table-cell>
          <table:table-cell table:style-name="ce71" table:formula="of:=INDIRECT(&quot;O&quot;&amp;[.B214])" office:value-type="float" office:value="0.00244135178702875">
            <text:p>0.0024</text:p>
          </table:table-cell>
          <table:table-cell table:style-name="ce88" table:formula="of:=INDIRECT(&quot;P&quot;&amp;[.B214])" office:value-type="float" office:value="0.00244135178702875">
            <text:p>0.0024</text:p>
          </table:table-cell>
          <table:table-cell table:style-name="ce44" office:value-type="float" office:value="62">
            <text:p>62</text:p>
          </table:table-cell>
          <table:table-cell table:number-columns-repeated="4"/>
          <table:table-cell table:style-name="ce64" office:value-type="float" office:value="-0.312">
            <text:p>-0.3120</text:p>
          </table:table-cell>
          <table:table-cell table:style-name="ce71" office:value-type="float" office:value="1.30073677512917">
            <text:p>1.3007</text:p>
          </table:table-cell>
          <table:table-cell table:style-name="ce71" office:value-type="float" office:value="0.017156141239571">
            <text:p>0.0172</text:p>
          </table:table-cell>
          <table:table-cell table:style-name="ce88" office:value-type="float" office:value="0.017156141239571">
            <text:p>0.0172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14]+1" office:value-type="float" office:value="114">
            <text:p>114</text:p>
          </table:table-cell>
          <table:table-cell table:style-name="ce64" table:formula="of:=INDIRECT(&quot;L&quot;&amp;[.B215])" office:value-type="float" office:value="-5.027">
            <text:p>-5.0270</text:p>
          </table:table-cell>
          <table:table-cell table:style-name="ce71" table:formula="of:=INDIRECT(&quot;N&quot;&amp;[.B215])" office:value-type="float" office:value="0.0444864280995241">
            <text:p>0.0445</text:p>
          </table:table-cell>
          <table:table-cell table:style-name="ce71" table:formula="of:=INDIRECT(&quot;O&quot;&amp;[.B215])" office:value-type="float" office:value="0.00114937777811324">
            <text:p>0.0011</text:p>
          </table:table-cell>
          <table:table-cell table:style-name="ce88" table:formula="of:=INDIRECT(&quot;P&quot;&amp;[.B215])" office:value-type="float" office:value="0.00114937777811324">
            <text:p>0.0011</text:p>
          </table:table-cell>
          <table:table-cell table:style-name="ce44" office:value-type="float" office:value="63">
            <text:p>63</text:p>
          </table:table-cell>
          <table:table-cell table:number-columns-repeated="4"/>
          <table:table-cell table:style-name="ce64" office:value-type="float" office:value="-0.311114063626487">
            <text:p>-0.3111</text:p>
          </table:table-cell>
          <table:table-cell table:style-name="ce71" office:value-type="float" office:value="1.35">
            <text:p>1.3500</text:p>
          </table:table-cell>
          <table:table-cell table:style-name="ce71" office:value-type="float" office:value="0.02835">
            <text:p>0.0284</text:p>
          </table:table-cell>
          <table:table-cell table:style-name="ce88" office:value-type="float" office:value="0.02835">
            <text:p>0.0284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15]+1" office:value-type="float" office:value="115">
            <text:p>115</text:p>
          </table:table-cell>
          <table:table-cell table:style-name="ce64" table:formula="of:=INDIRECT(&quot;L&quot;&amp;[.B216])" office:value-type="float" office:value="-4.991">
            <text:p>-4.9910</text:p>
          </table:table-cell>
          <table:table-cell table:style-name="ce71" table:formula="of:=INDIRECT(&quot;N&quot;&amp;[.B216])" office:value-type="float" office:value="0.0451366719530122">
            <text:p>0.0451</text:p>
          </table:table-cell>
          <table:table-cell table:style-name="ce71" table:formula="of:=INDIRECT(&quot;O&quot;&amp;[.B216])" office:value-type="float" office:value="0.00128645946867854">
            <text:p>0.0013</text:p>
          </table:table-cell>
          <table:table-cell table:style-name="ce88" table:formula="of:=INDIRECT(&quot;P&quot;&amp;[.B216])" office:value-type="float" office:value="0.00128645946867854">
            <text:p>0.0013</text:p>
          </table:table-cell>
          <table:table-cell table:style-name="ce44" office:value-type="float" office:value="64">
            <text:p>64</text:p>
          </table:table-cell>
          <table:table-cell table:number-columns-repeated="4"/>
          <table:table-cell table:style-name="ce64" office:value-type="float" office:value="-0.292">
            <text:p>-0.2920</text:p>
          </table:table-cell>
          <table:table-cell table:style-name="ce71" office:value-type="float" office:value="1.35318061465294">
            <text:p>1.3532</text:p>
          </table:table-cell>
          <table:table-cell table:style-name="ce71" office:value-type="float" office:value="0.0178478522261585">
            <text:p>0.0178</text:p>
          </table:table-cell>
          <table:table-cell table:style-name="ce88" office:value-type="float" office:value="0.0178478522261585">
            <text:p>0.0178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16]+1" office:value-type="float" office:value="116">
            <text:p>116</text:p>
          </table:table-cell>
          <table:table-cell table:style-name="ce64" table:formula="of:=INDIRECT(&quot;L&quot;&amp;[.B217])" office:value-type="float" office:value="-5.017">
            <text:p>-5.0170</text:p>
          </table:table-cell>
          <table:table-cell table:style-name="ce71" table:formula="of:=INDIRECT(&quot;N&quot;&amp;[.B217])" office:value-type="float" office:value="0.0440838965573093">
            <text:p>0.0441</text:p>
          </table:table-cell>
          <table:table-cell table:style-name="ce71" table:formula="of:=INDIRECT(&quot;O&quot;&amp;[.B217])" office:value-type="float" office:value="0.00115339517378616">
            <text:p>0.0012</text:p>
          </table:table-cell>
          <table:table-cell table:style-name="ce88" table:formula="of:=INDIRECT(&quot;P&quot;&amp;[.B217])" office:value-type="float" office:value="0.00115339517378616">
            <text:p>0.0012</text:p>
          </table:table-cell>
          <table:table-cell table:style-name="ce44" office:value-type="float" office:value="65">
            <text:p>65</text:p>
          </table:table-cell>
          <table:table-cell table:number-columns-repeated="4"/>
          <table:table-cell table:style-name="ce64" office:value-type="float" office:value="-0.273">
            <text:p>-0.2730</text:p>
          </table:table-cell>
          <table:table-cell table:style-name="ce71" office:value-type="float" office:value="1.40016832689327">
            <text:p>1.4002</text:p>
          </table:table-cell>
          <table:table-cell table:style-name="ce71" office:value-type="float" office:value="0.0185444675728194">
            <text:p>0.0185</text:p>
          </table:table-cell>
          <table:table-cell table:style-name="ce88" office:value-type="float" office:value="0.0185444675728194">
            <text:p>0.0185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17]+1" office:value-type="float" office:value="117">
            <text:p>117</text:p>
          </table:table-cell>
          <table:table-cell table:style-name="ce64" table:formula="of:=INDIRECT(&quot;L&quot;&amp;[.B218])" office:value-type="float" office:value="-7.3">
            <text:p>-7.3000</text:p>
          </table:table-cell>
          <table:table-cell table:style-name="ce71" table:formula="of:=INDIRECT(&quot;N&quot;&amp;[.B218])" office:value-type="float" office:value="0.0213506797004882">
            <text:p>0.0214</text:p>
          </table:table-cell>
          <table:table-cell table:style-name="ce71" table:formula="of:=INDIRECT(&quot;O&quot;&amp;[.B218])" office:value-type="float" office:value="0.00062064585402496">
            <text:p>0.0006</text:p>
          </table:table-cell>
          <table:table-cell table:style-name="ce88" table:formula="of:=INDIRECT(&quot;P&quot;&amp;[.B218])" office:value-type="float" office:value="0.00062064585402496">
            <text:p>0.0006</text:p>
          </table:table-cell>
          <table:table-cell table:style-name="ce44" office:value-type="float" office:value="66">
            <text:p>66</text:p>
          </table:table-cell>
          <table:table-cell table:number-columns-repeated="4"/>
          <table:table-cell table:style-name="ce64" office:value-type="float" office:value="-0.272954891867544">
            <text:p>-0.2730</text:p>
          </table:table-cell>
          <table:table-cell table:style-name="ce71" office:value-type="float" office:value="1.51">
            <text:p>1.5100</text:p>
          </table:table-cell>
          <table:table-cell table:style-name="ce71" office:value-type="float" office:value="0.05134">
            <text:p>0.0513</text:p>
          </table:table-cell>
          <table:table-cell table:style-name="ce88" office:value-type="float" office:value="0.05134">
            <text:p>0.0513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18]+1" office:value-type="float" office:value="118">
            <text:p>118</text:p>
          </table:table-cell>
          <table:table-cell table:style-name="ce64" table:formula="of:=INDIRECT(&quot;L&quot;&amp;[.B219])" office:value-type="float" office:value="-9.629">
            <text:p>-9.6290</text:p>
          </table:table-cell>
          <table:table-cell table:style-name="ce71" table:formula="of:=INDIRECT(&quot;N&quot;&amp;[.B219])" office:value-type="float" office:value="0.0119457690361992">
            <text:p>0.0119</text:p>
          </table:table-cell>
          <table:table-cell table:style-name="ce71" table:formula="of:=INDIRECT(&quot;O&quot;&amp;[.B219])" office:value-type="float" office:value="0.000372521909238577">
            <text:p>0.0004</text:p>
          </table:table-cell>
          <table:table-cell table:style-name="ce88" table:formula="of:=INDIRECT(&quot;P&quot;&amp;[.B219])" office:value-type="float" office:value="0.000372521909238577">
            <text:p>0.0004</text:p>
          </table:table-cell>
          <table:table-cell table:style-name="ce44" office:value-type="float" office:value="67">
            <text:p>67</text:p>
          </table:table-cell>
          <table:table-cell table:number-columns-repeated="4"/>
          <table:table-cell table:style-name="ce64" office:value-type="float" office:value="-0.234">
            <text:p>-0.2340</text:p>
          </table:table-cell>
          <table:table-cell table:style-name="ce71" office:value-type="float" office:value="1.55616677687492">
            <text:p>1.5562</text:p>
          </table:table-cell>
          <table:table-cell table:style-name="ce71" office:value-type="float" office:value="0.0245769276882033">
            <text:p>0.0246</text:p>
          </table:table-cell>
          <table:table-cell table:style-name="ce88" office:value-type="float" office:value="0.0245769276882033">
            <text:p>0.0246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19]+1" office:value-type="float" office:value="119">
            <text:p>119</text:p>
          </table:table-cell>
          <table:table-cell table:style-name="ce64" table:formula="of:=INDIRECT(&quot;L&quot;&amp;[.B220])" office:value-type="float" office:value="-11.99">
            <text:p>-11.9900</text:p>
          </table:table-cell>
          <table:table-cell table:style-name="ce71" table:formula="of:=INDIRECT(&quot;N&quot;&amp;[.B220])" office:value-type="float" office:value="0.00772502202034377">
            <text:p>0.0077</text:p>
          </table:table-cell>
          <table:table-cell table:style-name="ce71" table:formula="of:=INDIRECT(&quot;O&quot;&amp;[.B220])" office:value-type="float" office:value="0.000246888834142395">
            <text:p>0.0002</text:p>
          </table:table-cell>
          <table:table-cell table:style-name="ce88" table:formula="of:=INDIRECT(&quot;P&quot;&amp;[.B220])" office:value-type="float" office:value="0.000246888834142395">
            <text:p>0.0002</text:p>
          </table:table-cell>
          <table:table-cell table:style-name="ce44" office:value-type="float" office:value="68">
            <text:p>68</text:p>
          </table:table-cell>
          <table:table-cell table:number-columns-repeated="4"/>
          <table:table-cell table:style-name="ce64" office:value-type="float" office:value="-0.195079031135006">
            <text:p>-0.1951</text:p>
          </table:table-cell>
          <table:table-cell table:style-name="ce71" office:value-type="float" office:value="1.73">
            <text:p>1.7300</text:p>
          </table:table-cell>
          <table:table-cell table:style-name="ce71" office:value-type="float" office:value="0.07958">
            <text:p>0.0796</text:p>
          </table:table-cell>
          <table:table-cell table:style-name="ce88" office:value-type="float" office:value="0.07958">
            <text:p>0.0796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20]+1" office:value-type="float" office:value="120">
            <text:p>120</text:p>
          </table:table-cell>
          <table:table-cell table:style-name="ce64" table:formula="of:=INDIRECT(&quot;L&quot;&amp;[.B221])" office:value-type="float" office:value="-15.72">
            <text:p>-15.7200</text:p>
          </table:table-cell>
          <table:table-cell table:style-name="ce71" table:formula="of:=INDIRECT(&quot;N&quot;&amp;[.B221])" office:value-type="float" office:value="0.00432357802625761">
            <text:p>0.0043</text:p>
          </table:table-cell>
          <table:table-cell table:style-name="ce71" table:formula="of:=INDIRECT(&quot;O&quot;&amp;[.B221])" office:value-type="float" office:value="0.000184392722639078">
            <text:p>0.0002</text:p>
          </table:table-cell>
          <table:table-cell table:style-name="ce88" table:formula="of:=INDIRECT(&quot;P&quot;&amp;[.B221])" office:value-type="float" office:value="0.000184392722639078">
            <text:p>0.0002</text:p>
          </table:table-cell>
          <table:table-cell table:style-name="ce44" office:value-type="float" office:value="69">
            <text:p>69</text:p>
          </table:table-cell>
          <table:table-cell table:number-columns-repeated="4"/>
          <table:table-cell table:style-name="ce64" office:value-type="float" office:value="-0.195">
            <text:p>-0.1950</text:p>
          </table:table-cell>
          <table:table-cell table:style-name="ce71" office:value-type="float" office:value="1.71552590391658">
            <text:p>1.7155</text:p>
          </table:table-cell>
          <table:table-cell table:style-name="ce71" office:value-type="float" office:value="0.0316027655300356">
            <text:p>0.0316</text:p>
          </table:table-cell>
          <table:table-cell table:style-name="ce88" office:value-type="float" office:value="0.0316027655300356">
            <text:p>0.0316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21]+1" office:value-type="float" office:value="121">
            <text:p>121</text:p>
          </table:table-cell>
          <table:table-cell table:style-name="ce64" table:formula="of:=INDIRECT(&quot;L&quot;&amp;[.B222])" office:value-type="float" office:value="-19.47">
            <text:p>-19.4700</text:p>
          </table:table-cell>
          <table:table-cell table:style-name="ce71" table:formula="of:=INDIRECT(&quot;N&quot;&amp;[.B222])" office:value-type="float" office:value="0.00255139638175593">
            <text:p>0.0026</text:p>
          </table:table-cell>
          <table:table-cell table:style-name="ce71" table:formula="of:=INDIRECT(&quot;O&quot;&amp;[.B222])" office:value-type="float" office:value="0.000141786397853655">
            <text:p>0.0001</text:p>
          </table:table-cell>
          <table:table-cell table:style-name="ce88" table:formula="of:=INDIRECT(&quot;P&quot;&amp;[.B222])" office:value-type="float" office:value="0.000141786397853655">
            <text:p>0.0001</text:p>
          </table:table-cell>
          <table:table-cell table:style-name="ce44" office:value-type="float" office:value="70">
            <text:p>70</text:p>
          </table:table-cell>
          <table:table-cell table:number-columns-repeated="4"/>
          <table:table-cell table:style-name="ce64" office:value-type="float" office:value="-0.179">
            <text:p>-0.1790</text:p>
          </table:table-cell>
          <table:table-cell table:style-name="ce71" office:value-type="float" office:value="1.72439094101067">
            <text:p>1.7244</text:p>
          </table:table-cell>
          <table:table-cell table:style-name="ce71" office:value-type="float" office:value="0.0226734643600158">
            <text:p>0.0227</text:p>
          </table:table-cell>
          <table:table-cell table:style-name="ce88" office:value-type="float" office:value="0.0226734643600158">
            <text:p>0.0227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22]+1" office:value-type="float" office:value="122">
            <text:p>122</text:p>
          </table:table-cell>
          <table:table-cell table:style-name="ce64" table:formula="of:=INDIRECT(&quot;L&quot;&amp;[.B223])" office:value-type="float" office:value="-23.24">
            <text:p>-23.2400</text:p>
          </table:table-cell>
          <table:table-cell table:style-name="ce71" table:formula="of:=INDIRECT(&quot;N&quot;&amp;[.B223])" office:value-type="float" office:value="0.001801560792509">
            <text:p>0.0018</text:p>
          </table:table-cell>
          <table:table-cell table:style-name="ce71" table:formula="of:=INDIRECT(&quot;O&quot;&amp;[.B223])" office:value-type="float" office:value="0.000114546493603261">
            <text:p>0.0001</text:p>
          </table:table-cell>
          <table:table-cell table:style-name="ce88" table:formula="of:=INDIRECT(&quot;P&quot;&amp;[.B223])" office:value-type="float" office:value="0.000114546493603261">
            <text:p>0.0001</text:p>
          </table:table-cell>
          <table:table-cell table:style-name="ce44" office:value-type="float" office:value="71">
            <text:p>71</text:p>
          </table:table-cell>
          <table:table-cell table:number-columns-repeated="4"/>
          <table:table-cell table:style-name="ce64" office:value-type="float" office:value="-0.156">
            <text:p>-0.1560</text:p>
          </table:table-cell>
          <table:table-cell table:style-name="ce71" office:value-type="float" office:value="1.83785314173665">
            <text:p>1.8379</text:p>
          </table:table-cell>
          <table:table-cell table:style-name="ce71" office:value-type="float" office:value="0.0345132981644756">
            <text:p>0.0345</text:p>
          </table:table-cell>
          <table:table-cell table:style-name="ce88" office:value-type="float" office:value="0.0345132981644756">
            <text:p>0.0345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23]+1" office:value-type="float" office:value="123">
            <text:p>123</text:p>
          </table:table-cell>
          <table:table-cell table:style-name="ce64" table:formula="of:=INDIRECT(&quot;L&quot;&amp;[.B224])" office:value-type="float" office:value="-26.99">
            <text:p>-26.9900</text:p>
          </table:table-cell>
          <table:table-cell table:style-name="ce71" table:formula="of:=INDIRECT(&quot;N&quot;&amp;[.B224])" office:value-type="float" office:value="0.00130825947567386">
            <text:p>0.0013</text:p>
          </table:table-cell>
          <table:table-cell table:style-name="ce71" table:formula="of:=INDIRECT(&quot;O&quot;&amp;[.B224])" office:value-type="float" office:value="0.000108985481530499">
            <text:p>0.0001</text:p>
          </table:table-cell>
          <table:table-cell table:style-name="ce88" table:formula="of:=INDIRECT(&quot;P&quot;&amp;[.B224])" office:value-type="float" office:value="0.000108985481530499">
            <text:p>0.0001</text:p>
          </table:table-cell>
          <table:table-cell table:style-name="ce44" office:value-type="float" office:value="72">
            <text:p>72</text:p>
          </table:table-cell>
          <table:table-cell table:number-columns-repeated="4"/>
          <table:table-cell table:style-name="ce64" office:value-type="float" office:value="-0.146017238873508">
            <text:p>-0.1460</text:p>
          </table:table-cell>
          <table:table-cell table:style-name="ce71" office:value-type="float" office:value="1.9">
            <text:p>1.9000</text:p>
          </table:table-cell>
          <table:table-cell table:style-name="ce71" office:value-type="float" office:value="0.0133">
            <text:p>0.0133</text:p>
          </table:table-cell>
          <table:table-cell table:style-name="ce88" office:value-type="float" office:value="0.0133">
            <text:p>0.0133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24]+1" office:value-type="float" office:value="124">
            <text:p>124</text:p>
          </table:table-cell>
          <table:table-cell table:style-name="ce64" table:formula="of:=INDIRECT(&quot;L&quot;&amp;[.B225])" office:value-type="float" office:value="-31.2">
            <text:p>-31.2000</text:p>
          </table:table-cell>
          <table:table-cell table:style-name="ce71" table:formula="of:=INDIRECT(&quot;N&quot;&amp;[.B225])" office:value-type="float" office:value="0.000999651417578281">
            <text:p>0.0010</text:p>
          </table:table-cell>
          <table:table-cell table:style-name="ce71" table:formula="of:=INDIRECT(&quot;O&quot;&amp;[.B225])" office:value-type="float" office:value="0.000125142625052034">
            <text:p>0.0001</text:p>
          </table:table-cell>
          <table:table-cell table:style-name="ce88" table:formula="of:=INDIRECT(&quot;P&quot;&amp;[.B225])" office:value-type="float" office:value="0.000125142625052034">
            <text:p>0.0001</text:p>
          </table:table-cell>
          <table:table-cell table:style-name="ce44" office:value-type="float" office:value="73">
            <text:p>73</text:p>
          </table:table-cell>
          <table:table-cell table:number-columns-repeated="4"/>
          <table:table-cell table:style-name="ce64" office:value-type="float" office:value="-0.119928825528108">
            <text:p>-0.1199</text:p>
          </table:table-cell>
          <table:table-cell table:style-name="ce71" office:value-type="float" office:value="2.04">
            <text:p>2.0400</text:p>
          </table:table-cell>
          <table:table-cell table:style-name="ce71" office:value-type="float" office:value="0.01224">
            <text:p>0.0122</text:p>
          </table:table-cell>
          <table:table-cell table:style-name="ce88" office:value-type="float" office:value="0.01224">
            <text:p>0.0122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25]+7" office:value-type="float" office:value="131">
            <text:p>131</text:p>
          </table:table-cell>
          <table:table-cell table:style-name="ce64" table:formula="of:=INDIRECT(&quot;L&quot;&amp;[.B226])" office:value-type="float" office:value="-1">
            <text:p>-1.0000</text:p>
          </table:table-cell>
          <table:table-cell table:style-name="ce71" table:formula="of:=INDIRECT(&quot;N&quot;&amp;[.B226])" office:value-type="float" office:value="0.503138982253268">
            <text:p>0.5031</text:p>
          </table:table-cell>
          <table:table-cell table:style-name="ce71" table:formula="of:=INDIRECT(&quot;O&quot;&amp;[.B226])" office:value-type="float" office:value="0.0074899576048544">
            <text:p>0.0075</text:p>
          </table:table-cell>
          <table:table-cell table:style-name="ce88" table:formula="of:=INDIRECT(&quot;P&quot;&amp;[.B226])" office:value-type="float" office:value="0.0074899576048544">
            <text:p>0.0075</text:p>
          </table:table-cell>
          <table:table-cell table:style-name="ce44" office:value-type="float" office:value="74">
            <text:p>74</text:p>
          </table:table-cell>
          <table:table-cell table:number-columns-repeated="4"/>
          <table:table-cell table:style-name="ce64" office:value-type="float" office:value="-0.0778758607325375">
            <text:p>-0.0779</text:p>
          </table:table-cell>
          <table:table-cell table:style-name="ce71" office:value-type="float" office:value="2.25">
            <text:p>2.2500</text:p>
          </table:table-cell>
          <table:table-cell table:style-name="ce71" office:value-type="float" office:value="0.02475">
            <text:p>0.0248</text:p>
          </table:table-cell>
          <table:table-cell table:style-name="ce88" office:value-type="float" office:value="0.02475">
            <text:p>0.0248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26]+1" office:value-type="float" office:value="132">
            <text:p>132</text:p>
          </table:table-cell>
          <table:table-cell table:style-name="ce64" table:formula="of:=INDIRECT(&quot;L&quot;&amp;[.B227])" office:value-type="float" office:value="-2.003">
            <text:p>-2.0030</text:p>
          </table:table-cell>
          <table:table-cell table:style-name="ce71" table:formula="of:=INDIRECT(&quot;N&quot;&amp;[.B227])" office:value-type="float" office:value="0.205814790389412">
            <text:p>0.2058</text:p>
          </table:table-cell>
          <table:table-cell table:style-name="ce71" table:formula="of:=INDIRECT(&quot;O&quot;&amp;[.B227])" office:value-type="float" office:value="0.00297558247858969">
            <text:p>0.0030</text:p>
          </table:table-cell>
          <table:table-cell table:style-name="ce88" table:formula="of:=INDIRECT(&quot;P&quot;&amp;[.B227])" office:value-type="float" office:value="0.00297558247858969">
            <text:p>0.0030</text:p>
          </table:table-cell>
          <table:table-cell table:style-name="ce44" office:value-type="float" office:value="75">
            <text:p>75</text:p>
          </table:table-cell>
          <table:table-cell table:number-columns-repeated="4"/>
          <table:table-cell table:style-name="ce64" office:value-type="float" office:value="-0.0693095160519584">
            <text:p>-0.0693</text:p>
          </table:table-cell>
          <table:table-cell table:style-name="ce71" office:value-type="float" office:value="2.29">
            <text:p>2.2900</text:p>
          </table:table-cell>
          <table:table-cell table:style-name="ce71" office:value-type="float" office:value="0.0458">
            <text:p>0.0458</text:p>
          </table:table-cell>
          <table:table-cell table:style-name="ce88" office:value-type="float" office:value="0.0458">
            <text:p>0.0458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27]+1" office:value-type="float" office:value="133">
            <text:p>133</text:p>
          </table:table-cell>
          <table:table-cell table:style-name="ce64" table:formula="of:=INDIRECT(&quot;L&quot;&amp;[.B228])" office:value-type="float" office:value="-2.497">
            <text:p>-2.4970</text:p>
          </table:table-cell>
          <table:table-cell table:style-name="ce71" table:formula="of:=INDIRECT(&quot;N&quot;&amp;[.B228])" office:value-type="float" office:value="0.147154803008928">
            <text:p>0.1472</text:p>
          </table:table-cell>
          <table:table-cell table:style-name="ce71" table:formula="of:=INDIRECT(&quot;O&quot;&amp;[.B228])" office:value-type="float" office:value="0.00212948046513417">
            <text:p>0.0021</text:p>
          </table:table-cell>
          <table:table-cell table:style-name="ce88" table:formula="of:=INDIRECT(&quot;P&quot;&amp;[.B228])" office:value-type="float" office:value="0.00212948046513417">
            <text:p>0.0021</text:p>
          </table:table-cell>
          <table:table-cell table:style-name="ce44" office:value-type="float" office:value="76">
            <text:p>76</text:p>
          </table:table-cell>
          <table:table-cell table:number-columns-repeated="4"/>
          <table:table-cell table:style-name="ce64" office:value-type="float" office:value="-0.0599644127640539">
            <text:p>-0.0600</text:p>
          </table:table-cell>
          <table:table-cell table:style-name="ce71" office:value-type="float" office:value="2.37">
            <text:p>2.3700</text:p>
          </table:table-cell>
          <table:table-cell table:style-name="ce71" office:value-type="float" office:value="0.01896">
            <text:p>0.0190</text:p>
          </table:table-cell>
          <table:table-cell table:style-name="ce88" office:value-type="float" office:value="0.01896">
            <text:p>0.0190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28]+1" office:value-type="float" office:value="134">
            <text:p>134</text:p>
          </table:table-cell>
          <table:table-cell table:style-name="ce64" table:formula="of:=INDIRECT(&quot;L&quot;&amp;[.B229])" office:value-type="float" office:value="-3.007">
            <text:p>-3.0070</text:p>
          </table:table-cell>
          <table:table-cell table:style-name="ce71" table:formula="of:=INDIRECT(&quot;N&quot;&amp;[.B229])" office:value-type="float" office:value="0.109237954786994">
            <text:p>0.1092</text:p>
          </table:table-cell>
          <table:table-cell table:style-name="ce71" table:formula="of:=INDIRECT(&quot;O&quot;&amp;[.B229])" office:value-type="float" office:value="0.0014410988543439">
            <text:p>0.0014</text:p>
          </table:table-cell>
          <table:table-cell table:style-name="ce88" table:formula="of:=INDIRECT(&quot;P&quot;&amp;[.B229])" office:value-type="float" office:value="0.0014410988543439">
            <text:p>0.0014</text:p>
          </table:table-cell>
          <table:table-cell table:style-name="ce44" office:value-type="float" office:value="77">
            <text:p>77</text:p>
          </table:table-cell>
          <table:table-cell table:number-columns-repeated="4"/>
          <table:table-cell table:style-name="ce64" office:value-type="float" office:value="-0.056070619727427">
            <text:p>-0.0561</text:p>
          </table:table-cell>
          <table:table-cell table:style-name="ce71" office:value-type="float" office:value="2.43">
            <text:p>2.4300</text:p>
          </table:table-cell>
          <table:table-cell table:style-name="ce71" office:value-type="float" office:value="0.02916">
            <text:p>0.0292</text:p>
          </table:table-cell>
          <table:table-cell table:style-name="ce88" office:value-type="float" office:value="0.02916">
            <text:p>0.0292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29]+7" office:value-type="float" office:value="141">
            <text:p>141</text:p>
          </table:table-cell>
          <table:table-cell table:style-name="ce64" table:formula="of:=INDIRECT(&quot;L&quot;&amp;[.B230])" office:value-type="float" office:value="-1.75">
            <text:p>-1.7500</text:p>
          </table:table-cell>
          <table:table-cell table:style-name="ce71" table:formula="of:=INDIRECT(&quot;N&quot;&amp;[.B230])" office:value-type="float" office:value="0.248232192106929">
            <text:p>0.2482</text:p>
          </table:table-cell>
          <table:table-cell table:style-name="ce71" table:formula="of:=INDIRECT(&quot;O&quot;&amp;[.B230])" office:value-type="float" office:value="0.00361910652263116">
            <text:p>0.0036</text:p>
          </table:table-cell>
          <table:table-cell table:style-name="ce88" table:formula="of:=INDIRECT(&quot;P&quot;&amp;[.B230])" office:value-type="float" office:value="0.00361910652263116">
            <text:p>0.0036</text:p>
          </table:table-cell>
          <table:table-cell table:style-name="ce44" office:value-type="float" office:value="78">
            <text:p>78</text:p>
          </table:table-cell>
          <table:table-cell table:number-columns-repeated="4"/>
          <table:table-cell table:style-name="ce64" office:value-type="float" office:value="-0.0478936543505106">
            <text:p>-0.0479</text:p>
          </table:table-cell>
          <table:table-cell table:style-name="ce71" office:value-type="float" office:value="2.43">
            <text:p>2.4300</text:p>
          </table:table-cell>
          <table:table-cell table:style-name="ce71" office:value-type="float" office:value="0.01944">
            <text:p>0.0194</text:p>
          </table:table-cell>
          <table:table-cell table:style-name="ce88" office:value-type="float" office:value="0.01944">
            <text:p>0.0194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30]+1" office:value-type="float" office:value="142">
            <text:p>142</text:p>
          </table:table-cell>
          <table:table-cell table:style-name="ce64" table:formula="of:=INDIRECT(&quot;L&quot;&amp;[.B231])" office:value-type="float" office:value="-2.5">
            <text:p>-2.5000</text:p>
          </table:table-cell>
          <table:table-cell table:style-name="ce71" table:formula="of:=INDIRECT(&quot;N&quot;&amp;[.B231])" office:value-type="float" office:value="0.145650183849355">
            <text:p>0.1457</text:p>
          </table:table-cell>
          <table:table-cell table:style-name="ce71" table:formula="of:=INDIRECT(&quot;O&quot;&amp;[.B231])" office:value-type="float" office:value="0.00193227453435171">
            <text:p>0.0019</text:p>
          </table:table-cell>
          <table:table-cell table:style-name="ce88" table:formula="of:=INDIRECT(&quot;P&quot;&amp;[.B231])" office:value-type="float" office:value="0.00193227453435171">
            <text:p>0.0019</text:p>
          </table:table-cell>
          <table:table-cell table:style-name="ce44" office:value-type="float" office:value="79">
            <text:p>79</text:p>
          </table:table-cell>
          <table:table-cell table:number-columns-repeated="4"/>
          <table:table-cell table:style-name="ce64" office:value-type="float" office:value="-0.0439998613138837">
            <text:p>-0.0440</text:p>
          </table:table-cell>
          <table:table-cell table:style-name="ce71" office:value-type="float" office:value="2.44">
            <text:p>2.4400</text:p>
          </table:table-cell>
          <table:table-cell table:style-name="ce71" office:value-type="float" office:value="0.13908">
            <text:p>0.1391</text:p>
          </table:table-cell>
          <table:table-cell table:style-name="ce88" office:value-type="float" office:value="0.13908">
            <text:p>0.1391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31]+1" office:value-type="float" office:value="143">
            <text:p>143</text:p>
          </table:table-cell>
          <table:table-cell table:style-name="ce64" table:formula="of:=INDIRECT(&quot;L&quot;&amp;[.B232])" office:value-type="float" office:value="-3.25">
            <text:p>-3.2500</text:p>
          </table:table-cell>
          <table:table-cell table:style-name="ce71" table:formula="of:=INDIRECT(&quot;N&quot;&amp;[.B232])" office:value-type="float" office:value="0.0954348048888924">
            <text:p>0.0954</text:p>
          </table:table-cell>
          <table:table-cell table:style-name="ce71" table:formula="of:=INDIRECT(&quot;O&quot;&amp;[.B232])" office:value-type="float" office:value="0.00126966317400096">
            <text:p>0.0013</text:p>
          </table:table-cell>
          <table:table-cell table:style-name="ce88" table:formula="of:=INDIRECT(&quot;P&quot;&amp;[.B232])" office:value-type="float" office:value="0.00126966317400096">
            <text:p>0.0013</text:p>
          </table:table-cell>
          <table:table-cell table:style-name="ce44" office:value-type="float" office:value="80">
            <text:p>80</text:p>
          </table:table-cell>
          <table:table-cell table:number-columns-repeated="4"/>
          <table:table-cell table:style-name="ce64" office:value-type="float" office:value="-0.0389379303662688">
            <text:p>-0.0389</text:p>
          </table:table-cell>
          <table:table-cell table:style-name="ce71" office:value-type="float" office:value="2.52">
            <text:p>2.5200</text:p>
          </table:table-cell>
          <table:table-cell table:style-name="ce71" office:value-type="float" office:value="0.02772">
            <text:p>0.0277</text:p>
          </table:table-cell>
          <table:table-cell table:style-name="ce88" office:value-type="float" office:value="0.02772">
            <text:p>0.0277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32]+1" office:value-type="float" office:value="144">
            <text:p>144</text:p>
          </table:table-cell>
          <table:table-cell table:style-name="ce64" table:formula="of:=INDIRECT(&quot;L&quot;&amp;[.B233])" office:value-type="float" office:value="-4">
            <text:p>-4.0000</text:p>
          </table:table-cell>
          <table:table-cell table:style-name="ce71" table:formula="of:=INDIRECT(&quot;N&quot;&amp;[.B233])" office:value-type="float" office:value="0.0668267674967233">
            <text:p>0.0668</text:p>
          </table:table-cell>
          <table:table-cell table:style-name="ce71" table:formula="of:=INDIRECT(&quot;O&quot;&amp;[.B233])" office:value-type="float" office:value="0.00089750542187483">
            <text:p>0.0009</text:p>
          </table:table-cell>
          <table:table-cell table:style-name="ce88" table:formula="of:=INDIRECT(&quot;P&quot;&amp;[.B233])" office:value-type="float" office:value="0.00089750542187483">
            <text:p>0.0009</text:p>
          </table:table-cell>
          <table:table-cell table:style-name="ce44" office:value-type="float" office:value="81">
            <text:p>81</text:p>
          </table:table-cell>
          <table:table-cell table:number-columns-repeated="4"/>
          <table:table-cell table:style-name="ce64" office:value-type="float" office:value="-0.0319291029003404">
            <text:p>-0.0319</text:p>
          </table:table-cell>
          <table:table-cell table:style-name="ce71" office:value-type="float" office:value="2.66">
            <text:p>2.6600</text:p>
          </table:table-cell>
          <table:table-cell table:style-name="ce71" office:value-type="float" office:value="0.08778">
            <text:p>0.0878</text:p>
          </table:table-cell>
          <table:table-cell table:style-name="ce88" office:value-type="float" office:value="0.08778">
            <text:p>0.0878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33]+1" office:value-type="float" office:value="145">
            <text:p>145</text:p>
          </table:table-cell>
          <table:table-cell table:style-name="ce64" table:formula="of:=INDIRECT(&quot;L&quot;&amp;[.B234])" office:value-type="float" office:value="-5">
            <text:p>-5.0000</text:p>
          </table:table-cell>
          <table:table-cell table:style-name="ce71" table:formula="of:=INDIRECT(&quot;N&quot;&amp;[.B234])" office:value-type="float" office:value="0.044692230562573">
            <text:p>0.0447</text:p>
          </table:table-cell>
          <table:table-cell table:style-name="ce71" table:formula="of:=INDIRECT(&quot;O&quot;&amp;[.B234])" office:value-type="float" office:value="0.000610670131345856">
            <text:p>0.0006</text:p>
          </table:table-cell>
          <table:table-cell table:style-name="ce88" table:formula="of:=INDIRECT(&quot;P&quot;&amp;[.B234])" office:value-type="float" office:value="0.000610670131345856">
            <text:p>0.0006</text:p>
          </table:table-cell>
          <table:table-cell table:style-name="ce44" office:value-type="float" office:value="82">
            <text:p>82</text:p>
          </table:table-cell>
          <table:table-cell table:number-columns-repeated="4"/>
          <table:table-cell table:style-name="ce64" office:value-type="float" office:value="-0.0280353098637135">
            <text:p>-0.0280</text:p>
          </table:table-cell>
          <table:table-cell table:style-name="ce71" office:value-type="float" office:value="2.59">
            <text:p>2.5900</text:p>
          </table:table-cell>
          <table:table-cell table:style-name="ce71" office:value-type="float" office:value="0.10101">
            <text:p>0.1010</text:p>
          </table:table-cell>
          <table:table-cell table:style-name="ce88" office:value-type="float" office:value="0.10101">
            <text:p>0.1010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34]+1" office:value-type="float" office:value="146">
            <text:p>146</text:p>
          </table:table-cell>
          <table:table-cell table:style-name="ce64" table:formula="of:=INDIRECT(&quot;L&quot;&amp;[.B235])" office:value-type="float" office:value="-6">
            <text:p>-6.0000</text:p>
          </table:table-cell>
          <table:table-cell table:style-name="ce71" table:formula="of:=INDIRECT(&quot;N&quot;&amp;[.B235])" office:value-type="float" office:value="0.0316445824433029">
            <text:p>0.0316</text:p>
          </table:table-cell>
          <table:table-cell table:style-name="ce71" table:formula="of:=INDIRECT(&quot;O&quot;&amp;[.B235])" office:value-type="float" office:value="0.000486436931162527">
            <text:p>0.0005</text:p>
          </table:table-cell>
          <table:table-cell table:style-name="ce88" table:formula="of:=INDIRECT(&quot;P&quot;&amp;[.B235])" office:value-type="float" office:value="0.000486436931162527">
            <text:p>0.0005</text:p>
          </table:table-cell>
          <table:table-cell table:style-name="ce44" office:value-type="float" office:value="83">
            <text:p>83</text:p>
          </table:table-cell>
          <table:table-cell table:number-columns-repeated="4"/>
          <table:table-cell table:style-name="ce64" office:value-type="float" office:value="-0.0229733789160986">
            <text:p>-0.0230</text:p>
          </table:table-cell>
          <table:table-cell table:style-name="ce71" office:value-type="float" office:value="2.53">
            <text:p>2.5300</text:p>
          </table:table-cell>
          <table:table-cell table:style-name="ce71" office:value-type="float" office:value="0.04554">
            <text:p>0.0455</text:p>
          </table:table-cell>
          <table:table-cell table:style-name="ce88" office:value-type="float" office:value="0.04554">
            <text:p>0.0455</text:p>
          </table:table-cell>
          <table:table-cell table:number-columns-repeated="1009"/>
        </table:table-row>
        <table:table-row table:style-name="ro8">
          <table:table-cell/>
          <table:table-cell table:style-name="ce44" table:formula="of:=[.B235]+1" office:value-type="float" office:value="147">
            <text:p>147</text:p>
          </table:table-cell>
          <table:table-cell table:style-name="ce65" table:formula="of:=INDIRECT(&quot;L&quot;&amp;[.B236])" office:value-type="float" office:value="-7">
            <text:p>-7.0000</text:p>
          </table:table-cell>
          <table:table-cell table:style-name="ce75" table:formula="of:=INDIRECT(&quot;N&quot;&amp;[.B236])" office:value-type="float" office:value="0.0237313728505254">
            <text:p>0.0237</text:p>
          </table:table-cell>
          <table:table-cell table:style-name="ce75" table:formula="of:=INDIRECT(&quot;O&quot;&amp;[.B236])" office:value-type="float" office:value="0.000435425131144006">
            <text:p>0.0004</text:p>
          </table:table-cell>
          <table:table-cell table:style-name="ce89" table:formula="of:=INDIRECT(&quot;P&quot;&amp;[.B236])" office:value-type="float" office:value="0.000435425131144006">
            <text:p>0.0004</text:p>
          </table:table-cell>
          <table:table-cell table:style-name="ce44" office:value-type="float" office:value="84">
            <text:p>84</text:p>
          </table:table-cell>
          <table:table-cell table:number-columns-repeated="4"/>
          <table:table-cell table:style-name="ce65" office:value-type="float" office:value="-0.0171326893611583">
            <text:p>-0.0171</text:p>
          </table:table-cell>
          <table:table-cell table:style-name="ce75" office:value-type="float" office:value="2.68">
            <text:p>2.6800</text:p>
          </table:table-cell>
          <table:table-cell table:style-name="ce75" office:value-type="float" office:value="0.06164">
            <text:p>0.0616</text:p>
          </table:table-cell>
          <table:table-cell table:style-name="ce89" office:value-type="float" office:value="0.06164">
            <text:p>0.0616</text:p>
          </table:table-cell>
          <table:table-cell table:number-columns-repeated="1009"/>
        </table:table-row>
        <table:table-row table:style-name="ro8">
          <table:table-cell table:number-columns-repeated="11"/>
          <table:table-cell table:style-name="ce71" table:number-columns-repeated="4"/>
          <table:table-cell table:number-columns-repeated="1009"/>
        </table:table-row>
        <table:table-row table:style-name="ro8" table:number-rows-repeated="125">
          <table:table-cell table:number-columns-repeated="11"/>
          <table:table-cell table:style-name="ce20" table:number-columns-repeated="4"/>
          <table:table-cell table:number-columns-repeated="1009"/>
        </table:table-row>
        <table:table-row table:style-name="ro8" table:number-rows-repeated="6505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RSAY-DCI-DM2" table:style-name="ta1" table:print="false">
        <table:table-column table:style-name="co11" table:default-cell-style-name="ce159"/>
        <table:table-column table:style-name="co12" table:default-cell-style-name="ce195"/>
        <table:table-column table:style-name="co13" table:default-cell-style-name="ce196"/>
        <table:table-column table:style-name="co2" table:default-cell-style-name="ce196"/>
        <table:table-column table:style-name="co2" table:number-columns-repeated="3" table:default-cell-style-name="ce207"/>
        <table:table-column table:style-name="co2" table:number-columns-repeated="2" table:default-cell-style-name="ce44"/>
        <table:table-column table:style-name="co2" table:number-columns-repeated="1015" table:default-cell-style-name="Default"/>
        <table:table-row table:style-name="ro8">
          <table:table-cell/>
          <table:table-cell table:style-name="ce185"/>
          <table:table-cell table:number-columns-repeated="1022"/>
        </table:table-row>
        <table:table-row table:style-name="ro16">
          <table:table-cell table:style-name="ce182" office:value-type="string">
            <text:p>1983-NPB-224-379_Bisello</text:p>
          </table:table-cell>
          <table:table-cell table:style-name="ce186"/>
          <table:table-cell table:style-name="ce197" office:value-type="string">
            <text:p>xl</text:p>
          </table:table-cell>
          <table:table-cell table:style-name="ce197" office:value-type="string">
            <text:p>xh</text:p>
          </table:table-cell>
          <table:table-cell table:style-name="ce35" office:value-type="string">
            <text:p>y</text:p>
          </table:table-cell>
          <table:table-cell table:style-name="ce35" office:value-type="string">
            <text:p>dy+</text:p>
          </table:table-cell>
          <table:table-cell table:style-name="ce40" office:value-type="string">
            <text:p>dy-</text:p>
          </table:table-cell>
          <table:table-cell table:style-name="ce206" table:number-columns-repeated="1017"/>
        </table:table-row>
        <table:table-row table:style-name="ro4">
          <table:table-cell table:style-name="ce162"/>
          <table:table-cell table:style-name="ce187" office:value-type="string">
            <text:p>E+ E- --&gt; P PBAR</text:p>
          </table:table-cell>
          <table:table-cell table:style-name="ce198" office:value-type="string" table:number-columns-spanned="2" table:number-rows-spanned="1">
            <text:p>SQRT(S) IN MEV</text:p>
          </table:table-cell>
          <table:covered-table-cell table:style-name="ce205"/>
          <table:table-cell table:style-name="ce208" office:value-type="string" table:number-columns-spanned="3" table:number-rows-spanned="1">
            <text:p>SIG IN NB</text:p>
          </table:table-cell>
          <table:covered-table-cell table:style-name="ce212"/>
          <table:covered-table-cell table:style-name="ce214"/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83"/>
          <table:table-cell table:style-name="Default"/>
          <table:table-cell table:style-name="ce199" office:value-type="float" office:value="1975">
            <text:p>1975.000</text:p>
          </table:table-cell>
          <table:table-cell table:style-name="ce199" office:value-type="float" office:value="2025">
            <text:p>2025.000</text:p>
          </table:table-cell>
          <table:table-cell table:style-name="ce209" office:value-type="float" office:value="0.76">
            <text:p>0.76</text:p>
          </table:table-cell>
          <table:table-cell table:style-name="ce209" office:value-type="float" office:value="0.16">
            <text:p>0.16</text:p>
          </table:table-cell>
          <table:table-cell table:style-name="ce215" office:value-type="float" office:value="-0.16">
            <text:p>-0.16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83"/>
          <table:table-cell table:style-name="Default"/>
          <table:table-cell table:style-name="ce199" office:value-type="float" office:value="2025">
            <text:p>2025.000</text:p>
          </table:table-cell>
          <table:table-cell table:style-name="ce199" office:value-type="float" office:value="2075">
            <text:p>2075.000</text:p>
          </table:table-cell>
          <table:table-cell table:style-name="ce209" office:value-type="float" office:value="0.56">
            <text:p>0.56</text:p>
          </table:table-cell>
          <table:table-cell table:style-name="ce209" office:value-type="float" office:value="0.11">
            <text:p>0.11</text:p>
          </table:table-cell>
          <table:table-cell table:style-name="ce215" office:value-type="float" office:value="-0.11">
            <text:p>-0.11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83"/>
          <table:table-cell table:style-name="Default"/>
          <table:table-cell table:style-name="ce199" office:value-type="float" office:value="2075">
            <text:p>2075.000</text:p>
          </table:table-cell>
          <table:table-cell table:style-name="ce199" office:value-type="float" office:value="2125">
            <text:p>2125.000</text:p>
          </table:table-cell>
          <table:table-cell table:style-name="ce209" office:value-type="float" office:value="0.44">
            <text:p>0.44</text:p>
          </table:table-cell>
          <table:table-cell table:style-name="ce209" office:value-type="float" office:value="0.1">
            <text:p>0.10</text:p>
          </table:table-cell>
          <table:table-cell table:style-name="ce215" office:value-type="float" office:value="-0.1">
            <text:p>-0.10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83"/>
          <table:table-cell table:style-name="Default"/>
          <table:table-cell table:style-name="ce199" office:value-type="float" office:value="2125">
            <text:p>2125.000</text:p>
          </table:table-cell>
          <table:table-cell table:style-name="ce199" office:value-type="float" office:value="2175">
            <text:p>2175.000</text:p>
          </table:table-cell>
          <table:table-cell table:style-name="ce209" office:value-type="float" office:value="0.35">
            <text:p>0.35</text:p>
          </table:table-cell>
          <table:table-cell table:style-name="ce209" office:value-type="float" office:value="0.09">
            <text:p>0.09</text:p>
          </table:table-cell>
          <table:table-cell table:style-name="ce215" office:value-type="float" office:value="-0.09">
            <text:p>-0.09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83"/>
          <table:table-cell table:style-name="Default"/>
          <table:table-cell table:style-name="ce199" office:value-type="float" office:value="2175">
            <text:p>2175.000</text:p>
          </table:table-cell>
          <table:table-cell table:style-name="ce199" office:value-type="float" office:value="2225">
            <text:p>2225.000</text:p>
          </table:table-cell>
          <table:table-cell table:style-name="ce209" office:value-type="float" office:value="0.45">
            <text:p>0.45</text:p>
          </table:table-cell>
          <table:table-cell table:style-name="ce209" office:value-type="float" office:value="0.1">
            <text:p>0.10</text:p>
          </table:table-cell>
          <table:table-cell table:style-name="ce215" office:value-type="float" office:value="-0.1">
            <text:p>-0.10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83"/>
          <table:table-cell table:style-name="Default"/>
          <table:table-cell table:style-name="ce199" office:value-type="float" office:value="2225">
            <text:p>2225.000</text:p>
          </table:table-cell>
          <table:table-cell table:style-name="ce199" office:value-type="float" office:value="2250">
            <text:p>2250.000</text:p>
          </table:table-cell>
          <table:table-cell table:style-name="ce209" office:value-type="float" office:value="0.24">
            <text:p>0.24</text:p>
          </table:table-cell>
          <table:table-cell table:style-name="ce209" office:value-type="float" office:value="0.14">
            <text:p>0.14</text:p>
          </table:table-cell>
          <table:table-cell table:style-name="ce215" office:value-type="float" office:value="-0.14">
            <text:p>-0.14</text:p>
          </table:table-cell>
          <table:table-cell table:style-name="Default" table:number-columns-repeated="2"/>
          <table:table-cell table:number-columns-repeated="1015"/>
        </table:table-row>
        <table:table-row table:style-name="ro16">
          <table:table-cell table:style-name="ce162"/>
          <table:table-cell table:style-name="ce188"/>
          <table:table-cell table:style-name="ce198" office:value-type="string" table:number-columns-spanned="2" table:number-rows-spanned="1">
            <text:p>Q**2 IN GEV**2</text:p>
          </table:table-cell>
          <table:covered-table-cell table:style-name="ce205"/>
          <table:table-cell table:style-name="ce208" office:value-type="string" table:number-columns-spanned="3" table:number-rows-spanned="1">
            <text:p>ABS(FF(PROTON)); (|GE| = |GM|)</text:p>
          </table:table-cell>
          <table:covered-table-cell table:style-name="ce212"/>
          <table:covered-table-cell table:style-name="ce214"/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62"/>
          <table:table-cell table:style-name="ce188"/>
          <table:table-cell table:number-columns-repeated="2" table:style-name="ce200" office:value-type="float" office:value="4">
            <text:p>4.000</text:p>
          </table:table-cell>
          <table:table-cell table:style-name="ce210" office:value-type="float" office:value="0.26">
            <text:p>0.26</text:p>
          </table:table-cell>
          <table:table-cell table:style-name="ce210" office:value-type="float" office:value="0.03">
            <text:p>0.03</text:p>
          </table:table-cell>
          <table:table-cell table:style-name="ce216" office:value-type="float" office:value="-0.03">
            <text:p>-0.03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62"/>
          <table:table-cell table:style-name="ce188"/>
          <table:table-cell table:number-columns-repeated="2" table:style-name="ce200" office:value-type="float" office:value="4.2">
            <text:p>4.200</text:p>
          </table:table-cell>
          <table:table-cell table:style-name="ce210" office:value-type="float" office:value="0.22">
            <text:p>0.22</text:p>
          </table:table-cell>
          <table:table-cell table:style-name="ce210" office:value-type="float" office:value="0.02">
            <text:p>0.02</text:p>
          </table:table-cell>
          <table:table-cell table:style-name="ce216" office:value-type="float" office:value="-0.02">
            <text:p>-0.02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62"/>
          <table:table-cell table:style-name="ce188"/>
          <table:table-cell table:number-columns-repeated="2" table:style-name="ce200" office:value-type="float" office:value="4.4">
            <text:p>4.400</text:p>
          </table:table-cell>
          <table:table-cell table:style-name="ce210" office:value-type="float" office:value="0.19">
            <text:p>0.19</text:p>
          </table:table-cell>
          <table:table-cell table:style-name="ce210" office:value-type="float" office:value="0.02">
            <text:p>0.02</text:p>
          </table:table-cell>
          <table:table-cell table:style-name="ce216" office:value-type="float" office:value="-0.02">
            <text:p>-0.02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62"/>
          <table:table-cell table:style-name="ce188"/>
          <table:table-cell table:number-columns-repeated="2" table:style-name="ce200" office:value-type="float" office:value="4.6">
            <text:p>4.600</text:p>
          </table:table-cell>
          <table:table-cell table:style-name="ce210" office:value-type="float" office:value="0.17">
            <text:p>0.17</text:p>
          </table:table-cell>
          <table:table-cell table:style-name="ce210" office:value-type="float" office:value="0.02">
            <text:p>0.02</text:p>
          </table:table-cell>
          <table:table-cell table:style-name="ce216" office:value-type="float" office:value="-0.02">
            <text:p>-0.02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62"/>
          <table:table-cell table:style-name="ce188"/>
          <table:table-cell table:number-columns-repeated="2" table:style-name="ce200" office:value-type="float" office:value="4.8">
            <text:p>4.800</text:p>
          </table:table-cell>
          <table:table-cell table:style-name="ce210" office:value-type="float" office:value="0.19">
            <text:p>0.19</text:p>
          </table:table-cell>
          <table:table-cell table:style-name="ce210" office:value-type="float" office:value="0.02">
            <text:p>0.02</text:p>
          </table:table-cell>
          <table:table-cell table:style-name="ce216" office:value-type="float" office:value="-0.02">
            <text:p>-0.02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83"/>
          <table:table-cell table:style-name="ce189"/>
          <table:table-cell table:number-columns-repeated="2" table:style-name="ce200" office:value-type="float" office:value="5">
            <text:p>5.000</text:p>
          </table:table-cell>
          <table:table-cell table:style-name="ce210" office:value-type="float" office:value="0.14">
            <text:p>0.14</text:p>
          </table:table-cell>
          <table:table-cell table:style-name="ce210" office:value-type="float" office:value="0.04">
            <text:p>0.04</text:p>
          </table:table-cell>
          <table:table-cell table:style-name="ce216" office:value-type="float" office:value="-0.04">
            <text:p>-0.04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62"/>
          <table:table-cell table:style-name="ce190"/>
          <table:table-cell table:style-name="ce201" office:value-type="string" table:number-columns-spanned="2" table:number-rows-spanned="1">
            <text:p>ABS(COS(THETA))</text:p>
          </table:table-cell>
          <table:covered-table-cell table:style-name="ce206"/>
          <table:table-cell table:style-name="ce208" office:value-type="string" table:number-columns-spanned="3" table:number-rows-spanned="1">
            <text:p>D(SIG)/DCOS(THETA)</text:p>
          </table:table-cell>
          <table:covered-table-cell table:style-name="ce206"/>
          <table:covered-table-cell table:style-name="ce217"/>
          <table:table-cell table:style-name="ce206" table:number-columns-repeated="1017"/>
        </table:table-row>
        <table:table-row table:style-name="ro8">
          <table:table-cell table:style-name="ce183"/>
          <table:table-cell table:style-name="ce189"/>
          <table:table-cell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0.58">
            <text:p>0.58</text:p>
          </table:table-cell>
          <table:table-cell table:style-name="ce44" office:value-type="float" office:value="0.13">
            <text:p>0.13</text:p>
          </table:table-cell>
          <table:table-cell table:style-name="ce218" office:value-type="float" office:value="-0.13">
            <text:p>-0.13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83"/>
          <table:table-cell table:style-name="ce189"/>
          <table:table-cell table:style-name="ce44" office:value-type="float" office:value="0.1">
            <text:p>0.1</text:p>
          </table:table-cell>
          <table:table-cell table:style-name="ce44" office:value-type="float" office:value="0.2">
            <text:p>0.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11">
            <text:p>0.11</text:p>
          </table:table-cell>
          <table:table-cell table:style-name="ce218" office:value-type="float" office:value="-0.11">
            <text:p>-0.11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83"/>
          <table:table-cell table:style-name="ce189"/>
          <table:table-cell table:style-name="ce44" office:value-type="float" office:value="0.2">
            <text:p>0.2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0.6">
            <text:p>0.6</text:p>
          </table:table-cell>
          <table:table-cell table:style-name="ce44" office:value-type="float" office:value="0.13">
            <text:p>0.13</text:p>
          </table:table-cell>
          <table:table-cell table:style-name="ce218" office:value-type="float" office:value="-0.13">
            <text:p>-0.13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83"/>
          <table:table-cell table:style-name="ce189"/>
          <table:table-cell table:style-name="ce44" office:value-type="float" office:value="0.3">
            <text:p>0.3</text:p>
          </table:table-cell>
          <table:table-cell table:number-columns-repeated="2" table:style-name="ce44" office:value-type="float" office:value="0.4">
            <text:p>0.4</text:p>
          </table:table-cell>
          <table:table-cell table:style-name="ce44" office:value-type="float" office:value="0.11">
            <text:p>0.11</text:p>
          </table:table-cell>
          <table:table-cell table:style-name="ce218" office:value-type="float" office:value="-0.11">
            <text:p>-0.11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83"/>
          <table:table-cell table:style-name="ce189"/>
          <table:table-cell table:style-name="ce44" office:value-type="float" office:value="0.4">
            <text:p>0.4</text:p>
          </table:table-cell>
          <table:table-cell table:number-columns-repeated="2" table:style-name="ce44" office:value-type="float" office:value="0.5">
            <text:p>0.5</text:p>
          </table:table-cell>
          <table:table-cell table:style-name="ce44" office:value-type="float" office:value="0.12">
            <text:p>0.12</text:p>
          </table:table-cell>
          <table:table-cell table:style-name="ce218" office:value-type="float" office:value="-0.12">
            <text:p>-0.12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83"/>
          <table:table-cell table:style-name="ce189"/>
          <table:table-cell table:style-name="ce44" office:value-type="float" office:value="0.5">
            <text:p>0.5</text:p>
          </table:table-cell>
          <table:table-cell table:style-name="ce44" office:value-type="float" office:value="0.6">
            <text:p>0.6</text:p>
          </table:table-cell>
          <table:table-cell table:style-name="ce44" office:value-type="float" office:value="0.36">
            <text:p>0.36</text:p>
          </table:table-cell>
          <table:table-cell table:style-name="ce44" office:value-type="float" office:value="0.1">
            <text:p>0.1</text:p>
          </table:table-cell>
          <table:table-cell table:style-name="ce218" office:value-type="float" office:value="-0.1">
            <text:p>-0.1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184"/>
          <table:table-cell table:style-name="ce191"/>
          <table:table-cell table:style-name="ce202" office:value-type="float" office:value="0.6">
            <text:p>0.6</text:p>
          </table:table-cell>
          <table:table-cell table:style-name="ce202" office:value-type="float" office:value="0.7">
            <text:p>0.7</text:p>
          </table:table-cell>
          <table:table-cell table:style-name="ce202" office:value-type="float" office:value="0.38">
            <text:p>0.38</text:p>
          </table:table-cell>
          <table:table-cell table:style-name="ce202" office:value-type="float" office:value="0.15">
            <text:p>0.15</text:p>
          </table:table-cell>
          <table:table-cell table:style-name="ce219" office:value-type="float" office:value="-0.15">
            <text:p>-0.15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/>
          <table:table-cell table:style-name="ce185"/>
          <table:table-cell table:number-columns-repeated="1022"/>
        </table:table-row>
        <table:table-row table:style-name="ro16">
          <table:table-cell table:style-name="ce182" office:value-type="string">
            <text:p>1990-ZPhysC-48-23_Bisello</text:p>
          </table:table-cell>
          <table:table-cell table:style-name="ce186"/>
          <table:table-cell table:style-name="ce197" office:value-type="string">
            <text:p>xl</text:p>
          </table:table-cell>
          <table:table-cell table:style-name="ce197" office:value-type="string">
            <text:p>xh</text:p>
          </table:table-cell>
          <table:table-cell table:style-name="ce35" office:value-type="string">
            <text:p>y</text:p>
          </table:table-cell>
          <table:table-cell table:style-name="ce35" office:value-type="string">
            <text:p>dy+</text:p>
          </table:table-cell>
          <table:table-cell table:style-name="ce40" office:value-type="string">
            <text:p>dy-</text:p>
          </table:table-cell>
          <table:table-cell table:style-name="ce46" table:number-columns-repeated="2"/>
          <table:table-cell table:style-name="ce206" table:number-columns-repeated="1015"/>
        </table:table-row>
        <table:table-row table:style-name="ro4">
          <table:table-cell table:style-name="ce162"/>
          <table:table-cell table:style-name="ce192"/>
          <table:table-cell table:style-name="ce203" office:value-type="string" table:number-columns-spanned="2" table:number-rows-spanned="1">
            <text:p>SQRT(S) IN GEV</text:p>
          </table:table-cell>
          <table:covered-table-cell table:style-name="ce205"/>
          <table:table-cell table:style-name="ce208" office:value-type="string" table:number-columns-spanned="3" table:number-rows-spanned="1">
            <text:p>SIG IN PB</text:p>
          </table:table-cell>
          <table:covered-table-cell table:style-name="ce212"/>
          <table:covered-table-cell table:style-name="ce214"/>
          <table:table-cell table:style-name="ce46" table:number-columns-repeated="1017"/>
        </table:table-row>
        <table:table-row table:style-name="ro8">
          <table:table-cell table:style-name="ce183"/>
          <table:table-cell table:style-name="ce193" office:value-type="string">
            <text:p>E+ E- --&gt; P PBAR</text:p>
          </table:table-cell>
          <table:table-cell table:number-columns-repeated="2" table:style-name="ce199" office:value-type="float" office:value="2.386">
            <text:p>2.386</text:p>
          </table:table-cell>
          <table:table-cell table:style-name="ce209" office:value-type="float" office:value="86">
            <text:p>86.00</text:p>
          </table:table-cell>
          <table:table-cell table:style-name="ce209" office:value-type="float" office:value="36">
            <text:p>36.00</text:p>
          </table:table-cell>
          <table:table-cell table:style-name="ce215" office:value-type="float" office:value="-27">
            <text:p>-27.00</text:p>
          </table:table-cell>
          <table:table-cell table:number-columns-repeated="1017"/>
        </table:table-row>
        <table:table-row table:style-name="ro8">
          <table:table-cell table:style-name="ce183"/>
          <table:table-cell table:style-name="ce193" office:value-type="string">
            <text:p>E+ E- --&gt; LAMBDA LAMBDABAR</text:p>
          </table:table-cell>
          <table:table-cell table:number-columns-repeated="2" office:value-type="float" office:value="2.386">
            <text:p>2.386</text:p>
          </table:table-cell>
          <table:table-cell office:value-type="float" office:value="100">
            <text:p>100.00</text:p>
          </table:table-cell>
          <table:table-cell office:value-type="float" office:value="65">
            <text:p>65.00</text:p>
          </table:table-cell>
          <table:table-cell table:style-name="ce220" office:value-type="float" office:value="-35">
            <text:p>-35.00</text:p>
          </table:table-cell>
          <table:table-cell table:number-columns-repeated="1017"/>
        </table:table-row>
        <table:table-row table:style-name="ro8">
          <table:table-cell table:style-name="ce183"/>
          <table:table-cell table:style-name="ce193" office:value-type="string">
            <text:p>E+ E- --&gt; LAMBDA SIGMABAR0 +CC</text:p>
          </table:table-cell>
          <table:table-cell table:number-columns-repeated="2" office:value-type="float" office:value="2.386">
            <text:p>2.386</text:p>
          </table:table-cell>
          <table:table-cell office:value-type="float" office:value="75">
            <text:p>75.00</text:p>
          </table:table-cell>
          <table:table-cell table:style-name="ce213"/>
          <table:table-cell table:style-name="ce221"/>
          <table:table-cell table:number-columns-repeated="1017"/>
        </table:table-row>
        <table:table-row table:style-name="ro8">
          <table:table-cell table:style-name="ce183"/>
          <table:table-cell table:style-name="ce193" office:value-type="string">
            <text:p>E+ E- --&gt; SIGMA0 SIGMABAR0</text:p>
          </table:table-cell>
          <table:table-cell table:number-columns-repeated="2" office:value-type="float" office:value="2.386">
            <text:p>2.386</text:p>
          </table:table-cell>
          <table:table-cell office:value-type="float" office:value="120">
            <text:p>120.00</text:p>
          </table:table-cell>
          <table:table-cell table:style-name="ce213"/>
          <table:table-cell table:style-name="ce221"/>
          <table:table-cell table:number-columns-repeated="1017"/>
        </table:table-row>
        <table:table-row table:style-name="ro4">
          <table:table-cell table:style-name="ce162"/>
          <table:table-cell table:style-name="ce188"/>
          <table:table-cell table:style-name="ce203" office:value-type="string" table:number-columns-spanned="2" table:number-rows-spanned="1">
            <text:p>SQRT(S) IN GEV</text:p>
          </table:table-cell>
          <table:covered-table-cell table:style-name="ce205"/>
          <table:table-cell table:style-name="ce208" office:value-type="string" table:number-columns-spanned="3" table:number-rows-spanned="1">
            <text:p>SIG IN PB</text:p>
          </table:table-cell>
          <table:covered-table-cell table:number-columns-repeated="2" table:style-name="Default"/>
          <table:table-cell table:style-name="ce46" table:number-columns-repeated="2"/>
          <table:table-cell table:style-name="ce206" table:number-columns-repeated="1015"/>
        </table:table-row>
        <table:table-row table:style-name="ro8">
          <table:table-cell table:style-name="ce184"/>
          <table:table-cell table:style-name="ce194" office:value-type="string">
            <text:p>E+ E- --&gt; N NBAR</text:p>
          </table:table-cell>
          <table:table-cell table:number-columns-repeated="2" table:style-name="ce204" office:value-type="float" office:value="2.386">
            <text:p>2.386</text:p>
          </table:table-cell>
          <table:table-cell table:style-name="ce211" office:value-type="float" office:value="0.6">
            <text:p>0.60</text:p>
          </table:table-cell>
          <table:table-cell table:style-name="ce211"/>
          <table:table-cell table:style-name="ce222"/>
          <table:table-cell table:number-columns-repeated="1017"/>
        </table:table-row>
        <table:table-row table:style-name="ro8" table:number-rows-repeated="6550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Data_GEMn" table:target-range-address="'G_EM^n'.L5:'G_EM^n'.S35" table:orientation="column"/>
        <table:database-range table:name="Data_GEMp" table:target-range-address="'G_EM^p'.L5:'G_EM^p'.S217" table:orientation="column"/>
        <table:database-range table:name="Data_GEn" table:target-range-address="'G_E^n'.L5:'G_E^n'.S141" table:orientation="column"/>
        <table:database-range table:name="Data_GEp" table:target-range-address="'G_E^p'.L5:'G_E^p'.S115" table:orientation="column"/>
        <table:database-range table:name="Data_GMn" table:target-range-address="'G_M^n'.L5:'G_M^n'.S128" table:orientation="column"/>
        <table:database-range table:name="Data_GMp" table:target-range-address="'G_M^p'.M5:'G_M^p'.T411" table:orientation="column"/>
        <table:database-range table:name="__Anonymous_Sheet_DB__1" table:target-range-address="'G_M^p'.M563:'G_M^p'.P661">
          <table:sort>
            <table:sort-by table:field-number="0" table:data-type="automatic"/>
          </table:sort>
        </table:database-range>
        <table:database-range table:name="__Anonymous_Sheet_DB__2" table:target-range-address="'G_EM^p'.L229:'G_EM^p'.O28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_E^n'.L155:'G_E^n'.O171">
          <table:sort>
            <table:sort-by table:field-number="0" table:data-type="automatic"/>
          </table:sort>
        </table:database-range>
        <table:database-range table:name="__Anonymous_Sheet_DB__5" table:target-range-address="'G_EM^n'.L44:'G_EM^n'.O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Bartoš</meta:initial-creator>
    <meta:creation-date>2010-04-12T11:03:41</meta:creation-date>
    <meta:generator>LibreOffice/3.5$Linux_X86_64 LibreOffice_project/350m1$Build-2</meta:generator>
    <dc:date>2012-05-23T12:11:46</dc:date>
    <meta:editing-duration>P3DT18H51M2S</meta:editing-duration>
    <meta:editing-cycles>191</meta:editing-cycles>
    <meta:printed-by>Erik Bartoš</meta:printed-by>
    <meta:print-date>2012-02-17T08:59:58</meta:print-date>
    <dc:creator>Erik Bartoš</dc:creator>
    <meta:document-statistic meta:table-count="9" meta:cell-count="14967" meta:object-count="0"/>
  </office:meta>
</office:document-meta>
</file>